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9" style:family="table-column">
      <style:table-column-properties fo:break-before="auto" style:column-width="0.9189in"/>
    </style:style>
    <style:style style:name="co1" style:family="table-column">
      <style:table-column-properties fo:break-before="auto" style:column-width="0.7189in"/>
    </style:style>
    <style:style style:name="co10" style:family="table-column">
      <style:table-column-properties fo:break-before="auto" style:column-width="0.9693in"/>
    </style:style>
    <style:style style:name="co11" style:family="table-column">
      <style:table-column-properties fo:break-before="auto" style:column-width="2.0008in"/>
    </style:style>
    <style:style style:name="co12" style:family="table-column">
      <style:table-column-properties fo:break-before="auto" style:column-width="1.2555in"/>
    </style:style>
    <style:style style:name="co13" style:family="table-column">
      <style:table-column-properties fo:break-before="auto" style:column-width="1.3882in"/>
    </style:style>
    <style:style style:name="co14" style:family="table-column">
      <style:table-column-properties fo:break-before="auto" style:column-width="1.5417in"/>
    </style:style>
    <style:style style:name="co15" style:family="table-column">
      <style:table-column-properties fo:break-before="auto" style:column-width="0.8925in"/>
    </style:style>
    <style:style style:name="co16" style:family="table-column">
      <style:table-column-properties fo:break-before="auto" style:column-width="1.6437in"/>
    </style:style>
    <style:style style:name="co17" style:family="table-column">
      <style:table-column-properties fo:break-before="auto" style:column-width="1.6638in"/>
    </style:style>
    <style:style style:name="co18" style:family="table-column">
      <style:table-column-properties fo:break-before="auto" style:column-width="0.9165in"/>
    </style:style>
    <style:style style:name="co19" style:family="table-column">
      <style:table-column-properties fo:break-before="auto" style:column-width="0.7547in"/>
    </style:style>
    <style:style style:name="co20" style:family="table-column">
      <style:table-column-properties fo:break-before="auto" style:column-width="1.6228in"/>
    </style:style>
    <style:style style:name="co21" style:family="table-column">
      <style:table-column-properties fo:break-before="auto" style:column-width="1.9193in"/>
    </style:style>
    <style:style style:name="co22" style:family="table-column">
      <style:table-column-properties fo:break-before="auto" style:column-width="1.6744in"/>
    </style:style>
    <style:style style:name="co23" style:family="table-column">
      <style:table-column-properties fo:break-before="auto" style:column-width="1.8646in"/>
    </style:style>
    <style:style style:name="co24" style:family="table-column">
      <style:table-column-properties fo:break-before="auto" style:column-width="1.5362in"/>
    </style:style>
    <style:style style:name="co25" style:family="table-column">
      <style:table-column-properties fo:break-before="auto" style:column-width="1.8008in"/>
    </style:style>
    <style:style style:name="co26" style:family="table-column">
      <style:table-column-properties fo:break-before="auto" style:column-width="2.2354in"/>
    </style:style>
    <style:style style:name="co27" style:family="table-column">
      <style:table-column-properties fo:break-before="auto" style:column-width="1.7555in"/>
    </style:style>
    <style:style style:name="co33" style:family="table-column">
      <style:table-column-properties fo:break-before="auto" style:column-width="1.4291in"/>
    </style:style>
    <style:style style:name="co34" style:family="table-column">
      <style:table-column-properties fo:break-before="auto" style:column-width="1.4492in"/>
    </style:style>
    <style:style style:name="co35" style:family="table-column">
      <style:table-column-properties fo:break-before="auto" style:column-width="1.4598in"/>
    </style:style>
    <style:style style:name="co36" style:family="table-column">
      <style:table-column-properties fo:break-before="auto" style:column-width="1.3374in"/>
    </style:style>
    <style:style style:name="co31" style:family="table-column">
      <style:table-column-properties fo:break-before="auto" style:column-width="1.6839in"/>
    </style:style>
    <style:style style:name="co70" style:family="table-column">
      <style:table-column-properties fo:break-before="auto" style:column-width="0.9744in"/>
    </style:style>
    <style:style style:name="co71" style:family="table-column">
      <style:table-column-properties fo:break-before="auto" style:column-width="1.25in"/>
    </style:style>
    <style:style style:name="co72" style:family="table-column">
      <style:table-column-properties fo:break-before="auto" style:column-width="1.3665in"/>
    </style:style>
    <style:style style:name="co73" style:family="table-column">
      <style:table-column-properties fo:break-before="auto" style:column-width="1.5783in"/>
    </style:style>
    <style:style style:name="co74" style:family="table-column">
      <style:table-column-properties fo:break-before="auto" style:column-width="1.939in"/>
    </style:style>
    <style:style style:name="co65" style:family="table-column">
      <style:table-column-properties fo:break-before="auto" style:column-width="2.0445in"/>
    </style:style>
    <style:style style:name="co75" style:family="table-column">
      <style:table-column-properties fo:break-before="auto" style:column-width="2.3417in"/>
    </style:style>
    <style:style style:name="co76" style:family="table-column">
      <style:table-column-properties fo:break-before="auto" style:column-width="2.1827in"/>
    </style:style>
    <style:style style:name="co77" style:family="table-column">
      <style:table-column-properties fo:break-before="auto" style:column-width="1.5909in"/>
    </style:style>
    <style:style style:name="co78" style:family="table-column">
      <style:table-column-properties fo:break-before="auto" style:column-width="0.6882in"/>
    </style:style>
    <style:style style:name="co79" style:family="table-column">
      <style:table-column-properties fo:break-before="auto" style:column-width="3.5118in"/>
    </style:style>
    <style:style style:name="co80" style:family="table-column">
      <style:table-column-properties fo:break-before="auto" style:column-width="3.3335in"/>
    </style:style>
    <style:style style:name="co81" style:family="table-column">
      <style:table-column-properties fo:break-before="auto" style:column-width="2.4256in"/>
    </style:style>
    <style:style style:name="co82" style:family="table-column">
      <style:table-column-properties fo:break-before="auto" style:column-width="1in"/>
    </style:style>
    <style:style style:name="co83" style:family="table-column">
      <style:table-column-properties fo:break-before="auto" style:column-width="0.9217in"/>
    </style:style>
    <style:style style:name="co84" style:family="table-column">
      <style:table-column-properties fo:break-before="auto" style:column-width="1.1016in"/>
    </style:style>
    <style:style style:name="co85" style:family="table-column">
      <style:table-column-properties fo:break-before="auto" style:column-width="1.7693in"/>
    </style:style>
    <style:style style:name="co86" style:family="table-column">
      <style:table-column-properties fo:break-before="auto" style:column-width="2.9665in"/>
    </style:style>
    <style:style style:name="co87" style:family="table-column">
      <style:table-column-properties fo:break-before="auto" style:column-width="1.2602in"/>
    </style:style>
    <style:style style:name="co107" style:family="table-column">
      <style:table-column-properties fo:break-before="auto" style:column-width="0.8957in"/>
    </style:style>
    <style:style style:name="co108" style:family="table-column">
      <style:table-column-properties fo:break-before="auto" style:column-width="0.6098in"/>
    </style:style>
    <style:style style:name="co109" style:family="table-column">
      <style:table-column-properties fo:break-before="auto" style:column-width="2.9165in"/>
    </style:style>
    <style:style style:name="co110" style:family="table-column">
      <style:table-column-properties fo:break-before="auto" style:column-width="0.9209in"/>
    </style:style>
    <style:style style:name="co111" style:family="table-column">
      <style:table-column-properties fo:break-before="auto" style:column-width="3.4047in"/>
    </style:style>
    <style:style style:name="co112" style:family="table-column">
      <style:table-column-properties fo:break-before="auto" style:column-width="2.2709in"/>
    </style:style>
    <style:style style:name="co28" style:family="table-column">
      <style:table-column-properties fo:break-before="auto" style:column-width="1.2354in"/>
    </style:style>
    <style:style style:name="co113" style:family="table-column">
      <style:table-column-properties fo:break-before="auto" style:column-width="0.4882in"/>
    </style:style>
    <style:style style:name="co114" style:family="table-column">
      <style:table-column-properties fo:break-before="auto" style:column-width="1.1256in"/>
    </style:style>
    <style:style style:name="co115" style:family="table-column">
      <style:table-column-properties fo:break-before="auto" style:column-width="0.6839in"/>
    </style:style>
    <style:style style:name="co117" style:family="table-column">
      <style:table-column-properties fo:break-before="auto" style:column-width="0.6937in"/>
    </style:style>
    <style:style style:name="co118" style:family="table-column">
      <style:table-column-properties fo:break-before="auto" style:column-width="2.3689in"/>
    </style:style>
    <style:style style:name="co119" style:family="table-column">
      <style:table-column-properties fo:break-before="auto" style:column-width="1.5008in"/>
    </style:style>
    <style:style style:name="co40" style:family="table-column">
      <style:table-column-properties fo:break-before="auto" style:column-width="1.7154in"/>
    </style:style>
    <style:style style:name="co88" style:family="table-column">
      <style:table-column-properties fo:break-before="auto" style:column-width="1.5311in"/>
    </style:style>
    <style:style style:name="co120" style:family="table-column">
      <style:table-column-properties fo:break-before="auto" style:column-width="1.2201in"/>
    </style:style>
    <style:style style:name="co59" style:family="table-column">
      <style:table-column-properties fo:break-before="auto" style:column-width="0.6319in"/>
    </style:style>
    <style:style style:name="co121" style:family="table-column">
      <style:table-column-properties fo:break-before="auto" style:column-width="1.7752in"/>
    </style:style>
    <style:style style:name="co122" style:family="table-column">
      <style:table-column-properties fo:break-before="auto" style:column-width="1.7409in"/>
    </style:style>
    <style:style style:name="co123" style:family="table-column">
      <style:table-column-properties fo:break-before="auto" style:column-width="2.4744in"/>
    </style:style>
    <style:style style:name="co124" style:family="table-column">
      <style:table-column-properties fo:break-before="auto" style:column-width="0.7756in"/>
    </style:style>
    <style:style style:name="co125" style:family="table-column">
      <style:table-column-properties fo:break-before="auto" style:column-width="1.7862in"/>
    </style:style>
    <style:style style:name="co126" style:family="table-column">
      <style:table-column-properties fo:break-before="auto" style:column-width="0.9984in"/>
    </style:style>
    <style:style style:name="co127" style:family="table-column">
      <style:table-column-properties fo:break-before="auto" style:column-width="0.6543in"/>
    </style:style>
    <style:style style:name="co128" style:family="table-column">
      <style:table-column-properties fo:break-before="auto" style:column-width="0.6209in"/>
    </style:style>
    <style:style style:name="co129" style:family="table-column">
      <style:table-column-properties fo:break-before="auto" style:column-width="0.9874in"/>
    </style:style>
    <style:style style:name="co130" style:family="table-column">
      <style:table-column-properties fo:break-before="auto" style:column-width="1.9665in"/>
    </style:style>
    <style:style style:name="co131" style:family="table-column">
      <style:table-column-properties fo:break-before="auto" style:column-width="1.3681in"/>
    </style:style>
    <style:style style:name="co132" style:family="table-column">
      <style:table-column-properties fo:break-before="auto" style:column-width="1.6217in"/>
    </style:style>
    <style:style style:name="co133" style:family="table-column">
      <style:table-column-properties fo:break-before="auto" style:column-width="1.9752in"/>
    </style:style>
    <style:style style:name="co134" style:family="table-column">
      <style:table-column-properties fo:break-before="auto" style:column-width="1.6756in"/>
    </style:style>
    <style:style style:name="co135" style:family="table-column">
      <style:table-column-properties fo:break-before="auto" style:column-width="1.6535in"/>
    </style:style>
    <style:style style:name="co136" style:family="table-column">
      <style:table-column-properties fo:break-before="auto" style:column-width="1.2083in"/>
    </style:style>
    <style:style style:name="co137" style:family="table-column">
      <style:table-column-properties fo:break-before="auto" style:column-width="0.7291in"/>
    </style:style>
    <style:style style:name="co138" style:family="table-column">
      <style:table-column-properties fo:break-before="auto" style:column-width="1.6146in"/>
    </style:style>
    <style:style style:name="co52" style:family="table-column">
      <style:table-column-properties fo:break-before="auto" style:column-width="0.4992in"/>
    </style:style>
    <style:style style:name="co139" style:family="table-column">
      <style:table-column-properties fo:break-before="auto" style:column-width="3.5102in"/>
    </style:style>
    <style:style style:name="co140" style:family="table-column">
      <style:table-column-properties fo:break-before="auto" style:column-width="0.7209in"/>
    </style:style>
    <style:style style:name="co141" style:family="table-column">
      <style:table-column-properties fo:break-before="auto" style:column-width="1.6457in"/>
    </style:style>
    <style:style style:name="co142" style:family="table-column">
      <style:table-column-properties fo:break-before="auto" style:column-width="0.9764in"/>
    </style:style>
    <style:style style:name="co143" style:family="table-column">
      <style:table-column-properties fo:break-before="auto" style:column-width="0.6043in"/>
    </style:style>
    <style:style style:name="co67" style:family="table-column">
      <style:table-column-properties fo:break-before="auto" style:column-width="0.7984in"/>
    </style:style>
    <style:style style:name="co144" style:family="table-column">
      <style:table-column-properties fo:break-before="auto" style:column-width="0.7098in"/>
    </style:style>
    <style:style style:name="co55" style:family="table-column">
      <style:table-column-properties fo:break-before="auto" style:column-width="0.7083in"/>
    </style:style>
    <style:style style:name="co145" style:family="table-column">
      <style:table-column-properties fo:break-before="auto" style:column-width="1.2638in"/>
    </style:style>
    <style:style style:name="co146" style:family="table-column">
      <style:table-column-properties fo:break-before="auto" style:column-width="1.2492in"/>
    </style:style>
    <style:style style:name="co147" style:family="table-column">
      <style:table-column-properties fo:break-before="auto" style:column-width="2.1575in"/>
    </style:style>
    <style:style style:name="co151" style:family="table-column">
      <style:table-column-properties fo:break-before="auto" style:column-width="5.0417in"/>
    </style:style>
    <style:style style:name="co152" style:family="table-column">
      <style:table-column-properties fo:break-before="auto" style:column-width="1.2709in"/>
    </style:style>
    <style:style style:name="co153" style:family="table-column">
      <style:table-column-properties fo:break-before="auto" style:column-width="0.698in"/>
    </style:style>
    <style:style style:name="co154" style:family="table-column">
      <style:table-column-properties fo:break-before="auto" style:column-width="1.3173in"/>
    </style:style>
    <style:style style:name="co155" style:family="table-column">
      <style:table-column-properties fo:break-before="auto" style:column-width="2.5965in"/>
    </style:style>
    <style:style style:name="co156" style:family="table-column">
      <style:table-column-properties fo:break-before="auto" style:column-width="1.1543in"/>
    </style:style>
    <style:style style:name="co157" style:family="table-column">
      <style:table-column-properties fo:break-before="auto" style:column-width="0.9075in"/>
    </style:style>
    <style:style style:name="co158" style:family="table-column">
      <style:table-column-properties fo:break-before="auto" style:column-width="1.4902in"/>
    </style:style>
    <style:style style:name="co159" style:family="table-column">
      <style:table-column-properties fo:break-before="auto" style:column-width="1.2453in"/>
    </style:style>
    <style:style style:name="co160" style:family="table-column">
      <style:table-column-properties fo:break-before="auto" style:column-width="1.8374in"/>
    </style:style>
    <style:style style:name="co161" style:family="table-column">
      <style:table-column-properties fo:break-before="auto" style:column-width="1.572in"/>
    </style:style>
    <style:style style:name="co162" style:family="table-column">
      <style:table-column-properties fo:break-before="auto" style:column-width="1.0307in"/>
    </style:style>
    <style:style style:name="co163" style:family="table-column">
      <style:table-column-properties fo:break-before="auto" style:column-width="1.5618in"/>
    </style:style>
    <style:style style:name="co164" style:family="table-column">
      <style:table-column-properties fo:break-before="auto" style:column-width="1.3984in"/>
    </style:style>
    <style:style style:name="co165" style:family="table-column">
      <style:table-column-properties fo:break-before="auto" style:column-width="1.4083in"/>
    </style:style>
    <style:style style:name="co166" style:family="table-column">
      <style:table-column-properties fo:break-before="auto" style:column-width="1.4799in"/>
    </style:style>
    <style:style style:name="co167" style:family="table-column">
      <style:table-column-properties fo:break-before="auto" style:column-width="1.8783in"/>
    </style:style>
    <style:style style:name="co168" style:family="table-column">
      <style:table-column-properties fo:break-before="auto" style:column-width="2.2118in"/>
    </style:style>
    <style:style style:name="co169" style:family="table-column">
      <style:table-column-properties fo:break-before="auto" style:column-width="0.6764in"/>
    </style:style>
    <style:style style:name="co170" style:family="table-column">
      <style:table-column-properties fo:break-before="auto" style:column-width="2.1252in"/>
    </style:style>
    <style:style style:name="co171" style:family="table-column">
      <style:table-column-properties fo:break-before="auto" style:column-width="0.4772in"/>
    </style:style>
    <style:style style:name="co172" style:family="table-column">
      <style:table-column-properties fo:break-before="auto" style:column-width="3.1035in"/>
    </style:style>
    <style:style style:name="co173" style:family="table-column">
      <style:table-column-properties fo:break-before="auto" style:column-width="3.5634in"/>
    </style:style>
    <style:style style:name="co174" style:family="table-column">
      <style:table-column-properties fo:break-before="auto" style:column-width="2.0555in"/>
    </style:style>
    <style:style style:name="co175" style:family="table-column">
      <style:table-column-properties fo:break-before="auto" style:column-width="0.898in"/>
    </style:style>
    <style:style style:name="co176" style:family="table-column">
      <style:table-column-properties fo:break-before="auto" style:column-width="0.7244in"/>
    </style:style>
    <style:style style:name="co177" style:family="table-column">
      <style:table-column-properties fo:break-before="auto" style:column-width="0.8752in"/>
    </style:style>
    <style:style style:name="co178" style:family="table-column">
      <style:table-column-properties fo:break-before="auto" style:column-width="1.8075in"/>
    </style:style>
    <style:style style:name="co179" style:family="table-column">
      <style:table-column-properties fo:break-before="auto" style:column-width="1.8563in"/>
    </style:style>
    <style:style style:name="co180" style:family="table-column">
      <style:table-column-properties fo:break-before="auto" style:column-width="0.9535in"/>
    </style:style>
    <style:style style:name="co181" style:family="table-column">
      <style:table-column-properties fo:break-before="auto" style:column-width="1.6043in"/>
    </style:style>
    <style:style style:name="co182" style:family="table-column">
      <style:table-column-properties fo:break-before="auto" style:column-width="0.5547in"/>
    </style:style>
    <style:style style:name="co183" style:family="table-column">
      <style:table-column-properties fo:break-before="auto" style:column-width="3.8181in"/>
    </style:style>
    <style:style style:name="co184" style:family="table-column">
      <style:table-column-properties fo:break-before="auto" style:column-width="2.9346in"/>
    </style:style>
    <style:style style:name="co185" style:family="table-column">
      <style:table-column-properties fo:break-before="auto" style:column-width="3.0516in"/>
    </style:style>
    <style:style style:name="co186" style:family="table-column">
      <style:table-column-properties fo:break-before="auto" style:column-width="0.5217in"/>
    </style:style>
    <style:style style:name="co187" style:family="table-column">
      <style:table-column-properties fo:break-before="auto" style:column-width="0.8437in"/>
    </style:style>
    <style:style style:name="co188" style:family="table-column">
      <style:table-column-properties fo:break-before="auto" style:column-width="2.6484in"/>
    </style:style>
    <style:style style:name="co189" style:family="table-column">
      <style:table-column-properties fo:break-before="auto" style:column-width="1.0102in"/>
    </style:style>
    <style:style style:name="co190" style:family="table-column">
      <style:table-column-properties fo:break-before="auto" style:column-width="1.5819in"/>
    </style:style>
    <style:style style:name="co191" style:family="table-column">
      <style:table-column-properties fo:break-before="auto" style:column-width="1.2862in"/>
    </style:style>
    <style:style style:name="co192" style:family="table-column">
      <style:table-column-properties fo:break-before="auto" style:column-width="1.1228in"/>
    </style:style>
    <style:style style:name="co193" style:family="table-column">
      <style:table-column-properties fo:break-before="auto" style:column-width="2.2256in"/>
    </style:style>
    <style:style style:name="co194" style:family="table-column">
      <style:table-column-properties fo:break-before="auto" style:column-width="1.5102in"/>
    </style:style>
    <style:style style:name="co195" style:family="table-column">
      <style:table-column-properties fo:break-before="auto" style:column-width="1.5209in"/>
    </style:style>
    <style:style style:name="co196" style:family="table-column">
      <style:table-column-properties fo:break-before="auto" style:column-width="1.8071in"/>
    </style:style>
    <style:style style:name="co197" style:family="table-column">
      <style:table-column-properties fo:break-before="auto" style:column-width="0.9598in"/>
    </style:style>
    <style:style style:name="co198" style:family="table-column">
      <style:table-column-properties fo:break-before="auto" style:column-width="1.9598in"/>
    </style:style>
    <style:style style:name="co199" style:family="table-column">
      <style:table-column-properties fo:break-before="auto" style:column-width="2.2154in"/>
    </style:style>
    <style:style style:name="co200" style:family="table-column">
      <style:table-column-properties fo:break-before="auto" style:column-width="1.2661in"/>
    </style:style>
    <style:style style:name="co201" style:family="table-column">
      <style:table-column-properties fo:break-before="auto" style:column-width="1.8984in"/>
    </style:style>
    <style:style style:name="co202" style:family="table-column">
      <style:table-column-properties fo:break-before="auto" style:column-width="2.052in"/>
    </style:style>
    <style:style style:name="co203" style:family="table-column">
      <style:table-column-properties fo:break-before="auto" style:column-width="1.7354in"/>
    </style:style>
    <style:style style:name="co204" style:family="table-column">
      <style:table-column-properties fo:break-before="auto" style:column-width="1.8272in"/>
    </style:style>
    <style:style style:name="co205" style:family="table-column">
      <style:table-column-properties fo:break-before="auto" style:column-width="1.0409in"/>
    </style:style>
    <style:style style:name="co206" style:family="table-column">
      <style:table-column-properties fo:break-before="auto" style:column-width="1.9398in"/>
    </style:style>
    <style:style style:name="co207" style:family="table-column">
      <style:table-column-properties fo:break-before="auto" style:column-width="1.848in"/>
    </style:style>
    <style:style style:name="ro4" style:family="table-row">
      <style:table-row-properties style:row-height="0.5854in" fo:break-before="auto" style:use-optimal-row-height="false"/>
    </style:style>
    <style:style style:name="ro5" style:family="table-row">
      <style:table-row-properties style:row-height="0.9638in" fo:break-before="auto" style:use-optimal-row-height="false"/>
    </style:style>
    <style:style style:name="ro6" style:family="table-row">
      <style:table-row-properties style:row-height="1.5957in" fo:break-before="auto" style:use-optimal-row-height="false"/>
    </style:style>
    <style:style style:name="ro7" style:family="table-row">
      <style:table-row-properties style:row-height="1.6992in" fo:break-before="auto" style:use-optimal-row-height="false"/>
    </style:style>
    <style:style style:name="ro8" style:family="table-row">
      <style:table-row-properties style:row-height="1.689in" fo:break-before="auto" style:use-optimal-row-height="false"/>
    </style:style>
    <style:style style:name="ro9" style:family="table-row">
      <style:table-row-properties style:row-height="2.8083in" fo:break-before="auto" style:use-optimal-row-height="false"/>
    </style:style>
    <style:style style:name="ro10" style:family="table-row">
      <style:table-row-properties style:row-height="2.798in" fo:break-before="auto" style:use-optimal-row-height="false"/>
    </style:style>
    <style:style style:name="ro11" style:family="table-row">
      <style:table-row-properties style:row-height="2.8811in" fo:break-before="auto" style:use-optimal-row-height="false"/>
    </style:style>
    <style:style style:name="ro12" style:family="table-row">
      <style:table-row-properties style:row-height="2.8189in" fo:break-before="auto" style:use-optimal-row-height="false"/>
    </style:style>
    <style:style style:name="ro13" style:family="table-row">
      <style:table-row-properties style:row-height="1.7827in" fo:break-before="auto" style:use-optimal-row-height="false"/>
    </style:style>
    <style:style style:name="ro14" style:family="table-row">
      <style:table-row-properties style:row-height="1.8862in" fo:break-before="auto" style:use-optimal-row-height="true"/>
    </style:style>
    <style:style style:name="ro15" style:family="table-row">
      <style:table-row-properties style:row-height="0.9535in" fo:break-before="auto" style:use-optimal-row-height="true"/>
    </style:style>
    <style:style style:name="ro16" style:family="table-row">
      <style:table-row-properties style:row-height="1.3366in" fo:break-before="auto" style:use-optimal-row-height="false"/>
    </style:style>
    <style:style style:name="ro17" style:family="table-row">
      <style:table-row-properties style:row-height="2.3217in" fo:break-before="auto" style:use-optimal-row-height="false"/>
    </style:style>
    <style:style style:name="ro18" style:family="table-row">
      <style:table-row-properties style:row-height="2.2799in" fo:break-before="auto" style:use-optimal-row-height="false"/>
    </style:style>
    <style:style style:name="ro19" style:family="table-row">
      <style:table-row-properties style:row-height="1.5134in" fo:break-before="auto" style:use-optimal-row-height="true"/>
    </style:style>
    <style:style style:name="ro20" style:family="table-row">
      <style:table-row-properties style:row-height="2.052in" fo:break-before="auto" style:use-optimal-row-height="false"/>
    </style:style>
    <style:style style:name="ro21" style:family="table-row">
      <style:table-row-properties style:row-height="2.2591in" fo:break-before="auto" style:use-optimal-row-height="false"/>
    </style:style>
    <style:style style:name="ro22" style:family="table-row">
      <style:table-row-properties style:row-height="2.4563in" fo:break-before="auto" style:use-optimal-row-height="false"/>
    </style:style>
    <style:style style:name="ro23" style:family="table-row">
      <style:table-row-properties style:row-height="2.8398in" fo:break-before="auto" style:use-optimal-row-height="false"/>
    </style:style>
    <style:style style:name="ro24" style:family="table-row">
      <style:table-row-properties style:row-height="2.8917in" fo:break-before="auto" style:use-optimal-row-height="false"/>
    </style:style>
    <style:style style:name="ro25" style:family="table-row">
      <style:table-row-properties style:row-height="4.1457in" fo:break-before="auto" style:use-optimal-row-height="false"/>
    </style:style>
    <style:style style:name="ro26" style:family="table-row">
      <style:table-row-properties style:row-height="1.3055in" fo:break-before="auto" style:use-optimal-row-height="false"/>
    </style:style>
    <style:style style:name="ro27" style:family="table-row">
      <style:table-row-properties style:row-height="0.5799in" fo:break-before="auto" style:use-optimal-row-height="true"/>
    </style:style>
    <style:style style:name="ro28" style:family="table-row">
      <style:table-row-properties style:row-height="2.4457in" fo:break-before="auto" style:use-optimal-row-height="true"/>
    </style:style>
    <style:style style:name="ro29" style:family="table-row">
      <style:table-row-properties style:row-height="0.7665in" fo:break-before="auto" style:use-optimal-row-height="true"/>
    </style:style>
    <style:style style:name="ro1" style:family="table-row">
      <style:table-row-properties style:row-height="0.1953in" fo:break-before="auto" style:use-optimal-row-height="true"/>
    </style:style>
    <style:style style:name="ro30" style:family="table-row">
      <style:table-row-properties style:row-height="1.3882in" fo:break-before="auto" style:use-optimal-row-height="false"/>
    </style:style>
    <style:style style:name="ro31" style:family="table-row">
      <style:table-row-properties style:row-height="1.0256in" fo:break-before="auto" style:use-optimal-row-height="false"/>
    </style:style>
    <style:style style:name="ro32" style:family="table-row">
      <style:table-row-properties style:row-height="1.6272in" fo:break-before="auto" style:use-optimal-row-height="false"/>
    </style:style>
    <style:style style:name="ro33" style:family="table-row">
      <style:table-row-properties style:row-height="1.6783in" fo:break-before="auto" style:use-optimal-row-height="false"/>
    </style:style>
    <style:style style:name="ro34" style:family="table-row">
      <style:table-row-properties style:row-height="1.5854in" fo:break-before="auto" style:use-optimal-row-height="false"/>
    </style:style>
    <style:style style:name="ro35" style:family="table-row">
      <style:table-row-properties style:row-height="2.2181in" fo:break-before="auto" style:use-optimal-row-height="false"/>
    </style:style>
    <style:style style:name="ro36" style:family="table-row">
      <style:table-row-properties style:row-height="1.461in" fo:break-before="auto" style:use-optimal-row-height="false"/>
    </style:style>
    <style:style style:name="ro37" style:family="table-row">
      <style:table-row-properties style:row-height="1.4508in" fo:break-before="auto" style:use-optimal-row-height="false"/>
    </style:style>
    <style:style style:name="ro38" style:family="table-row">
      <style:table-row-properties style:row-height="1.8547in" fo:break-before="auto" style:use-optimal-row-height="false"/>
    </style:style>
    <style:style style:name="ro39" style:family="table-row">
      <style:table-row-properties style:row-height="1.4299in" fo:break-before="auto" style:use-optimal-row-height="false"/>
    </style:style>
    <style:style style:name="ro40" style:family="table-row">
      <style:table-row-properties style:row-height="1.7618in" fo:break-before="auto" style:use-optimal-row-height="false"/>
    </style:style>
    <style:style style:name="ro41" style:family="table-row">
      <style:table-row-properties style:row-height="1.9689in" fo:break-before="auto" style:use-optimal-row-height="false"/>
    </style:style>
    <style:style style:name="ro42" style:family="table-row">
      <style:table-row-properties style:row-height="1.9898in" fo:break-before="auto" style:use-optimal-row-height="false"/>
    </style:style>
    <style:style style:name="ro43" style:family="table-row">
      <style:table-row-properties style:row-height="2.0311in" fo:break-before="auto" style:use-optimal-row-height="false"/>
    </style:style>
    <style:style style:name="ro44" style:family="table-row">
      <style:table-row-properties style:row-height="2.4146in" fo:break-before="auto" style:use-optimal-row-height="false"/>
    </style:style>
    <style:style style:name="ro45" style:family="table-row">
      <style:table-row-properties style:row-height="2.1346in" fo:break-before="auto" style:use-optimal-row-height="false"/>
    </style:style>
    <style:style style:name="ro46" style:family="table-row">
      <style:table-row-properties style:row-height="1.4091in" fo:break-before="auto" style:use-optimal-row-height="false"/>
    </style:style>
    <style:style style:name="ro47" style:family="table-row">
      <style:table-row-properties style:row-height="1.648in" fo:break-before="auto" style:use-optimal-row-height="false"/>
    </style:style>
    <style:style style:name="ro65" style:family="table-row">
      <style:table-row-properties style:row-height="0.9535in" fo:break-before="auto" style:use-optimal-row-height="true"/>
    </style:style>
    <style:style style:name="ro66" style:family="table-row">
      <style:table-row-properties style:row-height="1.6063in" fo:break-before="auto" style:use-optimal-row-height="false"/>
    </style:style>
    <style:style style:name="ro84" style:family="table-row">
      <style:table-row-properties style:row-height="1.3575in" fo:break-before="auto" style:use-optimal-row-height="false"/>
    </style:style>
    <style:style style:name="ro56" style:family="table-row">
      <style:table-row-properties style:row-height="2.2591in" fo:break-before="auto" style:use-optimal-row-height="true"/>
    </style:style>
    <style:style style:name="ro57" style:family="table-row">
      <style:table-row-properties style:row-height="3.0055in" fo:break-before="auto" style:use-optimal-row-height="true"/>
    </style:style>
    <style:style style:name="ro51" style:family="table-row">
      <style:table-row-properties style:row-height="2.0728in" fo:break-before="auto" style:use-optimal-row-height="true"/>
    </style:style>
    <style:style style:name="ro85" style:family="table-row">
      <style:table-row-properties style:row-height="1.7929in" fo:break-before="auto" style:use-optimal-row-height="false"/>
    </style:style>
    <style:style style:name="ro104" style:family="table-row">
      <style:table-row-properties style:row-height="1.8035in" fo:break-before="auto" style:use-optimal-row-height="false"/>
    </style:style>
    <style:style style:name="ro105" style:family="table-row">
      <style:table-row-properties style:row-height="2.0626in" fo:break-before="auto" style:use-optimal-row-height="false"/>
    </style:style>
    <style:style style:name="ro106" style:family="table-row">
      <style:table-row-properties style:row-height="2.1866in" fo:break-before="auto" style:use-optimal-row-height="false"/>
    </style:style>
    <style:style style:name="ro107" style:family="table-row">
      <style:table-row-properties style:row-height="1.6165in" fo:break-before="auto" style:use-optimal-row-height="false"/>
    </style:style>
    <style:style style:name="ro108" style:family="table-row">
      <style:table-row-properties style:row-height="3.0055in" fo:break-before="auto" style:use-optimal-row-height="false"/>
    </style:style>
    <style:style style:name="ro109" style:family="table-row">
      <style:table-row-properties style:row-height="2.1972in" fo:break-before="auto" style:use-optimal-row-height="false"/>
    </style:style>
    <style:style style:name="ro110" style:family="table-row">
      <style:table-row-properties style:row-height="2.4457in" fo:break-before="auto" style:use-optimal-row-height="false"/>
    </style:style>
    <style:style style:name="ro111" style:family="table-row">
      <style:table-row-properties style:row-height="1.7307in" fo:break-before="auto" style:use-optimal-row-height="false"/>
    </style:style>
    <style:style style:name="ro112" style:family="table-row">
      <style:table-row-properties style:row-height="2.1453in" fo:break-before="auto" style:use-optimal-row-height="false"/>
    </style:style>
    <style:style style:name="ro113" style:family="table-row">
      <style:table-row-properties style:row-height="1.8654in" fo:break-before="auto" style:use-optimal-row-height="false"/>
    </style:style>
    <style:style style:name="ro114" style:family="table-row">
      <style:table-row-properties style:row-height="2.1138in" fo:break-before="auto" style:use-optimal-row-height="false"/>
    </style:style>
    <style:style style:name="ro115" style:family="table-row">
      <style:table-row-properties style:row-height="2.7047in" fo:break-before="auto" style:use-optimal-row-height="false"/>
    </style:style>
    <style:style style:name="ro116" style:family="table-row">
      <style:table-row-properties style:row-height="2.3528in" fo:break-before="auto" style:use-optimal-row-height="false"/>
    </style:style>
    <style:style style:name="ro117" style:family="table-row">
      <style:table-row-properties style:row-height="1.8339in" fo:break-before="auto" style:use-optimal-row-height="false"/>
    </style:style>
    <style:style style:name="ro118" style:family="table-row">
      <style:table-row-properties style:row-height="1.9382in" fo:break-before="auto" style:use-optimal-row-height="false"/>
    </style:style>
    <style:style style:name="ro63" style:family="table-row">
      <style:table-row-properties style:row-height="2.4457in" fo:break-before="auto" style:use-optimal-row-height="true"/>
    </style:style>
    <style:style style:name="ro61" style:family="table-row">
      <style:table-row-properties style:row-height="2.6327in" fo:break-before="auto" style:use-optimal-row-height="true"/>
    </style:style>
    <style:style style:name="ro70" style:family="table-row">
      <style:table-row-properties style:row-height="1.5134in" fo:break-before="auto" style:use-optimal-row-height="true"/>
    </style:style>
    <style:style style:name="ro53" style:family="table-row">
      <style:table-row-properties style:row-height="2.0728in" fo:break-before="auto" style:use-optimal-row-height="true"/>
    </style:style>
    <style:style style:name="ro62" style:family="table-row">
      <style:table-row-properties style:row-height="4.1252in" fo:break-before="auto" style:use-optimal-row-height="true"/>
    </style:style>
    <style:style style:name="ro50" style:family="table-row">
      <style:table-row-properties style:row-height="1.3264in" fo:break-before="auto" style:use-optimal-row-height="true"/>
    </style:style>
    <style:style style:name="ro119" style:family="table-row">
      <style:table-row-properties style:row-height="0.3937in" fo:break-before="auto" style:use-optimal-row-height="true"/>
    </style:style>
    <style:style style:name="ro120" style:family="table-row">
      <style:table-row-properties style:row-height="0.2071in" fo:break-before="auto" style:use-optimal-row-height="true"/>
    </style:style>
    <style:style style:name="ro121" style:family="table-row">
      <style:table-row-properties style:row-height="0.6319in" fo:break-before="auto" style:use-optimal-row-height="false"/>
    </style:style>
    <style:style style:name="ro95" style:family="table-row">
      <style:table-row-properties style:row-height="1.0154in" fo:break-before="auto" style:use-optimal-row-height="false"/>
    </style:style>
    <style:style style:name="ro122" style:family="table-row">
      <style:table-row-properties style:row-height="1.2744in" fo:break-before="auto" style:use-optimal-row-height="false"/>
    </style:style>
    <style:style style:name="ro123" style:family="table-row">
      <style:table-row-properties style:row-height="0.6217in" fo:break-before="auto" style:use-optimal-row-height="false"/>
    </style:style>
    <style:style style:name="ro92" style:family="table-row">
      <style:table-row-properties style:row-height="1.948in" fo:break-before="auto" style:use-optimal-row-height="false"/>
    </style:style>
    <style:style style:name="ro124" style:family="table-row">
      <style:table-row-properties style:row-height="2.5701in" fo:break-before="auto" style:use-optimal-row-height="false"/>
    </style:style>
    <style:style style:name="ro125" style:family="table-row">
      <style:table-row-properties style:row-height="2.8709in" fo:break-before="auto" style:use-optimal-row-height="false"/>
    </style:style>
    <style:style style:name="ro126" style:family="table-row">
      <style:table-row-properties style:row-height="1.7201in" fo:break-before="auto" style:use-optimal-row-height="false"/>
    </style:style>
    <style:style style:name="ro127" style:family="table-row">
      <style:table-row-properties style:row-height="1.4717in" fo:break-before="auto" style:use-optimal-row-height="false"/>
    </style:style>
    <style:style style:name="ro128" style:family="table-row">
      <style:table-row-properties style:row-height="2.9126in" fo:break-before="auto" style:use-optimal-row-height="false"/>
    </style:style>
    <style:style style:name="ro102" style:family="table-row">
      <style:table-row-properties style:row-height="1.5437in" fo:break-before="auto" style:use-optimal-row-height="false"/>
    </style:style>
    <style:style style:name="ro129" style:family="table-row">
      <style:table-row-properties style:row-height="3.1925in" fo:break-before="auto" style:use-optimal-row-height="false"/>
    </style:style>
    <style:style style:name="ro130" style:family="table-row">
      <style:table-row-properties style:row-height="3.3575in" fo:break-before="auto" style:use-optimal-row-height="false"/>
    </style:style>
    <style:style style:name="ro131" style:family="table-row">
      <style:table-row-properties style:row-height="1.8445in" fo:break-before="auto" style:use-optimal-row-height="false"/>
    </style:style>
    <style:style style:name="ro80" style:family="table-row">
      <style:table-row-properties style:row-height="4.6846in" fo:break-before="auto" style:use-optimal-row-height="true"/>
    </style:style>
    <style:style style:name="ro52" style:family="table-row">
      <style:table-row-properties style:row-height="2.3008in" fo:break-before="auto" style:use-optimal-row-height="false"/>
    </style:style>
    <style:style style:name="ro71" style:family="table-row">
      <style:table-row-properties style:row-height="1.1091in" fo:break-before="auto" style:use-optimal-row-height="false"/>
    </style:style>
    <style:style style:name="ro147" style:family="table-row">
      <style:table-row-properties style:row-height="1.5319in" fo:break-before="auto" style:use-optimal-row-height="false"/>
    </style:style>
    <style:style style:name="ro148" style:family="table-row">
      <style:table-row-properties style:row-height="1.0791in" fo:break-before="auto" style:use-optimal-row-height="false"/>
    </style:style>
    <style:style style:name="ro149" style:family="table-row">
      <style:table-row-properties style:row-height="0.1783in" fo:break-before="auto" style:use-optimal-row-height="true"/>
    </style:style>
    <style:style style:name="ro100" style:family="table-row">
      <style:table-row-properties style:row-height="1.0047in" fo:break-before="auto" style:use-optimal-row-height="false"/>
    </style:style>
    <style:style style:name="ro150" style:family="table-row">
      <style:table-row-properties style:row-height="1.2126in" fo:break-before="auto" style:use-optimal-row-height="false"/>
    </style:style>
    <style:style style:name="ro151" style:family="table-row">
      <style:table-row-properties style:row-height="0.9327in" fo:break-before="auto" style:use-optimal-row-height="false"/>
    </style:style>
    <style:style style:name="ro152" style:family="table-row">
      <style:table-row-properties style:row-height="1.3161in" fo:break-before="auto" style:use-optimal-row-height="false"/>
    </style:style>
    <style:style style:name="ro153" style:family="table-row">
      <style:table-row-properties style:row-height="0.8492in" fo:break-before="auto" style:use-optimal-row-height="false"/>
    </style:style>
    <style:style style:name="ro154" style:family="table-row">
      <style:table-row-properties style:row-height="1.1398in" fo:break-before="auto" style:use-optimal-row-height="false"/>
    </style:style>
    <style:style style:name="ro155" style:family="table-row">
      <style:table-row-properties style:row-height="1.15in" fo:break-before="auto" style:use-optimal-row-height="false"/>
    </style:style>
    <style:style style:name="ro96" style:family="table-row">
      <style:table-row-properties style:row-height="0.9945in" fo:break-before="auto" style:use-optimal-row-height="false"/>
    </style:style>
    <style:style style:name="ro156" style:family="table-row">
      <style:table-row-properties style:row-height="0.9736in" fo:break-before="auto" style:use-optimal-row-height="false"/>
    </style:style>
    <style:style style:name="ro68" style:family="table-row">
      <style:table-row-properties style:row-height="0.8701in" fo:break-before="auto" style:use-optimal-row-height="false"/>
    </style:style>
    <style:style style:name="ro157" style:family="table-row">
      <style:table-row-properties style:row-height="2.6425in" fo:break-before="auto" style:use-optimal-row-height="false"/>
    </style:style>
    <style:style style:name="ro158" style:family="table-row">
      <style:table-row-properties style:row-height="0.8807in" fo:break-before="auto" style:use-optimal-row-height="false"/>
    </style:style>
    <style:style style:name="ro69" style:family="table-row">
      <style:table-row-properties style:row-height="1.202in" fo:break-before="auto" style:use-optimal-row-height="false"/>
    </style:style>
    <style:style style:name="ro159" style:family="table-row">
      <style:table-row-properties style:row-height="0.9429in" fo:break-before="auto" style:use-optimal-row-height="false"/>
    </style:style>
    <style:style style:name="ro160" style:family="table-row">
      <style:table-row-properties style:row-height="0.9016in" fo:break-before="auto" style:use-optimal-row-height="false"/>
    </style:style>
    <style:style style:name="ro161" style:family="table-row">
      <style:table-row-properties style:row-height="1.3681in" fo:break-before="auto" style:use-optimal-row-height="false"/>
    </style:style>
    <style:style style:name="ro162" style:family="table-row">
      <style:table-row-properties style:row-height="1.5752in" fo:break-before="auto" style:use-optimal-row-height="false"/>
    </style:style>
    <style:style style:name="ro90" style:family="table-row">
      <style:table-row-properties style:row-height="1.2228in" fo:break-before="auto" style:use-optimal-row-height="false"/>
    </style:style>
    <style:style style:name="ro74" style:family="table-row">
      <style:table-row-properties style:row-height="1.1602in" fo:break-before="auto" style:use-optimal-row-height="false"/>
    </style:style>
    <style:style style:name="ro163" style:family="table-row">
      <style:table-row-properties style:row-height="1.5646in" fo:break-before="auto" style:use-optimal-row-height="false"/>
    </style:style>
    <style:style style:name="ro164" style:family="table-row">
      <style:table-row-properties style:row-height="1.2335in" fo:break-before="auto" style:use-optimal-row-height="false"/>
    </style:style>
    <style:style style:name="ro165" style:family="table-row">
      <style:table-row-properties style:row-height="1.1189in" fo:break-before="auto" style:use-optimal-row-height="false"/>
    </style:style>
    <style:style style:name="ro83" style:family="table-row">
      <style:table-row-properties style:row-height="1.3264in" fo:break-before="auto" style:use-optimal-row-height="false"/>
    </style:style>
    <style:style style:name="ro166" style:family="table-row">
      <style:table-row-properties style:row-height="1.5134in" fo:break-before="auto" style:use-optimal-row-height="false"/>
    </style:style>
    <style:style style:name="ro167" style:family="table-row">
      <style:table-row-properties style:row-height="1.7516in" fo:break-before="auto" style:use-optimal-row-height="false"/>
    </style:style>
    <style:style style:name="ro99" style:family="table-row">
      <style:table-row-properties style:row-height="1.2535in" fo:break-before="auto" style:use-optimal-row-height="false"/>
    </style:style>
    <style:style style:name="ro168" style:family="table-row">
      <style:table-row-properties style:row-height="1.1811in" fo:break-before="auto" style:use-optimal-row-height="false"/>
    </style:style>
    <style:style style:name="ro134" style:family="table-row">
      <style:table-row-properties style:row-height="2in" fo:break-before="auto" style:use-optimal-row-height="false"/>
    </style:style>
    <style:style style:name="ro93" style:family="table-row">
      <style:table-row-properties style:row-height="1.772in" fo:break-before="auto" style:use-optimal-row-height="false"/>
    </style:style>
    <style:style style:name="ro169" style:family="table-row">
      <style:table-row-properties style:row-height="1.8965in" fo:break-before="auto" style:use-optimal-row-height="false"/>
    </style:style>
    <style:style style:name="ro170" style:family="table-row">
      <style:table-row-properties style:row-height="1.928in" fo:break-before="auto" style:use-optimal-row-height="false"/>
    </style:style>
    <style:style style:name="ro171" style:family="table-row">
      <style:table-row-properties style:row-height="1.3472in" fo:break-before="auto" style:use-optimal-row-height="false"/>
    </style:style>
    <style:style style:name="ro172" style:family="table-row">
      <style:table-row-properties style:row-height="1.2437in" fo:break-before="auto" style:use-optimal-row-height="false"/>
    </style:style>
    <style:style style:name="ro173" style:family="table-row">
      <style:table-row-properties style:row-height="1.2953in" fo:break-before="auto" style:use-optimal-row-height="false"/>
    </style:style>
    <style:style style:name="ro174" style:family="table-row">
      <style:table-row-properties style:row-height="1.2638in" fo:break-before="auto" style:use-optimal-row-height="false"/>
    </style:style>
    <style:style style:name="ro175" style:family="table-row">
      <style:table-row-properties style:row-height="1.3783in" fo:break-before="auto" style:use-optimal-row-height="false"/>
    </style:style>
    <style:style style:name="ro176" style:family="table-row">
      <style:table-row-properties style:row-height="1.5543in" fo:break-before="auto" style:use-optimal-row-height="false"/>
    </style:style>
    <style:style style:name="ro177" style:family="table-row">
      <style:table-row-properties style:row-height="1.5028in" fo:break-before="auto" style:use-optimal-row-height="false"/>
    </style:style>
    <style:style style:name="ro178" style:family="table-row">
      <style:table-row-properties style:row-height="1.2846in" fo:break-before="auto" style:use-optimal-row-height="false"/>
    </style:style>
    <style:style style:name="ro179" style:family="table-row">
      <style:table-row-properties style:row-height="1.9071in" fo:break-before="auto" style:use-optimal-row-height="false"/>
    </style:style>
    <style:style style:name="ro180" style:family="table-row">
      <style:table-row-properties style:row-height="1.6681in" fo:break-before="auto" style:use-optimal-row-height="false"/>
    </style:style>
    <style:style style:name="ro181" style:family="table-row">
      <style:table-row-properties style:row-height="3.0161in" fo:break-before="auto" style:use-optimal-row-height="false"/>
    </style:style>
    <style:style style:name="ro72" style:family="table-row">
      <style:table-row-properties style:row-height="2.2902in" fo:break-before="auto" style:use-optimal-row-height="false"/>
    </style:style>
    <style:style style:name="ro76" style:family="table-row">
      <style:table-row-properties style:row-height="3.7516in" fo:break-before="auto" style:use-optimal-row-height="true"/>
    </style:style>
    <style:style style:name="ro182" style:family="table-row">
      <style:table-row-properties style:row-height="3.7311in" fo:break-before="auto" style:use-optimal-row-height="false"/>
    </style:style>
    <style:style style:name="ro192" style:family="table-row">
      <style:table-row-properties style:row-height="0.2118in" fo:break-before="auto" style:use-optimal-row-height="true"/>
    </style:style>
    <style:style style:name="ro193" style:family="table-row">
      <style:table-row-properties style:row-height="2.2693in" fo:break-before="auto" style:use-optimal-row-height="false"/>
    </style:style>
    <style:style style:name="ro194" style:family="table-row">
      <style:table-row-properties style:row-height="1.5236in" fo:break-before="auto" style:use-optimal-row-height="false"/>
    </style:style>
    <style:style style:name="ro195" style:family="table-row">
      <style:table-row-properties style:row-height="2.2484in" fo:break-before="auto" style:use-optimal-row-height="false"/>
    </style:style>
    <style:style style:name="ro196" style:family="table-row">
      <style:table-row-properties style:row-height="2.4252in" fo:break-before="auto" style:use-optimal-row-height="false"/>
    </style:style>
    <style:style style:name="ro197" style:family="table-row">
      <style:table-row-properties style:row-height="2.9638in" fo:break-before="auto" style:use-optimal-row-height="false"/>
    </style:style>
    <style:style style:name="ro198" style:family="table-row">
      <style:table-row-properties style:row-height="3.1925in" fo:break-before="auto" style:use-optimal-row-height="true"/>
    </style:style>
    <style:style style:name="ro199" style:family="table-row">
      <style:table-row-properties style:row-height="3.3992in" fo:break-before="auto" style:use-optimal-row-height="false"/>
    </style:style>
    <style:style style:name="ro200" style:family="table-row">
      <style:table-row-properties style:row-height="2.8189in" fo:break-before="auto" style:use-optimal-row-height="true"/>
    </style:style>
    <style:style style:name="ro201" style:family="table-row">
      <style:table-row-properties style:row-height="3.9382in" fo:break-before="auto" style:use-optimal-row-height="true"/>
    </style:style>
    <style:style style:name="ro202" style:family="table-row">
      <style:table-row-properties style:row-height="1.1398in" fo:break-before="auto" style:use-optimal-row-height="true"/>
    </style:style>
    <style:style style:name="ro203" style:family="table-row">
      <style:table-row-properties style:row-height="1.0882in" fo:break-before="auto" style:use-optimal-row-height="false"/>
    </style:style>
    <style:style style:name="ro204" style:family="table-row">
      <style:table-row-properties style:row-height="1.6992in" fo:break-before="auto" style:use-optimal-row-height="true"/>
    </style:style>
    <style:style style:name="ro205" style:family="table-row">
      <style:table-row-properties style:row-height="3.3783in" fo:break-before="auto" style:use-optimal-row-height="true"/>
    </style:style>
    <style:style style:name="ro206" style:family="table-row">
      <style:table-row-properties style:row-height="3.5654in" fo:break-before="auto" style:use-optimal-row-height="true"/>
    </style:style>
    <style:style style:name="ro207" style:family="table-row">
      <style:table-row-properties style:row-height="3.0571in" fo:break-before="auto" style:use-optimal-row-height="false"/>
    </style:style>
    <style:style style:name="ro208" style:family="table-row">
      <style:table-row-properties style:row-height="4.311in" fo:break-before="auto" style:use-optimal-row-height="true"/>
    </style:style>
    <style:style style:name="ro209" style:family="table-row">
      <style:table-row-properties style:row-height="4.498in" fo:break-before="auto" style:use-optimal-row-height="true"/>
    </style:style>
    <style:style style:name="ro210" style:family="table-row">
      <style:table-row-properties style:row-height="5.0575in" fo:break-before="auto" style:use-optimal-row-height="true"/>
    </style:style>
    <style:style style:name="ro211" style:family="table-row">
      <style:table-row-properties style:row-height="0.6756in" fo:break-before="auto" style:use-optimal-row-height="false"/>
    </style:style>
    <style:style style:name="ro212" style:family="table-row">
      <style:table-row-properties style:row-height="1.6374in" fo:break-before="auto" style:use-optimal-row-height="false"/>
    </style:style>
    <style:style style:name="ro213" style:family="table-row">
      <style:table-row-properties style:row-height="1.0673in" fo:break-before="auto" style:use-optimal-row-height="false"/>
    </style:style>
    <style:style style:name="ro214" style:family="table-row">
      <style:table-row-properties style:row-height="1.0465in" fo:break-before="auto" style:use-optimal-row-height="false"/>
    </style:style>
    <style:style style:name="ro215" style:family="table-row">
      <style:table-row-properties style:row-height="1.4193in" fo:break-before="auto" style:use-optimal-row-height="false"/>
    </style:style>
    <style:style style:name="ro216" style:family="table-row">
      <style:table-row-properties style:row-height="1.0984in" fo:break-before="auto" style:use-optimal-row-height="false"/>
    </style:style>
    <style:style style:name="ro217" style:family="table-row">
      <style:table-row-properties style:row-height="1.1917in" fo:break-before="auto" style:use-optimal-row-height="false"/>
    </style:style>
    <style:style style:name="ro218" style:family="table-row">
      <style:table-row-properties style:row-height="0.7043in" fo:break-before="auto" style:use-optimal-row-height="false"/>
    </style:style>
    <style:style style:name="ro219" style:family="table-row">
      <style:table-row-properties style:row-height="0.7772in" fo:break-before="auto" style:use-optimal-row-height="false"/>
    </style:style>
    <style:style style:name="ro220" style:family="table-row">
      <style:table-row-properties style:row-height="1.0571in" fo:break-before="auto" style:use-optimal-row-height="false"/>
    </style:style>
    <style:style style:name="ro221" style:family="table-row">
      <style:table-row-properties style:row-height="1.1709in" fo:break-before="auto" style:use-optimal-row-height="false"/>
    </style:style>
    <style:style style:name="ro222" style:family="table-row">
      <style:table-row-properties style:row-height="0.9839in" fo:break-before="auto" style:use-optimal-row-height="false"/>
    </style:style>
    <style:style style:name="ro223" style:family="table-row">
      <style:table-row-properties style:row-height="0.9535in" fo:break-before="auto" style:use-optimal-row-height="false"/>
    </style:style>
    <style:style style:name="ro224" style:family="table-row">
      <style:table-row-properties style:row-height="1.1291in" fo:break-before="auto" style:use-optimal-row-height="false"/>
    </style:style>
    <style:style style:name="ro225" style:family="table-row">
      <style:table-row-properties style:row-height="1.5335in" fo:break-before="auto" style:use-optimal-row-height="false"/>
    </style:style>
    <style:style style:name="ro226" style:family="table-row">
      <style:table-row-properties style:row-height="0.1953in" fo:break-before="auto" style:use-optimal-row-height="false"/>
    </style:style>
    <style:style style:name="ro227" style:family="table-row">
      <style:table-row-properties style:row-height="2.1244in" fo:break-before="auto" style:use-optimal-row-height="false"/>
    </style:style>
    <style:style style:name="ro228" style:family="table-row">
      <style:table-row-properties style:row-height="2.6528in" fo:break-before="auto" style:use-optimal-row-height="false"/>
    </style:style>
    <style:style style:name="ro229" style:family="table-row">
      <style:table-row-properties style:row-height="0.6193in" fo:break-before="auto" style:use-optimal-row-height="false"/>
    </style:style>
    <style:style style:name="ro230" style:family="table-row">
      <style:table-row-properties style:row-height="4.5398in" fo:break-before="auto" style:use-optimal-row-height="false"/>
    </style:style>
    <style:style style:name="ro231" style:family="table-row">
      <style:table-row-properties style:row-height="4.9854in" fo:break-before="auto" style:use-optimal-row-height="false"/>
    </style:style>
    <style:style style:name="ro232" style:family="table-row">
      <style:table-row-properties style:row-height="4.2075in" fo:break-before="auto" style:use-optimal-row-height="false"/>
    </style:style>
    <style:style style:name="ro233" style:family="table-row">
      <style:table-row-properties style:row-height="2.902in" fo:break-before="auto" style:use-optimal-row-height="false"/>
    </style:style>
    <style:style style:name="ro234" style:family="table-row">
      <style:table-row-properties style:row-height="3.7417in" fo:break-before="auto" style:use-optimal-row-height="false"/>
    </style:style>
    <style:style style:name="ro235" style:family="table-row">
      <style:table-row-properties style:row-height="3.0472in" fo:break-before="auto" style:use-optimal-row-height="false"/>
    </style:style>
    <style:style style:name="ro236" style:family="table-row">
      <style:table-row-properties style:row-height="2.6736in" fo:break-before="auto" style:use-optimal-row-height="false"/>
    </style:style>
    <style:style style:name="ro237" style:family="table-row">
      <style:table-row-properties style:row-height="3.6791in" fo:break-before="auto" style:use-optimal-row-height="false"/>
    </style:style>
    <style:style style:name="ro238" style:family="table-row">
      <style:table-row-properties style:row-height="3.6272in" fo:break-before="auto" style:use-optimal-row-height="false"/>
    </style:style>
    <style:style style:name="ro239" style:family="table-row">
      <style:table-row-properties style:row-height="3.2854in" fo:break-before="auto" style:use-optimal-row-height="false"/>
    </style:style>
    <style:style style:name="ro240" style:family="table-row">
      <style:table-row-properties style:row-height="3.5445in" fo:break-before="auto" style:use-optimal-row-height="false"/>
    </style:style>
    <style:style style:name="ro241" style:family="table-row">
      <style:table-row-properties style:row-height="4.8709in" fo:break-before="auto" style:use-optimal-row-height="true"/>
    </style:style>
    <style:style style:name="ro242" style:family="table-row">
      <style:table-row-properties style:row-height="5.4307in" fo:break-before="auto" style:use-optimal-row-height="true"/>
    </style:style>
    <style:style style:name="ta1" style:family="table" style:master-page-name="mp1">
      <style:table-properties table:display="true" style:writing-mode="lr-tb"/>
    </style:style>
    <style:style style:name="ta2" style:family="table" style:master-page-name="mp1">
      <style:table-properties table:display="false" style:writing-mode="lr-tb"/>
    </style:style>
    <style:style style:name="ta3"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23" style:family="table-cell" style:parent-style-name="Default">
      <style:text-properties style:font-name="Calibri4"/>
    </style:style>
    <style:style style:name="ce38"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3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4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41" style:family="table-cell" style:parent-style-name="Excel_20_Built-in_20_Normal" style:data-style-name="N5000">
      <style:table-cell-properties fo:background-color="#ff3333"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42" style:family="table-cell" style:parent-style-name="Default">
      <style:table-cell-properties fo:background-color="#ffffff"/>
    </style:style>
    <style:style style:name="ce43"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fo:font-size="11pt" style:font-size-asian="11pt" style:font-size-complex="11pt"/>
    </style:style>
    <style:style style:name="ce44"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4" fo:font-size="11pt" style:font-size-asian="11pt" style:font-size-complex="11pt"/>
    </style:style>
    <style:style style:name="ce45" style:family="table-cell" style:parent-style-name="Default" style:data-style-name="N0">
      <style:table-cell-properties fo:background-color="#ff3333" style:text-align-source="fix" style:repeat-content="false" style:vertical-align="automatic"/>
      <style:paragraph-properties fo:text-align="justify"/>
      <style:text-properties style:font-name="Calibri4" fo:font-size="11pt" style:font-size-asian="11pt" style:font-size-complex="11pt"/>
    </style:style>
    <style:style style:name="ce46"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47" style:family="table-cell" style:parent-style-name="Excel_20_Built-in_20_Normal" style:data-style-name="N5000">
      <style:table-cell-properties fo:background-color="#ffffff" style:text-align-source="fix" style:repeat-content="false"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48"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49" style:family="table-cell" style:parent-style-name="Excel_20_Built-in_20_Normal" style:data-style-name="N5000">
      <style:table-cell-properties fo:background-color="#ff3333" style:text-align-source="fix" style:repeat-content="false" fo:wrap-option="wrap" style:vertical-align="automatic"/>
      <style:paragraph-properties fo:text-align="justify"/>
      <style:text-properties style:font-name="Calibri4" fo:font-size="11pt" style:font-name-asian="Calibri" style:font-size-asian="11pt" style:font-name-complex="Calibri" style:font-size-complex="11pt"/>
    </style:style>
    <style:style style:name="ce50"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4" fo:font-size="11pt" style:font-name-asian="Calibri" style:font-size-asian="11pt" style:font-name-complex="Calibri" style:font-size-complex="11pt"/>
    </style:style>
    <style:style style:name="ce5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fo:font-size="11pt" style:font-name-asian="Calibri" style:font-size-asian="11pt" style:font-name-complex="Calibri" style:font-size-complex="11pt"/>
    </style:style>
    <style:style style:name="ce52"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4" fo:font-size="11pt" fo:font-weight="bold" style:font-name-asian="Calibri" style:font-size-asian="11pt" style:font-weight-asian="bold" style:font-name-complex="Calibri" style:font-size-complex="11pt" style:font-weight-complex="bold"/>
    </style:style>
    <style:style style:name="ce5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54" style:family="table-cell" style:parent-style-name="Excel_20_Built-in_20_Normal" style:data-style-name="N5000">
      <style:table-cell-properties fo:background-color="#ff3333" style:vertical-align="automatic"/>
      <style:text-properties style:font-name="Calibri" style:font-name-asian="Calibri" style:font-name-complex="Calibri"/>
    </style:style>
    <style:style style:name="ce55" style:family="table-cell" style:parent-style-name="Default">
      <style:text-properties style:font-name="Calibri4" fo:font-size="11pt" style:font-size-asian="11pt" style:font-size-complex="11pt"/>
    </style:style>
    <style:style style:name="ce56"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 style:font-name-asian="Calibri" style:font-name-complex="Calibri"/>
    </style:style>
    <style:style style:name="ce57"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58" style:family="table-cell" style:parent-style-name="Default" style:data-style-name="N0">
      <style:table-cell-properties fo:background-color="#94bd5e"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59" style:family="table-cell" style:parent-style-name="Default">
      <style:table-cell-properties fo:background-color="#94bd5e"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60" style:family="table-cell" style:parent-style-name="Default">
      <style:table-cell-properties fo:background-color="#ffffff" style:text-align-source="fix" style:repeat-content="false"/>
      <style:paragraph-properties fo:text-align="justify" fo:margin-left="0in"/>
    </style:style>
    <style:style style:name="ce61" style:family="table-cell" style:parent-style-name="Default">
      <style:table-cell-properties fo:background-color="#ff3333"/>
    </styl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6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63" style:family="table-cell" style:parent-style-name="Default">
      <style:table-cell-properties style:text-align-source="fix" style:repeat-content="false"/>
      <style:paragraph-properties fo:text-align="justify" fo:margin-left="0in"/>
      <style:text-properties style:font-name="Calibri4" fo:font-size="11pt" style:font-size-asian="11pt" style:font-size-complex="11pt"/>
    </style:style>
    <style:style style:name="ce64"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6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4" style:font-name-asian="Calibri" style:font-name-complex="Calibri"/>
    </style:style>
    <style:style style:name="ce66" style:family="table-cell" style:parent-style-name="Default">
      <style:table-cell-properties fo:background-color="transparent"/>
      <style:text-properties style:font-name="Calibri4"/>
    </style:style>
    <style:style style:name="ce6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68" style:family="table-cell" style:parent-style-name="Default" style:data-style-name="N0">
      <style:table-cell-properties style:text-align-source="fix" style:repeat-content="false" fo:background-color="transparent" style:vertical-align="automatic"/>
      <style:paragraph-properties fo:text-align="start" fo:margin-left="0in"/>
      <style:text-properties style:font-name="Calibri4"/>
    </style:style>
    <style:style style:name="ce69"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style:font-name-asian="Calibri" style:font-name-complex="Calibri"/>
    </style:style>
    <style:style style:name="ce7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style>
    <style:style style:name="ce71"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 style:font-name-complex="Calibri"/>
    </style:style>
    <style:style style:name="ce72"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1" style:font-name-complex="Calibri41"/>
    </style:style>
    <style:style style:name="ce73" style:family="table-cell" style:parent-style-name="Default">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74" style:family="table-cell" style:parent-style-name="Default">
      <style:table-cell-properties fo:background-color="#ffffff"/>
      <style:text-properties style:font-name="Calibri4"/>
    </style:style>
    <style:style style:name="ce75" style:family="table-cell" style:parent-style-name="Excel_20_Built-in_20_Normal">
      <style:table-cell-properties style:text-align-source="fix" style:repeat-content="false" fo:background-color="transparent"/>
      <style:paragraph-properties fo:text-align="justify" fo:margin-left="0in"/>
      <style:text-properties style:font-name="Calibri4" fo:font-size="11pt" style:font-size-asian="11pt" style:font-size-complex="11pt"/>
    </style:style>
    <style:style style:name="ce76" style:family="table-cell" style:parent-style-name="Excel_20_Built-in_20_Normal">
      <style:table-cell-properties fo:background-color="transparent"/>
      <style:text-properties style:font-name="Calibri4"/>
    </style:style>
    <style:style style:name="ce77" style:family="table-cell" style:parent-style-name="Excel_20_Built-in_20_Normal">
      <style:table-cell-properties fo:background-color="#ffffff"/>
      <style:text-properties style:font-name="Calibri4"/>
    </style:style>
    <style:style style:name="ce78" style:family="table-cell" style:parent-style-name="Default">
      <style:table-cell-properties fo:background-color="transparent"/>
    </style:style>
    <style:style style:name="ce79"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fo:color="#000000" style:font-name="Calibri" style:font-name-asian="Calibri" style:font-name-complex="Calibri"/>
    </style:style>
    <style:style style:name="ce81" style:family="table-cell" style:parent-style-name="Default" style:data-style-name="N0">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2" style:family="table-cell" style:parent-style-name="Default">
      <style:table-cell-properties fo:background-color="#94bd5e" style:text-align-source="fix" style:repeat-content="false"/>
      <style:paragraph-properties fo:text-align="justify" fo:margin-left="0in"/>
      <style:text-properties fo:font-weight="bold" style:font-weight-asian="bold" style:font-weight-complex="bold"/>
    </style:style>
    <style:style style:name="ce83" style:family="table-cell" style:parent-style-name="Default" style:data-style-name="N0">
      <style:table-cell-properties fo:background-color="transparent"/>
      <style:text-properties fo:color="#000000"/>
    </style:style>
    <style:style style:name="ce8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fo:font-weight="bold" style:font-name-asian="Calibri" style:font-weight-asian="bold" style:font-name-complex="Calibri" style:font-weight-complex="bold"/>
    </style:style>
    <style:style style:name="ce85" style:family="table-cell" style:parent-style-name="Default">
      <style:table-cell-properties style:text-align-source="fix" style:repeat-content="false" fo:background-color="transparent"/>
      <style:paragraph-properties fo:text-align="justify" fo:margin-left="0in"/>
      <style:text-properties style:font-name="Calibri4"/>
    </style:style>
    <style:style style:name="ce86"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fo:font-weight="bold" style:font-name-asian="Calibri" style:font-weight-asian="bold" style:font-name-complex="Calibri" style:font-weight-complex="bold"/>
    </style:style>
    <style:style style:name="ce100"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4" style:font-name-asian="Calibri" style:font-name-complex="Calibri"/>
    </style:style>
    <style:style style:name="ce101" style:family="table-cell" style:parent-style-name="Default">
      <style:table-cell-properties style:text-align-source="fix" style:repeat-content="false"/>
      <style:paragraph-properties fo:text-align="justify" fo:margin-left="0in"/>
      <style:text-properties style:font-name="Calibri4"/>
    </style:style>
    <style:style style:name="ce102"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style:font-name-asian="Arial1" style:font-name-complex="Arial1"/>
    </style:style>
    <style:style style:name="ce105"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style:text-align-source="fix" style:repeat-content="false" style:vertical-align="automatic"/>
      <style:paragraph-properties fo:text-align="justify" fo:margin-left="0in"/>
      <style:text-properties style:font-name="Calibri4"/>
    </style:style>
    <style:style style:name="ce111"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113" style:family="table-cell" style:parent-style-name="Default">
      <style:table-cell-properties fo:background-color="#ffffff" style:text-align-source="fix" style:repeat-content="false"/>
      <style:paragraph-properties fo:text-align="justify" fo:margin-left="0in"/>
      <style:text-properties style:font-name="Calibri4"/>
    </style:style>
    <style:style style:name="ce115"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116" style:family="table-cell" style:parent-style-name="Default" style:data-style-name="N0">
      <style:table-cell-properties fo:background-color="#94bd5e" style:text-align-source="fix" style:repeat-content="false"/>
      <style:paragraph-properties fo:text-align="justify" fo:margin-left="0in"/>
      <style:text-properties style:font-name="Calibri4" fo:font-weight="bold" style:font-weight-asian="bold" style:font-weight-complex="bold"/>
    </style:style>
    <style:style style:name="ce117" style:family="table-cell" style:parent-style-name="Default">
      <style:table-cell-properties fo:background-color="#94bd5e" style:text-align-source="fix" style:repeat-content="false"/>
      <style:paragraph-properties fo:text-align="justify" fo:margin-left="0in"/>
      <style:text-properties style:font-name="Calibri4" fo:font-weight="bold" style:font-weight-asian="bold" style:font-weight-complex="bold"/>
    </style:style>
    <style:style style:name="ce119" style:family="table-cell" style:parent-style-name="Default">
      <style:table-cell-properties fo:background-color="#94bd5e"/>
    </style:style>
    <style:style style:name="ce99"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112" style:family="table-cell" style:parent-style-name="Default">
      <style:table-cell-properties fo:background-color="#ff0000" style:text-align-source="fix" style:repeat-content="false"/>
      <style:paragraph-properties fo:text-align="justify" fo:margin-left="0in"/>
      <style:text-properties style:font-name="Calibri4"/>
    </style:style>
    <style:style style:name="ce155" style:family="table-cell" style:parent-style-name="Default">
      <style:table-cell-properties style:text-align-source="fix" style:repeat-content="false"/>
      <style:paragraph-properties fo:text-align="justify" fo:margin-left="0in"/>
      <style:text-properties style:font-name="Calibri4" fo:font-size="11pt"/>
    </style:style>
    <style:style style:name="ce156" style:family="table-cell" style:parent-style-name="Default">
      <style:table-cell-properties fo:background-color="#e6ff00" style:text-align-source="fix" style:repeat-content="false"/>
      <style:paragraph-properties fo:text-align="justify" fo:margin-left="0in"/>
      <style:text-properties style:font-name="Calibri4"/>
    </style:style>
    <style:style style:name="ce157" style:family="table-cell" style:parent-style-name="Default">
      <style:table-cell-properties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58" style:family="table-cell" style:parent-style-name="Default">
      <style:table-cell-properties style:text-align-source="fix" style:repeat-content="false"/>
      <style:paragraph-properties fo:text-align="justify" fo:margin-left="0in"/>
      <style:text-properties style:font-name="Calibri" style:font-name-asian="Calibri" style:font-name-complex="Calibri"/>
    </style:style>
    <style:style style:name="ce159" style:family="table-cell" style:parent-style-name="Default">
      <style:table-cell-properties style:text-align-source="fix" style:repeat-content="false"/>
      <style:paragraph-properties fo:text-align="justify" fo:margin-left="0in"/>
      <style:text-properties style:use-window-font-color="true" style:font-name="Calibri4" fo:font-size="11pt" style:font-name-asian="Microsoft YaHei" style:font-size-asian="11pt" style:font-name-complex="Mangal" style:font-size-complex="11pt"/>
    </style:style>
    <style:style style:name="ce160" style:family="table-cell" style:parent-style-name="Default">
      <style:table-cell-properties style:text-align-source="fix" style:repeat-content="false"/>
      <style:paragraph-properties fo:text-align="justify" fo:margin-left="0in"/>
      <style:text-properties style:use-window-font-color="true" style:font-name="Calibri4" style:font-name-asian="Microsoft YaHei" style:font-name-complex="Mangal"/>
    </style:style>
    <style:style style:name="ce161" style:family="table-cell" style:parent-style-name="Default">
      <style:table-cell-properties style:text-align-source="fix" style:repeat-content="false"/>
      <style:paragraph-properties fo:text-align="justify" fo:margin-left="0in"/>
      <style:text-properties style:font-name="Calibri4" fo:font-size="11pt" style:font-name-asian="Microsoft YaHei" style:font-size-asian="11pt" style:font-name-complex="Mangal" style:font-size-complex="11pt"/>
    </style:style>
    <style:style style:name="ce162" style:family="table-cell" style:parent-style-name="Default">
      <style:table-cell-properties fo:background-color="#ff0000" style:text-align-source="fix" style:repeat-content="false"/>
      <style:paragraph-properties fo:text-align="justify" fo:margin-left="0in"/>
      <style:text-properties style:font-name="Calibri4" fo:font-size="11pt" style:font-name-asian="Microsoft YaHei" style:font-size-asian="11pt" style:font-name-complex="Mangal" style:font-size-complex="11pt"/>
    </style:style>
    <style:style style:name="ce163" style:family="table-cell" style:parent-style-name="Default">
      <style:table-cell-properties fo:background-color="#ff0000" style:text-align-source="fix" style:repeat-content="false"/>
      <style:paragraph-properties fo:text-align="justify" fo:margin-left="0in"/>
      <style:text-properties fo:color="#000000" style:font-name="Calibri" fo:font-size="11pt" style:font-name-asian="Calibri" style:font-size-asian="11pt" style:font-name-complex="Calibri" style:font-size-complex="11pt"/>
    </style:style>
    <style:style style:name="ce16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65" style:family="table-cell" style:parent-style-name="Default">
      <style:table-cell-properties fo:background-color="#23ff23" style:text-align-source="fix" style:repeat-content="false"/>
      <style:paragraph-properties fo:text-align="justify" fo:margin-left="0in"/>
      <style:text-properties style:font-name="Calibri4"/>
    </style:style>
    <style:style style:name="ce95" style:family="table-cell" style:parent-style-name="Default">
      <style:table-cell-properties fo:background-color="#ff0000" style:text-align-source="fix" style:repeat-content="false"/>
      <style:paragraph-properties fo:text-align="justify" fo:margin-left="0in"/>
      <style:text-properties style:font-name="Calibri4" fo:font-size="11pt" style:font-size-asian="11pt" style:font-size-complex="11pt"/>
    </style:style>
    <style:style style:name="ce166" style:family="table-cell" style:parent-style-name="Excel_20_Built-in_20_Normal">
      <style:table-cell-properties style:text-align-source="fix" style:repeat-content="false"/>
      <style:paragraph-properties fo:text-align="justify" fo:margin-left="0in"/>
      <style:text-properties style:font-name="Calibri4"/>
    </style:style>
    <style:style style:name="ce167" style:family="table-cell" style:parent-style-name="Default">
      <style:table-cell-properties style:text-align-source="value-type" style:repeat-content="false"/>
      <style:paragraph-properties fo:margin-left="0in"/>
      <style:text-properties style:font-name="Calibri4"/>
    </style:style>
    <style:style style:name="ce168"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69"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fo:font-style="normal" style:font-name-asian="Microsoft YaHei" style:font-size-asian="11pt" style:font-style-asian="normal" style:font-name-complex="Mangal" style:font-size-complex="11pt" style:font-style-complex="normal"/>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style:font-name-asian="Microsoft YaHei" style:font-size-asian="11pt" style:font-name-complex="Mangal" style:font-size-complex="11pt"/>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4" fo:font-size="11pt" style:font-name-asian="Calibri" style:font-size-asian="11pt" style:font-name-complex="Calibri" style:font-size-complex="11pt"/>
    </style:style>
    <style:style style:name="ce172" style:family="table-cell" style:parent-style-name="Default">
      <style:table-cell-properties style:text-align-source="fix" style:repeat-content="false" fo:background-color="transparent"/>
      <style:paragraph-properties fo:text-align="justify" fo:margin-left="0in"/>
      <style:text-properties style:font-name="Calibri4" fo:font-size="11pt" style:font-name-asian="Calibri" style:font-size-asian="11pt" style:font-name-complex="Calibri" style:font-size-complex="11pt"/>
    </style:style>
    <style:style style:name="ce173"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fo:font-size="11pt" style:font-name-asian="Microsoft YaHei" style:font-size-asian="11pt" style:font-name-complex="Mangal" style:font-size-complex="11pt"/>
    </style:style>
    <style:style style:name="ce174"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fo:font-size="11pt" style:font-name-asian="Calibri" style:font-size-asian="11pt" style:font-name-complex="Calibri" style:font-size-complex="11pt"/>
    </style:style>
    <style:style style:name="ce175" style:family="table-cell" style:parent-style-name="Default">
      <style:table-cell-properties fo:background-color="transparent"/>
      <style:text-properties style:font-name="Calibri4" fo:font-size="11pt" style:font-size-asian="11pt" style:font-size-complex="11pt"/>
    </style:style>
    <style:style style:name="ce176" style:family="table-cell" style:parent-style-name="Default" style:data-style-name="N0">
      <style:table-cell-properties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177" style:family="table-cell" style:parent-style-name="Excel_20_Built-in_20_Normal" style:data-style-name="N5000">
      <style:table-cell-properties fo:background-color="transparent" style:vertical-align="automatic"/>
      <style:text-properties style:font-name="Calibri4" fo:font-size="11pt" style:font-name-asian="Calibri" style:font-size-asian="11pt" style:font-name-complex="Calibri" style:font-size-complex="11pt"/>
    </style:style>
    <style:style style:name="ce145"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4" style:font-name-asian="Calibri" style:font-name-complex="Calibri"/>
    </style:style>
    <style:style style:name="ce154" style:family="table-cell" style:parent-style-name="Default">
      <style:table-cell-properties fo:background-color="#ff0000"/>
    </style:style>
    <style:style style:name="ce178" style:family="table-cell" style:parent-style-name="Default">
      <style:table-cell-properties fo:background-color="#00ff00" style:text-align-source="fix" style:repeat-content="false"/>
      <style:paragraph-properties fo:text-align="justify" fo:margin-left="0in"/>
      <style:text-properties style:font-name="Calibri4"/>
    </style:style>
    <style:style style:name="ce179" style:family="table-cell" style:parent-style-name="Excel_20_Built-in_20_Normal_20_1" style:data-style-name="N5000">
      <style:table-cell-properties fo:background-color="#94bd5e" style:text-align-source="fix" style:repeat-content="false" style:vertical-align="top"/>
      <style:paragraph-properties fo:text-align="justify" fo:margin-left="0in"/>
      <style:text-properties style:font-name="Calibri4" style:font-name-asian="Calibri" style:font-name-complex="Calibri"/>
    </style:style>
    <style:style style:name="ce180" style:family="table-cell" style:parent-style-name="Default" style:data-style-name="N0">
      <style:table-cell-properties fo:background-color="#94bd5e" style:text-align-source="fix" style:repeat-content="false"/>
      <style:paragraph-properties fo:text-align="justify" fo:margin-left="0in"/>
      <style:text-properties style:font-name="Calibri4"/>
    </style:style>
    <style:style style:name="ce181" style:family="table-cell" style:parent-style-name="Default">
      <style:table-cell-properties fo:background-color="#94bd5e" style:text-align-source="fix" style:repeat-content="false"/>
      <style:paragraph-properties fo:text-align="justify" fo:margin-left="0in"/>
      <style:text-properties style:font-name="Calibri4"/>
    </style:style>
    <style:style style:name="ce14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36" style:family="table-cell" style:parent-style-name="Excel_20_Built-in_20_Normal">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7"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38" style:family="table-cell" style:parent-style-name="Excel_20_Built-in_20_Normal">
      <style:table-cell-properties fo:background-color="transparent"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4" style:font-name-asian="Calibri" style:font-name-complex="Calibri"/>
    </style:style>
    <style:style style:name="ce240" style:family="table-cell" style:parent-style-name="Excel_20_Built-in_20_Normal" style:data-style-name="N5000">
      <style:table-cell-properties fo:background-color="#0099ff" style:text-align-source="fix" style:repeat-content="false" style:vertical-align="automatic"/>
      <style:paragraph-properties fo:text-align="justify"/>
      <style:text-properties style:font-name="Calibri4" style:font-name-asian="Calibri" style:font-name-complex="Calibri"/>
    </style:style>
    <style:style style:name="ce241" style:family="table-cell" style:parent-style-name="Excel_20_Built-in_20_Normal">
      <style:table-cell-properties style:text-align-source="fix" style:repeat-content="fals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4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4" style:font-name-asian="Calibri" style:font-name-complex="Calibri"/>
    </style:style>
    <style:style style:name="ce243"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4" style:font-name-asian="Calibri" style:font-name-complex="Calibri"/>
    </style:style>
    <style:style style:name="ce244" style:family="table-cell" style:parent-style-name="Default" style:data-style-name="N0">
      <style:table-cell-properties fo:background-color="transparent"/>
      <style:text-properties style:font-name="Calibri4" style:font-name-asian="Arial2" style:font-name-complex="Arial2"/>
    </style:style>
    <style:style style:name="ce245" style:family="table-cell" style:parent-style-name="Default" style:data-style-name="N0">
      <style:table-cell-properties fo:background-color="#ff0000"/>
      <style:text-properties style:font-name="Calibri4" style:font-name-asian="Arial2" style:font-name-complex="Arial2"/>
    </style:style>
    <style:style style:name="ce246" style:family="table-cell" style:parent-style-name="Default" style:data-style-name="N0">
      <style:table-cell-properties fo:background-color="#ff0000"/>
      <style:text-properties style:use-window-font-color="true" style:font-name="Calibri4" style:font-name-asian="Arial2" style:font-name-complex="Arial2"/>
    </style:style>
    <style:style style:name="ce247" style:family="table-cell" style:parent-style-name="Default" style:data-style-name="N0">
      <style:text-properties style:font-name="Calibri4" style:font-name-asian="Arial2" style:font-name-complex="Arial2"/>
    </style:style>
    <style:style style:name="ce24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 style:font-name-complex="Calibri"/>
    </style:style>
    <style:style style:name="ce249" style:family="table-cell" style:parent-style-name="Excel_20_Built-in_20_Normal">
      <style:table-cell-properties fo:wrap-option="wrap"/>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data-style-name="N0">
      <style:table-cell-properties fo:background-color="#ff0000" style:text-align-source="fix" style:repeat-content="false"/>
      <style:paragraph-properties fo:text-align="justify" fo:margin-left="0in"/>
      <style:text-properties style:font-name="Calibri4" style:font-name-asian="Arial2" style:font-name-complex="Arial2"/>
    </style:style>
    <style:style style:name="ce251" style:family="table-cell" style:parent-style-name="Default">
      <style:table-cell-properties fo:background-color="#ff0000"/>
      <style:text-properties style:font-name="Calibri4"/>
    </style:style>
    <style:style style:name="ce252" style:family="table-cell" style:parent-style-name="Default" style:data-style-name="N0">
      <style:table-cell-properties style:text-align-source="fix" style:repeat-content="false"/>
      <style:paragraph-properties fo:text-align="justify" fo:margin-left="0in"/>
      <style:text-properties style:font-name="Calibri4" style:font-name-asian="Arial2" style:font-name-complex="Arial2"/>
    </style:style>
    <style:style style:name="ce253" style:family="table-cell" style:parent-style-name="Excel_20_Built-in_20_Normal" style:data-style-name="N5000">
      <style:table-cell-properties fo:background-color="#7da647" style:text-align-source="fix" style:repeat-content="false" fo:border="0.028in solid #000000" style:vertical-align="automatic"/>
      <style:paragraph-properties fo:text-align="justify" fo:margin-left="0in"/>
      <style:text-properties style:font-name="Calibri4" fo:font-weight="bold" style:font-name-asian="Arial2" style:font-weight-asian="bold" style:font-name-complex="Arial2" style:font-weight-complex="bold"/>
    </style:style>
    <style:style style:name="ce254" style:family="table-cell" style:parent-style-name="Default" style:data-style-name="N0">
      <style:table-cell-properties fo:background-color="transparent" style:vertical-align="automatic"/>
      <style:text-properties style:font-name="Calibri4" style:font-name-asian="Calibri" style:font-name-complex="Calibri"/>
    </style:style>
    <style:style style:name="ce255" style:family="table-cell" style:parent-style-name="Default" style:data-style-name="N0">
      <style:table-cell-properties fo:background-color="#ff0000" style:vertical-align="automatic"/>
      <style:text-properties style:font-name="Calibri4" style:font-name-asian="Calibri" style:font-name-complex="Calibri"/>
    </style:style>
    <style:style style:name="ce256" style:family="table-cell" style:parent-style-name="Default" style:data-style-name="N0">
      <style:table-cell-properties fo:background-color="#cccccc" style:vertical-align="automatic"/>
      <style:text-properties style:font-name="Calibri4" style:font-name-asian="Calibri" style:font-name-complex="Calibri"/>
    </style:style>
    <style:style style:name="ce257" style:family="table-cell" style:parent-style-name="Default" style:data-style-name="N0">
      <style:table-cell-properties fo:background-color="#0099ff" style:vertical-align="automatic"/>
      <style:text-properties style:font-name="Calibri4" style:font-name-asian="Calibri" style:font-name-complex="Calibri"/>
    </style:style>
    <style:style style:name="ce258" style:family="table-cell" style:parent-style-name="Default" style:data-style-name="N0">
      <style:table-cell-properties fo:background-color="#e6e6e6" style:vertical-align="automatic"/>
      <style:text-properties style:font-name="Calibri4" style:font-name-asian="Calibri" style:font-name-complex="Calibri"/>
    </style:style>
    <style:style style:name="ce259" style:family="table-cell" style:parent-style-name="Default" style:data-style-name="N0">
      <style:table-cell-properties fo:background-color="#ffff66" style:vertical-align="automatic"/>
      <style:text-properties style:font-name="Calibri4" style:font-name-asian="Calibri" style:font-name-complex="Calibri"/>
    </style:style>
    <style:style style:name="ce260" style:family="table-cell" style:parent-style-name="Default" style:data-style-name="N0">
      <style:table-cell-properties fo:background-color="#cccccc"/>
      <style:text-properties style:font-name="Calibri4" style:font-name-asian="Arial2" style:font-name-complex="Arial2"/>
    </style:style>
    <style:style style:name="ce261" style:family="table-cell" style:parent-style-name="Default" style:data-style-name="N0">
      <style:table-cell-properties fo:background-color="#0099ff"/>
      <style:text-properties style:font-name="Calibri4" style:font-name-asian="Arial2" style:font-name-complex="Arial2"/>
    </style:style>
    <style:style style:name="ce262" style:family="table-cell" style:parent-style-name="Default" style:data-style-name="N0">
      <style:table-cell-properties fo:background-color="#e6e6e6"/>
      <style:text-properties style:font-name="Calibri4" style:font-name-asian="Arial2" style:font-name-complex="Arial2"/>
    </style:style>
    <style:style style:name="ce263" style:family="table-cell" style:parent-style-name="Default" style:data-style-name="N0">
      <style:table-cell-properties fo:background-color="#ffff66"/>
      <style:text-properties style:font-name="Calibri4" style:font-name-asian="Arial2" style:font-name-complex="Arial2"/>
    </style:style>
    <style:style style:name="ce264" style:family="table-cell" style:parent-style-name="Default">
      <style:table-cell-properties fo:background-color="#0099ff"/>
      <style:text-properties style:font-name="Calibri4"/>
    </style:style>
    <style:style style:name="ce1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37"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39"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146" style:family="table-cell" style:parent-style-name="Excel_20_Built-in_20_Normal">
      <style:table-cell-properties style:text-align-source="fix" style:repeat-content="false" fo:background-color="transparent"/>
      <style:paragraph-properties fo:text-align="justify" fo:margin-left="0in"/>
    </style:style>
    <style:style style:name="ce147" style:family="table-cell" style:parent-style-name="Excel_20_Built-in_20_Normal">
      <style:table-cell-properties fo:background-color="#ff0000" style:text-align-source="fix" style:repeat-content="false"/>
      <style:paragraph-properties fo:text-align="justify" fo:margin-left="0in"/>
    </style:style>
    <style:style style:name="ce150"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153" style:family="table-cell" style:parent-style-name="Default" style:data-style-name="N0">
      <style:table-cell-properties fo:background-color="#ff0000"/>
    </style:style>
    <style:style style:name="ce21" style:family="table-cell" style:parent-style-name="Default" style:data-style-name="N0">
      <style:table-cell-properties fo:background-color="transparent"/>
    </style:style>
    <style:style style:name="ce25" style:family="table-cell" style:parent-style-name="Default" style:data-style-name="N0"/>
    <style:style style:name="ce270"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2" style:family="table-cell" style:parent-style-name="Excel_20_Built-in_20_Normal" style:data-style-name="N5000">
      <style:table-cell-properties fo:background-color="#ffff99" style:text-align-source="fix" style:repeat-content="false" style:vertical-align="automatic"/>
      <style:paragraph-properties fo:text-align="justify" fo:margin-left="0in"/>
      <style:text-properties style:font-name="Calibri" style:font-name-asian="Calibri" style:font-name-complex="Calibri"/>
    </style:style>
    <style:style style:name="ce273" style:family="table-cell" style:parent-style-name="Excel_20_Built-in_20_Normal">
      <style:table-cell-properties fo:background-color="#ffff99"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7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7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4" style:font-name-asian="Calibri" style:font-name-complex="Calibri"/>
    </style:style>
    <style:style style:name="ce276"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277" style:family="table-cell" style:parent-style-name="Default" style:data-style-name="N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7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79" style:family="table-cell" style:parent-style-name="Excel_20_Built-in_20_Normal" style:data-style-name="N5000">
      <style:table-cell-properties fo:background-color="#ffff99" style:text-align-source="fix" style:repeat-content="false" style:vertical-align="automatic"/>
      <style:paragraph-properties fo:text-align="justify"/>
      <style:text-properties style:font-name="Calibri" style:font-name-asian="Calibri" style:font-name-complex="Calibri"/>
    </style:style>
    <style:style style:name="ce280"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81"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282"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83" style:family="table-cell" style:parent-style-name="Excel_20_Built-in_20_Normal">
      <style:table-cell-properties style:text-align-source="fix" style:repeat-content="false"/>
      <style:paragraph-properties fo:text-align="justify" fo:margin-left="0in"/>
    </style:style>
    <style:style style:name="ce284" style:family="table-cell" style:parent-style-name="Excel_20_Built-in_20_Normal">
      <style:table-cell-properties fo:background-color="#ffff99" style:text-align-source="fix" style:repeat-content="false"/>
      <style:paragraph-properties fo:text-align="justify" fo:margin-left="0in"/>
    </style:style>
    <style:style style:name="ce285" style:family="table-cell" style:parent-style-name="Excel_20_Built-in_20_Normal">
      <style:table-cell-properties fo:background-color="#ffffff" style:text-align-source="fix" style:repeat-content="false"/>
      <style:paragraph-properties fo:text-align="justify" fo:margin-left="0in"/>
    </style:style>
    <style:style style:name="ce286" style:family="table-cell" style:parent-style-name="Excel_20_Built-in_20_Normal">
      <style:table-cell-properties fo:background-color="#ccffff" style:text-align-source="fix" style:repeat-content="false"/>
      <style:paragraph-properties fo:text-align="justify" fo:margin-left="0in"/>
    </style:style>
    <style:style style:name="ce287"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288" style:family="table-cell" style:parent-style-name="Excel_20_Built-in_20_Normal" style:data-style-name="N5000">
      <style:table-cell-properties fo:background-color="#ffff99" style:vertical-align="automatic"/>
      <style:text-properties style:font-name="Calibri" style:font-name-asian="Calibri" style:font-name-complex="Calibri"/>
    </style:style>
    <style:style style:name="ce289"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90" style:family="table-cell" style:parent-style-name="Excel_20_Built-in_20_Normal" style:data-style-name="N5000">
      <style:table-cell-properties fo:background-color="#94bd5e" style:text-align-source="fix" style:repeat-content="false" style:vertical-align="automatic"/>
      <style:paragraph-properties fo:text-align="justify" fo:margin-left="0in"/>
      <style:text-properties style:font-name="Calibri" style:font-name-asian="Calibri" style:font-name-complex="Calibri"/>
    </style:style>
    <style:style style:name="ce291" style:family="table-cell" style:parent-style-name="Excel_20_Built-in_20_Normal" style:data-style-name="N5000">
      <style:table-cell-properties fo:background-color="#ffff99" style:vertical-align="top"/>
      <style:text-properties style:font-name="Calibri" style:font-name-asian="Calibri" style:font-name-complex="Calibri"/>
    </style:style>
    <style:style style:name="ce292"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9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294" style:family="table-cell" style:parent-style-name="Excel_20_Built-in_20_Normal" style:data-style-name="N5000">
      <style:table-cell-properties fo:background-color="#ffffff" style:vertical-align="top"/>
      <style:text-properties style:font-name="Calibri" style:font-name-asian="Calibri" style:font-name-complex="Calibri"/>
    </style:style>
    <style:style style:name="ce295"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96"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97" style:family="table-cell" style:parent-style-name="Default" style:data-style-name="N0">
      <style:table-cell-properties fo:background-color="#94bd5e" style:text-align-source="fix" style:repeat-content="false"/>
      <style:paragraph-properties fo:text-align="justify" fo:margin-left="0in"/>
    </style:style>
    <style:style style:name="ce298" style:family="table-cell" style:parent-style-name="Default">
      <style:table-cell-properties fo:background-color="#94bd5e" style:text-align-source="fix" style:repeat-content="false"/>
      <style:paragraph-properties fo:text-align="justify" fo:margin-left="0in"/>
    </style:style>
    <style:style style:name="ce299" style:family="table-cell" style:parent-style-name="Default" style:data-style-name="N0">
      <style:table-cell-properties fo:background-color="#ffff99"/>
    </style:style>
    <style:style style:name="ce300" style:family="table-cell" style:parent-style-name="Default" style:data-style-name="N0">
      <style:table-cell-properties fo:background-color="#ffffff"/>
    </style:style>
    <style:style style:name="ce301" style:family="table-cell" style:parent-style-name="Default" style:data-style-name="N0">
      <style:table-cell-properties fo:background-color="#ccffff"/>
    </style:style>
    <style:style style:name="ce127" style:family="table-cell" style:parent-style-name="Default" style:data-style-name="N0">
      <style:text-properties style:font-name="Calibri4"/>
    </style:style>
    <style:style style:name="ce302" style:family="table-cell" style:parent-style-name="Excel_20_Built-in_20_Normal" style:data-style-name="N5000">
      <style:table-cell-properties fo:background-color="#c3d69b" fo:border="0.028in solid #000000" style:vertical-align="automatic"/>
      <style:text-properties style:font-name="Calibri4" style:font-name-asian="Calibri" style:font-name-complex="Calibri"/>
    </style:style>
    <style:style style:name="ce3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4" style:font-name-asian="Calibri" style:font-name-complex="Calibri"/>
    </style:style>
    <style:style style:name="ce304"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font-name-asian="Calibri" style:font-name-complex="Calibri"/>
    </style:style>
    <style:style style:name="ce305"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3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307" style:family="table-cell" style:parent-style-name="Excel_20_Built-in_20_Normal" style:data-style-name="N5000">
      <style:table-cell-properties fo:background-color="#94bd5e" style:text-align-source="fix" style:repeat-content="false" fo:border="0.0008in solid #000000" style:vertical-align="automatic"/>
      <style:paragraph-properties fo:text-align="justify" fo:margin-left="0in"/>
      <style:text-properties style:font-name="Calibri4" fo:font-weight="bold" style:font-name-asian="Calibri" style:font-weight-asian="bold" style:font-name-complex="Calibri" style:font-weight-complex="bold"/>
    </style:style>
    <style:style style:name="ce308" style:family="table-cell" style:parent-style-name="Default">
      <style:table-cell-properties style:text-align-source="fix" style:repeat-content="false" fo:border="none"/>
      <style:paragraph-properties fo:text-align="justify" fo:margin-left="0in"/>
      <style:text-properties style:text-outline="false" style:text-line-through-style="none" style:font-name="Calibri4"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ar" style:country-complex="SA" style:font-style-complex="normal" style:font-weight-complex="normal" style:text-emphasize="none" style:font-relief="none" style:text-overline-style="none" style:text-overline-color="font-color"/>
    </style:style>
    <style:style style:name="ce310"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311"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312" style:family="table-cell" style:parent-style-name="Excel_20_Built-in_20_Normal" style:data-style-name="N5000">
      <style:table-cell-properties fo:background-color="#00ff00" style:vertical-align="automatic"/>
      <style:text-properties style:font-name="Calibri" style:font-name-asian="Calibri" style:font-name-complex="Calibri"/>
    </style:style>
    <style:style style:name="ce313"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14" style:family="table-cell" style:parent-style-name="Default" style:data-style-name="N0">
      <style:text-properties fo:font-size="12pt" style:font-size-asian="12pt" style:font-size-complex="12pt"/>
    </style:style>
    <style:style style:name="ce315"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31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317"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318"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31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320"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321"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322"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323"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324" style:family="table-cell" style:parent-style-name="Excel_20_Built-in_20_Normal" style:data-style-name="N5037">
      <style:table-cell-properties style:text-align-source="fix" style:repeat-content="false" fo:background-color="transparent" style:vertical-align="automatic"/>
      <style:paragraph-properties fo:text-align="start"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25" style:family="table-cell" style:parent-style-name="Default" style:data-style-name="N0">
      <style:text-properties style:font-name="Calibri2" style:font-name-asian="Calibri2" style:font-name-complex="Calibri2"/>
    </style:style>
    <style:style style:name="ce326"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327" style:family="table-cell" style:parent-style-name="Default" style:data-style-name="N0">
      <style:table-cell-properties fo:background-color="#cccccc"/>
    </style:style>
    <style:style style:name="ce328"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329" style:family="table-cell" style:parent-style-name="Default" style:data-style-name="N0">
      <style:table-cell-properties fo:background-color="#00ffff"/>
    </style:style>
    <style:style style:name="ce330"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31"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332" style:family="table-cell" style:parent-style-name="Default">
      <style:table-cell-properties style:text-align-source="fix" style:repeat-content="false"/>
      <style:paragraph-properties fo:text-align="center" fo:margin-left="0in"/>
      <style:text-properties style:font-name="Calibri4" fo:font-size="11pt" style:font-size-asian="11pt" style:font-size-complex="11pt"/>
    </style:style>
    <style:style style:name="ce33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334" style:family="table-cell" style:parent-style-name="Default">
      <style:table-cell-properties style:text-align-source="fix" style:repeat-content="false"/>
      <style:paragraph-properties fo:text-align="center" fo:margin-left="0in"/>
      <style:text-properties style:font-name="Calibri4"/>
    </style:style>
    <style:style style:name="ce335"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36"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337"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3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339"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0"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341" style:family="table-cell" style:parent-style-name="Excel_20_Built-in_20_Normal" style:data-style-name="N5000">
      <style:table-cell-properties fo:border-bottom="none" fo:background-color="transparent" fo:border-left="none" fo:border-right="none" fo:border-top="0.0008in solid #000000" style:vertical-align="automatic"/>
      <style:text-properties style:font-name="Calibri" style:font-name-asian="Calibri" style:font-name-complex="Calibri"/>
    </style:style>
    <style:style style:name="ce342" style:family="table-cell" style:parent-style-name="Excel_20_Built-in_20_Normal" style:data-style-name="N5000">
      <style:table-cell-properties style:text-align-source="fix" style:repeat-content="false" fo:background-color="transparent" fo:border="non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43"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4" fo:font-size="11pt" style:font-name-asian="Arial1" style:font-size-asian="11pt" style:font-name-complex="Arial1" style:font-size-complex="11pt"/>
    </style:style>
    <style:style style:name="ce344"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45"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46"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fo:font-size="11pt" style:font-name-asian="Calibri" style:font-size-asian="11pt" style:font-name-complex="Calibri" style:font-size-complex="11pt"/>
    </style:style>
    <style:style style:name="ce347"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4" fo:font-size="11pt" style:font-size-asian="11pt" style:font-size-complex="11pt"/>
    </style:style>
    <style:style style:name="ce348"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fo:font-size="11pt" style:font-size-asian="11pt" style:font-size-complex="11pt"/>
    </style:style>
    <style:style style:name="ce349"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4" fo:font-size="11pt" style:font-size-asian="11pt" style:font-size-complex="11pt"/>
    </style:style>
    <style:style style:name="ce350" style:family="table-cell" style:parent-style-name="Default">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351" style:family="table-cell" style:parent-style-name="Default">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352" style:family="table-cell" style:parent-style-name="Default">
      <style:table-cell-properties fo:background-color="#ff3333"/>
      <style:text-properties style:font-name="Calibri4"/>
    </style:style>
    <style:style style:name="ce35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4" style:font-name-asian="Calibri" style:font-name-complex="Calibri"/>
    </style:style>
    <style:style style:name="ce354"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style:font-name-asian="Calibri" style:font-name-complex="Calibri"/>
    </style:style>
    <style:style style:name="ce355" style:family="table-cell" style:parent-style-name="Default" style:data-style-name="N0">
      <style:table-cell-properties fo:background-color="#ff0000" style:text-align-source="fix" style:repeat-content="false" style:vertical-align="automatic"/>
      <style:paragraph-properties fo:text-align="justify" fo:margin-left="0in"/>
      <style:text-properties style:font-name="Calibri4"/>
    </style:style>
    <style:style style:name="ce356" style:family="table-cell" style:parent-style-name="Default" style:data-style-name="N0">
      <style:table-cell-properties fo:background-color="#ffffff" style:text-align-source="fix" style:repeat-content="false" style:vertical-align="automatic"/>
      <style:paragraph-properties fo:text-align="justify" fo:margin-left="0in"/>
      <style:text-properties style:font-name="Calibri4"/>
    </style:style>
    <style:style style:name="ce357" style:family="table-cell" style:parent-style-name="Default" style:data-style-name="N0">
      <style:table-cell-properties style:text-align-source="fix" style:repeat-content="false" fo:background-color="transparent" style:vertical-align="automatic"/>
      <style:paragraph-properties fo:text-align="justify" fo:margin-left="0in"/>
      <style:text-properties style:font-name="Calibri4"/>
    </style:style>
    <style:style style:name="ce358" style:family="table-cell" style:parent-style-name="Default" style:data-style-name="N0">
      <style:table-cell-properties fo:background-color="#ff3333" style:text-align-source="fix" style:repeat-content="false" style:vertical-align="automatic"/>
      <style:paragraph-properties fo:text-align="justify" fo:margin-left="0in"/>
      <style:text-properties style:font-name="Calibri4"/>
    </style:style>
    <style:style style:name="ce359" style:family="table-cell" style:parent-style-name="Default">
      <style:table-cell-properties fo:background-color="#ff3333" style:text-align-source="fix" style:repeat-content="false"/>
      <style:paragraph-properties fo:text-align="justify" fo:margin-left="0in"/>
      <style:text-properties style:font-name="Calibri4"/>
    </style:style>
    <style:style style:name="ce360" style:family="table-cell" style:parent-style-name="Excel_20_Built-in_20_Normal">
      <style:table-cell-properties style:text-align-source="fix" style:repeat-content="false" fo:background-color="transparent"/>
      <style:paragraph-properties fo:text-align="justify" fo:margin-left="0in"/>
      <style:text-properties style:font-name="Calibri4"/>
    </style:style>
    <style:style style:name="ce361"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4" style:font-name-asian="Calibri" style:font-name-complex="Calibri"/>
    </style:style>
    <style:style style:name="ce362" style:family="table-cell" style:parent-style-name="Excel_20_Built-in_20_Normal" style:data-style-name="N5000">
      <style:table-cell-properties fo:background-color="#ff3333"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363" style:family="table-cell" style:parent-style-name="Excel_20_Built-in_20_Normal" style:data-style-name="N5000">
      <style:table-cell-properties fo:background-color="transparent" style:vertical-align="automatic"/>
      <style:text-properties style:font-name="Calibri4" style:font-name-asian="Calibri" style:font-name-complex="Calibri"/>
    </style:style>
    <style:style style:name="ce36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365"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4" style:font-name-asian="Arial1" style:font-name-complex="Arial1"/>
    </style:style>
    <style:style style:name="ce366" style:family="table-cell" style:parent-style-name="Default" style:data-style-name="N0">
      <style:table-cell-properties fo:background-color="#ff3333" style:text-align-source="fix" style:repeat-content="false" fo:wrap-option="wrap" style:vertical-align="automatic"/>
      <style:paragraph-properties fo:text-align="start" fo:margin-left="0in"/>
      <style:text-properties style:font-name="Calibri4" style:font-name-asian="Calibri" style:font-name-complex="Calibri"/>
    </style:style>
    <style:style style:name="ce367" style:family="table-cell" style:parent-style-name="Excel_20_Built-in_20_Normal" style:data-style-name="N5000">
      <style:table-cell-properties fo:background-color="transparent" fo:wrap-option="wrap" style:vertical-align="automatic"/>
      <style:text-properties style:font-name="Calibri4" style:font-name-asian="Calibri" style:font-name-complex="Calibri"/>
    </style:style>
    <style:style style:name="ce368" style:family="table-cell" style:parent-style-name="Excel_20_Built-in_20_Normal" style:data-style-name="N5000">
      <style:table-cell-properties fo:background-color="#ffffff" fo:wrap-option="wrap" style:vertical-align="automatic"/>
      <style:text-properties style:font-name="Calibri4" style:font-name-asian="Calibri" style:font-name-complex="Calibri"/>
    </style:style>
    <style:style style:name="ce369" style:family="table-cell" style:parent-style-name="Excel_20_Built-in_20_Normal" style:data-style-name="N5000">
      <style:table-cell-properties fo:background-color="#ff3333" fo:wrap-option="wrap" style:vertical-align="automatic"/>
      <style:text-properties style:font-name="Calibri4" style:font-name-asian="Calibri" style:font-name-complex="Calibri"/>
    </style:style>
    <style:style style:name="ce370" style:family="table-cell" style:parent-style-name="Excel_20_Built-in_20_Normal" style:data-style-name="N5000">
      <style:table-cell-properties fo:background-color="#ffffff" style:vertical-align="automatic"/>
      <style:text-properties style:font-name="Calibri4" style:font-name-asian="Calibri" style:font-name-complex="Calibri"/>
    </style:style>
    <style:style style:name="ce371" style:family="table-cell" style:parent-style-name="Excel_20_Built-in_20_Normal" style:data-style-name="N5000">
      <style:table-cell-properties fo:background-color="#ff3333" style:vertical-align="automatic"/>
      <style:text-properties style:font-name="Calibri4" style:font-name-asian="Calibri" style:font-name-complex="Calibri"/>
    </style:style>
    <style:style style:name="ce372" style:family="table-cell" style:parent-style-name="Default" style:data-style-name="N0">
      <style:table-cell-properties fo:background-color="#ffffff"/>
      <style:text-properties style:font-name="Calibri4"/>
    </style:style>
    <style:style style:name="ce373" style:family="table-cell" style:parent-style-name="Default" style:data-style-name="N0">
      <style:table-cell-properties fo:background-color="#ff3333"/>
      <style:text-properties style:font-name="Calibri4"/>
    </style:style>
    <style:style style:name="ce374" style:family="table-cell" style:parent-style-name="Excel_20_Built-in_20_Normal" style:data-style-name="N5000">
      <style:table-cell-properties fo:background-color="#94bd5e" style:text-align-source="fix" style:repeat-content="false" fo:border="0.028in solid #000000" style:vertical-align="automatic"/>
      <style:paragraph-properties fo:text-align="center" fo:margin-left="0in"/>
      <style:text-properties style:font-name="Calibri4" style:font-name-asian="Calibri" style:font-name-complex="Calibri"/>
    </style:style>
    <style:style style:name="ce375"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376" style:family="table-cell" style:parent-style-name="Default">
      <style:table-cell-properties style:text-align-source="fix" style:repeat-content="false" fo:background-color="transparent"/>
      <style:paragraph-properties fo:text-align="justify" fo:margin-left="0in"/>
    </style:style>
    <style:style style:name="ce377"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use-window-font-color="true" style:font-name="Calibri4" fo:font-size="12pt" fo:language="en" fo:country="US" style:font-name-asian="Lucida Sans Unicode" style:language-asian="en" style:country-asian="US" style:font-name-complex="Tahoma" style:language-complex="en" style:country-complex="US"/>
    </style:style>
    <style:style style:name="ce378"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4" style:font-name-asian="Calibri" style:font-name-complex="Calibri"/>
    </style:style>
    <style:style style:name="ce379"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use-window-font-color="true" style:font-name="Calibri4" fo:language="en" fo:country="US" style:font-name-asian="Lucida Sans Unicode" style:language-asian="en" style:country-asian="US" style:font-name-complex="Tahoma" style:language-complex="en" style:country-complex="US"/>
    </style:style>
    <style:style style:name="ce380" style:family="table-cell" style:parent-style-name="Excel_20_Built-in_20_Normal_20_1" style:data-style-name="N5000">
      <style:table-cell-properties fo:background-color="#94bd5e" style:text-align-source="fix" style:repeat-content="false" style:vertical-align="top"/>
      <style:paragraph-properties fo:text-align="start" fo:margin-left="0in"/>
      <style:text-properties style:font-name="Calibri" style:font-name-asian="Calibri" style:font-name-complex="Calibri"/>
    </style:style>
    <style:style style:name="ce381"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382" style:family="table-cell" style:parent-style-name="Default" style:data-style-name="N0">
      <style:table-cell-properties fo:background-color="#94bd5e" style:text-align-source="fix" style:repeat-content="false"/>
      <style:paragraph-properties fo:text-align="start" fo:margin-left="0in"/>
    </style:style>
    <style:style style:name="ce383" style:family="table-cell" style:parent-style-name="Default" style:data-style-name="N0">
      <style:table-cell-properties style:text-align-source="fix" style:repeat-content="false" fo:background-color="transparent"/>
      <style:paragraph-properties fo:text-align="justify" fo:margin-left="0in"/>
    </style:style>
    <style:style style:name="ce384" style:family="table-cell" style:parent-style-name="Default">
      <style:table-cell-properties style:text-align-source="fix" style:repeat-content="false"/>
      <style:paragraph-properties fo:text-align="justify" fo:margin-left="0in"/>
      <style:text-properties style:font-name="Calibri4" style:font-name-asian="Calibri" style:font-name-complex="Calibri"/>
    </style:style>
    <style:style style:name="ce385" style:family="table-cell" style:parent-style-name="Default">
      <style:table-cell-properties fo:background-color="#ff3333" style:text-align-source="fix" style:repeat-content="false"/>
      <style:paragraph-properties fo:text-align="justify" fo:margin-left="0in"/>
      <style:text-properties style:font-name="Calibri4" style:font-name-asian="Calibri" style:font-name-complex="Calibri"/>
    </style:style>
    <style:style style:name="ce386" style:family="table-cell" style:parent-style-name="Default">
      <style:table-cell-properties fo:background-color="#ff0000" style:text-align-source="fix" style:repeat-content="false"/>
      <style:paragraph-properties fo:text-align="justify" fo:margin-left="0in"/>
      <style:text-properties style:font-name="Calibri4" style:font-name-asian="Calibri" style:font-name-complex="Calibri"/>
    </style:style>
    <style:style style:name="ce387" style:family="table-cell" style:parent-style-name="Default">
      <style:table-cell-properties fo:background-color="#ffffff" style:text-align-source="fix" style:repeat-content="false"/>
      <style:paragraph-properties fo:text-align="justify" fo:margin-left="0in"/>
      <style:text-properties style:font-name="Calibri4" style:font-name-asian="Calibri" style:font-name-complex="Calibri"/>
    </style:style>
    <style:style style:name="ce388"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389" style:family="table-cell" style:parent-style-name="Default" style:data-style-name="N0">
      <style:table-cell-properties style:text-align-source="fix" style:repeat-content="false"/>
      <style:paragraph-properties fo:text-align="justify" fo:margin-left="0in"/>
      <style:text-properties style:font-name="Calibri4" fo:font-size="11pt" style:font-size-asian="11pt" style:font-size-complex="11pt"/>
    </style:style>
    <style:style style:name="ce390" style:family="table-cell" style:parent-style-name="Default" style:data-style-name="N0">
      <style:table-cell-properties style:text-align-source="fix" style:repeat-content="false"/>
      <style:paragraph-properties fo:text-align="justify" fo:margin-left="0in"/>
      <style:text-properties style:font-name="Calibri4" fo:font-size="11pt" style:font-name-asian="Arial21" style:font-size-asian="11pt" style:font-name-complex="Arial21" style:font-size-complex="11pt"/>
    </style:style>
    <style:style style:name="ce391" style:family="table-cell" style:parent-style-name="Default" style:data-style-name="N0">
      <style:table-cell-properties fo:background-color="#ffffff" style:text-align-source="fix" style:repeat-content="false"/>
      <style:paragraph-properties fo:text-align="justify" fo:margin-left="0in"/>
      <style:text-properties style:font-name="Calibri4" fo:font-size="11pt" style:font-size-asian="11pt" style:font-size-complex="11pt"/>
    </style:style>
    <style:style style:name="ce392" style:family="table-cell" style:parent-style-name="Default" style:data-style-name="N0">
      <style:table-cell-properties fo:background-color="#ff3333" style:text-align-source="fix" style:repeat-content="false"/>
      <style:paragraph-properties fo:text-align="justify" fo:margin-left="0in"/>
      <style:text-properties style:font-name="Calibri4" fo:font-size="11pt" style:font-size-asian="11pt" style:font-size-complex="11pt"/>
    </style:style>
    <style:style style:name="ce393" style:family="table-cell" style:parent-style-name="Default">
      <style:table-cell-properties style:text-align-source="fix" style:repeat-content="false"/>
      <style:paragraph-properties fo:text-align="justify" fo:margin-left="0in"/>
    </style:style>
    <style:style style:name="ce394" style:family="table-cell" style:parent-style-name="Default" style:data-style-name="N0">
      <style:text-properties style:font-name="Calibri4" fo:font-size="11pt" style:font-size-asian="11pt" style:font-size-complex="11pt"/>
    </style:style>
    <style:style style:name="ce395" style:family="table-cell" style:parent-style-name="Default" style:data-style-name="N0">
      <style:table-cell-properties fo:background-color="#ffffff"/>
      <style:text-properties style:font-name="Calibri4" fo:font-size="11pt" style:font-size-asian="11pt" style:font-size-complex="11pt"/>
    </style:style>
    <style:style style:name="ce396" style:family="table-cell" style:parent-style-name="Excel_20_Built-in_20_Normal" style:data-style-name="N5000">
      <style:table-cell-properties fo:background-color="#ffffff" style:vertical-align="automatic"/>
      <style:text-properties style:font-name="Calibri4" fo:font-size="11pt" style:font-name-asian="Calibri" style:font-size-asian="11pt" style:font-name-complex="Calibri" style:font-size-complex="11pt"/>
    </style:style>
    <style:style style:name="ce397" style:family="table-cell" style:parent-style-name="Excel_20_Built-in_20_Normal" style:data-style-name="N5000">
      <style:table-cell-properties style:text-align-source="value-type" style:repeat-content="false" fo:background-color="transparent" style:vertical-align="automatic"/>
      <style:paragraph-properties fo:margin-left="0in"/>
      <style:text-properties style:font-name="Calibri4" fo:font-size="11pt" style:font-name-asian="Calibri" style:font-size-asian="11pt" style:font-name-complex="Calibri" style:font-size-complex="11pt"/>
    </style:style>
    <style:style style:name="ce398" style:family="table-cell" style:parent-style-name="Default" style:data-style-name="N0">
      <style:table-cell-properties fo:background-color="#ff3333"/>
      <style:text-properties style:font-name="Calibri4" fo:font-size="11pt" style:font-size-asian="11pt" style:font-size-complex="11pt"/>
    </style:style>
    <style:style style:name="ce399"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400" style:family="table-cell" style:parent-style-name="Excel_20_Built-in_20_Normal">
      <style:table-cell-properties style:text-align-source="fix" style:repeat-content="false" fo:wrap-option="wrap"/>
      <style:paragraph-properties fo:text-align="justify" fo:margin-left="0in"/>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01" style:family="table-cell" style:parent-style-name="Excel_20_Built-in_20_Normal" style:data-style-name="N5000">
      <style:table-cell-properties fo:background-color="#ff3333" style:text-align-source="fix" style:repeat-content="false" fo:wrap-option="wrap" style:vertical-align="automatic"/>
      <style:paragraph-properties fo:text-align="justify" fo:margin-left="0in"/>
      <style:text-properties style:font-name="Calibri4" fo:font-size="11pt" style:font-name-asian="Calibri" style:font-size-asian="11pt" style:font-name-complex="Calibri" style:font-size-complex="11pt"/>
    </style:style>
    <style:style style:name="ce402" style:family="table-cell" style:parent-style-name="Excel_20_Built-in_20_Normal" style:data-style-name="N5000">
      <style:table-cell-properties fo:background-color="transparent" fo:wrap-option="wrap" style:vertical-align="automatic"/>
      <style:text-properties style:font-name="Calibri4" fo:font-size="11pt" style:font-name-asian="Calibri" style:font-size-asian="11pt" style:font-name-complex="Calibri" style:font-size-complex="11pt"/>
    </style:style>
    <style:style style:name="ce403" style:family="table-cell" style:parent-style-name="Excel_20_Built-in_20_Normal" style:data-style-name="N5000">
      <style:table-cell-properties fo:background-color="#ffffff" fo:wrap-option="wrap" style:vertical-align="automatic"/>
      <style:text-properties style:font-name="Calibri4" fo:font-size="11pt" style:font-name-asian="Calibri" style:font-size-asian="11pt" style:font-name-complex="Calibri" style:font-size-complex="11pt"/>
    </style:style>
    <style:style style:name="ce404" style:family="table-cell" style:parent-style-name="Excel_20_Built-in_20_Normal">
      <style:table-cell-properties fo:wrap-option="wrap"/>
      <style:text-properties style:text-outline="false" style:text-line-through-style="none" style:font-name="Calibri4" fo:font-size="11pt" fo:language="en" fo:country="US" fo:font-style="normal" fo:text-shadow="none" style:text-underline-style="none" fo:font-weight="normal" style:text-underline-mode="continuous" style:text-overline-mode="continuous" style:text-line-through-mode="continuou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405" style:family="table-cell" style:parent-style-name="Excel_20_Built-in_20_Normal" style:data-style-name="N5000">
      <style:table-cell-properties fo:background-color="#ff3333" fo:wrap-option="wrap" style:vertical-align="automatic"/>
      <style:text-properties style:font-name="Calibri4" fo:font-size="11pt" style:font-name-asian="Calibri" style:font-size-asian="11pt" style:font-name-complex="Calibri" style:font-size-complex="11pt"/>
    </style:style>
    <style:style style:name="ce406"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fo:margin-left="0in"/>
      <style:text-properties style:font-name="Calibri4" fo:font-size="11pt" style:font-name-asian="Arial1" style:font-size-asian="11pt" style:font-name-complex="Arial1" style:font-size-complex="11pt"/>
    </style:style>
    <style:style style:name="ce407" style:family="table-cell" style:parent-style-name="Excel_20_Built-in_20_Normal" style:data-style-name="N5000">
      <style:table-cell-properties fo:background-color="transparent" fo:wrap-option="wrap" style:vertical-align="automatic"/>
      <style:text-properties style:font-name="Calibri4" fo:font-size="11pt" style:font-name-asian="Arial1" style:font-size-asian="11pt" style:font-name-complex="Arial1" style:font-size-complex="11pt"/>
    </style:style>
    <style:style style:name="ce408" style:family="table-cell" style:parent-style-name="Excel_20_Built-in_20_Normal" style:data-style-name="N5000">
      <style:table-cell-properties fo:background-color="#ffffff" fo:wrap-option="wrap" style:vertical-align="automatic"/>
      <style:text-properties style:font-name="Calibri4" fo:font-size="11pt" style:font-name-asian="Arial1" style:font-size-asian="11pt" style:font-name-complex="Arial1" style:font-size-complex="11pt"/>
    </style:style>
    <style:style style:name="ce409" style:family="table-cell" style:parent-style-name="Excel_20_Built-in_20_Normal" style:data-style-name="N5000">
      <style:table-cell-properties style:text-align-source="value-type" style:repeat-content="false" fo:background-color="transparent" fo:wrap-option="wrap" style:vertical-align="automatic"/>
      <style:paragraph-properties fo:margin-left="0in"/>
      <style:text-properties style:font-name="Calibri4" fo:font-size="11pt" style:font-name-asian="Calibri" style:font-size-asian="11pt" style:font-name-complex="Calibri" style:font-size-complex="11pt"/>
    </style:style>
    <style:style style:name="ce410" style:family="table-cell" style:parent-style-name="Excel_20_Built-in_20_Normal" style:data-style-name="N5000">
      <style:table-cell-properties fo:background-color="#ffffff" style:text-align-source="fix" style:repeat-content="false" style:vertical-align="automatic"/>
      <style:paragraph-properties fo:text-align="justify" fo:margin-left="0in"/>
      <style:text-properties style:font-name="Calibri4" fo:font-size="11pt" style:font-name-asian="Arial1" style:font-size-asian="11pt" style:font-name-complex="Arial1" style:font-size-complex="11pt"/>
    </style:style>
    <style:style style:name="ce411" style:family="table-cell" style:parent-style-name="Excel_20_Built-in_20_Normal" style:data-style-name="N5000">
      <style:table-cell-properties fo:background-color="#ff3333" style:text-align-source="fix" style:repeat-content="false" style:vertical-align="automatic"/>
      <style:paragraph-properties fo:text-align="justify" fo:margin-left="0in"/>
      <style:text-properties style:font-name="Calibri4" fo:font-size="11pt" style:font-name-asian="Arial1" style:font-size-asian="11pt" style:font-name-complex="Arial1" style:font-size-complex="11pt"/>
    </style:style>
    <style:style style:name="ce412" style:family="table-cell" style:parent-style-name="Excel_20_Built-in_20_Normal" style:data-style-name="N5000">
      <style:table-cell-properties fo:background-color="#ff3333" style:vertical-align="automatic"/>
      <style:text-properties style:font-name="Calibri4" fo:font-size="11pt" style:font-name-asian="Calibri" style:font-size-asian="11pt" style:font-name-complex="Calibri" style:font-size-complex="11pt"/>
    </style:style>
    <style:style style:name="ce413"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style:font-name-asian="Calibri" style:font-size-asian="11pt" style:font-name-complex="Calibri" style:font-size-complex="11pt"/>
    </style:style>
    <style:style style:name="ce414" style:family="table-cell" style:parent-style-name="Default" style:data-style-name="N0">
      <style:table-cell-properties style:text-align-source="value-type" style:repeat-content="false"/>
      <style:paragraph-properties fo:margin-left="0in"/>
      <style:text-properties style:font-name="Calibri4" fo:font-size="11pt" style:font-size-asian="11pt" style:font-size-complex="11pt"/>
    </style:style>
    <style:style style:name="ce415" style:family="table-cell" style:parent-style-name="Default">
      <style:table-cell-properties fo:background-color="#ffffff"/>
      <style:text-properties style:font-name="Calibri4" fo:font-size="11pt" style:font-size-asian="11pt" style:font-size-complex="11pt"/>
    </style:style>
    <style:style style:name="ce416" style:family="table-cell" style:parent-style-name="Default">
      <style:table-cell-properties style:text-align-source="value-type" style:repeat-content="false"/>
      <style:paragraph-properties fo:margin-left="0in"/>
      <style:text-properties style:font-name="Calibri4" fo:font-size="11pt" style:font-size-asian="11pt" style:font-size-complex="11pt"/>
    </style:style>
    <style:style style:name="ce417" style:family="table-cell" style:parent-style-name="Default">
      <style:table-cell-properties fo:background-color="#ff3333"/>
      <style:text-properties style:font-name="Calibri4" fo:font-size="11pt" style:font-size-asian="11pt" style:font-size-complex="11pt"/>
    </style:style>
    <style:style style:name="ce418" style:family="table-cell" style:parent-style-name="Default">
      <style:table-cell-properties style:text-align-source="value-type" style:repeat-content="false"/>
      <style:paragraph-properties fo:margin-left="0in"/>
    </style:style>
    <style:style style:name="ce4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420" style:family="table-cell" style:parent-style-name="Excel_20_Built-in_20_Normal" style:data-style-name="N5000">
      <style:table-cell-properties fo:background-color="#ffffff" style:text-align-source="fix" style:repeat-content="false" fo:wrap-option="wrap" style:vertical-align="automatic"/>
      <style:paragraph-properties fo:text-align="start" fo:margin-left="0in"/>
      <style:text-properties style:font-name="Calibri4" style:font-name-asian="Arial1" style:font-name-complex="Arial1"/>
    </style:style>
    <style:style style:name="ce421" style:family="table-cell" style:parent-style-name="Default">
      <style:table-cell-properties style:text-align-source="fix" style:repeat-content="false"/>
      <style:paragraph-properties fo:text-align="justify" fo:margin-left="0in"/>
      <style:text-properties style:font-name="Calibri4" fo:font-weight="normal" style:font-weight-asian="normal" style:font-weight-complex="normal"/>
    </style:style>
    <style:style style:name="ce422"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fo:font-weight="bold" style:font-name-asian="Calibri" style:font-size-asian="11pt" style:font-weight-asian="bold" style:font-name-complex="Calibri" style:font-size-complex="11pt" style:font-weight-complex="bold"/>
    </style:style>
    <style:style style:name="ce423" style:family="table-cell" style:parent-style-name="Default" style:data-style-name="N0">
      <style:table-cell-properties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424" style:family="table-cell" style:parent-style-name="Default">
      <style:table-cell-properties style:text-align-source="fix" style:repeat-content="false"/>
      <style:paragraph-properties fo:text-align="justify" fo:margin-left="0in"/>
      <style:text-properties style:font-name="Calibri4" fo:font-size="11pt" fo:font-weight="bold" style:font-size-asian="11pt" style:font-weight-asian="bold" style:font-size-complex="11pt" style:font-weight-complex="bold"/>
    </style:style>
    <style:style style:name="ce425" style:family="table-cell" style:parent-style-name="Default">
      <style:table-cell-properties style:text-align-source="fix" style:repeat-content="false"/>
      <style:paragraph-properties fo:text-align="justify" fo:margin-left="0in"/>
      <style:text-properties style:font-name="Calibri4" fo:font-weight="bold" style:font-weight-asian="bold" style:font-weight-complex="bold"/>
    </style:style>
    <style:style style:name="ce42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427" style:family="table-cell" style:parent-style-name="Excel_20_Built-in_20_Normal_20_1" style:data-style-name="N5000">
      <style:table-cell-properties style:text-align-source="fix" style:repeat-content="false" fo:background-color="transparent" style:vertical-align="top"/>
      <style:paragraph-properties fo:text-align="justify" fo:margin-left="0in"/>
      <style:text-properties style:font-name="Calibri4" fo:font-size="11pt" fo:font-style="normal" fo:font-weight="bold" style:font-name-asian="Calibri" style:font-size-asian="11pt" style:font-style-asian="normal" style:font-weight-asian="bold" style:font-name-complex="Calibri" style:font-size-complex="11pt" style:font-style-complex="normal" style:font-weight-complex="bold"/>
    </style:style>
    <style:style style:name="ce428" style:family="table-cell" style:parent-style-name="Default" style:data-style-name="N0">
      <style:table-cell-properties style:text-align-source="fix" style:repeat-content="false"/>
      <style:paragraph-properties fo:text-align="justify" fo:margin-left="0in"/>
      <style:text-properties style:font-name="Calibri4" fo:font-size="11pt" fo:font-style="normal" fo:font-weight="bold" style:font-size-asian="11pt" style:font-style-asian="normal" style:font-weight-asian="bold" style:font-size-complex="11pt" style:font-style-complex="normal" style:font-weight-complex="bold"/>
    </style:style>
    <style:style style:name="ce429" style:family="table-cell" style:parent-style-name="Default">
      <style:table-cell-properties style:text-align-source="fix" style:repeat-content="false"/>
      <style:paragraph-properties fo:text-align="justify" fo:margin-left="0in"/>
      <style:text-properties style:font-name="Calibri4" fo:font-size="11pt" fo:font-style="normal" fo:font-weight="bold" style:font-size-asian="11pt" style:font-style-asian="normal" style:font-weight-asian="bold" style:font-size-complex="11pt" style:font-style-complex="normal" style:font-weight-complex="bold"/>
    </style:style>
    <style:style style:name="ce430" style:family="table-cell" style:parent-style-name="Default">
      <style:table-cell-properties style:text-align-source="fix" style:repeat-content="false"/>
      <style:paragraph-properties fo:text-align="justify" fo:margin-left="0in"/>
      <style:text-properties style:font-name="Calibri4" fo:font-style="normal" fo:font-weight="bold" style:font-style-asian="normal" style:font-weight-asian="bold" style:font-style-complex="normal" style:font-weight-complex="bold"/>
    </style:style>
    <style:style style:name="ta_extref" style:family="table">
      <style:table-properties table:display="false"/>
    </style:style>
    <style:style style:name="T1" style:family="text">
      <style:text-properties style:font-name="Calibri4"/>
    </style:style>
    <style:style style:name="T2" style:family="text">
      <style:text-properties style:font-name="Calibri" style:font-name-asian="Calibri" style:font-name-complex="Calibri"/>
    </style:style>
    <style:style style:name="T3" style:family="text">
      <style:text-properties style:font-name="Calibri4" style:font-name-asian="Arial1" style:font-name-complex="Arial1"/>
    </style:style>
    <style:style style:name="T4" style:family="text">
      <style:text-properties style:font-name-asian="Calibri" style:font-name-complex="Calibri"/>
    </style:style>
    <style:style style:name="T5" style:family="text">
      <style:text-properties style:font-name="Calibri"/>
    </style:style>
    <style:style style:name="T9" style:family="text">
      <style:text-properties style:font-name="Calibri4" fo:font-size="12pt"/>
    </style:style>
    <style:style style:name="T10" style:family="text">
      <style:text-properties fo:color="#000000" style:font-name="Calibri" style:font-name-asian="Calibri" style:font-name-complex="Calibri"/>
    </style:style>
    <style:style style:name="T11" style:family="text">
      <style:text-properties style:font-name="Calibri4" style:font-name-asian="Microsoft YaHei" style:font-name-complex="Mangal"/>
    </style:style>
    <style:style style:name="T14" style:family="text">
      <style:text-properties fo:font-weight="normal" style:font-weight-asian="normal" style:font-weight-complex="normal"/>
    </style:style>
    <style:style style:name="T15" style:family="text">
      <style:text-properties style:font-name-asian="Arial2" style:font-name-complex="Arial2"/>
    </style:style>
    <style:style style:name="T16" style:family="text">
      <style:text-properties style:font-name="Calibri4" fo:font-size="11pt" style:font-size-asian="11pt" style:font-size-complex="11pt"/>
    </style:style>
    <style:style style:name="T17" style:family="text">
      <style:text-properties fo:font-size="12pt"/>
    </style:style>
    <style:style style:name="T18" style:family="text">
      <style:text-properties style:font-name="Calibri4" fo:font-size="12pt" style:font-size-asian="12pt" style:font-size-complex="12pt"/>
    </style:style>
    <style:style style:name="T19" style:family="text">
      <style:text-properties style:font-name="Calibri4" style:font-name-asian="Calibri" style:font-name-complex="Calibri"/>
    </style:style>
    <style:style style:name="T20" style:family="text">
      <style:text-properties style:font-name-asian="Arial1" style:font-name-complex="Arial1"/>
    </style:style>
  </office:automatic-styles>
  <office:body>
    <office:spreadsheet>
      <table:calculation-settings table:case-sensitive="false" table:search-criteria-must-apply-to-whole-cell="false"/>
      <table:table table:name="Summary" table:style-name="ta1">
        <office:forms form:automatic-focus="false" form:apply-design-mode="false"/>
        <table:table-column table:style-name="co1" table:number-columns-repeated="2" table:default-cell-style-name="ce1"/>
        <table:table-column table:style-name="co151" table:default-cell-style-name="ce1"/>
        <table:table-column table:style-name="co1" table:default-cell-style-name="ce1"/>
        <table:table-column table:style-name="co152" table:default-cell-style-name="ce1"/>
        <table:table-column table:style-name="co1" table:default-cell-style-name="ce1"/>
        <table:table-column table:style-name="co153" table:default-cell-style-name="ce1"/>
        <table:table-column table:style-name="co1" table:default-cell-style-name="ce1"/>
        <table:table-column table:style-name="co154" table:default-cell-style-name="ce1"/>
        <table:table-column table:style-name="co1" table:number-columns-repeated="3" table:default-cell-style-name="ce1"/>
        <table:table-column table:style-name="co155" table:default-cell-style-name="ce1"/>
        <table:table-column table:style-name="co156" table:default-cell-style-name="ce1"/>
        <table:table-column table:style-name="co1" table:number-columns-repeated="2" table:default-cell-style-name="ce1"/>
        <table:table-column table:style-name="co157" table:default-cell-style-name="ce1"/>
        <table:table-column table:style-name="co1" table:number-columns-repeated="997" table:default-cell-style-name="ce1"/>
        <table:table-column table:style-name="co1" table:number-columns-repeated="10" table:default-cell-style-name="Default"/>
        <table:table-row table:style-name="ro1">
          <table:table-cell table:number-columns-repeated="1024"/>
        </table:table-row>
        <table:table-row table:style-name="ro192">
          <table:table-cell table:number-columns-repeated="2"/>
          <table:table-cell table:style-name="ce313" office:value-type="string">
            <text:p>Mind-Alliance Channels Functional Test</text:p>
          </table:table-cell>
          <table:table-cell table:number-columns-repeated="2"/>
          <table:table-cell office:value-type="string">
            <text:p>Date</text:p>
          </table:table-cell>
          <table:table-cell table:style-name="ce324" office:value-type="date" office:date-value="2013-01-02">
            <text:p>01/02/13</text:p>
          </table:table-cell>
          <table:table-cell office:value-type="string">
            <text:p>Modified</text:p>
          </table:table-cell>
          <table:table-cell table:formula="of:=NOW()" office:value-type="date" office:date-value="2013-03-25T18:02:14.56">
            <text:p>03/25/13 06:02 PM</text:p>
          </table:table-cell>
          <table:table-cell table:number-columns-repeated="2"/>
          <table:table-cell office:value-type="string">
            <text:p>Test Priority</text:p>
          </table:table-cell>
          <table:table-cell table:number-columns-repeated="1012"/>
        </table:table-row>
        <table:table-row table:style-name="ro1">
          <table:table-cell table:number-columns-repeated="11"/>
          <table:table-cell office:value-type="string">
            <text:p>L0</text:p>
          </table:table-cell>
          <table:table-cell office:value-type="string">
            <text:p>BVT test cases</text:p>
          </table:table-cell>
          <table:table-cell table:number-columns-repeated="1011"/>
        </table:table-row>
        <table:table-row table:style-name="ro192">
          <table:table-cell/>
          <table:table-cell table:style-name="ce310"/>
          <table:table-cell table:style-name="ce310" office:value-type="string">
            <text:p>Category</text:p>
          </table:table-cell>
          <table:table-cell office:value-type="string">
            <text:p>Priority</text:p>
          </table:table-cell>
          <table:table-cell table:style-name="ce316" office:value-type="string">
            <text:p>Total Test Cases</text:p>
          </table:table-cell>
          <table:table-cell table:style-name="ce321" office:value-type="string">
            <text:p>Pass</text:p>
          </table:table-cell>
          <table:table-cell table:style-name="ce321" office:value-type="string">
            <text:p>Fail</text:p>
          </table:table-cell>
          <table:table-cell table:style-name="ce321" office:value-type="string">
            <text:p>Not Run</text:p>
          </table:table-cell>
          <table:table-cell table:style-name="ce321"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92">
          <table:table-cell/>
          <table:table-cell table:style-name="ce311"/>
          <table:table-cell table:style-name="ce311" office:value-type="string">
            <text:p>Channels Login</text:p>
          </table:table-cell>
          <table:table-cell table:style-name="ce311"/>
          <table:table-cell table:style-name="ce317"/>
          <table:table-cell table:style-name="ce322"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92">
          <table:table-cell/>
          <table:table-cell table:style-name="ce310" table:number-columns-repeated="2"/>
          <table:table-cell table:style-name="ce310" office:value-type="string">
            <text:p>L0</text:p>
          </table:table-cell>
          <table:table-cell table:style-name="ce318" table:formula="of:=COUNTIF([Channels_Login.B2:.B156];&quot;L0&quot;)" office:value-type="float" office:value="6">
            <text:p>6</text:p>
          </table:table-cell>
          <table:table-cell table:style-name="ce323" table:formula="of:=SUMPRODUCT(([Channels_Login.B2:.B156]=&quot;L0&quot;)*([Channels_Login.I2:.I156]=&quot;PASS&quot;))" office:value-type="float" office:value="4">
            <text:p>4</text:p>
          </table:table-cell>
          <table:table-cell table:style-name="ce323" table:formula="of:=SUMPRODUCT(([Channels_Login.B2:.B156]=&quot;L0&quot;)*([Channels_Login.I2:.I156]=&quot;FAIL&quot;))" office:value-type="float" office:value="2">
            <text:p>2</text:p>
          </table:table-cell>
          <table:table-cell table:style-name="ce323"/>
          <table:table-cell table:style-name="ce310"/>
          <table:table-cell table:number-columns-repeated="2"/>
          <table:table-cell office:value-type="string">
            <text:p>L3</text:p>
          </table:table-cell>
          <table:table-cell office:value-type="string">
            <text:p>Boundary test cases Other test cases (e.g. UI / UX, Browser Compatibility, etc.)</text:p>
          </table:table-cell>
          <table:table-cell table:number-columns-repeated="1011"/>
        </table:table-row>
        <table:table-row table:style-name="ro192">
          <table:table-cell/>
          <table:table-cell table:style-name="ce310" table:number-columns-repeated="2"/>
          <table:table-cell table:style-name="ce310" office:value-type="string">
            <text:p>L1</text:p>
          </table:table-cell>
          <table:table-cell table:style-name="ce318" table:formula="of:=COUNTIF([Channels_Login.B2:.B156];&quot;L1&quot;)" office:value-type="float" office:value="18">
            <text:p>18</text:p>
          </table:table-cell>
          <table:table-cell table:style-name="ce323" table:formula="of:=SUMPRODUCT(([Channels_Login.B2:.B156]=&quot;L1&quot;)*([Channels_Login.I2:.I156]=&quot;PASS&quot;))" office:value-type="float" office:value="18">
            <text:p>18</text:p>
          </table:table-cell>
          <table:table-cell table:style-name="ce323" table:formula="of:=SUMPRODUCT(([Channels_Login.B2:.B156]=&quot;L1&quot;)*([Channels_Login.I2:.I156]=&quot;FAIL&quot;))" office:value-type="float" office:value="0">
            <text:p>0</text:p>
          </table:table-cell>
          <table:table-cell table:style-name="ce323"/>
          <table:table-cell table:style-name="ce310"/>
          <table:table-cell table:number-columns-repeated="3"/>
          <table:table-cell table:style-name="Default"/>
          <table:table-cell table:number-columns-repeated="1011"/>
        </table:table-row>
        <table:table-row table:style-name="ro192">
          <table:table-cell/>
          <table:table-cell table:style-name="ce310" table:number-columns-repeated="2"/>
          <table:table-cell table:style-name="ce310" office:value-type="string">
            <text:p>L2</text:p>
          </table:table-cell>
          <table:table-cell table:style-name="ce319" table:formula="of:=COUNTIF([Channels_Login.B2:.B156];&quot;L2&quot;)" office:value-type="float" office:value="8">
            <text:p>8</text:p>
          </table:table-cell>
          <table:table-cell table:style-name="ce323" table:formula="of:=SUMPRODUCT(([Channels_Login.B2:.B156]=&quot;L2&quot;)*([Channels_Login.I2:.I156]=&quot;PASS&quot;))" office:value-type="float" office:value="8">
            <text:p>8</text:p>
          </table:table-cell>
          <table:table-cell table:style-name="ce323" table:formula="of:=SUMPRODUCT(([Channels_Login.B2:.B156]=&quot;L2&quot;)*([Channels_Login.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3</text:p>
          </table:table-cell>
          <table:table-cell table:style-name="ce318" table:formula="of:=COUNTIF([Channels_Login.B2:.B156];&quot;L3&quot;)" office:value-type="float" office:value="6">
            <text:p>6</text:p>
          </table:table-cell>
          <table:table-cell table:style-name="ce323" table:formula="of:=SUMPRODUCT(([Channels_Login.B2:.B156]=&quot;L3&quot;)*([Channels_Login.I2:.I156]=&quot;PASS&quot;))" office:value-type="float" office:value="6">
            <text:p>6</text:p>
          </table:table-cell>
          <table:table-cell table:style-name="ce323" table:formula="of:=SUMPRODUCT(([Channels_Login.B2:.B156]=&quot;L3&quot;)*([Channels_Login.I2:.I156]=&quot;FAIL&quot;))" office:value-type="float" office:value="0">
            <text:p>0</text:p>
          </table:table-cell>
          <table:table-cell table:style-name="ce323"/>
          <table:table-cell table:style-name="ce310"/>
          <table:table-cell table:number-columns-repeated="2"/>
          <table:table-cell office:value-type="string">
            <text:p>Defect</text:p>
          </table:table-cell>
          <table:table-cell table:style-name="ce326"/>
          <table:table-cell table:number-columns-repeated="1011"/>
        </table:table-row>
        <table:table-row table:style-name="ro192">
          <table:table-cell/>
          <table:table-cell table:style-name="ce311"/>
          <table:table-cell table:style-name="ce311" office:value-type="string">
            <text:p>Home Page</text:p>
          </table:table-cell>
          <table:table-cell table:style-name="ce311" table:number-columns-repeated="2"/>
          <table:table-cell table:style-name="ce322" table:number-columns-repeated="4"/>
          <table:table-cell table:number-columns-repeated="2"/>
          <table:table-cell table:style-name="ce325" office:value-type="string">
            <text:p>Closed</text:p>
          </table:table-cell>
          <table:table-cell table:style-name="ce327"/>
          <table:table-cell table:number-columns-repeated="1011"/>
        </table:table-row>
        <table:table-row table:style-name="ro192">
          <table:table-cell/>
          <table:table-cell table:style-name="ce310" table:number-columns-repeated="2"/>
          <table:table-cell table:style-name="ce310" office:value-type="string">
            <text:p>L0</text:p>
          </table:table-cell>
          <table:table-cell table:style-name="ce318" table:formula="of:=COUNTIF([Home_Page.B2:.B156];&quot;L0&quot;)" office:value-type="float" office:value="2">
            <text:p>2</text:p>
          </table:table-cell>
          <table:table-cell table:style-name="ce323" table:formula="of:=SUMPRODUCT(([Home_Page.B2:.B156]=&quot;L0&quot;)*([Home_Page.I2:.I156]=&quot;PASS&quot;))" office:value-type="float" office:value="2">
            <text:p>2</text:p>
          </table:table-cell>
          <table:table-cell table:style-name="ce323" table:formula="of:=SUMPRODUCT(([Home_Page.B2:.B156]=&quot;L0&quot;)*([Home_Page.I2:.I156]=&quot;FAIL&quot;))" office:value-type="float" office:value="0">
            <text:p>0</text:p>
          </table:table-cell>
          <table:table-cell table:style-name="ce323"/>
          <table:table-cell table:style-name="ce310"/>
          <table:table-cell table:number-columns-repeated="2"/>
          <table:table-cell office:value-type="string">
            <text:p>Query</text:p>
          </table:table-cell>
          <table:table-cell table:style-name="ce328"/>
          <table:table-cell table:number-columns-repeated="1011"/>
        </table:table-row>
        <table:table-row table:style-name="ro192">
          <table:table-cell/>
          <table:table-cell table:style-name="ce310" table:number-columns-repeated="2"/>
          <table:table-cell table:style-name="ce310" office:value-type="string">
            <text:p>L1</text:p>
          </table:table-cell>
          <table:table-cell table:style-name="ce318" table:formula="of:=COUNTIF([Home_Page.B2:.B156];&quot;L1&quot;)" office:value-type="float" office:value="7">
            <text:p>7</text:p>
          </table:table-cell>
          <table:table-cell table:style-name="ce323" table:formula="of:=SUMPRODUCT(([Home_Page.B2:.B156]=&quot;L1&quot;)*([Home_Page.I2:.I156]=&quot;PASS&quot;))" office:value-type="float" office:value="7">
            <text:p>7</text:p>
          </table:table-cell>
          <table:table-cell table:style-name="ce323" table:formula="of:=SUMPRODUCT(([Home_Page.B2:.B156]=&quot;L1&quot;)*([Home_Page.I2:.I156]=&quot;FAIL&quot;))" office:value-type="float" office:value="0">
            <text:p>0</text:p>
          </table:table-cell>
          <table:table-cell table:style-name="ce323"/>
          <table:table-cell table:style-name="ce310"/>
          <table:table-cell table:number-columns-repeated="2"/>
          <table:table-cell table:style-name="ce325" office:value-type="string">
            <text:p>Blocked</text:p>
          </table:table-cell>
          <table:table-cell table:style-name="ce329"/>
          <table:table-cell table:style-name="ce25" table:number-columns-repeated="3"/>
          <table:table-cell table:number-columns-repeated="1008"/>
        </table:table-row>
        <table:table-row table:style-name="ro192">
          <table:table-cell/>
          <table:table-cell table:style-name="ce310" table:number-columns-repeated="2"/>
          <table:table-cell table:style-name="ce310" office:value-type="string">
            <text:p>L2</text:p>
          </table:table-cell>
          <table:table-cell table:style-name="ce318" table:formula="of:=COUNTIF([Home_Page.B2:.B156];&quot;L2&quot;)" office:value-type="float" office:value="0">
            <text:p>0</text:p>
          </table:table-cell>
          <table:table-cell table:style-name="ce323" table:formula="of:=SUMPRODUCT(([Home_Page.B2:.B156]=&quot;L2&quot;)*([Home_Page.I2:.I156]=&quot;PASS&quot;))" office:value-type="float" office:value="0">
            <text:p>0</text:p>
          </table:table-cell>
          <table:table-cell table:style-name="ce323" table:formula="of:=SUMPRODUCT(([Home_Page.B2:.B156]=&quot;L2&quot;)*([Home_Page.I2:.I156]=&quot;FAIL&quot;))" office:value-type="float" office:value="0">
            <text:p>0</text:p>
          </table:table-cell>
          <table:table-cell table:style-name="ce323"/>
          <table:table-cell table:style-name="ce310"/>
          <table:table-cell table:number-columns-repeated="2"/>
          <table:table-cell table:style-name="ce325"/>
          <table:table-cell table:style-name="ce21"/>
          <table:table-cell table:style-name="ce25" table:number-columns-repeated="3"/>
          <table:table-cell/>
          <table:table-cell table:style-name="ce339" office:value-type="string">
            <text:p>Internet Explorer</text:p>
          </table:table-cell>
          <table:table-cell/>
          <table:table-cell table:style-name="ce339" office:value-type="string">
            <text:p>Mozilla Firefox</text:p>
          </table:table-cell>
          <table:table-cell/>
          <table:table-cell table:style-name="ce339" office:value-type="string">
            <text:p>Google Chrome</text:p>
          </table:table-cell>
          <table:table-cell table:number-columns-repeated="1002"/>
        </table:table-row>
        <table:table-row table:style-name="ro192">
          <table:table-cell/>
          <table:table-cell table:style-name="ce310" table:number-columns-repeated="2"/>
          <table:table-cell table:style-name="ce310" office:value-type="string">
            <text:p>L3</text:p>
          </table:table-cell>
          <table:table-cell table:style-name="ce318" table:formula="of:=COUNTIF([Home_Page.B2:.B156];&quot;L3&quot;)" office:value-type="float" office:value="1">
            <text:p>1</text:p>
          </table:table-cell>
          <table:table-cell table:style-name="ce323" table:formula="of:=SUMPRODUCT(([Home_Page.B2:.B156]=&quot;L3&quot;)*([Home_Page.I2:.I156]=&quot;PASS&quot;))" office:value-type="float" office:value="1">
            <text:p>1</text:p>
          </table:table-cell>
          <table:table-cell table:style-name="ce323" table:formula="of:=SUMPRODUCT(([Home_Page.B2:.B156]=&quot;L2&quot;)*([Home_Page.I2:.I156]=&quot;FAIL&quot;))" office:value-type="float" office:value="0">
            <text:p>0</text:p>
          </table:table-cell>
          <table:table-cell table:style-name="ce323"/>
          <table:table-cell table:style-name="ce310"/>
          <table:table-cell table:number-columns-repeated="2"/>
          <table:table-cell table:style-name="Default"/>
          <table:table-cell table:style-name="ce330" office:value-type="string">
            <text:p>Category</text:p>
          </table:table-cell>
          <table:table-cell table:style-name="ce316" office:value-type="string">
            <text:p>Total Test Cases</text:p>
          </table:table-cell>
          <table:table-cell table:style-name="ce316" office:value-type="string">
            <text:p>Pass</text:p>
          </table:table-cell>
          <table:table-cell table:style-name="ce316" office:value-type="string">
            <text:p>Fail</text:p>
          </table:table-cell>
          <table:table-cell table:style-name="ce335" office:value-type="string">
            <text:p>Automated</text:p>
          </table:table-cell>
          <table:table-cell table:style-name="ce340" office:value-type="string">
            <text:p>Pass</text:p>
          </table:table-cell>
          <table:table-cell table:style-name="ce340" office:value-type="string">
            <text:p>Fail</text:p>
          </table:table-cell>
          <table:table-cell table:style-name="ce340" office:value-type="string">
            <text:p>Pass</text:p>
          </table:table-cell>
          <table:table-cell table:style-name="ce340" office:value-type="string">
            <text:p>Fail</text:p>
          </table:table-cell>
          <table:table-cell table:style-name="ce340" office:value-type="string">
            <text:p>Pass</text:p>
          </table:table-cell>
          <table:table-cell table:style-name="ce340" office:value-type="string">
            <text:p>Fail</text:p>
          </table:table-cell>
          <table:table-cell table:number-columns-repeated="1001"/>
        </table:table-row>
        <table:table-row table:style-name="ro192">
          <table:table-cell/>
          <table:table-cell table:style-name="ce311"/>
          <table:table-cell table:style-name="ce311" office:value-type="string">
            <text:p>Channels Admin</text:p>
          </table:table-cell>
          <table:table-cell table:style-name="ce311" table:number-columns-repeated="2"/>
          <table:table-cell table:style-name="ce322" table:number-columns-repeated="4"/>
          <table:table-cell table:number-columns-repeated="2"/>
          <table:table-cell table:style-name="Default"/>
          <table:table-cell table:style-name="ce310" office:value-type="string">
            <text:p>Channels Home</text:p>
          </table:table-cell>
          <table:table-cell table:style-name="ce318" table:formula="of:=COUNTA([Home_Page.A2:.A52])" office:value-type="float" office:value="10">
            <text:p>1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table-cell table:style-name="ce323" table:number-columns-repeated="3"/>
          <table:table-cell table:style-name="ce310"/>
          <table:table-cell table:number-columns-repeated="2"/>
          <table:table-cell table:style-name="Default"/>
          <table:table-cell table:style-name="ce310" office:value-type="string">
            <text:p>Channels Header</text:p>
          </table:table-cell>
          <table:table-cell table:style-name="ce318" table:formula="of:=COUNTA([Channels_Headers.A2:.A52])" office:value-type="float" office:value="12">
            <text:p>12</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table-cell table:style-name="ce323" table:number-columns-repeated="3"/>
          <table:table-cell table:style-name="ce310"/>
          <table:table-cell table:number-columns-repeated="2"/>
          <table:table-cell table:style-name="Default"/>
          <table:table-cell table:style-name="ce310" office:value-type="string">
            <text:p>Social Panel</text:p>
          </table:table-cell>
          <table:table-cell table:style-name="ce318" table:formula="of:=COUNTA([Social_Panel.A2:.A52])" office:value-type="float" office:value="50">
            <text:p>5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table-cell table:style-name="ce323" table:number-columns-repeated="3"/>
          <table:table-cell table:style-name="ce310"/>
          <table:table-cell table:number-columns-repeated="2"/>
          <table:table-cell table:style-name="Default"/>
          <table:table-cell table:style-name="ce310" office:value-type="string">
            <text:p>Display Control</text:p>
          </table:table-cell>
          <table:table-cell table:style-name="ce318" table:formula="of:=COUNTA([Display_Control.A2:.A52])" office:value-type="float" office:value="16">
            <text:p>16</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table-cell table:style-name="ce323" table:number-columns-repeated="3"/>
          <table:table-cell table:style-name="ce310"/>
          <table:table-cell table:number-columns-repeated="2"/>
          <table:table-cell table:style-name="Default"/>
          <table:table-cell table:style-name="ce310" office:value-type="string">
            <text:p>Collaboration Panel</text:p>
          </table:table-cell>
          <table:table-cell table:style-name="ce318" table:formula="of:=COUNTA([Collaboration_Panel.A2:.A100])" office:value-type="float" office:value="31">
            <text:p>31</text:p>
          </table:table-cell>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Social Panel Home Page</text:p>
          </table:table-cell>
          <table:table-cell table:style-name="ce311" table:number-columns-repeated="2"/>
          <table:table-cell table:style-name="ce322" table:number-columns-repeated="4"/>
          <table:table-cell table:number-columns-repeated="2"/>
          <table:table-cell table:style-name="Default"/>
          <table:table-cell table:style-name="ce310" office:value-type="string">
            <text:p>Channels Home</text:p>
          </table:table-cell>
          <table:table-cell table:style-name="ce318" table:formula="of:=COUNTA([Home_Page.A7:.A57])" office:value-type="float" office:value="5">
            <text:p>5</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formula="of:=COUNTIF([Social_Panel_HomePage.B2:.B156];&quot;L0&quot;)" office:value-type="float" office:value="2">
            <text:p>2</text:p>
          </table:table-cell>
          <table:table-cell table:style-name="ce323" table:formula="of:=SUMPRODUCT(([Social_Panel_HomePage.B2:.B156]=&quot;L0&quot;)*([Social_Panel_HomePage.I2:.I156]=&quot;PASS&quot;))" office:value-type="float" office:value="2">
            <text:p>2</text:p>
          </table:table-cell>
          <table:table-cell table:style-name="ce323" table:formula="of:=SUMPRODUCT(([Social_Panel_HomePage.B2:.B156]=&quot;L0&quot;)*([Social_Panel_HomePage.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hannels Header</text:p>
          </table:table-cell>
          <table:table-cell table:style-name="ce318" table:formula="of:=COUNTA([Channels_Headers.A7:.A57])" office:value-type="float" office:value="7">
            <text:p>7</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Social_Panel_HomePage.B2:.B156];&quot;L1&quot;)" office:value-type="float" office:value="26">
            <text:p>26</text:p>
          </table:table-cell>
          <table:table-cell table:style-name="ce323" table:formula="of:=SUMPRODUCT(([Social_Panel_HomePage.B2:.B156]=&quot;L1&quot;)*([Social_Panel_HomePage.I2:.I156]=&quot;PASS&quot;))" office:value-type="float" office:value="23">
            <text:p>23</text:p>
          </table:table-cell>
          <table:table-cell table:style-name="ce323" table:formula="of:=SUMPRODUCT(([Social_Panel_HomePage.B2:.B156]=&quot;L1&quot;)*([Social_Panel_HomePage.I2:.I156]=&quot;FAIL&quot;))" office:value-type="float" office:value="3">
            <text:p>3</text:p>
          </table:table-cell>
          <table:table-cell table:style-name="ce323"/>
          <table:table-cell table:style-name="ce310"/>
          <table:table-cell table:number-columns-repeated="2"/>
          <table:table-cell table:style-name="Default"/>
          <table:table-cell table:style-name="ce310" office:value-type="string">
            <text:p>Social Panel</text:p>
          </table:table-cell>
          <table:table-cell table:style-name="ce318" table:formula="of:=COUNTA([Social_Panel.A7:.A57])" office:value-type="float" office:value="45">
            <text:p>45</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Social_Panel_HomePage.B2:.B156];&quot;L2&quot;)" office:value-type="float" office:value="10">
            <text:p>10</text:p>
          </table:table-cell>
          <table:table-cell table:style-name="ce323" table:formula="of:=SUMPRODUCT(([Social_Panel_HomePage.B2:.B156]=&quot;L2&quot;)*([Social_Panel_HomePage.I2:.I156]=&quot;PASS&quot;))" office:value-type="float" office:value="9">
            <text:p>9</text:p>
          </table:table-cell>
          <table:table-cell table:style-name="ce323" table:formula="of:=SUMPRODUCT(([Social_Panel_HomePage.B2:.B156]=&quot;L2&quot;)*([Social_Panel_HomePage.I2:.I156]=&quot;FAIL&quot;))" office:value-type="float" office:value="1">
            <text:p>1</text:p>
          </table:table-cell>
          <table:table-cell table:style-name="ce323"/>
          <table:table-cell table:style-name="ce310"/>
          <table:table-cell table:number-columns-repeated="2"/>
          <table:table-cell table:style-name="Default"/>
          <table:table-cell table:style-name="ce310" office:value-type="string">
            <text:p>Display Control</text:p>
          </table:table-cell>
          <table:table-cell table:style-name="ce318" table:formula="of:=COUNTA([Display_Control.A7:.A57])" office:value-type="float" office:value="11">
            <text:p>11</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Social_Panel_HomePage.B2:.B156];&quot;L3&quot;)" office:value-type="float" office:value="1">
            <text:p>1</text:p>
          </table:table-cell>
          <table:table-cell table:style-name="ce323" table:formula="of:=SUMPRODUCT(([Social_Panel_HomePage.B2:.B156]=&quot;L3&quot;)*([Social_Panel_HomePage.I2:.I156]=&quot;PASS&quot;))" office:value-type="float" office:value="1">
            <text:p>1</text:p>
          </table:table-cell>
          <table:table-cell table:style-name="ce323" table:formula="of:=SUMPRODUCT(([Social_Panel_HomePage.B2:.B156]=&quot;L0&quot;)*([Social_Panel_HomePage.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ollaboration Panel</text:p>
          </table:table-cell>
          <table:table-cell table:style-name="ce318" table:formula="of:=COUNTA([Collaboration_Panel.A7:.A105])" office:value-type="float" office:value="26">
            <text:p>26</text:p>
          </table:table-cell>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Social Panel</text:p>
          </table:table-cell>
          <table:table-cell table:style-name="ce311" table:number-columns-repeated="2"/>
          <table:table-cell table:style-name="ce322" table:number-columns-repeated="4"/>
          <table:table-cell table:number-columns-repeated="2"/>
          <table:table-cell table:style-name="Default"/>
          <table:table-cell table:style-name="ce310" office:value-type="string">
            <text:p>Channels Home</text:p>
          </table:table-cell>
          <table:table-cell table:style-name="ce318" table:formula="of:=COUNTA([Home_Page.A12:.A62])"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formula="of:=COUNTIF([Social_Panel.B2:.B156];&quot;L0&quot;)" office:value-type="float" office:value="5">
            <text:p>5</text:p>
          </table:table-cell>
          <table:table-cell table:style-name="ce323" table:formula="of:=SUMPRODUCT(([Social_Panel.B2:.B156]=&quot;L0&quot;)*([Social_Panel.I2:.I156]=&quot;PASS&quot;))" office:value-type="float" office:value="5">
            <text:p>5</text:p>
          </table:table-cell>
          <table:table-cell table:style-name="ce323" table:formula="of:=SUMPRODUCT(([Social_Panel.B2:.B156]=&quot;L0&quot;)*([Social_Panel.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hannels Header</text:p>
          </table:table-cell>
          <table:table-cell table:style-name="ce318" table:formula="of:=COUNTA([Channels_Headers.A12:.A62])" office:value-type="float" office:value="2">
            <text:p>2</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Social_Panel.B2:.B156];&quot;L1&quot;)" office:value-type="float" office:value="31">
            <text:p>31</text:p>
          </table:table-cell>
          <table:table-cell table:style-name="ce323" table:formula="of:=SUMPRODUCT(([Social_Panel.B2:.B156]=&quot;L1&quot;)*([Social_Panel.I2:.I156]=&quot;PASS&quot;))" office:value-type="float" office:value="28">
            <text:p>28</text:p>
          </table:table-cell>
          <table:table-cell table:style-name="ce323" table:formula="of:=SUMPRODUCT(([Social_Panel.B2:.B156]=&quot;L1&quot;)*([Social_Panel.I2:.I156]=&quot;FAIL&quot;))" office:value-type="float" office:value="3">
            <text:p>3</text:p>
          </table:table-cell>
          <table:table-cell table:style-name="ce323"/>
          <table:table-cell table:style-name="ce310"/>
          <table:table-cell table:number-columns-repeated="2"/>
          <table:table-cell table:style-name="Default"/>
          <table:table-cell table:style-name="ce310" office:value-type="string">
            <text:p>Social Panel</text:p>
          </table:table-cell>
          <table:table-cell table:style-name="ce318" table:formula="of:=COUNTA([Social_Panel.A12:.A62])" office:value-type="float" office:value="40">
            <text:p>4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Social_Panel.B2:.B156];&quot;L2&quot;)" office:value-type="float" office:value="13">
            <text:p>13</text:p>
          </table:table-cell>
          <table:table-cell table:style-name="ce323" table:formula="of:=SUMPRODUCT(([Social_Panel.B2:.B156]=&quot;L2&quot;)*([Social_Panel.I2:.I156]=&quot;PASS&quot;))" office:value-type="float" office:value="12">
            <text:p>12</text:p>
          </table:table-cell>
          <table:table-cell table:style-name="ce323" table:formula="of:=SUMPRODUCT(([Social_Panel.B2:.B156]=&quot;L2&quot;)*([Social_Panel.I2:.I156]=&quot;FAIL&quot;))" office:value-type="float" office:value="1">
            <text:p>1</text:p>
          </table:table-cell>
          <table:table-cell table:style-name="ce323"/>
          <table:table-cell table:style-name="ce310"/>
          <table:table-cell table:number-columns-repeated="2"/>
          <table:table-cell table:style-name="Default"/>
          <table:table-cell table:style-name="ce310" office:value-type="string">
            <text:p>Display Control</text:p>
          </table:table-cell>
          <table:table-cell table:style-name="ce318" table:formula="of:=COUNTA([Display_Control.A12:.A62])" office:value-type="float" office:value="6">
            <text:p>6</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Social_Panel.B2:.B156];&quot;L3&quot;)" office:value-type="float" office:value="1">
            <text:p>1</text:p>
          </table:table-cell>
          <table:table-cell table:style-name="ce323" table:formula="of:=SUMPRODUCT(([Social_Panel.B2:.B156]=&quot;L3&quot;)*([Social_Panel.I2:.I156]=&quot;PASS&quot;))" office:value-type="float" office:value="1">
            <text:p>1</text:p>
          </table:table-cell>
          <table:table-cell table:style-name="ce323" table:formula="of:=SUMPRODUCT(([Social_Panel.B2:.B156]=&quot;L3&quot;)*([Social_Panel.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ollaboration Panel</text:p>
          </table:table-cell>
          <table:table-cell table:style-name="ce318" table:formula="of:=COUNTA([Collaboration_Panel.A12:.A110])" office:value-type="float" office:value="21">
            <text:p>21</text:p>
          </table:table-cell>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Communities</text:p>
          </table:table-cell>
          <table:table-cell table:style-name="ce311" table:number-columns-repeated="2"/>
          <table:table-cell table:style-name="ce322" table:number-columns-repeated="4"/>
          <table:table-cell table:number-columns-repeated="2"/>
          <table:table-cell table:style-name="Default"/>
          <table:table-cell table:style-name="ce310" office:value-type="string">
            <text:p>Channels Home</text:p>
          </table:table-cell>
          <table:table-cell table:style-name="ce318" table:formula="of:=COUNTA([Home_Page.A17:.A67])"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formula="of:=COUNTIF([Communities.B2:.B156];&quot;L0&quot;)" office:value-type="float" office:value="2">
            <text:p>2</text:p>
          </table:table-cell>
          <table:table-cell table:style-name="ce323" table:formula="of:=SUMPRODUCT(([Communities.B2:.B156]=&quot;L0&quot;)*([Communities.I2:.I156]=&quot;PASS&quot;))" office:value-type="float" office:value="2">
            <text:p>2</text:p>
          </table:table-cell>
          <table:table-cell table:style-name="ce323" table:formula="of:=SUMPRODUCT(([Communities.B2:.B156]=&quot;L0&quot;)*([Communities.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hannels Header</text:p>
          </table:table-cell>
          <table:table-cell table:style-name="ce318" table:formula="of:=COUNTA([Channels_Headers.A17:.A67])"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Communities.B2:.B156];&quot;L1&quot;)" office:value-type="float" office:value="55">
            <text:p>55</text:p>
          </table:table-cell>
          <table:table-cell table:style-name="ce323" table:formula="of:=SUMPRODUCT(([Communities.B2:.B156]=&quot;L1&quot;)*([Communities.I2:.I156]=&quot;PASS&quot;))" office:value-type="float" office:value="53">
            <text:p>53</text:p>
          </table:table-cell>
          <table:table-cell table:style-name="ce323" table:formula="of:=SUMPRODUCT(([Communities.B2:.B156]=&quot;L1&quot;)*([Communities.I2:.I156]=&quot;FAIL&quot;))" office:value-type="float" office:value="2">
            <text:p>2</text:p>
          </table:table-cell>
          <table:table-cell table:style-name="ce323"/>
          <table:table-cell table:style-name="ce310"/>
          <table:table-cell table:number-columns-repeated="2"/>
          <table:table-cell table:style-name="Default"/>
          <table:table-cell table:style-name="ce310" office:value-type="string">
            <text:p>Social Panel</text:p>
          </table:table-cell>
          <table:table-cell table:style-name="ce318" table:formula="of:=COUNTA([Social_Panel.A17:.A67])" office:value-type="float" office:value="35">
            <text:p>35</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Communities.B2:.B156];&quot;L2&quot;)" office:value-type="float" office:value="9">
            <text:p>9</text:p>
          </table:table-cell>
          <table:table-cell table:style-name="ce323" table:formula="of:=SUMPRODUCT(([Communities.B2:.B156]=&quot;L2&quot;)*([Communities.I2:.I156]=&quot;PASS&quot;))" office:value-type="float" office:value="5">
            <text:p>5</text:p>
          </table:table-cell>
          <table:table-cell table:style-name="ce323" table:formula="of:=SUMPRODUCT(([Communities.B2:.B156]=&quot;L2&quot;)*([Communities.I2:.I156]=&quot;FAIL&quot;))" office:value-type="float" office:value="4">
            <text:p>4</text:p>
          </table:table-cell>
          <table:table-cell table:style-name="ce323"/>
          <table:table-cell table:style-name="ce310"/>
          <table:table-cell table:number-columns-repeated="2"/>
          <table:table-cell table:style-name="Default"/>
          <table:table-cell table:style-name="ce310" office:value-type="string">
            <text:p>Display Control</text:p>
          </table:table-cell>
          <table:table-cell table:style-name="ce318" table:formula="of:=COUNTA([Display_Control.A17:.A67])" office:value-type="float" office:value="1">
            <text:p>1</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Communities.B2:.B156];&quot;L3&quot;)" office:value-type="float" office:value="0">
            <text:p>0</text:p>
          </table:table-cell>
          <table:table-cell table:style-name="ce323" table:formula="of:=SUMPRODUCT(([Communities.B2:.B156]=&quot;L3&quot;)*([Communities.I2:.I156]=&quot;PASS&quot;))" office:value-type="float" office:value="0">
            <text:p>0</text:p>
          </table:table-cell>
          <table:table-cell table:style-name="ce323" table:formula="of:=SUMPRODUCT(([Communities.B2:.B156]=&quot;L3&quot;)*([Communities.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ollaboration Panel</text:p>
          </table:table-cell>
          <table:table-cell table:style-name="ce318" table:formula="of:=COUNTA([Collaboration_Panel.A17:.A115])" office:value-type="float" office:value="16">
            <text:p>16</text:p>
          </table:table-cell>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Domain Plans</text:p>
          </table:table-cell>
          <table:table-cell table:style-name="ce311" table:number-columns-repeated="2"/>
          <table:table-cell table:style-name="ce322" table:number-columns-repeated="4"/>
          <table:table-cell table:number-columns-repeated="2"/>
          <table:table-cell table:style-name="Default"/>
          <table:table-cell table:style-name="ce310" office:value-type="string">
            <text:p>Channels Home</text:p>
          </table:table-cell>
          <table:table-cell table:style-name="ce318" table:formula="of:=COUNTA([Home_Page.A22:.A72])"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formula="of:=COUNTIF([Domain_Plans.B4:.B158];&quot;L0&quot;)" office:value-type="float" office:value="0">
            <text:p>0</text:p>
          </table:table-cell>
          <table:table-cell table:style-name="ce323" table:formula="of:=SUMPRODUCT(([Domain_Plans.B2:.B156]=&quot;L0&quot;)*([Domain_Plans.I2:.I156]=&quot;PASS&quot;))" office:value-type="float" office:value="0">
            <text:p>0</text:p>
          </table:table-cell>
          <table:table-cell table:style-name="ce323" table:formula="of:=SUMPRODUCT(([Domain_Plans.B2:.B156]=&quot;L0&quot;)*([Domain_Plans.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hannels Header</text:p>
          </table:table-cell>
          <table:table-cell table:style-name="ce318" table:formula="of:=COUNTA([Channels_Headers.A22:.A72])"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Domain_Plans.B4:.B158];&quot;L1&quot;)" office:value-type="float" office:value="29">
            <text:p>29</text:p>
          </table:table-cell>
          <table:table-cell table:style-name="ce323" table:formula="of:=SUMPRODUCT(([Domain_Plans.B2:.B156]=&quot;L1&quot;)*([Domain_Plans.I2:.I156]=&quot;PASS&quot;))" office:value-type="float" office:value="31">
            <text:p>31</text:p>
          </table:table-cell>
          <table:table-cell table:style-name="ce323" table:formula="of:=SUMPRODUCT(([Domain_Plans.B2:.B156]=&quot;L1&quot;)*([Domain_Plans.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Social Panel</text:p>
          </table:table-cell>
          <table:table-cell table:style-name="ce318" table:formula="of:=COUNTA([Social_Panel.A22:.A72])" office:value-type="float" office:value="30">
            <text:p>3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Domain_Plans.B4:.B158];&quot;L2&quot;)" office:value-type="float" office:value="2">
            <text:p>2</text:p>
          </table:table-cell>
          <table:table-cell table:style-name="ce323" table:formula="of:=SUMPRODUCT(([Domain_Plans.B2:.B156]=&quot;L2&quot;)*([Domain_Plans.I2:.I156]=&quot;PASS&quot;))" office:value-type="float" office:value="1">
            <text:p>1</text:p>
          </table:table-cell>
          <table:table-cell table:style-name="ce323" table:formula="of:=SUMPRODUCT(([Domain_Plans.B2:.B156]=&quot;L2&quot;)*([Domain_Plans.I2:.I156]=&quot;FAIL&quot;))" office:value-type="float" office:value="1">
            <text:p>1</text:p>
          </table:table-cell>
          <table:table-cell table:style-name="ce323"/>
          <table:table-cell table:style-name="ce310"/>
          <table:table-cell table:number-columns-repeated="2"/>
          <table:table-cell table:style-name="Default"/>
          <table:table-cell table:style-name="ce310" office:value-type="string">
            <text:p>Display Control</text:p>
          </table:table-cell>
          <table:table-cell table:style-name="ce318" table:formula="of:=COUNTA([Display_Control.A22:.A72])"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Domain_Plans.B4:.B158];&quot;L3&quot;)" office:value-type="float" office:value="0">
            <text:p>0</text:p>
          </table:table-cell>
          <table:table-cell table:style-name="ce323" table:formula="of:=SUMPRODUCT(([Domain_Plans.B2:.B156]=&quot;L3&quot;)*([Domain_Plans.I2:.I156]=&quot;PASS&quot;))" office:value-type="float" office:value="0">
            <text:p>0</text:p>
          </table:table-cell>
          <table:table-cell table:style-name="ce323" table:formula="of:=SUMPRODUCT(([Domain_Plans.B2:.B156]=&quot;L3&quot;)*([Domain_Plans.I2:.I156]=&quot;PASS&quot;))" office:value-type="float" office:value="0">
            <text:p>0</text:p>
          </table:table-cell>
          <table:table-cell table:style-name="ce323"/>
          <table:table-cell table:style-name="ce310"/>
          <table:table-cell table:number-columns-repeated="2"/>
          <table:table-cell table:style-name="Default"/>
          <table:table-cell table:style-name="ce310" office:value-type="string">
            <text:p>Collaboration Panel</text:p>
          </table:table-cell>
          <table:table-cell table:style-name="ce318" table:formula="of:=COUNTA([Collaboration_Panel.A22:.A120])" office:value-type="float" office:value="11">
            <text:p>11</text:p>
          </table:table-cell>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Social Panel Domain Plan</text:p>
          </table:table-cell>
          <table:table-cell table:style-name="ce311" table:number-columns-repeated="2"/>
          <table:table-cell table:style-name="ce322" table:number-columns-repeated="4"/>
          <table:table-cell table:number-columns-repeated="2"/>
          <table:table-cell table:style-name="Default"/>
          <table:table-cell table:style-name="ce310" office:value-type="string">
            <text:p>Channels Home</text:p>
          </table:table-cell>
          <table:table-cell table:style-name="ce318" table:formula="of:=COUNTA([Home_Page.A27:.A77])"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formula="of:=COUNTIF([Social_Panel_Domain_Plan.B4:.B158];&quot;L0&quot;)" office:value-type="float" office:value="3">
            <text:p>3</text:p>
          </table:table-cell>
          <table:table-cell table:style-name="ce323" table:formula="of:=SUMPRODUCT(([Social_Panel_Domain_Plan.B2:.B156]=&quot;L0&quot;)*([Social_Panel_Domain_Plan.I2:.I156]=&quot;PASS&quot;))" office:value-type="float" office:value="3">
            <text:p>3</text:p>
          </table:table-cell>
          <table:table-cell table:style-name="ce323" table:formula="of:=SUMPRODUCT(([Social_Panel_Domain_Plan.B2:.B156]=&quot;L0&quot;)*([Social_Panel_Domain_Plan.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hannels Header</text:p>
          </table:table-cell>
          <table:table-cell table:style-name="ce318" table:formula="of:=COUNTA([Channels_Headers.A27:.A77])"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Social_Panel_Domain_Plan.B4:.B158];&quot;L1&quot;)" office:value-type="float" office:value="10">
            <text:p>10</text:p>
          </table:table-cell>
          <table:table-cell table:style-name="ce323" table:formula="of:=SUMPRODUCT(([Social_Panel_Domain_Plan.B2:.B156]=&quot;L1&quot;)*([Social_Panel_Domain_Plan.I2:.I156]=&quot;PASS&quot;))" office:value-type="float" office:value="12">
            <text:p>12</text:p>
          </table:table-cell>
          <table:table-cell table:style-name="ce323" table:formula="of:=SUMPRODUCT(([Social_Panel_Domain_Plan.B2:.B156]=&quot;L1&quot;)*([Social_Panel_Domain_Plan.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Social Panel</text:p>
          </table:table-cell>
          <table:table-cell table:style-name="ce318" table:formula="of:=COUNTA([Social_Panel.A27:.A77])" office:value-type="float" office:value="25">
            <text:p>25</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Social_Panel_Domain_Plan.B4:.B158];&quot;L2&quot;)" office:value-type="float" office:value="3">
            <text:p>3</text:p>
          </table:table-cell>
          <table:table-cell table:style-name="ce323" table:formula="of:=SUMPRODUCT(([Social_Panel_Domain_Plan.B2:.B156]=&quot;L2&quot;)*([Social_Panel_Domain_Plan.I2:.I156]=&quot;PASS&quot;))" office:value-type="float" office:value="3">
            <text:p>3</text:p>
          </table:table-cell>
          <table:table-cell table:style-name="ce323" table:formula="of:=SUMPRODUCT(([Social_Panel_Domain_Plan.B2:.B156]=&quot;L2&quot;)*([Social_Panel_Domain_Plan.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Display Control</text:p>
          </table:table-cell>
          <table:table-cell table:style-name="ce318" table:formula="of:=COUNTA([Display_Control.A27:.A77])" office:value-type="float" office:value="0">
            <text:p>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Social_Panel_Domain_Plan.B4:.B158];&quot;L3&quot;)" office:value-type="float" office:value="1">
            <text:p>1</text:p>
          </table:table-cell>
          <table:table-cell table:style-name="ce323" table:formula="of:=SUMPRODUCT(([Social_Panel_Domain_Plan.B2:.B156]=&quot;L3&quot;)*([Social_Panel_Domain_Plan.I2:.I156]=&quot;PASS&quot;))" office:value-type="float" office:value="1">
            <text:p>1</text:p>
          </table:table-cell>
          <table:table-cell table:style-name="ce323" table:formula="of:=SUMPRODUCT(([Social_Panel_Domain_Plan.B2:.B156]=&quot;L3&quot;)*([Social_Panel_Domain_Plan.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Collaboration Panel</text:p>
          </table:table-cell>
          <table:table-cell table:style-name="ce318" table:formula="of:=COUNTA([Collaboration_Panel.A27:.A125])" office:value-type="float" office:value="6">
            <text:p>6</text:p>
          </table:table-cell>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Display Control</text:p>
          </table:table-cell>
          <table:table-cell table:style-name="ce311" table:number-columns-repeated="2"/>
          <table:table-cell table:style-name="ce322" table:number-columns-repeated="4"/>
          <table:table-cell table:number-columns-repeated="2"/>
          <table:table-cell table:style-name="Default"/>
          <table:table-cell table:style-name="ce310" office:value-type="string">
            <text:p>Feedback &amp; Replies</text:p>
          </table:table-cell>
          <table:table-cell table:style-name="ce318" table:formula="of:=COUNTA([Feedback_Replies.A2:.A100])" office:value-type="float" office:value="40">
            <text:p>40</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formula="of:=COUNTIF([Display_Control.B4:.B158];&quot;L0&quot;)" office:value-type="float" office:value="0">
            <text:p>0</text:p>
          </table:table-cell>
          <table:table-cell table:style-name="ce323" table:formula="of:=SUMPRODUCT(([Display_Control.B2:.B156]=&quot;L0&quot;)*([Display_Control.I2:.I156]=&quot;PASS&quot;))" office:value-type="float" office:value="0">
            <text:p>0</text:p>
          </table:table-cell>
          <table:table-cell table:style-name="ce323" table:formula="of:=SUMPRODUCT(([Display_Control.B2:.B156]=&quot;L0&quot;)*([Display_Control.I2:.I156]=&quot;FAIL&quot;))" office:value-type="float" office:value="0">
            <text:p>0</text:p>
          </table:table-cell>
          <table:table-cell table:style-name="ce323"/>
          <table:table-cell table:style-name="ce310"/>
          <table:table-cell table:number-columns-repeated="2"/>
          <table:table-cell table:style-name="Default"/>
          <table:table-cell table:style-name="ce310" office:value-type="string">
            <text:p>Planning Surveys</text:p>
          </table:table-cell>
          <table:table-cell table:style-name="ce318" table:formula="of:=COUNTA([Planning_Surveys.A2:.A500])" office:value-type="float" office:value="112">
            <text:p>112</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Display_Control.B4:.B158];&quot;L1&quot;)" office:value-type="float" office:value="14">
            <text:p>14</text:p>
          </table:table-cell>
          <table:table-cell table:style-name="ce323" table:formula="of:=SUMPRODUCT(([Display_Control.B2:.B156]=&quot;L1&quot;)*([Display_Control.I2:.I156]=&quot;PASS&quot;))" office:value-type="float" office:value="15">
            <text:p>15</text:p>
          </table:table-cell>
          <table:table-cell table:style-name="ce323" table:formula="of:=SUMPRODUCT(([Display_Control.B2:.B156]=&quot;L1&quot;)*([Display_Control.I2:.I156]=&quot;FAIL&quot;))" office:value-type="float" office:value="1">
            <text:p>1</text:p>
          </table:table-cell>
          <table:table-cell table:style-name="ce323"/>
          <table:table-cell table:style-name="ce310"/>
          <table:table-cell table:number-columns-repeated="2"/>
          <table:table-cell table:style-name="Default"/>
          <table:table-cell table:style-name="ce310" office:value-type="string">
            <text:p>Survey And Questionnaire</text:p>
          </table:table-cell>
          <table:table-cell table:style-name="ce318" table:formula="of:=COUNTA([Surveys_Questionnaires.A2:.A505])" office:value-type="float" office:value="63">
            <text:p>63</text:p>
          </table:table-cell>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Display_Control.B4:.B158];&quot;L2&quot;)" office:value-type="float" office:value="0">
            <text:p>0</text:p>
          </table:table-cell>
          <table:table-cell table:style-name="ce323" table:formula="of:=SUMPRODUCT(([Display_Control.B2:.B156]=&quot;L2&quot;)*([Display_Control.I2:.I156]=&quot;PASS&quot;))" office:value-type="float" office:value="0">
            <text:p>0</text:p>
          </table:table-cell>
          <table:table-cell table:style-name="ce323" table:formula="of:=SUMPRODUCT(([Display_Control.B2:.B156]=&quot;L2&quot;)*([Display_Control.I2:.I156]=&quot;FAIL&quot;))" office:value-type="float" office:value="0">
            <text:p>0</text:p>
          </table:table-cell>
          <table:table-cell table:style-name="ce323"/>
          <table:table-cell table:style-name="ce310"/>
          <table:table-cell table:number-columns-repeated="2"/>
          <table:table-cell table:style-name="Default"/>
          <table:table-cell table:style-name="ce23" office:value-type="string">
            <text:p>Searching</text:p>
          </table:table-cell>
          <table:table-cell table:style-name="Default"/>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Display_Control.B4:.B158];&quot;L3&quot;)" office:value-type="float" office:value="0">
            <text:p>0</text:p>
          </table:table-cell>
          <table:table-cell table:style-name="ce323" table:formula="of:=SUMPRODUCT(([Display_Control.B2:.B156]=&quot;L3&quot;)*([Display_Control.I2:.I156]=&quot;PASS&quot;))" office:value-type="float" office:value="0">
            <text:p>0</text:p>
          </table:table-cell>
          <table:table-cell table:style-name="ce323" table:formula="of:=SUMPRODUCT(([Display_Control.B2:.B156]=&quot;L3&quot;)*([Display_Control.I2:.I156]=&quot;FAIL&quot;))" office:value-type="float" office:value="0">
            <text:p>0</text:p>
          </table:table-cell>
          <table:table-cell table:style-name="ce323"/>
          <table:table-cell table:style-name="ce310"/>
          <table:table-cell table:number-columns-repeated="2"/>
          <table:table-cell table:style-name="Default"/>
          <table:table-cell table:style-name="ce23" office:value-type="string">
            <text:p>Scoping</text:p>
          </table:table-cell>
          <table:table-cell table:style-name="Default"/>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Collaboration Panel</text:p>
          </table:table-cell>
          <table:table-cell table:style-name="ce311" table:number-columns-repeated="2"/>
          <table:table-cell table:style-name="ce322" table:number-columns-repeated="4"/>
          <table:table-cell table:number-columns-repeated="2"/>
          <table:table-cell table:style-name="Default"/>
          <table:table-cell table:style-name="ce23" office:value-type="string">
            <text:p>Entities</text:p>
          </table:table-cell>
          <table:table-cell table:style-name="Default"/>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formula="of:=COUNTIF([Collaboration_Panel.B4:.B158];&quot;L0&quot;)" office:value-type="float" office:value="4">
            <text:p>4</text:p>
          </table:table-cell>
          <table:table-cell table:style-name="ce323" table:formula="of:=SUMPRODUCT(([Collaboration_Panel.B2:.B156]=&quot;L0&quot;)*([Collaboration_Panel.I2:.I156]=&quot;PASS&quot;))" office:value-type="float" office:value="4">
            <text:p>4</text:p>
          </table:table-cell>
          <table:table-cell table:style-name="ce323" table:formula="of:=SUMPRODUCT(([Collaboration_Panel.B2:.B156]=&quot;L0&quot;)*([Collaboration_Panel.I2:.I156]=&quot;FAIL&quot;))" office:value-type="float" office:value="0">
            <text:p>0</text:p>
          </table:table-cell>
          <table:table-cell table:style-name="ce323"/>
          <table:table-cell table:style-name="ce310"/>
          <table:table-cell table:number-columns-repeated="2"/>
          <table:table-cell table:style-name="Default"/>
          <table:table-cell table:style-name="ce23" office:value-type="string">
            <text:p>Learning</text:p>
          </table:table-cell>
          <table:table-cell table:style-name="Default"/>
          <table:table-cell table:style-name="ce318" table:number-columns-repeated="2"/>
          <table:table-cell table:style-name="ce337"/>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Collaboration_Panel.B4:.B158];&quot;L1&quot;)" office:value-type="float" office:value="25">
            <text:p>25</text:p>
          </table:table-cell>
          <table:table-cell table:style-name="ce323" table:formula="of:=SUMPRODUCT(([Collaboration_Panel.B2:.B156]=&quot;L1&quot;)*([Collaboration_Panel.I2:.I156]=&quot;PASS&quot;))" office:value-type="float" office:value="24">
            <text:p>24</text:p>
          </table:table-cell>
          <table:table-cell table:style-name="ce323" table:formula="of:=SUMPRODUCT(([Collaboration_Panel.B2:.B156]=&quot;L1&quot;)*([Collaboration_Panel.I2:.I156]=&quot;FAIL&quot;))" office:value-type="float" office:value="2">
            <text:p>2</text:p>
          </table:table-cell>
          <table:table-cell table:style-name="ce323"/>
          <table:table-cell table:style-name="ce310"/>
          <table:table-cell table:number-columns-repeated="3"/>
          <table:table-cell table:style-name="ce23" office:value-type="string">
            <text:p>Help</text:p>
          </table:table-cell>
          <table:table-cell table:style-name="Default"/>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Collaboration_Panel.B4:.B158];&quot;L2&quot;)" office:value-type="float" office:value="0">
            <text:p>0</text:p>
          </table:table-cell>
          <table:table-cell table:style-name="ce323" table:formula="of:=SUMPRODUCT(([Collaboration_Panel.B2:.B156]=&quot;L2&quot;)*([Collaboration_Panel.I2:.I156]=&quot;PASS&quot;))" office:value-type="float" office:value="0">
            <text:p>0</text:p>
          </table:table-cell>
          <table:table-cell table:style-name="ce323" table:formula="of:=SUMPRODUCT(([Collaboration_Panel.B2:.B156]=&quot;L2&quot;)*([Collaboration_Panel.I2:.I156]=&quot;FAIL&quot;))" office:value-type="float" office:value="0">
            <text:p>0</text:p>
          </table:table-cell>
          <table:table-cell table:style-name="ce323"/>
          <table:table-cell table:style-name="ce310"/>
          <table:table-cell table:number-columns-repeated="3"/>
          <table:table-cell table:style-name="ce23"/>
          <table:table-cell table:style-name="Default"/>
          <table:table-cell table:style-name="ce318"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Collaboration_Panel.B4:.B158];&quot;L3&quot;)" office:value-type="float" office:value="0">
            <text:p>0</text:p>
          </table:table-cell>
          <table:table-cell table:style-name="ce323" table:formula="of:=SUMPRODUCT(([Collaboration_Panel.B2:.B156]=&quot;L3&quot;)*([Collaboration_Panel.I2:.I156]=&quot;PASS&quot;))" office:value-type="float" office:value="0">
            <text:p>0</text:p>
          </table:table-cell>
          <table:table-cell table:style-name="ce323" table:formula="of:=SUMPRODUCT(([Collaboration_Panel.B2:.B156]=&quot;L3&quot;)*([Collaboration_Panel.I2:.I156]=&quot;FAIL&quot;))" office:value-type="float" office:value="0">
            <text:p>0</text:p>
          </table:table-cell>
          <table:table-cell table:style-name="ce323"/>
          <table:table-cell table:style-name="ce310"/>
          <table:table-cell table:number-columns-repeated="3"/>
          <table:table-cell table:style-name="ce310" office:value-type="string">
            <text:p>Lock Functionality</text:p>
          </table:table-cell>
          <table:table-cell table:style-name="ce318" table:formula="of:=COUNTA([Lock_Functionality.A2:.A560])" office:value-type="float" office:value="14">
            <text:p>14</text:p>
          </table:table-cell>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Collaboration Requirements</text:p>
          </table:table-cell>
          <table:table-cell table:style-name="ce311" table:number-columns-repeated="2"/>
          <table:table-cell table:style-name="ce322" table:number-columns-repeated="4"/>
          <table:table-cell table:number-columns-repeated="3"/>
          <table:table-cell table:style-name="ce310" office:value-type="string">
            <text:p>Issue Summary Report</text:p>
          </table:table-cell>
          <table:table-cell table:style-name="ce318" table:formula="of:=COUNTA([Issues_Summary_Report.A2:.A158])" office:value-type="float" office:value="22">
            <text:p>22</text:p>
          </table:table-cell>
          <table:table-cell table:style-name="ce334"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0</text:p>
          </table:table-cell>
          <table:table-cell table:style-name="ce318" table:formula="of:=COUNTIF([Collaboration_Requirements.B4:.B158];&quot;L0&quot;)" office:value-type="float" office:value="4">
            <text:p>4</text:p>
          </table:table-cell>
          <table:table-cell table:style-name="ce323" table:formula="of:=SUMPRODUCT(([Collaboration_Requirements.B2:.B156]=&quot;L0&quot;)*([Collaboration_Requirements.I2:.I156]=&quot;PASS&quot;))" office:value-type="float" office:value="4">
            <text:p>4</text:p>
          </table:table-cell>
          <table:table-cell table:style-name="ce323" table:formula="of:=SUMPRODUCT(([Collaboration_Requirements.B2:.B156]=&quot;L0&quot;)*([Collaboration_Requirements.I2:.I156]=&quot;FAIL&quot;))" office:value-type="float" office:value="0">
            <text:p>0</text:p>
          </table:table-cell>
          <table:table-cell table:style-name="ce323"/>
          <table:table-cell table:style-name="ce310"/>
          <table:table-cell table:number-columns-repeated="3"/>
          <table:table-cell table:style-name="ce310" office:value-type="string">
            <text:p>Task Flow Panel</text:p>
          </table:table-cell>
          <table:table-cell table:style-name="ce318" table:formula="of:=COUNTA([Task_Flow_Panel.A2:.A559])" office:value-type="float" office:value="105">
            <text:p>105</text:p>
          </table:table-cell>
          <table:table-cell table:style-name="ce334"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Collaboration_Requirements.B4:.B158];&quot;L1&quot;)" office:value-type="float" office:value="54">
            <text:p>54</text:p>
          </table:table-cell>
          <table:table-cell table:style-name="ce323" table:formula="of:=SUMPRODUCT(([Collaboration_Requirements.B2:.B156]=&quot;L1&quot;)*([Collaboration_Requirements.I2:.I156]=&quot;PASS&quot;))" office:value-type="float" office:value="54">
            <text:p>54</text:p>
          </table:table-cell>
          <table:table-cell table:style-name="ce323" table:formula="of:=SUMPRODUCT(([Collaboration_Requirements.B2:.B156]=&quot;L1&quot;)*([Collaboration_Requirements.I2:.I156]=&quot;FAIL&quot;))" office:value-type="float" office:value="2">
            <text:p>2</text:p>
          </table:table-cell>
          <table:table-cell table:style-name="ce323"/>
          <table:table-cell table:style-name="ce310"/>
          <table:table-cell table:number-columns-repeated="3"/>
          <table:table-cell table:style-name="ce23" office:value-type="string">
            <text:p>REST API</text:p>
          </table:table-cell>
          <table:table-cell table:style-name="ce318" table:formula="of:=COUNTA([REST_API.A2:.A60])" office:value-type="float" office:value="6">
            <text:p>6</text:p>
          </table:table-cell>
          <table:table-cell table:style-name="ce334"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Collaboration_Requirements.B4:.B158];&quot;L2&quot;)" office:value-type="float" office:value="9">
            <text:p>9</text:p>
          </table:table-cell>
          <table:table-cell table:style-name="ce323" table:formula="of:=SUMPRODUCT(([Collaboration_Requirements.B2:.B156]=&quot;L2&quot;)*([Collaboration_Requirements.I2:.I156]=&quot;PASS&quot;))" office:value-type="float" office:value="5">
            <text:p>5</text:p>
          </table:table-cell>
          <table:table-cell table:style-name="ce323" table:formula="of:=SUMPRODUCT(([Collaboration_Requirements.B2:.B156]=&quot;L2&quot;)*([Collaboration_Requirements.I2:.I156]=&quot;FAIL&quot;))" office:value-type="float" office:value="4">
            <text:p>4</text:p>
          </table:table-cell>
          <table:table-cell table:style-name="ce323"/>
          <table:table-cell table:style-name="ce310"/>
          <table:table-cell table:number-columns-repeated="3"/>
          <table:table-cell table:style-name="ce310" office:value-type="string">
            <text:p>Logging Test Cases</text:p>
          </table:table-cell>
          <table:table-cell table:style-name="ce318" table:formula="of:=COUNTA([Logging_Testing.A1:.A61])" office:value-type="float" office:value="4">
            <text:p>4</text:p>
          </table:table-cell>
          <table:table-cell table:style-name="ce334"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Collaboration_Requirements.B4:.B158];&quot;L3&quot;)" office:value-type="float" office:value="3">
            <text:p>3</text:p>
          </table:table-cell>
          <table:table-cell table:style-name="ce323" table:formula="of:=SUMPRODUCT(([Collaboration_Requirements.B2:.B156]=&quot;L3&quot;)*([Collaboration_Requirements.I2:.I156]=&quot;PASS&quot;))" office:value-type="float" office:value="3">
            <text:p>3</text:p>
          </table:table-cell>
          <table:table-cell table:style-name="ce323" table:formula="of:=SUMPRODUCT(([Collaboration_Requirements.B2:.B156]=&quot;L3&quot;)*([Collaboration_Requirements.I2:.I156]=&quot;FAIL&quot;))" office:value-type="float" office:value="0">
            <text:p>0</text:p>
          </table:table-cell>
          <table:table-cell table:style-name="ce323"/>
          <table:table-cell table:style-name="ce310"/>
          <table:table-cell table:number-columns-repeated="3"/>
          <table:table-cell table:style-name="ce23" office:value-type="string">
            <text:p>Concurrent User Scenarios</text:p>
          </table:table-cell>
          <table:table-cell table:style-name="ce318" table:formula="of:=COUNTA([Concurrent_User_Scenarios.A2:.A62])" office:value-type="float" office:value="22">
            <text:p>22</text:p>
          </table:table-cell>
          <table:table-cell table:style-name="ce318" table:number-columns-repeated="2"/>
          <table:table-cell table:style-name="ce336"/>
          <table:table-cell table:number-columns-repeated="1007"/>
        </table:table-row>
        <table:table-row table:style-name="ro192">
          <table:table-cell/>
          <table:table-cell table:style-name="ce311"/>
          <table:table-cell table:style-name="ce311" office:value-type="string">
            <text:p>Issue Summary Report</text:p>
          </table:table-cell>
          <table:table-cell table:style-name="ce311" table:number-columns-repeated="2"/>
          <table:table-cell table:style-name="ce322" table:number-columns-repeated="4"/>
          <table:table-cell table:number-columns-repeated="3"/>
          <table:table-cell table:style-name="Default"/>
          <table:table-cell table:style-name="ce332"/>
          <table:table-cell table:style-name="ce334" table:number-columns-repeated="2"/>
          <table:table-cell table:style-name="ce336"/>
          <table:table-cell table:number-columns-repeated="996"/>
          <table:table-cell table:style-name="Default"/>
          <table:table-cell table:number-columns-repeated="10"/>
        </table:table-row>
        <table:table-row table:style-name="ro192">
          <table:table-cell/>
          <table:table-cell table:style-name="ce310" table:number-columns-repeated="2"/>
          <table:table-cell table:style-name="ce310" office:value-type="string">
            <text:p>L0</text:p>
          </table:table-cell>
          <table:table-cell table:style-name="ce318" table:formula="of:=COUNTIF([Issues_Summary_Report.B4:.B158];&quot;L0&quot;)" office:value-type="float" office:value="1">
            <text:p>1</text:p>
          </table:table-cell>
          <table:table-cell table:style-name="ce323" table:formula="of:=SUMPRODUCT(([Issues_Summary_Report.B2:.B156]=&quot;L0&quot;)*([Issues_Summary_Report.I2:.I156]=&quot;PASS&quot;))" office:value-type="float" office:value="2">
            <text:p>2</text:p>
          </table:table-cell>
          <table:table-cell table:style-name="ce323" table:formula="of:=SUMPRODUCT(([Issues_Summary_Report.B2:.B156]=&quot;L0&quot;)*([Issues_Summary_Report.I2:.I156]=&quot;FAIL&quot;))" office:value-type="float" office:value="0">
            <text:p>0</text:p>
          </table:table-cell>
          <table:table-cell table:style-name="ce323"/>
          <table:table-cell table:style-name="ce310"/>
          <table:table-cell table:number-columns-repeated="3"/>
          <table:table-cell table:style-name="Default"/>
          <table:table-cell table:style-name="ce332"/>
          <table:table-cell table:style-name="ce334"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1</text:p>
          </table:table-cell>
          <table:table-cell table:style-name="ce318" table:formula="of:=COUNTIF([Issues_Summary_Report.B4:.B158];&quot;L1&quot;)" office:value-type="float" office:value="14">
            <text:p>14</text:p>
          </table:table-cell>
          <table:table-cell table:style-name="ce323" table:formula="of:=SUMPRODUCT(([Issues_Summary_Report.B2:.B156]=&quot;L1&quot;)*([Issues_Summary_Report.I2:.I156]=&quot;PASS&quot;))" office:value-type="float" office:value="15">
            <text:p>15</text:p>
          </table:table-cell>
          <table:table-cell table:style-name="ce323" table:formula="of:=SUMPRODUCT(([Issues_Summary_Report.B2:.B156]=&quot;L1&quot;)*([Issues_Summary_Report.I2:.I156]=&quot;FAIL&quot;))" office:value-type="float" office:value="0">
            <text:p>0</text:p>
          </table:table-cell>
          <table:table-cell table:style-name="ce323"/>
          <table:table-cell table:style-name="ce310"/>
          <table:table-cell table:number-columns-repeated="3"/>
          <table:table-cell table:style-name="Default"/>
          <table:table-cell table:style-name="ce332"/>
          <table:table-cell table:style-name="ce334"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2</text:p>
          </table:table-cell>
          <table:table-cell table:style-name="ce318" table:formula="of:=COUNTIF([Issues_Summary_Report.B4:.B158];&quot;L2&quot;)" office:value-type="float" office:value="0">
            <text:p>0</text:p>
          </table:table-cell>
          <table:table-cell table:style-name="ce323" table:formula="of:=SUMPRODUCT(([Issues_Summary_Report.B2:.B156]=&quot;L2&quot;)*([Issues_Summary_Report.I2:.I156]=&quot;PASS&quot;))" office:value-type="float" office:value="0">
            <text:p>0</text:p>
          </table:table-cell>
          <table:table-cell table:style-name="ce323" table:formula="of:=SUMPRODUCT(([Issues_Summary_Report.B2:.B156]=&quot;L2&quot;)*([Issues_Summary_Report.I2:.I156]=&quot;FAIL&quot;))" office:value-type="float" office:value="0">
            <text:p>0</text:p>
          </table:table-cell>
          <table:table-cell table:style-name="ce323"/>
          <table:table-cell table:style-name="ce310"/>
          <table:table-cell table:number-columns-repeated="3"/>
          <table:table-cell table:style-name="Default"/>
          <table:table-cell table:style-name="ce332"/>
          <table:table-cell table:style-name="ce334" table:number-columns-repeated="2"/>
          <table:table-cell table:style-name="ce336"/>
          <table:table-cell table:number-columns-repeated="1007"/>
        </table:table-row>
        <table:table-row table:style-name="ro192">
          <table:table-cell/>
          <table:table-cell table:style-name="ce310" table:number-columns-repeated="2"/>
          <table:table-cell table:style-name="ce310" office:value-type="string">
            <text:p>L3</text:p>
          </table:table-cell>
          <table:table-cell table:style-name="ce318" table:formula="of:=COUNTIF([Issues_Summary_Report.B4:.B158];&quot;L3&quot;)" office:value-type="float" office:value="3">
            <text:p>3</text:p>
          </table:table-cell>
          <table:table-cell table:style-name="ce323" table:formula="of:=SUMPRODUCT(([Issues_Summary_Report.B2:.B156]=&quot;L3&quot;)*([Issues_Summary_Report.I2:.I156]=&quot;PASS&quot;))" office:value-type="float" office:value="3">
            <text:p>3</text:p>
          </table:table-cell>
          <table:table-cell table:style-name="ce323" table:formula="of:=SUMPRODUCT(([Issues_Summary_Report.B2:.B156]=&quot;L3&quot;)*([Issues_Summary_Report.I2:.I156]=&quot;FAIL&quot;))" office:value-type="float" office:value="0">
            <text:p>0</text:p>
          </table:table-cell>
          <table:table-cell table:style-name="ce323"/>
          <table:table-cell table:style-name="ce310"/>
          <table:table-cell table:number-columns-repeated="3"/>
          <table:table-cell table:style-name="ce310" office:value-type="string">
            <text:p>Security Test Cases</text:p>
          </table:table-cell>
          <table:table-cell table:style-name="ce332"/>
          <table:table-cell table:style-name="ce334" table:number-columns-repeated="2"/>
          <table:table-cell table:style-name="ce336"/>
          <table:table-cell table:number-columns-repeated="1007"/>
        </table:table-row>
        <table:table-row table:style-name="ro192">
          <table:table-cell/>
          <table:table-cell table:style-name="ce311"/>
          <table:table-cell table:style-name="ce311" office:value-type="string">
            <text:p>Feedback &amp; Replies</text:p>
          </table:table-cell>
          <table:table-cell table:style-name="ce311" table:number-columns-repeated="2"/>
          <table:table-cell table:style-name="ce322" table:number-columns-repeated="4"/>
          <table:table-cell table:number-columns-repeated="3"/>
          <table:table-cell table:style-name="Default" table:number-columns-repeated="11"/>
          <table:table-cell table:number-columns-repeated="1001"/>
        </table:table-row>
        <table:table-row table:style-name="ro192">
          <table:table-cell/>
          <table:table-cell table:style-name="ce310" table:number-columns-repeated="2"/>
          <table:table-cell table:style-name="ce310" office:value-type="string">
            <text:p>L0</text:p>
          </table:table-cell>
          <table:table-cell table:style-name="ce318" table:formula="of:=COUNTIF([Feedback_Replies.B4:.B158];&quot;L0&quot;)" office:value-type="float" office:value="2">
            <text:p>2</text:p>
          </table:table-cell>
          <table:table-cell table:style-name="ce323" table:formula="of:=SUMPRODUCT(([Feedback_Replies.B2:.B156]=&quot;L0&quot;)*([Feedback_Replies.I2:.I156]=&quot;PASS&quot;))" office:value-type="float" office:value="3">
            <text:p>3</text:p>
          </table:table-cell>
          <table:table-cell table:style-name="ce323" table:formula="of:=SUMPRODUCT(([Feedback_Replies.B2:.B156]=&quot;L0&quot;)*([Feedback_Replies.I2:.I156]=&quot;FAIL&quot;))" office:value-type="float" office:value="0">
            <text:p>0</text:p>
          </table:table-cell>
          <table:table-cell table:style-name="ce323"/>
          <table:table-cell table:style-name="ce310"/>
          <table:table-cell table:number-columns-repeated="3"/>
          <table:table-cell table:style-name="ce331" office:value-type="string">
            <text:p>Total</text:p>
          </table:table-cell>
          <table:table-cell table:style-name="ce333" table:formula="of:=SUM([.N15:.N65])" office:value-type="float" office:value="794">
            <text:p>794</text:p>
          </table:table-cell>
          <table:table-cell table:style-name="ce333" table:formula="of:=SUM([.O15:.O54])" office:value-type="float" office:value="0">
            <text:p>0</text:p>
          </table:table-cell>
          <table:table-cell table:style-name="ce333" table:formula="of:=SUM([.P15:.P54])" office:value-type="float" office:value="0">
            <text:p>0</text:p>
          </table:table-cell>
          <table:table-cell table:style-name="ce338" table:formula="of:=SUM([.Q15:.Q54])" office:value-type="float" office:value="0">
            <text:p>0</text:p>
          </table:table-cell>
          <table:table-cell table:style-name="ce341" table:formula="of:=SUM([.R15:.R54])" office:value-type="float" office:value="0">
            <text:p>0</text:p>
          </table:table-cell>
          <table:table-cell table:style-name="ce341" table:formula="of:=SUM([.S15:.S54])" office:value-type="float" office:value="0">
            <text:p>0</text:p>
          </table:table-cell>
          <table:table-cell table:style-name="ce341" table:formula="of:=SUM([.T15:.T54])" office:value-type="float" office:value="0">
            <text:p>0</text:p>
          </table:table-cell>
          <table:table-cell table:style-name="ce341" table:formula="of:=SUM([.U15:.U54])" office:value-type="float" office:value="0">
            <text:p>0</text:p>
          </table:table-cell>
          <table:table-cell table:style-name="ce341" table:formula="of:=SUM([.V15:.V54])" office:value-type="float" office:value="0">
            <text:p>0</text:p>
          </table:table-cell>
          <table:table-cell table:style-name="ce341" table:formula="of:=SUM([.W15:.W54])" office:value-type="float" office:value="0">
            <text:p>0</text:p>
          </table:table-cell>
          <table:table-cell table:number-columns-repeated="1001"/>
        </table:table-row>
        <table:table-row table:style-name="ro192">
          <table:table-cell/>
          <table:table-cell table:style-name="ce310" table:number-columns-repeated="2"/>
          <table:table-cell table:style-name="ce310" office:value-type="string">
            <text:p>L1</text:p>
          </table:table-cell>
          <table:table-cell table:style-name="ce318" table:formula="of:=COUNTIF([Feedback_Replies.B4:.B158];&quot;L1&quot;)" office:value-type="float" office:value="33">
            <text:p>33</text:p>
          </table:table-cell>
          <table:table-cell table:style-name="ce323" table:formula="of:=SUMPRODUCT(([Feedback_Replies.B2:.B156]=&quot;L1&quot;)*([Feedback_Replies.I2:.I156]=&quot;PASS&quot;))" office:value-type="float" office:value="29">
            <text:p>29</text:p>
          </table:table-cell>
          <table:table-cell table:style-name="ce323" table:formula="of:=SUMPRODUCT(([Feedback_Replies.B2:.B156]=&quot;L1&quot;)*([Feedback_Replies.I2:.I156]=&quot;FAIL&quot;))" office:value-type="float" office:value="2">
            <text:p>2</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2</text:p>
          </table:table-cell>
          <table:table-cell table:style-name="ce318" table:formula="of:=COUNTIF([Feedback_Replies.B4:.B158];&quot;L2&quot;)" office:value-type="float" office:value="2">
            <text:p>2</text:p>
          </table:table-cell>
          <table:table-cell table:style-name="ce323" table:formula="of:=SUMPRODUCT(([Feedback_Replies.B2:.B156]=&quot;L2&quot;)*([Feedback_Replies.I2:.I156]=&quot;PASS&quot;))" office:value-type="float" office:value="2">
            <text:p>2</text:p>
          </table:table-cell>
          <table:table-cell table:style-name="ce323" table:formula="of:=SUMPRODUCT(([Feedback_Replies.B2:.B156]=&quot;L2&quot;)*([Feedback_Replies.I2:.I156]=&quot;FAIL&quot;))" office:value-type="float" office:value="0">
            <text:p>0</text:p>
          </table:table-cell>
          <table:table-cell table:style-name="ce323"/>
          <table:table-cell table:style-name="ce310"/>
          <table:table-cell table:number-columns-repeated="3"/>
          <table:table-cell office:value-type="string">
            <text:p>End-To-End Scenarios</text:p>
          </table:table-cell>
          <table:table-cell table:number-columns-repeated="1011"/>
        </table:table-row>
        <table:table-row table:style-name="ro192">
          <table:table-cell/>
          <table:table-cell table:style-name="ce310" table:number-columns-repeated="2"/>
          <table:table-cell table:style-name="ce310" office:value-type="string">
            <text:p>L3</text:p>
          </table:table-cell>
          <table:table-cell table:style-name="ce318" table:formula="of:=COUNTIF([Feedback_Replies.B4:.B158];&quot;L3&quot;)" office:value-type="float" office:value="1">
            <text:p>1</text:p>
          </table:table-cell>
          <table:table-cell table:style-name="ce323" table:formula="of:=SUMPRODUCT(([Feedback_Replies.B2:.B156]=&quot;L3&quot;)*([Feedback_Replies.I2:.I156]=&quot;PASS&quot;))" office:value-type="float" office:value="1">
            <text:p>1</text:p>
          </table:table-cell>
          <table:table-cell table:style-name="ce323" table:formula="of:=SUMPRODUCT(([Feedback_Replies.B2:.B156]=&quot;L3&quot;)*([Feedback_Replies.I2:.I156]=&quot;FAIL&quot;))" office:value-type="float" office:value="0">
            <text:p>0</text:p>
          </table:table-cell>
          <table:table-cell table:style-name="ce323"/>
          <table:table-cell table:style-name="ce310"/>
          <table:table-cell table:number-columns-repeated="3"/>
          <table:table-cell office:value-type="string">
            <text:p>Performance Sheet needs to added here itself</text:p>
          </table:table-cell>
          <table:table-cell table:number-columns-repeated="1011"/>
        </table:table-row>
        <table:table-row table:style-name="ro192">
          <table:table-cell/>
          <table:table-cell table:style-name="ce311"/>
          <table:table-cell table:style-name="ce311" office:value-type="string">
            <text:p>Planning Surveys</text:p>
          </table:table-cell>
          <table:table-cell table:style-name="ce311" table:number-columns-repeated="2"/>
          <table:table-cell table:style-name="ce322" table:number-columns-repeated="4"/>
          <table:table-cell table:number-columns-repeated="3"/>
          <table:table-cell office:value-type="string">
            <text:p>Security Test Cases</text:p>
          </table:table-cell>
          <table:table-cell/>
          <table:table-cell table:style-name="ce310"/>
          <table:table-cell table:number-columns-repeated="1009"/>
        </table:table-row>
        <table:table-row table:style-name="ro192">
          <table:table-cell/>
          <table:table-cell table:style-name="ce310" table:number-columns-repeated="2"/>
          <table:table-cell table:style-name="ce310" office:value-type="string">
            <text:p>L0</text:p>
          </table:table-cell>
          <table:table-cell table:style-name="ce318" table:formula="of:=COUNTIF([Planning_Surveys.B4:.B158];&quot;L0&quot;)" office:value-type="float" office:value="5">
            <text:p>5</text:p>
          </table:table-cell>
          <table:table-cell table:style-name="ce323" table:formula="of:=SUMPRODUCT(([Planning_Surveys.B2:.B156]=&quot;L0&quot;)*([Planning_Surveys.I2:.I156]=&quot;PASS&quot;))" office:value-type="float" office:value="5">
            <text:p>5</text:p>
          </table:table-cell>
          <table:table-cell table:style-name="ce323" table:formula="of:=SUMPRODUCT(([Planning_Surveys.B2:.B156]=&quot;L0&quot;)*([Planning_Surveys.I2:.I156]=&quot;FAIL&quot;))" office:value-type="float" office:value="0">
            <text:p>0</text:p>
          </table:table-cell>
          <table:table-cell table:style-name="ce323"/>
          <table:table-cell table:style-name="ce310"/>
          <table:table-cell table:number-columns-repeated="3"/>
          <table:table-cell office:value-type="string">
            <text:p>write db test cases</text:p>
          </table:table-cell>
          <table:table-cell/>
          <table:table-cell table:style-name="ce310"/>
          <table:table-cell table:number-columns-repeated="1009"/>
        </table:table-row>
        <table:table-row table:style-name="ro192">
          <table:table-cell/>
          <table:table-cell table:style-name="ce310" table:number-columns-repeated="2"/>
          <table:table-cell table:style-name="ce310" office:value-type="string">
            <text:p>L1</text:p>
          </table:table-cell>
          <table:table-cell table:style-name="ce318" table:formula="of:=COUNTIF([Planning_Surveys.B4:.B158];&quot;L1&quot;)" office:value-type="float" office:value="85">
            <text:p>85</text:p>
          </table:table-cell>
          <table:table-cell table:style-name="ce323" table:formula="of:=SUMPRODUCT(([Planning_Surveys.B2:.B156]=&quot;L1&quot;)*([Planning_Surveys.I2:.I156]=&quot;PASS&quot;))" office:value-type="float" office:value="86">
            <text:p>86</text:p>
          </table:table-cell>
          <table:table-cell table:style-name="ce323" table:formula="of:=SUMPRODUCT(([Planning_Surveys.B2:.B156]=&quot;L1&quot;)*([Planning_Surveys.I2:.I156]=&quot;FAIL&quot;))" office:value-type="float" office:value="1">
            <text:p>1</text:p>
          </table:table-cell>
          <table:table-cell table:style-name="ce323"/>
          <table:table-cell table:style-name="ce310"/>
          <table:table-cell table:number-columns-repeated="3"/>
          <table:table-cell office:value-type="string">
            <text:p>Logging test case (channels.log) file verifications</text:p>
          </table:table-cell>
          <table:table-cell/>
          <table:table-cell table:style-name="ce310"/>
          <table:table-cell table:number-columns-repeated="1009"/>
        </table:table-row>
        <table:table-row table:style-name="ro192">
          <table:table-cell/>
          <table:table-cell table:style-name="ce310" table:number-columns-repeated="2"/>
          <table:table-cell table:style-name="ce310" office:value-type="string">
            <text:p>L2</text:p>
          </table:table-cell>
          <table:table-cell table:style-name="ce318" table:formula="of:=COUNTIF([Planning_Surveys.B4:.B158];&quot;L2&quot;)" office:value-type="float" office:value="17">
            <text:p>17</text:p>
          </table:table-cell>
          <table:table-cell table:style-name="ce323" table:formula="of:=SUMPRODUCT(([Planning_Surveys.B2:.B156]=&quot;L2&quot;)*([Planning_Surveys.I2:.I156]=&quot;PASS&quot;))" office:value-type="float" office:value="14">
            <text:p>14</text:p>
          </table:table-cell>
          <table:table-cell table:style-name="ce323" table:formula="of:=SUMPRODUCT(([Planning_Surveys.B2:.B156]=&quot;L2&quot;)*([Planning_Surveys.I2:.I156]=&quot;FAIL&quot;))" office:value-type="float" office:value="3">
            <text:p>3</text:p>
          </table:table-cell>
          <table:table-cell table:style-name="ce323"/>
          <table:table-cell table:style-name="ce310"/>
          <table:table-cell table:number-columns-repeated="3"/>
          <table:table-cell office:value-type="string">
            <text:p>Use sci methods (like inpods Truth table and all)</text:p>
          </table:table-cell>
          <table:table-cell/>
          <table:table-cell table:style-name="ce310"/>
          <table:table-cell table:number-columns-repeated="1009"/>
        </table:table-row>
        <table:table-row table:style-name="ro192">
          <table:table-cell/>
          <table:table-cell table:style-name="ce310" table:number-columns-repeated="2"/>
          <table:table-cell table:style-name="ce310" office:value-type="string">
            <text:p>L3</text:p>
          </table:table-cell>
          <table:table-cell table:style-name="ce318" table:formula="of:=COUNTIF([Planning_Surveys.B4:.B158];&quot;L3&quot;)" office:value-type="float" office:value="2">
            <text:p>2</text:p>
          </table:table-cell>
          <table:table-cell table:style-name="ce323" table:formula="of:=SUMPRODUCT(([Planning_Surveys.B2:.B156]=&quot;L3&quot;)*([Planning_Surveys.I2:.I156]=&quot;PASS&quot;))" office:value-type="float" office:value="2">
            <text:p>2</text:p>
          </table:table-cell>
          <table:table-cell table:style-name="ce323" table:formula="of:=SUMPRODUCT(([Planning_Surveys.B2:.B156]=&quot;L3&quot;)*([Planning_Surveys.I2:.I156]=&quot;FAIL&quot;))" office:value-type="float" office:value="0">
            <text:p>0</text:p>
          </table:table-cell>
          <table:table-cell table:style-name="ce323"/>
          <table:table-cell table:style-name="ce310"/>
          <table:table-cell table:number-columns-repeated="5"/>
          <table:table-cell table:style-name="ce310"/>
          <table:table-cell table:number-columns-repeated="1009"/>
        </table:table-row>
        <table:table-row table:style-name="ro192">
          <table:table-cell/>
          <table:table-cell table:style-name="ce311"/>
          <table:table-cell table:style-name="ce311" office:value-type="string">
            <text:p>Surveys &amp; Questionnaires</text:p>
          </table:table-cell>
          <table:table-cell table:style-name="ce311" table:number-columns-repeated="2"/>
          <table:table-cell table:style-name="ce322" table:number-columns-repeated="4"/>
          <table:table-cell table:number-columns-repeated="1015"/>
        </table:table-row>
        <table:table-row table:style-name="ro192">
          <table:table-cell/>
          <table:table-cell table:style-name="ce310" table:number-columns-repeated="2"/>
          <table:table-cell table:style-name="ce310" office:value-type="string">
            <text:p>L0</text:p>
          </table:table-cell>
          <table:table-cell table:style-name="ce318" table:formula="of:=COUNTIF([Surveys_Questionnaires.B4:.B158];&quot;L0&quot;)" office:value-type="float" office:value="2">
            <text:p>2</text:p>
          </table:table-cell>
          <table:table-cell table:style-name="ce323" table:formula="of:=SUMPRODUCT(([Surveys_Questionnaires.B2:.B156]=&quot;L0&quot;)*([Surveys_Questionnaires.I2:.I156]=&quot;PASS&quot;))" office:value-type="float" office:value="2">
            <text:p>2</text:p>
          </table:table-cell>
          <table:table-cell table:style-name="ce323" table:formula="of:=SUMPRODUCT(([Surveys_Questionnaires.B2:.B156]=&quot;L0&quot;)*([Surveys_Questionnaires.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1</text:p>
          </table:table-cell>
          <table:table-cell table:style-name="ce318" table:formula="of:=COUNTIF([Surveys_Questionnaires.B4:.B158];&quot;L1&quot;)" office:value-type="float" office:value="54">
            <text:p>54</text:p>
          </table:table-cell>
          <table:table-cell table:style-name="ce323" table:formula="of:=SUMPRODUCT(([Surveys_Questionnaires.B2:.B156]=&quot;L1&quot;)*([Surveys_Questionnaires.I2:.I156]=&quot;PASS&quot;))" office:value-type="float" office:value="56">
            <text:p>56</text:p>
          </table:table-cell>
          <table:table-cell table:style-name="ce323" table:formula="of:=SUMPRODUCT(([Surveys_Questionnaires.B2:.B156]=&quot;L1&quot;)*([Surveys_Questionnaires.I2:.I156]=&quot;FAIL&quot;))" office:value-type="float" office:value="0">
            <text:p>0</text:p>
          </table:table-cell>
          <table:table-cell table:style-name="ce323"/>
          <table:table-cell table:style-name="ce310"/>
          <table:table-cell table:number-columns-repeated="3"/>
          <table:table-cell table:style-name="ce315" office:value-type="string">
            <text:p>DSR</text:p>
          </table:table-cell>
          <table:table-cell/>
          <table:table-cell table:style-name="ce315" office:value-type="string">
            <text:p>Test Data like School sec</text:p>
          </table:table-cell>
          <table:table-cell table:number-columns-repeated="1009"/>
        </table:table-row>
        <table:table-row table:style-name="ro192">
          <table:table-cell/>
          <table:table-cell table:style-name="ce310" table:number-columns-repeated="2"/>
          <table:table-cell table:style-name="ce310" office:value-type="string">
            <text:p>L2</text:p>
          </table:table-cell>
          <table:table-cell table:style-name="ce318" table:formula="of:=COUNTIF([Surveys_Questionnaires.B4:.B158];&quot;L2&quot;)" office:value-type="float" office:value="5">
            <text:p>5</text:p>
          </table:table-cell>
          <table:table-cell table:style-name="ce323" table:formula="of:=SUMPRODUCT(([Surveys_Questionnaires.B2:.B156]=&quot;L2&quot;)*([Surveys_Questionnaires.I2:.I156]=&quot;PASS&quot;))" office:value-type="float" office:value="1">
            <text:p>1</text:p>
          </table:table-cell>
          <table:table-cell table:style-name="ce323" table:formula="of:=SUMPRODUCT(([Surveys_Questionnaires.B2:.B156]=&quot;L2&quot;)*([Surveys_Questionnaires.I2:.I156]=&quot;FAIL&quot;))" office:value-type="float" office:value="4">
            <text:p>4</text:p>
          </table:table-cell>
          <table:table-cell table:style-name="ce323"/>
          <table:table-cell table:style-name="ce310"/>
          <table:table-cell table:number-columns-repeated="3"/>
          <table:table-cell office:value-type="string">
            <text:p>Like Symform</text:p>
          </table:table-cell>
          <table:table-cell table:number-columns-repeated="1011"/>
        </table:table-row>
        <table:table-row table:style-name="ro192">
          <table:table-cell/>
          <table:table-cell table:style-name="ce310" table:number-columns-repeated="2"/>
          <table:table-cell table:style-name="ce310" office:value-type="string">
            <text:p>L3</text:p>
          </table:table-cell>
          <table:table-cell table:style-name="ce318" table:formula="of:=COUNTIF([Surveys_Questionnaires.B4:.B158];&quot;L3&quot;)" office:value-type="float" office:value="0">
            <text:p>0</text:p>
          </table:table-cell>
          <table:table-cell table:style-name="ce323" table:formula="of:=SUMPRODUCT(([Surveys_Questionnaires.B2:.B156]=&quot;L3&quot;)*([Surveys_Questionnaires.I2:.I156]=&quot;PASS&quot;))" office:value-type="float" office:value="0">
            <text:p>0</text:p>
          </table:table-cell>
          <table:table-cell table:style-name="ce323" table:formula="of:=SUMPRODUCT(([Surveys_Questionnaires.B2:.B156]=&quot;L3&quot;)*([Surveys_Questionnaires.I2:.I156]=&quot;PASS&quot;))" office:value-type="float" office:value="0">
            <text:p>0</text:p>
          </table:table-cell>
          <table:table-cell table:style-name="ce323"/>
          <table:table-cell table:style-name="ce310"/>
          <table:table-cell table:number-columns-repeated="1015"/>
        </table:table-row>
        <table:table-row table:style-name="ro192">
          <table:table-cell/>
          <table:table-cell table:style-name="ce311"/>
          <table:table-cell table:style-name="ce311" office:value-type="string">
            <text:p>Searching</text:p>
          </table:table-cell>
          <table:table-cell table:style-name="ce311" table:number-columns-repeated="2"/>
          <table:table-cell table:style-name="ce322" table:number-columns-repeated="4"/>
          <table:table-cell table:number-columns-repeated="1015"/>
        </table:table-row>
        <table:table-row table:style-name="ro192">
          <table:table-cell/>
          <table:table-cell table:style-name="ce310" table:number-columns-repeated="2"/>
          <table:table-cell table:style-name="ce310" office:value-type="string">
            <text:p>L0</text:p>
          </table:table-cell>
          <table:table-cell table:style-name="ce318" table:formula="of:=COUNTIF([Searching.B4:.B158];&quot;L0&quot;)" office:value-type="float" office:value="0">
            <text:p>0</text:p>
          </table:table-cell>
          <table:table-cell table:style-name="ce323" table:formula="of:=SUMPRODUCT(([Searching.B2:.B156]=&quot;L0&quot;)*([Searching.I2:.I156]=&quot;PASS&quot;))" office:value-type="float" office:value="0">
            <text:p>0</text:p>
          </table:table-cell>
          <table:table-cell table:style-name="ce323" table:formula="of:=SUMPRODUCT(([Searching.B2:.B156]=&quot;L0&quot;)*([Searching.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1</text:p>
          </table:table-cell>
          <table:table-cell table:style-name="ce318" table:formula="of:=COUNTIF([Searching.B4:.B158];&quot;L1&quot;)" office:value-type="float" office:value="78">
            <text:p>78</text:p>
          </table:table-cell>
          <table:table-cell table:style-name="ce323" table:formula="of:=SUMPRODUCT(([Searching.B2:.B156]=&quot;L1&quot;)*([Searching.I2:.I156]=&quot;PASS&quot;))" office:value-type="float" office:value="76">
            <text:p>76</text:p>
          </table:table-cell>
          <table:table-cell table:style-name="ce323" table:formula="of:=SUMPRODUCT(([Searching.B2:.B156]=&quot;L1&quot;)*([Searching.I2:.I156]=&quot;FAIL&quot;))" office:value-type="float" office:value="4">
            <text:p>4</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2</text:p>
          </table:table-cell>
          <table:table-cell table:style-name="ce318" table:formula="of:=COUNTIF([Searching.B4:.B158];&quot;L2&quot;)" office:value-type="float" office:value="0">
            <text:p>0</text:p>
          </table:table-cell>
          <table:table-cell table:style-name="ce323" table:formula="of:=SUMPRODUCT(([Searching.B2:.B156]=&quot;L2&quot;)*([Searching.I2:.I156]=&quot;PASS&quot;))" office:value-type="float" office:value="0">
            <text:p>0</text:p>
          </table:table-cell>
          <table:table-cell table:style-name="ce323" table:formula="of:=SUMPRODUCT(([Searching.B2:.B156]=&quot;L2&quot;)*([Searching.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3</text:p>
          </table:table-cell>
          <table:table-cell table:style-name="ce318" table:formula="of:=COUNTIF([Searching.B4:.B158];&quot;L3&quot;)" office:value-type="float" office:value="2">
            <text:p>2</text:p>
          </table:table-cell>
          <table:table-cell table:style-name="ce323" table:formula="of:=SUMPRODUCT(([Searching.B2:.B156]=&quot;L3&quot;)*([Searching.I2:.I156]=&quot;PASS&quot;))" office:value-type="float" office:value="2">
            <text:p>2</text:p>
          </table:table-cell>
          <table:table-cell table:style-name="ce323" table:formula="of:=SUMPRODUCT(([Searching.B2:.B156]=&quot;L3&quot;)*([Searching.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1"/>
          <table:table-cell table:style-name="ce311" office:value-type="string">
            <text:p>Scoping</text:p>
          </table:table-cell>
          <table:table-cell table:style-name="ce311" table:number-columns-repeated="2"/>
          <table:table-cell table:style-name="ce322" table:number-columns-repeated="4"/>
          <table:table-cell table:number-columns-repeated="1015"/>
        </table:table-row>
        <table:table-row table:style-name="ro192">
          <table:table-cell/>
          <table:table-cell table:style-name="ce310" table:number-columns-repeated="2"/>
          <table:table-cell table:style-name="ce310" office:value-type="string">
            <text:p>L0</text:p>
          </table:table-cell>
          <table:table-cell table:style-name="ce318" table:formula="of:=COUNTIF([Scoping.B4:.B158];&quot;L0&quot;)" office:value-type="float" office:value="5">
            <text:p>5</text:p>
          </table:table-cell>
          <table:table-cell table:style-name="ce323" table:formula="of:=SUMPRODUCT(([Scoping.B2:.B156]=&quot;L0&quot;)*([Scoping.I2:.I156]=&quot;PASS&quot;))" office:value-type="float" office:value="5">
            <text:p>5</text:p>
          </table:table-cell>
          <table:table-cell table:style-name="ce323" table:formula="of:=SUMPRODUCT(([Scoping.B2:.B156]=&quot;L0&quot;)*([Scoping.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1</text:p>
          </table:table-cell>
          <table:table-cell table:style-name="ce318" table:formula="of:=COUNTIF([Scoping.B4:.B158];&quot;L1&quot;)" office:value-type="float" office:value="57">
            <text:p>57</text:p>
          </table:table-cell>
          <table:table-cell table:style-name="ce323" table:formula="of:=SUMPRODUCT(([Scoping.B2:.B156]=&quot;L1&quot;)*([Scoping.I2:.I156]=&quot;PASS&quot;))" office:value-type="float" office:value="54">
            <text:p>54</text:p>
          </table:table-cell>
          <table:table-cell table:style-name="ce323" table:formula="of:=SUMPRODUCT(([Scoping.B2:.B156]=&quot;L1&quot;)*([Scoping.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2</text:p>
          </table:table-cell>
          <table:table-cell table:style-name="ce318" table:formula="of:=COUNTIF([Scoping.B4:.B158];&quot;L2&quot;)" office:value-type="float" office:value="6">
            <text:p>6</text:p>
          </table:table-cell>
          <table:table-cell table:style-name="ce323" table:formula="of:=SUMPRODUCT(([Scoping.B2:.B156]=&quot;L2&quot;)*([Scoping.I2:.I156]=&quot;PASS&quot;))" office:value-type="float" office:value="3">
            <text:p>3</text:p>
          </table:table-cell>
          <table:table-cell table:style-name="ce323" table:formula="of:=SUMPRODUCT(([Scoping.B2:.B156]=&quot;L2&quot;)*([Scoping.I2:.I156]=&quot;FAIL&quot;))" office:value-type="float" office:value="1">
            <text:p>1</text:p>
          </table:table-cell>
          <table:table-cell table:style-name="ce323"/>
          <table:table-cell table:style-name="ce310"/>
          <table:table-cell table:number-columns-repeated="1015"/>
        </table:table-row>
        <table:table-row table:style-name="ro192">
          <table:table-cell/>
          <table:table-cell table:style-name="ce310" table:number-columns-repeated="2"/>
          <table:table-cell table:style-name="ce310" office:value-type="string">
            <text:p>L3</text:p>
          </table:table-cell>
          <table:table-cell table:style-name="ce318" table:formula="of:=COUNTIF([Scoping.B4:.B158];&quot;L3&quot;)" office:value-type="float" office:value="0">
            <text:p>0</text:p>
          </table:table-cell>
          <table:table-cell table:style-name="ce323" table:formula="of:=SUMPRODUCT(([Scoping.B2:.B156]=&quot;L3&quot;)*([Scoping.I2:.I156]=&quot;PASS&quot;))" office:value-type="float" office:value="0">
            <text:p>0</text:p>
          </table:table-cell>
          <table:table-cell table:style-name="ce323" table:formula="of:=SUMPRODUCT(([Scoping.B2:.B156]=&quot;L3&quot;)*([Scoping.I2:.I156]=&quot;PASS&quot;))" office:value-type="float" office:value="0">
            <text:p>0</text:p>
          </table:table-cell>
          <table:table-cell table:style-name="ce323"/>
          <table:table-cell table:style-name="ce310"/>
          <table:table-cell table:number-columns-repeated="1015"/>
        </table:table-row>
        <table:table-row table:style-name="ro192">
          <table:table-cell/>
          <table:table-cell table:style-name="ce311"/>
          <table:table-cell table:style-name="ce311" office:value-type="string">
            <text:p>Improving</text:p>
          </table:table-cell>
          <table:table-cell table:style-name="ce311" table:number-columns-repeated="6"/>
          <table:table-cell table:number-columns-repeated="1015"/>
        </table:table-row>
        <table:table-row table:style-name="ro192">
          <table:table-cell table:number-columns-repeated="3"/>
          <table:table-cell table:style-name="ce310" office:value-type="string">
            <text:p>L0</text:p>
          </table:table-cell>
          <table:table-cell table:style-name="ce318" table:formula="of:=COUNTIF([Improving.B4:.B158];&quot;L0&quot;)" office:value-type="float" office:value="2">
            <text:p>2</text:p>
          </table:table-cell>
          <table:table-cell table:style-name="ce323" table:formula="of:=SUMPRODUCT(([Improving.B2:.B156]=&quot;L0&quot;)*([Improving.I2:.I156]=&quot;PASS&quot;))" office:value-type="float" office:value="1">
            <text:p>1</text:p>
          </table:table-cell>
          <table:table-cell table:style-name="ce323" table:formula="of:=SUMPRODUCT(([Improving.B2:.B156]=&quot;L0&quot;)*([Improving.I2:.I156]=&quot;FAIL&quot;))" office:value-type="float" office:value="0">
            <text:p>0</text:p>
          </table:table-cell>
          <table:table-cell table:style-name="ce323"/>
          <table:table-cell table:style-name="ce310"/>
          <table:table-cell table:number-columns-repeated="1015"/>
        </table:table-row>
        <table:table-row table:style-name="ro192">
          <table:table-cell table:number-columns-repeated="3"/>
          <table:table-cell table:style-name="ce310" office:value-type="string">
            <text:p>L1</text:p>
          </table:table-cell>
          <table:table-cell table:style-name="ce318" table:formula="of:=COUNTIF([Improving.B4:.B158];&quot;L1&quot;)" office:value-type="float" office:value="82">
            <text:p>82</text:p>
          </table:table-cell>
          <table:table-cell table:style-name="ce323" table:formula="of:=SUMPRODUCT(([Improving.B2:.B156]=&quot;L1&quot;)*([Improving.I2:.I156]=&quot;PASS&quot;))" office:value-type="float" office:value="71">
            <text:p>71</text:p>
          </table:table-cell>
          <table:table-cell table:style-name="ce323" table:formula="of:=SUMPRODUCT(([Improving.B2:.B156]=&quot;L1&quot;)*([Improving.I2:.I156]=&quot;FAIL&quot;))" office:value-type="float" office:value="0">
            <text:p>0</text:p>
          </table:table-cell>
          <table:table-cell table:style-name="ce323"/>
          <table:table-cell table:style-name="ce310"/>
          <table:table-cell table:number-columns-repeated="1015"/>
        </table:table-row>
        <table:table-row table:style-name="ro192">
          <table:table-cell table:number-columns-repeated="3"/>
          <table:table-cell table:style-name="ce310" office:value-type="string">
            <text:p>L2</text:p>
          </table:table-cell>
          <table:table-cell table:style-name="ce318" table:formula="of:=COUNTIF([Improving.B4:.B158];&quot;L2&quot;)" office:value-type="float" office:value="2">
            <text:p>2</text:p>
          </table:table-cell>
          <table:table-cell table:style-name="ce323" table:formula="of:=SUMPRODUCT(([Improving.B2:.B156]=&quot;L2&quot;)*([Improving.I2:.I156]=&quot;PASS&quot;))" office:value-type="float" office:value="2">
            <text:p>2</text:p>
          </table:table-cell>
          <table:table-cell table:style-name="ce323" table:formula="of:=SUMPRODUCT(([Improving.B2:.B156]=&quot;L2&quot;)*([Improving.I2:.I156]=&quot;FAIL&quot;))" office:value-type="float" office:value="0">
            <text:p>0</text:p>
          </table:table-cell>
          <table:table-cell table:style-name="ce323"/>
          <table:table-cell table:style-name="ce310"/>
          <table:table-cell table:number-columns-repeated="1015"/>
        </table:table-row>
        <table:table-row table:style-name="ro192">
          <table:table-cell table:number-columns-repeated="3"/>
          <table:table-cell table:style-name="ce310" office:value-type="string">
            <text:p>L3</text:p>
          </table:table-cell>
          <table:table-cell table:style-name="ce318" table:formula="of:=COUNTIF([Improving.B4:.B158];&quot;L3&quot;)" office:value-type="float" office:value="0">
            <text:p>0</text:p>
          </table:table-cell>
          <table:table-cell table:style-name="ce323" table:formula="of:=SUMPRODUCT(([Improving.B2:.B156]=&quot;L3&quot;)*([Improving.I2:.I156]=&quot;PASS&quot;))" office:value-type="float" office:value="0">
            <text:p>0</text:p>
          </table:table-cell>
          <table:table-cell table:style-name="ce323" table:formula="of:=SUMPRODUCT(([Improving.B2:.B156]=&quot;L3&quot;)*([Improving.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1"/>
          <table:table-cell table:style-name="ce311" office:value-type="string">
            <text:p>Entities</text:p>
          </table:table-cell>
          <table:table-cell table:style-name="ce311" table:number-columns-repeated="6"/>
          <table:table-cell table:number-columns-repeated="1015"/>
        </table:table-row>
        <table:table-row table:style-name="ro192">
          <table:table-cell table:number-columns-repeated="2"/>
          <table:table-cell table:style-name="ce310"/>
          <table:table-cell table:style-name="ce310" office:value-type="string">
            <text:p>L0</text:p>
          </table:table-cell>
          <table:table-cell table:style-name="ce318"/>
          <table:table-cell table:style-name="ce323" table:number-columns-repeated="3"/>
          <table:table-cell table:style-name="ce310"/>
          <table:table-cell table:number-columns-repeated="1015"/>
        </table:table-row>
        <table:table-row table:style-name="ro192">
          <table:table-cell table:number-columns-repeated="2"/>
          <table:table-cell table:style-name="ce314"/>
          <table:table-cell table:style-name="ce310" office:value-type="string">
            <text:p>L1</text:p>
          </table:table-cell>
          <table:table-cell table:style-name="ce318"/>
          <table:table-cell table:style-name="ce323" table:number-columns-repeated="3"/>
          <table:table-cell table:style-name="ce310"/>
          <table:table-cell table:number-columns-repeated="1015"/>
        </table:table-row>
        <table:table-row table:style-name="ro192">
          <table:table-cell table:number-columns-repeated="2"/>
          <table:table-cell table:style-name="ce310"/>
          <table:table-cell table:style-name="ce310" office:value-type="string">
            <text:p>L2</text:p>
          </table:table-cell>
          <table:table-cell table:style-name="ce318"/>
          <table:table-cell table:style-name="ce323" table:number-columns-repeated="3"/>
          <table:table-cell table:style-name="ce310"/>
          <table:table-cell table:number-columns-repeated="1015"/>
        </table:table-row>
        <table:table-row table:style-name="ro192">
          <table:table-cell table:number-columns-repeated="2"/>
          <table:table-cell table:style-name="ce310"/>
          <table:table-cell table:style-name="ce310" office:value-type="string">
            <text:p>L3</text:p>
          </table:table-cell>
          <table:table-cell table:style-name="ce318"/>
          <table:table-cell table:style-name="ce323" table:number-columns-repeated="3"/>
          <table:table-cell table:style-name="ce310"/>
          <table:table-cell table:number-columns-repeated="1015"/>
        </table:table-row>
        <table:table-row table:style-name="ro192">
          <table:table-cell/>
          <table:table-cell table:style-name="ce311"/>
          <table:table-cell table:style-name="ce311" office:value-type="string">
            <text:p>Learning</text:p>
          </table:table-cell>
          <table:table-cell table:style-name="ce311" table:number-columns-repeated="6"/>
          <table:table-cell table:number-columns-repeated="1015"/>
        </table:table-row>
        <table:table-row table:style-name="ro192">
          <table:table-cell table:number-columns-repeated="2"/>
          <table:table-cell table:style-name="ce310"/>
          <table:table-cell table:style-name="ce310" office:value-type="string">
            <text:p>L0</text:p>
          </table:table-cell>
          <table:table-cell table:style-name="ce318" table:formula="of:=COUNTIF([Learning.B4:.B158];&quot;L0&quot;)" office:value-type="float" office:value="1">
            <text:p>1</text:p>
          </table:table-cell>
          <table:table-cell table:style-name="Default" table:formula="of:=SUMPRODUCT(([Learning.B2:.B156]=&quot;L0&quot;)*([Learning.I2:.I156]=&quot;PASS&quot;))" office:value-type="float" office:value="1">
            <text:p>1</text:p>
          </table:table-cell>
          <table:table-cell table:style-name="ce323" table:formula="of:=SUMPRODUCT(([Learning.B2:.B156]=&quot;L0&quot;)*([Learning.I2:.I156]=&quot;FAIL&quot;))" office:value-type="float" office:value="0">
            <text:p>0</text:p>
          </table:table-cell>
          <table:table-cell table:style-name="ce323"/>
          <table:table-cell table:style-name="ce310"/>
          <table:table-cell table:number-columns-repeated="1015"/>
        </table:table-row>
        <table:table-row table:style-name="ro192">
          <table:table-cell table:number-columns-repeated="2"/>
          <table:table-cell table:style-name="ce314"/>
          <table:table-cell table:style-name="ce310" office:value-type="string">
            <text:p>L1</text:p>
          </table:table-cell>
          <table:table-cell table:style-name="ce318" table:formula="of:=COUNTIF([Learning.B4:.B158];&quot;L1&quot;)" office:value-type="float" office:value="106">
            <text:p>106</text:p>
          </table:table-cell>
          <table:table-cell table:style-name="Default" table:formula="of:=SUMPRODUCT(([Learning.B2:.B156]=&quot;L1&quot;)*([Learning.I2:.I156]=&quot;PASS&quot;))" office:value-type="float" office:value="56">
            <text:p>56</text:p>
          </table:table-cell>
          <table:table-cell table:style-name="ce323" table:formula="of:=SUMPRODUCT(([Learning.B2:.B156]=&quot;L1&quot;)*([Learning.I2:.I156]=&quot;FAIL&quot;))" office:value-type="float" office:value="0">
            <text:p>0</text:p>
          </table:table-cell>
          <table:table-cell table:style-name="ce323"/>
          <table:table-cell table:style-name="ce310"/>
          <table:table-cell table:number-columns-repeated="1015"/>
        </table:table-row>
        <table:table-row table:style-name="ro192">
          <table:table-cell table:number-columns-repeated="2"/>
          <table:table-cell table:style-name="ce310"/>
          <table:table-cell table:style-name="ce310" office:value-type="string">
            <text:p>L2</text:p>
          </table:table-cell>
          <table:table-cell table:style-name="ce318" table:formula="of:=COUNTIF([Learning.B4:.B158];&quot;L2&quot;)" office:value-type="float" office:value="2">
            <text:p>2</text:p>
          </table:table-cell>
          <table:table-cell table:style-name="Default" table:formula="of:=SUMPRODUCT(([Learning.B2:.B156]=&quot;L2&quot;)*([Learning.I2:.I156]=&quot;PASS&quot;))" office:value-type="float" office:value="2">
            <text:p>2</text:p>
          </table:table-cell>
          <table:table-cell table:style-name="ce323" table:formula="of:=SUMPRODUCT(([Learning.B2:.B156]=&quot;L1&quot;)*([Learning.I2:.I156]=&quot;FAIL&quot;))" office:value-type="float" office:value="0">
            <text:p>0</text:p>
          </table:table-cell>
          <table:table-cell table:style-name="ce323"/>
          <table:table-cell table:style-name="ce310"/>
          <table:table-cell table:number-columns-repeated="1015"/>
        </table:table-row>
        <table:table-row table:style-name="ro192">
          <table:table-cell table:number-columns-repeated="2"/>
          <table:table-cell table:style-name="ce310"/>
          <table:table-cell table:style-name="ce310" office:value-type="string">
            <text:p>L3</text:p>
          </table:table-cell>
          <table:table-cell table:style-name="ce318" table:formula="of:=COUNTIF([Learning.B4:.B158];&quot;L3&quot;)" office:value-type="float" office:value="0">
            <text:p>0</text:p>
          </table:table-cell>
          <table:table-cell table:style-name="Default" table:formula="of:=SUMPRODUCT(([Learning.B2:.B156]=&quot;L3&quot;)*([Learning.I2:.I156]=&quot;PASS&quot;))" office:value-type="float" office:value="0">
            <text:p>0</text:p>
          </table:table-cell>
          <table:table-cell table:style-name="ce323" table:formula="of:=SUMPRODUCT(([Learning.B2:.B156]=&quot;L3&quot;)*([Learning.I2:.I156]=&quot;FAIL&quot;))" office:value-type="float" office:value="0">
            <text:p>0</text:p>
          </table:table-cell>
          <table:table-cell table:style-name="ce323"/>
          <table:table-cell table:style-name="ce310"/>
          <table:table-cell table:number-columns-repeated="1015"/>
        </table:table-row>
        <table:table-row table:style-name="ro192">
          <table:table-cell/>
          <table:table-cell table:style-name="ce311"/>
          <table:table-cell table:style-name="ce311" office:value-type="string">
            <text:p>Help</text:p>
          </table:table-cell>
          <table:table-cell table:style-name="ce311" table:number-columns-repeated="6"/>
          <table:table-cell table:number-columns-repeated="1015"/>
        </table:table-row>
        <table:table-row table:style-name="ro192">
          <table:table-cell table:number-columns-repeated="2"/>
          <table:table-cell table:style-name="ce310"/>
          <table:table-cell table:style-name="ce310" office:value-type="string">
            <text:p>L0</text:p>
          </table:table-cell>
          <table:table-cell table:style-name="ce318"/>
          <table:table-cell table:style-name="ce323" table:number-columns-repeated="3"/>
          <table:table-cell table:style-name="ce310"/>
          <table:table-cell table:number-columns-repeated="1015"/>
        </table:table-row>
        <table:table-row table:style-name="ro192">
          <table:table-cell table:number-columns-repeated="2"/>
          <table:table-cell table:style-name="ce314"/>
          <table:table-cell table:style-name="ce310" office:value-type="string">
            <text:p>L1</text:p>
          </table:table-cell>
          <table:table-cell table:style-name="ce318"/>
          <table:table-cell table:style-name="ce323" table:number-columns-repeated="3"/>
          <table:table-cell table:style-name="ce310"/>
          <table:table-cell table:number-columns-repeated="1015"/>
        </table:table-row>
        <table:table-row table:style-name="ro192">
          <table:table-cell table:number-columns-repeated="2"/>
          <table:table-cell table:style-name="ce310"/>
          <table:table-cell table:style-name="ce310" office:value-type="string">
            <text:p>L2</text:p>
          </table:table-cell>
          <table:table-cell table:style-name="ce318"/>
          <table:table-cell table:style-name="ce323" table:number-columns-repeated="3"/>
          <table:table-cell table:style-name="ce310"/>
          <table:table-cell table:number-columns-repeated="1015"/>
        </table:table-row>
        <table:table-row table:style-name="ro192">
          <table:table-cell table:number-columns-repeated="2"/>
          <table:table-cell table:style-name="ce310"/>
          <table:table-cell table:style-name="ce310" office:value-type="string">
            <text:p>L3</text:p>
          </table:table-cell>
          <table:table-cell table:style-name="ce318"/>
          <table:table-cell table:style-name="ce323" table:number-columns-repeated="3"/>
          <table:table-cell table:style-name="ce310"/>
          <table:table-cell table:number-columns-repeated="1015"/>
        </table:table-row>
        <table:table-row table:style-name="ro192">
          <table:table-cell/>
          <table:table-cell table:style-name="ce312"/>
          <table:table-cell table:style-name="ce311" office:value-type="string">
            <text:p>Task &amp; Flow panel</text:p>
          </table:table-cell>
          <table:table-cell table:style-name="ce311" table:number-columns-repeated="6"/>
          <table:table-cell table:number-columns-repeated="1015"/>
        </table:table-row>
        <table:table-row table:style-name="ro1">
          <table:table-cell table:number-columns-repeated="3"/>
          <table:table-cell table:style-name="ce315"/>
          <table:table-cell table:style-name="ce320"/>
          <table:table-cell table:number-columns-repeated="1019"/>
        </table:table-row>
        <table:table-row table:style-name="ro1">
          <table:table-cell table:number-columns-repeated="4"/>
          <table:table-cell table:style-name="ce320"/>
          <table:table-cell table:number-columns-repeated="1019"/>
        </table:table-row>
        <table:table-row table:style-name="ro1" table:number-rows-repeated="65423">
          <table:table-cell table:number-columns-repeated="1024"/>
        </table:table-row>
        <table:table-row table:style-name="ro1">
          <table:table-cell table:number-columns-repeated="1024"/>
        </table:table-row>
      </table:table>
      <table:table table:name="Channels_Login" table:style-name="ta1">
        <table:table-column table:style-name="co9" table:default-cell-style-name="ce42"/>
        <table:table-column table:style-name="co1" table:default-cell-style-name="ce42"/>
        <table:table-column table:style-name="co10" table:default-cell-style-name="ce42"/>
        <table:table-column table:style-name="co1" table:default-cell-style-name="ce42"/>
        <table:table-column table:style-name="co11" table:default-cell-style-name="ce42"/>
        <table:table-column table:style-name="co12" table:default-cell-style-name="ce42"/>
        <table:table-column table:style-name="co13" table:default-cell-style-name="ce42"/>
        <table:table-column table:style-name="co14" table:default-cell-style-name="ce42"/>
        <table:table-column table:style-name="co15" table:number-columns-repeated="5" table:default-cell-style-name="ce42"/>
        <table:table-column table:style-name="co16" table:default-cell-style-name="ce42"/>
        <table:table-column table:style-name="co17" table:default-cell-style-name="ce42"/>
        <table:table-column table:style-name="co1" table:number-columns-repeated="1009" table:default-cell-style-name="ce42"/>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52" office:value-type="string">
            <text:p>DATE : <text:s/>February 28, 2013</text:p>
            <text:p>REVISION:4733</text:p>
            <text:p>BROWSER: Chrome</text:p>
          </table:table-cell>
          <table:table-cell table:style-name="ce52" office:value-type="string">
            <text:p>DATE : <text:s/>March 12, 2013</text:p>
            <text:p>REVISION:4763</text:p>
            <text:p>BROWSER: Chrome</text:p>
          </table:table-cell>
          <table:table-cell table:style-name="ce57" table:number-columns-repeated="997"/>
          <table:table-cell table:style-name="ce58" table:number-columns-repeated="2"/>
          <table:table-cell table:style-name="ce59" table:number-columns-repeated="10"/>
        </table:table-row>
        <table:table-row table:style-name="ro5">
          <table:table-cell table:style-name="ce39" office:value-type="string">
            <text:p>CL0001_LoginPage</text:p>
          </table:table-cell>
          <table:table-cell table:style-name="ce39" office:value-type="string">
            <text:p>L0</text:p>
          </table:table-cell>
          <table:table-cell table:style-name="ce39" office:value-type="string">
            <text:p>Channels Login Page Titl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login page renders with <text:s/>title "Channels Collaboration Planning"</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2_SignInButtonPresent</text:p>
          </table:table-cell>
          <table:table-cell table:style-name="ce39" office:value-type="string">
            <text:p>L1</text:p>
          </table:table-cell>
          <table:table-cell table:style-name="ce39" office:value-type="string">
            <text:p>Verify Sign In button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Sign in button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3_UsernameTextfieldPresent</text:p>
          </table:table-cell>
          <table:table-cell table:style-name="ce39" office:value-type="string">
            <text:p>L1</text:p>
          </table:table-cell>
          <table:table-cell table:style-name="ce39" office:value-type="string">
            <text:p>Verify Username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4_EnterUsername</text:p>
          </table:table-cell>
          <table:table-cell table:style-name="ce39" office:value-type="string">
            <text:p>L1</text:p>
          </table:table-cell>
          <table:table-cell table:style-name="ce39" office:value-type="string">
            <text:p>Enter Username</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username is displayed correctly in the Username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5_PasswordTextfieldPresent</text:p>
          </table:table-cell>
          <table:table-cell table:style-name="ce39" office:value-type="string">
            <text:p>L1</text:p>
          </table:table-cell>
          <table:table-cell table:style-name="ce39" office:value-type="string">
            <text:p>Verify Password textfield is present</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text field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5">
          <table:table-cell table:style-name="ce39" office:value-type="string">
            <text:p>CL0006_EnterPassword</text:p>
          </table:table-cell>
          <table:table-cell table:style-name="ce39" office:value-type="string">
            <text:p>L1</text:p>
          </table:table-cell>
          <table:table-cell table:style-name="ce39" office:value-type="string">
            <text:p>Enter Password</text:p>
          </table:table-cell>
          <table:table-cell table:style-name="ce39"/>
          <table:table-cell table:style-name="ce46" office:value-type="string">
            <text:p>1. Enter URL-http://192.168.4.126:8080/channels/home/login.html</text:p>
          </table:table-cell>
          <table:table-cell table:style-name="ce39"/>
          <table:table-cell table:style-name="ce39" office:value-type="string">
            <text:p>1. Verify that the password is shown in the encrypted format in the password text field</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6">
          <table:table-cell table:style-name="ce39" office:value-type="string">
            <text:p>CL0007_ClickSignInButton</text:p>
          </table:table-cell>
          <table:table-cell table:style-name="ce39" office:value-type="string">
            <text:p>L0</text:p>
          </table:table-cell>
          <table:table-cell table:style-name="ce39" office:value-type="string">
            <text:p>Sign In Button on Login page</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 “ smith “ </text:p>
            <text:p>Password=”@test123”</text:p>
          </table:table-cell>
          <table:table-cell table:style-name="ce40" office:value-type="string">
            <text:p>1.Verify that the sign in button is present.</text:p>
            <text:p>2.Verify that the Sign in button can be clicked.</text:p>
            <text:p>3.Verify that the Sign in button works properly.</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7">
          <table:table-cell table:style-name="ce39" office:value-type="string">
            <text:p>CL0008_ValidUserName</text:p>
          </table:table-cell>
          <table:table-cell table:style-name="ce39" office:value-type="string">
            <text:p>L1</text:p>
          </table:table-cell>
          <table:table-cell table:style-name="ce39" office:value-type="string">
            <text:p>Login to Channels with Valid Username &amp; password at the First Attempt</text:p>
          </table:table-cell>
          <table:table-cell table:style-name="ce39"/>
          <table:table-cell table:style-name="ce46" office:value-type="string">
            <text:p>1. Enter URL-http://192.168.4.126:8080/channels/home/login.html</text:p>
            <text:p>2. Enter Valid Username &amp; Password</text:p>
            <text:p>3. Click on 'Sign In' Button</text:p>
          </table:table-cell>
          <table:table-cell table:style-name="ce39" office:value-type="string">
            <text:p>Username=”smith”</text:p>
            <text:p>Password=”@test123”</text:p>
          </table:table-cell>
          <table:table-cell table:style-name="ce40" office:value-type="string">
            <text:p>1. Verify that user is able to sign in to channels successfully(at the First Attempt)</text:p>
          </table:table-cell>
          <table:table-cell table:style-name="ce40"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8">
          <table:table-cell table:style-name="ce40" office:value-type="string">
            <text:p>CL0009_LogInvalidUserName</text:p>
          </table:table-cell>
          <table:table-cell table:style-name="ce40" office:value-type="string">
            <text:p>L1</text:p>
          </table:table-cell>
          <table:table-cell table:style-name="ce40" office:value-type="string">
            <text:p>Login to Channels with Valid Username &amp; password</text:p>
          </table:table-cell>
          <table:table-cell table:style-name="ce40"/>
          <table:table-cell table:style-name="ce47" office:value-type="string">
            <text:p>1.Enter URL-http://192.168.4.126:8080/channels/login.html</text:p>
            <text:p>2.Enter Valid Username &amp; Password</text:p>
            <text:p>3. Click on 'Sign In' Button</text:p>
          </table:table-cell>
          <table:table-cell table:style-name="ce40" office:value-type="string">
            <text:p>Username=”smith”</text:p>
            <text:p>Password=”@test123”</text:p>
          </table:table-cell>
          <table:table-cell table:style-name="ce40" office:value-type="string">
            <text:p>1. Verify that user is able to sign in to channels successfully.</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9">
          <table:table-cell table:style-name="ce39" office:value-type="string">
            <text:p>CL0010_InvalidPassword</text:p>
          </table:table-cell>
          <table:table-cell table:style-name="ce39" office:value-type="string">
            <text:p>L2</text:p>
          </table:table-cell>
          <table:table-cell table:style-name="ce39" office:value-type="string">
            <text:p>Login to Channels with Valid Username &amp; Invalid Password</text:p>
          </table:table-cell>
          <table:table-cell table:style-name="ce39"/>
          <table:table-cell table:style-name="ce46" office:value-type="string">
            <text:p>1. Enter URL-http://192.168.4.126:8080/channels/login.html</text:p>
            <text:p>2. Enter Valid Username &amp; Invalid Password</text:p>
            <text:p>3. Click on 'Sign In' Button</text:p>
          </table:table-cell>
          <table:table-cell table:style-name="ce39" office:value-type="string">
            <text:p>Username=”smith”</text:p>
            <text:p>password=”$test123”</text:p>
          </table:table-cell>
          <table:table-cell table:style-name="ce40" office:value-type="string">
            <text:p>1. Verify that user is not able to sign in to channels</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0">
          <table:table-cell table:style-name="ce39" office:value-type="string">
            <text:p>CL0011_InvalidUserName</text:p>
          </table:table-cell>
          <table:table-cell table:style-name="ce39" office:value-type="string">
            <text:p>L2</text:p>
          </table:table-cell>
          <table:table-cell table:style-name="ce39" office:value-type="string">
            <text:p>Login to Channels with Invalid Username &amp; valid Password</text:p>
          </table:table-cell>
          <table:table-cell table:style-name="ce39"/>
          <table:table-cell table:style-name="ce46" office:value-type="string">
            <text:p>1. Enter URL-http://192.168.4.126:8080/channels/login.html</text:p>
            <text:p>2. Enter Invalid Username &amp; Valid Password</text:p>
            <text:p>3. Click on 'Sign In' Button</text:p>
          </table:table-cell>
          <table:table-cell table:style-name="ce39" office:value-type="string">
            <text:p>Username=”Smih”</text:p>
            <text:p>password=”@test123”</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1">
          <table:table-cell table:style-name="ce39" office:value-type="string">
            <text:p>CL0012_InvalidUserNamePassword</text:p>
          </table:table-cell>
          <table:table-cell table:style-name="ce39" office:value-type="string">
            <text:p>L2</text:p>
          </table:table-cell>
          <table:table-cell table:style-name="ce39" office:value-type="string">
            <text:p>Login to Channels with Invalid Username &amp; Invalid Password</text:p>
          </table:table-cell>
          <table:table-cell table:style-name="ce39"/>
          <table:table-cell table:style-name="ce46" office:value-type="string">
            <text:p>1. Enter URL-http://192.168.4.126:8080/channels/login.html</text:p>
            <text:p>2. Enter Invalid Username &amp; Password</text:p>
            <text:p>3. Click on 'Sign In' Button</text:p>
          </table:table-cell>
          <table:table-cell table:style-name="ce39" office:value-type="string">
            <text:p>Username=”Smiht”</text:p>
            <text:p>password=”@test23”</text:p>
          </table:table-cell>
          <table:table-cell table:style-name="ce40"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3_BlankUserNamePassword</text:p>
          </table:table-cell>
          <table:table-cell table:style-name="ce39" office:value-type="string">
            <text:p>L2</text:p>
          </table:table-cell>
          <table:table-cell table:style-name="ce39" office:value-type="string">
            <text:p>Login to Channels with blank Username &amp; Password</text:p>
          </table:table-cell>
          <table:table-cell table:style-name="ce39"/>
          <table:table-cell table:style-name="ce46" office:value-type="string">
            <text:p>1. Enter URL-http://192.168.4.126:8080/channels/login.html</text:p>
            <text:p>2. Enter blank Username &amp; Password</text:p>
            <text:p>3. Click on 'Sign In' Button</text:p>
          </table:table-cell>
          <table:table-cell table:style-name="ce39" office:value-type="string">
            <text:p>Username=” <text:s text:c="5"/>”</text:p>
            <text:p>Password=” <text:s text:c="6"/>”</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2">
          <table:table-cell table:style-name="ce39" office:value-type="string">
            <text:p>CL0014_LoginCapsKeyOn</text:p>
          </table:table-cell>
          <table:table-cell table:style-name="ce39" office:value-type="string">
            <text:p>L2</text:p>
          </table:table-cell>
          <table:table-cell table:style-name="ce39" office:value-type="string">
            <text:p>Login to Channels with the Caps key on.</text:p>
          </table:table-cell>
          <table:table-cell table:style-name="ce39"/>
          <table:table-cell table:style-name="ce46" office:value-type="string">
            <text:p>1. Enter URL-http://192.168.4.126:8080/channels/login.html</text:p>
            <text:p>2. Enter Username &amp; Password keeping the Caps Lock key on.</text:p>
            <text:p>3. Click on 'Sign In' Button</text:p>
          </table:table-cell>
          <table:table-cell table:style-name="ce39" office:value-type="string">
            <text:p>Username==”smith”</text:p>
            <text:p>Password=”@TEST!@#”</text:p>
          </table:table-cell>
          <table:table-cell table:style-name="ce39" office:value-type="string">
            <text:p>1. Verify that user is not able to sign in to channels <text:s text:c="9"/></text:p>
            <text:p>2. Verify that new page is displayed with title as 'Channels Sign In failed!'</text:p>
            <text:p>3. Verify that error message should be displayed as 'The system was unable to log you in. Use your browser’s back button and try agai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3">
          <table:table-cell table:style-name="ce39" office:value-type="string">
            <text:p>CL0015_StaySignedInCheckboxPresent</text:p>
          </table:table-cell>
          <table:table-cell table:style-name="ce39" office:value-type="string">
            <text:p>L1</text:p>
          </table:table-cell>
          <table:table-cell table:style-name="ce39" office:value-type="string">
            <text:p>Verify Stay Signed In checkbox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tay signed in check-box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4">
          <table:table-cell table:style-name="ce41" office:value-type="string">
            <text:p>CL0016_StaySignedIn</text:p>
          </table:table-cell>
          <table:table-cell table:style-name="ce41" office:value-type="string">
            <text:p>L0</text:p>
          </table:table-cell>
          <table:table-cell table:style-name="ce41" office:value-type="string">
            <text:p>Stay Signed in</text:p>
          </table:table-cell>
          <table:table-cell table:style-name="ce41"/>
          <table:table-cell table:style-name="ce48" office:value-type="string">
            <text:p>1. Enter URL-http://192.168.4.126:8080/channels/login.html</text:p>
            <text:p>2. Enter Valid Username &amp; Password</text:p>
            <text:p>3. Check the check box 'Stay Signed in'</text:p>
            <text:p>4. Click on 'Sign In' Button <text:s text:c="6"/></text:p>
          </table:table-cell>
          <table:table-cell table:style-name="ce41" office:value-type="string">
            <text:p>Username=”smith”</text:p>
            <text:p>Password=”@test123” </text:p>
          </table:table-cell>
          <table:table-cell table:style-name="ce41" office:value-type="string">
            <text:p>1. Verify that user is able to sign in to channels successfully</text:p>
            <text:p>2. Verify that on entering the Username , Password is automatically taken for that user</text:p>
          </table:table-cell>
          <table:table-cell table:style-name="ce41" office:value-type="string">
            <text:p>1.The user is not able to sign in to channels. <text:s/></text:p>
            <text:p>2.The error message is displayed as 'The system was unable to log you in. Use your browser’s back button and try again'</text:p>
          </table:table-cell>
          <table:table-cell table:style-name="ce41" office:value-type="string">
            <text:p>FAIL</text:p>
          </table:table-cell>
          <table:table-cell table:style-name="ce41" table:number-columns-repeated="4"/>
          <table:table-cell table:style-name="ce54"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15">
          <table:table-cell table:style-name="ce39" office:value-type="string">
            <text:p>CL0017_CantAccessYourAccountLinkPresent</text:p>
          </table:table-cell>
          <table:table-cell table:style-name="ce39" office:value-type="string">
            <text:p>L1</text:p>
          </table:table-cell>
          <table:table-cell table:style-name="ce39" office:value-type="string">
            <text:p>Verify “Can't access your link is present”</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Can't access your account?” link is present on the Login pag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8_ClickCantAccessYourAccountLink</text:p>
          </table:table-cell>
          <table:table-cell table:style-name="ce39" office:value-type="string">
            <text:p>L0</text:p>
          </table:table-cell>
          <table:table-cell table:style-name="ce39" office:value-type="string">
            <text:p>Click the “Can't access your account?” Link</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new page is displayed to user with title 'Channels- Sign In'</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19_BackToLoginLinkPresent</text:p>
          </table:table-cell>
          <table:table-cell table:style-name="ce39" office:value-type="string">
            <text:p>L1</text:p>
          </table:table-cell>
          <table:table-cell table:style-name="ce39" office:value-type="string">
            <text:p>Verify the Back to Login link is present</text:p>
          </table:table-cell>
          <table:table-cell table:style-name="ce43"/>
          <table:table-cell table:style-name="ce46" office:value-type="string">
            <text:p>1. Enter URL-http://192.168.4.126:8080/channels/login.html</text:p>
            <text:p>2. Click on 'Can't access your account' Link</text:p>
          </table:table-cell>
          <table:table-cell table:style-name="ce43"/>
          <table:table-cell table:style-name="ce39" office:value-type="string">
            <text:p>1. Verify that the “Back to login” link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0_GoBackToLoginPage</text:p>
          </table:table-cell>
          <table:table-cell table:style-name="ce39" office:value-type="string">
            <text:p>L1</text:p>
          </table:table-cell>
          <table:table-cell table:style-name="ce39" office:value-type="string">
            <text:p>Click the Back to login link </text:p>
          </table:table-cell>
          <table:table-cell table:style-name="ce43"/>
          <table:table-cell table:style-name="ce46" office:value-type="string">
            <text:p>1. Enter URL-http://192.168.4.126:8080/channels/login.html</text:p>
            <text:p>2. Click on 'Can't access your account' Link</text:p>
            <text:p>3.Click the “Back to login” link</text:p>
          </table:table-cell>
          <table:table-cell table:style-name="ce43"/>
          <table:table-cell table:style-name="ce39" office:value-type="string">
            <text:p>1. Verify that the login page is opened</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1_RequestNewPasswordButtonPresent</text:p>
          </table:table-cell>
          <table:table-cell table:style-name="ce39" office:value-type="string">
            <text:p>L1</text:p>
          </table:table-cell>
          <table:table-cell table:style-name="ce39" office:value-type="string">
            <text:p>Verify Request new password button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Request new password button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2_PleaseProvideUsernameTextfieldPresent</text:p>
          </table:table-cell>
          <table:table-cell table:style-name="ce39" office:value-type="string">
            <text:p>L1</text:p>
          </table:table-cell>
          <table:table-cell table:style-name="ce39" office:value-type="string">
            <text:p>Verify “Please provide username”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Please provide your username ”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6">
          <table:table-cell table:style-name="ce39" office:value-type="string">
            <text:p>CL0023_EmailAddressTextfieldPresent</text:p>
          </table:table-cell>
          <table:table-cell table:style-name="ce39" office:value-type="string">
            <text:p>L1</text:p>
          </table:table-cell>
          <table:table-cell table:style-name="ce39" office:value-type="string">
            <text:p>Verify “Or your Email address” text field present</text:p>
          </table:table-cell>
          <table:table-cell table:style-name="ce43"/>
          <table:table-cell table:style-name="ce46" office:value-type="string">
            <text:p>1. Enter URL-http://192.168.4.126:8081/channels/login.html</text:p>
            <text:p>2. Click on 'Can't access your account' Link</text:p>
          </table:table-cell>
          <table:table-cell table:style-name="ce43"/>
          <table:table-cell table:style-name="ce39" office:value-type="string">
            <text:p>1. Verify that the “Or your Email address” text field is present</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53"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7">
          <table:table-cell table:style-name="ce39" office:value-type="string">
            <text:p>CL0024_RecoverPasswordUsingUserId</text:p>
          </table:table-cell>
          <table:table-cell table:style-name="ce39" office:value-type="string">
            <text:p>L1</text:p>
          </table:table-cell>
          <table:table-cell table:style-name="ce39" office:value-type="string">
            <text:p>Recover password using valid “User id”</text:p>
          </table:table-cell>
          <table:table-cell table:style-name="ce43"/>
          <table:table-cell table:style-name="ce46" office:value-type="string">
            <text:p>1. Enter URL-http://192.168.4.126:8081/channels/login.html</text:p>
            <text:p>2. Click on 'Can't access your account' Link</text:p>
            <text:p>3. Enter valid user id and press 'Request new password' button</text:p>
          </table:table-cell>
          <table:table-cell table:style-name="ce43" office:value-type="string">
            <text:p>Username=”smith”</text:p>
          </table:table-cell>
          <table:table-cell table:style-name="ce39" office:value-type="string">
            <text:p>1. Verify that a message is displayed to the user as 'A new password has been emailed to you'. <text:s text:c="8"/></text:p>
            <text:p>2. Verify that new password is emailed to the user. </text:p>
            <text:p>3. Verify that user is able to log in to the system with the new password</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8">
          <table:table-cell table:style-name="ce39" office:value-type="string">
            <text:p>CL0025_RecoverPwd_EmailId</text:p>
          </table:table-cell>
          <table:table-cell table:style-name="ce39" office:value-type="string">
            <text:p>L1</text:p>
          </table:table-cell>
          <table:table-cell table:style-name="ce39" office:value-type="string">
            <text:p>Recover password using valid “Email id”</text:p>
          </table:table-cell>
          <table:table-cell table:style-name="ce43"/>
          <table:table-cell table:style-name="ce46" office:value-type="string">
            <text:p>1. Enter URL-http://192.168.4.126:8080/channels/login.html</text:p>
            <text:p>2. Click on 'Can't access your account' Link</text:p>
            <text:p>3. Enter valid email id <text:s/>and press 'Request new password' button</text:p>
          </table:table-cell>
          <table:table-cell table:style-name="ce43" office:value-type="string">
            <text:p><text:span text:style-name="T1">email id=”</text:span><text:span text:style-name="T1"><text:a xlink:href="mailto:priyanka.gurav@afourtech.com">priyanka.gurav@afourtech.com</text:a></text:span><text:span text:style-name="T1">”</text:span></text:p>
          </table:table-cell>
          <table:table-cell table:style-name="ce39" office:value-type="string">
            <text:p>1. Verify that a message is displayed to the user as 'A new password is emailed to you' <text:s text:c="29"/>2. Verify that new password is emailed to the user <text:s text:c="9"/></text:p>
            <text:p>3. Verify that user is able to log in to the system with the new password. <text: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26_RecoverInvalidUserID</text:p>
          </table:table-cell>
          <table:table-cell table:style-name="ce39" office:value-type="string">
            <text:p>L2</text:p>
          </table:table-cell>
          <table:table-cell table:style-name="ce39" office:value-type="string">
            <text:p>Recover password using Invalid “User id”</text:p>
          </table:table-cell>
          <table:table-cell table:style-name="ce43"/>
          <table:table-cell table:style-name="ce46" office:value-type="string">
            <text:p>1. Enter URL-http://192.168.4.126:8080/channels/login.html</text:p>
            <text:p>2. Click on 'Can't access your account' Link</text:p>
            <text:p>3. Enter Invalid user id <text:s/>and press 'Request new password' button</text:p>
          </table:table-cell>
          <table:table-cell table:style-name="ce43" office:value-type="string">
            <text:p>Username=”user1”</text:p>
          </table:table-cell>
          <table:table-cell table:style-name="ce39" office:value-type="string">
            <text:p>1.Verify that error message is displayed to the user as 'Unrecognized user name'</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0">
          <table:table-cell table:style-name="ce40" office:value-type="string">
            <text:p>CL0027_RecoverInvalidEmailID</text:p>
          </table:table-cell>
          <table:table-cell table:style-name="ce40" office:value-type="string">
            <text:p>L2</text:p>
          </table:table-cell>
          <table:table-cell table:style-name="ce40" office:value-type="string">
            <text:p>Recover password using Invalid “Email id”</text:p>
          </table:table-cell>
          <table:table-cell table:style-name="ce44"/>
          <table:table-cell table:style-name="ce47" office:value-type="string">
            <text:p>1. Enter URL-http://192.168.4.126:8080/channels/login.html</text:p>
            <text:p>2. Click on 'I forgot my user id or my password' Link</text:p>
            <text:p>3. Enter Invalid email id <text:s/>and press 'Request new password' button</text:p>
          </table:table-cell>
          <table:table-cell table:style-name="ce44" office:value-type="string">
            <text:p>email id=”<text:a xlink:href="mailto:priyanka.gurav@afourtech.com">priyanka.gurav@afourtech.com</text:a>”</text:p>
          </table:table-cell>
          <table:table-cell table:style-name="ce40" office:value-type="string">
            <text:p>1.Verify that error message is displayed to the user as 'Unrecognized email address'</text:p>
          </table:table-cell>
          <table:table-cell table:style-name="ce44"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1">
          <table:table-cell table:style-name="ce39" office:value-type="string">
            <text:p>CL0028_RecoverPasswordFromBlankUserId</text:p>
          </table:table-cell>
          <table:table-cell table:style-name="ce39" office:value-type="string">
            <text:p>L2</text:p>
          </table:table-cell>
          <table:table-cell table:style-name="ce39" office:value-type="string">
            <text:p>Recover password using blank “user id” and blank “email id”</text:p>
          </table:table-cell>
          <table:table-cell table:style-name="ce43"/>
          <table:table-cell table:style-name="ce46" office:value-type="string">
            <text:p>1. Enter URL-http://192.168.4.126:8080/channels/login.html</text:p>
            <text:p>2. Click on 'Can't access your account' Link</text:p>
            <text:p>3. Leave user id &amp; password fields blank &amp; press 'Request new password' button</text:p>
          </table:table-cell>
          <table:table-cell table:style-name="ce43" office:value-type="string">
            <text:p><text:span text:style-name="T1">Username= “ <text:s text:c="6"/>“</text:span></text:p>
            <text:p><text:span text:style-name="T1">Password=” <text:s text:c="7"/>“</text:span></text:p>
          </table:table-cell>
          <table:table-cell table:style-name="ce39" office:value-type="string">
            <text:p>1.Verify that error message is displayed to the user as 'Please Provide a user name or email address'</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2">
          <table:table-cell table:style-name="ce41" office:value-type="string">
            <text:p>CL0029_NewPawwsordDisabled</text:p>
          </table:table-cell>
          <table:table-cell table:style-name="ce41" office:value-type="string">
            <text:p>L0</text:p>
          </table:table-cell>
          <table:table-cell table:style-name="ce41" office:value-type="string">
            <text:p>"Request New Password" button should be disabled until &amp; unless the response is not returned from the server</text:p>
          </table:table-cell>
          <table:table-cell table:style-name="ce45"/>
          <table:table-cell table:style-name="ce49" office:value-type="string">
            <text:p>1.Enter URL-http://192.168.4.126:8080/channels/login.html</text:p>
            <text:p>2. Click on 'Can't access your account' Link</text:p>
          </table:table-cell>
          <table:table-cell table:style-name="ce45"/>
          <table:table-cell table:style-name="ce41" office:value-type="string">
            <text:p>1. Verify that “Request New Password” should be disabled until &amp; unless the response is not returned from the server</text:p>
          </table:table-cell>
          <table:table-cell table:style-name="ce45" office:value-type="string">
            <text:p><text:span text:style-name="T1">1</text:span>.<text:span text:style-name="T1"> The Request New </text:span><text:span text:style-name="T1">Password is not </text:span><text:span text:style-name="T1">disabled until &amp; unless </text:span><text:span text:style-name="T1">response is not </text:span><text:span text:style-name="T1">returned from server. <text:s/></text:span></text:p>
          </table:table-cell>
          <table:table-cell table:style-name="ce41" office:value-type="string">
            <text:p>FAIL</text:p>
          </table:table-cell>
          <table:table-cell table:style-name="ce41" table:number-columns-repeated="4"/>
          <table:table-cell table:style-name="ce41" office:value-type="string">
            <text:p>YES</text:p>
          </table:table-cell>
          <table:table-cell table:style-name="ce54" office:value-type="string">
            <text:p>YES</text:p>
          </table:table-cell>
          <table:table-cell table:style-name="ce54" table:number-columns-repeated="1007"/>
          <table:table-cell table:style-name="ce61" table:number-columns-repeated="2"/>
        </table:table-row>
        <table:table-row table:style-name="ro23">
          <table:table-cell table:style-name="ce39" office:value-type="string">
            <text:p>CL0030_BackToLogin</text:p>
          </table:table-cell>
          <table:table-cell table:style-name="ce39" office:value-type="string">
            <text:p>L0</text:p>
          </table:table-cell>
          <table:table-cell table:style-name="ce39" office:value-type="string">
            <text:p>“Back to login” Link on forgot password window</text:p>
          </table:table-cell>
          <table:table-cell table:style-name="ce43"/>
          <table:table-cell table:style-name="ce46" office:value-type="string">
            <text:p>1. Enter URL-http://192.168.4.126:8080/channels/login.html</text:p>
            <text:p>2. Click on <text:s/>'Can't access your account' Link</text:p>
            <text:p>3. Enter valid user id and press 'Request new password' button </text:p>
            <text:p><text:s/>4. Click on 'Back to login' Link</text:p>
          </table:table-cell>
          <table:table-cell table:style-name="ce43" office:value-type="string">
            <text:p>Username=”priyanka”</text:p>
          </table:table-cell>
          <table:table-cell table:style-name="ce39" office:value-type="string">
            <text:p>1. Verify that new password is emailed to the user <text:s text:c="13"/></text:p>
            <text:p>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1"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4">
          <table:table-cell table:style-name="ce39" office:value-type="string">
            <text:p>CL0031_CorrectMessageAfterRecovery</text:p>
          </table:table-cell>
          <table:table-cell table:style-name="ce39" office:value-type="string">
            <text:p>L1</text:p>
          </table:table-cell>
          <table:table-cell table:style-name="ce39" office:value-type="string">
            <text:p>Grammatically correct message should be displayed to the user after password recovery</text:p>
          </table:table-cell>
          <table:table-cell table:style-name="ce43"/>
          <table:table-cell table:style-name="ce50" office:value-type="string">
            <text:p>1. Enter URL-http://192.168.4.126:8080/channels/login.html</text:p>
            <text:p>2. Click on 'Can't access your account' <text:s/>Link</text:p>
            <text:p>3. Enter valid email id in "email address" field</text:p>
            <text:p>4. Click on "Request new password" Button</text:p>
          </table:table-cell>
          <table:table-cell table:style-name="ce43"/>
          <table:table-cell table:style-name="ce39" office:value-type="string">
            <text:p>1. Verify that a message is displayed to the user as 'A new password has been emailed to you' .</text:p>
          </table:table-cell>
          <table:table-cell table:style-name="ce43" office:value-type="string">
            <text:p>PASS</text:p>
          </table:table-cell>
          <table:table-cell table:style-name="ce39" office:value-type="string">
            <text:p>PASS</text:p>
          </table:table-cell>
          <table:table-cell table:style-name="ce39" table:number-columns-repeated="4"/>
          <table:table-cell table:style-name="ce39"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5">
          <table:table-cell table:style-name="ce40" office:value-type="string">
            <text:p>CL0032_TabSequence</text:p>
          </table:table-cell>
          <table:table-cell table:style-name="ce40" office:value-type="string">
            <text:p>L1</text:p>
          </table:table-cell>
          <table:table-cell table:style-name="ce40" office:value-type="string">
            <text:p>Login Page Tab Sequence and Key board usability</text:p>
          </table:table-cell>
          <table:table-cell table:style-name="ce40"/>
          <table:table-cell table:style-name="ce47" office:value-type="string">
            <text:p>1. Enter URL-http://192.168.4.126:8080/channels/login.html</text:p>
            <text:p>2. Click on Tab button for first time</text:p>
            <text:p>3. Click on Tab button for second time</text:p>
            <text:p>4. Click on Tab button for third time</text:p>
            <text:p>5. Click on Tab button for fourth time</text:p>
            <text:p>6. Click on Enter button</text:p>
          </table:table-cell>
          <table:table-cell table:style-name="ce40"/>
          <table:table-cell table:style-name="ce40"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ext:s/>be trigge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40" office:value-type="string">
            <text:p>YES</text:p>
          </table:table-cell>
          <table:table-cell table:style-name="ce56" office:value-type="string">
            <text:p>YES</text:p>
          </table:table-cell>
          <table:table-cell table:style-name="ce56" table:number-columns-repeated="1007"/>
          <table:table-cell table:style-name="ce60" table:number-columns-repeated="2"/>
        </table:table-row>
        <table:table-row table:style-name="ro26">
          <table:table-cell table:style-name="ce39" office:value-type="string">
            <text:p>CL0033_ConsistencyWithOtherPages</text:p>
          </table:table-cell>
          <table:table-cell table:style-name="ce39" office:value-type="string">
            <text:p>L3</text:p>
          </table:table-cell>
          <table:table-cell table:style-name="ce39" office:value-type="string">
            <text:p>Login page Cosmetic consistencies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e screen look, feel, and design should match with the other screens.</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7">
          <table:table-cell table:style-name="ce39" office:value-type="string">
            <text:p>CL0034_Grammar&amp;Spelling</text:p>
          </table:table-cell>
          <table:table-cell table:style-name="ce39" office:value-type="string">
            <text:p>L3</text:p>
          </table:table-cell>
          <table:table-cell table:style-name="ce39" office:value-type="string">
            <text:p>Grammar and Spelling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re is no grammar or spelling mistak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8">
          <table:table-cell table:style-name="ce39" office:value-type="string">
            <text:p>CL0035_FontType</text:p>
          </table:table-cell>
          <table:table-cell table:style-name="ce39" office:value-type="string">
            <text:p>L3</text:p>
          </table:table-cell>
          <table:table-cell table:style-name="ce39" office:value-type="string">
            <text:p>Screen Font Type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29">
          <table:table-cell table:style-name="ce39" office:value-type="string">
            <text:p>CL0036_FontSizeLoginPage</text:p>
          </table:table-cell>
          <table:table-cell table:style-name="ce39" office:value-type="string">
            <text:p>L3</text:p>
          </table:table-cell>
          <table:table-cell table:style-name="ce39" office:value-type="string">
            <text:p>Screen Font Size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the screen font sizes match from screen to scree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9">
          <table:table-cell table:style-name="ce39" office:value-type="string">
            <text:p>CL0037_Text&amp;ControlColor</text:p>
          </table:table-cell>
          <table:table-cell table:style-name="ce39" office:value-type="string">
            <text:p>L3</text:p>
          </table:table-cell>
          <table:table-cell table:style-name="ce39" office:value-type="string">
            <text:p>Colors of text and controls on login page</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screens do not use different color sets as to cause an inconsistent and poorly thought-out user interface design.</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5">
          <table:table-cell table:style-name="ce39" office:value-type="string">
            <text:p>CL0038_IconConsistency</text:p>
          </table:table-cell>
          <table:table-cell table:style-name="ce39" office:value-type="string">
            <text:p>L3</text:p>
          </table:table-cell>
          <table:table-cell table:style-name="ce39" office:value-type="string">
            <text:p>Icons consistency with other pages</text:p>
          </table:table-cell>
          <table:table-cell table:style-name="ce39"/>
          <table:table-cell table:style-name="ce46" office:value-type="string">
            <text:p>1. Enter URL-http://192.168.4.126:8080/channels/login.html</text:p>
          </table:table-cell>
          <table:table-cell table:style-name="ce39"/>
          <table:table-cell table:style-name="ce39" office:value-type="string">
            <text:p>1. Verify that icons are consistent throughout your application by using a common icon set.</text:p>
          </table:table-cell>
          <table:table-cell table:style-name="ce39" office:value-type="string">
            <text:p>PASS</text:p>
          </table:table-cell>
          <table:table-cell table:style-name="ce39" office:value-type="string">
            <text:p>PASS</text:p>
          </table:table-cell>
          <table:table-cell table:style-name="ce39" table:number-columns-repeated="4"/>
          <table:table-cell table:style-name="ce55" office:value-type="string">
            <text:p>YES</text:p>
          </table:table-cell>
          <table:table-cell table:style-name="ce53" office:value-type="string">
            <text:p>YES</text:p>
          </table:table-cell>
          <table:table-cell table:style-name="ce53" table:number-columns-repeated="1007"/>
          <table:table-cell table:number-columns-repeated="2"/>
        </table:table-row>
        <table:table-row table:style-name="ro1">
          <table:table-cell table:style-name="ce23" table:number-columns-repeated="14"/>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heet2" table:style-name="ta2">
        <table:table-column table:style-name="co1" table:number-columns-repeated="1023" table:default-cell-style-name="ce1"/>
        <table:table-column table:style-name="co18" table:default-cell-style-name="ce1"/>
        <table:table-row table:style-name="ro1" table:number-rows-repeated="65535">
          <table:table-cell table:number-columns-repeated="1024"/>
        </table:table-row>
        <table:table-row table:style-name="ro1">
          <table:table-cell table:number-columns-repeated="1024"/>
        </table:table-row>
      </table:table>
      <table:table table:name="Sheet3" table:style-name="ta2">
        <table:table-column table:style-name="co1" table:number-columns-repeated="1023" table:default-cell-style-name="ce1"/>
        <table:table-column table:style-name="co18" table:default-cell-style-name="ce1"/>
        <table:table-row table:style-name="ro1" table:number-rows-repeated="65535">
          <table:table-cell table:number-columns-repeated="1024"/>
        </table:table-row>
        <table:table-row table:style-name="ro1">
          <table:table-cell table:number-columns-repeated="1024"/>
        </table:table-row>
      </table:table>
      <table:table table:name="Home_Page" table:style-name="ta3" table:print="false">
        <table:table-column table:style-name="co15" table:default-cell-style-name="ce66"/>
        <table:table-column table:style-name="co19" table:default-cell-style-name="ce66"/>
        <table:table-column table:style-name="co15" table:number-columns-repeated="2" table:default-cell-style-name="ce66"/>
        <table:table-column table:style-name="co17" table:default-cell-style-name="ce66"/>
        <table:table-column table:style-name="co15" table:default-cell-style-name="ce66"/>
        <table:table-column table:style-name="co20" table:default-cell-style-name="ce66"/>
        <table:table-column table:style-name="co15" table:number-columns-repeated="6" table:default-cell-style-name="ce66"/>
        <table:table-column table:style-name="co21" table:default-cell-style-name="ce66"/>
        <table:table-column table:style-name="co22" table:default-cell-style-name="ce66"/>
        <table:table-column table:style-name="co15" table:number-columns-repeated="1004" table:default-cell-style-name="ce66"/>
        <table:table-column table:style-name="co15" table:number-columns-repeated="5"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30">
          <table:table-cell table:style-name="ce62" office:value-type="string">
            <text:p>HP0001_HomePage</text:p>
          </table:table-cell>
          <table:table-cell table:style-name="ce62" office:value-type="string">
            <text:p>L1</text:p>
          </table:table-cell>
          <table:table-cell table:style-name="ce62" office:value-type="string">
            <text:p>"Channels" title and logo on home page</text:p>
          </table:table-cell>
          <table:table-cell table:style-name="ce62"/>
          <table:table-cell table:style-name="ce62" office:value-type="string">
            <text:p>1. Login to channels with valid credentials</text:p>
          </table:table-cell>
          <table:table-cell table:style-name="ce63"/>
          <table:table-cell table:style-name="ce62" office:value-type="string">
            <text:p>1. Verify "Channels" title and logo at top left corner of Home page</text:p>
          </table:table-cell>
          <table:table-cell table:style-name="ce62" office:value-type="string">
            <text:p>PASS</text:p>
          </table:table-cell>
          <table:table-cell table:style-name="ce62" office:value-type="string">
            <text:p>PASS</text:p>
          </table:table-cell>
          <table:table-cell table:style-name="ce62"/>
          <table:table-cell table:style-name="ce73" table:number-columns-repeated="2"/>
          <table:table-cell table:style-name="ce75"/>
          <table:table-cell table:style-name="ce55" office:value-type="string">
            <text:p>YES</text:p>
          </table:table-cell>
          <table:table-cell table:number-columns-repeated="1010"/>
        </table:table-row>
        <table:table-row table:style-name="ro31">
          <table:table-cell table:style-name="ce63" office:value-type="string">
            <text:p>HP0002_Welcome message</text:p>
          </table:table-cell>
          <table:table-cell table:style-name="ce63" office:value-type="string">
            <text:p>L1</text:p>
          </table:table-cell>
          <table:table-cell table:style-name="ce63" office:value-type="string">
            <text:p>Welcome message on the Home page</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Home page has the welcome message “Welcome to Channels!</text:p>
            <text:p>Collaboration by desig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style-name="ce78" table:number-columns-repeated="2"/>
          <table:table-cell table:style-name="ce80" table:number-columns-repeated="1001"/>
          <table:table-cell table:style-name="ce83" table:number-columns-repeated="2"/>
          <table:table-cell table:number-columns-repeated="5"/>
        </table:table-row>
        <table:table-row table:style-name="ro32">
          <table:table-cell table:style-name="ce63" office:value-type="string">
            <text:p>HP0003_CommunitiesLinkPresent</text:p>
          </table:table-cell>
          <table:table-cell table:style-name="ce63" office:value-type="string">
            <text:p>L1</text:p>
          </table:table-cell>
          <table:table-cell table:style-name="ce63" office:value-type="string">
            <text:p>Verify Communitie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ommunities link is present on the Home page</text:p>
            <text:p>2. Verify that the Communities link is visible to Admin,Planner &amp; Us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3">
          <table:table-cell table:style-name="ce63" office:value-type="string">
            <text:p>HP0004_ClickCommunitiesLink</text:p>
          </table:table-cell>
          <table:table-cell table:style-name="ce63" office:value-type="string">
            <text:p>L0</text:p>
          </table:table-cell>
          <table:table-cell table:style-name="ce63" office:value-type="string">
            <text:p>Click Communities link</text:p>
          </table:table-cell>
          <table:table-cell table:style-name="ce63"/>
          <table:table-cell table:style-name="ce62" office:value-type="string">
            <text:p>1. Login to channels with valid credentials</text:p>
            <text:p>2. Click Communities link</text:p>
          </table:table-cell>
          <table:table-cell table:style-name="ce63"/>
          <table:table-cell table:style-name="ce63" office:value-type="string">
            <text:p>1. Verify that the Communities page is open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4">
          <table:table-cell table:style-name="ce63" office:value-type="string">
            <text:p>HP0005_DomainPlansLink</text:p>
          </table:table-cell>
          <table:table-cell table:style-name="ce63" office:value-type="string">
            <text:p>L1</text:p>
          </table:table-cell>
          <table:table-cell table:style-name="ce63" office:value-type="string">
            <text:p>Verify Domain plan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Domain plans link is present on the Home page</text:p>
            <text:p>2. Verify that the Domain plans link is visible to Admin &amp; the Planner</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2">
          <table:table-cell table:style-name="ce63" office:value-type="string">
            <text:p>HP0006_ClickDomainPlansLink</text:p>
          </table:table-cell>
          <table:table-cell table:style-name="ce63" office:value-type="string">
            <text:p>L1</text:p>
          </table:table-cell>
          <table:table-cell table:style-name="ce63" office:value-type="string">
            <text:p>Click Domain plans link</text:p>
          </table:table-cell>
          <table:table-cell table:style-name="ce63"/>
          <table:table-cell table:style-name="ce62" office:value-type="string">
            <text:p>1. Login to channels with valid credentials</text:p>
            <text:p>2. Click Domain plans link</text:p>
          </table:table-cell>
          <table:table-cell table:style-name="ce63"/>
          <table:table-cell table:style-name="ce63" office:value-type="string">
            <text:p>1. Verify that the new page appears with the plan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7_ChannelSettingsPresent</text:p>
          </table:table-cell>
          <table:table-cell table:style-name="ce63" office:value-type="string">
            <text:p>L1</text:p>
          </table:table-cell>
          <table:table-cell table:style-name="ce63" office:value-type="string">
            <text:p>Channel settings link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Channels Settings link is present on the Home page</text:p>
            <text:p>2. Verify that the link is visible to Admin onl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5">
          <table:table-cell table:style-name="ce63" office:value-type="string">
            <text:p>HP0008_ClickChannelsSettings</text:p>
          </table:table-cell>
          <table:table-cell table:style-name="ce63" office:value-type="string">
            <text:p>L1</text:p>
          </table:table-cell>
          <table:table-cell table:style-name="ce63" office:value-type="string">
            <text:p>Click Channel Settings link</text:p>
          </table:table-cell>
          <table:table-cell table:style-name="ce63"/>
          <table:table-cell table:style-name="ce62" office:value-type="string">
            <text:p>1. Login to channels with valid credentials</text:p>
            <text:p>2. Click the Channel Settings link</text:p>
          </table:table-cell>
          <table:table-cell table:style-name="ce63"/>
          <table:table-cell table:style-name="ce63" office:value-type="string">
            <text:p>1. Verify that a new page “Channels-Administration”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6">
          <table:table-cell table:style-name="ce63" office:value-type="string">
            <text:p>HP0009_SocialPanelPresent</text:p>
          </table:table-cell>
          <table:table-cell table:style-name="ce63" office:value-type="string">
            <text:p>L0</text:p>
          </table:table-cell>
          <table:table-cell table:style-name="ce63" office:value-type="string">
            <text:p>Verify Social Panel present</text:p>
          </table:table-cell>
          <table:table-cell table:style-name="ce63"/>
          <table:table-cell table:style-name="ce62" office:value-type="string">
            <text:p>1. Login to channels with valid credentials</text:p>
          </table:table-cell>
          <table:table-cell table:style-name="ce63"/>
          <table:table-cell table:style-name="ce63" office:value-type="string">
            <text:p>1. Verify that the <text:s/>social panel is present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7">
          <table:table-cell table:style-name="ce63" office:value-type="string">
            <text:p>HP0010_Grammar&amp;SpellingMistake</text:p>
          </table:table-cell>
          <table:table-cell table:style-name="ce63" office:value-type="string">
            <text:p>L3</text:p>
          </table:table-cell>
          <table:table-cell table:style-name="ce63" office:value-type="string">
            <text:p>Verify that there is no grammar &amp; spelling mistake on the Home page</text:p>
          </table:table-cell>
          <table:table-cell table:style-name="ce63"/>
          <table:table-cell table:style-name="ce63" office:value-type="string">
            <text:p>1. Login to channels with valid credentials</text:p>
          </table:table-cell>
          <table:table-cell table:style-name="ce63"/>
          <table:table-cell table:style-name="ce63" office:value-type="string">
            <text:p>1. Verify that there is no grammar &amp; spelling mistake on the Home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38">
          <table:table-cell table:style-name="ce64"/>
          <table:table-cell table:style-name="ce67" table:number-columns-repeated="9"/>
          <table:table-cell table:number-columns-repeated="2"/>
          <table:table-cell table:style-name="ce76"/>
          <table:table-cell table:number-columns-repeated="1011"/>
        </table:table-row>
        <table:table-row table:style-name="ro38">
          <table:table-cell table:style-name="ce64" table:number-columns-repeated="10"/>
          <table:table-cell table:number-columns-repeated="2"/>
          <table:table-cell table:style-name="ce76"/>
          <table:table-cell table:number-columns-repeated="1011"/>
        </table:table-row>
        <table:table-row table:style-name="ro39">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33">
          <table:table-cell table:style-name="ce64"/>
          <table:table-cell table:style-name="ce68"/>
          <table:table-cell table:style-name="ce64"/>
          <table:table-cell table:style-name="ce70"/>
          <table:table-cell table:style-name="ce64"/>
          <table:table-cell table:style-name="ce71"/>
          <table:table-cell table:style-name="ce64"/>
          <table:table-cell table:style-name="ce71"/>
          <table:table-cell table:style-name="ce64"/>
          <table:table-cell table:style-name="ce72"/>
          <table:table-cell table:number-columns-repeated="2"/>
          <table:table-cell table:style-name="ce76"/>
          <table:table-cell table:number-columns-repeated="1011"/>
        </table:table-row>
        <table:table-row table:style-name="ro33">
          <table:table-cell table:style-name="ce64" table:number-columns-repeated="10"/>
          <table:table-cell table:number-columns-repeated="2"/>
          <table:table-cell table:style-name="ce76"/>
          <table:table-cell table:number-columns-repeated="1011"/>
        </table:table-row>
        <table:table-row table:style-name="ro40">
          <table:table-cell table:style-name="ce64" table:number-columns-repeated="2"/>
          <table:table-cell table:style-name="ce67"/>
          <table:table-cell table:style-name="ce64" table:number-columns-repeated="7"/>
          <table:table-cell table:number-columns-repeated="2"/>
          <table:table-cell table:style-name="ce76"/>
          <table:table-cell table:number-columns-repeated="1011"/>
        </table:table-row>
        <table:table-row table:style-name="ro40">
          <table:table-cell table:style-name="ce65" table:number-columns-repeated="2"/>
          <table:table-cell table:style-name="ce69"/>
          <table:table-cell table:style-name="ce65" table:number-columns-repeated="7"/>
          <table:table-cell table:style-name="ce74" table:number-columns-repeated="2"/>
          <table:table-cell table:style-name="ce77"/>
          <table:table-cell table:style-name="ce74" table:number-columns-repeated="1006"/>
          <table:table-cell table:style-name="ce42" table:number-columns-repeated="5"/>
        </table:table-row>
        <table:table-row table:style-name="ro1" table:number-rows-repeated="3">
          <table:table-cell table:number-columns-repeated="993"/>
          <table:table-cell table:style-name="Default" table:number-columns-repeated="26"/>
          <table:table-cell table:number-columns-repeated="5"/>
        </table:table-row>
        <table:table-row table:style-name="ro1" table:number-rows-repeated="12">
          <table:table-cell table:number-columns-repeated="12"/>
          <table:table-cell table:style-name="ce78"/>
          <table:table-cell table:number-columns-repeated="1011"/>
        </table:table-row>
        <table:table-row table:style-name="ro1" table:number-rows-repeated="65502">
          <table:table-cell table:number-columns-repeated="1024"/>
        </table:table-row>
        <table:table-row table:style-name="ro1">
          <table:table-cell table:number-columns-repeated="1024"/>
        </table:table-row>
      </table:table>
      <table:table table:name="Channels_Headers" table:style-name="ta3" table:print="false">
        <table:table-column table:style-name="co15" table:number-columns-repeated="4"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15" table:number-columns-repeated="4" table:default-cell-style-name="Default"/>
        <table:table-column table:style-name="co26" table:default-cell-style-name="Default"/>
        <table:table-column table:style-name="co27" table:default-cell-style-name="Default"/>
        <table:table-column table:style-name="co15" table:number-columns-repeated="1010"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4678</text:p>
            <text:p>BROWSER: Chrome</text:p>
          </table:table-cell>
          <table:table-cell table:style-name="ce79" table:number-columns-repeated="998"/>
          <table:table-cell table:style-name="ce81" table:number-columns-repeated="2"/>
          <table:table-cell table:style-name="ce82" table:number-columns-repeated="10"/>
        </table:table-row>
        <table:table-row table:style-name="ro41">
          <table:table-cell table:style-name="ce64" office:value-type="string">
            <text:p>CH0001_SendFeedBack</text:p>
          </table:table-cell>
          <table:table-cell table:style-name="ce70" office:value-type="string">
            <text:p>L1</text:p>
          </table:table-cell>
          <table:table-cell table:style-name="ce64" office:value-type="string">
            <text:p>Send Feedback Button</text:p>
          </table:table-cell>
          <table:table-cell table:style-name="ce64"/>
          <table:table-cell table:style-name="ce64" office:value-type="string">
            <text:p>1. Login to channels with valid credentials</text:p>
          </table:table-cell>
          <table:table-cell/>
          <table:table-cell table:style-name="ce64" office:value-type="string">
            <text:p>1. Verify that “Send Feedback” option is accessible to admin , planner &amp; user</text:p>
          </table:table-cell>
          <table:table-cell table:style-name="ce64" office:value-type="string">
            <text:p>1.“Send Feedback” option is accessible to admin , planner &amp; user.</text:p>
          </table:table-cell>
          <table:table-cell table:style-name="ce64" office:value-type="string">
            <text:p>PASS</text:p>
          </table:table-cell>
          <table:table-cell table:style-name="ce64"/>
          <table:table-cell table:style-name="ce66" table:number-columns-repeated="2"/>
          <table:table-cell table:style-name="ce76"/>
          <table:table-cell table:style-name="ce66" table:number-columns-repeated="2"/>
          <table:table-cell table:number-columns-repeated="1009"/>
        </table:table-row>
        <table:table-row table:style-name="ro18">
          <table:table-cell table:style-name="ce64" office:value-type="string">
            <text:p>CH0002_SendFeedbackTextArea</text:p>
          </table:table-cell>
          <table:table-cell table:style-name="ce70" office:value-type="string">
            <text:p>L3</text:p>
          </table:table-cell>
          <table:table-cell table:style-name="ce64" office:value-type="string">
            <text:p>Text Area for Send Feedback</text:p>
          </table:table-cell>
          <table:table-cell table:style-name="ce64"/>
          <table:table-cell table:style-name="ce64" office:value-type="string">
            <text:p>1. Login to Channels with valid credentials. <text:s text:c="2"/><text:s text:c="16"/>2. Click on 'Send Feedback' Button. <text:s text:c="28"/><text:s text:c="13"/>3. Enter the text in Text Area</text:p>
          </table:table-cell>
          <table:table-cell table:style-name="ce64" office:value-type="string">
            <text:p>“Feedback”</text:p>
          </table:table-cell>
          <table:table-cell table:style-name="ce64" office:value-type="string">
            <text:p>1. Verify that Send Feedback window gets displayed</text:p>
            <text:p>2. Verify that text can be entered in the text area. </text:p>
          </table:table-cell>
          <table:table-cell table:style-name="ce64" office:value-type="string">
            <text:p>1. Send Feedback window gets displayed</text:p>
            <text:p>2. Text can be entered in the text area. <text:s text:c="13"/><text:s text:c="22"/></text:p>
          </table:table-cell>
          <table:table-cell table:style-name="ce64" office:value-type="string">
            <text:p>PASS</text:p>
          </table:table-cell>
          <table:table-cell table:style-name="ce64"/>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2">
          <table:table-cell table:style-name="ce64" office:value-type="string">
            <text:p>CH0003_SendFeedbackType</text:p>
          </table:table-cell>
          <table:table-cell table:style-name="ce70" office:value-type="string">
            <text:p>L1</text:p>
          </table:table-cell>
          <table:table-cell table:style-name="ce64" office:value-type="string">
            <text:p>Send feedback <text:s/>type.</text:p>
          </table:table-cell>
          <table:table-cell table:style-name="ce70"/>
          <table:table-cell table:style-name="ce64" office:value-type="string">
            <text:p>1. Login to channels with valid credentials</text:p>
            <text:p>2. Click on 'Send Feedback' Button <text:s text:c="10"/></text:p>
            <text:p>3. Select the type of Feedback from the dropdown menu as 'Question', 'Problem', 'Suggestion'</text:p>
          </table:table-cell>
          <table:table-cell/>
          <table:table-cell table:style-name="ce64" office:value-type="string">
            <text:p>1. Verify that Send Feedback window gets displayed <text:s text:c="17"/>2. Verify that options are visible and can be selected from the drop down menu.</text:p>
          </table:table-cell>
          <table:table-cell table:style-name="ce71" office:value-type="string">
            <text:p><text:span text:style-name="T2">1. Send Feedback </text:span><text:span text:style-name="T2">window gets displayed</text:span></text:p>
            <text:p><text:span text:style-name="T2">2. Options are visible </text:span><text:span text:style-name="T2">and can be selected </text:span><text:span text:style-name="T2">from the drop down </text:span><text:span text:style-name="T2">menu.</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4_SendFeedback_Send</text:p>
          </table:table-cell>
          <table:table-cell table:style-name="ce68" office:value-type="string">
            <text:p>L1</text:p>
          </table:table-cell>
          <table:table-cell table:style-name="ce64" office:value-type="string">
            <text:p>Send Feedback – Send Operation</text:p>
          </table:table-cell>
          <table:table-cell table:style-name="ce70"/>
          <table:table-cell table:style-name="ce64" office:value-type="string">
            <text:p>1.Login to channels with valid credentials</text:p>
            <text:p>2. Click on 'Send Feedback' Button <text:s text:c="10"/><text:s text:c="29"/>3. Enter the text in Text Area</text:p>
            <text:p>4. Click on 'Send' Button</text:p>
          </table:table-cell>
          <table:table-cell table:style-name="ce71" office:value-type="string">
            <text:p>“Feedback”</text:p>
          </table:table-cell>
          <table:table-cell table:style-name="ce64" office:value-type="string">
            <text:p>1. Verify that Send Feedback window gets displayed</text:p>
            <text:p>2. Verify that Feedback can be sent with Date, Time &amp; Name of Plan</text:p>
          </table:table-cell>
          <table:table-cell table:style-name="ce71" office:value-type="string">
            <text:p><text:span text:style-name="T2">1.The Send Feedback </text:span><text:span text:style-name="T2">window gets displayed</text:span></text:p>
            <text:p><text:span text:style-name="T2">2. Feedback is sent </text:span><text:span text:style-name="T2">with Date, Time &amp; </text:span><text:span text:style-name="T2">Name of 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3">
          <table:table-cell table:style-name="ce64" office:value-type="string">
            <text:p>CH0005_SpecailChar_Feedback</text:p>
          </table:table-cell>
          <table:table-cell table:style-name="ce68" office:value-type="string">
            <text:p>L2</text:p>
          </table:table-cell>
          <table:table-cell table:style-name="ce64" office:value-type="string">
            <text:p>Sending of Inappropriate Feedback (Special Characters)</text:p>
          </table:table-cell>
          <table:table-cell table:style-name="ce70"/>
          <table:table-cell table:style-name="ce64" office:value-type="string">
            <text:p>1.Login to channels with valid credentials <text:s text:c="23"/>2. Click on 'Send Feedback' Button <text:s text:c="39"/>3. Enter the text in Text Area <text:s text:c="47"/>4. Click on 'Send' Button</text:p>
          </table:table-cell>
          <table:table-cell table:style-name="ce71" office:value-type="string">
            <text:p>“$##^^&amp;*(”</text:p>
          </table:table-cell>
          <table:table-cell table:style-name="ce64" office:value-type="string">
            <text:p>1. Verify that Feedback is not sent. <text:s text:c="36"/>2. Proper error message should be displayed to the user as “Inappropriate Feedback !! Re-enter”</text:p>
          </table:table-cell>
          <table:table-cell table:style-name="ce71" office:value-type="string">
            <text:p>1. Feedback is sent. <text:s text:c="27"/>2. Proper error message does not gets displayed to the user. </text:p>
          </table:table-cell>
          <table:table-cell table:style-name="ce64" office:value-type="string">
            <text:p>FAIL</text:p>
          </table:table-cell>
          <table:table-cell table:style-name="ce72"/>
          <table:table-cell table:style-name="ce66" table:number-columns-repeated="2"/>
          <table:table-cell table:style-name="ce76" office:value-type="string">
            <text:p>NO</text:p>
          </table:table-cell>
          <table:table-cell table:style-name="ce66" table:number-columns-repeated="2"/>
          <table:table-cell table:number-columns-repeated="1009"/>
        </table:table-row>
        <table:table-row table:style-name="ro44">
          <table:table-cell table:style-name="ce64" office:value-type="string">
            <text:p>CH0006_SendFeedbackQuestion</text:p>
          </table:table-cell>
          <table:table-cell table:style-name="ce70" office:value-type="string">
            <text:p>L1</text:p>
          </table:table-cell>
          <table:table-cell table:style-name="ce64" office:value-type="string">
            <text:p>Sending feedback “ As a question “</text:p>
          </table:table-cell>
          <table:table-cell table:style-name="ce70"/>
          <table:table-cell table:style-name="ce64" office:value-type="string">
            <text:p>1. Login to channels with valid credentials</text:p>
            <text:p>2. Click on 'Send Feedback' Button</text:p>
            <text:p>3. Select the type as 'Question'</text:p>
            <text:p>4. Enter the message in the message body</text:p>
            <text:p>5. Click on 'Send' Button</text:p>
          </table:table-cell>
          <table:table-cell table:style-name="ce71" office:value-type="string">
            <text:p>“Feedback as a Question”</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Question</text:span></text:p>
            <text:p><text:span text:style-name="T2">2. Sent email consist of </text:span><text:span text:style-name="T2">Date , Time &amp; Name of </text:span><text:span text:style-name="T2">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5">
          <table:table-cell table:style-name="ce64" office:value-type="string">
            <text:p>CH0007_SendFeedbackProblem</text:p>
          </table:table-cell>
          <table:table-cell table:style-name="ce70" office:value-type="string">
            <text:p>L1</text:p>
          </table:table-cell>
          <table:table-cell table:style-name="ce64" office:value-type="string">
            <text:p>Sending feedback “ As a Problem“</text:p>
          </table:table-cell>
          <table:table-cell table:style-name="ce70"/>
          <table:table-cell table:style-name="ce64" office:value-type="string">
            <text:p>1. Login to channels with valid credentials</text:p>
            <text:p>2. Click on 'Send Feedback' Button</text:p>
            <text:p>3. Select the type as 'Problem'</text:p>
            <text:p>4. Enter the message in the message body</text:p>
            <text:p>5. Click on 'Send' Button</text:p>
          </table:table-cell>
          <table:table-cell table:style-name="ce71" office:value-type="string">
            <text:p>“Feedback as a Problem”</text:p>
          </table:table-cell>
          <table:table-cell table:style-name="ce64" office:value-type="string">
            <text:p>1. Verify that feedback can be sent to the email address as a problem</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Problem</text:span></text:p>
            <text:p><text:span text:style-name="T2">2. Sent email consist of </text:span><text:span text:style-name="T2">Date , Time &amp; Name of </text:span><text:span text:style-name="T2">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0008_SendFeedbackSuggestion</text:p>
          </table:table-cell>
          <table:table-cell table:style-name="ce70" office:value-type="string">
            <text:p>L1</text:p>
          </table:table-cell>
          <table:table-cell table:style-name="ce64" office:value-type="string">
            <text:p>Sending feedback “ As a suggestion ”</text:p>
          </table:table-cell>
          <table:table-cell table:style-name="ce70"/>
          <table:table-cell table:style-name="ce64" office:value-type="string">
            <text:p>1. Login to channels with valid credentials</text:p>
            <text:p>2. Click on 'Send Feedback' Button</text:p>
            <text:p>3. Select the type as 'Suggestion'</text:p>
            <text:p>4. Enter the message in the message body</text:p>
            <text:p>5. Click on 'Send' Button</text:p>
          </table:table-cell>
          <table:table-cell table:style-name="ce71" office:value-type="string">
            <text:p>“Feedback as a Suggestion”</text:p>
          </table:table-cell>
          <table:table-cell table:style-name="ce64" office:value-type="string">
            <text:p>1. Verify that feedback can be sent to the email address as a suggestion</text:p>
            <text:p>2. Verify that the sent email consist of Date , Time &amp; Name of Plan</text:p>
          </table:table-cell>
          <table:table-cell table:style-name="ce71" office:value-type="string">
            <text:p><text:span text:style-name="T2">1. Feedback can be </text:span><text:span text:style-name="T2">sent to the email </text:span><text:span text:style-name="T2">address as a </text:span><text:span text:style-name="T2">Suggestion</text:span></text:p>
            <text:p><text:span text:style-name="T2">2. Sent email consist of </text:span><text:span text:style-name="T2">Date , Time &amp; Name of </text:span><text:span text:style-name="T2">Plan</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21">
          <table:table-cell table:style-name="ce64" office:value-type="string">
            <text:p>ChH0009_NoText_In_TextArea</text:p>
          </table:table-cell>
          <table:table-cell table:style-name="ce70" office:value-type="string">
            <text:p>L2</text:p>
          </table:table-cell>
          <table:table-cell table:style-name="ce64" office:value-type="string">
            <text:p>Sending Feedback without entering text.</text:p>
          </table:table-cell>
          <table:table-cell table:style-name="ce70"/>
          <table:table-cell table:style-name="ce64" office:value-type="string">
            <text:p>1. Login to Channels with valid credentials. <text:s text:c="2"/><text:s text:c="16"/>2. Click on 'Send Feedback' Button. <text:s text:c="28"/><text:s text:c="13"/>3. Click on 'Send' Button</text:p>
          </table:table-cell>
          <table:table-cell/>
          <table:table-cell table:style-name="ce64" office:value-type="string">
            <text:p>1. Proper error message should be displayed to ther user as <text:s/>“Please enter short text”</text:p>
          </table:table-cell>
          <table:table-cell table:style-name="ce71" office:value-type="string">
            <text:p>1. Proper error message gets displayed to ther user as <text:s/>“Please enter short text”</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6">
          <table:table-cell table:style-name="ce64" office:value-type="string">
            <text:p>CH0010_CancelFeedback</text:p>
          </table:table-cell>
          <table:table-cell table:style-name="ce68" office:value-type="string">
            <text:p>L1</text:p>
          </table:table-cell>
          <table:table-cell table:style-name="ce64" office:value-type="string">
            <text:p>Send Feedback – Cancel Operation</text:p>
          </table:table-cell>
          <table:table-cell table:style-name="ce70"/>
          <table:table-cell table:style-name="ce64" office:value-type="string">
            <text:p>1.Login to channels with valid credentials</text:p>
            <text:p>2. Click on 'Send Feedback' Button</text:p>
            <text:p>3. Click on 'Cancel' Button</text:p>
          </table:table-cell>
          <table:table-cell/>
          <table:table-cell table:style-name="ce64" office:value-type="string">
            <text:p>1. Verify that Send Feedback window gets displayed</text:p>
            <text:p>2. Verify that Send Feedback window gets disappeared</text:p>
          </table:table-cell>
          <table:table-cell table:style-name="ce71" office:value-type="string">
            <text:p><text:span text:style-name="T2">1.The Send Feedback </text:span><text:span text:style-name="T2">window gets displayed</text:span></text:p>
            <text:p><text:span text:style-name="T2">2.The Send Feedback </text:span><text:span text:style-name="T2">window gets </text:span><text:span text:style-name="T2">disappeared.</text:span></text:p>
          </table:table-cell>
          <table:table-cell table:style-name="ce64" office:value-type="string">
            <text:p>PASS</text:p>
          </table:table-cell>
          <table:table-cell table:style-name="ce72"/>
          <table:table-cell table:style-name="ce66" table:number-columns-repeated="2"/>
          <table:table-cell table:style-name="ce76" office:value-type="string">
            <text:p>YES</text:p>
          </table:table-cell>
          <table:table-cell table:style-name="ce66" table:number-columns-repeated="2"/>
          <table:table-cell table:number-columns-repeated="1009"/>
        </table:table-row>
        <table:table-row table:style-name="ro47">
          <table:table-cell table:style-name="ce85" office:value-type="string">
            <text:p>CH0011_Help</text:p>
          </table:table-cell>
          <table:table-cell table:style-name="ce85" office:value-type="string">
            <text:p>L1</text:p>
          </table:table-cell>
          <table:table-cell table:style-name="ce85" office:value-type="string">
            <text:p>Help </text:p>
          </table:table-cell>
          <table:table-cell table:style-name="ce85"/>
          <table:table-cell table:style-name="ce85" office:value-type="string">
            <text:p>1. Login to Channels with valid credentials. <text:s text:c="2"/><text:s text:c="16"/>2. Click on 'Help' Button</text:p>
          </table:table-cell>
          <table:table-cell/>
          <table:table-cell table:style-name="ce85" office:value-type="string">
            <text:p>1. Verify that 'Help' Button is visible to admin, planner and user. <text:s text:c="18"/>2. Verify that <text:s/>Channels Application Help Document gets opened as 'Channels- User Guide'.</text:p>
          </table:table-cell>
          <table:table-cell table:style-name="ce85" office:value-type="string">
            <text:p>1. <text:s/>'Help' Button is visible to admin, planner and user. <text:s text:c="16"/>2. Channels Application Help Document gets opened as 'Channels- User Guid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7">
          <table:table-cell table:style-name="ce85" office:value-type="string">
            <text:p>CH00012_SignOut</text:p>
          </table:table-cell>
          <table:table-cell table:style-name="ce85" office:value-type="string">
            <text:p>L0</text:p>
          </table:table-cell>
          <table:table-cell table:style-name="ce85" office:value-type="string">
            <text:p>Sign Out</text:p>
          </table:table-cell>
          <table:table-cell table:style-name="ce85"/>
          <table:table-cell table:style-name="ce85" office:value-type="string">
            <text:p>1.Login to Channels with valid credentials <text:s text:c="20"/>2. Click on the 'Sign Out' Button</text:p>
          </table:table-cell>
          <table:table-cell/>
          <table:table-cell table:style-name="ce85" office:value-type="string">
            <text:p>1. <text:s/>Verify that 'Sign Out' Button is visible to admin, planner and user. <text:s text:c="19"/>2. Verify that when clicked on Button, <text:s/>the user is directed to the LogIn Page.</text:p>
          </table:table-cell>
          <table:table-cell table:style-name="ce85" office:value-type="string">
            <text:p>1. <text:s/>'Sign Out' Button is visible to admin, planner and user. <text:s text:c="10"/><text:s text:c="3"/>2. When clicked on Button, <text:s/>the user is directed to the LogIn Page.</text:p>
          </table:table-cell>
          <table:table-cell table:style-name="ce85" office:value-type="string">
            <text:p>PASS</text:p>
          </table:table-cell>
          <table:table-cell table:style-name="ce85" table:number-columns-repeated="3"/>
          <table:table-cell table:style-name="ce76" office:value-type="string">
            <text:p>YES</text:p>
          </table:table-cell>
          <table:table-cell table:style-name="ce85" table:number-columns-repeated="2"/>
          <table:table-cell table:number-columns-repeated="1009"/>
        </table:table-row>
        <table:table-row table:style-name="ro1" table:number-rows-repeated="65522">
          <table:table-cell table:number-columns-repeated="1024"/>
        </table:table-row>
        <table:table-row table:style-name="ro1">
          <table:table-cell table:number-columns-repeated="1024"/>
        </table:table-row>
      </table:table>
      <table:table table:name="Social_Panel_HomePage" table:style-name="ta3" table:print="false">
        <office:forms form:automatic-focus="false" form:apply-design-mode="false"/>
        <table:table-column table:style-name="co15" table:number-columns-repeated="4" table:default-cell-style-name="Default"/>
        <table:table-column table:style-name="co28" table:default-cell-style-name="Default"/>
        <table:table-column table:style-name="co15" table:default-cell-style-name="Default"/>
        <table:table-column table:style-name="co158" table:default-cell-style-name="Default"/>
        <table:table-column table:style-name="co159" table:default-cell-style-name="Default"/>
        <table:table-column table:style-name="co15" table:number-columns-repeated="5" table:default-cell-style-name="Default"/>
        <table:table-column table:style-name="co31" table:default-cell-style-name="Default"/>
        <table:table-column table:style-name="co160" table:default-cell-style-name="ce23"/>
        <table:table-column table:style-name="co15"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29">
          <table:table-cell table:style-name="ce342" office:value-type="string">
            <text:p>SP0001_SocialPanelOnHomePage</text:p>
          </table:table-cell>
          <table:table-cell table:style-name="ce342" office:value-type="string">
            <text:p>L1</text:p>
          </table:table-cell>
          <table:table-cell table:style-name="ce342" office:value-type="string">
            <text:p>Social Panel is Present on Home page</text:p>
          </table:table-cell>
          <table:table-cell table:style-name="ce342"/>
          <table:table-cell table:style-name="ce62" office:value-type="string">
            <text:p>1.Login to channels with valid credentials</text:p>
            <text:p>2. See Home Page </text:p>
          </table:table-cell>
          <table:table-cell table:style-name="ce342"/>
          <table:table-cell table:style-name="ce342" office:value-type="string">
            <text:p>1. Verify that social panel is present</text:p>
          </table:table-cell>
          <table:table-cell table:style-name="ce342" office:value-type="string">
            <text:p>PASS</text:p>
          </table:table-cell>
          <table:table-cell table:style-name="ce342" office:value-type="string">
            <text:p>PASS</text:p>
          </table:table-cell>
          <table:table-cell table:style-name="ce342"/>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193">
          <table:table-cell table:style-name="ce62" office:value-type="string">
            <text:p>SP0002_AboutMeTab</text:p>
          </table:table-cell>
          <table:table-cell table:style-name="ce62" office:value-type="string">
            <text:p>L1</text:p>
          </table:table-cell>
          <table:table-cell table:style-name="ce62" office:value-type="string">
            <text:p>AboutMe Tab</text:p>
          </table:table-cell>
          <table:table-cell table:style-name="ce62"/>
          <table:table-cell table:style-name="ce62" office:value-type="string">
            <text:p>1.Login to channels with valid credentials </text:p>
            <text:p>2. See the AboutMe tab in social panel on the Home page</text:p>
          </table:table-cell>
          <table:table-cell table:style-name="ce62"/>
          <table:table-cell table:style-name="ce62" office:value-type="string">
            <text:p>1. Verify that the AboutMe tab details get displayed to the user in 3 sections-</text:p>
            <text:p>-My identity</text:p>
            <text:p>-My personal contact Info </text:p>
            <text:p>-My Password. </text:p>
            <text:p>2. Verify that the <text:s/>AboutMe tab is accessible to admin , planner &amp; user</text:p>
          </table:table-cell>
          <table:table-cell table:style-name="ce62" office:value-type="string">
            <text:p>PASS</text:p>
          </table:table-cell>
          <table:table-cell table:style-name="ce62" office:value-type="string">
            <text:p>PASS</text:p>
          </table:table-cell>
          <table:table-cell table:style-name="ce62"/>
          <table:table-cell table:number-columns-repeated="3"/>
          <table:table-cell table:style-name="ce55" office:value-type="string">
            <text:p>YES</text:p>
          </table:table-cell>
          <table:table-cell office:value-type="string">
            <text:p>YES</text:p>
          </table:table-cell>
          <table:table-cell table:number-columns-repeated="1009"/>
        </table:table-row>
        <table:table-row table:style-name="ro194">
          <table:table-cell table:style-name="ce63" office:value-type="string">
            <text:p>SP0003_AboutMeTabMyIdentitySection</text:p>
          </table:table-cell>
          <table:table-cell table:style-name="ce63" office:value-type="string">
            <text:p>L1</text:p>
          </table:table-cell>
          <table:table-cell table:style-name="ce63" office:value-type="string">
            <text:p>My Identity section under About me tab</text:p>
          </table:table-cell>
          <table:table-cell table:style-name="ce63"/>
          <table:table-cell table:style-name="ce63" office:value-type="string">
            <text:p>1.Login to channels with valid credentials</text:p>
            <text:p><text:span text:style-name="T4">2. See the AboutMe tab in </text:span><text:span text:style-name="T4">social panel on the Home page</text:span></text:p>
          </table:table-cell>
          <table:table-cell table:style-name="ce63"/>
          <table:table-cell table:style-name="ce63" office:value-type="string">
            <text:p>1. Verify that the My identity section is displayed under the About me tab with details-ID,Name,Email,Photo</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194">
          <table:table-cell table:style-name="ce63" office:value-type="string">
            <text:p>SP0004_NameTextFieldPresent</text:p>
          </table:table-cell>
          <table:table-cell table:style-name="ce63" office:value-type="string">
            <text:p>L1</text:p>
          </table:table-cell>
          <table:table-cell table:style-name="ce63" office:value-type="string">
            <text:p>Verify the Name text field is present</text:p>
          </table:table-cell>
          <table:table-cell table:style-name="ce63"/>
          <table:table-cell table:style-name="ce63" office:value-type="string">
            <text:p>1.Login to channels with valid credentials</text:p>
            <text:p><text:span text:style-name="T4">2. See the AboutMe tab in </text:span><text:span text:style-name="T4">social panel on the Home page</text:span></text:p>
          </table:table-cell>
          <table:table-cell table:style-name="ce63"/>
          <table:table-cell table:style-name="ce63" office:value-type="string">
            <text:p>1. Verify that the Name text field is present in the Social panel</text:p>
            <text:p>2. Verify that a name is present in the Nam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194">
          <table:table-cell table:style-name="ce63" office:value-type="string">
            <text:p>SP0005_EmailTextFieldPresent</text:p>
          </table:table-cell>
          <table:table-cell table:style-name="ce63" office:value-type="string">
            <text:p>L1</text:p>
          </table:table-cell>
          <table:table-cell table:style-name="ce63" office:value-type="string">
            <text:p>Verify that the Email text field is present</text:p>
          </table:table-cell>
          <table:table-cell table:style-name="ce63"/>
          <table:table-cell table:style-name="ce63" office:value-type="string">
            <text:p>1.Login to channels with valid credentials</text:p>
            <text:p><text:span text:style-name="T4">2. See the AboutMe tab in </text:span><text:span text:style-name="T4">social panel on the Home page</text:span></text:p>
          </table:table-cell>
          <table:table-cell table:style-name="ce63"/>
          <table:table-cell table:style-name="ce63" office:value-type="string">
            <text:p>1. Verify that the Email text field is present in the Social panel</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office:value-type="string">
            <text:p>YES</text:p>
          </table:table-cell>
          <table:table-cell table:number-columns-repeated="1009"/>
        </table:table-row>
        <table:table-row table:style-name="ro50">
          <table:table-cell table:style-name="ce63" office:value-type="string">
            <text:p>SP0006_ApplyButtonInMyIdentity</text:p>
          </table:table-cell>
          <table:table-cell table:style-name="ce63" office:value-type="string">
            <text:p>L1</text:p>
          </table:table-cell>
          <table:table-cell table:style-name="ce63" office:value-type="string">
            <text:p>Apply button under My identity section</text:p>
          </table:table-cell>
          <table:table-cell table:style-name="ce63"/>
          <table:table-cell table:style-name="ce63" office:value-type="string">
            <text:p>1.Login to channels with valid credentials</text:p>
            <text:p><text:span text:style-name="T4">2. See the AboutMe tab in </text:span><text:span text:style-name="T4">social panel on the Home page</text:span></text:p>
          </table:table-cell>
          <table:table-cell table:style-name="ce63"/>
          <table:table-cell table:style-name="ce63" office:value-type="string">
            <text:p>1. Verify that the Apply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0">
          <table:table-cell table:style-name="ce63" office:value-type="string">
            <text:p>SP0007_ResetButtonInMyIdentity</text:p>
          </table:table-cell>
          <table:table-cell table:style-name="ce63" office:value-type="string">
            <text:p>L1</text:p>
          </table:table-cell>
          <table:table-cell table:style-name="ce63" office:value-type="string">
            <text:p>Reset button under My identity section</text:p>
          </table:table-cell>
          <table:table-cell table:style-name="ce63"/>
          <table:table-cell table:style-name="ce63" office:value-type="string">
            <text:p>1.Login to channels with valid credentials</text:p>
            <text:p><text:span text:style-name="T4">2. See the AboutMe tab in </text:span><text:span text:style-name="T4">social panel on the Home page</text:span></text:p>
          </table:table-cell>
          <table:table-cell table:style-name="ce63"/>
          <table:table-cell table:style-name="ce63" office:value-type="string">
            <text:p>1. Verify that the Reset button is present in the My Identity section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55" office:value-type="string">
            <text:p>YES</text:p>
          </table:table-cell>
          <table:table-cell table:number-columns-repeated="1010"/>
        </table:table-row>
        <table:table-row table:style-name="ro56">
          <table:table-cell table:style-name="ce343" office:value-type="string">
            <text:p>SP0008_ValidEmail</text:p>
          </table:table-cell>
          <table:table-cell table:style-name="ce62" office:value-type="string">
            <text:p>L0</text:p>
          </table:table-cell>
          <table:table-cell table:style-name="ce62" office:value-type="string">
            <text:p>Valid “email” in My Identity section</text:p>
          </table:table-cell>
          <table:table-cell table:style-name="ce62"/>
          <table:table-cell table:style-name="ce62" office:value-type="string">
            <text:p>1.Login to channels with valid credentials</text:p>
            <text:p>2. See the AboutMe tab in social panel on the Home page</text:p>
            <text:p>3.Enter 'Name' <text:s/>&amp; Valid 'Private email'</text:p>
            <text:p>4.Click on 'Apply' Button</text:p>
          </table:table-cell>
          <table:table-cell table:style-name="ce62" office:value-type="string">
            <text:p/>
            <text:p>Name=”smith”</text:p>
            <text:p/>
            <text:p>Email=”<text:a xlink:href="mailto:smith.abc@afourtech.com">smith.abc@afourtech.com</text:a>”</text:p>
          </table:table-cell>
          <table:table-cell table:style-name="ce62" office:value-type="string">
            <text:p>1. Verify that message is displayed on home page as &lt;username&gt; </text:p>
            <text:p>2. Verify that 'name' &amp; 'Personal email' gets changed In 'Channel Administration' Pag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6">
          <table:table-cell table:style-name="ce343" office:value-type="string">
            <text:p>SP0009_InvalidEmail</text:p>
          </table:table-cell>
          <table:table-cell table:style-name="ce62" office:value-type="string">
            <text:p>L2</text:p>
          </table:table-cell>
          <table:table-cell table:style-name="ce62" office:value-type="string">
            <text:p>Invalid “email” in My Identity section</text:p>
          </table:table-cell>
          <table:table-cell table:style-name="ce62"/>
          <table:table-cell table:style-name="ce62" office:value-type="string">
            <text:p>1.Login to channels with valid credentials</text:p>
            <text:p>2.See the AboutMe tab in social panel on the Home page</text:p>
            <text:p>3.Enter 'Name' <text:s/>&amp; Invalid <text:s/>'Private email'</text:p>
            <text:p>4. Click on 'Apply' Button</text:p>
          </table:table-cell>
          <table:table-cell table:style-name="ce62" office:value-type="string">
            <text:p/>
            <text:p><text:s text:c="3"/></text:p>
            <text:p>Name=”smith”</text:p>
            <text:p/>
            <text:p>Email=”<text:a xlink:href="mailto:shrt.test@afourtech">shrt.test@afourtech</text:a>,com”</text:p>
          </table:table-cell>
          <table:table-cell table:style-name="ce62" office:value-type="string">
            <text:p>1. Verify that user is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6">
          <table:table-cell table:style-name="ce343" office:value-type="string">
            <text:p>SP0010_BlankEmail</text:p>
          </table:table-cell>
          <table:table-cell table:style-name="ce62" office:value-type="string">
            <text:p>L2</text:p>
          </table:table-cell>
          <table:table-cell table:style-name="ce62" office:value-type="string">
            <text:p>Blank “Email” in My Identity section</text:p>
          </table:table-cell>
          <table:table-cell table:style-name="ce62"/>
          <table:table-cell table:style-name="ce62" office:value-type="string">
            <text:p>1.Login to channels with valid credentials </text:p>
            <text:p>2.See the AboutMe tab in social panel on the Home page <text:s/><text:s text:c="13"/></text:p>
            <text:p>3.Enter 'Name' <text:s/>&amp; Blank <text:s/>'Private email' <text:s/></text:p>
            <text:p>4.Click on 'Apply' Button</text:p>
          </table:table-cell>
          <table:table-cell table:style-name="ce62" office:value-type="string">
            <text:p/>
            <text:p/>
            <text:p>Email=” <text:s text:c="7"/>“</text:p>
          </table:table-cell>
          <table:table-cell table:style-name="ce62" office:value-type="string">
            <text:p>1. Verify that user unable to update email id with Invalid email details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2">
          <table:table-cell table:style-name="ce343" office:value-type="string">
            <text:p>SP0011_BlankName</text:p>
          </table:table-cell>
          <table:table-cell table:style-name="ce62" office:value-type="string">
            <text:p>L2</text:p>
          </table:table-cell>
          <table:table-cell table:style-name="ce62" office:value-type="string">
            <text:p>Blank “Name” in My Identity section</text:p>
          </table:table-cell>
          <table:table-cell table:style-name="ce62"/>
          <table:table-cell table:style-name="ce62" office:value-type="string">
            <text:p>1.Login to channels with valid credentials</text:p>
            <text:p>2.See the AboutMe tab in social panel on the Home page</text:p>
            <text:p>3.Enter Email and blank Name.</text:p>
            <text:p>4.Click on 'Apply' Button</text:p>
          </table:table-cell>
          <table:table-cell table:style-name="ce62" office:value-type="string">
            <text:p/>
            <text:p>Email=”smith.abc@afourtech.com</text:p>
            <text:p>”</text:p>
            <text:p/>
            <text:p>Name=” <text:s text:c="3"/>“ <text:s/></text:p>
          </table:table-cell>
          <table:table-cell table:style-name="ce62" office:value-type="string">
            <text:p>1. Verify that error message should be displayed as 'The name is required'</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51">
          <table:table-cell table:style-name="ce343" office:value-type="string">
            <text:p>SP0012_InvalidName</text:p>
          </table:table-cell>
          <table:table-cell table:style-name="ce62" office:value-type="string">
            <text:p>L2</text:p>
          </table:table-cell>
          <table:table-cell table:style-name="ce62" office:value-type="string">
            <text:p>Invalid “Name” in My Identity <text:s/>section</text:p>
          </table:table-cell>
          <table:table-cell table:style-name="ce62"/>
          <table:table-cell table:style-name="ce62" office:value-type="string">
            <text:p><text:span text:style-name="T1">1.Login to channels with valid </text:span><text:span text:style-name="T1">credentials</text:span></text:p>
            <text:p>2.See the AboutMe tab in social panel on the Home page</text:p>
            <text:p>3.Enter Email and invalid Name.</text:p>
            <text:p>4.Click on 'Apply' Button</text:p>
          </table:table-cell>
          <table:table-cell table:style-name="ce62" office:value-type="string">
            <text:p><text:span text:style-name="T1"/></text:p>
            <text:p><text:span text:style-name="T1"/></text:p>
            <text:p><text:span text:style-name="T1">Email=”smith.abc@afourtech.c</text:span><text:span text:style-name="T1">om</text:span></text:p>
            <text:p><text:span text:style-name="T1">”</text:span></text:p>
            <text:p><text:span text:style-name="T1"/></text:p>
            <text:p><text:span text:style-name="T1">Name=”(*&amp;^!@#)% “ <text:s/></text:span></text:p>
          </table:table-cell>
          <table:table-cell table:style-name="ce62" office:value-type="string">
            <text:p/>
            <text:p>1.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195">
          <table:table-cell table:style-name="ce343" office:value-type="string">
            <text:p>SP0013_EditName</text:p>
          </table:table-cell>
          <table:table-cell table:style-name="ce62" office:value-type="string">
            <text:p>L1</text:p>
          </table:table-cell>
          <table:table-cell table:style-name="ce62" office:value-type="string">
            <text:p>Edit Name</text:p>
          </table:table-cell>
          <table:table-cell table:style-name="ce62"/>
          <table:table-cell table:style-name="ce62" office:value-type="string">
            <text:p><text:span text:style-name="T1">1.Login to channels with valid </text:span><text:span text:style-name="T1">credentials</text:span></text:p>
            <text:p>2.See the AboutMe tab in social panel on the Home page</text:p>
            <text:p>3.Enter new name in the Name textfield.</text:p>
            <text:p>4.Click on 'Apply' Button</text:p>
          </table:table-cell>
          <table:table-cell table:style-name="ce62" office:value-type="string">
            <text:p>Name=”John”</text:p>
          </table:table-cell>
          <table:table-cell table:style-name="ce62" office:value-type="string">
            <text:p>1. Verify that a name is already present in the Name textfield.</text:p>
            <text:p>2. Verify that the existing name can be erased and new name can be entered in the Name text field.</text:p>
            <text:p>3. Verify that the name can be edit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55" office:value-type="string">
            <text:p>YES</text:p>
          </table:table-cell>
          <table:table-cell table:number-columns-repeated="1010"/>
        </table:table-row>
        <table:table-row table:style-name="ro196">
          <table:table-cell table:style-name="ce343" office:value-type="string">
            <text:p>SP0014_BlankName&amp;Email</text:p>
          </table:table-cell>
          <table:table-cell table:style-name="ce62" office:value-type="string">
            <text:p>L2</text:p>
          </table:table-cell>
          <table:table-cell table:style-name="ce62" office:value-type="string">
            <text:p>Blank “Name” &amp; “Private Email” in My Identity section</text:p>
          </table:table-cell>
          <table:table-cell table:style-name="ce62"/>
          <table:table-cell table:style-name="ce62" office:value-type="string">
            <text:p>1.Login to channels with valid credentials</text:p>
            <text:p>2.See the AboutMe tab in social panel on the Home page</text:p>
            <text:p>3.Enter blank <text:s/>'Name' &amp; 'Private email'</text:p>
            <text:p>4.Click on 'Apply' Button</text:p>
          </table:table-cell>
          <table:table-cell table:style-name="ce62" office:value-type="string">
            <text:p/>
            <text:p>Name=</text:p>
            <text:p>“ <text:s text:c="11"/>“</text:p>
            <text:p/>
            <text:p>Email=”smith.abc@afourtech.com”</text:p>
          </table:table-cell>
          <table:table-cell table:style-name="ce62" office:value-type="string">
            <text:p>1. Verify that error message should be displayed as 'The name is required' </text:p>
            <text:p>2.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6">
          <table:table-cell table:style-name="ce344" office:value-type="string">
            <text:p>SP0015_AboutMeTabSequencingMyIdentitySection</text:p>
          </table:table-cell>
          <table:table-cell table:style-name="ce344" office:value-type="string">
            <text:p>L1</text:p>
          </table:table-cell>
          <table:table-cell table:style-name="ce344" office:value-type="string">
            <text:p>Tab Sequencing in My Identity section</text:p>
          </table:table-cell>
          <table:table-cell table:style-name="ce347"/>
          <table:table-cell table:style-name="ce344" office:value-type="string">
            <text:p>1.Login to channels with valid credentials</text:p>
            <text:p>2.See the AboutMe tab in social panel on the Home page</text:p>
            <text:p>3.Enter name and press the tab key. <text:s text:c="2"/>4.Enter Email id and press tab key. <text:s text:c="8"/></text:p>
          </table:table-cell>
          <table:table-cell table:style-name="ce344"/>
          <table:table-cell table:style-name="ce344" office:value-type="string">
            <text:p>1. Verify that on pressing the tab key, control moves to the 'Email' Field</text:p>
            <text:p>2. Verify that on pressing tab key <text:s/>control moves to the 'Apply' button</text:p>
          </table:table-cell>
          <table:table-cell table:style-name="ce344" office:value-type="string">
            <text:p>1.On pressing the tab key, control <text:s/>moves to the 'Email' Field</text:p>
            <text:p>2.On pressing tab key <text:s/>control moves to the 'Apply' button.</text:p>
          </table:table-cell>
          <table:table-cell table:style-name="ce344" office:value-type="string">
            <text:p>FAIL</text:p>
          </table:table-cell>
          <table:table-cell table:style-name="ce344" table:number-columns-repeated="4"/>
          <table:table-cell table:style-name="ce95" office:value-type="string">
            <text:p>YES</text:p>
          </table:table-cell>
          <table:table-cell table:number-columns-repeated="1010"/>
        </table:table-row>
        <table:table-row table:style-name="ro28">
          <table:table-cell table:style-name="ce40" office:value-type="string">
            <text:p>SP0016_ResetButtonMyIdentitySection</text:p>
          </table:table-cell>
          <table:table-cell table:style-name="ce40" office:value-type="string">
            <text:p>L1</text:p>
          </table:table-cell>
          <table:table-cell table:style-name="ce40" office:value-type="string">
            <text:p>Reset Name &amp; Email in My Identity section</text:p>
          </table:table-cell>
          <table:table-cell table:style-name="ce44"/>
          <table:table-cell table:style-name="ce40" office:value-type="string">
            <text:p>1. Login to channels with valid credentials</text:p>
            <text:p>2. See the AboutMe tab in social panel on the Home page</text:p>
            <text:p>3.Enter name in the name field &amp; and email address in Email field.</text:p>
            <text:p>4.Click the Reset button.</text:p>
          </table:table-cell>
          <table:table-cell table:style-name="ce40"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name in the Name field &amp; Email address in the Email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350" office:value-type="string">
            <text:p>YES</text:p>
          </table:table-cell>
          <table:table-cell table:number-columns-repeated="1010"/>
        </table:table-row>
        <table:table-row table:style-name="ro50">
          <table:table-cell table:style-name="ce40" office:value-type="string">
            <text:p>SP0017_ChooseFileButton</text:p>
          </table:table-cell>
          <table:table-cell table:style-name="ce40" office:value-type="string">
            <text:p>L1</text:p>
          </table:table-cell>
          <table:table-cell table:style-name="ce40" office:value-type="string">
            <text:p>Choose File button</text:p>
          </table:table-cell>
          <table:table-cell table:style-name="ce44"/>
          <table:table-cell table:style-name="ce40" office:value-type="string">
            <text:p>1. Login to channels with valid credentials</text:p>
            <text:p>2. See the AboutMe tab in social panel on the Home page</text:p>
          </table:table-cell>
          <table:table-cell table:style-name="ce40"/>
          <table:table-cell table:style-name="ce40" office:value-type="string">
            <text:p>1. Verify that the Choose file button is present</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350" office:value-type="string">
            <text:p>YES</text:p>
          </table:table-cell>
          <table:table-cell table:number-columns-repeated="1010"/>
        </table:table-row>
        <table:table-row table:style-name="ro51">
          <table:table-cell table:style-name="ce40" office:value-type="string">
            <text:p>SP0018_ClickChooseFileButton</text:p>
          </table:table-cell>
          <table:table-cell table:style-name="ce40" office:value-type="string">
            <text:p>L1</text:p>
          </table:table-cell>
          <table:table-cell table:style-name="ce40" office:value-type="string">
            <text:p>Click Choose file button</text:p>
          </table:table-cell>
          <table:table-cell table:style-name="ce44"/>
          <table:table-cell table:style-name="ce40" office:value-type="string">
            <text:p>1. Login to channels with valid credentials</text:p>
            <text:p>2. See the AboutMe tab in social panel on the Home page</text:p>
            <text:p>3. Click the Choose file button in the My identity section</text:p>
          </table:table-cell>
          <table:table-cell table:style-name="ce40"/>
          <table:table-cell table:style-name="ce40" office:value-type="string">
            <text:p>1. Verify that a file open dialog <text:s/>box is shown from which the desired file can be select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350" office:value-type="string">
            <text:p>YES</text:p>
          </table:table-cell>
          <table:table-cell table:number-columns-repeated="1010"/>
        </table:table-row>
        <table:table-row table:style-name="ro57">
          <table:table-cell table:style-name="ce40" office:value-type="string">
            <text:p>SP0018__Upload photo</text:p>
          </table:table-cell>
          <table:table-cell table:style-name="ce40" office:value-type="string">
            <text:p>L1</text:p>
          </table:table-cell>
          <table:table-cell table:style-name="ce40" office:value-type="string">
            <text:p>Upload photo</text:p>
          </table:table-cell>
          <table:table-cell table:style-name="ce44"/>
          <table:table-cell table:style-name="ce40" office:value-type="string">
            <text:p><text:span text:style-name="T1">1. Login to channels with valid </text:span><text:span text:style-name="T1">credentials</text:span></text:p>
            <text:p>2. See the AboutMe tab in social panel on the Home page</text:p>
            <text:p>3.Enter name in the Name field and email address in Email field.</text:p>
            <text:p>4.Click the 'Choose File' button.</text:p>
            <text:p>5.Select an image file.</text:p>
            <text:p>6.Click upload. <text:s text:c="4"/></text:p>
          </table:table-cell>
          <table:table-cell table:style-name="ce40"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40" office:value-type="string">
            <text:p>1. Verify that the photo gets upload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350" office:value-type="string">
            <text:p>YES</text:p>
          </table:table-cell>
          <table:table-cell table:number-columns-repeated="1010"/>
        </table:table-row>
        <table:table-row table:style-name="ro57">
          <table:table-cell table:style-name="ce344" office:value-type="string">
            <text:p>SP0019__WrongFileFormat</text:p>
          </table:table-cell>
          <table:table-cell table:style-name="ce344" office:value-type="string">
            <text:p>L2</text:p>
          </table:table-cell>
          <table:table-cell table:style-name="ce344" office:value-type="string">
            <text:p>Wrong file format while uploading picture</text:p>
          </table:table-cell>
          <table:table-cell table:style-name="ce347"/>
          <table:table-cell table:style-name="ce344" office:value-type="string">
            <text:p>1. Login to channels with valid credentials</text:p>
            <text:p>2. See the AboutMe tab in social panel on the Home page</text:p>
            <text:p>3.Enter name in the Name field and email address in Email field..</text:p>
            <text:p>4.Click the 'Choose File' button.</text:p>
            <text:p>5.Select a .txt/.doc or .pdf file.</text:p>
            <text:p>6.Click upload. <text:s text:c="4"/></text:p>
          </table:table-cell>
          <table:table-cell table:style-name="ce344" office:value-type="string">
            <text:p/>
            <text:p><text:s text:c="3"/></text:p>
            <text:p>Name=”smith”</text:p>
            <text:p/>
            <text:p>Email=”smith.abc@afourtech.com”</text:p>
          </table:table-cell>
          <table:table-cell table:style-name="ce344" office:value-type="string">
            <text:p>1. Verify that the file is not uploaded.</text:p>
            <text:p>2. Verify that appropriate error message is shown.</text:p>
          </table:table-cell>
          <table:table-cell table:style-name="ce344" office:value-type="string">
            <text:p>1.The file is <text:s/>uploaded.</text:p>
            <text:p>2.Appropriate error message is not shown.</text:p>
          </table:table-cell>
          <table:table-cell table:style-name="ce344" office:value-type="string">
            <text:p>FAIL</text:p>
          </table:table-cell>
          <table:table-cell table:style-name="ce344" table:number-columns-repeated="4"/>
          <table:table-cell table:style-name="ce95" office:value-type="string">
            <text:p>YES</text:p>
          </table:table-cell>
          <table:table-cell table:number-columns-repeated="1010"/>
        </table:table-row>
        <table:table-row table:style-name="ro50">
          <table:table-cell table:style-name="ce343" office:value-type="string">
            <text:p>SP0020_MyPersonalContactInfoSection</text:p>
          </table:table-cell>
          <table:table-cell table:style-name="ce62" office:value-type="string">
            <text:p>L1</text:p>
          </table:table-cell>
          <table:table-cell table:style-name="ce62" office:value-type="string">
            <text:p>My Personal Contact Info section under About me tab</text:p>
          </table:table-cell>
          <table:table-cell table:style-name="ce62"/>
          <table:table-cell table:style-name="ce343" office:value-type="string">
            <text:p><text:span text:style-name="T3">1. Login to channels with valid </text:span><text:span text:style-name="T3">credentials</text:span></text:p>
            <text:p><text:span text:style-name="T3">2.See the AboutMe tab in </text:span><text:span text:style-name="T3">social panel on the Home page</text:span></text:p>
          </table:table-cell>
          <table:table-cell table:style-name="ce62"/>
          <table:table-cell table:style-name="ce62" office:value-type="string">
            <text:p>1. Verify that the About me tab contains the My personal contact info section which has a list of options.</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343" office:value-type="string">
            <text:p>SP0021_SectionselectOneOption</text:p>
          </table:table-cell>
          <table:table-cell table:style-name="ce62" office:value-type="string">
            <text:p>L1</text:p>
          </table:table-cell>
          <table:table-cell table:style-name="ce62" office:value-type="string">
            <text:p>Select an option from the list</text:p>
          </table:table-cell>
          <table:table-cell table:style-name="ce62"/>
          <table:table-cell table:style-name="ce343" office:value-type="string">
            <text:p><text:span text:style-name="T3">1. Login to channels with valid </text:span><text:span text:style-name="T3">credentials</text:span></text:p>
            <text:p><text:span text:style-name="T3">2.See the AboutMe tab in </text:span><text:span text:style-name="T3">social panel on the Home page</text:span></text:p>
            <text:p><text:span text:style-name="T3">3.Click on the combo-box <text:s/></text:span><text:span text:style-name="T3">present under the My personal </text:span><text:span text:style-name="T3">contact info section.</text:span></text:p>
          </table:table-cell>
          <table:table-cell table:style-name="ce62" office:value-type="string">
            <text:p>option=“Radio”</text:p>
          </table:table-cell>
          <table:table-cell table:style-name="ce62" office:value-type="string">
            <text:p>1. Verify that the option is selected from the list.</text:p>
            <text:p>2. Verify that the selected option is displayed with a checkbox &amp; a textbox below it.</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197">
          <table:table-cell table:style-name="ce343" office:value-type="string">
            <text:p>SP0022_MultipleSelectionOfOptions</text:p>
          </table:table-cell>
          <table:table-cell table:style-name="ce62" office:value-type="string">
            <text:p>L1</text:p>
          </table:table-cell>
          <table:table-cell table:style-name="ce62" office:value-type="string">
            <text:p>Select multiple options from the list</text:p>
          </table:table-cell>
          <table:table-cell table:style-name="ce62"/>
          <table:table-cell table:style-name="ce343" office:value-type="string">
            <text:p><text:span text:style-name="T3">1. Login to channels with valid </text:span><text:span text:style-name="T3">credentials</text:span></text:p>
            <text:p><text:span text:style-name="T3">2.See the AboutMe tab in </text:span><text:span text:style-name="T3">social panel on the Home page</text:span></text:p>
            <text:p><text:span text:style-name="T3">3.Click on the combo-box </text:span><text:span text:style-name="T3">present under the My personal </text:span><text:span text:style-name="T3">contact info section.</text:span></text:p>
            <text:p><text:span text:style-name="T3">4.Select one more options</text:span></text:p>
          </table:table-cell>
          <table:table-cell table:style-name="ce62" office:value-type="string">
            <text:p>Option1=“Radio”</text:p>
            <text:p>Option2=“Television”</text:p>
          </table:table-cell>
          <table:table-cell table:style-name="ce62" office:value-type="string">
            <text:p><text:span text:style-name="T1">1. Verify that the option is </text:span><text:span text:style-name="T1">selected from the list.</text:span></text:p>
            <text:p><text:span text:style-name="T1">2. Verify that The selected </text:span><text:span text:style-name="T1">options are displayed one after </text:span><text:span text:style-name="T1">another with a checkbox </text:span><text:span text:style-name="T1">(before the option)&amp; a textbox </text:span><text:span text:style-name="T1">below each of them.</text:span></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198">
          <table:table-cell table:style-name="ce343" office:value-type="string">
            <text:p>SP0023_EnterDetails</text:p>
          </table:table-cell>
          <table:table-cell table:style-name="ce62" office:value-type="string">
            <text:p>L1</text:p>
          </table:table-cell>
          <table:table-cell table:style-name="ce62" office:value-type="string">
            <text:p>Select multiple options from the list and enter details</text:p>
          </table:table-cell>
          <table:table-cell table:style-name="ce62"/>
          <table:table-cell table:style-name="ce343" office:value-type="string">
            <text:p><text:span text:style-name="T3">1. Login to channels with valid </text:span><text:span text:style-name="T3">credentials</text:span></text:p>
            <text:p><text:span text:style-name="T3">2.See the AboutMe tab in </text:span><text:span text:style-name="T3">social panel on the Home page</text:span></text:p>
            <text:p><text:span text:style-name="T3">3.Click on the combo-box </text:span><text:span text:style-name="T3">present under the My personal </text:span><text:span text:style-name="T3">contact info section.</text:span></text:p>
            <text:p><text:span text:style-name="T3">4.Select the option.</text:span></text:p>
            <text:p><text:span text:style-name="T3">5. Enter the details in the text </text:span><text:span text:style-name="T3">field</text:span></text:p>
          </table:table-cell>
          <table:table-cell table:style-name="ce62" office:value-type="string">
            <text:p>“Contact1”</text:p>
          </table:table-cell>
          <table:table-cell table:style-name="ce62" office:value-type="string">
            <text:p>1. Verify that the details of the option can be enter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343" office:value-type="string">
            <text:p>SP0024_AboutMeMyPasswordSection</text:p>
          </table:table-cell>
          <table:table-cell table:style-name="ce62" office:value-type="string">
            <text:p>L1</text:p>
          </table:table-cell>
          <table:table-cell table:style-name="ce62" office:value-type="string">
            <text:p>My Password section under About me tab</text:p>
          </table:table-cell>
          <table:table-cell table:style-name="ce62"/>
          <table:table-cell table:style-name="ce343" office:value-type="string">
            <text:p>1. Login to channels with valid credentials</text:p>
            <text:p>2.See the AboutMe tab in social panel on the Home page</text:p>
          </table:table-cell>
          <table:table-cell table:style-name="ce62"/>
          <table:table-cell table:style-name="ce62" office:value-type="string">
            <text:p>1. Verify that the password section contains the password details-Current password,New password &amp; Confirm passwor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343" office:value-type="string">
            <text:p>SP0025_ApplyButtonPresent</text:p>
          </table:table-cell>
          <table:table-cell table:style-name="ce62" office:value-type="string">
            <text:p>L1</text:p>
          </table:table-cell>
          <table:table-cell table:style-name="ce62" office:value-type="string">
            <text:p>Apply button under My Password section</text:p>
          </table:table-cell>
          <table:table-cell table:style-name="ce62"/>
          <table:table-cell table:style-name="ce343" office:value-type="string">
            <text:p>1.Login to channels with valid credentials</text:p>
            <text:p>2.See the AboutMe tab in social panel on the Home page</text:p>
          </table:table-cell>
          <table:table-cell table:style-name="ce62"/>
          <table:table-cell table:style-name="ce343" office:value-type="string">
            <text:p>1. Verify that the Apply button is present in the My Password section </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343" office:value-type="string">
            <text:p>SP0026_ResetButtonPresent</text:p>
          </table:table-cell>
          <table:table-cell table:style-name="ce62" office:value-type="string">
            <text:p>L1</text:p>
          </table:table-cell>
          <table:table-cell table:style-name="ce62" office:value-type="string">
            <text:p>Reset button under My Password section</text:p>
          </table:table-cell>
          <table:table-cell table:style-name="ce62"/>
          <table:table-cell table:style-name="ce343" office:value-type="string">
            <text:p>1.Login to channels with valid credentials</text:p>
            <text:p>2.See the AboutMe tab in social panel on the Home page</text:p>
          </table:table-cell>
          <table:table-cell table:style-name="ce62"/>
          <table:table-cell table:style-name="ce343" office:value-type="string">
            <text:p>1. Verify that the Reset button is present in the My Password section </text:p>
          </table:table-cell>
          <table:table-cell table:style-name="ce343"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343" office:value-type="string">
            <text:p>Sp0027_CurrentPasswordTextfieldPresent</text:p>
          </table:table-cell>
          <table:table-cell table:style-name="ce62" office:value-type="string">
            <text:p>L1</text:p>
          </table:table-cell>
          <table:table-cell table:style-name="ce62" office:value-type="string">
            <text:p>Current password text field present</text:p>
          </table:table-cell>
          <table:table-cell table:style-name="ce62"/>
          <table:table-cell table:style-name="ce343" office:value-type="string">
            <text:p>1.Login to channels with valid credentials</text:p>
            <text:p>2.See the AboutMe tab in social panel on the Home page</text:p>
          </table:table-cell>
          <table:table-cell table:style-name="ce62"/>
          <table:table-cell table:style-name="ce343" office:value-type="string">
            <text:p>1. Verify that Current password text field is present</text:p>
          </table:table-cell>
          <table:table-cell table:style-name="ce343"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343" office:value-type="string">
            <text:p>Sp0028_NewPasswordTextfieldPresent</text:p>
          </table:table-cell>
          <table:table-cell table:style-name="ce62" office:value-type="string">
            <text:p>L1</text:p>
          </table:table-cell>
          <table:table-cell table:style-name="ce62" office:value-type="string">
            <text:p>New password text field present</text:p>
          </table:table-cell>
          <table:table-cell table:style-name="ce62"/>
          <table:table-cell table:style-name="ce343" office:value-type="string">
            <text:p>1.Login to channels with valid credentials</text:p>
            <text:p>2.See the AboutMe tab in social panel on the Home page</text:p>
          </table:table-cell>
          <table:table-cell table:style-name="ce62"/>
          <table:table-cell table:style-name="ce343" office:value-type="string">
            <text:p>1. Verify that New password text field is present</text:p>
          </table:table-cell>
          <table:table-cell table:style-name="ce343"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0">
          <table:table-cell table:style-name="ce343" office:value-type="string">
            <text:p>Sp0029_ConfirmPasswordTextfieldPresent</text:p>
          </table:table-cell>
          <table:table-cell table:style-name="ce62" office:value-type="string">
            <text:p>L1</text:p>
          </table:table-cell>
          <table:table-cell table:style-name="ce62" office:value-type="string">
            <text:p>Confirm password text field present</text:p>
          </table:table-cell>
          <table:table-cell table:style-name="ce62"/>
          <table:table-cell table:style-name="ce343" office:value-type="string">
            <text:p>1.Login to channels with valid credentials</text:p>
            <text:p>2.See the AboutMe tab in social panel on the Home page</text:p>
          </table:table-cell>
          <table:table-cell table:style-name="ce62"/>
          <table:table-cell table:style-name="ce343" office:value-type="string">
            <text:p>1. Verify that Confirm password field is present</text:p>
          </table:table-cell>
          <table:table-cell table:style-name="ce343"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56">
          <table:table-cell table:style-name="ce62" office:value-type="string">
            <text:p><text:span text:style-name="T3">SP0030</text:span>_ValidCurrent&amp;NewPassword</text:p>
          </table:table-cell>
          <table:table-cell table:style-name="ce62" office:value-type="string">
            <text:p>L0</text:p>
          </table:table-cell>
          <table:table-cell table:style-name="ce62" office:value-type="string">
            <text:p>Valid “Current Password” , “New Password” &amp; “Confirm” in My Password</text:p>
          </table:table-cell>
          <table:table-cell table:style-name="ce348"/>
          <table:table-cell table:style-name="ce343" office:value-type="string">
            <text:p>1.Login to channels with valid credentials</text:p>
            <text:p>2.See the AboutMe tab in social panel on the Home page</text:p>
          </table:table-cell>
          <table:table-cell table:style-name="ce62" office:value-type="string">
            <text:p/>
            <text:p>Current Password=”@test123”</text:p>
            <text:p/>
            <text:p>New password=”test234”</text:p>
            <text:p/>
            <text:p>Confirm Password=</text:p>
            <text:p>“test1234”</text:p>
          </table:table-cell>
          <table:table-cell table:style-name="ce62"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199">
          <table:table-cell table:style-name="ce62" office:value-type="string">
            <text:p><text:span text:style-name="T3">SP0031_</text:span>MismatchPasswordConfirmPassword</text:p>
          </table:table-cell>
          <table:table-cell table:style-name="ce62" office:value-type="string">
            <text:p>L2</text:p>
          </table:table-cell>
          <table:table-cell table:style-name="ce62" office:value-type="string">
            <text:p>“New Password” and “Confirm” <text:s/>fields Mismatch in My Password</text:p>
          </table:table-cell>
          <table:table-cell table:style-name="ce348"/>
          <table:table-cell table:style-name="ce62" office:value-type="string">
            <text:p>1.Login to channels with valid credentials</text:p>
            <text:p>2.See the AboutMe tab in social panel on the Home page <text:s/><text:s text:c="14"/>3.Enter the value of <text:s/>'Current Password' </text:p>
            <text:p>4.Enter values in 'New Password' &amp; 'Confirm' fields that doesn't match 5. Click on 'Apply' Button.</text:p>
          </table:table-cell>
          <table:table-cell table:style-name="ce62" office:value-type="string">
            <text:p/>
            <text:p/>
            <text:p>New password=”@test12”</text:p>
            <text:p/>
            <text:p>Confirm password=”@trst12”</text:p>
          </table:table-cell>
          <table:table-cell table:style-name="ce62"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345" office:value-type="string">
            <text:p><text:span text:style-name="T3">SP0032</text:span>_PasswordNotEncrypted</text:p>
          </table:table-cell>
          <table:table-cell table:style-name="ce345" office:value-type="string">
            <text:p>L1</text:p>
          </table:table-cell>
          <table:table-cell table:style-name="ce345" office:value-type="string">
            <text:p>Encryption in the New Password &amp; Confirm Password fields</text:p>
          </table:table-cell>
          <table:table-cell table:style-name="ce349"/>
          <table:table-cell table:style-name="ce345" office:value-type="string">
            <text:p>1.Login to channels with valid credentials</text:p>
            <text:p>2.See the AboutMe tab in social panel on the Home page <text:s/><text:s text:c="12"/></text:p>
            <text:p>3.Enter the value of <text:s/>'Current Password' </text:p>
            <text:p>4.Enter values in 'New Password' &amp; 'Confirm' fields.</text:p>
          </table:table-cell>
          <table:table-cell table:style-name="ce345" office:value-type="string">
            <text:p/>
            <text:p>New Password=”@test423”</text:p>
            <text:p/>
            <text:p>Confirm Password=”@test423”</text:p>
          </table:table-cell>
          <table:table-cell table:style-name="ce345" office:value-type="string">
            <text:p>1. The password entered in the Current Password field should be displayed in encrypted form.</text:p>
            <text:p>2. The passwords entered in the New Password,Confirm Password <text:s/>fields should be displayed in encrypted form.</text:p>
          </table:table-cell>
          <table:table-cell table:style-name="ce345" office:value-type="string">
            <text:p>1. The password entered in the Current Password field is displayed in encrypted form.</text:p>
            <text:p>2. The passwords entered in the New Password,Confirm Password <text:s/>fields are not displayed in encrypted form.</text:p>
          </table:table-cell>
          <table:table-cell table:style-name="ce345" office:value-type="string">
            <text:p>FAIL</text:p>
          </table:table-cell>
          <table:table-cell table:style-name="ce345" table:number-columns-repeated="4"/>
          <table:table-cell table:style-name="ce351" office:value-type="string">
            <text:p>YES</text:p>
          </table:table-cell>
          <table:table-cell table:style-name="ce352"/>
          <table:table-cell table:style-name="ce61" table:number-columns-repeated="1009"/>
        </table:table-row>
        <table:table-row table:style-name="ro200">
          <table:table-cell table:style-name="ce62" office:value-type="string">
            <text:p><text:span text:style-name="T3">SP0033</text:span>_PasswordLessThan6Chars</text:p>
          </table:table-cell>
          <table:table-cell table:style-name="ce62" office:value-type="string">
            <text:p>L2</text:p>
          </table:table-cell>
          <table:table-cell table:style-name="ce62" office:value-type="string">
            <text:p>Enter password with less than 6 characters</text:p>
          </table:table-cell>
          <table:table-cell table:style-name="ce62"/>
          <table:table-cell table:style-name="ce62" office:value-type="string">
            <text:p>1.Login to channels with valid credentials.</text:p>
            <text:p>2.See the AboutMe tab in social panel on the Home page</text:p>
            <text:p>3.Enter Current password.</text:p>
            <text:p>4.Enter password in New password and Confirm password field.</text:p>
            <text:p>5.Click on Submit button</text:p>
          </table:table-cell>
          <table:table-cell table:style-name="ce62" office:value-type="string">
            <text:p/>
            <text:p/>
            <text:p>New password=”t12”</text:p>
            <text:p/>
            <text:p>Confirm password=”t12”</text:p>
          </table:table-cell>
          <table:table-cell table:style-name="ce62" office:value-type="string">
            <text:p>1. Verify that message is displayed that 'The new password must have at least 6 characters'.</text:p>
            <text:p>2. Verify that password should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01">
          <table:table-cell table:style-name="ce62" office:value-type="string">
            <text:p><text:span text:style-name="T3">SP0034</text:span>_ConfirmPasswordblank</text:p>
          </table:table-cell>
          <table:table-cell table:style-name="ce62" office:value-type="string">
            <text:p>L2</text:p>
          </table:table-cell>
          <table:table-cell table:style-name="ce62" office:value-type="string">
            <text:p>Filling all information except “Confirm” field under My Identity &amp; My Password Tabs</text:p>
          </table:table-cell>
          <table:table-cell table:style-name="ce348"/>
          <table:table-cell table:style-name="ce62" office:value-type="string">
            <text:p>1.Login to channels with valid credentials</text:p>
            <text:p>2.See the AboutMe tab in social panel on the Home page</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2" office:value-type="string">
            <text:p><text:s/></text:p>
            <text:p/>
            <text:p>Name=”smith”</text:p>
            <text:p/>
            <text:p>Email=”smith.abc@afourtech.com</text:p>
            <text:p>”</text:p>
            <text:p/>
            <text:p>New Password=”test2”</text:p>
            <text:p/>
            <text:p>Confirm Password= </text:p>
            <text:p>“ <text:s text:c="10"/>“</text:p>
            <text:p/>
          </table:table-cell>
          <table:table-cell table:style-name="ce62" office:value-type="string">
            <text:p>1. Verify that error message should be displayed as 'No Changes were made' or 'Your password was NOT changed</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00">
          <table:table-cell table:style-name="ce40" office:value-type="string">
            <text:p><text:span text:style-name="T3">SP0035</text:span>_ResetButtonMyPassword</text:p>
          </table:table-cell>
          <table:table-cell table:style-name="ce40" office:value-type="string">
            <text:p>L1</text:p>
          </table:table-cell>
          <table:table-cell table:style-name="ce40" office:value-type="string">
            <text:p>Reset Password,Current &amp; new Password.</text:p>
          </table:table-cell>
          <table:table-cell table:style-name="ce44"/>
          <table:table-cell table:style-name="ce40" office:value-type="string">
            <text:p>1.Login to channels with valid credentials</text:p>
            <text:p>2.See the AboutMe tab in social panel on the Home page <text:s/><text:s text:c="11"/></text:p>
            <text:p>3.Enter the value of <text:s/>'Current Password' .</text:p>
            <text:p>4.Enter values in 'New Password' &amp; 'Confirm' fields.</text:p>
            <text:p>5.Click Reset button.</text:p>
          </table:table-cell>
          <table:table-cell table:style-name="ce40"/>
          <table:table-cell table:style-name="ce40" office:value-type="string">
            <text:p>1. Verify that the passwords entered in the Current password,New password,Confirm password field get cleared.</text:p>
          </table:table-cell>
          <table:table-cell table:style-name="ce40" office:value-type="string">
            <text:p>PASS</text:p>
          </table:table-cell>
          <table:table-cell table:style-name="ce40" office:value-type="string">
            <text:p>PASS</text:p>
          </table:table-cell>
          <table:table-cell table:style-name="ce40" table:number-columns-repeated="4"/>
          <table:table-cell table:style-name="ce350" office:value-type="string">
            <text:p>YES</text:p>
          </table:table-cell>
          <table:table-cell table:number-columns-repeated="1010"/>
        </table:table-row>
        <table:table-row table:style-name="ro80">
          <table:table-cell table:style-name="ce62" office:value-type="string">
            <text:p><text:span text:style-name="T3">SP0036</text:span>_NameFieldBlankMyIdentitySection</text:p>
          </table:table-cell>
          <table:table-cell table:style-name="ce62" office:value-type="string">
            <text:p>L2</text:p>
          </table:table-cell>
          <table:table-cell table:style-name="ce62" office:value-type="string">
            <text:p>Filling all information except “Name” field under My Identity &amp; My Password Tabs.</text:p>
          </table:table-cell>
          <table:table-cell table:style-name="ce348"/>
          <table:table-cell table:style-name="ce62" office:value-type="string">
            <text:p>1.Login to channels with valid credentials</text:p>
            <text:p>2.See the AboutMe tab in social panel on the Home page</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2" office:value-type="string">
            <text:p/>
            <text:p/>
            <text:p>Name=” <text:s text:c="5"/>“</text:p>
            <text:p/>
            <text:p>Email=”smith.abc@afourtech.com” </text:p>
            <text:p/>
            <text:p>Current password=”@test123”</text:p>
            <text:p/>
            <text:p>New password=”@test12”</text:p>
            <text:p/>
            <text:p>Confirm password=”@test12” </text:p>
          </table:table-cell>
          <table:table-cell table:style-name="ce62" office:value-type="string">
            <text:p>1. Verify that error message should be displayed as 'No Changes were made</text:p>
          </table:table-cell>
          <table:table-cell table:style-name="ce62" office:value-type="string">
            <text:p>PASS</text:p>
          </table:table-cell>
          <table:table-cell table:style-name="ce62" office:value-type="string">
            <text:p>PASS</text:p>
          </table:table-cell>
          <table:table-cell table:style-name="ce62" table:number-columns-repeated="4"/>
          <table:table-cell table:style-name="ce63" office:value-type="string">
            <text:p>YES</text:p>
          </table:table-cell>
          <table:table-cell table:number-columns-repeated="1010"/>
        </table:table-row>
        <table:table-row table:style-name="ro28">
          <table:table-cell table:style-name="ce345" office:value-type="string">
            <text:p><text:span text:style-name="T3">SP0037_</text:span>TabSequencingMyPasswordSection</text:p>
          </table:table-cell>
          <table:table-cell table:style-name="ce345" office:value-type="string">
            <text:p>L1</text:p>
          </table:table-cell>
          <table:table-cell table:style-name="ce345" office:value-type="string">
            <text:p>Tab Sequencing in My Password</text:p>
          </table:table-cell>
          <table:table-cell table:style-name="ce349"/>
          <table:table-cell table:style-name="ce345" office:value-type="string">
            <text:p>1. Login to channels with valid credentials</text:p>
            <text:p>2. See the AboutMe tab in social panel on the Home page</text:p>
            <text:p>3. Enter the value of <text:s/>'Current Password' &amp; press tab key</text:p>
            <text:p>4. Press the tab key. <text:s text:c="17"/></text:p>
          </table:table-cell>
          <table:table-cell table:style-name="ce345"/>
          <table:table-cell table:style-name="ce345" office:value-type="string">
            <text:p>1. Verify that on pressing the tab key, control moves to the 'New Password' Field</text:p>
            <text:p>2. Verify that on pressing tab key <text:s/>control moves to the 'Confirm password' field</text:p>
          </table:table-cell>
          <table:table-cell table:style-name="ce345" office:value-type="string">
            <text:p>1.On pressing the tab key, control does not move to the 'New Password' Field.</text:p>
            <text:p>2. On pressing tab key, <text:s/>control moves to the 'Confirm password' field.</text:p>
          </table:table-cell>
          <table:table-cell table:style-name="ce345" office:value-type="string">
            <text:p>FAIL</text:p>
          </table:table-cell>
          <table:table-cell table:style-name="ce345" table:number-columns-repeated="4"/>
          <table:table-cell table:style-name="ce351" office:value-type="string">
            <text:p>YES</text:p>
          </table:table-cell>
          <table:table-cell table:style-name="ce352"/>
          <table:table-cell table:style-name="ce61" table:number-columns-repeated="1009"/>
        </table:table-row>
        <table:table-row table:style-name="ro202">
          <table:table-cell table:style-name="ce346" office:value-type="string">
            <text:p>SP0038_Grammar&amp;Spelling</text:p>
          </table:table-cell>
          <table:table-cell table:style-name="ce346" office:value-type="string">
            <text:p>L3</text:p>
          </table:table-cell>
          <table:table-cell table:style-name="ce346" office:value-type="string">
            <text:p>Grammar and Spelling in the social panel </text:p>
          </table:table-cell>
          <table:table-cell table:style-name="ce346"/>
          <table:table-cell table:style-name="ce46" office:value-type="string">
            <text:p><text:span text:style-name="T1">1.Login to channels with valid </text:span><text:span text:style-name="T1">credentials</text:span></text:p>
            <text:p><text:span text:style-name="T1">2. See the Social Panel on the </text:span><text:span text:style-name="T1">Home Page </text:span></text:p>
          </table:table-cell>
          <table:table-cell table:style-name="ce346"/>
          <table:table-cell table:style-name="ce346" office:value-type="string">
            <text:p>1. Verify that there is no grammar or spelling mistake.</text:p>
          </table:table-cell>
          <table:table-cell table:style-name="ce346" office:value-type="string">
            <text:p>PASS</text:p>
          </table:table-cell>
          <table:table-cell table:style-name="ce346" office:value-type="string">
            <text:p>PASS</text:p>
          </table:table-cell>
          <table:table-cell table:number-columns-repeated="4"/>
          <table:table-cell table:style-name="ce55" office:value-type="string">
            <text:p>YES</text:p>
          </table:table-cell>
          <table:table-cell table:number-columns-repeated="1010"/>
        </table:table-row>
        <table:table-row table:style-name="ro1" table:number-rows-repeated="65495">
          <table:table-cell table:number-columns-repeated="1024"/>
        </table:table-row>
        <table:table-row table:style-name="ro1">
          <table:table-cell table:number-columns-repeated="1024"/>
        </table:table-row>
      </table:table>
      <table:table table:name="Social_Panel" table:style-name="ta3" table:print="false">
        <office:forms form:automatic-focus="false" form:apply-design-mode="false"/>
        <table:table-column table:style-name="co15" table:number-columns-repeated="4" table:default-cell-style-name="ce101"/>
        <table:table-column table:style-name="co33" table:default-cell-style-name="ce101"/>
        <table:table-column table:style-name="co34" table:number-columns-repeated="2" table:default-cell-style-name="ce101"/>
        <table:table-column table:style-name="co35" table:default-cell-style-name="ce101"/>
        <table:table-column table:style-name="co15" table:number-columns-repeated="4" table:default-cell-style-name="ce101"/>
        <table:table-column table:style-name="co36" table:default-cell-style-name="ce101"/>
        <table:table-column table:style-name="co161" table:default-cell-style-name="ce101"/>
        <table:table-column table:style-name="co15" table:number-columns-repeated="100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115" table:number-columns-repeated="989"/>
          <table:table-cell table:style-name="ce116" table:number-columns-repeated="2"/>
          <table:table-cell table:style-name="ce117" table:number-columns-repeated="10"/>
        </table:table-row>
        <table:table-row table:style-name="ro27">
          <table:table-cell table:style-name="ce100" office:value-type="string">
            <text:p>SP0001_SocialPanel</text:p>
          </table:table-cell>
          <table:table-cell table:style-name="ce100" office:value-type="string">
            <text:p>L1</text:p>
          </table:table-cell>
          <table:table-cell table:style-name="ce100" office:value-type="string">
            <text:p>Social Panel is Present</text:p>
          </table:table-cell>
          <table:table-cell table:style-name="ce100"/>
          <table:table-cell table:style-name="ce67" office:value-type="string">
            <text:p>1.Login to channels with valid credentials</text:p>
            <text:p>2. See Home Page </text:p>
          </table:table-cell>
          <table:table-cell table:style-name="ce100" office:value-type="string">
            <text:p>Username=”smith”</text:p>
            <text:p>Password=”@test123”</text:p>
          </table:table-cell>
          <table:table-cell table:style-name="ce100" office:value-type="string">
            <text:p>1. Verify that social panel is present</text:p>
          </table:table-cell>
          <table:table-cell table:style-name="ce100" office:value-type="string">
            <text:p>1. Social panel is present on home page</text:p>
          </table:table-cell>
          <table:table-cell table:style-name="ce100" office:value-type="string">
            <text:p>PASS</text:p>
          </table:table-cell>
          <table:table-cell table:style-name="ce100" office:value-type="string">
            <text:p>NO</text:p>
          </table:table-cell>
          <table:table-cell table:style-name="ce100" table:number-columns-repeated="3"/>
          <table:table-cell table:style-name="ce85" office:value-type="string">
            <text:p>YES</text:p>
          </table:table-cell>
          <table:table-cell table:style-name="ce85" table:number-columns-repeated="1001"/>
        </table:table-row>
        <table:table-row table:style-name="ro56">
          <table:table-cell table:style-name="ce67" office:value-type="string">
            <text:p>SP0002_AboutMeTab</text:p>
          </table:table-cell>
          <table:table-cell table:style-name="ce67" office:value-type="string">
            <text:p>L1</text:p>
          </table:table-cell>
          <table:table-cell table:style-name="ce67" office:value-type="string">
            <text:p>AboutMe Option</text:p>
          </table:table-cell>
          <table:table-cell table:style-name="ce67"/>
          <table:table-cell table:style-name="ce67" office:value-type="string">
            <text:p>1.Login to channels with valid credentials 2.Click on About me Tab</text:p>
          </table:table-cell>
          <table:table-cell table:style-name="ce67"/>
          <table:table-cell table:style-name="ce67" office:value-type="string">
            <text:p>1.Verify that the AboutMe tab details get displayed to the user in 3 sections-</text:p>
            <text:p>-My identity</text:p>
            <text:p>-My personal contact Info </text:p>
            <text:p>- My Password. </text:p>
            <text:p>2.Verify that the <text:s/>AboutMe tab is accessible to admin , planner &amp; user</text:p>
          </table:table-cell>
          <table:table-cell table:style-name="ce67" office:value-type="string">
            <text:p>1.AboutMe tab details gets displayed to the user in 3 sections-</text:p>
            <text:p>-My identity</text:p>
            <text:p>-My personal contact Info</text:p>
            <text:p>-My Password.</text:p>
            <text:p>2.AboutMe tab is accessible to admin , planner &amp; user</text:p>
          </table:table-cell>
          <table:table-cell table:style-name="ce67" office:value-type="string">
            <text:p>PASS</text:p>
          </table:table-cell>
          <table:table-cell table:style-name="ce67" office:value-type="string">
            <text:p>YES</text:p>
          </table:table-cell>
          <table:table-cell table:style-name="ce67" table:number-columns-repeated="3"/>
          <table:table-cell table:style-name="ce85" office:value-type="string">
            <text:p>YES</text:p>
          </table:table-cell>
          <table:table-cell table:style-name="ce85" table:number-columns-repeated="1001"/>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 2.Click on What I Do tab</text:p>
          </table:table-cell>
          <table:table-cell table:style-name="ce67"/>
          <table:table-cell table:style-name="ce67" office:value-type="string">
            <text:p>1.Verify that the What I Do tab is displayed to the user with the user details.</text:p>
            <text:p>2.Verify that the <text:s/>What I Do tab is accessible to admin , planner &amp; user. </text:p>
          </table:table-cell>
          <table:table-cell table:style-name="ce67" office:value-type="string">
            <text:p>1.The What I Do tab displayed to the user with the user details.</text:p>
            <text:p>2.The <text:s/>What I Do tab is accessible to admin , planner &amp; user. </text:p>
          </table:table-cell>
          <table:table-cell table:style-name="ce67" office:value-type="string">
            <text:p>PASS</text:p>
          </table:table-cell>
          <table:table-cell table:style-name="ce67" office:value-type="string">
            <text:p>NO</text:p>
          </table:table-cell>
          <table:table-cell table:style-name="ce67" table:number-columns-repeated="3"/>
          <table:table-cell table:style-name="ce85" office:value-type="string">
            <text:p>YES</text:p>
          </table:table-cell>
          <table:table-cell table:style-name="ce85" table:number-columns-repeated="1001"/>
        </table:table-row>
        <table:table-row table:style-name="ro203">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Click on the “Messages” tab under Social Panel</text:p>
          </table:table-cell>
          <table:table-cell table:style-name="ce106"/>
          <table:table-cell table:style-name="ce69" office:value-type="string">
            <text:p>1.Verify that “Messages” tab is accessible to admin planner &amp; user</text:p>
          </table:table-cell>
          <table:table-cell table:style-name="ce106" office:value-type="string">
            <text:p>1.The “Messages” tab is accessible to admin, planner and user.</text:p>
          </table:table-cell>
          <table:table-cell table:style-name="ce67" office:value-type="string">
            <text:p>PASS</text:p>
          </table:table-cell>
          <table:table-cell table:style-name="ce106" office:value-type="string">
            <text:p>YES</text:p>
          </table:table-cell>
          <table:table-cell table:style-name="ce106" table:number-columns-repeated="2"/>
          <table:table-cell table:style-name="ce67"/>
          <table:table-cell office:value-type="string">
            <text:p>YES</text:p>
          </table:table-cell>
          <table:table-cell table:number-columns-repeated="1001"/>
        </table:table-row>
        <table:table-row table:style-name="ro68">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Click on the 'Calendar' tab</text:p>
          </table:table-cell>
          <table:table-cell table:style-name="ce67"/>
          <table:table-cell table:style-name="ce67" office:value-type="string">
            <text:p>1. Verify that the <text:s/>calendar can be seen in Channels with details to the user</text:p>
          </table:table-cell>
          <table:table-cell table:style-name="ce67" office:value-type="string">
            <text:p>1.The calendar can be seen in Channels with details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69">
          <table:table-cell office:value-type="string">
            <text:p>SP0006_AboutMeTabMyIdentitySection</text:p>
          </table:table-cell>
          <table:table-cell office:value-type="string">
            <text:p>L1</text:p>
          </table:table-cell>
          <table:table-cell office:value-type="string">
            <text:p>My Identity section under About me tab</text:p>
          </table:table-cell>
          <table:table-cell/>
          <table:table-cell office:value-type="string">
            <text:p>1.Login to channels with valid credentials</text:p>
            <text:p>2. Click on the 'About me' tab</text:p>
          </table:table-cell>
          <table:table-cell/>
          <table:table-cell office:value-type="string">
            <text:p>1.Verify that the My identity section is displayed under the About me tab with details-ID,Name,Email,Photo</text:p>
          </table:table-cell>
          <table:table-cell office:value-type="string">
            <text:p>1.The My identity section is displayed under the About me tab with details-ID,Name,Email,Photo</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7AbouMeTabMyIdentityApplyButton</text:p>
          </table:table-cell>
          <table:table-cell office:value-type="string">
            <text:p>L1</text:p>
          </table:table-cell>
          <table:table-cell office:value-type="string">
            <text:p>Apply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Apply button is present in the My Identity section </text:p>
          </table:table-cell>
          <table:table-cell office:value-type="string">
            <text:p>1.The Apply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9">
          <table:table-cell office:value-type="string">
            <text:p>SP_0008AbouMeTabMyIdentityResetButton</text:p>
          </table:table-cell>
          <table:table-cell office:value-type="string">
            <text:p>L1</text:p>
          </table:table-cell>
          <table:table-cell office:value-type="string">
            <text:p>Reset button under My identity section</text:p>
          </table:table-cell>
          <table:table-cell/>
          <table:table-cell office:value-type="string">
            <text:p>1.Login to channels with valid credentials</text:p>
            <text:p>2. Click on the 'About me' tab</text:p>
          </table:table-cell>
          <table:table-cell/>
          <table:table-cell office:value-type="string">
            <text:p>1.Verify that the Reset button is present in the My Identity section </text:p>
          </table:table-cell>
          <table:table-cell office:value-type="string">
            <text:p>1.The Reset button is present in the My Identity section </text:p>
          </table:table-cell>
          <table:table-cell office:value-type="string">
            <text:p>PASS</text:p>
          </table:table-cell>
          <table:table-cell table:number-columns-repeated="4"/>
          <table:table-cell office:value-type="string">
            <text:p>YES</text:p>
          </table:table-cell>
          <table:table-cell table:number-columns-repeated="1001"/>
        </table:table-row>
        <table:table-row table:style-name="ro66">
          <table:table-cell table:style-name="ce102" office:value-type="string">
            <text:p>SP0009_AboutMeTabMyIdentitySectionValidEmail</text:p>
          </table:table-cell>
          <table:table-cell table:style-name="ce67" office:value-type="string">
            <text:p>L0</text:p>
          </table:table-cell>
          <table:table-cell table:style-name="ce67" office:value-type="string">
            <text:p>Valid “email” in My Identity section</text:p>
          </table:table-cell>
          <table:table-cell table:style-name="ce67"/>
          <table:table-cell table:style-name="ce67" office:value-type="string">
            <text:p>1.Login to channels with valid credentials</text:p>
            <text:p>2. Click on About me Tab</text:p>
            <text:p>3.Enter 'Name' <text:s/>&amp; Valid 'Private email'</text:p>
            <text:p>4.Click on 'Apply' Button</text:p>
          </table:table-cell>
          <table:table-cell table:style-name="ce67" office:value-type="string">
            <text:p/>
            <text:p>Name=”smith”</text:p>
            <text:p/>
            <text:p>Email=”smith.abc@afourtech.com”</text:p>
            <text:p/>
          </table:table-cell>
          <table:table-cell table:style-name="ce67" office:value-type="string">
            <text:p>1. Verify that message is displayed on home page as &lt;username&gt; </text:p>
            <text:p>2. Verify that 'name' &amp; 'Personal email' gets changed In 'Channel Administration' Page</text:p>
          </table:table-cell>
          <table:table-cell table:style-name="ce67" office:value-type="string">
            <text:p>1.The message is displayed on home page as &lt;username&gt; </text:p>
            <text:p>2.The 'name' &amp; 'Personal email' gets changed In 'Channel Administration' Pag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04">
          <table:table-cell table:style-name="ce102" office:value-type="string">
            <text:p>SP0010_AboutMeTabMyIdentitySectionInvalidEmail</text:p>
          </table:table-cell>
          <table:table-cell table:style-name="ce67" office:value-type="string">
            <text:p>L2</text:p>
          </table:table-cell>
          <table:table-cell table:style-name="ce67" office:value-type="string">
            <text:p>Invalid “email” in My Identity section</text:p>
          </table:table-cell>
          <table:table-cell table:style-name="ce67"/>
          <table:table-cell table:style-name="ce67" office:value-type="string">
            <text:p>1.Login to channels with valid credentials</text:p>
            <text:p>2.Click on About me Tab</text:p>
            <text:p>3.Enter 'Name' <text:s/>&amp; Invalid <text:s/>'Private email'</text:p>
            <text:p>4. Click on 'Apply' Button</text:p>
          </table:table-cell>
          <table:table-cell table:style-name="ce67" office:value-type="string">
            <text:p/>
            <text:p><text:s text:c="3"/></text:p>
            <text:p>Name=”smith”</text:p>
            <text:p/>
            <text:p>Email=”shrt.test@afourtech.com”</text:p>
          </table:table-cell>
          <table:table-cell table:style-name="ce67" office:value-type="string">
            <text:p>1. Verify that user is unable to update email id with Invalid email details </text:p>
          </table:table-cell>
          <table:table-cell table:style-name="ce67" office:value-type="string">
            <text:p>1.The <text:s/>user is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11_AboutMeTabMyIdentitySectionBlankEmail</text:p>
          </table:table-cell>
          <table:table-cell table:style-name="ce67" office:value-type="string">
            <text:p>L2</text:p>
          </table:table-cell>
          <table:table-cell table:style-name="ce67" office:value-type="string">
            <text:p>Blank “Email” in My Identity section</text:p>
          </table:table-cell>
          <table:table-cell table:style-name="ce67"/>
          <table:table-cell table:style-name="ce67" office:value-type="string">
            <text:p>1.Login to channels with valid credentials 2.Click on About me Tab <text:s text:c="20"/></text:p>
            <text:p>3.Enter 'Name' <text:s/>&amp; Blank <text:s/>'Private email' <text:s/></text:p>
            <text:p>4.Click on 'Apply' Button</text:p>
          </table:table-cell>
          <table:table-cell table:style-name="ce67" office:value-type="string">
            <text:p/>
            <text:p/>
            <text:p>Email=” <text:s text:c="7"/>“</text:p>
          </table:table-cell>
          <table:table-cell table:style-name="ce67" office:value-type="string">
            <text:p>1. Verify that user unable to update email id with Invalid email details </text:p>
          </table:table-cell>
          <table:table-cell table:style-name="ce67" office:value-type="string">
            <text:p>1. The user unable to update email id with Invalid email details.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12_MyIdentitySectionBlankName</text:p>
          </table:table-cell>
          <table:table-cell table:style-name="ce67" office:value-type="string">
            <text:p>L2</text:p>
          </table:table-cell>
          <table:table-cell table:style-name="ce67" office:value-type="string">
            <text:p>Blank “Name” in My Identity section</text:p>
          </table:table-cell>
          <table:table-cell table:style-name="ce67"/>
          <table:table-cell table:style-name="ce67" office:value-type="string">
            <text:p>1.Login to channels with valid credentials</text:p>
            <text:p>2.Click on About me Tab</text:p>
            <text:p>3.Enter Email and blank Name.</text:p>
            <text:p>4.Click on 'Apply' Button</text:p>
          </table:table-cell>
          <table:table-cell table:style-name="ce67" office:value-type="string">
            <text:p/>
            <text:p>Email=”smith.abc@afourtech.com</text:p>
            <text:p>”</text:p>
            <text:p/>
            <text:p>Name=” <text:s text:c="3"/>“ <text:s/></text:p>
          </table:table-cell>
          <table:table-cell table:style-name="ce67" office:value-type="string">
            <text:p>1.Verify that error message should be displayed as 'The name is required'</text:p>
            <text:p>2.Verify that error message should be displayed as 'No changes were made'</text:p>
          </table:table-cell>
          <table:table-cell table:style-name="ce67" office:value-type="string">
            <text:p>1.The error message should be displayed</text:p>
            <text:p>as 'The name is required'</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13_MyIdentitySectionInvalidName</text:p>
          </table:table-cell>
          <table:table-cell table:style-name="ce67" office:value-type="string">
            <text:p>L2</text:p>
          </table:table-cell>
          <table:table-cell table:style-name="ce67" office:value-type="string">
            <text:p>Invalid “Name” in My Identity <text:s/>section</text:p>
          </table:table-cell>
          <table:table-cell table:style-name="ce67"/>
          <table:table-cell table:style-name="ce67" office:value-type="string">
            <text:p><text:span text:style-name="T1">1.Login to channels with valid </text:span><text:span text:style-name="T1">credentials</text:span></text:p>
            <text:p>2. Click on About me Tab</text:p>
            <text:p>3.Enter Email and invalid Name.</text:p>
            <text:p>4.Click on 'Apply' Button</text:p>
          </table:table-cell>
          <table:table-cell table:style-name="ce67" office:value-type="string">
            <text:p><text:span text:style-name="T1"/></text:p>
            <text:p><text:span text:style-name="T1"/></text:p>
            <text:p><text:span text:style-name="T1">Email=”smith.abc@afourtech.c</text:span><text:span text:style-name="T1">om</text:span></text:p>
            <text:p><text:span text:style-name="T1">”</text:span></text:p>
            <text:p><text:span text:style-name="T1"/></text:p>
            <text:p><text:span text:style-name="T1">Name=”$%@@@ “ <text:s/></text:span></text:p>
          </table:table-cell>
          <table:table-cell table:style-name="ce67" office:value-type="string">
            <text:p/>
            <text:p>1.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14_MyIdentitySectionInvalidName</text:p>
          </table:table-cell>
          <table:table-cell table:style-name="ce67" office:value-type="string">
            <text:p>L1</text:p>
          </table:table-cell>
          <table:table-cell table:style-name="ce67" office:value-type="string">
            <text:p>Edit Name</text:p>
          </table:table-cell>
          <table:table-cell table:style-name="ce67"/>
          <table:table-cell table:style-name="ce67" office:value-type="string">
            <text:p><text:span text:style-name="T1">1.Login to channels with valid </text:span><text:span text:style-name="T1">credentials</text:span></text:p>
            <text:p>2. Click on About me Tab</text:p>
            <text:p>3.Enter new name in the Name textfield.</text:p>
            <text:p>4.Click on 'Apply' Button</text:p>
          </table:table-cell>
          <table:table-cell table:style-name="ce67" office:value-type="string">
            <text:p>Name=”John”</text:p>
          </table:table-cell>
          <table:table-cell table:style-name="ce67" office:value-type="string">
            <text:p>1.Verify that a name is already present in the Name textfield.</text:p>
            <text:p>2.Verify that the existing name can be erased and new name can be entered in the Name text field.</text:p>
            <text:p>3.Verify that the name can be edited.</text:p>
          </table:table-cell>
          <table:table-cell table:style-name="ce67" office:value-type="string">
            <text:p>1.A name is already present in the Name textfield.</text:p>
            <text:p>2.The existing name can be erased and new name can be entered in the Name text field.</text:p>
            <text:p>3.The name can be edi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15_MyIdentitySectionBlankName&amp;Email</text:p>
          </table:table-cell>
          <table:table-cell table:style-name="ce67" office:value-type="string">
            <text:p>L2</text:p>
          </table:table-cell>
          <table:table-cell table:style-name="ce67" office:value-type="string">
            <text:p>Blank “Name” &amp; “Private Email” in My Identity section</text:p>
          </table:table-cell>
          <table:table-cell table:style-name="ce67"/>
          <table:table-cell table:style-name="ce67" office:value-type="string">
            <text:p>1.Login to channels with valid credentials</text:p>
            <text:p>2. Click on About me Tab</text:p>
            <text:p>3.Enter blank <text:s/>'Name' &amp; 'Private email'</text:p>
            <text:p>4.Click on 'Apply' Button</text:p>
          </table:table-cell>
          <table:table-cell table:style-name="ce67" office:value-type="string">
            <text:p/>
            <text:p>Name=</text:p>
            <text:p>“ <text:s text:c="11"/>“</text:p>
            <text:p/>
            <text:p>Email=”smith.abc@afourtech.com”</text:p>
          </table:table-cell>
          <table:table-cell table:style-name="ce67" office:value-type="string">
            <text:p>1. Verify that error message should be displayed as 'The name is required' </text:p>
            <text:p>2.Verify that error message should be displayed as 'No changes were made'</text:p>
          </table:table-cell>
          <table:table-cell table:style-name="ce67" office:value-type="string">
            <text:p>1.The error message should be displayed</text:p>
            <text:p>as 'The name is required' </text:p>
            <text:p>2.The error message should be displayed</text:p>
            <text:p>as 'No changes were made'</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353" office:value-type="string">
            <text:p>SP0016_AboutMeTabSequencingMyIdentitySection</text:p>
          </table:table-cell>
          <table:table-cell table:style-name="ce353" office:value-type="string">
            <text:p>L1</text:p>
          </table:table-cell>
          <table:table-cell table:style-name="ce353" office:value-type="string">
            <text:p>Tab Sequencing in My Identity section</text:p>
          </table:table-cell>
          <table:table-cell table:style-name="ce355"/>
          <table:table-cell table:style-name="ce353" office:value-type="string">
            <text:p>1.Login to channels with valid credentials</text:p>
            <text:p>2. Click on About me Tab</text:p>
            <text:p>3.Enter name and press the tab key. <text:s text:c="7"/></text:p>
            <text:p>4.Enter Email id and press tab key. <text:s text:c="8"/></text:p>
          </table:table-cell>
          <table:table-cell table:style-name="ce353"/>
          <table:table-cell table:style-name="ce353" office:value-type="string">
            <text:p>1.Verify that on pressing the tab key, control moves to the 'Email' Field</text:p>
            <text:p>2.Verify that on pressing tab key <text:s/>control moves to the 'Apply' button</text:p>
          </table:table-cell>
          <table:table-cell table:style-name="ce353" office:value-type="string">
            <text:p>1.On pressing the tab key, control <text:s/>moves to the 'Email' Field</text:p>
            <text:p>2.On pressing tab key <text:s/>control moves to the 'Apply' button.</text:p>
          </table:table-cell>
          <table:table-cell table:style-name="ce353" office:value-type="string">
            <text:p>FAIL</text:p>
          </table:table-cell>
          <table:table-cell table:style-name="ce353" office:value-type="string">
            <text:p>NO</text:p>
          </table:table-cell>
          <table:table-cell table:style-name="ce353" table:number-columns-repeated="3"/>
          <table:table-cell table:style-name="ce112" office:value-type="string">
            <text:p>YES</text:p>
          </table:table-cell>
          <table:table-cell table:style-name="ce112" table:number-columns-repeated="1001"/>
        </table:table-row>
        <table:table-row table:style-name="ro14">
          <table:table-cell table:style-name="ce69" office:value-type="string">
            <text:p>SP0017_MyIdentitySectionResetButton</text:p>
          </table:table-cell>
          <table:table-cell table:style-name="ce69" office:value-type="string">
            <text:p>L1</text:p>
          </table:table-cell>
          <table:table-cell table:style-name="ce69" office:value-type="string">
            <text:p>Reset Name &amp; Email</text:p>
          </table:table-cell>
          <table:table-cell table:style-name="ce356"/>
          <table:table-cell table:style-name="ce69" office:value-type="string">
            <text:p>1. Login to channels with valid credentials</text:p>
            <text:p>2. Click on About me Tab</text:p>
            <text:p>3.Enter name in the name field &amp; and email address in Email field.</text:p>
            <text:p>4.Click the Reset button.</text:p>
          </table:table-cell>
          <table:table-cell table:style-name="ce69" office:value-type="string">
            <text:p>Name=”Smith”</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name in the Name field &amp; Email address in the Email field get cleared.</text:p>
          </table:table-cell>
          <table:table-cell table:style-name="ce69" office:value-type="string">
            <text:p>1.The name in the Name field &amp; Email address in the Email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29">
          <table:table-cell table:style-name="ce69" office:value-type="string">
            <text:p>SP0018_MyIdentitySectionChooseFileButton</text:p>
          </table:table-cell>
          <table:table-cell table:style-name="ce69" office:value-type="string">
            <text:p>L1</text:p>
          </table:table-cell>
          <table:table-cell table:style-name="ce69" office:value-type="string">
            <text:p>Choose File button</text:p>
          </table:table-cell>
          <table:table-cell table:style-name="ce356"/>
          <table:table-cell table:style-name="ce69" office:value-type="string">
            <text:p>1. Login to channels with valid credentials</text:p>
            <text:p>2. Click on About me Tab</text:p>
          </table:table-cell>
          <table:table-cell table:style-name="ce69"/>
          <table:table-cell table:style-name="ce69" office:value-type="string">
            <text:p>1.Verify that the Choose file button is present</text:p>
          </table:table-cell>
          <table:table-cell table:style-name="ce69" office:value-type="string">
            <text:p>1.The Choose file button is present</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28">
          <table:table-cell table:style-name="ce69" office:value-type="string">
            <text:p>SP0019__MyIdentitySectionUpload photo</text:p>
          </table:table-cell>
          <table:table-cell table:style-name="ce69" office:value-type="string">
            <text:p>L1</text:p>
          </table:table-cell>
          <table:table-cell table:style-name="ce69" office:value-type="string">
            <text:p>Upload photo</text:p>
          </table:table-cell>
          <table:table-cell table:style-name="ce356"/>
          <table:table-cell table:style-name="ce69" office:value-type="string">
            <text:p><text:span text:style-name="T1">1. Login to channels with valid </text:span><text:span text:style-name="T1">credentials</text:span></text:p>
            <text:p>2. Click on About me Tab</text:p>
            <text:p>3.Enter name in the Name field and email address in Email field.</text:p>
            <text:p>4.Click the 'Choose File' button.</text:p>
            <text:p>5.Select an image file.</text:p>
            <text:p>6.Click upload. <text:s text:c="4"/></text:p>
          </table:table-cell>
          <table:table-cell table:style-name="ce69" office:value-type="string">
            <text:p><text:span text:style-name="T1">Name=”Smith”</text:span></text:p>
            <text:p><text:span text:style-name="T1"/></text:p>
            <text:p><text:span text:style-name="T1">Email=”</text:span><text:span text:style-name="T1"><text:a xlink:href="mailto:smith.abc@afourtech.com">smith.abc@afourtech.com</text:a></text:span><text:span text:style-name="T1">”</text:span></text:p>
          </table:table-cell>
          <table:table-cell table:style-name="ce69" office:value-type="string">
            <text:p>1.Verify that the photo gets uploaded.</text:p>
          </table:table-cell>
          <table:table-cell table:style-name="ce69" office:value-type="string">
            <text:p>1.The photo gets upload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28">
          <table:table-cell table:style-name="ce353" office:value-type="string">
            <text:p>SP0020__MyIdentitySectionWrongFileFormat</text:p>
          </table:table-cell>
          <table:table-cell table:style-name="ce353" office:value-type="string">
            <text:p>L2</text:p>
          </table:table-cell>
          <table:table-cell table:style-name="ce353" office:value-type="string">
            <text:p>Wrong file format while uploading picture</text:p>
          </table:table-cell>
          <table:table-cell table:style-name="ce355"/>
          <table:table-cell table:style-name="ce353" office:value-type="string">
            <text:p>1. Login to channels with valid credentials</text:p>
            <text:p>2. Click on About me Tab</text:p>
            <text:p>3.Enter name in the Name field and email address in Email field..</text:p>
            <text:p>4.Click the 'Choose File' button.</text:p>
            <text:p>5.Select a .txt/.doc or .pdf file.</text:p>
            <text:p>6.Click upload. <text:s text:c="4"/></text:p>
          </table:table-cell>
          <table:table-cell table:style-name="ce353" office:value-type="string">
            <text:p/>
            <text:p><text:s text:c="3"/></text:p>
            <text:p>Name=”smith”</text:p>
            <text:p/>
            <text:p>Email=”smith.abc@afourtech.com”</text:p>
          </table:table-cell>
          <table:table-cell table:style-name="ce353" office:value-type="string">
            <text:p>1.Verify that the file is not uploaded.</text:p>
            <text:p>2.Verify that appropriate error message is shown.</text:p>
          </table:table-cell>
          <table:table-cell table:style-name="ce353" office:value-type="string">
            <text:p>1.The file is <text:s/>uploaded.</text:p>
            <text:p>2.Appropriate error message is not shown.</text:p>
          </table:table-cell>
          <table:table-cell table:style-name="ce353" office:value-type="string">
            <text:p>FAIL</text:p>
          </table:table-cell>
          <table:table-cell table:style-name="ce353" table:number-columns-repeated="4"/>
          <table:table-cell table:style-name="ce112" office:value-type="string">
            <text:p>YES</text:p>
          </table:table-cell>
          <table:table-cell table:style-name="ce112" table:number-columns-repeated="1001"/>
        </table:table-row>
        <table:table-row table:style-name="ro202">
          <table:table-cell table:style-name="ce102" office:value-type="string">
            <text:p>SP0021_AboutMeMyPersonalContactInfoSection</text:p>
          </table:table-cell>
          <table:table-cell table:style-name="ce67" office:value-type="string">
            <text:p>L1</text:p>
          </table:table-cell>
          <table:table-cell table:style-name="ce67" office:value-type="string">
            <text:p>My Personal Contact Info section under About me tab</text:p>
          </table:table-cell>
          <table:table-cell table:style-name="ce67"/>
          <table:table-cell table:style-name="ce102" office:value-type="string">
            <text:p><text:span text:style-name="T3">1. Login to channels with valid </text:span><text:span text:style-name="T3">credentials</text:span></text:p>
            <text:p><text:span text:style-name="T3">2. Click on the 'About me' tab</text:span></text:p>
          </table:table-cell>
          <table:table-cell table:style-name="ce67"/>
          <table:table-cell table:style-name="ce67" office:value-type="string">
            <text:p>1.Verify that the About me tab contains the My personal contact info section which has a list of options.</text:p>
          </table:table-cell>
          <table:table-cell table:style-name="ce67" office:value-type="string">
            <text:p>1.The About me tab contains the My personal contact info section which has a list of option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22_MyPersonalContactInfoSectionselect</text:p>
          </table:table-cell>
          <table:table-cell table:style-name="ce67" office:value-type="string">
            <text:p>L1</text:p>
          </table:table-cell>
          <table:table-cell table:style-name="ce67" office:value-type="string">
            <text:p>Select an option from the list</text:p>
          </table:table-cell>
          <table:table-cell table:style-name="ce67"/>
          <table:table-cell table:style-name="ce102" office:value-type="string">
            <text:p><text:span text:style-name="T3">1. Login to channels with valid </text:span><text:span text:style-name="T3">credentials</text:span></text:p>
            <text:p><text:span text:style-name="T3">2. Click on the 'About me' tab</text:span></text:p>
            <text:p><text:span text:style-name="T3">3.Click on the combo-box </text:span><text:span text:style-name="T3">present under the My personal </text:span><text:span text:style-name="T3">contact info section.</text:span></text:p>
          </table:table-cell>
          <table:table-cell table:style-name="ce67" office:value-type="string">
            <text:p>option=“Radio”</text:p>
          </table:table-cell>
          <table:table-cell table:style-name="ce67" office:value-type="string">
            <text:p>1.Verify that the option is selected from the list.</text:p>
            <text:p>2.Verify that the selected option is displayed with a checkbox &amp; a textbox below it.</text:p>
          </table:table-cell>
          <table:table-cell table:style-name="ce67" office:value-type="string">
            <text:p><text:span text:style-name="T1">1.The option is selected from </text:span><text:span text:style-name="T1">the list.</text:span></text:p>
            <text:p><text:span text:style-name="T1">2.The selected option is </text:span><text:span text:style-name="T1">displayed with a checkbox &amp; a </text:span><text:span text:style-name="T1">textbox below it.</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102" office:value-type="string">
            <text:p>SP0023_MyPersonalContactInfoSectionMultipleselection</text:p>
          </table:table-cell>
          <table:table-cell table:style-name="ce67" office:value-type="string">
            <text:p>L1</text:p>
          </table:table-cell>
          <table:table-cell table:style-name="ce67" office:value-type="string">
            <text:p>Select multiple options from the list</text:p>
          </table:table-cell>
          <table:table-cell table:style-name="ce67"/>
          <table:table-cell table:style-name="ce102" office:value-type="string">
            <text:p><text:span text:style-name="T3">1. Login to channels with valid </text:span><text:span text:style-name="T3">credentials</text:span></text:p>
            <text:p><text:span text:style-name="T3">2. Click on the 'About me' tab</text:span></text:p>
            <text:p><text:span text:style-name="T3">3.Click on the combo-box </text:span><text:span text:style-name="T3">present under the My personal </text:span><text:span text:style-name="T3">contact info section.</text:span></text:p>
            <text:p><text:span text:style-name="T3">4.Select one more options</text:span></text:p>
          </table:table-cell>
          <table:table-cell table:style-name="ce67" office:value-type="string">
            <text:p>Option1=“Radio”</text:p>
            <text:p>Option2=“Television”</text:p>
          </table:table-cell>
          <table:table-cell table:style-name="ce67" office:value-type="string">
            <text:p><text:span text:style-name="T1">1.Verify that the option is </text:span><text:span text:style-name="T1">selected from the list.</text:span></text:p>
            <text:p><text:span text:style-name="T1">2.Verify that The selected </text:span><text:span text:style-name="T1">options are displayed one after </text:span><text:span text:style-name="T1">another with a checkbox </text:span><text:span text:style-name="T1">(before the option)&amp; a textbox </text:span><text:span text:style-name="T1">below each of them.</text:span></text:p>
          </table:table-cell>
          <table:table-cell table:style-name="ce67" office:value-type="string">
            <text:p><text:span text:style-name="T1">1The option is selected from </text:span><text:span text:style-name="T1">the list.</text:span></text:p>
            <text:p><text:span text:style-name="T1">2.The selected options are </text:span><text:span text:style-name="T1">displayed one after another </text:span><text:span text:style-name="T1">with a checkbox (before the </text:span><text:span text:style-name="T1">option)&amp; a textbox below each </text:span><text:span text:style-name="T1">of them.</text:span></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04">
          <table:table-cell table:style-name="ce102" office:value-type="string">
            <text:p>SP0024_MyPersonalContactInfoSectionDetails</text:p>
          </table:table-cell>
          <table:table-cell table:style-name="ce67" office:value-type="string">
            <text:p>L1</text:p>
          </table:table-cell>
          <table:table-cell table:style-name="ce67" office:value-type="string">
            <text:p>Select multiple options from the list and enter details</text:p>
          </table:table-cell>
          <table:table-cell table:style-name="ce67"/>
          <table:table-cell table:style-name="ce102" office:value-type="string">
            <text:p><text:span text:style-name="T3">1. Login to channels with valid </text:span><text:span text:style-name="T3">credentials</text:span></text:p>
            <text:p><text:span text:style-name="T3">2. Click on the 'About me' tab</text:span></text:p>
            <text:p><text:span text:style-name="T3">3.Click on the combo-box </text:span><text:span text:style-name="T3">present under the My personal </text:span><text:span text:style-name="T3">contact info section.</text:span></text:p>
            <text:p><text:span text:style-name="T3">4.Select the option.</text:span></text:p>
          </table:table-cell>
          <table:table-cell table:style-name="ce67" office:value-type="string">
            <text:p>“Contact1”</text:p>
          </table:table-cell>
          <table:table-cell table:style-name="ce67" office:value-type="string">
            <text:p>1.Verify that the details of the option can be entered.</text:p>
          </table:table-cell>
          <table:table-cell table:style-name="ce67" office:value-type="string">
            <text:p>1.The details of the option can be enter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
          <table:table-cell table:style-name="ce102" office:value-type="string">
            <text:p>SP0025_AboutMeMyPasswordSection</text:p>
          </table:table-cell>
          <table:table-cell table:style-name="ce67" office:value-type="string">
            <text:p>L1</text:p>
          </table:table-cell>
          <table:table-cell table:style-name="ce67" office:value-type="string">
            <text:p>My Password section under About me tab</text:p>
          </table:table-cell>
          <table:table-cell table:style-name="ce67"/>
          <table:table-cell table:style-name="ce102" office:value-type="string">
            <text:p>1. Login to channels with valid credentials</text:p>
            <text:p>2. Click on the 'About me' tab</text:p>
          </table:table-cell>
          <table:table-cell table:style-name="ce67"/>
          <table:table-cell table:style-name="ce67" office:value-type="string">
            <text:p>1.Verify that the password section contains the password details-Current password,New password &amp; Confirm password.</text:p>
          </table:table-cell>
          <table:table-cell table:style-name="ce67" office:value-type="string">
            <text:p>1.The password section contains the password details-Current password,New password &amp; Confirm passwor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9">
          <table:table-cell table:style-name="ce102" office:value-type="string">
            <text:p>SP_0026MyPasswordSectionApplyButton</text:p>
          </table:table-cell>
          <table:table-cell table:style-name="ce67" office:value-type="string">
            <text:p>L1</text:p>
          </table:table-cell>
          <table:table-cell table:style-name="ce67" office:value-type="string">
            <text:p>Apply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Apply button is present in the My Password section </text:p>
          </table:table-cell>
          <table:table-cell table:style-name="ce67" office:value-type="string">
            <text:p>1.The Apply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71">
          <table:table-cell table:style-name="ce102" office:value-type="string">
            <text:p>SP_0027MyPasswordSectionResetButton</text:p>
          </table:table-cell>
          <table:table-cell table:style-name="ce67" office:value-type="string">
            <text:p>L1</text:p>
          </table:table-cell>
          <table:table-cell table:style-name="ce67" office:value-type="string">
            <text:p>Reset button under My Password section</text:p>
          </table:table-cell>
          <table:table-cell table:style-name="ce67"/>
          <table:table-cell table:style-name="ce102" office:value-type="string">
            <text:p>1.Login to channels with valid credentials</text:p>
            <text:p>2. Click on the 'About me' tab</text:p>
          </table:table-cell>
          <table:table-cell table:style-name="ce67"/>
          <table:table-cell table:style-name="ce102" office:value-type="string">
            <text:p>1.Verify that the Reset button is present in the My Password section </text:p>
          </table:table-cell>
          <table:table-cell table:style-name="ce102" office:value-type="string">
            <text:p>1.The Reset button is present in the My Password section </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1">
          <table:table-cell table:style-name="ce67" office:value-type="string">
            <text:p><text:span text:style-name="T3">SP0028</text:span>_ValidCurrent&amp;NewPassword</text:p>
          </table:table-cell>
          <table:table-cell table:style-name="ce67" office:value-type="string">
            <text:p>L0</text:p>
          </table:table-cell>
          <table:table-cell table:style-name="ce67" office:value-type="string">
            <text:p>Valid “Current Password” , “New Password” &amp; “Confirm” in My Password</text:p>
          </table:table-cell>
          <table:table-cell table:style-name="ce357"/>
          <table:table-cell table:style-name="ce67" office:value-type="string">
            <text:p>2. Click on the 'About me' tab</text:p>
          </table:table-cell>
          <table:table-cell table:style-name="ce67" office:value-type="string">
            <text:p/>
            <text:p>Current Password=”@test123”</text:p>
            <text:p/>
            <text:p>New password=”test234”</text:p>
            <text:p/>
            <text:p>Confirm Password=</text:p>
            <text:p>“test1234”</text:p>
            <text:p/>
          </table:table-cell>
          <table:table-cell table:style-name="ce67" office:value-type="string">
            <text:p>1. Verify that on entering 'Current Password' &amp; pressing enter key 'New password' &amp; 'Confirm' fields gets enabled</text:p>
            <text:p>2. Verify that on clicking 'Apply' button message should be displayed as 'Your password is changed'</text:p>
          </table:table-cell>
          <table:table-cell table:style-name="ce67" office:value-type="string">
            <text:p>1. <text:s/>On entering 'Current Password' &amp; pressing enter key 'New password' &amp; 'Confirm' fields gets enabled</text:p>
            <text:p>2. On clicking 'Apply' button message should be displayed as 'Your password is chang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28">
          <table:table-cell table:style-name="ce67" office:value-type="string">
            <text:p><text:span text:style-name="T3">SP0029_</text:span>MismatchPasswordConfirmPassword</text:p>
          </table:table-cell>
          <table:table-cell table:style-name="ce67" office:value-type="string">
            <text:p>L2</text:p>
          </table:table-cell>
          <table:table-cell table:style-name="ce67" office:value-type="string">
            <text:p>“New Password” and “Confirm” <text:s/>fields Mismatch in My Password</text:p>
          </table:table-cell>
          <table:table-cell table:style-name="ce357"/>
          <table:table-cell table:style-name="ce67" office:value-type="string">
            <text:p>1.Login to channels with valid credentials</text:p>
            <text:p>2. Click on About me Tab <text:s text:c="12"/><text:s text:c="9"/></text:p>
            <text:p>3.Enter the value of <text:s/>'Current Password' </text:p>
            <text:p>4.Enter values in 'New Password' &amp; 'Confirm' fields that doesn't match 5. Click on 'Apply' Button.</text:p>
          </table:table-cell>
          <table:table-cell table:style-name="ce67" office:value-type="string">
            <text:p/>
            <text:p/>
            <text:p>New password=”@test12”</text:p>
            <text:p/>
            <text:p>Confirm password=”@trst12”</text:p>
          </table:table-cell>
          <table:table-cell table:style-name="ce67"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style-name="ce67" office:value-type="string">
            <text:p>1. The error message is displayed as 'The new password is not correctly repeated'</text:p>
            <text:p>2.On clicking 'Apply' button message should be displayed as 'Your password was NOT changed (new password not confirmed)'</text:p>
          </table:table-cell>
          <table:table-cell table:style-name="ce67" office:value-type="string">
            <text:p>PASS</text:p>
          </table:table-cell>
          <table:table-cell table:style-name="ce67"/>
          <table:table-cell table:style-name="ce67" office:value-type="string">
            <text:p>#421</text:p>
          </table:table-cell>
          <table:table-cell table:style-name="ce67" table:number-columns-repeated="2"/>
          <table:table-cell office:value-type="string">
            <text:p>YES</text:p>
          </table:table-cell>
          <table:table-cell table:number-columns-repeated="1001"/>
        </table:table-row>
        <table:table-row table:style-name="ro72">
          <table:table-cell table:style-name="ce354" office:value-type="string">
            <text:p><text:span text:style-name="T3">SP0030</text:span>_PasswordNotEncrypted</text:p>
          </table:table-cell>
          <table:table-cell table:style-name="ce354" office:value-type="string">
            <text:p>L1</text:p>
          </table:table-cell>
          <table:table-cell table:style-name="ce354" office:value-type="string">
            <text:p>Encryption in the New Password &amp; Confirm Password fields</text:p>
          </table:table-cell>
          <table:table-cell table:style-name="ce358"/>
          <table:table-cell table:style-name="ce354" office:value-type="string">
            <text:p>1.Login to channels with valid credentials</text:p>
            <text:p>2. Click on About me Tab <text:s text:c="12"/><text:s text:c="9"/></text:p>
            <text:p>3.Enter the value of <text:s/>'Current Password' </text:p>
            <text:p>4.Enter values in 'New Password' &amp; 'Confirm' fields.</text:p>
          </table:table-cell>
          <table:table-cell table:style-name="ce354" office:value-type="string">
            <text:p/>
            <text:p>New Password=”@test423”</text:p>
            <text:p/>
            <text:p>Confirm Password=”@test423”</text:p>
          </table:table-cell>
          <table:table-cell table:style-name="ce354" office:value-type="string">
            <text:p>1.The password entered in the Current Password field should be displayed in encrypted form.</text:p>
            <text:p>2.The passwords entered in the New Password,Confirm Password <text:s/>fields should be displayed in encrypted form.</text:p>
          </table:table-cell>
          <table:table-cell table:style-name="ce354" office:value-type="string">
            <text:p>1.The password entered in the Current Password field is displayed in encrypted form.</text:p>
            <text:p>2.The passwords entered in the New Password,Confirm Password <text:s/>fields are not displayed in encrypted form.</text:p>
          </table:table-cell>
          <table:table-cell table:style-name="ce354" office:value-type="string">
            <text:p>FAIL</text:p>
          </table:table-cell>
          <table:table-cell table:style-name="ce354" table:number-columns-repeated="4"/>
          <table:table-cell table:style-name="ce359" office:value-type="string">
            <text:p>YES</text:p>
          </table:table-cell>
          <table:table-cell table:style-name="ce359" table:number-columns-repeated="1001"/>
        </table:table-row>
        <table:table-row table:style-name="ro28">
          <table:table-cell table:style-name="ce67" office:value-type="string">
            <text:p><text:span text:style-name="T3">SP0031</text:span>_PasswordLessThan6Chars</text:p>
          </table:table-cell>
          <table:table-cell table:style-name="ce67" office:value-type="string">
            <text:p>L2</text:p>
          </table:table-cell>
          <table:table-cell table:style-name="ce67" office:value-type="string">
            <text:p>Enter password with less than 6 characters</text:p>
          </table:table-cell>
          <table:table-cell table:style-name="ce67"/>
          <table:table-cell table:style-name="ce67" office:value-type="string">
            <text:p>1.Login to channels with valid credentials.</text:p>
            <text:p>2.Click on About me tab.</text:p>
            <text:p>3.Enter Current password.</text:p>
            <text:p>4.Enter password in New password and Confirm password field.</text:p>
            <text:p>5.Click on Submit button</text:p>
          </table:table-cell>
          <table:table-cell table:style-name="ce67" office:value-type="string">
            <text:p/>
            <text:p/>
            <text:p>New password=”t12”</text:p>
            <text:p/>
            <text:p>Confirm password=”t12”</text:p>
          </table:table-cell>
          <table:table-cell table:style-name="ce67" office:value-type="string">
            <text:p>1. Verify that message is displayed that 'The new password must have at least 6 characters'.</text:p>
            <text:p>2.Verify that password should not changed.</text:p>
          </table:table-cell>
          <table:table-cell table:style-name="ce67" office:value-type="string">
            <text:p>1. The message is displayed that 'The new password must have at least 6 characters'.</text:p>
            <text:p>2. The password i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98">
          <table:table-cell table:style-name="ce67" office:value-type="string">
            <text:p><text:span text:style-name="T3">SP0032</text:span>_ConfirmPasswordblank</text:p>
          </table:table-cell>
          <table:table-cell table:style-name="ce67" office:value-type="string">
            <text:p>L2</text:p>
          </table:table-cell>
          <table:table-cell table:style-name="ce67" office:value-type="string">
            <text:p>Filling all information except “Confirm” field under My Identity &amp; My Password Tabs</text:p>
          </table:table-cell>
          <table:table-cell table:style-name="ce357"/>
          <table:table-cell table:style-name="ce67" office:value-type="string">
            <text:p>1.Login to channels with valid credentials</text:p>
            <text:p>2. Click on About me Tab.</text:p>
            <text:p>3. Enter the value of 'Name' field</text:p>
            <text:p>4.Enter the valid value of 'Personal Email'. <text:s text:c="15"/></text:p>
            <text:p>5.Enter the valid 'Current Password'</text:p>
            <text:p>6.Enter the 'New Password'.</text:p>
            <text:p>7.Keep 'Confirm Password' field blank</text:p>
            <text:p>8.Click on 'Apply' Button.</text:p>
          </table:table-cell>
          <table:table-cell table:style-name="ce67" office:value-type="string">
            <text:p><text:s/></text:p>
            <text:p/>
            <text:p>Name=”smith”</text:p>
            <text:p/>
            <text:p>Email=”smith.abc@afourtech.com</text:p>
            <text:p>”</text:p>
            <text:p/>
            <text:p>New Password=”test2”</text:p>
            <text:p/>
            <text:p>Confirm Password= </text:p>
            <text:p>“ <text:s text:c="10"/>“</text:p>
            <text:p/>
          </table:table-cell>
          <table:table-cell table:style-name="ce67" office:value-type="string">
            <text:p>1. Verify that error message should be displayed as 'No Changes were made' or 'Your password was NOT changed</text:p>
          </table:table-cell>
          <table:table-cell table:style-name="ce67" office:value-type="string">
            <text:p>1.The error message is displayed as 'No Changes were made' or 'Your password was NOT chang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14">
          <table:table-cell table:style-name="ce69" office:value-type="string">
            <text:p><text:span text:style-name="T3">SP0033</text:span>_ResetButtonMyPassword</text:p>
          </table:table-cell>
          <table:table-cell table:style-name="ce69" office:value-type="string">
            <text:p>L1</text:p>
          </table:table-cell>
          <table:table-cell table:style-name="ce69" office:value-type="string">
            <text:p>Reset Password,Current &amp; new Password.</text:p>
          </table:table-cell>
          <table:table-cell table:style-name="ce356"/>
          <table:table-cell table:style-name="ce69" office:value-type="string">
            <text:p>1.Login to channels with valid credentials</text:p>
            <text:p>2. Click on About me Tab <text:s text:c="12"/><text:s text:c="7"/></text:p>
            <text:p>3.Enter the value of <text:s/>'Current Password' .</text:p>
            <text:p>4.Enter values in 'New Password' &amp; 'Confirm' fields.</text:p>
            <text:p>5.Click Reset button.</text:p>
          </table:table-cell>
          <table:table-cell table:style-name="ce69"/>
          <table:table-cell table:style-name="ce69" office:value-type="string">
            <text:p>1.Verify that the passwords entered in the Current password,New password,Confirm password field get cleared.</text:p>
          </table:table-cell>
          <table:table-cell table:style-name="ce69" office:value-type="string">
            <text:p>1.The passwords entered in the Current password,New password,Confirm password field get cleared.</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113" table:number-columns-repeated="1001"/>
        </table:table-row>
        <table:table-row table:style-name="ro205">
          <table:table-cell table:style-name="ce67" office:value-type="string">
            <text:p><text:span text:style-name="T3">SP0034</text:span>_NameFieldBlankMyIdentitySection</text:p>
          </table:table-cell>
          <table:table-cell table:style-name="ce67" office:value-type="string">
            <text:p>L2</text:p>
          </table:table-cell>
          <table:table-cell table:style-name="ce67" office:value-type="string">
            <text:p>Filling all information except “Name” field under My Identity &amp; My Password Tabs.</text:p>
          </table:table-cell>
          <table:table-cell table:style-name="ce357"/>
          <table:table-cell table:style-name="ce67" office:value-type="string">
            <text:p>1.Login to channels with valid credentials</text:p>
            <text:p>2.Click on About me Tab</text:p>
            <text:p>3.Enter the value of 'Name' field as blank</text:p>
            <text:p>4.Enter the valid value of 'Personal Email</text:p>
            <text:p>5.Enter the valid 'Current Password' field value</text:p>
            <text:p>6.Enter the 'New Password' field value</text:p>
            <text:p>7.Enter the 'Confirm Password' field value</text:p>
            <text:p>8.Click on 'Apply' Button</text:p>
          </table:table-cell>
          <table:table-cell table:style-name="ce67" office:value-type="string">
            <text:p/>
            <text:p/>
            <text:p>Name=” <text:s text:c="5"/>“</text:p>
            <text:p/>
            <text:p>Email=”smith.abc@afourtech.com” </text:p>
            <text:p/>
            <text:p>Current password=”@test123”</text:p>
            <text:p/>
            <text:p>New password=”@test12”</text:p>
            <text:p/>
            <text:p>Confirm password=”@test12” </text:p>
          </table:table-cell>
          <table:table-cell table:style-name="ce67" office:value-type="string">
            <text:p>1. Verify that error message should be displayed as 'No Changes were made</text:p>
          </table:table-cell>
          <table:table-cell table:style-name="ce67" office:value-type="string">
            <text:p>1.The error message is displayed as 'No Changes were made'</text:p>
          </table:table-cell>
          <table:table-cell table:style-name="ce67" office:value-type="string">
            <text:p>PASS</text:p>
          </table:table-cell>
          <table:table-cell table:style-name="ce67" office:value-type="string">
            <text:p>NO</text:p>
          </table:table-cell>
          <table:table-cell table:style-name="ce67" table:number-columns-repeated="3"/>
          <table:table-cell office:value-type="string">
            <text:p>YES</text:p>
          </table:table-cell>
          <table:table-cell table:number-columns-repeated="1001"/>
        </table:table-row>
        <table:table-row table:style-name="ro204">
          <table:table-cell table:style-name="ce354" office:value-type="string">
            <text:p><text:span text:style-name="T3">SP0035_</text:span>TabSequencingMyPasswordSection</text:p>
          </table:table-cell>
          <table:table-cell table:style-name="ce354" office:value-type="string">
            <text:p>L1</text:p>
          </table:table-cell>
          <table:table-cell table:style-name="ce354" office:value-type="string">
            <text:p>Tab Sequencing in My Password</text:p>
          </table:table-cell>
          <table:table-cell table:style-name="ce358"/>
          <table:table-cell table:style-name="ce354" office:value-type="string">
            <text:p>1. Login to channels with valid credentials</text:p>
            <text:p>2. Click on About me Tab</text:p>
            <text:p>3. Enter the value of <text:s/>'Current Password' &amp; press tab key</text:p>
            <text:p>4. Press the tab key. <text:s text:c="17"/></text:p>
          </table:table-cell>
          <table:table-cell table:style-name="ce354"/>
          <table:table-cell table:style-name="ce354" office:value-type="string">
            <text:p>1. Verify that on pressing the tab key, control moves to the 'New Password' Field</text:p>
            <text:p>2. Verify that on pressing tab key <text:s/>control moves to the 'Confirm password' field</text:p>
          </table:table-cell>
          <table:table-cell table:style-name="ce354" office:value-type="string">
            <text:p>1.On pressing the tab key, control does not move to the 'New Password' Field.</text:p>
            <text:p>2. On pressing tab key, <text:s/>control moves to the 'Confirm password' field.</text:p>
          </table:table-cell>
          <table:table-cell table:style-name="ce354" office:value-type="string">
            <text:p>FAIL</text:p>
          </table:table-cell>
          <table:table-cell table:style-name="ce354" office:value-type="string">
            <text:p>NO</text:p>
          </table:table-cell>
          <table:table-cell table:style-name="ce354" office:value-type="string">
            <text:p>#132</text:p>
          </table:table-cell>
          <table:table-cell table:style-name="ce354" table:number-columns-repeated="2"/>
          <table:table-cell table:style-name="ce359" office:value-type="string">
            <text:p>YES</text:p>
          </table:table-cell>
          <table:table-cell table:style-name="ce359" table:number-columns-repeated="1001"/>
        </table:table-row>
        <table:table-row table:style-name="ro202">
          <table:table-cell table:style-name="ce102" office:value-type="string">
            <text:p><text:span text:style-name="T3">SP003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with valid </text:span><text:span text:style-name="T4">credentials</text:span></text:p>
            <text:p><text:span text:style-name="T4">2. Click on Messages tab. <text:s text:c="11"/></text:span><text:span text:style-name="T4"><text:s text:c="5"/></text:span></text:p>
          </table:table-cell>
          <table:table-cell table:style-name="ce67"/>
          <table:table-cell table:style-name="ce67" office:value-type="string">
            <text:p>1.Verify that the Message tab contains show sent,hide broadcasts,&amp; a text area for sending messages.</text:p>
          </table:table-cell>
          <table:table-cell table:style-name="ce67" office:value-type="string">
            <text:p>1.The Message tab contains show sent,hide broadcasts,&amp; a text area for sending messages.</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04">
          <table:table-cell table:style-name="ce67" office:value-type="string">
            <text:p><text:span text:style-name="T3">SP0037</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Under the Message tab select the user from the list</text:p>
            <text:p>3. Enter the message in message body</text:p>
            <text:p>4. Click on 'Send &amp; Email' Button</text:p>
          </table:table-cell>
          <table:table-cell table:style-name="ce67" office:value-type="string">
            <text:p/>
            <text:p/>
            <text:p>Message=”Message1”</text:p>
          </table:table-cell>
          <table:table-cell table:style-name="ce67" office:value-type="string">
            <text:p>1.Verify that message &amp; email <text:s/>is sent to the selected recipient</text:p>
          </table:table-cell>
          <table:table-cell table:style-name="ce67" office:value-type="string">
            <text:p>The message &amp; email is sent to the selected recipient.</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14">
          <table:table-cell table:style-name="ce67" office:value-type="string">
            <text:p><text:span text:style-name="T3">SP0038</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Under the Message tab select option 'Everyone' from the list</text:p>
            <text:p>3. Enter the message in message body</text:p>
            <text:p>4.Click on 'Send &amp; Email' Button</text:p>
          </table:table-cell>
          <table:table-cell table:style-name="ce67" office:value-type="string">
            <text:p/>
            <text:p>Message=”Message1”</text:p>
          </table:table-cell>
          <table:table-cell table:style-name="ce67" office:value-type="string">
            <text:p>1.Verify that message &amp; email <text:s/>is sent to every user</text:p>
          </table:table-cell>
          <table:table-cell table:style-name="ce67" office:value-type="string">
            <text:p>1.The <text:s/>message &amp; email is sent to every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14">
          <table:table-cell table:style-name="ce67" office:value-type="string">
            <text:p><text:span text:style-name="T3">SP0039</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Login to channels with valid credentials</text:p>
            <text:p>2. Under the Message tab select option 'All Planners' from the list</text:p>
            <text:p>3. Enter the message in message body</text:p>
            <text:p>4. Click on 'Send &amp; Email' Button</text:p>
          </table:table-cell>
          <table:table-cell table:style-name="ce67" office:value-type="string">
            <text:p/>
            <text:p>Message=”There is no issue”</text:p>
          </table:table-cell>
          <table:table-cell table:style-name="ce67" office:value-type="string">
            <text:p>1.Verify that message &amp; email <text:s/>is send to all the planners</text:p>
          </table:table-cell>
          <table:table-cell table:style-name="ce67" office:value-type="string">
            <text:p>1.The <text:s/>message &amp; email is sent to all planners.</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14">
          <table:table-cell table:style-name="ce67" office:value-type="string">
            <text:p><text:span text:style-name="T3">SP0040</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67" office:value-type="string">
            <text:p>1.The error message is displayed as</text:p>
            <text:p>'Message is empty. Not sen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6">
          <table:table-cell table:style-name="ce69" office:value-type="string">
            <text:p><text:span text:style-name="T3">SP0041</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Go to Home page</text:p>
            <text:p>3.Select “All Planners” or Single user from social panel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Proper error message should be displayed to the user as <text:s/>“Message is empty. Not sent”</text:p>
          </table:table-cell>
          <table:table-cell table:style-name="ce69" office:value-type="string">
            <text:p>The error message is <text:s/>displayed to the user as <text:s/>“Message is empty. Not sent”.</text:p>
          </table:table-cell>
          <table:table-cell table:style-name="ce69" office:value-type="string">
            <text:p>PASS</text:p>
          </table:table-cell>
          <table:table-cell table:style-name="ce69"/>
          <table:table-cell table:style-name="ce69" office:value-type="string">
            <text:p>#112</text:p>
          </table:table-cell>
          <table:table-cell table:style-name="ce69" table:number-columns-repeated="2"/>
          <table:table-cell table:style-name="ce113" office:value-type="string">
            <text:p>YES</text:p>
          </table:table-cell>
          <table:table-cell table:style-name="ce113" table:number-columns-repeated="1001"/>
        </table:table-row>
        <table:table-row table:style-name="ro14">
          <table:table-cell table:style-name="ce67" office:value-type="string">
            <text:p><text:span text:style-name="T3">SP0042</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Under the Message tab select option 'All Planners' from the list</text:p>
            <text:p>3.Keep message body blank</text:p>
            <text:p>4.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67" office:value-type="string">
            <text:p>1.The message is displayed as 'Message is empty.Not sent'</text:p>
          </table:table-cell>
          <table:table-cell table:style-name="ce67" office:value-type="string">
            <text:p>PASS</text:p>
          </table:table-cell>
          <table:table-cell table:style-name="ce67" office:value-type="string">
            <text:p>YES</text:p>
          </table:table-cell>
          <table:table-cell table:style-name="ce67" table:number-columns-repeated="3"/>
          <table:table-cell office:value-type="string">
            <text:p>YES</text:p>
          </table:table-cell>
          <table:table-cell table:number-columns-repeated="1001"/>
        </table:table-row>
        <table:table-row table:style-name="ro204">
          <table:table-cell table:style-name="ce67" office:value-type="string">
            <text:p><text:span text:style-name="T3">SP0043</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Under the Message tab select option from the list</text:p>
            <text:p>3. Enter the message in message body</text:p>
            <text:p>4.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67" office:value-type="string">
            <text:p>1.The List &amp; contents of the message body are reset.</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04">
          <table:table-cell table:style-name="ce67" office:value-type="string">
            <text:p><text:span text:style-name="T3">SP0044</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Under the Message tab click on 'show sent' Link</text:p>
            <text:p>3.Click on 'Delete message' option under 'more' pop up menu</text:p>
          </table:table-cell>
          <table:table-cell table:style-name="ce67"/>
          <table:table-cell table:style-name="ce67" office:value-type="string">
            <text:p>1. Verify that the message is deleted</text:p>
          </table:table-cell>
          <table:table-cell table:style-name="ce67" office:value-type="string">
            <text:p>1.The message is deleted.</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204">
          <table:table-cell table:style-name="ce67" office:value-type="string">
            <text:p><text:span text:style-name="T3">SP0045</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Under the Message tab click on 'show sent' Link</text:p>
            <text:p>3. Click on 'Email this Message' option under 'more' pop up menu</text:p>
          </table:table-cell>
          <table:table-cell table:style-name="ce67"/>
          <table:table-cell table:style-name="ce67" office:value-type="string">
            <text:p>1. Verify that an email is sent to the user</text:p>
          </table:table-cell>
          <table:table-cell table:style-name="ce67" office:value-type="string">
            <text:p>1.The email is sent to the user.</text:p>
          </table:table-cell>
          <table:table-cell table:style-name="ce67" office:value-type="string">
            <text:p>PASS</text:p>
          </table:table-cell>
          <table:table-cell table:style-name="ce67"/>
          <table:table-cell table:style-name="ce67" office:value-type="string">
            <text:p>#246</text:p>
          </table:table-cell>
          <table:table-cell table:style-name="ce67" table:number-columns-repeated="2"/>
          <table:table-cell office:value-type="string">
            <text:p>YES</text:p>
          </table:table-cell>
          <table:table-cell table:number-columns-repeated="1001"/>
        </table:table-row>
        <table:table-row table:style-name="ro19">
          <table:table-cell table:style-name="ce67" office:value-type="string">
            <text:p><text:span text:style-name="T3">SP0046</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Under the Message tab click on 'show sent' Link</text:p>
            <text:p>3. Under the Message tab click on 'show received' Link</text:p>
          </table:table-cell>
          <table:table-cell table:style-name="ce67"/>
          <table:table-cell table:style-name="ce67" office:value-type="string">
            <text:p>1. Verify that the received messages are displayed to the user</text:p>
          </table:table-cell>
          <table:table-cell table:style-name="ce67" office:value-type="string">
            <text:p>1.The received messages are displayed to the user.</text:p>
          </table:table-cell>
          <table:table-cell table:style-name="ce67" office:value-type="string">
            <text:p>PASS</text:p>
          </table:table-cell>
          <table:table-cell table:style-name="ce67" table:number-columns-repeated="4"/>
          <table:table-cell office:value-type="string">
            <text:p>YES</text:p>
          </table:table-cell>
          <table:table-cell table:number-columns-repeated="1001"/>
        </table:table-row>
        <table:table-row table:style-name="ro5">
          <table:table-cell table:style-name="ce69" office:value-type="string">
            <text:p><text:span text:style-name="T3">SP0047</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69" office:value-type="string">
            <text:p>1.All the messages are displayed to the user.</text:p>
          </table:table-cell>
          <table:table-cell table:style-name="ce69" office:value-type="string">
            <text:p>PASS</text:p>
          </table:table-cell>
          <table:table-cell table:style-name="ce69" table:number-columns-repeated="4"/>
          <table:table-cell office:value-type="string">
            <text:p>YES</text:p>
          </table:table-cell>
          <table:table-cell table:number-columns-repeated="1001"/>
        </table:table-row>
        <table:table-row table:style-name="ro74">
          <table:table-cell table:style-name="ce69" office:value-type="string">
            <text:p>SP0048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with valid </text:span><text:span text:style-name="T5">credentials</text:span></text:p>
            <text:p><text:span text:style-name="T5">2.Click on the 'Calendar' tab</text:span></text:p>
            <text:p><text:span text:style-name="T5">3.Click on Today button</text:span></text:p>
          </table:table-cell>
          <table:table-cell table:style-name="ce69"/>
          <table:table-cell table:style-name="ce56" office:value-type="string">
            <text:p>1. Verify that Today's date and details can be seen</text:p>
          </table:table-cell>
          <table:table-cell table:style-name="ce56" office:value-type="string">
            <text:p>1.Today's date and details can be seen</text:p>
          </table:table-cell>
          <table:table-cell table:style-name="ce69" office:value-type="string">
            <text:p>PASS</text:p>
          </table:table-cell>
          <table:table-cell table:style-name="ce69" office:value-type="string">
            <text:p>YES</text:p>
          </table:table-cell>
          <table:table-cell table:style-name="ce69" table:number-columns-repeated="3"/>
          <table:table-cell office:value-type="string">
            <text:p>YES</text:p>
          </table:table-cell>
          <table:table-cell table:number-columns-repeated="1001"/>
        </table:table-row>
        <table:table-row table:style-name="ro202">
          <table:table-cell table:style-name="ce69" office:value-type="string">
            <text:p><text:span text:style-name="T3">SP0049</text:span>_TabSequencingSocial panelAboutMe</text:p>
          </table:table-cell>
          <table:table-cell table:style-name="ce69" office:value-type="string">
            <text:p>L1</text:p>
          </table:table-cell>
          <table:table-cell table:style-name="ce69" office:value-type="string">
            <text:p>Tab Sequencing in Social Panel About me tab</text:p>
          </table:table-cell>
          <table:table-cell table:style-name="ce356"/>
          <table:table-cell table:style-name="ce69" office:value-type="string">
            <text:p>1.Login to channels with valid credentials.</text:p>
            <text:p>2.Click on Tab button.</text:p>
          </table:table-cell>
          <table:table-cell table:style-name="ce69"/>
          <table:table-cell table:style-name="ce69" office:value-type="string">
            <text:p>1.Verify that the tab sequence works properly for all components.</text:p>
          </table:table-cell>
          <table:table-cell table:style-name="ce69" office:value-type="string">
            <text:p>1.The tab sequence fails to work for 'Reset' &amp; 'Apply” buttons and new password &amp; confirm password fields.</text:p>
          </table:table-cell>
          <table:table-cell table:style-name="ce69" office:value-type="string">
            <text:p>PASS</text:p>
          </table:table-cell>
          <table:table-cell table:style-name="ce69" office:value-type="string">
            <text:p>NO</text:p>
          </table:table-cell>
          <table:table-cell table:style-name="ce69" table:number-columns-repeated="3"/>
          <table:table-cell table:style-name="ce113" office:value-type="string">
            <text:p>YES</text:p>
          </table:table-cell>
          <table:table-cell table:style-name="ce113" table:number-columns-repeated="1001"/>
        </table:table-row>
        <table:table-row table:style-name="ro29">
          <table:table-cell table:style-name="ce105" office:value-type="string">
            <text:p>SP005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with valid </text:span><text:span text:style-name="T1">credentials</text:span></text:p>
            <text:p><text:span text:style-name="T1">2. See Home Page </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row>
        <table:table-row table:style-name="ro1" table:number-rows-repeated="13">
          <table:table-cell/>
          <table:table-cell table:style-name="Default" table:number-columns-repeated="1014"/>
        </table:table-row>
        <table:table-row table:style-name="ro1">
          <table:table-cell table:number-columns-repeated="1015"/>
        </table:table-row>
        <table:table-row table:style-name="ro1" table:number-rows-repeated="3">
          <table:table-cell/>
          <table:table-cell table:style-name="Default" table:number-columns-repeated="1014"/>
        </table:table-row>
        <table:table-row table:style-name="ro1" table:number-rows-repeated="65467">
          <table:table-cell table:number-columns-repeated="1015"/>
        </table:table-row>
        <table:table-row table:style-name="ro1">
          <table:table-cell table:number-columns-repeated="1015"/>
        </table:table-row>
      </table:table>
      <table:table table:name="Communities" table:style-name="ta3" table:print="false">
        <office:forms form:automatic-focus="false" form:apply-design-mode="false"/>
        <table:table-column table:style-name="co15" table:number-columns-repeated="2" table:default-cell-style-name="Default"/>
        <table:table-column table:style-name="co162" table:default-cell-style-name="Default"/>
        <table:table-column table:style-name="co15" table:default-cell-style-name="Default"/>
        <table:table-column table:style-name="co35" table:default-cell-style-name="Default"/>
        <table:table-column table:style-name="co15" table:default-cell-style-name="Default"/>
        <table:table-column table:style-name="co163" table:default-cell-style-name="Default"/>
        <table:table-column table:style-name="co35" table:default-cell-style-name="Default"/>
        <table:table-column table:style-name="co15" table:default-cell-style-name="Default"/>
        <table:table-column table:style-name="co9" table:default-cell-style-name="Default"/>
        <table:table-column table:style-name="co15" table:number-columns-repeated="3" table:default-cell-style-name="Default"/>
        <table:table-column table:style-name="co40" table:default-cell-style-name="Default"/>
        <table:table-column table:style-name="co160" table:default-cell-style-name="Default"/>
        <table:table-column table:style-name="co15" table:number-columns-repeated="1009" table:default-cell-style-name="Default"/>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7, 2013</text:p>
            <text:p>REVISION: 4751</text:p>
            <text:p>BROWSER: Chrome</text:p>
          </table:table-cell>
          <table:table-cell table:style-name="ce38" office:value-type="string">
            <text:p>DATE : <text:s/>March 12, 2013</text:p>
            <text:p>REVISION: 4763</text:p>
            <text:p>BROWSER: Chrome</text:p>
          </table:table-cell>
          <table:table-cell table:style-name="ce79" table:number-columns-repeated="997"/>
          <table:table-cell table:style-name="ce81" table:number-columns-repeated="2"/>
          <table:table-cell table:style-name="ce82" table:number-columns-repeated="10"/>
        </table:table-row>
        <table:table-row table:style-name="ro15">
          <table:table-cell table:style-name="ce63" office:value-type="string">
            <text:p>CM0001_CommunitiesPagePresent</text:p>
          </table:table-cell>
          <table:table-cell table:style-name="ce63" office:value-type="string">
            <text:p>L1</text:p>
          </table:table-cell>
          <table:table-cell table:style-name="ce63" office:value-type="string">
            <text:p>Verify Communities page present </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Communities page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5">
          <table:table-cell table:style-name="ce63" office:value-type="string">
            <text:p>CM0002_TitleOnCommunitiesPage</text:p>
          </table:table-cell>
          <table:table-cell table:style-name="ce63" office:value-type="string">
            <text:p>L1</text:p>
          </table:table-cell>
          <table:table-cell table:style-name="ce63" office:value-type="string">
            <text:p>Title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Communities page is shown with the title-</text:p>
            <text:p>“All communities”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3_CommunitiesPageHeader</text:p>
          </table:table-cell>
          <table:table-cell table:style-name="ce63" office:value-type="string">
            <text:p>L1</text:p>
          </table:table-cell>
          <table:table-cell table:style-name="ce63" office:value-type="string">
            <text:p>Header on the Communities page</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the header on the Communities page has the following columns-</text:p>
            <text:p>-Name</text:p>
            <text:p>-Locale</text:p>
            <text:p>-Domain plan</text:p>
            <text:p>-Plan URI</text:p>
            <text:p>-I participate</text:p>
            <text:p>-Statu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5">
          <table:table-cell table:style-name="ce63" office:value-type="string">
            <text:p>CM0004_PlanDropDownPresent</text:p>
          </table:table-cell>
          <table:table-cell table:style-name="ce63" office:value-type="string">
            <text:p>L1</text:p>
          </table:table-cell>
          <table:table-cell table:style-name="ce63" office:value-type="string">
            <text:p>Verify Plan drop down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 Verify that a drop down is present with all the plan names in i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5">
          <table:table-cell table:style-name="ce63" office:value-type="string">
            <text:p>CM0005_StartItButtonPresent</text:p>
          </table:table-cell>
          <table:table-cell table:style-name="ce63" office:value-type="string">
            <text:p>L1</text:p>
          </table:table-cell>
          <table:table-cell table:style-name="ce63" office:value-type="string">
            <text:p>Verify Start It button is present</text:p>
          </table:table-cell>
          <table:table-cell table:style-name="ce63"/>
          <table:table-cell table:style-name="ce63" office:value-type="string">
            <text:p>1. Login to Channels using valid credentials</text:p>
            <text:p>2. Click the Communities link on the Home page</text:p>
          </table:table-cell>
          <table:table-cell table:style-name="ce63"/>
          <table:table-cell table:style-name="ce63" office:value-type="string">
            <text:p>1.Verify that the Start It button is present </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0">
          <table:table-cell table:style-name="ce63" office:value-type="string">
            <text:p>CM0006_SelectPlan</text:p>
          </table:table-cell>
          <table:table-cell table:style-name="ce63" office:value-type="string">
            <text:p>L1</text:p>
          </table:table-cell>
          <table:table-cell table:style-name="ce63" office:value-type="string">
            <text:p>Select plan form th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able:table-cell>
          <table:table-cell table:style-name="ce63"/>
          <table:table-cell table:style-name="ce63" office:value-type="string">
            <text:p>1. Verify that the desired plan can be selected</text:p>
            <text:p>2. Verify that the selected plan is displayed in th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4">
          <table:table-cell table:style-name="ce63" office:value-type="string">
            <text:p>CM0007_ClickStartItButton</text:p>
          </table:table-cell>
          <table:table-cell table:style-name="ce63" office:value-type="string">
            <text:p>L0</text:p>
          </table:table-cell>
          <table:table-cell table:style-name="ce63" office:value-type="string">
            <text:p>Click Start It button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record gets displayed in the columns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4">
          <table:table-cell table:style-name="ce63" office:value-type="string">
            <text:p>CM0008_GoButtonPresent</text:p>
          </table:table-cell>
          <table:table-cell table:style-name="ce63" office:value-type="string">
            <text:p>L1</text:p>
          </table:table-cell>
          <table:table-cell table:style-name="ce63" office:value-type="string">
            <text:p>Verify the Go button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able:table-cell>
          <table:table-cell table:style-name="ce63"/>
          <table:table-cell table:style-name="ce63" office:value-type="string">
            <text:p>1. Verify that the Go button is present on the Communities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09_ClickGoButton</text:p>
          </table:table-cell>
          <table:table-cell table:style-name="ce63" office:value-type="string">
            <text:p>L0</text:p>
          </table:table-cell>
          <table:table-cell table:style-name="ce63" office:value-type="string">
            <text:p>Click the Go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mmunity plan page is shown with the Title “Community unnamed</text:p>
            <text:p>Based on Channels&lt;Plan name&gt; pla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10_EditTitleButtonPresent</text:p>
          </table:table-cell>
          <table:table-cell table:style-name="ce63" office:value-type="string">
            <text:p>L1</text:p>
          </table:table-cell>
          <table:table-cell table:style-name="ce63" office:value-type="string">
            <text:p>Edit button present for editing the tit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Edit button is present near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11_Click EditTitleButton</text:p>
          </table:table-cell>
          <table:table-cell table:style-name="ce63" office:value-type="string">
            <text:p>L1</text:p>
          </table:table-cell>
          <table:table-cell table:style-name="ce63" office:value-type="string">
            <text:p>Click Edit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a “Community details ” window is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12_AcceptButtonPresent</text:p>
          </table:table-cell>
          <table:table-cell table:style-name="ce63" office:value-type="string">
            <text:p>L1</text:p>
          </table:table-cell>
          <table:table-cell table:style-name="ce63" office:value-type="string">
            <text:p>Verify the Accept button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Accept button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13_CancelButtonPresent</text:p>
          </table:table-cell>
          <table:table-cell table:style-name="ce63" office:value-type="string">
            <text:p>L1</text:p>
          </table:table-cell>
          <table:table-cell table:style-name="ce63" office:value-type="string">
            <text:p>Verify the Cancel button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Cancel button <text:s/>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14_URIPresent</text:p>
          </table:table-cell>
          <table:table-cell table:style-name="ce63" office:value-type="string">
            <text:p>L1</text:p>
          </table:table-cell>
          <table:table-cell table:style-name="ce63" office:value-type="string">
            <text:p>Verify the URI 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proper URI is present in the URI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15_NameFieldPresent</text:p>
          </table:table-cell>
          <table:table-cell table:style-name="ce63" office:value-type="string">
            <text:p>L1</text:p>
          </table:table-cell>
          <table:table-cell table:style-name="ce63" office:value-type="string">
            <text:p>Verify the Name field <text:s/>is present in the “Community Details” window</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Name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16_EnterName</text:p>
          </table:table-cell>
          <table:table-cell table:style-name="ce63" office:value-type="string">
            <text:p>L1</text:p>
          </table:table-cell>
          <table:table-cell table:style-name="ce63" office:value-type="string">
            <text:p>Enter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able:table-cell>
          <table:table-cell table:style-name="ce63"/>
          <table:table-cell table:style-name="ce63" office:value-type="string">
            <text:p>1. Verify that the Name 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98">
          <table:table-cell table:style-name="ce63" office:value-type="string">
            <text:p>CM0017_ValidName</text:p>
          </table:table-cell>
          <table:table-cell table:style-name="ce63" office:value-type="string">
            <text:p>L1</text:p>
          </table:table-cell>
          <table:table-cell table:style-name="ce63" office:value-type="string">
            <text:p>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valid name in the Name text field in the “Community Details ” window</text:p>
            <text:p>8. Click Accept <text:s/>button</text:p>
          </table:table-cell>
          <table:table-cell table:style-name="ce63"/>
          <table:table-cell table:style-name="ce63" office:value-type="string">
            <text:p>1. Verify that the Community name changes in the titl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98">
          <table:table-cell table:style-name="ce351" office:value-type="string">
            <text:p>CM0018_InvalidName</text:p>
          </table:table-cell>
          <table:table-cell table:style-name="ce351" office:value-type="string">
            <text:p>L2</text:p>
          </table:table-cell>
          <table:table-cell table:style-name="ce351" office:value-type="string">
            <text:p>Invalid name</text:p>
          </table:table-cell>
          <table:table-cell table:style-name="ce351"/>
          <table:table-cell table:style-name="ce351"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invalid name in the Name text field in the “Community Details ” window</text:p>
            <text:p>8. Click Accept <text:s/>button</text:p>
          </table:table-cell>
          <table:table-cell table:style-name="ce351" office:value-type="string">
            <text:p>“^&amp;*%^&amp;*)(*&amp;*(!#@”</text:p>
          </table:table-cell>
          <table:table-cell table:style-name="ce351" office:value-type="string">
            <text:p>1. Verify that the invalid name does not get saved</text:p>
            <text:p>2. Verify that an appropriate error message is shown</text:p>
          </table:table-cell>
          <table:table-cell table:style-name="ce351" office:value-type="string">
            <text:p>1. The invalid name gets saved</text:p>
            <text:p>2. An appropriate error message is not shown</text:p>
          </table:table-cell>
          <table:table-cell table:style-name="ce351" office:value-type="string">
            <text:p>FAIL</text:p>
          </table:table-cell>
          <table:table-cell table:style-name="ce351" table:number-columns-repeated="4"/>
          <table:table-cell table:style-name="ce351" office:value-type="string">
            <text:p>YES</text:p>
          </table:table-cell>
          <table:table-cell table:style-name="ce351" office:value-type="string">
            <text:p>YES</text:p>
          </table:table-cell>
          <table:table-cell table:style-name="ce61" table:number-columns-repeated="1009"/>
        </table:table-row>
        <table:table-row table:style-name="ro198">
          <table:table-cell table:style-name="ce63" office:value-type="string">
            <text:p>CM0019_BlankName</text:p>
          </table:table-cell>
          <table:table-cell table:style-name="ce63" office:value-type="string">
            <text:p>L2</text:p>
          </table:table-cell>
          <table:table-cell table:style-name="ce63" office:value-type="string">
            <text:p>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Leave the Name text field in the “Community Details ” window blank</text:p>
            <text:p>8. Click Accept <text:s/>button</text:p>
          </table:table-cell>
          <table:table-cell table:style-name="ce63"/>
          <table:table-cell table:style-name="ce63" office:value-type="string">
            <text:p>1. Verify that the blank name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6">
          <table:table-cell table:style-name="ce63" office:value-type="string">
            <text:p>CM0020_EditName</text:p>
          </table:table-cell>
          <table:table-cell table:style-name="ce63" office:value-type="string">
            <text:p>L1</text:p>
          </table:table-cell>
          <table:table-cell table:style-name="ce63" office:value-type="string">
            <text:p>Edit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in the “Community Details ” window</text:p>
            <text:p>8. Click Accept <text:s/>button</text:p>
            <text:p>9. Edit the name in the Name field</text:p>
          </table:table-cell>
          <table:table-cell table:style-name="ce63"/>
          <table:table-cell table:style-name="ce63" office:value-type="string">
            <text:p>1. Verify that the changed name is accepted &amp;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21_DescriptionFieldPresent</text:p>
          </table:table-cell>
          <table:table-cell table:style-name="ce63" office:value-type="string">
            <text:p>L1</text:p>
          </table:table-cell>
          <table:table-cell table:style-name="ce63" office:value-type="string">
            <text:p>Verify Description field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Description text field is present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98">
          <table:table-cell table:style-name="ce63" office:value-type="string">
            <text:p>CM0022_EnterDescription</text:p>
          </table:table-cell>
          <table:table-cell table:style-name="ce63" office:value-type="string">
            <text:p>L1</text:p>
          </table:table-cell>
          <table:table-cell table:style-name="ce63" office:value-type="string">
            <text:p>Enter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description in the Description text field in the “Community Details” window</text:p>
          </table:table-cell>
          <table:table-cell table:style-name="ce63"/>
          <table:table-cell table:style-name="ce63" office:value-type="string">
            <text:p>1. Verify that the Description <text:s/>is entered in the “Community Details” window</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63" office:value-type="string">
            <text:p>CM0023_ValidDescription</text:p>
          </table:table-cell>
          <table:table-cell table:style-name="ce63" office:value-type="string">
            <text:p>L1</text:p>
          </table:table-cell>
          <table:table-cell table:style-name="ce63" office:value-type="string">
            <text:p>Valid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Enter name in the Name text field</text:p>
            <text:p>8. Enter description in the Description text field in the “Community Details” window</text:p>
            <text:p>9. Click Accept button</text:p>
          </table:table-cell>
          <table:table-cell table:style-name="ce63"/>
          <table:table-cell table:style-name="ce63" office:value-type="string">
            <text:p>1. Verify that the description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351" office:value-type="string">
            <text:p>CM0023_InvalidDescription</text:p>
          </table:table-cell>
          <table:table-cell table:style-name="ce351" office:value-type="string">
            <text:p>L2</text:p>
          </table:table-cell>
          <table:table-cell table:style-name="ce351" office:value-type="string">
            <text:p>Invalid description</text:p>
          </table:table-cell>
          <table:table-cell table:style-name="ce351"/>
          <table:table-cell table:style-name="ce351"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text:p>
            <text:p>8. Enter invalid description in the Description text field in the “Community Details” window</text:p>
            <text:p>9. Click Accept button</text:p>
          </table:table-cell>
          <table:table-cell table:style-name="ce351"/>
          <table:table-cell table:style-name="ce351" office:value-type="string">
            <text:p>1. Verify that invalid description is not saved</text:p>
          </table:table-cell>
          <table:table-cell table:style-name="ce351" office:value-type="string">
            <text:p>1. Invalid description is saved</text:p>
          </table:table-cell>
          <table:table-cell table:style-name="ce351" office:value-type="string">
            <text:p>FAIL</text:p>
          </table:table-cell>
          <table:table-cell table:style-name="ce351" table:number-columns-repeated="4"/>
          <table:table-cell table:style-name="ce351" office:value-type="string">
            <text:p>YES</text:p>
          </table:table-cell>
          <table:table-cell table:style-name="ce351" office:value-type="string">
            <text:p>YES</text:p>
          </table:table-cell>
          <table:table-cell table:style-name="ce61" table:number-columns-repeated="1009"/>
        </table:table-row>
        <table:table-row table:style-name="ro205">
          <table:table-cell table:style-name="ce63" office:value-type="string">
            <text:p>CM0024_BlankDescription</text:p>
          </table:table-cell>
          <table:table-cell table:style-name="ce63" office:value-type="string">
            <text:p>L2</text:p>
          </table:table-cell>
          <table:table-cell table:style-name="ce63" office:value-type="string">
            <text:p>Blank descripti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Leave the Description text field in the “Community Details” window blank</text:p>
            <text:p>8. Click Accept button</text:p>
          </table:table-cell>
          <table:table-cell table:style-name="ce63"/>
          <table:table-cell table:style-name="ce63" office:value-type="string">
            <text:p>1. Verify that no description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1">
          <table:table-cell table:style-name="ce351" office:value-type="string">
            <text:p>CM0025_Edit description</text:p>
          </table:table-cell>
          <table:table-cell table:style-name="ce351" office:value-type="string">
            <text:p>L1</text:p>
          </table:table-cell>
          <table:table-cell table:style-name="ce351" office:value-type="string">
            <text:p>Edit Description</text:p>
          </table:table-cell>
          <table:table-cell table:style-name="ce351"/>
          <table:table-cell table:style-name="ce351"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 field &amp; description in the Description field</text:p>
            <text:p>8. Click Accept button</text:p>
            <text:p>9. Click Edit button</text:p>
            <text:p>10. Edit the description &amp; click Accept button</text:p>
          </table:table-cell>
          <table:table-cell table:style-name="ce351"/>
          <table:table-cell table:style-name="ce351" office:value-type="string">
            <text:p>1. Verify that the description changed description is shown</text:p>
          </table:table-cell>
          <table:table-cell table:style-name="ce351" office:value-type="string">
            <text:p>1. The changed description is not shown</text:p>
          </table:table-cell>
          <table:table-cell table:style-name="ce351" office:value-type="string">
            <text:p>FAIL</text:p>
          </table:table-cell>
          <table:table-cell table:style-name="ce351" table:number-columns-repeated="5"/>
          <table:table-cell table:style-name="ce351" office:value-type="string">
            <text:p>YES</text:p>
          </table:table-cell>
          <table:table-cell table:style-name="ce61" table:number-columns-repeated="1009"/>
        </table:table-row>
        <table:table-row table:style-name="ro56">
          <table:table-cell table:style-name="ce63" office:value-type="string">
            <text:p>CM0026_LocaleFieldPresent</text:p>
          </table:table-cell>
          <table:table-cell table:style-name="ce63" office:value-type="string">
            <text:p>L1</text:p>
          </table:table-cell>
          <table:table-cell table:style-name="ce63" office:value-type="string">
            <text:p>Verify the Locale field is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able:table-cell>
          <table:table-cell table:style-name="ce63"/>
          <table:table-cell table:style-name="ce63" office:value-type="string">
            <text:p>1. Verify that the Locale text field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1">
          <table:table-cell table:style-name="ce63" office:value-type="string">
            <text:p>CM0027_EnterLocale</text:p>
          </table:table-cell>
          <table:table-cell table:style-name="ce63" office:value-type="string">
            <text:p>L1</text:p>
          </table:table-cell>
          <table:table-cell table:style-name="ce63" office:value-type="string">
            <text:p>Enter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field in the “Community Details” window</text:p>
            <text:p>9. Click Accept button</text:p>
          </table:table-cell>
          <table:table-cell table:style-name="ce63"/>
          <table:table-cell table:style-name="ce63" office:value-type="string">
            <text:p>1. Verify that Locale is entered in the Locale text fiel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1">
          <table:table-cell table:style-name="ce63" office:value-type="string">
            <text:p>CM0028_ValidLocale</text:p>
          </table:table-cell>
          <table:table-cell table:style-name="ce63" office:value-type="string">
            <text:p>L1</text:p>
          </table:table-cell>
          <table:table-cell table:style-name="ce63" office:value-type="string">
            <text:p>Valid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valid locale in the Locale field in the “Community Details” window</text:p>
            <text:p>9. Click Accept button</text:p>
          </table:table-cell>
          <table:table-cell table:style-name="ce63"/>
          <table:table-cell table:style-name="ce63" office:value-type="string">
            <text:p>1. Verify that the Locale is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1">
          <table:table-cell table:style-name="ce63" office:value-type="string">
            <text:p>CM0029_BlankLocale</text:p>
          </table:table-cell>
          <table:table-cell table:style-name="ce63" office:value-type="string">
            <text:p>L2</text:p>
          </table:table-cell>
          <table:table-cell table:style-name="ce63" office:value-type="string">
            <text:p>Blank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Leave the Locale field in the “Community Details” window</text:p>
            <text:p>9. Click Accept button</text:p>
          </table:table-cell>
          <table:table-cell table:style-name="ce63"/>
          <table:table-cell table:style-name="ce63" office:value-type="string">
            <text:p>1. Verify that the blank locale is not saved</text:p>
          </table:table-cell>
          <table:table-cell table:style-name="ce63"/>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63" office:value-type="string">
            <text:p>CM0030_EditLocale</text:p>
          </table:table-cell>
          <table:table-cell table:style-name="ce63" office:value-type="string">
            <text:p>L1</text:p>
          </table:table-cell>
          <table:table-cell table:style-name="ce63" office:value-type="string">
            <text:p>Edit Local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Edit button</text:p>
            <text:p>7. Enter name in the Name textfield &amp; description in the description text field</text:p>
            <text:p>8. Enter locale in the locale text field</text:p>
            <text:p>9. Click Accept button</text:p>
            <text:p>10. Click edit button</text:p>
            <text:p>11. Change the locale &amp; click Accept button</text:p>
          </table:table-cell>
          <table:table-cell table:style-name="ce63"/>
          <table:table-cell table:style-name="ce63" office:value-type="string">
            <text:p>1. Verify that the changed name is saved and displayed in the detail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31_PlanDetailsPresent</text:p>
          </table:table-cell>
          <table:table-cell table:style-name="ce63" office:value-type="string">
            <text:p>L1</text:p>
          </table:table-cell>
          <table:table-cell table:style-name="ce63" office:value-type="string">
            <text:p>Verify that the Plan details are present on the Communities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details are present on the Communities plan page as-</text:p>
            <text:p>-Locale: Anywhere</text:p>
            <text:p>-Description</text:p>
            <text:p>-Status: This community is closed to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32_OpenButtonPresent</text:p>
          </table:table-cell>
          <table:table-cell table:style-name="ce63" office:value-type="string">
            <text:p>L1</text:p>
          </table:table-cell>
          <table:table-cell table:style-name="ce63" office:value-type="string">
            <text:p>Verify the Open button is present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Open button is present</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33_ClickOpenButton</text:p>
          </table:table-cell>
          <table:table-cell table:style-name="ce63" office:value-type="string">
            <text:p>L1</text:p>
          </table:table-cell>
          <table:table-cell table:style-name="ce63" office:value-type="string">
            <text:p>Click Open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Open button</text:p>
          </table:table-cell>
          <table:table-cell table:style-name="ce63"/>
          <table:table-cell table:style-name="ce63" office:value-type="string">
            <text:p>1. Verify that the confirm dialog box appears</text:p>
            <text:p>2. Verify that the Close button appears</text:p>
            <text:p>3.Verify that the Status changes to “This community is open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34_ClickClosebutton</text:p>
          </table:table-cell>
          <table:table-cell table:style-name="ce63" office:value-type="string">
            <text:p>L1</text:p>
          </table:table-cell>
          <table:table-cell table:style-name="ce63" office:value-type="string">
            <text:p>Click Clos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Click the Close button</text:p>
          </table:table-cell>
          <table:table-cell table:style-name="ce63"/>
          <table:table-cell table:style-name="ce63" office:value-type="string">
            <text:p>1. Verify that a confirm dialog box appears</text:p>
            <text:p>2. Verify that the Open button appears</text:p>
            <text:p>3. Verify that the Status changes to “This community is closed for participatio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35_CollaborationRequirementsLinkPresent</text:p>
          </table:table-cell>
          <table:table-cell table:style-name="ce63" office:value-type="string">
            <text:p>L1</text:p>
          </table:table-cell>
          <table:table-cell table:style-name="ce63" office:value-type="string">
            <text:p>Verify Collaboration Requirement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Collaboration Requirement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36_DomainPlanLinkPresent</text:p>
          </table:table-cell>
          <table:table-cell table:style-name="ce63" office:value-type="string">
            <text:p>L1</text:p>
          </table:table-cell>
          <table:table-cell table:style-name="ce63" office:value-type="string">
            <text:p>Verify Domain pla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Domain Pla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37_PlanParticipationLinkPresent</text:p>
          </table:table-cell>
          <table:table-cell table:style-name="ce63" office:value-type="string">
            <text:p>L1</text:p>
          </table:table-cell>
          <table:table-cell table:style-name="ce63" office:value-type="string">
            <text:p>Verify Plan Participation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 Participation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38_PlanningSurveysLinkPresent</text:p>
          </table:table-cell>
          <table:table-cell table:style-name="ce63" office:value-type="string">
            <text:p>L1</text:p>
          </table:table-cell>
          <table:table-cell table:style-name="ce63" office:value-type="string">
            <text:p>Verify Planning Surveys Link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Planning Survey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39_Feedback&amp;RepliesLinkPresent</text:p>
          </table:table-cell>
          <table:table-cell table:style-name="ce63" office:value-type="string">
            <text:p>L1</text:p>
          </table:table-cell>
          <table:table-cell table:style-name="ce63" office:value-type="string">
            <text:p>Verify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Feedback &amp; Replies link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0_ClickCollaborationRequirementsLink</text:p>
          </table:table-cell>
          <table:table-cell table:style-name="ce63" office:value-type="string">
            <text:p>L1</text:p>
          </table:table-cell>
          <table:table-cell table:style-name="ce63" office:value-type="string">
            <text:p>Click Collaboration Requirement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Collaboration Requirements link</text:p>
          </table:table-cell>
          <table:table-cell table:style-name="ce63"/>
          <table:table-cell table:style-name="ce63" office:value-type="string">
            <text:p>1. Verify that the Plan requirement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1_ClickDomainPlanLink</text:p>
          </table:table-cell>
          <table:table-cell table:style-name="ce63" office:value-type="string">
            <text:p>L1</text:p>
          </table:table-cell>
          <table:table-cell table:style-name="ce63" office:value-type="string">
            <text:p>Click Domain pla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Domain plan <text:s/>link</text:p>
          </table:table-cell>
          <table:table-cell table:style-name="ce63"/>
          <table:table-cell table:style-name="ce63" office:value-type="string">
            <text:p>1. Verify that the Domain pla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2_ClickPlanParticipationLink</text:p>
          </table:table-cell>
          <table:table-cell table:style-name="ce63" office:value-type="string">
            <text:p>L1</text:p>
          </table:table-cell>
          <table:table-cell table:style-name="ce63" office:value-type="string">
            <text:p>Click Plan Participation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 Participation link</text:p>
          </table:table-cell>
          <table:table-cell table:style-name="ce63"/>
          <table:table-cell table:style-name="ce63" office:value-type="string">
            <text:p>1. Verify that the Plan participation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3_ClickPlanningSurveysLink</text:p>
          </table:table-cell>
          <table:table-cell table:style-name="ce63" office:value-type="string">
            <text:p>L1</text:p>
          </table:table-cell>
          <table:table-cell table:style-name="ce63" office:value-type="string">
            <text:p>Click Planning Surveys Link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Planning Surveys link</text:p>
          </table:table-cell>
          <table:table-cell table:style-name="ce63"/>
          <table:table-cell table:style-name="ce63" office:value-type="string">
            <text:p>1. Verify that the Surveys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6">
          <table:table-cell table:style-name="ce63" office:value-type="string">
            <text:p>CM0044_ClickFeedback&amp;RepliesLink</text:p>
          </table:table-cell>
          <table:table-cell table:style-name="ce63" office:value-type="string">
            <text:p>L1</text:p>
          </table:table-cell>
          <table:table-cell table:style-name="ce63" office:value-type="string">
            <text:p>Click Feedback &amp; Replies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Feedback &amp; Replies <text:s/>link</text:p>
          </table:table-cell>
          <table:table-cell table:style-name="ce63"/>
          <table:table-cell table:style-name="ce63" office:value-type="string">
            <text:p>1. Verify that the Feedback page open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45_CommunityDocumentsPresent</text:p>
          </table:table-cell>
          <table:table-cell table:style-name="ce63" office:value-type="string">
            <text:p>L1</text:p>
          </table:table-cell>
          <table:table-cell table:style-name="ce63" office:value-type="string">
            <text:p>Verify that the Community Documents section is present on the Community plan pag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The Community Documents section is present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14">
          <table:table-cell table:style-name="ce63" office:value-type="string">
            <text:p>CM0046_AddNewLinkPresent</text:p>
          </table:table-cell>
          <table:table-cell table:style-name="ce63" office:value-type="string">
            <text:p>L1</text:p>
          </table:table-cell>
          <table:table-cell table:style-name="ce63" office:value-type="string">
            <text:p>Verify Add New link present in the Community documents </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able:table-cell>
          <table:table-cell table:style-name="ce63"/>
          <table:table-cell table:style-name="ce63" office:value-type="string">
            <text:p>1. Verify that the Add new link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7_ClickAddNewLink</text:p>
          </table:table-cell>
          <table:table-cell table:style-name="ce63" office:value-type="string">
            <text:p>L1</text:p>
          </table:table-cell>
          <table:table-cell table:style-name="ce63" office:value-type="string">
            <text:p>Click the Add New link</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omponents for attaching a file are sh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48_TypeDropDownPresent</text:p>
          </table:table-cell>
          <table:table-cell table:style-name="ce63" office:value-type="string">
            <text:p>L1</text:p>
          </table:table-cell>
          <table:table-cell table:style-name="ce63" office:value-type="string">
            <text:p>Verify Type drop down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Type drop down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57">
          <table:table-cell table:style-name="ce63" office:value-type="string">
            <text:p>CM0049_SelectOPtion</text:p>
          </table:table-cell>
          <table:table-cell table:style-name="ce63" office:value-type="string">
            <text:p>L1</text:p>
          </table:table-cell>
          <table:table-cell table:style-name="ce63" office:value-type="string">
            <text:p>Select an option from the Type drop dow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an option from the Type drop down</text:p>
          </table:table-cell>
          <table:table-cell table:style-name="ce63"/>
          <table:table-cell table:style-name="ce63" office:value-type="string">
            <text:p>1. Verify that the option is selected from the Type drop down</text:p>
            <text:p>2. Verify that the selected option is displayed in the Type drop down</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50_NameTextfieldPresent</text:p>
          </table:table-cell>
          <table:table-cell table:style-name="ce63" office:value-type="string">
            <text:p>L1</text:p>
          </table:table-cell>
          <table:table-cell table:style-name="ce63" office:value-type="string">
            <text:p>Verify Name text field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Name text <text:s/>field is present in the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51_ChooseFileButtonPresent</text:p>
          </table:table-cell>
          <table:table-cell table:style-name="ce63" office:value-type="string">
            <text:p>L1</text:p>
          </table:table-cell>
          <table:table-cell table:style-name="ce63" office:value-type="string">
            <text:p>Verify Choose file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Choose file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8">
          <table:table-cell table:style-name="ce63" office:value-type="string">
            <text:p>CM0052_AttachButtonPresent</text:p>
          </table:table-cell>
          <table:table-cell table:style-name="ce63" office:value-type="string">
            <text:p>L1</text:p>
          </table:table-cell>
          <table:table-cell table:style-name="ce63" office:value-type="string">
            <text:p>Verify Attach button is present in Community documents</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able:table-cell>
          <table:table-cell table:style-name="ce63"/>
          <table:table-cell table:style-name="ce63" office:value-type="string">
            <text:p>1. Verify that the Attach button is present in Community documents</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7">
          <table:table-cell table:style-name="ce63" office:value-type="string">
            <text:p>CM0053_ClickChooseFileButton</text:p>
          </table:table-cell>
          <table:table-cell table:style-name="ce63" office:value-type="string">
            <text:p>L1</text:p>
          </table:table-cell>
          <table:table-cell table:style-name="ce63" office:value-type="string">
            <text:p>Click Choose file button</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Click the Choose file button</text:p>
          </table:table-cell>
          <table:table-cell table:style-name="ce63"/>
          <table:table-cell table:style-name="ce63" office:value-type="string">
            <text:p>1. Verify that a File dialog box opens</text:p>
            <text:p>2. Verify that a file is selected form the dialog</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8">
          <table:table-cell table:style-name="ce63" office:value-type="string">
            <text:p>CM0054_AttachFileAsReference</text:p>
          </table:table-cell>
          <table:table-cell table:style-name="ce63" office:value-type="string">
            <text:p>L1</text:p>
          </table:table-cell>
          <table:table-cell table:style-name="ce63" office:value-type="string">
            <text:p>Attach file as referenc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Reference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referenc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62">
          <table:table-cell table:style-name="ce63" office:value-type="string">
            <text:p>CM0055_AttachFileAsPolicy</text:p>
          </table:table-cell>
          <table:table-cell table:style-name="ce63" office:value-type="string">
            <text:p>L1</text:p>
          </table:table-cell>
          <table:table-cell table:style-name="ce63" office:value-type="string">
            <text:p>Attach file as policy</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Choose file button</text:p>
            <text:p>9. Select the desired file</text:p>
            <text:p>10. Click the Attach button</text:p>
          </table:table-cell>
          <table:table-cell table:style-name="ce63"/>
          <table:table-cell table:style-name="ce63" office:value-type="string">
            <text:p>1. Verify that the selected file is attached as policy</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63" office:value-type="string">
            <text:p>CM0056_AttachURL</text:p>
          </table:table-cell>
          <table:table-cell table:style-name="ce63" office:value-type="string">
            <text:p>L1</text:p>
          </table:table-cell>
          <table:table-cell table:style-name="ce63" office:value-type="string">
            <text:p>Attach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URL in the text field</text:p>
            <text:p>10. Click Attach button</text:p>
          </table:table-cell>
          <table:table-cell table:style-name="ce63"/>
          <table:table-cell table:style-name="ce63" office:value-type="string">
            <text:p>1. Verify that the URL is attached</text:p>
            <text:p>2. Verify that the attached URL gets display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76">
          <table:table-cell table:style-name="ce351" office:value-type="string">
            <text:p>CM0057_InvalidURL</text:p>
          </table:table-cell>
          <table:table-cell table:style-name="ce351" office:value-type="string">
            <text:p>L2</text:p>
          </table:table-cell>
          <table:table-cell table:style-name="ce351" office:value-type="string">
            <text:p>Invalid URL</text:p>
          </table:table-cell>
          <table:table-cell table:style-name="ce351"/>
          <table:table-cell table:style-name="ce351"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Enter invalid URL in the text field</text:p>
            <text:p>10. Click Attach button</text:p>
          </table:table-cell>
          <table:table-cell table:style-name="ce351"/>
          <table:table-cell table:style-name="ce351" office:value-type="string">
            <text:p>1. Verify that the invalid URL is not attached</text:p>
            <text:p>2. Verify that the invalid URL is not displayed</text:p>
          </table:table-cell>
          <table:table-cell table:style-name="ce351" office:value-type="string">
            <text:p>1. The invalid URL is attached</text:p>
            <text:p>2. The invalid URL is <text:s/>displayed</text:p>
          </table:table-cell>
          <table:table-cell table:style-name="ce351" office:value-type="string">
            <text:p>FAIL</text:p>
          </table:table-cell>
          <table:table-cell table:style-name="ce351" table:number-columns-repeated="4"/>
          <table:table-cell table:style-name="ce351" office:value-type="string">
            <text:p>YES</text:p>
          </table:table-cell>
          <table:table-cell table:style-name="ce351" office:value-type="string">
            <text:p>YES</text:p>
          </table:table-cell>
          <table:table-cell table:style-name="ce61" table:number-columns-repeated="1009"/>
        </table:table-row>
        <table:table-row table:style-name="ro76">
          <table:table-cell table:style-name="ce63" office:value-type="string">
            <text:p>CM0058_BlankURL</text:p>
          </table:table-cell>
          <table:table-cell table:style-name="ce63" office:value-type="string">
            <text:p>L2</text:p>
          </table:table-cell>
          <table:table-cell table:style-name="ce63" office:value-type="string">
            <text:p>Blank URL</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Click the URL link</text:p>
            <text:p>9. <text:s text:c="2"/>Leave the URL text field blank</text:p>
            <text:p>10. Click Attach button</text:p>
          </table:table-cell>
          <table:table-cell table:style-name="ce63"/>
          <table:table-cell table:style-name="ce63" office:value-type="string">
            <text:p>1. Verify that no URL is attach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9">
          <table:table-cell table:style-name="ce63" office:value-type="string">
            <text:p>CM0059_AttachUsingValidName</text:p>
          </table:table-cell>
          <table:table-cell table:style-name="ce63" office:value-type="string">
            <text:p>L1</text:p>
          </table:table-cell>
          <table:table-cell table:style-name="ce63" office:value-type="string">
            <text:p>Attach using 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valid name in the Name text field</text:p>
            <text:p>9. Click the Choose file button</text:p>
            <text:p>10. Select the desired file</text:p>
            <text:p>11. Click the Attach button</text:p>
          </table:table-cell>
          <table:table-cell table:style-name="ce63"/>
          <table:table-cell table:style-name="ce63" office:value-type="string">
            <text:p>1. Verify that the attachment is displayed with the correct name</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9">
          <table:table-cell table:style-name="ce63" office:value-type="string">
            <text:p>CM0060_AttachUsingInvalidName</text:p>
          </table:table-cell>
          <table:table-cell table:style-name="ce63" office:value-type="string">
            <text:p>L2</text:p>
          </table:table-cell>
          <table:table-cell table:style-name="ce63" office:value-type="string">
            <text:p>Attach using invalid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Enter invalid name in the Name text field</text:p>
            <text:p>9. Click the Choose file button</text:p>
            <text:p>10. Select the desired file</text:p>
            <text:p>11. Click the Attach button</text:p>
          </table:table-cell>
          <table:table-cell table:style-name="ce63"/>
          <table:table-cell table:style-name="ce63" office:value-type="string">
            <text:p>1. Verify that an appropriate error message is shown</text:p>
            <text:p>2. Verify that the invalid name is not saved</text:p>
          </table:table-cell>
          <table:table-cell table:style-name="ce63" office:value-type="string">
            <text:p>1. An appropriate error message is not shown</text:p>
            <text:p>2. Invalid attachment name is saved</text:p>
          </table:table-cell>
          <table:table-cell table:style-name="ce63" office:value-type="string">
            <text:p>FAIL</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9">
          <table:table-cell table:style-name="ce63" office:value-type="string">
            <text:p>CM0061_AttachUsingBlankName</text:p>
          </table:table-cell>
          <table:table-cell table:style-name="ce63" office:value-type="string">
            <text:p>L2</text:p>
          </table:table-cell>
          <table:table-cell table:style-name="ce63" office:value-type="string">
            <text:p>Attach using blank name</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Policy option from the Type drop down</text:p>
            <text:p>8. Leave the Name text field blank</text:p>
            <text:p>9. Click the Choose file button</text:p>
            <text:p>10. Select the desired file</text:p>
            <text:p>11. Click the Attach button</text:p>
          </table:table-cell>
          <table:table-cell table:style-name="ce63"/>
          <table:table-cell table:style-name="ce63" office:value-type="string">
            <text:p>1. Verify that the blank name of attachment is not saved</text:p>
          </table:table-cell>
          <table:table-cell table:style-name="ce63" office:value-type="string">
            <text:p>PASS</text:p>
          </table:table-cell>
          <table:table-cell table:style-name="ce63" office:value-type="string">
            <text:p>PASS</text:p>
          </table:table-cell>
          <table:table-cell table:style-name="ce63" table:number-columns-repeated="4"/>
          <table:table-cell table:style-name="ce63" office:value-type="string">
            <text:p>YES</text:p>
          </table:table-cell>
          <table:table-cell table:style-name="ce63" office:value-type="string">
            <text:p>YES</text:p>
          </table:table-cell>
          <table:table-cell table:number-columns-repeated="1009"/>
        </table:table-row>
        <table:table-row table:style-name="ro209">
          <table:table-cell table:style-name="ce63" office:value-type="string">
            <text:p>CM0062_CopyButtonPresent</text:p>
          </table:table-cell>
          <table:table-cell table:style-name="ce63" office:value-type="string">
            <text:p>L1</text:p>
          </table:table-cell>
          <table:table-cell table:style-name="ce63" office:value-type="string">
            <text:p>Copy button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Copy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209">
          <table:table-cell table:style-name="ce63" office:value-type="string">
            <text:p>CM0063_DeleteButtonPresent</text:p>
          </table:table-cell>
          <table:table-cell table:style-name="ce63" office:value-type="string">
            <text:p>L1</text:p>
          </table:table-cell>
          <table:table-cell table:style-name="ce63" office:value-type="string">
            <text:p>Delete button(x) pres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able:table-cell>
          <table:table-cell table:style-name="ce63"/>
          <table:table-cell table:style-name="ce63" office:value-type="string">
            <text:p>1. Verify that the Delete button is present near the attachment name displayed on the Community Plan page</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210">
          <table:table-cell table:style-name="ce63" office:value-type="string">
            <text:p>CM0064_CopyAttachment</text:p>
          </table:table-cell>
          <table:table-cell table:style-name="ce63" office:value-type="string">
            <text:p>L1</text:p>
          </table:table-cell>
          <table:table-cell table:style-name="ce63" office:value-type="string">
            <text:p>Copy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Copy button near the attachment</text:p>
          </table:table-cell>
          <table:table-cell table:style-name="ce63"/>
          <table:table-cell table:style-name="ce63" office:value-type="string">
            <text:p>1. Verify that a notification is shown as””</text:p>
          </table:table-cell>
          <table:table-cell table:style-name="ce63"/>
          <table:table-cell table:style-name="ce63" office:value-type="string">
            <text:p>FAIL</text:p>
          </table:table-cell>
          <table:table-cell table:style-name="ce63" table:number-columns-repeated="5"/>
          <table:table-cell table:style-name="ce63" office:value-type="string">
            <text:p>YES</text:p>
          </table:table-cell>
          <table:table-cell table:number-columns-repeated="1009"/>
        </table:table-row>
        <table:table-row table:style-name="ro210">
          <table:table-cell table:style-name="ce63" office:value-type="string">
            <text:p>CM0065_DeleteAttachment</text:p>
          </table:table-cell>
          <table:table-cell table:style-name="ce63" office:value-type="string">
            <text:p>L1</text:p>
          </table:table-cell>
          <table:table-cell table:style-name="ce63" office:value-type="string">
            <text:p>Delete Attachment</text:p>
          </table:table-cell>
          <table:table-cell table:style-name="ce63"/>
          <table:table-cell table:style-name="ce63" office:value-type="string">
            <text:p>1. Login to Channels using valid credentials</text:p>
            <text:p>2. Click the Communities link on the Home page</text:p>
            <text:p>3. Select a plan from the Plan drop down</text:p>
            <text:p>4. Click the Start It button</text:p>
            <text:p>5. Click the Go button</text:p>
            <text:p>6. Click the Add New link in the Community documents</text:p>
            <text:p>7. Select the option from the Type drop down</text:p>
            <text:p>8. Enter name in the Name text field</text:p>
            <text:p>9. Click the Choose file button</text:p>
            <text:p>10. Select the desired file</text:p>
            <text:p>11. Click the Attach button</text:p>
            <text:p>12. Click the Delete button(x) near the attachment</text:p>
          </table:table-cell>
          <table:table-cell table:style-name="ce63"/>
          <table:table-cell table:style-name="ce63" office:value-type="string">
            <text:p>1. Verify that the attachment is deleted</text:p>
          </table:table-cell>
          <table:table-cell table:style-name="ce63" office:value-type="string">
            <text:p>PASS</text:p>
          </table:table-cell>
          <table:table-cell table:style-name="ce63" office:value-type="string">
            <text:p>PASS</text:p>
          </table:table-cell>
          <table:table-cell table:style-name="ce63" table:number-columns-repeated="5"/>
          <table:table-cell table:style-name="ce63" office:value-type="string">
            <text:p>YES</text:p>
          </table:table-cell>
          <table:table-cell table:number-columns-repeated="1009"/>
        </table:table-row>
        <table:table-row table:style-name="ro1">
          <table:table-cell table:style-name="ce63" table:number-columns-repeated="15"/>
          <table:table-cell table:number-columns-repeated="1009"/>
        </table:table-row>
        <table:table-row table:style-name="ro1" table:number-rows-repeated="65467">
          <table:table-cell table:number-columns-repeated="1024"/>
        </table:table-row>
        <table:table-row table:style-name="ro1">
          <table:table-cell table:number-columns-repeated="1024"/>
        </table:table-row>
      </table:table>
      <table:table table:name="Domain_Plans" table:style-name="ta3" table:print="false">
        <office:forms form:automatic-focus="false" form:apply-design-mode="false"/>
        <table:table-column table:style-name="co15" table:number-columns-repeated="4" table:default-cell-style-name="ce101"/>
        <table:table-column table:style-name="co164" table:default-cell-style-name="ce101"/>
        <table:table-column table:style-name="co15" table:default-cell-style-name="ce101"/>
        <table:table-column table:style-name="co20" table:default-cell-style-name="ce101"/>
        <table:table-column table:style-name="co165" table:default-cell-style-name="ce101"/>
        <table:table-column table:style-name="co15" table:number-columns-repeated="5" table:default-cell-style-name="ce101"/>
        <table:table-column table:style-name="co166" table:default-cell-style-name="ce101"/>
        <table:table-column table:style-name="co167" table:default-cell-style-name="ce101"/>
        <table:table-column table:style-name="co15" table:number-columns-repeated="1009" table:default-cell-style-name="ce101"/>
        <table:table-row table:style-name="ro4">
          <table:table-cell table:style-name="ce38" office:value-type="string">
            <text:p>TEST CASE ID</text:p>
          </table:table-cell>
          <table:table-cell table:style-name="ce38" office:value-type="string">
            <text:p>PRIORITY</text:p>
          </table:table-cell>
          <table:table-cell table:style-name="ce38" office:value-type="string">
            <text:p>TITLE</text:p>
          </table:table-cell>
          <table:table-cell table:style-name="ce38" office:value-type="string">
            <text:p>SET UP</text:p>
          </table:table-cell>
          <table:table-cell table:style-name="ce38" office:value-type="string">
            <text:p>STEPS</text:p>
          </table:table-cell>
          <table:table-cell table:style-name="ce38" office:value-type="string">
            <text:p>TEST DATA</text:p>
          </table:table-cell>
          <table:table-cell table:style-name="ce38" office:value-type="string">
            <text:p>EXPECTED RESULTS</text:p>
          </table:table-cell>
          <table:table-cell table:style-name="ce38" office:value-type="string">
            <text:p>ACTUAL RESULT</text:p>
          </table:table-cell>
          <table:table-cell table:style-name="ce38" office:value-type="string">
            <text:p>RESULT</text:p>
          </table:table-cell>
          <table:table-cell table:style-name="ce38" office:value-type="string">
            <text:p>CAN BE AUTOMATED?</text:p>
          </table:table-cell>
          <table:table-cell table:style-name="ce38" office:value-type="string">
            <text:p>AUTOMATED</text:p>
          </table:table-cell>
          <table:table-cell table:style-name="ce38" office:value-type="string">
            <text:p>TICKET ID</text:p>
          </table:table-cell>
          <table:table-cell table:style-name="ce38" office:value-type="string">
            <text:p>COMMENT</text:p>
          </table:table-cell>
          <table:table-cell table:style-name="ce38" office:value-type="string">
            <text:p>DATE : <text:s/>March 01, 2013</text:p>
            <text:p>REVISION: 4733</text:p>
            <text:p>BROWSER: Chrome</text:p>
          </table:table-cell>
          <table:table-cell table:style-name="ce38" office:value-type="string">
            <text:p>DATE : <text:s/>March 01, 2013</text:p>
            <text:p>REVISION: 4763</text:p>
            <text:p>BROWSER: Chrome</text:p>
          </table:table-cell>
          <table:table-cell table:style-name="ce115" table:number-columns-repeated="997"/>
          <table:table-cell table:style-name="ce116" table:number-columns-repeated="2"/>
          <table:table-cell table:style-name="ce117" table:number-columns-repeated="10"/>
        </table:table-row>
        <table:table-row table:style-name="ro15">
          <table:table-cell office:value-type="string">
            <text:p>DP0001_DomainPlanPagePresent</text:p>
          </table:table-cell>
          <table:table-cell office:value-type="string">
            <text:p>L1</text:p>
          </table:table-cell>
          <table:table-cell office:value-type="string">
            <text:p>Verify Domain Plan page is present</text:p>
          </table:table-cell>
          <table:table-cell/>
          <table:table-cell office:value-type="string">
            <text:p>1. Login to Channels with valid credentials. </text:p>
            <text:p>2. Click on Domain plans link</text:p>
          </table:table-cell>
          <table:table-cell/>
          <table:table-cell office:value-type="string">
            <text:p>1. Verify that the Domain plan page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2_DomainPlanEditorLinkPresent</text:p>
          </table:table-cell>
          <table:table-cell office:value-type="string">
            <text:p>L1</text:p>
          </table:table-cell>
          <table:table-cell office:value-type="string">
            <text:p>Verify Domain Plan Editor link is present</text:p>
          </table:table-cell>
          <table:table-cell/>
          <table:table-cell office:value-type="string">
            <text:p>1. Login to Channels with valid credentials. </text:p>
            <text:p>2. Click on Domain plans link</text:p>
          </table:table-cell>
          <table:table-cell/>
          <table:table-cell office:value-type="string">
            <text:p>1. Verify that Domain Plan Editor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3_ClickDomainPlanEditorLink</text:p>
          </table:table-cell>
          <table:table-cell office:value-type="string">
            <text:p>L1</text:p>
          </table:table-cell>
          <table:table-cell office:value-type="string">
            <text:p>Click Domain plan editor link</text:p>
          </table:table-cell>
          <table:table-cell/>
          <table:table-cell office:value-type="string">
            <text:p>1. Login to Channels with valid credentials. </text:p>
            <text:p>2. Click on Domain plans link</text:p>
            <text:p>3. Click Domain Plan Editor link</text:p>
          </table:table-cell>
          <table:table-cell/>
          <table:table-cell office:value-type="string">
            <text:p>1. Verify that the Plan page is open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4_PlanIssuesLinkPresent</text:p>
          </table:table-cell>
          <table:table-cell office:value-type="string">
            <text:p>L1</text:p>
          </table:table-cell>
          <table:table-cell office:value-type="string">
            <text:p>Verify Plan issues link present</text:p>
          </table:table-cell>
          <table:table-cell/>
          <table:table-cell office:value-type="string">
            <text:p>1. Login to Channels with valid credentials. </text:p>
            <text:p>2. Click on Domain plans link</text:p>
          </table:table-cell>
          <table:table-cell/>
          <table:table-cell office:value-type="string">
            <text:p>1. Verify that the Plan issu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5_ClickPlanIssuesLink</text:p>
          </table:table-cell>
          <table:table-cell office:value-type="string">
            <text:p>L1</text:p>
          </table:table-cell>
          <table:table-cell office:value-type="string">
            <text:p>Click Plan issues link</text:p>
          </table:table-cell>
          <table:table-cell/>
          <table:table-cell office:value-type="string">
            <text:p>1. Login to Channels with valid credentials. </text:p>
            <text:p>2. Click on Domain plans link</text:p>
            <text:p>3. Click Plan Issues <text:s/>link</text:p>
          </table:table-cell>
          <table:table-cell/>
          <table:table-cell office:value-type="string">
            <text:p>1. Verify that the “Issues Summary Report ” page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6_PlanningSurveysLinkPresent</text:p>
          </table:table-cell>
          <table:table-cell office:value-type="string">
            <text:p>L1</text:p>
          </table:table-cell>
          <table:table-cell office:value-type="string">
            <text:p>Verify Planning Surveys link present</text:p>
          </table:table-cell>
          <table:table-cell/>
          <table:table-cell office:value-type="string">
            <text:p>1. Login to Channels with valid credentials. </text:p>
            <text:p>2. Click on Domain plans link</text:p>
          </table:table-cell>
          <table:table-cell/>
          <table:table-cell office:value-type="string">
            <text:p>1. Verify that the Planning Survey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7_ClickPlanningSurveysLink</text:p>
          </table:table-cell>
          <table:table-cell office:value-type="string">
            <text:p>L1</text:p>
          </table:table-cell>
          <table:table-cell office:value-type="string">
            <text:p>Click Planning Surveys link</text:p>
          </table:table-cell>
          <table:table-cell/>
          <table:table-cell office:value-type="string">
            <text:p>1. Login to Channels with valid credentials. </text:p>
            <text:p>2. Click on Domain plans link</text:p>
            <text:p>3. Click Planning Surveys <text:s/>link</text:p>
          </table:table-cell>
          <table:table-cell/>
          <table:table-cell office:value-type="string">
            <text:p>1. Verify that the “Planning Surveys About The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08_Feedback&amp;RepliesLinkPresent</text:p>
          </table:table-cell>
          <table:table-cell office:value-type="string">
            <text:p>L1</text:p>
          </table:table-cell>
          <table:table-cell office:value-type="string">
            <text:p>Feedback &amp; Replies link present</text:p>
          </table:table-cell>
          <table:table-cell/>
          <table:table-cell office:value-type="string">
            <text:p>1. Login to Channels with valid credentials. </text:p>
            <text:p>2. Click on Domain plans link</text:p>
          </table:table-cell>
          <table:table-cell/>
          <table:table-cell office:value-type="string">
            <text:p>1. Verify that the feedback &amp; Replies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09_ClickFeedback&amp;RepliesLink</text:p>
          </table:table-cell>
          <table:table-cell office:value-type="string">
            <text:p>L1</text:p>
          </table:table-cell>
          <table:table-cell office:value-type="string">
            <text:p>Click Feedback &amp; Replies link</text:p>
          </table:table-cell>
          <table:table-cell/>
          <table:table-cell office:value-type="string">
            <text:p>1. Login to Channels with valid credentials. </text:p>
            <text:p>2. Click on Domain plans link</text:p>
            <text:p>3. Click Feedback &amp; Replies link</text:p>
          </table:table-cell>
          <table:table-cell/>
          <table:table-cell office:value-type="string">
            <text:p>1. Verify that the ”My feedback on &lt;Plan name&gt;” is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0_PlanDocumentsPresent</text:p>
          </table:table-cell>
          <table:table-cell office:value-type="string">
            <text:p>L1</text:p>
          </table:table-cell>
          <table:table-cell office:value-type="string">
            <text:p>Verify Plan Documents section present</text:p>
          </table:table-cell>
          <table:table-cell/>
          <table:table-cell office:value-type="string">
            <text:p>1. Login to Channels with valid credentials. </text:p>
            <text:p>2. Click on Domain plans link</text:p>
          </table:table-cell>
          <table:table-cell/>
          <table:table-cell office:value-type="string">
            <text:p>1. Verify that the Plan Documents secti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5">
          <table:table-cell office:value-type="string">
            <text:p>DP0011_AddAttachmentButtonPresent</text:p>
          </table:table-cell>
          <table:table-cell office:value-type="string">
            <text:p>L1</text:p>
          </table:table-cell>
          <table:table-cell office:value-type="string">
            <text:p>Verify Add Attachment button is present </text:p>
          </table:table-cell>
          <table:table-cell/>
          <table:table-cell office:value-type="string">
            <text:p>1. Login to Channels with valid credentials. </text:p>
            <text:p>2. Click on Domain plans link</text:p>
          </table:table-cell>
          <table:table-cell/>
          <table:table-cell office:value-type="string">
            <text:p>1. Verify that the Add new link is present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2_ClickAddAttachmentButton</text:p>
          </table:table-cell>
          <table:table-cell office:value-type="string">
            <text:p>L1</text:p>
          </table:table-cell>
          <table:table-cell office:value-type="string">
            <text:p>Click the Add Attachment butto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components for attaching a file are sh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3_TypeDropDownPresent</text:p>
          </table:table-cell>
          <table:table-cell office:value-type="string">
            <text:p>L1</text:p>
          </table:table-cell>
          <table:table-cell office:value-type="string">
            <text:p>Verify Type Drop down</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Type drop dow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4">
          <table:table-cell office:value-type="string">
            <text:p>DP0014_SelectOption</text:p>
          </table:table-cell>
          <table:table-cell office:value-type="string">
            <text:p>L1</text:p>
          </table:table-cell>
          <table:table-cell office:value-type="string">
            <text:p>Select option</text:p>
          </table:table-cell>
          <table:table-cell/>
          <table:table-cell office:value-type="string">
            <text:p>1. Login to Channels with valid credentials. </text:p>
            <text:p>2. Click on Domain plans link</text:p>
            <text:p>3. Click the Add New link</text:p>
            <text:p>4. Select an option from the Type drop down</text:p>
          </table:table-cell>
          <table:table-cell/>
          <table:table-cell office:value-type="string">
            <text:p>1. Verify that the option can be selected from the Type drop down</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5_NameTextFieldPresent</text:p>
          </table:table-cell>
          <table:table-cell office:value-type="string">
            <text:p>L1</text:p>
          </table:table-cell>
          <table:table-cell office:value-type="string">
            <text:p>Verify Name text field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Name text field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6_URLLinkPresent</text:p>
          </table:table-cell>
          <table:table-cell office:value-type="string">
            <text:p>L1</text:p>
          </table:table-cell>
          <table:table-cell office:value-type="string">
            <text:p>Verify URL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URL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7_FileLinkPresent</text:p>
          </table:table-cell>
          <table:table-cell office:value-type="string">
            <text:p>L1</text:p>
          </table:table-cell>
          <table:table-cell office:value-type="string">
            <text:p>Verify File link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File link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8_ChooseFileButtonPresent</text:p>
          </table:table-cell>
          <table:table-cell office:value-type="string">
            <text:p>L1</text:p>
          </table:table-cell>
          <table:table-cell office:value-type="string">
            <text:p>Verify Choose File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Choose file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0">
          <table:table-cell office:value-type="string">
            <text:p>DP0019_AttachButtonPresent</text:p>
          </table:table-cell>
          <table:table-cell office:value-type="string">
            <text:p>L1</text:p>
          </table:table-cell>
          <table:table-cell office:value-type="string">
            <text:p>Verify Attach button present in Plan documents</text:p>
          </table:table-cell>
          <table:table-cell/>
          <table:table-cell office:value-type="string">
            <text:p>1. Login to Channels with valid credentials. </text:p>
            <text:p>2. Click on Domain plans link</text:p>
            <text:p>3. Click the Add New link</text:p>
          </table:table-cell>
          <table:table-cell/>
          <table:table-cell office:value-type="string">
            <text:p>1. Verify that the Attach button is present</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1">
          <table:table-cell office:value-type="string">
            <text:p>DP0020_ClickChoosefileButton</text:p>
          </table:table-cell>
          <table:table-cell office:value-type="string">
            <text:p>L1</text:p>
          </table:table-cell>
          <table:table-cell office:value-type="string">
            <text:p>Click Choose file button</text:p>
          </table:table-cell>
          <table:table-cell/>
          <table:table-cell office:value-type="string">
            <text:p>1. Login to Channels with valid credentials. </text:p>
            <text:p>2. Click on Domain plans link</text:p>
            <text:p>3. Click the Add New link</text:p>
            <text:p>4. Click the Choose file button in the Plan documents section</text:p>
          </table:table-cell>
          <table:table-cell/>
          <table:table-cell office:value-type="string">
            <text:p>1. Verify that the File dialog box appears from which the desired file can be selecte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7">
          <table:table-cell office:value-type="string">
            <text:p>DP0021_AttachFileAsReference</text:p>
          </table:table-cell>
          <table:table-cell office:value-type="string">
            <text:p>L1</text:p>
          </table:table-cell>
          <table:table-cell office:value-type="string">
            <text:p>Attach file as reference</text:p>
          </table:table-cell>
          <table:table-cell/>
          <table:table-cell office:value-type="string">
            <text:p>1. Login to Channels with valid credentials. </text:p>
            <text:p>2. Click on Domain plans link</text:p>
            <text:p>3. Click the Add New link</text:p>
            <text:p>4. Select Referenc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referenc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7">
          <table:table-cell office:value-type="string">
            <text:p>DP0022_AttachFileAsPOlicy</text:p>
          </table:table-cell>
          <table:table-cell office:value-type="string">
            <text:p>L1</text:p>
          </table:table-cell>
          <table:table-cell office:value-type="string">
            <text:p>Attach file as policy</text:p>
          </table:table-cell>
          <table:table-cell/>
          <table:table-cell office:value-type="string">
            <text:p>1. Login to Channels with valid credentials. </text:p>
            <text:p>2. Click on Domain plans link</text:p>
            <text:p>3. Click the Add New link</text:p>
            <text:p>4. Select Policy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olicy</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7">
          <table:table-cell office:value-type="string">
            <text:p>DP0023_AttachFileAsTags</text:p>
          </table:table-cell>
          <table:table-cell office:value-type="string">
            <text:p>L1</text:p>
          </table:table-cell>
          <table:table-cell office:value-type="string">
            <text:p>Attach file as tags</text:p>
          </table:table-cell>
          <table:table-cell/>
          <table:table-cell office:value-type="string">
            <text:p>1. Login to Channels with valid credentials. </text:p>
            <text:p>2. Click on Domain plans link</text:p>
            <text:p>3. Click the Add New link</text:p>
            <text:p>4. Select Tags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Tag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7">
          <table:table-cell office:value-type="string">
            <text:p>DP0024_AttachFileAsPicture</text:p>
          </table:table-cell>
          <table:table-cell office:value-type="string">
            <text:p>L1</text:p>
          </table:table-cell>
          <table:table-cell office:value-type="string">
            <text:p>Attach file as picture</text:p>
          </table:table-cell>
          <table:table-cell/>
          <table:table-cell office:value-type="string">
            <text:p>1. Login to Channels with valid credentials. </text:p>
            <text:p>2. Click on Domain plans link</text:p>
            <text:p>3. Click the Add New link</text:p>
            <text:p>4. Select Picture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Picture</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7">
          <table:table-cell office:value-type="string">
            <text:p>DP0025_AttachFileAsHelp</text:p>
          </table:table-cell>
          <table:table-cell office:value-type="string">
            <text:p>L1</text:p>
          </table:table-cell>
          <table:table-cell office:value-type="string">
            <text:p>Attach file as help</text:p>
          </table:table-cell>
          <table:table-cell/>
          <table:table-cell office:value-type="string">
            <text:p>1. Login to Channels with valid credentials. </text:p>
            <text:p>2. Click on Domain plans link</text:p>
            <text:p>3. Click the Add New link</text:p>
            <text:p>4. Select Help option from the Type drop down</text:p>
            <text:p>5. Click the Choose file button in the Plan documents section</text:p>
            <text:p>6. Select a file</text:p>
            <text:p>7. Click Attach button</text:p>
          </table:table-cell>
          <table:table-cell/>
          <table:table-cell office:value-type="string">
            <text:p>1. Verify that the selected filename gets displayed</text:p>
            <text:p>2. Verify that the file gets attached as Help</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204">
          <table:table-cell office:value-type="string">
            <text:p>DP0026_ClickURLLink</text:p>
          </table:table-cell>
          <table:table-cell office:value-type="string">
            <text:p>L1</text:p>
          </table:table-cell>
          <table:table-cell office:value-type="string">
            <text:p>Click URL link</text:p>
          </table:table-cell>
          <table:table-cell/>
          <table:table-cell office:value-type="string">
            <text:p>1. Login to Channels with valid credentials. </text:p>
            <text:p>2. Click on Domain plans link</text:p>
            <text:p>3. Click the Add New link</text:p>
            <text:p>4. Click URL link in the Plan documents</text:p>
          </table:table-cell>
          <table:table-cell/>
          <table:table-cell office:value-type="string">
            <text:p>1. Verify that a text field appears for entering the URL</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1">
          <table:table-cell office:value-type="string">
            <text:p>DP0027_EnterURL</text:p>
          </table:table-cell>
          <table:table-cell office:value-type="string">
            <text:p>L1</text:p>
          </table:table-cell>
          <table:table-cell office:value-type="string">
            <text:p>Enter <text:s/>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able:table-cell>
          <table:table-cell/>
          <table:table-cell office:value-type="string">
            <text:p>1. Verify that the URL is entered in the text field</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56">
          <table:table-cell office:value-type="string">
            <text:p>DP0028_ValidURL</text:p>
          </table:table-cell>
          <table:table-cell office:value-type="string">
            <text:p>L1</text:p>
          </table:table-cell>
          <table:table-cell office:value-type="string">
            <text:p>Valid URL</text:p>
          </table:table-cell>
          <table:table-cell/>
          <table:table-cell office:value-type="string">
            <text:p>1. Login to Channels with valid credentials. </text:p>
            <text:p>2. Click on Domain plans link</text:p>
            <text:p>3. Click the Add New link</text:p>
            <text:p>4. Click URL link in the Plan documents</text:p>
            <text:p>5. Enter the URL in the text field</text:p>
            <text:p>6. Click Attach button</text:p>
          </table:table-cell>
          <table:table-cell/>
          <table:table-cell office:value-type="string">
            <text:p>1. Verify that the valid URL is attached</text:p>
            <text:p>2. Verify that the URL gets displayed in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28">
          <table:table-cell table:style-name="ce359" office:value-type="string">
            <text:p>DP0029_InvalidURL</text:p>
          </table:table-cell>
          <table:table-cell table:style-name="ce359" office:value-type="string">
            <text:p>L2</text:p>
          </table:table-cell>
          <table:table-cell table:style-name="ce359" office:value-type="string">
            <text:p>Invalid URL</text:p>
          </table:table-cell>
          <table:table-cell table:style-name="ce359"/>
          <table:table-cell table:style-name="ce359" office:value-type="string">
            <text:p>1. Login to Channels with valid credentials. </text:p>
            <text:p>2. Click on Domain plans link</text:p>
            <text:p>3. Click the Add New link</text:p>
            <text:p>4. Click URL link in the Plan documents</text:p>
            <text:p>5. Enter an invalid URL in the URL text field</text:p>
            <text:p>6. Click Attach button</text:p>
          </table:table-cell>
          <table:table-cell table:style-name="ce359"/>
          <table:table-cell table:style-name="ce359" office:value-type="string">
            <text:p>1. Verify that the invalid URL is <text:s/>not attached</text:p>
            <text:p>2. Verify that the URL <text:s/>does not get displayed in the Plan documents</text:p>
          </table:table-cell>
          <table:table-cell table:style-name="ce359" office:value-type="string">
            <text:p>1.The invalid URL is <text:s/>not attached</text:p>
            <text:p>2. The URL gets displayed in the Plan documents</text:p>
          </table:table-cell>
          <table:table-cell table:style-name="ce359" office:value-type="string">
            <text:p>FAIL</text:p>
          </table:table-cell>
          <table:table-cell table:style-name="ce359" table:number-columns-repeated="4"/>
          <table:table-cell table:style-name="ce359" office:value-type="string">
            <text:p>YES</text:p>
          </table:table-cell>
          <table:table-cell table:style-name="ce359" office:value-type="string">
            <text:p>YES</text:p>
          </table:table-cell>
          <table:table-cell table:style-name="ce359" table:number-columns-repeated="1009"/>
        </table:table-row>
        <table:table-row table:style-name="ro56">
          <table:table-cell office:value-type="string">
            <text:p>DP0030_BlankURL</text:p>
          </table:table-cell>
          <table:table-cell office:value-type="string">
            <text:p>L2</text:p>
          </table:table-cell>
          <table:table-cell office:value-type="string">
            <text:p>Blank URL</text:p>
          </table:table-cell>
          <table:table-cell/>
          <table:table-cell office:value-type="string">
            <text:p>1. Login to Channels with valid credentials. </text:p>
            <text:p>2. Click on Domain plans link</text:p>
            <text:p>3. Click the Add New link</text:p>
            <text:p>4. Click URL link in the Plan documents</text:p>
            <text:p>5. Leave the URL text field blank</text:p>
            <text:p>6. Click Attach button</text:p>
          </table:table-cell>
          <table:table-cell/>
          <table:table-cell office:value-type="string">
            <text:p>1. Verify that the blank URL is <text:s/>not attached</text:p>
            <text:p>2. Verify that the blank URL <text:s/>does not get displayed in the Plan documents</text:p>
          </table:table-cell>
          <table:table-cell table:number-columns-repeated="2" office:value-type="string">
            <text:p>PASS</text:p>
          </table:table-cell>
          <table:table-cell table:number-columns-repeated="4"/>
          <table:table-cell table:number-columns-repeated="2" office:value-type="string">
            <text:p>YES</text:p>
          </table:table-cell>
          <table:table-cell table:number-columns-repeated="1009"/>
        </table:table-row>
        <table:table-row table:style-name="ro1" table:number-rows-repeated="4">
          <table:table-cell table:number-columns-repeated="1024"/>
        </table:table-row>
        <table:table-row table:style-name="ro33">
          <table:table-cell table:style-name="ce67" office:value-type="string">
            <text:p>HP0003_PlansAvailable</text:p>
          </table:table-cell>
          <table:table-cell table:style-name="ce67" office:value-type="string">
            <text:p>L1</text:p>
          </table:table-cell>
          <table:table-cell table:style-name="ce67" office:value-type="string">
            <text:p>Available Plans name in dropdown</text:p>
          </table:table-cell>
          <table:table-cell table:style-name="ce67" office:value-type="string">
            <text:p>Create more than one plan in Channels Administration</text:p>
          </table:table-cell>
          <table:table-cell table:style-name="ce67" office:value-type="string">
            <text:p>1. Login to channels with valid credentials</text:p>
          </table:table-cell>
          <table:table-cell/>
          <table:table-cell table:style-name="ce67" office:value-type="string">
            <text:p>1. Verify that all available plans name is listed in dropdown</text:p>
          </table:table-cell>
          <table:table-cell table:style-name="ce67" office:value-type="string">
            <text:p>1.All available plans name gets listed in dropdown.</text:p>
          </table:table-cell>
          <table:table-cell table:style-name="ce67" office:value-type="string">
            <text:p>PASS</text:p>
          </table:table-cell>
          <table:table-cell table:style-name="ce67"/>
          <table:table-cell table:style-name="ce85" table:number-columns-repeated="2"/>
          <table:table-cell table:style-name="ce360"/>
          <table:table-cell table:style-name="ce85" table:number-columns-repeated="1006"/>
          <table:table-cell table:number-columns-repeated="5"/>
        </table:table-row>
        <table:table-row table:style-name="ro33">
          <table:table-cell table:style-name="ce67" office:value-type="string">
            <text:p>HP0004_SwitchPlans</text:p>
          </table:table-cell>
          <table:table-cell table:style-name="ce67" office:value-type="string">
            <text:p>L1</text:p>
          </table:table-cell>
          <table:table-cell table:style-name="ce67" office:value-type="string">
            <text:p>Selecting Plan names from Drop down</text:p>
          </table:table-cell>
          <table:table-cell table:style-name="ce67"/>
          <table:table-cell table:style-name="ce67" office:value-type="string">
            <text:p>1. Login to Channels with valid credentials. <text:s text:c="2"/>2. Available Plans get displayed to the user. <text:s text:c="2"/>3. Select the desired plan name by clicking on the corresponding Plan name</text:p>
          </table:table-cell>
          <table:table-cell/>
          <table:table-cell table:style-name="ce67" office:value-type="string">
            <text:p>1. Verify that Plan name can be selected. <text:s text:c="49"/>2. Verify that all the details for that corresponding plan can be viewed.</text:p>
          </table:table-cell>
          <table:table-cell table:style-name="ce67" office:value-type="string">
            <text:p>1. Plan name can be selected. <text:s text:c="6"/>2. Verify that all the details for that corresponding plan can be viewed.</text:p>
          </table:table-cell>
          <table:table-cell table:style-name="ce67" office:value-type="string">
            <text:p>PASS</text:p>
          </table:table-cell>
          <table:table-cell table:style-name="ce67"/>
          <table:table-cell table:style-name="ce85" table:number-columns-repeated="2"/>
          <table:table-cell table:style-name="ce360"/>
          <table:table-cell table:style-name="ce85" table:number-columns-repeated="1006"/>
          <table:table-cell table:number-columns-repeated="5"/>
        </table:table-row>
        <table:table-row table:style-name="ro83">
          <table:table-cell table:style-name="ce67" office:value-type="string">
            <text:p>HP0005_PlanNameOwnerName</text:p>
          </table:table-cell>
          <table:table-cell table:style-name="ce67" office:value-type="string">
            <text:p>L1</text:p>
          </table:table-cell>
          <table:table-cell table:style-name="ce67" office:value-type="string">
            <text:p>Plan name and owner name</text:p>
          </table:table-cell>
          <table:table-cell table:style-name="ce67"/>
          <table:table-cell table:style-name="ce67" office:value-type="string">
            <text:p>1. Login to channels with valid credentials</text:p>
          </table:table-cell>
          <table:table-cell/>
          <table:table-cell table:style-name="ce67" office:value-type="string">
            <text:p>1. Verify that selected plan name and owner name is displayed when user selects plan from dropdown</text:p>
          </table:table-cell>
          <table:table-cell table:style-name="ce67" office:value-type="string">
            <text:p>1.The selected plan name and owner name is displayed when user selects plan from dropdown.</text:p>
          </table:table-cell>
          <table:table-cell table:style-name="ce67" office:value-type="string">
            <text:p>PASS</text:p>
          </table:table-cell>
          <table:table-cell table:style-name="ce67"/>
          <table:table-cell table:style-name="ce85" table:number-columns-repeated="2"/>
          <table:table-cell table:style-name="ce360"/>
          <table:table-cell table:style-name="ce85" table:number-columns-repeated="1006"/>
          <table:table-cell table:number-columns-repeated="5"/>
        </table:table-row>
        <table:table-row table:style-name="ro1" table:number-rows-repeated="65497">
          <table:table-cell table:number-columns-repeated="1024"/>
        </table:table-row>
        <table:table-row table:style-name="ro1">
          <table:table-cell table:number-columns-repeated="1024"/>
        </table:table-row>
      </table:table>
      <table:table table:name="Social_Panel_Domain_Plan" table:style-name="ta3" table:print="false">
        <table:table-column table:style-name="co15" table:number-columns-repeated="4" table:default-cell-style-name="ce101"/>
        <table:table-column table:style-name="co33" table:default-cell-style-name="ce101"/>
        <table:table-column table:style-name="co34" table:number-columns-repeated="2" table:default-cell-style-name="ce101"/>
        <table:table-column table:style-name="co35" table:default-cell-style-name="ce101"/>
        <table:table-column table:style-name="co15" table:number-columns-repeated="4" table:default-cell-style-name="ce101"/>
        <table:table-column table:style-name="co36" table:default-cell-style-name="ce101"/>
        <table:table-column table:style-name="co22" table:default-cell-style-name="ce101"/>
        <table:table-column table:style-name="co31" table:default-cell-style-name="ce101"/>
        <table:table-column table:style-name="co15" table:number-columns-repeated="1000" table:default-cell-style-name="ce101"/>
        <table:table-column table:style-name="co15" table:number-columns-repeated="9"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86" office:value-type="string">
            <text:p>DATE : <text:s/>February 04, 2013</text:p>
            <text:p>REVISION: 4678</text:p>
            <text:p>BROWSER: Chrome</text:p>
          </table:table-cell>
          <table:table-cell table:style-name="ce86" office:value-type="string">
            <text:p>DATE : March 12, 2013</text:p>
            <text:p>REVISION: 4756</text:p>
            <text:p>BROWSER: Chrome</text:p>
          </table:table-cell>
          <table:table-cell table:style-name="ce115" table:number-columns-repeated="988"/>
          <table:table-cell table:style-name="ce116" table:number-columns-repeated="2"/>
          <table:table-cell table:style-name="ce117" table:number-columns-repeated="10"/>
          <table:table-cell table:style-name="ce119" table:number-columns-repeated="9"/>
        </table:table-row>
        <table:table-row table:style-name="ro65">
          <table:table-cell table:style-name="ce100" office:value-type="string">
            <text:p>SP0001_SocialPanel</text:p>
          </table:table-cell>
          <table:table-cell table:style-name="ce100" office:value-type="string">
            <text:p>L1</text:p>
          </table:table-cell>
          <table:table-cell table:style-name="ce100" office:value-type="string">
            <text:p>Social Panel is Present on Domain plan page</text:p>
          </table:table-cell>
          <table:table-cell table:style-name="ce100"/>
          <table:table-cell table:style-name="ce67" office:value-type="string">
            <text:p>1.Login to channels with valid credentials</text:p>
            <text:p>2. Click Domain plans link present on Home page</text:p>
          </table:table-cell>
          <table:table-cell table:style-name="ce100" office:value-type="string">
            <text:p>Username=”smith”</text:p>
            <text:p>Password=”@test123”</text:p>
          </table:table-cell>
          <table:table-cell table:style-name="ce100" office:value-type="string">
            <text:p>1. Verify that social panel is present on the Domain plan page</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66">
          <table:table-cell table:style-name="ce67" office:value-type="string">
            <text:p>SP0003_WhatIDoTab</text:p>
          </table:table-cell>
          <table:table-cell table:style-name="ce67" office:value-type="string">
            <text:p>L1</text:p>
          </table:table-cell>
          <table:table-cell table:style-name="ce67" office:value-type="string">
            <text:p>What I do Tab </text:p>
          </table:table-cell>
          <table:table-cell table:style-name="ce67"/>
          <table:table-cell table:style-name="ce67" office:value-type="string">
            <text:p>1.Login to channels with valid credentials</text:p>
            <text:p>2. Click Domain plans link present on Home page </text:p>
            <text:p>3.Click on What I Do tab</text:p>
          </table:table-cell>
          <table:table-cell table:style-name="ce67"/>
          <table:table-cell table:style-name="ce67" office:value-type="string">
            <text:p>1. Verify that the What I Do tab is displayed to the user with the user details.</text:p>
            <text:p>2. Verify that the <text:s/>What I Do tab is accessible to admin , planner &amp; user. </text:p>
          </table:table-cell>
          <table:table-cell table:style-name="ce100" office:value-type="string">
            <text:p>PASS</text:p>
          </table:table-cell>
          <table:table-cell table:style-name="ce67" office:value-type="string">
            <text:p>PASS</text:p>
          </table:table-cell>
          <table:table-cell table:style-name="ce67" table:number-columns-repeated="4"/>
          <table:table-cell table:style-name="ce85" office:value-type="string">
            <text:p>YES</text:p>
          </table:table-cell>
          <table:table-cell table:style-name="ce85" office:value-type="string">
            <text:p>YES</text:p>
          </table:table-cell>
          <table:table-cell table:style-name="ce85" table:number-columns-repeated="1000"/>
          <table:table-cell table:number-columns-repeated="9"/>
        </table:table-row>
        <table:table-row table:style-name="ro34">
          <table:table-cell table:style-name="ce67" office:value-type="string">
            <text:p>SP0004_MessageTab</text:p>
          </table:table-cell>
          <table:table-cell table:style-name="ce106" office:value-type="string">
            <text:p>L1</text:p>
          </table:table-cell>
          <table:table-cell table:style-name="ce67" office:value-type="string">
            <text:p>Messages Tab Option</text:p>
          </table:table-cell>
          <table:table-cell table:style-name="ce106"/>
          <table:table-cell table:style-name="ce67" office:value-type="string">
            <text:p>1.Login to channels with valid credentials</text:p>
            <text:p>2. Click Domain plans link present on Home page</text:p>
            <text:p>3.Click on the “Messages” <text:s/>tab in the Social panel</text:p>
          </table:table-cell>
          <table:table-cell table:style-name="ce106"/>
          <table:table-cell table:style-name="ce69" office:value-type="string">
            <text:p>1.Verify that the “Messages ” tab <text:s/>is accessible by admin,planner &amp; user</text:p>
          </table:table-cell>
          <table:table-cell table:style-name="ce100" office:value-type="string">
            <text:p>PASS</text:p>
          </table:table-cell>
          <table:table-cell table:style-name="ce67" office:value-type="string">
            <text:p>PASS</text:p>
          </table:table-cell>
          <table:table-cell table:style-name="ce106" table:number-columns-repeated="3"/>
          <table:table-cell table:style-name="ce67"/>
          <table:table-cell office:value-type="string">
            <text:p>YES</text:p>
          </table:table-cell>
          <table:table-cell table:style-name="ce85" office:value-type="string">
            <text:p>YES</text:p>
          </table:table-cell>
          <table:table-cell table:number-columns-repeated="1009"/>
        </table:table-row>
        <table:table-row table:style-name="ro84">
          <table:table-cell table:style-name="ce67" office:value-type="string">
            <text:p>SP0005_CalendarTab</text:p>
          </table:table-cell>
          <table:table-cell table:style-name="ce67" office:value-type="string">
            <text:p>L1</text:p>
          </table:table-cell>
          <table:table-cell table:style-name="ce67" office:value-type="string">
            <text:p>Calendar Tab</text:p>
          </table:table-cell>
          <table:table-cell table:style-name="ce67"/>
          <table:table-cell table:style-name="ce67" office:value-type="string">
            <text:p>1.Login to channels with valid credentials</text:p>
            <text:p>2. Click Domain plans link present on Home page</text:p>
            <text:p>3.Click on the 'Calendar' <text:s/>tab</text:p>
          </table:table-cell>
          <table:table-cell table:style-name="ce67"/>
          <table:table-cell table:style-name="ce67" office:value-type="string">
            <text:p>1. Verify that the <text:s/>calendar can be seen in Channels with details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text:span text:style-name="T3">SP0006</text:span>_MessagesTabDetails</text:p>
          </table:table-cell>
          <table:table-cell table:style-name="ce67" office:value-type="string">
            <text:p>L1</text:p>
          </table:table-cell>
          <table:table-cell table:style-name="ce67" office:value-type="string">
            <text:p>Contents in the Messages tab</text:p>
          </table:table-cell>
          <table:table-cell table:style-name="ce67"/>
          <table:table-cell table:style-name="ce67" office:value-type="string">
            <text:p><text:span text:style-name="T4">1. Login to channels </text:span><text:span text:style-name="T4">with valid credentials</text:span></text:p>
            <text:p><text:span text:style-name="T4">2. Click Domain plans </text:span><text:span text:style-name="T4">link present on Home </text:span><text:span text:style-name="T4">page</text:span></text:p>
            <text:p><text:span text:style-name="T4">3. Click on Messages </text:span><text:span text:style-name="T4">tab. <text:s text:c="16"/></text:span></text:p>
          </table:table-cell>
          <table:table-cell table:style-name="ce67"/>
          <table:table-cell table:style-name="ce67" office:value-type="string">
            <text:p>1. Verify that the Message tab contains show sent, hide broadcasts, &amp; a text area for sending message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2" office:value-type="string">
            <text:p>SP0007_ToDropDownPresent</text:p>
          </table:table-cell>
          <table:table-cell table:style-name="ce67" office:value-type="string">
            <text:p>L1</text:p>
          </table:table-cell>
          <table:table-cell table:style-name="ce67" office:value-type="string">
            <text:p>Verify that the To drop down is present</text:p>
          </table:table-cell>
          <table:table-cell table:style-name="ce67"/>
          <table:table-cell table:style-name="ce67" office:value-type="string">
            <text:p><text:span text:style-name="T4">1. Login to channels </text:span><text:span text:style-name="T4">with valid credentials</text:span></text:p>
            <text:p><text:span text:style-name="T4">2. Click Domain plans </text:span><text:span text:style-name="T4">link present on Home </text:span><text:span text:style-name="T4">page</text:span></text:p>
            <text:p><text:span text:style-name="T4">3. Click on Messages </text:span><text:span text:style-name="T4">tab. <text:s text:c="16"/></text:span></text:p>
          </table:table-cell>
          <table:table-cell table:style-name="ce67"/>
          <table:table-cell table:style-name="ce67" office:value-type="string">
            <text:p>1. Verify that the To drop down is present in the Messages tab</text:p>
          </table:table-cell>
          <table:table-cell table:style-name="ce100" office:value-type="string">
            <text:p>PASS</text:p>
          </table:table-cell>
          <table:table-cell table:style-name="ce67" office:value-type="string">
            <text:p>PASS</text:p>
          </table:table-cell>
          <table:table-cell table:style-name="ce67" table:number-columns-repeated="4"/>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8</text:span>_Message&amp;EmailIndivisual</text:p>
          </table:table-cell>
          <table:table-cell table:style-name="ce67" office:value-type="string">
            <text:p>L0</text:p>
          </table:table-cell>
          <table:table-cell table:style-name="ce67" office:value-type="string">
            <text:p>Send Message &amp; email <text:s/>to individual</text:p>
          </table:table-cell>
          <table:table-cell table:style-name="ce67"/>
          <table:table-cell table:style-name="ce67" office:value-type="string">
            <text:p>1.Login to channels with valid credentials</text:p>
            <text:p>2. Click Domain plans link present on Home page</text:p>
            <text:p>3. Under the Message tab select the user from the list</text:p>
            <text:p>4. Enter the message in message body</text:p>
            <text:p>5. Click on 'Send &amp; Email' Button</text:p>
          </table:table-cell>
          <table:table-cell table:style-name="ce67" office:value-type="string">
            <text:p/>
            <text:p/>
            <text:p>Message=”Message1”</text:p>
          </table:table-cell>
          <table:table-cell table:style-name="ce67" office:value-type="string">
            <text:p>1. Verify that message &amp; email <text:s/>is sent to the selected recipi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09</text:span>_SendMessageEmailToEveryone</text:p>
          </table:table-cell>
          <table:table-cell table:style-name="ce67" office:value-type="string">
            <text:p>L0</text:p>
          </table:table-cell>
          <table:table-cell table:style-name="ce67" office:value-type="string">
            <text:p>Send message &amp; email <text:s/>to everyone</text:p>
          </table:table-cell>
          <table:table-cell table:style-name="ce67"/>
          <table:table-cell table:style-name="ce67" office:value-type="string">
            <text:p>1.Login to channels with valid credentials</text:p>
            <text:p>2. Click Domain plans link present on Home page</text:p>
            <text:p>3. Under the Message tab select option 'Everyone' from the list</text:p>
            <text:p>4. Enter the message in message body</text:p>
            <text:p>5. Click on 'Send &amp; Email' Button</text:p>
          </table:table-cell>
          <table:table-cell table:style-name="ce67" office:value-type="string">
            <text:p/>
            <text:p>Message=”Message1”</text:p>
          </table:table-cell>
          <table:table-cell table:style-name="ce67" office:value-type="string">
            <text:p>1. Verify that message &amp; email <text:s/>is sent to every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0</text:span>_Message&amp;EmailToPlanners</text:p>
          </table:table-cell>
          <table:table-cell table:style-name="ce67" office:value-type="string">
            <text:p>L0</text:p>
          </table:table-cell>
          <table:table-cell table:style-name="ce67" office:value-type="string">
            <text:p>Send message &amp; email to All Planners</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Enter the message in message body</text:p>
            <text:p>5. Click on 'Send &amp; Email' Button</text:p>
          </table:table-cell>
          <table:table-cell table:style-name="ce67" office:value-type="string">
            <text:p/>
            <text:p>Message=”There is no issue”</text:p>
          </table:table-cell>
          <table:table-cell table:style-name="ce67" office:value-type="string">
            <text:p>1. Verify that message &amp; email <text:s/>is send to all the planners</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6">
          <table:table-cell table:style-name="ce67" office:value-type="string">
            <text:p><text:span text:style-name="T3">SP0011</text:span>_SendBlankMessage</text:p>
          </table:table-cell>
          <table:table-cell table:style-name="ce67" office:value-type="string">
            <text:p>L2</text:p>
          </table:table-cell>
          <table:table-cell table:style-name="ce67" office:value-type="string">
            <text:p>Send Blank message</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 Keep message body blank</text:p>
            <text:p>5. Click on 'Send' Button</text:p>
          </table:table-cell>
          <table:table-cell table:style-name="ce67" office:value-type="string">
            <text:p/>
            <text:p>Message=</text:p>
            <text:p>” <text:s text:c="12"/>“ </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7">
          <table:table-cell table:style-name="ce69" office:value-type="string">
            <text:p><text:span text:style-name="T3">SP0012</text:span>_SendMessageAsBlankSpace</text:p>
          </table:table-cell>
          <table:table-cell table:style-name="ce69" office:value-type="string">
            <text:p>L2</text:p>
          </table:table-cell>
          <table:table-cell table:style-name="ce69" office:value-type="string">
            <text:p>Sent Message as Blank Spaces</text:p>
          </table:table-cell>
          <table:table-cell table:style-name="ce69"/>
          <table:table-cell table:style-name="ce69" office:value-type="string">
            <text:p>1. Login to channels with valid credentials</text:p>
            <text:p>2. Click Domain plans link present on Home page</text:p>
            <text:p>3. Click the “Messages” tab</text:p>
            <text:p>4.Select “All Planners” or Single user from social panel “To” drop down</text:p>
            <text:p>4.Enter blank spaces in message text box</text:p>
            <text:p>5.Click 5-7 times on “Send” button continuously</text:p>
          </table:table-cell>
          <table:table-cell table:style-name="ce69" office:value-type="string">
            <text:p/>
            <text:p>Message=</text:p>
            <text:p>“ <text:s text:c="5"/>“</text:p>
          </table:table-cell>
          <table:table-cell table:style-name="ce69" office:value-type="string">
            <text:p>1. Proper error message should be displayed to the user as <text:s/>“Message is empty. Not sent”</text:p>
          </table:table-cell>
          <table:table-cell table:style-name="ce100" office:value-type="string">
            <text:p>PASS</text:p>
          </table:table-cell>
          <table:table-cell table:style-name="ce69" office:value-type="string">
            <text:p>PASS</text:p>
          </table:table-cell>
          <table:table-cell table:style-name="ce69" table:number-columns-repeated="4"/>
          <table:table-cell table:style-name="ce113" office:value-type="string">
            <text:p>YES</text:p>
          </table:table-cell>
          <table:table-cell table:style-name="ce85" office:value-type="string">
            <text:p>YES</text:p>
          </table:table-cell>
          <table:table-cell table:style-name="ce113" table:number-columns-repeated="1000"/>
          <table:table-cell table:number-columns-repeated="9"/>
        </table:table-row>
        <table:table-row table:style-name="ro56">
          <table:table-cell table:style-name="ce67" office:value-type="string">
            <text:p><text:span text:style-name="T3">SP0013</text:span>_SendBlankMessageAndEmail</text:p>
          </table:table-cell>
          <table:table-cell table:style-name="ce67" office:value-type="string">
            <text:p>L2</text:p>
          </table:table-cell>
          <table:table-cell table:style-name="ce67" office:value-type="string">
            <text:p>Send Blank message &amp; Email</text:p>
          </table:table-cell>
          <table:table-cell table:style-name="ce67"/>
          <table:table-cell table:style-name="ce67" office:value-type="string">
            <text:p>1. Login to channels with valid credentials</text:p>
            <text:p>2. Click Domain plans link present on Home page</text:p>
            <text:p>3. Under the Message tab select option 'All Planners' from the list</text:p>
            <text:p>4.Keep message body blank</text:p>
            <text:p>5.Click on 'Send &amp; Email' Button</text:p>
          </table:table-cell>
          <table:table-cell table:style-name="ce67" office:value-type="string">
            <text:p/>
            <text:p>Message=” <text:s text:c="5"/>“</text:p>
          </table:table-cell>
          <table:table-cell table:style-name="ce67" office:value-type="string">
            <text:p>1. Verify that error message should be displayed as</text:p>
            <text:p>'Message is empty. Not sen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4</text:span>_ResetMessage</text:p>
          </table:table-cell>
          <table:table-cell table:style-name="ce67" office:value-type="string">
            <text:p>L1</text:p>
          </table:table-cell>
          <table:table-cell table:style-name="ce67" office:value-type="string">
            <text:p>Reset Message</text:p>
          </table:table-cell>
          <table:table-cell table:style-name="ce67"/>
          <table:table-cell table:style-name="ce67" office:value-type="string">
            <text:p>1. Login to channels with valid credentials</text:p>
            <text:p>2. Click Domain plans link present on Home page</text:p>
            <text:p>3. Under the Message tab select option from the list</text:p>
            <text:p>4. Enter the message in message body</text:p>
            <text:p>5.Click on 'Reset' Button</text:p>
          </table:table-cell>
          <table:table-cell table:style-name="ce67" office:value-type="string">
            <text:p/>
            <text:p/>
            <text:p>message=”Message1”</text:p>
          </table:table-cell>
          <table:table-cell table:style-name="ce67" office:value-type="string">
            <text:p>1. Verify that the List &amp; contents of the message body are reset</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5</text:span>_DeleteSentMessages</text:p>
          </table:table-cell>
          <table:table-cell table:style-name="ce67" office:value-type="string">
            <text:p>L1</text:p>
          </table:table-cell>
          <table:table-cell table:style-name="ce67" office:value-type="string">
            <text:p>Delete Sent Messages</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Click on 'Delete message' option under 'more' pop up menu</text:p>
          </table:table-cell>
          <table:table-cell table:style-name="ce67"/>
          <table:table-cell table:style-name="ce67" office:value-type="string">
            <text:p>1. Verify that the message is deleted</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28">
          <table:table-cell table:style-name="ce67" office:value-type="string">
            <text:p><text:span text:style-name="T3">SP0016</text:span>_ResendEmail</text:p>
          </table:table-cell>
          <table:table-cell table:style-name="ce67" office:value-type="string">
            <text:p>L1</text:p>
          </table:table-cell>
          <table:table-cell table:style-name="ce67" office:value-type="string">
            <text:p>Resend Email</text:p>
          </table:table-cell>
          <table:table-cell table:style-name="ce67"/>
          <table:table-cell table:style-name="ce67" office:value-type="string">
            <text:p>1. Login to channels with valid credentials</text:p>
            <text:p>2. Click Domain plans link present on Home page</text:p>
            <text:p>3. Under the Message tab click on 'show sent' Link</text:p>
            <text:p>4. Click on 'Email this Message' option under 'more' pop up menu</text:p>
          </table:table-cell>
          <table:table-cell table:style-name="ce67"/>
          <table:table-cell table:style-name="ce67" office:value-type="string">
            <text:p>1. Verify that an email is sent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51">
          <table:table-cell table:style-name="ce67" office:value-type="string">
            <text:p><text:span text:style-name="T3">SP0017</text:span>_MessageReceivedLink</text:p>
          </table:table-cell>
          <table:table-cell table:style-name="ce67" office:value-type="string">
            <text:p>L1</text:p>
          </table:table-cell>
          <table:table-cell table:style-name="ce67" office:value-type="string">
            <text:p>“Message Received” Link</text:p>
          </table:table-cell>
          <table:table-cell table:style-name="ce67"/>
          <table:table-cell table:style-name="ce67" office:value-type="string">
            <text:p>1.Login to channels with valid credentials</text:p>
            <text:p>2. Click Domain plans link present on Home page</text:p>
            <text:p>3. Under the Message tab click on 'show sent' Link</text:p>
            <text:p>4. Under the Message tab click on 'show received' Link</text:p>
          </table:table-cell>
          <table:table-cell table:style-name="ce67"/>
          <table:table-cell table:style-name="ce67" office:value-type="string">
            <text:p>1. Verify that the received messages are displayed to the user</text:p>
          </table:table-cell>
          <table:table-cell table:style-name="ce100" office:value-type="string">
            <text:p>PASS</text:p>
          </table:table-cell>
          <table:table-cell table:style-name="ce67" office:value-type="string">
            <text:p>PASS</text:p>
          </table:table-cell>
          <table:table-cell table:style-name="ce67" table:number-columns-repeated="4"/>
          <table:table-cell office:value-type="string">
            <text:p>YES</text:p>
          </table:table-cell>
          <table:table-cell table:style-name="ce85" office:value-type="string">
            <text:p>YES</text:p>
          </table:table-cell>
          <table:table-cell table:number-columns-repeated="1009"/>
        </table:table-row>
        <table:table-row table:style-name="ro85">
          <table:table-cell table:style-name="ce69" office:value-type="string">
            <text:p><text:span text:style-name="T3">SP0018</text:span>_HideBroadCast</text:p>
          </table:table-cell>
          <table:table-cell table:style-name="ce69" office:value-type="string">
            <text:p>L1</text:p>
          </table:table-cell>
          <table:table-cell table:style-name="ce69" office:value-type="string">
            <text:p>“Show all messages” Link</text:p>
          </table:table-cell>
          <table:table-cell table:style-name="ce69"/>
          <table:table-cell table:style-name="ce69" office:value-type="string">
            <text:p/>
            <text:p>1.Login to channels with valid credentials</text:p>
            <text:p>2. Click Domain plans link present on Home page</text:p>
            <text:p>3. Under the Message tab click on 'Show all messages' Link</text:p>
          </table:table-cell>
          <table:table-cell table:style-name="ce69"/>
          <table:table-cell table:style-name="ce69" office:value-type="string">
            <text:p>1. Verify that the all the messages are displayed to the user</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38">
          <table:table-cell table:style-name="ce69" office:value-type="string">
            <text:p>SP0019_CalendarTabToday'sDetails</text:p>
          </table:table-cell>
          <table:table-cell table:style-name="ce69" office:value-type="string">
            <text:p>L1</text:p>
          </table:table-cell>
          <table:table-cell table:style-name="ce69" office:value-type="string">
            <text:p>Today's details</text:p>
          </table:table-cell>
          <table:table-cell table:style-name="ce69"/>
          <table:table-cell table:style-name="ce56" office:value-type="string">
            <text:p><text:span text:style-name="T5">1.Login to channels </text:span><text:span text:style-name="T5">with valid credentials</text:span></text:p>
            <text:p><text:span text:style-name="T5">2. Click Domain plans </text:span><text:span text:style-name="T5">link present on Home </text:span><text:span text:style-name="T5">page</text:span></text:p>
            <text:p><text:span text:style-name="T5">3.Click on the </text:span><text:span text:style-name="T5">'Calendar' tab</text:span></text:p>
            <text:p><text:span text:style-name="T5">4.Click on Today </text:span><text:span text:style-name="T5">button</text:span></text:p>
          </table:table-cell>
          <table:table-cell table:style-name="ce69"/>
          <table:table-cell table:style-name="ce56" office:value-type="string">
            <text:p>1. Verify that Today's date and details can be seen</text:p>
          </table:table-cell>
          <table:table-cell table:style-name="ce100" office:value-type="string">
            <text:p>PASS</text:p>
          </table:table-cell>
          <table:table-cell table:style-name="ce69" office:value-type="string">
            <text:p>PASS</text:p>
          </table:table-cell>
          <table:table-cell table:style-name="ce69" table:number-columns-repeated="4"/>
          <table:table-cell office:value-type="string">
            <text:p>YES</text:p>
          </table:table-cell>
          <table:table-cell table:style-name="ce85" office:value-type="string">
            <text:p>YES</text:p>
          </table:table-cell>
          <table:table-cell table:number-columns-repeated="1009"/>
        </table:table-row>
        <table:table-row table:style-name="ro19">
          <table:table-cell table:style-name="ce105" office:value-type="string">
            <text:p>SP0020_Grammar&amp;Spelling</text:p>
          </table:table-cell>
          <table:table-cell table:style-name="ce105" office:value-type="string">
            <text:p>L3</text:p>
          </table:table-cell>
          <table:table-cell table:style-name="ce105" office:value-type="string">
            <text:p>Grammar and Spelling in the social panel </text:p>
          </table:table-cell>
          <table:table-cell table:style-name="ce105"/>
          <table:table-cell table:style-name="ce111" office:value-type="string">
            <text:p><text:span text:style-name="T1">1.Login to channels </text:span><text:span text:style-name="T1">with valid credentials</text:span></text:p>
            <text:p><text:span text:style-name="T1">2. Click Domain plans </text:span><text:span text:style-name="T1">link present on Home </text:span><text:span text:style-name="T1">page</text:span></text:p>
            <text:p><text:span text:style-name="T1">3. See the Social panel</text:span></text:p>
          </table:table-cell>
          <table:table-cell table:style-name="ce105"/>
          <table:table-cell table:style-name="ce105" office:value-type="string">
            <text:p>1. Verify that there is no grammar or spelling mistake.</text:p>
          </table:table-cell>
          <table:table-cell table:style-name="ce100"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85" office:value-type="string">
            <text:p>YES</text:p>
          </table:table-cell>
          <table:table-cell table:style-name="ce53" table:number-columns-repeated="998"/>
          <table:table-cell table:style-name="ce42" table:number-columns-repeated="2"/>
          <table:table-cell table:number-columns-repeated="9"/>
        </table:table-row>
        <table:table-row table:style-name="ro1" table:number-rows-repeated="13">
          <table:table-cell/>
          <table:table-cell table:style-name="Default" table:number-columns-repeated="1014"/>
          <table:table-cell table:number-columns-repeated="9"/>
        </table:table-row>
        <table:table-row table:style-name="ro1">
          <table:table-cell table:number-columns-repeated="1024"/>
        </table:table-row>
        <table:table-row table:style-name="ro1" table:number-rows-repeated="3">
          <table:table-cell/>
          <table:table-cell table:style-name="Default" table:number-columns-repeated="1014"/>
          <table:table-cell table:number-columns-repeated="9"/>
        </table:table-row>
        <table:table-row table:style-name="ro1" table:number-rows-repeated="65498">
          <table:table-cell table:number-columns-repeated="1024"/>
        </table:table-row>
        <table:table-row table:style-name="ro1">
          <table:table-cell table:number-columns-repeated="1024"/>
        </table:table-row>
      </table:table>
      <table:table table:name="Display_Control" table:style-name="ta3" table:print="false">
        <office:forms form:automatic-focus="false" form:apply-design-mode="false"/>
        <table:table-column table:style-name="co168" table:default-cell-style-name="ce363"/>
        <table:table-column table:style-name="co169" table:default-cell-style-name="ce363"/>
        <table:table-column table:style-name="co170" table:default-cell-style-name="ce363"/>
        <table:table-column table:style-name="co171" table:default-cell-style-name="ce363"/>
        <table:table-column table:style-name="co172" table:default-cell-style-name="ce363"/>
        <table:table-column table:style-name="co15" table:default-cell-style-name="ce363"/>
        <table:table-column table:style-name="co173" table:default-cell-style-name="ce363"/>
        <table:table-column table:style-name="co174" table:default-cell-style-name="ce363"/>
        <table:table-column table:style-name="co175" table:default-cell-style-name="ce363"/>
        <table:table-column table:style-name="co15" table:default-cell-style-name="ce363"/>
        <table:table-column table:style-name="co176" table:default-cell-style-name="ce363"/>
        <table:table-column table:style-name="co177" table:default-cell-style-name="ce363"/>
        <table:table-column table:style-name="co55" table:default-cell-style-name="ce363"/>
        <table:table-column table:style-name="co178" table:default-cell-style-name="ce363"/>
        <table:table-column table:style-name="co179" table:default-cell-style-name="ce363"/>
        <table:table-column table:style-name="co55" table:number-columns-repeated="1001" table:default-cell-style-name="ce363"/>
        <table:table-column table:style-name="co55" table:default-cell-style-name="ce127"/>
        <table:table-column table:style-name="co18" table:default-cell-style-name="ce127"/>
        <table:table-column table:style-name="co55" table:number-columns-repeated="5" table:default-cell-style-name="Default"/>
        <table:table-column table:style-name="co18" table:default-cell-style-name="Default"/>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number-columns-repeated="6"/>
        </table:table-row>
        <table:table-row table:style-name="ro211">
          <table:table-cell table:style-name="ce361" office:value-type="string">
            <text:p>DC0001_ViewLegend</text:p>
          </table:table-cell>
          <table:table-cell table:style-name="ce361" office:value-type="string">
            <text:p>L1</text:p>
          </table:table-cell>
          <table:table-cell table:style-name="ce361" office:value-type="string">
            <text:p>Show Legend</text:p>
          </table:table-cell>
          <table:table-cell table:style-name="ce361"/>
          <table:table-cell table:style-name="ce361" office:value-type="string">
            <text:p>1. Login to channels with valid credentials</text:p>
            <text:p>2. Click on the 'Collaboration Model' Link</text:p>
          </table:table-cell>
          <table:table-cell table:style-name="ce361"/>
          <table:table-cell table:style-name="ce361" office:value-type="string">
            <text:p>1. Verify that Legend can be seen</text:p>
          </table:table-cell>
          <table:table-cell table:style-name="ce361" office:value-type="string">
            <text:p>1. Flow Diagram legend can be seen</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212">
          <table:table-cell table:style-name="ce361" office:value-type="string">
            <text:p>DC0002_ClickLegend</text:p>
          </table:table-cell>
          <table:table-cell table:style-name="ce361" office:value-type="string">
            <text:p>L1</text:p>
          </table:table-cell>
          <table:table-cell table:style-name="ce361" office:value-type="string">
            <text:p>Clicking Legend</text:p>
          </table:table-cell>
          <table:table-cell table:style-name="ce361"/>
          <table:table-cell table:style-name="ce361" office:value-type="string">
            <text:p>1. Login to channels with valid credentials <text:s text:c="14"/>2. Click on 'Collaboration Model' Link <text:s text:c="9"/><text:s text:c="13"/>3. Click on Legend icon</text:p>
          </table:table-cell>
          <table:table-cell table:style-name="ce361"/>
          <table:table-cell table:style-name="ce361" office:value-type="string">
            <text:p>1. Verify that Flow Diagram legend can be selected. <text:s text:c="11"/>2. Verify that on clicking, a window with title “Flow Diagram Legend” gets opened with the illustration of all the Flow Diagram icons with the description of their usage.</text:p>
          </table:table-cell>
          <table:table-cell table:style-name="ce361" office:value-type="string">
            <text:p>1. Flow Diagram legend can be selected. <text:s text:c="41"/>2. On clicking, a window with title “Flow Diagram Legend” gets opened with the illustration of all the Flow Diagram icons with the description of their usage.</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212">
          <table:table-cell table:style-name="ce361" office:value-type="string">
            <text:p>DC0003_CloseDiagramLegend</text:p>
          </table:table-cell>
          <table:table-cell table:style-name="ce361" office:value-type="string">
            <text:p>L1</text:p>
          </table:table-cell>
          <table:table-cell table:style-name="ce361" office:value-type="string">
            <text:p>Closing the window “Flow Diagram Legend”</text:p>
          </table:table-cell>
          <table:table-cell table:style-name="ce361"/>
          <table:table-cell table:style-name="ce361" office:value-type="string">
            <text:p>1. Login to channels with valid credentials <text:s text:c="14"/>2. Click on 'Collaboration Model' Link <text:s text:c="9"/><text:s text:c="13"/>3. Click on Legend icon. <text:s/><text:s text:c="51"/>4. Click on 'X' Button of the window “Flow Diagram Legend”</text:p>
          </table:table-cell>
          <table:table-cell table:style-name="ce361"/>
          <table:table-cell table:style-name="ce361" office:value-type="string">
            <text:p>1. Verify that the 'X' Button can be clicked. <text:s text:c="30"/>2. Verify that the window “Flow Diagram Legend” gets closed.</text:p>
          </table:table-cell>
          <table:table-cell table:style-name="ce361" office:value-type="string">
            <text:p>1. Window “Flow Diagram Legend” gets closed</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212">
          <table:table-cell table:style-name="ce361" office:value-type="string">
            <text:p>DC0004_MinimizeFlowDiagramLegend</text:p>
          </table:table-cell>
          <table:table-cell table:style-name="ce361" office:value-type="string">
            <text:p>L1</text:p>
          </table:table-cell>
          <table:table-cell table:style-name="ce361" office:value-type="string">
            <text:p>Minimizing the window “Flow Diagram Legend”</text:p>
          </table:table-cell>
          <table:table-cell table:style-name="ce361"/>
          <table:table-cell table:style-name="ce361" office:value-type="string">
            <text:p>1. Login to channels with valid credientials 2. Click on 'Collaboration Model' Link <text:s text:c="9"/><text:s text:c="17"/>3. Click on 'Legend' icon. <text:s text:c="48"/><text:s text:c="2"/>4. Click on '-' Button of the window “Flow Diagram Legend”</text:p>
          </table:table-cell>
          <table:table-cell table:style-name="ce361"/>
          <table:table-cell table:style-name="ce361" office:value-type="string">
            <text:p>1.Verify that the '-' Button can be clicked. <text:s text:c="32"/>2. Verify that the window “Flow Diagram Legend” gets minimized.</text:p>
          </table:table-cell>
          <table:table-cell table:style-name="ce361" office:value-type="string">
            <text:p>1. Window “Flow Diagram Legend” gets minimized</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212">
          <table:table-cell table:style-name="ce361" office:value-type="string">
            <text:p>DC0005_RestoreFlowDiagramLegend</text:p>
          </table:table-cell>
          <table:table-cell table:style-name="ce361" office:value-type="string">
            <text:p>L1</text:p>
          </table:table-cell>
          <table:table-cell table:style-name="ce361" office:value-type="string">
            <text:p>Maximizing the window “Flow Diagram Legend”</text:p>
          </table:table-cell>
          <table:table-cell table:style-name="ce361"/>
          <table:table-cell table:style-name="ce101" office:value-type="string">
            <text:p>1. Login to channels with valid credientials <text:s text:c="11"/>2. Click on 'Collaboration Model' Link <text:s text:c="9"/><text:s text:c="15"/>3. Click on 'Legend' icon. <text:s text:c="48"/><text:s text:c="2"/>4. Click on Restore Icon of the window “Flow Diagram Legend”</text:p>
          </table:table-cell>
          <table:table-cell table:style-name="ce361"/>
          <table:table-cell table:style-name="ce361" office:value-type="string">
            <text:p>1.Verify that the Restore Icon can be clicked. <text:s text:c="26"/>2. Verify that the window “Flow Diagram Legend” gets restored.</text:p>
          </table:table-cell>
          <table:table-cell table:style-name="ce361" office:value-type="string">
            <text:p>1. Window “Flow Diagram Legend” gets restored.</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212">
          <table:table-cell table:style-name="ce111" office:value-type="string">
            <text:p>DC0006_StretchShrinkForms</text:p>
          </table:table-cell>
          <table:table-cell table:style-name="ce111" office:value-type="string">
            <text:p>L1</text:p>
          </table:table-cell>
          <table:table-cell table:style-name="ce111" office:value-type="string">
            <text:p>Visibility of the Icon</text:p>
          </table:table-cell>
          <table:table-cell table:style-name="ce111"/>
          <table:table-cell table:style-name="ce113" office:value-type="string">
            <text:p>1. Login to channels with valid credentials <text:s text:c="12"/>2. Click on 'Collaboration Model' Link. </text:p>
          </table:table-cell>
          <table:table-cell table:style-name="ce111"/>
          <table:table-cell table:style-name="ce111" office:value-type="string">
            <text:p>1. Verify that Stretch/Shrink Icon can be seen</text:p>
          </table:table-cell>
          <table:table-cell table:style-name="ce111" office:value-type="string">
            <text:p>1. Stretch/Shrink Icon can be seen.</text:p>
          </table:table-cell>
          <table:table-cell table:style-name="ce111" office:value-type="string">
            <text:p>PASS</text:p>
          </table:table-cell>
          <table:table-cell table:style-name="ce74"/>
          <table:table-cell table:style-name="ce111" table:number-columns-repeated="3"/>
          <table:table-cell table:style-name="ce368" table:number-columns-repeated="2"/>
          <table:table-cell table:style-name="ce370" table:number-columns-repeated="1001"/>
          <table:table-cell table:style-name="ce372" table:number-columns-repeated="2"/>
          <table:table-cell table:style-name="ce42" table:number-columns-repeated="6"/>
        </table:table-row>
        <table:table-row table:style-name="ro213">
          <table:table-cell table:style-name="ce361" office:value-type="string">
            <text:p>DC0006_ClickStretchShrinkForms</text:p>
          </table:table-cell>
          <table:table-cell table:style-name="ce361" office:value-type="string">
            <text:p>L1</text:p>
          </table:table-cell>
          <table:table-cell table:style-name="ce361" office:value-type="string">
            <text:p>Stretch up forms / Shrink back forms</text:p>
          </table:table-cell>
          <table:table-cell table:style-name="ce361"/>
          <table:table-cell table:style-name="ce364" office:value-type="string">
            <text:p>1. Login to channels with valid credentials</text:p>
            <text:p>2. Click on 'Collaboration Model' Link</text:p>
            <text:p>3. Click on Stretch up forms icon</text:p>
            <text:p>4. Click on Shrink back forms icon</text:p>
          </table:table-cell>
          <table:table-cell table:style-name="ce361"/>
          <table:table-cell table:style-name="ce361" office:value-type="string">
            <text:p>1. Verify that form can be stretch up</text:p>
            <text:p>2. Verify that form can be shrink back</text:p>
          </table:table-cell>
          <table:table-cell table:style-name="ce361" office:value-type="string">
            <text:p>1. The form can be stretched up</text:p>
            <text:p>2. The form can be shrinked</text:p>
          </table:table-cell>
          <table:table-cell table:style-name="ce361" office:value-type="string">
            <text:p>PASS</text:p>
          </table:table-cell>
          <table:table-cell table:style-name="ce23"/>
          <table:table-cell table:style-name="ce361" table:number-columns-repeated="2"/>
          <table:table-cell table:style-name="ce361" office:value-type="string">
            <text:p>YES</text:p>
          </table:table-cell>
          <table:table-cell table:style-name="ce367" table:number-columns-repeated="2"/>
          <table:table-cell table:number-columns-repeated="1009"/>
        </table:table-row>
        <table:table-row table:style-name="ro213">
          <table:table-cell table:style-name="ce361" office:value-type="string">
            <text:p>DC0007_ReduceShowNormalSizedFlowMap</text:p>
          </table:table-cell>
          <table:table-cell table:style-name="ce361" office:value-type="string">
            <text:p>L1</text:p>
          </table:table-cell>
          <table:table-cell table:style-name="ce361" office:value-type="string">
            <text:p>Visibility of the Icon</text:p>
          </table:table-cell>
          <table:table-cell table:style-name="ce361"/>
          <table:table-cell table:style-name="ce365" office:value-type="string">
            <text:p>1. Login to channels with valid credentials <text:s text:c="12"/>2. Click on 'Collaboration Model' Link. </text:p>
          </table:table-cell>
          <table:table-cell table:style-name="ce361"/>
          <table:table-cell table:style-name="ce361" office:value-type="string">
            <text:p>1. Verify that Icon can be seen</text:p>
          </table:table-cell>
          <table:table-cell table:style-name="ce361" office:value-type="string">
            <text:p>1. Icon is visible.</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214">
          <table:table-cell table:style-name="ce361" office:value-type="string">
            <text:p>DC0008_ClickReduceShowNormalSizedFlowMap</text:p>
          </table:table-cell>
          <table:table-cell table:style-name="ce361" office:value-type="string">
            <text:p>L1</text:p>
          </table:table-cell>
          <table:table-cell table:style-name="ce361" office:value-type="string">
            <text:p>Reduce flow map to fit / Show flow map at normal size</text:p>
          </table:table-cell>
          <table:table-cell table:style-name="ce361"/>
          <table:table-cell table:style-name="ce364" office:value-type="string">
            <text:p>1. Login to channels with valid credientials</text:p>
            <text:p>2. Click on 'Collaboration Model' Link</text:p>
            <text:p>3. Click on 'Reduce flow map to fit' icon</text:p>
            <text:p>4. Click on 'Show Map at Normal Size' <text:s/>icon</text:p>
          </table:table-cell>
          <table:table-cell table:style-name="ce361"/>
          <table:table-cell table:style-name="ce361" office:value-type="string">
            <text:p>1. Verify that flow map is reduced to fit within the</text:p>
            <text:p>Available space</text:p>
            <text:p>2. Verify the flow map reverts to its normal size.</text:p>
          </table:table-cell>
          <table:table-cell table:style-name="ce361" office:value-type="string">
            <text:p>1. The flow map is reduced to fit within the available space</text:p>
            <text:p>2. The flow map reverts to its normal size.</text:p>
          </table:table-cell>
          <table:table-cell table:style-name="ce361" office:value-type="string">
            <text:p>PASS</text:p>
          </table:table-cell>
          <table:table-cell table:style-name="ce23"/>
          <table:table-cell table:style-name="ce361" table:number-columns-repeated="2"/>
          <table:table-cell table:style-name="ce361" office:value-type="string">
            <text:p>YES</text:p>
          </table:table-cell>
          <table:table-cell table:style-name="ce367" table:number-columns-repeated="2"/>
          <table:table-cell table:number-columns-repeated="1009"/>
        </table:table-row>
        <table:table-row table:style-name="ro214">
          <table:table-cell table:style-name="ce361" office:value-type="string">
            <text:p>DC0009_MaximizeMinimizeFlowMap</text:p>
          </table:table-cell>
          <table:table-cell table:style-name="ce361" office:value-type="string">
            <text:p>L1</text:p>
          </table:table-cell>
          <table:table-cell table:style-name="ce361" office:value-type="string">
            <text:p>Visibility of the Icon</text:p>
          </table:table-cell>
          <table:table-cell table:style-name="ce361"/>
          <table:table-cell table:style-name="ce365" office:value-type="string">
            <text:p>1. Login to channels with valid credentials <text:s text:c="12"/>2. Click on 'Collaboration Model' Link. </text:p>
          </table:table-cell>
          <table:table-cell table:style-name="ce361"/>
          <table:table-cell table:style-name="ce361" office:value-type="string">
            <text:p>1.Verify that Icon can be seen.</text:p>
          </table:table-cell>
          <table:table-cell table:style-name="ce361" office:value-type="string">
            <text:p>1. Icon is visible.</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90">
          <table:table-cell table:style-name="ce361" office:value-type="string">
            <text:p>DC0010_ClickMaximizeMinimizeFlowMap</text:p>
          </table:table-cell>
          <table:table-cell table:style-name="ce361" office:value-type="string">
            <text:p>L1</text:p>
          </table:table-cell>
          <table:table-cell table:style-name="ce361" office:value-type="string">
            <text:p>Maximize / Minimize flow map</text:p>
          </table:table-cell>
          <table:table-cell table:style-name="ce361"/>
          <table:table-cell table:style-name="ce364" office:value-type="string">
            <text:p>1. Login to channels with valid credientials</text:p>
            <text:p>2. Click on 'Collaboration Model' Link</text:p>
            <text:p>3. Click on Maximize Icon</text:p>
            <text:p>4. Click on Minimize Icon</text:p>
          </table:table-cell>
          <table:table-cell table:style-name="ce361"/>
          <table:table-cell table:style-name="ce361" office:value-type="string">
            <text:p>1. Verify that flow map can be maximized to use all of</text:p>
            <text:p>the screen <text:s/>Space allocated to plan editor <text:s text:c="32"/>2. Verify that flow map can be minimized</text:p>
          </table:table-cell>
          <table:table-cell table:style-name="ce361" office:value-type="string">
            <text:p>1. The flow map can be maximized to use all of</text:p>
            <text:p>the screen Space allocated to plan editor <text:s text:c="37"/>2. The flow map can be minimized.</text:p>
          </table:table-cell>
          <table:table-cell table:style-name="ce361" office:value-type="string">
            <text:p>PASS</text:p>
          </table:table-cell>
          <table:table-cell table:style-name="ce23"/>
          <table:table-cell table:style-name="ce361" table:number-columns-repeated="2"/>
          <table:table-cell table:style-name="ce361" office:value-type="string">
            <text:p>YES</text:p>
          </table:table-cell>
          <table:table-cell table:style-name="ce367" table:number-columns-repeated="2"/>
          <table:table-cell table:number-columns-repeated="1009"/>
        </table:table-row>
        <table:table-row table:style-name="ro90">
          <table:table-cell table:style-name="ce361" office:value-type="string">
            <text:p>DC0011_ShowHideGoals</text:p>
          </table:table-cell>
          <table:table-cell table:style-name="ce361" office:value-type="string">
            <text:p>L1</text:p>
          </table:table-cell>
          <table:table-cell table:style-name="ce361" office:value-type="string">
            <text:p>Visibility of the Icon</text:p>
          </table:table-cell>
          <table:table-cell table:style-name="ce361"/>
          <table:table-cell table:style-name="ce365" office:value-type="string">
            <text:p>1. Login to channels with valid credentials <text:s text:c="12"/>2. Click on 'Collaboration Model' Link. </text:p>
          </table:table-cell>
          <table:table-cell table:style-name="ce361"/>
          <table:table-cell table:style-name="ce361" office:value-type="string">
            <text:p>1.Verify that Icon can be seen.</text:p>
          </table:table-cell>
          <table:table-cell table:style-name="ce361" office:value-type="string">
            <text:p>1. Icon is visible.</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215">
          <table:table-cell table:style-name="ce361" office:value-type="string">
            <text:p>DC0012_ClickShowHideGoals</text:p>
          </table:table-cell>
          <table:table-cell table:style-name="ce361" office:value-type="string">
            <text:p>L1</text:p>
          </table:table-cell>
          <table:table-cell table:style-name="ce361" office:value-type="string">
            <text:p>Show / Hide Goals</text:p>
          </table:table-cell>
          <table:table-cell table:style-name="ce361"/>
          <table:table-cell table:style-name="ce361" office:value-type="string">
            <text:p>1. Login to channels with valid credientials</text:p>
            <text:p>2. Click on 'Collaboration Model' Link</text:p>
            <text:p>3. Click on show goals icon</text:p>
            <text:p>4. Click on hide goals icon</text:p>
          </table:table-cell>
          <table:table-cell table:style-name="ce361"/>
          <table:table-cell table:style-name="ce361" office:value-type="string">
            <text:p>1. Verify that Goals (gains) and risks are displayed on flow map</text:p>
            <text:p>2. Verify that goals gets hidden.</text:p>
          </table:table-cell>
          <table:table-cell table:style-name="ce361" office:value-type="string">
            <text:p>1.The Goals (gains) and risks are displayed on flow map</text:p>
            <text:p>2. The goals gets hidden.</text:p>
          </table:table-cell>
          <table:table-cell table:style-name="ce361" office:value-type="string">
            <text:p>PASS</text:p>
          </table:table-cell>
          <table:table-cell table:style-name="ce23"/>
          <table:table-cell table:style-name="ce361" table:number-columns-repeated="2"/>
          <table:table-cell table:style-name="ce361" office:value-type="string">
            <text:p>NO</text:p>
          </table:table-cell>
          <table:table-cell table:style-name="ce367" table:number-columns-repeated="2"/>
          <table:table-cell table:number-columns-repeated="1009"/>
        </table:table-row>
        <table:table-row table:style-name="ro215">
          <table:table-cell table:style-name="ce361" office:value-type="string">
            <text:p>DC0013_ShowHideInfoNeedsAndCapabilities</text:p>
          </table:table-cell>
          <table:table-cell table:style-name="ce361" office:value-type="string">
            <text:p>L1</text:p>
          </table:table-cell>
          <table:table-cell table:style-name="ce361" office:value-type="string">
            <text:p>Visibility of the Icon</text:p>
          </table:table-cell>
          <table:table-cell table:style-name="ce361"/>
          <table:table-cell table:style-name="ce361" office:value-type="string">
            <text:p>1. Login to channels with valid credentials. <text:s text:c="13"/>2. Click on 'Collaboration Model' link.</text:p>
          </table:table-cell>
          <table:table-cell table:style-name="ce361"/>
          <table:table-cell table:style-name="ce361" office:value-type="string">
            <text:p>1. Verify that the Icon can be seen.</text:p>
          </table:table-cell>
          <table:table-cell table:style-name="ce361" office:value-type="string">
            <text:p>1. Icon is visible.</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92">
          <table:table-cell table:style-name="ce362" office:value-type="string">
            <text:p>DC0014_ShowHideInfoNeedsAndCapabilities</text:p>
          </table:table-cell>
          <table:table-cell table:style-name="ce362" office:value-type="string">
            <text:p>L1</text:p>
          </table:table-cell>
          <table:table-cell table:style-name="ce362" office:value-type="string">
            <text:p>Show / Hide Info needs and capabilities</text:p>
          </table:table-cell>
          <table:table-cell table:style-name="ce362"/>
          <table:table-cell table:style-name="ce366" office:value-type="string">
            <text:p>1. Login to channels with valid credientials</text:p>
            <text:p>2. Click on 'Collaboration Model' Link</text:p>
            <text:p>3. Click on show info needs and capabilities icon</text:p>
            <text:p>4. Click on hide info needs and capabilities icon</text:p>
          </table:table-cell>
          <table:table-cell table:style-name="ce362"/>
          <table:table-cell table:style-name="ce362" office:value-type="string">
            <text:p>1. Verify that when planner clicks on icon it display info needs And capabilities (tasks connected by arrows to square dots)</text:p>
            <text:p>2. Verify that clicking icon hides the info needs and capabilities</text:p>
          </table:table-cell>
          <table:table-cell table:style-name="ce362" office:value-type="string">
            <text:p>1. When planner clicks on icon 'Show Info needs' <text:s/>, it does not display info needs and capabilities (tasks connected by arrows to square dots)</text:p>
            <text:p>2. On clicking icon 'Hide Info needs' hides the info needs and capabilities</text:p>
          </table:table-cell>
          <table:table-cell table:style-name="ce362" office:value-type="string">
            <text:p>FAIL</text:p>
          </table:table-cell>
          <table:table-cell table:style-name="ce352"/>
          <table:table-cell table:style-name="ce362" table:number-columns-repeated="3"/>
          <table:table-cell table:style-name="ce369" table:number-columns-repeated="2"/>
          <table:table-cell table:style-name="ce371" table:number-columns-repeated="1001"/>
          <table:table-cell table:style-name="ce373" table:number-columns-repeated="2"/>
          <table:table-cell table:style-name="ce61" table:number-columns-repeated="6"/>
        </table:table-row>
        <table:table-row table:style-name="ro93">
          <table:table-cell table:style-name="ce361" office:value-type="string">
            <text:p>DC0015_HideShowNotRealizable</text:p>
          </table:table-cell>
          <table:table-cell table:style-name="ce361" office:value-type="string">
            <text:p>L1</text:p>
          </table:table-cell>
          <table:table-cell table:style-name="ce361" office:value-type="string">
            <text:p>Hide /Show not realizable</text:p>
          </table:table-cell>
          <table:table-cell table:style-name="ce361"/>
          <table:table-cell table:style-name="ce364" office:value-type="string">
            <text:p>1. Login to channels with valid credentials </text:p>
            <text:p>2. Click on <text:s/>'Collaboration Model' Link</text:p>
            <text:p><text:s/>3. Click on Hide not realizable icon.</text:p>
            <text:p>4. Click on Show all icon.</text:p>
          </table:table-cell>
          <table:table-cell table:style-name="ce361"/>
          <table:table-cell table:style-name="ce361" office:value-type="string">
            <text:p>1. Verify that task -default or all flow map gets hidden</text:p>
          </table:table-cell>
          <table:table-cell table:style-name="ce361" office:value-type="string">
            <text:p>1. The task -default or all flow map gets hidden.</text:p>
          </table:table-cell>
          <table:table-cell table:style-name="ce361" office:value-type="string">
            <text:p>PASS</text:p>
          </table:table-cell>
          <table:table-cell table:style-name="ce23"/>
          <table:table-cell table:style-name="ce361" table:number-columns-repeated="3"/>
          <table:table-cell table:style-name="ce367" table:number-columns-repeated="2"/>
          <table:table-cell table:number-columns-repeated="1009"/>
        </table:table-row>
        <table:table-row table:style-name="ro1" table:number-rows-repeated="2">
          <table:table-cell table:number-columns-repeated="4"/>
          <table:table-cell table:style-name="ce127"/>
          <table:table-cell/>
          <table:table-cell table:style-name="ce127"/>
          <table:table-cell table:number-columns-repeated="1017"/>
        </table:table-row>
        <table:table-row table:style-name="ro1" table:number-rows-repeated="65516">
          <table:table-cell table:number-columns-repeated="1024"/>
        </table:table-row>
        <table:table-row table:style-name="ro1">
          <table:table-cell table:style-name="ce23" table:number-columns-repeated="1016"/>
          <table:table-cell table:number-columns-repeated="8"/>
        </table:table-row>
      </table:table>
      <table:table table:name="Collaboration_Panel" table:style-name="ta3" table:print="false">
        <office:forms form:automatic-focus="false" form:apply-design-mode="false"/>
        <table:table-column table:style-name="co180" table:default-cell-style-name="ce135"/>
        <table:table-column table:style-name="co59" table:default-cell-style-name="ce135"/>
        <table:table-column table:style-name="co181" table:default-cell-style-name="ce135"/>
        <table:table-column table:style-name="co182" table:default-cell-style-name="ce135"/>
        <table:table-column table:style-name="co183" table:default-cell-style-name="ce375"/>
        <table:table-column table:style-name="co184" table:default-cell-style-name="ce139"/>
        <table:table-column table:style-name="co185" table:default-cell-style-name="ce378"/>
        <table:table-column table:style-name="co65" table:default-cell-style-name="ce139"/>
        <table:table-column table:style-name="co186" table:default-cell-style-name="ce135"/>
        <table:table-column table:style-name="co67" table:default-cell-style-name="ce135"/>
        <table:table-column table:style-name="co55" table:default-cell-style-name="ce135"/>
        <table:table-column table:style-name="co187" table:default-cell-style-name="ce135"/>
        <table:table-column table:style-name="co188" table:default-cell-style-name="ce146"/>
        <table:table-column table:style-name="co55" table:number-columns-repeated="995" table:default-cell-style-name="ce135"/>
        <table:table-column table:style-name="co55" table:default-cell-style-name="ce21"/>
        <table:table-column table:style-name="co18" table:default-cell-style-name="ce21"/>
        <table:table-column table:style-name="co55" table:number-columns-repeated="3" table:default-cell-style-name="ce78"/>
        <table:table-column table:style-name="co18" table:number-columns-repeated="2" table:default-cell-style-name="ce78"/>
        <table:table-column table:style-name="co55" table:number-columns-repeated="3" table:default-cell-style-name="ce78"/>
        <table:table-column table:style-name="co18" table:number-columns-repeated="2" table:default-cell-style-name="ce78"/>
        <table:table-column table:style-name="co55" table:number-columns-repeated="3" table:default-cell-style-name="ce78"/>
        <table:table-column table:style-name="co18" table:default-cell-style-name="ce78"/>
        <table:table-row table:style-name="ro4">
          <table:table-cell table:style-name="ce374" office:value-type="string">
            <text:p>TEST CASE ID</text:p>
          </table:table-cell>
          <table:table-cell table:style-name="ce374" office:value-type="string">
            <text:p>PRIORITY</text:p>
          </table:table-cell>
          <table:table-cell table:style-name="ce374" office:value-type="string">
            <text:p>TITLE</text:p>
          </table:table-cell>
          <table:table-cell table:style-name="ce374" office:value-type="string">
            <text:p>SET UP</text:p>
          </table:table-cell>
          <table:table-cell table:style-name="ce374" office:value-type="string">
            <text:p>STEPS</text:p>
          </table:table-cell>
          <table:table-cell table:style-name="ce374" office:value-type="string">
            <text:p>TEST DATA</text:p>
          </table:table-cell>
          <table:table-cell table:style-name="ce374" office:value-type="string">
            <text:p>EXPECTED RESULTS</text:p>
          </table:table-cell>
          <table:table-cell table:style-name="ce374" office:value-type="string">
            <text:p>ACTUAL RESULT</text:p>
          </table:table-cell>
          <table:table-cell table:style-name="ce374" office:value-type="string">
            <text:p>RESULT</text:p>
          </table:table-cell>
          <table:table-cell table:style-name="ce145" office:value-type="string">
            <text:p>Can be Automated?</text:p>
          </table:table-cell>
          <table:table-cell table:style-name="ce374" office:value-type="string">
            <text:p>TICKET ID</text:p>
          </table:table-cell>
          <table:table-cell table:style-name="ce374" office:value-type="string">
            <text:p>COMMENT</text:p>
          </table:table-cell>
          <table:table-cell table:style-name="ce145" office:value-type="string">
            <text:p>DATE : <text:s/>Feb 5, 2013</text:p>
            <text:p>REVISION: 4698</text:p>
            <text:p>BROWSER: Internet Explorer</text:p>
          </table:table-cell>
          <table:table-cell table:style-name="ce380" table:number-columns-repeated="992"/>
          <table:table-cell table:style-name="ce382" table:number-columns-repeated="2"/>
          <table:table-cell table:style-name="ce119" table:number-columns-repeated="17"/>
        </table:table-row>
        <table:table-row table:style-name="ro4">
          <table:table-cell table:style-name="ce100" office:value-type="string">
            <text:p>CP0001_PresenceCollaborationPanel</text:p>
          </table:table-cell>
          <table:table-cell table:style-name="ce100" office:value-type="string">
            <text:p>L1</text:p>
          </table:table-cell>
          <table:table-cell table:style-name="ce100" office:value-type="string">
            <text:p>Presence of Collaboration Panel</text:p>
          </table:table-cell>
          <table:table-cell table:style-name="ce100"/>
          <table:table-cell table:style-name="ce100" office:value-type="string">
            <text:p>1. Login to Channels with valid credentials. <text:s text:c="33"/>2. Click on 'Collaboration Model' Link</text:p>
          </table:table-cell>
          <table:table-cell table:style-name="ce100"/>
          <table:table-cell table:style-name="ce100" office:value-type="string">
            <text:p>1. Verify that the 'Collaboration Panel' is present with tabs 'Presence' , 'Activities' , 'Message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381" table:number-columns-repeated="992"/>
          <table:table-cell table:style-name="ce383" table:number-columns-repeated="2"/>
          <table:table-cell table:style-name="ce376" table:number-columns-repeated="12"/>
          <table:table-cell table:number-columns-repeated="5"/>
        </table:table-row>
        <table:table-row table:style-name="ro216">
          <table:table-cell table:style-name="ce133" office:value-type="string">
            <text:p>CP0002_HidePlanners</text:p>
          </table:table-cell>
          <table:table-cell table:style-name="ce133" office:value-type="string">
            <text:p>L1</text:p>
          </table:table-cell>
          <table:table-cell table:style-name="ce133" office:value-type="string">
            <text:p>Hide collaboration</text:p>
            <text:p>Panel</text:p>
          </table:table-cell>
          <table:table-cell table:style-name="ce133"/>
          <table:table-cell table:style-name="ce133" office:value-type="string">
            <text:p>1. Login to the Channels</text:p>
            <text:p>2. Click on 'Collaboration Model' Link</text:p>
            <text:p>3. Click on 'Hide Planners' under show menu</text:p>
          </table:table-cell>
          <table:table-cell table:style-name="ce137"/>
          <table:table-cell table:style-name="ce64" office:value-type="string">
            <text:p>1. Verify that panel can be hidd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5">
          <table:table-cell table:style-name="ce133" office:value-type="string">
            <text:p>CP0003_ShowPlanners</text:p>
          </table:table-cell>
          <table:table-cell table:style-name="ce133" office:value-type="string">
            <text:p>L1</text:p>
          </table:table-cell>
          <table:table-cell table:style-name="ce133" office:value-type="string">
            <text:p>Show collaboration</text:p>
            <text:p>panel (Planner list)</text:p>
          </table:table-cell>
          <table:table-cell table:style-name="ce133"/>
          <table:table-cell table:style-name="ce133" office:value-type="string">
            <text:p>1. Login to the Channels</text:p>
            <text:p>2. Click on 'Collaboration Model' Link</text:p>
            <text:p>3. Click on 'Planners' under show menu</text:p>
          </table:table-cell>
          <table:table-cell table:style-name="ce137"/>
          <table:table-cell table:style-name="ce64" office:value-type="string">
            <text:p>1.Verify that collaboration panel</text:p>
            <text:p>can be s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6">
          <table:table-cell table:style-name="ce133" office:value-type="string">
            <text:p>CP0004_HideCollaborationPanelButton</text:p>
          </table:table-cell>
          <table:table-cell table:style-name="ce133" office:value-type="string">
            <text:p>L1</text:p>
          </table:table-cell>
          <table:table-cell table:style-name="ce133" office:value-type="string">
            <text:p>Hide collaboration</text:p>
            <text:p>Panel</text:p>
          </table:table-cell>
          <table:table-cell table:style-name="ce133"/>
          <table:table-cell table:style-name="ce133" office:value-type="string">
            <text:p>1. Login to the Channels <text:s text:c="13"/><text:s text:c="55"/>2. Click on 'Collaboration Model' Link <text:s text:c="35"/><text:s text:c="10"/>3. Click on “&gt;&gt;” Button under collaboration Panel</text:p>
          </table:table-cell>
          <table:table-cell table:style-name="ce137"/>
          <table:table-cell table:style-name="ce377" office:value-type="string">
            <text:p><text:span text:style-name="T16">1.</text:span><text:span text:style-name="T17"> </text:span><text:span text:style-name="T18">Verify that panel gets </text:span><text:span text:style-name="T18">hidden with the display of </text:span><text:span text:style-name="T18">notification “To re-open, </text:span><text:span text:style-name="T18">select Planners in the top </text:span><text:span text:style-name="T18">Show menu”</text:span></text:p>
          </table:table-cell>
          <table:table-cell table:style-name="ce379"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217">
          <table:table-cell table:style-name="ce133" office:value-type="string">
            <text:p>CP0005_PresenceTab</text:p>
          </table:table-cell>
          <table:table-cell table:style-name="ce133" office:value-type="string">
            <text:p>L0</text:p>
          </table:table-cell>
          <table:table-cell table:style-name="ce133" office:value-type="string">
            <text:p>Presence tab</text:p>
          </table:table-cell>
          <table:table-cell table:style-name="ce133"/>
          <table:table-cell table:style-name="ce133" office:value-type="string">
            <text:p>1. Login to the Channels</text:p>
            <text:p>2. Click on 'Collaboration Model' Link</text:p>
          </table:table-cell>
          <table:table-cell table:style-name="ce137"/>
          <table:table-cell table:style-name="ce64" office:value-type="string">
            <text:p>1. Verify that <text:s/>Presence Tab is present.</text:p>
            <text:p>2. Verify that the Tab is visible to Admin, Planner, User.</text:p>
            <text:p>3. Verify that Presence Tab can be clicked</text:p>
          </table:table-cell>
          <table:table-cell table:style-name="ce6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217">
          <table:table-cell table:style-name="ce133" office:value-type="string">
            <text:p>CP0006_ClickPresenceTab</text:p>
          </table:table-cell>
          <table:table-cell table:style-name="ce133" office:value-type="string">
            <text:p>L1</text:p>
          </table:table-cell>
          <table:table-cell table:style-name="ce133" office:value-type="string">
            <text:p>Click Presence Tab</text:p>
          </table:table-cell>
          <table:table-cell table:style-name="ce133"/>
          <table:table-cell table:style-name="ce133" office:value-type="string">
            <text:p>1. Login to the Channels</text:p>
            <text:p>2. Click on 'Collaboration Model' Link</text:p>
            <text:p>3. Click on Presence tab under <text:s/>collaboration</text:p>
            <text:p>Panel</text:p>
          </table:table-cell>
          <table:table-cell table:style-name="ce137"/>
          <table:table-cell table:style-name="ce64" office:value-type="string">
            <text:p>1. Verify that list shows all the logged in users</text:p>
          </table:table-cell>
          <table:table-cell table:style-name="ce67" office:value-type="string">
            <text:p>PASS</text:p>
          </table:table-cell>
          <table:table-cell table:style-name="ce133" table:number-columns-repeated="4"/>
          <table:table-cell table:number-columns-repeated="993"/>
          <table:table-cell table:style-name="ce21" table:number-columns-repeated="2"/>
          <table:table-cell table:style-name="ce78" table:number-columns-repeated="3"/>
          <table:table-cell table:number-columns-repeated="14"/>
        </table:table-row>
        <table:table-row table:style-name="ro218">
          <table:table-cell table:style-name="ce133" office:value-type="string">
            <text:p>CP0007_ShowHideUsers</text:p>
          </table:table-cell>
          <table:table-cell table:style-name="ce133" office:value-type="string">
            <text:p>L1</text:p>
          </table:table-cell>
          <table:table-cell table:style-name="ce133" office:value-type="string">
            <text:p>Show / Hide inactive</text:p>
            <text:p>users</text:p>
          </table:table-cell>
          <table:table-cell table:style-name="ce133"/>
          <table:table-cell table:style-name="ce133" office:value-type="string">
            <text:p>1. Login to the Channels</text:p>
            <text:p>2. Click on 'Collaboration Model' Link</text:p>
            <text:p>3. Click on 'Show all Users' or 'Hide inactive users' link under <text:s/>collaboration Panel</text:p>
          </table:table-cell>
          <table:table-cell table:style-name="ce137"/>
          <table:table-cell table:style-name="ce64" office:value-type="string">
            <text:p>1. Verify that list shows all users (logged in as well as logged off) when user click on “Show all user” link</text:p>
            <text:p>2. Verify that only logged in users are visible when user select “Hide inactive user”</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99">
          <table:table-cell table:style-name="ce133" office:value-type="string">
            <text:p>CP0008_MessageInactiveUserFromPresenceTab</text:p>
          </table:table-cell>
          <table:table-cell table:style-name="ce133" office:value-type="string">
            <text:p>L1</text:p>
          </table:table-cell>
          <table:table-cell table:style-name="ce133" office:value-type="string">
            <text:p>Send Message to</text:p>
            <text:p>inactive user from</text:p>
            <text:p>Presence tab</text:p>
          </table:table-cell>
          <table:table-cell table:style-name="ce133"/>
          <table:table-cell table:style-name="ce133" office:value-type="string">
            <text:p>1. Login to the Channels</text:p>
            <text:p>2. Click on 'Collaboration Model' Link</text:p>
            <text:p>3. Click on Show all users under <text:s/>collaboration</text:p>
            <text:p>Panel</text:p>
            <text:p>4. Click on send a message under 'more' menu of users</text:p>
          </table:table-cell>
          <table:table-cell table:style-name="ce137"/>
          <table:table-cell table:style-name="ce64" office:value-type="string">
            <text:p>1. Verify that message can be sent to inactive user</text:p>
            <text:p>2. Verify that message can be received by inactive user</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5">
          <table:table-cell table:style-name="ce133" office:value-type="string">
            <text:p>CP0009_ActivitiesTab</text:p>
          </table:table-cell>
          <table:table-cell table:style-name="ce133" office:value-type="string">
            <text:p>L1</text:p>
          </table:table-cell>
          <table:table-cell table:style-name="ce133" office:value-type="string">
            <text:p>Activities Tab</text:p>
          </table:table-cell>
          <table:table-cell table:style-name="ce133"/>
          <table:table-cell table:style-name="ce133" office:value-type="string">
            <text:p>1. Login to the Channels</text:p>
            <text:p>2. Click on 'Collaboration Model' Link</text:p>
          </table:table-cell>
          <table:table-cell table:style-name="ce137"/>
          <table:table-cell table:style-name="ce64" office:value-type="string">
            <text:p>1. Verify that Activities Tab is present.</text:p>
            <text:p>2. Verify that the Tab is visible to Admin, Planner, User</text:p>
            <text:p>3. Verify that Activities Tab can be clicked.</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5">
          <table:table-cell table:style-name="ce133" office:value-type="string">
            <text:p>CP0010_ClickActivitiesTab</text:p>
          </table:table-cell>
          <table:table-cell table:style-name="ce133" office:value-type="string">
            <text:p>L0</text:p>
          </table:table-cell>
          <table:table-cell table:style-name="ce133" office:value-type="string">
            <text:p>Click Activities Tab</text:p>
          </table:table-cell>
          <table:table-cell table:style-name="ce133"/>
          <table:table-cell table:style-name="ce133" office:value-type="string">
            <text:p>1. Login to the Channels</text:p>
            <text:p>2. Click on 'Collaboration Model' Link</text:p>
            <text:p>3. Click on Activites under collaboration</text:p>
            <text:p>Panel</text:p>
          </table:table-cell>
          <table:table-cell table:style-name="ce137"/>
          <table:table-cell table:style-name="ce64" office:value-type="string">
            <text:p>1. Verify that list of activities done by all the logged in users</text:p>
          </table:table-cell>
          <table:table-cell table:style-name="ce137" office:value-type="string">
            <text:p>PASS</text:p>
          </table:table-cell>
          <table:table-cell table:style-name="ce133" office:value-type="string">
            <text:p>PASS</text:p>
          </table:table-cell>
          <table:table-cell table:style-name="ce133" table:number-columns-repeated="3"/>
          <table:table-cell table:number-columns-repeated="993"/>
          <table:table-cell table:style-name="ce21" table:number-columns-repeated="2"/>
          <table:table-cell table:style-name="ce78" table:number-columns-repeated="3"/>
          <table:table-cell table:number-columns-repeated="14"/>
        </table:table-row>
        <table:table-row table:style-name="ro99">
          <table:table-cell table:style-name="ce133" office:value-type="string">
            <text:p>CP0011_HideMyActivities</text:p>
          </table:table-cell>
          <table:table-cell table:style-name="ce133" office:value-type="string">
            <text:p>L1</text:p>
          </table:table-cell>
          <table:table-cell table:style-name="ce133" office:value-type="string">
            <text:p>Hide my activities</text:p>
          </table:table-cell>
          <table:table-cell table:style-name="ce133"/>
          <table:table-cell table:style-name="ce133" office:value-type="string">
            <text:p>1. Login to the Channels</text:p>
            <text:p>2. Click on 'Collaboration Model' Link</text:p>
            <text:p>3. Click on Activities under collaboration Panel</text:p>
            <text:p>4. Click on 'hide my activities' </text:p>
          </table:table-cell>
          <table:table-cell table:style-name="ce137"/>
          <table:table-cell table:style-name="ce64" office:value-type="string">
            <text:p>1. Verify that all activities performed by active user can be hidd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219">
          <table:table-cell table:style-name="ce133" office:value-type="string">
            <text:p>CP0012_ShowAllActivities</text:p>
          </table:table-cell>
          <table:table-cell table:style-name="ce133" office:value-type="string">
            <text:p>L1</text:p>
          </table:table-cell>
          <table:table-cell table:style-name="ce133" office:value-type="string">
            <text:p>Show all activities</text:p>
          </table:table-cell>
          <table:table-cell table:style-name="ce133"/>
          <table:table-cell table:style-name="ce133" office:value-type="string">
            <text:p>1. Login to the Channels</text:p>
            <text:p>2. Click on 'Collaboration Model' Link</text:p>
            <text:p>3. Click on Activities under collaboration Panel</text:p>
            <text:p>4. Click on 'show all activites' link</text:p>
          </table:table-cell>
          <table:table-cell table:style-name="ce137"/>
          <table:table-cell table:style-name="ce64" office:value-type="string">
            <text:p>1. Verify that all activities of all users can be s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220">
          <table:table-cell table:style-name="ce133" office:value-type="string">
            <text:p>CP0013_ShowMoreActivities</text:p>
          </table:table-cell>
          <table:table-cell table:style-name="ce133" office:value-type="string">
            <text:p>L1</text:p>
          </table:table-cell>
          <table:table-cell table:style-name="ce133" office:value-type="string">
            <text:p>Show more activities</text:p>
          </table:table-cell>
          <table:table-cell table:style-name="ce133"/>
          <table:table-cell table:style-name="ce133" office:value-type="string">
            <text:p>1. Login to the Channels</text:p>
            <text:p>2. Click on 'Collaboration Model' Link</text:p>
            <text:p>3. Click on Activities under collaboration Panel</text:p>
            <text:p>4. Click on 'Show more' link</text:p>
          </table:table-cell>
          <table:table-cell table:style-name="ce137"/>
          <table:table-cell table:style-name="ce64" office:value-type="string">
            <text:p>1. Verify that list shows all activities performed by user</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214">
          <table:table-cell table:style-name="ce133" office:value-type="string">
            <text:p>CP0014_ShowFewActivities</text:p>
          </table:table-cell>
          <table:table-cell table:style-name="ce133" office:value-type="string">
            <text:p>L1</text:p>
          </table:table-cell>
          <table:table-cell table:style-name="ce133" office:value-type="string">
            <text:p>Show few activities</text:p>
          </table:table-cell>
          <table:table-cell table:style-name="ce133"/>
          <table:table-cell table:style-name="ce133" office:value-type="string">
            <text:p>1. Login to the Channels</text:p>
            <text:p>2. Click on 'Collaboration Model' Link</text:p>
            <text:p>3. Click on Activities under collaboration Panel</text:p>
            <text:p>4. Click on 'Show a few' link.</text:p>
          </table:table-cell>
          <table:table-cell table:style-name="ce137"/>
          <table:table-cell table:style-name="ce64" office:value-type="string">
            <text:p>1. Verify that activities can be fit to page and shows recent activities</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220">
          <table:table-cell table:style-name="ce133" office:value-type="string">
            <text:p>CP0015_SendMessageFromActivitiesTab</text:p>
          </table:table-cell>
          <table:table-cell table:style-name="ce133" office:value-type="string">
            <text:p>L1</text:p>
          </table:table-cell>
          <table:table-cell table:style-name="ce133" office:value-type="string">
            <text:p>Send Message to the user from activities tab</text:p>
          </table:table-cell>
          <table:table-cell table:style-name="ce133"/>
          <table:table-cell table:style-name="ce133" office:value-type="string">
            <text:p>1. Login to Channels with valid credentials. <text:s text:c="33"/>2. Click on 'Collaboration Model' Link</text:p>
            <text:p>3. Click on Activities under Collaboration Panel</text:p>
            <text:p>4. Click on 'More' drop down menu.</text:p>
            <text:p>5. Click 'Send a Message'</text:p>
          </table:table-cell>
          <table:table-cell table:style-name="ce137"/>
          <table:table-cell table:style-name="ce64" office:value-type="string">
            <text:p>1. Verify that 'More' drop down menu is available with the option.</text:p>
            <text:p>2. Verify that option 'Send a Message' is present and can be selected.</text:p>
          </table:table-cell>
          <table:table-cell table:style-name="ce137" office:value-type="string">
            <text:p>PASS</text:p>
          </table:table-cell>
          <table:table-cell table:style-name="ce133" office:value-type="string">
            <text:p>PASS</text:p>
          </table:table-cell>
          <table:table-cell table:style-name="ce133" table:number-columns-repeated="3"/>
          <table:table-cell table:number-columns-repeated="993"/>
          <table:table-cell table:style-name="ce21" table:number-columns-repeated="2"/>
          <table:table-cell table:style-name="ce78" table:number-columns-repeated="3"/>
          <table:table-cell table:number-columns-repeated="14"/>
        </table:table-row>
        <table:table-row table:style-name="ro29">
          <table:table-cell table:style-name="ce133" office:value-type="string">
            <text:p>CP0016_MessageTab</text:p>
          </table:table-cell>
          <table:table-cell table:style-name="ce133" office:value-type="string">
            <text:p>L1</text:p>
          </table:table-cell>
          <table:table-cell table:style-name="ce133" office:value-type="string">
            <text:p>Message Tab</text:p>
          </table:table-cell>
          <table:table-cell table:style-name="ce133"/>
          <table:table-cell table:style-name="ce133" office:value-type="string">
            <text:p>1. Login to Channels with valid credentials. <text:s text:c="33"/>2. Click on 'Collaboration Model' Link</text:p>
          </table:table-cell>
          <table:table-cell table:style-name="ce137"/>
          <table:table-cell table:style-name="ce64" office:value-type="string">
            <text:p>1. Verify that Messages Tab is present.</text:p>
            <text:p>2. Verify that the Tab is visible to Admin, Planner, User</text:p>
            <text:p>3. Verify that Messages Tab can be clicked.</text:p>
          </table:table-cell>
          <table:table-cell table:style-name="ce137" office:value-type="string">
            <text:p>PASS</text:p>
          </table:table-cell>
          <table:table-cell table:style-name="ce133" office:value-type="string">
            <text:p>PASS</text:p>
          </table:table-cell>
          <table:table-cell table:style-name="ce133" table:number-columns-repeated="3"/>
          <table:table-cell table:number-columns-repeated="993"/>
          <table:table-cell table:style-name="ce21" table:number-columns-repeated="2"/>
          <table:table-cell table:style-name="ce78" table:number-columns-repeated="3"/>
          <table:table-cell table:number-columns-repeated="14"/>
        </table:table-row>
        <table:table-row table:style-name="ro29">
          <table:table-cell table:style-name="ce133" office:value-type="string">
            <text:p>CP0017_ClickMessagesTab</text:p>
          </table:table-cell>
          <table:table-cell table:style-name="ce133" office:value-type="string">
            <text:p>L1</text:p>
          </table:table-cell>
          <table:table-cell table:style-name="ce133" office:value-type="string">
            <text:p>Click Messages Tab</text:p>
          </table:table-cell>
          <table:table-cell table:style-name="ce133"/>
          <table:table-cell table:style-name="ce133" office:value-type="string">
            <text:p>1. Login to Channels with valid credentials. <text:s text:c="33"/>2. Click on 'Collaboration Model' Link</text:p>
            <text:p>3. Click on 'Messages' Tab</text:p>
          </table:table-cell>
          <table:table-cell table:style-name="ce137"/>
          <table:table-cell table:style-name="ce64" office:value-type="string">
            <text:p>1. Verify that all Messages received/sent can be viewed.</text:p>
            <text:p>2. Verify that a new message can also be composed.</text:p>
          </table:table-cell>
          <table:table-cell table:style-name="ce137" office:value-type="string">
            <text:p>PASS</text:p>
          </table:table-cell>
          <table:table-cell table:style-name="ce133" office:value-type="string">
            <text:p>PASS</text:p>
          </table:table-cell>
          <table:table-cell table:style-name="ce133" table:number-columns-repeated="3"/>
          <table:table-cell table:number-columns-repeated="993"/>
          <table:table-cell table:style-name="ce21" table:number-columns-repeated="2"/>
          <table:table-cell table:style-name="ce78" table:number-columns-repeated="3"/>
          <table:table-cell table:number-columns-repeated="14"/>
        </table:table-row>
        <table:table-row table:style-name="ro168">
          <table:table-cell table:style-name="ce133" office:value-type="string">
            <text:p>CP0018_SendMessageToSelectedUser</text:p>
          </table:table-cell>
          <table:table-cell table:style-name="ce133" office:value-type="string">
            <text:p>L0</text:p>
          </table:table-cell>
          <table:table-cell table:style-name="ce133" office:value-type="string">
            <text:p>Send message to</text:p>
            <text:p>selected user from</text:p>
            <text:p>Message tab</text:p>
          </table:table-cell>
          <table:table-cell table:style-name="ce133"/>
          <table:table-cell table:style-name="ce133" office:value-type="string">
            <text:p>1. Login to the Channels</text:p>
            <text:p>2. Click on 'Collaboration Model' Link</text:p>
            <text:p>3. Click on Message tab under collaboration panel <text:s text:c="19"/>4. Enter the message in text area.</text:p>
            <text:p>4. Click on send message</text:p>
          </table:table-cell>
          <table:table-cell table:style-name="ce137" office:value-type="string">
            <text:p>Message=”Hello”</text:p>
          </table:table-cell>
          <table:table-cell table:style-name="ce64" office:value-type="string">
            <text:p>1. <text:s/>Verify that message can be send to selected user</text:p>
            <text:p>2. <text:s/>Verify that the recipient received the message</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100">
          <table:table-cell table:style-name="ce133" office:value-type="string">
            <text:p>CP0019_SendAndEmailMessageToSelectedUser</text:p>
          </table:table-cell>
          <table:table-cell table:style-name="ce133" office:value-type="string">
            <text:p>L0</text:p>
          </table:table-cell>
          <table:table-cell table:style-name="ce133" office:value-type="string">
            <text:p>Send &amp; Email</text:p>
            <text:p>message to selected</text:p>
            <text:p>user from message</text:p>
            <text:p>tab</text:p>
          </table:table-cell>
          <table:table-cell table:style-name="ce133"/>
          <table:table-cell table:style-name="ce133" office:value-type="string">
            <text:p>1. Login to the Channels</text:p>
            <text:p>2. Click on 'Collaboration Model' Link</text:p>
            <text:p>3. Click on Message tab under collaboration panel</text:p>
            <text:p>4. Click on Send &amp; Email message button</text:p>
          </table:table-cell>
          <table:table-cell table:style-name="ce137" office:value-type="string">
            <text:p>Message=”Hello”</text:p>
          </table:table-cell>
          <table:table-cell table:style-name="ce64" office:value-type="string">
            <text:p>1. <text:s/>Verify that message can be send and emailed to selected user</text:p>
            <text:p>2. Verify that recipient received the massage and email</text:p>
          </table:table-cell>
          <table:table-cell table:style-name="ce137" office:value-type="string">
            <text:p>PASS</text:p>
          </table:table-cell>
          <table:table-cell table:style-name="ce133" office:value-type="string">
            <text:p>PASS</text:p>
          </table:table-cell>
          <table:table-cell table:style-name="ce133"/>
          <table:table-cell table:style-name="ce133" office:value-type="string">
            <text:p>#246</text:p>
          </table:table-cell>
          <table:table-cell table:style-name="ce13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221">
          <table:table-cell table:style-name="ce133" office:value-type="string">
            <text:p>CP0020_SendMessageToAllPlanners</text:p>
          </table:table-cell>
          <table:table-cell table:style-name="ce133" office:value-type="string">
            <text:p>L1</text:p>
          </table:table-cell>
          <table:table-cell table:style-name="ce133" office:value-type="string">
            <text:p>Send message to all</text:p>
            <text:p>planners</text:p>
          </table:table-cell>
          <table:table-cell table:style-name="ce133"/>
          <table:table-cell table:style-name="ce133" office:value-type="string">
            <text:p>1. Login to the Channels</text:p>
            <text:p>2. Click on 'Collaboration Model' Link</text:p>
            <text:p>3. Click on Message tab under collaboration panel</text:p>
            <text:p>4. Select the user-All Planners from To: dropdown list</text:p>
            <text:p>5. Click on Send message button</text:p>
          </table:table-cell>
          <table:table-cell table:style-name="ce137" office:value-type="string">
            <text:p>Message=”Hello”</text:p>
          </table:table-cell>
          <table:table-cell table:style-name="ce64" office:value-type="string">
            <text:p>1. Verify that message can be send to all planners</text:p>
            <text:p>2. Verify that all planners should receive the message</text:p>
          </table:table-cell>
          <table:table-cell table:style-name="ce133"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174">
          <table:table-cell table:style-name="ce133" office:value-type="string">
            <text:p>CP0021_SendAndEmailMessageToAllPlanners</text:p>
          </table:table-cell>
          <table:table-cell table:style-name="ce133" office:value-type="string">
            <text:p>L1</text:p>
          </table:table-cell>
          <table:table-cell table:style-name="ce133" office:value-type="string">
            <text:p>Send &amp; Email</text:p>
            <text:p>message to all</text:p>
            <text:p>Planners</text:p>
          </table:table-cell>
          <table:table-cell table:style-name="ce133"/>
          <table:table-cell table:style-name="ce133" office:value-type="string">
            <text:p>1. Login to the Channels</text:p>
            <text:p>2. Click on 'Collaboration Model' Link</text:p>
            <text:p>3. Click on Message tab under collaboration panel</text:p>
            <text:p>4. Select the user-All Planners from To: dropdown list</text:p>
            <text:p>5. Click on Send &amp; Email button</text:p>
          </table:table-cell>
          <table:table-cell table:style-name="ce137" office:value-type="string">
            <text:p>Message=”Hello”</text:p>
          </table:table-cell>
          <table:table-cell table:style-name="ce64" office:value-type="string">
            <text:p>1. <text:s/>Verify that message can be send and emailed to all planners</text:p>
            <text:p>2. Verify that all planners should receive the message and email</text:p>
          </table:table-cell>
          <table:table-cell table:style-name="ce137" office:value-type="string">
            <text:p>PASS</text:p>
          </table:table-cell>
          <table:table-cell table:style-name="ce133" office:value-type="string">
            <text:p>PASS</text:p>
          </table:table-cell>
          <table:table-cell table:style-name="ce133"/>
          <table:table-cell table:style-name="ce133" office:value-type="string">
            <text:p>#246</text:p>
          </table:table-cell>
          <table:table-cell table:style-name="ce133"/>
          <table:table-cell office:value-type="string">
            <text:p>YES</text:p>
          </table:table-cell>
          <table:table-cell table:number-columns-repeated="992"/>
          <table:table-cell table:style-name="ce21" table:number-columns-repeated="2"/>
          <table:table-cell table:style-name="ce78" table:number-columns-repeated="3"/>
          <table:table-cell table:number-columns-repeated="14"/>
        </table:table-row>
        <table:table-row table:style-name="ro216">
          <table:table-cell table:style-name="ce133" office:value-type="string">
            <text:p>CP0022_SendMessageToEveryone</text:p>
          </table:table-cell>
          <table:table-cell table:style-name="ce133" office:value-type="string">
            <text:p>L1</text:p>
          </table:table-cell>
          <table:table-cell table:style-name="ce133" office:value-type="string">
            <text:p>Send message to</text:p>
            <text:p>everyone</text:p>
          </table:table-cell>
          <table:table-cell table:style-name="ce133"/>
          <table:table-cell table:style-name="ce133" office:value-type="string">
            <text:p>1. Login to the Channels</text:p>
            <text:p>2. Click on 'Collaboration Model' Link</text:p>
            <text:p>3. Click on Message tab under collaboration panel</text:p>
            <text:p>4. Select the user- Everyone from To: dropdown list</text:p>
            <text:p>5. Click on Send message button</text:p>
          </table:table-cell>
          <table:table-cell table:style-name="ce137" office:value-type="string">
            <text:p>Message=”Hello”</text:p>
          </table:table-cell>
          <table:table-cell table:style-name="ce64" office:value-type="string">
            <text:p>1. <text:s/>Verify that message can be send to everyone i.e. (To admin/Planner/User)</text:p>
            <text:p>2. Verify that everyone should receive the message</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154">
          <table:table-cell table:style-name="ce134" office:value-type="string">
            <text:p>CP0023_SendAndEmailMessageToEveryone</text:p>
          </table:table-cell>
          <table:table-cell table:style-name="ce134" office:value-type="string">
            <text:p>L1</text:p>
          </table:table-cell>
          <table:table-cell table:style-name="ce134" office:value-type="string">
            <text:p>Send &amp; Email</text:p>
            <text:p>message to everyone</text:p>
          </table:table-cell>
          <table:table-cell table:style-name="ce134"/>
          <table:table-cell table:style-name="ce134" office:value-type="string">
            <text:p>1. Login to the Channels</text:p>
            <text:p>2. Click on 'Collaboration Model' Link</text:p>
            <text:p>3. Click on Message tab under collaboration panel</text:p>
            <text:p>4. Select the user-Everyone from To: dropdown list</text:p>
            <text:p>5. Click on Send &amp; Email message button</text:p>
          </table:table-cell>
          <table:table-cell table:style-name="ce138" office:value-type="string">
            <text:p>Message=”Hello”</text:p>
          </table:table-cell>
          <table:table-cell table:style-name="ce142" office:value-type="string">
            <text:p>1. Verify that message can be send and emailed to everyone</text:p>
            <text:p>2. Verify that everyone received the message</text:p>
          </table:table-cell>
          <table:table-cell table:style-name="ce138" office:value-type="string">
            <text:p>FAIL </text:p>
            <text:p>[Everyone does not receive the email]</text:p>
          </table:table-cell>
          <table:table-cell table:style-name="ce134" office:value-type="string">
            <text:p>FAIL</text:p>
          </table:table-cell>
          <table:table-cell table:style-name="ce134"/>
          <table:table-cell table:style-name="ce134" office:value-type="string">
            <text:p>#246</text:p>
          </table:table-cell>
          <table:table-cell table:style-name="ce134"/>
          <table:table-cell table:style-name="ce147" office:value-type="string">
            <text:p>NO</text:p>
          </table:table-cell>
          <table:table-cell table:style-name="ce150" table:number-columns-repeated="992"/>
          <table:table-cell table:style-name="ce153" table:number-columns-repeated="2"/>
          <table:table-cell table:style-name="ce154" table:number-columns-repeated="17"/>
        </table:table-row>
        <table:table-row table:style-name="ro222">
          <table:table-cell table:style-name="ce133" office:value-type="string">
            <text:p>CP0024_HideBroadcasts</text:p>
          </table:table-cell>
          <table:table-cell table:style-name="ce133" office:value-type="string">
            <text:p>L1</text:p>
          </table:table-cell>
          <table:table-cell table:style-name="ce133" office:value-type="string">
            <text:p>Hide broadcasts (sent</text:p>
            <text:p>messages)(show received)</text:p>
          </table:table-cell>
          <table:table-cell table:style-name="ce133"/>
          <table:table-cell table:style-name="ce133" office:value-type="string">
            <text:p>1. Login to the Channels</text:p>
            <text:p>2. Click on 'Collaboration Model' Link</text:p>
            <text:p>3. Click on Message tab under collaboration panel</text:p>
            <text:p>4. Click on hide broadcast link</text:p>
          </table:table-cell>
          <table:table-cell table:style-name="ce137"/>
          <table:table-cell table:style-name="ce64" office:value-type="string">
            <text:p>1. Verify that the broadcast message can be hidd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223">
          <table:table-cell table:style-name="ce133" office:value-type="string">
            <text:p>CP0025_ShowAllMessages</text:p>
          </table:table-cell>
          <table:table-cell table:style-name="ce133" office:value-type="string">
            <text:p>L1</text:p>
          </table:table-cell>
          <table:table-cell table:style-name="ce133" office:value-type="string">
            <text:p>Show all messages</text:p>
          </table:table-cell>
          <table:table-cell table:style-name="ce133"/>
          <table:table-cell table:style-name="ce133" office:value-type="string">
            <text:p>1. Login to the Channels</text:p>
            <text:p>2. Click on 'Collaboration Model' Link</text:p>
            <text:p>3. Click on Message tab under collaboration panel</text:p>
            <text:p>4. Click on show sent link</text:p>
          </table:table-cell>
          <table:table-cell table:style-name="ce137"/>
          <table:table-cell table:style-name="ce64" office:value-type="string">
            <text:p>1. Verify that all the sent messages are show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202">
          <table:table-cell table:style-name="ce133" office:value-type="string">
            <text:p>CP0026_DeleteSelectedMessage</text:p>
          </table:table-cell>
          <table:table-cell table:style-name="ce133" office:value-type="string">
            <text:p>L1</text:p>
          </table:table-cell>
          <table:table-cell table:style-name="ce133" office:value-type="string">
            <text:p>Delete this message</text:p>
            <text:p>(Selected message)</text:p>
          </table:table-cell>
          <table:table-cell table:style-name="ce133"/>
          <table:table-cell table:style-name="ce133" office:value-type="string">
            <text:p>1. Login to the Channels</text:p>
            <text:p>2. Click on 'Collaboration Model' Link</text:p>
            <text:p>3. Click on Message tab under collaboration panel</text:p>
            <text:p>4. Click on show sent link</text:p>
            <text:p>4. Select the message to be deleted</text:p>
            <text:p>5. Click on delete message under more pop up menu</text:p>
          </table:table-cell>
          <table:table-cell table:style-name="ce137"/>
          <table:table-cell table:style-name="ce64" office:value-type="string">
            <text:p>1. Verify that message can be deleted</text:p>
            <text:p>2. Verify that message also gets deleted form the recipients scr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69">
          <table:table-cell table:style-name="ce133" office:value-type="string">
            <text:p>CP0027_ShowReceivedMessages</text:p>
          </table:table-cell>
          <table:table-cell table:style-name="ce133" office:value-type="string">
            <text:p>L1</text:p>
          </table:table-cell>
          <table:table-cell table:style-name="ce133" office:value-type="string">
            <text:p>Show received</text:p>
            <text:p>messages</text:p>
          </table:table-cell>
          <table:table-cell table:style-name="ce133"/>
          <table:table-cell table:style-name="ce133" office:value-type="string">
            <text:p>1. Login to the Channels</text:p>
            <text:p>2. Click on 'Collaboration Model' Link</text:p>
            <text:p>3. Click on Message tab under collaboration panel</text:p>
            <text:p>4. Click on show received link</text:p>
          </table:table-cell>
          <table:table-cell table:style-name="ce137"/>
          <table:table-cell table:style-name="ce64" office:value-type="string">
            <text:p>1 Verify that received message can be s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224">
          <table:table-cell table:style-name="ce133" office:value-type="string">
            <text:p>CP0028_ShowSentMessages</text:p>
          </table:table-cell>
          <table:table-cell table:style-name="ce133" office:value-type="string">
            <text:p>L1</text:p>
          </table:table-cell>
          <table:table-cell table:style-name="ce133" office:value-type="string">
            <text:p>Show sent messages</text:p>
          </table:table-cell>
          <table:table-cell table:style-name="ce133"/>
          <table:table-cell table:style-name="ce133" office:value-type="string">
            <text:p>1. Login to the Channels</text:p>
            <text:p>2. Click on 'Collaboration Model' Link</text:p>
            <text:p>3. Click on Message tab under collaboration panel</text:p>
            <text:p>4. Click on show sent link</text:p>
          </table:table-cell>
          <table:table-cell table:style-name="ce137"/>
          <table:table-cell table:style-name="ce64" office:value-type="string">
            <text:p>1 Verify that sent messages can be seen</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102">
          <table:table-cell table:style-name="ce133" office:value-type="string">
            <text:p>CP0029_ResetMessage</text:p>
          </table:table-cell>
          <table:table-cell table:style-name="ce133" office:value-type="string">
            <text:p>L1</text:p>
          </table:table-cell>
          <table:table-cell table:style-name="ce133" office:value-type="string">
            <text:p>Reset</text:p>
          </table:table-cell>
          <table:table-cell table:style-name="ce133"/>
          <table:table-cell table:style-name="ce133" office:value-type="string">
            <text:p>1. Login to the Channels</text:p>
            <text:p>2. Click on 'Collaboration Model' Link</text:p>
            <text:p>3. Click on Message tab under collaboration panel</text:p>
            <text:p>4. Enter the details of message</text:p>
            <text:p>4. Click on Reset button</text:p>
          </table:table-cell>
          <table:table-cell table:style-name="ce137" office:value-type="string">
            <text:p>Message=”Hello”</text:p>
          </table:table-cell>
          <table:table-cell table:style-name="ce64" office:value-type="string">
            <text:p>1 Verify that message text box reset to blank</text:p>
          </table:table-cell>
          <table:table-cell table:style-name="ce137" office:value-type="string">
            <text:p>PASS</text:p>
          </table:table-cell>
          <table:table-cell table:style-name="ce133" office:value-type="string">
            <text:p>PASS</text:p>
          </table:table-cell>
          <table:table-cell table:style-name="ce133" table:number-columns-repeated="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225">
          <table:table-cell table:style-name="ce133" office:value-type="string">
            <text:p>CP0030_EmailSelectedMessage</text:p>
          </table:table-cell>
          <table:table-cell table:style-name="ce133" office:value-type="string">
            <text:p>L1</text:p>
          </table:table-cell>
          <table:table-cell table:style-name="ce133" office:value-type="string">
            <text:p>Email this message</text:p>
            <text:p>(Selected message)</text:p>
          </table:table-cell>
          <table:table-cell table:style-name="ce133"/>
          <table:table-cell table:style-name="ce133" office:value-type="string">
            <text:p>1. Login to the Channels</text:p>
            <text:p>2. Click on 'Collaboration Model' Link</text:p>
            <text:p>3. Click on Message tab under colleboration panel</text:p>
            <text:p>4. Click on show sent link</text:p>
            <text:p>4. Select the message to be emailed</text:p>
            <text:p>5. Click on email this message under more pop up menu</text:p>
          </table:table-cell>
          <table:table-cell table:style-name="ce137"/>
          <table:table-cell table:style-name="ce64" office:value-type="string">
            <text:p>1 Verify that message can be emailed</text:p>
          </table:table-cell>
          <table:table-cell table:style-name="ce137" office:value-type="string">
            <text:p>1 Message can be emailed</text:p>
          </table:table-cell>
          <table:table-cell table:style-name="ce133" office:value-type="string">
            <text:p>PASS</text:p>
          </table:table-cell>
          <table:table-cell table:style-name="ce133"/>
          <table:table-cell table:style-name="ce133" office:value-type="string">
            <text:p>#246</text:p>
          </table:table-cell>
          <table:table-cell table:style-name="ce133"/>
          <table:table-cell office:value-type="string">
            <text:p>YES</text:p>
          </table:table-cell>
          <table:table-cell table:style-name="ce1" table:number-columns-repeated="992"/>
          <table:table-cell table:style-name="ce21" table:number-columns-repeated="2"/>
          <table:table-cell table:style-name="ce78" table:number-columns-repeated="3"/>
          <table:table-cell table:number-columns-repeated="14"/>
        </table:table-row>
        <table:table-row table:style-name="ro212">
          <table:table-cell table:style-name="ce134" office:value-type="string">
            <text:p>CP0031_ResendEmail</text:p>
          </table:table-cell>
          <table:table-cell table:style-name="ce134" office:value-type="string">
            <text:p>L1</text:p>
          </table:table-cell>
          <table:table-cell table:style-name="ce134" office:value-type="string">
            <text:p>Resend email</text:p>
          </table:table-cell>
          <table:table-cell table:style-name="ce134"/>
          <table:table-cell table:style-name="ce134" office:value-type="string">
            <text:p>1. Login to the Channels</text:p>
            <text:p>2. Click on 'Collaboration Model' Link</text:p>
            <text:p>3. Click on Message tab under collaboration panel</text:p>
            <text:p>4. Click on show sent link</text:p>
            <text:p>4. Select the message to be resend</text:p>
            <text:p>5. Click on resend email under more pop up menu</text:p>
          </table:table-cell>
          <table:table-cell table:style-name="ce138"/>
          <table:table-cell table:style-name="ce142" office:value-type="string">
            <text:p>1. Verify that message can be resended as email</text:p>
          </table:table-cell>
          <table:table-cell table:style-name="ce138" office:value-type="string">
            <text:p>FAIL <text:s/></text:p>
            <text:p>[Option Resend Email not available]</text:p>
          </table:table-cell>
          <table:table-cell table:style-name="ce134" office:value-type="string">
            <text:p>FAIL</text:p>
          </table:table-cell>
          <table:table-cell table:style-name="ce134"/>
          <table:table-cell table:style-name="ce134" office:value-type="string">
            <text:p>#246</text:p>
          </table:table-cell>
          <table:table-cell table:style-name="ce134"/>
          <table:table-cell table:style-name="ce147" office:value-type="string">
            <text:p>NO</text:p>
          </table:table-cell>
          <table:table-cell table:style-name="ce150" table:number-columns-repeated="992"/>
          <table:table-cell table:style-name="ce153" table:number-columns-repeated="2"/>
          <table:table-cell table:style-name="ce154" table:number-columns-repeated="17"/>
        </table:table-row>
        <table:table-row table:style-name="ro226" table:number-rows-repeated="2">
          <table:table-cell table:number-columns-repeated="1024"/>
        </table:table-row>
        <table:table-row table:style-name="ro1" table:number-rows-repeated="65484">
          <table:table-cell table:number-columns-repeated="1024"/>
        </table:table-row>
        <table:table-row table:style-name="ro1" table:number-rows-repeated="13">
          <table:table-cell table:style-name="ce78" table:number-columns-repeated="5"/>
          <table:table-cell table:style-name="ce376"/>
          <table:table-cell table:style-name="ce66"/>
          <table:table-cell table:style-name="ce376"/>
          <table:table-cell table:style-name="ce78" table:number-columns-repeated="4"/>
          <table:table-cell table:style-name="ce376"/>
          <table:table-cell table:style-name="ce78" table:number-columns-repeated="2"/>
          <table:table-cell table:number-columns-repeated="1009"/>
        </table:table-row>
        <table:table-row table:style-name="ro1" table:number-rows-repeated="4">
          <table:table-cell table:style-name="ce78" table:number-columns-repeated="5"/>
          <table:table-cell table:style-name="ce376"/>
          <table:table-cell table:style-name="ce66"/>
          <table:table-cell table:style-name="ce376"/>
          <table:table-cell table:style-name="ce78" table:number-columns-repeated="4"/>
          <table:table-cell table:style-name="ce376"/>
          <table:table-cell table:style-name="ce78" table:number-columns-repeated="997"/>
          <table:table-cell table:number-columns-repeated="14"/>
        </table:table-row>
        <table:table-row table:style-name="ro1">
          <table:table-cell table:style-name="ce78" table:number-columns-repeated="5"/>
          <table:table-cell table:style-name="ce376"/>
          <table:table-cell table:style-name="ce66"/>
          <table:table-cell table:style-name="ce376"/>
          <table:table-cell table:style-name="ce78" table:number-columns-repeated="4"/>
          <table:table-cell table:style-name="ce376"/>
          <table:table-cell table:style-name="ce78" table:number-columns-repeated="997"/>
          <table:table-cell table:number-columns-repeated="14"/>
        </table:table-row>
      </table:table>
      <table:table table:name="Collaboration_Requirements" table:style-name="ta3" table:print="false">
        <table:table-column table:style-name="co70" table:default-cell-style-name="ce101"/>
        <table:table-column table:style-name="co15" table:default-cell-style-name="ce101"/>
        <table:table-column table:style-name="co71" table:default-cell-style-name="ce101"/>
        <table:table-column table:style-name="co72" table:default-cell-style-name="ce101"/>
        <table:table-column table:style-name="co73" table:default-cell-style-name="ce101"/>
        <table:table-column table:style-name="co74" table:default-cell-style-name="ce101"/>
        <table:table-column table:style-name="co65" table:default-cell-style-name="ce101"/>
        <table:table-column table:style-name="co75" table:default-cell-style-name="ce101"/>
        <table:table-column table:style-name="co15" table:number-columns-repeated="4" table:default-cell-style-name="ce101"/>
        <table:table-column table:style-name="co76" table:default-cell-style-name="ce101"/>
        <table:table-column table:style-name="co15" table:number-columns-repeated="1011"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75"/>
          <table:table-cell table:style-name="ce116" table:number-columns-repeated="2"/>
          <table:table-cell table:style-name="ce117" table:number-columns-repeated="10"/>
          <table:table-cell table:style-name="Default" table:number-columns-repeated="24"/>
        </table:table-row>
        <table:table-row table:style-name="ro15">
          <table:table-cell office:value-type="string">
            <text:p>CR0001_CollaborationRequirement</text:p>
          </table:table-cell>
          <table:table-cell office:value-type="string">
            <text:p>L1</text:p>
          </table:table-cell>
          <table:table-cell office:value-type="string">
            <text:p>Collaboration Requirements</text:p>
          </table:table-cell>
          <table:table-cell/>
          <table:table-cell office:value-type="string">
            <text:p>1. Login to 'Channels' with valid credentials. <text:s text:c="2"/>2. Click on 'Collaboration Requirements' Link.</text:p>
          </table:table-cell>
          <table:table-cell/>
          <table:table-cell office:value-type="string">
            <text:p>1. Verify that the a page with title 'Plan Requirements' gets opened with tabs 'Definition' , 'Analysi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4">
          <table:table-cell office:value-type="string">
            <text:p>CR0002_DefinitionsTab</text:p>
          </table:table-cell>
          <table:table-cell office:value-type="string">
            <text:p>L1</text:p>
          </table:table-cell>
          <table:table-cell office:value-type="string">
            <text:p>Definitions Tab</text:p>
          </table:table-cell>
          <table:table-cell/>
          <table:table-cell office:value-type="string">
            <text:p>1. Login to 'Channels' with valid credentials. <text:s text:c="2"/>2. Click on 'Collaboration Requirements' Link.</text:p>
          </table:table-cell>
          <table:table-cell/>
          <table:table-cell office:value-type="string">
            <text:p>1.Verify that Definition tab is present.</text:p>
            <text:p>2. Verify that When clicked on Definition tab, the headers for requirem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5">
          <table:table-cell office:value-type="string">
            <text:p>CR0003_NewButton</text:p>
          </table:table-cell>
          <table:table-cell office:value-type="string">
            <text:p>L0</text:p>
          </table:table-cell>
          <table:table-cell office:value-type="string">
            <text:p><text:s/>'New' Button</text:p>
          </table:table-cell>
          <table:table-cell/>
          <table:table-cell office:value-type="string">
            <text:p>1. Login to 'Channels' with valid credentials. <text:s text:c="2"/>2. Click on 'Collaboration Requirements' Link. <text:s text:c="6"/><text:s/>3. Click on 'New'</text:p>
          </table:table-cell>
          <table:table-cell/>
          <table:table-cell office:value-type="string">
            <text:p>1. Verify that 'New' Button is present.</text:p>
            <text:p>2. Verify that it can be clicked.</text:p>
            <text:p>3. Verify that on new requirement button, a “Requirement definition” frame gets loaded.</text:p>
            <text:p>4. Requirement gets added with title “UNNAM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5">
          <table:table-cell office:value-type="string">
            <text:p><text:span text:style-name="T1">CR0004_</text:span><text:span text:style-name="T9">EditPlanReq</text:span><text:span text:style-name="T9">uirement</text:span></text:p>
          </table:table-cell>
          <table:table-cell/>
          <table:table-cell office:value-type="string">
            <text:p>“Edit” Plan requirement</text:p>
          </table:table-cell>
          <table:table-cell/>
          <table:table-cell office:value-type="string">
            <text:p>1. Login to 'Channels' <text:s/>with valid credentials. <text:s text:c="2"/>2. Click on 'Collaboration Requirements' Link. <text:s text:c="6"/><text:s/>3. Click on 'Edit' of newly added Plan requirement. <text:s text:c="7"/></text:p>
          </table:table-cell>
          <table:table-cell/>
          <table:table-cell office:value-type="string">
            <text:p>1. Verify that “Edit” is present.</text:p>
            <text:p>2. Verify that it can be clicked.</text:p>
            <text:p>3. Verify that when clicked, a panel “Requirement Definition” is displayed with details of the Requirement.</text:p>
            <text:p>4. Details for the Requirement can be edited.</text:p>
          </table:table-cell>
          <table:table-cell table:number-columns-repeated="2" office:value-type="string">
            <text:p>PASS</text:p>
          </table:table-cell>
          <table:table-cell table:number-columns-repeated="1015"/>
        </table:table-row>
        <table:table-row table:style-name="ro105">
          <table:table-cell table:style-name="ce155" office:value-type="string">
            <text:p>CR0005_ClosePlanRequirement</text:p>
          </table:table-cell>
          <table:table-cell/>
          <table:table-cell office:value-type="string">
            <text:p>“Close” Plan requirement</text:p>
          </table:table-cell>
          <table:table-cell/>
          <table:table-cell office:value-type="string">
            <text:p>1. Login to 'Channels' <text:s/>with valid credentials. <text:s text:c="2"/>2. Click on 'Collaboration Requirements' Link. <text:s text:c="6"/><text:s/>3. Click on 'Close' of newly added Plan requirement. <text:s text:c="7"/></text:p>
          </table:table-cell>
          <table:table-cell/>
          <table:table-cell office:value-type="string">
            <text:p>1. Verify that “Close” is present.</text:p>
            <text:p>2. Verify that it can be clicked.</text:p>
            <text:p>3. Verify that when clicked, a panel “Requirement Definition” for the requirement disappears.</text:p>
            <text:p>4. Details for the Requirement cannot be edited.</text:p>
          </table:table-cell>
          <table:table-cell table:number-columns-repeated="2" office:value-type="string">
            <text:p>PASS</text:p>
          </table:table-cell>
          <table:table-cell table:number-columns-repeated="1015"/>
        </table:table-row>
        <table:table-row table:style-name="ro7">
          <table:table-cell office:value-type="string">
            <text:p>CR0006_NameRequirement</text:p>
          </table:table-cell>
          <table:table-cell office:value-type="string">
            <text:p>L1</text:p>
          </table:table-cell>
          <table:table-cell office:value-type="string">
            <text:p>Requirement Name</text:p>
          </table:table-cell>
          <table:table-cell/>
          <table:table-cell office:value-type="string">
            <text:p>1. Login to 'Channels' with valid credentials. <text:s text:c="2"/>2. Click on 'Collaboration Requirements' Link. <text:s text:c="6"/><text:s/>3. Click on 'New'. <text:s text:c="10"/><text:s text:c="3"/>4. Enter details in 'Name' field.</text:p>
          </table:table-cell>
          <table:table-cell office:value-type="string">
            <text:p><text:s/>'Name'</text:p>
          </table:table-cell>
          <table:table-cell office:value-type="string">
            <text:p>1. Verify that the 'Name' text field is present. <text:s text:c="3"/></text:p>
            <text:p>2. Verify that details can be added in the 'Name' text box. <text:s text:c="2"/>3. Verify that the changes in the text field appear under the 'Name' header into the newly added Requir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6">
          <table:table-cell table:style-name="ce112" office:value-type="string">
            <text:p>CR0007_InvalidNameRequirement</text:p>
          </table:table-cell>
          <table:table-cell table:style-name="ce112" office:value-type="string">
            <text:p>L2</text:p>
          </table:table-cell>
          <table:table-cell table:style-name="ce112" office:value-type="string">
            <text:p>Invalid Name entered</text:p>
          </table:table-cell>
          <table:table-cell table:style-name="ce112"/>
          <table:table-cell table:style-name="ce112" office:value-type="string">
            <text:p>1. Login to 'Channels' with valid credentials. <text:s text:c="2"/>2. Click on 'Collaboration Requirements' Link. <text:s text:c="6"/><text:s/>3. Click on 'New' <text:s text:c="11"/><text:s text:c="3"/>4. Enter Invalid Name in 'Name' field</text:p>
          </table:table-cell>
          <table:table-cell table:style-name="ce112" office:value-type="string">
            <text:p><text:s/>'#$$^%*&amp;^'</text:p>
          </table:table-cell>
          <table:table-cell table:style-name="ce112" office:value-type="string">
            <text:p>1. Verify that details can be added in the 'Name' text box.</text:p>
            <text:p>2. Verify that the changes do not get reflected under the 'Name' header into the newly added Requirement. <text:s text:c="2"/></text:p>
            <text:p>3. A proper error message gets displayed as : “Invalid Name”</text:p>
          </table:table-cell>
          <table:table-cell table:style-name="ce112" office:value-type="string">
            <text:p>FAIL <text:s/></text:p>
            <text:p>[Invalid name gets added for 'Name'. No display of proper error message]</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9">
          <table:table-cell office:value-type="string">
            <text:p>CR0008_DescriptionRequirement</text:p>
          </table:table-cell>
          <table:table-cell office:value-type="string">
            <text:p>L3</text:p>
          </table:table-cell>
          <table:table-cell office:value-type="string">
            <text:p>Requirement Description</text:p>
          </table:table-cell>
          <table:table-cell/>
          <table:table-cell office:value-type="string">
            <text:p>1. Login to 'Channels' with valid credentials. <text:s text:c="2"/>2. Click on 'Collaboration Requirements' Link. <text:s text:c="6"/><text:s/>3. Click on 'New'. <text:s text:c="10"/><text:s text:c="3"/>4. Enter details in 'Description' field.</text:p>
          </table:table-cell>
          <table:table-cell office:value-type="string">
            <text:p><text:s/>'This is Description'</text:p>
          </table:table-cell>
          <table:table-cell office:value-type="string">
            <text:p>1. Verify that Text area for Description is present.</text:p>
            <text:p>2. Verify that details can be added in the 'Description' text box. <text:s text:c="2"/><text:s text:c="38"/></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09_TagsRequirement</text:p>
          </table:table-cell>
          <table:table-cell office:value-type="string">
            <text:p>L1</text:p>
          </table:table-cell>
          <table:table-cell office:value-type="string">
            <text:p>Requirement Tags</text:p>
          </table:table-cell>
          <table:table-cell/>
          <table:table-cell office:value-type="string">
            <text:p>1. Login to 'Channels' with valid credentials. <text:s text:c="2"/>2. Click on 'Collaboration Requirements' Link. <text:s text:c="6"/><text:s/>3. Click on 'New'. <text:s text:c="10"/><text:s text:c="3"/>4. Enter details in 'Tags' field.</text:p>
          </table:table-cell>
          <table:table-cell office:value-type="string">
            <text:p><text:s/>' Tag : Imp '</text:p>
          </table:table-cell>
          <table:table-cell office:value-type="string">
            <text:p>1. Verify that the text field for 'Tags' is present.</text:p>
            <text:p>2. Verify that details can be added in the 'Tags'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7">
          <table:table-cell office:value-type="string">
            <text:p>CR0010_Info</text:p>
          </table:table-cell>
          <table:table-cell office:value-type="string">
            <text:p>L1</text:p>
          </table:table-cell>
          <table:table-cell office:value-type="string">
            <text:p><text:s/>'Info' link </text:p>
          </table:table-cell>
          <table:table-cell/>
          <table:table-cell office:value-type="string">
            <text:p>1. Login to 'Channels' with valid credentials. <text:s text:c="2"/>2. Click on 'Collaboration Requirements' Link. <text:s text:c="6"/>3.Click on 'New' <text:s text:c="13"/><text:s text:c="2"/>4. Click on 'Info' <text:s text:c="11"/><text:s/></text:p>
          </table:table-cell>
          <table:table-cell/>
          <table:table-cell office:value-type="string">
            <text:p>1. Verify that the 'Info' link is present.</text:p>
            <text:p>2. Verify that 'Info ' can be clicked <text:s text:c="24"/><text:s text:c="21"/>3. Verify that on click, text fields for 'Info Name' , 'Info Tags' , 'Elem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8">
          <table:table-cell office:value-type="string">
            <text:p>CR0011_InfoDetails</text:p>
          </table:table-cell>
          <table:table-cell office:value-type="string">
            <text:p>L1</text:p>
          </table:table-cell>
          <table:table-cell office:value-type="string">
            <text:p>Details for Info</text:p>
          </table:table-cell>
          <table:table-cell/>
          <table:table-cell office:value-type="string">
            <text:p>1. Login to 'Channels' with valid credentials. <text:s text:c="2"/>2. Click on 'Collaboration Requirements' Link. <text:s text:c="6"/>3.Click on 'New' <text:s text:c="13"/><text:s text:c="2"/>4. Click on 'Info' <text:s text:c="11"/><text:s text:c="4"/>5. Enter details in 'Info Name' , 'Info Tags' and <text:s/>'Elements'.</text:p>
          </table:table-cell>
          <table:table-cell office:value-type="string">
            <text:p>Info Name : “Info Name” <text:s text:c="8"/></text:p>
            <text:p/>
            <text:p>Info Tags : <text:s/>“Tag : Important” <text:s/></text:p>
            <text:p/>
            <text:p>Info Elements : “Element” <text:s text:c="5"/></text:p>
          </table:table-cell>
          <table:table-cell office:value-type="string">
            <text:p>1. Verify that details can be added. <text:s text:c="45"/>2. Verify that the changes in 'Info Name' gets reflected under header 'Shall share Info'. <text:s text:c="49"/>3. Verify that the changes in 'Info Tags' gets reflected under header 'Tagged'. <text:s text:c="13"/>4. Verify that the changes in 'Element' gets reflected under header 'Shall share Info' as <text:s/>&lt;Info Name&gt;[Ele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09">
          <table:table-cell table:style-name="ce112" office:value-type="string">
            <text:p>CR0012_JunkInfoDetails</text:p>
          </table:table-cell>
          <table:table-cell table:style-name="ce112" office:value-type="string">
            <text:p>L2</text:p>
          </table:table-cell>
          <table:table-cell table:style-name="ce112" office:value-type="string">
            <text:p>Filling in Junk Info Details</text:p>
          </table:table-cell>
          <table:table-cell table:style-name="ce112"/>
          <table:table-cell table:style-name="ce112" office:value-type="string">
            <text:p>1. Login to 'Channels' with valid credentials. <text:s text:c="2"/>2. Click on 'Collaboration Requirements' Link. <text:s text:c="6"/>3.Click on 'New' <text:s text:c="13"/><text:s text:c="2"/>4. Click on 'Info' <text:s text:c="11"/><text:s text:c="4"/>5. Enter details in 'Info Name' , 'Info Tags' and <text:s/>'Elements'.</text:p>
          </table:table-cell>
          <table:table-cell table:style-name="ce112" office:value-type="string">
            <text:p>Info Name : “ <text:s/>$%%&amp;**( “ </text:p>
            <text:p/>
            <text:p>Info Tags :“ Tag : #%^%^^&amp;&amp;” </text:p>
            <text:p/>
            <text:p>Info Elements : “ %$&amp;^%( “ <text:s text:c="3"/></text:p>
          </table:table-cell>
          <table:table-cell table:style-name="ce112" office:value-type="string">
            <text:p>1. Verify that details can be added. <text:s text:c="45"/>2. Verify that the changes in any details should not get reflected in <text:s/>the added record. 3. A proper error message is displayed to the user as “Invalid Details added”</text:p>
          </table:table-cell>
          <table:table-cell table:style-name="ce112" office:value-type="string">
            <text:p>FAIL <text:s/></text:p>
            <text:p>[Junk Details get added. No Display of proper error message ]</text:p>
          </table:table-cell>
          <table:table-cell table:style-name="ce112"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110">
          <table:table-cell office:value-type="string">
            <text:p>CR0013_InfoElement</text:p>
          </table:table-cell>
          <table:table-cell office:value-type="string">
            <text:p>L1</text:p>
          </table:table-cell>
          <table:table-cell office:value-type="string">
            <text:p>Info Elements</text:p>
          </table:table-cell>
          <table:table-cell office:value-type="string">
            <text:p>Enter details in 'Element' of 'Info' link</text:p>
          </table:table-cell>
          <table:table-cell office:value-type="string">
            <text:p>1. Login to 'Channels' with valid credentials. <text:s text:c="2"/>2. Click on 'Collaboration Requirements' Link. <text:s text:c="6"/>3.Click on 'New' <text:s text:c="13"/><text:s text:c="2"/>4. Click on 'Info'. <text:s text:c="10"/><text:s text:c="4"/>5. Click on '-' Button displayed next to newly added Element <text:s text:c="2"/></text:p>
          </table:table-cell>
          <table:table-cell office:value-type="string">
            <text:p><text:s/></text:p>
          </table:table-cell>
          <table:table-cell office:value-type="string">
            <text:p>1. Verify that '-' Button is present.</text:p>
            <text:p>2. Verify that '-' Button can be clicked. <text:s text:c="15"/><text:s text:c="22"/>3. Verify that on clicking, the added element gets remo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1">
          <table:table-cell office:value-type="string">
            <text:p>CR0014_Sources</text:p>
          </table:table-cell>
          <table:table-cell office:value-type="string">
            <text:p>L1</text:p>
          </table:table-cell>
          <table:table-cell office:value-type="string">
            <text:p><text:s/>'Sources' link</text:p>
          </table:table-cell>
          <table:table-cell/>
          <table:table-cell office:value-type="string">
            <text:p>1. Login to 'Channels' with valid credentials. <text:s text:c="2"/>2. Click on 'Collaboration Requirements' Link. <text:s text:c="6"/>3.Click on 'New' <text:s text:c="13"/><text:s text:c="2"/>4. Click on 'Sources' <text:s text:c="2"/></text:p>
          </table:table-cell>
          <table:table-cell/>
          <table:table-cell office:value-type="string">
            <text:p>1. Verify that 'Sources' Link is present.</text:p>
            <text:p>2. Verify that 'Sources ' can be clicked <text:s text:c="16"/><text:s text:c="23"/></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2">
          <table:table-cell table:style-name="ce112" office:value-type="string">
            <text:p>CR0015_WhoSources</text:p>
          </table:table-cell>
          <table:table-cell table:style-name="ce112" office:value-type="string">
            <text:p>L1</text:p>
          </table:table-cell>
          <table:table-cell table:style-name="ce112" office:value-type="string">
            <text:p>“Who” tab for 'Sources'</text:p>
          </table:table-cell>
          <table:table-cell table:style-name="ce112"/>
          <table:table-cell table:style-name="ce112" office:value-type="string">
            <text:p>1. Login to 'Channels' with valid credentials. <text:s text:c="2"/>2. Click on 'Collaboration Requirements' Link. <text:s text:c="6"/>3.Click on 'New' <text:s text:c="13"/><text:s text:c="2"/>4. Click on 'Sources' <text:s text:c="4"/><text:s text:c="4"/>5. Enter the details</text:p>
          </table:table-cell>
          <table:table-cell table:style-name="ce112" office:value-type="string">
            <text:p><text:s/>Any agent : “David”</text:p>
            <text:p/>
            <text:p>Working for an organization : “Org 1 “</text:p>
            <text:p/>
            <text:p>Participating as : “Role 1”</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3"/><text:s text:c="4"/></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12">
          <table:table-cell office:value-type="string">
            <text:p>CR0016_AgentSource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3"/><text:s text:c="2"/>4. Click on 'Sources' <text:s text:c="4"/><text:s text:c="4"/>5. Enter the details for “Any Agent”</text:p>
          </table:table-cell>
          <table:table-cell office:value-type="string">
            <text:p><text:s/>Any agent : “David”</text:p>
          </table:table-cell>
          <table:table-cell office:value-type="string">
            <text:p>1. Verify that the changes in 'Any Agent' text field gets reflected under header 'Agent'.</text:p>
          </table:table-cell>
          <table:table-cell table:number-columns-repeated="2" office:value-type="string">
            <text:p>PASS</text:p>
          </table:table-cell>
          <table:table-cell table:number-columns-repeated="1015"/>
        </table:table-row>
        <table:table-row table:style-name="ro113">
          <table:table-cell office:value-type="string">
            <text:p>CR0017_InvalidDetailsWhoSources</text:p>
          </table:table-cell>
          <table:table-cell office:value-type="string">
            <text:p>L2</text:p>
          </table:table-cell>
          <table:table-cell office:value-type="string">
            <text:p>Invalid Details for 'Who' tab for 'Sources' </text:p>
          </table:table-cell>
          <table:table-cell/>
          <table:table-cell office:value-type="string">
            <text:p>1. Login to 'Channels' with valid credentials. <text:s text:c="2"/>2. Click on 'Collaboration Requirements' Link. <text:s text:c="6"/>3.Click on 'New' <text:s text:c="13"/><text:s text:c="2"/>4. Click on 'Sources' <text:s text:c="4"/><text:s text:c="4"/>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4">
          <table:table-cell office:value-type="string">
            <text:p>CR0018_WhenSources</text:p>
          </table:table-cell>
          <table:table-cell office:value-type="string">
            <text:p>L1</text:p>
          </table:table-cell>
          <table:table-cell office:value-type="string">
            <text:p>“When” tab for 'Sources'</text:p>
          </table:table-cell>
          <table:table-cell/>
          <table:table-cell office:value-type="string">
            <text:p>1. Login to 'Channels' with valid credentials. <text:s text:c="2"/>2. Click on 'Collaboration Requirements' Link. <text:s text:c="6"/>3.Click on 'New' <text:s text:c="13"/><text:s text:c="2"/>4. Click on 'Sources' <text:s text:c="4"/><text:s text:c="3"/>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ext fields for 'Task name', 'Task Tags' , 'Situation' are present. </text:p>
            <text:p>3. Verify that the details can be entered in the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5">
          <table:table-cell office:value-type="string">
            <text:p>CR0019_SituationSource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3"/><text:s text:c="2"/>4. Click on 'Sources' <text:s text:c="4"/><text:s text:c="3"/>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 or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2">
          <table:table-cell office:value-type="string">
            <text:p>CR0020_HowManySources</text:p>
          </table:table-cell>
          <table:table-cell office:value-type="string">
            <text:p>L1</text:p>
          </table:table-cell>
          <table:table-cell office:value-type="string">
            <text:p>“How Many” tab of 'Sources'</text:p>
          </table:table-cell>
          <table:table-cell/>
          <table:table-cell office:value-type="string">
            <text:p>1. Login to 'Channels' with valid credentials. <text:s text:c="2"/>2. Click on 'Collaboration Requirements' Link. <text:s text:c="6"/><text:s/>3. Click on 'New' <text:s text:c="11"/><text:s text:c="3"/>4. Click on 'Sources' <text:s text:c="3"/><text:s text:c="5"/>5. Click on 'How Many' tab. <text:s text:c="22"/><text:s text:c="17"/>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9"/><text:s text:c="13"/>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6">
          <table:table-cell office:value-type="string">
            <text:p>CR0021__InvalidCharacterHowMany</text:p>
          </table:table-cell>
          <table:table-cell office:value-type="string">
            <text:p>L2</text:p>
          </table:table-cell>
          <table:table-cell office:value-type="string">
            <text:p>Entering Characters in details of 'How Many' tab of 'Sources'</text:p>
          </table:table-cell>
          <table:table-cell/>
          <table:table-cell office:value-type="string">
            <text:p>1. Login to 'Channels' with valid credentials. <text:s text:c="2"/>2. Click on 'Collaboration Requirements' Link. <text:s text:c="6"/><text:s/>3. Click on 'New' <text:s text:c="11"/><text:s text:c="3"/>4. Click on 'Sources' <text:s text:c="3"/><text:s text:c="5"/>5. Click on 'How Many' tab. <text:s text:c="22"/><text:s text:c="17"/>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1">
          <table:table-cell office:value-type="string">
            <text:p>CR0022_Receivers</text:p>
          </table:table-cell>
          <table:table-cell office:value-type="string">
            <text:p>L1</text:p>
          </table:table-cell>
          <table:table-cell office:value-type="string">
            <text:p><text:s/>'Receivers' link</text:p>
          </table:table-cell>
          <table:table-cell/>
          <table:table-cell office:value-type="string">
            <text:p>1. Login to 'Channels' with valid credentials. <text:s text:c="2"/>2. Click on 'Collaboration Requirements' Link. <text:s text:c="6"/>3.Click on 'New' <text:s text:c="13"/><text:s text:c="2"/>4. Click on 'Receivers' <text:s/><text:s/></text:p>
          </table:table-cell>
          <table:table-cell/>
          <table:table-cell office:value-type="string">
            <text:p>1. Verify that 'Receivers' Link is present.</text:p>
            <text:p>2. Verify that 'Receivers' can be clicked <text:s text:c="29"/><text:s text:c="10"/></text:p>
            <text:p>3. Verify that on click, a panel with tabs 'Who', 'When', 'How Many' 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2">
          <table:table-cell table:style-name="ce112" office:value-type="string">
            <text:p>CR0023_WhoReceivers</text:p>
          </table:table-cell>
          <table:table-cell table:style-name="ce112" office:value-type="string">
            <text:p>L1</text:p>
          </table:table-cell>
          <table:table-cell table:style-name="ce112" office:value-type="string">
            <text:p>“Who” tab for 'Receivers'</text:p>
          </table:table-cell>
          <table:table-cell table:style-name="ce112"/>
          <table:table-cell table:style-name="ce112" office:value-type="string">
            <text:p>1. Login to 'Channels' with valid credentials. <text:s text:c="2"/>2. Click on 'Collaboration Requirements' Link. <text:s text:c="6"/>3.Click on 'New' <text:s text:c="13"/><text:s text:c="2"/>4. Click on 'Receivers' <text:s/><text:s text:c="2"/>5. Enter the details</text:p>
          </table:table-cell>
          <table:table-cell table:style-name="ce112" office:value-type="string">
            <text:p><text:s/>Any agent : “Carl”</text:p>
            <text:p/>
            <text:p>Working for an organization : “Org 2 “</text:p>
            <text:p/>
            <text:p>Participating as : “Role 2”</text:p>
          </table:table-cell>
          <table:table-cell table:style-name="ce112" office:value-type="string">
            <text:p>1. Verify that the “Who” tab can be clicked</text:p>
            <text:p>2. Verify that the text fields for “Any agent” , “Working for an organization”, <text:s text:c="13"/>“Participating as ” are present</text:p>
            <text:p>3. Verify that the details in the text fields can be entered. <text:s text:c="3"/><text:s text:c="4"/></text:p>
          </table:table-cell>
          <table:table-cell table:style-name="ce112" office:value-type="string">
            <text:p>FAIL </text:p>
            <text:p>[Details for “Participating as ” cannot be entered]</text:p>
          </table:table-cell>
          <table:table-cell table:style-name="ce112" office:value-type="string">
            <text:p>FAIL</text:p>
          </table:table-cell>
          <table:table-cell table:style-name="ce112" table:number-columns-repeated="3"/>
          <table:table-cell table:style-name="ce112" office:value-type="string">
            <text:p>YES</text:p>
          </table:table-cell>
          <table:table-cell table:style-name="ce112" table:number-columns-repeated="1011"/>
        </table:table-row>
        <table:table-row table:style-name="ro112">
          <table:table-cell office:value-type="string">
            <text:p>CR0024_AgentReceivers</text:p>
          </table:table-cell>
          <table:table-cell office:value-type="string">
            <text:p>L1</text:p>
          </table:table-cell>
          <table:table-cell office:value-type="string">
            <text:p>Agent Name</text:p>
          </table:table-cell>
          <table:table-cell/>
          <table:table-cell office:value-type="string">
            <text:p>1. Login to 'Channels' with valid credentials. <text:s text:c="2"/>2. Click on 'Collaboration Requirements' Link. <text:s text:c="6"/>3.Click on 'New' <text:s text:c="13"/><text:s text:c="2"/>4. Click on 'Receivers' <text:s/><text:s/>5. Enter the details</text:p>
          </table:table-cell>
          <table:table-cell office:value-type="string">
            <text:p>“Carl”</text:p>
          </table:table-cell>
          <table:table-cell office:value-type="string">
            <text:p>1. Verify that the changes in 'Any Agent' gets reflected under header 'With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3">
          <table:table-cell office:value-type="string">
            <text:p>CR0025_WhoInvalidDetailsReceivers</text:p>
          </table:table-cell>
          <table:table-cell office:value-type="string">
            <text:p>L2</text:p>
          </table:table-cell>
          <table:table-cell office:value-type="string">
            <text:p>Invalid Details for 'Who' tab for 'Receivers' </text:p>
          </table:table-cell>
          <table:table-cell/>
          <table:table-cell office:value-type="string">
            <text:p>1. Login to 'Channels' with valid credentials. <text:s text:c="2"/>2. Click on 'Collaboration Requirements' Link. <text:s text:c="6"/>3.Click on 'New' <text:s text:c="13"/><text:s text:c="2"/>4. Click on 'Receivers' <text:s/><text:s/>5. Enter the details</text:p>
          </table:table-cell>
          <table:table-cell office:value-type="string">
            <text:p><text:s/>Any agent : “790(*&amp;&amp;&amp;”</text:p>
            <text:p/>
            <text:p>Working for an organization : “*&amp;&amp;*tuioo “</text:p>
            <text:p/>
            <text:p>Participating as : “ *(()##$ ”</text:p>
          </table:table-cell>
          <table:table-cell office:value-type="string">
            <text:p>1. Verify that the invalid details can not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4">
          <table:table-cell office:value-type="string">
            <text:p>CR0026_WhenReceivers</text:p>
          </table:table-cell>
          <table:table-cell office:value-type="string">
            <text:p>L1</text:p>
          </table:table-cell>
          <table:table-cell office:value-type="string">
            <text:p>“When” tab for 'Receivers'</text:p>
          </table:table-cell>
          <table:table-cell/>
          <table:table-cell office:value-type="string">
            <text:p>1. Login to 'Channels' with valid credentials. <text:s text:c="2"/>2. Click on 'Collaboration Requirements' Link. <text:s text:c="6"/>3.Click on 'New' <text:s text:c="13"/><text:s text:c="2"/>4. Click on 'Receivers' <text:s/><text:s text:c="3"/>5. Click on 'When' tab <text:s text:c="4"/>6. Enter the details</text:p>
          </table:table-cell>
          <table:table-cell office:value-type="string">
            <text:p>Task name : “ Task 1 ”</text:p>
            <text:p/>
            <text:p>Task Tags : “ Tag : Task Imp”</text:p>
            <text:p/>
            <text:p>Situation : <text:s/>“During” event “Event 1”</text:p>
          </table:table-cell>
          <table:table-cell office:value-type="string">
            <text:p>1. Verify that “When” tab can be clicked</text:p>
            <text:p>2. Verify that the text fields for 'Task name', 'Task Tags' , 'Situation' are present</text:p>
            <text:p>2. Verify that the details can be entered for text field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5">
          <table:table-cell office:value-type="string">
            <text:p>CR0027_SituationReceivers</text:p>
          </table:table-cell>
          <table:table-cell office:value-type="string">
            <text:p>L1</text:p>
          </table:table-cell>
          <table:table-cell office:value-type="string">
            <text:p>Drop down menu for Situation</text:p>
          </table:table-cell>
          <table:table-cell/>
          <table:table-cell office:value-type="string">
            <text:p>1. Login to 'Channels' with valid credentials. <text:s text:c="2"/>2. Click on 'Collaboration Requirements' Link. <text:s text:c="4"/>3.Click on 'New' <text:s text:c="13"/><text:s text:c="2"/>4. Click on 'Receivers' <text:s/><text:s text:c="3"/>5. Click on 'When' tab <text:s text:c="4"/>6. Click on drop down menu for Situation selecting the desired phase of event</text:p>
          </table:table-cell>
          <table:table-cell/>
          <table:table-cell office:value-type="string">
            <text:p>1. Verify that drop down menu is available listing the options. <text:s text:c="42"/>2. Verify that options can be selected. <text:s text:c="41"/>3. Verify that the desired event can be selec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2">
          <table:table-cell office:value-type="string">
            <text:p>CR0028_HowManyReceivers</text:p>
          </table:table-cell>
          <table:table-cell office:value-type="string">
            <text:p>L1</text:p>
          </table:table-cell>
          <table:table-cell office:value-type="string">
            <text:p><text:s/>'How Many' tab of 'Receivers'</text:p>
          </table:table-cell>
          <table:table-cell/>
          <table:table-cell office:value-type="string">
            <text:p>1. Login to 'Channels' with valid credentials. <text:s text:c="2"/>2. Click on 'Collaboration Requirements' Link. <text:s text:c="6"/><text:s/>3. Click on 'New' <text:s text:c="11"/><text:s text:c="3"/>4. Click on 'Receivers' <text:s text:c="2"/>5. Click on 'How Many' tab. <text:s text:c="22"/><text:s text:c="17"/>6. Enter the details.</text:p>
          </table:table-cell>
          <table:table-cell office:value-type="string">
            <text:p>At Least : “ 2 ”</text:p>
            <text:p/>
            <text:p>Preferably : “ 2 ”</text:p>
            <text:p/>
            <text:p>And at most : “ 2 ”</text:p>
          </table:table-cell>
          <table:table-cell office:value-type="string">
            <text:p>1. Verify that “How Many” tab can be clicked</text:p>
            <text:p>2. Verify that the text fields for 'At Least', 'Preferably', 'And at most' appear with default value of 1. <text:s text:c="9"/><text:s text:c="13"/>3. Verify that the details can be enter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6">
          <table:table-cell office:value-type="string">
            <text:p>CR0029_InvalidCharacterHowMany</text:p>
          </table:table-cell>
          <table:table-cell office:value-type="string">
            <text:p>L2</text:p>
          </table:table-cell>
          <table:table-cell office:value-type="string">
            <text:p>Entering Characters in details of 'How Many' tab of 'Receivers'</text:p>
          </table:table-cell>
          <table:table-cell/>
          <table:table-cell office:value-type="string">
            <text:p>1. Login to 'Channels' with valid credentials. <text:s text:c="2"/>2. Click on 'Collaboration Requirements' Link. <text:s text:c="6"/><text:s/>3. Click on 'New' <text:s text:c="11"/><text:s text:c="3"/>4. Click on 'Receivers' <text:s text:c="2"/>5. Click on 'How Many' tab. <text:s text:c="22"/><text:s text:c="17"/>6. Enter the details in Character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7">
          <table:table-cell office:value-type="string">
            <text:p>CR0030_SourcesperReceivers</text:p>
          </table:table-cell>
          <table:table-cell office:value-type="string">
            <text:p>L1</text:p>
          </table:table-cell>
          <table:table-cell office:value-type="string">
            <text:p>“Sources per Receivers”</text:p>
          </table:table-cell>
          <table:table-cell/>
          <table:table-cell office:value-type="string">
            <text:p>1. Login to 'Channels' with valid credentials. <text:s text:c="2"/>2. Click on 'Collaboration Requirements' Link. <text:s text:c="6"/>3. Click on 'New' <text:s text:c="12"/><text:s text:c="2"/>4. Click on 'Sources per Receivers ' <text:s text:c="15"/><text:s text:c="8"/></text:p>
          </table:table-cell>
          <table:table-cell/>
          <table:table-cell office:value-type="string">
            <text:p>1. Verify that “Sources per Receivers” Link is present</text:p>
            <text:p>2. Verify that the link 'Sources per Receivers' can be clicked</text:p>
            <text:p>3. Verify that the text fields for 'At Least', 'Preferably' and 'At the most' appears with a default val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18">
          <table:table-cell office:value-type="string">
            <text:p>CR0031_DetailsSourcesperReceivers</text:p>
          </table:table-cell>
          <table:table-cell office:value-type="string">
            <text:p>L1</text:p>
          </table:table-cell>
          <table:table-cell office:value-type="string">
            <text:p>Entering details in 'Sources per Receivers'</text:p>
          </table:table-cell>
          <table:table-cell/>
          <table:table-cell office:value-type="string">
            <text:p>1. Login to 'Channels' with valid credentials. <text:s text:c="2"/>2. Click on 'Collaboration Requirements' Link. <text:s text:c="6"/>3. Click on 'New' <text:s text:c="12"/><text:s text:c="2"/>4. Click on 'Sources per Receivers ' <text:s text:c="15"/><text:s text:c="9"/>5. Enter the details. <text:s/></text:p>
          </table:table-cell>
          <table:table-cell office:value-type="string">
            <text:p>At Least : “ 2 ”</text:p>
            <text:p/>
            <text:p>Preferably : “ 2 ”</text:p>
            <text:p/>
            <text:p>And at most : “ 3”</text:p>
          </table:table-cell>
          <table:table-cell office:value-type="string">
            <text:p>1. Verify that the details can be entered for the text fields of 'At Least', 'Preferably' and 'At the mos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CR0032_InvalidCharacterDetailsSourcesperReceivers</text:p>
          </table:table-cell>
          <table:table-cell office:value-type="string">
            <text:p>L2</text:p>
          </table:table-cell>
          <table:table-cell office:value-type="string">
            <text:p>Entering Characters in details of 'Sources per Receivers'</text:p>
          </table:table-cell>
          <table:table-cell/>
          <table:table-cell office:value-type="string">
            <text:p>1. Login to 'Channels' with valid credentials. <text:s text:c="2"/>2. Click on 'Collaboration Requirements' Link. <text:s text:c="6"/>3. Click on 'New' <text:s text:c="12"/><text:s text:c="2"/>4. Click on 'Sources per Receivers ' <text:s text:c="15"/><text:s text:c="9"/>5. Enter the details in Charcters. <text:s/></text:p>
          </table:table-cell>
          <table:table-cell office:value-type="string">
            <text:p>At Least : “ dhhf ”</text:p>
            <text:p/>
            <text:p>Preferably : “ grfuje ”</text:p>
            <text:p/>
            <text:p>And at most : “ fhrkdf ”</text:p>
          </table:table-cell>
          <table:table-cell office:value-type="string">
            <text:p>1. Verify that the entered details do not ge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33_Attachments</text:p>
          </table:table-cell>
          <table:table-cell office:value-type="string">
            <text:p>L1</text:p>
          </table:table-cell>
          <table:table-cell office:value-type="string">
            <text:p>Click Attachments</text:p>
          </table:table-cell>
          <table:table-cell/>
          <table:table-cell table:style-name="ce63" office:value-type="string">
            <text:p>1. Login to 'Channels' with valid credentials. <text:s text:c="2"/>2.Click on 'Collaboration Requirements' Link. <text:s text:c="5"/>3.Click on 'New' <text:s text:c="13"/><text:s/>4.Click on 'Attachments' <text:s text:c="5"/></text:p>
          </table:table-cell>
          <table:table-cell/>
          <table:table-cell office:value-type="string">
            <text:p>1. Verify that 'Attachment' link is present.</text:p>
            <text:p>2. Verify that it can be clicked.</text:p>
            <text:p>3. Verify that when clicked, a panel for attaching a file/URL gets displayed with radio buttons and a 'ATTACH' button</text:p>
          </table:table-cell>
          <table:table-cell table:number-columns-repeated="2" office:value-type="string">
            <text:p>PASS</text:p>
          </table:table-cell>
          <table:table-cell table:number-columns-repeated="1015"/>
        </table:table-row>
        <table:table-row table:style-name="ro14">
          <table:table-cell table:style-name="ce63" office:value-type="string">
            <text:p>CR0034_AttachAttachments</text:p>
          </table:table-cell>
          <table:table-cell table:style-name="ce63" office:value-type="string">
            <text:p>L1</text:p>
          </table:table-cell>
          <table:table-cell table:style-name="ce63" office:value-type="string">
            <text:p>“Attach” drop down menu</text:p>
          </table:table-cell>
          <table:table-cell table:style-name="ce63"/>
          <table:table-cell table:style-name="ce63" office:value-type="string">
            <text:p>1. Login to 'Channels' with valid credentials. <text:s text:c="2"/>2.Click on 'Collaboration Requirements' Link. <text:s text:c="5"/>3.Click on 'New' <text:s text:c="13"/><text:s/>4.Click on 'Attachments' <text:s text:c="5"/></text:p>
            <text:p>5.Select attach&lt;options&gt;</text:p>
          </table:table-cell>
          <table:table-cell table:style-name="ce63"/>
          <table:table-cell table:style-name="ce157" office:value-type="string">
            <text:p><text:span text:style-name="T10">1. Verify that drop </text:span><text:span text:style-name="T10">down menu for Attach </text:span><text:span text:style-name="T10">is available.</text:span></text:p>
            <text:p><text:span text:style-name="T10">2.Verify that attach </text:span><text:span text:style-name="T10">contains list of options.</text:span></text:p>
            <text:p><text:span text:style-name="T10">3.Verify that any </text:span><text:span text:style-name="T10">option can be selected </text:span><text:span text:style-name="T10">for attach.</text:span></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63" office:value-type="string">
            <text:p>CR0035_AttachmentAsReference</text:p>
          </table:table-cell>
          <table:table-cell table:style-name="ce63" office:value-type="string">
            <text:p>L1</text:p>
          </table:table-cell>
          <table:table-cell table:style-name="ce157" office:value-type="string">
            <text:p>File Attachment&lt;Reference&gt;</text:p>
          </table:table-cell>
          <table:table-cell table:style-name="ce63"/>
          <table:table-cell table:style-name="ce63" office:value-type="string">
            <text:p>1. Login to 'Channels' with valid credentials. <text:s text:c="2"/>2.Click on 'Collaboration Requirements' Link. <text:s text:c="5"/>3.Click on 'New' <text:s text:c="13"/><text:s/>4.Click on 'Attachments' <text:s text:c="5"/>5.Select Reference option in “attach”</text:p>
            <text:p><text:span text:style-name="T10">6.Click on file radio </text:span><text:span text:style-name="T10">button</text:span></text:p>
            <text:p><text:span text:style-name="T10">7. Click on Browse file.</text:span></text:p>
            <text:p><text:span text:style-name="T10">8.Click Attach button.</text:span></text:p>
          </table:table-cell>
          <table:table-cell table:style-name="ce63"/>
          <table:table-cell table:style-name="ce157" office:value-type="string">
            <text:p>1. Verify that file can be attached as Reference. <text:s text:c="13"/>2. Verify that the count for 'Attachments' is increased by one.</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36_AttachmentAsPolicy</text:p>
          </table:table-cell>
          <table:table-cell table:style-name="ce63" office:value-type="string">
            <text:p>L1</text:p>
          </table:table-cell>
          <table:table-cell table:style-name="ce63" office:value-type="string">
            <text:p>File Attachment&lt;Policy&gt;</text:p>
          </table:table-cell>
          <table:table-cell table:style-name="ce63"/>
          <table:table-cell table:style-name="ce63" office:value-type="string">
            <text:p>1. Login to 'Channels' with valid credentials. <text:s text:c="2"/>2.Click on 'Collaboration Requirements' Link. <text:s text:c="5"/>3.Click on 'New' <text:s text:c="13"/><text:s/>4.Click on 'Attachments' <text:s text:c="5"/>5.Select Policy option in attachment</text:p>
            <text:p>6.Click on file radio button</text:p>
            <text:p>7.Click on Browse button and select a file.</text:p>
            <text:p>8.Click Attach button.</text:p>
          </table:table-cell>
          <table:table-cell table:style-name="ce63"/>
          <table:table-cell table:style-name="ce157" office:value-type="string">
            <text:p>1. Verify that file can be attached as Policy. <text:s text:c="21"/>2. Verify that the count for 'Attachments' is increased by one.</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63" office:value-type="string">
            <text:p>CR0037_URLAttachment</text:p>
          </table:table-cell>
          <table:table-cell table:style-name="ce63" office:value-type="string">
            <text:p>L1</text:p>
          </table:table-cell>
          <table:table-cell table:style-name="ce157" office:value-type="string">
            <text:p>URL Attachment</text:p>
          </table:table-cell>
          <table:table-cell table:style-name="ce63"/>
          <table:table-cell table:style-name="ce159"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5"/></text:span><text:span text:style-name="T11">5.Select URL radio </text:span><text:span text:style-name="T11">button.</text:span></text:p>
            <text:p><text:span text:style-name="T11">7.Enter a URL</text:span></text:p>
            <text:p><text:span text:style-name="T11">8.Click Attach button.</text:span></text:p>
          </table:table-cell>
          <table:table-cell table:style-name="ce63"/>
          <table:table-cell table:style-name="ce157" office:value-type="string">
            <text:p><text:span text:style-name="T10">1.Verify that text field </text:span><text:span text:style-name="T10">is displayed when </text:span><text:span text:style-name="T10">radio button is </text:span><text:span text:style-name="T10">checked.</text:span></text:p>
            <text:p><text:span text:style-name="T10">2.Verify that when </text:span><text:span text:style-name="T10">clicked on url radio </text:span><text:span text:style-name="T10">button, the Attach </text:span><text:span text:style-name="T10">button is disabled and </text:span><text:span text:style-name="T10">Browse button </text:span><text:span text:style-name="T10">disappears</text:span></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95" office:value-type="string">
            <text:p>CR0038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95"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5"/></text:span><text:span text:style-name="T11">5.Select URL radio </text:span><text:span text:style-name="T11">button.</text:span></text:p>
            <text:p><text:span text:style-name="T11">7.Enter an invalid URL</text:span></text:p>
            <text:p><text:span text:style-name="T11">8.Click Attach button.</text:span></text:p>
          </table:table-cell>
          <table:table-cell table:style-name="ce95"/>
          <table:table-cell table:style-name="ce163" office:value-type="string">
            <text:p>1.Verify that Url or file path can be entered.</text:p>
            <text:p>2.Verify that if its a wrong URL a proper error message should be displayed and it should not be attached.</text:p>
          </table:table-cell>
          <table:table-cell table:style-name="ce163"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39_ReferenceURLAttachement</text:p>
          </table:table-cell>
          <table:table-cell office:value-type="string">
            <text:p>L1</text:p>
          </table:table-cell>
          <table:table-cell table:style-name="ce158" office:value-type="string">
            <text:p>URL Attachment&lt;Reference&g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15"/></text:span><text:span text:style-name="T11"><text:s text:c="3"/>5. Select the option </text:span><text:span text:style-name="T11">'Reference' from drop </text:span><text:span text:style-name="T11">down menu of Attach. <text:s/></text:span><text:span text:style-name="T11"><text:s/>6.Select URL radio </text:span><text:span text:style-name="T11">button.</text:span></text:p>
            <text:p><text:span text:style-name="T11">7.Enter a URL</text:span></text:p>
            <text:p><text:span text:style-name="T11">8.Click Attach button.</text:span></text:p>
          </table:table-cell>
          <table:table-cell/>
          <table:table-cell table:style-name="ce157" office:value-type="string">
            <text:p>1. Verify that URL can be attached as 'Reference'. <text:s text:c="11"/>2. Verify that the count for 'Attachments' is increased by one.</text:p>
          </table:table-cell>
          <table:table-cell table:style-name="ce157"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40_PolicyURLAttachement</text:p>
          </table:table-cell>
          <table:table-cell office:value-type="string">
            <text:p>L1</text:p>
          </table:table-cell>
          <table:table-cell table:style-name="ce158" office:value-type="string">
            <text:p>URL Attachment&lt;Policy&g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15"/></text:span><text:span text:style-name="T11"><text:s text:c="3"/>5. Select the option </text:span><text:span text:style-name="T11">'Policy' from drop </text:span><text:span text:style-name="T11">down menu of Attach. <text:s/></text:span><text:span text:style-name="T11"><text:s/>6.Select URL radio </text:span><text:span text:style-name="T11">button.</text:span></text:p>
            <text:p><text:span text:style-name="T11">7.Enter a URL</text:span></text:p>
            <text:p><text:span text:style-name="T11">8.Click Attach button.</text:span></text:p>
          </table:table-cell>
          <table:table-cell/>
          <table:table-cell table:style-name="ce160" office:value-type="string">
            <text:p>1. Verify that the URL can be attached as 'Policy' <text:s text:c="21"/>2. Verify that the count for 'Attachments' is increased by one.</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1_CopyAttachment</text:p>
          </table:table-cell>
          <table:table-cell office:value-type="string">
            <text:p>L1</text:p>
          </table:table-cell>
          <table:table-cell table:style-name="ce158" office:value-type="string">
            <text:p>Copy attachmen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15"/></text:span><text:span text:style-name="T11"><text:s text:c="3"/>5. Select the option </text:span><text:span text:style-name="T11">from drop down menu </text:span><text:span text:style-name="T11">of Attach. <text:s text:c="17"/></text:span><text:span text:style-name="T11">6.Select URL/file radio </text:span><text:span text:style-name="T11">button.</text:span></text:p>
            <text:p><text:span text:style-name="T11">7.Enter a URL/file path</text:span></text:p>
            <text:p><text:span text:style-name="T11">8.Click Attach button. <text:s text:c="3"/></text:span><text:span text:style-name="T11"><text:s/>9. Click on 'Copy' </text:span><text:span text:style-name="T11">against the name of </text:span><text:span text:style-name="T11">file/URL attached.</text:span></text:p>
          </table:table-cell>
          <table:table-cell/>
          <table:table-cell table:style-name="ce160" office:value-type="string">
            <text:p>1. Verify that the attached file/URL can be copied.</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42_DeleteAttachment</text:p>
          </table:table-cell>
          <table:table-cell office:value-type="string">
            <text:p>L1</text:p>
          </table:table-cell>
          <table:table-cell table:style-name="ce158" office:value-type="string">
            <text:p>Delete attachmen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text:span><text:span text:style-name="T11">'Attachments'. <text:s text:c="15"/></text:span><text:span text:style-name="T11"><text:s text:c="3"/>5. Select the option </text:span><text:span text:style-name="T11">from drop down menu </text:span><text:span text:style-name="T11">of Attach. <text:s text:c="17"/></text:span><text:span text:style-name="T11">6.Select URL/file radio </text:span><text:span text:style-name="T11">button.</text:span></text:p>
            <text:p><text:span text:style-name="T11">7.Enter a URL/file path</text:span></text:p>
            <text:p><text:span text:style-name="T11">8.Click Attach button. <text:s text:c="3"/></text:span><text:span text:style-name="T11"><text:s/>9. Click on 'Delete' </text:span><text:span text:style-name="T11">against the name of </text:span><text:span text:style-name="T11">file/URL attached.</text:span></text:p>
          </table:table-cell>
          <table:table-cell/>
          <table:table-cell table:style-name="ce160" office:value-type="string">
            <text:p>1. Verify that the attached file/url can be deleted. <text:s text:c="12"/>2. Verify that the count for 'Attachment' is decreased by one.</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43_AttachButton</text:p>
          </table:table-cell>
          <table:table-cell office:value-type="string">
            <text:p>L0</text:p>
          </table:table-cell>
          <table:table-cell office:value-type="string">
            <text:p>Attach Button</text:p>
          </table:table-cell>
          <table:table-cell/>
          <table:table-cell table:style-name="ce160" office:value-type="string">
            <text:p>1. Login to 'Channels' with valid credentials. <text:s text:c="2"/>2.Click on 'Collaboration Requirements' Link. <text:s text:c="5"/>3.Click on 'New' <text:s text:c="13"/><text:s/>4.Click on 'Attachments'. <text:s text:c="15"/><text:s text:c="3"/>5.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44_CountAttachment</text:p>
          </table:table-cell>
          <table:table-cell office:value-type="string">
            <text:p>L1</text:p>
          </table:table-cell>
          <table:table-cell office:value-type="string">
            <text:p>Number of Attachments</text:p>
          </table:table-cell>
          <table:table-cell/>
          <table:table-cell table:style-name="ce160" office:value-type="string">
            <text:p>1. Login to 'Channels' with valid credentials. <text:s text:c="2"/>2.Click on 'Collaboration Requirements' Link. <text:s text:c="5"/>3.Click on 'New' <text:s text:c="13"/><text:s/>4.View the count on 'Attachments'. <text:s text:c="15"/><text:s/></text:p>
          </table:table-cell>
          <table:table-cell/>
          <table:table-cell office:value-type="string">
            <text:p>1. Verify that the number of files/URL attached equals the count appearing in 'Attachment(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table:style-name="ce63" office:value-type="string">
            <text:p>CR0045_Issues</text:p>
          </table:table-cell>
          <table:table-cell table:style-name="ce63" office:value-type="string">
            <text:p>L1</text:p>
          </table:table-cell>
          <table:table-cell table:style-name="ce63" office:value-type="string">
            <text:p>Issues</text:p>
          </table:table-cell>
          <table:table-cell table:style-name="ce63"/>
          <table:table-cell table:style-name="ce63" office:value-type="string">
            <text:p>1. Login to 'Channels' with valid credentials. <text:s text:c="2"/>2.Click on 'Collaboration Requirements' Link. <text:s text:c="5"/>3.Click on 'New' <text:s text:c="13"/><text:s/>4.Click on Issues. </text:p>
          </table:table-cell>
          <table:table-cell table:style-name="ce63"/>
          <table:table-cell table:style-name="ce63" office:value-type="string">
            <text:p>1. Verify that 'issues' link is present.</text:p>
            <text:p>2. Verify that 'Issues' link can be clicked. <text:s text:c="8"/><text:s text:c="19"/></text:p>
            <text:p>3. Verify that on clicking, A panel with title as 'Requirements Issue' with a 'New' Button gets display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46_NewIssue</text:p>
          </table:table-cell>
          <table:table-cell table:style-name="ce63" office:value-type="string">
            <text:p>L0</text:p>
          </table:table-cell>
          <table:table-cell table:style-name="ce63" office:value-type="string">
            <text:p>New Issue Description</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able:table-cell>
          <table:table-cell table:style-name="ce63"/>
          <table:table-cell table:style-name="ce63" office:value-type="string">
            <text:p>1.Verify that a section is displayed for entering the issue details with the following fields-Issue,type,Tags,Severity,Suggestion,Attachment <text:s text:c="15"/></text:p>
            <text:p>2. Verify that the count in 'Issue' link is increased by one. <text:s text:c="10"/><text:s text:c="40"/>3. Verify that a 'Menu' drop down menu is available</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7_DescriptionNewIssue</text:p>
          </table:table-cell>
          <table:table-cell table:style-name="ce63" office:value-type="string">
            <text:p>L3</text:p>
          </table:table-cell>
          <table:table-cell table:style-name="ce63" office:value-type="string">
            <text:p>New Issue Description</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Enter issue </text:span><text:span text:style-name="T11">description.</text:span></text:p>
          </table:table-cell>
          <table:table-cell table:style-name="ce63"/>
          <table:table-cell table:style-name="ce63" office:value-type="string">
            <text:p>1. Verify that the text field for Issue Description is present.</text:p>
            <text:p>2.Verify that the issue description can be entered in the Issue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8_TypeNewIssue</text:p>
          </table:table-cell>
          <table:table-cell table:style-name="ce63" office:value-type="string">
            <text:p>L1</text:p>
          </table:table-cell>
          <table:table-cell table:style-name="ce63" office:value-type="string">
            <text:p>New Issue type</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Select the type from </text:span><text:span text:style-name="T11">the type combo box.</text:span></text:p>
          </table:table-cell>
          <table:table-cell table:style-name="ce63"/>
          <table:table-cell table:style-name="ce63" office:value-type="string">
            <text:p>1. Verify that the Type combo box is present</text:p>
            <text:p>2.Verify that the type can be selected from the list.</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49_TagsNewIssue</text:p>
          </table:table-cell>
          <table:table-cell table:style-name="ce63" office:value-type="string">
            <text:p>L1</text:p>
          </table:table-cell>
          <table:table-cell table:style-name="ce63" office:value-type="string">
            <text:p>Tags</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Enter the tags in the </text:span><text:span text:style-name="T11">Tags text field.</text:span></text:p>
          </table:table-cell>
          <table:table-cell table:style-name="ce63"/>
          <table:table-cell table:style-name="ce63" office:value-type="string">
            <text:p>1. Verify that the text field is present for Tags.</text:p>
            <text:p>2.Verify that the tags can be add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0_SeverityNewIssue</text:p>
          </table:table-cell>
          <table:table-cell table:style-name="ce63" office:value-type="string">
            <text:p>L1</text:p>
          </table:table-cell>
          <table:table-cell table:style-name="ce63" office:value-type="string">
            <text:p>New Issue Severity</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Select an option </text:span><text:span text:style-name="T11">from the list of </text:span><text:span text:style-name="T11">severity.</text:span></text:p>
          </table:table-cell>
          <table:table-cell table:style-name="ce63"/>
          <table:table-cell table:style-name="ce63" office:value-type="string">
            <text:p>1. Verify that the combo box for Severity is present</text:p>
            <text:p>2.Verify that the list contains options-Minor, Major, Extreme, Severe</text:p>
            <text:p>3.Verify that the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3">
          <table:table-cell table:style-name="ce63" office:value-type="string">
            <text:p>CR0051_SuggestionNewIssue</text:p>
          </table:table-cell>
          <table:table-cell table:style-name="ce63" office:value-type="string">
            <text:p>L3</text:p>
          </table:table-cell>
          <table:table-cell table:style-name="ce63" office:value-type="string">
            <text:p>New Issue Suggestion</text:p>
          </table:table-cell>
          <table:table-cell table:style-name="ce63"/>
          <table:table-cell table:style-name="ce63"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button <text:s/></text:span></text:p>
            <text:p><text:span text:style-name="T11">6.Enter the suggestion </text:span><text:span text:style-name="T11">in the suggestion text </text:span><text:span text:style-name="T11">field.</text:span></text:p>
          </table:table-cell>
          <table:table-cell table:style-name="ce63"/>
          <table:table-cell table:style-name="ce63" office:value-type="string">
            <text:p>1. verify that the Text area for entering Suggestion is available</text:p>
            <text:p>2.Verify that suggestion can be entered in the suggestion text fiel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70">
          <table:table-cell table:style-name="ce63" office:value-type="string">
            <text:p>CR0052_AttachmentNewIssue</text:p>
          </table:table-cell>
          <table:table-cell table:style-name="ce63" office:value-type="string">
            <text:p>L1</text:p>
          </table:table-cell>
          <table:table-cell table:style-name="ce63" office:value-type="string">
            <text:p>New Issue Attachment</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text:p>
          </table:table-cell>
          <table:table-cell table:style-name="ce63"/>
          <table:table-cell table:style-name="ce63" office:value-type="string">
            <text:p>1. Verify that 'Attach' drop down menu is available</text:p>
            <text:p>2. Verify that 'Attach' consists of drop down menu with options 'Reference' , 'Policy'. <text:s text:c="3"/>3. Verify that options can be select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7">
          <table:table-cell table:style-name="ce63" office:value-type="string">
            <text:p>CR0053_ReferenceAttachmentNewIssue</text:p>
          </table:table-cell>
          <table:table-cell table:style-name="ce63" office:value-type="string">
            <text:p>L1</text:p>
          </table:table-cell>
          <table:table-cell table:style-name="ce63" office:value-type="string">
            <text:p>File Attachment as Reference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4"/>6.Click on 'Attachments' <text:s text:c="5"/>7.Select Reference option in attachment.</text:p>
            <text:p><text:span text:style-name="T10">8.Click on file radio </text:span><text:span text:style-name="T10">button</text:span></text:p>
            <text:p><text:span text:style-name="T10">9. Click on Choose File </text:span><text:span text:style-name="T10">button and select a </text:span><text:span text:style-name="T10">file.</text:span></text:p>
            <text:p><text:span text:style-name="T10">10.Click Attach button.</text:span></text:p>
          </table:table-cell>
          <table:table-cell table:style-name="ce63"/>
          <table:table-cell table:style-name="ce63" office:value-type="string">
            <text:p>1.Verify that the reference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63">
          <table:table-cell table:style-name="ce63" office:value-type="string">
            <text:p>CR0054_PolicyAttachmentNewIssue</text:p>
          </table:table-cell>
          <table:table-cell table:style-name="ce63" office:value-type="string">
            <text:p>L1</text:p>
          </table:table-cell>
          <table:table-cell table:style-name="ce63" office:value-type="string">
            <text:p>File Attachment as Policy for Issue</text:p>
          </table:table-cell>
          <table:table-cell table:style-name="ce63"/>
          <table:table-cell table:style-name="ce63" office:value-type="string">
            <text:p>1. Login to 'Channels' with valid credentials. <text:s text:c="2"/>2.Click on 'Collaboration Requirements' Link. <text:s text:c="5"/>3.Click on 'New'</text:p>
            <text:p>4.Click on Issues</text:p>
            <text:p>5.Click on New <text:s text:c="15"/><text:s text:c="2"/>6.Select Policy option in attachment</text:p>
            <text:p><text:span text:style-name="T10">7.Click on file radio </text:span><text:span text:style-name="T10">button</text:span></text:p>
            <text:p><text:span text:style-name="T10">8. Click on Choose File </text:span><text:span text:style-name="T10">button and select a </text:span><text:span text:style-name="T10">file.</text:span></text:p>
            <text:p><text:span text:style-name="T10">9.Click Attach button.</text:span></text:p>
          </table:table-cell>
          <table:table-cell table:style-name="ce63"/>
          <table:table-cell table:style-name="ce63" office:value-type="string">
            <text:p>1.Verify that The policy gets attached.</text:p>
          </table:table-cell>
          <table:table-cell table:style-name="ce63"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14">
          <table:table-cell table:style-name="ce63" office:value-type="string">
            <text:p>CR0055_URLAttachment</text:p>
          </table:table-cell>
          <table:table-cell table:style-name="ce63" office:value-type="string">
            <text:p>L1</text:p>
          </table:table-cell>
          <table:table-cell table:style-name="ce157" office:value-type="string">
            <text:p>URL Attachment for Issue</text:p>
          </table:table-cell>
          <table:table-cell table:style-name="ce63"/>
          <table:table-cell table:style-name="ce161"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text:s text:c="4"/></text:span><text:span text:style-name="T11">6.Select URL radio </text:span><text:span text:style-name="T11">button.</text:span></text:p>
          </table:table-cell>
          <table:table-cell table:style-name="ce63"/>
          <table:table-cell table:style-name="ce157" office:value-type="string">
            <text:p><text:span text:style-name="T10">1.Verify that text field </text:span><text:span text:style-name="T10">is displayed when </text:span><text:span text:style-name="T10">radio button is </text:span><text:span text:style-name="T10">checked.</text:span></text:p>
            <text:p><text:span text:style-name="T10">2.Verify that when </text:span><text:span text:style-name="T10">clicked on url radio </text:span><text:span text:style-name="T10">button, 'Choose File' </text:span><text:span text:style-name="T10">button disappears</text:span></text:p>
          </table:table-cell>
          <table:table-cell table:style-name="ce157" office:value-type="string">
            <text:p>PASS</text:p>
          </table:table-cell>
          <table:table-cell table:style-name="ce63" office:value-type="string">
            <text:p>PASS</text:p>
          </table:table-cell>
          <table:table-cell table:number-columns-repeated="3"/>
          <table:table-cell office:value-type="string">
            <text:p>YES</text:p>
          </table:table-cell>
          <table:table-cell table:number-columns-repeated="1011"/>
        </table:table-row>
        <table:table-row table:style-name="ro56">
          <table:table-cell table:style-name="ce95" office:value-type="string">
            <text:p>CR0056_InvalidURL</text:p>
          </table:table-cell>
          <table:table-cell table:style-name="ce95" office:value-type="string">
            <text:p>L2</text:p>
          </table:table-cell>
          <table:table-cell table:style-name="ce95" office:value-type="string">
            <text:p>Wrong URL Attachment</text:p>
          </table:table-cell>
          <table:table-cell table:style-name="ce95"/>
          <table:table-cell table:style-name="ce162"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4.Click on Issues</text:span></text:p>
            <text:p><text:span text:style-name="T11">5.Click on New <text:s text:c="15"/></text:span><text:span text:style-name="T11"><text:s text:c="2"/>6.Click on 'Attach' and </text:span><text:span text:style-name="T11">select the type <text:s text:c="5"/></text:span><text:span text:style-name="T11">7.Select URL radio </text:span><text:span text:style-name="T11">button.</text:span></text:p>
            <text:p><text:span text:style-name="T11">8.Enter an invalid URL</text:span></text:p>
            <text:p><text:span text:style-name="T11">9.Click Attach button.</text:span></text:p>
          </table:table-cell>
          <table:table-cell table:style-name="ce95"/>
          <table:table-cell table:style-name="ce163" office:value-type="string">
            <text:p>1.Verify that Url or file path can be entered.</text:p>
            <text:p>2.Verify that if its a wrong URL a proper error message should be displayed and it should not be attached.</text:p>
          </table:table-cell>
          <table:table-cell table:style-name="ce163" office:value-type="string">
            <text:p>FAIL </text:p>
            <text:p>[Wrong URL can be entered. Also there is no display of error message upon addition of Incorrect Url]</text:p>
          </table:table-cell>
          <table:table-cell table:style-name="ce95" office:value-type="string">
            <text:p>FAIL</text:p>
          </table:table-cell>
          <table:table-cell table:style-name="ce112" table:number-columns-repeated="3"/>
          <table:table-cell table:style-name="ce112" office:value-type="string">
            <text:p>NO</text:p>
          </table:table-cell>
          <table:table-cell table:style-name="ce112" table:number-columns-repeated="1011"/>
        </table:table-row>
        <table:table-row table:style-name="ro61">
          <table:table-cell office:value-type="string">
            <text:p>CR0057_ReferenceURLAttachement</text:p>
          </table:table-cell>
          <table:table-cell office:value-type="string">
            <text:p>L1</text:p>
          </table:table-cell>
          <table:table-cell table:style-name="ce158" office:value-type="string">
            <text:p>URL Attachment&lt;Reference&g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2"/></text:span><text:span text:style-name="T11">4.Click on Issues</text:span></text:p>
            <text:p><text:span text:style-name="T11">5.Click on New <text:s text:c="14"/></text:span><text:span text:style-name="T11">6. Select the option </text:span><text:span text:style-name="T11">'Reference' from drop </text:span><text:span text:style-name="T11">down menu of Attach. <text:s/></text:span><text:span text:style-name="T11"><text:s/>7.Select URL radio </text:span><text:span text:style-name="T11">button.</text:span></text:p>
            <text:p><text:span text:style-name="T11">8.Enter a URL</text:span></text:p>
            <text:p><text:span text:style-name="T11">9.Click Attach button.</text:span></text:p>
          </table:table-cell>
          <table:table-cell/>
          <table:table-cell table:style-name="ce157" office:value-type="string">
            <text:p>1. Verify that URL can be attached as 'Reference'. <text:s text:c="11"/></text:p>
          </table:table-cell>
          <table:table-cell table:style-name="ce157"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CR0058_PolicyURLAttachement</text:p>
          </table:table-cell>
          <table:table-cell office:value-type="string">
            <text:p>L1</text:p>
          </table:table-cell>
          <table:table-cell table:style-name="ce158" office:value-type="string">
            <text:p>URL Attachment&lt;Policy&gt;</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text:s text:c="15"/></text:span><text:span text:style-name="T11">6. Select the option </text:span><text:span text:style-name="T11">'Policy' from drop </text:span><text:span text:style-name="T11">down menu of Attach. <text:s/></text:span><text:span text:style-name="T11"><text:s/>7.Select URL radio </text:span><text:span text:style-name="T11">button.</text:span></text:p>
            <text:p><text:span text:style-name="T11">8.Enter a URL</text:span></text:p>
            <text:p><text:span text:style-name="T11">9.Click Attach button.</text:span></text:p>
          </table:table-cell>
          <table:table-cell/>
          <table:table-cell table:style-name="ce160" office:value-type="string">
            <text:p>1. Verify that the URL can be attached as 'Policy' <text:s text:c="21"/></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59_CopyAttachment</text:p>
          </table:table-cell>
          <table:table-cell office:value-type="string">
            <text:p>L1</text:p>
          </table:table-cell>
          <table:table-cell table:style-name="ce158" office:value-type="string">
            <text:p>URL Attachment Copy</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text:s text:c="15"/></text:span><text:span text:style-name="T11"><text:s/>6. Select the option </text:span><text:span text:style-name="T11">from drop down menu </text:span><text:span text:style-name="T11">of Attach. <text:s text:c="17"/></text:span><text:span text:style-name="T11">7.Select URL/file radio </text:span><text:span text:style-name="T11">button.</text:span></text:p>
            <text:p><text:span text:style-name="T11">8.Enter a URL/file path</text:span></text:p>
            <text:p><text:span text:style-name="T11">9.Click Attach button. <text:s text:c="3"/></text:span><text:span text:style-name="T11"><text:s/>10. Click on 'Copy' </text:span><text:span text:style-name="T11">against the name of </text:span><text:span text:style-name="T11">file/URL attached.</text:span></text:p>
          </table:table-cell>
          <table:table-cell/>
          <table:table-cell table:style-name="ce160" office:value-type="string">
            <text:p>1. Verify that the attached file/URL can be copied.</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CR0060_DeleteAttachment</text:p>
          </table:table-cell>
          <table:table-cell office:value-type="string">
            <text:p>L1</text:p>
          </table:table-cell>
          <table:table-cell table:style-name="ce158" office:value-type="string">
            <text:p>URL Attachment Delete</text:p>
          </table:table-cell>
          <table:table-cell/>
          <table:table-cell table:style-name="ce160" office:value-type="string">
            <text:p><text:span text:style-name="T11">1. Login to 'Channels' </text:span><text:span text:style-name="T11">with valid credentials. <text:s text:c="2"/></text:span><text:span text:style-name="T11">2.Click on </text:span><text:span text:style-name="T11">'Collaboration </text:span><text:span text:style-name="T11">Requirements' Link. <text:s text:c="5"/></text:span><text:span text:style-name="T11">3.Click on 'New' <text:s text:c="13"/></text:span><text:span text:style-name="T11"><text:s/>4.Click on Issues</text:span></text:p>
            <text:p><text:span text:style-name="T11">5.Click on New <text:s text:c="14"/></text:span><text:span text:style-name="T11">6. Select the option </text:span><text:span text:style-name="T11">from drop down menu </text:span><text:span text:style-name="T11">of Attach. <text:s text:c="17"/></text:span><text:span text:style-name="T11">7.Select URL/file radio </text:span><text:span text:style-name="T11">button.</text:span></text:p>
            <text:p><text:span text:style-name="T11">8.Enter a URL/file path</text:span></text:p>
            <text:p><text:span text:style-name="T11">9.Click Attach button. <text:s text:c="3"/></text:span><text:span text:style-name="T11"><text:s/>10. Click on 'Delete' </text:span><text:span text:style-name="T11">against the name of </text:span><text:span text:style-name="T11">file/URL attached.</text:span></text:p>
          </table:table-cell>
          <table:table-cell/>
          <table:table-cell table:style-name="ce160" office:value-type="string">
            <text:p>1. Verify that the attached file/url can be deleted. <text:s text:c="12"/>2. Verify that the count for 'Attachment' is decreased by one.</text:p>
          </table:table-cell>
          <table:table-cell table:style-name="ce160" office:value-type="string">
            <text:p>PASS</text:p>
          </table:table-cell>
          <table:table-cell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1_AttachIssues</text:p>
          </table:table-cell>
          <table:table-cell office:value-type="string">
            <text:p>L0</text:p>
          </table:table-cell>
          <table:table-cell office:value-type="string">
            <text:p>Attach Button</text:p>
          </table:table-cell>
          <table:table-cell/>
          <table:table-cell table:style-name="ce160" office:value-type="string">
            <text:p>1. Login to 'Channels' with valid credentials. <text:s text:c="2"/>2.Click on 'Collaboration Requirements' Link. <text:s text:c="5"/>3.Click on 'New' <text:s text:c="13"/><text:s/><text:span text:style-name="T11">4.Click on Issues</text:span></text:p>
            <text:p><text:span text:style-name="T11">5.Click on New</text:span> <text:s text:c="15"/><text:s text:c="2"/>6. Click Attach button.</text:p>
          </table:table-cell>
          <table:table-cell/>
          <table:table-cell office:value-type="string">
            <text:p>1. Verify that Attach Button remains disabled until a file or URL is selected to uploa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CR0062_CountIssues</text:p>
          </table:table-cell>
          <table:table-cell office:value-type="string">
            <text:p>L1</text:p>
          </table:table-cell>
          <table:table-cell office:value-type="string">
            <text:p>Number of Issues</text:p>
          </table:table-cell>
          <table:table-cell/>
          <table:table-cell table:style-name="ce160" office:value-type="string">
            <text:p>1. Login to 'Channels' with valid credentials. <text:s text:c="2"/>2.Click on 'Collaboration Requirements' Link. <text:s text:c="5"/>3.Click on 'New' <text:s text:c="13"/><text:s/>4.View the count on 'Issues'. <text:s text:c="16"/></text:p>
          </table:table-cell>
          <table:table-cell/>
          <table:table-cell office:value-type="string">
            <text:p>1. Verify that the number of new added issues equals the count appearing in 'Issues(cou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70">
          <table:table-cell office:value-type="string">
            <text:p>CR0063_MenuNewIssue</text:p>
          </table:table-cell>
          <table:table-cell office:value-type="string">
            <text:p>L1</text:p>
          </table:table-cell>
          <table:table-cell office:value-type="string">
            <text:p>“Menu” in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Click on 'Menu' <text:s text:c="11"/></text:p>
          </table:table-cell>
          <table:table-cell/>
          <table:table-cell office:value-type="string">
            <text:p>1. Verify that 'Menu' is present</text:p>
            <text:p>2. Verify that 'Menu' can be clicked. <text:s text:c="15"/><text:s text:c="29"/>3. Verify that on clicking, options are available for selection. <text:s text:c="18"/><text:s text:c="21"/>4. Verify that these options can be selected.</text:p>
          </table:table-cell>
          <table:table-cell table:number-columns-repeated="2" office:value-type="string">
            <text:p>PASS</text:p>
          </table:table-cell>
          <table:table-cell table:number-columns-repeated="1015"/>
        </table:table-row>
        <table:table-row table:style-name="ro53">
          <table:table-cell office:value-type="string">
            <text:p>CR0064_UndoNewIssue</text:p>
          </table:table-cell>
          <table:table-cell office:value-type="string">
            <text:p>L1</text:p>
          </table:table-cell>
          <table:table-cell office:value-type="string">
            <text:p>“Undo New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Click on 'Menu' <text:s text:c="11"/>7. Select the option 'Undo New Issue' <text:s text:c="5"/></text:p>
          </table:table-cell>
          <table:table-cell/>
          <table:table-cell office:value-type="string">
            <text:p>1. Verify that 'Undo New Issue' is present.</text:p>
            <text:p>2. Verify that the Option 'Undo New Issue' can be selected. <text:s/><text:s text:c="35"/></text:p>
            <text:p>3. Verify that on selection, the newly added Issue gets undone. <text:s text:c="27"/><text:s text:c="15"/>4. Verify that the count in 'Issues' gets decremented.</text:p>
          </table:table-cell>
          <table:table-cell table:number-columns-repeated="2" office:value-type="string">
            <text:p>PASS</text:p>
          </table:table-cell>
          <table:table-cell table:number-columns-repeated="1015"/>
        </table:table-row>
        <table:table-row table:style-name="ro53">
          <table:table-cell office:value-type="string">
            <text:p>CR0065_RedoNewIssue</text:p>
          </table:table-cell>
          <table:table-cell office:value-type="string">
            <text:p>L1</text:p>
          </table:table-cell>
          <table:table-cell office:value-type="string">
            <text:p>“Redo New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Click on 'Menu' <text:s text:c="11"/>7. Select the option 'Redo New Issue' </text:p>
          </table:table-cell>
          <table:table-cell/>
          <table:table-cell office:value-type="string">
            <text:p>1.Verify that 'Redo New Issue' is present</text:p>
            <text:p>2.Verify that the option 'Redo New Issue' can be selected. </text:p>
            <text:p>3. Verify that on selection, the undone Issue gets added again. <text:s text:c="42"/><text:s text:c="5"/>4. Verify that the count in 'Issues' gets incremented</text:p>
          </table:table-cell>
          <table:table-cell table:number-columns-repeated="2" office:value-type="string">
            <text:p>PASS</text:p>
          </table:table-cell>
          <table:table-cell table:number-columns-repeated="1015"/>
        </table:table-row>
        <table:table-row table:style-name="ro63">
          <table:table-cell office:value-type="string">
            <text:p>CR0066_ShowHideDetails</text:p>
          </table:table-cell>
          <table:table-cell office:value-type="string">
            <text:p>L1</text:p>
          </table:table-cell>
          <table:table-cell office:value-type="string">
            <text:p>Show/hide details</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Click on 'Menu' <text:s text:c="11"/>7. Select the option 'Show Details' <text:s text:c="4"/><text:s text:c="14"/>8. Select the option 'Hide Details' </text:p>
          </table:table-cell>
          <table:table-cell/>
          <table:table-cell office:value-type="string">
            <text:p>1.Verify that 'Show Details' is present.</text:p>
            <text:p>2.Verify that the option can be selected. </text:p>
            <text:p>3. Verify that selecting the option 'Show Details' shows all the details concerning the current Issue. <text:s text:c="17"/><text:s text:c="15"/>4. Verify that 'Hide Details' is present</text:p>
            <text:p>5.Verify that the option can be selected. <text:s/></text:p>
            <text:p>6.Verify that selecting the option 'Hide Details' hides all the details concerning the current Issue.</text:p>
          </table:table-cell>
          <table:table-cell table:number-columns-repeated="2" office:value-type="string">
            <text:p>PASS</text:p>
          </table:table-cell>
          <table:table-cell table:number-columns-repeated="1015"/>
        </table:table-row>
        <table:table-row table:style-name="ro63">
          <table:table-cell office:value-type="string">
            <text:p>CR0067_AttachDocument</text:p>
          </table:table-cell>
          <table:table-cell office:value-type="string">
            <text:p>L1</text:p>
          </table:table-cell>
          <table:table-cell office:value-type="string">
            <text:p>Do/Undo/Redo Detach Document</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Attach a document. 7. Click on 'Delete' <text:s text:c="9"/>8. Click on 'Undo Detach Document' from 'Menu' <text:s text:c="20"/>9. Click on 'Redo Detach Document' from 'Menu'</text:p>
          </table:table-cell>
          <table:table-cell/>
          <table:table-cell table:style-name="ce164" office:value-type="string">
            <text:p>1. Verify that the attached file gets removed by 'Delete' </text:p>
            <text:p>2. Verify that 'Undo Detach Document' is present </text:p>
            <text:p>3.Verify that the option can be selected</text:p>
            <text:p>4. Verify that Undo Detach Document again adds the document.</text:p>
            <text:p>5. Verify that 'Redo Detach Document' is present</text:p>
            <text:p>6.Verify that the option can be selected. </text:p>
            <text:p>7. Verify that undo detach document operation gets redone</text:p>
          </table:table-cell>
          <table:table-cell table:style-name="ce158" office:value-type="string">
            <text:p>PASS</text:p>
          </table:table-cell>
          <table:table-cell office:value-type="string">
            <text:p>PASS</text:p>
          </table:table-cell>
          <table:table-cell table:number-columns-repeated="1015"/>
        </table:table-row>
        <table:table-row table:style-name="ro62">
          <table:table-cell office:value-type="string">
            <text:p>CR0068_PasteAttachment</text:p>
          </table:table-cell>
          <table:table-cell office:value-type="string">
            <text:p>L1</text:p>
          </table:table-cell>
          <table:table-cell office:value-type="string">
            <text:p>Do/Undo/Redo Paste Attachment</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Attach a document. 7. Click on 'Copy' <text:s text:c="10"/>8. Click on 'Paste Attachment' from 'Menu' <text:s text:c="19"/><text:s text:c="15"/>9. Click on 'Undo Paste Attachment' from 'Menu' <text:s text:c="29"/><text:s text:c="5"/>10. Click on 'Redo Attach Document'</text:p>
          </table:table-cell>
          <table:table-cell/>
          <table:table-cell office:value-type="string">
            <text:p>1. Verify that the attachment gets copied by 'Copy' </text:p>
            <text:p>2. Verify that 'Paste Attachment' is present</text:p>
            <text:p>3. Verify that the option can be selected.</text:p>
            <text:p>4. Verify that the attachment can be pasted by 'Paste Attachment' <text:s text:c="19"/><text:s text:c="14"/></text:p>
            <text:p>5.Verify that 'Undo Paste Attachment' is present</text:p>
            <text:p>6. Verify that the option can be selected.</text:p>
            <text:p>7. Verify that the operation can be undone by 'Undo Paste Attachment' <text:s text:c="19"/><text:s text:c="3"/></text:p>
            <text:p>8.Verify that 'Redo Attach Document' is present</text:p>
            <text:p>9.Verify that the option can be selected.</text:p>
            <text:p>10.Verify that undo paste attachment can be redone </text:p>
          </table:table-cell>
          <table:table-cell table:number-columns-repeated="2" office:value-type="string">
            <text:p>PASS</text:p>
          </table:table-cell>
          <table:table-cell table:number-columns-repeated="1015"/>
        </table:table-row>
        <table:table-row table:style-name="ro61">
          <table:table-cell office:value-type="string">
            <text:p>CR0069_UpdateIssue</text:p>
          </table:table-cell>
          <table:table-cell office:value-type="string">
            <text:p>L1</text:p>
          </table:table-cell>
          <table:table-cell office:value-type="string">
            <text:p>Undo/Redo Update User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0"/>6. Add the details to Issue. <text:s text:c="26"/><text:s text:c="9"/>7. Click on 'Menu' <text:s/><text:s text:c="9"/>8. Click on 'Undo Update user Issue' <text:s text:c="8"/><text:s text:c="2"/>9. Click on 'Redo Update user Issue ' <text:s text:c="7"/><text:s text:c="2"/></text:p>
          </table:table-cell>
          <table:table-cell/>
          <table:table-cell office:value-type="string">
            <text:p>1. Verify that the details can be added to the Issue </text:p>
            <text:p>2.Verify that 'Undo Update User Issue' is present </text:p>
            <text:p>3.Verify that the option can be selected. <text:s text:c="2"/></text:p>
            <text:p>4. Verify that the details added can be undone by 'Undo Update user Issue' <text:s text:c="8"/><text:s/>5.Verify that 'Redo Update User Issue' is present</text:p>
            <text:p>6. Verify that the option can be selected. <text:s/></text:p>
            <text:p>7. Verify that undo update can be redone.</text:p>
          </table:table-cell>
          <table:table-cell table:number-columns-repeated="2" office:value-type="string">
            <text:p>PASS</text:p>
          </table:table-cell>
          <table:table-cell table:number-columns-repeated="1015"/>
        </table:table-row>
        <table:table-row table:style-name="ro14">
          <table:table-cell office:value-type="string">
            <text:p>CR0070_Remove</text:p>
          </table:table-cell>
          <table:table-cell office:value-type="string">
            <text:p>L1</text:p>
          </table:table-cell>
          <table:table-cell office:value-type="string">
            <text:p>Remove Issue</text:p>
          </table:table-cell>
          <table:table-cell/>
          <table:table-cell office:value-type="string">
            <text:p>1. Login to 'Channels' <text:s/>with valid credentials. <text:s text:c="2"/>2. Click on 'Collaboration Requirements' Link. <text:s text:c="6"/><text:s/>3. Click on 'New' <text:s text:c="11"/><text:s text:c="3"/>4. Click on 'Issues' Link <text:s/>5. Click on New <text:s text:c="5"/><text:s text:c="11"/>6. Click on 'Menu' <text:s text:c="10"/>7. Click on 'Remove' <text:s text:c="7"/></text:p>
          </table:table-cell>
          <table:table-cell/>
          <table:table-cell office:value-type="string">
            <text:p>1. Verify that 'Remove' is present</text:p>
            <text:p>2. Verify that the option can be selected. <text:s/></text:p>
            <text:p>3. Verify that the newly added Issue can be removed. </text:p>
            <text:p>4. Verify that the count of total number of Issues is decremented by one.</text:p>
          </table:table-cell>
          <table:table-cell table:number-columns-repeated="2" office:value-type="string">
            <text:p>PASS</text:p>
          </table:table-cell>
          <table:table-cell table:number-columns-repeated="1015"/>
        </table:table-row>
        <table:table-row table:style-name="ro50">
          <table:table-cell office:value-type="string">
            <text:p>CR0071_RemoveRequirementButton</text:p>
          </table:table-cell>
          <table:table-cell office:value-type="string">
            <text:p>L1</text:p>
          </table:table-cell>
          <table:table-cell office:value-type="string">
            <text:p>“Remove Requirement” Button</text:p>
          </table:table-cell>
          <table:table-cell/>
          <table:table-cell office:value-type="string">
            <text:p>1. Login to 'Channels' with valid credentials. <text:s text:c="2"/>2. Click on 'Collaboration Requirements' Link. <text:s text:c="6"/>3.Click on 'Remove Requirement' Button</text:p>
          </table:table-cell>
          <table:table-cell/>
          <table:table-cell office:value-type="string">
            <text:p>1. Verify that the button is present.</text:p>
            <text:p>2. Verify that it can be clicked. <text:s/></text:p>
          </table:table-cell>
          <table:table-cell table:number-columns-repeated="2" office:value-type="string">
            <text:p>PASS</text:p>
          </table:table-cell>
          <table:table-cell table:style-name="Default" table:number-columns-repeated="1015"/>
        </table:table-row>
        <table:table-row table:style-name="ro50">
          <table:table-cell office:value-type="string">
            <text:p>CR0072_DialogboxRemoveRequirement</text:p>
          </table:table-cell>
          <table:table-cell office:value-type="string">
            <text:p>L1</text:p>
          </table:table-cell>
          <table:table-cell office:value-type="string">
            <text:p>For Alert</text:p>
          </table:table-cell>
          <table:table-cell office:value-type="string">
            <text:p>Click 'Remove Requirement' Button</text:p>
          </table:table-cell>
          <table:table-cell office:value-type="string">
            <text:p>1. Login to 'Channels' with valid credentials. <text:s text:c="2"/>2. Click on 'Collaboration Requirements' Link. <text:s text:c="6"/><text:s/>3. Click on 'Remove Requirement' Button. <text:s text:c="2"/><text:s/></text:p>
          </table:table-cell>
          <table:table-cell/>
          <table:table-cell office:value-type="string">
            <text:p>1. Verify that on clicking the button, a dialog box gets opened asking for confirmation </text:p>
            <text:p>2. Verify that the Buttons 'OK' and 'Cancel' are present.</text:p>
          </table:table-cell>
          <table:table-cell table:number-columns-repeated="2" office:value-type="string">
            <text:p>PASS</text:p>
          </table:table-cell>
          <table:table-cell table:style-name="Default" table:number-columns-repeated="1015"/>
        </table:table-row>
        <table:table-row table:style-name="ro19">
          <table:table-cell office:value-type="string">
            <text:p>CR0073_ConfirmRemoveRequirement</text:p>
          </table:table-cell>
          <table:table-cell office:value-type="string">
            <text:p>L1</text:p>
          </table:table-cell>
          <table:table-cell office:value-type="string">
            <text:p>Confirm Remove Requirement</text:p>
          </table:table-cell>
          <table:table-cell/>
          <table:table-cell office:value-type="string">
            <text:p>1. Login to 'Channels' with valid credentials. <text:s text:c="2"/>2. Click on 'Collaboration Requirements' Link. <text:s text:c="6"/><text:s/>3. Click on 'Remove Requirement' Button. <text:s text:c="2"/><text:s/>4. Click on 'OK'</text:p>
          </table:table-cell>
          <table:table-cell/>
          <table:table-cell office:value-type="string">
            <text:p>1. Verify that 'OK' Button can be clicked. <text:s text:c="38"/>2. Verify that on clicking, the Requirements Definition gets removed from the Definitions tab</text:p>
          </table:table-cell>
          <table:table-cell table:number-columns-repeated="2" office:value-type="string">
            <text:p>PASS</text:p>
          </table:table-cell>
          <table:table-cell table:style-name="Default" table:number-columns-repeated="1015"/>
        </table:table-row>
        <table:table-row table:style-name="ro19">
          <table:table-cell office:value-type="string">
            <text:p>CR0074_CancelRemoveRequirement</text:p>
          </table:table-cell>
          <table:table-cell office:value-type="string">
            <text:p>L1</text:p>
          </table:table-cell>
          <table:table-cell office:value-type="string">
            <text:p>Cancel Remove Requirement</text:p>
          </table:table-cell>
          <table:table-cell/>
          <table:table-cell office:value-type="string">
            <text:p>1. Login to 'Channels' with valid credentials. <text:s text:c="2"/>2. Click on 'Collaboration Requirements' Link. <text:s text:c="6"/><text:s/>3. Click on 'Remove Requirement' Button. <text:s text:c="2"/><text:s/>4. Click on 'Cancel'</text:p>
          </table:table-cell>
          <table:table-cell/>
          <table:table-cell office:value-type="string">
            <text:p>1. Verify that 'Cancel' Button can be clicked. <text:s text:c="29"/>2. Verify that on clicking Button, dialog Box disappears.</text:p>
          </table:table-cell>
          <table:table-cell table:number-columns-repeated="2" office:value-type="string">
            <text:p>PASS</text:p>
          </table:table-cell>
          <table:table-cell table:style-name="Default" table:number-columns-repeated="1015"/>
        </table:table-row>
        <table:table-row table:style-name="ro1" table:number-rows-repeated="2">
          <table:table-cell table:style-name="Default"/>
          <table:table-cell table:number-columns-repeated="8"/>
          <table:table-cell table:style-name="Default" table:number-columns-repeated="1015"/>
        </table:table-row>
        <table:table-row table:style-name="ro1" table:number-rows-repeated="3">
          <table:table-cell table:number-columns-repeated="9"/>
          <table:table-cell table:style-name="Default" table:number-columns-repeated="1015"/>
        </table:table-row>
        <table:table-row table:style-name="ro27">
          <table:table-cell table:style-name="ce156" office:value-type="string">
            <text:p>Undo Add New requirement</text:p>
          </table:table-cell>
          <table:table-cell table:style-name="ce156" table:number-columns-repeated="3"/>
          <table:table-cell table:number-columns-repeated="5"/>
          <table:table-cell table:style-name="Default" table:number-columns-repeated="1015"/>
        </table:table-row>
        <table:table-row table:style-name="ro29">
          <table:table-cell table:style-name="ce156" table:number-columns-repeated="3"/>
          <table:table-cell table:style-name="ce156" office:value-type="string">
            <text:p>Available for the New Added Issues with atleast one issue.</text:p>
          </table:table-cell>
          <table:table-cell table:number-columns-repeated="2"/>
          <table:table-cell table:style-name="ce165" office:value-type="string">
            <text:p>Bugs</text:p>
          </table:table-cell>
          <table:table-cell table:number-columns-repeated="1017"/>
        </table:table-row>
        <table:table-row table:style-name="ro1">
          <table:table-cell table:style-name="ce156" table:number-columns-repeated="4"/>
          <table:table-cell table:number-columns-repeated="1020"/>
        </table:table-row>
        <table:table-row table:style-name="ro119">
          <table:table-cell table:style-name="ce156" office:value-type="string">
            <text:p>Undo remove Requiremnet</text:p>
          </table:table-cell>
          <table:table-cell table:style-name="ce156" table:number-columns-repeated="3"/>
          <table:table-cell table:number-columns-repeated="1020"/>
        </table:table-row>
        <table:table-row table:style-name="ro1" table:number-rows-repeated="5">
          <table:table-cell table:style-name="ce156" table:number-columns-repeated="4"/>
          <table:table-cell table:number-columns-repeated="1020"/>
        </table:table-row>
        <table:table-row table:style-name="ro27">
          <table:table-cell table:style-name="ce156" office:value-type="string">
            <text:p>Undo/Redo Update Requirement</text:p>
          </table:table-cell>
          <table:table-cell table:style-name="ce156" table:number-columns-repeated="3"/>
          <table:table-cell table:number-columns-repeated="1020"/>
        </table:table-row>
        <table:table-row table:style-name="ro1" table:number-rows-repeated="2">
          <table:table-cell table:style-name="ce156" table:number-columns-repeated="4"/>
          <table:table-cell table:number-columns-repeated="1020"/>
        </table:table-row>
        <table:table-row table:style-name="ro1">
          <table:table-cell table:number-columns-repeated="1024"/>
        </table:table-row>
        <table:table-row table:style-name="ro120">
          <table:table-cell table:number-columns-repeated="12"/>
          <table:table-cell office:value-type="string">
            <text:p>]</text:p>
          </table:table-cell>
          <table:table-cell table:number-columns-repeated="1011"/>
        </table:table-row>
        <table:table-row table:style-name="ro1">
          <table:table-cell table:number-columns-repeated="1024"/>
        </table:table-row>
        <table:table-row table:style-name="ro120">
          <table:table-cell table:style-name="ce112" office:value-type="string">
            <text:p>Analysis Tab</text:p>
          </table:table-cell>
          <table:table-cell table:style-name="ce112" table:number-columns-repeated="5"/>
          <table:table-cell table:style-name="ce112" office:value-type="string">
            <text:p>Internal Error received</text:p>
          </table:table-cell>
          <table:table-cell table:style-name="ce112" table:number-columns-repeated="1017"/>
        </table:table-row>
        <table:table-row table:style-name="ro1" table:number-rows-repeated="65439">
          <table:table-cell table:number-columns-repeated="1024"/>
        </table:table-row>
        <table:table-row table:style-name="ro1">
          <table:table-cell table:number-columns-repeated="1024"/>
        </table:table-row>
      </table:table>
      <table:table table:name="Guide_Panel" table:style-name="ta3" table:print="false">
        <table:table-column table:style-name="co77" table:default-cell-style-name="ce101"/>
        <table:table-column table:style-name="co78" table:default-cell-style-name="ce101"/>
        <table:table-column table:style-name="co79" table:default-cell-style-name="ce101"/>
        <table:table-column table:style-name="co15" table:default-cell-style-name="ce101"/>
        <table:table-column table:style-name="co80" table:default-cell-style-name="ce101"/>
        <table:table-column table:style-name="co15" table:default-cell-style-name="ce101"/>
        <table:table-column table:style-name="co81" table:default-cell-style-name="ce101"/>
        <table:table-column table:style-name="co15" table:number-columns-repeated="1013"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79" table:number-columns-repeated="993"/>
          <table:table-cell table:style-name="ce81" table:number-columns-repeated="2"/>
          <table:table-cell table:style-name="ce82" table:number-columns-repeated="10"/>
          <table:table-cell table:style-name="Default" table:number-columns-repeated="2"/>
        </table:table-row>
        <table:table-row table:style-name="ro119">
          <table:table-cell table:style-name="ce166" office:value-type="string">
            <text:p>GP0001_GuidePanel</text:p>
          </table:table-cell>
          <table:table-cell office:value-type="string">
            <text:p>L1</text:p>
          </table:table-cell>
          <table:table-cell office:value-type="string">
            <text:p>Verify that Guide panel is present</text:p>
          </table:table-cell>
          <table:table-cell/>
          <table:table-cell office:value-type="string">
            <text:p>1. Login to the Channels.</text:p>
            <text:p>2. Click on Collaboration panel link on home page.</text:p>
          </table:table-cell>
          <table:table-cell/>
          <table:table-cell office:value-type="string">
            <text:p>Guide panel is present on Plan page</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7">
          <table:table-cell office:value-type="string">
            <text:p>GP0002_HideGuidePanel</text:p>
          </table:table-cell>
          <table:table-cell office:value-type="string">
            <text:p>L1</text:p>
          </table:table-cell>
          <table:table-cell office:value-type="string">
            <text:p>Verify that Guide panel can be hidden</text:p>
          </table:table-cell>
          <table:table-cell/>
          <table:table-cell office:value-type="string">
            <text:p>1. Login to the Channels.</text:p>
            <text:p>2. Click on Collaboration panel link on home page.</text:p>
            <text:p>3. Click on Hide this panel icon</text:p>
          </table:table-cell>
          <table:table-cell/>
          <table:table-cell office:value-type="string">
            <text:p>Guide panel gets hidde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03_ShowGuidePanel</text:p>
          </table:table-cell>
          <table:table-cell office:value-type="string">
            <text:p>L1</text:p>
          </table:table-cell>
          <table:table-cell office:value-type="string">
            <text:p>Verify that Guide panel is displayed</text:p>
          </table:table-cell>
          <table:table-cell/>
          <table:table-cell office:value-type="string">
            <text:p>1. Login to the Channels.</text:p>
            <text:p>2. Click on Collaboration panel link on home page.</text:p>
            <text:p>3. Click on Hide this panel icon</text:p>
            <text:p>4. Click on Guide under Show popup menu.</text:p>
          </table:table-cell>
          <table:table-cell/>
          <table:table-cell office:value-type="string">
            <text:p>Guide panel gets display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21">
          <table:table-cell office:value-type="string">
            <text:p>GP0004_GuidePanelAboutChannels</text:p>
          </table:table-cell>
          <table:table-cell office:value-type="string">
            <text:p>L1</text:p>
          </table:table-cell>
          <table:table-cell office:value-type="string">
            <text:p>Verify that <text:s/>About Channels menu opens by clicking on it and contains 'Designing collaboration plan', 'Generating Collaboration protocol', 'Development team', 'Attributions'. <text:s/></text:p>
          </table:table-cell>
          <table:table-cell/>
          <table:table-cell office:value-type="string">
            <text:p>1.Login to the Channels.</text:p>
            <text:p>2. 'About Channels' menu in 'Guide' Panel.</text:p>
          </table:table-cell>
          <table:table-cell/>
          <table:table-cell office:value-type="string">
            <text:p>About Channels' menu contains <text:s text:c="4"/></text:p>
            <text:p><text:s/>'Designing collaboration plan', <text:s text:c="4"/></text:p>
            <text:p><text:s/>'Generating <text:s/>Collaboration protocol', </text:p>
            <text:p>'Development team', 'Attribution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95">
          <table:table-cell office:value-type="string">
            <text:p>GP0005_GuidePanelKeyConcepts</text:p>
          </table:table-cell>
          <table:table-cell office:value-type="string">
            <text:p>L1</text:p>
          </table:table-cell>
          <table:table-cell office:value-type="string">
            <text:p>Verify that 'Key Concepts' menu contains 'Collaboration Plan','Event', 'Phase', 'Scenario', 'Goal', 'Segment' ,'Information', 'Task', 'Information Need', 'Information Capability', 'Information Sharing Flow', 'Task Assignments','Information Sharing commitments','Issue'.</text:p>
          </table:table-cell>
          <table:table-cell/>
          <table:table-cell office:value-type="string">
            <text:p>1. Login to the Channels. </text:p>
            <text:p><text:s/>2.Click on 'Key Concepts' in Guide panel. </text:p>
          </table:table-cell>
          <table:table-cell/>
          <table:table-cell office:value-type="string">
            <text:p>Key Concepts' menu contains <text:s text:c="2"/></text:p>
            <text:p><text:s/>'Scenario', 'Goal', 'Segment' , </text:p>
            <text:p><text:s/>'Information', 'Task', 'Information Need',</text:p>
            <text:p>'Information Capability', 'Information </text:p>
            <text:p><text:s/>Sharing Flow', <text:s/>'Task Assignments',</text:p>
            <text:p>'Information commitment', 'Issue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22">
          <table:table-cell office:value-type="string">
            <text:p>GP0006_GuidePanelScopingThePlan</text:p>
          </table:table-cell>
          <table:table-cell office:value-type="string">
            <text:p>L1</text:p>
          </table:table-cell>
          <table:table-cell office:value-type="string">
            <text:p>Verify that ' Scoping the plan' menu opens by clicking on it and contains 'Name all events', 'Name all phases','Identify participating organization', 'Define requirements', 'Add and define the segment', 'Define segment's goal', 'Define secrecy classification'.</text:p>
          </table:table-cell>
          <table:table-cell/>
          <table:table-cell office:value-type="string">
            <text:p>1. Login to the Channels. <text:s/></text:p>
            <text:p>2. Click on Collaboration panel link on home page.</text:p>
            <text:p>3. Click on 'Scoping the plan' menu in 'Guide' panel.</text:p>
          </table:table-cell>
          <table:table-cell/>
          <table:table-cell office:value-type="string">
            <text:p>Scoping the plan menu contains</text:p>
            <text:p><text:s/>'Identify parrticipating organization', </text:p>
            <text:p><text:s/>'Define requirements', <text:s/>'Add and <text:s/></text:p>
            <text:p><text:s/>define the segment', 'Define </text:p>
            <text:p>segment's goal',</text:p>
            <text:p>'Define secrecy classificatio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23">
          <table:table-cell office:value-type="string">
            <text:p>GP0007_GuidePanelSpecifyingInfoSharing</text:p>
          </table:table-cell>
          <table:table-cell office:value-type="string">
            <text:p>L1</text:p>
          </table:table-cell>
          <table:table-cell office:value-type="string">
            <text:p>Verify that <text:s/>'Specifying info sharing' <text:s/>menu opens by <text:s text:c="7"/>clicking on it and contains 'Add a task','Define a task', <text:s text:c="5"/>'Add info need to a task', 'Add info capability to task', 'Define send o receive'. Connect tasks with info sharing'.</text:p>
          </table:table-cell>
          <table:table-cell/>
          <table:table-cell office:value-type="string">
            <text:p>1. Login to the Channels. <text:s text:c="2"/></text:p>
            <text:p>2. Click on Collaboration panel link on home page.</text:p>
            <text:p><text:s/>3. Click on 'Specifying info sharing' menu in 'Guide' panel.</text:p>
          </table:table-cell>
          <table:table-cell/>
          <table:table-cell office:value-type="string">
            <text:p>Specifying Info sharing menu contains </text:p>
            <text:p><text:s/>'Add a task','Define a task', <text:s text:c="2"/></text:p>
            <text:p>'Add info need to a task',</text:p>
            <text:p>'Add info capability to task', </text:p>
            <text:p>'Define <text:s text:c="2"/>send o receive'. </text:p>
            <text:p>Connect tasks with info sharing'.</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9">
          <table:table-cell office:value-type="string">
            <text:p>GP0008_GuidePanelDefinesPlanEnvironment</text:p>
          </table:table-cell>
          <table:table-cell office:value-type="string">
            <text:p>L1</text:p>
          </table:table-cell>
          <table:table-cell table:style-name="ce167" office:value-type="string">
            <text:p>Verify that 'Defines Plan environment' menu opens </text:p>
            <text:p>by clicking on it and contains 'Profile an event','Profile</text:p>
            <text:p><text:s/>a event phase','profile an organization','Profile a role',</text:p>
            <text:p><text:s/>'Profile an agent','Profile a place', 'Profile transmission medium'.</text:p>
          </table:table-cell>
          <table:table-cell/>
          <table:table-cell office:value-type="string">
            <text:p>1. Login to the Channels.</text:p>
            <text:p>2. Click on Collaboration panel link on home page.</text:p>
            <text:p>3.Click on 'Defines Plan Environment'.</text:p>
          </table:table-cell>
          <table:table-cell/>
          <table:table-cell office:value-type="string">
            <text:p>Defines Plan environment menu</text:p>
            <text:p><text:s/>contains 'Profile an event','Profile</text:p>
            <text:p><text:s/>a event phase','profile an organization'</text:p>
            <text:p>,'Profile a role', 'Profile An agent',</text:p>
            <text:p>'Profile a place', 'Profile transmission</text:p>
            <text:p><text:s/>medium'.</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09_GuidePanelImprovingThePlan</text:p>
          </table:table-cell>
          <table:table-cell office:value-type="string">
            <text:p>L1</text:p>
          </table:table-cell>
          <table:table-cell office:value-type="string">
            <text:p>Verify that 'Improving the plan' menu opens by clicking </text:p>
            <text:p>on it and contains 'Resolve issues', 'Move tasks across </text:p>
            <text:p>Segments', 'Adjust assignment and commitments',</text:p>
            <text:p>'Verify an entity taxonomy', 'Verify assignments and </text:p>
            <text:p>Commitments'.</text:p>
          </table:table-cell>
          <table:table-cell/>
          <table:table-cell office:value-type="string">
            <text:p>1. Login to the Channels. </text:p>
            <text:p>2. Click on Collaboration panel link on home page.</text:p>
            <text:p>3. Click on 'Improving the plan'.</text:p>
          </table:table-cell>
          <table:table-cell/>
          <table:table-cell office:value-type="string">
            <text:p>Improving the plan menu contains </text:p>
            <text:p><text:s/>'Resolve issues', 'Move tasks across </text:p>
            <text:p>Segments', 'Adjust assignment and </text:p>
            <text:p>commitments','Verify an entity </text:p>
            <text:p>taxonomy', 'Verify assignments and </text:p>
            <text:p>Commitment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9">
          <table:table-cell office:value-type="string">
            <text:p>GP0010_GuidePanelUserParticipation</text:p>
          </table:table-cell>
          <table:table-cell office:value-type="string">
            <text:p>L1</text:p>
          </table:table-cell>
          <table:table-cell office:value-type="string">
            <text:p>Verify that 'User Participation' menu opens by clicking on</text:p>
            <text:p>It and contains 'Compose a questionnaire',</text:p>
            <text:p>'Launch a survey','Launch an issue remediation survey'</text:p>
            <text:p>,'Invite participation to a survey','Lookup the results </text:p>
            <text:p>of a survey','Manage user feedback','Set user</text:p>
            <text:p><text:s/>Participation'.</text:p>
          </table:table-cell>
          <table:table-cell/>
          <table:table-cell office:value-type="string">
            <text:p>1. Login to the Channels. </text:p>
            <text:p>2. Click on Collaboration panel link on home page.</text:p>
            <text:p>3. Click on 'User Participation' menu.</text:p>
          </table:table-cell>
          <table:table-cell/>
          <table:table-cell office:value-type="string">
            <text:p>User Participation menu contains </text:p>
            <text:p><text:s/>'Compose a questionnaire',</text:p>
            <text:p>'Launch a survey','Launch an issue</text:p>
            <text:p><text:s/>remediation survey'</text:p>
            <text:p>,'Invite participation to a survey',</text:p>
            <text:p>'Lookup the results of a survey',</text:p>
            <text:p>'Manage user feedback','Set user</text:p>
            <text:p><text:s/>Participatio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9">
          <table:table-cell office:value-type="string">
            <text:p>GP0011_GuidePanelSearchingInThePlan</text:p>
          </table:table-cell>
          <table:table-cell office:value-type="string">
            <text:p>L1</text:p>
          </table:table-cell>
          <table:table-cell office:value-type="string">
            <text:p>Verify that 'Searching In The Plan' menu opens by clicking</text:p>
            <text:p><text:s/>on it and contains 'Search anything by name', </text:p>
            <text:p>'Search for agents', 'Search for documents', 'Search by </text:p>
            <text:p>Tags', 'Looking up a taxonomy', 'Cross-reference plan</text:p>
            <text:p><text:s/>Elements'.</text:p>
          </table:table-cell>
          <table:table-cell/>
          <table:table-cell office:value-type="string">
            <text:p>1. Login to the Channels. </text:p>
            <text:p>2. Click on Collaboration panel link on home page.</text:p>
            <text:p>3. Click on 'Searching In The Plan' menu.</text:p>
          </table:table-cell>
          <table:table-cell/>
          <table:table-cell office:value-type="string">
            <text:p>Searching in the plan contains 'Search</text:p>
            <text:p><text:s/>anything by name', 'Search for agents'</text:p>
            <text:p>, 'Search for documents', 'Search by </text:p>
            <text:p>Tags', 'Looking up a taxonomy', 'Cross-</text:p>
            <text:p>reference plan <text:s/>element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12_DesigningCollaborationPlanInGuidePanel</text:p>
          </table:table-cell>
          <table:table-cell office:value-type="string">
            <text:p>L1</text:p>
          </table:table-cell>
          <table:table-cell office:value-type="string">
            <text:p>Verify that 'Designing Collaboartion Plan' menu opens </text:p>
            <text:p>by clicking on it and displays description of it.</text:p>
          </table:table-cell>
          <table:table-cell/>
          <table:table-cell office:value-type="string">
            <text:p>1. Login to the Channels. </text:p>
            <text:p>2. Click on Collaboration panel link on home page.</text:p>
            <text:p>3. Click on 'About Channels' menu.</text:p>
            <text:p>4. Click on 'Designing Collaboration Plan' menu.</text:p>
          </table:table-cell>
          <table:table-cell/>
          <table:table-cell office:value-type="string">
            <text:p>Description should be present when </text:p>
            <text:p>Click on 'Designing Collaboration Pla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13_ThisLinkInDesigningCollaborationPla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About Channels' menu.</text:p>
            <text:p>4. Click on 'Designing Collaboration Plan' menu.</text:p>
            <text:p>5. Click on 'this' link under 'Designing Collaboration</text:p>
            <text:p><text:s/>Pla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14_GeneratingCollaborationProtocolsInGuidePanel</text:p>
          </table:table-cell>
          <table:table-cell office:value-type="string">
            <text:p>L1</text:p>
          </table:table-cell>
          <table:table-cell office:value-type="string">
            <text:p>Verify that <text:s/>'Generating Collaboration Protocols' <text:s/>menu</text:p>
            <text:p><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Generating Collaboration Plan' menu.</text:p>
          </table:table-cell>
          <table:table-cell/>
          <table:table-cell office:value-type="string">
            <text:p>Description should be present when </text:p>
            <text:p>Click on 'Generating Collaboration Pla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15_ThisLinkInGeneratingCollabora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lan link on home page.</text:p>
            <text:p>3.Click on 'About Channels' menu.</text:p>
            <text:p>4.Click on 'Generating Collaboration Plan' menu.</text:p>
            <text:p>5. Click on 'this' link under 'Generating Collaboration</text:p>
            <text:p><text:s/>Plan' menu.</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16_DevelopmentTeamInGuidePanel</text:p>
          </table:table-cell>
          <table:table-cell office:value-type="string">
            <text:p>L1</text:p>
          </table:table-cell>
          <table:table-cell office:value-type="string">
            <text:p>Verify that 'Development Team' menu opens </text:p>
            <text:p>by clicking on it and displays development team</text:p>
            <text:p><text:s/>Members.</text:p>
          </table:table-cell>
          <table:table-cell/>
          <table:table-cell office:value-type="string">
            <text:p>1. Login to the Channels. </text:p>
            <text:p>2. Click on Collaboration plan link on home page.</text:p>
            <text:p>3.Click on 'About Channels' menu.</text:p>
            <text:p>4.Click on 'Development Team' <text:s/>menu.</text:p>
          </table:table-cell>
          <table:table-cell/>
          <table:table-cell office:value-type="string">
            <text:p>Development team members list should be display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17_AttributionsInGuidePanel</text:p>
          </table:table-cell>
          <table:table-cell office:value-type="string">
            <text:p>L1</text:p>
          </table:table-cell>
          <table:table-cell office:value-type="string">
            <text:p>Verify that <text:s/>'Attributions' <text:s/>menu <text:s/>opens by <text:s/>clicking on it and displays description of it.</text:p>
          </table:table-cell>
          <table:table-cell/>
          <table:table-cell office:value-type="string">
            <text:p>1. Login to the Channels. </text:p>
            <text:p>2. Click on Collaboration plan link on home page.</text:p>
            <text:p>3.Click on 'About Channels' menu.</text:p>
            <text:p>4.Click on 'Attributions' menu.</text:p>
          </table:table-cell>
          <table:table-cell/>
          <table:table-cell office:value-type="string">
            <text:p>Description should be present when </text:p>
            <text:p>Click on 'Attribution' menu.</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18_AOPAllianceInGuidePanel</text:p>
          </table:table-cell>
          <table:table-cell office:value-type="string">
            <text:p>L1</text:p>
          </table:table-cell>
          <table:table-cell office:value-type="string">
            <text:p>Verify that 'http://aopalliance.sourceforge.net/' link </text:p>
            <text:p>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OPAlliance.</text:p>
          </table:table-cell>
          <table:table-cell/>
          <table:table-cell office:value-type="string">
            <text:p><text:s/>'http://aopalliance.sourceforge.net/'</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19_ApacheCommonsInGuidePanel</text:p>
          </table:table-cell>
          <table:table-cell office:value-type="string">
            <text:p>L1</text:p>
          </table:table-cell>
          <table:table-cell office:value-type="string">
            <text:p>Verify that 'http://commons.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Commons</text:p>
          </table:table-cell>
          <table:table-cell/>
          <table:table-cell office:value-type="string">
            <text:p>'http://commons.apach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0_ApacheLuceneInGuidePanel</text:p>
          </table:table-cell>
          <table:table-cell office:value-type="string">
            <text:p>L1</text:p>
          </table:table-cell>
          <table:table-cell office:value-type="string">
            <text:p>Verify that 'http://lucene.apache.org/core/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Lucene</text:p>
          </table:table-cell>
          <table:table-cell/>
          <table:table-cell office:value-type="string">
            <text:p><text:s/>'http://lucene.apache.org/core/ '</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1_ApacheVelocityInGuidePanel</text:p>
          </table:table-cell>
          <table:table-cell office:value-type="string">
            <text:p>L1</text:p>
          </table:table-cell>
          <table:table-cell office:value-type="string">
            <text:p>Verify that 'http://velocity.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Velocity</text:p>
          </table:table-cell>
          <table:table-cell/>
          <table:table-cell office:value-type="string">
            <text:p><text:s/>'http://velocity.apach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2_ApacheWicketInGuidePanel</text:p>
          </table:table-cell>
          <table:table-cell office:value-type="string">
            <text:p>L1</text:p>
          </table:table-cell>
          <table:table-cell office:value-type="string">
            <text:p>Verify that 'http://wicket.apache.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pache Wicket</text:p>
          </table:table-cell>
          <table:table-cell/>
          <table:table-cell office:value-type="string">
            <text:p>'http://wicket.apach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3_AspectJInGuidePanel</text:p>
          </table:table-cell>
          <table:table-cell office:value-type="string">
            <text:p>L!</text:p>
          </table:table-cell>
          <table:table-cell office:value-type="string">
            <text:p>Verify that 'http://www.eclipse.org/aspectj/'</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text:s/>'http://www.eclipse.org/aspectj/'</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4_Bliki wikiInGuidePanel</text:p>
          </table:table-cell>
          <table:table-cell office:value-type="string">
            <text:p>L1</text:p>
          </table:table-cell>
          <table:table-cell office:value-type="string">
            <text:p>Verify that 'http://code.google.com/p/gwtwiki/'</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AspectJ</text:p>
          </table:table-cell>
          <table:table-cell/>
          <table:table-cell office:value-type="string">
            <text:p>'http://code.google.com/p/gwtwiki/'</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5_EhCacheInGuidePanel</text:p>
          </table:table-cell>
          <table:table-cell office:value-type="string">
            <text:p>L1</text:p>
          </table:table-cell>
          <table:table-cell office:value-type="string">
            <text:p>Verify that 'http://ehcach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hCache</text:p>
          </table:table-cell>
          <table:table-cell/>
          <table:table-cell office:value-type="string">
            <text:p><text:s/>'http://ehcach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6_EnunciateInGuidePanel</text:p>
          </table:table-cell>
          <table:table-cell office:value-type="string">
            <text:p>L!</text:p>
          </table:table-cell>
          <table:table-cell office:value-type="string">
            <text:p>Verify that 'http://enunciate.codehau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Enunciate</text:p>
          </table:table-cell>
          <table:table-cell/>
          <table:table-cell office:value-type="string">
            <text:p><text:s/>'http://enunciate.codehaus.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7_GeonamesInGuidePanel</text:p>
          </table:table-cell>
          <table:table-cell office:value-type="string">
            <text:p>L!</text:p>
          </table:table-cell>
          <table:table-cell office:value-type="string">
            <text:p>Verify that 'http://www.geonames.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eonames</text:p>
          </table:table-cell>
          <table:table-cell/>
          <table:table-cell office:value-type="string">
            <text:p><text:s/>'http://www.geonames.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8_GraphVizInGuidePanel</text:p>
          </table:table-cell>
          <table:table-cell office:value-type="string">
            <text:p>L!</text:p>
          </table:table-cell>
          <table:table-cell office:value-type="string">
            <text:p>Verify that 'http://www.graphviz.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GraphViz</text:p>
          </table:table-cell>
          <table:table-cell/>
          <table:table-cell office:value-type="string">
            <text:p><text:s/>'http://www.graphviz.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29_HibernateInGuidePanel</text:p>
          </table:table-cell>
          <table:table-cell office:value-type="string">
            <text:p>L1</text:p>
          </table:table-cell>
          <table:table-cell office:value-type="string">
            <text:p>Verify that 'http://www.hibernate.org/'</text:p>
            <text:p><text:s/>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ibernate</text:p>
          </table:table-cell>
          <table:table-cell/>
          <table:table-cell office:value-type="string">
            <text:p>'http://www.hibernate.org/'</text:p>
            <text:p><text:s/>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0_H2InGuidePanel</text:p>
          </table:table-cell>
          <table:table-cell office:value-type="string">
            <text:p>L1</text:p>
          </table:table-cell>
          <table:table-cell office:value-type="string">
            <text:p>Verify that 'http://www.h2database.com/html/</text:p>
            <text:p>main.html'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H2</text:p>
          </table:table-cell>
          <table:table-cell/>
          <table:table-cell office:value-type="string">
            <text:p>'http://www.h2database.com/html/</text:p>
            <text:p>main.html'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1_JamonInGuidePanel</text:p>
          </table:table-cell>
          <table:table-cell office:value-type="string">
            <text:p>L1</text:p>
          </table:table-cell>
          <table:table-cell office:value-type="string">
            <text:p>Verify that 'http://jamonapi.sourceforge.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amon</text:p>
          </table:table-cell>
          <table:table-cell/>
          <table:table-cell office:value-type="string">
            <text:p>'http://jamonapi.sourceforge.net/'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2_JWNLInGuidePanel</text:p>
          </table:table-cell>
          <table:table-cell office:value-type="string">
            <text:p>L1</text:p>
          </table:table-cell>
          <table:table-cell office:value-type="string">
            <text:p>Verify that 'http://sourceforge.net/projects/jwordn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WNL</text:p>
          </table:table-cell>
          <table:table-cell/>
          <table:table-cell office:value-type="string">
            <text:p>http://sourceforge.net/projects/jwordnet/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3_SLF4JInGuidePanel</text:p>
          </table:table-cell>
          <table:table-cell office:value-type="string">
            <text:p>L1</text:p>
          </table:table-cell>
          <table:table-cell office:value-type="string">
            <text:p>Verify that 'http://www.slf4j.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LF4</text:p>
          </table:table-cell>
          <table:table-cell/>
          <table:table-cell office:value-type="string">
            <text:p>'http://www.slf4j.org/'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4_JQWicketInGuidePanel</text:p>
          </table:table-cell>
          <table:table-cell office:value-type="string">
            <text:p>L1</text:p>
          </table:table-cell>
          <table:table-cell office:value-type="string">
            <text:p>Verify that 'http://code.google.com/p/jqwicket/'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JQWicket</text:p>
          </table:table-cell>
          <table:table-cell/>
          <table:table-cell office:value-type="string">
            <text:p>http://code.google.com/p/jqwicket/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5_SpringFrameworkInGuidePanel</text:p>
          </table:table-cell>
          <table:table-cell office:value-type="string">
            <text:p>L1</text:p>
          </table:table-cell>
          <table:table-cell office:value-type="string">
            <text:p>Verify that <text:s text:c="13"/>http://www.springsource.org/spring-framework/'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Spring Framework</text:p>
          </table:table-cell>
          <table:table-cell/>
          <table:table-cell office:value-type="string">
            <text:p>'http://www.springsource.org/spring-framework/'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6_WordNetInGuidePanel</text:p>
          </table:table-cell>
          <table:table-cell office:value-type="string">
            <text:p>L1</text:p>
          </table:table-cell>
          <table:table-cell office:value-type="string">
            <text:p>Verify that 'http://wordnet.princeton.edu/'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WordNet</text:p>
          </table:table-cell>
          <table:table-cell/>
          <table:table-cell office:value-type="string">
            <text:p>'http://wordnet.princeton.edu/'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37_XStreamInGuidePanel</text:p>
          </table:table-cell>
          <table:table-cell office:value-type="string">
            <text:p>L1</text:p>
          </table:table-cell>
          <table:table-cell office:value-type="string">
            <text:p>Verify that 'http://xstream.codehaus.org/' link should be opened in new tab when clicking on it.</text:p>
          </table:table-cell>
          <table:table-cell/>
          <table:table-cell office:value-type="string">
            <text:p>1. Login to the Channels. </text:p>
            <text:p>2. Click on Collaboration plan link on home page.</text:p>
            <text:p>3.Click on 'About Channels' menu.</text:p>
            <text:p>4.Click on 'Attributions' menu.</text:p>
            <text:p>5.Click on link under Xstream</text:p>
          </table:table-cell>
          <table:table-cell/>
          <table:table-cell office:value-type="string">
            <text:p>'http://xstream.codehaus.org/' link Should be opened in new tab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38_CollaboartionPlanInGuidePanel</text:p>
          </table:table-cell>
          <table:table-cell office:value-type="string">
            <text:p>L1</text:p>
          </table:table-cell>
          <table:table-cell office:value-type="string">
            <text:p>Verify that 'Collaboartion Pla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Collaboration Plan' menu.</text:p>
          </table:table-cell>
          <table:table-cell/>
          <table:table-cell office:value-type="string">
            <text:p>Description should be present when </text:p>
            <text:p>Click on 'Collaboration Pla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39_ThisLinkInCollaboartionPlan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his' link under 'Collaboartion Pla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40_EventInGuidePanel</text:p>
          </table:table-cell>
          <table:table-cell office:value-type="string">
            <text:p>L1</text:p>
          </table:table-cell>
          <table:table-cell office:value-type="string">
            <text:p>Verify that 'Ev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Event' menu.</text:p>
          </table:table-cell>
          <table:table-cell/>
          <table:table-cell office:value-type="string">
            <text:p>Description should be present when </text:p>
            <text:p>Click on 'Even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1_ThisLinkInEv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Event' menu.</text:p>
            <text:p>5. Click on 'this' link under 'Ev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42_PhaseInGuidePanel</text:p>
          </table:table-cell>
          <table:table-cell office:value-type="string">
            <text:p>L1</text:p>
          </table:table-cell>
          <table:table-cell office:value-type="string">
            <text:p>Verify that 'Phas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Phase' menu.</text:p>
          </table:table-cell>
          <table:table-cell/>
          <table:table-cell office:value-type="string">
            <text:p>Description should be present when </text:p>
            <text:p>Click on 'Phase'.</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3_ThisLinkInPhas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Phase' menu.</text:p>
            <text:p>5. Click on 'this' link under 'Phas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44_ScenarioInGuidePanel</text:p>
          </table:table-cell>
          <table:table-cell office:value-type="string">
            <text:p>L1</text:p>
          </table:table-cell>
          <table:table-cell office:value-type="string">
            <text:p>Verify that 'Scenario'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cenario' menu.</text:p>
          </table:table-cell>
          <table:table-cell/>
          <table:table-cell office:value-type="string">
            <text:p>Description should be present when </text:p>
            <text:p>Click on 'Scenario'.</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5_FirstThisLinkInScenarioInGuidePanel</text:p>
          </table:table-cell>
          <table:table-cell office:value-type="string">
            <text:p>L1</text:p>
          </table:table-cell>
          <table:table-cell office:value-type="string">
            <text:p>Verify that <text:s/>help page with the heading 'Segments: Divide and conquer' opens in new tab.</text:p>
          </table:table-cell>
          <table:table-cell/>
          <table:table-cell office:value-type="string">
            <text:p>1. Login to the Channels. </text:p>
            <text:p>2. Click on Collaboration panel link on home page.</text:p>
            <text:p>3. Click on 'Key Concepts' menu.</text:p>
            <text:p>4. Click on 'Scenario' menu.</text:p>
            <text:p>5. Click on first 'this' link under 'Scenario'.</text:p>
          </table:table-cell>
          <table:table-cell/>
          <table:table-cell office:value-type="string">
            <text:p>'Help' page with the heading 'Segments: Divide and conquer'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6_SecondThisLinkInScenarioInGuidePanel</text:p>
          </table:table-cell>
          <table:table-cell office:value-type="string">
            <text:p>L1</text:p>
          </table:table-cell>
          <table:table-cell office:value-type="string">
            <text:p>Verify that <text:s/>help with the heading 'Segment definition panel' page opens in new tab.</text:p>
          </table:table-cell>
          <table:table-cell/>
          <table:table-cell office:value-type="string">
            <text:p>1. Login to the Channels. </text:p>
            <text:p>2. Click on Collaboration panel link on home page.</text:p>
            <text:p>3. Click on 'Key Concepts' menu.</text:p>
            <text:p>4. Click on 'Scenario' menu.</text:p>
            <text:p>5. Click on second 'this' link under 'Scenario'.</text:p>
          </table:table-cell>
          <table:table-cell/>
          <table:table-cell office:value-type="string">
            <text:p>'Help' page with the heading 'Segment definition panel'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47_GoalInGuidePanel</text:p>
          </table:table-cell>
          <table:table-cell office:value-type="string">
            <text:p>L1</text:p>
          </table:table-cell>
          <table:table-cell office:value-type="string">
            <text:p>Verify that 'Goal'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Goal'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8_First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first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49_SecondThisLinkInGoal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Goal' menu.</text:p>
            <text:p>5. Click on Second 'this' link under 'Goal'.</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0_SegmentInGuidePanel</text:p>
          </table:table-cell>
          <table:table-cell office:value-type="string">
            <text:p>L1</text:p>
          </table:table-cell>
          <table:table-cell office:value-type="string">
            <text:p>Verify that 'Seg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Segment' menu.</text:p>
          </table:table-cell>
          <table:table-cell/>
          <table:table-cell office:value-type="string">
            <text:p>Description should be present when </text:p>
            <text:p>Click on 'Goal'.</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51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Segment' menu.</text:p>
            <text:p>5. Click on 'this' link under 'Seg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2_InformationInGuidePanel</text:p>
          </table:table-cell>
          <table:table-cell office:value-type="string">
            <text:p>L1</text:p>
          </table:table-cell>
          <table:table-cell office:value-type="string">
            <text:p>Verify that 'Information'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menu.</text:p>
          </table:table-cell>
          <table:table-cell/>
          <table:table-cell office:value-type="string">
            <text:p>Description should be present when </text:p>
            <text:p>Click on 'Information'.</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53_ThisLinkInSeg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menu.</text:p>
            <text:p>5. Click on 'this' link under 'Information'.</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4_TaskInGuidePanel</text:p>
          </table:table-cell>
          <table:table-cell office:value-type="string">
            <text:p>L1</text:p>
          </table:table-cell>
          <table:table-cell office:value-type="string">
            <text:p>Verify that 'Task'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menu.</text:p>
          </table:table-cell>
          <table:table-cell/>
          <table:table-cell office:value-type="string">
            <text:p>Description should be present when </text:p>
            <text:p>Click on 'Task'.</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55_ThisLinkInTask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menu.</text:p>
            <text:p>5. Click on 'this' link under 'Task'.</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6_InformationNeedInGuidePanel</text:p>
          </table:table-cell>
          <table:table-cell office:value-type="string">
            <text:p>L1</text:p>
          </table:table-cell>
          <table:table-cell office:value-type="string">
            <text:p>Verify that 'Information Need'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Need' menu.</text:p>
          </table:table-cell>
          <table:table-cell/>
          <table:table-cell office:value-type="string">
            <text:p>Description should be present when </text:p>
            <text:p>Click on 'Information Ne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57_ThisLinkInInformationNeed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Need' menu.</text:p>
            <text:p>5. Click on 'this' link under 'Information Need'.</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58_InformationCapabilityInGuidePanel</text:p>
          </table:table-cell>
          <table:table-cell office:value-type="string">
            <text:p>L1</text:p>
          </table:table-cell>
          <table:table-cell office:value-type="string">
            <text:p>Verify that 'Information Capability'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Capability' menu.</text:p>
          </table:table-cell>
          <table:table-cell/>
          <table:table-cell office:value-type="string">
            <text:p>Description should be present when </text:p>
            <text:p>Click on 'Information Capability'.</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59_ThisLinkInInformationCapability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Capability' menu.</text:p>
            <text:p>5. Click on 'this' link under 'Information Capability'.</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60_InformationSharingFlowInGuidePanel</text:p>
          </table:table-cell>
          <table:table-cell office:value-type="string">
            <text:p>L1</text:p>
          </table:table-cell>
          <table:table-cell office:value-type="string">
            <text:p>Verify that 'Information sharing flow'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flow' menu.</text:p>
          </table:table-cell>
          <table:table-cell/>
          <table:table-cell office:value-type="string">
            <text:p>Description should be present when </text:p>
            <text:p>Click on 'Information sharing flow'.</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61_ThisLinkInInformationSharingFlow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flow' menu.</text:p>
            <text:p>5. Click on 'this' link under 'Information sharing flow'.</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62_TaskAssignmentInGuidePanel</text:p>
          </table:table-cell>
          <table:table-cell office:value-type="string">
            <text:p>L1</text:p>
          </table:table-cell>
          <table:table-cell office:value-type="string">
            <text:p>Verify that 'Task assign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Task assignment' menu.</text:p>
          </table:table-cell>
          <table:table-cell/>
          <table:table-cell office:value-type="string">
            <text:p>Description should be present when </text:p>
            <text:p>Click on 'Task assignmen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63_ThisLinkInTaskAssign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Task assignment' menu.</text:p>
            <text:p>5. Click on 'this' link under 'Task assign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64_InformationSharingCommitmentInGuidePanel</text:p>
          </table:table-cell>
          <table:table-cell office:value-type="string">
            <text:p>L1</text:p>
          </table:table-cell>
          <table:table-cell office:value-type="string">
            <text:p>Verify that 'Information sharing commitment'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nformation sharing commitment' menu.</text:p>
          </table:table-cell>
          <table:table-cell/>
          <table:table-cell office:value-type="string">
            <text:p>Description should be present when </text:p>
            <text:p>Click on 'Information sharing commitmen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65_ThisLinkInInformationSharingCommitment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nformation sharing commitment' menu.</text:p>
            <text:p>5. Click on 'this' link under 'Information sharing commitment'.</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66_IssueInGuidePanel</text:p>
          </table:table-cell>
          <table:table-cell office:value-type="string">
            <text:p>L1</text:p>
          </table:table-cell>
          <table:table-cell office:value-type="string">
            <text:p>Verify that 'Issue' menu opens </text:p>
            <text:p>By clicking on it and displays description of it.</text:p>
          </table:table-cell>
          <table:table-cell/>
          <table:table-cell office:value-type="string">
            <text:p>1. Login to the Channels. </text:p>
            <text:p>2. Click on Collaboration panel link on home page.</text:p>
            <text:p>3. Click on 'Key Concepts' menu.</text:p>
            <text:p>4. Click on 'Issue' menu.</text:p>
          </table:table-cell>
          <table:table-cell/>
          <table:table-cell office:value-type="string">
            <text:p>Description should be present when </text:p>
            <text:p>Click on 'Issue'.</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67_ThisLinkInIssue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Key Concepts' menu.</text:p>
            <text:p>4. Click on 'Issue' menu.</text:p>
            <text:p>5. Click on 'this' link under 'Issue'.</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68_NameAllEventsInGuidePanel</text:p>
          </table:table-cell>
          <table:table-cell office:value-type="string">
            <text:p>L1</text:p>
          </table:table-cell>
          <table:table-cell office:value-type="string">
            <text:p>Verify that 'Name all event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scription should be present when </text:p>
            <text:p>Click on 'Name all event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69_OpenAllEventsInNameAllEventsInGuidePanel</text:p>
          </table:table-cell>
          <table:table-cell office:value-type="string">
            <text:p>L1</text:p>
          </table:table-cell>
          <table:table-cell office:value-type="string">
            <text:p>Verify that <text:s/>new window opens with the heading 'Events In Scope'.</text:p>
          </table:table-cell>
          <table:table-cell/>
          <table:table-cell office:value-type="string">
            <text:p>1. Login to the Channels. </text:p>
            <text:p>2. Click on Collaboration panel link on home page.</text:p>
            <text:p>3. Click on 'Scoping The Plan' menu.</text:p>
            <text:p>4. Click on 'Name all events' menu.</text:p>
            <text:p>5. Click on 'Open All events' link under 'Name all events'.</text:p>
          </table:table-cell>
          <table:table-cell/>
          <table:table-cell office:value-type="string">
            <text:p>New window with the heading 'Events In Scope' should be open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0_FirstThisLinkInNameAllEventsInGuidePanel</text:p>
          </table:table-cell>
          <table:table-cell office:value-type="string">
            <text:p>L1</text:p>
          </table:table-cell>
          <table:table-cell office:value-type="string">
            <text:p>Verify that <text:s/>help page with the heading 'Events in scope'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first 'this' link under 'Scenario'.</text:p>
          </table:table-cell>
          <table:table-cell/>
          <table:table-cell office:value-type="string">
            <text:p>Help page with the heading 'Events in scope' opens in new 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1_SecondThisLinkInNameAllEventsInGuidePanel</text:p>
          </table:table-cell>
          <table:table-cell office:value-type="string">
            <text:p>L1</text:p>
          </table:table-cell>
          <table:table-cell office:value-type="string">
            <text:p>Verify that <text:s/>help page <text:s/>with the heading 'Identifying an event as an incident' opens in new tab.</text:p>
          </table:table-cell>
          <table:table-cell/>
          <table:table-cell office:value-type="string">
            <text:p>1. Login to the Channels. </text:p>
            <text:p>2. Click on Collaboration panel link on home page.</text:p>
            <text:p>3. Click on 'Scoping The Plan' menu.</text:p>
            <text:p>4. Click on 'Name all events' menu.</text:p>
            <text:p>5. Click on second 'this' link under 'Scenario'.</text:p>
          </table:table-cell>
          <table:table-cell/>
          <table:table-cell office:value-type="string">
            <text:p>Help page <text:s/>with the heading 'Identifying an event as an incident' opens in new 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72_NameAllPhasesLinkInNameAllEventsInGuidePanel</text:p>
          </table:table-cell>
          <table:table-cell office:value-type="string">
            <text:p>L1</text:p>
          </table:table-cell>
          <table:table-cell office:value-type="string">
            <text:p>Verify that 'Name All Phases'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Name All Phases' link should be present under 'Name All Events' 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3_ClickOnNameAllPhasesLinkInNameAllEventsInGuidePanel</text:p>
          </table:table-cell>
          <table:table-cell office:value-type="string">
            <text:p>L1</text:p>
          </table:table-cell>
          <table:table-cell office:value-type="string">
            <text:p>Verify that when clicked on 'Name All Phases' link it opens 'Name All Phases' menu.</text:p>
          </table:table-cell>
          <table:table-cell/>
          <table:table-cell office:value-type="string">
            <text:p>1. Login to the Channels. </text:p>
            <text:p>2. Click on Collaboration panel link on home page.</text:p>
            <text:p>3. Click on 'Scoping The Plan' menu.</text:p>
            <text:p>4. Click on 'Name all events' menu.</text:p>
            <text:p>5. Click on 'Name All Phases' link.</text:p>
          </table:table-cell>
          <table:table-cell/>
          <table:table-cell office:value-type="string">
            <text:p>Names All Phases' menu opens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4_(DefiningThePlan'sEnvironment)Profile AnEventLinkInNameAllEventsInGuidePanel</text:p>
          </table:table-cell>
          <table:table-cell office:value-type="string">
            <text:p>L1</text:p>
          </table:table-cell>
          <table:table-cell office:value-type="string">
            <text:p>Verify that '(Defining the plan's environment) Profile an event' Link is present under 'Name All Events' menu.</text:p>
          </table:table-cell>
          <table:table-cell/>
          <table:table-cell office:value-type="string">
            <text:p>1. Login to the Channels. </text:p>
            <text:p>2. Click on Collaboration panel link on home page.</text:p>
            <text:p>3. Click on 'Scoping The Plan' menu.</text:p>
            <text:p>4. Click on 'Name all events' menu.</text:p>
          </table:table-cell>
          <table:table-cell/>
          <table:table-cell office:value-type="string">
            <text:p>(Defining the plan's environment) Profile an event' link should be present under 'Name All Events' 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75_ClickOn(DefiningThePlan'sEnvironment)ProfileAnEventLinkInNameAllEventsInGuidePanel</text:p>
          </table:table-cell>
          <table:table-cell office:value-type="string">
            <text:p>L1</text:p>
          </table:table-cell>
          <table:table-cell office:value-type="string">
            <text:p>Verify that when clicked on '(Defining the plan's environment) Profile an event' link it opens 'Profile an event' menu under 'Defining the plan's environment'.</text:p>
          </table:table-cell>
          <table:table-cell/>
          <table:table-cell office:value-type="string">
            <text:p>1. Login to the Channels. </text:p>
            <text:p>2. Click on Collaboration panel link on home page.</text:p>
            <text:p>3. Click on 'Scoping The Plan' menu.</text:p>
            <text:p>4. Click on 'Name all events' menu.</text:p>
            <text:p>5. Click on '(Defining the plan's environment) Profile an event' link.</text:p>
          </table:table-cell>
          <table:table-cell/>
          <table:table-cell office:value-type="string">
            <text:p><text:s/>'(Defining the plan's environment) Profile an event' link opens 'Profile an event'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0076_NameAllPhasesInGuidePanel</text:p>
          </table:table-cell>
          <table:table-cell office:value-type="string">
            <text:p>L1</text:p>
          </table:table-cell>
          <table:table-cell office:value-type="string">
            <text:p>Verify that 'Name All Phases' menu opens </text:p>
            <text:p>By clicking on it and displays description of it.</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Description should be present when </text:p>
            <text:p>Click on 'Name all phase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77_EditListOf PhasesinscopeInGuidePanel</text:p>
          </table:table-cell>
          <table:table-cell office:value-type="string">
            <text:p>L1</text:p>
          </table:table-cell>
          <table:table-cell office:value-type="string">
            <text:p>Verify that <text:s/>new window opens with the heading 'About Plan:Plan name&gt;'.</text:p>
          </table:table-cell>
          <table:table-cell/>
          <table:table-cell office:value-type="string">
            <text:p>1. Login to the Channels. </text:p>
            <text:p>2. Click on Collaboration panel link on home page.</text:p>
            <text:p>3. Click on 'Scoping The Plan' menu.</text:p>
            <text:p>4. Click on 'Name all phases' menu.</text:p>
            <text:p>5. Click on 'Edit list of phases in scope' link under 'Name all events'.</text:p>
          </table:table-cell>
          <table:table-cell/>
          <table:table-cell office:value-type="string">
            <text:p>New window with the heading 'About Plan:Plan name&gt;'. should be open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78_ThisLinkInNameAllPhase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Name all phases' menu.</text:p>
            <text:p>5. Click on 'this' link under <text:s/>'Name all phase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60079_AddAndDefine SegmentLinkInNameAllPhasesInGuidePanel</text:p>
          </table:table-cell>
          <table:table-cell office:value-type="string">
            <text:p>L1</text:p>
          </table:table-cell>
          <table:table-cell office:value-type="string">
            <text:p>Verify that <text:s/>'Add and define a segment'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Add and define a segment' link should be present under 'Name All Phases' <text:s/>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0_ClickOnAddAndDefineSegmentLinkInNameAllPhasessInGuidePanel</text:p>
          </table:table-cell>
          <table:table-cell office:value-type="string">
            <text:p>L1</text:p>
          </table:table-cell>
          <table:table-cell office:value-type="string">
            <text:p>Verify that when clicked on 'Add and define a segment' link it opens 'Add and define a segment'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Add and define a segment' menu opens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29">
          <table:table-cell office:value-type="string">
            <text:p>GP60081_Identify ParticipatingOrganizationsLinkInNameAllPhasesInGuidePanel</text:p>
          </table:table-cell>
          <table:table-cell office:value-type="string">
            <text:p>L1</text:p>
          </table:table-cell>
          <table:table-cell office:value-type="string">
            <text:p>Verify that <text:s/>'Identify participating organizations'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Identify participating organizations' link should be present under 'Name All Phases' <text:s/>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2_ClickOnIdentify ParticipatingOrganizationsLinkInNameAllPhasessInGuidePanel</text:p>
          </table:table-cell>
          <table:table-cell office:value-type="string">
            <text:p>L1</text:p>
          </table:table-cell>
          <table:table-cell office:value-type="string">
            <text:p>Verify that when clicked on 'Identify participating organizations' link it opens 'Identify participating organizations' menu.</text:p>
          </table:table-cell>
          <table:table-cell/>
          <table:table-cell office:value-type="string">
            <text:p>1. Login to the Channels. </text:p>
            <text:p>2. Click on Collaboration panel link on home page.</text:p>
            <text:p>3. Click on 'Scoping The Plan' menu.</text:p>
            <text:p>4. Click on 'Name All Phases' menu.</text:p>
            <text:p>5. Click on 'Add and define a segment' link.</text:p>
          </table:table-cell>
          <table:table-cell/>
          <table:table-cell office:value-type="string">
            <text:p><text:s/>'Identify participating organizations' menu opens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3_(DefiningThePlan'sEnvironment)ProfileEventPhaseLinkInNameAllPhasesInGuidePanel</text:p>
          </table:table-cell>
          <table:table-cell office:value-type="string">
            <text:p>L1</text:p>
          </table:table-cell>
          <table:table-cell office:value-type="string">
            <text:p>Verify that <text:s/>'(Defining the plan's environment) Profile a event phase' Link is present under 'Name All Phases' menu.</text:p>
          </table:table-cell>
          <table:table-cell/>
          <table:table-cell office:value-type="string">
            <text:p>1. Login to the Channels. </text:p>
            <text:p>2. Click on Collaboration panel link on home page.</text:p>
            <text:p>3. Click on 'Scoping The Plan' menu.</text:p>
            <text:p>4. Click on 'Name all phases' menu.</text:p>
          </table:table-cell>
          <table:table-cell/>
          <table:table-cell office:value-type="string">
            <text:p><text:s/>'(Defining the plan's environment) Profile a event phase' link should be present under 'Name All Phases' <text:s/>menu. </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65">
          <table:table-cell office:value-type="string">
            <text:p>GP0084_ClickOn(DefiningThePlan'sEnvironment)ProfileEventPhaseLinkInNameAllPhasesInGuidePanel</text:p>
          </table:table-cell>
          <table:table-cell office:value-type="string">
            <text:p>L1</text:p>
          </table:table-cell>
          <table:table-cell office:value-type="string">
            <text:p>Verify that when clicked on '(Defining the plan's environment) Profile a event phase' link it opens <text:s/>'Profile a event phase'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 event phase' link.</text:p>
          </table:table-cell>
          <table:table-cell/>
          <table:table-cell office:value-type="string">
            <text:p>Profile a event phase' menu under 'Defining the plan's environment' menu opens when clicked on it.</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5_IdentifyParticipatingOrganizationsInGuidePanel</text:p>
          </table:table-cell>
          <table:table-cell office:value-type="string">
            <text:p>L1</text:p>
          </table:table-cell>
          <table:table-cell office:value-type="string">
            <text:p>Verify that 'Identify participating organization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Description should be present when </text:p>
            <text:p>Click on 'Identify participating organizations'.</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9">
          <table:table-cell office:value-type="string">
            <text:p>GP0086_EditTheListOfParticipatingOrganizationsInGuidePanel</text:p>
          </table:table-cell>
          <table:table-cell office:value-type="string">
            <text:p>L1</text:p>
          </table:table-cell>
          <table:table-cell office:value-type="string">
            <text:p>Verify that <text:s/>new window opens with the heading 'Organizations In Scope'.</text:p>
          </table:table-cell>
          <table:table-cell/>
          <table:table-cell office:value-type="string">
            <text:p>1. Login to the Channels. </text:p>
            <text:p>2. Click on Collaboration panel link on home page.</text:p>
            <text:p>3. Click on 'Scoping The Plan' menu.</text:p>
            <text:p>4. Click on 'Identify participating organizations' menu.</text:p>
            <text:p>5.Click on 'Edit the list of participating organizations' link under 'Identify participating organizations'.</text:p>
          </table:table-cell>
          <table:table-cell/>
          <table:table-cell office:value-type="string">
            <text:p>New window with the heading 'Organizations In Scope' should be opened.</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50">
          <table:table-cell office:value-type="string">
            <text:p>GP0087_ThisLinkInIdentifyParticipatingOrganizationsInGuidePanel</text:p>
          </table:table-cell>
          <table:table-cell office:value-type="string">
            <text:p>L1</text:p>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this' link under <text:s/>'Identify participating organizations'.</text:p>
          </table:table-cell>
          <table:table-cell/>
          <table:table-cell office:value-type="string">
            <text:p>'Help' page should be opened in new</text:p>
            <text:p><text:s/>Tab.</text:p>
          </table:table-cell>
          <table:table-cell office:value-type="string">
            <text:p>Pass</text:p>
          </table:table-cell>
          <table:table-cell table:number-columns-repeated="4"/>
          <table:table-cell table:style-name="ce166" table:number-columns-repeated="1002"/>
          <table:table-cell table:number-columns-repeated="6"/>
        </table:table-row>
        <table:table-row table:style-name="ro15">
          <table:table-cell office:value-type="string">
            <text:p>GP0088_DefineRequirementsLinkInIdentifyParticipatingOrganizationsInGuidePanel</text:p>
          </table:table-cell>
          <table:table-cell office:value-type="string">
            <text:p>L1</text:p>
          </table:table-cell>
          <table:table-cell office:value-type="string">
            <text:p>Verify that <text:s/>'Define requirements'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 text:c="2"/>'Define requirements'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89_ClickOnDefineRequirementsLinkInIdentifyParticipatingOrganizationsInGuidePanel</text:p>
          </table:table-cell>
          <table:table-cell office:value-type="string">
            <text:p>L1</text:p>
          </table:table-cell>
          <table:table-cell office:value-type="string">
            <text:p>Verify that when clicked on 'Define requirements' link it opens 'Define requirement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ext:p>5. Click on 'Define requirements' link.</text:p>
          </table:table-cell>
          <table:table-cell/>
          <table:table-cell office:value-type="string">
            <text:p>Define requirements' menu opens when clicked on it.</text:p>
          </table:table-cell>
          <table:table-cell office:value-type="string">
            <text:p>Pass</text:p>
          </table:table-cell>
          <table:table-cell table:number-columns-repeated="1012"/>
        </table:table-row>
        <table:table-row table:style-name="ro50">
          <table:table-cell office:value-type="string">
            <text:p>GP0090_(DefiningThePlan'sEnvironment)Profile AnOrganizationLinkInIdentifyParticipatingOrganizationsInGuidePanel</text:p>
          </table:table-cell>
          <table:table-cell office:value-type="string">
            <text:p>L1</text:p>
          </table:table-cell>
          <table:table-cell office:value-type="string">
            <text:p>Verify that '(Defining the plan's environment) Profile an organization' Link is present under 'Identify participating organizations' menu.</text:p>
          </table:table-cell>
          <table:table-cell/>
          <table:table-cell office:value-type="string">
            <text:p>1. Login to the Channels. </text:p>
            <text:p>2. Click on Collaboration panel link on home page.</text:p>
            <text:p>3. Click on 'Scoping The Plan' menu.</text:p>
            <text:p>4. Click on 'Identify participating organizations' menu.</text:p>
          </table:table-cell>
          <table:table-cell/>
          <table:table-cell office:value-type="string">
            <text:p><text:s/>'(Defining the plan's environment) Profile an organization' link should be present under 'Identify participating organizations' <text:s/>menu. </text:p>
          </table:table-cell>
          <table:table-cell office:value-type="string">
            <text:p>Pass</text:p>
          </table:table-cell>
          <table:table-cell table:number-columns-repeated="1012"/>
        </table:table-row>
        <table:table-row table:style-name="ro65">
          <table:table-cell office:value-type="string">
            <text:p>GP0091_ClickOn(DefiningThePlan'sEnvironment)ProfileAnOrganizationLinkInIdentifyParticipatingOrganizationsInGuidePanel</text:p>
          </table:table-cell>
          <table:table-cell office:value-type="string">
            <text:p>L1</text:p>
          </table:table-cell>
          <table:table-cell office:value-type="string">
            <text:p>Verify that when clicked on '(Defining the plan's environment) Profile an organization' link it opens <text:s/>'Profile an organization' menu under 'Defining the plan's environment'.</text:p>
          </table:table-cell>
          <table:table-cell/>
          <table:table-cell office:value-type="string">
            <text:p>1. Login to the Channels. </text:p>
            <text:p>2. Click on Collaboration panel link on home page.</text:p>
            <text:p>3. Click on 'Scoping The Plan' menu.</text:p>
            <text:p>4. Click on 'Name All Phases' menu.</text:p>
            <text:p>5. Click on '(Defining the plan's environment) Profile an Organization' link.</text:p>
          </table:table-cell>
          <table:table-cell/>
          <table:table-cell office:value-type="string">
            <text:p>Profile an organization' menu under 'Defining the plan's environment' menu opens when clicked on it.</text:p>
          </table:table-cell>
          <table:table-cell office:value-type="string">
            <text:p>Pass</text:p>
          </table:table-cell>
          <table:table-cell table:number-columns-repeated="1012"/>
        </table:table-row>
        <table:table-row table:style-name="ro29">
          <table:table-cell office:value-type="string">
            <text:p>GP0092_DefinerequirementsInGuidePanel</text:p>
          </table:table-cell>
          <table:table-cell office:value-type="string">
            <text:p>L1</text:p>
          </table:table-cell>
          <table:table-cell office:value-type="string">
            <text:p>Verify that 'Define requirements'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requirements' menu.</text:p>
          </table:table-cell>
          <table:table-cell/>
          <table:table-cell office:value-type="string">
            <text:p>Description should be present when </text:p>
            <text:p>Click on 'Define requirements'.</text:p>
          </table:table-cell>
          <table:table-cell office:value-type="string">
            <text:p>Pass</text:p>
          </table:table-cell>
          <table:table-cell table:number-columns-repeated="1012"/>
        </table:table-row>
        <table:table-row table:style-name="ro65">
          <table:table-cell office:value-type="string">
            <text:p>GP0093_AccessRequirementDefinitionsLinkInDefineRequirementsInGuidePanel</text:p>
          </table:table-cell>
          <table:table-cell/>
          <table:table-cell office:value-type="string">
            <text:p>Verify that <text:s/>new window opens with the heading 'Plan Requirements'.</text:p>
          </table:table-cell>
          <table:table-cell/>
          <table:table-cell office:value-type="string">
            <text:p>1. Login to the Channels. </text:p>
            <text:p>2. Click on Collaboration panel link on home page.</text:p>
            <text:p>3. Click on 'Scoping The Plan' menu.</text:p>
            <text:p>4.Click on 'Define Requirements'' menu.</text:p>
            <text:p>5.Click on 'Access requirement definitions' link under 'Define requirements'.</text:p>
          </table:table-cell>
          <table:table-cell/>
          <table:table-cell office:value-type="string">
            <text:p>New window with the heading 'Plan Requirements' should be opened.</text:p>
          </table:table-cell>
          <table:table-cell table:number-columns-repeated="1013"/>
        </table:table-row>
        <table:table-row table:style-name="ro65">
          <table:table-cell office:value-type="string">
            <text:p>GP0094_ThisLinkInDefineRequirements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Requirements' menu.</text:p>
            <text:p>5. Click on 'this' link under <text:s/>'Define Requirement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095_AddAndDefineSegmentInGuidePanel</text:p>
          </table:table-cell>
          <table:table-cell/>
          <table:table-cell office:value-type="string">
            <text:p>Verify that 'Add and define a segment'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Add and define a segment' menu.</text:p>
          </table:table-cell>
          <table:table-cell/>
          <table:table-cell office:value-type="string">
            <text:p>Description should be present when </text:p>
            <text:p>Click on 'Add and define a segment'.</text:p>
          </table:table-cell>
          <table:table-cell table:number-columns-repeated="1013"/>
        </table:table-row>
        <table:table-row table:style-name="ro65">
          <table:table-cell office:value-type="string">
            <text:p>GP0096_DefineSegmentLinkInAddAndDefineSegmentInGuidePanel</text:p>
          </table:table-cell>
          <table:table-cell/>
          <table:table-cell office:value-type="string">
            <text:p>Verify that <text:s/>new window opens which contains 3 tabs.'Details','goals','Organization'.</text:p>
          </table:table-cell>
          <table:table-cell/>
          <table:table-cell office:value-type="string">
            <text:p>1. Login to the Channels. </text:p>
            <text:p>2. Click on Collaboration panel link on home page.</text:p>
            <text:p>3. Click on 'Scoping The Plan' menu.</text:p>
            <text:p>4.Click on 'Add and define a segment' menu.</text:p>
            <text:p>5.Click on 'Define Segment' link under 'Define requirements'.</text:p>
          </table:table-cell>
          <table:table-cell/>
          <table:table-cell office:value-type="string">
            <text:p><text:s/>New window which contains 3 tabs.'Details','goals','Organization' should be opened.</text:p>
          </table:table-cell>
          <table:table-cell table:number-columns-repeated="1013"/>
        </table:table-row>
        <table:table-row table:style-name="ro65">
          <table:table-cell office:value-type="string">
            <text:p>GP0097_FirstThisLinkInAddAndDefineSegmentInGuidePanel</text:p>
          </table:table-cell>
          <table:table-cell/>
          <table:table-cell office:value-type="string">
            <text:p>Verify that <text:s/>help page with the heading 'Adding a plan segment'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first 'this' link under 'Add And Define Segment'.</text:p>
          </table:table-cell>
          <table:table-cell/>
          <table:table-cell office:value-type="string">
            <text:p>Help page with the heading 'Adding a plan segment' opens in new tab.</text:p>
          </table:table-cell>
          <table:table-cell table:number-columns-repeated="1013"/>
        </table:table-row>
        <table:table-row table:style-name="ro65">
          <table:table-cell office:value-type="string">
            <text:p>GP0098_SecondThisLinkInAddAndDefineSegmentInGuidePanel</text:p>
          </table:table-cell>
          <table:table-cell/>
          <table:table-cell office:value-type="string">
            <text:p>Verify that <text:s/>help page <text:s/>with the heading 'Segment definition panel' opens in new tab.</text:p>
          </table:table-cell>
          <table:table-cell/>
          <table:table-cell office:value-type="string">
            <text:p>1. Login to the Channels. </text:p>
            <text:p>2. Click on Collaboration panel link on home page.</text:p>
            <text:p>3. Click on 'Scoping The Plan' menu.</text:p>
            <text:p>4. Click on 'Add And Define Segment' menu.</text:p>
            <text:p>5. Click on second 'this' link under 'Add And Define Segment'.</text:p>
          </table:table-cell>
          <table:table-cell/>
          <table:table-cell office:value-type="string">
            <text:p>Help page <text:s/>with the heading 'Segment definition panel' opens in new tab.</text:p>
          </table:table-cell>
          <table:table-cell table:number-columns-repeated="1013"/>
        </table:table-row>
        <table:table-row table:style-name="ro15">
          <table:table-cell office:value-type="string">
            <text:p>GP0099_ClickOnDefineSegment'sGoalsLinkInIdentifyParticipatingOrganizationsInGuidePanel</text:p>
          </table:table-cell>
          <table:table-cell/>
          <table:table-cell office:value-type="string">
            <text:p>Verify that when clicked on 'Define a segment's goals' link it opens 'Define a segment's goals' menu.</text:p>
          </table:table-cell>
          <table:table-cell/>
          <table:table-cell office:value-type="string">
            <text:p>1. Login to the Channels. </text:p>
            <text:p>2. Click on Collaboration panel link on home page.</text:p>
            <text:p>3. Click on 'Scoping The Plan' menu.</text:p>
            <text:p>4. Click on 'Add and define a Segment' menu.</text:p>
            <text:p>5. Click on 'Define a segment's goals' link.</text:p>
          </table:table-cell>
          <table:table-cell/>
          <table:table-cell office:value-type="string">
            <text:p><text:s/>'Define a segment's goals' menu opens when clicked on it.</text:p>
          </table:table-cell>
          <table:table-cell table:number-columns-repeated="1013"/>
        </table:table-row>
        <table:table-row table:style-name="ro15">
          <table:table-cell office:value-type="string">
            <text:p>GP0100_DefineSegment'sGoalInGuidePanel</text:p>
          </table:table-cell>
          <table:table-cell/>
          <table:table-cell office:value-type="string">
            <text:p>Verify that 'Define Segment's goal' menu opens by clicking on it and displays description of it.</text:p>
          </table:table-cell>
          <table:table-cell/>
          <table:table-cell office:value-type="string">
            <text:p>1. Login to the Channels. </text:p>
            <text:p>2. Click on Collaboration panel link on home page.</text:p>
            <text:p>3. Click on 'Scoping The Plan' menu.</text:p>
            <text:p>4. Description should be present when click on 'Define Segment's goal' menu.</text:p>
          </table:table-cell>
          <table:table-cell/>
          <table:table-cell office:value-type="string">
            <text:p>Description should be present when </text:p>
            <text:p>Click on 'Define Segment's goal'.</text:p>
          </table:table-cell>
          <table:table-cell table:number-columns-repeated="1013"/>
        </table:table-row>
        <table:table-row table:style-name="ro65">
          <table:table-cell office:value-type="string">
            <text:p>GP0101_SetSegmentsGoalsLinkInGuidePanel</text:p>
          </table:table-cell>
          <table:table-cell/>
          <table:table-cell office:value-type="string">
            <text:p>Verify that <text:s/>new window opens which contains 3 tabs.'Details','goals','Organization' and 'Goals' tab is selected.</text:p>
          </table:table-cell>
          <table:table-cell/>
          <table:table-cell office:value-type="string">
            <text:p>1. Login to the Channels. </text:p>
            <text:p>2. Click on Collaboration panel link on home page.</text:p>
            <text:p>3. Click on 'Scoping The Plan' menu.</text:p>
            <text:p>4.Click on 'Define Segment's goal' menu.</text:p>
            <text:p>5.Click on 'Set Segment's goal' link under 'Define Segment's goal'.</text:p>
          </table:table-cell>
          <table:table-cell/>
          <table:table-cell office:value-type="string">
            <text:p><text:s/>New window which contains 3 tabs.'Details','goals','Organization' should be opened and 'Goals' tab is selected.</text:p>
          </table:table-cell>
          <table:table-cell table:number-columns-repeated="1013"/>
        </table:table-row>
        <table:table-row table:style-name="ro65">
          <table:table-cell office:value-type="string">
            <text:p>GP0102_ThisLinkDefineSegment'sGoalInGuidePanel</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gment's goal' menu.</text:p>
            <text:p>5. Click on 'this' link under 'Define Segment's goal'.</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3_DefineSecrecyClassificationInGuidePanel</text:p>
          </table:table-cell>
          <table:table-cell/>
          <table:table-cell office:value-type="string">
            <text:p>Verify that 'Define a secrecy classification' menu opens by clicking on it and displays description of it.</text:p>
          </table:table-cell>
          <table:table-cell/>
          <table:table-cell office:value-type="string">
            <text:p>1. Login to the Channels. </text:p>
            <text:p>2. Click on Collaboration panel link on home page.</text:p>
            <text:p>3. Click on 'Scoping The Plan' menu.</text:p>
            <text:p>4. Click on 'Define a secrecy classification' menu.</text:p>
          </table:table-cell>
          <table:table-cell/>
          <table:table-cell office:value-type="string">
            <text:p>Description should be present when </text:p>
            <text:p>Click on 'Define a secrecy classification'.</text:p>
          </table:table-cell>
          <table:table-cell table:number-columns-repeated="1013"/>
        </table:table-row>
        <table:table-row table:style-name="ro65">
          <table:table-cell office:value-type="string">
            <text:p>GP0104_DefineClassificationLinkInGuidePanel</text:p>
          </table:table-cell>
          <table:table-cell/>
          <table:table-cell office:value-type="string">
            <text:p>Verify that <text:s/>new window is opened with the heading 'Classification System'. <text:s/></text:p>
          </table:table-cell>
          <table:table-cell/>
          <table:table-cell office:value-type="string">
            <text:p>1. Login to the Channels. </text:p>
            <text:p>2. Click on Collaboration panel link on home page.</text:p>
            <text:p>3. Click on 'Scoping The Plan' menu.</text:p>
            <text:p>4.Click on 'Define Secrecy Classification' menu.</text:p>
            <text:p>5.Click on 'Define Classification' link under 'Define Secrecy Classification'.</text:p>
          </table:table-cell>
          <table:table-cell/>
          <table:table-cell office:value-type="string">
            <text:p><text:s/>New window is opened with the heading 'Classification System' .</text:p>
          </table:table-cell>
          <table:table-cell table:number-columns-repeated="1013"/>
        </table:table-row>
        <table:table-row table:style-name="ro65">
          <table:table-cell office:value-type="string">
            <text:p>GP0105_ThisLinkInDefineSecrecyClassification</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coping the Plan' menu.</text:p>
            <text:p>4. Click on 'Define Secrecy classifications' menu.</text:p>
            <text:p>5. Click on 'this' link under 'Define Secrecy classifications'.</text:p>
          </table:table-cell>
          <table:table-cell/>
          <table:table-cell office:value-type="string">
            <text:p>'Help' page should be opened in new</text:p>
            <text:p><text:s/>Tab.</text:p>
          </table:table-cell>
          <table:table-cell table:number-columns-repeated="1013"/>
        </table:table-row>
        <table:table-row table:style-name="ro29">
          <table:table-cell office:value-type="string">
            <text:p>GP0106_AddTaskInSpecifyingInfoSharing</text:p>
          </table:table-cell>
          <table:table-cell/>
          <table:table-cell office:value-type="string">
            <text:p>Verify that 'Add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Task' menu.</text:p>
          </table:table-cell>
          <table:table-cell/>
          <table:table-cell office:value-type="string">
            <text:p>Description should be present when </text:p>
            <text:p>Click on 'Add task'.</text:p>
          </table:table-cell>
          <table:table-cell table:number-columns-repeated="1013"/>
        </table:table-row>
        <table:table-row table:style-name="ro15">
          <table:table-cell office:value-type="string">
            <text:p>GP0107_ThisLinkInAdd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task' menu.</text:p>
            <text:p>5. Click on 'this' link under 'Add a task'.</text:p>
          </table:table-cell>
          <table:table-cell/>
          <table:table-cell office:value-type="string">
            <text:p>'Help' page should be opened in new</text:p>
            <text:p><text:s/>Tab.</text:p>
          </table:table-cell>
          <table:table-cell table:number-columns-repeated="1013"/>
        </table:table-row>
        <table:table-row table:style-name="ro15">
          <table:table-cell office:value-type="string">
            <text:p>GP0108_DefineTaskLinkInAddTask</text:p>
          </table:table-cell>
          <table:table-cell/>
          <table:table-cell office:value-type="string">
            <text:p>Verify that when clicked on 'Define a Task' link it opens 'Define a Task' menu.</text:p>
          </table:table-cell>
          <table:table-cell/>
          <table:table-cell office:value-type="string">
            <text:p>1. Login to the Channels. </text:p>
            <text:p>2. Click on Collaboration panel link on home page.</text:p>
            <text:p>3. Click on 'Specify Info Sharing' menu. <text:s text:c="13"/></text:p>
            <text:p>4. Click on 'Add a task'</text:p>
            <text:p>5. Click on 'Define a task' link.</text:p>
          </table:table-cell>
          <table:table-cell/>
          <table:table-cell office:value-type="string">
            <text:p>Description should be present when </text:p>
            <text:p>Click on 'Define a task'.</text:p>
          </table:table-cell>
          <table:table-cell table:number-columns-repeated="1013"/>
        </table:table-row>
        <table:table-row table:style-name="ro29">
          <table:table-cell office:value-type="string">
            <text:p>GP0109_AddInfoNeedToTaskInSpecifyInfoSharing</text:p>
          </table:table-cell>
          <table:table-cell/>
          <table:table-cell office:value-type="string">
            <text:p>Verify that 'Add Info Need to task' menu opens by clicking on it and displays description of it.</text:p>
          </table:table-cell>
          <table:table-cell/>
          <table:table-cell office:value-type="string">
            <text:p>1. Login to the Channels. </text:p>
            <text:p>2. Click on Collaboration panel link on home page.</text:p>
            <text:p>3. Click on 'Specify Info Sharing' menu.</text:p>
            <text:p>4. Click on 'Add Info needs to task' menu.</text:p>
          </table:table-cell>
          <table:table-cell/>
          <table:table-cell office:value-type="string">
            <text:p>Description should be present when </text:p>
            <text:p>Click on 'Add Info needs to tasks'.</text:p>
          </table:table-cell>
          <table:table-cell table:number-columns-repeated="1013"/>
        </table:table-row>
        <table:table-row table:style-name="ro65">
          <table:table-cell office:value-type="string">
            <text:p>GP0110_ThisLinkInAddInfoNeedToTask</text:p>
          </table:table-cell>
          <table:table-cell/>
          <table:table-cell office:value-type="string">
            <text:p>Verify that <text:s/>help page opens in new tab.</text:p>
          </table:table-cell>
          <table:table-cell/>
          <table:table-cell office:value-type="string">
            <text:p>1. Login to the Channels. </text:p>
            <text:p>2. Click on Collaboration panel link on home page.</text:p>
            <text:p>3. Click on 'Specify Info Sharing' menu.</text:p>
            <text:p>4. Click on 'Add info needs to task' menu</text:p>
            <text:p>5. Click on 'this' link under 'Add Info Needs to task'.</text:p>
          </table:table-cell>
          <table:table-cell/>
          <table:table-cell office:value-type="string">
            <text:p>'Help' page should be opened in new</text:p>
            <text:p><text:s/>Tab.</text:p>
          </table:table-cell>
          <table:table-cell table:number-columns-repeated="1013"/>
        </table:table-row>
        <table:table-row table:style-name="ro1" table:number-rows-repeated="65424">
          <table:table-cell table:number-columns-repeated="1020"/>
        </table:table-row>
        <table:table-row table:style-name="ro1">
          <table:table-cell table:number-columns-repeated="1020"/>
        </table:table-row>
      </table:table>
      <table:table table:name="Issues_Summary_Report" table:style-name="ta3" table:print="false">
        <table:table-column table:style-name="co15" table:number-columns-repeated="2" table:default-cell-style-name="Default"/>
        <table:table-column table:style-name="co82" table:default-cell-style-name="Default"/>
        <table:table-column table:style-name="co15" table:default-cell-style-name="Default"/>
        <table:table-column table:style-name="co13" table:default-cell-style-name="Default"/>
        <table:table-column table:style-name="co15" table:default-cell-style-name="Default"/>
        <table:table-column table:style-name="co14" table:default-cell-style-name="Default"/>
        <table:table-column table:style-name="co20" table:default-cell-style-name="Default"/>
        <table:table-column table:style-name="co15" table:number-columns-repeated="5" table:default-cell-style-name="Default"/>
        <table:table-column table:style-name="co16" table:default-cell-style-name="Default"/>
        <table:table-column table:style-name="co15" table:number-columns-repeated="1010"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table:table-cell table:style-name="ce115" table:number-columns-repeated="998"/>
          <table:table-cell table:style-name="ce116" table:number-columns-repeated="2"/>
          <table:table-cell table:style-name="ce117" table:number-columns-repeated="10"/>
        </table:table-row>
        <table:table-row table:style-name="ro92">
          <table:table-cell table:style-name="ce168" office:value-type="string">
            <text:p>ISR001_IssueSummaryReportLink</text:p>
          </table:table-cell>
          <table:table-cell table:style-name="ce168" office:value-type="string">
            <text:p>L0</text:p>
          </table:table-cell>
          <table:table-cell table:style-name="ce168" office:value-type="string">
            <text:p>"Issue Summary Report" Link</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 Verify that user is able to view the Issue Summary Report page with title “Issues Summary Report" with subsections of Robustness, Validity and Completeness Issues.</text:p>
          </table:table-cell>
          <table:table-cell table:style-name="ce168" office:value-type="string">
            <text:p>1. The user is able to view the Issue Summary Report page with title “Issues Summary Report" with subsections of Robustness, Validity and Completeness Issue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4">
          <table:table-cell table:style-name="ce168" office:value-type="string">
            <text:p>ISR002_IssueSummaryContent</text:p>
          </table:table-cell>
          <table:table-cell table:style-name="ce168" office:value-type="string">
            <text:p>L1</text:p>
          </table:table-cell>
          <table:table-cell table:style-name="ce168" office:value-type="string">
            <text:p>Issues Summary Section Content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Issues summary section contains the top level metrics &amp; there are 3 columns-</text:p>
            <text:p>Robustness issues,Completeness Issues,Validity Issues)</text:p>
            <text:p>2.Verify that there is one major &amp; one minor unresolved issue under the 'Completeness Issues' column.</text:p>
          </table:table-cell>
          <table:table-cell table:style-name="ce168" office:value-type="string">
            <text:p>1.The Issues summary section contains the top level metrics(3 columns-</text:p>
            <text:p>Robustness issues,Completeness Issues,Validity Issues)</text:p>
            <text:p>2.There is one major &amp; one minor unresolved issue under the 'Completeness Issues' column.</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8">
          <table:table-cell table:style-name="ce168" office:value-type="string">
            <text:p>ISR003_IssueSummaryDetails</text:p>
          </table:table-cell>
          <table:table-cell table:style-name="ce168" office:value-type="string">
            <text:p>L1</text:p>
          </table:table-cell>
          <table:table-cell table:style-name="ce168" office:value-type="string">
            <text:p>Issues Summary Details</text:p>
          </table:table-cell>
          <table:table-cell table:style-name="ce168"/>
          <table:table-cell table:style-name="ce62" office:value-type="string">
            <text:p>1.Login to the Channels with valid credentials</text:p>
            <text:p>2. Click on "Model Issues" Link</text:p>
          </table:table-cell>
          <table:table-cell table:style-name="ce168"/>
          <table:table-cell table:style-name="ce168" office:value-type="string">
            <text:p>1.Verify that the Robustness Issues column contains summary of the unresolved &amp; waived issues with the categories-Extreme,Severe,Major,Minor.</text:p>
          </table:table-cell>
          <table:table-cell table:style-name="ce168" office:value-type="string">
            <text:p>1.The Robustness Issues column contains summary of the unresolved &amp; waived issues with the categories-Extreme,Severe,Major,Minor.</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32">
          <table:table-cell table:style-name="ce168" office:value-type="string">
            <text:p>ISR004_RobustnessIssues</text:p>
          </table:table-cell>
          <table:table-cell table:style-name="ce168" office:value-type="string">
            <text:p>L1</text:p>
          </table:table-cell>
          <table:table-cell table:style-name="ce168" office:value-type="string">
            <text:p>Robustness Issues</text:p>
          </table:table-cell>
          <table:table-cell table:style-name="ce168"/>
          <table:table-cell table:style-name="ce62" office:value-type="string">
            <text:p>1. Login to the Channels with valid credentials</text:p>
            <text:p>2. Click on "Model Issues" Link</text:p>
          </table:table-cell>
          <table:table-cell table:style-name="ce168"/>
          <table:table-cell table:style-name="ce168" office:value-type="string">
            <text:p>1.Verify that the Robustness Issues section contains metrics for each kind of <text:s/>unwaived robustness issues in the plan &amp; there are 3 columns-</text:p>
            <text:p>Kind,Count,severity</text:p>
          </table:table-cell>
          <table:table-cell table:style-name="ce168" office:value-type="string">
            <text:p>1.The Robustness Issues section contains metrics for each kind of <text:s/>unwaived robustness issues in the plan &amp; there are 3 columns-</text:p>
            <text:p>Kind,Count,severity</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5">
          <table:table-cell table:style-name="ce168" office:value-type="string">
            <text:p>ISR005_RobustnessIssuesDetails</text:p>
          </table:table-cell>
          <table:table-cell table:style-name="ce168" office:value-type="string">
            <text:p>L1</text:p>
          </table:table-cell>
          <table:table-cell table:style-name="ce168" office:value-type="string">
            <text:p>Robustness Issues Details</text:p>
          </table:table-cell>
          <table:table-cell table:style-name="ce168"/>
          <table:table-cell table:style-name="ce62" office:value-type="string">
            <text:p>1. Login to the Channels with valid credentials</text:p>
            <text:p>2. Click on "Model Issues" Link</text:p>
          </table:table-cell>
          <table:table-cell table:style-name="ce168"/>
          <table:table-cell table:style-name="ce168"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68"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92">
          <table:table-cell table:style-name="ce168" office:value-type="string">
            <text:p>ISR006_NoRobustnessIssuesFound</text:p>
          </table:table-cell>
          <table:table-cell table:style-name="ce168" office:value-type="string">
            <text:p>L1</text:p>
          </table:table-cell>
          <table:table-cell table:style-name="ce168" office:value-type="string">
            <text:p>No Robustness Issues found</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Robustness Issues section contains ”No Records found” when there are no Completeness Issues.</text:p>
          </table:table-cell>
          <table:table-cell table:style-name="ce168" office:value-type="string">
            <text:p>1.Verify that the Robustness Issues section contains ”No Records found” when there are no Completeness Issue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6">
          <table:table-cell table:style-name="ce168" office:value-type="string">
            <text:p>ISR007_CompletenessIssues</text:p>
          </table:table-cell>
          <table:table-cell table:style-name="ce168" office:value-type="string">
            <text:p>L1</text:p>
          </table:table-cell>
          <table:table-cell table:style-name="ce168" office:value-type="string">
            <text:p>Completeness Issue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Completeness Issues section contains metrics for each kind of unwaived completeness issues in the plan &amp; there are 3 columns-Kind,Count,Severity</text:p>
          </table:table-cell>
          <table:table-cell table:style-name="ce168" office:value-type="string">
            <text:p>1.The Completeness Issues section contains metrics for each kind of unwaived completeness issues in the plan &amp; there are 3 columns-Kind,Count,Severity</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5">
          <table:table-cell table:style-name="ce168" office:value-type="string">
            <text:p>ISR008_CompletenessIssuesDetails</text:p>
          </table:table-cell>
          <table:table-cell table:style-name="ce168" office:value-type="string">
            <text:p>L1</text:p>
          </table:table-cell>
          <table:table-cell table:style-name="ce168" office:value-type="string">
            <text:p>Completeness Issues detail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68"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7">
          <table:table-cell table:style-name="ce168" office:value-type="string">
            <text:p>ISR009_NoCompletenessIssuesFound</text:p>
          </table:table-cell>
          <table:table-cell table:style-name="ce168" office:value-type="string">
            <text:p>L1</text:p>
          </table:table-cell>
          <table:table-cell table:style-name="ce168" office:value-type="string">
            <text:p>No Completeness Issues found</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Completeness Issues section contains ”No Records found” when there are no Completeness Issues.</text:p>
          </table:table-cell>
          <table:table-cell table:style-name="ce168" office:value-type="string">
            <text:p>1.The Completeness Issues section contains ”No Records found” when there are no Completeness Issue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92">
          <table:table-cell table:style-name="ce168" office:value-type="string">
            <text:p>ISR010_ValidityIssues</text:p>
          </table:table-cell>
          <table:table-cell table:style-name="ce168" office:value-type="string">
            <text:p>L1</text:p>
          </table:table-cell>
          <table:table-cell table:style-name="ce168" office:value-type="string">
            <text:p>Validity Issue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Validity Issues section contains metrics for each kind of unwaived Validity issues in the plan &amp; there are 3 columns-Kind,Count,Severity</text:p>
          </table:table-cell>
          <table:table-cell table:style-name="ce168" office:value-type="string">
            <text:p>1.The Validity Issues section contains metrics for each kind of unwaived Validity issues in the plan &amp; there are 3 columns-Kind,Count,Severity</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8">
          <table:table-cell table:style-name="ce168" office:value-type="string">
            <text:p>ISR011_ValidityIssuesDetails</text:p>
          </table:table-cell>
          <table:table-cell table:style-name="ce168" office:value-type="string">
            <text:p>L1</text:p>
          </table:table-cell>
          <table:table-cell table:style-name="ce168" office:value-type="string">
            <text:p>Validity Issues Details</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kind column contains the type of issue.</text:p>
            <text:p>2.Verify that the Count column displays the number of issues of the respective kind with it's percentage.</text:p>
            <text:p>3.Verify that the severity column contains a table with 4 categories of issues-Extreme,Severe,major,Minor &amp; their respective counts</text:p>
          </table:table-cell>
          <table:table-cell table:style-name="ce168" office:value-type="string">
            <text:p>1.The kind column contains the type of issue.</text:p>
            <text:p>2.The Count column displays the number of issues of the respective kind with it's percentage.</text:p>
            <text:p>3.The severity column contains a table with 4 categories of issues-Extreme,Severe,major,Minor &amp; their respective count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02">
          <table:table-cell table:style-name="ce168" office:value-type="string">
            <text:p>ISR012_NoValidityIssuesFound</text:p>
          </table:table-cell>
          <table:table-cell table:style-name="ce168" office:value-type="string">
            <text:p>L1</text:p>
          </table:table-cell>
          <table:table-cell table:style-name="ce168" office:value-type="string">
            <text:p>No Validity Issues found</text:p>
          </table:table-cell>
          <table:table-cell table:style-name="ce168"/>
          <table:table-cell table:style-name="ce62" office:value-type="string">
            <text:p>1.Login to the Channels with valid credentials</text:p>
            <text:p>2.Click on "Model Issues" Link</text:p>
          </table:table-cell>
          <table:table-cell table:style-name="ce168"/>
          <table:table-cell table:style-name="ce168" office:value-type="string">
            <text:p>1.Verify that the Validity Issues section contains ”No Records found” when there are no Validity Issues.</text:p>
          </table:table-cell>
          <table:table-cell table:style-name="ce168" office:value-type="string">
            <text:p>1.The Validity Issues section contains ”No Records found” when there are no Validity Issues.</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29">
          <table:table-cell table:style-name="ce168" office:value-type="string">
            <text:p>ISR013_CreateIssue</text:p>
          </table:table-cell>
          <table:table-cell table:style-name="ce168" office:value-type="string">
            <text:p>L1</text:p>
          </table:table-cell>
          <table:table-cell table:style-name="ce168" office:value-type="string">
            <text:p>Create issue &amp; observe the summary report</text:p>
          </table:table-cell>
          <table:table-cell table:style-name="ce168"/>
          <table:table-cell table:style-name="ce62" office:value-type="string">
            <text:p>1.Login to the Channels</text:p>
            <text:p>2.Click on "Collaboration Model link" Link</text:p>
            <text:p>3.Create task</text:p>
            <text:p>4.Click on 'New' under Task Issues section.</text:p>
            <text:p>5.Enter Issue description,Tags,Type,Severity,Suggestions.</text:p>
            <text:p>6.Go back to Home page.</text:p>
            <text:p>7.Click on Model Issues link</text:p>
          </table:table-cell>
          <table:table-cell table:style-name="ce168" office:value-type="string">
            <text:p>Description=”Issue1 description”</text:p>
            <text:p/>
            <text:p>Tag=”Tag1”</text:p>
            <text:p/>
            <text:p>Type=”Completeness”</text:p>
            <text:p/>
            <text:p>Severity=”Major”</text:p>
            <text:p/>
            <text:p>Suggestion=”Suggestion1”</text:p>
          </table:table-cell>
          <table:table-cell table:style-name="ce168" office:value-type="string">
            <text:p>1.Verify that the Issues Summary report shows the count of the issues under the 'Issues Summary' section.</text:p>
            <text:p>2.Verify that an issue is added under the selected type of issue section(Completeness/Validity/Robustness) as <text:s/>'User Defined' with it's count &amp; severity.</text:p>
          </table:table-cell>
          <table:table-cell table:style-name="ce168" office:value-type="string">
            <text:p>1.The Issues Summary report shows the count of the issues under the 'Issues Summary' section.</text:p>
            <text:p>2.An issue is added under the selected type of issue section(Completeness/Validity/Robustness) as <text:s/>'User Defined' with it's count &amp; severity.</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30">
          <table:table-cell table:style-name="ce168" office:value-type="string">
            <text:p>ISR014_WaiveIssue</text:p>
          </table:table-cell>
          <table:table-cell table:style-name="ce168" office:value-type="string">
            <text:p>L1</text:p>
          </table:table-cell>
          <table:table-cell table:style-name="ce168" office:value-type="string">
            <text:p>Waive an <text:s/>issue &amp; observe the summary report</text:p>
          </table:table-cell>
          <table:table-cell table:style-name="ce168"/>
          <table:table-cell table:style-name="ce62" office:value-type="string">
            <text:p>1.Login to the Channels with valid credentials</text:p>
            <text:p>2.Click on "Collaboration Model link" Link</text:p>
            <text:p>3.Select a task from the flow map &amp; click on the show pop up menu under the Task section.</text:p>
            <text:p>4.Click on the 'waive it ' checkbox below the issue.</text:p>
            <text:p>6.Go back to Home page.</text:p>
            <text:p>7.Click on Model Issues link</text:p>
          </table:table-cell>
          <table:table-cell table:style-name="ce168"/>
          <table:table-cell table:style-name="ce168" office:value-type="string">
            <text:p>1.Verify that the waived issue count increases under the Issues summary section.</text:p>
          </table:table-cell>
          <table:table-cell table:style-name="ce168" office:value-type="string">
            <text:p>1.The waived issue count increases under the Issues summary section.</text:p>
            <text:p/>
          </table:table-cell>
          <table:table-cell table:style-name="ce168" office:value-type="string">
            <text:p>PASS</text:p>
          </table:table-cell>
          <table:table-cell table:style-name="ce168" table:number-columns-repeated="3"/>
          <table:table-cell table:style-name="ce176" table:number-columns-repeated="2"/>
          <table:table-cell table:style-name="ce55" table:number-columns-repeated="1006"/>
          <table:table-cell table:number-columns-repeated="4"/>
        </table:table-row>
        <table:table-row table:style-name="ro131">
          <table:table-cell table:style-name="ce168" office:value-type="string">
            <text:p>ISR016_ClickPlan</text:p>
          </table:table-cell>
          <table:table-cell table:style-name="ce62" office:value-type="string">
            <text:p>L0</text:p>
          </table:table-cell>
          <table:table-cell table:style-name="ce62" office:value-type="string">
            <text:p>&lt;Plan name&gt; Link</text:p>
          </table:table-cell>
          <table:table-cell table:style-name="ce62"/>
          <table:table-cell table:style-name="ce62" office:value-type="string">
            <text:p>1. Login to the Channels <text:s/>with valid credentials <text:s text:c="4"/></text:p>
            <text:p>2. Click on "Model Issues" <text:s text:c="3"/>3. Click on '&lt;Plan name&gt;'</text:p>
          </table:table-cell>
          <table:table-cell table:style-name="ce62"/>
          <table:table-cell table:style-name="ce62" office:value-type="string">
            <text:p>1. Verify that user successfully navigates to Home page.</text:p>
          </table:table-cell>
          <table:table-cell table:style-name="ce62"/>
          <table:table-cell table:style-name="ce62" office:value-type="string">
            <text:p>PASS</text:p>
          </table:table-cell>
          <table:table-cell table:style-name="ce168" office:value-type="string">
            <text:p>YES</text:p>
          </table:table-cell>
          <table:table-cell table:style-name="ce62" table:number-columns-repeated="2"/>
          <table:table-cell table:style-name="ce176" table:number-columns-repeated="2"/>
          <table:table-cell table:style-name="ce55" table:number-columns-repeated="1006"/>
          <table:table-cell table:number-columns-repeated="4"/>
        </table:table-row>
        <table:table-row table:style-name="ro1">
          <table:table-cell table:style-name="ce73" table:number-columns-repeated="5"/>
          <table:table-cell table:style-name="ce175"/>
          <table:table-cell table:style-name="ce73" table:number-columns-repeated="8"/>
          <table:table-cell table:style-name="ce175" table:number-columns-repeated="1006"/>
          <table:table-cell table:style-name="ce78" table:number-columns-repeated="4"/>
        </table:table-row>
        <table:table-row table:style-name="ro19">
          <table:table-cell table:style-name="ce73" office:value-type="string">
            <text:p>ISR0015_VISegmentNoGoals</text:p>
          </table:table-cell>
          <table:table-cell table:style-name="ce73" office:value-type="string">
            <text:p>L1</text:p>
          </table:table-cell>
          <table:table-cell table:style-name="ce73" office:value-type="string">
            <text:p>Validity issue, Segment has no stated goal</text:p>
          </table:table-cell>
          <table:table-cell table:style-name="ce73"/>
          <table:table-cell table:style-name="ce172" office:value-type="string">
            <text:p><text:span text:style-name="T4">1.Login to the </text:span><text:span text:style-name="T4">Channels with valid </text:span><text:span text:style-name="T4">credentials</text:span></text:p>
            <text:p><text:span text:style-name="T4">2.Click on "Model </text:span><text:span text:style-name="T4">Issues" Link</text:span></text:p>
            <text:p><text:span text:style-name="T4">3.Observe the Validity </text:span><text:span text:style-name="T4">Issues section.</text:span></text:p>
          </table:table-cell>
          <table:table-cell table:style-name="ce175"/>
          <table:table-cell table:style-name="ce73" office:value-type="string">
            <text:p>1.Verify that the Validity Issues section contains an issue-”Segment has no stated goal” with count as 1 &amp; Severity-Major</text:p>
          </table:table-cell>
          <table:table-cell table:style-name="ce73" office:value-type="string">
            <text:p>1.The Validity Issues section contains an issue-”Segment has no stated goal” with count as 1 &amp; Severity-Major</text:p>
          </table:table-cell>
          <table:table-cell table:style-name="ce73" office:value-type="string">
            <text:p>PASS</text:p>
          </table:table-cell>
          <table:table-cell table:style-name="ce73" office:value-type="string">
            <text:p>YES</text:p>
          </table:table-cell>
          <table:table-cell table:style-name="ce73" table:number-columns-repeated="4"/>
          <table:table-cell table:style-name="ce175" table:number-columns-repeated="1006"/>
          <table:table-cell table:style-name="ce78" table:number-columns-repeated="4"/>
        </table:table-row>
        <table:table-row table:style-name="ro80">
          <table:table-cell table:style-name="ce73" office:value-type="string">
            <text:p>ISR0015_VISegmentNoGoalsResolved</text:p>
          </table:table-cell>
          <table:table-cell table:style-name="ce73" office:value-type="string">
            <text:p>L1</text:p>
          </table:table-cell>
          <table:table-cell table:style-name="ce73" office:value-type="string">
            <text:p>Resolve validity Issue,Segment has no stated <text:s/>goal </text:p>
          </table:table-cell>
          <table:table-cell table:style-name="ce73"/>
          <table:table-cell table:style-name="ce172" office:value-type="string">
            <text:p><text:span text:style-name="T4">1.Login to the </text:span><text:span text:style-name="T4">Channels with valid </text:span><text:span text:style-name="T4">credentials</text:span></text:p>
            <text:p><text:span text:style-name="T4">2.Click on "Model </text:span><text:span text:style-name="T4">Issues" Link</text:span></text:p>
            <text:p><text:span text:style-name="T4">3.Observe the Validity </text:span><text:span text:style-name="T4">Issues section.</text:span></text:p>
            <text:p><text:span text:style-name="T4">4.Go to Home Page.</text:span></text:p>
            <text:p><text:span text:style-name="T4">5.Select the </text:span><text:span text:style-name="T4">option”About plan </text:span><text:span text:style-name="T4">segment” from the </text:span><text:span text:style-name="T4">show popup menu.</text:span></text:p>
            <text:p><text:span text:style-name="T4">6.Click on goals tab.</text:span></text:p>
            <text:p><text:span text:style-name="T4">7.Select the </text:span><text:span text:style-name="T4">Objective,Category,Ma</text:span><text:span text:style-name="T4">gnitude from the </text:span><text:span text:style-name="T4">respective lists of </text:span><text:span text:style-name="T4">choices</text:span></text:p>
            <text:p><text:span text:style-name="T4">8.Enter Organisation </text:span><text:span text:style-name="T4">name.</text:span></text:p>
            <text:p><text:span text:style-name="T4">9.Go back to Home </text:span><text:span text:style-name="T4">page.</text:span></text:p>
            <text:p><text:span text:style-name="T4">10.Click on “Model </text:span><text:span text:style-name="T4">issues”</text:span></text:p>
          </table:table-cell>
          <table:table-cell table:style-name="ce175"/>
          <table:table-cell table:style-name="ce73" office:value-type="string">
            <text:p>1.Verify that the issue gets resolved &amp; the Validity Issues section shows ”No Records found”</text:p>
          </table:table-cell>
          <table:table-cell table:style-name="ce73" office:value-type="string">
            <text:p>1.The issue gets resolved &amp; the Validity Issues section shows ”No Records found”</text:p>
          </table:table-cell>
          <table:table-cell table:style-name="ce73" office:value-type="string">
            <text:p>PASS</text:p>
          </table:table-cell>
          <table:table-cell table:style-name="ce73" table:number-columns-repeated="3"/>
          <table:table-cell table:style-name="ce73" office:value-type="string">
            <text:p>YES</text:p>
          </table:table-cell>
          <table:table-cell table:style-name="ce73"/>
          <table:table-cell table:style-name="ce175" table:number-columns-repeated="1006"/>
          <table:table-cell table:style-name="ce78" table:number-columns-repeated="4"/>
        </table:table-row>
        <table:table-row table:style-name="ro19">
          <table:table-cell table:style-name="ce73" office:value-type="string">
            <text:p>ISR0015_CITaskNeitherConsumesNorProducesInfo</text:p>
          </table:table-cell>
          <table:table-cell table:style-name="ce73"/>
          <table:table-cell table:style-name="ce73" office:value-type="string">
            <text:p>Completeness Issue,</text:p>
            <text:p>Task neither consumes nor produces Information</text:p>
          </table:table-cell>
          <table:table-cell table:style-name="ce73"/>
          <table:table-cell table:style-name="ce172" office:value-type="string">
            <text:p><text:span text:style-name="T4">1.Login to the </text:span><text:span text:style-name="T4">Channels with valid </text:span><text:span text:style-name="T4">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175"/>
          <table:table-cell table:style-name="ce73" table:number-columns-repeated="8"/>
          <table:table-cell table:style-name="ce175" table:number-columns-repeated="1006"/>
          <table:table-cell table:style-name="ce78" table:number-columns-repeated="4"/>
        </table:table-row>
        <table:table-row table:style-name="ro19">
          <table:table-cell table:style-name="ce73" office:value-type="string">
            <text:p>ISR0015_CIResolveIssue</text:p>
          </table:table-cell>
          <table:table-cell table:style-name="ce73"/>
          <table:table-cell table:style-name="ce73" office:value-type="string">
            <text:p>Completeness Issue,Task neither consumes nor produces Information</text:p>
          </table:table-cell>
          <table:table-cell table:style-name="ce73"/>
          <table:table-cell table:style-name="ce172" office:value-type="string">
            <text:p><text:span text:style-name="T4">1.Login to the </text:span><text:span text:style-name="T4">Channels with valid </text:span><text:span text:style-name="T4">credentials</text:span></text:p>
            <text:p><text:span text:style-name="T4">2.Click on "Model </text:span><text:span text:style-name="T4">Issues" Link</text:span></text:p>
            <text:p><text:span text:style-name="T4">3.Observe the </text:span><text:span text:style-name="T4">Completeness Issues </text:span><text:span text:style-name="T4">section.</text:span></text:p>
          </table:table-cell>
          <table:table-cell table:style-name="ce175"/>
          <table:table-cell table:style-name="ce73" table:number-columns-repeated="8"/>
          <table:table-cell table:style-name="ce175" table:number-columns-repeated="1006"/>
          <table:table-cell table:style-name="ce78" table:number-columns-repeated="4"/>
        </table:table-row>
        <table:table-row table:style-name="ro50">
          <table:table-cell table:style-name="ce169" office:value-type="string">
            <text:p>ISR029_Grammar&amp;Spelling</text:p>
          </table:table-cell>
          <table:table-cell table:style-name="ce171" office:value-type="string">
            <text:p>L3</text:p>
          </table:table-cell>
          <table:table-cell table:style-name="ce171" office:value-type="string">
            <text:p>Grammar and Spelling on Issues Summary report page</text:p>
          </table:table-cell>
          <table:table-cell table:style-name="ce171"/>
          <table:table-cell table:style-name="ce173" office:value-type="string">
            <text:p><text:span text:style-name="T11">1.Login to Channels </text:span><text:span text:style-name="T11">with valid credentials <text:s text:c="3"/></text:span><text:span text:style-name="T11"><text:s text:c="17"/>2. Click on </text:span><text:span text:style-name="T11">"Model Issues" </text:span></text:p>
            <text:p><text:span text:style-name="T11">3. Click on the 'Sign </text:span><text:span text:style-name="T11">Out' Button</text:span></text:p>
          </table:table-cell>
          <table:table-cell table:style-name="ce171"/>
          <table:table-cell table:style-name="ce171" office:value-type="string">
            <text:p>1. Verify that there is no grammar or spelling mistake.</text:p>
          </table:table-cell>
          <table:table-cell table:style-name="ce171" office:value-type="string">
            <text:p>1.There is no grammar or spelling mistake.</text:p>
          </table:table-cell>
          <table:table-cell table:style-name="ce171" office:value-type="string">
            <text:p>PASS</text:p>
          </table:table-cell>
          <table:table-cell table:style-name="ce171" table:number-columns-repeated="4"/>
          <table:table-cell table:style-name="ce177" table:number-columns-repeated="1004"/>
          <table:table-cell table:style-name="ce55" table:number-columns-repeated="3"/>
          <table:table-cell table:number-columns-repeated="4"/>
        </table:table-row>
        <table:table-row table:style-name="ro51">
          <table:table-cell table:style-name="ce170" office:value-type="string">
            <text:p>ISR030_FontType</text:p>
          </table:table-cell>
          <table:table-cell table:style-name="ce171" office:value-type="string">
            <text:p>L3</text:p>
          </table:table-cell>
          <table:table-cell table:style-name="ce171" office:value-type="string">
            <text:p>Screen Font Type on Issues summary report page</text:p>
          </table:table-cell>
          <table:table-cell table:style-name="ce171"/>
          <table:table-cell table:style-name="ce173" office:value-type="string">
            <text:p><text:span text:style-name="T11">1.Login to Channels </text:span><text:span text:style-name="T11">with valid credentials <text:s text:c="3"/></text:span><text:span text:style-name="T11"><text:s text:c="17"/>2. Click on </text:span><text:span text:style-name="T11">"Model Issues" </text:span></text:p>
            <text:p><text:span text:style-name="T11">3. Click on the 'Sign </text:span><text:span text:style-name="T11">Out' Button</text:span></text:p>
          </table:table-cell>
          <table:table-cell table:style-name="ce171"/>
          <table:table-cell table:style-name="ce171"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171" office:value-type="string">
            <text:p>1.The screen font family matches from screen to screen.</text:p>
          </table:table-cell>
          <table:table-cell table:style-name="ce171" office:value-type="string">
            <text:p>PASS</text:p>
          </table:table-cell>
          <table:table-cell table:style-name="ce171" table:number-columns-repeated="4"/>
          <table:table-cell table:style-name="ce177" table:number-columns-repeated="1004"/>
          <table:table-cell table:style-name="ce55" table:number-columns-repeated="3"/>
          <table:table-cell table:number-columns-repeated="4"/>
        </table:table-row>
        <table:table-row table:style-name="ro29">
          <table:table-cell table:style-name="ce171" office:value-type="string">
            <text:p>ISR031_ScreenFontSize</text:p>
          </table:table-cell>
          <table:table-cell table:style-name="ce171" office:value-type="string">
            <text:p>L3</text:p>
          </table:table-cell>
          <table:table-cell table:style-name="ce171" office:value-type="string">
            <text:p>Screen Font Sizes on login page</text:p>
          </table:table-cell>
          <table:table-cell table:style-name="ce171"/>
          <table:table-cell table:style-name="ce174" office:value-type="string">
            <text:p>1. Enter URL-http://192.168.4.127:8081/channels/login.html</text:p>
          </table:table-cell>
          <table:table-cell table:style-name="ce171"/>
          <table:table-cell table:style-name="ce171" office:value-type="string">
            <text:p>1. Verify that the screen font sizes match from screen to screen.</text:p>
          </table:table-cell>
          <table:table-cell table:style-name="ce171" office:value-type="string">
            <text:p>1.The screen font sizes matches from screen to screen.</text:p>
          </table:table-cell>
          <table:table-cell table:style-name="ce171" office:value-type="string">
            <text:p>PASS</text:p>
          </table:table-cell>
          <table:table-cell table:style-name="ce171" table:number-columns-repeated="4"/>
          <table:table-cell table:style-name="ce177" table:number-columns-repeated="1004"/>
          <table:table-cell table:style-name="ce55" table:number-columns-repeated="3"/>
          <table:table-cell table:number-columns-repeated="4"/>
        </table:table-row>
        <table:table-row table:style-name="ro1" table:number-rows-repeated="65511">
          <table:table-cell table:number-columns-repeated="1024"/>
        </table:table-row>
        <table:table-row table:style-name="ro1">
          <table:table-cell table:number-columns-repeated="1024"/>
        </table:table-row>
      </table:table>
      <table:table table:name="Feedback_Replies" table:style-name="ta3" table:print="false">
        <table:table-column table:style-name="co15" table:default-cell-style-name="ce101"/>
        <table:table-column table:style-name="co83" table:default-cell-style-name="ce101"/>
        <table:table-column table:style-name="co84" table:default-cell-style-name="ce101"/>
        <table:table-column table:style-name="co71" table:default-cell-style-name="ce101"/>
        <table:table-column table:style-name="co85" table:default-cell-style-name="ce101"/>
        <table:table-column table:style-name="co83" table:default-cell-style-name="ce101"/>
        <table:table-column table:style-name="co86" table:default-cell-style-name="ce101"/>
        <table:table-column table:style-name="co87" table:default-cell-style-name="ce101"/>
        <table:table-column table:style-name="co83" table:number-columns-repeated="1016" table:default-cell-style-name="ce101"/>
        <table:table-row table:style-name="ro4">
          <table:table-cell table:style-name="ce145" office:value-type="string">
            <text:p>TEST CASE ID</text:p>
          </table:table-cell>
          <table:table-cell table:style-name="ce145" office:value-type="string">
            <text:p>PRIORITY</text:p>
          </table:table-cell>
          <table:table-cell table:style-name="ce145" office:value-type="string">
            <text:p>TITLE</text:p>
          </table:table-cell>
          <table:table-cell table:style-name="ce145" office:value-type="string">
            <text:p>SET UP</text:p>
          </table:table-cell>
          <table:table-cell table:style-name="ce145" office:value-type="string">
            <text:p>STEPS</text:p>
          </table:table-cell>
          <table:table-cell table:style-name="ce145" office:value-type="string">
            <text:p>TEST DATA</text:p>
          </table:table-cell>
          <table:table-cell table:style-name="ce145" office:value-type="string">
            <text:p>EXPECTED RESULTS</text:p>
          </table:table-cell>
          <table:table-cell table:style-name="ce145" office:value-type="string">
            <text:p>ACTUAL RESULT</text:p>
          </table:table-cell>
          <table:table-cell table:style-name="ce145" office:value-type="string">
            <text:p>RESULT</text:p>
          </table:table-cell>
          <table:table-cell table:style-name="ce145" office:value-type="string">
            <text:p>Can be Automated?</text:p>
          </table:table-cell>
          <table:table-cell table:style-name="ce145" office:value-type="string">
            <text:p>TICKET ID</text:p>
          </table:table-cell>
          <table:table-cell table:style-name="ce145" office:value-type="string">
            <text:p>COMMENT</text:p>
          </table:table-cell>
          <table:table-cell table:style-name="ce145" office:value-type="string">
            <text:p>DATE : <text:s/>Feb 5, 2013</text:p>
            <text:p>REVISION: 4698</text:p>
            <text:p>BROWSER: Internet Explorer</text:p>
          </table:table-cell>
          <table:table-cell table:style-name="ce179" table:number-columns-repeated="992"/>
          <table:table-cell table:style-name="ce180" table:number-columns-repeated="2"/>
          <table:table-cell table:style-name="ce181" table:number-columns-repeated="17"/>
        </table:table-row>
        <table:table-row table:style-name="ro39">
          <table:table-cell office:value-type="string">
            <text:p>FR0001_FeedbackReplies</text:p>
          </table:table-cell>
          <table:table-cell office:value-type="string">
            <text:p>L0</text:p>
          </table:table-cell>
          <table:table-cell office:value-type="string">
            <text:p>Feedback and Replies </text:p>
          </table:table-cell>
          <table:table-cell/>
          <table:table-cell office:value-type="string">
            <text:p>1. Login to 'Channels' with valid login credentials</text:p>
            <text:p>2. Click on 'Feedback And Replies' link.</text:p>
          </table:table-cell>
          <table:table-cell/>
          <table:table-cell office:value-type="string">
            <text:p>1. Verify that the link 'Feedback And Replies' is present.</text:p>
            <text:p>2. Verify that it can be clicked.</text:p>
            <text:p>3. Verify that the page with title 'My Feedback for' is displayed.</text:p>
          </table:table-cell>
          <table:table-cell table:number-columns-repeated="2" office:value-type="string">
            <text:p>PASS</text:p>
          </table:table-cell>
          <table:table-cell table:number-columns-repeated="1015"/>
        </table:table-row>
        <table:table-row table:style-name="ro102">
          <table:table-cell table:style-name="ce112" office:value-type="string">
            <text:p>FR0002_UrgentCheckbox</text:p>
          </table:table-cell>
          <table:table-cell table:style-name="ce112" office:value-type="string">
            <text:p>L1</text:p>
          </table:table-cell>
          <table:table-cell table:style-name="ce112" office:value-type="string">
            <text:p>Checkbox 'urgent'</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the CheckBox 'urgent'.</text:p>
          </table:table-cell>
          <table:table-cell table:style-name="ce112"/>
          <table:table-cell table:style-name="ce112" office:value-type="string">
            <text:p>1. Verify that the CheckBox for 'urgent' should not be present.</text:p>
            <text:p>2. Verify that it cannot be checked.</text:p>
            <text:p>3. Verify that on clicking, only the Feedbacks marked as 'Urgent' <text:s/>are displayed.</text:p>
          </table:table-cell>
          <table:table-cell table:style-name="ce112" office:value-type="string">
            <text:p>FAIL</text:p>
            <text:p>[The CheckBox for 'urgent' is present. It can be checked too.]</text:p>
          </table:table-cell>
          <table:table-cell table:style-name="ce112" office:value-type="string">
            <text:p>FAIL</text:p>
          </table:table-cell>
          <table:table-cell table:style-name="ce112" table:number-columns-repeated="2"/>
          <table:table-cell table:style-name="ce112" office:value-type="string">
            <text:p>BUG</text:p>
            <text:p>[Feedback cannot be sent as 'Urgent']</text:p>
          </table:table-cell>
          <table:table-cell table:style-name="ce112" table:number-columns-repeated="1012"/>
        </table:table-row>
        <table:table-row table:style-name="ro111">
          <table:table-cell office:value-type="string">
            <text:p>FR0003_UnresolvedCheckbox</text:p>
          </table:table-cell>
          <table:table-cell office:value-type="string">
            <text:p>L1</text:p>
          </table:table-cell>
          <table:table-cell office:value-type="string">
            <text:p>Checkbox 'unresolved'</text:p>
          </table:table-cell>
          <table:table-cell table:style-name="ce85" office:value-type="string">
            <text:p>Send Feedback</text:p>
          </table:table-cell>
          <table:table-cell office:value-type="string">
            <text:p>1. Login to 'Channels' with valid login credentials </text:p>
            <text:p>2. Click on 'Feedback And Replies' link. </text:p>
            <text:p>3. Click on the CheckBox 'unresolved'.</text:p>
          </table:table-cell>
          <table:table-cell/>
          <table:table-cell office:value-type="string">
            <text:p>1. Verify that the CheckBox for 'unresolved' should be present. </text:p>
            <text:p>2. Verify that it can be checked.</text:p>
            <text:p>3. Verify that it can be unchecked.</text:p>
            <text:p>4. Verify that on clicking, only the Feedbacks marked as 'Unresolved' should be displayed</text:p>
          </table:table-cell>
          <table:table-cell table:number-columns-repeated="2" office:value-type="string">
            <text:p>PASS</text:p>
          </table:table-cell>
          <table:table-cell table:number-columns-repeated="1015"/>
        </table:table-row>
        <table:table-row table:style-name="ro70">
          <table:table-cell office:value-type="string">
            <text:p>FR0004_TopicFeedback</text:p>
          </table:table-cell>
          <table:table-cell office:value-type="string">
            <text:p>L1</text:p>
          </table:table-cell>
          <table:table-cell office:value-type="string">
            <text:p>Selecting Feedback Topic</text:p>
          </table:table-cell>
          <table:table-cell/>
          <table:table-cell office:value-type="string">
            <text:p>1. Login to 'Channels' with valid login credentials </text:p>
            <text:p>2. Click on 'Feedback And Replies' link.</text:p>
            <text:p>3. Click on drop down menu of 'about : '</text:p>
          </table:table-cell>
          <table:table-cell/>
          <table:table-cell office:value-type="string">
            <text:p>1. Verify that drop down menu for 'about : ' is available with list of options.</text:p>
            <text:p>2. Verify that these options can be selected.</text:p>
            <text:p>3. Verify that on selecting any option in drop down menu of 'about : ' , only the feedbacks with the 'Topic' matching the selected option should be displayed</text:p>
            <text:p>4. Verify that when 'Any' option is selected, all the Feedbacks gets listed.</text:p>
          </table:table-cell>
          <table:table-cell table:number-columns-repeated="2" office:value-type="string">
            <text:p>PASS</text:p>
          </table:table-cell>
          <table:table-cell table:number-columns-repeated="1015"/>
        </table:table-row>
        <table:table-row table:style-name="ro50">
          <table:table-cell office:value-type="string">
            <text:p>FR0005_NotRepliedToCheckbox</text:p>
          </table:table-cell>
          <table:table-cell office:value-type="string">
            <text:p>L1</text:p>
          </table:table-cell>
          <table:table-cell office:value-type="string">
            <text:p>Checkbox 'are not replied to'</text:p>
          </table:table-cell>
          <table:table-cell table:style-name="ce85" office:value-type="string">
            <text:p>Send Feedback</text:p>
          </table:table-cell>
          <table:table-cell office:value-type="string">
            <text:p>1. Login to 'Channels' with valid login credentials </text:p>
            <text:p>2. Click on 'Feedback And Replies' link.</text:p>
            <text:p>3. Click on the checkbox 'not replied to'</text:p>
          </table:table-cell>
          <table:table-cell/>
          <table:table-cell office:value-type="string">
            <text:p><text:span text:style-name="T1">1. Verify that the </text:span><text:span text:style-name="T1">CheckBox for 'not </text:span><text:span text:style-name="T1">replied to' should be </text:span><text:span text:style-name="T1">present. </text:span></text:p>
            <text:p><text:span text:style-name="T1">2. Verify that it can be </text:span><text:span text:style-name="T1">checked.</text:span></text:p>
            <text:p><text:span text:style-name="T1">3. Verify that it can be </text:span><text:span text:style-name="T1">unchecked.</text:span></text:p>
            <text:p><text:span text:style-name="T1">4. Verify that on </text:span><text:span text:style-name="T1">clicking, only the </text:span><text:span text:style-name="T1">Feedbacks with no </text:span><text:span text:style-name="T1">replies should be </text:span><text:span text:style-name="T1">displayed.</text:span></text:p>
          </table:table-cell>
          <table:table-cell table:number-columns-repeated="2" office:value-type="string">
            <text:p>PASS</text:p>
          </table:table-cell>
          <table:table-cell table:number-columns-repeated="1015"/>
        </table:table-row>
        <table:table-row table:style-name="ro65">
          <table:table-cell office:value-type="string">
            <text:p>FR0006_Contain</text:p>
          </table:table-cell>
          <table:table-cell office:value-type="string">
            <text:p>L3</text:p>
          </table:table-cell>
          <table:table-cell office:value-type="string">
            <text:p>Textbox 'Contain'</text:p>
          </table:table-cell>
          <table:table-cell office:value-type="string">
            <text:p>Send Feedback</text:p>
          </table:table-cell>
          <table:table-cell office:value-type="string">
            <text:p><text:span text:style-name="T1">1. Login to 'Channels' </text:span><text:span text:style-name="T1">with valid login </text:span><text:span text:style-name="T1">credentials </text:span></text:p>
            <text:p><text:span text:style-name="T1">2. Click on 'Feedback </text:span><text:span text:style-name="T1">And Replies' link.</text:span></text:p>
            <text:p><text:span text:style-name="T1">3. Enter content in </text:span><text:span text:style-name="T1">'contain : ' textbox.</text:span></text:p>
          </table:table-cell>
          <table:table-cell office:value-type="string">
            <text:p>“FeedBAcK”</text:p>
          </table:table-cell>
          <table:table-cell office:value-type="string">
            <text:p>1. Verify that the textbox is present.</text:p>
            <text:p>2. Verify that content can be entered in the textbox.</text:p>
            <text:p>3. Verify that only Feedbacks with content matching with the text entered in 'contain :' gets displayed.</text:p>
          </table:table-cell>
          <table:table-cell table:number-columns-repeated="2" office:value-type="string">
            <text:p>PASS</text:p>
          </table:table-cell>
          <table:table-cell table:number-columns-repeated="1015"/>
        </table:table-row>
        <table:table-row table:style-name="ro65">
          <table:table-cell office:value-type="string">
            <text:p>FR0007_WrongContentEntered</text:p>
          </table:table-cell>
          <table:table-cell office:value-type="string">
            <text:p>L2</text:p>
          </table:table-cell>
          <table:table-cell office:value-type="string">
            <text:p>Incorrect content entered for 'Contain'</text:p>
          </table:table-cell>
          <table:table-cell table:style-name="ce85" office:value-type="string">
            <text:p>Send Feedback</text:p>
          </table:table-cell>
          <table:table-cell office:value-type="string">
            <text:p><text:span text:style-name="T1">1. Login to 'Channels' </text:span><text:span text:style-name="T1">with valid login </text:span><text:span text:style-name="T1">credentials </text:span></text:p>
            <text:p><text:span text:style-name="T1">2. Click on 'Feedback </text:span><text:span text:style-name="T1">And Replies' link.</text:span></text:p>
            <text:p><text:span text:style-name="T1">3. Enter content in </text:span><text:span text:style-name="T1">'contain : ' textbox.</text:span></text:p>
          </table:table-cell>
          <table:table-cell office:value-type="string">
            <text:p>“FeedbAck 1”</text:p>
          </table:table-cell>
          <table:table-cell office:value-type="string">
            <text:p>1. Verify that if the content entered does not matches with the content of any Feedback, No records are displayed.</text:p>
          </table:table-cell>
          <table:table-cell table:number-columns-repeated="2" office:value-type="string">
            <text:p>PASS</text:p>
          </table:table-cell>
          <table:table-cell table:number-columns-repeated="1015"/>
        </table:table-row>
        <table:table-row table:style-name="ro70">
          <table:table-cell office:value-type="string">
            <text:p>FR0008_AddedFeedback</text:p>
          </table:table-cell>
          <table:table-cell office:value-type="string">
            <text:p>L0</text:p>
          </table:table-cell>
          <table:table-cell office:value-type="string">
            <text:p>Adding a Feedback </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sent Feedback gets added with reflections in 'Urgent', 'Type', 'From' ,'Topic' , 'About', 'Content' , 'Received' , 'Last Replied', 'Resolved'</text:p>
          </table:table-cell>
          <table:table-cell table:number-columns-repeated="2" office:value-type="string">
            <text:p>PASS</text:p>
          </table:table-cell>
          <table:table-cell table:number-columns-repeated="1015"/>
        </table:table-row>
        <table:table-row table:style-name="ro53">
          <table:table-cell office:value-type="string">
            <text:p>FR0009_TypeFeedback</text:p>
          </table:table-cell>
          <table:table-cell office:value-type="string">
            <text:p>L1</text:p>
          </table:table-cell>
          <table:table-cell office:value-type="string">
            <text:p>Type of the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 as 'Problem' or 'Question' or 'Suggestion'</text:p>
            <text:p>6. Click on 'Send'</text:p>
          </table:table-cell>
          <table:table-cell office:value-type="string">
            <text:p>“This is a feedback”</text:p>
          </table:table-cell>
          <table:table-cell office:value-type="string">
            <text:p>1. Verify that the header 'Type' is present.</text:p>
            <text:p>2. Verify that the 'Type' header contains values 'problem', or 'question' or 'suggestion'</text:p>
          </table:table-cell>
          <table:table-cell table:number-columns-repeated="2" office:value-type="string">
            <text:p>PASS</text:p>
          </table:table-cell>
          <table:table-cell table:number-columns-repeated="1015"/>
        </table:table-row>
        <table:table-row table:style-name="ro29">
          <table:table-cell office:value-type="string">
            <text:p>FR0010_UrgentFeedback</text:p>
          </table:table-cell>
          <table:table-cell office:value-type="string">
            <text:p>L1</text:p>
          </table:table-cell>
          <table:table-cell office:value-type="string">
            <text:p>Header 'Urgent'</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Urgent' is present</text:p>
            <text:p>2. Verify that the 'Urgent' header always contains the value 'No'</text:p>
          </table:table-cell>
          <table:table-cell table:number-columns-repeated="2" office:value-type="string">
            <text:p>PASS</text:p>
          </table:table-cell>
          <table:table-cell table:number-columns-repeated="1015"/>
        </table:table-row>
        <table:table-row table:style-name="ro29">
          <table:table-cell office:value-type="string">
            <text:p>FR0011_From</text:p>
          </table:table-cell>
          <table:table-cell office:value-type="string">
            <text:p>L1</text:p>
          </table:table-cell>
          <table:table-cell office:value-type="string">
            <text:p>Header 'From'</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From' is present.</text:p>
            <text:p>2. Verify that 'From' header contains the name of sender of Feedback.</text:p>
          </table:table-cell>
          <table:table-cell table:number-columns-repeated="2" office:value-type="string">
            <text:p>PASS</text:p>
          </table:table-cell>
          <table:table-cell table:number-columns-repeated="1015"/>
        </table:table-row>
        <table:table-row table:style-name="ro65">
          <table:table-cell office:value-type="string">
            <text:p>FR0012_Topic</text:p>
          </table:table-cell>
          <table:table-cell office:value-type="string">
            <text:p>L1</text:p>
          </table:table-cell>
          <table:table-cell office:value-type="string">
            <text:p>Header 'Topic'</text:p>
          </table:table-cell>
          <table:table-cell office:value-type="string">
            <text:p>Send Feedback</text:p>
          </table:table-cell>
          <table:table-cell office:value-type="string">
            <text:p>1. Login to 'Channels' with valid login credentials </text:p>
            <text:p>2. Click on 'Feedback And Replies' link.</text:p>
          </table:table-cell>
          <table:table-cell/>
          <table:table-cell office:value-type="string">
            <text:p>1. Verify that the header 'Topic' is present.</text:p>
            <text:p>2. Verify that 'Topic' header contains the value as or 'Channels' or 'Feedback' or 'Guidelines' or 'Info Needs' or 'Issues' or 'Participating' or 'Planning' or 'Surveys' or 'Requirements'</text:p>
          </table:table-cell>
          <table:table-cell table:number-columns-repeated="2" office:value-type="string">
            <text:p>PASS</text:p>
          </table:table-cell>
          <table:table-cell table:number-columns-repeated="1015"/>
        </table:table-row>
        <table:table-row table:style-name="ro29">
          <table:table-cell office:value-type="string">
            <text:p>FR0013_ChannelsTopic</text:p>
          </table:table-cell>
          <table:table-cell office:value-type="string">
            <text:p>L1</text:p>
          </table:table-cell>
          <table:table-cell office:value-type="string">
            <text:p>Topic 'Channels'</text:p>
          </table:table-cell>
          <table:table-cell office:value-type="string">
            <text:p>Send Feedback from 'Home'</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Channels'</text:p>
          </table:table-cell>
          <table:table-cell table:number-columns-repeated="2" office:value-type="string">
            <text:p>PASS</text:p>
          </table:table-cell>
          <table:table-cell table:number-columns-repeated="1015"/>
        </table:table-row>
        <table:table-row table:style-name="ro70">
          <table:table-cell office:value-type="string">
            <text:p>FR0014_FeedbackTopic</text:p>
          </table:table-cell>
          <table:table-cell office:value-type="string">
            <text:p>L1</text:p>
          </table:table-cell>
          <table:table-cell office:value-type="string">
            <text:p>Topic 'Feedback'</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table:table-cell office:value-type="string">
            <text:p>1. Verify that 'Topic' header contains the value 'Feedback'</text:p>
          </table:table-cell>
          <table:table-cell table:number-columns-repeated="2" office:value-type="string">
            <text:p>PASS</text:p>
          </table:table-cell>
          <table:table-cell table:number-columns-repeated="1015"/>
        </table:table-row>
        <table:table-row table:style-name="ro29">
          <table:table-cell office:value-type="string">
            <text:p>FR0015_GuidelinesTopic</text:p>
          </table:table-cell>
          <table:table-cell office:value-type="string">
            <text:p>L1</text:p>
          </table:table-cell>
          <table:table-cell office:value-type="string">
            <text:p>Topic 'Guidelines'</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6_InfoNeedsTopic</text:p>
          </table:table-cell>
          <table:table-cell office:value-type="string">
            <text:p>L1</text:p>
          </table:table-cell>
          <table:table-cell office:value-type="string">
            <text:p>Topic 'InfoNeed'</text:p>
          </table:table-cell>
          <table:table-cell office:value-type="string">
            <text:p>Send Feedback from ' '</text:p>
          </table:table-cell>
          <table:table-cell office:value-type="string">
            <text:p>1. Login to 'Channels' with valid login credentials </text:p>
            <text:p>2. Click on 'Feedback And Replies' link.</text:p>
          </table:table-cell>
          <table:table-cell table:number-columns-repeated="1019"/>
        </table:table-row>
        <table:table-row table:style-name="ro29">
          <table:table-cell office:value-type="string">
            <text:p>FR0017_IssuesTopic</text:p>
          </table:table-cell>
          <table:table-cell office:value-type="string">
            <text:p>L1</text:p>
          </table:table-cell>
          <table:table-cell office:value-type="string">
            <text:p>Topic 'Issues'</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Issues'</text:p>
          </table:table-cell>
          <table:table-cell table:number-columns-repeated="2" office:value-type="string">
            <text:p>PASS</text:p>
          </table:table-cell>
          <table:table-cell table:number-columns-repeated="1015"/>
        </table:table-row>
        <table:table-row table:style-name="ro29">
          <table:table-cell office:value-type="string">
            <text:p>FR0018_ParticipatingTopic</text:p>
          </table:table-cell>
          <table:table-cell office:value-type="string">
            <text:p>L1</text:p>
          </table:table-cell>
          <table:table-cell office:value-type="string">
            <text:p>Topic 'Participating'</text:p>
          </table:table-cell>
          <table:table-cell office:value-type="string">
            <text:p>Send Feedback from 'Plan Participation'</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articipating'</text:p>
          </table:table-cell>
          <table:table-cell table:number-columns-repeated="2" office:value-type="string">
            <text:p>PASS</text:p>
          </table:table-cell>
          <table:table-cell table:number-columns-repeated="1015"/>
        </table:table-row>
        <table:table-row table:style-name="ro29">
          <table:table-cell office:value-type="string">
            <text:p>FR0019_PlanningTopic</text:p>
          </table:table-cell>
          <table:table-cell office:value-type="string">
            <text:p>L1</text:p>
          </table:table-cell>
          <table:table-cell office:value-type="string">
            <text:p>Topic 'Planning'</text:p>
          </table:table-cell>
          <table:table-cell office:value-type="string">
            <text:p>Send Feedback from 'Model Issue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Planning'</text:p>
          </table:table-cell>
          <table:table-cell table:number-columns-repeated="2" office:value-type="string">
            <text:p>PASS</text:p>
          </table:table-cell>
          <table:table-cell table:number-columns-repeated="1015"/>
        </table:table-row>
        <table:table-row table:style-name="ro29">
          <table:table-cell office:value-type="string">
            <text:p>FR0020_SurveysTopic</text:p>
          </table:table-cell>
          <table:table-cell office:value-type="string">
            <text:p>L1</text:p>
          </table:table-cell>
          <table:table-cell office:value-type="string">
            <text:p>Topic 'Surveys'</text:p>
          </table:table-cell>
          <table:table-cell office:value-type="string">
            <text:p>Send Feedback from 'Planning Survey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Surveys'</text:p>
          </table:table-cell>
          <table:table-cell table:number-columns-repeated="2" office:value-type="string">
            <text:p>PASS</text:p>
          </table:table-cell>
          <table:table-cell table:number-columns-repeated="1015"/>
        </table:table-row>
        <table:table-row table:style-name="ro29">
          <table:table-cell office:value-type="string">
            <text:p>FR0021_RequirementsTopic</text:p>
          </table:table-cell>
          <table:table-cell office:value-type="string">
            <text:p>L1</text:p>
          </table:table-cell>
          <table:table-cell office:value-type="string">
            <text:p>Topic 'Requirements'</text:p>
          </table:table-cell>
          <table:table-cell office:value-type="string">
            <text:p>Send Feedback from 'Collaboration Requirements'</text:p>
          </table:table-cell>
          <table:table-cell office:value-type="string">
            <text:p>1. Login to 'Channels' with valid login credentials </text:p>
            <text:p>2. Click on 'Feedback And Replies' link.</text:p>
          </table:table-cell>
          <table:table-cell/>
          <table:table-cell office:value-type="string">
            <text:p>1. Verify that 'Topic' header contains the value 'Requirements'</text:p>
          </table:table-cell>
          <table:table-cell table:number-columns-repeated="2" office:value-type="string">
            <text:p>PASS</text:p>
          </table:table-cell>
          <table:table-cell table:number-columns-repeated="1015"/>
        </table:table-row>
        <table:table-row table:style-name="ro70">
          <table:table-cell table:style-name="ce178" office:value-type="string">
            <text:p>FR0022_About</text:p>
          </table:table-cell>
          <table:table-cell table:style-name="ce178" office:value-type="string">
            <text:p>L1</text:p>
          </table:table-cell>
          <table:table-cell table:style-name="ce178" office:value-type="string">
            <text:p>Header 'About'</text:p>
          </table:table-cell>
          <table:table-cell table:style-name="ce178" office:value-type="string">
            <text:p>Send Feedback</text:p>
          </table:table-cell>
          <table:table-cell table:style-name="ce178" office:value-type="string">
            <text:p>1. Login to 'Channels' with valid login credentials </text:p>
            <text:p>2. Click on 'Feedback And Replies' link.</text:p>
          </table:table-cell>
          <table:table-cell table:style-name="ce178" office:value-type="string">
            <text:p>“This is a feedback”</text:p>
          </table:table-cell>
          <table:table-cell table:style-name="ce178" office:value-type="string">
            <text:p>1. Verify that the header 'About' is present.</text:p>
          </table:table-cell>
          <table:table-cell table:style-name="ce178" office:value-type="string">
            <text:p>PASS</text:p>
          </table:table-cell>
          <table:table-cell table:style-name="ce178" office:value-type="string">
            <text:p>PASS</text:p>
          </table:table-cell>
          <table:table-cell table:style-name="ce178" table:number-columns-repeated="2"/>
          <table:table-cell table:style-name="ce178" office:value-type="string">
            <text:p>DEFECT</text:p>
            <text:p>[JUNK IMPLEMENTATION]</text:p>
            <text:p>[FUNCTIONALITY SAME AS THAT OF HEADER 'TOPIC']</text:p>
          </table:table-cell>
          <table:table-cell table:style-name="ce178" table:number-columns-repeated="1012"/>
        </table:table-row>
        <table:table-row table:style-name="ro70">
          <table:table-cell office:value-type="string">
            <text:p>FR0023_Content</text:p>
          </table:table-cell>
          <table:table-cell office:value-type="string">
            <text:p>L1</text:p>
          </table:table-cell>
          <table:table-cell office:value-type="string">
            <text:p>Header 'Content'</text:p>
          </table:table-cell>
          <table:table-cell/>
          <table:table-cell office:value-type="string">
            <text:p>1. Login to 'Channels' with valid login credentials </text:p>
            <text:p>2. Click on 'Feedback And Replies' link.</text:p>
            <text:p>3. Click on 'Send Feedback'</text:p>
            <text:p>4. Enter text in text area.</text:p>
            <text:p>5. Select the type</text:p>
            <text:p>6. Click on 'Send'</text:p>
          </table:table-cell>
          <table:table-cell office:value-type="string">
            <text:p>“This is a feedback”</text:p>
          </table:table-cell>
          <table:table-cell office:value-type="string">
            <text:p>1. Verify that the header 'Content' is present.</text:p>
            <text:p>2. Verify that the text of Feedback message gets displayed in the header.</text:p>
          </table:table-cell>
          <table:table-cell table:number-columns-repeated="2" office:value-type="string">
            <text:p>PASS</text:p>
          </table:table-cell>
          <table:table-cell table:number-columns-repeated="1015"/>
        </table:table-row>
        <table:table-row table:style-name="ro15">
          <table:table-cell office:value-type="string">
            <text:p>FR0024_Received</text:p>
          </table:table-cell>
          <table:table-cell office:value-type="string">
            <text:p>L1</text:p>
          </table:table-cell>
          <table:table-cell office:value-type="string">
            <text:p>Header 'Recei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ceived' is present.</text:p>
            <text:p>2. Verify that the header contains the date(mm/dd/yyyy) and the time at which the Feedback was sent.</text:p>
          </table:table-cell>
          <table:table-cell table:number-columns-repeated="2" office:value-type="string">
            <text:p>PASS</text:p>
          </table:table-cell>
          <table:table-cell table:number-columns-repeated="1015"/>
        </table:table-row>
        <table:table-row table:style-name="ro15">
          <table:table-cell office:value-type="string">
            <text:p>FR0025_LastReplied</text:p>
          </table:table-cell>
          <table:table-cell office:value-type="string">
            <text:p>L1</text:p>
          </table:table-cell>
          <table:table-cell office:value-type="string">
            <text:p>Header 'Last Repli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Last Replied' is present.</text:p>
            <text:p>2. Verify that the header contains the date and time of the most recent reply to the Feedback.</text:p>
          </table:table-cell>
          <table:table-cell table:number-columns-repeated="2" office:value-type="string">
            <text:p>PASS</text:p>
          </table:table-cell>
          <table:table-cell table:number-columns-repeated="1015"/>
        </table:table-row>
        <table:table-row table:style-name="ro65">
          <table:table-cell office:value-type="string">
            <text:p>FR0026_Resolved</text:p>
          </table:table-cell>
          <table:table-cell office:value-type="string">
            <text:p>L1</text:p>
          </table:table-cell>
          <table:table-cell office:value-type="string">
            <text:p>Header 'Resolved'</text:p>
          </table:table-cell>
          <table:table-cell office:value-type="string">
            <text:p>Send Feedback</text:p>
          </table:table-cell>
          <table:table-cell office:value-type="string">
            <text:p>1. Login to 'Channels' with valid login credentials </text:p>
            <text:p>2. Click on 'Feedback And Replies' link.</text:p>
          </table:table-cell>
          <table:table-cell office:value-type="string">
            <text:p>“This is a feedback”</text:p>
          </table:table-cell>
          <table:table-cell office:value-type="string">
            <text:p>1. Verify that the header 'Resolved' is present.</text:p>
            <text:p>2. Verify that the header has value 'no' if the Feedback is not marked as resolved.</text:p>
            <text:p>3. Verify that the header has value 'yes' if the Feedback is marked as Resolved.</text:p>
          </table:table-cell>
          <table:table-cell table:number-columns-repeated="2" office:value-type="string">
            <text:p>PASS</text:p>
          </table:table-cell>
          <table:table-cell table:number-columns-repeated="1015"/>
        </table:table-row>
        <table:table-row table:style-name="ro65">
          <table:table-cell office:value-type="string">
            <text:p>FR0027_OpenFeedback</text:p>
          </table:table-cell>
          <table:table-cell office:value-type="string">
            <text:p>L0</text:p>
          </table:table-cell>
          <table:table-cell office:value-type="string">
            <text:p>Open a Feedback</text:p>
          </table:table-cell>
          <table:table-cell office:value-type="string">
            <text:p>Closed Reply panel for the Feedback.</text:p>
          </table:table-cell>
          <table:table-cell office:value-type="string">
            <text:p>1. Login to 'Channels' with valid login credentials </text:p>
            <text:p>2. Click on 'Feedback And Replies' link.</text:p>
            <text:p>3. Click on 'Open'</text:p>
          </table:table-cell>
          <table:table-cell/>
          <table:table-cell office:value-type="string">
            <text:p>1. Verify that 'Open' is present.</text:p>
            <text:p>2. Verify that on clicking, it changes to 'Close'</text:p>
            <text:p>3. Verify that on clicking, a panel for creation of Reply to the Feedback gets displayed.</text:p>
          </table:table-cell>
          <table:table-cell table:number-columns-repeated="2" office:value-type="string">
            <text:p>PASS</text:p>
          </table:table-cell>
          <table:table-cell table:number-columns-repeated="1015"/>
        </table:table-row>
        <table:table-row table:style-name="ro15">
          <table:table-cell office:value-type="string">
            <text:p>FR0028_CloseFeedback</text:p>
          </table:table-cell>
          <table:table-cell office:value-type="string">
            <text:p>L1</text:p>
          </table:table-cell>
          <table:table-cell office:value-type="string">
            <text:p>Close a Feedback</text:p>
          </table:table-cell>
          <table:table-cell office:value-type="string">
            <text:p>Reply Panel for the Feedback is 'Open'</text:p>
          </table:table-cell>
          <table:table-cell office:value-type="string">
            <text:p>1. Login to 'Channels' with valid login credentials </text:p>
            <text:p>2. Click on 'Feedback And Replies' link.</text:p>
            <text:p>3. Click on 'Close'</text:p>
          </table:table-cell>
          <table:table-cell/>
          <table:table-cell office:value-type="string">
            <text:p>1. Verify that 'Close' is present.</text:p>
            <text:p>2. Verify that on clicking, it changes to 'Open'</text:p>
            <text:p>3. Verify that on clicking, the panel for creation of Reply disappears</text:p>
          </table:table-cell>
          <table:table-cell table:number-columns-repeated="2" office:value-type="string">
            <text:p>PASS</text:p>
          </table:table-cell>
          <table:table-cell table:number-columns-repeated="1015"/>
        </table:table-row>
        <table:table-row table:style-name="ro19">
          <table:table-cell office:value-type="string">
            <text:p>FR0029_ReplyCreationPanel</text:p>
          </table:table-cell>
          <table:table-cell office:value-type="string">
            <text:p>L1</text:p>
          </table:table-cell>
          <table:table-cell office:value-type="string">
            <text:p>Panel for Creation and Sending of a Reply</text:p>
          </table:table-cell>
          <table:table-cell/>
          <table:table-cell office:value-type="string">
            <text:p>1. Login to 'Channels' with valid login credentials </text:p>
            <text:p>2. Click on 'Feedback And Replies' link.</text:p>
            <text:p>3. Click on 'Open'</text:p>
          </table:table-cell>
          <table:table-cell/>
          <table:table-cell office:value-type="string">
            <text:p>1. The Panel for Reply Creation contains 'RESET' , 'SEND AND EMAIL REPLY' , 'SEND REPLY' , 'MARK AS RESOLVED' Buttons.</text:p>
            <text:p>2. Verify that a text area is present for Entering Reply.</text:p>
            <text:p>3. Verify that all the activities corresponding to the Feedback (Sending of Feedback and Replies to it) can be viewed.</text:p>
          </table:table-cell>
          <table:table-cell table:number-columns-repeated="2" office:value-type="string">
            <text:p>PASS</text:p>
          </table:table-cell>
          <table:table-cell table:number-columns-repeated="1015"/>
        </table:table-row>
        <table:table-row table:style-name="ro50">
          <table:table-cell office:value-type="string">
            <text:p>FR0030_ResetButton</text:p>
          </table:table-cell>
          <table:table-cell office:value-type="string">
            <text:p>L1</text:p>
          </table:table-cell>
          <table:table-cell office:value-type="string">
            <text:p>RESET Button</text:p>
          </table:table-cell>
          <table:table-cell/>
          <table:table-cell office:value-type="string">
            <text:p>1. Login to 'Channels' with valid login credentials </text:p>
            <text:p>2. Click on 'Feedback And Replies' link.</text:p>
            <text:p>3. Click on 'Open'</text:p>
            <text:p>4. Enter Text in TextArea</text:p>
            <text:p>5. Click on 'RESET'</text:p>
          </table:table-cell>
          <table:table-cell office:value-type="string">
            <text:p>“Reply”</text:p>
          </table:table-cell>
          <table:table-cell office:value-type="string">
            <text:p>1. Verify that the text can be entered in the TextArea.</text:p>
            <text:p>2. Verify that the 'RESET' Button is present.</text:p>
            <text:p>3. Verify that the Button can be clicked.</text:p>
            <text:p>4. Verify that on clicking, the text in TextArea gets erased.</text:p>
          </table:table-cell>
          <table:table-cell table:number-columns-repeated="2" office:value-type="string">
            <text:p>PASS</text:p>
          </table:table-cell>
          <table:table-cell table:number-columns-repeated="1015"/>
        </table:table-row>
        <table:table-row table:style-name="ro85">
          <table:table-cell office:value-type="string">
            <text:p>FR0031_SendEmailReply</text:p>
          </table:table-cell>
          <table:table-cell office:value-type="string">
            <text:p>L1</text:p>
          </table:table-cell>
          <table:table-cell office:value-type="string">
            <text:p>SEND AND EMAIL REPLY Button</text:p>
          </table:table-cell>
          <table:table-cell/>
          <table:table-cell office:value-type="string">
            <text:p>1. Login to 'Channels' with valid login credentials </text:p>
            <text:p>2. Click on 'Feedback And Replies' link.</text:p>
            <text:p>3. Click on 'Open'</text:p>
            <text:p>4. Enter Text in TextArea</text:p>
            <text:p>5. Click on 'SEND AND EMAIL REPLY'</text:p>
          </table:table-cell>
          <table:table-cell office:value-type="string">
            <text:p>“Reply”</text:p>
          </table:table-cell>
          <table:table-cell office:value-type="string">
            <text:p><text:span text:style-name="T1">1. Verify that the </text:span><text:span text:style-name="T1">'SEND AND EMAIL' </text:span><text:span text:style-name="T1">Button is present.</text:span></text:p>
            <text:p><text:span text:style-name="T1">2. Verify that the </text:span><text:span text:style-name="T1">Button can be clicked.</text:span></text:p>
            <text:p><text:span text:style-name="T1">3. Verify that on </text:span><text:span text:style-name="T1">clicking, the date and </text:span><text:span text:style-name="T1">time under 'Last </text:span><text:span text:style-name="T1">Replied' gets updated </text:span><text:span text:style-name="T1">to the time and date of </text:span><text:span text:style-name="T1">recent reply sent.</text:span></text:p>
            <text:p><text:span text:style-name="T1">4. Verify that the </text:span><text:span text:style-name="T1">activity of sending </text:span><text:span text:style-name="T1">blank reply <text:s/>appear in </text:span><text:span text:style-name="T1">activity log of </text:span><text:span text:style-name="T1">Feedback.</text:span></text:p>
          </table:table-cell>
          <table:table-cell table:number-columns-repeated="2" office:value-type="string">
            <text:p>PASS</text:p>
          </table:table-cell>
          <table:table-cell table:number-columns-repeated="1015"/>
        </table:table-row>
        <table:table-row table:style-name="ro85">
          <table:table-cell office:value-type="string">
            <text:p>FR0032_SendReply</text:p>
          </table:table-cell>
          <table:table-cell office:value-type="string">
            <text:p>L1</text:p>
          </table:table-cell>
          <table:table-cell office:value-type="string">
            <text:p>SEND REPLY Button</text:p>
          </table:table-cell>
          <table:table-cell/>
          <table:table-cell office:value-type="string">
            <text:p>1. Login to 'Channels' with valid login credentials </text:p>
            <text:p>2. Click on 'Feedback And Replies' link.</text:p>
            <text:p>3. Click on 'Open'</text:p>
            <text:p>4. Enter Text in TextArea</text:p>
            <text:p>5. Click on 'SEND EMAIL REPLY'</text:p>
          </table:table-cell>
          <table:table-cell office:value-type="string">
            <text:p>“Reply”</text:p>
          </table:table-cell>
          <table:table-cell office:value-type="string">
            <text:p><text:span text:style-name="T1">1. Verify that the </text:span><text:span text:style-name="T1">'SEND' Button is </text:span><text:span text:style-name="T1">present.</text:span></text:p>
            <text:p><text:span text:style-name="T1">2. Verify that the </text:span><text:span text:style-name="T1">Button can be clicked.</text:span></text:p>
            <text:p><text:span text:style-name="T1">3. Verify that on </text:span><text:span text:style-name="T1">clicking, the date and </text:span><text:span text:style-name="T1">time under 'Last </text:span><text:span text:style-name="T1">Replied' gets updated </text:span><text:span text:style-name="T1">to the time and date of </text:span><text:span text:style-name="T1">recent reply sent.</text:span></text:p>
            <text:p><text:span text:style-name="T1">4. Verify that the </text:span><text:span text:style-name="T1">activity of sending </text:span><text:span text:style-name="T1">blank reply <text:s/>appear in </text:span><text:span text:style-name="T1">activity log of </text:span><text:span text:style-name="T1">Feedback.</text:span></text:p>
          </table:table-cell>
          <table:table-cell table:number-columns-repeated="1017"/>
        </table:table-row>
        <table:table-row table:style-name="ro52">
          <table:table-cell office:value-type="string">
            <text:p>FR0033_BlankReply</text:p>
          </table:table-cell>
          <table:table-cell office:value-type="string">
            <text:p>L2</text:p>
          </table:table-cell>
          <table:table-cell office:value-type="string">
            <text:p>Blank Reply </text:p>
          </table:table-cell>
          <table:table-cell/>
          <table:table-cell office:value-type="string">
            <text:p>1. Login to 'Channels' with valid login credentials </text:p>
            <text:p>2. Click on 'Feedback And Replies' link.</text:p>
            <text:p>3. Click on 'Open'</text:p>
            <text:p>4. Click on 'SEND AND EMAIL REPLY'</text:p>
            <text:p>5. Click on 'SEND REPLY'</text:p>
          </table:table-cell>
          <table:table-cell/>
          <table:table-cell office:value-type="string">
            <text:p>1. Verify that the reply is not sent.</text:p>
            <text:p>2. Verify that on clicking 'SEND REPLY' or 'SEND AND EMAIL REPLY' , the date and time under 'Last Replied' do not get updated to the time and date of recent reply sent.</text:p>
            <text:p>3. Verify that the activity of sending blank reply do not appear in activity log of Feedback.</text:p>
          </table:table-cell>
          <table:table-cell table:number-columns-repeated="2" office:value-type="string">
            <text:p>PASS</text:p>
          </table:table-cell>
          <table:table-cell table:number-columns-repeated="1015"/>
        </table:table-row>
        <table:table-row table:style-name="ro52">
          <table:table-cell office:value-type="string">
            <text:p>FR0034_ActivityLogFeedback</text:p>
          </table:table-cell>
          <table:table-cell office:value-type="string">
            <text:p>L1</text:p>
          </table:table-cell>
          <table:table-cell office:value-type="string">
            <text:p>Activities(Sending of Feedback and Replies to it) for a Feedback</text:p>
          </table:table-cell>
          <table:table-cell office:value-type="string">
            <text:p>Send Feedback</text:p>
          </table:table-cell>
          <table:table-cell office:value-type="string">
            <text:p>1. Login to 'Channels' with valid login credentials </text:p>
            <text:p>2. Click on 'Feedback And Replies' link.</text:p>
            <text:p>3. Click on 'Open'</text:p>
            <text:p>4. Enter text in TextArea for Reply.</text:p>
            <text:p>5. Click on 'SEND REPLY' or 'SEND AND EMAIL REPLY'</text:p>
          </table:table-cell>
          <table:table-cell office:value-type="string">
            <text:p>“Reply”</text:p>
          </table:table-cell>
          <table:table-cell office:value-type="string">
            <text:p>1. Verify that Activity Log has activity of Feedback sent from its sender with its timestamp.</text:p>
            <text:p>2. Verify that it also lists all the replies sent for the Feedback with their timestamp.</text:p>
            <text:p>3. Verify that for every new reply sent, there is an addition in activity log for that reply.</text:p>
          </table:table-cell>
          <table:table-cell table:number-columns-repeated="2" office:value-type="string">
            <text:p>PASS</text:p>
          </table:table-cell>
          <table:table-cell table:number-columns-repeated="1015"/>
        </table:table-row>
        <table:table-row table:style-name="ro71">
          <table:table-cell table:style-name="ce112" office:value-type="string">
            <text:p>FR0035_FeedbackTimestamp</text:p>
          </table:table-cell>
          <table:table-cell table:style-name="ce154" office:value-type="string">
            <text:p>L1</text:p>
          </table:table-cell>
          <table:table-cell table:style-name="ce112" office:value-type="string">
            <text:p>Timestamp of Feedback</text:p>
          </table:table-cell>
          <table:table-cell table:style-name="ce112" office:value-type="string">
            <text:p>Send Feedback</text:p>
          </table:table-cell>
          <table:table-cell table:style-name="ce112" office:value-type="string">
            <text:p>1. Login to 'Channels' with valid login credentials </text:p>
            <text:p>2. Click on 'Feedback And Replies' link.</text:p>
            <text:p>3. Click on 'Open'</text:p>
          </table:table-cell>
          <table:table-cell table:style-name="ce112"/>
          <table:table-cell table:style-name="ce112" office:value-type="string">
            <text:p>1. Verify that activity of sending of Feedback is present <text:s/>with its timestamp.</text:p>
            <text:p>2. Verify that timestamp gets updated on reloading of page.</text:p>
          </table:table-cell>
          <table:table-cell table:style-name="ce112" office:value-type="string">
            <text:p>FAIL</text:p>
            <text:p>[Timestamp of Feedback do not get updated on reloading of page]</text:p>
          </table:table-cell>
          <table:table-cell table:style-name="ce112" office:value-type="string">
            <text:p>FAIL</text:p>
          </table:table-cell>
          <table:table-cell table:style-name="ce112" table:number-columns-repeated="1015"/>
        </table:table-row>
        <table:table-row table:style-name="ro50">
          <table:table-cell office:value-type="string">
            <text:p>FR0036_ReplyTimestamp</text:p>
          </table:table-cell>
          <table:table-cell table:style-name="Default" office:value-type="string">
            <text:p>L1</text:p>
          </table:table-cell>
          <table:table-cell office:value-type="string">
            <text:p>Timestamp of Reply</text:p>
          </table:table-cell>
          <table:table-cell office:value-type="string">
            <text:p>Send a Reply</text:p>
          </table:table-cell>
          <table:table-cell table:style-name="ce85" office:value-type="string">
            <text:p>1. Login to 'Channels' with valid login credentials </text:p>
            <text:p>2. Click on 'Feedback And Replies' link.</text:p>
            <text:p>3. Click on 'Open'</text:p>
          </table:table-cell>
          <table:table-cell/>
          <table:table-cell table:style-name="ce85" office:value-type="string">
            <text:p>1. Verify that activity of sending of Reply present <text:s/>with its timestamp.</text:p>
            <text:p>2. Verify that for every reply sent for a Feedback, there is a corresponding entry for the same in Activity log.</text:p>
            <text:p>3. Verify that timestamp gets updated on reloading of page.</text:p>
          </table:table-cell>
          <table:table-cell table:number-columns-repeated="2" office:value-type="string">
            <text:p>PASS</text:p>
          </table:table-cell>
          <table:table-cell table:number-columns-repeated="1015"/>
        </table:table-row>
        <table:table-row table:style-name="ro14">
          <table:table-cell office:value-type="string">
            <text:p>FR0037_MarkasResolved</text:p>
          </table:table-cell>
          <table:table-cell office:value-type="string">
            <text:p>L1</text:p>
          </table:table-cell>
          <table:table-cell office:value-type="string">
            <text:p>Resolved Feedback</text:p>
          </table:table-cell>
          <table:table-cell office:value-type="string">
            <text:p>Feedback 'Not Resolved'</text:p>
          </table:table-cell>
          <table:table-cell table:style-name="ce85" office:value-type="string">
            <text:p>1. Login to 'Channels' with valid login credentials </text:p>
            <text:p>2. Click on 'Feedback And Replies' link.</text:p>
            <text:p>3. Click on 'Open'</text:p>
            <text:p>4. Click on 'Mark as Resolved'</text:p>
          </table:table-cell>
          <table:table-cell/>
          <table:table-cell office:value-type="string">
            <text:p>1. Verify that the Button 'Mark as Resolved' is present.</text:p>
            <text:p>2. Verify that the button can be clicked.</text:p>
            <text:p>3. Verify that on clicking, it changes to 'Mark as not Resolved'</text:p>
            <text:p>4. Verify that on clicking, the value under 'Resolved' header of added Feedback changes from 'no' to 'yes'.</text:p>
            <text:p>5. Verify that 'RESOLVED' is displayed for the Feedback in Reply creation Panel.</text:p>
          </table:table-cell>
          <table:table-cell table:number-columns-repeated="2" office:value-type="string">
            <text:p>PASS</text:p>
          </table:table-cell>
          <table:table-cell table:number-columns-repeated="1015"/>
        </table:table-row>
        <table:table-row table:style-name="ro14">
          <table:table-cell office:value-type="string">
            <text:p>FR0038_MarkasNotResolved</text:p>
          </table:table-cell>
          <table:table-cell office:value-type="string">
            <text:p>L1</text:p>
          </table:table-cell>
          <table:table-cell office:value-type="string">
            <text:p>Unresolved Feedback</text:p>
          </table:table-cell>
          <table:table-cell office:value-type="string">
            <text:p>Feedback is Resolved.</text:p>
          </table:table-cell>
          <table:table-cell table:style-name="ce85" office:value-type="string">
            <text:p>1. Login to 'Channels' with valid login credentials </text:p>
            <text:p>2. Click on 'Feedback And Replies' link.</text:p>
            <text:p>3. Click on 'Open'</text:p>
            <text:p>4. Click on 'Mark as Not Resolved'</text:p>
          </table:table-cell>
          <table:table-cell/>
          <table:table-cell office:value-type="string">
            <text:p>1. Verify that the Button 'Mark as Not Resolved' is present.</text:p>
            <text:p>2. Verify that the button can be clicked.</text:p>
            <text:p>3. Verify that on clicking, it changes to 'Mark as Resolved'</text:p>
            <text:p>4. Verify that on clicking, the value under 'Resolved' header of added Feedback changes from 'yes' to 'no'.</text:p>
            <text:p>5. Verify that 'NOT RESOLVED' is displayed for the Feedback in Reply creation Panel.</text:p>
          </table:table-cell>
          <table:table-cell table:number-columns-repeated="2" office:value-type="string">
            <text:p>PASS</text:p>
          </table:table-cell>
          <table:table-cell table:number-columns-repeated="1015"/>
        </table:table-row>
        <table:table-row table:style-name="ro53">
          <table:table-cell office:value-type="string">
            <text:p>FR0039_MultipleSelectionsOfCheckboxes</text:p>
          </table:table-cell>
          <table:table-cell office:value-type="string">
            <text:p>L1</text:p>
          </table:table-cell>
          <table:table-cell office:value-type="string">
            <text:p>Multiple Checkbox selections</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able:table-cell>
          <table:table-cell/>
          <table:table-cell office:value-type="string">
            <text:p>1. Verify that any combinations of these checkboxes can be checked.</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63">
          <table:table-cell office:value-type="string">
            <text:p>FR0040_MultipleFilteringOperations</text:p>
          </table:table-cell>
          <table:table-cell office:value-type="string">
            <text:p>L1</text:p>
          </table:table-cell>
          <table:table-cell office:value-type="string">
            <text:p>Multiple Filtering of Feedback</text:p>
          </table:table-cell>
          <table:table-cell/>
          <table:table-cell office:value-type="string">
            <text:p>1. Login to 'Channels' with valid login credentials </text:p>
            <text:p>2. Click on 'Feedback And Replies' link.</text:p>
            <text:p>3. Click on 'Open'</text:p>
            <text:p>4. Check 'urgent' checkbox.</text:p>
            <text:p>5. Check 'unresolved' checkbox.</text:p>
            <text:p>6. Check 'not replied to' checkbox</text:p>
            <text:p>7. Select a option from 'about : ' drop down menu.</text:p>
            <text:p>8. Enter a text in ' contain ' textbox.</text:p>
          </table:table-cell>
          <table:table-cell/>
          <table:table-cell office:value-type="string">
            <text:p>1. Verify that any combinations of these can be done.</text:p>
            <text:p>2. Verify that when multiple selections are made, the Feedbacks which satisfies them gets displayed.</text:p>
          </table:table-cell>
          <table:table-cell table:number-columns-repeated="2" office:value-type="string">
            <text:p>PASS</text:p>
          </table:table-cell>
          <table:table-cell table:number-columns-repeated="1015"/>
        </table:table-row>
        <table:table-row table:style-name="ro1" table:number-rows-repeated="65494">
          <table:table-cell table:number-columns-repeated="1024"/>
        </table:table-row>
        <table:table-row table:style-name="ro1">
          <table:table-cell table:number-columns-repeated="1024"/>
        </table:table-row>
      </table:table>
      <table:table table:name="Planning_Surveys" table:style-name="ta3" table:print="false">
        <office:forms form:automatic-focus="false" form:apply-design-mode="false"/>
        <table:table-column table:style-name="co15" table:number-columns-repeated="4" table:default-cell-style-name="ce101"/>
        <table:table-column table:style-name="co88" table:default-cell-style-name="ce101"/>
        <table:table-column table:style-name="co189" table:default-cell-style-name="ce101"/>
        <table:table-column table:style-name="co190" table:default-cell-style-name="ce101"/>
        <table:table-column table:style-name="co191" table:default-cell-style-name="ce101"/>
        <table:table-column table:style-name="co15" table:number-columns-repeated="5" table:default-cell-style-name="ce101"/>
        <table:table-column table:style-name="co22" table:default-cell-style-name="ce101"/>
        <table:table-column table:style-name="co15" table:number-columns-repeated="1010" table:default-cell-style-name="ce101"/>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9"/>
          <table:table-cell table:style-name="ce116" table:number-columns-repeated="2"/>
          <table:table-cell table:style-name="ce117" table:number-columns-repeated="10"/>
          <table:table-cell table:number-columns-repeated="9"/>
        </table:table-row>
        <table:table-row table:style-name="ro15">
          <table:table-cell table:style-name="ce100" office:value-type="string">
            <text:p>PS0001_PlanningSurveys</text:p>
          </table:table-cell>
          <table:table-cell table:style-name="ce100" office:value-type="string">
            <text:p>L1</text:p>
          </table:table-cell>
          <table:table-cell table:style-name="ce100" office:value-type="string">
            <text:p>Planning Surveys link is present</text:p>
          </table:table-cell>
          <table:table-cell table:style-name="ce100"/>
          <table:table-cell table:style-name="ce67" office:value-type="string">
            <text:p>1.Login to channels with valid credentials</text:p>
            <text:p>2. Click on “Planning Surveys” link </text:p>
          </table:table-cell>
          <table:table-cell table:style-name="ce100"/>
          <table:table-cell table:style-name="ce100" office:value-type="string">
            <text:p>1. Verify that when clicked on “Planning surveys” link, page with title “Planning survey for” appears</text:p>
          </table:table-cell>
          <table:table-cell table:style-name="ce100" office:value-type="string">
            <text:p>PASS</text:p>
          </table:table-cell>
          <table:table-cell table:style-name="ce100" office:value-type="string">
            <text:p>PASS</text:p>
          </table:table-cell>
          <table:table-cell table:style-name="ce100" table:number-columns-repeated="4"/>
          <table:table-cell table:style-name="ce85" office:value-type="string">
            <text:p>YES</text:p>
          </table:table-cell>
          <table:table-cell table:style-name="ce85" table:number-columns-repeated="1001"/>
          <table:table-cell table:number-columns-repeated="9"/>
        </table:table-row>
        <table:table-row table:style-name="ro15">
          <table:table-cell office:value-type="string">
            <text:p>PS0002_PlanningSurveysToDoTab</text:p>
          </table:table-cell>
          <table:table-cell office:value-type="string">
            <text:p>L1</text:p>
          </table:table-cell>
          <table:table-cell office:value-type="string">
            <text:p>Todo Tab on the”Planning surveys for” Page</text:p>
          </table:table-cell>
          <table:table-cell/>
          <table:table-cell table:style-name="ce384" office:value-type="string">
            <text:p><text:span text:style-name="T19">1.Login to channels with valid </text:span><text:span text:style-name="T19">credentials</text:span></text:p>
            <text:p><text:span text:style-name="T19">2. See Home Page</text:span></text:p>
            <text:p><text:span text:style-name="T19">3.Click on “Planning Surveys” </text:span><text:span text:style-name="T19">link </text:span></text:p>
          </table:table-cell>
          <table:table-cell/>
          <table:table-cell table:style-name="ce384" office:value-type="string">
            <text:p>2.Verify that the Todo tab is present on the “Planning surveys for” page</text:p>
          </table:table-cell>
          <table:table-cell table:style-name="ce38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03_PlanningSurveysToDoTabClick</text:p>
          </table:table-cell>
          <table:table-cell office:value-type="string">
            <text:p>L1</text:p>
          </table:table-cell>
          <table:table-cell office:value-type="string">
            <text:p>Click the Todo Tab on the”Planning surveys for” Page</text:p>
          </table:table-cell>
          <table:table-cell/>
          <table:table-cell table:style-name="ce384" office:value-type="string">
            <text:p><text:span text:style-name="T19">1.Login to channels with valid </text:span><text:span text:style-name="T19">credentials</text:span></text:p>
            <text:p><text:span text:style-name="T19">2. See Home Page</text:span></text:p>
            <text:p><text:span text:style-name="T19">3.Click on “Planning Surveys” </text:span><text:span text:style-name="T19">link </text:span></text:p>
            <text:p><text:span text:style-name="T19">4.Click the Todo tab</text:span></text:p>
          </table:table-cell>
          <table:table-cell/>
          <table:table-cell table:style-name="ce384" office:value-type="string">
            <text:p>1.Verify that the Todo tab can be clicked</text:p>
          </table:table-cell>
          <table:table-cell table:style-name="ce38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4_PlanningSurveysDoneTab</text:p>
          </table:table-cell>
          <table:table-cell office:value-type="string">
            <text:p>L1</text:p>
          </table:table-cell>
          <table:table-cell office:value-type="string">
            <text:p>Done Tab on the”Planning surveys for” Page</text:p>
          </table:table-cell>
          <table:table-cell/>
          <table:table-cell table:style-name="ce384" office:value-type="string">
            <text:p><text:span text:style-name="T19">1.Login to channels with valid </text:span><text:span text:style-name="T19">credentials</text:span></text:p>
            <text:p><text:span text:style-name="T19">2. See Home Page</text:span></text:p>
            <text:p><text:span text:style-name="T19">3.Click on “Planning Surveys” </text:span><text:span text:style-name="T19">link </text:span></text:p>
          </table:table-cell>
          <table:table-cell/>
          <table:table-cell table:style-name="ce384" office:value-type="string">
            <text:p>2.Verify that the Done tab is present on the “Planning surveys for” page</text:p>
          </table:table-cell>
          <table:table-cell table:style-name="ce38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05_PlanningSurveysDoneTabClick</text:p>
          </table:table-cell>
          <table:table-cell office:value-type="string">
            <text:p>L1</text:p>
          </table:table-cell>
          <table:table-cell office:value-type="string">
            <text:p>Click the Done Tab on the”Planning surveys for” Page</text:p>
          </table:table-cell>
          <table:table-cell/>
          <table:table-cell table:style-name="ce384" office:value-type="string">
            <text:p><text:span text:style-name="T19">1.Login to channels with valid </text:span><text:span text:style-name="T19">credentials</text:span></text:p>
            <text:p><text:span text:style-name="T19">2. See Home Page</text:span></text:p>
            <text:p><text:span text:style-name="T19">3.Click on “Planning Surveys” </text:span><text:span text:style-name="T19">link </text:span></text:p>
            <text:p><text:span text:style-name="T19">4.Click the Done tab.</text:span></text:p>
          </table:table-cell>
          <table:table-cell/>
          <table:table-cell table:style-name="ce384" office:value-type="string">
            <text:p>1.Verify that the Done tab can be clicked</text:p>
          </table:table-cell>
          <table:table-cell table:style-name="ce38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06_PlanningSurveysDeclinedTab</text:p>
          </table:table-cell>
          <table:table-cell office:value-type="string">
            <text:p>L1</text:p>
          </table:table-cell>
          <table:table-cell office:value-type="string">
            <text:p>Declined Tab on the”Planning surveys for” Page</text:p>
          </table:table-cell>
          <table:table-cell/>
          <table:table-cell table:style-name="ce384" office:value-type="string">
            <text:p><text:span text:style-name="T19">1.Login to channels with valid </text:span><text:span text:style-name="T19">credentials</text:span></text:p>
            <text:p><text:span text:style-name="T19">2. See Home Page</text:span></text:p>
            <text:p><text:span text:style-name="T19">3.Click on “Planning Surveys” </text:span><text:span text:style-name="T19">link </text:span></text:p>
          </table:table-cell>
          <table:table-cell/>
          <table:table-cell table:style-name="ce384" office:value-type="string">
            <text:p>2.Verify that the Declined tab is present on the “Planning surveys for” page</text:p>
          </table:table-cell>
          <table:table-cell table:style-name="ce38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07_PlanningSurveysDeclinedTabClick</text:p>
          </table:table-cell>
          <table:table-cell office:value-type="string">
            <text:p>L1</text:p>
          </table:table-cell>
          <table:table-cell office:value-type="string">
            <text:p>Click the Declined Tab on the”Planning surveys for” Page</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ext:p><text:span text:style-name="T19">3.Click the Declined tab.</text:span></text:p>
          </table:table-cell>
          <table:table-cell/>
          <table:table-cell table:style-name="ce384" office:value-type="string">
            <text:p>1.Verify that the Declined tab can be clicked</text:p>
          </table:table-cell>
          <table:table-cell table:style-name="ce384" office:value-type="string">
            <text:p>PASS</text:p>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8_ToDoHeaders</text:p>
          </table:table-cell>
          <table:table-cell office:value-type="string">
            <text:p>L1</text:p>
          </table:table-cell>
          <table:table-cell office:value-type="string">
            <text:p>Todo tab Headers</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able:table-cell>
          <table:table-cell/>
          <table:table-cell office:value-type="string">
            <text:p>1.Verify that the Todo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09_DoneHeaders</text:p>
          </table:table-cell>
          <table:table-cell office:value-type="string">
            <text:p>L1</text:p>
          </table:table-cell>
          <table:table-cell office:value-type="string">
            <text:p>Done tab Headers</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able:table-cell>
          <table:table-cell/>
          <table:table-cell office:value-type="string">
            <text:p>1.Verify that the Do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0_DeclineHeaders</text:p>
          </table:table-cell>
          <table:table-cell office:value-type="string">
            <text:p>L1</text:p>
          </table:table-cell>
          <table:table-cell office:value-type="string">
            <text:p>Decline tab Headers</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able:table-cell>
          <table:table-cell/>
          <table:table-cell office:value-type="string">
            <text:p>1.Verify that the Decline header contains the following columns-Survey,Sent by,On,To you as,Deadline,Progress,Forwarde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1_ToDoSurvey</text:p>
          </table:table-cell>
          <table:table-cell office:value-type="string">
            <text:p>L1</text:p>
          </table:table-cell>
          <table:table-cell office:value-type="string">
            <text:p>Survey column under the Todo header</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See the Todo tab </text:span></text:p>
          </table:table-cell>
          <table:table-cell/>
          <table:table-cell office:value-type="string">
            <text:p>1. Verify that survey is present in Todo header Survey Colum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2_ToDoOpenButton</text:p>
          </table:table-cell>
          <table:table-cell office:value-type="string">
            <text:p>L1</text:p>
          </table:table-cell>
          <table:table-cell office:value-type="string">
            <text:p>Open button under the Todo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ext:p><text:span text:style-name="T19">3.Click the open button under </text:span><text:span text:style-name="T19">the Todo tab</text:span></text:p>
          </table:table-cell>
          <table:table-cell/>
          <table:table-cell office:value-type="string">
            <text:p>1.Verify that the open button is present under the Todo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13_ToDoCloseButton</text:p>
          </table:table-cell>
          <table:table-cell office:value-type="string">
            <text:p>L1</text:p>
          </table:table-cell>
          <table:table-cell office:value-type="string">
            <text:p>Close button under the Todo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 </text:span></text:p>
          </table:table-cell>
          <table:table-cell/>
          <table:table-cell office:value-type="string">
            <text:p>1.Verify that after clicking open button,a close button appears.</text:p>
            <text:p>2.Verify that after clicking the close button again,the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14_TodoSubmitSurvey</text:p>
          </table:table-cell>
          <table:table-cell office:value-type="string">
            <text:p>L1</text:p>
          </table:table-cell>
          <table:table-cell office:value-type="string">
            <text:p>Submit <text:s/>button present</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15_SubmitSurvey</text:p>
          </table:table-cell>
          <table:table-cell office:value-type="string">
            <text:p>L0</text:p>
          </table:table-cell>
          <table:table-cell office:value-type="string">
            <text:p>Submit <text:s/>button working,Todo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details </text:span></text:p>
            <text:p><text:span text:style-name="T19">5.Click submit button</text:span></text:p>
          </table:table-cell>
          <table:table-cell office:value-type="string">
            <text:p>“Add information received”</text:p>
            <text:p/>
            <text:p>“Comment1”</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16_ToDoFillRequiredInfo</text:p>
          </table:table-cell>
          <table:table-cell office:value-type="string">
            <text:p>L0</text:p>
          </table:table-cell>
          <table:table-cell office:value-type="string">
            <text:p>Fill required survey <text:s/>details</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Fill the required information </text:span></text:p>
            <text:p><text:span text:style-name="T19">5.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17_ToDoSkipRequiredInfo</text:p>
          </table:table-cell>
          <table:table-cell office:value-type="string">
            <text:p>L2</text:p>
          </table:table-cell>
          <table:table-cell office:value-type="string">
            <text:p>Skip the required informati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Skip filling the required </text:span><text:span text:style-name="T19">information</text:span></text:p>
            <text:p><text:span text:style-name="T19">5.Click the Submit button</text:span></text:p>
          </table:table-cell>
          <table:table-cell/>
          <table:table-cell office:value-type="string">
            <text:p>1. Verify that survey doesn't get submitted &amp; one survey is added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18_ToDoFillOptionalInfo</text:p>
          </table:table-cell>
          <table:table-cell office:value-type="string">
            <text:p>L1</text:p>
          </table:table-cell>
          <table:table-cell office:value-type="string">
            <text:p>Fill the optional Informati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text:span><text:span text:style-name="T19">Comments/Observations</text:span></text:p>
            <text:p><text:span text:style-name="T19">5.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19_CheckBoxes</text:p>
          </table:table-cell>
          <table:table-cell office:value-type="string">
            <text:p>L1</text:p>
          </table:table-cell>
          <table:table-cell office:value-type="string">
            <text:p>Checkboxes in the survey details secti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See the survey details section</text:span></text:p>
            <text:p><text:span text:style-name="T19">5.Check/uncheck the </text:span><text:span text:style-name="T19">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0_ForwardSurveyButton</text:p>
          </table:table-cell>
          <table:table-cell office:value-type="string">
            <text:p>L1</text:p>
          </table:table-cell>
          <table:table-cell office:value-type="string">
            <text:p>Forward Survey Butt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21_ForwardSurvey</text:p>
          </table:table-cell>
          <table:table-cell office:value-type="string">
            <text:p>L1</text:p>
          </table:table-cell>
          <table:table-cell office:value-type="string">
            <text:p>Forward Survey Butt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0">
          <table:table-cell office:value-type="string">
            <text:p>PS0022_DoItButtonPresent</text:p>
          </table:table-cell>
          <table:table-cell office:value-type="string">
            <text:p>L1</text:p>
          </table:table-cell>
          <table:table-cell office:value-type="string">
            <text:p>Do It button,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Click on Forward survey </text:span><text:span text:style-name="T19">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27">
          <table:table-cell office:value-type="string">
            <text:p>PS0023_OneValidEmailAddress</text:p>
          </table:table-cell>
          <table:table-cell office:value-type="string">
            <text:p>L1</text:p>
          </table:table-cell>
          <table:table-cell office:value-type="string">
            <text:p>One Valid Email address,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one valid email address </text:span><text:span text:style-name="T19">in the text area</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4_ManyValidEmailAddress</text:p>
          </table:table-cell>
          <table:table-cell office:value-type="string">
            <text:p>L1</text:p>
          </table:table-cell>
          <table:table-cell office:value-type="string">
            <text:p>Many Valid Email addresses,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more than one valid </text:span><text:span text:style-name="T19">email addresses in the text </text:span><text:span text:style-name="T19">area separated by comma</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8">
          <table:table-cell table:style-name="ce359" office:value-type="string">
            <text:p>PS0025_OneValidOneInvalidEmailAddress</text:p>
          </table:table-cell>
          <table:table-cell table:style-name="ce359" office:value-type="string">
            <text:p>L1</text:p>
          </table:table-cell>
          <table:table-cell table:style-name="ce359" office:value-type="string">
            <text:p>One valid,one invalid email address,forwarding survey</text:p>
          </table:table-cell>
          <table:table-cell table:style-name="ce359"/>
          <table:table-cell table:style-name="ce385"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one valid &amp; one invalid </text:span><text:span text:style-name="T19">email address in the text area </text:span><text:span text:style-name="T19">separated by comma</text:span></text:p>
          </table:table-cell>
          <table:table-cell table:style-name="ce359" office:value-type="string">
            <text:p>email=”<text:a xlink:href="mailto:smith.abc@gmail.com">smith.abc@gmail.com</text:a>”,”fcdsgahd”</text:p>
          </table:table-cell>
          <table:table-cell table:style-name="ce359" office:value-type="string">
            <text:p>1.Verify that the email addresses can be entered in the text area.</text:p>
            <text:p>2.Verify that error message is displayed as “Not valid” below after entering the invalid email address</text:p>
            <text:p>3.Verify that email is sent to the valid address.</text:p>
            <text:p>4.Verify that email is not sent to the invalid email address</text:p>
          </table:table-cell>
          <table:table-cell table:style-name="ce359"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359" office:value-type="string">
            <text:p>FAIL</text:p>
          </table:table-cell>
          <table:table-cell table:style-name="ce359" table:number-columns-repeated="4"/>
          <table:table-cell table:style-name="ce359" office:value-type="string">
            <text:p>YES</text:p>
          </table:table-cell>
          <table:table-cell table:style-name="ce359" table:number-columns-repeated="1010"/>
        </table:table-row>
        <table:table-row table:style-name="ro56">
          <table:table-cell office:value-type="string">
            <text:p>PS0026_InvalidEmailAddress</text:p>
          </table:table-cell>
          <table:table-cell office:value-type="string">
            <text:p>L2</text:p>
          </table:table-cell>
          <table:table-cell office:value-type="string">
            <text:p>Invalid email address,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one invalid email </text:span><text:span text:style-name="T19">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27_NoEmailAddress</text:p>
          </table:table-cell>
          <table:table-cell office:value-type="string">
            <text:p>L2</text:p>
          </table:table-cell>
          <table:table-cell office:value-type="string">
            <text:p>Blank email address</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Leave the first text area </text:span><text:span text:style-name="T19">blank</text:span></text:p>
            <text:p><text:span text:style-name="T19">7.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28_MessageBox</text:p>
          </table:table-cell>
          <table:table-cell office:value-type="string">
            <text:p>L1</text:p>
          </table:table-cell>
          <table:table-cell office:value-type="string">
            <text:p>Message Box,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29_Message</text:p>
          </table:table-cell>
          <table:table-cell office:value-type="string">
            <text:p>L1</text:p>
          </table:table-cell>
          <table:table-cell office:value-type="string">
            <text:p>Message,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a valid email address</text:span></text:p>
            <text:p><text:span text:style-name="T19">7.Enter the message in the </text:span><text:span text:style-name="T19">second text area</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30_BlankMessage</text:p>
          </table:table-cell>
          <table:table-cell office:value-type="string">
            <text:p>L2</text:p>
          </table:table-cell>
          <table:table-cell office:value-type="string">
            <text:p>Blank Message Box,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Leave the second text area </text:span><text:span text:style-name="T19">blank</text:span></text:p>
            <text:p><text:span text:style-name="T19">7.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31_DoItButtonWorking</text:p>
          </table:table-cell>
          <table:table-cell office:value-type="string">
            <text:p>L1</text:p>
          </table:table-cell>
          <table:table-cell office:value-type="string">
            <text:p>Do It button working,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the email address in </text:span><text:span text:style-name="T19">the first text area,message in </text:span><text:span text:style-name="T19">the second text area.</text:span></text:p>
            <text:p><text:span text:style-name="T19">7.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32_CancelButtonPresent</text:p>
          </table:table-cell>
          <table:table-cell office:value-type="string">
            <text:p>L1</text:p>
          </table:table-cell>
          <table:table-cell office:value-type="string">
            <text:p>Cancel button,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33_CancelSurvey</text:p>
          </table:table-cell>
          <table:table-cell office:value-type="string">
            <text:p>L1</text:p>
          </table:table-cell>
          <table:table-cell office:value-type="string">
            <text:p>Cancel button working,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the email address in </text:span><text:span text:style-name="T19">the first text area,message in </text:span><text:span text:style-name="T19">the second text area.</text:span></text:p>
            <text:p><text:span text:style-name="T19">7.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8">
          <table:table-cell office:value-type="string">
            <text:p>PS0034_ValidDetailsForwardSurvey</text:p>
          </table:table-cell>
          <table:table-cell office:value-type="string">
            <text:p>L1</text:p>
          </table:table-cell>
          <table:table-cell office:value-type="string">
            <text:p>Valid details,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the valid email address </text:span><text:span text:style-name="T19">in the first text area,message in </text:span><text:span text:style-name="T19">the second text area.</text:span></text:p>
            <text:p><text:span text:style-name="T19">7.Click Do It button</text:span></text:p>
            <text:p><text:span text:style-name="T19">8.Sign in with the address </text:span><text:span text:style-name="T19">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1015"/>
        </table:table-row>
        <table:table-row table:style-name="ro198">
          <table:table-cell office:value-type="string">
            <text:p>PS0035_CheckSurveyMessageInEmail</text:p>
          </table:table-cell>
          <table:table-cell office:value-type="string">
            <text:p>L1</text:p>
          </table:table-cell>
          <table:table-cell office:value-type="string">
            <text:p>Check survey message in the email</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the valid email address </text:span><text:span text:style-name="T19">in the first text area,message in </text:span><text:span text:style-name="T19">the second text area.</text:span></text:p>
            <text:p><text:span text:style-name="T19">7.Click Do It button</text:span></text:p>
            <text:p><text:span text:style-name="T19">8.Sign in with the address </text:span><text:span text:style-name="T19">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36_ForwardedSurveyUserCreated</text:p>
          </table:table-cell>
          <table:table-cell office:value-type="string">
            <text:p>L1</text:p>
          </table:table-cell>
          <table:table-cell office:value-type="string">
            <text:p>Forwarded survey user created</text:p>
          </table:table-cell>
          <table:table-cell/>
          <table:table-cell table:style-name="ce384" office:value-type="string">
            <text:p><text:span text:style-name="T19">1.Login to channels with valid </text:span><text:span text:style-name="T19">credentials</text:span></text:p>
            <text:p><text:span text:style-name="T19">2.Click on “Collaboration </text:span><text:span text:style-name="T19">Model” link</text:span></text:p>
            <text:p><text:span text:style-name="T19">3.Click on “All surveys” option </text:span><text:span text:style-name="T19">from the Participations popup </text:span><text:span text:style-name="T19">menu</text:span></text:p>
            <text:p><text:span text:style-name="T19">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76">
          <table:table-cell office:value-type="string">
            <text:p>PS0037_LoginFromCreatedUser</text:p>
          </table:table-cell>
          <table:table-cell office:value-type="string">
            <text:p>L1</text:p>
          </table:table-cell>
          <table:table-cell office:value-type="string">
            <text:p>Login from the created user</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ext:p><text:span text:style-name="T19">6.Enter the valid email address </text:span><text:span text:style-name="T19">in the first text area,message in </text:span><text:span text:style-name="T19">the second text area.</text:span></text:p>
            <text:p><text:span text:style-name="T19">7.Click Do It button</text:span></text:p>
            <text:p><text:span text:style-name="T19">8.Sign in with the address </text:span><text:span text:style-name="T19">given and check the mail.</text:span></text:p>
            <text:p><text:span text:style-name="T19">9.Sign in to channels through </text:span><text:span text:style-name="T19">the username &amp; password in </text:span><text:span text:style-name="T19">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5">
          <table:table-cell office:value-type="string">
            <text:p>PS0038_DeclineSurvey</text:p>
          </table:table-cell>
          <table:table-cell office:value-type="string">
            <text:p>L1</text:p>
          </table:table-cell>
          <table:table-cell office:value-type="string">
            <text:p>Decline survey butt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able:table-cell>
          <table:table-cell/>
          <table:table-cell office:value-type="string">
            <text:p>1.Verify that the Decline Survey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39_DeclineMessageBox</text:p>
          </table:table-cell>
          <table:table-cell office:value-type="string">
            <text:p>L1</text:p>
          </table:table-cell>
          <table:table-cell office:value-type="string">
            <text:p>Message Box,Decline survey butt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fields.</text:span></text:p>
            <text:p><text:span text:style-name="T19">5.Click on Decline button</text:span></text:p>
          </table:table-cell>
          <table:table-cell/>
          <table:table-cell office:value-type="string">
            <text:p>1.Verify that a frame appears with the title “Declining survey” with a message box in i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40_DeclineCancel</text:p>
          </table:table-cell>
          <table:table-cell office:value-type="string">
            <text:p>L1</text:p>
          </table:table-cell>
          <table:table-cell office:value-type="string">
            <text:p>Cancel button present,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fields.</text:span></text:p>
            <text:p><text:span text:style-name="T19">5.Click on Decline button</text:span></text:p>
          </table:table-cell>
          <table:table-cell/>
          <table:table-cell office:value-type="string">
            <text:p>1.Verify that the Cancel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41_DeclineCancelWorking</text:p>
          </table:table-cell>
          <table:table-cell office:value-type="string">
            <text:p>L1</text:p>
          </table:table-cell>
          <table:table-cell office:value-type="string">
            <text:p>Cancel button working,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fields.</text:span></text:p>
            <text:p><text:span text:style-name="T19">5.Click on Decline button</text:span></text:p>
            <text:p><text:span text:style-name="T19">6.Click on the Cancel button</text:span></text:p>
          </table:table-cell>
          <table:table-cell/>
          <table:table-cell office:value-type="string">
            <text:p>1.Verify that the 'Declining survey' <text:s/>frame disappears and no survey is declined.</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42_DeclineDoIt</text:p>
          </table:table-cell>
          <table:table-cell office:value-type="string">
            <text:p>L1</text:p>
          </table:table-cell>
          <table:table-cell office:value-type="string">
            <text:p>DoIt button present,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fields.</text:span></text:p>
            <text:p><text:span text:style-name="T19">5.Click on Decline button</text:span></text:p>
          </table:table-cell>
          <table:table-cell/>
          <table:table-cell office:value-type="string">
            <text:p>1.Verify that the DoIt button is present</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3_DeclineDoItWorking</text:p>
          </table:table-cell>
          <table:table-cell office:value-type="string">
            <text:p>L1</text:p>
          </table:table-cell>
          <table:table-cell office:value-type="string">
            <text:p>Do It button working,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fields.</text:span></text:p>
            <text:p><text:span text:style-name="T19">5.Click on Decline button</text:span></text:p>
            <text:p><text:span text:style-name="T19">6.Enter the details in the text </text:span><text:span text:style-name="T19">area</text:span></text:p>
            <text:p><text:span text:style-name="T19">6.Click on the DoIt button</text:span></text:p>
          </table:table-cell>
          <table:table-cell/>
          <table:table-cell office:value-type="string">
            <text:p>1.Verify that the one survey is added to the Declined tab alongwith it's details</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44_DeclineBlankMessage</text:p>
          </table:table-cell>
          <table:table-cell office:value-type="string">
            <text:p>L2</text:p>
          </table:table-cell>
          <table:table-cell office:value-type="string">
            <text:p>Decline blank message,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fields.</text:span></text:p>
            <text:p><text:span text:style-name="T19">5.Click on Decline button</text:span></text:p>
            <text:p><text:span text:style-name="T19">6.Leave the text area blank</text:span></text:p>
            <text:p><text:span text:style-name="T19">7.Click on the DoIt button</text:span></text:p>
          </table:table-cell>
          <table:table-cell/>
          <table:table-cell office:value-type="string">
            <text:p>1.Verify that the survey is added to the Declined tab</text:p>
          </table:table-cell>
          <table:table-cell/>
          <table:table-cell office:value-type="string">
            <text:p>PASS</text:p>
          </table:table-cell>
          <table:table-cell table:number-columns-repeated="4"/>
          <table:table-cell office:value-type="string">
            <text:p>YES</text:p>
          </table:table-cell>
          <table:table-cell table:number-columns-repeated="1010"/>
        </table:table-row>
        <table:table-row table:style-name="ro61">
          <table:table-cell table:style-name="ce112" office:value-type="string">
            <text:p>PS0045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386"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fields.</text:span></text:p>
            <text:p><text:span text:style-name="T19">5.Click on Decline button</text:span></text:p>
            <text:p><text:span text:style-name="T19">6.Enter invalid message in the </text:span><text:span text:style-name="T19">text area</text:span></text:p>
            <text:p><text:span text:style-name="T19">7.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15">
          <table:table-cell office:value-type="string">
            <text:p>PS0046_DoneOpenButton</text:p>
          </table:table-cell>
          <table:table-cell office:value-type="string">
            <text:p>L1</text:p>
          </table:table-cell>
          <table:table-cell office:value-type="string">
            <text:p>Open button present, 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ext:p><text:span text:style-name="T19">3.Click the 'Done' tab</text:span></text:p>
          </table:table-cell>
          <table:table-cell/>
          <table:table-cell office:value-type="string">
            <text:p>1.Verify that the open button is present under the Done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7_DoneOpen</text:p>
          </table:table-cell>
          <table:table-cell office:value-type="string">
            <text:p>L1</text:p>
          </table:table-cell>
          <table:table-cell office:value-type="string">
            <text:p>Open button working, 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ext:p><text:span text:style-name="T19">3.Click the 'Done' tab</text:span></text:p>
            <text:p><text:span text:style-name="T19">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48_CloseButton</text:p>
          </table:table-cell>
          <table:table-cell office:value-type="string">
            <text:p>L1</text:p>
          </table:table-cell>
          <table:table-cell office:value-type="string">
            <text:p>Close button present, 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ext:p><text:span text:style-name="T19">3.Click the 'Done' tab</text:span></text:p>
            <text:p><text:span text:style-name="T19">4.Click the Open button</text:span></text:p>
            <text:p><text:span text:style-name="T19">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49_DoneTabSubmitSurvey</text:p>
          </table:table-cell>
          <table:table-cell office:value-type="string">
            <text:p>L1</text:p>
          </table:table-cell>
          <table:table-cell office:value-type="string">
            <text:p>Submit <text:s/>button present</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able:table-cell>
          <table:table-cell/>
          <table:table-cell office:value-type="string">
            <text:p>1.Verify that the Submit button is present under the Todo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50_DoneTabSubmitSurveyWorking</text:p>
          </table:table-cell>
          <table:table-cell office:value-type="string">
            <text:p>L0</text:p>
          </table:table-cell>
          <table:table-cell office:value-type="string">
            <text:p>Submit <text:s/>button working,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button</text:span></text:p>
            <text:p><text:span text:style-name="T19">4.Click the open button</text:span></text:p>
            <text:p><text:span text:style-name="T19">5.Enter the required details </text:span></text:p>
            <text:p><text:span text:style-name="T19">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1_DoneFillRequiredInfo</text:p>
          </table:table-cell>
          <table:table-cell office:value-type="string">
            <text:p>L0</text:p>
          </table:table-cell>
          <table:table-cell office:value-type="string">
            <text:p>Fill required survey <text:s/>details,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Fill the required information </text:span></text:p>
            <text:p><text:span text:style-name="T19">6.Click the Submit button</text:span></text:p>
          </table:table-cell>
          <table:table-cell office:value-type="string">
            <text:p>“Add information received”</text:p>
          </table:table-cell>
          <table:table-cell office:value-type="string">
            <text:p>1.Verify that after filling the required information,the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2_DoneSkipRequiredInfo</text:p>
          </table:table-cell>
          <table:table-cell office:value-type="string">
            <text:p>L2</text:p>
          </table:table-cell>
          <table:table-cell office:value-type="string">
            <text:p>Skip the required information,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Skip filling the required </text:span><text:span text:style-name="T19">information</text:span></text:p>
            <text:p><text:span text:style-name="T19">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53_DoneFillOptionalInfoDoneTab</text:p>
          </table:table-cell>
          <table:table-cell office:value-type="string">
            <text:p>L1</text:p>
          </table:table-cell>
          <table:table-cell office:value-type="string">
            <text:p>Fill the optional Information,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text:span><text:span text:style-name="T19">Comments/Observations</text:span></text:p>
            <text:p><text:span text:style-name="T19">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54_CheckBoxesDoneTab</text:p>
          </table:table-cell>
          <table:table-cell office:value-type="string">
            <text:p>L1</text:p>
          </table:table-cell>
          <table:table-cell office:value-type="string">
            <text:p>Checkboxes in the survey details section,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See the survey details section</text:span></text:p>
            <text:p><text:span text:style-name="T19">6.Check/uncheck the </text:span><text:span text:style-name="T19">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55_ForwardSurveyButtonDoneTab</text:p>
          </table:table-cell>
          <table:table-cell office:value-type="string">
            <text:p>L1</text:p>
          </table:table-cell>
          <table:table-cell office:value-type="string">
            <text:p>Forward Survey Button,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56_DoneTabForwardSurvey</text:p>
          </table:table-cell>
          <table:table-cell office:value-type="string">
            <text:p>L1</text:p>
          </table:table-cell>
          <table:table-cell office:value-type="string">
            <text:p>Forward Survey Button working ,Done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57_DoItButtonPresent</text:p>
          </table:table-cell>
          <table:table-cell office:value-type="string">
            <text:p>L1</text:p>
          </table:table-cell>
          <table:table-cell office:value-type="string">
            <text:p>Do It button,forward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Click on Forward survey </text:span><text:span text:style-name="T19">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58_OneValidEmailAddress</text:p>
          </table:table-cell>
          <table:table-cell office:value-type="string">
            <text:p>L1</text:p>
          </table:table-cell>
          <table:table-cell office:value-type="string">
            <text:p>One Valid Email address,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one valid email address </text:span><text:span text:style-name="T19">in the text area</text:span></text:p>
            <text:p><text:span text:style-name="T19">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office:value-type="string">
            <text:p>PS0059_ManyValidEmailAddress</text:p>
          </table:table-cell>
          <table:table-cell office:value-type="string">
            <text:p>L1</text:p>
          </table:table-cell>
          <table:table-cell office:value-type="string">
            <text:p>Many Valid Email addresses,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more than one valid </text:span><text:span text:style-name="T19">email addresses in the text </text:span><text:span text:style-name="T19">area separated by comma</text:span></text:p>
            <text:p><text:span text:style-name="T19">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60_OneValidOneInvalidEmailAddress</text:p>
          </table:table-cell>
          <table:table-cell office:value-type="string">
            <text:p>L2</text:p>
          </table:table-cell>
          <table:table-cell office:value-type="string">
            <text:p>One valid,one invalid email address,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one valid &amp; one invalid </text:span><text:span text:style-name="T19">email address in the text area </text:span><text:span text:style-name="T19">separated by comma</text:span></text:p>
          </table:table-cell>
          <table:table-cell office:value-type="string">
            <text:p>email=”<text:a xlink:href="mailto:smith.abc@gmail.com">smith.abc@gmail.com</text:a>”,”fcdsgahd”</text:p>
          </table:table-cell>
          <table:table-cell office:value-type="string">
            <text:p>1.Verify that the email addresse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1_InvalidEmailAddress</text:p>
          </table:table-cell>
          <table:table-cell office:value-type="string">
            <text:p>L2</text:p>
          </table:table-cell>
          <table:table-cell office:value-type="string">
            <text:p>Invalid email address,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one invalid email </text:span><text:span text:style-name="T19">address in the text area.</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2_NoEmailAddress</text:p>
          </table:table-cell>
          <table:table-cell office:value-type="string">
            <text:p>L1</text:p>
          </table:table-cell>
          <table:table-cell office:value-type="string">
            <text:p>Blank email address</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Leave the first text area </text:span><text:span text:style-name="T19">blank</text:span></text:p>
            <text:p><text:span text:style-name="T19">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63_MessageBox</text:p>
          </table:table-cell>
          <table:table-cell office:value-type="string">
            <text:p>L1</text:p>
          </table:table-cell>
          <table:table-cell office:value-type="string">
            <text:p>Message Box,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open button</text:span></text:p>
            <text:p><text:span text:style-name="T19">4.Enter the required </text:span><text:span text:style-name="T19">information</text:span></text:p>
            <text:p><text:span text:style-name="T19">5.Click the forward survey </text:span><text:span text:style-name="T19">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office:value-type="string">
            <text:p>PS0064_Message</text:p>
          </table:table-cell>
          <table:table-cell office:value-type="string">
            <text:p>L1</text:p>
          </table:table-cell>
          <table:table-cell office:value-type="string">
            <text:p>Message,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a valid email address</text:span></text:p>
            <text:p><text:span text:style-name="T19">8.Enter the message in the </text:span><text:span text:style-name="T19">second text area</text:span></text:p>
            <text:p><text:span text:style-name="T19">9.Click DoIt button</text:span></text:p>
          </table:table-cell>
          <table:table-cell office:value-type="string">
            <text:p>message=”message1”</text:p>
          </table:table-cell>
          <table:table-cell office:value-type="string">
            <text:p>1.Verify that the message can be typed in the text area.</text:p>
            <text:p>2.Verify that the message is sent and a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065_BlankMessage</text:p>
          </table:table-cell>
          <table:table-cell office:value-type="string">
            <text:p>L2</text:p>
          </table:table-cell>
          <table:table-cell office:value-type="string">
            <text:p>Blank Message Box,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Leave the second text area </text:span><text:span text:style-name="T19">blank</text:span></text:p>
            <text:p><text:span text:style-name="T19">8.Click Do It button</text:span></text:p>
          </table:table-cell>
          <table:table-cell/>
          <table:table-cell office:value-type="string">
            <text:p>1.Verify that the survey is forwarded &amp;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office:value-type="string">
            <text:p>PS0066_DoIt button</text:p>
          </table:table-cell>
          <table:table-cell office:value-type="string">
            <text:p>L1</text:p>
          </table:table-cell>
          <table:table-cell office:value-type="string">
            <text:p>Do It button working,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email address in </text:span><text:span text:style-name="T19">the first text area,message in </text:span><text:span text:style-name="T19">the second text area.</text:span></text:p>
            <text:p><text:span text:style-name="T19">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67_CancelButtonPresent</text:p>
          </table:table-cell>
          <table:table-cell office:value-type="string">
            <text:p>L1</text:p>
          </table:table-cell>
          <table:table-cell office:value-type="string">
            <text:p>Cancel button,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office:value-type="string">
            <text:p>PS0068_CancelSurvey</text:p>
          </table:table-cell>
          <table:table-cell office:value-type="string">
            <text:p>L1</text:p>
          </table:table-cell>
          <table:table-cell office:value-type="string">
            <text:p>Cancel button working,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email address in </text:span><text:span text:style-name="T19">the first text area,message in </text:span><text:span text:style-name="T19">the second text area.</text:span></text:p>
            <text:p><text:span text:style-name="T19">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5">
          <table:table-cell office:value-type="string">
            <text:p>PS0069_ValidDetailsForwardSurvey</text:p>
          </table:table-cell>
          <table:table-cell office:value-type="string">
            <text:p>L1</text:p>
          </table:table-cell>
          <table:table-cell office:value-type="string">
            <text:p>Valid details,forwarding survey,Done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valid email address </text:span><text:span text:style-name="T19">in the first text area,message in </text:span><text:span text:style-name="T19">the second text area.</text:span></text:p>
            <text:p><text:span text:style-name="T19">8.Click Do It button</text:span></text:p>
            <text:p><text:span text:style-name="T19">9.Sign in with the address </text:span><text:span text:style-name="T19">given and check the mail.</text:span></text:p>
          </table:table-cell>
          <table:table-cell/>
          <table:table-cell office:value-type="string">
            <text:p>1. Verify that email is receiv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5">
          <table:table-cell office:value-type="string">
            <text:p>PS0070_CheckSurveyMessageInEmail</text:p>
          </table:table-cell>
          <table:table-cell office:value-type="string">
            <text:p>L1</text:p>
          </table:table-cell>
          <table:table-cell office:value-type="string">
            <text:p>Check survey message in the email</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valid email address </text:span><text:span text:style-name="T19">in the first text area,message in </text:span><text:span text:style-name="T19">the second text area.</text:span></text:p>
            <text:p><text:span text:style-name="T19">8.Click Do It button</text:span></text:p>
            <text:p><text:span text:style-name="T19">9.Sign in with the address </text:span><text:span text:style-name="T19">given and check the mail.</text:span></text:p>
          </table:table-cell>
          <table:table-cell office:value-type="string">
            <text:p>Email=”<text:a xlink:href="mailto:smith.abc@gmail.com">smith.abc@gmail.com</text:a> <text:s/>”</text:p>
            <text:p/>
            <text:p>Message=” <text:s/>” </text:p>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71_ForwardedSurveyUserCreated</text:p>
          </table:table-cell>
          <table:table-cell office:value-type="string">
            <text:p>L1</text:p>
          </table:table-cell>
          <table:table-cell office:value-type="string">
            <text:p>Forwarded survey user created,DoneTab</text:p>
          </table:table-cell>
          <table:table-cell/>
          <table:table-cell table:style-name="ce384" office:value-type="string">
            <text:p><text:span text:style-name="T19">1.Login to channels with valid </text:span><text:span text:style-name="T19">credentials</text:span></text:p>
            <text:p><text:span text:style-name="T19">2.Click on “Collaboration </text:span><text:span text:style-name="T19">Model” link</text:span></text:p>
            <text:p><text:span text:style-name="T19">3.Click on “All surveys” option </text:span><text:span text:style-name="T19">from the Participations popup </text:span><text:span text:style-name="T19">menu</text:span></text:p>
            <text:p><text:span text:style-name="T19">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1">
          <table:table-cell table:style-name="ce113" office:value-type="string">
            <text:p>PS0072_LoginFromCreatedUser</text:p>
          </table:table-cell>
          <table:table-cell table:style-name="ce113" office:value-type="string">
            <text:p>L1</text:p>
          </table:table-cell>
          <table:table-cell table:style-name="ce113" office:value-type="string">
            <text:p>Login from the created user,Done Tab</text:p>
          </table:table-cell>
          <table:table-cell table:style-name="ce113"/>
          <table:table-cell table:style-name="ce387"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valid email address </text:span><text:span text:style-name="T19">in the first text area,message in </text:span><text:span text:style-name="T19">the second text area.</text:span></text:p>
            <text:p><text:span text:style-name="T19">8.Click Do It button</text:span></text:p>
            <text:p><text:span text:style-name="T19">9.Sign in with the address </text:span><text:span text:style-name="T19">given and check the mail.</text:span></text:p>
            <text:p><text:span text:style-name="T19">10.Sign in to channels through </text:span><text:span text:style-name="T19">the username &amp; password in </text:span><text:span text:style-name="T19">the mail</text:span></text:p>
          </table:table-cell>
          <table:table-cell table:style-name="ce113"/>
          <table:table-cell table:style-name="ce113" office:value-type="string">
            <text:p>1.Verify that the user is able to login successfully.</text:p>
            <text:p>2.Verify that the “Planning Surveys for” page is display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202">
          <table:table-cell office:value-type="string">
            <text:p>PS0073_DeclineSurveyDoneTab</text:p>
          </table:table-cell>
          <table:table-cell office:value-type="string">
            <text:p>L1</text:p>
          </table:table-cell>
          <table:table-cell office:value-type="string">
            <text:p>Decline survey butt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able:table-cell>
          <table:table-cell/>
          <table:table-cell office:value-type="string">
            <text:p>1.Verify that the Decline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4_DeclineMessageBox</text:p>
          </table:table-cell>
          <table:table-cell office:value-type="string">
            <text:p>L1</text:p>
          </table:table-cell>
          <table:table-cell office:value-type="string">
            <text:p>Message Box,Decline survey button</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fields.</text:span></text:p>
            <text:p><text:span text:style-name="T19">6.Click on Decline button</text:span></text:p>
          </table:table-cell>
          <table:table-cell/>
          <table:table-cell office:value-type="string">
            <text:p>1.Verify that a frame appears with the title “Declining survey” with a message box in i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5_DeclineCancel</text:p>
          </table:table-cell>
          <table:table-cell office:value-type="string">
            <text:p>L1</text:p>
          </table:table-cell>
          <table:table-cell office:value-type="string">
            <text:p>Cancel button present,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fields.</text:span></text:p>
            <text:p><text:span text:style-name="T19">6.Click on Decline 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6">
          <table:table-cell office:value-type="string">
            <text:p>PS0076_DeclineCancelWorking</text:p>
          </table:table-cell>
          <table:table-cell office:value-type="string">
            <text:p>L1</text:p>
          </table:table-cell>
          <table:table-cell office:value-type="string">
            <text:p>Cancel button working,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fields.</text:span></text:p>
            <text:p><text:span text:style-name="T19">6.Click on Decline button</text:span></text:p>
            <text:p><text:span text:style-name="T19">7.Click on the Cancel button</text:span></text:p>
          </table:table-cell>
          <table:table-cell/>
          <table:table-cell office:value-type="string">
            <text:p>1.Verify that the 'Declining survey' <text:s/>frame disappears and no survey is declin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77_DeclineDoIt</text:p>
          </table:table-cell>
          <table:table-cell office:value-type="string">
            <text:p>L1</text:p>
          </table:table-cell>
          <table:table-cell office:value-type="string">
            <text:p>DoIt button present,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fields.</text:span></text:p>
            <text:p><text:span text:style-name="T19">6.Click on Decline button</text:span></text:p>
          </table:table-cell>
          <table:table-cell/>
          <table:table-cell office:value-type="string">
            <text:p>1.Verify that the Do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78_DeclineDoItWorking</text:p>
          </table:table-cell>
          <table:table-cell office:value-type="string">
            <text:p>L1</text:p>
          </table:table-cell>
          <table:table-cell office:value-type="string">
            <text:p>Do It button working,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fields.</text:span></text:p>
            <text:p><text:span text:style-name="T19">6.Click on Decline button</text:span></text:p>
            <text:p><text:span text:style-name="T19">7.Enter the details in the text </text:span><text:span text:style-name="T19">area</text:span></text:p>
            <text:p><text:span text:style-name="T19">8.Click on the DoIt button</text:span></text:p>
          </table:table-cell>
          <table:table-cell/>
          <table:table-cell office:value-type="string">
            <text:p>1.Verify that the one survey is added to the Declined tab alongwith it's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61">
          <table:table-cell office:value-type="string">
            <text:p>PS0079_DeclineBlankMessage</text:p>
          </table:table-cell>
          <table:table-cell office:value-type="string">
            <text:p>L2</text:p>
          </table:table-cell>
          <table:table-cell office:value-type="string">
            <text:p>Decline blank message,Declining survey</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fields.</text:span></text:p>
            <text:p><text:span text:style-name="T19">6.Click on Decline button</text:span></text:p>
            <text:p><text:span text:style-name="T19">7.Leave the text area blank</text:span></text:p>
            <text:p><text:span text:style-name="T19">8.Click on the DoIt button</text:span></text:p>
          </table:table-cell>
          <table:table-cell/>
          <table:table-cell office:value-type="string">
            <text:p>1.Verify that the survey is added to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table:style-name="ce112" office:value-type="string">
            <text:p>PS0080_DeclineInvalidMessage</text:p>
          </table:table-cell>
          <table:table-cell table:style-name="ce112" office:value-type="string">
            <text:p>L2</text:p>
          </table:table-cell>
          <table:table-cell table:style-name="ce112" office:value-type="string">
            <text:p>Decline invalid message,Declining survey</text:p>
          </table:table-cell>
          <table:table-cell table:style-name="ce112"/>
          <table:table-cell table:style-name="ce386"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fields.</text:span></text:p>
            <text:p><text:span text:style-name="T19">6.Click on Decline button</text:span></text:p>
            <text:p><text:span text:style-name="T19">7.Enter invalid message in the </text:span><text:span text:style-name="T19">text area</text:span></text:p>
            <text:p><text:span text:style-name="T19">8.Click on the DoIt button</text:span></text:p>
          </table:table-cell>
          <table:table-cell table:style-name="ce112"/>
          <table:table-cell table:style-name="ce112" office:value-type="string">
            <text:p>1.Verify that an error message is shown to the user &amp; the message is not sent</text:p>
          </table:table-cell>
          <table:table-cell table:style-name="ce112" office:value-type="string">
            <text:p>FAIL</text:p>
          </table:table-cell>
          <table:table-cell table:style-name="ce112" office:value-type="string">
            <text:p>FAIL</text:p>
          </table:table-cell>
          <table:table-cell table:style-name="ce112" table:number-columns-repeated="4"/>
          <table:table-cell table:style-name="ce112" office:value-type="string">
            <text:p>YES</text:p>
          </table:table-cell>
          <table:table-cell table:style-name="ce112" table:number-columns-repeated="1010"/>
        </table:table-row>
        <table:table-row table:style-name="ro202">
          <table:table-cell office:value-type="string">
            <text:p>PS0081_DeclinedTabOpenButton</text:p>
          </table:table-cell>
          <table:table-cell office:value-type="string">
            <text:p>L1</text:p>
          </table:table-cell>
          <table:table-cell office:value-type="string">
            <text:p>Open button present, 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ext:p><text:span text:style-name="T19">3.Click the 'Declined' tab</text:span></text:p>
          </table:table-cell>
          <table:table-cell/>
          <table:table-cell office:value-type="string">
            <text:p>1.Verify that the open button is present under the Declined tab </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2_DeclinedTabOpen</text:p>
          </table:table-cell>
          <table:table-cell office:value-type="string">
            <text:p>L1</text:p>
          </table:table-cell>
          <table:table-cell office:value-type="string">
            <text:p>Open button working, 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ext:p><text:span text:style-name="T19">3.Click the Declined tab</text:span></text:p>
            <text:p><text:span text:style-name="T19">4.Click the Open button</text:span></text:p>
          </table:table-cell>
          <table:table-cell/>
          <table:table-cell office:value-type="string">
            <text:p>1.Verify that the open button is present under the Done tab.</text:p>
            <text:p>2.Verify that after clicking the open button, a section appears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083_DeclinedTabCloseButton</text:p>
          </table:table-cell>
          <table:table-cell office:value-type="string">
            <text:p>L1</text:p>
          </table:table-cell>
          <table:table-cell office:value-type="string">
            <text:p>Close button present, 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 </text:span></text:p>
            <text:p><text:span text:style-name="T19">3.Click the Declined tab</text:span></text:p>
            <text:p><text:span text:style-name="T19">4.Click the Open button</text:span></text:p>
            <text:p><text:span text:style-name="T19">5.Click close button</text:span></text:p>
          </table:table-cell>
          <table:table-cell/>
          <table:table-cell office:value-type="string">
            <text:p>1.Verify that the open button disappears and the close button is displayed</text:p>
            <text:p>2.Verify that after clicking close,again open button appear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84_DeclinedTabSubmitSurvey</text:p>
          </table:table-cell>
          <table:table-cell office:value-type="string">
            <text:p>L1</text:p>
          </table:table-cell>
          <table:table-cell office:value-type="string">
            <text:p>Submit <text:s/>button present</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able:table-cell>
          <table:table-cell/>
          <table:table-cell office:value-type="string">
            <text:p>1.Verify that the Submit button is present under the Declined tab</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4">
          <table:table-cell office:value-type="string">
            <text:p>PS0085_DeclinedTabSubmitSurveyWorking</text:p>
          </table:table-cell>
          <table:table-cell office:value-type="string">
            <text:p>L1</text:p>
          </table:table-cell>
          <table:table-cell office:value-type="string">
            <text:p>Submit <text:s/>button working,Declined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Enter the required details </text:span></text:p>
            <text:p><text:span text:style-name="T19">6.Click submit button</text:span></text:p>
          </table:table-cell>
          <table:table-cell office:value-type="string">
            <text:p>Enter all required details</text:p>
          </table:table-cell>
          <table:table-cell office:value-type="string">
            <text:p>1.Verify that the survey gets submitted and the Done tab has one survey in it with the survey detail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table:style-name="ce113" office:value-type="string">
            <text:p>PS0086_DeclinedTabFillRequiredInfo</text:p>
          </table:table-cell>
          <table:table-cell table:style-name="ce113" office:value-type="string">
            <text:p>L0</text:p>
          </table:table-cell>
          <table:table-cell table:style-name="ce113" office:value-type="string">
            <text:p>Fill required survey <text:s/>details,DeclinedTab</text:p>
          </table:table-cell>
          <table:table-cell table:style-name="ce113"/>
          <table:table-cell table:style-name="ce387"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Fill the required information </text:span></text:p>
            <text:p><text:span text:style-name="T19">6.Click the Submit button</text:span></text:p>
          </table:table-cell>
          <table:table-cell table:style-name="ce113" office:value-type="string">
            <text:p>“Add information received”</text:p>
          </table:table-cell>
          <table:table-cell table:style-name="ce113" office:value-type="string">
            <text:p>1.Verify that after filling the required information,the survey gets submitted.</text:p>
          </table:table-cell>
          <table:table-cell table:style-name="ce113" office:value-type="string">
            <text:p>PASS</text:p>
          </table:table-cell>
          <table:table-cell table:style-name="ce113" office:value-type="string">
            <text:p>PASS</text:p>
          </table:table-cell>
          <table:table-cell table:style-name="ce113" table:number-columns-repeated="4"/>
          <table:table-cell table:style-name="ce113" office:value-type="string">
            <text:p>YES</text:p>
          </table:table-cell>
          <table:table-cell table:style-name="ce113" table:number-columns-repeated="1010"/>
        </table:table-row>
        <table:table-row table:style-name="ro14">
          <table:table-cell office:value-type="string">
            <text:p>PS0087_DeclinedTabSkipRequiredInfo</text:p>
          </table:table-cell>
          <table:table-cell office:value-type="string">
            <text:p>L2</text:p>
          </table:table-cell>
          <table:table-cell office:value-type="string">
            <text:p>Skip the required information,Declined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Skip filling the required </text:span><text:span text:style-name="T19">information</text:span></text:p>
            <text:p><text:span text:style-name="T19">6.Click the Submit button</text:span></text:p>
          </table:table-cell>
          <table:table-cell/>
          <table:table-cell office:value-type="string">
            <text:p>1. Verify that survey doesn't get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088_ToDoFillOptionalInfoDeclinedTab</text:p>
          </table:table-cell>
          <table:table-cell office:value-type="string">
            <text:p>L1</text:p>
          </table:table-cell>
          <table:table-cell office:value-type="string">
            <text:p>Fill the optional Information,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Enter the </text:span><text:span text:style-name="T19">Comments/Observations</text:span></text:p>
            <text:p><text:span text:style-name="T19">6.Click the Submit button</text:span></text:p>
          </table:table-cell>
          <table:table-cell office:value-type="string">
            <text:p>Comment/observation=”Comment1”</text:p>
          </table:table-cell>
          <table:table-cell office:value-type="string">
            <text:p>1. Verify that survey gets submitt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089_CheckBoxesDeclinedTab</text:p>
          </table:table-cell>
          <table:table-cell office:value-type="string">
            <text:p>L1</text:p>
          </table:table-cell>
          <table:table-cell office:value-type="string">
            <text:p>Checkboxes in the survey details section,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See the survey details section</text:span></text:p>
            <text:p><text:span text:style-name="T19">6.Check/uncheck the </text:span><text:span text:style-name="T19">checkboxes</text:span></text:p>
          </table:table-cell>
          <table:table-cell/>
          <table:table-cell office:value-type="string">
            <text:p>1.Verify that the checkboxes for 'Share my answer with others' ,'Anonymously' can be checked &amp; uncheck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90_ForwardSurveyButtonDeclinedTab</text:p>
          </table:table-cell>
          <table:table-cell office:value-type="string">
            <text:p>L1</text:p>
          </table:table-cell>
          <table:table-cell office:value-type="string">
            <text:p>Forward Survey Button,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able:table-cell>
          <table:table-cell/>
          <table:table-cell office:value-type="string">
            <text:p>1.Verify that the Forward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091_DeclinedTabForwardSurvey</text:p>
          </table:table-cell>
          <table:table-cell office:value-type="string">
            <text:p>L1</text:p>
          </table:table-cell>
          <table:table-cell office:value-type="string">
            <text:p>Forward Survey Button working ,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able:table-cell>
          <table:table-cell/>
          <table:table-cell office:value-type="string">
            <text:p>1.Verify that after a new frame appears with title “Forwarding Survey”</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26">
          <table:table-cell office:value-type="string">
            <text:p>PS0092_DoItButtonPresent</text:p>
          </table:table-cell>
          <table:table-cell office:value-type="string">
            <text:p>L1</text:p>
          </table:table-cell>
          <table:table-cell office:value-type="string">
            <text:p>Do It button,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Click on Forward survey </text:span><text:span text:style-name="T19">button</text:span></text:p>
          </table:table-cell>
          <table:table-cell/>
          <table:table-cell office:value-type="string">
            <text:p>1.Verify that the Do It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28">
          <table:table-cell office:value-type="string">
            <text:p>PS0093_OneValidEmailAddress</text:p>
          </table:table-cell>
          <table:table-cell office:value-type="string">
            <text:p>L1</text:p>
          </table:table-cell>
          <table:table-cell office:value-type="string">
            <text:p>One Valid Email address,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one valid email address </text:span><text:span text:style-name="T19">in the text area</text:span></text:p>
            <text:p><text:span text:style-name="T19">8.Click the Do It button</text:span></text:p>
          </table:table-cell>
          <table:table-cell office:value-type="string">
            <text:p>email=”<text:a xlink:href="mailto:smith.abc@gmail.com">smith.abc@gmail.com</text:a>”</text:p>
          </table:table-cell>
          <table:table-cell office:value-type="string">
            <text:p>1.Verify that the email address can be entered in the text area.</text:p>
            <text:p>2.Verify that there is no error message below after entering the valid email address</text:p>
            <text:p>3.Verify that the mail is sent and message appears”Survey forwarded to: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office:value-type="string">
            <text:p>PS0094_ManyValidEmailAddress</text:p>
          </table:table-cell>
          <table:table-cell office:value-type="string">
            <text:p>L1</text:p>
          </table:table-cell>
          <table:table-cell office:value-type="string">
            <text:p>Many Valid Email addresses,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more than one valid </text:span><text:span text:style-name="T19">email addresses in the text </text:span><text:span text:style-name="T19">area separated by comma</text:span></text:p>
            <text:p><text:span text:style-name="T19">8.Click the Do It button</text:span></text:p>
          </table:table-cell>
          <table:table-cell office:value-type="string">
            <text:p>email=”<text:a xlink:href="mailto:smith.abc@gmail.com">smith.abc@gmail.com</text:a>”,”john.ghi@gmail.com”</text:p>
          </table:table-cell>
          <table:table-cell office:value-type="string">
            <text:p>1.Verify that the email addresses can be entered in the text area.</text:p>
            <text:p>2.Verify that there is no error message displayed below after entering the valid email addresses</text:p>
            <text:p>3.Verify that the mail is sent to all the addresse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8">
          <table:table-cell table:style-name="ce359" office:value-type="string">
            <text:p>PS0095_OneValidOneInvalidEmailAddress</text:p>
          </table:table-cell>
          <table:table-cell table:style-name="ce359" office:value-type="string">
            <text:p>L2</text:p>
          </table:table-cell>
          <table:table-cell table:style-name="ce359" office:value-type="string">
            <text:p>One valid,one invalid email address,forwarding survey,Declined Tab</text:p>
          </table:table-cell>
          <table:table-cell table:style-name="ce359"/>
          <table:table-cell table:style-name="ce385"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one valid &amp; one invalid </text:span><text:span text:style-name="T19">email address in the text area </text:span><text:span text:style-name="T19">separated by comma</text:span></text:p>
          </table:table-cell>
          <table:table-cell table:style-name="ce359" office:value-type="string">
            <text:p>email=”<text:a xlink:href="mailto:smith.abc@gmail.com">smith.abc@gmail.com</text:a>”,”fcdsgahd”</text:p>
          </table:table-cell>
          <table:table-cell table:style-name="ce359" office:value-type="string">
            <text:p>1.Verify that the email addresses can be entered in the text area.</text:p>
            <text:p>2.Verify that error message is displayed as “Not valid” below after entering the invalid email address</text:p>
            <text:p>3.Verify that the email is sent to the valid address.</text:p>
            <text:p>4.Verify that the email is not sent to the invalid email address</text:p>
          </table:table-cell>
          <table:table-cell table:style-name="ce359" office:value-type="string">
            <text:p>1.The email addresses can be entered in the text area.</text:p>
            <text:p>2.The error message is displayed as “Not valid” below after entering the invalid email address</text:p>
            <text:p>3.The email is not sent to the valid address.</text:p>
            <text:p>4.The email is not sent to the invalid email address</text:p>
          </table:table-cell>
          <table:table-cell table:style-name="ce359" office:value-type="string">
            <text:p>FAIL</text:p>
          </table:table-cell>
          <table:table-cell table:style-name="ce359" table:number-columns-repeated="4"/>
          <table:table-cell table:style-name="ce359" office:value-type="string">
            <text:p>yES</text:p>
          </table:table-cell>
          <table:table-cell table:style-name="ce359" table:number-columns-repeated="1010"/>
        </table:table-row>
        <table:table-row table:style-name="ro11">
          <table:table-cell office:value-type="string">
            <text:p>PS0096_InvalidEmailAddress</text:p>
          </table:table-cell>
          <table:table-cell office:value-type="string">
            <text:p>L2</text:p>
          </table:table-cell>
          <table:table-cell office:value-type="string">
            <text:p>Invalid email address,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 </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one invalid email </text:span><text:span text:style-name="T19">address in the text area.</text:span></text:p>
            <text:p><text:span text:style-name="T19">8.Click DoIt button</text:span></text:p>
          </table:table-cell>
          <table:table-cell office:value-type="string">
            <text:p>email=”abcd”</text:p>
          </table:table-cell>
          <table:table-cell office:value-type="string">
            <text:p>1.Verify that the email address can be entered in the text area.</text:p>
            <text:p>2.Verify that error message is displayed as “Not valid” below after entering the invalid email address.</text:p>
            <text:p>2.Verify that an error message Not Valid is displayed after clicking the Do It button</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10">
          <table:table-cell office:value-type="string">
            <text:p>PS0097_NoEmailAddress</text:p>
          </table:table-cell>
          <table:table-cell office:value-type="string">
            <text:p>L2</text:p>
          </table:table-cell>
          <table:table-cell office:value-type="string">
            <text:p>Blank email address</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Leave the first text area </text:span><text:span text:style-name="T19">blank</text:span></text:p>
            <text:p><text:span text:style-name="T19">8.Click the Do It button</text:span></text:p>
          </table:table-cell>
          <table:table-cell office:value-type="string">
            <text:p>Email=” <text:s text:c="3"/>”</text:p>
          </table:table-cell>
          <table:table-cell office:value-type="string">
            <text:p>1. Verify that a notification appears “You need to enter atleast one email address to forward to”</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34">
          <table:table-cell office:value-type="string">
            <text:p>PS0098_MessageBox</text:p>
          </table:table-cell>
          <table:table-cell office:value-type="string">
            <text:p>L1</text:p>
          </table:table-cell>
          <table:table-cell office:value-type="string">
            <text:p>Message Box,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able:table-cell>
          <table:table-cell/>
          <table:table-cell office:value-type="string">
            <text:p>1.Verify that the “Forwarding Survey” frame contains the Message box in which message can be typ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office:value-type="string">
            <text:p>PS0099_Message</text:p>
          </table:table-cell>
          <table:table-cell office:value-type="string">
            <text:p>L1</text:p>
          </table:table-cell>
          <table:table-cell office:value-type="string">
            <text:p>Message,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a valid email address</text:span></text:p>
            <text:p><text:span text:style-name="T19">8.Enter the message in the </text:span><text:span text:style-name="T19">second text area</text:span></text:p>
            <text:p><text:span text:style-name="T19">9.Click DoIt button</text:span></text:p>
          </table:table-cell>
          <table:table-cell office:value-type="string">
            <text:p>message=”message1”</text:p>
          </table:table-cell>
          <table:table-cell office:value-type="string">
            <text:p>1.Verify that the message can be typed in the text area.</text:p>
            <text:p>2.Verify that the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8">
          <table:table-cell office:value-type="string">
            <text:p>PS0100_BlankMessage</text:p>
          </table:table-cell>
          <table:table-cell office:value-type="string">
            <text:p>L2</text:p>
          </table:table-cell>
          <table:table-cell office:value-type="string">
            <text:p>Blank Message Box,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Leave the second text area </text:span><text:span text:style-name="T19">blank</text:span></text:p>
            <text:p><text:span text:style-name="T19">8.Click Do It button</text:span></text:p>
          </table:table-cell>
          <table:table-cell/>
          <table:table-cell office:value-type="string">
            <text:p>1.Verify that no message is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office:value-type="string">
            <text:p>PS0101_DoIt button</text:p>
          </table:table-cell>
          <table:table-cell office:value-type="string">
            <text:p>L1</text:p>
          </table:table-cell>
          <table:table-cell office:value-type="string">
            <text:p>Do It button working,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email address in </text:span><text:span text:style-name="T19">the first text area,message in </text:span><text:span text:style-name="T19">the second text area.</text:span></text:p>
            <text:p><text:span text:style-name="T19">8.Click Do It button</text:span></text:p>
          </table:table-cell>
          <table:table-cell/>
          <table:table-cell office:value-type="string">
            <text:p>1. Verify that a notification appears “You need to enter atleast one email address to forward to”</text:p>
            <text:p>2.Verify that the mail &amp; message are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4">
          <table:table-cell office:value-type="string">
            <text:p>PS0102_CancelButtonPresent</text:p>
          </table:table-cell>
          <table:table-cell office:value-type="string">
            <text:p>L1</text:p>
          </table:table-cell>
          <table:table-cell office:value-type="string">
            <text:p>Cancel button,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able:table-cell>
          <table:table-cell/>
          <table:table-cell office:value-type="string">
            <text:p>1.Verify that the Cancel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0">
          <table:table-cell office:value-type="string">
            <text:p>PS0103_CancelSurvey</text:p>
          </table:table-cell>
          <table:table-cell office:value-type="string">
            <text:p>L1</text:p>
          </table:table-cell>
          <table:table-cell office:value-type="string">
            <text:p>Cancel button working,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email address in </text:span><text:span text:style-name="T19">the first text area,message in </text:span><text:span text:style-name="T19">the second text area.</text:span></text:p>
            <text:p><text:span text:style-name="T19">8.Click Cancel button</text:span></text:p>
          </table:table-cell>
          <table:table-cell/>
          <table:table-cell office:value-type="string">
            <text:p>1.Verify that the “Forwarding Survey” frame disappears and the email is not 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5">
          <table:table-cell office:value-type="string">
            <text:p>PS0104_ValidDetailsForwardSurvey</text:p>
          </table:table-cell>
          <table:table-cell office:value-type="string">
            <text:p>L1</text:p>
          </table:table-cell>
          <table:table-cell office:value-type="string">
            <text:p>Valid details,forwarding survey,Declined 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valid email address </text:span><text:span text:style-name="T19">in the first text area,message in </text:span><text:span text:style-name="T19">the second text area.</text:span></text:p>
            <text:p><text:span text:style-name="T19">8.Click Do It button</text:span></text:p>
            <text:p><text:span text:style-name="T19">9.Sign in with the address </text:span><text:span text:style-name="T19">given and check the mail.</text:span></text:p>
          </table:table-cell>
          <table:table-cell/>
          <table:table-cell office:value-type="string">
            <text:p>1. Verify that email is received</text:p>
            <text:p>2.Verify that the message is shown as “Survey forwarded to:the email address”</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5">
          <table:table-cell office:value-type="string">
            <text:p>PS0105_CheckSurveyMessageInEmail</text:p>
          </table:table-cell>
          <table:table-cell office:value-type="string">
            <text:p>L1</text:p>
          </table:table-cell>
          <table:table-cell office:value-type="string">
            <text:p>Check survey message in the email</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one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valid email address </text:span><text:span text:style-name="T19">in the first text area,message in </text:span><text:span text:style-name="T19">the second text area.</text:span></text:p>
            <text:p><text:span text:style-name="T19">8.Click Do It button</text:span></text:p>
            <text:p><text:span text:style-name="T19">9.Sign in with the address </text:span><text:span text:style-name="T19">given and check the mail.</text:span></text:p>
          </table:table-cell>
          <table:table-cell/>
          <table:table-cell office:value-type="string">
            <text:p>1. Verify that email is received with the link to access the Survey alongwith the username &amp; passwor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51">
          <table:table-cell office:value-type="string">
            <text:p>PS0106_ForwardedSurveyUserCreated</text:p>
          </table:table-cell>
          <table:table-cell office:value-type="string">
            <text:p>L1</text:p>
          </table:table-cell>
          <table:table-cell office:value-type="string">
            <text:p>Forwarded survey user created,DoneTab</text:p>
          </table:table-cell>
          <table:table-cell/>
          <table:table-cell table:style-name="ce384" office:value-type="string">
            <text:p><text:span text:style-name="T19">1.Login to channels with valid </text:span><text:span text:style-name="T19">credentials</text:span></text:p>
            <text:p><text:span text:style-name="T19">2.Click on “Collaboration </text:span><text:span text:style-name="T19">Model” link</text:span></text:p>
            <text:p><text:span text:style-name="T19">3.Click on “All surveys” option </text:span><text:span text:style-name="T19">from the Participations popup </text:span><text:span text:style-name="T19">menu</text:span></text:p>
            <text:p><text:span text:style-name="T19">4.Click on the open button</text:span></text:p>
          </table:table-cell>
          <table:table-cell/>
          <table:table-cell office:value-type="string">
            <text:p>1.Verify that the forwarded user is created.</text:p>
            <text:p>2.Verify that the user details are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1">
          <table:table-cell office:value-type="string">
            <text:p>PS0107_LoginFromCreatedUser</text:p>
          </table:table-cell>
          <table:table-cell office:value-type="string">
            <text:p>L1</text:p>
          </table:table-cell>
          <table:table-cell office:value-type="string">
            <text:p>Login from the created user,DeclinedTab</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ext:p><text:span text:style-name="T19">5.Enter the required </text:span><text:span text:style-name="T19">information</text:span></text:p>
            <text:p><text:span text:style-name="T19">6.Click the forward survey </text:span><text:span text:style-name="T19">button.</text:span></text:p>
            <text:p><text:span text:style-name="T19">7.Enter the valid email address </text:span><text:span text:style-name="T19">in the first text area,message in </text:span><text:span text:style-name="T19">the second text area.</text:span></text:p>
            <text:p><text:span text:style-name="T19">8.Click Do It button</text:span></text:p>
            <text:p><text:span text:style-name="T19">9.Sign in with the address </text:span><text:span text:style-name="T19">given and check the mail.</text:span></text:p>
            <text:p><text:span text:style-name="T19">10.Sign in to channels through </text:span><text:span text:style-name="T19">the username &amp; password in </text:span><text:span text:style-name="T19">the mail</text:span></text:p>
          </table:table-cell>
          <table:table-cell/>
          <table:table-cell office:value-type="string">
            <text:p>1.Verify that the user is able to login successfully.</text:p>
            <text:p>2.Verify that the “Planning Surveys for” page is displayed.</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2">
          <table:table-cell office:value-type="string">
            <text:p>PS0108_AcceptSurveyButton</text:p>
          </table:table-cell>
          <table:table-cell office:value-type="string">
            <text:p>L1</text:p>
          </table:table-cell>
          <table:table-cell office:value-type="string">
            <text:p>Accept Survey button present</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the open button</text:span></text:p>
          </table:table-cell>
          <table:table-cell/>
          <table:table-cell office:value-type="string">
            <text:p>1.Verify that the Accept Survey button is present.</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19">
          <table:table-cell office:value-type="string">
            <text:p>PS0109_AcceptSurveyButtonWorking</text:p>
          </table:table-cell>
          <table:table-cell office:value-type="string">
            <text:p>L1</text:p>
          </table:table-cell>
          <table:table-cell office:value-type="string">
            <text:p>Accept Survey button working</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the Declined tab</text:span></text:p>
            <text:p><text:span text:style-name="T19">4.Click open button</text:span></text:p>
            <text:p><text:span text:style-name="T19">5.Click Accept survey button.</text:span></text:p>
          </table:table-cell>
          <table:table-cell/>
          <table:table-cell office:value-type="string">
            <text:p>1.Verify that the count of surveys in the Done tab increases by 1</text:p>
          </table:table-cell>
          <table:table-cell table:number-columns-repeated="2" office:value-type="string">
            <text:p>PASS</text:p>
          </table:table-cell>
          <table:table-cell table:number-columns-repeated="4"/>
          <table:table-cell office:value-type="string">
            <text:p>YES</text:p>
          </table:table-cell>
          <table:table-cell table:number-columns-repeated="1010"/>
        </table:table-row>
        <table:table-row table:style-name="ro202">
          <table:table-cell table:style-name="ce105" office:value-type="string">
            <text:p>PS0110_Grammar&amp;Spelling</text:p>
          </table:table-cell>
          <table:table-cell table:style-name="ce105" office:value-type="string">
            <text:p>L3</text:p>
          </table:table-cell>
          <table:table-cell table:style-name="ce105" office:value-type="string">
            <text:p>Grammar and Spelling on the “My feedback for” </text:p>
          </table:table-cell>
          <table:table-cell table:style-name="ce105"/>
          <table:table-cell table:style-name="ce111" office:value-type="string">
            <text:p><text:span text:style-name="T1">1.Login to channels with valid </text:span><text:span text:style-name="T1">credentials</text:span></text:p>
            <text:p><text:span text:style-name="T19">2.Click on “Planning Surveys” </text:span><text:span text:style-name="T19">link</text:span></text:p>
            <text:p><text:span text:style-name="T19">3.Click open button in the DoIt </text:span><text:span text:style-name="T19">tab</text:span></text:p>
          </table:table-cell>
          <table:table-cell table:style-name="ce105"/>
          <table:table-cell table:style-name="ce105" office:value-type="string">
            <text:p>1. Verify that there is no grammar or spelling mistake.</text:p>
          </table:table-cell>
          <table:table-cell table:style-name="ce105" office:value-type="string">
            <text:p>PASS</text:p>
          </table:table-cell>
          <table:table-cell table:style-name="ce105" office:value-type="string">
            <text:p>PASS</text:p>
          </table:table-cell>
          <table:table-cell table:style-name="ce105" table:number-columns-repeated="4"/>
          <table:table-cell table:style-name="ce53" office:value-type="string">
            <text:p>YES</text:p>
          </table:table-cell>
          <table:table-cell table:style-name="ce53" table:number-columns-repeated="999"/>
          <table:table-cell table:style-name="ce42" table:number-columns-repeated="2"/>
          <table:table-cell table:style-name="Default" table:number-columns-repeated="9"/>
        </table:table-row>
        <table:table-row table:style-name="ro19">
          <table:table-cell office:value-type="string">
            <text:p>PS0111_CommentOrObservationExpandTextArea</text:p>
          </table:table-cell>
          <table:table-cell office:value-type="string">
            <text:p>L3</text:p>
          </table:table-cell>
          <table:table-cell office:value-type="string">
            <text:p>Resize Comment Or Observations text areas in all tabs</text:p>
          </table:table-cell>
          <table:table-cell/>
          <table:table-cell table:style-name="ce384" office:value-type="string">
            <text:p><text:span text:style-name="T19">1.Login to channels with valid </text:span><text:span text:style-name="T19">credentials</text:span></text:p>
            <text:p><text:span text:style-name="T19">2.Click on “Planning Surveys” </text:span><text:span text:style-name="T19">link</text:span></text:p>
            <text:p><text:span text:style-name="T19">3.Click open button on </text:span><text:span text:style-name="T19">DoIt/Done/Declined </text:span><text:span text:style-name="T19">tab(whichever tab contains the </text:span><text:span text:style-name="T19">survey)</text:span></text:p>
          </table:table-cell>
          <table:table-cell/>
          <table:table-cell office:value-type="string">
            <text:p>1.Verify that the text areas can be resized</text:p>
          </table:table-cell>
          <table:table-cell table:number-columns-repeated="2" office:value-type="string">
            <text:p>PASS</text:p>
          </table:table-cell>
          <table:table-cell table:number-columns-repeated="1015"/>
        </table:table-row>
        <table:table-row table:style-name="ro1" table:number-rows-repeated="3">
          <table:table-cell table:number-columns-repeated="1024"/>
        </table:table-row>
        <table:table-row table:style-name="ro1">
          <table:table-cell table:number-columns-repeated="11"/>
          <table:table-cell table:style-name="ce113" table:number-columns-repeated="2"/>
          <table:table-cell table:style-name="ce112" table:number-columns-repeated="2"/>
          <table:table-cell table:number-columns-repeated="1009"/>
        </table:table-row>
        <table:table-row table:style-name="ro1" table:number-rows-repeated="32">
          <table:table-cell table:number-columns-repeated="1024"/>
        </table:table-row>
        <table:table-row table:style-name="ro119">
          <table:table-cell office:value-type="string">
            <text:p>PS0056_AcceptSurvey</text:p>
          </table:table-cell>
          <table:table-cell table:number-columns-repeated="1023"/>
        </table:table-row>
        <table:table-row table:style-name="ro1" table:number-rows-repeated="65386">
          <table:table-cell table:number-columns-repeated="1024"/>
        </table:table-row>
        <table:table-row table:style-name="ro1">
          <table:table-cell table:number-columns-repeated="1024"/>
        </table:table-row>
      </table:table>
      <table:table table:name="Surveys_Questionnaires" table:style-name="ta3" table:print="false">
        <office:forms form:automatic-focus="false" form:apply-design-mode="false"/>
        <table:table-column table:style-name="co15" table:number-columns-repeated="2" table:default-cell-style-name="ce393"/>
        <table:table-column table:style-name="co192" table:default-cell-style-name="ce393"/>
        <table:table-column table:style-name="co82" table:default-cell-style-name="ce393"/>
        <table:table-column table:style-name="co193" table:default-cell-style-name="ce393"/>
        <table:table-column table:style-name="co15" table:default-cell-style-name="ce393"/>
        <table:table-column table:style-name="co194" table:default-cell-style-name="ce393"/>
        <table:table-column table:style-name="co195" table:default-cell-style-name="ce393"/>
        <table:table-column table:style-name="co15" table:number-columns-repeated="4" table:default-cell-style-name="ce393"/>
        <table:table-column table:style-name="co196" table:default-cell-style-name="ce393"/>
        <table:table-column table:style-name="co15" table:number-columns-repeated="1011" table:default-cell-style-name="ce393"/>
        <table:table-row table:style-name="ro229">
          <table:table-cell table:style-name="ce388" office:value-type="string">
            <text:p>TEST CASE ID</text:p>
          </table:table-cell>
          <table:table-cell table:style-name="ce388" office:value-type="string">
            <text:p>PRIORITY</text:p>
          </table:table-cell>
          <table:table-cell table:style-name="ce388" office:value-type="string">
            <text:p>TITLE</text:p>
          </table:table-cell>
          <table:table-cell table:style-name="ce388" office:value-type="string">
            <text:p>SET UP</text:p>
          </table:table-cell>
          <table:table-cell table:style-name="ce388" office:value-type="string">
            <text:p>STEPS</text:p>
          </table:table-cell>
          <table:table-cell table:style-name="ce388" office:value-type="string">
            <text:p>TEST DATA</text:p>
          </table:table-cell>
          <table:table-cell table:style-name="ce388" office:value-type="string">
            <text:p>EXPECTED RESULTS</text:p>
          </table:table-cell>
          <table:table-cell table:style-name="ce388" office:value-type="string">
            <text:p>ACTUAL RESULT</text:p>
          </table:table-cell>
          <table:table-cell table:style-name="ce388" office:value-type="string">
            <text:p>RESULT</text:p>
          </table:table-cell>
          <table:table-cell table:style-name="ce388" office:value-type="string">
            <text:p>AUTOMATED</text:p>
          </table:table-cell>
          <table:table-cell table:style-name="ce388" office:value-type="string">
            <text:p>TICKET ID</text:p>
          </table:table-cell>
          <table:table-cell table:style-name="ce388" office:value-type="string">
            <text:p>COMMENT</text:p>
          </table:table-cell>
          <table:table-cell table:style-name="ce388" office:value-type="string">
            <text:p>DATE : <text:s/>J, 2012</text:p>
            <text:p>REVISION: 3955</text:p>
            <text:p>BROWSER: Google Chrome</text:p>
          </table:table-cell>
          <table:table-cell table:style-name="ce413" table:number-columns-repeated="1003"/>
          <table:table-cell table:style-name="ce389" table:number-columns-repeated="2"/>
          <table:table-cell table:style-name="ce63" table:number-columns-repeated="4"/>
          <table:table-cell table:number-columns-repeated="2"/>
        </table:table-row>
        <table:table-row table:style-name="ro51">
          <table:table-cell table:style-name="ce389" office:value-type="string">
            <text:p>SQ0001_AddQuestionnaire</text:p>
          </table:table-cell>
          <table:table-cell table:style-name="ce62" office:value-type="string">
            <text:p>L1</text:p>
          </table:table-cell>
          <table:table-cell table:style-name="ce389" office:value-type="string">
            <text:p>Add New Questionnaire</text:p>
          </table:table-cell>
          <table:table-cell table:style-name="ce389"/>
          <table:table-cell table:style-name="ce406"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5. Click on Questionnaires tab</text:p>
            <text:p>6. Click on ''Add new' Questionnaire' button</text:p>
            <text:p>7. Click on Close</text:p>
          </table:table-cell>
          <table:table-cell table:style-name="ce399"/>
          <table:table-cell table:style-name="ce39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style-name="ce389" table:number-columns-repeated="1005"/>
          <table:table-cell table:style-name="ce63" table:number-columns-repeated="4"/>
          <table:table-cell table:number-columns-repeated="2"/>
        </table:table-row>
        <table:table-row table:style-name="ro56">
          <table:table-cell table:style-name="ce389" office:value-type="string">
            <text:p>SQ0002_AddQuestionnaireName</text:p>
          </table:table-cell>
          <table:table-cell table:style-name="ce177" office:value-type="string">
            <text:p>L1</text:p>
          </table:table-cell>
          <table:table-cell table:style-name="ce389" office:value-type="string">
            <text:p>Add New Questionnaire Name</text:p>
          </table:table-cell>
          <table:table-cell table:style-name="ce394"/>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 Questionnaire button.</text:p>
            <text:p>7. Enter Questionnaire Name</text:p>
            <text:p>8. Click on Close</text:p>
          </table:table-cell>
          <table:table-cell table:style-name="ce402" office:value-type="string">
            <text:p>“Questionnaire1”</text:p>
          </table:table-cell>
          <table:table-cell table:style-name="ce402" office:value-type="string">
            <text:p>1.Verify <text:s/>that name of Questionnaire should be upda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8">
          <table:table-cell table:style-name="ce389" office:value-type="string">
            <text:p>SQ0003_AddQuestionnaireSurveyAboutAsThisPlan</text:p>
          </table:table-cell>
          <table:table-cell table:style-name="ce177" office:value-type="string">
            <text:p>L1</text:p>
          </table:table-cell>
          <table:table-cell table:style-name="ce389" office:value-type="string">
            <text:p>Add New Questionnaire SurveyAbout for this plan</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this plan'</text:p>
            <text:p>9. Click on Close</text:p>
          </table:table-cell>
          <table:table-cell table:style-name="ce402" office:value-type="string">
            <text:p>“Questionnaire2”</text:p>
          </table:table-cell>
          <table:table-cell table:style-name="ce40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8">
          <table:table-cell table:style-name="ce389" office:value-type="string">
            <text:p>SQ0004_AddQuestionnaireSurveyAboutAsAgent</text:p>
          </table:table-cell>
          <table:table-cell table:style-name="ce177" office:value-type="string">
            <text:p>L1</text:p>
          </table:table-cell>
          <table:table-cell table:style-name="ce389" office:value-type="string">
            <text:p>Add New Questionnaire SurveyAbout for Agent</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agent'</text:p>
            <text:p>9. Click on Close</text:p>
          </table:table-cell>
          <table:table-cell table:style-name="ce402" office:value-type="string">
            <text:p>“Questionnaire3”</text:p>
          </table:table-cell>
          <table:table-cell table:style-name="ce40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8">
          <table:table-cell table:style-name="ce389" office:value-type="string">
            <text:p>SQ0005_AddQuestionnaireSurveyAboutAsEvent</text:p>
          </table:table-cell>
          <table:table-cell table:style-name="ce177" office:value-type="string">
            <text:p>L1</text:p>
          </table:table-cell>
          <table:table-cell table:style-name="ce389" office:value-type="string">
            <text:p>Add New Questionnaire SurveyAbout for Event</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Add new' 'Questionnaire button.</text:p>
            <text:p>7. Enter Questionnaire Name</text:p>
            <text:p>8. Select SurveyAbout as 'event'</text:p>
            <text:p>9. Click on Close</text:p>
          </table:table-cell>
          <table:table-cell table:style-name="ce402" office:value-type="string">
            <text:p>“Questionnaire4”</text:p>
          </table:table-cell>
          <table:table-cell table:style-name="ce40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00">
          <table:table-cell table:style-name="ce389" office:value-type="string">
            <text:p>SQ0006_AddQuestionnaireSurveyAboutAsInformationFlow</text:p>
          </table:table-cell>
          <table:table-cell table:style-name="ce177" office:value-type="string">
            <text:p>L1</text:p>
          </table:table-cell>
          <table:table-cell table:style-name="ce389" office:value-type="string">
            <text:p>Add New Questionnaire Survey About for Information Flow</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402" office:value-type="string">
            <text:p>“Questionnaire5”</text:p>
          </table:table-cell>
          <table:table-cell table:style-name="ce40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61">
          <table:table-cell table:style-name="ce389" office:value-type="string">
            <text:p>SQ0007_AddQuestionnaireSurveyAboutAsOrganization</text:p>
          </table:table-cell>
          <table:table-cell table:style-name="ce177" office:value-type="string">
            <text:p>L1</text:p>
          </table:table-cell>
          <table:table-cell table:style-name="ce389" office:value-type="string">
            <text:p>Add New Questionnaire Survey About for Organization</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 as 'organization'</text:p>
            <text:p>9. Click on Close</text:p>
          </table:table-cell>
          <table:table-cell table:style-name="ce402" office:value-type="string">
            <text:p>“Questionnaire1”</text:p>
          </table:table-cell>
          <table:table-cell table:style-name="ce40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61">
          <table:table-cell table:style-name="ce389" office:value-type="string">
            <text:p>SQ0008_AddQuestionnaireSurveyAboutAsPhaseOfEvents</text:p>
          </table:table-cell>
          <table:table-cell table:style-name="ce177" office:value-type="string">
            <text:p>L1</text:p>
          </table:table-cell>
          <table:table-cell table:style-name="ce389" office:value-type="string">
            <text:p>Add New Questionnaire SurveyAbout for Phase as Event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phases of events'</text:p>
            <text:p>9. Click on Close</text:p>
          </table:table-cell>
          <table:table-cell table:style-name="ce402" office:value-type="string">
            <text:p>“Questionnaire7”</text:p>
          </table:table-cell>
          <table:table-cell table:style-name="ce40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8">
          <table:table-cell table:style-name="ce389" office:value-type="string">
            <text:p>SQ0009_AddQuestionnaireSurveyAboutAsPlaces</text:p>
          </table:table-cell>
          <table:table-cell table:style-name="ce177" office:value-type="string">
            <text:p>L1</text:p>
          </table:table-cell>
          <table:table-cell table:style-name="ce389" office:value-type="string">
            <text:p>Add New Questionnaire SurveyAbout for Place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places'</text:p>
            <text:p>9. Click on Close</text:p>
          </table:table-cell>
          <table:table-cell table:style-name="ce402" office:value-type="string">
            <text:p>“Questionnaire8”</text:p>
          </table:table-cell>
          <table:table-cell table:style-name="ce40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61">
          <table:table-cell table:style-name="ce390" office:value-type="string">
            <text:p>SQ0010_AddQuestionnaireSurveyAboutAsPlanSegment</text:p>
          </table:table-cell>
          <table:table-cell table:style-name="ce177" office:value-type="string">
            <text:p>L1</text:p>
          </table:table-cell>
          <table:table-cell table:style-name="ce389" office:value-type="string">
            <text:p>Add New Questionnaire SurveyAbout for Plan Segment</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plan segments'</text:p>
            <text:p>9. Click on Close</text:p>
          </table:table-cell>
          <table:table-cell table:style-name="ce402" office:value-type="string">
            <text:p>“Questionnaire11”</text:p>
          </table:table-cell>
          <table:table-cell table:style-name="ce40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8">
          <table:table-cell table:style-name="ce389" office:value-type="string">
            <text:p>SQ0011_AddQuestionnaireSurveyAboutAsRole</text:p>
          </table:table-cell>
          <table:table-cell table:style-name="ce177" office:value-type="string">
            <text:p>L1</text:p>
          </table:table-cell>
          <table:table-cell table:style-name="ce389" office:value-type="string">
            <text:p>Add New Questionnaire SurveyAbout for Role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roles'</text:p>
            <text:p>9. Click on Close</text:p>
          </table:table-cell>
          <table:table-cell table:style-name="ce402" office:value-type="string">
            <text:p>“Questionnaire11”</text:p>
          </table:table-cell>
          <table:table-cell table:style-name="ce40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61">
          <table:table-cell table:style-name="ce389" office:value-type="string">
            <text:p>SQ0012_AddQuestionnaireSurveyAboutAsSharingRequirements</text:p>
          </table:table-cell>
          <table:table-cell table:style-name="ce177" office:value-type="string">
            <text:p>L1</text:p>
          </table:table-cell>
          <table:table-cell table:style-name="ce389" office:value-type="string">
            <text:p>Add New Questionnaire Survey About for this Sharing requirement 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 as 'sharing requirements'</text:p>
            <text:p>9. Click on Close</text:p>
          </table:table-cell>
          <table:table-cell table:style-name="ce402" office:value-type="string">
            <text:p>“Questionnaire11”</text:p>
          </table:table-cell>
          <table:table-cell table:style-name="ce40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8">
          <table:table-cell table:style-name="ce389" office:value-type="string">
            <text:p>SQ0013_AddQuestionnaireSurveyAboutAsTasks</text:p>
          </table:table-cell>
          <table:table-cell table:style-name="ce177" office:value-type="string">
            <text:p>L2</text:p>
          </table:table-cell>
          <table:table-cell table:style-name="ce389" office:value-type="string">
            <text:p>Add New Questionnaire Survey About for Task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 as 'tasks'</text:p>
            <text:p>9. Click on Close</text:p>
          </table:table-cell>
          <table:table-cell table:style-name="ce402" office:value-type="string">
            <text:p>“Questionnaire11”</text:p>
          </table:table-cell>
          <table:table-cell table:style-name="ce40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61">
          <table:table-cell table:style-name="ce389" office:value-type="string">
            <text:p>SQ0014_AddQuestionnaireSurveyAboutAsTransmissionMedia</text:p>
          </table:table-cell>
          <table:table-cell table:style-name="ce62" office:value-type="string">
            <text:p>L1</text:p>
          </table:table-cell>
          <table:table-cell table:style-name="ce389" office:value-type="string">
            <text:p>Add New Questionnaire SurveyAbout for Transmission Media</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transmission media'</text:p>
            <text:p>9. Click on Close</text:p>
          </table:table-cell>
          <table:table-cell table:style-name="ce402" office:value-type="string">
            <text:p>“Questionnaire11”</text:p>
          </table:table-cell>
          <table:table-cell table:style-name="ce40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00">
          <table:table-cell table:style-name="ce389" office:value-type="string">
            <text:p>SQ0015_ActivateQuestionnaire</text:p>
          </table:table-cell>
          <table:table-cell table:style-name="ce177" office:value-type="string">
            <text:p>L0</text:p>
          </table:table-cell>
          <table:table-cell table:style-name="ce399" office:value-type="string">
            <text:p>Activate Questionnaire</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402" office:value-type="string">
            <text:p>“Questionnaire11”</text:p>
          </table:table-cell>
          <table:table-cell table:style-name="ce389" office:value-type="string">
            <text:p>1.Verify that questionnaire can be activated and its status should be 'ACTIVE'</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198">
          <table:table-cell table:style-name="ce389" office:value-type="string">
            <text:p>SQ0016_DeactivateQuestionnaire</text:p>
          </table:table-cell>
          <table:table-cell table:style-name="ce177" office:value-type="string">
            <text:p>L1</text:p>
          </table:table-cell>
          <table:table-cell table:style-name="ce399" office:value-type="string">
            <text:p>Deactivate Questionnaire</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402" office:value-type="string">
            <text:p>“Questionnaire11”</text:p>
          </table:table-cell>
          <table:table-cell table:style-name="ce389" office:value-type="string">
            <text:p>1.Verify that Questionnaire should be deactivated and its status should be 'INACTIVE'</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0">
          <table:table-cell table:style-name="ce389" office:value-type="string">
            <text:p>SQ0017_DeleteQuestionnaire</text:p>
          </table:table-cell>
          <table:table-cell table:style-name="ce394" office:value-type="string">
            <text:p>L1</text:p>
          </table:table-cell>
          <table:table-cell table:style-name="ce399" office:value-type="string">
            <text:p>Delete Questionnaire</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Delete Questionnaire' button</text:p>
            <text:p>10. Click on Close</text:p>
          </table:table-cell>
          <table:table-cell table:style-name="ce402" office:value-type="string">
            <text:p>“Questionnaire11”</text:p>
          </table:table-cell>
          <table:table-cell table:style-name="ce389" office:value-type="string">
            <text:p>1.Verify that Questionnaire should be delet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389" office:value-type="string">
            <text:p>SQ0018_AddQuestion</text:p>
          </table:table-cell>
          <table:table-cell table:style-name="ce394" office:value-type="string">
            <text:p>L1</text:p>
          </table:table-cell>
          <table:table-cell table:style-name="ce399" office:value-type="string">
            <text:p>Add New Question</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402" office:value-type="string">
            <text:p>“Questionnaire11”</text:p>
          </table:table-cell>
          <table:table-cell table:style-name="ce389" office:value-type="string">
            <text:p>1.Verify that Question can be added in questionnaire with “(Inactive) --TBD--” details</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98">
          <table:table-cell table:style-name="ce391" office:value-type="string">
            <text:p>SQ0019_AddQuestioName</text:p>
          </table:table-cell>
          <table:table-cell table:style-name="ce395" office:value-type="string">
            <text:p>L0</text:p>
          </table:table-cell>
          <table:table-cell table:style-name="ce47" office:value-type="string">
            <text:p>Add New Question Name</text:p>
          </table:table-cell>
          <table:table-cell table:style-name="ce403"/>
          <table:table-cell table:style-name="ce408"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403" office:value-type="string">
            <text:p>“This is Question”</text:p>
          </table:table-cell>
          <table:table-cell table:style-name="ce391" office:value-type="string">
            <text:p>Verify that Question can be added in questionnaire with “(Inactive) This is Question” details</text:p>
          </table:table-cell>
          <table:table-cell table:style-name="ce410"/>
          <table:table-cell table:style-name="ce40" office:value-type="string">
            <text:p>PASS</text:p>
          </table:table-cell>
          <table:table-cell table:style-name="ce396" office:value-type="string">
            <text:p>YES</text:p>
          </table:table-cell>
          <table:table-cell table:style-name="ce396" table:number-columns-repeated="2"/>
          <table:table-cell table:style-name="ce396" office:value-type="string">
            <text:p>YES</text:p>
          </table:table-cell>
          <table:table-cell table:style-name="ce396" table:number-columns-repeated="1005"/>
          <table:table-cell table:style-name="ce415" table:number-columns-repeated="4"/>
          <table:table-cell table:style-name="ce42" table:number-columns-repeated="2"/>
        </table:table-row>
        <table:table-row table:style-name="ro205">
          <table:table-cell table:style-name="ce389" office:value-type="string">
            <text:p>SQ0020_ActivateQuestion</text:p>
          </table:table-cell>
          <table:table-cell table:style-name="ce177" office:value-type="string">
            <text:p>L1</text:p>
          </table:table-cell>
          <table:table-cell table:style-name="ce399" office:value-type="string">
            <text:p>Activate Question</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402"/>
          <table:table-cell table:style-name="ce389" office:value-type="string">
            <text:p>Verify that question can be activated with 'This is Question' details</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6">
          <table:table-cell table:style-name="ce389" office:value-type="string">
            <text:p>SQ0021_DeactivateQuestion</text:p>
          </table:table-cell>
          <table:table-cell table:style-name="ce177" office:value-type="string">
            <text:p>L1</text:p>
          </table:table-cell>
          <table:table-cell table:style-name="ce399" office:value-type="string">
            <text:p>Deactivate Question</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402" office:value-type="string">
            <text:p>“This is Question”</text:p>
          </table:table-cell>
          <table:table-cell table:style-name="ce389" office:value-type="string">
            <text:p>Verify that question can be deactivated with '(Inactive) This is Question' details</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5">
          <table:table-cell table:style-name="ce389" office:value-type="string">
            <text:p>SQ0022_DeleteQuestion</text:p>
          </table:table-cell>
          <table:table-cell table:style-name="ce177" office:value-type="string">
            <text:p>L1</text:p>
          </table:table-cell>
          <table:table-cell table:style-name="ce399" office:value-type="string">
            <text:p>Delete Question</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402" office:value-type="string">
            <text:p>“This is Question”</text:p>
          </table:table-cell>
          <table:table-cell table:style-name="ce389" office:value-type="string">
            <text:p>Verify that Question can be dele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6">
          <table:table-cell table:style-name="ce389" office:value-type="string">
            <text:p>SQ0023_SelectQuestionAnswerAsStatement</text:p>
          </table:table-cell>
          <table:table-cell table:style-name="ce177" office:value-type="string">
            <text:p>L1</text:p>
          </table:table-cell>
          <table:table-cell table:style-name="ce399" office:value-type="string">
            <text:p>Answer as Statement</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402" office:value-type="string">
            <text:p>“This is Question”, Statement</text:p>
          </table:table-cell>
          <table:table-cell table:style-name="ce389" office:value-type="string">
            <text:p>Verify that answer can be selected as 'Statement'</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6">
          <table:table-cell table:style-name="ce389" office:value-type="string">
            <text:p>SQ0024_SelectQuestionAnswerAsDocument</text:p>
          </table:table-cell>
          <table:table-cell table:style-name="ce177" office:value-type="string">
            <text:p>L1</text:p>
          </table:table-cell>
          <table:table-cell table:style-name="ce399" office:value-type="string">
            <text:p>Answer as Document</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402" office:value-type="string">
            <text:p>“This is Question”, Document</text:p>
          </table:table-cell>
          <table:table-cell table:style-name="ce389" office:value-type="string">
            <text:p>Verify that answer can be selected as 'Document' and various options are display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6">
          <table:table-cell table:style-name="ce389" office:value-type="string">
            <text:p>SQ0025_SelectQuestionAnswerAsEssay</text:p>
          </table:table-cell>
          <table:table-cell table:style-name="ce177" office:value-type="string">
            <text:p>L1</text:p>
          </table:table-cell>
          <table:table-cell table:style-name="ce399" office:value-type="string">
            <text:p>Answer as Essay</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402" office:value-type="string">
            <text:p>“This is Question”, </text:p>
            <text:p>Essay</text:p>
          </table:table-cell>
          <table:table-cell table:style-name="ce389" office:value-type="string">
            <text:p>Verify that answer can be selected as 'essay' and various options are display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6">
          <table:table-cell table:style-name="ce389" office:value-type="string">
            <text:p>SQ0026_SelectQuestionAnswerAsChoice</text:p>
          </table:table-cell>
          <table:table-cell table:style-name="ce177" office:value-type="string">
            <text:p>L1</text:p>
          </table:table-cell>
          <table:table-cell table:style-name="ce399" office:value-type="string">
            <text:p>Answer as Choice</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402" office:value-type="string">
            <text:p>“This is Question”, Choice</text:p>
          </table:table-cell>
          <table:table-cell table:style-name="ce389" office:value-type="string">
            <text:p>Verify that answer can be selected as 'choice' and various options are displayed and a text field appears</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30">
          <table:table-cell table:style-name="ce389" office:value-type="string">
            <text:p>SQ0027_ChoiceDetails</text:p>
          </table:table-cell>
          <table:table-cell table:style-name="ce177" office:value-type="string">
            <text:p>L1</text:p>
          </table:table-cell>
          <table:table-cell table:style-name="ce399" office:value-type="string">
            <text:p>Answer as Choice and enter details</text:p>
          </table:table-cell>
          <table:table-cell table:style-name="ce402"/>
          <table:table-cell table:style-name="ce406"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402" office:value-type="string">
            <text:p>“This is Question”, Choice, </text:p>
            <text:p>“Choice One”</text:p>
          </table:table-cell>
          <table:table-cell table:style-name="ce389" office:value-type="string">
            <text:p>1. Verify that answer can be selected as 'choice' and various options are displayed and a text field appears.</text:p>
            <text:p>2. Choice 1 can be entered. <text:s text:c="7"/><text:s text:c="17"/></text:p>
            <text:p>3. Delete icon is creat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8">
          <table:table-cell table:style-name="ce62" office:value-type="string">
            <text:p>SQ0028_ChoiceDetailsOption2</text:p>
          </table:table-cell>
          <table:table-cell table:style-name="ce177" office:value-type="string">
            <text:p>L1</text:p>
          </table:table-cell>
          <table:table-cell table:style-name="ce399" office:value-type="string">
            <text:p>Answer as Choice and enter 2 options</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402" office:value-type="string">
            <text:p>“This is Question”, Choice, “Choice One”,”Choice two”</text:p>
          </table:table-cell>
          <table:table-cell table:style-name="ce38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31">
          <table:table-cell table:style-name="ce62" office:value-type="string">
            <text:p>SQ0029_DeleteChoice</text:p>
          </table:table-cell>
          <table:table-cell table:style-name="ce177" office:value-type="string">
            <text:p>L1</text:p>
          </table:table-cell>
          <table:table-cell table:style-name="ce62" office:value-type="string">
            <text:p>Delete the Choice</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402"/>
          <table:table-cell table:style-name="ce38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5">
          <table:table-cell table:style-name="ce62" office:value-type="string">
            <text:p>SQ0030_SelectQuestionAnswerAsYesOrNo</text:p>
          </table:table-cell>
          <table:table-cell table:style-name="ce177" office:value-type="string">
            <text:p>L1</text:p>
          </table:table-cell>
          <table:table-cell table:style-name="ce62" office:value-type="string">
            <text:p>Answer as 'Yes or No'</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402" office:value-type="string">
            <text:p>“This is Question”, Yes or No</text:p>
          </table:table-cell>
          <table:table-cell table:style-name="ce389" office:value-type="string">
            <text:p>Verify that answer can be selected as 'yes or no' and various options are display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32">
          <table:table-cell table:style-name="ce62" office:value-type="string">
            <text:p>SQ0031_SelectQuestionAnswerAsShortText</text:p>
          </table:table-cell>
          <table:table-cell table:style-name="ce177" office:value-type="string">
            <text:p>L1</text:p>
          </table:table-cell>
          <table:table-cell table:style-name="ce62" office:value-type="string">
            <text:p>Answer as 'Short text'</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402" office:value-type="string">
            <text:p>“This is Question”,</text:p>
            <text:p><text:s/>Yes or No</text:p>
          </table:table-cell>
          <table:table-cell table:style-name="ce389" office:value-type="string">
            <text:p>Verify that answer can be selected as 'Short text' and various options are display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33">
          <table:table-cell table:style-name="ce62" office:value-type="string">
            <text:p>SQ0032_CreateSurveyForThisPlan</text:p>
          </table:table-cell>
          <table:table-cell table:style-name="ce177" office:value-type="string">
            <text:p>L1</text:p>
          </table:table-cell>
          <table:table-cell table:style-name="ce62" office:value-type="string">
            <text:p>Survey for Plan</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his plan</text:p>
            <text:p>7. Click on Show pop up menu and select 'About plan'.</text:p>
            <text:p>8. Click on 'Survey' .</text:p>
            <text:p>9.Click open button.</text:p>
            <text:p>10.Click on Close <text:s text:c="26"/><text:s text:c="9"/></text:p>
          </table:table-cell>
          <table:table-cell table:style-name="ce40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34">
          <table:table-cell table:style-name="ce62" office:value-type="string">
            <text:p>SQ0033_RetireThisSurvey</text:p>
          </table:table-cell>
          <table:table-cell table:style-name="ce177" office:value-type="string">
            <text:p>L1</text:p>
          </table:table-cell>
          <table:table-cell table:style-name="ce62" office:value-type="string">
            <text:p>Retire this survey</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his plan</text:p>
            <text:p>7. Click on Show pop up menu.</text:p>
            <text:p>8. Click on 'Surveys' tab.</text:p>
            <text:p>9. Click on Open button</text:p>
            <text:p>11. Click on 'Retire this survey' button <text:s text:c="32"/></text:p>
            <text:p>12.Click on Close. <text:s text:c="25"/><text:s text:c="10"/>13.Click on 'Sign out' user.</text:p>
          </table:table-cell>
          <table:table-cell table:style-name="ce40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77" table:number-columns-repeated="3"/>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61">
          <table:table-cell table:style-name="ce62" office:value-type="string">
            <text:p>SQ0034_ActivateSurvey</text:p>
          </table:table-cell>
          <table:table-cell table:style-name="ce177" office:value-type="string">
            <text:p>L1</text:p>
          </table:table-cell>
          <table:table-cell table:style-name="ce62" office:value-type="string">
            <text:p>Activate this survey</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his plan</text:p>
            <text:p>7. Click on Surveys tab.</text:p>
            <text:p>8.Click open button</text:p>
            <text:p>9. Click on Activate this survey button</text:p>
          </table:table-cell>
          <table:table-cell table:style-name="ce40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77" table:number-columns-repeated="3"/>
          <table:table-cell table:style-name="ce394"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0">
          <table:table-cell table:style-name="ce40" office:value-type="string">
            <text:p>SQ0035_CreateSurveyForTask</text:p>
          </table:table-cell>
          <table:table-cell table:style-name="ce396" office:value-type="string">
            <text:p>L1</text:p>
          </table:table-cell>
          <table:table-cell table:style-name="ce40" office:value-type="string">
            <text:p>Survey for task</text:p>
          </table:table-cell>
          <table:table-cell table:style-name="ce396"/>
          <table:table-cell table:style-name="ce408"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ask'</text:p>
            <text:p>7. Click on default task.</text:p>
            <text:p>8. Click Show pop up menu of task.</text:p>
            <text:p>9. Click on Survey under show pop up menu.</text:p>
            <text:p>10. Click on Launch link</text:p>
          </table:table-cell>
          <table:table-cell table:style-name="ce403"/>
          <table:table-cell table:style-name="ce40" office:value-type="string">
            <text:p>1.Verify that survey is launched</text:p>
            <text:p>2.Verify that survey can be created for task</text:p>
          </table:table-cell>
          <table:table-cell table:style-name="ce40" office:value-type="string">
            <text:p>1.The survey is launched</text:p>
            <text:p>2.The survey can be created for task</text:p>
          </table:table-cell>
          <table:table-cell table:style-name="ce40" office:value-type="string">
            <text:p>PASS</text:p>
          </table:table-cell>
          <table:table-cell table:style-name="ce396" table:number-columns-repeated="3"/>
          <table:table-cell table:style-name="ce395" office:value-type="string">
            <text:p>YES</text:p>
          </table:table-cell>
          <table:table-cell table:style-name="ce396" table:number-columns-repeated="1005"/>
          <table:table-cell table:style-name="ce415" table:number-columns-repeated="4"/>
          <table:table-cell table:style-name="ce42" table:number-columns-repeated="2"/>
        </table:table-row>
        <table:table-row table:style-name="ro205">
          <table:table-cell table:style-name="ce62" office:value-type="string">
            <text:p>SQ0036_CreateSurveyForAgent</text:p>
          </table:table-cell>
          <table:table-cell table:style-name="ce177" office:value-type="string">
            <text:p>L1</text:p>
          </table:table-cell>
          <table:table-cell table:style-name="ce62" office:value-type="string">
            <text:p>Survey for Agents</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ask'</text:p>
            <text:p>7. Click on default task.</text:p>
            <text:p>8. Add agent under task.</text:p>
            <text:p>9. Click on Agent link of task.</text:p>
            <text:p>10. Click on 'Show' pop up menu of Agent.</text:p>
            <text:p>11. Click on Survey under show pop up menu.</text:p>
            <text:p>12. Click on Launch link</text:p>
          </table:table-cell>
          <table:table-cell table:style-name="ce402"/>
          <table:table-cell table:style-name="ce62" office:value-type="string">
            <text:p>1.Verify that survey is launched</text:p>
            <text:p>2.Verify that survey can be created for Agent</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5">
          <table:table-cell table:style-name="ce62" office:value-type="string">
            <text:p>SQ0037_CreateSurveyForRole</text:p>
          </table:table-cell>
          <table:table-cell table:style-name="ce177" office:value-type="string">
            <text:p>L1</text:p>
          </table:table-cell>
          <table:table-cell table:style-name="ce62" office:value-type="string">
            <text:p>Survey for Role</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Role'</text:p>
            <text:p>7. Click on default task.</text:p>
            <text:p>8. Add Role under task.</text:p>
            <text:p>9. Click on Role link of task.</text:p>
            <text:p>10. Click on 'Show' pop up menu of Role.</text:p>
            <text:p>11. Click on Survey under show pop up menu.</text:p>
            <text:p>12. Click on Launch link</text:p>
          </table:table-cell>
          <table:table-cell table:style-name="ce402"/>
          <table:table-cell table:style-name="ce62" office:value-type="string">
            <text:p>1.Verify that survey is launched</text:p>
            <text:p>2.Verify that survey can be created for Role</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1">
          <table:table-cell table:style-name="ce62" office:value-type="string">
            <text:p>SQ0038_CreateSurveyForEvent</text:p>
          </table:table-cell>
          <table:table-cell table:style-name="ce177" office:value-type="string">
            <text:p>L1</text:p>
          </table:table-cell>
          <table:table-cell table:style-name="ce62" office:value-type="string">
            <text:p>Survey for Events</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Events'</text:p>
            <text:p>7. Click on Activate Questionnaire.</text:p>
            <text:p>8. Click on Show pop up menu.</text:p>
            <text:p>9. Click on 'Events in scope' under 'Scoping' pop up menu.</text:p>
            <text:p>10. Click on 'unnamed' event.</text:p>
            <text:p>11. Click on 'Show' pop up menu of Event.</text:p>
            <text:p>12. Click on Survey under show pop up menu.</text:p>
            <text:p>13. Click on Launch link</text:p>
            <text:p>14. Click on Close</text:p>
          </table:table-cell>
          <table:table-cell table:style-name="ce402"/>
          <table:table-cell table:style-name="ce62" office:value-type="string">
            <text:p>1.Verify that survey is launched</text:p>
            <text:p>2.Verify that survey can be created for Event</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6">
          <table:table-cell table:style-name="ce62" office:value-type="string">
            <text:p>SQ0039_CreateSurveyForPlaces</text:p>
          </table:table-cell>
          <table:table-cell table:style-name="ce177" office:value-type="string">
            <text:p>L1</text:p>
          </table:table-cell>
          <table:table-cell table:style-name="ce62" office:value-type="string">
            <text:p>Survey for Places</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Places'</text:p>
            <text:p>7. Click on Activate Questionnaire.</text:p>
            <text:p>8. Click on 'About Plan' under <text:s/>Show pop up menu.</text:p>
            <text:p>9. Add places under About plan..</text:p>
            <text:p>10. Click on 'Locale' link.</text:p>
            <text:p>11. Click on 'Show' pop up menu of Locale/Places.</text:p>
            <text:p>12. Click on Survey under show pop up menu.</text:p>
            <text:p>13. Click on Launch link</text:p>
          </table:table-cell>
          <table:table-cell table:style-name="ce402"/>
          <table:table-cell table:style-name="ce62" office:value-type="string">
            <text:p>1.Verify that survey is launched</text:p>
            <text:p>2.Verify that survey can be created for Places</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6">
          <table:table-cell table:style-name="ce62" office:value-type="string">
            <text:p>SQ0040_CreateSurveyForOrganization</text:p>
          </table:table-cell>
          <table:table-cell table:style-name="ce177" office:value-type="string">
            <text:p>L1</text:p>
          </table:table-cell>
          <table:table-cell table:style-name="ce62" office:value-type="string">
            <text:p>Survey for Organization</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Organization'</text:p>
            <text:p>7. Click on Activate Questionnaire.</text:p>
            <text:p>8. <text:s/>Add Organization under 'Scoping' popup menu.</text:p>
            <text:p>9. Click on 'Organization' link.</text:p>
            <text:p>10. Click on 'Show' pop up menu of Organization.</text:p>
            <text:p>11. Click on Survey under show pop up menu.</text:p>
            <text:p>12. Click on Launch link</text:p>
            <text:p>13. Click on Close</text:p>
          </table:table-cell>
          <table:table-cell table:style-name="ce402"/>
          <table:table-cell table:style-name="ce62" office:value-type="string">
            <text:p>1.Verify that survey is launched</text:p>
            <text:p>2.Verify that survey can be created for Organization</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62" office:value-type="string">
            <text:p>SQ0041_CreateSurveyForInformationFlows</text:p>
          </table:table-cell>
          <table:table-cell table:style-name="ce177" office:value-type="string">
            <text:p>L1</text:p>
          </table:table-cell>
          <table:table-cell table:style-name="ce62" office:value-type="string">
            <text:p>Survey for Information Flows</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Information Flows'</text:p>
            <text:p>7. Click on Activate Questionnaire.</text:p>
            <text:p>8. Click on Info Receives or Sends '+Add' button.</text:p>
            <text:p>9. Click on 'Survey' under show pop up menu.</text:p>
            <text:p>10. Click on Launch link</text:p>
          </table:table-cell>
          <table:table-cell table:style-name="ce402"/>
          <table:table-cell table:style-name="ce62" office:value-type="string">
            <text:p>1.Verify that survey is launched</text:p>
            <text:p>2.Verify that survey can be created for Information Flow</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5">
          <table:table-cell table:style-name="ce62" office:value-type="string">
            <text:p>SQ0042_CreateSurveyForPhasesOfEvents</text:p>
          </table:table-cell>
          <table:table-cell table:style-name="ce177" office:value-type="string">
            <text:p>L1</text:p>
          </table:table-cell>
          <table:table-cell table:style-name="ce62" office:value-type="string">
            <text:p>Survey for Phases of Events</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Phases of Events'</text:p>
            <text:p>7. Click on Activate Questionnaire.</text:p>
            <text:p>8. Click on About plan under show pop up menu.</text:p>
            <text:p>9. Click on Responding link.</text:p>
            <text:p>10. Click on 'Survey' under show pop up menu.</text:p>
            <text:p>11. Click on Launch link</text:p>
            <text:p>12. Click on Close</text:p>
          </table:table-cell>
          <table:table-cell table:style-name="ce402"/>
          <table:table-cell table:style-name="ce62" office:value-type="string">
            <text:p>1.Verify that survey is launched</text:p>
            <text:p>2.Verify that survey can be created for Phases of events</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98">
          <table:table-cell table:style-name="ce62" office:value-type="string">
            <text:p>SQ0043_CreateSurveyForPlanSegment</text:p>
          </table:table-cell>
          <table:table-cell table:style-name="ce177" office:value-type="string">
            <text:p>L1</text:p>
          </table:table-cell>
          <table:table-cell table:style-name="ce62" office:value-type="string">
            <text:p>Survey for Plan Segment</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Plan Segment'</text:p>
            <text:p>7. Click on Activate Questionnaire.</text:p>
            <text:p>8. Click on About plan segment under show pop up menu.</text:p>
            <text:p>9.Click on 'Survey' under show pop up menu.</text:p>
            <text:p>10. Click on Launch link</text:p>
            <text:p>11. Click on Close</text:p>
          </table:table-cell>
          <table:table-cell table:style-name="ce402"/>
          <table:table-cell table:style-name="ce62" office:value-type="string">
            <text:p>1.Verify that survey is launched</text:p>
            <text:p>2.Verify that survey can be created for Plan Segment</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6">
          <table:table-cell table:style-name="ce62" office:value-type="string">
            <text:p>SQ0044_CreateSurveyForTransmissionMedia</text:p>
          </table:table-cell>
          <table:table-cell table:style-name="ce177" office:value-type="string">
            <text:p>L1</text:p>
          </table:table-cell>
          <table:table-cell table:style-name="ce62" office:value-type="string">
            <text:p>Survey for Transmission Media</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ransmission Media'</text:p>
            <text:p>7. Click on Activate Questionnaire.</text:p>
            <text:p>8. Click on Info Receives or Sends '+Add' button in the Task panel</text:p>
            <text:p>9. 'Add new' Media.</text:p>
            <text:p>10. Click on Media.</text:p>
            <text:p>11. Click on 'Survey' under show pop up menu.</text:p>
            <text:p>12. Click on Launch link</text:p>
            <text:p>13. Click on Close</text:p>
          </table:table-cell>
          <table:table-cell table:style-name="ce402"/>
          <table:table-cell table:style-name="ce62" office:value-type="string">
            <text:p>1.Verify that survey is launched</text:p>
            <text:p>2.Verify that survey can be created for Transmission Media</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1">
          <table:table-cell table:style-name="ce40" office:value-type="string">
            <text:p>SQ0045_CreateSurveyFromTask</text:p>
          </table:table-cell>
          <table:table-cell table:style-name="ce396" office:value-type="string">
            <text:p>L1</text:p>
          </table:table-cell>
          <table:table-cell table:style-name="ce40" office:value-type="string">
            <text:p>Survey from Task</text:p>
          </table:table-cell>
          <table:table-cell table:style-name="ce396"/>
          <table:table-cell table:style-name="ce40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Sign out user.</text:p>
          </table:table-cell>
          <table:table-cell table:style-name="ce403"/>
          <table:table-cell table:style-name="ce40" office:value-type="string">
            <text:p>1.Verify that Data Collection window opens.</text:p>
            <text:p>2.Verify that Survey can be created.</text:p>
            <text:p>3.Auto generated Questionnaire gets created</text:p>
          </table:table-cell>
          <table:table-cell table:style-name="ce40"/>
          <table:table-cell table:style-name="ce40" office:value-type="string">
            <text:p>PASS</text:p>
          </table:table-cell>
          <table:table-cell table:style-name="ce396" table:number-columns-repeated="3"/>
          <table:table-cell table:style-name="ce396" office:value-type="string">
            <text:p>YES</text:p>
          </table:table-cell>
          <table:table-cell table:style-name="ce396" table:number-columns-repeated="1005"/>
          <table:table-cell table:style-name="ce415" table:number-columns-repeated="4"/>
          <table:table-cell table:style-name="ce42" table:number-columns-repeated="2"/>
        </table:table-row>
        <table:table-row table:style-name="ro200">
          <table:table-cell table:style-name="ce62" office:value-type="string">
            <text:p>SQ0046_QuestionnaireForIssueRemediation</text:p>
          </table:table-cell>
          <table:table-cell table:style-name="ce177" office:value-type="string">
            <text:p>L1</text:p>
          </table:table-cell>
          <table:table-cell table:style-name="ce400" office:value-type="string">
            <text:p>Issue remediation </text:p>
          </table:table-cell>
          <table:table-cell table:style-name="ce404"/>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Close.</text:p>
            <text:p>10. Click on Sign out user.</text:p>
          </table:table-cell>
          <table:table-cell table:style-name="ce402"/>
          <table:table-cell table:style-name="ce62" office:value-type="string">
            <text:p>1.Verify that when clicked on check box of issue remediation the questionnaire should appear</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62" office:value-type="string">
            <text:p>SQ0047_EditQuestionnaireOfIssueRemediation</text:p>
          </table:table-cell>
          <table:table-cell table:style-name="ce177" office:value-type="string">
            <text:p>L1</text:p>
          </table:table-cell>
          <table:table-cell table:style-name="ce62" office:value-type="string">
            <text:p>Edit issue remediation</text:p>
          </table:table-cell>
          <table:table-cell table:style-name="ce177"/>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Close.</text:p>
            <text:p>11. Click on Sign out user.</text:p>
          </table:table-cell>
          <table:table-cell table:style-name="ce402"/>
          <table:table-cell table:style-name="ce62" office:value-type="string">
            <text:p>1.Verify that Questionnaire can be edited.</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05">
          <table:table-cell table:style-name="ce62" office:value-type="string">
            <text:p>SQ0048_ChangeTheSequenceOfQuestions</text:p>
          </table:table-cell>
          <table:table-cell table:style-name="ce177" office:value-type="string">
            <text:p>L1</text:p>
          </table:table-cell>
          <table:table-cell table:style-name="ce62" office:value-type="string">
            <text:p>Change Sequence of Questions</text:p>
          </table:table-cell>
          <table:table-cell table:style-name="ce177"/>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any arrow to change the sequence of questions.</text:p>
            <text:p>11. Click on Close.</text:p>
            <text:p>12. Click on Sign out user.</text:p>
          </table:table-cell>
          <table:table-cell table:style-name="ce402"/>
          <table:table-cell table:style-name="ce62" office:value-type="string">
            <text:p>1.Verify that the sequence of questions get changed</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98">
          <table:table-cell table:style-name="ce62" office:value-type="string">
            <text:p>SQ0049_DeleteIssueRemediationQuestionnair</text:p>
          </table:table-cell>
          <table:table-cell table:style-name="ce177" office:value-type="string">
            <text:p>L1</text:p>
          </table:table-cell>
          <table:table-cell table:style-name="ce62" office:value-type="string">
            <text:p>Delete issue remediation questionnaire</text:p>
          </table:table-cell>
          <table:table-cell table:style-name="ce62"/>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Questionnaire tab</text:p>
            <text:p>8. Click on check box of 'issue remediation'</text:p>
            <text:p>9. Click on edit link</text:p>
            <text:p>10. Click on delete Questionnaire.</text:p>
            <text:p>11. Click on Close.</text:p>
            <text:p>12. Click on Sign out user.</text:p>
          </table:table-cell>
          <table:table-cell table:style-name="ce402"/>
          <table:table-cell table:style-name="ce62" office:value-type="string">
            <text:p>1.Verify that Questionnaire gets deleted.</text:p>
            <text:p>2.Verify that the task for which the questionnaire is created having View Survey changes to create survey</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7">
          <table:table-cell table:style-name="ce62" office:value-type="string">
            <text:p>SQ0050_ViewSurveyFromPlanningSurvey</text:p>
          </table:table-cell>
          <table:table-cell table:style-name="ce177" office:value-type="string">
            <text:p>L1</text:p>
          </table:table-cell>
          <table:table-cell table:style-name="ce62" office:value-type="string">
            <text:p>Planning Survey</text:p>
          </table:table-cell>
          <table:table-cell table:style-name="ce177"/>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box of participants.</text:p>
            <text:p>8. Click on 'Request or update participation..' button</text:p>
            <text:p>11. Click on Close.</text:p>
            <text:p>12. Click on Sign out user.</text:p>
          </table:table-cell>
          <table:table-cell table:style-name="ce402"/>
          <table:table-cell table:style-name="ce62" table:number-columns-repeated="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8">
          <table:table-cell table:style-name="ce62" office:value-type="string">
            <text:p>SQ0051_SurveyPreview</text:p>
          </table:table-cell>
          <table:table-cell table:style-name="ce177" office:value-type="string">
            <text:p>L1</text:p>
          </table:table-cell>
          <table:table-cell table:style-name="ce62" office:value-type="string">
            <text:p>Survey Preview</text:p>
          </table:table-cell>
          <table:table-cell table:style-name="ce177"/>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Preview' button.</text:p>
            <text:p>8. Click on Close.</text:p>
            <text:p>9. Click on Sign out user.</text:p>
          </table:table-cell>
          <table:table-cell table:style-name="ce402"/>
          <table:table-cell table:style-name="ce62" office:value-type="string">
            <text:p>Verify <text:s/>that Survey Preview <text:s/>Window opens.</text:p>
          </table:table-cell>
          <table:table-cell table:style-name="ce62"/>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76">
          <table:table-cell table:style-name="ce40" office:value-type="string">
            <text:p>SQ0052_SelectCheckBoxCanBeForwarded</text:p>
          </table:table-cell>
          <table:table-cell table:style-name="ce396" office:value-type="string">
            <text:p>L1</text:p>
          </table:table-cell>
          <table:table-cell table:style-name="ce40" office:value-type="string">
            <text:p>Can be Forwarded</text:p>
          </table:table-cell>
          <table:table-cell table:style-name="ce396"/>
          <table:table-cell table:style-name="ce40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Select 'CAN BE FORWARDED' check box. <text:s text:c="24"/>8. Click on check -box <text:s/>of Participants.</text:p>
            <text:p>9. Click on 'Request or update participation..' button</text:p>
            <text:p>10. Click on Close.</text:p>
            <text:p>11. Click on Home link. <text:s text:c="15"/><text:s text:c="9"/>12.Click on ''Planning Surveys' link.</text:p>
            <text:p>13. Go to home page.</text:p>
            <text:p>14. Click on Sign out user.</text:p>
          </table:table-cell>
          <table:table-cell table:style-name="ce403"/>
          <table:table-cell table:style-name="ce40" office:value-type="string">
            <text:p>Verify that Survey Forward button displayed on window. </text:p>
          </table:table-cell>
          <table:table-cell table:style-name="ce40"/>
          <table:table-cell table:style-name="ce40" office:value-type="string">
            <text:p>PASS</text:p>
          </table:table-cell>
          <table:table-cell table:style-name="ce396" table:number-columns-repeated="3"/>
          <table:table-cell table:style-name="ce396" office:value-type="string">
            <text:p>YES</text:p>
          </table:table-cell>
          <table:table-cell table:style-name="ce396" table:number-columns-repeated="1005"/>
          <table:table-cell table:style-name="ce415" table:number-columns-repeated="4"/>
          <table:table-cell table:style-name="ce42" table:number-columns-repeated="2"/>
        </table:table-row>
        <table:table-row table:style-name="ro198">
          <table:table-cell table:style-name="ce62" office:value-type="string">
            <text:p>SQ0053_RequestOrUpdateParticipation</text:p>
          </table:table-cell>
          <table:table-cell table:style-name="ce177" office:value-type="string">
            <text:p>L1</text:p>
          </table:table-cell>
          <table:table-cell table:style-name="ce62" office:value-type="string">
            <text:p>Request <text:s/>or Update participation</text:p>
          </table:table-cell>
          <table:table-cell table:style-name="ce177"/>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he checkbox of Participants.</text:p>
            <text:p>8. Click on 'Request or update participation..' button</text:p>
            <text:p>9. Click on Close.</text:p>
            <text:p>10. Go to home page.</text:p>
            <text:p>11. Click on Sign out user.</text:p>
          </table:table-cell>
          <table:table-cell table:style-name="ce402"/>
          <table:table-cell table:style-name="ce62" office:value-type="string">
            <text:p>Verify that Survey status is incomplete and its date and time</text:p>
          </table:table-cell>
          <table:table-cell table:style-name="ce62" office:value-type="string">
            <text:p>The Survey status is incomplete and its date and time is displayed</text:p>
          </table:table-cell>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8">
          <table:table-cell table:style-name="ce40" office:value-type="string">
            <text:p>SQ0054_SurveyResult</text:p>
          </table:table-cell>
          <table:table-cell table:style-name="ce396" office:value-type="string">
            <text:p>L1</text:p>
          </table:table-cell>
          <table:table-cell table:style-name="ce40" office:value-type="string">
            <text:p>Survey Result</text:p>
          </table:table-cell>
          <table:table-cell table:style-name="ce396"/>
          <table:table-cell table:style-name="ce403" office:value-type="string">
            <text:p>1. Enter the URL 'http://192.168.4.126:8080/channels/login.html'</text:p>
            <text:p>2. Enter the username and password</text:p>
            <text:p>3. Click on 'Sign In' button</text:p>
            <text:p>4. Click on'Collaboration Model' link.</text:p>
            <text:p>5. Click on default task.</text:p>
            <text:p>6. Click on 'Create Survey' link</text:p>
            <text:p>7. Click on the Result tab.</text:p>
            <text:p>8. Click on 'Request ' button.</text:p>
            <text:p>9. Click on Close.</text:p>
          </table:table-cell>
          <table:table-cell table:style-name="ce403"/>
          <table:table-cell table:style-name="ce40" office:value-type="string">
            <text:p>Verify that Survey result tab opens and various options are displayed </text:p>
          </table:table-cell>
          <table:table-cell table:style-name="ce40"/>
          <table:table-cell table:style-name="ce40" office:value-type="string">
            <text:p>PASS</text:p>
          </table:table-cell>
          <table:table-cell table:style-name="ce396" table:number-columns-repeated="3"/>
          <table:table-cell table:style-name="ce396" office:value-type="string">
            <text:p>YES</text:p>
          </table:table-cell>
          <table:table-cell table:style-name="ce396" table:number-columns-repeated="1005"/>
          <table:table-cell table:style-name="ce415" table:number-columns-repeated="4"/>
          <table:table-cell table:style-name="ce42" table:number-columns-repeated="2"/>
        </table:table-row>
        <table:table-row table:style-name="ro200">
          <table:table-cell table:style-name="ce62" office:value-type="string">
            <text:p>SQ0055_Nagged</text:p>
          </table:table-cell>
          <table:table-cell table:style-name="ce177" office:value-type="string">
            <text:p>L1</text:p>
          </table:table-cell>
          <table:table-cell table:style-name="ce62" office:value-type="string">
            <text:p>Nagged</text:p>
          </table:table-cell>
          <table:table-cell table:style-name="ce177"/>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text:s/>checkbox of participants.</text:p>
            <text:p>8. Click on 'Nag.. ' button.</text:p>
            <text:p>9. Click on Close. <text:s text:c="26"/><text:s text:c="10"/>10. Click on sign out user. </text:p>
          </table:table-cell>
          <table:table-cell table:style-name="ce402"/>
          <table:table-cell table:style-name="ce62" office:value-type="string">
            <text:p>1.Verify that when clicked on 'NAG..' button shows message box.</text:p>
          </table:table-cell>
          <table:table-cell table:style-name="ce62" office:value-type="string">
            <text:p>When clicked on 'NAG..' button shows message box.</text:p>
          </table:table-cell>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56">
          <table:table-cell table:style-name="ce62" office:value-type="string">
            <text:p>SQ0056_SurveyForTasks</text:p>
          </table:table-cell>
          <table:table-cell table:style-name="ce177" office:value-type="string">
            <text:p>L1</text:p>
          </table:table-cell>
          <table:table-cell table:style-name="ce62" office:value-type="string">
            <text:p>Survey for task</text:p>
          </table:table-cell>
          <table:table-cell table:style-name="ce177"/>
          <table:table-cell table:style-name="ce402"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text:s/>Click on Close. <text:s text:c="25"/><text:s text:c="11"/>8. Click on Sign out user <text:s text:c="3"/><text:s text:c="4"/></text:p>
          </table:table-cell>
          <table:table-cell table:style-name="ce402"/>
          <table:table-cell table:style-name="ce62" office:value-type="string">
            <text:p>1.Verify that survey should be added for 'task' and should be displayed under 'About'.</text:p>
          </table:table-cell>
          <table:table-cell table:style-name="ce62" office:value-type="string">
            <text:p>1.The survey is added for 'task' and should be displayed under 'About'.</text:p>
          </table:table-cell>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35">
          <table:table-cell table:style-name="ce62" office:value-type="string">
            <text:p>SQ0057_SurveyForTransmissionmedia</text:p>
          </table:table-cell>
          <table:table-cell table:style-name="ce177" office:value-type="string">
            <text:p>L1</text:p>
          </table:table-cell>
          <table:table-cell table:style-name="ce62" office:value-type="string">
            <text:p>Survey for Transmission Media</text:p>
          </table:table-cell>
          <table:table-cell table:style-name="ce177"/>
          <table:table-cell table:style-name="ce409" office:value-type="string">
            <text:p>1. Enter the URL 'http://192.168.4.126:8080/channels/login.html'</text:p>
            <text:p>2. Enter the username and password</text:p>
            <text:p>3. Click on 'Sign In' button</text:p>
            <text:p>4. Click on 'Collaboration Model' link.</text:p>
            <text:p>5.Create task.</text:p>
            <text:p>6. Click on add info receive or add info send.</text:p>
            <text:p>7. Click on Channels and select 'New Medium' </text:p>
            <text:p>8.Click on the Medium.</text:p>
            <text:p>9. Click on 'Create Survey' link. <text:s/><text:s text:c="7"/>10. Click on Sign out user <text:s text:c="4"/><text:s text:c="3"/></text:p>
          </table:table-cell>
          <table:table-cell table:style-name="ce402"/>
          <table:table-cell table:style-name="ce62" office:value-type="string">
            <text:p>1.Verify that survey should be added for 'Transmission media' and should be displayed under 'About'.</text:p>
          </table:table-cell>
          <table:table-cell table:style-name="ce62" office:value-type="string">
            <text:p>1.The survey is added for 'Transmission media' and should be displayed under 'About'.</text:p>
          </table:table-cell>
          <table:table-cell table:style-name="ce62" office:value-type="string">
            <text:p>PASS</text:p>
          </table:table-cell>
          <table:table-cell table:style-name="ce177" table:number-columns-repeated="3"/>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236">
          <table:table-cell table:style-name="ce40" office:value-type="string">
            <text:p>SQ0058_SurveyForAgents</text:p>
          </table:table-cell>
          <table:table-cell table:style-name="ce396" office:value-type="string">
            <text:p>L1</text:p>
          </table:table-cell>
          <table:table-cell table:style-name="ce40" office:value-type="string">
            <text:p>Survey for Agents</text:p>
          </table:table-cell>
          <table:table-cell table:style-name="ce396"/>
          <table:table-cell table:style-name="ce403" office:value-type="string">
            <text:p>1. Enter the URL 'http://192.168.4.126:8080/channels/login.html'</text:p>
            <text:p>2. Enter the username and password</text:p>
            <text:p>3. Click on 'Sign In' button</text:p>
            <text:p>4. Click on 'Collaboration Model' link.</text:p>
            <text:p>5. Click on 'Users As Agents' under 'Participations' pop-up menu..</text:p>
            <text:p>6. Create agent and click on 'Contact'.</text:p>
            <text:p>7. Click on 'Create Survey' link . </text:p>
            <text:p>9. Click on Sign out user <text:s/>. <text:s text:c="4"/></text:p>
          </table:table-cell>
          <table:table-cell table:style-name="ce403"/>
          <table:table-cell table:style-name="ce40" office:value-type="string">
            <text:p>Verify that survey should be added for 'Agents' and should be displayed under 'About'.</text:p>
          </table:table-cell>
          <table:table-cell table:style-name="ce40"/>
          <table:table-cell table:style-name="ce40" office:value-type="string">
            <text:p>PASS</text:p>
          </table:table-cell>
          <table:table-cell table:style-name="ce396" table:number-columns-repeated="3"/>
          <table:table-cell table:style-name="ce396" office:value-type="string">
            <text:p>YES</text:p>
          </table:table-cell>
          <table:table-cell table:style-name="ce396" table:number-columns-repeated="1005"/>
          <table:table-cell table:style-name="ce415" table:number-columns-repeated="4"/>
          <table:table-cell table:style-name="ce42" table:number-columns-repeated="2"/>
        </table:table-row>
        <table:table-row table:style-name="ro237">
          <table:table-cell table:style-name="ce389" office:value-type="string">
            <text:p>SQ00059_QuestionnaireNameAsSpecialCharacters</text:p>
          </table:table-cell>
          <table:table-cell table:style-name="ce397" office:value-type="string">
            <text:p>L2</text:p>
          </table:table-cell>
          <table:table-cell table:style-name="ce389" office:value-type="string">
            <text:p>Questionnaire Name As special characters </text:p>
          </table:table-cell>
          <table:table-cell table:style-name="ce389"/>
          <table:table-cell table:style-name="ce409" office:value-type="string">
            <text:p>1. Enter the URL 'http://192.168.4.126:8080/channels/login.html'</text:p>
            <text:p>2. Enter the username and password</text:p>
            <text:p>3. Click on 'Sign In' button</text:p>
            <text:p>4. Click on 'Collaboration Model' link.</text:p>
            <text:p>5. Click on 'All surveys' under 'Participations' popup menu.</text:p>
            <text:p>6. Click on Questionnaire tab.</text:p>
            <text:p>7. Click on ''Add new' ' Questionnaire button.</text:p>
            <text:p>8. Enter Questionnaire Name</text:p>
            <text:p>9. Click on Close.</text:p>
            <text:p>10. Click on Sign out user.</text:p>
          </table:table-cell>
          <table:table-cell table:style-name="ce409" office:value-type="string">
            <text:p>“@#$$%%”</text:p>
          </table:table-cell>
          <table:table-cell table:style-name="ce409" office:value-type="string">
            <text:p>1.Verify <text:s/>that Questionnaire as junk characters should not be created .</text:p>
          </table:table-cell>
          <table:table-cell table:style-name="ce62" office:value-type="string">
            <text:p>1.The Questionnaire as junk characters is created.</text:p>
          </table:table-cell>
          <table:table-cell table:style-name="ce397" office:value-type="string">
            <text:p>FAIL</text:p>
          </table:table-cell>
          <table:table-cell table:style-name="ce397" office:value-type="string">
            <text:p>NO</text:p>
          </table:table-cell>
          <table:table-cell table:style-name="ce397" table:number-columns-repeated="2"/>
          <table:table-cell table:style-name="ce397" office:value-type="string">
            <text:p>YES</text:p>
          </table:table-cell>
          <table:table-cell table:style-name="ce414" table:number-columns-repeated="1005"/>
          <table:table-cell table:style-name="ce416" table:number-columns-repeated="4"/>
          <table:table-cell table:style-name="ce418" table:number-columns-repeated="2"/>
        </table:table-row>
        <table:table-row table:style-name="ro238">
          <table:table-cell table:style-name="ce40" office:value-type="string">
            <text:p>SQ0060_NegativeDeadline</text:p>
          </table:table-cell>
          <table:table-cell table:style-name="ce396" office:value-type="string">
            <text:p>L2</text:p>
          </table:table-cell>
          <table:table-cell table:style-name="ce40" office:value-type="string">
            <text:p>Negative Deadline</text:p>
          </table:table-cell>
          <table:table-cell table:style-name="ce396"/>
          <table:table-cell table:style-name="ce403" office:value-type="string">
            <text:p>1. Enter the URL 'http://192.168.4.126:8080/channels/login.html'</text:p>
            <text:p>2. Enter the username and password</text:p>
            <text:p>3. Click on 'Sign In' button</text:p>
            <text:p>4. Click on 'Collaboration Model' link.</text:p>
            <text:p>5. Click on default task.</text:p>
            <text:p>6. Click on 'Create Survey' link</text:p>
            <text:p>7. Click on check -box <text:s/>of Participants.</text:p>
            <text:p>8. Click on 'With deadline' check box and enter Negative deadline . <text:s/>9. Click on 'Request or update participation..' button</text:p>
            <text:p>10. Click on Close.</text:p>
            <text:p>11. Click on Sign out user.</text:p>
          </table:table-cell>
          <table:table-cell table:style-name="ce403" office:value-type="float" office:value="-9">
            <text:p>-9</text:p>
          </table:table-cell>
          <table:table-cell table:style-name="ce40" office:value-type="string">
            <text:p>1.Verify that 'Request or update participation..'should not be sent .</text:p>
          </table:table-cell>
          <table:table-cell table:style-name="ce40" office:value-type="string">
            <text:p>1. 'Request or update participation..' is <text:s/>sent .</text:p>
          </table:table-cell>
          <table:table-cell table:style-name="ce40" office:value-type="string">
            <text:p>FAIL</text:p>
          </table:table-cell>
          <table:table-cell table:style-name="ce396" table:number-columns-repeated="3"/>
          <table:table-cell table:style-name="ce396" office:value-type="string">
            <text:p>YES</text:p>
          </table:table-cell>
          <table:table-cell table:style-name="ce396" table:number-columns-repeated="1005"/>
          <table:table-cell table:style-name="ce415" table:number-columns-repeated="4"/>
          <table:table-cell table:style-name="ce42" table:number-columns-repeated="2"/>
        </table:table-row>
        <table:table-row table:style-name="ro239">
          <table:table-cell table:style-name="ce389" office:value-type="string">
            <text:p>SQ00060_UpdateSurveyAbout</text:p>
          </table:table-cell>
          <table:table-cell table:style-name="ce177" office:value-type="string">
            <text:p>L1</text:p>
          </table:table-cell>
          <table:table-cell table:style-name="ce389" office:value-type="string">
            <text:p>Survey About</text:p>
          </table:table-cell>
          <table:table-cell table:style-name="ce389"/>
          <table:table-cell table:style-name="ce402"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About as 'agent'</text:p>
            <text:p>10. Click on Close.</text:p>
            <text:p>11. Click on Sign out user.</text:p>
          </table:table-cell>
          <table:table-cell table:style-name="ce402"/>
          <table:table-cell table:style-name="ce402" office:value-type="string">
            <text:p>1.Verify that 'Survey About' should be select as 'Agent' and should be displayed under 'About'</text:p>
          </table:table-cell>
          <table:table-cell table:style-name="ce62" office:value-type="string">
            <text:p>1.'Survey Aboutis selected as 'Agent' and is displayed under 'About'</text:p>
          </table:table-cell>
          <table:table-cell table:style-name="ce62" office:value-type="string">
            <text:p>PASS</text:p>
          </table:table-cell>
          <table:table-cell table:style-name="ce177" office:value-type="string">
            <text:p>NO</text:p>
          </table:table-cell>
          <table:table-cell table:style-name="ce177" table:number-columns-repeated="2"/>
          <table:table-cell table:style-name="ce177" office:value-type="string">
            <text:p>YES</text:p>
          </table:table-cell>
          <table:table-cell table:style-name="ce394" table:number-columns-repeated="1005"/>
          <table:table-cell table:style-name="ce55" table:number-columns-repeated="4"/>
          <table:table-cell table:style-name="Default" table:number-columns-repeated="2"/>
        </table:table-row>
        <table:table-row table:style-name="ro238">
          <table:table-cell table:style-name="ce392" office:value-type="string">
            <text:p>SQ0061_BlankQuestioName</text:p>
          </table:table-cell>
          <table:table-cell table:style-name="ce398" office:value-type="string">
            <text:p>L2</text:p>
          </table:table-cell>
          <table:table-cell table:style-name="ce401" office:value-type="string">
            <text:p>Blank Question Name</text:p>
          </table:table-cell>
          <table:table-cell table:style-name="ce405"/>
          <table:table-cell table:style-name="ce405" office:value-type="string">
            <text:p>1. Enter the URL 'http://192.168.4.126:8080/channels/login.html'</text:p>
            <text:p>2. Enter the username and password</text:p>
            <text:p>3. Click on 'Sign In' button</text:p>
            <text:p>4. Click on '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405"/>
          <table:table-cell table:style-name="ce392" office:value-type="string">
            <text:p>1.Verify that blank Question cannot be created.</text:p>
          </table:table-cell>
          <table:table-cell table:style-name="ce411" office:value-type="string">
            <text:p>1.Blank Question can be created.</text:p>
          </table:table-cell>
          <table:table-cell table:style-name="ce345" office:value-type="string">
            <text:p>FAIL</text:p>
          </table:table-cell>
          <table:table-cell table:style-name="ce412" office:value-type="string">
            <text:p>NO</text:p>
          </table:table-cell>
          <table:table-cell table:style-name="ce412" table:number-columns-repeated="2"/>
          <table:table-cell table:style-name="ce412" office:value-type="string">
            <text:p>YES</text:p>
          </table:table-cell>
          <table:table-cell table:style-name="ce412" table:number-columns-repeated="1005"/>
          <table:table-cell table:style-name="ce417" table:number-columns-repeated="4"/>
          <table:table-cell table:style-name="ce61" table:number-columns-repeated="2"/>
        </table:table-row>
        <table:table-row table:style-name="ro240">
          <table:table-cell table:style-name="ce389" office:value-type="string">
            <text:p>SQ0062_QuestioNameAsSpecialCharacters</text:p>
          </table:table-cell>
          <table:table-cell table:style-name="ce394" office:value-type="string">
            <text:p>L2</text:p>
          </table:table-cell>
          <table:table-cell table:style-name="ce399" office:value-type="string">
            <text:p>Question Name as special characters </text:p>
          </table:table-cell>
          <table:table-cell table:style-name="ce402"/>
          <table:table-cell table:style-name="ce402" office:value-type="string">
            <text:p>1. Enter the URL 'http://192.168.4.126:8080/channels/login.html'</text:p>
            <text:p>2. Enter the username and password</text:p>
            <text:p>3. Click on 'Sign In' button</text:p>
            <text:p>4. Click on <text:s/>'Collaboration Model' link.</text:p>
            <text:p>5.Click on 'All surveys' under 'Participations' popup menu.</text:p>
            <text:p>6. Click on Questionnaire tab.</text:p>
            <text:p>7. Click on 'Add new' Questionnaire button.</text:p>
            <text:p>8. Enter Questionnaire Name</text:p>
            <text:p>9. Select Survey about .</text:p>
            <text:p>10. Click on 'Add New Question' button .</text:p>
            <text:p>11. Click on Close.</text:p>
            <text:p>13. Click on Sign out user.</text:p>
          </table:table-cell>
          <table:table-cell table:style-name="ce402" office:value-type="string">
            <text:p>“##$%^%”</text:p>
          </table:table-cell>
          <table:table-cell table:style-name="ce389" office:value-type="string">
            <text:p>1.Verify that Question can not created by junk characters .</text:p>
          </table:table-cell>
          <table:table-cell table:style-name="ce343" office:value-type="string">
            <text:p>1.Question can be created by junk characters .</text:p>
          </table:table-cell>
          <table:table-cell table:style-name="ce62" office:value-type="string">
            <text:p>FAIL</text:p>
          </table:table-cell>
          <table:table-cell table:style-name="ce177" office:value-type="string">
            <text:p>NO</text:p>
          </table:table-cell>
          <table:table-cell table:style-name="ce177" table:number-columns-repeated="2"/>
          <table:table-cell table:style-name="ce177" office:value-type="string">
            <text:p>YES</text:p>
          </table:table-cell>
          <table:table-cell table:style-name="ce177" table:number-columns-repeated="1005"/>
          <table:table-cell table:style-name="ce55" table:number-columns-repeated="4"/>
          <table:table-cell table:style-name="Default" table:number-columns-repeated="2"/>
        </table:table-row>
        <table:table-row table:style-name="ro1" table:number-rows-repeated="65471">
          <table:table-cell table:number-columns-repeated="1024"/>
        </table:table-row>
        <table:table-row table:style-name="ro1">
          <table:table-cell table:number-columns-repeated="1024"/>
        </table:table-row>
      </table:table>
      <table:table table:name="Searching" table:style-name="ta3" table:print="false">
        <office:forms form:automatic-focus="false" form:apply-design-mode="false"/>
        <table:table-column table:style-name="co197" table:default-cell-style-name="ce101"/>
        <table:table-column table:style-name="co15" table:default-cell-style-name="ce101"/>
        <table:table-column table:style-name="co10" table:default-cell-style-name="ce101"/>
        <table:table-column table:style-name="co15" table:default-cell-style-name="ce101"/>
        <table:table-column table:style-name="co198" table:default-cell-style-name="ce101"/>
        <table:table-column table:style-name="co15" table:default-cell-style-name="ce101"/>
        <table:table-column table:style-name="co199" table:default-cell-style-name="ce101"/>
        <table:table-column table:style-name="co200" table:default-cell-style-name="ce101"/>
        <table:table-column table:style-name="co15" table:number-columns-repeated="4" table:default-cell-style-name="ce101"/>
        <table:table-column table:style-name="co201" table:default-cell-style-name="ce101"/>
        <table:table-column table:style-name="co15" table:number-columns-repeated="1011" table:default-cell-style-name="ce101"/>
        <table:table-row table:style-name="ro229">
          <table:table-cell table:style-name="ce419" office:value-type="string">
            <text:p>TEST CASE ID</text:p>
          </table:table-cell>
          <table:table-cell table:style-name="ce419" office:value-type="string">
            <text:p>PRIORITY</text:p>
          </table:table-cell>
          <table:table-cell table:style-name="ce419" office:value-type="string">
            <text:p>TITLE</text:p>
          </table:table-cell>
          <table:table-cell table:style-name="ce419" office:value-type="string">
            <text:p>SET UP</text:p>
          </table:table-cell>
          <table:table-cell table:style-name="ce419" office:value-type="string">
            <text:p>STEPS</text:p>
          </table:table-cell>
          <table:table-cell table:style-name="ce419" office:value-type="string">
            <text:p>TEST DATA</text:p>
          </table:table-cell>
          <table:table-cell table:style-name="ce419" office:value-type="string">
            <text:p>EXPECTED RESULTS</text:p>
          </table:table-cell>
          <table:table-cell table:style-name="ce419" office:value-type="string">
            <text:p>ACTUAL RESULT</text:p>
          </table:table-cell>
          <table:table-cell table:style-name="ce419" office:value-type="string">
            <text:p>RESULT</text:p>
          </table:table-cell>
          <table:table-cell table:style-name="ce419" office:value-type="string">
            <text:p>AUTOMATED</text:p>
          </table:table-cell>
          <table:table-cell table:style-name="ce419" office:value-type="string">
            <text:p>TICKET ID</text:p>
          </table:table-cell>
          <table:table-cell table:style-name="ce419" office:value-type="string">
            <text:p>COMMENT</text:p>
          </table:table-cell>
          <table:table-cell table:style-name="ce419" office:value-type="string">
            <text:p>DATE : <text:s/>MARCH 15,2013</text:p>
            <text:p>REVISION: 4771</text:p>
            <text:p>BROWSER: Google Chrome</text:p>
          </table:table-cell>
          <table:table-cell table:style-name="ce422" table:number-columns-repeated="1003"/>
          <table:table-cell table:style-name="ce423" table:number-columns-repeated="2"/>
          <table:table-cell table:style-name="ce424" table:number-columns-repeated="4"/>
          <table:table-cell table:style-name="ce425" table:number-columns-repeated="2"/>
        </table:table-row>
        <table:table-row table:style-name="ro15">
          <table:table-cell office:value-type="string">
            <text:p>SRCH0001_SearchingPopupPresent</text:p>
          </table:table-cell>
          <table:table-cell office:value-type="string">
            <text:p>L1</text:p>
          </table:table-cell>
          <table:table-cell office:value-type="string">
            <text:p>Searching popup menu present</text:p>
          </table:table-cell>
          <table:table-cell/>
          <table:table-cell office:value-type="string">
            <text:p><text:span text:style-name="T20">1. Login to Channels with valid </text:span><text:span text:style-name="T20">credentials</text:span></text:p>
            <text:p><text:span text:style-name="T20">2. Click the Domain Plans link</text:span></text:p>
            <text:p><text:span text:style-name="T20">3. Click the Domain Plan Editor </text:span><text:span text:style-name="T20">link</text:span></text:p>
          </table:table-cell>
          <table:table-cell/>
          <table:table-cell office:value-type="string">
            <text:p>1. Verify that the Search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02_SearchingPopupSubmenus</text:p>
          </table:table-cell>
          <table:table-cell office:value-type="string">
            <text:p>L1</text:p>
          </table:table-cell>
          <table:table-cell office:value-type="string">
            <text:p>Searching popup Submenus</text:p>
          </table:table-cell>
          <table:table-cell/>
          <table:table-cell office:value-type="string">
            <text:p>1. Login to Channels with valid credentials</text:p>
            <text:p>2. Click the Domain Plans link</text:p>
            <text:p>3. Click the Domain Plan Editor link</text:p>
          </table:table-cell>
          <table:table-cell/>
          <table:table-cell office:value-type="string">
            <text:p>1. Verify that the Searching popup menu has the following submenu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0">
          <table:table-cell office:value-type="string">
            <text:p>SRCH0003_IndexSubmenu</text:p>
          </table:table-cell>
          <table:table-cell office:value-type="string">
            <text:p>L1</text:p>
          </table:table-cell>
          <table:table-cell office:value-type="string">
            <text:p>Click the Index submenu</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able:table-cell>
          <table:table-cell/>
          <table:table-cell office:value-type="string">
            <text:p>1. Verify that the Searching window appears with the Index tab highlight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04_TabsInSearchingWindow</text:p>
          </table:table-cell>
          <table:table-cell office:value-type="string">
            <text:p>L1</text:p>
          </table:table-cell>
          <table:table-cell office:value-type="string">
            <text:p>Tabs in the Searching window</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able:table-cell>
          <table:table-cell/>
          <table:table-cell office:value-type="string">
            <text:p>1. Verify that the Searching window contains the following tabs-</text:p>
            <text:p>-Index</text:p>
            <text:p>-Tags</text:p>
            <text:p>-Taxonomies</text:p>
            <text:p>-Who's who</text:p>
            <text:p>-All attach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RCH0005_SearchCriteriaDropdownPresent</text:p>
          </table:table-cell>
          <table:table-cell office:value-type="string">
            <text:p>L1</text:p>
          </table:table-cell>
          <table:table-cell office:value-type="string">
            <text:p>Search criteria drop down present in the Searching window</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able:table-cell>
          <table:table-cell/>
          <table:table-cell office:value-type="string">
            <text:p>1. Verify that the Search criteria <text:s/>drop down is present in the Index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5">
          <table:table-cell office:value-type="string">
            <text:p>SRCH0006_ClickSearchCriteriaDropDown</text:p>
          </table:table-cell>
          <table:table-cell/>
          <table:table-cell office:value-type="string">
            <text:p>Click the Search criteria drop dow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able:table-cell>
          <table:table-cell/>
          <table:table-cell office:value-type="string">
            <text:p>1. Verify that the search criteria drop down contains the following options-</text:p>
            <text:p>-All</text:p>
            <text:p>-Agents</text:p>
            <text:p>-Elements of information</text:p>
            <text:p>-Events</text:p>
            <text:p>-Flows</text:p>
            <text:p>-Info formats</text:p>
            <text:p>-Info products</text:p>
            <text:p>-Media</text:p>
            <text:p>-Phases</text:p>
            <text:p>-Places</text:p>
            <text:p>-Organisations</text:p>
            <text:p>-Roles</text:p>
            <text:p>-Requirements</text:p>
            <text:p>-Segments</text:p>
            <text:p>-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RCH0007_SearchIndicesPresent</text:p>
          </table:table-cell>
          <table:table-cell office:value-type="string">
            <text:p>L1</text:p>
          </table:table-cell>
          <table:table-cell office:value-type="string">
            <text:p>Search Indices present in the 'Searching' window</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able:table-cell>
          <table:table-cell/>
          <table:table-cell office:value-type="string">
            <text:p>1. Verify that the list of searching indices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8_SearchByAgents</text:p>
          </table:table-cell>
          <table:table-cell office:value-type="string">
            <text:p>L1</text:p>
          </table:table-cell>
          <table:table-cell office:value-type="string">
            <text:p>Search by Ag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Agents' option </text:span><text:span text:style-name="T1">from the Search criteria drop </text:span><text:span text:style-name="T1">down</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09_SearchByElementsOfInformation</text:p>
          </table:table-cell>
          <table:table-cell office:value-type="string">
            <text:p>L1</text:p>
          </table:table-cell>
          <table:table-cell office:value-type="string">
            <text:p>Search by Elements of Informa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Elements of </text:span><text:span text:style-name="T1">Information' option from the </text:span><text:span text:style-name="T1">Search criteria drop down</text:span></text:p>
          </table:table-cell>
          <table:table-cell/>
          <table:table-cell office:value-type="string">
            <text:p>1. Verify that the Search results are displayed according to the elements of inform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0_SearchByEvents</text:p>
          </table:table-cell>
          <table:table-cell office:value-type="string">
            <text:p>L1</text:p>
          </table:table-cell>
          <table:table-cell office:value-type="string">
            <text:p>Search by Ev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Events' option </text:span><text:span text:style-name="T1">from the Search criteria drop </text:span><text:span text:style-name="T1">down</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1_SearchByFlows</text:p>
          </table:table-cell>
          <table:table-cell office:value-type="string">
            <text:p>L1</text:p>
          </table:table-cell>
          <table:table-cell office:value-type="string">
            <text:p>Search by flow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Flows' option </text:span><text:span text:style-name="T1">from the Search criteria drop </text:span><text:span text:style-name="T1">down</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2_SearchByInfoFormats</text:p>
          </table:table-cell>
          <table:table-cell office:value-type="string">
            <text:p>L1</text:p>
          </table:table-cell>
          <table:table-cell office:value-type="string">
            <text:p>Search by Info forma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formats' option </text:span><text:span text:style-name="T1">from the Search criteria drop </text:span><text:span text:style-name="T1">down</text:span></text:p>
          </table:table-cell>
          <table:table-cell/>
          <table:table-cell office:value-type="string">
            <text:p>1. Verify that the Search results are displayed according to the Forma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13_SearchByInfoProducts</text:p>
          </table:table-cell>
          <table:table-cell office:value-type="string">
            <text:p>L1</text:p>
          </table:table-cell>
          <table:table-cell office:value-type="string">
            <text:p>Search by Info produc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Info' option from </text:span><text:span text:style-name="T1">the Search criteria drop down</text:span></text:p>
          </table:table-cell>
          <table:table-cell/>
          <table:table-cell office:value-type="string">
            <text:p>1. Verify that the Search results are displayed according to the Info produc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4_SearchByMedia</text:p>
          </table:table-cell>
          <table:table-cell office:value-type="string">
            <text:p>L1</text:p>
          </table:table-cell>
          <table:table-cell office:value-type="string">
            <text:p>Search by Media</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Media' option </text:span><text:span text:style-name="T1">from the Search criteria drop </text:span><text:span text:style-name="T1">down</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5_SearchByPhases</text:p>
          </table:table-cell>
          <table:table-cell office:value-type="string">
            <text:p>L1</text:p>
          </table:table-cell>
          <table:table-cell office:value-type="string">
            <text:p>Search by Phase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Phases' option </text:span><text:span text:style-name="T1">from the Search criteria drop </text:span><text:span text:style-name="T1">down</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6_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Places' option </text:span><text:span text:style-name="T1">from the Search criteria drop </text:span><text:span text:style-name="T1">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7_SearchByOrganisations</text:p>
          </table:table-cell>
          <table:table-cell office:value-type="string">
            <text:p>L1</text:p>
          </table:table-cell>
          <table:table-cell office:value-type="string">
            <text:p>Search by Organisation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Organisations' </text:span><text:span text:style-name="T1">option from the Search criteria </text:span><text:span text:style-name="T1">drop down</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8_SearchByRequirements</text:p>
          </table:table-cell>
          <table:table-cell office:value-type="string">
            <text:p>L1</text:p>
          </table:table-cell>
          <table:table-cell office:value-type="string">
            <text:p>Search by requirem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Requirements' </text:span><text:span text:style-name="T1">option from the Search criteria </text:span><text:span text:style-name="T1">drop down</text:span></text:p>
          </table:table-cell>
          <table:table-cell/>
          <table:table-cell office:value-type="string">
            <text:p>1. Verify that the Search results are displayed according to the Require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19_SearchBySegments</text:p>
          </table:table-cell>
          <table:table-cell office:value-type="string">
            <text:p>L1</text:p>
          </table:table-cell>
          <table:table-cell office:value-type="string">
            <text:p>Search by Segm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Segments' option </text:span><text:span text:style-name="T1">from the Search criteria drop </text:span><text:span text:style-name="T1">down</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20SearchByPlaces</text:p>
          </table:table-cell>
          <table:table-cell office:value-type="string">
            <text:p>L1</text:p>
          </table:table-cell>
          <table:table-cell office:value-type="string">
            <text:p>Search by place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Select the 'Places' option </text:span><text:span text:style-name="T1">from the Search criteria drop </text:span><text:span text:style-name="T1">down</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RCH0021_FilterOnNameCheckBoxPresent</text:p>
          </table:table-cell>
          <table:table-cell office:value-type="string">
            <text:p>L1</text:p>
          </table:table-cell>
          <table:table-cell office:value-type="string">
            <text:p>Filter on Name Checkbox presen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able:table-cell>
          <table:table-cell/>
          <table:table-cell office:value-type="string">
            <text:p>1. Verify that the Filter on name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22_CheckUncheckFilterOnNameCheckbox</text:p>
          </table:table-cell>
          <table:table-cell office:value-type="string">
            <text:p>L1</text:p>
          </table:table-cell>
          <table:table-cell office:value-type="string">
            <text:p>Check/Uncheck Filter on name checkbox</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Check/Uncheck Filter on </text:span><text:span text:style-name="T1">name checkbox</text:span></text:p>
          </table:table-cell>
          <table:table-cell/>
          <table:table-cell office:value-type="string">
            <text:p>1. Verify that the Filter on name checkbox can be checked/unchecked</text:p>
            <text:p>2. Verify that the search result is displayed 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RCH0023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able:table-cell>
          <table:table-cell/>
          <table:table-cell office:value-type="string">
            <text:p>1. Verify that Filter on tags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24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Check/Uncheck Filter on tags </text:span><text:span text:style-name="T1"><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RCH0025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able:table-cell>
          <table:table-cell/>
          <table:table-cell office:value-type="string">
            <text:p>1. Verify that the Must be referenced checkbox is present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26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Check/uncheck Must be </text:span><text:span text:style-name="T1">referenced checkbox</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27_ClickSearchResult</text:p>
          </table:table-cell>
          <table:table-cell office:value-type="string">
            <text:p>L1</text:p>
          </table:table-cell>
          <table:table-cell office:value-type="string">
            <text:p>Click the Search resul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Index tab in the </text:span><text:span text:style-name="T1">'Searching' window</text:span></text:p>
            <text:p><text:span text:style-name="T1">6. Click any Search result in the </text:span><text:span text:style-name="T1">'Searching' window</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RCH0028_ClickTagsTab</text:p>
          </table:table-cell>
          <table:table-cell office:value-type="string">
            <text:p>L1</text:p>
          </table:table-cell>
          <table:table-cell office:value-type="string">
            <text:p>Click the Tags tab in the Searching window</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Index submenu in </text:span><text:span text:style-name="T1">the Searching popup menu</text:span></text:p>
            <text:p><text:span text:style-name="T1">5.Click the Tags tab in the </text:span><text:span text:style-name="T1">'Searching' window</text:span></text:p>
          </table:table-cell>
          <table:table-cell/>
          <table:table-cell office:value-type="string">
            <text:p>1. Verify that the Tags tab can be clicked</text:p>
            <text:p>2. Verify that the Tags tab contains <text:s/>all the known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29_ClickTagsInTagsTab</text:p>
          </table:table-cell>
          <table:table-cell office:value-type="string">
            <text:p>L1</text:p>
          </table:table-cell>
          <table:table-cell office:value-type="string">
            <text:p>Click the tags in the Tags tab</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able:table-cell>
          <table:table-cell/>
          <table:table-cell office:value-type="string">
            <text:p>1. Verify that the Tagged with&lt;Tag name&gt; section is display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30_SearchCriteriaDropDownPresent</text:p>
          </table:table-cell>
          <table:table-cell office:value-type="string">
            <text:p>L1</text:p>
          </table:table-cell>
          <table:table-cell office:value-type="string">
            <text:p>Search criteria drop down present in tags tab</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able:table-cell>
          <table:table-cell/>
          <table:table-cell office:value-type="string">
            <text:p>1. Verify that Search criteria drop down is present in the Tagged with&lt;Tagname&gt; <text:s/>sec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1_SearchByAgents</text:p>
          </table:table-cell>
          <table:table-cell office:value-type="string">
            <text:p>L1</text:p>
          </table:table-cell>
          <table:table-cell office:value-type="string">
            <text:p>Search by Agent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Agents'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Ag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2_SearchByEvents</text:p>
          </table:table-cell>
          <table:table-cell office:value-type="string">
            <text:p>L1</text:p>
          </table:table-cell>
          <table:table-cell office:value-type="string">
            <text:p>Search by Event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Events'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Ev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3_SearchByFlows</text:p>
          </table:table-cell>
          <table:table-cell office:value-type="string">
            <text:p>L1</text:p>
          </table:table-cell>
          <table:table-cell office:value-type="string">
            <text:p>Search by Flow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Flows'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Flow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4_SearchByMedia</text:p>
          </table:table-cell>
          <table:table-cell office:value-type="string">
            <text:p>L1</text:p>
          </table:table-cell>
          <table:table-cell office:value-type="string">
            <text:p>Search by Media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Media'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5_SearchByPhases</text:p>
          </table:table-cell>
          <table:table-cell office:value-type="string">
            <text:p>L1</text:p>
          </table:table-cell>
          <table:table-cell office:value-type="string">
            <text:p>Search by Phase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Phases'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pha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6_SearchByPlaces</text:p>
          </table:table-cell>
          <table:table-cell office:value-type="string">
            <text:p>L1</text:p>
          </table:table-cell>
          <table:table-cell office:value-type="string">
            <text:p>Search by Place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Places'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plac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7_SearchByOrganisations</text:p>
          </table:table-cell>
          <table:table-cell office:value-type="string">
            <text:p>L1</text:p>
          </table:table-cell>
          <table:table-cell office:value-type="string">
            <text:p>Search by Organisation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Organisations' </text:span><text:span text:style-name="T1">option from the search criteria </text:span><text:span text:style-name="T1">drop down in the Tagged </text:span><text:span text:style-name="T1">with&lt;Tag name&gt;</text:span></text:p>
          </table:table-cell>
          <table:table-cell/>
          <table:table-cell office:value-type="string">
            <text:p>1. Verify that the Search results are displayed according to the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8_SearchByRoles</text:p>
          </table:table-cell>
          <table:table-cell office:value-type="string">
            <text:p>L1</text:p>
          </table:table-cell>
          <table:table-cell office:value-type="string">
            <text:p>Search by Role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Roles'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Rol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39_SearchBySegments</text:p>
          </table:table-cell>
          <table:table-cell office:value-type="string">
            <text:p>L1</text:p>
          </table:table-cell>
          <table:table-cell office:value-type="string">
            <text:p>Search by Segment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Segments'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Segmen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0_SearchBytasks</text:p>
          </table:table-cell>
          <table:table-cell office:value-type="string">
            <text:p>L1</text:p>
          </table:table-cell>
          <table:table-cell office:value-type="string">
            <text:p>Search by tasks in the Tagged with&lt;Tag name&gt; sectio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the tag in the Tags tab</text:span></text:p>
            <text:p><text:span text:style-name="T1">6. Select the 'Tasks' option </text:span><text:span text:style-name="T1">from the search criteria drop </text:span><text:span text:style-name="T1">down in the Tagged with&lt;Tag </text:span><text:span text:style-name="T1">name&gt;</text:span></text:p>
          </table:table-cell>
          <table:table-cell/>
          <table:table-cell office:value-type="string">
            <text:p>1. Verify that the Search results are displayed according to the Task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41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text:span></text:p>
            <text:p><text:span text:style-name="T1">5. Click on a tag name in the </text:span><text:span text:style-name="T1">Tagged with&lt;Tag name&gt; </text:span><text:span text:style-name="T1">section</text:span></text:p>
          </table:table-cell>
          <table:table-cell/>
          <table:table-cell office:value-type="string">
            <text:p>1. Verify that Filter on tags checkbox is present under the Tags tab in the Tagged with&lt;Tag name &gt; in the 'Searching'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42_CheckUncheckFilteronTagsCheckbox</text:p>
          </table:table-cell>
          <table:table-cell office:value-type="string">
            <text:p>L1</text:p>
          </table:table-cell>
          <table:table-cell office:value-type="string">
            <text:p>Check/Uncheck Filter on tags checkbox</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on a tag name</text:span></text:p>
            <text:p><text:span text:style-name="T1">6. Check/Uncheck Filter on tags </text:span><text:span text:style-name="T1"><text:s/>checkbox</text:span></text:p>
          </table:table-cell>
          <table:table-cell/>
          <table:table-cell office:value-type="string">
            <text:p>1. Verify that Filter on tags checkbox can be checked/unchecked</text:p>
            <text:p>2. Verify that the result is filtered according to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43_MustBeReferencedCheckBoxPresent</text:p>
          </table:table-cell>
          <table:table-cell office:value-type="string">
            <text:p>L1</text:p>
          </table:table-cell>
          <table:table-cell office:value-type="string">
            <text:p>Must be referenced check box present </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on a tag name</text:span></text:p>
          </table:table-cell>
          <table:table-cell/>
          <table:table-cell office:value-type="string">
            <text:p>1. Verify that the Must be referenced checkbox is present in the Tagged with&lt;Tag name&gt; section under the Tag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44_CheckUncheckMustbeReferencedCheckBox</text:p>
          </table:table-cell>
          <table:table-cell office:value-type="string">
            <text:p>L1</text:p>
          </table:table-cell>
          <table:table-cell office:value-type="string">
            <text:p>Check/Uncheck Must be referenced checkbox</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 Click on a tag name</text:span></text:p>
            <text:p><text:span text:style-name="T1">6. Check/uncheck 'Must be </text:span><text:span text:style-name="T1">referenced' checkbox in the </text:span><text:span text:style-name="T1">Tagged with&lt;Tagname&gt; </text:span><text:span text:style-name="T1">section</text:span></text:p>
          </table:table-cell>
          <table:table-cell/>
          <table:table-cell office:value-type="string">
            <text:p>1. Verify that the Must be referenced checkbox is checked/unchecked</text:p>
            <text:p>2. Verify that the search result is displayed according to the referenced elements when checkbox is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SRCH0045_ClickTags</text:p>
          </table:table-cell>
          <table:table-cell office:value-type="string">
            <text:p>L1</text:p>
          </table:table-cell>
          <table:table-cell office:value-type="string">
            <text:p>Click tag in the <text:s/>in the Tags tab</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gs submenu in </text:span><text:span text:style-name="T1">the Searching popup menu</text:span></text:p>
            <text:p><text:span text:style-name="T1">5.Click the Tags tab in the </text:span><text:span text:style-name="T1">'Searching' window</text:span></text:p>
            <text:p><text:span text:style-name="T1">6. Click on a tag name</text:span></text:p>
            <text:p><text:span text:style-name="T1">7.Click on a tag name in the </text:span><text:span text:style-name="T1">Tagged with&lt;tag name&gt; </text:span><text:span text:style-name="T1">section</text:span></text:p>
          </table:table-cell>
          <table:table-cell/>
          <table:table-cell office:value-type="string">
            <text:p>1. Verify that the About tag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46_SelectTaxonomiesSubmenu</text:p>
          </table:table-cell>
          <table:table-cell office:value-type="string">
            <text:p>L1</text:p>
          </table:table-cell>
          <table:table-cell office:value-type="string">
            <text:p>Select Taxonomies submenu</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able:table-cell>
          <table:table-cell/>
          <table:table-cell office:value-type="string">
            <text:p>1. Verify that the Taxonomies tab is display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47_ShowTypesOfDropDownPresent</text:p>
          </table:table-cell>
          <table:table-cell office:value-type="string">
            <text:p>L1</text:p>
          </table:table-cell>
          <table:table-cell office:value-type="string">
            <text:p>Show types of drop down presen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able:table-cell>
          <table:table-cell/>
          <table:table-cell office:value-type="string">
            <text:p>1. Verify that the Show types of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8_ShowTypesOfOrganisations</text:p>
          </table:table-cell>
          <table:table-cell office:value-type="string">
            <text:p>L1</text:p>
          </table:table-cell>
          <table:table-cell office:value-type="string">
            <text:p>Show types of Organisation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the 'Organisations' </text:span><text:span text:style-name="T1">options from the 'Show types </text:span><text:span text:style-name="T1">of' drop down</text:span></text:p>
          </table:table-cell>
          <table:table-cell/>
          <table:table-cell office:value-type="string">
            <text:p>1. Verify that all types of Organisation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49_ShowTypesOfAgent</text:p>
          </table:table-cell>
          <table:table-cell office:value-type="string">
            <text:p>L1</text:p>
          </table:table-cell>
          <table:table-cell office:value-type="string">
            <text:p>Show types of Ag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the 'Agents' options </text:span><text:span text:style-name="T1">from the 'Show types of' drop </text:span><text:span text:style-name="T1">down</text:span></text:p>
          </table:table-cell>
          <table:table-cell/>
          <table:table-cell office:value-type="string">
            <text:p>1. Verify that all types of Ag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0_ShowTypesOfEvent</text:p>
          </table:table-cell>
          <table:table-cell office:value-type="string">
            <text:p>L1</text:p>
          </table:table-cell>
          <table:table-cell office:value-type="string">
            <text:p>Show types of Ev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the 'Events' options </text:span><text:span text:style-name="T1">from the 'Show types of' drop </text:span><text:span text:style-name="T1">down</text:span></text:p>
          </table:table-cell>
          <table:table-cell/>
          <table:table-cell office:value-type="string">
            <text:p>1. Verify that all types of Event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1_ShowTypesOfInfoFormat</text:p>
          </table:table-cell>
          <table:table-cell office:value-type="string">
            <text:p>L1</text:p>
          </table:table-cell>
          <table:table-cell office:value-type="string">
            <text:p>Show types of Info forma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the 'Info format' </text:span><text:span text:style-name="T1">options from the 'Show types </text:span><text:span text:style-name="T1">of' drop down</text:span></text:p>
          </table:table-cell>
          <table:table-cell/>
          <table:table-cell office:value-type="string">
            <text:p>1. Verify that all types of Info forma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2_ShowTypesOfInfoProduct</text:p>
          </table:table-cell>
          <table:table-cell office:value-type="string">
            <text:p>L1</text:p>
          </table:table-cell>
          <table:table-cell office:value-type="string">
            <text:p>Show types of Info produc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the 'Types of info </text:span><text:span text:style-name="T1">product' option from the 'Show </text:span><text:span text:style-name="T1">types of' drop down</text:span></text:p>
          </table:table-cell>
          <table:table-cell/>
          <table:table-cell office:value-type="string">
            <text:p>1. Verify that all types of Info produc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3_ShowTypesOfPlaces</text:p>
          </table:table-cell>
          <table:table-cell office:value-type="string">
            <text:p>L1</text:p>
          </table:table-cell>
          <table:table-cell office:value-type="string">
            <text:p>Show types of Place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the 'Place' option </text:span><text:span text:style-name="T1">from the 'Show types of' drop </text:span><text:span text:style-name="T1">down</text:span></text:p>
          </table:table-cell>
          <table:table-cell/>
          <table:table-cell office:value-type="string">
            <text:p>1. Verify that all types of Plac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4_ShowTypesOfRole</text:p>
          </table:table-cell>
          <table:table-cell office:value-type="string">
            <text:p>L1</text:p>
          </table:table-cell>
          <table:table-cell office:value-type="string">
            <text:p>Show types of Role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the 'Role' option from </text:span><text:span text:style-name="T1">the 'Show types of' drop down</text:span></text:p>
          </table:table-cell>
          <table:table-cell/>
          <table:table-cell office:value-type="string">
            <text:p>1. Verify that all types of Roles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55_ShowTypesOfTransmissionMedium</text:p>
          </table:table-cell>
          <table:table-cell office:value-type="string">
            <text:p>L1</text:p>
          </table:table-cell>
          <table:table-cell office:value-type="string">
            <text:p>Show types of Transmission media</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the 'Transmission </text:span><text:span text:style-name="T1">medium' option from the </text:span><text:span text:style-name="T1">'Show types of' drop down</text:span></text:p>
          </table:table-cell>
          <table:table-cell/>
          <table:table-cell office:value-type="string">
            <text:p>1. Verify that all types of transmission media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56_DrawLayoutAsATreeCheckbox</text:p>
          </table:table-cell>
          <table:table-cell office:value-type="string">
            <text:p>L1</text:p>
          </table:table-cell>
          <table:table-cell office:value-type="string">
            <text:p>Draw layout as a tree checkbox presen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able:table-cell>
          <table:table-cell/>
          <table:table-cell office:value-type="string">
            <text:p>1. Verify that the 'Verify layout as a tree ' checkbox is present under the taxonomi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57_CheckDrawLayoutAsATreeCheckBox</text:p>
          </table:table-cell>
          <table:table-cell office:value-type="string">
            <text:p>L1</text:p>
          </table:table-cell>
          <table:table-cell office:value-type="string">
            <text:p>Check draw layout as a tree checkbox</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an option from the </text:span><text:span text:style-name="T1">'Show types of' drop down</text:span></text:p>
            <text:p><text:span text:style-name="T1">6. Check the 'as a tree' </text:span><text:span text:style-name="T1">checkbox</text:span></text:p>
          </table:table-cell>
          <table:table-cell/>
          <table:table-cell office:value-type="string">
            <text:p>1. Verify that the Information about the selected option is displayed in the tree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58_CheckDrawLayoutAsAWebCheckBox</text:p>
          </table:table-cell>
          <table:table-cell office:value-type="string">
            <text:p>L1</text:p>
          </table:table-cell>
          <table:table-cell office:value-type="string">
            <text:p>Check draw layout as a web checkbox</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Taxonomies </text:span><text:span text:style-name="T1">submenu in the Searching </text:span><text:span text:style-name="T1">popup menu</text:span></text:p>
            <text:p><text:span text:style-name="T1">5. Select an option from the </text:span><text:span text:style-name="T1">'Show types of' drop down</text:span></text:p>
            <text:p><text:span text:style-name="T1">6. Check the 'as a tree' </text:span><text:span text:style-name="T1">checkbox</text:span></text:p>
          </table:table-cell>
          <table:table-cell/>
          <table:table-cell office:value-type="string">
            <text:p>1. Verify that the Information about the selected option is displayed in the web forma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59_Who'sWhoTab</text:p>
          </table:table-cell>
          <table:table-cell office:value-type="string">
            <text:p>L1</text:p>
          </table:table-cell>
          <table:table-cell office:value-type="string">
            <text:p>Select Who's who submenu from the Searching popup menu</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Who's who </text:span><text:span text:style-name="T1">submenu in the Searching </text:span><text:span text:style-name="T1">popup menu</text:span></text:p>
          </table:table-cell>
          <table:table-cell/>
          <table:table-cell office:value-type="string">
            <text:p>1. Verify that the Who's who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60_SearchCriteriaDropDownWho'sWhoTab</text:p>
          </table:table-cell>
          <table:table-cell office:value-type="string">
            <text:p>L1</text:p>
          </table:table-cell>
          <table:table-cell office:value-type="string">
            <text:p>Search criteria drop down present in Who's who tab</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Who's who </text:span><text:span text:style-name="T1">submenu in the Searching </text:span><text:span text:style-name="T1">popup menu</text:span></text:p>
          </table:table-cell>
          <table:table-cell/>
          <table:table-cell office:value-type="string">
            <text:p>1. Verify that the Search criteria <text:s/>drop down is present in the Who's who tab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61_Who'sWhoTabHeader</text:p>
          </table:table-cell>
          <table:table-cell office:value-type="string">
            <text:p>L1</text:p>
          </table:table-cell>
          <table:table-cell office:value-type="string">
            <text:p>Header in the Who's who tab</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Who's who </text:span><text:span text:style-name="T1">submenu in the Searching </text:span><text:span text:style-name="T1">popup menu</text:span></text:p>
          </table:table-cell>
          <table:table-cell/>
          <table:table-cell office:value-type="string">
            <text:p>1. Verify that the header in the Who's who tab contains the following columns-</text:p>
            <text:p>-Agents</text:p>
            <text:p>-Organisations</text:p>
            <text:p>-Roles</text:p>
            <text:p>-Loc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table:style-name="ce359" office:value-type="string">
            <text:p>SRCH0062_SearchByAgents</text:p>
          </table:table-cell>
          <table:table-cell table:style-name="ce359" office:value-type="string">
            <text:p>L1</text:p>
          </table:table-cell>
          <table:table-cell table:style-name="ce359" office:value-type="string">
            <text:p>Search by Agents</text:p>
          </table:table-cell>
          <table:table-cell table:style-name="ce359"/>
          <table:table-cell table:style-name="ce359"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Who's who </text:span><text:span text:style-name="T1">submenu in the Searching </text:span><text:span text:style-name="T1">popup menu</text:span></text:p>
            <text:p><text:span text:style-name="T1">5. Select the 'Agents' option </text:span><text:span text:style-name="T1">from the search criteria drop </text:span><text:span text:style-name="T1">down</text:span></text:p>
          </table:table-cell>
          <table:table-cell table:style-name="ce359"/>
          <table:table-cell table:style-name="ce359" office:value-type="string">
            <text:p>1. Verify that the record should be displayed according to Agents</text:p>
          </table:table-cell>
          <table:table-cell table:style-name="ce359" office:value-type="string">
            <text:p>1. The records are not shown according to agents</text:p>
          </table:table-cell>
          <table:table-cell table:style-name="ce359" office:value-type="string">
            <text:p>FAIL</text:p>
          </table:table-cell>
          <table:table-cell table:style-name="ce359" table:number-columns-repeated="3"/>
          <table:table-cell table:style-name="ce359" office:value-type="string">
            <text:p>YES</text:p>
          </table:table-cell>
          <table:table-cell table:style-name="ce359" table:number-columns-repeated="1011"/>
        </table:table-row>
        <table:table-row table:style-name="ro51">
          <table:table-cell table:style-name="ce359" office:value-type="string">
            <text:p>SRCH0063_SearchByLocations</text:p>
          </table:table-cell>
          <table:table-cell table:style-name="ce359" office:value-type="string">
            <text:p>L1</text:p>
          </table:table-cell>
          <table:table-cell table:style-name="ce359" office:value-type="string">
            <text:p>Search by locations</text:p>
          </table:table-cell>
          <table:table-cell table:style-name="ce359"/>
          <table:table-cell table:style-name="ce359"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Who's who </text:span><text:span text:style-name="T1">submenu in the Searching </text:span><text:span text:style-name="T1">popup menu</text:span></text:p>
            <text:p><text:span text:style-name="T1">5. Select the 'Locations' option </text:span><text:span text:style-name="T1">from the search criteria drop </text:span><text:span text:style-name="T1">down</text:span></text:p>
          </table:table-cell>
          <table:table-cell table:style-name="ce359"/>
          <table:table-cell table:style-name="ce359" office:value-type="string">
            <text:p>1. Verify that the record should be displayed according to locations</text:p>
          </table:table-cell>
          <table:table-cell table:style-name="ce359" office:value-type="string">
            <text:p>1. The records are not shown according to locations</text:p>
          </table:table-cell>
          <table:table-cell table:style-name="ce359" office:value-type="string">
            <text:p>FAIL</text:p>
          </table:table-cell>
          <table:table-cell table:style-name="ce359" table:number-columns-repeated="3"/>
          <table:table-cell table:style-name="ce359" office:value-type="string">
            <text:p>YES</text:p>
          </table:table-cell>
          <table:table-cell table:style-name="ce359" table:number-columns-repeated="1011"/>
        </table:table-row>
        <table:table-row table:style-name="ro51">
          <table:table-cell table:style-name="ce359" office:value-type="string">
            <text:p>SRCH0064_SearchByOrganisations</text:p>
          </table:table-cell>
          <table:table-cell table:style-name="ce359" office:value-type="string">
            <text:p>L1</text:p>
          </table:table-cell>
          <table:table-cell table:style-name="ce359" office:value-type="string">
            <text:p>Search by Organisations</text:p>
          </table:table-cell>
          <table:table-cell table:style-name="ce359"/>
          <table:table-cell table:style-name="ce359"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Who's who </text:span><text:span text:style-name="T1">submenu in the Searching </text:span><text:span text:style-name="T1">popup menu</text:span></text:p>
            <text:p><text:span text:style-name="T1">5. Select the 'Organisations' </text:span><text:span text:style-name="T1">option from the search criteria </text:span><text:span text:style-name="T1">drop down</text:span></text:p>
          </table:table-cell>
          <table:table-cell table:style-name="ce359"/>
          <table:table-cell table:style-name="ce359" office:value-type="string">
            <text:p>1. Verify that the record should be displayed according to organisations</text:p>
          </table:table-cell>
          <table:table-cell table:style-name="ce359" office:value-type="string">
            <text:p>1. The records are not shown according to organisations</text:p>
          </table:table-cell>
          <table:table-cell table:style-name="ce359" office:value-type="string">
            <text:p>FAIL</text:p>
          </table:table-cell>
          <table:table-cell table:style-name="ce359" table:number-columns-repeated="3"/>
          <table:table-cell table:style-name="ce359" office:value-type="string">
            <text:p>YES</text:p>
          </table:table-cell>
          <table:table-cell table:style-name="ce359" table:number-columns-repeated="1011"/>
        </table:table-row>
        <table:table-row table:style-name="ro51">
          <table:table-cell table:style-name="ce359" office:value-type="string">
            <text:p>SRCH0065_SearchByRoles</text:p>
          </table:table-cell>
          <table:table-cell table:style-name="ce359" office:value-type="string">
            <text:p>L1</text:p>
          </table:table-cell>
          <table:table-cell table:style-name="ce359" office:value-type="string">
            <text:p>Search by Roles </text:p>
          </table:table-cell>
          <table:table-cell table:style-name="ce359"/>
          <table:table-cell table:style-name="ce359"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Who's who </text:span><text:span text:style-name="T1">submenu in the Searching </text:span><text:span text:style-name="T1">popup menu</text:span></text:p>
            <text:p><text:span text:style-name="T1">5. Select the 'Roles' option </text:span><text:span text:style-name="T1">from the search criteria drop </text:span><text:span text:style-name="T1">down</text:span></text:p>
          </table:table-cell>
          <table:table-cell table:style-name="ce359"/>
          <table:table-cell table:style-name="ce359" office:value-type="string">
            <text:p>1. Verify that the record should be displayed according to Roles</text:p>
          </table:table-cell>
          <table:table-cell table:style-name="ce359" office:value-type="string">
            <text:p>1. The records are not shown according to Roles</text:p>
          </table:table-cell>
          <table:table-cell table:style-name="ce359" office:value-type="string">
            <text:p>FAIL</text:p>
          </table:table-cell>
          <table:table-cell table:style-name="ce359" table:number-columns-repeated="3"/>
          <table:table-cell table:style-name="ce359" office:value-type="string">
            <text:p>YES</text:p>
          </table:table-cell>
          <table:table-cell table:style-name="ce359" table:number-columns-repeated="1011"/>
        </table:table-row>
        <table:table-row table:style-name="ro28">
          <table:table-cell office:value-type="string">
            <text:p>SRCH0066_ClickAnElementInWho'sWhoTab</text:p>
          </table:table-cell>
          <table:table-cell office:value-type="string">
            <text:p>L1</text:p>
          </table:table-cell>
          <table:table-cell office:value-type="string">
            <text:p>Click an element in the Who's who tab</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Who's who </text:span><text:span text:style-name="T1">submenu in the Searching </text:span><text:span text:style-name="T1">popup menu</text:span></text:p>
            <text:p><text:span text:style-name="T1">5. Select any option from the </text:span><text:span text:style-name="T1">search criteria drop down</text:span></text:p>
            <text:p><text:span text:style-name="T1">6. Click an element present </text:span><text:span text:style-name="T1">under the header on the Who's </text:span><text:span text:style-name="T1">who tab</text:span></text:p>
          </table:table-cell>
          <table:table-cell/>
          <table:table-cell office:value-type="string">
            <text:p>1. Verify that the About window of the element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67_AllAttachmentsTab</text:p>
          </table:table-cell>
          <table:table-cell office:value-type="string">
            <text:p>L1</text:p>
          </table:table-cell>
          <table:table-cell office:value-type="string">
            <text:p>Select All attachments submenu from Searching popup menu</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able:table-cell>
          <table:table-cell/>
          <table:table-cell office:value-type="string">
            <text:p>1. Verify that the All attachments tab is opened in the 'Searching'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68_ShowAttachmentsDropDownPresent</text:p>
          </table:table-cell>
          <table:table-cell office:value-type="string">
            <text:p>L1</text:p>
          </table:table-cell>
          <table:table-cell office:value-type="string">
            <text:p>Show Attachment drop down present</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able:table-cell>
          <table:table-cell/>
          <table:table-cell office:value-type="string">
            <text:p>1. Verify that 'Show attachments' drop down is present under the All attachment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RCH0069_HeaderOnAllAttachmentsTab</text:p>
          </table:table-cell>
          <table:table-cell office:value-type="string">
            <text:p>L1</text:p>
          </table:table-cell>
          <table:table-cell office:value-type="string">
            <text:p>Header on the <text:s/>All attachments tab</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able:table-cell>
          <table:table-cell/>
          <table:table-cell office:value-type="string">
            <text:p>1. Verify that the header in the All attachments tab contains the following columns-</text:p>
            <text:p>-Type</text:p>
            <text:p>-Attachment</text:p>
            <text:p>-Attached to</text:p>
            <text:p>-Plan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70_ShowAll</text:p>
          </table:table-cell>
          <table:table-cell office:value-type="string">
            <text:p>L1</text:p>
          </table:table-cell>
          <table:table-cell office:value-type="string">
            <text:p>Show all attachm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able:table-cell>
          <table:table-cell/>
          <table:table-cell office:value-type="string">
            <text:p>1. Verify that all th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RCH0071_ShowReference</text:p>
          </table:table-cell>
          <table:table-cell office:value-type="string">
            <text:p>L1</text:p>
          </table:table-cell>
          <table:table-cell office:value-type="string">
            <text:p>Show reference attachm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Reference' option </text:span><text:span text:style-name="T1">from the Show attachments </text:span><text:span text:style-name="T1">drop down</text:span></text:p>
          </table:table-cell>
          <table:table-cell/>
          <table:table-cell office:value-type="string">
            <text:p>1. Verify that the referenc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72_ShowPolicy</text:p>
          </table:table-cell>
          <table:table-cell office:value-type="string">
            <text:p>L1</text:p>
          </table:table-cell>
          <table:table-cell office:value-type="string">
            <text:p>Show policy attachm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able:table-cell>
          <table:table-cell/>
          <table:table-cell office:value-type="string">
            <text:p>1. Verify that the policy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73_ShowPicture</text:p>
          </table:table-cell>
          <table:table-cell office:value-type="string">
            <text:p>L1</text:p>
          </table:table-cell>
          <table:table-cell office:value-type="string">
            <text:p>Show picture attachm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able:table-cell>
          <table:table-cell/>
          <table:table-cell office:value-type="string">
            <text:p>1. Verify that the picture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74_ShowMandatingPolicy</text:p>
          </table:table-cell>
          <table:table-cell office:value-type="string">
            <text:p>L1</text:p>
          </table:table-cell>
          <table:table-cell office:value-type="string">
            <text:p>Show mandating policy attachm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able:table-cell>
          <table:table-cell/>
          <table:table-cell office:value-type="string">
            <text:p>1. Verify that the manda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75_ShowProhibitingPolicy</text:p>
          </table:table-cell>
          <table:table-cell office:value-type="string">
            <text:p>L1</text:p>
          </table:table-cell>
          <table:table-cell office:value-type="string">
            <text:p>Show prohibiting policy attachment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able:table-cell>
          <table:table-cell/>
          <table:table-cell office:value-type="string">
            <text:p>1. Verify that the prohibiting policy <text:s/>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76_ShowMemorandumOfUnderstanding</text:p>
          </table:table-cell>
          <table:table-cell office:value-type="string">
            <text:p>L1</text:p>
          </table:table-cell>
          <table:table-cell office:value-type="string">
            <text:p>Show memorandum of understanding</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able:table-cell>
          <table:table-cell/>
          <table:table-cell table:style-name="ce421" office:value-type="string">
            <text:p>1. Verify that the memorandum of understanding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77_ShowTags</text:p>
          </table:table-cell>
          <table:table-cell office:value-type="string">
            <text:p>L1</text:p>
          </table:table-cell>
          <table:table-cell office:value-type="string">
            <text:p>Show tags</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able:table-cell>
          <table:table-cell/>
          <table:table-cell office:value-type="string">
            <text:p>1. Verify that the Tags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RCH0078_ShowHelp</text:p>
          </table:table-cell>
          <table:table-cell office:value-type="string">
            <text:p>L1</text:p>
          </table:table-cell>
          <table:table-cell office:value-type="string">
            <text:p>Show help</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able:table-cell>
          <table:table-cell/>
          <table:table-cell office:value-type="string">
            <text:p>1. Verify that the help attachment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79_ClickAttachment</text:p>
          </table:table-cell>
          <table:table-cell office:value-type="string">
            <text:p>L1</text:p>
          </table:table-cell>
          <table:table-cell office:value-type="string">
            <text:p>Click Attachment name in the Attachment colum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ext:p><text:span text:style-name="T1">6. Click an Attachment name in </text:span><text:span text:style-name="T1">the Attachment column</text:span></text:p>
          </table:table-cell>
          <table:table-cell/>
          <table:table-cell office:value-type="string">
            <text:p>1. Verify that the attachment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0_ClickAttachedTo</text:p>
          </table:table-cell>
          <table:table-cell office:value-type="string">
            <text:p>L1</text:p>
          </table:table-cell>
          <table:table-cell office:value-type="string">
            <text:p>Click Attached to in the Attached to colum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ext:p><text:span text:style-name="T1">6. Click a record in the </text:span><text:span text:style-name="T1">Attached to column</text:span></text:p>
          </table:table-cell>
          <table:table-cell/>
          <table:table-cell office:value-type="string">
            <text:p>1. Verify that the new window with the information about the entity to which the file is attached is open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RCH0081_ClickPlanSegment</text:p>
          </table:table-cell>
          <table:table-cell office:value-type="string">
            <text:p>L1</text:p>
          </table:table-cell>
          <table:table-cell office:value-type="string">
            <text:p>Click Plan segment name in the Plan segment column</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ext:p><text:span text:style-name="T1">4. Click the All attachments </text:span><text:span text:style-name="T1">submenu in the Searching </text:span><text:span text:style-name="T1">popup menu</text:span></text:p>
            <text:p><text:span text:style-name="T1">5. Select 'All' option from the </text:span><text:span text:style-name="T1">Show attachments drop down</text:span></text:p>
            <text:p><text:span text:style-name="T1">6. Click a segment name in the </text:span><text:span text:style-name="T1">Plan segment column</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0">
          <table:table-cell table:style-name="ce105" office:value-type="string">
            <text:p>SRCH0082_Grammar&amp;Spelling</text:p>
          </table:table-cell>
          <table:table-cell table:style-name="ce105" office:value-type="string">
            <text:p>L3</text:p>
          </table:table-cell>
          <table:table-cell table:style-name="ce105" office:value-type="string">
            <text:p>Grammar and Spelling in the Searching menu </text:p>
          </table:table-cell>
          <table:table-cell table:style-name="ce105"/>
          <table:table-cell table:style-name="ce420"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on all submenus in the </text:span><text:span text:style-name="T3">Searching menu one by one</text:span></text:p>
          </table:table-cell>
          <table:table-cell table:style-name="ce105"/>
          <table:table-cell table:style-name="ce105" office:value-type="string">
            <text:p>1. Verify that there is no grammar or spelling mistake.</text:p>
          </table:table-cell>
          <table:table-cell table:style-name="ce105" office:value-type="string">
            <text:p>1.There is no grammar or spelling mistake.</text:p>
          </table:table-cell>
          <table:table-cell table:style-name="ce105" office:value-type="string">
            <text:p>PASS</text:p>
          </table:table-cell>
          <table:table-cell table:style-name="ce105" table:number-columns-repeated="3"/>
          <table:table-cell table:style-name="ce105" office:value-type="string">
            <text:p>YES</text:p>
          </table:table-cell>
          <table:table-cell table:style-name="ce53" table:number-columns-repeated="1000"/>
          <table:table-cell table:style-name="ce42" table:number-columns-repeated="2"/>
          <table:table-cell table:style-name="Default" table:number-columns-repeated="9"/>
        </table:table-row>
        <table:table-row table:style-name="ro15">
          <table:table-cell office:value-type="string">
            <text:p>SRCH0083_ResizeWindow</text:p>
          </table:table-cell>
          <table:table-cell office:value-type="string">
            <text:p>L3</text:p>
          </table:table-cell>
          <table:table-cell office:value-type="string">
            <text:p>Verify Searching window can be resized</text:p>
          </table:table-cell>
          <table:table-cell/>
          <table:table-cell office:value-type="string">
            <text:p><text:span text:style-name="T1">1. Login to Channels with valid </text:span><text:span text:style-name="T1">credentials</text:span></text:p>
            <text:p><text:span text:style-name="T1">2. Click the Domain Plans link</text:span></text:p>
            <text:p><text:span text:style-name="T1">3. Click the Domain Plan Editor </text:span><text:span text:style-name="T1">link</text:span></text:p>
          </table:table-cell>
          <table:table-cell/>
          <table:table-cell office:value-type="string">
            <text:p>1. Verify that the Searching window can be resiz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51">
          <table:table-cell table:number-columns-repeated="1024"/>
        </table:table-row>
        <table:table-row table:style-name="ro1">
          <table:table-cell table:number-columns-repeated="1024"/>
        </table:table-row>
      </table:table>
      <table:table table:name="Scoping" table:style-name="ta3" table:print="false">
        <office:forms form:automatic-focus="false" form:apply-design-mode="false"/>
        <table:table-column table:style-name="co15" table:number-columns-repeated="2" table:default-cell-style-name="ce101"/>
        <table:table-column table:style-name="co82" table:default-cell-style-name="ce101"/>
        <table:table-column table:style-name="co15" table:default-cell-style-name="ce101"/>
        <table:table-column table:style-name="co202" table:default-cell-style-name="ce101"/>
        <table:table-column table:style-name="co15" table:default-cell-style-name="ce101"/>
        <table:table-column table:style-name="co160" table:default-cell-style-name="ce101"/>
        <table:table-column table:style-name="co165" table:default-cell-style-name="ce101"/>
        <table:table-column table:style-name="co15" table:number-columns-repeated="4" table:default-cell-style-name="ce101"/>
        <table:table-column table:style-name="co203" table:default-cell-style-name="ce101"/>
        <table:table-column table:style-name="co15" table:number-columns-repeated="1011" table:default-cell-style-name="ce101"/>
        <table:table-row table:style-name="ro229">
          <table:table-cell table:style-name="ce419" office:value-type="string">
            <text:p>TEST CASE ID</text:p>
          </table:table-cell>
          <table:table-cell table:style-name="ce419" office:value-type="string">
            <text:p>PRIORITY</text:p>
          </table:table-cell>
          <table:table-cell table:style-name="ce419" office:value-type="string">
            <text:p>TITLE</text:p>
          </table:table-cell>
          <table:table-cell table:style-name="ce419" office:value-type="string">
            <text:p>SET UP</text:p>
          </table:table-cell>
          <table:table-cell table:style-name="ce419" office:value-type="string">
            <text:p>STEPS</text:p>
          </table:table-cell>
          <table:table-cell table:style-name="ce419" office:value-type="string">
            <text:p>TEST DATA</text:p>
          </table:table-cell>
          <table:table-cell table:style-name="ce419" office:value-type="string">
            <text:p>EXPECTED RESULTS</text:p>
          </table:table-cell>
          <table:table-cell table:style-name="ce419" office:value-type="string">
            <text:p>ACTUAL RESULT</text:p>
          </table:table-cell>
          <table:table-cell table:style-name="ce419" office:value-type="string">
            <text:p>RESULT</text:p>
          </table:table-cell>
          <table:table-cell table:style-name="ce419" office:value-type="string">
            <text:p>AUTOMATED</text:p>
          </table:table-cell>
          <table:table-cell table:style-name="ce419" office:value-type="string">
            <text:p>TICKET ID</text:p>
          </table:table-cell>
          <table:table-cell table:style-name="ce419" office:value-type="string">
            <text:p>COMMENT</text:p>
          </table:table-cell>
          <table:table-cell table:style-name="ce419" office:value-type="string">
            <text:p>DATE : MARCH 15,2013</text:p>
            <text:p>REVISION: 4771</text:p>
            <text:p>BROWSER: Google Chrome</text:p>
          </table:table-cell>
          <table:table-cell table:style-name="ce422" table:number-columns-repeated="1003"/>
          <table:table-cell table:style-name="ce423" table:number-columns-repeated="2"/>
          <table:table-cell table:style-name="ce424" table:number-columns-repeated="4"/>
          <table:table-cell table:style-name="ce425" table:number-columns-repeated="2"/>
        </table:table-row>
        <table:table-row table:style-name="ro15">
          <table:table-cell office:value-type="string">
            <text:p>SCP0001_ScopingPopupPresent</text:p>
          </table:table-cell>
          <table:table-cell office:value-type="string">
            <text:p>L1</text:p>
          </table:table-cell>
          <table:table-cell office:value-type="string">
            <text:p>Verify Scoping popup menu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able:table-cell>
          <table:table-cell/>
          <table:table-cell office:value-type="string">
            <text:p>1. Verify that the Scoping popup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2">
          <table:table-cell office:value-type="string">
            <text:p>SCP0002_ScopingPopupSubmenus</text:p>
          </table:table-cell>
          <table:table-cell office:value-type="string">
            <text:p>L1</text:p>
          </table:table-cell>
          <table:table-cell office:value-type="string">
            <text:p>Scoping popup submenus</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Go to Scoping popup menu</text:span></text:p>
          </table:table-cell>
          <table:table-cell/>
          <table:table-cell office:value-type="string">
            <text:p>1. Verify that the Scoping popup menu has the following submenus-</text:p>
            <text:p>-Events in scope</text:p>
            <text:p>-Organisations in scope</text:p>
            <text:p>-Classific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3_EventsInScopeSubmenu</text:p>
          </table:table-cell>
          <table:table-cell office:value-type="string">
            <text:p>L0</text:p>
          </table:table-cell>
          <table:table-cell office:value-type="string">
            <text:p>Events in scope submenu</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able:table-cell>
          <table:table-cell/>
          <table:table-cell office:value-type="string">
            <text:p>1. Verify that the 'Event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04_HideEvent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ext:p><text:span text:style-name="T3">5. Select the 'Hide events in </text:span><text:span text:style-name="T3">scope' option from the Scoping </text:span><text:span text:style-name="T3">popup menu</text:span></text:p>
          </table:table-cell>
          <table:table-cell/>
          <table:table-cell office:value-type="string">
            <text:p>1. Verify that the 'Event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04_TitleOnEventsInScopeWindow</text:p>
          </table:table-cell>
          <table:table-cell office:value-type="string">
            <text:p>L1</text:p>
          </table:table-cell>
          <table:table-cell office:value-type="string">
            <text:p>Title on Events in scope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able:table-cell>
          <table:table-cell/>
          <table:table-cell office:value-type="string">
            <text:p>1. Verify that the 'Events in scope' window has the title-Event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5_HeaderOnEventsInScopeWindow</text:p>
          </table:table-cell>
          <table:table-cell office:value-type="string">
            <text:p>L1</text:p>
          </table:table-cell>
          <table:table-cell office:value-type="string">
            <text:p>Header on Events in scope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able:table-cell>
          <table:table-cell/>
          <table:table-cell office:value-type="string">
            <text:p>1. Verify that the header on the events window contains the following columns-</text:p>
            <text:p>-Event name</text:p>
            <text:p>-Is incid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6_EventNameColumn</text:p>
          </table:table-cell>
          <table:table-cell office:value-type="string">
            <text:p>L1</text:p>
          </table:table-cell>
          <table:table-cell office:value-type="string">
            <text:p>Event name colum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able:table-cell>
          <table:table-cell/>
          <table:table-cell office:value-type="string">
            <text:p>1. Verify that the event name is present in the 'Event name'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7_IsIncidentColumn</text:p>
          </table:table-cell>
          <table:table-cell office:value-type="string">
            <text:p>L1</text:p>
          </table:table-cell>
          <table:table-cell office:value-type="string">
            <text:p>Checkbox present in the Is Incident colum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able:table-cell>
          <table:table-cell/>
          <table:table-cell office:value-type="string">
            <text:p>1. Verify that the checkbox <text:s/></text:p>
            <text:p>Is present in the Is incid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08_EventNameTextBoxPresent</text:p>
          </table:table-cell>
          <table:table-cell office:value-type="string">
            <text:p>L1</text:p>
          </table:table-cell>
          <table:table-cell office:value-type="string">
            <text:p>Verify Event name text 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able:table-cell>
          <table:table-cell/>
          <table:table-cell office:value-type="string">
            <text:p>1. Verify that Event name textbox is present in the Event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09_EnterEvent</text:p>
          </table:table-cell>
          <table:table-cell office:value-type="string">
            <text:p>L1</text:p>
          </table:table-cell>
          <table:table-cell office:value-type="string">
            <text:p>Enter ev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ext:p><text:span text:style-name="T3">5. Enter event in the Event </text:span><text:span text:style-name="T3">textbox</text:span></text:p>
          </table:table-cell>
          <table:table-cell/>
          <table:table-cell office:value-type="string">
            <text:p>1. Verify that event can be entered in the event text field</text:p>
            <text:p>2. Verify that the event is displayed properly in the Event text box</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0_ValidEvent</text:p>
          </table:table-cell>
          <table:table-cell office:value-type="string">
            <text:p>L0</text:p>
          </table:table-cell>
          <table:table-cell office:value-type="string">
            <text:p>Valid ev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ext:p><text:span text:style-name="T3">5. Enter event in the Event </text:span><text:span text:style-name="T3">textbox</text:span></text:p>
          </table:table-cell>
          <table:table-cell/>
          <table:table-cell office:value-type="string">
            <text:p>1. Verify that the event name gets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1_InvalidEvent</text:p>
          </table:table-cell>
          <table:table-cell office:value-type="string">
            <text:p>L2</text:p>
          </table:table-cell>
          <table:table-cell office:value-type="string">
            <text:p>Invalid ev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ext:p><text:span text:style-name="T3">5. Enter invalid event in the </text:span><text:span text:style-name="T3">Event textbox</text:span></text:p>
          </table:table-cell>
          <table:table-cell/>
          <table:table-cell office:value-type="string">
            <text:p>1. Verify that invalid event is not added to the event 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2_BlankEvent</text:p>
          </table:table-cell>
          <table:table-cell office:value-type="string">
            <text:p>L2</text:p>
          </table:table-cell>
          <table:table-cell office:value-type="string">
            <text:p>Blank ev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ext:p><text:span text:style-name="T3">5. Leave the event text box </text:span><text:span text:style-name="T3">blank</text:span></text:p>
          </table:table-cell>
          <table:table-cell/>
          <table:table-cell office:value-type="string">
            <text:p>1. Verify that blank event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13_CheckIsIncidentColumnCheckbox</text:p>
          </table:table-cell>
          <table:table-cell office:value-type="string">
            <text:p>L1</text:p>
          </table:table-cell>
          <table:table-cell office:value-type="string">
            <text:p>Check Is Incident check 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ext:p><text:span text:style-name="T3">5. Enter event in the Event </text:span><text:span text:style-name="T3">textbox</text:span></text:p>
          </table:table-cell>
          <table:table-cell/>
          <table:table-cell office:value-type="string">
            <text:p>1. Verify that the Is incident check box can be 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CP0014_UnCheckIsIncidentColumnCheckbox</text:p>
          </table:table-cell>
          <table:table-cell office:value-type="string">
            <text:p>L1</text:p>
          </table:table-cell>
          <table:table-cell office:value-type="string">
            <text:p>Uncheck Is Incident check 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Events in scope </text:span><text:span text:style-name="T3">submenu from the Scoping </text:span><text:span text:style-name="T3">popup menu </text:span></text:p>
            <text:p><text:span text:style-name="T3">5. Enter event in the Event </text:span><text:span text:style-name="T3">textbox</text:span></text:p>
            <text:p><text:span text:style-name="T3">6. Uncheck the Is Incident </text:span><text:span text:style-name="T3">check box</text:span></text:p>
          </table:table-cell>
          <table:table-cell/>
          <table:table-cell office:value-type="string">
            <text:p>1.Verify that the Is incident checkbox can be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5_OrganisationsInScopeSubmenu</text:p>
          </table:table-cell>
          <table:table-cell office:value-type="string">
            <text:p>L0</text:p>
          </table:table-cell>
          <table:table-cell office:value-type="string">
            <text:p>Organisations in scope submenu</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Organisations in scope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6_HideOrganisationsInScope</text:p>
          </table:table-cell>
          <table:table-cell office:value-type="string">
            <text:p>L1</text:p>
          </table:table-cell>
          <table:table-cell office:value-type="string">
            <text:p>Select Hide events in scope option from the Scoping popup menu</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the 'Organisations in scope' window disappears</text:p>
          </table:table-cell>
          <table:table-cell table:number-columns-repeated="2" office:value-type="string">
            <text:p>PASS</text:p>
          </table:table-cell>
          <table:table-cell table:number-columns-repeated="1015"/>
        </table:table-row>
        <table:table-row table:style-name="ro19">
          <table:table-cell office:value-type="string">
            <text:p>SCP0016_ScopeTabPresent</text:p>
          </table:table-cell>
          <table:table-cell office:value-type="string">
            <text:p>L1</text:p>
          </table:table-cell>
          <table:table-cell office:value-type="string">
            <text:p>Scope Tab present in the 'Organisations in scope'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the Scope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7_NetworkTabPresent</text:p>
          </table:table-cell>
          <table:table-cell office:value-type="string">
            <text:p>L1</text:p>
          </table:table-cell>
          <table:table-cell office:value-type="string">
            <text:p>Network Tab present in the 'Organisations in scope'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the Network tab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8_TitleOnScopeTab</text:p>
          </table:table-cell>
          <table:table-cell office:value-type="string">
            <text:p>L1</text:p>
          </table:table-cell>
          <table:table-cell office:value-type="string">
            <text:p>Title on Scope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the scope tab in Organisations in scope window has the title-'Organisations in scop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19_ShowOnlyOrganisationsThatAreExpectedToHaveTasksInThisPlanCheckboxpresent</text:p>
          </table:table-cell>
          <table:table-cell office:value-type="string">
            <text:p>L1</text:p>
          </table:table-cell>
          <table:table-cell office:value-type="string">
            <text:p>Show Only Organisations <text:s/>that are expected to have tasks in this plan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Show only organisations that are expected to have tasks in this plan' checkbox is present <tex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CP0020_CheckShowOnlyOrganisationsThatAreExpectedToHaveTasksInThisPlanCheckbox</text:p>
          </table:table-cell>
          <table:table-cell office:value-type="string">
            <text:p>L1</text:p>
          </table:table-cell>
          <table:table-cell office:value-type="string">
            <text:p>Check Show Only Organisations <text:s/>that are expected to have tasks in this plan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ext:p><text:span text:style-name="T3">5. Check the 'Show only </text:span><text:span text:style-name="T3">organisations that are </text:span><text:span text:style-name="T3">expected to have tasks in the </text:span><text:span text:style-name="T3">plan' checkbox</text:span></text:p>
          </table:table-cell>
          <table:table-cell/>
          <table:table-cell office:value-type="string">
            <text:p>1. Verify that 'Show only organisations that are expected to have tasks in this plan' checkbox can be checked</text:p>
            <text:p>2. Verify that the organisations that are expected to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CP0021_UncheckShowOnlyOrganisationsThatAreExpectedToHaveTasksInThisPlanCheckbox</text:p>
          </table:table-cell>
          <table:table-cell office:value-type="string">
            <text:p>L1</text:p>
          </table:table-cell>
          <table:table-cell office:value-type="string">
            <text:p>Uncheck Show Only Organisations <text:s/>that are expected to have tasks in this plan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ext:p><text:span text:style-name="T3">5. Uncheck the 'Show only </text:span><text:span text:style-name="T3">organisations that are </text:span><text:span text:style-name="T3">expected to have tasks in the </text:span><text:span text:style-name="T3">plan' checkbox</text:span></text:p>
          </table:table-cell>
          <table:table-cell/>
          <table:table-cell office:value-type="string">
            <text:p>1. Verify that 'Show only organisations that are expected to have tasks in this plan' checkbox can be 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2_ShowOnlyOrganisationsThatHaveTasksCheckboxPresent</text:p>
          </table:table-cell>
          <table:table-cell office:value-type="string">
            <text:p>L1</text:p>
          </table:table-cell>
          <table:table-cell office:value-type="string">
            <text:p>Show only organisations that have tasks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Show only organisations that have task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3_CheckShowOnlyOrganisationsThatHaveTasksCheckbox</text:p>
          </table:table-cell>
          <table:table-cell office:value-type="string">
            <text:p>L1</text:p>
          </table:table-cell>
          <table:table-cell office:value-type="string">
            <text:p>Check Show only organisations that have tasks check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ext:p><text:span text:style-name="T3">5. Check the 'Show only </text:span><text:span text:style-name="T3">organisations that <text:s/>have tasks ' </text:span><text:span text:style-name="T3">checkbox</text:span></text:p>
          </table:table-cell>
          <table:table-cell/>
          <table:table-cell office:value-type="string">
            <text:p>1. Verify that the 'Organisations that have tasks' check box can be checked</text:p>
            <text:p>2. Verify that only the organisations having task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4_UncheckShowOnlyOrganisationsThatHaveTasksCheckbox</text:p>
          </table:table-cell>
          <table:table-cell office:value-type="string">
            <text:p>L1</text:p>
          </table:table-cell>
          <table:table-cell office:value-type="string">
            <text:p>Uncheck Show only organisations that have tasks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ext:p><text:span text:style-name="T3">5. Uncheck the 'Show only </text:span><text:span text:style-name="T3">organisations that <text:s/>have tasks ' </text:span><text:span text:style-name="T3">checkbox</text:span></text:p>
          </table:table-cell>
          <table:table-cell/>
          <table:table-cell office:value-type="string">
            <text:p>1. Verify that the organisations that have tasks check 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5_ShowOnlyOrganisationsThatDontHaveTasksCheckboxPresent</text:p>
          </table:table-cell>
          <table:table-cell office:value-type="string">
            <text:p>L1</text:p>
          </table:table-cell>
          <table:table-cell office:value-type="string">
            <text:p>Show only organisations that don't have tasks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Show only organisations that don't have tasks'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6_CheckShowOnlyOrganisationsThatDontHaveTasksCheckboxPresent</text:p>
          </table:table-cell>
          <table:table-cell office:value-type="string">
            <text:p>L1</text:p>
          </table:table-cell>
          <table:table-cell office:value-type="string">
            <text:p>Check Show only organisations that don't have tasks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ext:p><text:span text:style-name="T3">5. Check Show only </text:span><text:span text:style-name="T3">organisations that don't have </text:span><text:span text:style-name="T3">tasks checkbox </text:span></text:p>
          </table:table-cell>
          <table:table-cell/>
          <table:table-cell office:value-type="string">
            <text:p>1. Verify that 'Show only organisations that don't have tasks in this plan' checkbox can be checked </text:p>
            <text:p>2. Verify that the organisations that don't have tasks in this plan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27_UncheckShowOnlyOrganisationsThatDontHaveTasksCheckboxPresent</text:p>
          </table:table-cell>
          <table:table-cell office:value-type="string">
            <text:p>L1</text:p>
          </table:table-cell>
          <table:table-cell office:value-type="string">
            <text:p>Uncheck Show only organisations that don't have tasks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ext:p><text:span text:style-name="T3">5. Uncheck Show only </text:span><text:span text:style-name="T3">organisations that don't have </text:span><text:span text:style-name="T3">tasks checkbox </text:span></text:p>
          </table:table-cell>
          <table:table-cell/>
          <table:table-cell office:value-type="string">
            <text:p>1. Verify that 'Show only organisations that don't have tasks in this plan' checkbox can be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28_SearchCriteriaDropDownPresent</text:p>
          </table:table-cell>
          <table:table-cell office:value-type="string">
            <text:p>L1</text:p>
          </table:table-cell>
          <table:table-cell office:value-type="string">
            <text:p>Search criteria dropdown present in the 'Organisations in scope'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 </text:span></text:p>
          </table:table-cell>
          <table:table-cell/>
          <table:table-cell office:value-type="string">
            <text:p>1. Verify that the search criteria drop down is present in the 'Organisations in scope'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29_AllOptionInSearchCriteriaDropDown</text:p>
          </table:table-cell>
          <table:table-cell office:value-type="string">
            <text:p>L1</text:p>
          </table:table-cell>
          <table:table-cell office:value-type="string">
            <text:p><text:s/>'All' option in the Search criteria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Select <text:s/>the 'All' option from </text:span><text:span text:style-name="T3">the search criteria drop down </text:span></text:p>
          </table:table-cell>
          <table:table-cell/>
          <table:table-cell office:value-type="string">
            <text:p>1. Verify that All option in the search criteria drop down can be selected</text:p>
            <text:p>2. Verify that <text:s/>all kinds of organisation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30_OrganisationsOptionInSearchCriteriaDropDown</text:p>
          </table:table-cell>
          <table:table-cell office:value-type="string">
            <text:p>L1</text:p>
          </table:table-cell>
          <table:table-cell office:value-type="string">
            <text:p>Organisations option in search criteria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Select <text:s/>the 'Organisations' </text:span><text:span text:style-name="T3">option from the search criteria </text:span><text:span text:style-name="T3">drop down </text:span></text:p>
          </table:table-cell>
          <table:table-cell/>
          <table:table-cell office:value-type="string">
            <text:p>1. Verify that the result is modified according to Organisat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1_FilteronNameCheckboxPresent</text:p>
          </table:table-cell>
          <table:table-cell office:value-type="string">
            <text:p>L1</text:p>
          </table:table-cell>
          <table:table-cell office:value-type="string">
            <text:p>Filter on name check 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able:table-cell>
          <table:table-cell/>
          <table:table-cell office:value-type="string">
            <text:p>1. Verify that filter on name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2_CheckFilteronNameCheckbox</text:p>
          </table:table-cell>
          <table:table-cell office:value-type="string">
            <text:p>L1</text:p>
          </table:table-cell>
          <table:table-cell office:value-type="string">
            <text:p>Check Filter on name check 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heck the 'Filter on name ' </text:span><text:span text:style-name="T3">checkbox</text:span></text:p>
          </table:table-cell>
          <table:table-cell/>
          <table:table-cell office:value-type="string">
            <text:p>1. Verify that <text:s/>the 'Filter on name' check box can be checked</text:p>
            <text:p>2. Verify that the results are filtered <text:s/>according to na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4_UncheckFilteronNameCheckbox</text:p>
          </table:table-cell>
          <table:table-cell office:value-type="string">
            <text:p>L1</text:p>
          </table:table-cell>
          <table:table-cell office:value-type="string">
            <text:p>Uncheck Filter on name check 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Uncheck the 'Filter on name' </text:span><text:span text:style-name="T3">checkbox</text:span></text:p>
          </table:table-cell>
          <table:table-cell/>
          <table:table-cell office:value-type="string">
            <text:p>1. Verify that the 'Filter on name ' checkbox can be unchecked</text:p>
            <text:p>2. Verify that the results shown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35_FilteronTagsCheckboxPresent</text:p>
          </table:table-cell>
          <table:table-cell office:value-type="string">
            <text:p>L1</text:p>
          </table:table-cell>
          <table:table-cell office:value-type="string">
            <text:p>Filter on tags check 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able:table-cell>
          <table:table-cell/>
          <table:table-cell office:value-type="string">
            <text:p>1. Verify that the 'Filter on tag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CP0036_CheckFilteronTagsCheckbox</text:p>
          </table:table-cell>
          <table:table-cell office:value-type="string">
            <text:p>L1</text:p>
          </table:table-cell>
          <table:table-cell office:value-type="string">
            <text:p>Check Filter on tags check 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heck filter on tags checkbox</text:span></text:p>
          </table:table-cell>
          <table:table-cell/>
          <table:table-cell office:value-type="string">
            <text:p>1. Verify that the Filter on check box is checked</text:p>
            <text:p>2. Verify that the results are filtered according to the tag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37_UnCheckFilteronTagsCheckbox</text:p>
          </table:table-cell>
          <table:table-cell office:value-type="string">
            <text:p>L1</text:p>
          </table:table-cell>
          <table:table-cell office:value-type="string">
            <text:p>Uncheck Filter on tags check 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Uncheck Filter on tags check </text:span><text:span text:style-name="T3">box</text:span></text:p>
          </table:table-cell>
          <table:table-cell/>
          <table:table-cell office:value-type="string">
            <text:p>1. Verify that the 'Filter on tags' check box is unchecked</text:p>
            <text:p>2. Verify that the results displayed are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SCP0040_MustBeReferencedCheckBoxPresent</text:p>
          </table:table-cell>
          <table:table-cell office:value-type="string">
            <text:p>L1</text:p>
          </table:table-cell>
          <table:table-cell office:value-type="string">
            <text:p>Must be referenced check 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able:table-cell>
          <table:table-cell/>
          <table:table-cell office:value-type="string">
            <text:p>1. Verify that the 'Must be referenc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1_CheckMustBeReferencedCheckBox</text:p>
          </table:table-cell>
          <table:table-cell office:value-type="string">
            <text:p>L1</text:p>
          </table:table-cell>
          <table:table-cell office:value-type="string">
            <text:p>Check 'Must be referenced check 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heck the 'Must be </text:span><text:span text:style-name="T3">referenced ' check box</text:span></text:p>
          </table:table-cell>
          <table:table-cell/>
          <table:table-cell office:value-type="float" office:value="1">
            <text:p>1</text:p>
          </table:table-cell>
          <table:table-cell table:number-columns-repeated="1017"/>
        </table:table-row>
        <table:table-row table:style-name="ro19">
          <table:table-cell office:value-type="string">
            <text:p>SCP0042_UnCheckMustBeReferencedCheckBox</text:p>
          </table:table-cell>
          <table:table-cell office:value-type="string">
            <text:p>L1</text:p>
          </table:table-cell>
          <table:table-cell office:value-type="string">
            <text:p>Uncheck 'Must be referenced check 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able:table-cell>
          <table:table-cell table:number-columns-repeated="1019"/>
        </table:table-row>
        <table:table-row table:style-name="ro19">
          <table:table-cell office:value-type="string">
            <text:p>SCP0044_OtherOrganisationsTextboxPresent</text:p>
          </table:table-cell>
          <table:table-cell office:value-type="string">
            <text:p>L1</text:p>
          </table:table-cell>
          <table:table-cell office:value-type="string">
            <text:p>Other organisations text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able:table-cell>
          <table:table-cell/>
          <table:table-cell office:value-type="string">
            <text:p>1. Verify that the 'Other organisation that should be assigned tasks ' text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4_EnterOrganisation</text:p>
          </table:table-cell>
          <table:table-cell office:value-type="string">
            <text:p>L1</text:p>
          </table:table-cell>
          <table:table-cell office:value-type="string">
            <text:p>Enter organisa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Enter organisation in the ' </text:span><text:span text:style-name="T3">Other organisation that should </text:span><text:span text:style-name="T3">be assigned tasks' text box</text:span></text:p>
          </table:table-cell>
          <table:table-cell/>
          <table:table-cell office:value-type="string">
            <text:p>1. Verify that the Organisation name is entered in the text box</text:p>
            <text:p>2. Verify that the entered name is shown correct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CP0045_ValidOrganisation</text:p>
          </table:table-cell>
          <table:table-cell office:value-type="string">
            <text:p>L0</text:p>
          </table:table-cell>
          <table:table-cell office:value-type="string">
            <text:p>Valid organisa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Enter valid organisation in </text:span><text:span text:style-name="T3">the ' Other organisation that </text:span><text:span text:style-name="T3">should be assigned tasks' text </text:span><text:span text:style-name="T3">box</text:span></text:p>
          </table:table-cell>
          <table:table-cell/>
          <table:table-cell office:value-type="string">
            <text:p>1. Verify that the Organisation name gets added to the result shown abo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SCP0046_InvalidOrganisation</text:p>
          </table:table-cell>
          <table:table-cell office:value-type="string">
            <text:p>L1</text:p>
          </table:table-cell>
          <table:table-cell office:value-type="string">
            <text:p>Invalid organisa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Enter invalid organisation in </text:span><text:span text:style-name="T3">the ' Other organisation that </text:span><text:span text:style-name="T3">should be assigned tasks' text </text:span><text:span text:style-name="T3">box</text:span></text:p>
          </table:table-cell>
          <table:table-cell office:value-type="string">
            <text:p>“@!#@$#$#%^^&amp;^”</text:p>
          </table:table-cell>
          <table:table-cell office:value-type="string">
            <text:p>1. Verify that the invalid organisation name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SCP0047_BlankOrganisation</text:p>
          </table:table-cell>
          <table:table-cell office:value-type="string">
            <text:p>L1</text:p>
          </table:table-cell>
          <table:table-cell office:value-type="string">
            <text:p>Blank organisa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Leave the ' Other </text:span><text:span text:style-name="T3">organisations that should be </text:span><text:span text:style-name="T3">assigned tasks' textbox blank</text:span></text:p>
          </table:table-cell>
          <table:table-cell/>
          <table:table-cell office:value-type="string">
            <text:p>1. Verify that the blank organisation is not add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CP0043_ClickOrganisation</text:p>
          </table:table-cell>
          <table:table-cell office:value-type="string">
            <text:p>L1</text:p>
          </table:table-cell>
          <table:table-cell office:value-type="string">
            <text:p>Click organisa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an organisation </text:span></text:p>
          </table:table-cell>
          <table:table-cell/>
          <table:table-cell office:value-type="string">
            <text:p>1. Verify that the See profil e button is displayed bel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SCP0044_ClickSeeProfileButton</text:p>
          </table:table-cell>
          <table:table-cell office:value-type="string">
            <text:p>L1</text:p>
          </table:table-cell>
          <table:table-cell office:value-type="string">
            <text:p>Click the See profile butt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an organisation </text:span></text:p>
            <text:p><text:span text:style-name="T3">6. Click the See profile button</text:span></text:p>
          </table:table-cell>
          <table:table-cell/>
          <table:table-cell office:value-type="string">
            <text:p>1. Verify that the About actual organisation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SCP0045_ClickNetworkTab</text:p>
          </table:table-cell>
          <table:table-cell office:value-type="string">
            <text:p>L1</text:p>
          </table:table-cell>
          <table:table-cell office:value-type="string">
            <text:p>Click Network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able:table-cell>
          <table:table-cell/>
          <table:table-cell office:value-type="string">
            <text:p>1. Verify that the Network tab <text:s/>contains the network diagram of the Organisations</text:p>
          </table:table-cell>
          <table:table-cell table:number-columns-repeated="2" office:value-type="string">
            <text:p>PASS</text:p>
          </table:table-cell>
          <table:table-cell table:number-columns-repeated="1015"/>
        </table:table-row>
        <table:table-row table:style-name="ro204">
          <table:table-cell office:value-type="string">
            <text:p>SCP0046_ReduceToFitOptionPresent</text:p>
          </table:table-cell>
          <table:table-cell office:value-type="string">
            <text:p>L1</text:p>
          </table:table-cell>
          <table:table-cell office:value-type="string">
            <text:p>Verify Reduce to fit optio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able:table-cell>
          <table:table-cell/>
          <table:table-cell office:value-type="string">
            <text:p>1. Verify that the Reduce to fit option is present on the Organisations in scope window</text:p>
          </table:table-cell>
          <table:table-cell table:number-columns-repeated="2" office:value-type="string">
            <text:p>PASS</text:p>
          </table:table-cell>
          <table:table-cell table:number-columns-repeated="1015"/>
        </table:table-row>
        <table:table-row table:style-name="ro204">
          <table:table-cell office:value-type="string">
            <text:p>SCP0047_ClickReduceToFitOption</text:p>
          </table:table-cell>
          <table:table-cell office:value-type="string">
            <text:p>L1</text:p>
          </table:table-cell>
          <table:table-cell office:value-type="string">
            <text:p>Click the Reduce to fit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able:table-cell>
          <table:table-cell/>
          <table:table-cell office:value-type="string">
            <text:p>1. Verify that the diagram size(if large) gets reduced to fit inside the window</text:p>
          </table:table-cell>
          <table:table-cell table:number-columns-repeated="2" office:value-type="string">
            <text:p>PASS</text:p>
          </table:table-cell>
          <table:table-cell table:number-columns-repeated="1015"/>
        </table:table-row>
        <table:table-row table:style-name="ro51">
          <table:table-cell office:value-type="string">
            <text:p>SCP0048_ClickFullSizeOption</text:p>
          </table:table-cell>
          <table:table-cell office:value-type="string">
            <text:p>L1</text:p>
          </table:table-cell>
          <table:table-cell office:value-type="string">
            <text:p>Click Full size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ext:p><text:span text:style-name="T3">6. Click the Reduce to fit option</text:span></text:p>
            <text:p><text:span text:style-name="T3">7. Click the Full size option</text:span></text:p>
          </table:table-cell>
          <table:table-cell/>
          <table:table-cell office:value-type="string">
            <text:p>1. Verify that the diagram is shown in it's full size</text:p>
          </table:table-cell>
          <table:table-cell table:number-columns-repeated="2" office:value-type="string">
            <text:p>PASS</text:p>
          </table:table-cell>
          <table:table-cell table:number-columns-repeated="1015"/>
        </table:table-row>
        <table:table-row table:style-name="ro204">
          <table:table-cell office:value-type="string">
            <text:p>SCP0049_AllNetworkFlowsSection</text:p>
          </table:table-cell>
          <table:table-cell office:value-type="string">
            <text:p>L1</text:p>
          </table:table-cell>
          <table:table-cell office:value-type="string">
            <text:p>All network flows sec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able:table-cell>
          <table:table-cell/>
          <table:table-cell office:value-type="string">
            <text:p>1. Verify that the All Network flows section is present in the network tab</text:p>
          </table:table-cell>
          <table:table-cell table:number-columns-repeated="2" office:value-type="string">
            <text:p>PASS</text:p>
          </table:table-cell>
          <table:table-cell table:number-columns-repeated="1015"/>
        </table:table-row>
        <table:table-row table:style-name="ro204">
          <table:table-cell office:value-type="string">
            <text:p>SCP0050_FilterOnInformationTextfieldPresent</text:p>
          </table:table-cell>
          <table:table-cell office:value-type="string">
            <text:p>L1</text:p>
          </table:table-cell>
          <table:table-cell office:value-type="string">
            <text:p>Filter on information text field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able:table-cell>
          <table:table-cell/>
          <table:table-cell office:value-type="string">
            <text:p>1. Verify that the filter on information text field is present in the network tab</text:p>
          </table:table-cell>
          <table:table-cell table:number-columns-repeated="2" office:value-type="string">
            <text:p>PASS</text:p>
          </table:table-cell>
          <table:table-cell table:number-columns-repeated="1015"/>
        </table:table-row>
        <table:table-row table:style-name="ro51">
          <table:table-cell office:value-type="string">
            <text:p>SCP0051_EnterInformation</text:p>
          </table:table-cell>
          <table:table-cell office:value-type="string">
            <text:p>L1</text:p>
          </table:table-cell>
          <table:table-cell office:value-type="string">
            <text:p>Enter informa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ext:p><text:span text:style-name="T3">6. Enter information in the </text:span><text:span text:style-name="T3">'Filter on information' text field</text:span></text:p>
          </table:table-cell>
          <table:table-cell/>
          <table:table-cell office:value-type="string">
            <text:p>1. Verify that the information can be entered in the Filter on information text field</text:p>
          </table:table-cell>
          <table:table-cell table:number-columns-repeated="2" office:value-type="string">
            <text:p>PASS</text:p>
          </table:table-cell>
          <table:table-cell table:number-columns-repeated="1015"/>
        </table:table-row>
        <table:table-row table:style-name="ro51">
          <table:table-cell office:value-type="string">
            <text:p>SCP0052_ValidInformation</text:p>
          </table:table-cell>
          <table:table-cell office:value-type="string">
            <text:p>L1</text:p>
          </table:table-cell>
          <table:table-cell office:value-type="string">
            <text:p>Valid informa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ext:p><text:span text:style-name="T3">6. Enter valid information in </text:span><text:span text:style-name="T3">the 'Filter on information' text </text:span><text:span text:style-name="T3">field</text:span></text:p>
          </table:table-cell>
          <table:table-cell table:number-columns-repeated="1019"/>
        </table:table-row>
        <table:table-row table:style-name="ro56">
          <table:table-cell office:value-type="string">
            <text:p>SCP0053_InvalidInformation</text:p>
          </table:table-cell>
          <table:table-cell office:value-type="string">
            <text:p>L2</text:p>
          </table:table-cell>
          <table:table-cell office:value-type="string">
            <text:p>Invalid informa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ext:p><text:span text:style-name="T3">6. Enter invalid information in </text:span><text:span text:style-name="T3">the 'Filter on information' text </text:span><text:span text:style-name="T3">field</text:span></text:p>
          </table:table-cell>
          <table:table-cell table:number-columns-repeated="1019"/>
        </table:table-row>
        <table:table-row table:style-name="ro204">
          <table:table-cell office:value-type="string">
            <text:p>SCP0054_AndTaskTextFieldPresent</text:p>
          </table:table-cell>
          <table:table-cell office:value-type="string">
            <text:p>L1</text:p>
          </table:table-cell>
          <table:table-cell office:value-type="string">
            <text:p>Verify And task text field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able:table-cell>
          <table:table-cell/>
          <table:table-cell office:value-type="string">
            <text:p>1. Verify that the 'and task' text field is present in the Network tab</text:p>
          </table:table-cell>
          <table:table-cell table:number-columns-repeated="1017"/>
        </table:table-row>
        <table:table-row table:style-name="ro28">
          <table:table-cell office:value-type="string">
            <text:p>SCP0055_ValidTask</text:p>
          </table:table-cell>
          <table:table-cell office:value-type="string">
            <text:p>L1</text:p>
          </table:table-cell>
          <table:table-cell office:value-type="string">
            <text:p>Valid task</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ext:p><text:span text:style-name="T3">6. Enter information in the </text:span><text:span text:style-name="T3">'Filter on information' text field</text:span></text:p>
            <text:p><text:span text:style-name="T3">7. Enter task in the 'and task' </text:span><text:span text:style-name="T3">text field</text:span></text:p>
          </table:table-cell>
          <table:table-cell table:number-columns-repeated="1019"/>
        </table:table-row>
        <table:table-row table:style-name="ro28">
          <table:table-cell office:value-type="string">
            <text:p>SCP0056_InvalidTask</text:p>
          </table:table-cell>
          <table:table-cell office:value-type="string">
            <text:p>L2</text:p>
          </table:table-cell>
          <table:table-cell office:value-type="string">
            <text:p>Invalid task</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Organisations in </text:span><text:span text:style-name="T3">scope submenu from the </text:span><text:span text:style-name="T3">Scoping popup menu</text:span></text:p>
            <text:p><text:span text:style-name="T3">5. Click the Network tab</text:span></text:p>
            <text:p><text:span text:style-name="T3">6. Enter information in the </text:span><text:span text:style-name="T3">'Filter on information' text field</text:span></text:p>
            <text:p><text:span text:style-name="T3">7. Enter an invalid task in the </text:span><text:span text:style-name="T3">'and task' text field</text:span></text:p>
          </table:table-cell>
          <table:table-cell table:number-columns-repeated="1019"/>
        </table:table-row>
        <table:table-row table:style-name="ro19">
          <table:table-cell office:value-type="string">
            <text:p>SCP0045_ClassificationSystemsMenu</text:p>
          </table:table-cell>
          <table:table-cell office:value-type="string">
            <text:p>L1</text:p>
          </table:table-cell>
          <table:table-cell office:value-type="string">
            <text:p>Classification systems sub menu</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Classification systems </text:span><text:span text:style-name="T3">submenu from the scoping </text:span><text:span text:style-name="T3">popup menu</text:span></text:p>
          </table:table-cell>
          <table:table-cell/>
          <table:table-cell office:value-type="string">
            <text:p>1. Verify that the 'Classification systems' window appears</text:p>
          </table:table-cell>
          <table:table-cell table:number-columns-repeated="2" office:value-type="string">
            <text:p>PASS</text:p>
          </table:table-cell>
          <table:table-cell table:number-columns-repeated="1015"/>
        </table:table-row>
        <table:table-row table:style-name="ro51">
          <table:table-cell office:value-type="string">
            <text:p>SCP0046_HideClassificationSystems</text:p>
          </table:table-cell>
          <table:table-cell office:value-type="string">
            <text:p>L0</text:p>
          </table:table-cell>
          <table:table-cell office:value-type="string">
            <text:p>Select Hide Classification systems option from the Scoping menu</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Classification systems </text:span><text:span text:style-name="T3">submenu from the scoping </text:span><text:span text:style-name="T3">popup menu</text:span></text:p>
            <text:p><text:span text:style-name="T3">5. Select the 'Hide classification </text:span><text:span text:style-name="T3">systems' option from the </text:span><text:span text:style-name="T3">Scoping popup menu</text:span></text:p>
          </table:table-cell>
          <table:table-cell/>
          <table:table-cell office:value-type="string">
            <text:p>1. Verify that the Classification Systems window disappears</text:p>
          </table:table-cell>
          <table:table-cell table:number-columns-repeated="2" office:value-type="string">
            <text:p>PASS</text:p>
          </table:table-cell>
          <table:table-cell table:number-columns-repeated="1015"/>
        </table:table-row>
        <table:table-row table:style-name="ro19">
          <table:table-cell office:value-type="string">
            <text:p>SCP0046_ClassificationSystemsTitle</text:p>
          </table:table-cell>
          <table:table-cell office:value-type="string">
            <text:p>L1</text:p>
          </table:table-cell>
          <table:table-cell office:value-type="string">
            <text:p>Title on the Classification system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Classification systems </text:span><text:span text:style-name="T3">submenu from the scoping </text:span><text:span text:style-name="T3">popup menu</text:span></text:p>
          </table:table-cell>
          <table:table-cell/>
          <table:table-cell office:value-type="string">
            <text:p>1. Verify that the 'Classification systems' window has the title 'Classification Systems'</text:p>
          </table:table-cell>
          <table:table-cell table:number-columns-repeated="2" office:value-type="string">
            <text:p>PASS</text:p>
          </table:table-cell>
          <table:table-cell table:number-columns-repeated="1015"/>
        </table:table-row>
        <table:table-row table:style-name="ro19">
          <table:table-cell office:value-type="string">
            <text:p>SCP0047_ClassificationSystemsHeader</text:p>
          </table:table-cell>
          <table:table-cell office:value-type="string">
            <text:p>L1</text:p>
          </table:table-cell>
          <table:table-cell office:value-type="string">
            <text:p>Header on the Classification System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Classification systems </text:span><text:span text:style-name="T3">submenu from the scoping </text:span><text:span text:style-name="T3">popup menu</text:span></text:p>
          </table:table-cell>
          <table:table-cell/>
          <table:table-cell office:value-type="string">
            <text:p>1. Verify that the header on the Classification Systems window has the following column-</text:p>
            <text:p>-Classification systems</text:p>
          </table:table-cell>
          <table:table-cell table:number-columns-repeated="2" office:value-type="string">
            <text:p>PASS</text:p>
          </table:table-cell>
          <table:table-cell table:number-columns-repeated="1015"/>
        </table:table-row>
        <table:table-row table:style-name="ro19">
          <table:table-cell office:value-type="string">
            <text:p>SCP0048_AddTextfieldPresent</text:p>
          </table:table-cell>
          <table:table-cell office:value-type="string">
            <text:p>L1</text:p>
          </table:table-cell>
          <table:table-cell office:value-type="string">
            <text:p>Verify Add classifications text field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Classification systems </text:span><text:span text:style-name="T3">submenu from the scoping </text:span><text:span text:style-name="T3">popup menu</text:span></text:p>
          </table:table-cell>
          <table:table-cell/>
          <table:table-cell office:value-type="string">
            <text:p>1. Verify that the Add text field is present for adding classification</text:p>
          </table:table-cell>
          <table:table-cell table:number-columns-repeated="2" office:value-type="string">
            <text:p>PASS</text:p>
          </table:table-cell>
          <table:table-cell table:number-columns-repeated="1015"/>
        </table:table-row>
        <table:table-row table:style-name="ro14">
          <table:table-cell office:value-type="string">
            <text:p>SCP0049_EnterClassificationSystem</text:p>
          </table:table-cell>
          <table:table-cell office:value-type="string">
            <text:p>L1</text:p>
          </table:table-cell>
          <table:table-cell office:value-type="string">
            <text:p>Enter classification system</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Classification systems </text:span><text:span text:style-name="T3">submenu from the scoping </text:span><text:span text:style-name="T3">popup menu</text:span></text:p>
            <text:p><text:span text:style-name="T3">5. Enter classification system in </text:span><text:span text:style-name="T3">the Add text field</text:span></text:p>
          </table:table-cell>
          <table:table-cell office:value-type="string">
            <text:p>“System1”</text:p>
          </table:table-cell>
          <table:table-cell office:value-type="string">
            <text:p>1. Verify that the classification system can be entered in the Add text field</text:p>
            <text:p>2. Verify that the entered classification system is shown correctly in the Add text field</text:p>
          </table:table-cell>
          <table:table-cell table:number-columns-repeated="2" office:value-type="string">
            <text:p>PASS</text:p>
          </table:table-cell>
          <table:table-cell table:number-columns-repeated="1015"/>
        </table:table-row>
        <table:table-row table:style-name="ro14">
          <table:table-cell office:value-type="string">
            <text:p>SCP0050_ValidClassificationSystem</text:p>
          </table:table-cell>
          <table:table-cell office:value-type="string">
            <text:p>L1</text:p>
          </table:table-cell>
          <table:table-cell office:value-type="string">
            <text:p>Valid classification system</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Classification systems </text:span><text:span text:style-name="T3">submenu from the scoping </text:span><text:span text:style-name="T3">popup menu</text:span></text:p>
            <text:p><text:span text:style-name="T3">5. Enter valid classification </text:span><text:span text:style-name="T3">system in the Add text field</text:span></text:p>
          </table:table-cell>
          <table:table-cell office:value-type="string">
            <text:p>“System1”</text:p>
          </table:table-cell>
          <table:table-cell office:value-type="string">
            <text:p>1. Verify that the classification system gets added successfully</text:p>
            <text:p>2. Verify that a section appears where subclass can be added</text:p>
          </table:table-cell>
          <table:table-cell table:number-columns-repeated="2" office:value-type="string">
            <text:p>PASS</text:p>
          </table:table-cell>
          <table:table-cell table:number-columns-repeated="1015"/>
        </table:table-row>
        <table:table-row table:style-name="ro27">
          <table:table-cell office:value-type="string">
            <text:p>SCP0051_EnterSubClassification</text:p>
          </table:table-cell>
          <table:table-cell office:value-type="string">
            <text:p>L1</text:p>
          </table:table-cell>
          <table:table-cell table:number-columns-repeated="6"/>
          <table:table-cell office:value-type="string">
            <text:p>PASS</text:p>
          </table:table-cell>
          <table:table-cell table:number-columns-repeated="1015"/>
        </table:table-row>
        <table:table-row table:style-name="ro1" table:number-rows-repeated="3">
          <table:table-cell table:number-columns-repeated="1024"/>
        </table:table-row>
        <table:table-row table:style-name="ro27">
          <table:table-cell office:value-type="string">
            <text:p>SCP0051_InvalidClassificationSystem</text:p>
          </table:table-cell>
          <table:table-cell office:value-type="string">
            <text:p>L2</text:p>
          </table:table-cell>
          <table:table-cell table:number-columns-repeated="6"/>
          <table:table-cell office:value-type="string">
            <text:p>FAIL</text:p>
          </table:table-cell>
          <table:table-cell table:number-columns-repeated="1015"/>
        </table:table-row>
        <table:table-row table:style-name="ro27">
          <table:table-cell office:value-type="string">
            <text:p>SCP0052_BlankClassificationSystem</text:p>
          </table:table-cell>
          <table:table-cell office:value-type="string">
            <text:p>L2</text:p>
          </table:table-cell>
          <table:table-cell table:number-columns-repeated="6"/>
          <table:table-cell office:value-type="string">
            <text:p>PASS</text:p>
          </table:table-cell>
          <table:table-cell table:number-columns-repeated="1015"/>
        </table:table-row>
        <table:table-row table:style-name="ro1" table:number-rows-repeated="65461">
          <table:table-cell table:number-columns-repeated="1024"/>
        </table:table-row>
        <table:table-row table:style-name="ro1">
          <table:table-cell table:number-columns-repeated="1024"/>
        </table:table-row>
      </table:table>
      <table:table table:name="Improving" table:style-name="ta3" table:print="false">
        <office:forms form:automatic-focus="false" form:apply-design-mode="false"/>
        <table:table-column table:style-name="co15" table:number-columns-repeated="4" table:default-cell-style-name="ce101"/>
        <table:table-column table:style-name="co204" table:default-cell-style-name="ce101"/>
        <table:table-column table:style-name="co15" table:default-cell-style-name="ce101"/>
        <table:table-column table:style-name="co40" table:default-cell-style-name="ce101"/>
        <table:table-column table:style-name="co205" table:default-cell-style-name="ce101"/>
        <table:table-column table:style-name="co15" table:number-columns-repeated="4" table:default-cell-style-name="ce101"/>
        <table:table-column table:style-name="co206" table:default-cell-style-name="ce101"/>
        <table:table-column table:style-name="co15" table:number-columns-repeated="1011" table:default-cell-style-name="ce101"/>
        <table:table-row table:style-name="ro229">
          <table:table-cell table:style-name="ce419" office:value-type="string">
            <text:p>TEST CASE ID</text:p>
          </table:table-cell>
          <table:table-cell table:style-name="ce419" office:value-type="string">
            <text:p>PRIORITY</text:p>
          </table:table-cell>
          <table:table-cell table:style-name="ce419" office:value-type="string">
            <text:p>TITLE</text:p>
          </table:table-cell>
          <table:table-cell table:style-name="ce419" office:value-type="string">
            <text:p>SET UP</text:p>
          </table:table-cell>
          <table:table-cell table:style-name="ce419" office:value-type="string">
            <text:p>STEPS</text:p>
          </table:table-cell>
          <table:table-cell table:style-name="ce419" office:value-type="string">
            <text:p>TEST DATA</text:p>
          </table:table-cell>
          <table:table-cell table:style-name="ce419" office:value-type="string">
            <text:p>EXPECTED RESULTS</text:p>
          </table:table-cell>
          <table:table-cell table:style-name="ce419" office:value-type="string">
            <text:p>ACTUAL RESULT</text:p>
          </table:table-cell>
          <table:table-cell table:style-name="ce419" office:value-type="string">
            <text:p>RESULT</text:p>
          </table:table-cell>
          <table:table-cell table:style-name="ce419" office:value-type="string">
            <text:p>AUTOMATED</text:p>
          </table:table-cell>
          <table:table-cell table:style-name="ce419" office:value-type="string">
            <text:p>TICKET ID</text:p>
          </table:table-cell>
          <table:table-cell table:style-name="ce419" office:value-type="string">
            <text:p>COMMENT</text:p>
          </table:table-cell>
          <table:table-cell table:style-name="ce419" office:value-type="string">
            <text:p>DATE : <text:s/>MARCH 18,2013</text:p>
            <text:p>REVISION: 4772</text:p>
            <text:p>BROWSER: Google Chrome</text:p>
          </table:table-cell>
          <table:table-cell table:style-name="ce422" table:number-columns-repeated="1003"/>
          <table:table-cell table:style-name="ce423" table:number-columns-repeated="2"/>
          <table:table-cell table:style-name="ce424" table:number-columns-repeated="4"/>
          <table:table-cell table:style-name="ce425" table:number-columns-repeated="2"/>
        </table:table-row>
        <table:table-row table:style-name="ro202">
          <table:table-cell office:value-type="string">
            <text:p>IMP0001_ImprovingPoupupMenu</text:p>
          </table:table-cell>
          <table:table-cell office:value-type="string">
            <text:p>L1</text:p>
          </table:table-cell>
          <table:table-cell office:value-type="string">
            <text:p>Improving popup menu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able:table-cell>
          <table:table-cell/>
          <table:table-cell office:value-type="string">
            <text:p>1. Verify that the Improving <text:s/>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02_ImprovingPopupmenuOptions</text:p>
          </table:table-cell>
          <table:table-cell office:value-type="string">
            <text:p>L1</text:p>
          </table:table-cell>
          <table:table-cell office:value-type="string">
            <text:p>Improving popup menu Options</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Improving popup </text:span><text:span text:style-name="T3">menu</text:span></text:p>
          </table:table-cell>
          <table:table-cell/>
          <table:table-cell office:value-type="string">
            <text:p>1. Verify that the Improving menu contains the following options</text:p>
            <text:p>-Task mover</text:p>
            <text:p>-Protocols map</text:p>
            <text:p>-Plan evaluation</text:p>
            <text:p>-All issues</text:p>
            <text:p>-Plan version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03_ClickTaskMoverOption</text:p>
          </table:table-cell>
          <table:table-cell office:value-type="string">
            <text:p>L1</text:p>
          </table:table-cell>
          <table:table-cell office:value-type="string">
            <text:p>Click Task mover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able:table-cell>
          <table:table-cell/>
          <table:table-cell office:value-type="string">
            <text:p>1. Verify that the Task mover window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04_TitleOnTaskMover</text:p>
          </table:table-cell>
          <table:table-cell office:value-type="string">
            <text:p>L1</text:p>
          </table:table-cell>
          <table:table-cell office:value-type="string">
            <text:p>Title on the Task mover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able:table-cell>
          <table:table-cell/>
          <table:table-cell office:value-type="string">
            <text:p>1. Verify that the Task mover window has the title-Task Mov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5_HeaderOnTaskMover</text:p>
          </table:table-cell>
          <table:table-cell office:value-type="string">
            <text:p>L1</text:p>
          </table:table-cell>
          <table:table-cell office:value-type="string">
            <text:p>Header on the Task mover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able:table-cell>
          <table:table-cell/>
          <table:table-cell office:value-type="string">
            <text:p>1. Verify that the header on the Task mover window contains following columns-</text:p>
            <text:p>-Task</text:p>
            <text:p>-Category</text:p>
            <text:p>-Agent</text:p>
            <text:p>-Role</text:p>
            <text:p>-Organisation</text:p>
            <text:p>-Goal</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06_SelectAllOptionPresent</text:p>
          </table:table-cell>
          <table:table-cell office:value-type="string">
            <text:p>L1</text:p>
          </table:table-cell>
          <table:table-cell office:value-type="string">
            <text:p>Verify Select all optio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able:table-cell>
          <table:table-cell/>
          <table:table-cell office:value-type="string">
            <text:p>1. Verify that the Select All optio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07_ClickSelectAllOption</text:p>
          </table:table-cell>
          <table:table-cell office:value-type="string">
            <text:p>L1</text:p>
          </table:table-cell>
          <table:table-cell office:value-type="string">
            <text:p>Click Select all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ext:p><text:span text:style-name="T3">5. Click the Select all option</text:span></text:p>
          </table:table-cell>
          <table:table-cell/>
          <table:table-cell office:value-type="string">
            <text:p>1. Verify that all the checkboxes get checked i.e. <text:s/>all the records present are selected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08_ClickSelectNoneOption</text:p>
          </table:table-cell>
          <table:table-cell office:value-type="string">
            <text:p>L1</text:p>
          </table:table-cell>
          <table:table-cell office:value-type="string">
            <text:p>Click Select None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ext:p><text:span text:style-name="T3">5. Click the Select all option</text:span></text:p>
            <text:p><text:span text:style-name="T3">6. Click the Select None option</text:span></text:p>
          </table:table-cell>
          <table:table-cell/>
          <table:table-cell office:value-type="string">
            <text:p>1. Verify that all the checkboxes get 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09_MoveToSegmentDropdownPresent</text:p>
          </table:table-cell>
          <table:table-cell office:value-type="string">
            <text:p>L1</text:p>
          </table:table-cell>
          <table:table-cell office:value-type="string">
            <text:p>Move to segment drop dow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able:table-cell>
          <table:table-cell/>
          <table:table-cell office:value-type="string">
            <text:p>1. Verify that the Move to segment drop down is present in the Task mover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10_ClickMoveToSegmentDropdown</text:p>
          </table:table-cell>
          <table:table-cell office:value-type="string">
            <text:p>L1</text:p>
          </table:table-cell>
          <table:table-cell office:value-type="string">
            <text:p>Click Move to segmen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ext:p><text:span text:style-name="T3">5. Click Move to segment drop </text:span><text:span text:style-name="T3">down in the Task mover </text:span><text:span text:style-name="T3">window</text:span></text:p>
          </table:table-cell>
          <table:table-cell/>
          <table:table-cell office:value-type="string">
            <text:p>1. Verify that the Move to segment drop contains options as the segment nam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0">
          <table:table-cell office:value-type="string">
            <text:p>IMP0011_SelectSegmentOption</text:p>
          </table:table-cell>
          <table:table-cell office:value-type="string">
            <text:p>L1</text:p>
          </table:table-cell>
          <table:table-cell office:value-type="string">
            <text:p>Select segment from the Move to segmen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ext:p><text:span text:style-name="T3">5. Click Move to segment drop </text:span><text:span text:style-name="T3">down in the Task mover </text:span><text:span text:style-name="T3">window</text:span></text:p>
            <text:p><text:span text:style-name="T3">6. Select the desired option </text:span><text:span text:style-name="T3">(Segment) from the Move to </text:span><text:span text:style-name="T3">segment drop down</text:span></text:p>
          </table:table-cell>
          <table:table-cell/>
          <table:table-cell office:value-type="string">
            <text:p>1. Verify that the desired segment can be selected</text:p>
            <text:p>2. Verify that the selected segment is displayed in the Move to segment drop d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8">
          <table:table-cell office:value-type="string">
            <text:p>IMP0012_CheckTaskCheckBox</text:p>
          </table:table-cell>
          <table:table-cell office:value-type="string">
            <text:p>L1</text:p>
          </table:table-cell>
          <table:table-cell office:value-type="string">
            <text:p>Select the desired task</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ext:p><text:span text:style-name="T3">5. Click Move to segment drop </text:span><text:span text:style-name="T3">down in the Task mover </text:span><text:span text:style-name="T3">window</text:span></text:p>
            <text:p><text:span text:style-name="T3">6. Select the desired option </text:span><text:span text:style-name="T3">(Segment) from the Move to </text:span><text:span text:style-name="T3">segment drop down</text:span></text:p>
            <text:p><text:span text:style-name="T3">7.Check the checkbox of the </text:span><text:span text:style-name="T3">desires task name</text:span></text:p>
          </table:table-cell>
          <table:table-cell table:number-columns-repeated="7"/>
          <table:table-cell office:value-type="string">
            <text:p>YES</text:p>
          </table:table-cell>
          <table:table-cell table:number-columns-repeated="1011"/>
        </table:table-row>
        <table:table-row table:style-name="ro204">
          <table:table-cell office:value-type="string">
            <text:p>IMP0013_MoveButtonPresent</text:p>
          </table:table-cell>
          <table:table-cell office:value-type="string">
            <text:p>L1</text:p>
          </table:table-cell>
          <table:table-cell office:value-type="string">
            <text:p>Move butto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able:table-cell>
          <table:table-cell table:number-columns-repeated="7"/>
          <table:table-cell office:value-type="string">
            <text:p>YES</text:p>
          </table:table-cell>
          <table:table-cell table:number-columns-repeated="1011"/>
        </table:table-row>
        <table:table-row table:style-name="ro204">
          <table:table-cell office:value-type="string">
            <text:p>IMP0014_ClickMoveButton</text:p>
          </table:table-cell>
          <table:table-cell office:value-type="string">
            <text:p>L1</text:p>
          </table:table-cell>
          <table:table-cell office:value-type="string">
            <text:p>Click move butt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able:table-cell>
          <table:table-cell table:number-columns-repeated="7"/>
          <table:table-cell office:value-type="string">
            <text:p>YES</text:p>
          </table:table-cell>
          <table:table-cell table:number-columns-repeated="1011"/>
        </table:table-row>
        <table:table-row table:style-name="ro119">
          <table:table-cell office:value-type="string">
            <text:p>IMP0015_MoveTask</text:p>
          </table:table-cell>
          <table:table-cell office:value-type="string">
            <text:p>L1</text:p>
          </table:table-cell>
          <table:table-cell office:value-type="string">
            <text:p>Move task</text:p>
          </table:table-cell>
          <table:table-cell table:number-columns-repeated="9"/>
          <table:table-cell office:value-type="string">
            <text:p>YES</text:p>
          </table:table-cell>
          <table:table-cell table:number-columns-repeated="1011"/>
        </table:table-row>
        <table:table-row table:style-name="ro51">
          <table:table-cell office:value-type="string">
            <text:p>IMP0016_ClickTaskInTaskColumn</text:p>
          </table:table-cell>
          <table:table-cell office:value-type="string">
            <text:p>L1</text:p>
          </table:table-cell>
          <table:table-cell office:value-type="string">
            <text:p>Click task in the task colum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Task mover option </text:span><text:span text:style-name="T3">from the Improving popup </text:span><text:span text:style-name="T3">menu</text:span></text:p>
            <text:p><text:span text:style-name="T3">5. Click a task under the task </text:span><text:span text:style-name="T3">column</text:span></text:p>
          </table:table-cell>
          <table:table-cell table:number-columns-repeated="7"/>
          <table:table-cell office:value-type="string">
            <text:p>YES</text:p>
          </table:table-cell>
          <table:table-cell table:number-columns-repeated="1011"/>
        </table:table-row>
        <table:table-row table:style-name="ro204">
          <table:table-cell office:value-type="string">
            <text:p>IMP0017_ProtocolsMapOption</text:p>
          </table:table-cell>
          <table:table-cell office:value-type="string">
            <text:p>L0</text:p>
          </table:table-cell>
          <table:table-cell office:value-type="string">
            <text:p>Select Protocols map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able:table-cell>
          <table:table-cell table:number-columns-repeated="7"/>
          <table:table-cell office:value-type="string">
            <text:p>YES</text:p>
          </table:table-cell>
          <table:table-cell table:number-columns-repeated="1011"/>
        </table:table-row>
        <table:table-row table:style-name="ro204">
          <table:table-cell office:value-type="string">
            <text:p>IMP0018_ProtocolsMapTitle</text:p>
          </table:table-cell>
          <table:table-cell office:value-type="string">
            <text:p>L1</text:p>
          </table:table-cell>
          <table:table-cell office:value-type="string">
            <text:p>Title on Protocols Map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able:table-cell>
          <table:table-cell table:number-columns-repeated="7"/>
          <table:table-cell office:value-type="string">
            <text:p>YES</text:p>
          </table:table-cell>
          <table:table-cell table:number-columns-repeated="1011"/>
        </table:table-row>
        <table:table-row table:style-name="ro204">
          <table:table-cell office:value-type="string">
            <text:p>IMP0019_FromDropDown</text:p>
          </table:table-cell>
          <table:table-cell office:value-type="string">
            <text:p>L1</text:p>
          </table:table-cell>
          <table:table-cell office:value-type="string">
            <text:p>From drop down present in Protocols map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able:table-cell>
          <table:table-cell/>
          <table:table-cell office:value-type="string">
            <text:p>1. Verify that the From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20_ClickFromDropdown</text:p>
          </table:table-cell>
          <table:table-cell office:value-type="string">
            <text:p>L1</text:p>
          </table:table-cell>
          <table:table-cell office:value-type="string">
            <text:p>Click From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Click the From drop down <text:s/>in </text:span><text:span text:style-name="T3">the Protocols Map window</text:span></text:p>
          </table:table-cell>
          <table:table-cell/>
          <table:table-cell office:value-type="string">
            <text:p>1. Verify that the From drop down contains the options-</text:p>
            <text:p>-the entire plan</text:p>
            <text:p>-&lt;Segment name1&gt;</text:p>
            <text:p>-&lt;Segment name2&gt;</text:p>
            <text:p><text:s text:c="18"/>.</text:p>
            <text:p><text:s text:c="18"/>.</text:p>
            <text:p><text:s text:c="18"/>.</text:p>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21_TheEntirePlanOption</text:p>
          </table:table-cell>
          <table:table-cell office:value-type="string">
            <text:p>L1</text:p>
          </table:table-cell>
          <table:table-cell office:value-type="string">
            <text:p>The entire plan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the entire plan' </text:span><text:span text:style-name="T3">option from the From drop </text:span><text:span text:style-name="T3">down</text:span></text:p>
          </table:table-cell>
          <table:table-cell/>
          <table:table-cell office:value-type="string">
            <text:p>1. Verify that the Protocols map is modified accordingl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22_SegmentnameOption</text:p>
          </table:table-cell>
          <table:table-cell office:value-type="string">
            <text:p>L1</text:p>
          </table:table-cell>
          <table:table-cell office:value-type="string">
            <text:p>&lt;Segment name&gt;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desired '&lt;segment </text:span><text:span text:style-name="T3">name&gt;' option from the From </text:span><text:span text:style-name="T3">drop down</text:span></text:p>
          </table:table-cell>
          <table:table-cell/>
          <table:table-cell office:value-type="string">
            <text:p>1. Verify that the protocols map is modified according to the selected Segm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23_ByDropDown</text:p>
          </table:table-cell>
          <table:table-cell office:value-type="string">
            <text:p>L1</text:p>
          </table:table-cell>
          <table:table-cell office:value-type="string">
            <text:p>Verify by drop dow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able:table-cell>
          <table:table-cell/>
          <table:table-cell office:value-type="string">
            <text:p>1. Verify that the 'by' drop down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24_ClickByDropDown</text:p>
          </table:table-cell>
          <table:table-cell office:value-type="string">
            <text:p>L1</text:p>
          </table:table-cell>
          <table:table-cell office:value-type="string">
            <text:p>Click by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Click 'by' drop down</text:span></text:p>
          </table:table-cell>
          <table:table-cell/>
          <table:table-cell office:value-type="string">
            <text:p>1. Verify that the 'by' drop down contains the following options-</text:p>
            <text:p>-type of organisation</text:p>
            <text:p>-type of organisation and role</text:p>
            <text:p>-organisation</text:p>
            <text:p>-organisation and role</text:p>
            <text:p>-Don't summariz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25_TypeOfOrganisationOption</text:p>
          </table:table-cell>
          <table:table-cell office:value-type="string">
            <text:p>L1</text:p>
          </table:table-cell>
          <table:table-cell office:value-type="string">
            <text:p>Select 'Type of organisation'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ype of organisation ' </text:span><text:span text:style-name="T3">option from the 'by' drop down</text:span></text:p>
          </table:table-cell>
          <table:table-cell table:number-columns-repeated="7"/>
          <table:table-cell office:value-type="string">
            <text:p>YES</text:p>
          </table:table-cell>
          <table:table-cell table:number-columns-repeated="1011"/>
        </table:table-row>
        <table:table-row table:style-name="ro56">
          <table:table-cell office:value-type="string">
            <text:p>IMP0026_TypeOfOrganisationAndRoleOption</text:p>
          </table:table-cell>
          <table:table-cell office:value-type="string">
            <text:p>L1</text:p>
          </table:table-cell>
          <table:table-cell office:value-type="string">
            <text:p>Select 'Type of organisation and role'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ype of organisation ' </text:span><text:span text:style-name="T3">option from the 'by' drop down</text:span></text:p>
          </table:table-cell>
          <table:table-cell table:number-columns-repeated="7"/>
          <table:table-cell office:value-type="string">
            <text:p>YES</text:p>
          </table:table-cell>
          <table:table-cell table:number-columns-repeated="1011"/>
        </table:table-row>
        <table:table-row table:style-name="ro56">
          <table:table-cell office:value-type="string">
            <text:p>IMP0027_OrganisationOption</text:p>
          </table:table-cell>
          <table:table-cell office:value-type="string">
            <text:p>L1</text:p>
          </table:table-cell>
          <table:table-cell office:value-type="string">
            <text:p>Select <text:s/>' Organisation'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Organisation ' option </text:span><text:span text:style-name="T3">from the 'by' drop down</text:span></text:p>
          </table:table-cell>
          <table:table-cell table:number-columns-repeated="1019"/>
        </table:table-row>
        <table:table-row table:style-name="ro56">
          <table:table-cell office:value-type="string">
            <text:p>IMP0028_Organisation&amp;RoleOption</text:p>
          </table:table-cell>
          <table:table-cell office:value-type="string">
            <text:p>L1</text:p>
          </table:table-cell>
          <table:table-cell office:value-type="string">
            <text:p>Select ' Organisation and role '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Organisation and role </text:span><text:span text:style-name="T3">' option from the 'by' drop </text:span><text:span text:style-name="T3">down</text:span></text:p>
          </table:table-cell>
          <table:table-cell table:number-columns-repeated="1019"/>
        </table:table-row>
        <table:table-row table:style-name="ro56">
          <table:table-cell office:value-type="string">
            <text:p>IMP0029_DontSummarizeOption</text:p>
          </table:table-cell>
          <table:table-cell office:value-type="string">
            <text:p>L1</text:p>
          </table:table-cell>
          <table:table-cell office:value-type="string">
            <text:p>Select 'Don't summarize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Don't summarize ' </text:span><text:span text:style-name="T3">option from the 'by' drop down</text:span></text:p>
          </table:table-cell>
          <table:table-cell table:number-columns-repeated="1019"/>
        </table:table-row>
        <table:table-row table:style-name="ro204">
          <table:table-cell office:value-type="string">
            <text:p>IMP0030_FocusingOnDropDownPresent</text:p>
          </table:table-cell>
          <table:table-cell office:value-type="string">
            <text:p>L1</text:p>
          </table:table-cell>
          <table:table-cell office:value-type="string">
            <text:p>Verify 'Focussing on' drop dow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able:table-cell>
          <table:table-cell/>
          <table:table-cell office:value-type="string">
            <text:p>1. Verify that the 'focusing on '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31_ClickFocusingOnDropDown</text:p>
          </table:table-cell>
          <table:table-cell office:value-type="string">
            <text:p>L1</text:p>
          </table:table-cell>
          <table:table-cell office:value-type="string">
            <text:p>Click 'Focusing on'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Click the 'focusing on ' drop </text:span><text:span text:style-name="T3">down</text:span></text:p>
          </table:table-cell>
          <table:table-cell/>
          <table:table-cell office:value-type="string">
            <text:p>1. Verify that the 'focusing <text:s/>on ' drop down contains two options-</text:p>
            <text:p>-organization</text:p>
            <text:p>-ag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32_OrganisationOptionInFocusingDropDown</text:p>
          </table:table-cell>
          <table:table-cell office:value-type="string">
            <text:p>L1</text:p>
          </table:table-cell>
          <table:table-cell office:value-type="string">
            <text:p>Select <text:s/>' Organisation' option from focusing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Organisation' </text:span><text:span text:style-name="T3">option from the 'focusing on ' </text:span><text:span text:style-name="T3">drop down</text:span></text:p>
          </table:table-cell>
          <table:table-cell table:number-columns-repeated="7"/>
          <table:table-cell office:value-type="string">
            <text:p>YES</text:p>
          </table:table-cell>
          <table:table-cell table:number-columns-repeated="1011"/>
        </table:table-row>
        <table:table-row table:style-name="ro56">
          <table:table-cell office:value-type="string">
            <text:p>IMP0033_AgentOptionInFocussingDropDown</text:p>
          </table:table-cell>
          <table:table-cell office:value-type="string">
            <text:p>L1</text:p>
          </table:table-cell>
          <table:table-cell office:value-type="string">
            <text:p>Select <text:s/>'Agent' option from focusing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Organisation' </text:span><text:span text:style-name="T3">option from the 'focusing on ' </text:span><text:span text:style-name="T3">drop down</text:span></text:p>
          </table:table-cell>
          <table:table-cell table:number-columns-repeated="1019"/>
        </table:table-row>
        <table:table-row table:style-name="ro204">
          <table:table-cell office:value-type="string">
            <text:p>IMP0034_NamedTextFieldPresent</text:p>
          </table:table-cell>
          <table:table-cell office:value-type="string">
            <text:p>L1</text:p>
          </table:table-cell>
          <table:table-cell office:value-type="string">
            <text:p>Verify Named text field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able:table-cell>
          <table:table-cell/>
          <table:table-cell office:value-type="string">
            <text:p>1. Verify that the Named text field is present in the Protocols map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35_EnterName</text:p>
          </table:table-cell>
          <table:table-cell office:value-type="string">
            <text:p>L1</text:p>
          </table:table-cell>
          <table:table-cell office:value-type="string">
            <text:p>Enter name in the Named text field</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option </text:span><text:span text:style-name="T3">'Organisation/Agent' from the </text:span><text:span text:style-name="T3">'focusing on ' drop down</text:span></text:p>
          </table:table-cell>
          <table:table-cell/>
          <table:table-cell office:value-type="string">
            <text:p>1. Verify that the name of the Organisation/Agent is entered</text:p>
            <text:p>2. Verify that the Show button is shown after entering the name in the 'Named'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IMP0036_BlankName</text:p>
          </table:table-cell>
          <table:table-cell office:value-type="string">
            <text:p>L2</text:p>
          </table:table-cell>
          <table:table-cell office:value-type="string">
            <text:p>Blank Named field</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option </text:span><text:span text:style-name="T3">'Organisation/Agent' from the </text:span><text:span text:style-name="T3">'focusing on ' drop down</text:span></text:p>
            <text:p><text:span text:style-name="T3">6. Leave the Named text field </text:span><text:span text:style-name="T3">blank</text:span></text:p>
          </table:table-cell>
          <table:table-cell/>
          <table:table-cell office:value-type="string">
            <text:p>1. Verify that the Show button is not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8">
          <table:table-cell office:value-type="string">
            <text:p>IMP0037_ClickShowButton</text:p>
          </table:table-cell>
          <table:table-cell office:value-type="string">
            <text:p>L1</text:p>
          </table:table-cell>
          <table:table-cell office:value-type="string">
            <text:p>Click Show butt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desired option </text:span><text:span text:style-name="T3">from the 'from' &amp;' by' drop </text:span><text:span text:style-name="T3">downs</text:span></text:p>
            <text:p><text:span text:style-name="T3">5. Select the option </text:span><text:span text:style-name="T3">'Organisation/Agent' from the </text:span><text:span text:style-name="T3">'focusing on ' drop down</text:span></text:p>
            <text:p><text:span text:style-name="T3">7. Enter name in the Named </text:span><text:span text:style-name="T3">text field</text:span></text:p>
          </table:table-cell>
          <table:table-cell/>
          <table:table-cell office:value-type="string">
            <text:p>1. Verify that the Protocols ma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5">
          <table:table-cell office:value-type="string">
            <text:p>IMP0038_ReduceToFitOptionPresent</text:p>
          </table:table-cell>
          <table:table-cell/>
          <table:table-cell office:value-type="string">
            <text:p>Reduce to fit optio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desired option </text:span><text:span text:style-name="T3">from the 'from' &amp;' by' drop </text:span><text:span text:style-name="T3">downs</text:span></text:p>
            <text:p><text:span text:style-name="T3">5. Select the option </text:span><text:span text:style-name="T3">'Organisation/Agent' from the </text:span><text:span text:style-name="T3">'focusing on ' drop down</text:span></text:p>
            <text:p><text:span text:style-name="T3">7. Enter name in the Named </text:span><text:span text:style-name="T3">text field</text:span></text:p>
            <text:p><text:span text:style-name="T3">8. Click Show button</text:span></text:p>
          </table:table-cell>
          <table:table-cell table:number-columns-repeated="7"/>
          <table:table-cell office:value-type="string">
            <text:p>YES</text:p>
          </table:table-cell>
          <table:table-cell table:number-columns-repeated="1011"/>
        </table:table-row>
        <table:table-row table:style-name="ro206">
          <table:table-cell office:value-type="string">
            <text:p>IMP0039_ClickReduceToFitOption</text:p>
          </table:table-cell>
          <table:table-cell/>
          <table:table-cell office:value-type="string">
            <text:p>Click Reduce to fit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rotocols map </text:span><text:span text:style-name="T3">option from the Improving </text:span><text:span text:style-name="T3">popup menu</text:span></text:p>
            <text:p><text:span text:style-name="T3">5. Select the desired option </text:span><text:span text:style-name="T3">from the 'from' &amp;' by' drop </text:span><text:span text:style-name="T3">downs</text:span></text:p>
            <text:p><text:span text:style-name="T3">5. Select the option </text:span><text:span text:style-name="T3">'Organisation/Agent' from the </text:span><text:span text:style-name="T3">'focusing on ' drop down</text:span></text:p>
            <text:p><text:span text:style-name="T3">7. Enter name in the Named </text:span><text:span text:style-name="T3">text field</text:span></text:p>
            <text:p><text:span text:style-name="T3">8. Click Show button</text:span></text:p>
            <text:p><text:span text:style-name="T3">9. Click Reduce to fit option</text:span></text:p>
          </table:table-cell>
          <table:table-cell table:number-columns-repeated="7"/>
          <table:table-cell office:value-type="string">
            <text:p>YES</text:p>
          </table:table-cell>
          <table:table-cell table:number-columns-repeated="1011"/>
        </table:table-row>
        <table:table-row table:style-name="ro204">
          <table:table-cell office:value-type="string">
            <text:p>IMP0040_PlanEvaluationOption</text:p>
          </table:table-cell>
          <table:table-cell office:value-type="string">
            <text:p>L0</text:p>
          </table:table-cell>
          <table:table-cell office:value-type="string">
            <text:p>Plan evaluation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the Plan evaluation window ope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1_PlanEvaluationTitle</text:p>
          </table:table-cell>
          <table:table-cell office:value-type="string">
            <text:p>L1</text:p>
          </table:table-cell>
          <table:table-cell office:value-type="string">
            <text:p>Title on Plan evaluation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the Plan evaluation window has the title-Plan evaluatio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2_FirstHeaderOnPlanEvaluation</text:p>
          </table:table-cell>
          <table:table-cell office:value-type="string">
            <text:p>L1</text:p>
          </table:table-cell>
          <table:table-cell office:value-type="string">
            <text:p>First header on the Plan evaluation <text:s/>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the first header on the Plan evaluation window contains the following column-</text:p>
            <text:p>This plan appears to b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3_RobustIssueIconPresent</text:p>
          </table:table-cell>
          <table:table-cell office:value-type="string">
            <text:p>L1</text:p>
          </table:table-cell>
          <table:table-cell office:value-type="string">
            <text:p>Robustness issue ico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a red symbol is shown for Robustness issues(if present)</text:p>
            <text:p>2. Verify that a blue symbol is shown if there is no robustness issue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4_CompletenessIssueIconPresent</text:p>
          </table:table-cell>
          <table:table-cell office:value-type="string">
            <text:p>L1</text:p>
          </table:table-cell>
          <table:table-cell office:value-type="string">
            <text:p>Completeness issue ico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a red symbol is shown for Completeness issues(if present)</text:p>
            <text:p>2. Verify that the count of the completeness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5_ValidityIssueIconPresent</text:p>
          </table:table-cell>
          <table:table-cell office:value-type="string">
            <text:p>L1</text:p>
          </table:table-cell>
          <table:table-cell office:value-type="string">
            <text:p>Validity issue ico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a red symbol is shown for Validity issues(if present)</text:p>
            <text:p>2. Verify that the count of the Validity issues is shown in bracket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6_SecondHeaderOnPlanEvaluation</text:p>
          </table:table-cell>
          <table:table-cell office:value-type="string">
            <text:p>L1</text:p>
          </table:table-cell>
          <table:table-cell office:value-type="string">
            <text:p>Second header on the Plan evaluation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the second header on the Plan evaluation window contains the following columns-</text:p>
            <text:p>-Robustness issues</text:p>
            <text:p>-Completeness issues</text:p>
            <text:p>-Validity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7_RobustnessIssuesColumn</text:p>
          </table:table-cell>
          <table:table-cell office:value-type="string">
            <text:p>L1</text:p>
          </table:table-cell>
          <table:table-cell office:value-type="string">
            <text:p>Robustness issue column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the Robust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8_CompletenessIssuesColumn</text:p>
          </table:table-cell>
          <table:table-cell office:value-type="string">
            <text:p>L1</text:p>
          </table:table-cell>
          <table:table-cell office:value-type="string">
            <text:p>Completeness issue column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the Completeness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49_ValidityIssuesColumn</text:p>
          </table:table-cell>
          <table:table-cell office:value-type="string">
            <text:p>L1</text:p>
          </table:table-cell>
          <table:table-cell office:value-type="string">
            <text:p>Validity issues column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evaluation <text:s/></text:span><text:span text:style-name="T3">option from the Improving </text:span><text:span text:style-name="T3">popup menu</text:span></text:p>
          </table:table-cell>
          <table:table-cell/>
          <table:table-cell office:value-type="string">
            <text:p>1. Verify that the Validity issues column contains the count of the unresolved &amp; waived issues alongwith the percent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0_AllIssuesOption</text:p>
          </table:table-cell>
          <table:table-cell/>
          <table:table-cell office:value-type="string">
            <text:p>Select All issue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All Issu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1_TitleOnAllIssuesWindow</text:p>
          </table:table-cell>
          <table:table-cell office:value-type="string">
            <text:p>L1</text:p>
          </table:table-cell>
          <table:table-cell office:value-type="string">
            <text:p>Title on the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All issues window has the title-</text:p>
            <text:p>All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52_HeaderOnAllIssuesWindow</text:p>
          </table:table-cell>
          <table:table-cell office:value-type="string">
            <text:p>L1</text:p>
          </table:table-cell>
          <table:table-cell office:value-type="string">
            <text:p>Header on the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header on the All Issues window contains the following columns-</text:p>
            <text:p>-Kind</text:p>
            <text:p>-About</text:p>
            <text:p>-Severity</text:p>
            <text:p>-Description</text:p>
            <text:p>-Remediation</text:p>
            <text:p>-Reported by</text:p>
            <text:p>-Waived</text:p>
            <text:p>-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3_KindColumn</text:p>
          </table:table-cell>
          <table:table-cell office:value-type="string">
            <text:p>L1</text:p>
          </table:table-cell>
          <table:table-cell office:value-type="string">
            <text:p>Kind colum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Kind column contains the kind of issu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4_AboutColumn</text:p>
          </table:table-cell>
          <table:table-cell office:value-type="string">
            <text:p>L1</text:p>
          </table:table-cell>
          <table:table-cell office:value-type="string">
            <text:p>About colum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About column contains the 'about' informa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5_SeverityColumn</text:p>
          </table:table-cell>
          <table:table-cell office:value-type="string">
            <text:p>L1</text:p>
          </table:table-cell>
          <table:table-cell office:value-type="string">
            <text:p>Severity colum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Severity column contains the severity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6_DescriptionColumn</text:p>
          </table:table-cell>
          <table:table-cell office:value-type="string">
            <text:p>L1</text:p>
          </table:table-cell>
          <table:table-cell office:value-type="string">
            <text:p>Description colum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Description column contains the description of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7_RemediationColumn</text:p>
          </table:table-cell>
          <table:table-cell office:value-type="string">
            <text:p>L1</text:p>
          </table:table-cell>
          <table:table-cell office:value-type="string">
            <text:p>Remediationcolum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Remediation column contains the remedial steps to remove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8_ReportedByColumn</text:p>
          </table:table-cell>
          <table:table-cell office:value-type="string">
            <text:p>L1</text:p>
          </table:table-cell>
          <table:table-cell office:value-type="string">
            <text:p>Reported by colum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Reported by column contains name of the entity who reported the issu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59_WaivedColumn</text:p>
          </table:table-cell>
          <table:table-cell office:value-type="string">
            <text:p>L1</text:p>
          </table:table-cell>
          <table:table-cell office:value-type="string">
            <text:p>Waived colum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Waived column contains 'true' if the issue is waived and 'false' if the issue is not wai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60_SurveyColumn</text:p>
          </table:table-cell>
          <table:table-cell office:value-type="string">
            <text:p>L1</text:p>
          </table:table-cell>
          <table:table-cell office:value-type="string">
            <text:p>Survey colum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Survey column contains the icon for creating new survey</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61_ShowDropDownPresent</text:p>
          </table:table-cell>
          <table:table-cell office:value-type="string">
            <text:p>L1</text:p>
          </table:table-cell>
          <table:table-cell office:value-type="string">
            <text:p>Show drop down present in the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Show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2_ClickShowDropDown</text:p>
          </table:table-cell>
          <table:table-cell office:value-type="string">
            <text:p>L1</text:p>
          </table:table-cell>
          <table:table-cell office:value-type="string">
            <text:p>Click Show drop down in All issu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Click the Show drop down in </text:span><text:span text:style-name="T3">the All issues window</text:span></text:p>
          </table:table-cell>
          <table:table-cell/>
          <table:table-cell office:value-type="string">
            <text:p>1. Verify that the Show drop down contains the following options-</text:p>
            <text:p>-All</text:p>
            <text:p>-Validity</text:p>
            <text:p>-Completeness</text:p>
            <text:p>-Robustnes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63_AllIssuesOption</text:p>
          </table:table-cell>
          <table:table-cell office:value-type="string">
            <text:p>L1</text:p>
          </table:table-cell>
          <table:table-cell office:value-type="string">
            <text:p>Select 'All' option from the Show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All' option from </text:span><text:span text:style-name="T3">the Show 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64_ValidityIssuesOption</text:p>
          </table:table-cell>
          <table:table-cell office:value-type="string">
            <text:p>L1</text:p>
          </table:table-cell>
          <table:table-cell office:value-type="string">
            <text:p>Select 'Validity' option from the Show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Validity' option </text:span><text:span text:style-name="T3">from the Show drop down</text:span></text:p>
          </table:table-cell>
          <table:table-cell/>
          <table:table-cell office:value-type="string">
            <text:p>1. Verify that all the Validity Issues are shown</text:p>
            <text:p>2. Verify that if there are no validity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65_CompletenessIssuesOption</text:p>
          </table:table-cell>
          <table:table-cell office:value-type="string">
            <text:p>L1</text:p>
          </table:table-cell>
          <table:table-cell office:value-type="string">
            <text:p>Select 'Completeness' option from the Show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Completeness' </text:span><text:span text:style-name="T3">option from the Show drop </text:span><text:span text:style-name="T3">down</text:span></text:p>
          </table:table-cell>
          <table:table-cell/>
          <table:table-cell office:value-type="string">
            <text:p>1. Verify that all the completeness Issues are shown</text:p>
            <text:p>2. Verify that if there are no complete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66_RobustnessIssuesOption</text:p>
          </table:table-cell>
          <table:table-cell office:value-type="string">
            <text:p>L1</text:p>
          </table:table-cell>
          <table:table-cell office:value-type="string">
            <text:p>Select 'Robustness' option from the Show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Robustness' </text:span><text:span text:style-name="T3">option from the Show drop </text:span><text:span text:style-name="T3">down</text:span></text:p>
          </table:table-cell>
          <table:table-cell/>
          <table:table-cell office:value-type="string">
            <text:p>1. Verify that all the robustness Issues are shown</text:p>
            <text:p>2. Verify that if there are no robustness issues, the message 'No records found'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67_IssuesInSegmentDropDownPresent</text:p>
          </table:table-cell>
          <table:table-cell office:value-type="string">
            <text:p>L1</text:p>
          </table:table-cell>
          <table:table-cell office:value-type="string">
            <text:p>Issues in segment' drop dow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Issues in segmen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4">
          <table:table-cell office:value-type="string">
            <text:p>IMP0068_ClickIssuesInSegmentDropDown</text:p>
          </table:table-cell>
          <table:table-cell office:value-type="string">
            <text:p>L1</text:p>
          </table:table-cell>
          <table:table-cell office:value-type="string">
            <text:p>Click Issues in segmen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Issues in segment drop down contains the following options-</text:p>
            <text:p>-Any</text:p>
            <text:p>-&lt;Segment name1&gt;</text:p>
            <text:p>-&lt;Segment name2&gt;</text:p>
            <text:p><text:s text:c="21"/>. </text:p>
            <text:p><text:s text:c="21"/>.</text:p>
            <text:p><text:s text:c="21"/>.</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69_AnyOption</text:p>
          </table:table-cell>
          <table:table-cell office:value-type="string">
            <text:p>L1</text:p>
          </table:table-cell>
          <table:table-cell office:value-type="string">
            <text:p>Select 'Any' option from <text:s/>the 'Issues in segmen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Any ' option from the </text:span><text:span text:style-name="T3">'Issues in segment' drop down</text:span></text:p>
          </table:table-cell>
          <table:table-cell/>
          <table:table-cell office:value-type="string">
            <text:p>1. Verify that issues in all segments <text:s/>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70_SegmentOption</text:p>
          </table:table-cell>
          <table:table-cell office:value-type="string">
            <text:p>L1</text:p>
          </table:table-cell>
          <table:table-cell office:value-type="string">
            <text:p>Select the desired segm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desired '&lt;Segment </text:span><text:span text:style-name="T3">name&gt; ' option from the </text:span><text:span text:style-name="T3">'Issues in segment' drop down</text:span></text:p>
          </table:table-cell>
          <table:table-cell/>
          <table:table-cell office:value-type="string">
            <text:p>1. Verify that the issues in the selected segment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71_OfSeverityDropDownPresent</text:p>
          </table:table-cell>
          <table:table-cell office:value-type="string">
            <text:p>L1</text:p>
          </table:table-cell>
          <table:table-cell office:value-type="string">
            <text:p>Verify 'Of severity' drop dow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Of severity' drop down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72_ClickOfSeverityDropDown</text:p>
          </table:table-cell>
          <table:table-cell office:value-type="string">
            <text:p>L1</text:p>
          </table:table-cell>
          <table:table-cell office:value-type="string">
            <text:p>Click 'Of severity'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Click the Of severity drop </text:span><text:span text:style-name="T3">down in the All issues window</text:span></text:p>
          </table:table-cell>
          <table:table-cell/>
          <table:table-cell office:value-type="string">
            <text:p>1. Verify that the 'Of severity' drop down contains the following options-</text:p>
            <text:p>-Any</text:p>
            <text:p>-Minor</text:p>
            <text:p>-Major</text:p>
            <text:p>-Severe</text:p>
            <text:p>-Extrem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73_AnyOption</text:p>
          </table:table-cell>
          <table:table-cell office:value-type="string">
            <text:p>L1</text:p>
          </table:table-cell>
          <table:table-cell office:value-type="string">
            <text:p>Select 'Any' option from <text:s/>the 'Of severity'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Any' option from </text:span><text:span text:style-name="T3">the 'Of severity' drop down</text:span></text:p>
          </table:table-cell>
          <table:table-cell/>
          <table:table-cell office:value-type="string">
            <text:p>1. Verify that all the issu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74_MinorOption</text:p>
          </table:table-cell>
          <table:table-cell office:value-type="string">
            <text:p>L1</text:p>
          </table:table-cell>
          <table:table-cell office:value-type="string">
            <text:p>Select 'Minor' option from the 'Of severity'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Minor' option </text:span><text:span text:style-name="T3">from the 'Of severity' drop </text:span><text:span text:style-name="T3">down</text:span></text:p>
          </table:table-cell>
          <table:table-cell/>
          <table:table-cell office:value-type="string">
            <text:p>1. Verify that the issues with severity 'Min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75_MajorOption</text:p>
          </table:table-cell>
          <table:table-cell office:value-type="string">
            <text:p>L1</text:p>
          </table:table-cell>
          <table:table-cell office:value-type="string">
            <text:p>Select 'Major' option from the 'Of severity'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Major' option </text:span><text:span text:style-name="T3">from the 'Of severity' drop </text:span><text:span text:style-name="T3">down</text:span></text:p>
          </table:table-cell>
          <table:table-cell/>
          <table:table-cell office:value-type="string">
            <text:p>1. Verify that the issues with severity 'Major'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76_SevereOption</text:p>
          </table:table-cell>
          <table:table-cell office:value-type="string">
            <text:p>L1</text:p>
          </table:table-cell>
          <table:table-cell office:value-type="string">
            <text:p>Select 'Severe' option from the 'Of severity'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Severe' option </text:span><text:span text:style-name="T3">from the 'Of severity' drop </text:span><text:span text:style-name="T3">down</text:span></text:p>
          </table:table-cell>
          <table:table-cell/>
          <table:table-cell office:value-type="string">
            <text:p>1. Verify that the issues with severity 'Sever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77_ExtremeOption</text:p>
          </table:table-cell>
          <table:table-cell office:value-type="string">
            <text:p>L1</text:p>
          </table:table-cell>
          <table:table-cell office:value-type="string">
            <text:p>Select 'Extreme' option from the 'Of severity'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Select the 'Extreme' option </text:span><text:span text:style-name="T3">from the 'Of severity' drop </text:span><text:span text:style-name="T3">down</text:span></text:p>
          </table:table-cell>
          <table:table-cell/>
          <table:table-cell office:value-type="string">
            <text:p>1. Verify that the issues with severity 'Extreme'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78_AndKindTextFieldPresent</text:p>
          </table:table-cell>
          <table:table-cell office:value-type="string">
            <text:p>L1</text:p>
          </table:table-cell>
          <table:table-cell office:value-type="string">
            <text:p>Verify 'and kind' text field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 Verify that the 'and kind' text field is present in the All issu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79_EnterKind</text:p>
          </table:table-cell>
          <table:table-cell office:value-type="string">
            <text:p>L1</text:p>
          </table:table-cell>
          <table:table-cell office:value-type="string">
            <text:p>Enter kind</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Enter the kind of issue in the </text:span><text:span text:style-name="T3">'and kind' text field</text:span></text:p>
          </table:table-cell>
          <table:table-cell/>
          <table:table-cell office:value-type="string">
            <text:p>1. Verify that the issue of the entered kind is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IMP0080_InvalidKind</text:p>
          </table:table-cell>
          <table:table-cell office:value-type="string">
            <text:p>L2</text:p>
          </table:table-cell>
          <table:table-cell office:value-type="string">
            <text:p>Invalid kind</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Enter the invalid kind of </text:span><text:span text:style-name="T3">issue in the 'and kind' text field</text:span></text:p>
          </table:table-cell>
          <table:table-cell/>
          <table:table-cell office:value-type="string">
            <text:p>1. Verify that the message is shown as-”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81_IncludeWaivedIssuesCheckboxPresent</text:p>
          </table:table-cell>
          <table:table-cell office:value-type="string">
            <text:p>L1</text:p>
          </table:table-cell>
          <table:table-cell office:value-type="string">
            <text:p>Verify 'Include waived issues'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able:table-cell>
          <table:table-cell/>
          <table:table-cell office:value-type="string">
            <text:p>1.Verify that the 'Include waived issues' check 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IMP0082_CheckIncludeWaivedIssuesCheckbox</text:p>
          </table:table-cell>
          <table:table-cell office:value-type="string">
            <text:p>L1</text:p>
          </table:table-cell>
          <table:table-cell office:value-type="string">
            <text:p>Check 'Include waived issues'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Check the 'Include waived </text:span><text:span text:style-name="T3">issues' checkbox</text:span></text:p>
          </table:table-cell>
          <table:table-cell/>
          <table:table-cell office:value-type="string">
            <text:p>1. Verify that all the waived issues are also shown alongwith the unwaived on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IMP0083_UncheckIncludeWaivedIssuesCheckbox</text:p>
          </table:table-cell>
          <table:table-cell office:value-type="string">
            <text:p>L1</text:p>
          </table:table-cell>
          <table:table-cell office:value-type="string">
            <text:p>Uncheck 'Include waived issues'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issues option </text:span><text:span text:style-name="T3">from the Improving popup </text:span><text:span text:style-name="T3">menu</text:span></text:p>
            <text:p><text:span text:style-name="T3">5. Check the 'Include waived </text:span><text:span text:style-name="T3">issues' checkbox</text:span></text:p>
            <text:p><text:span text:style-name="T3">6. Uncheck the 'Include waived </text:span><text:span text:style-name="T3">issues' check box</text:span></text:p>
          </table:table-cell>
          <table:table-cell/>
          <table:table-cell office:value-type="string">
            <text:p>1. Verify that the waived issues disappea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84_PlanVersionsOption</text:p>
          </table:table-cell>
          <table:table-cell office:value-type="string">
            <text:p>L1</text:p>
          </table:table-cell>
          <table:table-cell office:value-type="string">
            <text:p>Plan Version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versions </text:span><text:span text:style-name="T3">option from the Improving </text:span><text:span text:style-name="T3">popup menu</text:span></text:p>
          </table:table-cell>
          <table:table-cell/>
          <table:table-cell office:value-type="string">
            <text:p>1. Verify that the Plan Version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85_PlanVersionsTitle</text:p>
          </table:table-cell>
          <table:table-cell office:value-type="string">
            <text:p>L1</text:p>
          </table:table-cell>
          <table:table-cell office:value-type="string">
            <text:p>Title on Plan Version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versions </text:span><text:span text:style-name="T3">option from the Improving </text:span><text:span text:style-name="T3">popup menu</text:span></text:p>
          </table:table-cell>
          <table:table-cell/>
          <table:table-cell office:value-type="string">
            <text:p>1. Verify that the Plan Versions window has the title-Plan Version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86_HeaderOnPlanVersions</text:p>
          </table:table-cell>
          <table:table-cell office:value-type="string">
            <text:p>L1</text:p>
          </table:table-cell>
          <table:table-cell office:value-type="string">
            <text:p>Header on Plan Version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versions </text:span><text:span text:style-name="T3">option from the Improving </text:span><text:span text:style-name="T3">popup menu</text:span></text:p>
          </table:table-cell>
          <table:table-cell/>
          <table:table-cell office:value-type="string">
            <text:p>1. Verify that the header on the Plan Versions page contains Name of the users in the column -</text:p>
            <text:p>Name(user)</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87_VersionPresent</text:p>
          </table:table-cell>
          <table:table-cell office:value-type="string">
            <text:p>L1</text:p>
          </table:table-cell>
          <table:table-cell office:value-type="string">
            <text:p>Verify the plan version is present in the Plan Version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versions </text:span><text:span text:style-name="T3">option from the Improving </text:span><text:span text:style-name="T3">popup menu</text:span></text:p>
          </table:table-cell>
          <table:table-cell/>
          <table:table-cell office:value-type="string">
            <text:p>1. Verify that the plan version is shown in the Plan version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88_NamePresent</text:p>
          </table:table-cell>
          <table:table-cell office:value-type="string">
            <text:p>L1</text:p>
          </table:table-cell>
          <table:table-cell office:value-type="string">
            <text:p>Verify Name is present in the Name colum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versions </text:span><text:span text:style-name="T3">option from the Improving </text:span><text:span text:style-name="T3">popup menu</text:span></text:p>
          </table:table-cell>
          <table:table-cell/>
          <table:table-cell office:value-type="string">
            <text:p>1. Verify that the names of the users are present in the Name <text:s/>colum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89_VerifyCheckBoxPresent</text:p>
          </table:table-cell>
          <table:table-cell office:value-type="string">
            <text:p>L1</text:p>
          </table:table-cell>
          <table:table-cell office:value-type="string">
            <text:p>Verify check box present for every user name</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versions </text:span><text:span text:style-name="T3">option from the Improving </text:span><text:span text:style-name="T3">popup menu</text:span></text:p>
          </table:table-cell>
          <table:table-cell/>
          <table:table-cell office:value-type="string">
            <text:p>1. Verify that the checkbox is present for every user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90_Check/UncheckCheckbox</text:p>
          </table:table-cell>
          <table:table-cell office:value-type="string">
            <text:p>L1</text:p>
          </table:table-cell>
          <table:table-cell office:value-type="string">
            <text:p>Check/Uncheck the user check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Plan versions </text:span><text:span text:style-name="T3">option from the Improving </text:span><text:span text:style-name="T3">popup menu</text:span></text:p>
          </table:table-cell>
          <table:table-cell/>
          <table:table-cell office:value-type="string">
            <text:p>1. Verify that the checkbox for the users can be checked/uncheck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4">
          <table:table-cell office:value-type="string">
            <text:p>IMP0091_HelpOption</text:p>
          </table:table-cell>
          <table:table-cell office:value-type="string">
            <text:p>L1</text:p>
          </table:table-cell>
          <table:table-cell office:value-type="string">
            <text:p>Select Help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Help option from </text:span><text:span text:style-name="T3">the Improving popup menu</text:span></text:p>
          </table:table-cell>
          <table:table-cell/>
          <table:table-cell office:value-type="string">
            <text:p>1. Verify that the help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65443">
          <table:table-cell table:number-columns-repeated="1024"/>
        </table:table-row>
        <table:table-row table:style-name="ro1">
          <table:table-cell table:number-columns-repeated="1024"/>
        </table:table-row>
      </table:table>
      <table:table table:name="Entities" table:style-name="ta3" table:print="false">
        <table:table-column table:style-name="co107" table:default-cell-style-name="ce247"/>
        <table:table-column table:style-name="co108" table:default-cell-style-name="ce247"/>
        <table:table-column table:style-name="co109" table:default-cell-style-name="ce247"/>
        <table:table-column table:style-name="co110" table:default-cell-style-name="ce247"/>
        <table:table-column table:style-name="co111" table:default-cell-style-name="ce247"/>
        <table:table-column table:style-name="co107" table:default-cell-style-name="ce247"/>
        <table:table-column table:style-name="co112" table:default-cell-style-name="ce247"/>
        <table:table-column table:style-name="co28" table:default-cell-style-name="ce247"/>
        <table:table-column table:style-name="co113" table:default-cell-style-name="ce247"/>
        <table:table-column table:style-name="co114" table:default-cell-style-name="ce247"/>
        <table:table-column table:style-name="co115" table:default-cell-style-name="ce247"/>
        <table:table-column table:style-name="co107" table:number-columns-repeated="1004" table:default-cell-style-name="ce247"/>
        <table:table-column table:style-name="co18" table:default-cell-style-name="ce247"/>
        <table:table-column table:style-name="co107" table:number-columns-repeated="3" table:default-cell-style-name="ce23"/>
        <table:table-column table:style-name="co18" table:default-cell-style-name="ce23"/>
        <table:table-column table:style-name="co107" table:number-columns-repeated="3" table:default-cell-style-name="Default"/>
        <table:table-column table:style-name="co18"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253" office:value-type="string">
            <text:p>TICKET I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99" office:value-type="string">
            <text:p>DATE : <text:s/>February 13, 2013</text:p>
            <text:p>REVISION: 4698</text:p>
            <text:p>BROWSER: Chrome</text:p>
          </table:table-cell>
          <table:table-cell table:style-name="ce115" table:number-columns-repeated="988"/>
          <table:table-cell table:style-name="ce116" table:number-columns-repeated="2"/>
          <table:table-cell table:style-name="ce117" table:number-columns-repeated="10"/>
          <table:table-cell table:style-name="ce101" table:number-columns-repeated="9"/>
        </table:table-row>
        <table:table-row table:style-name="ro15">
          <table:table-cell table:style-name="ce64" office:value-type="string">
            <text:p>TE001_CreateAgent</text:p>
          </table:table-cell>
          <table:table-cell table:style-name="ce64" office:value-type="string">
            <text:p>L0</text:p>
          </table:table-cell>
          <table:table-cell table:style-name="ce64" office:value-type="string">
            <text:p>Create Agent</text:p>
          </table:table-cell>
          <table:table-cell table:style-name="ce64"/>
          <table:table-cell table:style-name="ce64" office:value-type="string">
            <text:p>1. Login to the Channels</text:p>
            <text:p>2. Click on about plan under show pop up menu</text:p>
            <text:p>3. Click on 'User as agents' under 'Participations' pop up menu.</text:p>
            <text:p>4. Enter Agents name in text field</text:p>
          </table:table-cell>
          <table:table-cell table:style-name="ce64" office:value-type="string">
            <text:p>"Agent 1"</text:p>
          </table:table-cell>
          <table:table-cell table:style-name="ce64" office:value-type="string">
            <text:p>1. Verify that agent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42" office:value-type="string">
            <text:p>TE002_CreateAgentWithSpecialCharacters</text:p>
          </table:table-cell>
          <table:table-cell table:style-name="ce142" office:value-type="string">
            <text:p>L2</text:p>
          </table:table-cell>
          <table:table-cell table:style-name="ce142" office:value-type="string">
            <text:p>Create agent with junk characters</text:p>
          </table:table-cell>
          <table:table-cell table:style-name="ce142"/>
          <table:table-cell table:style-name="ce142" office:value-type="string">
            <text:p>1. Login to the Channels</text:p>
            <text:p>2. Click on 'Organization in scope' under 'Scoping' pop up menu</text:p>
            <text:p>3. Click on all organizations and create organization.</text:p>
            <text:p><text:span text:style-name="T1">4. Create jobs - Agent </text:span><text:span text:style-name="T1">and other details.</text:span></text:p>
            <text:p><text:span text:style-name="T1">5. Click on check box.</text:span></text:p>
          </table:table-cell>
          <table:table-cell table:style-name="ce142" office:value-type="string">
            <text:p>")(*&amp;^%$#@!"</text:p>
          </table:table-cell>
          <table:table-cell table:style-name="ce142" office:value-type="string">
            <text:p>1. Verify that agent cannot be created</text:p>
          </table:table-cell>
          <table:table-cell table:style-name="ce142" office:value-type="string">
            <text:p>Agents gets created</text:p>
          </table:table-cell>
          <table:table-cell table:style-name="ce142" office:value-type="string">
            <text:p>FAIL</text:p>
          </table:table-cell>
          <table:table-cell table:style-name="ce142" office:value-type="string">
            <text:p>YES</text:p>
          </table:table-cell>
          <table:table-cell table:style-name="ce142" office:value-type="string">
            <text:p>#159</text:p>
          </table:table-cell>
          <table:table-cell table:style-name="ce255" table:number-columns-repeated="6"/>
          <table:table-cell table:style-name="ce245" table:number-columns-repeated="999"/>
          <table:table-cell table:number-columns-repeated="8"/>
        </table:table-row>
        <table:table-row table:style-name="ro65">
          <table:table-cell table:style-name="ce64" office:value-type="string">
            <text:p>TE003_ViewAgent</text:p>
          </table:table-cell>
          <table:table-cell table:style-name="ce64" office:value-type="string">
            <text:p>L1</text:p>
          </table:table-cell>
          <table:table-cell table:style-name="ce64" office:value-type="string">
            <text:p>View Agent</text:p>
          </table:table-cell>
          <table:table-cell table:style-name="ce64"/>
          <table:table-cell table:style-name="ce64" office:value-type="string">
            <text:p>1. Login to the Channels</text:p>
            <text:p>2. Click on 'User as agents' under 'Participations' pop up menu.</text:p>
            <text:p>3. Enter Agents name in text field</text:p>
            <text:p><text:span text:style-name="T1">4. Click on Index under </text:span><text:span text:style-name="T1">show pop up menu</text:span></text:p>
            <text:p><text:span text:style-name="T1">5. Select Agent form </text:span><text:span text:style-name="T1">dropdown list</text:span></text:p>
          </table:table-cell>
          <table:table-cell table:style-name="ce64" office:value-type="string">
            <text:p>"Agent 1"</text:p>
          </table:table-cell>
          <table:table-cell table:style-name="ce64" office:value-type="string">
            <text:p>· Verify that ag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04_UpdateAgentName</text:p>
          </table:table-cell>
          <table:table-cell table:style-name="ce64" office:value-type="string">
            <text:p>L1</text:p>
          </table:table-cell>
          <table:table-cell table:style-name="ce71" office:value-type="string">
            <text:p>Update agent name</text:p>
          </table:table-cell>
          <table:table-cell table:style-name="ce71"/>
          <table:table-cell table:style-name="ce71" office:value-type="string">
            <text:p><text:span text:style-name="T1">1. Login to the </text:span><text:span text:style-name="T1">Channels</text:span></text:p>
            <text:p><text:span text:style-name="T1">2. Click on 'User as </text:span><text:span text:style-name="T1">agents' under </text:span><text:span text:style-name="T1">'Participations' pop up </text:span><text:span text:style-name="T1">menu.</text:span></text:p>
            <text:p>3. Enter Agents name in text field</text:p>
            <text:p>4. Click on Agent link and Edit agent name</text:p>
            <text:p>5. Enter valid agent name</text:p>
            <text:p>6. Click on “Done” button</text:p>
          </table:table-cell>
          <table:table-cell table:style-name="ce71"/>
          <table:table-cell table:style-name="ce71" office:value-type="string">
            <text:p>1. Verify that agent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5_UpdateAgentDescription</text:p>
          </table:table-cell>
          <table:table-cell table:style-name="ce64" office:value-type="string">
            <text:p>L1</text:p>
          </table:table-cell>
          <table:table-cell table:style-name="ce71" office:value-type="string">
            <text:p>Update agent <text:s/>description</text:p>
          </table:table-cell>
          <table:table-cell table:style-name="ce71"/>
          <table:table-cell table:style-name="ce71" office:value-type="string">
            <text:p>1. Login to the Channels</text:p>
            <text:p><text:span text:style-name="T1">2.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Enter description</text:p>
            <text:p>6. Click on “Done” button</text:p>
          </table:table-cell>
          <table:table-cell table:style-name="ce71"/>
          <table:table-cell table:style-name="ce71" office:value-type="string">
            <text:p>1. Verify that agent description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06_UpdateAgentTags</text:p>
          </table:table-cell>
          <table:table-cell table:style-name="ce64" office:value-type="string">
            <text:p>L1</text:p>
          </table:table-cell>
          <table:table-cell table:style-name="ce71" office:value-type="string">
            <text:p>Update agent Tags</text:p>
          </table:table-cell>
          <table:table-cell table:style-name="ce71"/>
          <table:table-cell table:style-name="ce71" office:value-type="string">
            <text:p><text:span text:style-name="T14">1. Login to the </text:span><text:span text:style-name="T14">Channels</text:span></text:p>
            <text:p><text:span text:style-name="T1">2.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Enter Tags</text:p>
            <text:p>6. Click on “Done” button</text:p>
          </table:table-cell>
          <table:table-cell table:style-name="ce71"/>
          <table:table-cell table:style-name="ce71" office:value-type="string">
            <text:p>1. Verify that agent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07_AddAgentCategory</text:p>
          </table:table-cell>
          <table:table-cell table:style-name="ce64" office:value-type="string">
            <text:p>L0</text:p>
          </table:table-cell>
          <table:table-cell table:style-name="ce71" office:value-type="string">
            <text:p>Add Agent's Category</text:p>
          </table:table-cell>
          <table:table-cell table:style-name="ce71"/>
          <table:table-cell table:style-name="ce71" office:value-type="string">
            <text:p>1. Login to the Channels</text:p>
            <text:p><text:span text:style-name="T1">2. 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Enter valid category name in “Categorization” field</text:p>
            <text:p>6. Click on “Done” button</text:p>
          </table:table-cell>
          <table:table-cell table:style-name="ce71"/>
          <table:table-cell table:style-name="ce71" office:value-type="string">
            <text:p>1. Verify that agent'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142" office:value-type="string">
            <text:p>TE008_UpdateAgentsCategoriesWithSpecialCharacters</text:p>
          </table:table-cell>
          <table:table-cell table:style-name="ce248" office:value-type="string">
            <text:p>L2</text:p>
          </table:table-cell>
          <table:table-cell table:style-name="ce142" office:value-type="string">
            <text:p>Update agent's Category with junk characters</text:p>
          </table:table-cell>
          <table:table-cell table:style-name="ce248"/>
          <table:table-cell table:style-name="ce248" office:value-type="string">
            <text:p>1. Login to the Channels</text:p>
            <text:p><text:span text:style-name="T1">2. 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Enter invalid category name in “Categorization” field</text:p>
            <text:p>6. Click on “Done” button</text:p>
          </table:table-cell>
          <table:table-cell table:style-name="ce248"/>
          <table:table-cell table:style-name="ce248" office:value-type="string">
            <text:p>1. Verify that agent's Category should not gets added</text:p>
            <text:p>2. Proper error message should be displayed to the user as “Enter valid category name”</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19">
          <table:table-cell table:style-name="ce236" office:value-type="string">
            <text:p>TE009_RemoveAgentCategory</text:p>
          </table:table-cell>
          <table:table-cell table:style-name="ce64" office:value-type="string">
            <text:p>L1</text:p>
          </table:table-cell>
          <table:table-cell table:style-name="ce71" office:value-type="string">
            <text:p>Remove Agent's Category</text:p>
          </table:table-cell>
          <table:table-cell table:style-name="ce71"/>
          <table:table-cell table:style-name="ce71" office:value-type="string">
            <text:p>1. Login to the Channels</text:p>
            <text:p><text:span text:style-name="T1">2. 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reate Category.</text:p>
            <text:p>6. Click on Delete category ic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10_AgentSho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the Channels</text:p>
            <text:p><text:span text:style-name="T1">2. Click on 'User as </text:span><text:span text:style-name="T1">agents' under </text:span><text:span text:style-name="T1">'Participations' pop up </text:span><text:span text:style-name="T1">menu.</text:span></text:p>
            <text:p><text:span text:style-name="T1">3. Enter Agents name </text:span><text:span text:style-name="T1">in text field</text:span></text:p>
            <text:p><text:span text:style-name="T1">4. Click on Agent link </text:span><text:span text:style-name="T1">and Edit agent details </text:span><text:span text:style-name="T1">and Edit agent details</text:span></text:p>
            <text:p>5. Click on “View all types” Link</text:p>
          </table:table-cell>
          <table:table-cell table:style-name="ce71"/>
          <table:table-cell table:style-name="ce71" office:value-type="string">
            <text:p>1. Verify that new window gets opened with title as About Actual Agent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1_AgentAttachmentAsFile</text:p>
          </table:table-cell>
          <table:table-cell table:style-name="ce64" office:value-type="string">
            <text:p>L1</text:p>
          </table:table-cell>
          <table:table-cell table:style-name="ce71" office:value-type="string">
            <text:p>Agent's Attachment as a file</text:p>
          </table:table-cell>
          <table:table-cell table:style-name="ce71"/>
          <table:table-cell table:style-name="ce71" office:value-type="string">
            <text:p><text:span text:style-name="T14">1. Login to the </text:span><text:span text:style-name="T14">Channels</text:span></text:p>
            <text:p><text:span text:style-name="T1">2.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option from the “Attach” List</text:p>
            <text:p>7. Click on “choose file” button</text:p>
            <text:p>8. Select the file &amp; Click on “Attach” button</text:p>
            <text:p>9. Click on “Done” button</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1">
          <table:table-cell table:style-name="ce64" office:value-type="string">
            <text:p>TE012_DeleteAgentsAttachment</text:p>
          </table:table-cell>
          <table:table-cell table:style-name="ce64" office:value-type="string">
            <text:p>L1</text:p>
          </table:table-cell>
          <table:table-cell table:style-name="ce71" office:value-type="string">
            <text:p>Delete Agent's Attachment</text:p>
          </table:table-cell>
          <table:table-cell table:style-name="ce71"/>
          <table:table-cell table:style-name="ce71" office:value-type="string">
            <text:p>1. Login to the Channels</text:p>
            <text:p><text:span text:style-name="T1">2.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3</text:p>
          </table:table-cell>
          <table:table-cell table:style-name="ce64" office:value-type="string">
            <text:p>L1</text:p>
          </table:table-cell>
          <table:table-cell table:style-name="ce71" office:value-type="string">
            <text:p>Open Agent's Attachment</text:p>
          </table:table-cell>
          <table:table-cell table:style-name="ce71"/>
          <table:table-cell table:style-name="ce71" office:value-type="string">
            <text:p>1. Login to the Channels</text:p>
            <text:p><text:span text:style-name="T1">2. 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option from the “Attach” List</text:p>
            <text:p>7. Click on “choose file” button</text:p>
            <text:p>8. Select the file &amp; Click on “Attach” button</text:p>
            <text:p>9. Click on Attachment link.</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14_AttachPictureToAgent</text:p>
          </table:table-cell>
          <table:table-cell table:style-name="ce64" office:value-type="string">
            <text:p>L1</text:p>
          </table:table-cell>
          <table:table-cell table:style-name="ce71" office:value-type="string">
            <text:p>Agent's Picture Attachment</text:p>
          </table:table-cell>
          <table:table-cell table:style-name="ce71"/>
          <table:table-cell table:style-name="ce71" office:value-type="string">
            <text:p>1. Login to the Channels <text:s text:c="25"/><text:s text:c="38"/>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picture” option from the “Attach” List</text:p>
            <text:p>7. Click on “choose file” button</text:p>
            <text:p>8. Select valid picture file &amp; Click on “Attach” button</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1">
          <table:table-cell table:style-name="ce142" office:value-type="string">
            <text:p>TE015_DeletePictureOfAgent</text:p>
          </table:table-cell>
          <table:table-cell table:style-name="ce142" office:value-type="string">
            <text:p>L0</text:p>
          </table:table-cell>
          <table:table-cell table:style-name="ce248" office:value-type="string">
            <text:p>Delete Agent's Picture Attachment</text:p>
          </table:table-cell>
          <table:table-cell table:style-name="ce248"/>
          <table:table-cell table:style-name="ce248"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File”</text:p>
            <text:p>6. Select “picture” option from the “Attach” List</text:p>
            <text:p>7. Click on “choose file” button</text:p>
            <text:p>8. Select valid picture file &amp; Click on “Attach” button</text:p>
            <text:p>9. Click on delete attachment icon</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142" office:value-type="string">
            <text:p>TE016</text:p>
          </table:table-cell>
          <table:table-cell table:style-name="ce142" office:value-type="string">
            <text:p>L0</text:p>
          </table:table-cell>
          <table:table-cell table:style-name="ce248" office:value-type="string">
            <text:p>Agents new picture and image on presence tab differs</text:p>
          </table:table-cell>
          <table:table-cell table:style-name="ce248"/>
          <table:table-cell table:style-name="ce248" office:value-type="string">
            <text:p>1. Login to the Channels</text:p>
            <text:p>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reate agent and attachment picture to agent.</text:p>
            <text:p>6. Remove attachment i.e. picture.</text:p>
            <text:p>7. Again Attachment the different image.</text:p>
            <text:p>8. Refresh the page.</text:p>
          </table:table-cell>
          <table:table-cell table:style-name="ce248"/>
          <table:table-cell table:style-name="ce248" office:value-type="string">
            <text:p>1. Verify that the newly attached picture gets displayed on Agents Profile &amp; Presence tab</text:p>
          </table:table-cell>
          <table:table-cell table:style-name="ce248"/>
          <table:table-cell table:style-name="ce248" office:value-type="string">
            <text:p>FAIL</text:p>
          </table:table-cell>
          <table:table-cell table:style-name="ce142" office:value-type="string">
            <text:p>NO</text:p>
          </table:table-cell>
          <table:table-cell table:style-name="ce248" office:value-type="string">
            <text:p>#160</text:p>
          </table:table-cell>
          <table:table-cell table:style-name="ce255" table:number-columns-repeated="6"/>
          <table:table-cell table:style-name="ce245" table:number-columns-repeated="999"/>
          <table:table-cell table:number-columns-repeated="8"/>
        </table:table-row>
        <table:table-row table:style-name="ro70">
          <table:table-cell table:style-name="ce64" office:value-type="string">
            <text:p>TE017</text:p>
          </table:table-cell>
          <table:table-cell table:style-name="ce64" office:value-type="string">
            <text:p>L0</text:p>
          </table:table-cell>
          <table:table-cell table:style-name="ce71" office:value-type="string">
            <text:p>Agent without Attachment shows Image</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reate agent and Go to agent details.</text:p>
            <text:p>6. Attachment a picture of agent.</text:p>
            <text:p>7. Delete the attachment.</text:p>
          </table:table-cell>
          <table:table-cell table:style-name="ce71"/>
          <table:table-cell table:style-name="ce71" office:value-type="string">
            <text:p>1. Verify that the image should not gets displayed when the attachment is deleted</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54</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64" office:value-type="string">
            <text:p>TE018_AttachNamedAttachment</text:p>
          </table:table-cell>
          <table:table-cell table:style-name="ce64" office:value-type="string">
            <text:p>L1</text:p>
          </table:table-cell>
          <table:table-cell table:style-name="ce71" office:value-type="string">
            <text:p>Attach Agent's attachment with named value</text:p>
          </table:table-cell>
          <table:table-cell table:style-name="ce71"/>
          <table:table-cell table:style-name="ce71" office:value-type="string">
            <text:p>1. Login to the Channels</text:p>
            <text:p>2.<text:span text:style-name="T1">Click on 'User as </text:span><text:span text:style-name="T1">agents' under </text:span><text:span text:style-name="T1">'Participations' pop up </text:span><text:span text:style-name="T1">menu.</text:span></text:p>
            <text:p><text:span text:style-name="T1">3. Click on Agent link </text:span><text:span text:style-name="T1">and Edit agent details </text:span><text:span text:style-name="T1">and Edit agent details</text:span></text:p>
            <text:p>4. Select radio button “File”</text:p>
            <text:p>5. Select option from the “Attach” List</text:p>
            <text:p>6. Enter the name in the “named” field</text:p>
            <text:p>7. Click on “choose file” button</text:p>
            <text:p>8. Select the file &amp; Click on “Attach” button</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19_AgentAttachmentAsURL</text:p>
          </table:table-cell>
          <table:table-cell table:style-name="ce64" office:value-type="string">
            <text:p>L1</text:p>
          </table:table-cell>
          <table:table-cell table:style-name="ce71" office:value-type="string">
            <text:p>Agent's attachment as a valid URL</text:p>
          </table:table-cell>
          <table:table-cell table:style-name="ce71"/>
          <table:table-cell table:style-name="ce71" office:value-type="string">
            <text:p>1. Login to the Channels</text:p>
            <text:p>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142" office:value-type="string">
            <text:p>TE020_AgentAttachmentAsInvalidURL</text:p>
          </table:table-cell>
          <table:table-cell table:style-name="ce142" office:value-type="string">
            <text:p>L0</text:p>
          </table:table-cell>
          <table:table-cell table:style-name="ce248" office:value-type="string">
            <text:p>Agent's attachment as an invalid URL</text:p>
          </table:table-cell>
          <table:table-cell table:style-name="ce248"/>
          <table:table-cell table:style-name="ce248"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53">
          <table:table-cell table:style-name="ce64" office:value-type="string">
            <text:p>TE021</text:p>
          </table:table-cell>
          <table:table-cell table:style-name="ce64" office:value-type="string">
            <text:p>L1</text:p>
          </table:table-cell>
          <table:table-cell table:style-name="ce71" office:value-type="string">
            <text:p>Open Agent's Attached URL</text:p>
          </table:table-cell>
          <table:table-cell table:style-name="ce71"/>
          <table:table-cell table:style-name="ce71" office:value-type="string">
            <text:p>1. Login to the Channels</text:p>
            <text:p>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URL”</text:p>
            <text:p>6. Select option from the “Attach” List</text:p>
            <text:p>7. Enter invalid URL name in “URL” field</text:p>
            <text:p>8. Press enter key</text:p>
            <text:p>9. Click on the attached URL</text:p>
          </table:table-cell>
          <table:table-cell table:style-name="ce71" office:value-type="string">
            <text:p>.</text:p>
          </table:table-cell>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1">
          <table:table-cell table:style-name="ce64" office:value-type="string">
            <text:p>TE022_AgentAttachmentAsURLUsingNamedValue</text:p>
          </table:table-cell>
          <table:table-cell table:style-name="ce64" office:value-type="string">
            <text:p>L1</text:p>
          </table:table-cell>
          <table:table-cell table:style-name="ce71" office:value-type="string">
            <text:p>Attach Agent's attachment as a URL with named value</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23</text:p>
          </table:table-cell>
          <table:table-cell table:style-name="ce64" office:value-type="string">
            <text:p>L0</text:p>
          </table:table-cell>
          <table:table-cell table:style-name="ce71" office:value-type="string">
            <text:p>Cannot add Clearance details in About Actual Agent window</text:p>
          </table:table-cell>
          <table:table-cell table:style-name="ce71" office:value-type="string">
            <text:p>Secrecy Classification should be present</text:p>
          </table:table-cell>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Clearance from dropdown.</text:p>
          </table:table-cell>
          <table:table-cell table:style-name="ce71"/>
          <table:table-cell table:style-name="ce71" office:value-type="string">
            <text:p>1. Verify that the user is able to add details of Clearance</text:p>
          </table:table-cell>
          <table:table-cell table:style-name="ce71"/>
          <table:table-cell table:style-name="ce71" office:value-type="string">
            <text:p>PASS</text:p>
          </table:table-cell>
          <table:table-cell table:style-name="ce64" office:value-type="string">
            <text:p>NO</text:p>
          </table:table-cell>
          <table:table-cell table:style-name="ce71" office:value-type="string">
            <text:p>#126</text:p>
          </table:table-cell>
          <table:table-cell table:style-name="ce254" table:number-columns-repeated="6"/>
          <table:table-cell table:style-name="ce244" table:number-columns-repeated="999"/>
          <table:table-cell table:style-name="ce66" table:number-columns-repeated="4"/>
          <table:table-cell table:number-columns-repeated="4"/>
        </table:table-row>
        <table:table-row table:style-name="ro19">
          <table:table-cell table:style-name="ce64" office:value-type="string">
            <text:p>TE024_UpdateAgentContactInfo</text:p>
          </table:table-cell>
          <table:table-cell table:style-name="ce64" office:value-type="string">
            <text:p>L1</text:p>
          </table:table-cell>
          <table:table-cell table:style-name="ce71" office:value-type="string">
            <text:p>Update Agent's contact info with valid input</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Select the option from the “Contact Info” list</text:p>
            <text:p>6. Enter valid value in the selected option</text:p>
          </table:table-cell>
          <table:table-cell table:style-name="ce71"/>
          <table:table-cell table:style-name="ce71" office:value-type="string">
            <text:p>1. Verify that selected options text box with name &amp; checkbox gets displayed to the user</text:p>
            <text:p>2. Verify that agent's contact informa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25_UpdateAgentsAvailability</text:p>
          </table:table-cell>
          <table:table-cell table:style-name="ce64" office:value-type="string">
            <text:p>L1</text:p>
          </table:table-cell>
          <table:table-cell table:style-name="ce71" office:value-type="string">
            <text:p>Update Agent's Availability for full time</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heck the “availability” of agent as “Always Available”</text:p>
          </table:table-cell>
          <table:table-cell table:style-name="ce71"/>
          <table:table-cell table:style-name="ce71" office:value-type="string">
            <text:p>1. Verify that all the checkboxes from sunday to saturday are check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26_UpdateAgentsAvailabilityForSpecifiedTime</text:p>
          </table:table-cell>
          <table:table-cell table:style-name="ce64" office:value-type="string">
            <text:p>L1</text:p>
          </table:table-cell>
          <table:table-cell table:style-name="ce71" office:value-type="string">
            <text:p>Update Agent's Availability for specified period of time</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Uncheck the “availability” of agent as “Always Available”</text:p>
            <text:p>6. Enter details of available time of agent</text:p>
          </table:table-cell>
          <table:table-cell table:style-name="ce71"/>
          <table:table-cell table:style-name="ce71" office:value-type="string">
            <text:p>1. Verify that agent's availability for specified period of ti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27_ShowAgentMoreDetails</text:p>
          </table:table-cell>
          <table:table-cell table:style-name="ce64" office:value-type="string">
            <text:p>L1</text:p>
          </table:table-cell>
          <table:table-cell table:style-name="ce71" office:value-type="string">
            <text:p>Show more details of agent</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lick on “more” Link</text:p>
            <text:p>6. Click on “less” Link</text:p>
          </table:table-cell>
          <table:table-cell table:style-name="ce71"/>
          <table:table-cell table:style-name="ce71"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28_UpdateAgentCategory</text:p>
          </table:table-cell>
          <table:table-cell table:style-name="ce64" office:value-type="string">
            <text:p>L1</text:p>
          </table:table-cell>
          <table:table-cell table:style-name="ce71" office:value-type="string">
            <text:p>Update Agent's Category</text:p>
          </table:table-cell>
          <table:table-cell table:style-name="ce71"/>
          <table:table-cell table:style-name="ce71" office:value-type="string">
            <text:p>1. Login to the Channels</text:p>
            <text:p>2.<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lick on category</text:p>
            <text:p>6. Update category <text:s/>Description , Tags</text:p>
            <text:p>7. Click on “Done” button</text:p>
          </table:table-cell>
          <table:table-cell table:style-name="ce71"/>
          <table:table-cell table:style-name="ce71" office:value-type="string">
            <text:p>1. Verify that category window gets opened</text:p>
            <text:p>2. Verify that category Description, Tags <text:s/>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29_ShowAgentNetworkDetails</text:p>
          </table:table-cell>
          <table:table-cell table:style-name="ce64" office:value-type="string">
            <text:p>L1</text:p>
          </table:table-cell>
          <table:table-cell table:style-name="ce71" office:value-type="string">
            <text:p>Show agents network details</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lick on category</text:p>
            <text:p>6. Click on “network” option under “show” pop up menu</text:p>
          </table:table-cell>
          <table:table-cell table:style-name="ce71"/>
          <table:table-cell table:style-name="ce71" office:value-type="string">
            <text:p>1. Verify that agent's network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7">
          <table:table-cell table:style-name="ce166" office:value-type="string">
            <text:p>TE030_ShowAgentIssueDetails</text:p>
          </table:table-cell>
          <table:table-cell table:style-name="ce64" office:value-type="string">
            <text:p>L1</text:p>
          </table:table-cell>
          <table:table-cell table:style-name="ce71" office:value-type="string">
            <text:p>Show agents issue details</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Edit agent details </text:span><text:span text:style-name="T1">and Edit agent details</text:span></text:p>
            <text:p>5. Click on categorization</text:p>
            <text:p>6. Click on “issues” option under “show” pop up menu</text:p>
          </table:table-cell>
          <table:table-cell table:style-name="ce71"/>
          <table:table-cell table:style-name="ce71" office:value-type="string">
            <text:p>1. Verify that agent's issue details gets displayed to the user</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31_ShowAgentDetails</text:p>
          </table:table-cell>
          <table:table-cell table:style-name="ce64" office:value-type="string">
            <text:p>L1</text:p>
          </table:table-cell>
          <table:table-cell table:style-name="ce71" office:value-type="string">
            <text:p>Show agent details</text:p>
          </table:table-cell>
          <table:table-cell table:style-name="ce71"/>
          <table:table-cell table:style-name="ce71" office:value-type="string">
            <text:p>1. Login to the Channels</text:p>
            <text:p>2. <text:span text:style-name="T1">Click on 'User as </text:span><text:span text:style-name="T1">agents' under </text:span><text:span text:style-name="T1">'Participations' pop up </text:span><text:span text:style-name="T1">menu.</text:span></text:p>
            <text:p>3. Enter Agents name in text field</text:p>
            <text:p><text:span text:style-name="T1">4. Click on Agent link </text:span><text:span text:style-name="T1">and <text:s/>and Edit agent </text:span><text:span text:style-name="T1">details</text:span></text:p>
            <text:p>5. Click on categorization</text:p>
            <text:p>6. Click on “details” option under “show” pop up menu</text:p>
          </table:table-cell>
          <table:table-cell table:style-name="ce71"/>
          <table:table-cell table:style-name="ce71" office:value-type="string">
            <text:p>1. Verify that agent's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8">
          <table:table-cell table:style-name="ce64" office:value-type="string">
            <text:p>TE032_CreateLocale</text:p>
          </table:table-cell>
          <table:table-cell table:style-name="ce64" office:value-type="string">
            <text:p>L0</text:p>
          </table:table-cell>
          <table:table-cell table:style-name="ce64" office:value-type="string">
            <text:p>Create Locale</text:p>
          </table:table-cell>
          <table:table-cell table:style-name="ce64"/>
          <table:table-cell table:style-name="ce64" office:value-type="string">
            <text:p>1. Login to the Channels</text:p>
            <text:p>2. Click on About plan under show pop up menu</text:p>
            <text:p>3. Click on Locale text filed and enter the details</text:p>
          </table:table-cell>
          <table:table-cell table:style-name="ce64" office:value-type="string">
            <text:p>"Places 1"</text:p>
          </table:table-cell>
          <table:table-cell table:style-name="ce64" office:value-type="string">
            <text:p>1. Verify that Locale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33_ViewLocale</text:p>
          </table:table-cell>
          <table:table-cell table:style-name="ce64" office:value-type="string">
            <text:p>L1</text:p>
          </table:table-cell>
          <table:table-cell table:style-name="ce64" office:value-type="string">
            <text:p>View Locale</text:p>
          </table:table-cell>
          <table:table-cell table:style-name="ce64"/>
          <table:table-cell table:style-name="ce64" office:value-type="string">
            <text:p>1. Login to the Channels</text:p>
            <text:p>2. Click on 'Index' under 'Searching' pop up menu</text:p>
            <text:p>3. Select Places form dropdown list</text:p>
            <text:p/>
          </table:table-cell>
          <table:table-cell table:style-name="ce64" office:value-type="string">
            <text:p>"Places 1"</text:p>
          </table:table-cell>
          <table:table-cell table:style-name="ce64" office:value-type="string">
            <text:p>1. Verify that Locale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34_UpdateLocaleName</text:p>
          </table:table-cell>
          <table:table-cell table:style-name="ce64" office:value-type="string">
            <text:p>L1</text:p>
          </table:table-cell>
          <table:table-cell table:style-name="ce71" office:value-type="string">
            <text:p>Update Locale name</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71"/>
          <table:table-cell table:style-name="ce71" office:value-type="string">
            <text:p>1. Verify that new window with title “About Actual Place: &lt;Locale name&gt;” gets opened</text:p>
            <text:p>1. Verify that Locale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142" office:value-type="string">
            <text:p>TE035_UpdateLocaleWithSpecialCharacters</text:p>
          </table:table-cell>
          <table:table-cell table:style-name="ce248" office:value-type="string">
            <text:p>L2</text:p>
          </table:table-cell>
          <table:table-cell table:style-name="ce248" office:value-type="string">
            <text:p>Update Locale with invalid name ( Junk Characters )</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248"/>
          <table:table-cell table:style-name="ce248" office:value-type="string">
            <text:p>1. Verify that Locale name should not gets updated</text:p>
            <text:p>2. Proper message should be displayed to the user as “Enter valid Locale name”</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65">
          <table:table-cell table:style-name="ce64" office:value-type="string">
            <text:p>TE036_UpdateLocaleDescription</text:p>
          </table:table-cell>
          <table:table-cell table:style-name="ce64" office:value-type="string">
            <text:p>L1</text:p>
          </table:table-cell>
          <table:table-cell table:style-name="ce71" office:value-type="string">
            <text:p>Update Locale <text:s/>description</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71"/>
          <table:table-cell table:style-name="ce71" office:value-type="string">
            <text:p>1. Verify that Locale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237" office:value-type="string">
            <text:p>TE037_UpdateLocaleTags</text:p>
          </table:table-cell>
          <table:table-cell table:style-name="ce64" office:value-type="string">
            <text:p>L1</text:p>
          </table:table-cell>
          <table:table-cell table:style-name="ce71" office:value-type="string">
            <text:p>Update Locale Tag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71"/>
          <table:table-cell table:style-name="ce71" office:value-type="string">
            <text:p>1. Verify that Locale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238" office:value-type="string">
            <text:p>TE038_AddLocaleCategory</text:p>
          </table:table-cell>
          <table:table-cell table:style-name="ce64" office:value-type="string">
            <text:p>L0</text:p>
          </table:table-cell>
          <table:table-cell table:style-name="ce71" office:value-type="string">
            <text:p>Add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71"/>
          <table:table-cell table:style-name="ce71" office:value-type="string">
            <text:p>1. Verify that Locale'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style-name="ce66" table:number-columns-repeated="4"/>
          <table:table-cell table:number-columns-repeated="4"/>
        </table:table-row>
        <table:table-row table:style-name="ro50">
          <table:table-cell table:style-name="ce142" office:value-type="string">
            <text:p>TE039_UpdateLocaleCategoryWithJunkCharacters</text:p>
          </table:table-cell>
          <table:table-cell table:style-name="ce248" office:value-type="string">
            <text:p>L2</text:p>
          </table:table-cell>
          <table:table-cell table:style-name="ce248" office:value-type="string">
            <text:p>Add Locale's Category with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248"/>
          <table:table-cell table:style-name="ce248" office:value-type="string">
            <text:p>1. Verify that Locale's Category should not gets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40_RemoveLocaleCategory</text:p>
          </table:table-cell>
          <table:table-cell table:style-name="ce64" office:value-type="string">
            <text:p>L1</text:p>
          </table:table-cell>
          <table:table-cell table:style-name="ce71" office:value-type="string">
            <text:p>Remove Locale's Catego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category name in “Categorization” field</text:p>
            <text:p>5. Click on Delete button</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41_ShowLocaleViewAllTypes</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42_AttachFileToLocale</text:p>
          </table:table-cell>
          <table:table-cell table:style-name="ce64" office:value-type="string">
            <text:p>L1</text:p>
          </table:table-cell>
          <table:table-cell table:style-name="ce71" office:value-type="string">
            <text:p>Locale's Attachment as a fil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71"/>
          <table:table-cell table:style-name="ce71" office:value-type="string">
            <text:p>1. Verify that file dialog box gets opened</text:p>
            <text:p>2.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3_DeleteLocaleAttachment</text:p>
          </table:table-cell>
          <table:table-cell table:style-name="ce64" office:value-type="string">
            <text:p>L1</text:p>
          </table:table-cell>
          <table:table-cell table:style-name="ce71" office:value-type="string">
            <text:p>Delete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4</text:p>
          </table:table-cell>
          <table:table-cell table:style-name="ce64" office:value-type="string">
            <text:p>L1</text:p>
          </table:table-cell>
          <table:table-cell table:style-name="ce71" office:value-type="string">
            <text:p>Open Locale's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71"/>
          <table:table-cell table:style-name="ce71" office:value-type="string">
            <text:p>1. Verify that the attachment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45_AttachPictureToLocale</text:p>
          </table:table-cell>
          <table:table-cell table:style-name="ce64" office:value-type="string">
            <text:p>L1</text:p>
          </table:table-cell>
          <table:table-cell table:style-name="ce71" office:value-type="string">
            <text:p>Locale's Picture Attachment</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71"/>
          <table:table-cell table:style-name="ce71" office:value-type="string">
            <text:p>1. Verify that picture attachment gets attached</text:p>
            <text:p>2. Verify that “picture” option gets removed from the “attach” lis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1">
          <table:table-cell table:style-name="ce142" office:value-type="string">
            <text:p>TE046_DeleteLocalePicture</text:p>
          </table:table-cell>
          <table:table-cell table:style-name="ce142" office:value-type="string">
            <text:p>L1</text:p>
          </table:table-cell>
          <table:table-cell table:style-name="ce248" office:value-type="string">
            <text:p>Delete Locale's Picture Attachment</text:p>
          </table:table-cell>
          <table:table-cell table:style-name="ce248"/>
          <table:table-cell table:style-name="ce248" office:value-type="string">
            <text:p>1. Login to channels with valid credentials</text:p>
            <text:p>2. <text:span text:style-name="T1">Click on 'User as </text:span><text:span text:style-name="T1">agents' under </text:span><text:span text:style-name="T1">'Participations' pop up </text:span><text:span text:style-name="T1">menu.</text:span></text:p>
            <text:p>3. Edit agent details</text:p>
            <text:p>4. Select radio button “File”</text:p>
            <text:p>5. Select “picture” option from the “Attach” List</text:p>
            <text:p>6. Click on “choose file” button</text:p>
            <text:p>7. Select valid picture file &amp; Click on “Attach” button</text:p>
            <text:p>8. Click on delete attachment icon</text:p>
            <text:p/>
            <text:p/>
          </table:table-cell>
          <table:table-cell table:style-name="ce248"/>
          <table:table-cell table:style-name="ce248" office:value-type="string">
            <text:p>1. Verify that picture attachment gets deleted</text:p>
            <text:p>2. Verify that “picture” option gets added in the “attach” list</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52</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47_NamedLocaleAttachment</text:p>
          </table:table-cell>
          <table:table-cell table:style-name="ce64" office:value-type="string">
            <text:p>L1</text:p>
          </table:table-cell>
          <table:table-cell table:style-name="ce71" office:value-type="string">
            <text:p>Locale's attachment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48_LocaleAttachmentAsURL</text:p>
          </table:table-cell>
          <table:table-cell table:style-name="ce64" office:value-type="string">
            <text:p>L1</text:p>
          </table:table-cell>
          <table:table-cell table:style-name="ce71" office:value-type="string">
            <text:p>Locale's attachment as a vali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142" office:value-type="string">
            <text:p>TE049_AttachInvalidURLToLocale</text:p>
          </table:table-cell>
          <table:table-cell table:style-name="ce248" office:value-type="string">
            <text:p>L2</text:p>
          </table:table-cell>
          <table:table-cell table:style-name="ce248" office:value-type="string">
            <text:p>Locale's attachment as an invalid URL</text:p>
          </table:table-cell>
          <table:table-cell table:style-name="ce248"/>
          <table:table-cell table:style-name="ce24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248"/>
          <table:table-cell table:style-name="ce248" office:value-type="string">
            <text:p>1. Verify that the attachment should not get attached as a URL</text:p>
            <text:p>2. Verify that proper error message should be displayed to the user as “Enter Valid URL”</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70">
          <table:table-cell table:style-name="ce64" office:value-type="string">
            <text:p>TE050</text:p>
          </table:table-cell>
          <table:table-cell table:style-name="ce64" office:value-type="string">
            <text:p>L1</text:p>
          </table:table-cell>
          <table:table-cell table:style-name="ce71" office:value-type="string">
            <text:p>Open Locale's Attached URL</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51_LocaleAttachmentAsURLUsingNamedValue</text:p>
          </table:table-cell>
          <table:table-cell table:style-name="ce64" office:value-type="string">
            <text:p>L1</text:p>
          </table:table-cell>
          <table:table-cell table:style-name="ce71" office:value-type="string">
            <text:p>Attach Locale's attachment as a URL with named value</text:p>
          </table:table-cell>
          <table:table-cell table:style-name="ce71"/>
          <table:table-cell table:style-name="ce71"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52_UpdateLocaleIsWithin</text:p>
          </table:table-cell>
          <table:table-cell table:style-name="ce64" office:value-type="string">
            <text:p>L1</text:p>
          </table:table-cell>
          <table:table-cell table:style-name="ce71" office:value-type="string">
            <text:p>Update Locale's “Is within”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71"/>
          <table:table-cell table:style-name="ce71" office:value-type="string">
            <text:p>1. Verify that Locale's “Is within”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53_UpdateLocaleStreetAddress</text:p>
          </table:table-cell>
          <table:table-cell table:style-name="ce64" office:value-type="string">
            <text:p>L1</text:p>
          </table:table-cell>
          <table:table-cell table:style-name="ce71" office:value-type="string">
            <text:p>Update Locale's “Street address”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54_UpdateLocalePostalCode</text:p>
          </table:table-cell>
          <table:table-cell table:style-name="ce64" office:value-type="string">
            <text:p>L1</text:p>
          </table:table-cell>
          <table:table-cell table:style-name="ce71" office:value-type="string">
            <text:p>Update Locale's “Postal Cod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71"/>
          <table:table-cell table:style-name="ce71" office:value-type="string">
            <text:p>1. Verify that Locale's “Street address” details 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142" office:value-type="string">
            <text:p>TE055</text:p>
          </table:table-cell>
          <table:table-cell table:style-name="ce248" office:value-type="string">
            <text:p>L2</text:p>
          </table:table-cell>
          <table:table-cell table:style-name="ce248" office:value-type="string">
            <text:p>Update Locale's “Postal Code” details using junk characters</text:p>
          </table:table-cell>
          <table:table-cell table:style-name="ce248"/>
          <table:table-cell table:style-name="ce24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248"/>
          <table:table-cell table:style-name="ce248" office:value-type="string">
            <text:p>1. Verify that Locale's “Postal Code” details should not be updated</text:p>
            <text:p>2. Verify that proper error message should be displayed to the user as “Enter valid postal code”</text:p>
          </table:table-cell>
          <table:table-cell table:style-name="ce248"/>
          <table:table-cell table:style-name="ce248" office:value-type="string">
            <text:p>FAIL</text:p>
          </table:table-cell>
          <table:table-cell table:style-name="ce142" office:value-type="string">
            <text:p>NO</text:p>
          </table:table-cell>
          <table:table-cell table:style-name="ce248" office:value-type="string">
            <text:p>#168</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056_UpdateLocaleCityCountryPlace</text:p>
          </table:table-cell>
          <table:table-cell table:style-name="ce64" office:value-type="string">
            <text:p>L1</text:p>
          </table:table-cell>
          <table:table-cell table:style-name="ce71" office:value-type="string">
            <text:p>Update Locale's “City, county, state and/or country”</text:p>
          </table:table-cell>
          <table:table-cell table:style-name="ce71"/>
          <table:table-cell table:style-name="ce71"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71"/>
          <table:table-cell table:style-name="ce71" office:value-type="string">
            <text:p>1. Verify that Locale's “City, county, state and/or country” details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142" office:value-type="string">
            <text:p>TE057</text:p>
          </table:table-cell>
          <table:table-cell table:style-name="ce142" office:value-type="string">
            <text:p>L0</text:p>
          </table:table-cell>
          <table:table-cell table:style-name="ce248" office:value-type="string">
            <text:p>Show Locale's map details</text:p>
          </table:table-cell>
          <table:table-cell table:style-name="ce248"/>
          <table:table-cell table:style-name="ce24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248"/>
          <table:table-cell table:style-name="ce248" office:value-type="string">
            <text:p>1. Verify that Locale's map details gets displayed to the user</text:p>
            <text:p/>
          </table:table-cell>
          <table:table-cell table:style-name="ce248"/>
          <table:table-cell table:style-name="ce248" office:value-type="string">
            <text:p>FAIL</text:p>
          </table:table-cell>
          <table:table-cell table:style-name="ce142"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65">
          <table:table-cell table:style-name="ce64" office:value-type="string">
            <text:p>TE058_ShowLocaleIssueDetails</text:p>
          </table:table-cell>
          <table:table-cell table:style-name="ce64" office:value-type="string">
            <text:p>L1</text:p>
          </table:table-cell>
          <table:table-cell table:style-name="ce71" office:value-type="string">
            <text:p>Show Locale's issu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71"/>
          <table:table-cell table:style-name="ce71" office:value-type="string">
            <text:p>1. Verify that Locale's issu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59_ShowLocaleDetails</text:p>
          </table:table-cell>
          <table:table-cell table:style-name="ce64" office:value-type="string">
            <text:p>L1</text:p>
          </table:table-cell>
          <table:table-cell table:style-name="ce71" office:value-type="string">
            <text:p>Show Locale details</text:p>
          </table:table-cell>
          <table:table-cell table:style-name="ce71"/>
          <table:table-cell table:style-name="ce71"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71"/>
          <table:table-cell table:style-name="ce71" office:value-type="string">
            <text:p>1. Verify that Locale details gets displayed to the user</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60_AddNewMedium</text:p>
          </table:table-cell>
          <table:table-cell table:style-name="ce64" office:value-type="string">
            <text:p>L0</text:p>
          </table:table-cell>
          <table:table-cell table:style-name="ce64" office:value-type="string">
            <text:p>Transmission media</text:p>
          </table:table-cell>
          <table:table-cell table:style-name="ce64"/>
          <table:table-cell table:style-name="ce64" office:value-type="string">
            <text:p>1. Login to the Channels</text:p>
            <text:p>2. Click on add info sent</text:p>
            <text:p>3. Select the channels to new medium</text:p>
            <text:p/>
          </table:table-cell>
          <table:table-cell table:style-name="ce64" office:value-type="string">
            <text:p>"Transmission Media"</text:p>
          </table:table-cell>
          <table:table-cell table:style-name="ce64" office:value-type="string">
            <text:p>1. <text:s/>Verify that Transmission can be cre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61_ViewMedium</text:p>
          </table:table-cell>
          <table:table-cell table:style-name="ce64" office:value-type="string">
            <text:p>L1</text:p>
          </table:table-cell>
          <table:table-cell table:style-name="ce64" office:value-type="string">
            <text:p>View Transmission Media</text:p>
          </table:table-cell>
          <table:table-cell table:style-name="ce64"/>
          <table:table-cell table:style-name="ce64" office:value-type="string">
            <text:p>1. Login to the Channels</text:p>
            <text:p>2. Click on add info sent link</text:p>
            <text:p>3. Add New Medium</text:p>
            <text:p>4. Click on newly added medium</text:p>
            <text:p/>
            <text:p/>
          </table:table-cell>
          <table:table-cell table:style-name="ce64" office:value-type="string">
            <text:p>"Transmission Media"</text:p>
          </table:table-cell>
          <table:table-cell table:style-name="ce64" office:value-type="string">
            <text:p>1. Verify that Media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62</text:p>
          </table:table-cell>
          <table:table-cell table:style-name="ce239" office:value-type="string">
            <text:p>L1</text:p>
          </table:table-cell>
          <table:table-cell table:style-name="ce239" office:value-type="string">
            <text:p>View Default Transmission Media issues</text:p>
          </table:table-cell>
          <table:table-cell table:style-name="ce239"/>
          <table:table-cell table:style-name="ce239" office:value-type="string">
            <text:p>1. Login to the Channels</text:p>
            <text:p>2. Click on Index under show pop up menu</text:p>
            <text:p>3. Select Media form dropdown list</text:p>
            <text:p>4. Click on “issues” option under “show” pop up menu</text:p>
          </table:table-cell>
          <table:table-cell table:style-name="ce239" office:value-type="string">
            <text:p>"Transmission Media"</text:p>
          </table:table-cell>
          <table:table-cell table:style-name="ce239" office:value-type="string">
            <text:p>1. Verify that issues related to selected transmission media gets displayed</text:p>
          </table:table-cell>
          <table:table-cell table:style-name="ce239"/>
          <table:table-cell table:style-name="ce239" office:value-type="string">
            <text:p>PASS</text:p>
          </table:table-cell>
          <table:table-cell table:style-name="ce239" office:value-type="string">
            <text:p>NO</text:p>
          </table:table-cell>
          <table:table-cell table:style-name="ce239" office:value-type="string">
            <text:p>#158</text:p>
          </table:table-cell>
          <table:table-cell table:style-name="ce256" table:number-columns-repeated="6"/>
          <table:table-cell table:style-name="ce260" table:number-columns-repeated="999"/>
          <table:table-cell table:number-columns-repeated="8"/>
        </table:table-row>
        <table:table-row table:style-name="ro70">
          <table:table-cell table:style-name="ce64" office:value-type="string">
            <text:p>TE063_UpdateMediumName</text:p>
          </table:table-cell>
          <table:table-cell table:style-name="ce64" office:value-type="string">
            <text:p>L1</text:p>
          </table:table-cell>
          <table:table-cell table:style-name="ce71" office:value-type="string">
            <text:p>Update Transmission Medium name ( Valid Name )</text:p>
          </table:table-cell>
          <table:table-cell table:style-name="ce71"/>
          <table:table-cell table:style-name="ce71"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Select “New medium” option under “Contact Info” List</text:p>
            <text:p>5. Click on “New medium” Link</text:p>
            <text:p>6. Enter valid medium name in “Name” field</text:p>
            <text:p/>
          </table:table-cell>
          <table:table-cell table:style-name="ce71"/>
          <table:table-cell table:style-name="ce71" office:value-type="string">
            <text:p>1. Verify that new medium gets added</text:p>
            <text:p>2. Verify that newly added medium's name gets upda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142" office:value-type="string">
            <text:p>TE064_UpdateTransmissionMediumNameWithSpecialCharacters</text:p>
          </table:table-cell>
          <table:table-cell table:style-name="ce248" office:value-type="string">
            <text:p>L2</text:p>
          </table:table-cell>
          <table:table-cell table:style-name="ce248" office:value-type="string">
            <text:p>Update Transmission Medium name ( Invalid Name )</text:p>
          </table:table-cell>
          <table:table-cell table:style-name="ce248"/>
          <table:table-cell table:style-name="ce248" office:value-type="string">
            <text:p>1. Login to channels with valid credentials</text:p>
            <text:p>2. <text:span text:style-name="T1">Click on 'User as </text:span><text:span text:style-name="T1">agents' under </text:span><text:span text:style-name="T1">'Participations' pop up </text:span><text:span text:style-name="T1">menu.</text:span></text:p>
            <text:p>3. Edit agent details</text:p>
            <text:p>4. Select “New medium” option under “Contact Info” List</text:p>
            <text:p>5. Click on “New medium” Link</text:p>
            <text:p>6. Enter invalid medium name in “Name” field</text:p>
            <text:p/>
          </table:table-cell>
          <table:table-cell table:style-name="ce248"/>
          <table:table-cell table:style-name="ce248" office:value-type="string">
            <text:p>1. Verify newly added medium's name should not be updated</text:p>
            <text:p>2. Verify that proper error message should be displayed to the user as “Enter valid medium name”</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7</text:p>
          </table:table-cell>
          <table:table-cell table:style-name="ce255" table:number-columns-repeated="6"/>
          <table:table-cell table:style-name="ce245" table:number-columns-repeated="999"/>
          <table:table-cell table:number-columns-repeated="8"/>
        </table:table-row>
        <table:table-row table:style-name="ro19">
          <table:table-cell table:style-name="ce64" office:value-type="string">
            <text:p>TE065_UpdateMediumDescription</text:p>
          </table:table-cell>
          <table:table-cell table:style-name="ce64" office:value-type="string">
            <text:p>L1</text:p>
          </table:table-cell>
          <table:table-cell table:style-name="ce71" office:value-type="string">
            <text:p>Update Transmission Medium description</text:p>
          </table:table-cell>
          <table:table-cell table:style-name="ce71"/>
          <table:table-cell table:style-name="ce71" office:value-type="string">
            <text:p>1. Login to channels with valid credentials</text:p>
            <text:p>2. <text:span text:style-name="T1">Click on 'User as </text:span><text:span text:style-name="T1">agents' under </text:span><text:span text:style-name="T1">'Participations' pop up </text:span><text:span text:style-name="T1">menu.</text:span></text:p>
            <text:p>3. Edit agent details</text:p>
            <text:p>4. Edit medium details</text:p>
            <text:p>5. Enter the description of medium</text:p>
            <text:p>6. Press enter key</text:p>
            <text:p/>
          </table:table-cell>
          <table:table-cell table:style-name="ce71"/>
          <table:table-cell table:style-name="ce71" office:value-type="string">
            <text:p>1. Verify that Medium's description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66_UpdateMediumTags</text:p>
          </table:table-cell>
          <table:table-cell table:style-name="ce64" office:value-type="string">
            <text:p>L1</text:p>
          </table:table-cell>
          <table:table-cell table:style-name="ce71" office:value-type="string">
            <text:p>Update Transmission Medium Tags</text:p>
          </table:table-cell>
          <table:table-cell table:style-name="ce71"/>
          <table:table-cell table:style-name="ce71" office:value-type="string">
            <text:p>1. Login to channels with valid credentials</text:p>
            <text:p>2.Click on “Organization in scope” option under “Scoping” pop up menu.</text:p>
            <text:p>4. Edit agent details</text:p>
            <text:p>5. Edit medium details</text:p>
            <text:p>6. Enter the Tags of medium</text:p>
            <text:p>7. Press enter key</text:p>
            <text:p/>
          </table:table-cell>
          <table:table-cell table:style-name="ce71"/>
          <table:table-cell table:style-name="ce71" office:value-type="string">
            <text:p>1. Verify that Medium Tags gets updat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67_AddMediumCategory</text:p>
          </table:table-cell>
          <table:table-cell table:style-name="ce64" office:value-type="string">
            <text:p>L0</text:p>
          </table:table-cell>
          <table:table-cell table:style-name="ce71" office:value-type="string">
            <text:p>Add Transmission Medium Category</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4. Edit agent details</text:p>
            <text:p>5. Edit medium details</text:p>
            <text:p>6. Enter valid category name in “Categorization” field</text:p>
            <text:p>7. Press enter key</text:p>
            <text:p/>
          </table:table-cell>
          <table:table-cell table:style-name="ce71"/>
          <table:table-cell table:style-name="ce71" office:value-type="string">
            <text:p>1. Verify that Transmission Medium's Category gets added</text:p>
            <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142" office:value-type="string">
            <text:p>TE068_AddTransmissionMediumCategoryNameWithSpecialCharacters</text:p>
          </table:table-cell>
          <table:table-cell table:style-name="ce248" office:value-type="string">
            <text:p>L2</text:p>
          </table:table-cell>
          <table:table-cell table:style-name="ce248" office:value-type="string">
            <text:p>Add Transmission Medium Category with junk characters</text:p>
          </table:table-cell>
          <table:table-cell table:style-name="ce248"/>
          <table:table-cell table:style-name="ce248"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Enter invalid ( Junk Characters ) category name in “Categorization” field</text:p>
            <text:p>6. Press enter key</text:p>
            <text:p/>
          </table:table-cell>
          <table:table-cell table:style-name="ce248"/>
          <table:table-cell table:style-name="ce248" office:value-type="string">
            <text:p>1. Verify that Transmission Medium's Category should not get added</text:p>
            <text:p>2. Proper error message should be displayed to the user as “Enter valid category name”</text:p>
            <text:p/>
          </table:table-cell>
          <table:table-cell table:style-name="ce248"/>
          <table:table-cell table:style-name="ce248" office:value-type="string">
            <text:p>FAIL</text:p>
          </table:table-cell>
          <table:table-cell table:style-name="ce142" office:value-type="string">
            <text:p>YES</text:p>
          </table:table-cell>
          <table:table-cell table:style-name="ce248" office:value-type="string">
            <text:p>#165</text:p>
          </table:table-cell>
          <table:table-cell table:style-name="ce255" table:number-columns-repeated="6"/>
          <table:table-cell table:style-name="ce245" table:number-columns-repeated="999"/>
          <table:table-cell table:number-columns-repeated="8"/>
        </table:table-row>
        <table:table-row table:style-name="ro70">
          <table:table-cell table:style-name="ce64" office:value-type="string">
            <text:p>TE069_RemoveMediumCategory</text:p>
          </table:table-cell>
          <table:table-cell table:style-name="ce64" office:value-type="string">
            <text:p>L1</text:p>
          </table:table-cell>
          <table:table-cell table:style-name="ce71" office:value-type="string">
            <text:p>Remove Transmission Medium's Category</text:p>
          </table:table-cell>
          <table:table-cell table:style-name="ce71"/>
          <table:table-cell table:style-name="ce71" office:value-type="string">
            <text:p>1. Login to channels with valid credentials</text:p>
            <text:p>2. <text:span text:style-name="T1">Click on 'User as </text:span><text:span text:style-name="T1">agents' under </text:span><text:span text:style-name="T1">'Participations' pop up </text:span><text:span text:style-name="T1">menu.</text:span></text:p>
            <text:p>3. Edit agent details</text:p>
            <text:p>4. Edit medium details</text:p>
            <text:p>5. Enter valid category name in “Categorization” field</text:p>
            <text:p>6. Press enter key</text:p>
            <text:p>7. Uncheck checkbox</text:p>
          </table:table-cell>
          <table:table-cell table:style-name="ce71"/>
          <table:table-cell table:style-name="ce71" office:value-type="string">
            <text:p>1. Verify that the category gets remov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0_ViewAllTypesOfMedium</text:p>
          </table:table-cell>
          <table:table-cell table:style-name="ce64" office:value-type="string">
            <text:p>L1</text:p>
          </table:table-cell>
          <table:table-cell table:style-name="ce71" office:value-type="string">
            <text:p>Click on “View all types” Link</text:p>
          </table:table-cell>
          <table:table-cell table:style-name="ce71"/>
          <table:table-cell table:style-name="ce71" office:value-type="string">
            <text:p>1. Login to channels with valid credentials</text:p>
            <text:p>2. Create new medium in add info receive.</text:p>
            <text:p>3. Click on new medium</text:p>
            <text:p>4. Click on “View all types” Link</text:p>
          </table:table-cell>
          <table:table-cell table:style-name="ce71"/>
          <table:table-cell table:style-name="ce71" office:value-type="string">
            <text:p>1. Verify that new window gets opened with title as About Plan : &lt;plan nam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29">
          <table:table-cell table:style-name="ce64" office:value-type="string">
            <text:p>TE071_AttachFileToMedium</text:p>
          </table:table-cell>
          <table:table-cell table:style-name="ce64" office:value-type="string">
            <text:p>L1</text:p>
          </table:table-cell>
          <table:table-cell table:style-name="ce71" office:value-type="string">
            <text:p>Transmission Media's Attachment as a file</text:p>
          </table:table-cell>
          <table:table-cell table:style-name="ce71"/>
          <table:table-cell table:style-name="ce71" office:value-type="string">
            <text:p>1. Login to channels with valid credentials</text:p>
            <text:p>2. Create new medium in add info receive.</text:p>
            <text:p>3. Click on new medium</text:p>
            <text:p>4. Attach a file.</text:p>
          </table:table-cell>
          <table:table-cell table:style-name="ce71"/>
          <table:table-cell table:style-name="ce71" office:value-type="string">
            <text:p>1. Verify that the attachment gets attach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072_DeleteMediumAttachment</text:p>
          </table:table-cell>
          <table:table-cell table:style-name="ce64" office:value-type="string">
            <text:p>L1</text:p>
          </table:table-cell>
          <table:table-cell table:style-name="ce71" office:value-type="string">
            <text:p>Delete Transmission Medium's Attachment</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radio button “File”</text:p>
            <text:p>6. Select option from the “Attach” List</text:p>
            <text:p>7. Click on “choose file” button</text:p>
            <text:p>8. Select the file &amp; Click on “Attach” button</text:p>
            <text:p>9. Click on Delete attachment icon</text:p>
          </table:table-cell>
          <table:table-cell table:style-name="ce71"/>
          <table:table-cell table:style-name="ce71" office:value-type="string">
            <text:p>1. Verify that the attachment gets deleted</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142" office:value-type="string">
            <text:p>TE073</text:p>
          </table:table-cell>
          <table:table-cell table:style-name="ce142" office:value-type="string">
            <text:p>L1</text:p>
          </table:table-cell>
          <table:table-cell table:style-name="ce248" office:value-type="string">
            <text:p>Open Transmission Medium's Attachment</text:p>
          </table:table-cell>
          <table:table-cell table:style-name="ce248"/>
          <table:table-cell table:style-name="ce248"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Select radio button “File”</text:p>
            <text:p>6. Select option from the “Attach” List</text:p>
            <text:p>7. Click on “choose file” button</text:p>
            <text:p>8. Select the file &amp; Click on “Attach” button</text:p>
            <text:p>9. Click attachment name</text:p>
            <text:p/>
          </table:table-cell>
          <table:table-cell table:style-name="ce248"/>
          <table:table-cell table:style-name="ce248" office:value-type="string">
            <text:p>1. Verify that the attachment gets opened in new tab</text:p>
          </table:table-cell>
          <table:table-cell table:style-name="ce248"/>
          <table:table-cell table:style-name="ce248" office:value-type="string">
            <text:p>FAIL</text:p>
          </table:table-cell>
          <table:table-cell table:style-name="ce142" office:value-type="string">
            <text:p>NO</text:p>
          </table:table-cell>
          <table:table-cell table:style-name="ce248"/>
          <table:table-cell table:style-name="ce255" table:number-columns-repeated="6"/>
          <table:table-cell table:style-name="ce245" table:number-columns-repeated="999"/>
          <table:table-cell table:style-name="ce251" table:number-columns-repeated="4"/>
          <table:table-cell table:number-columns-repeated="4"/>
        </table:table-row>
        <table:table-row table:style-name="ro53">
          <table:table-cell table:style-name="ce64" office:value-type="string">
            <text:p>TE074_TransmissionNamedAttachment</text:p>
          </table:table-cell>
          <table:table-cell table:style-name="ce64" office:value-type="string">
            <text:p>L1</text:p>
          </table:table-cell>
          <table:table-cell table:style-name="ce71" office:value-type="string">
            <text:p>Transmission Medium's attachment with named value</text:p>
          </table:table-cell>
          <table:table-cell table:style-name="ce71"/>
          <table:table-cell table:style-name="ce71"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71"/>
          <table:table-cell table:style-name="ce71" office:value-type="string">
            <text:p>1. Verify that the file gets attached with the name &lt;named value&gt;</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75_TransmissionMediumURLAttachment</text:p>
          </table:table-cell>
          <table:table-cell table:style-name="ce64" office:value-type="string">
            <text:p>L1</text:p>
          </table:table-cell>
          <table:table-cell table:style-name="ce71" office:value-type="string">
            <text:p>Transmission's attachment as a valid URL</text:p>
          </table:table-cell>
          <table:table-cell table:style-name="ce71"/>
          <table:table-cell table:style-name="ce71"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Select radio button “URL”</text:p>
            <text:p>6. Select option from the “Attach” List</text:p>
            <text:p>7. Enter valid URL name in “URL” field</text:p>
            <text:p>8. Press enter key</text:p>
          </table:table-cell>
          <table:table-cell table:style-name="ce71"/>
          <table:table-cell table:style-name="ce71" office:value-type="string">
            <text:p>1. Verify that the attachment gets attached as a URL</text:p>
          </table:table-cell>
          <table:table-cell table:style-name="ce71"/>
          <table:table-cell table:style-name="ce71" office:value-type="string">
            <text:p>PASS</text:p>
          </table:table-cell>
          <table:table-cell table:style-name="ce64" office:value-type="string">
            <text:p>YES</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142" office:value-type="string">
            <text:p>TE076</text:p>
          </table:table-cell>
          <table:table-cell table:style-name="ce248" office:value-type="string">
            <text:p>L2</text:p>
          </table:table-cell>
          <table:table-cell table:style-name="ce248" office:value-type="string">
            <text:p>Transmission Medium's attachment as an invalid URL</text:p>
          </table:table-cell>
          <table:table-cell table:style-name="ce248"/>
          <table:table-cell table:style-name="ce248" office:value-type="string">
            <text:p>1. Login to channels with valid credentials</text:p>
            <text:p>2.<text:span text:style-name="T1">Click on 'User as </text:span><text:span text:style-name="T1">agents' under </text:span><text:span text:style-name="T1">'Participations' pop up </text:span><text:span text:style-name="T1">menu.</text:span></text:p>
            <text:p>3. Edit agent details</text:p>
            <text:p>4. Edit medium details</text:p>
            <text:p>5. Select radio button “URL”</text:p>
            <text:p>6. Select option from the “Attach” List</text:p>
            <text:p>7. Enter invalid URL name in “URL” field</text:p>
            <text:p>8. Press enter key</text:p>
          </table:table-cell>
          <table:table-cell table:style-name="ce248"/>
          <table:table-cell table:style-name="ce248" office:value-type="string">
            <text:p>1. Verify that the attachment should not get attached as a URL</text:p>
            <text:p>1. Verify that proper error message should be displayed to the user as “Enter Valid URL”</text:p>
          </table:table-cell>
          <table:table-cell table:style-name="ce248"/>
          <table:table-cell table:style-name="ce248" office:value-type="string">
            <text:p>FAIL</text:p>
          </table:table-cell>
          <table:table-cell table:style-name="ce142" office:value-type="string">
            <text:p>NO</text:p>
          </table:table-cell>
          <table:table-cell table:style-name="ce248" office:value-type="string">
            <text:p>#166</text:p>
          </table:table-cell>
          <table:table-cell table:style-name="ce255" table:number-columns-repeated="6"/>
          <table:table-cell table:style-name="ce245" table:number-columns-repeated="999"/>
          <table:table-cell table:number-columns-repeated="8"/>
        </table:table-row>
        <table:table-row table:style-name="ro14">
          <table:table-cell table:style-name="ce64" office:value-type="string">
            <text:p>TE077</text:p>
          </table:table-cell>
          <table:table-cell table:style-name="ce64" office:value-type="string">
            <text:p>L1</text:p>
          </table:table-cell>
          <table:table-cell table:style-name="ce71" office:value-type="string">
            <text:p>Open Transmission Medium's Attached URL</text:p>
          </table:table-cell>
          <table:table-cell table:style-name="ce71"/>
          <table:table-cell table:style-name="ce71" office:value-type="string">
            <text:p>1. Login to channels with valid credentials</text:p>
            <text:p>2. <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radio button “URL”</text:p>
            <text:p>6. Select option from the “Attach” List</text:p>
            <text:p>7. Enter valid URL name in “URL” field</text:p>
            <text:p>8. Press enter key</text:p>
            <text:p>9. Click on the attached URL</text:p>
          </table:table-cell>
          <table:table-cell table:style-name="ce71"/>
          <table:table-cell table:style-name="ce71" office:value-type="string">
            <text:p>1. Verify that the attached URL gets opened in new tab</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078</text:p>
          </table:table-cell>
          <table:table-cell table:style-name="ce64" office:value-type="string">
            <text:p>L1</text:p>
          </table:table-cell>
          <table:table-cell table:style-name="ce71" office:value-type="string">
            <text:p>Transmission Medium's attachment as a URL with named value</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radio button “URL”</text:p>
            <text:p>6. Select option from the “Attach” List</text:p>
            <text:p>7. Enter the name in the “named” field</text:p>
            <text:p>8. Enter valid URL name in “URL” field</text:p>
            <text:p>9. Press enter key</text:p>
            <text:p>10. Click on the attached URL</text:p>
          </table:table-cell>
          <table:table-cell table:style-name="ce71"/>
          <table:table-cell table:style-name="ce71" office:value-type="string">
            <text:p>1. Verify that the URL gets attached with the name &lt;named value&gt;</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79</text:p>
          </table:table-cell>
          <table:table-cell table:style-name="ce64" office:value-type="string">
            <text:p>L1</text:p>
          </table:table-cell>
          <table:table-cell table:style-name="ce71" office:value-type="string">
            <text:p>Update Transmission Medium's “Mode of transmission”</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option from “Mode of transmission” List</text:p>
          </table:table-cell>
          <table:table-cell table:style-name="ce71"/>
          <table:table-cell table:style-name="ce71" office:value-type="string">
            <text:p>1. Verify that Transmission Medium's “Mode of transmissio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0</text:p>
          </table:table-cell>
          <table:table-cell table:style-name="ce64" office:value-type="string">
            <text:p>L1</text:p>
          </table:table-cell>
          <table:table-cell table:style-name="ce71" office:value-type="string">
            <text:p>Reset Transmission Medium's “Mode of transmission”</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option from “Mode of transmission” List</text:p>
            <text:p>6. Click on “(reset)” Link</text:p>
          </table:table-cell>
          <table:table-cell table:style-name="ce71"/>
          <table:table-cell table:style-name="ce71" office:value-type="string">
            <text:p>1. Verify that Transmission Medium's “Mode of transmission” <text:s/>gets reset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081</text:p>
          </table:table-cell>
          <table:table-cell table:style-name="ce64" office:value-type="string">
            <text:p>L1</text:p>
          </table:table-cell>
          <table:table-cell table:style-name="ce71" office:value-type="string">
            <text:p>Update Transmission Medium's “Address pattern”</text:p>
          </table:table-cell>
          <table:table-cell table:style-name="ce71"/>
          <table:table-cell table:style-name="ce71" office:value-type="string">
            <text:p>1. Login to channels with valid credentials</text:p>
            <text:p>2. <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Enter the value for “Address pattern” field</text:p>
          </table:table-cell>
          <table:table-cell table:style-name="ce71"/>
          <table:table-cell table:style-name="ce71" office:value-type="string">
            <text:p>1. Verify that Transmission Medium's “Address pattern” <text:s/>gets upda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082</text:p>
          </table:table-cell>
          <table:table-cell table:style-name="ce64" office:value-type="string">
            <text:p>L1</text:p>
          </table:table-cell>
          <table:table-cell table:style-name="ce71" office:value-type="string">
            <text:p>Update Transmission Medium's “Delegates transmission to”</text:p>
          </table:table-cell>
          <table:table-cell table:style-name="ce71"/>
          <table:table-cell table:style-name="ce71" office:value-type="string">
            <text:p>1. Login to channels with valid credentials</text:p>
            <text:p>2. <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option from “Delegates transmission to” List</text:p>
          </table:table-cell>
          <table:table-cell table:style-name="ce71"/>
          <table:table-cell table:style-name="ce71" office:value-type="string">
            <text:p>1. Verify that the transmission gets delegated to the selected option</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83</text:p>
          </table:table-cell>
          <table:table-cell table:style-name="ce64" office:value-type="string">
            <text:p>L1</text:p>
          </table:table-cell>
          <table:table-cell table:style-name="ce71" office:value-type="string">
            <text:p>Delete Transmission Medium's “Delegates transmission to”</text:p>
          </table:table-cell>
          <table:table-cell table:style-name="ce71"/>
          <table:table-cell table:style-name="ce71" office:value-type="string">
            <text:p>1. Login to channels with valid credentials</text:p>
            <text:p>2.<text:span text:style-name="T1">Click on </text:span><text:span text:style-name="T1">“Organization in </text:span><text:span text:style-name="T1">scope” option under </text:span><text:span text:style-name="T1">“Scoping” pop up </text:span><text:span text:style-name="T1">menu.</text:span></text:p>
            <text:p>3. Edit agent details</text:p>
            <text:p>4. Edit medium details</text:p>
            <text:p>5. Select option from “Delegates transmission to” List</text:p>
            <text:p>6. Click on “Delegates transmission to &lt;List Value&gt;” icon</text:p>
          </table:table-cell>
          <table:table-cell table:style-name="ce71"/>
          <table:table-cell table:style-name="ce71" office:value-type="string">
            <text:p>1. Verify that “Delegates transmission to &lt;List value&gt;” gets delet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084_CreateEvent</text:p>
          </table:table-cell>
          <table:table-cell table:style-name="ce239" office:value-type="string">
            <text:p>L0</text:p>
          </table:table-cell>
          <table:table-cell table:style-name="ce239" office:value-type="string">
            <text:p>Event</text:p>
          </table:table-cell>
          <table:table-cell table:style-name="ce239"/>
          <table:table-cell table:style-name="ce239" office:value-type="string">
            <text:p>1. Login to the Channels</text:p>
            <text:p>2. Click on 'Events in a scope' <text:s/>under 'Scoping' pop up menu.</text:p>
            <text:p>3. Enter the event name in the text field and select checkbox</text:p>
          </table:table-cell>
          <table:table-cell table:style-name="ce239" office:value-type="string">
            <text:p>"Event"</text:p>
          </table:table-cell>
          <table:table-cell table:style-name="ce239" office:value-type="string">
            <text:p>1. Verify that event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5</text:p>
          </table:table-cell>
          <table:table-cell table:style-name="ce256" table:number-columns-repeated="6"/>
          <table:table-cell table:style-name="ce260" table:number-columns-repeated="999"/>
          <table:table-cell table:number-columns-repeated="8"/>
        </table:table-row>
        <table:table-row table:style-name="ro15">
          <table:table-cell table:style-name="ce142" office:value-type="string">
            <text:p>TE085_CreateEventWithSpecialCharacters</text:p>
          </table:table-cell>
          <table:table-cell table:style-name="ce142" office:value-type="string">
            <text:p>L2</text:p>
          </table:table-cell>
          <table:table-cell table:style-name="ce142" office:value-type="string">
            <text:p>Create event with junk characters</text:p>
          </table:table-cell>
          <table:table-cell table:style-name="ce142"/>
          <table:table-cell table:style-name="ce142" office:value-type="string">
            <text:p>1. Login to the Channels</text:p>
            <text:p>2.Click on 'Events in a scope' <text:s/>under 'Scoping' pop up menu.</text:p>
            <text:p>3. Enter the event name in the text field and select checkbox</text:p>
          </table:table-cell>
          <table:table-cell table:style-name="ce142" office:value-type="string">
            <text:p>")(*&amp;^%$#@!"</text:p>
          </table:table-cell>
          <table:table-cell table:style-name="ce142" office:value-type="string">
            <text:p>1. Verify that event can not get created</text:p>
          </table:table-cell>
          <table:table-cell table:style-name="ce142" office:value-type="string">
            <text:p>Event get created</text:p>
          </table:table-cell>
          <table:table-cell table:style-name="ce142" office:value-type="string">
            <text:p>FAIL</text:p>
          </table:table-cell>
          <table:table-cell table:style-name="ce142" office:value-type="string">
            <text:p>YES</text:p>
          </table:table-cell>
          <table:table-cell table:style-name="ce142" office:value-type="string">
            <text:p>#170</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086_ViewEvent</text:p>
          </table:table-cell>
          <table:table-cell table:style-name="ce64" office:value-type="string">
            <text:p>L1</text:p>
          </table:table-cell>
          <table:table-cell table:style-name="ce64" office:value-type="string">
            <text:p>View Event</text:p>
          </table:table-cell>
          <table:table-cell table:style-name="ce64"/>
          <table:table-cell table:style-name="ce64" office:value-type="string">
            <text:p>1. Login to the Channels</text:p>
            <text:p>2. Click on Index under 'Searching' pop up menu</text:p>
            <text:p>3. Select Events form dropdown list</text:p>
            <text:p/>
          </table:table-cell>
          <table:table-cell table:style-name="ce64" office:value-type="string">
            <text:p>"Event"</text:p>
          </table:table-cell>
          <table:table-cell table:style-name="ce64" office:value-type="string">
            <text:p>1. Verify that Event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087_UpdateEventName</text:p>
          </table:table-cell>
          <table:table-cell table:style-name="ce64" office:value-type="string">
            <text:p>L1</text:p>
          </table:table-cell>
          <table:table-cell table:style-name="ce64" office:value-type="string">
            <text:p>Event Name</text:p>
          </table:table-cell>
          <table:table-cell table:style-name="ce64"/>
          <table:table-cell table:style-name="ce64" office:value-type="string">
            <text:p>1.Login to the Channels.</text:p>
            <text:p>2.Click on 'Info sharing plan' link.</text:p>
            <text:p>3.Click on 'Events in a scope' <text:s/>under 'Scoping' pop up menu.</text:p>
            <text:p>4.Enter or update event name in name text field.</text:p>
          </table:table-cell>
          <table:table-cell table:style-name="ce64"/>
          <table:table-cell table:style-name="ce64" office:value-type="string">
            <text:p>1. <text:s/>Verify that the name of event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8_EventDescription</text:p>
          </table:table-cell>
          <table:table-cell table:style-name="ce64" office:value-type="string">
            <text:p>L1</text:p>
          </table:table-cell>
          <table:table-cell table:style-name="ce64" office:value-type="string">
            <text:p>Event Descrip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scription of event</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89_EventTagLink</text:p>
          </table:table-cell>
          <table:table-cell table:style-name="ce64" office:value-type="string">
            <text:p>L1</text:p>
          </table:table-cell>
          <table:table-cell table:style-name="ce64" office:value-type="string">
            <text:p>Event Tags link</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ext:p>
            <text:p>7.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0_EventTags</text:p>
          </table:table-cell>
          <table:table-cell table:style-name="ce64" office:value-type="string">
            <text:p>L1</text:p>
          </table:table-cell>
          <table:table-cell table:style-name="ce64" office:value-type="string">
            <text:p>Event Tag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ed on event</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1_EventCategories</text:p>
          </table:table-cell>
          <table:table-cell table:style-name="ce64" office:value-type="string">
            <text:p>L0</text:p>
          </table:table-cell>
          <table:table-cell table:style-name="ce64" office:value-type="string">
            <text:p>Event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92_RemoveCategoriesOfEvents</text:p>
          </table:table-cell>
          <table:table-cell table:style-name="ce64" office:value-type="string">
            <text:p>L1</text:p>
          </table:table-cell>
          <table:table-cell table:style-name="ce64" office:value-type="string">
            <text:p>Event Remove Categori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3_EventAttachOption</text:p>
          </table:table-cell>
          <table:table-cell table:style-name="ce64" office:value-type="string">
            <text:p>L1</text:p>
          </table:table-cell>
          <table:table-cell table:style-name="ce64" office:value-type="string">
            <text:p>Event Attach</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94_EventAttachmentAsPicture</text:p>
          </table:table-cell>
          <table:table-cell table:style-name="ce64" office:value-type="string">
            <text:p>L1</text:p>
          </table:table-cell>
          <table:table-cell table:style-name="ce64" office:value-type="string">
            <text:p>Event Attach&lt;Pictures&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5_EventAttachmentAsReference</text:p>
          </table:table-cell>
          <table:table-cell table:style-name="ce64" office:value-type="string">
            <text:p>L1</text:p>
          </table:table-cell>
          <table:table-cell table:style-name="ce64" office:value-type="string">
            <text:p>Event Attach&lt;Reference&gt;</text:p>
          </table:table-cell>
          <table:table-cell table:style-name="ce64"/>
          <table:table-cell table:style-name="ce64" office:value-type="string">
            <text:p>1.Login to the Channels.</text:p>
            <text:p>2.Click on 'Info sharing plan' link.</text:p>
            <text:p>3.Click on 'Events in a scope' <text:s/>under 'Scoping' pop up menu.</text:p>
            <text:p>4.Click on event.</text:p>
            <text:p>5.Click on attach drop down.</text:p>
            <text:p>6.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96_EventAttachmentAsPolicy</text:p>
          </table:table-cell>
          <table:table-cell table:style-name="ce64" office:value-type="string">
            <text:p>L1</text:p>
          </table:table-cell>
          <table:table-cell table:style-name="ce64" office:value-type="string">
            <text:p>Event Attach&lt;Policy&g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7</text:p>
          </table:table-cell>
          <table:table-cell table:style-name="ce64" office:value-type="string">
            <text:p>L1</text:p>
          </table:table-cell>
          <table:table-cell table:style-name="ce64" office:value-type="string">
            <text:p>Event Attach-nam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098</text:p>
          </table:table-cell>
          <table:table-cell table:style-name="ce64" office:value-type="string">
            <text:p>L1</text:p>
          </table:table-cell>
          <table:table-cell table:style-name="ce64" office:value-type="string">
            <text:p>Event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099</text:p>
          </table:table-cell>
          <table:table-cell table:style-name="ce64" office:value-type="string">
            <text:p>L1</text:p>
          </table:table-cell>
          <table:table-cell table:style-name="ce64" office:value-type="string">
            <text:p>Event Choose File</text:p>
          </table:table-cell>
          <table:table-cell table:style-name="ce64"/>
          <table:table-cell table:style-name="ce64" office:value-type="string">
            <text:p>1.Login to the Channels.</text:p>
            <text:p>2.Click on 'Info sharing plan' link.</text:p>
            <text:p>3.Click on 'Events in a scope' <text:s/>under 'Scoping' pop up menu.</text:p>
            <text:p>5.Create event.</text:p>
            <text:p>6.Click on event.</text:p>
            <text:p>7.Click on file radio button</text:p>
            <text:p>8.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00_AttachFileToEvent</text:p>
          </table:table-cell>
          <table:table-cell table:style-name="ce64" office:value-type="string">
            <text:p>L1</text:p>
          </table:table-cell>
          <table:table-cell table:style-name="ce64" office:value-type="string">
            <text:p>Event Attach file</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01_AttachURLToEvent</text:p>
          </table:table-cell>
          <table:table-cell table:style-name="ce64" office:value-type="string">
            <text:p>L1</text:p>
          </table:table-cell>
          <table:table-cell table:style-name="ce64" office:value-type="string">
            <text:p>Event URL</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2_CopyEventAttachment</text:p>
          </table:table-cell>
          <table:table-cell table:style-name="ce64" office:value-type="string">
            <text:p>L1</text:p>
          </table:table-cell>
          <table:table-cell table:style-name="ce64" office:value-type="string">
            <text:p>Event Copy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03_DelteEventAttachment</text:p>
          </table:table-cell>
          <table:table-cell table:style-name="ce64" office:value-type="string">
            <text:p>L1</text:p>
          </table:table-cell>
          <table:table-cell table:style-name="ce64" office:value-type="string">
            <text:p>Event Delete Attachment</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04</text:p>
          </table:table-cell>
          <table:table-cell table:style-name="ce64" office:value-type="string">
            <text:p>L1</text:p>
          </table:table-cell>
          <table:table-cell table:style-name="ce64" office:value-type="string">
            <text:p>Event Location</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Enter details of locations.</text:p>
          </table:table-cell>
          <table:table-cell table:style-name="ce64"/>
          <table:table-cell table:style-name="ce64" office:value-type="string">
            <text:p>1. Verify that location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142" office:value-type="string">
            <text:p>TE105</text:p>
          </table:table-cell>
          <table:table-cell table:style-name="ce142" office:value-type="string">
            <text:p>L1</text:p>
          </table:table-cell>
          <table:table-cell table:style-name="ce142" office:value-type="string">
            <text:p>Show Event-Map Details</text:p>
          </table:table-cell>
          <table:table-cell table:style-name="ce142"/>
          <table:table-cell table:style-name="ce142" office:value-type="string">
            <text:p>1.Login to the Channels.</text:p>
            <text:p>2.Click on 'Info sharing plan' link.</text:p>
            <text:p>3.Click on 'Events in a scope' <text:s/>under 'Scoping' pop up menu.</text:p>
            <text:p>4.Create event.</text:p>
            <text:p>5.Click on event.</text:p>
            <text:p>6.Click on map under show pop up menu.</text:p>
          </table:table-cell>
          <table:table-cell table:style-name="ce142"/>
          <table:table-cell table:style-name="ce142" office:value-type="string">
            <text:p>1. Verify that map window opens</text:p>
          </table:table-cell>
          <table:table-cell table:style-name="ce142"/>
          <table:table-cell table:style-name="ce142" office:value-type="string">
            <text:p>FAIL</text:p>
          </table:table-cell>
          <table:table-cell table:style-name="ce142"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50">
          <table:table-cell table:style-name="ce64" office:value-type="string">
            <text:p>TE106</text:p>
          </table:table-cell>
          <table:table-cell table:style-name="ce64" office:value-type="string">
            <text:p>L1</text:p>
          </table:table-cell>
          <table:table-cell table:style-name="ce64" office:value-type="string">
            <text:p>Event-Issues</text:p>
          </table:table-cell>
          <table:table-cell table:style-name="ce64"/>
          <table:table-cell table:style-name="ce64" office:value-type="string">
            <text:p>1.Login to the Channels.</text:p>
            <text:p>2.Click on 'Info sharing plan' link.</text:p>
            <text:p>3.Click on 'Events in a scope' <text:s/>under 'Scoping' pop up menu.</text:p>
            <text:p>4.Create event.</text:p>
            <text:p>5.Click on event.</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27">
          <table:table-cell table:style-name="ce239" office:value-type="string">
            <text:p>TE107_CreatePhase</text:p>
          </table:table-cell>
          <table:table-cell table:style-name="ce239" office:value-type="string">
            <text:p>L0</text:p>
          </table:table-cell>
          <table:table-cell table:style-name="ce239" office:value-type="string">
            <text:p>Phase</text:p>
          </table:table-cell>
          <table:table-cell table:style-name="ce239"/>
          <table:table-cell table:style-name="ce239" office:value-type="string">
            <text:p>1. Login to the Channels</text:p>
            <text:p>2. Click on about plan under show pop up menu</text:p>
            <text:p>3. Click on phase textfiled and enter name</text:p>
          </table:table-cell>
          <table:table-cell table:style-name="ce239" office:value-type="string">
            <text:p>"Phase1"</text:p>
          </table:table-cell>
          <table:table-cell table:style-name="ce239" office:value-type="string">
            <text:p>1. Verify that Phase can be crea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29">
          <table:table-cell table:style-name="ce142" office:value-type="string">
            <text:p>TE108_CreatPhaseWithSpecialCharacters</text:p>
          </table:table-cell>
          <table:table-cell table:style-name="ce142" office:value-type="string">
            <text:p>L2</text:p>
          </table:table-cell>
          <table:table-cell table:style-name="ce142" office:value-type="string">
            <text:p>Created phase with junk characters</text:p>
          </table:table-cell>
          <table:table-cell table:style-name="ce142"/>
          <table:table-cell table:style-name="ce142" office:value-type="string">
            <text:p>1. Login to the Channels</text:p>
            <text:p>2. Click on about plan under show pop up menu</text:p>
            <text:p>3. Click on phase textfiled and enter name</text:p>
          </table:table-cell>
          <table:table-cell table:style-name="ce142" office:value-type="string">
            <text:p>")(*&amp;^%$#@!"</text:p>
          </table:table-cell>
          <table:table-cell table:style-name="ce142" office:value-type="string">
            <text:p>1. Verify that Phase cannot get created</text:p>
          </table:table-cell>
          <table:table-cell table:style-name="ce142" office:value-type="string">
            <text:p>Phase gets created</text:p>
          </table:table-cell>
          <table:table-cell table:style-name="ce142" office:value-type="string">
            <text:p>FAIL</text:p>
          </table:table-cell>
          <table:table-cell table:style-name="ce142" office:value-type="string">
            <text:p>YES</text:p>
          </table:table-cell>
          <table:table-cell table:style-name="ce142" office:value-type="string">
            <text:p>#172</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09_ViewPhase</text:p>
          </table:table-cell>
          <table:table-cell table:style-name="ce64" office:value-type="string">
            <text:p>L1</text:p>
          </table:table-cell>
          <table:table-cell table:style-name="ce64" office:value-type="string">
            <text:p>View Phase</text:p>
          </table:table-cell>
          <table:table-cell table:style-name="ce64"/>
          <table:table-cell table:style-name="ce64" office:value-type="string">
            <text:p>1. Login to the Channels</text:p>
            <text:p>2. Click on 'Index' under 'Searching'' pop up menu</text:p>
            <text:p>3. Select Phase form dropdown list</text:p>
            <text:p/>
          </table:table-cell>
          <table:table-cell table:style-name="ce64" office:value-type="string">
            <text:p>"Phase1"</text:p>
          </table:table-cell>
          <table:table-cell table:style-name="ce64" office:value-type="string">
            <text:p>1. Verify that Phase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29">
          <table:table-cell table:style-name="ce239" office:value-type="string">
            <text:p>TE110_DeletePhase</text:p>
          </table:table-cell>
          <table:table-cell table:style-name="ce239" office:value-type="string">
            <text:p>L1</text:p>
          </table:table-cell>
          <table:table-cell table:style-name="ce239" office:value-type="string">
            <text:p>Delete Phase</text:p>
          </table:table-cell>
          <table:table-cell table:style-name="ce239"/>
          <table:table-cell table:style-name="ce239" office:value-type="string">
            <text:p>1. Login to the Channels</text:p>
            <text:p>2. Click on 'Info sharing Plan' link</text:p>
            <text:p>3. Click on 'About plan' under 'show' pop up menu</text:p>
            <text:p>4. Click on delete option of phase</text:p>
          </table:table-cell>
          <table:table-cell table:style-name="ce239" office:value-type="string">
            <text:p>"Phase1"</text:p>
          </table:table-cell>
          <table:table-cell table:style-name="ce239" office:value-type="string">
            <text:p>1. Verify that phase can be deleted</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107</text:p>
          </table:table-cell>
          <table:table-cell table:style-name="ce256" table:number-columns-repeated="6"/>
          <table:table-cell table:style-name="ce260" table:number-columns-repeated="999"/>
          <table:table-cell table:number-columns-repeated="8"/>
        </table:table-row>
        <table:table-row table:style-name="ro15">
          <table:table-cell table:style-name="ce64" office:value-type="string">
            <text:p>TE111_UpdatePhaseName</text:p>
          </table:table-cell>
          <table:table-cell table:style-name="ce64" office:value-type="string">
            <text:p>L1</text:p>
          </table:table-cell>
          <table:table-cell table:style-name="ce64" office:value-type="string">
            <text:p>Phase Name</text:p>
          </table:table-cell>
          <table:table-cell table:style-name="ce64"/>
          <table:table-cell table:style-name="ce64" office:value-type="string">
            <text:p>1.Login to the Channels.</text:p>
            <text:p>2.Click on <text:s/>'Info sharing Plan' link</text:p>
            <text:p>3.Click on 'About plan' under 'Show' pop up menu.</text:p>
            <text:p>4.Create phase and click on it.</text:p>
            <text:p>5.Enter or update phase name in name text field.</text:p>
          </table:table-cell>
          <table:table-cell table:style-name="ce64"/>
          <table:table-cell table:style-name="ce64" office:value-type="string">
            <text:p>1. Verify that the name of phase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112_PhaseDescription</text:p>
          </table:table-cell>
          <table:table-cell table:style-name="ce64" office:value-type="string">
            <text:p>L1</text:p>
          </table:table-cell>
          <table:table-cell table:style-name="ce64" office:value-type="string">
            <text:p>Phase Description</text:p>
          </table:table-cell>
          <table:table-cell table:style-name="ce64"/>
          <table:table-cell table:style-name="ce64" office:value-type="string">
            <text:p>1.Login to the Channels.</text:p>
            <text:p>2.Click on I 'Info sharing Plan' link</text:p>
            <text:p>3.Click on About plan under show pop up menu.</text:p>
            <text:p>4.Create phase</text:p>
            <text:p>5.Click on Phase.</text:p>
            <text:p>7.Enter the description of Phase.</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3_PhaseTagLink</text:p>
          </table:table-cell>
          <table:table-cell table:style-name="ce64" office:value-type="string">
            <text:p>L1</text:p>
          </table:table-cell>
          <table:table-cell table:style-name="ce64" office:value-type="string">
            <text:p>Phase Tags link</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4_PhaseTags</text:p>
          </table:table-cell>
          <table:table-cell table:style-name="ce64" office:value-type="string">
            <text:p>L1</text:p>
          </table:table-cell>
          <table:table-cell table:style-name="ce64" office:value-type="string">
            <text:p>Phase Tag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15_PhaseCategories</text:p>
          </table:table-cell>
          <table:table-cell table:style-name="ce64" office:value-type="string">
            <text:p>L0</text:p>
          </table:table-cell>
          <table:table-cell table:style-name="ce64" office:value-type="string">
            <text:p>Phase Categories</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16_RemovePhaseCategories</text:p>
          </table:table-cell>
          <table:table-cell table:style-name="ce64" office:value-type="string">
            <text:p>L1</text:p>
          </table:table-cell>
          <table:table-cell table:style-name="ce64" office:value-type="string">
            <text:p>Phase Remove Categori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64" office:value-type="string">
            <text:p>TE117_PhaseAttachOption</text:p>
          </table:table-cell>
          <table:table-cell table:style-name="ce64" office:value-type="string">
            <text:p>L1</text:p>
          </table:table-cell>
          <table:table-cell table:style-name="ce64" office:value-type="string">
            <text:p>Phase Attach</text:p>
          </table:table-cell>
          <table:table-cell table:style-name="ce64"/>
          <table:table-cell table:style-name="ce64" office:value-type="string">
            <text:p>1.Login to the Channels.</text:p>
            <text:p>2.Click on <text:s/>'Info sharing Plan' link</text:p>
            <text:p>4.Create phase</text:p>
            <text:p>5.Click on Phase.</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240" office:value-type="string">
            <text:p>TE118_PhaseAttachmentAsPicture</text:p>
          </table:table-cell>
          <table:table-cell table:style-name="ce240" office:value-type="string">
            <text:p>L1</text:p>
          </table:table-cell>
          <table:table-cell table:style-name="ce240" office:value-type="string">
            <text:p>Phase Attach&lt;Pictures&gt;</text:p>
          </table:table-cell>
          <table:table-cell table:style-name="ce240"/>
          <table:table-cell table:style-name="ce240" office:value-type="string">
            <text:p>1.Login to the Channels.</text:p>
            <text:p>2.Click on <text:s/>'Info sharing Plan' link</text:p>
            <text:p>3.Click on About plan under show pop up menu.</text:p>
            <text:p>4.Create phase</text:p>
            <text:p>5.Click on Phase.</text:p>
            <text:p>6.Click on attach drop down.</text:p>
            <text:p>7.Select picture option.</text:p>
            <text:p/>
          </table:table-cell>
          <table:table-cell table:style-name="ce240"/>
          <table:table-cell table:style-name="ce240" office:value-type="string">
            <text:p>1. Verify that picture option can be select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50">
          <table:table-cell table:style-name="ce64" office:value-type="string">
            <text:p>TE119_PhaseAttachmentAsReference</text:p>
          </table:table-cell>
          <table:table-cell table:style-name="ce64" office:value-type="string">
            <text:p>L1</text:p>
          </table:table-cell>
          <table:table-cell table:style-name="ce64" office:value-type="string">
            <text:p>Phase Attach&lt;Reference&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reference option.</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0_PhaseAttachmentAsPolicy</text:p>
          </table:table-cell>
          <table:table-cell table:style-name="ce64" office:value-type="string">
            <text:p>L1</text:p>
          </table:table-cell>
          <table:table-cell table:style-name="ce64" office:value-type="string">
            <text:p>Phase Attach&lt;Policy&g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1</text:p>
          </table:table-cell>
          <table:table-cell table:style-name="ce64" office:value-type="string">
            <text:p>L1</text:p>
          </table:table-cell>
          <table:table-cell table:style-name="ce64" office:value-type="string">
            <text:p>Phase Attach-nam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0">
          <table:table-cell table:style-name="ce64" office:value-type="string">
            <text:p>TE122</text:p>
          </table:table-cell>
          <table:table-cell table:style-name="ce64" office:value-type="string">
            <text:p>L1</text:p>
          </table:table-cell>
          <table:table-cell table:style-name="ce64" office:value-type="string">
            <text:p>Pha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3</text:p>
          </table:table-cell>
          <table:table-cell table:style-name="ce64" office:value-type="string">
            <text:p>L1</text:p>
          </table:table-cell>
          <table:table-cell table:style-name="ce64" office:value-type="string">
            <text:p>Phase Choose File</text:p>
          </table:table-cell>
          <table:table-cell table:style-name="ce64"/>
          <table:table-cell table:style-name="ce64" office:value-type="string">
            <text:p>1.Login to the Channels.</text:p>
            <text:p>2.Click on 'Info sharing Plan' link</text:p>
            <text:p>3.Click on About plan under show pop up menu.</text:p>
            <text:p>4.Create phase</text:p>
            <text:p>5.Click on Phase.</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4_AttachFileToPhase</text:p>
          </table:table-cell>
          <table:table-cell table:style-name="ce64" office:value-type="string">
            <text:p>L1</text:p>
          </table:table-cell>
          <table:table-cell table:style-name="ce64" office:value-type="string">
            <text:p>Phase Attach file</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25_PhaseURL</text:p>
          </table:table-cell>
          <table:table-cell table:style-name="ce64" office:value-type="string">
            <text:p>L1</text:p>
          </table:table-cell>
          <table:table-cell table:style-name="ce64" office:value-type="string">
            <text:p>Phase URL</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241" office:value-type="string">
            <text:p>TE126_CopyPhaseAttachment</text:p>
          </table:table-cell>
          <table:table-cell table:style-name="ce64" office:value-type="string">
            <text:p>L1</text:p>
          </table:table-cell>
          <table:table-cell table:style-name="ce64" office:value-type="string">
            <text:p>Phase Copy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27_DeletePhaseAttachment</text:p>
          </table:table-cell>
          <table:table-cell table:style-name="ce64" office:value-type="string">
            <text:p>L1</text:p>
          </table:table-cell>
          <table:table-cell table:style-name="ce64" office:value-type="string">
            <text:p>Phase Delete Attachment</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65">
          <table:table-cell table:style-name="ce242" office:value-type="string">
            <text:p>TE129</text:p>
          </table:table-cell>
          <table:table-cell table:style-name="ce242" office:value-type="string">
            <text:p>L1</text:p>
          </table:table-cell>
          <table:table-cell table:style-name="ce242" office:value-type="string">
            <text:p>Phase-Map</text:p>
          </table:table-cell>
          <table:table-cell table:style-name="ce242"/>
          <table:table-cell table:style-name="ce242" office:value-type="string">
            <text:p>1.Login to the Channels.</text:p>
            <text:p>2.Click on <text:s/>'Info sharing Plan' link</text:p>
            <text:p>3.Click on About plan under show pop up menu.</text:p>
            <text:p>4.Create phase</text:p>
            <text:p>5.Click on Phase.</text:p>
            <text:p>6.Click on map under show pop up menu.</text:p>
          </table:table-cell>
          <table:table-cell table:style-name="ce242"/>
          <table:table-cell table:style-name="ce242" office:value-type="string">
            <text:p>1. Verify that map window opens</text:p>
          </table:table-cell>
          <table:table-cell table:style-name="ce242" office:value-type="string">
            <text:p>Obsolete</text:p>
          </table:table-cell>
          <table:table-cell table:style-name="ce242" office:value-type="string">
            <text:p>FAIL</text:p>
          </table:table-cell>
          <table:table-cell table:style-name="ce242" office:value-type="string">
            <text:p>NO</text:p>
          </table:table-cell>
          <table:table-cell table:style-name="ce242"/>
          <table:table-cell table:style-name="ce258" table:number-columns-repeated="6"/>
          <table:table-cell table:style-name="ce262" table:number-columns-repeated="999"/>
          <table:table-cell table:number-columns-repeated="8"/>
        </table:table-row>
        <table:table-row table:style-name="ro65">
          <table:table-cell table:style-name="ce64" office:value-type="string">
            <text:p>TE130</text:p>
          </table:table-cell>
          <table:table-cell table:style-name="ce64" office:value-type="string">
            <text:p>L1</text:p>
          </table:table-cell>
          <table:table-cell table:style-name="ce64" office:value-type="string">
            <text:p>Phase-Issues</text:p>
          </table:table-cell>
          <table:table-cell table:style-name="ce64"/>
          <table:table-cell table:style-name="ce64" office:value-type="string">
            <text:p>1.Login to the Channels.</text:p>
            <text:p>2.Click on <text:s/>'Info sharing Plan' link</text:p>
            <text:p>3.Click on About plan under show pop up menu.</text:p>
            <text:p>4.Create phase</text:p>
            <text:p>5.Click on Phase.</text:p>
            <text:p>6.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39" office:value-type="string">
            <text:p>TE131_AddOrganization</text:p>
          </table:table-cell>
          <table:table-cell table:style-name="ce239" office:value-type="string">
            <text:p>L0</text:p>
          </table:table-cell>
          <table:table-cell table:style-name="ce239" office:value-type="string">
            <text:p>Add Organizations</text:p>
          </table:table-cell>
          <table:table-cell table:style-name="ce239"/>
          <table:table-cell table:style-name="ce239" office:value-type="string">
            <text:p>1. Login to the Channels</text:p>
            <text:p>2. Click on 'Organization in scope' under 'Scoping' pop up menu</text:p>
            <text:p>3. Enter the name in the text field</text:p>
            <text:p>4. Double click on the organization</text:p>
          </table:table-cell>
          <table:table-cell table:style-name="ce239" office:value-type="string">
            <text:p>"Organization 1"</text:p>
          </table:table-cell>
          <table:table-cell table:style-name="ce239" office:value-type="string">
            <text:p>1. <text:s/>Verify that Organizations can be created</text:p>
            <text:p>2. Verify that page with title 'About Actual Organization:&lt;name&gt;' opens</text:p>
          </table:table-cell>
          <table:table-cell table:style-name="ce239"/>
          <table:table-cell table:style-name="ce239" office:value-type="string">
            <text:p>PASS</text:p>
          </table:table-cell>
          <table:table-cell table:style-name="ce239" office:value-type="string">
            <text:p>YES</text:p>
          </table:table-cell>
          <table:table-cell table:style-name="ce239" office:value-type="string">
            <text:p>#81</text:p>
          </table:table-cell>
          <table:table-cell table:style-name="ce256" table:number-columns-repeated="6"/>
          <table:table-cell table:style-name="ce260" table:number-columns-repeated="999"/>
          <table:table-cell table:number-columns-repeated="8"/>
        </table:table-row>
        <table:table-row table:style-name="ro29">
          <table:table-cell table:style-name="ce142" office:value-type="string">
            <text:p>TE132_CreateOrganizationWithSpecialCharacters</text:p>
          </table:table-cell>
          <table:table-cell table:style-name="ce142" office:value-type="string">
            <text:p>L2</text:p>
          </table:table-cell>
          <table:table-cell table:style-name="ce142" office:value-type="string">
            <text:p>Create Organizations with junk characters</text:p>
          </table:table-cell>
          <table:table-cell table:style-name="ce142"/>
          <table:table-cell table:style-name="ce142" office:value-type="string">
            <text:p>1. Login to the Channels</text:p>
            <text:p>2. Click on 'Organization in scope' under 'Scoping' pop up menu</text:p>
            <text:p>4. Enter the name in the text field</text:p>
          </table:table-cell>
          <table:table-cell table:style-name="ce142" office:value-type="string">
            <text:p>")(*&amp;^%$#@!"</text:p>
          </table:table-cell>
          <table:table-cell table:style-name="ce142" office:value-type="string">
            <text:p>1. Verify that Organizations cannot get created</text:p>
          </table:table-cell>
          <table:table-cell table:style-name="ce142" office:value-type="string">
            <text:p>Organization get created</text:p>
          </table:table-cell>
          <table:table-cell table:style-name="ce142" office:value-type="string">
            <text:p>FAIL</text:p>
          </table:table-cell>
          <table:table-cell table:style-name="ce142" office:value-type="string">
            <text:p>YES</text:p>
          </table:table-cell>
          <table:table-cell table:style-name="ce142" office:value-type="string">
            <text:p>#171</text:p>
          </table:table-cell>
          <table:table-cell table:style-name="ce255" table:number-columns-repeated="6"/>
          <table:table-cell table:style-name="ce245" table:number-columns-repeated="999"/>
          <table:table-cell table:number-columns-repeated="8"/>
        </table:table-row>
        <table:table-row table:style-name="ro29">
          <table:table-cell table:style-name="ce64" office:value-type="string">
            <text:p>TE133_ViewOrganization</text:p>
          </table:table-cell>
          <table:table-cell table:style-name="ce64" office:value-type="string">
            <text:p>L1</text:p>
          </table:table-cell>
          <table:table-cell table:style-name="ce64" office:value-type="string">
            <text:p>View Organizations</text:p>
          </table:table-cell>
          <table:table-cell table:style-name="ce64"/>
          <table:table-cell table:style-name="ce64" office:value-type="string">
            <text:p>1. Login to the Channels</text:p>
            <text:p>2. Click on 'Info sharing Plan' link</text:p>
            <text:p>3. <text:s/>Click on 'Organization in scope' under 'Scoping' pop up menu</text:p>
          </table:table-cell>
          <table:table-cell table:style-name="ce64" office:value-type="string">
            <text:p>"Organization 1"</text:p>
          </table:table-cell>
          <table:table-cell table:style-name="ce64" office:value-type="string">
            <text:p>1. <text:s/>Verify that Organizations can be view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240" office:value-type="string">
            <text:p>TE134_RemoveOrganization</text:p>
          </table:table-cell>
          <table:table-cell table:style-name="ce240" office:value-type="string">
            <text:p>L1</text:p>
          </table:table-cell>
          <table:table-cell table:style-name="ce240" office:value-type="string">
            <text:p>Remove Organizations</text:p>
          </table:table-cell>
          <table:table-cell table:style-name="ce240"/>
          <table:table-cell table:style-name="ce240" office:value-type="string">
            <text:p>1. Login to the Channels</text:p>
            <text:p>2. Click on Information sharing Model link</text:p>
            <text:p>3. <text:s/>Click on 'Organization in scope' under 'Scoping' pop up menu</text:p>
            <text:p>4. Click on Remove Expectations link</text:p>
          </table:table-cell>
          <table:table-cell table:style-name="ce240" office:value-type="string">
            <text:p>"Organization 1"</text:p>
          </table:table-cell>
          <table:table-cell table:style-name="ce240" office:value-type="string">
            <text:p>1. Verify that organizations can be removed</text:p>
          </table:table-cell>
          <table:table-cell table:style-name="ce240"/>
          <table:table-cell table:style-name="ce240" office:value-type="string">
            <text:p>PASS</text:p>
          </table:table-cell>
          <table:table-cell table:style-name="ce240" office:value-type="string">
            <text:p>YES</text:p>
          </table:table-cell>
          <table:table-cell table:style-name="ce240"/>
          <table:table-cell table:style-name="ce257" table:number-columns-repeated="6"/>
          <table:table-cell table:style-name="ce261" table:number-columns-repeated="999"/>
          <table:table-cell table:style-name="ce264" table:number-columns-repeated="4"/>
          <table:table-cell table:number-columns-repeated="4"/>
        </table:table-row>
        <table:table-row table:style-name="ro70">
          <table:table-cell table:style-name="ce64" office:value-type="string">
            <text:p>TE135_OrganizationName</text:p>
          </table:table-cell>
          <table:table-cell table:style-name="ce64" office:value-type="string">
            <text:p>L1</text:p>
          </table:table-cell>
          <table:table-cell table:style-name="ce64" office:value-type="string">
            <text:p>Organization Name</text:p>
          </table:table-cell>
          <table:table-cell table:style-name="ce64"/>
          <table:table-cell table:style-name="ce64" office:value-type="string">
            <text:p>1.Login to the Channels.</text:p>
            <text:p>2.Click on Information sharing model link.</text:p>
            <text:p>3. Click on 'Organization in scope' under 'Scoping' pop up menu</text:p>
            <text:p>4.Enter organization name in Other organization that should be assigned tasks.</text:p>
            <text:p>5.Double click on the Organization.</text:p>
            <text:p>6. Update the name of Organization</text:p>
            <text:p/>
          </table:table-cell>
          <table:table-cell table:style-name="ce64"/>
          <table:table-cell table:style-name="ce64" office:value-type="string">
            <text:p>1. Verify that the name of organization can be upda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36_OrganizationDescription</text:p>
          </table:table-cell>
          <table:table-cell table:style-name="ce64" office:value-type="string">
            <text:p>L1</text:p>
          </table:table-cell>
          <table:table-cell table:style-name="ce64" office:value-type="string">
            <text:p>Organization Descrip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scription of Organization</text:p>
            <text:p/>
          </table:table-cell>
          <table:table-cell table:style-name="ce64"/>
          <table:table-cell table:style-name="ce64" office:value-type="string">
            <text:p>1. Verify that descrip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37</text:p>
          </table:table-cell>
          <table:table-cell table:style-name="ce64" office:value-type="string">
            <text:p>L1</text:p>
          </table:table-cell>
          <table:table-cell table:style-name="ce64" office:value-type="string">
            <text:p>Organization Tags link</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tags link.</text:p>
            <text:p/>
          </table:table-cell>
          <table:table-cell table:style-name="ce64"/>
          <table:table-cell table:style-name="ce64" office:value-type="string">
            <text:p>1. Verify that when clicked on tags link the 'about tag'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38_OrganizationsTags</text:p>
          </table:table-cell>
          <table:table-cell table:style-name="ce64" office:value-type="string">
            <text:p>L1</text:p>
          </table:table-cell>
          <table:table-cell table:style-name="ce64" office:value-type="string">
            <text:p>Organization Tag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in tags text field</text:p>
            <text:p/>
          </table:table-cell>
          <table:table-cell table:style-name="ce64"/>
          <table:table-cell table:style-name="ce64" office:value-type="string">
            <text:p>1. Verify that tags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39_OrganizationCategories</text:p>
          </table:table-cell>
          <table:table-cell table:style-name="ce64" office:value-type="string">
            <text:p>L0</text:p>
          </table:table-cell>
          <table:table-cell table:style-name="ce64" office:value-type="string">
            <text:p>Organization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
          </table:table-cell>
          <table:table-cell table:style-name="ce64"/>
          <table:table-cell table:style-name="ce64" office:value-type="string">
            <text:p>1. Verify that categorie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0_RemoveOrganizationCategories</text:p>
          </table:table-cell>
          <table:table-cell table:style-name="ce64" office:value-type="string">
            <text:p>L1</text:p>
          </table:table-cell>
          <table:table-cell table:style-name="ce64" office:value-type="string">
            <text:p>Organization <text:s/>Remove Categor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details of categories.</text:p>
            <text:p>7.Click on delete image to delete the categories</text:p>
            <text:p/>
          </table:table-cell>
          <table:table-cell table:style-name="ce64"/>
          <table:table-cell table:style-name="ce64" office:value-type="string">
            <text:p>1. Verify that categories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41_OrganizationAttachmentOption</text:p>
          </table:table-cell>
          <table:table-cell table:style-name="ce64" office:value-type="string">
            <text:p>L1</text:p>
          </table:table-cell>
          <table:table-cell table:style-name="ce64" office:value-type="string">
            <text:p>Organization Attach</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
          </table:table-cell>
          <table:table-cell table:style-name="ce64"/>
          <table:table-cell table:style-name="ce64" office:value-type="string">
            <text:p>1. Verify that attach contains list of options</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2_OrganizationAttachmentAsPicture</text:p>
          </table:table-cell>
          <table:table-cell table:style-name="ce64" office:value-type="string">
            <text:p>L1</text:p>
          </table:table-cell>
          <table:table-cell table:style-name="ce64" office:value-type="string">
            <text:p>Organization Attach&lt;Pictures&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icture option.</text:p>
            <text:p/>
          </table:table-cell>
          <table:table-cell table:style-name="ce64"/>
          <table:table-cell table:style-name="ce64" office:value-type="string">
            <text:p>1. Verify that pictur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3_OrganizationAttachmentAsReference</text:p>
          </table:table-cell>
          <table:table-cell table:style-name="ce64" office:value-type="string">
            <text:p>L1</text:p>
          </table:table-cell>
          <table:table-cell table:style-name="ce64" office:value-type="string">
            <text:p>Organization <text:s/>Attach&lt;Reference&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reference option.</text:p>
            <text:p/>
          </table:table-cell>
          <table:table-cell table:style-name="ce64"/>
          <table:table-cell table:style-name="ce64" office:value-type="string">
            <text:p>1. Verify that reference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4_OrganizationAttachmentAsPolicy</text:p>
          </table:table-cell>
          <table:table-cell table:style-name="ce64" office:value-type="string">
            <text:p>L1</text:p>
          </table:table-cell>
          <table:table-cell table:style-name="ce64" office:value-type="string">
            <text:p>Organization Attach&lt;Policy&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attach drop down.</text:p>
            <text:p>7.Select policy option.</text:p>
            <text:p/>
          </table:table-cell>
          <table:table-cell table:style-name="ce64"/>
          <table:table-cell table:style-name="ce64" office:value-type="string">
            <text:p>1. Verify that policy option can be selec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45</text:p>
          </table:table-cell>
          <table:table-cell table:style-name="ce64" office:value-type="string">
            <text:p>L1</text:p>
          </table:table-cell>
          <table:table-cell table:style-name="ce64" office:value-type="string">
            <text:p>Organization Attach-nam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the name in named text field</text:p>
            <text:p/>
          </table:table-cell>
          <table:table-cell table:style-name="ce64"/>
          <table:table-cell table:style-name="ce64" office:value-type="string">
            <text:p>1. Verify that name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46</text:p>
          </table:table-cell>
          <table:table-cell table:style-name="ce64" office:value-type="string">
            <text:p>L1</text:p>
          </table:table-cell>
          <table:table-cell table:style-name="ce64" office:value-type="string">
            <text:p>Organization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
          </table:table-cell>
          <table:table-cell table:style-name="ce64"/>
          <table:table-cell table:style-name="ce64" office:value-type="string">
            <text:p>1. Verify that file radio button can be check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7</text:p>
          </table:table-cell>
          <table:table-cell table:style-name="ce64" office:value-type="string">
            <text:p>L1</text:p>
          </table:table-cell>
          <table:table-cell table:style-name="ce64" office:value-type="string">
            <text:p>Organization Choose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
          </table:table-cell>
          <table:table-cell table:style-name="ce64"/>
          <table:table-cell table:style-name="ce64" office:value-type="string">
            <text:p>1. Verify that file can be selec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8_AttachFileToOrganization</text:p>
          </table:table-cell>
          <table:table-cell table:style-name="ce64" office:value-type="string">
            <text:p>L1</text:p>
          </table:table-cell>
          <table:table-cell table:style-name="ce64" office:value-type="string">
            <text:p>Organization Attach fi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radio button.</text:p>
            <text:p>7.Click on Choose file button and select file.</text:p>
            <text:p>8.Click on attach button</text:p>
          </table:table-cell>
          <table:table-cell table:style-name="ce64"/>
          <table:table-cell table:style-name="ce64" office:value-type="string">
            <text:p>1. Verify that when clicked on attach button the file can be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49_AttachOrganizationURL</text:p>
          </table:table-cell>
          <table:table-cell table:style-name="ce64" office:value-type="string">
            <text:p>L1</text:p>
          </table:table-cell>
          <table:table-cell table:style-name="ce64" office:value-type="string">
            <text:p>Organization URL</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URL radio button.</text:p>
            <text:p>7.Enter the details in text field and press enter</text:p>
            <text:p/>
          </table:table-cell>
          <table:table-cell table:style-name="ce64"/>
          <table:table-cell table:style-name="ce64" office:value-type="string">
            <text:p>1. Verify that URL radio button can be checked.</text:p>
            <text:p>2. Verify that text appears when clicked on URL</text:p>
            <text:p>3. Verify that URL gets attach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0</text:p>
          </table:table-cell>
          <table:table-cell table:style-name="ce64" office:value-type="string">
            <text:p>L1</text:p>
          </table:table-cell>
          <table:table-cell table:style-name="ce64" office:value-type="string">
            <text:p>Organization Copy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copy image to copy the attachment.</text:p>
          </table:table-cell>
          <table:table-cell table:style-name="ce64"/>
          <table:table-cell table:style-name="ce64" office:value-type="string">
            <text:p>1. Verify that image can be copi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51_DeleteOrganizationAttachment</text:p>
          </table:table-cell>
          <table:table-cell table:style-name="ce64" office:value-type="string">
            <text:p>L1</text:p>
          </table:table-cell>
          <table:table-cell table:style-name="ce64" office:value-type="string">
            <text:p>Organization Delete Attach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file or URL radio button.</text:p>
            <text:p>7.Click on Choose file button and select file.</text:p>
            <text:p>8.Click on attach button.</text:p>
            <text:p>9.Click on delete image to delete the attachment.</text:p>
          </table:table-cell>
          <table:table-cell table:style-name="ce64"/>
          <table:table-cell table:style-name="ce64" office:value-type="string">
            <text:p>1. Verify that attachment can be delet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2</text:p>
          </table:table-cell>
          <table:table-cell table:style-name="ce64" office:value-type="string">
            <text:p>L1</text:p>
          </table:table-cell>
          <table:table-cell table:style-name="ce71" office:value-type="string">
            <text:p>Organization Mission</text:p>
          </table:table-cell>
          <table:table-cell table:style-name="ce71"/>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mission text field.</text:p>
          </table:table-cell>
          <table:table-cell table:style-name="ce71"/>
          <table:table-cell table:style-name="ce71" office:value-type="string">
            <text:p>1. Verify that mission details can be entered</text:p>
          </table:table-cell>
          <table:table-cell table:style-name="ce71"/>
          <table:table-cell table:style-name="ce71" office:value-type="string">
            <text:p>PASS</text:p>
          </table:table-cell>
          <table:table-cell table:style-name="ce64" office:value-type="string">
            <text:p>NO</text:p>
          </table:table-cell>
          <table:table-cell table:style-name="ce71"/>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3</text:p>
          </table:table-cell>
          <table:table-cell table:style-name="ce64" office:value-type="string">
            <text:p>L1</text:p>
          </table:table-cell>
          <table:table-cell table:style-name="ce64" office:value-type="string">
            <text:p>Organization Par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parent text field.</text:p>
          </table:table-cell>
          <table:table-cell table:style-name="ce64"/>
          <table:table-cell table:style-name="ce71" office:value-type="string">
            <text:p>1. Verify that parent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4</text:p>
          </table:table-cell>
          <table:table-cell table:style-name="ce64" office:value-type="string">
            <text:p>L1</text:p>
          </table:table-cell>
          <table:table-cell table:style-name="ce64" office:value-type="string">
            <text:p>Organization Loca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Enter details in Location text field.</text:p>
          </table:table-cell>
          <table:table-cell table:style-name="ce64"/>
          <table:table-cell table:style-name="ce71" office:value-type="string">
            <text:p>1. Verify that location details can be ente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5</text:p>
          </table:table-cell>
          <table:table-cell table:style-name="ce64" office:value-type="string">
            <text:p>L1</text:p>
          </table:table-cell>
          <table:table-cell table:style-name="ce64" office:value-type="string">
            <text:p>Contact info</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able:table-cell>
          <table:table-cell table:style-name="ce64"/>
          <table:table-cell table:style-name="ce64" office:value-type="string">
            <text:p>1. Verify that the list of contact info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6</text:p>
          </table:table-cell>
          <table:table-cell table:style-name="ce64" office:value-type="string">
            <text:p>L1</text:p>
          </table:table-cell>
          <table:table-cell table:style-name="ce64" office:value-type="string">
            <text:p>Contact info-detail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ontact info drop down list.</text:p>
            <text:p>7.Select an contact type and enter the details.</text:p>
            <text:p>8.Unchecked the contact added</text:p>
          </table:table-cell>
          <table:table-cell table:style-name="ce64"/>
          <table:table-cell table:style-name="ce64" office:value-type="string">
            <text:p>1. Verify that contact can be added and details can be entered.</text:p>
            <text:p>1. Verify that the contact can be remov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57</text:p>
          </table:table-cell>
          <table:table-cell table:style-name="ce64" office:value-type="string">
            <text:p>L1</text:p>
          </table:table-cell>
          <table:table-cell table:style-name="ce64" office:value-type="string">
            <text:p>Constraints-No sharing commitment with other organizations without an agreem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sharing commitment with other organizations without an agreement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58</text:p>
          </table:table-cell>
          <table:table-cell table:style-name="ce64" office:value-type="string">
            <text:p>L1</text:p>
          </table:table-cell>
          <table:table-cell table:style-name="ce64" office:value-type="string">
            <text:p>Constraints-No roles without agent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eck box of Constraints- No roles without agents and checked it</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59</text:p>
          </table:table-cell>
          <table:table-cell table:style-name="ce64" office:value-type="string">
            <text:p>L1</text:p>
          </table:table-cell>
          <table:table-cell table:style-name="ce64" office:value-type="string">
            <text:p>Jobs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able:table-cell>
          <table:table-cell table:style-name="ce64"/>
          <table:table-cell table:style-name="ce64" office:value-type="string">
            <text:p>1 .Verify that when clicked on jobs tab the jobs can be display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0_CreateJobAgent</text:p>
          </table:table-cell>
          <table:table-cell table:style-name="ce64" office:value-type="string">
            <text:p>L1</text:p>
          </table:table-cell>
          <table:table-cell table:style-name="ce64" office:value-type="string">
            <text:p>Jobs-Agen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agent text field</text:p>
          </table:table-cell>
          <table:table-cell table:style-name="ce64"/>
          <table:table-cell table:style-name="ce64" office:value-type="string">
            <text:p>1. Verify that agent details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1_CreateJobsTitle</text:p>
          </table:table-cell>
          <table:table-cell table:style-name="ce64" office:value-type="string">
            <text:p>L1</text:p>
          </table:table-cell>
          <table:table-cell table:style-name="ce64" office:value-type="string">
            <text:p>Jobs-Title</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Title text field</text:p>
          </table:table-cell>
          <table:table-cell table:style-name="ce64"/>
          <table:table-cell table:style-name="ce64" office:value-type="string">
            <text:p>1. Verify that title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2_CreateJobsRole</text:p>
          </table:table-cell>
          <table:table-cell table:style-name="ce64" office:value-type="string">
            <text:p>L1</text:p>
          </table:table-cell>
          <table:table-cell table:style-name="ce64" office:value-type="string">
            <text:p>Jobs-Rol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able:table-cell>
          <table:table-cell table:style-name="ce64"/>
          <table:table-cell table:style-name="ce64" office:value-type="string">
            <text:p>1. Verify that role can be entered.</text:p>
            <text:p>2. Verify that when clicked on role the check box should appear.</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3_JobsCreated</text:p>
          </table:table-cell>
          <table:table-cell table:style-name="ce64" office:value-type="string">
            <text:p>L1</text:p>
          </table:table-cell>
          <table:table-cell table:style-name="ce64" office:value-type="string">
            <text:p>Jobs created</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Role text field</text:p>
            <text:p>8.Click on check box and check it</text:p>
          </table:table-cell>
          <table:table-cell table:style-name="ce64"/>
          <table:table-cell table:style-name="ce64" office:value-type="string">
            <text:p>1. Verify that job can be add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4_CreateJurisdiction</text:p>
          </table:table-cell>
          <table:table-cell table:style-name="ce64" office:value-type="string">
            <text:p>L1</text:p>
          </table:table-cell>
          <table:table-cell table:style-name="ce64" office:value-type="string">
            <text:p>Jobs-Jurisdiction</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Jurisdiction text field</text:p>
          </table:table-cell>
          <table:table-cell table:style-name="ce64"/>
          <table:table-cell table:style-name="ce64" office:value-type="string">
            <text:p>1. Verify that Jurisdiction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64" office:value-type="string">
            <text:p>TE165_CreateJobsSupervisor</text:p>
          </table:table-cell>
          <table:table-cell table:style-name="ce64" office:value-type="string">
            <text:p>L1</text:p>
          </table:table-cell>
          <table:table-cell table:style-name="ce64" office:value-type="string">
            <text:p>Jobs-Supervisor</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details in Supervisor text field</text:p>
          </table:table-cell>
          <table:table-cell table:style-name="ce64"/>
          <table:table-cell table:style-name="ce64" office:value-type="string">
            <text:p>1. Verify that Supervisor can be entered.</text:p>
          </table:table-cell>
          <table:table-cell table:style-name="ce64"/>
          <table:table-cell table:style-name="ce64" office:value-type="string">
            <text:p>PASS</text:p>
          </table:table-cell>
          <table:table-cell table:style-name="ce64" office:value-type="string">
            <text:p>YES</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64" office:value-type="string">
            <text:p>TE166</text:p>
          </table:table-cell>
          <table:table-cell table:style-name="ce64" office:value-type="string">
            <text:p>L1</text:p>
          </table:table-cell>
          <table:table-cell table:style-name="ce64" office:value-type="string">
            <text:p>Transfer job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able:table-cell>
          <table:table-cell table:style-name="ce64"/>
          <table:table-cell table:style-name="ce64" office:value-type="string">
            <text:p>1. Verify that when checked transfer jobs drop down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3">
          <table:table-cell table:style-name="ce64" office:value-type="string">
            <text:p>TE167</text:p>
          </table:table-cell>
          <table:table-cell table:style-name="ce64" office:value-type="string">
            <text:p>L1</text:p>
          </table:table-cell>
          <table:table-cell table:style-name="ce64" office:value-type="string">
            <text:p>Transfer jobs&lt;Select org&gt;</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able:table-cell>
          <table:table-cell table:style-name="ce64"/>
          <table:table-cell table:style-name="ce64" office:value-type="string">
            <text:p>1. Verify that organization can be selected.</text:p>
            <text:p>2. Verify that job can be transferr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1">
          <table:table-cell table:style-name="ce64" office:value-type="string">
            <text:p>TE168</text:p>
          </table:table-cell>
          <table:table-cell table:style-name="ce64" office:value-type="string">
            <text:p>L1</text:p>
          </table:table-cell>
          <table:table-cell table:style-name="ce64" office:value-type="string">
            <text:p>Transfer jobs- Take copies</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jobs tab.</text:p>
            <text:p>7. Enter all details of jobs fields.</text:p>
            <text:p>8.Click on transfer jobs check box.</text:p>
            <text:p>9.Select and organization from drop down list.</text:p>
            <text:p>10.Click on Take copies check box</text:p>
          </table:table-cell>
          <table:table-cell table:style-name="ce64" table:number-columns-repeated="3"/>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69</text:p>
          </table:table-cell>
          <table:table-cell table:style-name="ce64" office:value-type="string">
            <text:p>L1</text:p>
          </table:table-cell>
          <table:table-cell table:style-name="ce64" office:value-type="string">
            <text:p>Chart tab</text:p>
          </table:table-cell>
          <table:table-cell table:style-name="ce64"/>
          <table:table-cell table:style-name="ce64" office:value-type="string">
            <text:p>1.Login to the Channels.</text:p>
            <text:p>2.Click on 'Info sharing plan' link.</text:p>
            <text:p>3. Click on 'Organization in scope' under 'Scoping' pop up menu</text:p>
            <text:p>4.Enter organization name in Other organization that should be assigned tasks.</text:p>
            <text:p>5.Double click on the Organization.</text:p>
            <text:p>6.Click on chart tab.</text:p>
          </table:table-cell>
          <table:table-cell table:style-name="ce64"/>
          <table:table-cell table:style-name="ce64" office:value-type="string">
            <text:p>1. Verify that when clicked on chart tab char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9">
          <table:table-cell table:style-name="ce64" office:value-type="string">
            <text:p>TE170</text:p>
          </table:table-cell>
          <table:table-cell table:style-name="ce64" office:value-type="string">
            <text:p>L1</text:p>
          </table:table-cell>
          <table:table-cell table:style-name="ce64" office:value-type="string">
            <text:p>Agreement</text:p>
          </table:table-cell>
          <table:table-cell table:style-name="ce64"/>
          <table:table-cell table:style-name="ce64" office:value-type="string">
            <text:p>1.Login to the Channels.</text:p>
            <text:p>2.Click on 'Info sharing plan' link.</text:p>
            <text:p>3. Click on 'Organization in scope' under 'Scoping' pop up menu</text:p>
            <text:p>5.Enter organization name in Other organization that should be assigned tasks.</text:p>
            <text:p>6.Double click on the Organization.</text:p>
            <text:p>7.Click on Agreement tab.</text:p>
          </table:table-cell>
          <table:table-cell table:style-name="ce64"/>
          <table:table-cell table:style-name="ce64" office:value-type="string">
            <text:p>1. Verify that when clicked on agreement tab agreement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64" office:value-type="string">
            <text:p>TE171</text:p>
          </table:table-cell>
          <table:table-cell table:style-name="ce64" office:value-type="string">
            <text:p>L1</text:p>
          </table:table-cell>
          <table:table-cell table:style-name="ce64" office:value-type="string">
            <text:p>Organization-Network</text:p>
          </table:table-cell>
          <table:table-cell table:style-name="ce64"/>
          <table:table-cell table:style-name="ce64" office:value-type="string">
            <text:p>1.Login to the Channels.</text:p>
            <text:p>2.Click on 'Info sharing plan' link.</text:p>
            <text:p>3. Click on 'Organization in scope' under 'Scoping' pop up menu</text:p>
            <text:p>4.Click on network under show pop up menu.</text:p>
          </table:table-cell>
          <table:table-cell table:style-name="ce64"/>
          <table:table-cell table:style-name="ce64" office:value-type="string">
            <text:p>1. Verify that network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5">
          <table:table-cell table:style-name="ce142" office:value-type="string">
            <text:p>TE172</text:p>
          </table:table-cell>
          <table:table-cell table:style-name="ce142" office:value-type="string">
            <text:p>L0</text:p>
          </table:table-cell>
          <table:table-cell table:style-name="ce142" office:value-type="string">
            <text:p>Show Organization-Map Details</text:p>
          </table:table-cell>
          <table:table-cell table:style-name="ce142"/>
          <table:table-cell table:style-name="ce142" office:value-type="string">
            <text:p>1.Login to the Channels.</text:p>
            <text:p>2.Click on 'Info sharing plan' link.</text:p>
            <text:p>3. Click on 'Organization in scope' under 'Scoping' pop up menu</text:p>
            <text:p>4.Click on map under show pop up menu.</text:p>
          </table:table-cell>
          <table:table-cell table:style-name="ce142"/>
          <table:table-cell table:style-name="ce142" office:value-type="string">
            <text:p>1. -Verify that map window opens</text:p>
          </table:table-cell>
          <table:table-cell table:style-name="ce142"/>
          <table:table-cell table:style-name="ce142" office:value-type="string">
            <text:p>FAIL</text:p>
          </table:table-cell>
          <table:table-cell table:style-name="ce142" office:value-type="string">
            <text:p>NO</text:p>
          </table:table-cell>
          <table:table-cell table:style-name="ce248" office:value-type="string">
            <text:p>#169</text:p>
          </table:table-cell>
          <table:table-cell table:style-name="ce255" table:number-columns-repeated="6"/>
          <table:table-cell table:style-name="ce245" table:number-columns-repeated="999"/>
          <table:table-cell table:number-columns-repeated="8"/>
        </table:table-row>
        <table:table-row table:style-name="ro15">
          <table:table-cell table:style-name="ce64" office:value-type="string">
            <text:p>TE173</text:p>
          </table:table-cell>
          <table:table-cell table:style-name="ce64" office:value-type="string">
            <text:p>L1</text:p>
          </table:table-cell>
          <table:table-cell table:style-name="ce64" office:value-type="string">
            <text:p>Organization-Issues</text:p>
          </table:table-cell>
          <table:table-cell table:style-name="ce64"/>
          <table:table-cell table:style-name="ce64" office:value-type="string">
            <text:p>1.Login to the Channels.</text:p>
            <text:p>2.Click on 'Info sharing plan' link.</text:p>
            <text:p>3. Click on 'Organization in scope' under 'Scoping' pop up menu</text:p>
            <text:p>5.Click on issues under show pop up menu.</text:p>
          </table:table-cell>
          <table:table-cell table:style-name="ce64"/>
          <table:table-cell table:style-name="ce64" office:value-type="string">
            <text:p>1 .Verify that issues window open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19">
          <table:table-cell table:style-name="ce243" office:value-type="string">
            <text:p>TE174</text:p>
          </table:table-cell>
          <table:table-cell table:style-name="ce243"/>
          <table:table-cell table:style-name="ce243" office:value-type="string">
            <text:p>Network entity</text:p>
          </table:table-cell>
          <table:table-cell table:style-name="ce243" table:number-columns-repeated="3"/>
          <table:table-cell table:style-name="ce243" office:value-type="string">
            <text:p>· Verify that Network entity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119">
          <table:table-cell table:style-name="ce243" office:value-type="string">
            <text:p>TE175</text:p>
          </table:table-cell>
          <table:table-cell table:style-name="ce243"/>
          <table:table-cell table:style-name="ce243" office:value-type="string">
            <text:p>Issue View</text:p>
          </table:table-cell>
          <table:table-cell table:style-name="ce243" table:number-columns-repeated="3"/>
          <table:table-cell table:style-name="ce243" office:value-type="string">
            <text:p>· Verify that Issue view can be created</text:p>
          </table:table-cell>
          <table:table-cell table:style-name="ce243"/>
          <table:table-cell table:style-name="ce243" office:value-type="string">
            <text:p>FAIL</text:p>
          </table:table-cell>
          <table:table-cell table:style-name="ce243" office:value-type="string">
            <text:p>NO</text:p>
          </table:table-cell>
          <table:table-cell table:style-name="ce243"/>
          <table:table-cell table:style-name="ce259" table:number-columns-repeated="6"/>
          <table:table-cell table:style-name="ce263" table:number-columns-repeated="999"/>
          <table:table-cell table:number-columns-repeated="8"/>
        </table:table-row>
        <table:table-row table:style-name="ro70">
          <table:table-cell table:style-name="ce244" office:value-type="string">
            <text:p>TE176</text:p>
          </table:table-cell>
          <table:table-cell table:style-name="ce64" office:value-type="string">
            <text:p>L0</text:p>
          </table:table-cell>
          <table:table-cell table:style-name="ce249" office:value-type="string">
            <text:p>Mode of transmission: </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
          </table:table-cell>
          <table:table-cell table:style-name="ce64"/>
          <table:table-cell table:style-name="ce71" office:value-type="string">
            <text:p>1. Verify that Medium's Mode of transmission: <text:s/>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244" office:value-type="string">
            <text:p>TE177</text:p>
          </table:table-cell>
          <table:table-cell table:style-name="ce64" office:value-type="string">
            <text:p>L0</text:p>
          </table:table-cell>
          <table:table-cell table:style-name="ce64" office:value-type="string">
            <text:p>Reset Mode of Transmission</text:p>
          </table:table-cell>
          <table:table-cell table:style-name="ce64"/>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Mode of transmission: <text:s text:c="2"/>of medium</text:p>
            <text:p>7. Press enter key</text:p>
            <text:p>8. Click on reset link</text:p>
          </table:table-cell>
          <table:table-cell table:style-name="ce64"/>
          <table:table-cell table:style-name="ce71" office:value-type="string">
            <text:p>1. Verify that Medium's Mode of transmission: <text:s/>gets reset</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244" office:value-type="string">
            <text:p>TE178</text:p>
          </table:table-cell>
          <table:table-cell table:style-name="ce64" office:value-type="string">
            <text:p>L0</text:p>
          </table:table-cell>
          <table:table-cell table:style-name="ce71" office:value-type="string">
            <text:p>Selec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
          </table:table-cell>
          <table:table-cell table:style-name="ce71"/>
          <table:table-cell table:style-name="ce71" office:value-type="string">
            <text:p>1. Verify that Medium's Delegates transmission gets selec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79</text:p>
          </table:table-cell>
          <table:table-cell table:style-name="ce64" office:value-type="string">
            <text:p>L0</text:p>
          </table:table-cell>
          <table:table-cell table:style-name="ce71" office:value-type="string">
            <text:p>reset Delegates transmission to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select Delegates transmission <text:s/>of medium</text:p>
            <text:p>7. Press enter key</text:p>
            <text:p>8.Click on Delete button.</text:p>
            <text:p/>
          </table:table-cell>
          <table:table-cell table:style-name="ce71"/>
          <table:table-cell table:style-name="ce71" office:value-type="string">
            <text:p>1. Verify that Medium's Delegates transmission gets delete</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70">
          <table:table-cell table:style-name="ce244" office:value-type="string">
            <text:p>TE180</text:p>
          </table:table-cell>
          <table:table-cell table:style-name="ce64" office:value-type="string">
            <text:p>L0</text:p>
          </table:table-cell>
          <table:table-cell table:style-name="ce71" office:value-type="string">
            <text:p>Update Required Qualification of new medium</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Required Qualification of medium</text:p>
            <text:p>7. Press enter key</text:p>
            <text:p/>
          </table:table-cell>
          <table:table-cell table:style-name="ce71"/>
          <table:table-cell table:style-name="ce71" office:value-type="string">
            <text:p>1. Verify that Medium's Required Qualification gets upda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4" office:value-type="string">
            <text:p>TE181</text:p>
          </table:table-cell>
          <table:table-cell table:style-name="ce64" office:value-type="string">
            <text:p>L0</text:p>
          </table:table-cell>
          <table:table-cell table:style-name="ce71" office:value-type="string">
            <text:p>Delete Required Qualification of new medium</text:p>
          </table:table-cell>
          <table:table-cell table:style-name="ce71"/>
          <table:table-cell table:style-name="ce71" office:value-type="string">
            <text:p>1. Login to channels with valid credentials</text:p>
            <text:p>2.Click on 'Info sharing plan' link.</text:p>
            <text:p>3. Click on 'Organization in scope' under 'Scoping' pop up menu</text:p>
            <text:p>4. Edit agent details</text:p>
            <text:p>5. Edit medium details</text:p>
            <text:p>6. Enter the Required Qualification of medium</text:p>
            <text:p>7. Press enter key</text:p>
            <text:p>8. Click on delete button</text:p>
            <text:p/>
          </table:table-cell>
          <table:table-cell table:style-name="ce71"/>
          <table:table-cell table:style-name="ce71" office:value-type="string">
            <text:p>1. Verify that Medium's Required Qualification gets delet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51">
          <table:table-cell table:style-name="ce244" office:value-type="string">
            <text:p>TE182</text:p>
          </table:table-cell>
          <table:table-cell table:style-name="ce64" office:value-type="string">
            <text:p>L0</text:p>
          </table:table-cell>
          <table:table-cell table:style-name="ce71" office:value-type="string">
            <text:p>Enter Language of Agent</text:p>
          </table:table-cell>
          <table:table-cell table:style-name="ce71"/>
          <table:table-cell table:style-name="ce71" office:value-type="string">
            <text:p>1. Login to channels with valid credentials</text:p>
            <text:p>2. Click on “About plan” option under “Show”</text:p>
            <text:p>pop up menu</text:p>
            <text:p>3. Click on “All Organizations” option under “Show”</text:p>
            <text:p>pop up menu</text:p>
            <text:p>4. Edit agent details</text:p>
            <text:p>5. Edit medium details</text:p>
            <text:p>6. Enter the Language of medium</text:p>
            <text:p>7. Press enter key</text:p>
            <text:p/>
            <text:p/>
          </table:table-cell>
          <table:table-cell table:style-name="ce71"/>
          <table:table-cell table:style-name="ce71" office:value-type="string">
            <text:p>1. Verify that Language can be added</text:p>
            <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style-name="ce66" table:number-columns-repeated="4"/>
          <table:table-cell table:number-columns-repeated="4"/>
        </table:table-row>
        <table:table-row table:style-name="ro14">
          <table:table-cell table:style-name="ce244" office:value-type="string">
            <text:p>TE183</text:p>
          </table:table-cell>
          <table:table-cell table:style-name="ce64" office:value-type="string">
            <text:p>L0</text:p>
          </table:table-cell>
          <table:table-cell table:style-name="ce71" office:value-type="string">
            <text:p>Delete Language of Agent</text:p>
          </table:table-cell>
          <table:table-cell table:style-name="ce71"/>
          <table:table-cell table:style-name="ce71" office:value-type="string">
            <text:p>1. Login to channels with valid credentials</text:p>
            <text:p>2. Click on 'Info sharing plan' link.</text:p>
            <text:p>3. Click on 'Organization in scope' under 'Scoping' pop up menu</text:p>
            <text:p>4. Edit agent details</text:p>
            <text:p>5. Edit medium details</text:p>
            <text:p>6. Enter the Language of medium</text:p>
            <text:p>7. Press enter key</text:p>
            <text:p>8. Click on delete button</text:p>
            <text:p/>
          </table:table-cell>
          <table:table-cell table:style-name="ce71"/>
          <table:table-cell table:style-name="ce71" office:value-type="string">
            <text:p>1. Verify that Language can be deleted</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245" office:value-type="string">
            <text:p>TE184</text:p>
          </table:table-cell>
          <table:table-cell table:style-name="ce245" office:value-type="string">
            <text:p>L2</text:p>
          </table:table-cell>
          <table:table-cell table:style-name="ce250" office:value-type="string">
            <text:p>Create Organization with more than 100 Characters.</text:p>
          </table:table-cell>
          <table:table-cell table:style-name="ce245"/>
          <table:table-cell table:style-name="ce250" office:value-type="string">
            <text:p>1. Login to Channels.</text:p>
            <text:p>2. Click on 'Info sharing plan' link.</text:p>
            <text:p><text:span text:style-name="T4">3. Click on </text:span><text:span text:style-name="T4">'Organization in scope' </text:span><text:span text:style-name="T4">under 'Scoping' pop up </text:span><text:span text:style-name="T4">menu</text:span></text:p>
            <text:p>4. Add New Organization with more than 100 characters.</text:p>
            <text:p>5. See Details of Added Organization.</text:p>
            <text:p>6. Click on 'Network' Option under 'Show' Pop up menu. </text:p>
            <text:p/>
          </table:table-cell>
          <table:table-cell table:style-name="ce245"/>
          <table:table-cell table:style-name="ce250" office:value-type="string">
            <text:p>1. Verify that UI of Organization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6</text:p>
          </table:table-cell>
          <table:table-cell table:style-name="ce245" table:number-columns-repeated="1005"/>
          <table:table-cell table:number-columns-repeated="8"/>
        </table:table-row>
        <table:table-row table:style-name="ro53">
          <table:table-cell table:style-name="ce245" office:value-type="string">
            <text:p>TE185</text:p>
          </table:table-cell>
          <table:table-cell table:style-name="ce245" office:value-type="string">
            <text:p>L2</text:p>
          </table:table-cell>
          <table:table-cell table:style-name="ce250" office:value-type="string">
            <text:p>Create Organization Category with more than 100 Characters.</text:p>
          </table:table-cell>
          <table:table-cell table:style-name="ce251"/>
          <table:table-cell table:style-name="ce250" office:value-type="string">
            <text:p>1. Login to Channels.</text:p>
            <text:p>2. Click on 'Info sharing plan' link.</text:p>
            <text:p><text:span text:style-name="T4">3. Click on </text:span><text:span text:style-name="T4">'Organization in scope' </text:span><text:span text:style-name="T4">under 'Scoping' pop up </text:span><text:span text:style-name="T4">menu</text:span></text:p>
            <text:p>4. Add New Organization &amp; Click on added Organization.</text:p>
            <text:p>5. Create Organization Category with more than 100 Characters.</text:p>
            <text:p>6. Click on the added Category.</text:p>
            <text:p>7. Click on 'Network' Option under 'Show' Pop up menu. </text:p>
          </table:table-cell>
          <table:table-cell table:style-name="ce245"/>
          <table:table-cell table:style-name="ce250" office:value-type="string">
            <text:p>1. Verify that UI of Organization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7</text:p>
          </table:table-cell>
          <table:table-cell table:style-name="ce245" table:number-columns-repeated="1005"/>
          <table:table-cell table:number-columns-repeated="8"/>
        </table:table-row>
        <table:table-row table:style-name="ro65">
          <table:table-cell table:style-name="ce245" office:value-type="string">
            <text:p>TE186</text:p>
          </table:table-cell>
          <table:table-cell table:style-name="ce245" office:value-type="string">
            <text:p>L2</text:p>
          </table:table-cell>
          <table:table-cell table:style-name="ce250" office:value-type="string">
            <text:p>Create Phas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with more than 100 Characters.</text:p>
            <text:p>5. Click on the added Phase.</text:p>
          </table:table-cell>
          <table:table-cell table:style-name="ce245"/>
          <table:table-cell table:style-name="ce250" office:value-type="string">
            <text:p>1. Verify that UI of Phas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8</text:p>
          </table:table-cell>
          <table:table-cell table:style-name="ce245" table:number-columns-repeated="1005"/>
          <table:table-cell table:number-columns-repeated="8"/>
        </table:table-row>
        <table:table-row table:style-name="ro19">
          <table:table-cell table:style-name="ce245" office:value-type="string">
            <text:p>TE187</text:p>
          </table:table-cell>
          <table:table-cell table:style-name="ce245" office:value-type="string">
            <text:p>L2</text:p>
          </table:table-cell>
          <table:table-cell table:style-name="ce250" office:value-type="string">
            <text:p>Create Phase Category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245"/>
          <table:table-cell table:style-name="ce250" office:value-type="string">
            <text:p>1. Verify that UI of Phas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199</text:p>
          </table:table-cell>
          <table:table-cell table:style-name="ce245" table:number-columns-repeated="1005"/>
          <table:table-cell table:number-columns-repeated="8"/>
        </table:table-row>
        <table:table-row table:style-name="ro50">
          <table:table-cell table:style-name="ce245" office:value-type="string">
            <text:p>TE188</text:p>
          </table:table-cell>
          <table:table-cell table:style-name="ce245" office:value-type="string">
            <text:p>L2</text:p>
          </table:table-cell>
          <table:table-cell table:style-name="ce250" office:value-type="string">
            <text:p>Create Locale with more than 100 Characters.</text:p>
          </table:table-cell>
          <table:table-cell table:style-name="ce251"/>
          <table:table-cell table:style-name="ce250" office:value-type="string">
            <text:p>1. Login to Channels.</text:p>
            <text:p>2. Click on 'Info Sharing Plan' Link.</text:p>
            <text:p>3. Click on 'About plan' Option Under 'Show' Pop up menu.</text:p>
            <text:p>4. Add new Locale with more than 100 Characters.</text:p>
            <text:p>5. Click on the Locale link. </text:p>
            <text:p/>
          </table:table-cell>
          <table:table-cell table:style-name="ce245"/>
          <table:table-cell table:style-name="ce250" office:value-type="string">
            <text:p>1. Verify that UI of Locale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0</text:p>
          </table:table-cell>
          <table:table-cell table:style-name="ce245" table:number-columns-repeated="1005"/>
          <table:table-cell table:number-columns-repeated="8"/>
        </table:table-row>
        <table:table-row table:style-name="ro70">
          <table:table-cell table:style-name="ce246" office:value-type="string">
            <text:p>TE189</text:p>
          </table:table-cell>
          <table:table-cell table:style-name="ce245" office:value-type="string">
            <text:p>L2</text:p>
          </table:table-cell>
          <table:table-cell table:style-name="ce250" office:value-type="string">
            <text:p>Create Locale Category with more than 100 Characters.</text:p>
          </table:table-cell>
          <table:table-cell table:style-name="ce251"/>
          <table:table-cell table:style-name="ce250" office:value-type="string">
            <text:p>1. Login to Channels.</text:p>
            <text:p>2. Click on 'Infor Sharing Plan'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245"/>
          <table:table-cell table:style-name="ce250" office:value-type="string">
            <text:p>1. Verify that UI of Locale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1</text:p>
          </table:table-cell>
          <table:table-cell table:style-name="ce245" table:number-columns-repeated="1005"/>
          <table:table-cell table:number-columns-repeated="8"/>
        </table:table-row>
        <table:table-row table:style-name="ro50">
          <table:table-cell table:style-name="ce246" office:value-type="string">
            <text:p>TE190</text:p>
          </table:table-cell>
          <table:table-cell table:style-name="ce245" office:value-type="string">
            <text:p>L2</text:p>
          </table:table-cell>
          <table:table-cell table:style-name="ce250" office:value-type="string">
            <text:p>Create Event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with more that 100 Characters.</text:p>
            <text:p>5. Click on Newly created event </text:p>
            <text:p/>
          </table:table-cell>
          <table:table-cell table:style-name="ce245"/>
          <table:table-cell table:style-name="ce250" office:value-type="string">
            <text:p>1. Verify that UI of Ev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2</text:p>
          </table:table-cell>
          <table:table-cell table:style-name="ce245" table:number-columns-repeated="1005"/>
          <table:table-cell table:number-columns-repeated="8"/>
        </table:table-row>
        <table:table-row table:style-name="ro70">
          <table:table-cell table:style-name="ce246" office:value-type="string">
            <text:p>TE191</text:p>
          </table:table-cell>
          <table:table-cell table:style-name="ce245" office:value-type="string">
            <text:p>L2</text:p>
          </table:table-cell>
          <table:table-cell table:style-name="ce250" office:value-type="string">
            <text:p>Create Event Category with more than 100 Characters.</text:p>
          </table:table-cell>
          <table:table-cell table:style-name="ce251"/>
          <table:table-cell table:style-name="ce250" office:value-type="string">
            <text:p>1. Login to Channels.</text:p>
            <text:p>2. Click on 'Info Sharing Plan' Link.</text:p>
            <text:p>3. Click on 'Events in scope' Option under 'Scoping' Pop up menu.</text:p>
            <text:p>4. Create event &amp; Click on newly created event.</text:p>
            <text:p>5. Add event category with more than 100 Characters.</text:p>
            <text:p>6. Click on newly added event category. </text:p>
            <text:p/>
          </table:table-cell>
          <table:table-cell table:style-name="ce245"/>
          <table:table-cell table:style-name="ce250" office:value-type="string">
            <text:p>1. Verify that UI of Ev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3</text:p>
          </table:table-cell>
          <table:table-cell table:style-name="ce245" table:number-columns-repeated="1005"/>
          <table:table-cell table:number-columns-repeated="8"/>
        </table:table-row>
        <table:table-row table:style-name="ro70">
          <table:table-cell table:style-name="ce246" office:value-type="string">
            <text:p>TE192</text:p>
          </table:table-cell>
          <table:table-cell table:style-name="ce245" office:value-type="string">
            <text:p>L2</text:p>
          </table:table-cell>
          <table:table-cell table:style-name="ce250" office:value-type="string">
            <text:p>Create Agent with more than 100 Characters.</text:p>
          </table:table-cell>
          <table:table-cell table:style-name="ce251"/>
          <table:table-cell table:style-name="ce250" office:value-type="string">
            <text:p>1. Login to Channels.</text:p>
            <text:p>2. Click on 'Info Sharing Plan' Link.</text:p>
            <text:p>3.Click on 'Users As Agents' Option Under 'Participations' Pop up menu.</text:p>
            <text:p>5. Add new Agent.</text:p>
            <text:p>6. Click on Newly Created Agent </text:p>
            <text:p>7. Click on 'network' option under 'show' pop up menu of Agent. </text:p>
            <text:p/>
          </table:table-cell>
          <table:table-cell table:style-name="ce245"/>
          <table:table-cell table:style-name="ce250" office:value-type="string">
            <text:p>1. Verify that UI of Agent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4</text:p>
          </table:table-cell>
          <table:table-cell table:style-name="ce245" table:number-columns-repeated="1005"/>
          <table:table-cell table:number-columns-repeated="8"/>
        </table:table-row>
        <table:table-row table:style-name="ro70">
          <table:table-cell table:style-name="ce245" office:value-type="string">
            <text:p>TE193</text:p>
          </table:table-cell>
          <table:table-cell table:style-name="ce245" office:value-type="string">
            <text:p>L2</text:p>
          </table:table-cell>
          <table:table-cell table:style-name="ce250" office:value-type="string">
            <text:p>Create Agent Category with more than 100 Characters.</text:p>
          </table:table-cell>
          <table:table-cell table:style-name="ce251"/>
          <table:table-cell table:style-name="ce250" office:value-type="string">
            <text:p>1. Login to Channels.</text:p>
            <text:p>2.Click on 'Info Sharing Plan' Link.</text:p>
            <text:p>3.Click on 'Users As Agents' Option Under 'Participations' Pop up menu.</text:p>
            <text:p>4. Add new Agent &amp; Click on Newly Created Agent</text:p>
            <text:p>5. Add agent category with more than 100 Characters.</text:p>
            <text:p>6. Click on Newly created agent category.</text:p>
            <text:p/>
          </table:table-cell>
          <table:table-cell table:style-name="ce245"/>
          <table:table-cell table:style-name="ce250" office:value-type="string">
            <text:p>1. Verify that UI of Agent Category 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05</text:p>
          </table:table-cell>
          <table:table-cell table:style-name="ce245" table:number-columns-repeated="1005"/>
          <table:table-cell table:number-columns-repeated="8"/>
        </table:table-row>
        <table:table-row table:style-name="ro14">
          <table:table-cell table:style-name="ce245" office:value-type="string">
            <text:p>TE194</text:p>
          </table:table-cell>
          <table:table-cell table:style-name="ce245" office:value-type="string">
            <text:p>L2</text:p>
          </table:table-cell>
          <table:table-cell table:style-name="ce250" office:value-type="string">
            <text:p>Update Medium name with more than 100 Characters</text:p>
          </table:table-cell>
          <table:table-cell table:style-name="ce245"/>
          <table:table-cell table:style-name="ce250" office:value-type="string">
            <text:p>1. Login to Channels.</text:p>
            <text:p>2.Click on 'Info Sharing Plan' Link.</text:p>
            <text:p>3.Click on 'Users As Agents' Option Under 'Participations' Pop up menu.</text:p>
            <text:p>4. Add new agent &amp; Click on 'Contact' Link.</text:p>
            <text:p>5. Now add new medium &amp; click on newly added medium.</text:p>
            <text:p>6. Update the medium name with more than 100 Characters. </text:p>
            <text:p/>
          </table:table-cell>
          <table:table-cell table:style-name="ce245"/>
          <table:table-cell table:style-name="ce250" office:value-type="string">
            <text:p>1. Verify that UI of Transmission Medium <text:s/>Window Should not get disturbed</text:p>
          </table:table-cell>
          <table:table-cell table:style-name="ce245"/>
          <table:table-cell table:style-name="ce245" office:value-type="string">
            <text:p>FAIL</text:p>
          </table:table-cell>
          <table:table-cell table:style-name="ce245" office:value-type="string">
            <text:p>NO</text:p>
          </table:table-cell>
          <table:table-cell table:style-name="ce245" office:value-type="string">
            <text:p>#210</text:p>
          </table:table-cell>
          <table:table-cell table:style-name="ce245" table:number-columns-repeated="1005"/>
          <table:table-cell table:number-columns-repeated="8"/>
        </table:table-row>
        <table:table-row table:style-name="ro19">
          <table:table-cell table:style-name="ce64" office:value-type="string">
            <text:p>TE195</text:p>
          </table:table-cell>
          <table:table-cell table:style-name="ce64" office:value-type="string">
            <text:p>L1</text:p>
          </table:table-cell>
          <table:table-cell table:style-name="ce64" office:value-type="string">
            <text:p>Media Not Deployed Option</text:p>
          </table:table-cell>
          <table:table-cell table:style-name="ce64"/>
          <table:table-cell table:style-name="ce64"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text:s/>'Media Not Deployed' drop down list</text:p>
          </table:table-cell>
          <table:table-cell table:style-name="ce64"/>
          <table:table-cell table:style-name="ce64" office:value-type="string">
            <text:p>1. Verify that the list of Media appears</text:p>
          </table:table-cell>
          <table:table-cell table:style-name="ce64"/>
          <table:table-cell table:style-name="ce64" office:value-type="string">
            <text:p>PASS</text:p>
          </table:table-cell>
          <table:table-cell table:style-name="ce64" office:value-type="string">
            <text:p>NO</text:p>
          </table:table-cell>
          <table:table-cell table:style-name="ce64"/>
          <table:table-cell table:style-name="ce254" table:number-columns-repeated="6"/>
          <table:table-cell table:style-name="ce244" table:number-columns-repeated="999"/>
          <table:table-cell table:number-columns-repeated="8"/>
        </table:table-row>
        <table:table-row table:style-name="ro14">
          <table:table-cell table:style-name="ce166" office:value-type="string">
            <text:p>TE196</text:p>
          </table:table-cell>
          <table:table-cell table:style-name="ce166" office:value-type="string">
            <text:p>L1</text:p>
          </table:table-cell>
          <table:table-cell table:style-name="ce166" office:value-type="string">
            <text:p>Media Not Deployed Option Details</text:p>
          </table:table-cell>
          <table:table-cell table:style-name="ce166"/>
          <table:table-cell table:style-name="ce166"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
          </table:table-cell>
          <table:table-cell table:style-name="ce166"/>
          <table:table-cell table:style-name="ce166" office:value-type="string">
            <text:p>1. Verify that Media type can be selected</text:p>
          </table:table-cell>
          <table:table-cell table:style-name="ce166"/>
          <table:table-cell table:style-name="ce166" office:value-type="string">
            <text:p>PASS</text:p>
          </table:table-cell>
          <table:table-cell table:style-name="ce166" office:value-type="string">
            <text:p>NO</text:p>
          </table:table-cell>
          <table:table-cell table:style-name="ce166"/>
          <table:table-cell table:style-name="ce101" table:number-columns-repeated="1005"/>
          <table:table-cell table:number-columns-repeated="8"/>
        </table:table-row>
        <table:table-row table:style-name="ro14">
          <table:table-cell table:style-name="ce166" office:value-type="string">
            <text:p>TE197</text:p>
          </table:table-cell>
          <table:table-cell table:style-name="ce166" office:value-type="string">
            <text:p>L1</text:p>
          </table:table-cell>
          <table:table-cell table:style-name="ce166" office:value-type="string">
            <text:p>Delete Media Not Deployed Option</text:p>
          </table:table-cell>
          <table:table-cell table:style-name="ce166"/>
          <table:table-cell table:style-name="ce166" office:value-type="string">
            <text:p>1.Login to the Channels.</text:p>
            <text:p>2. Click on 'Info sharing plan' link.</text:p>
            <text:p>3. Click on 'Organization in scope' under 'Scoping' pop up menu</text:p>
            <text:p>4.Enter organization name in Other organization that should be assigned tasks.</text:p>
            <text:p>5.Double click on the Organization.</text:p>
            <text:p>6.Click on 'Media Not Deployed' drop down list.</text:p>
            <text:p>7.Select media <text:s/>type</text:p>
            <text:p>8. Delete the selected Media Type</text:p>
          </table:table-cell>
          <table:table-cell table:style-name="ce166"/>
          <table:table-cell table:style-name="ce166" office:value-type="string">
            <text:p>1. Verify that Media type can be deleted successfully</text:p>
          </table:table-cell>
          <table:table-cell table:style-name="ce166"/>
          <table:table-cell table:style-name="ce166" office:value-type="string">
            <text:p>PASS</text:p>
          </table:table-cell>
          <table:table-cell table:style-name="ce166" office:value-type="string">
            <text:p>NO</text:p>
          </table:table-cell>
          <table:table-cell table:style-name="ce166"/>
          <table:table-cell table:style-name="ce101" table:number-columns-repeated="1005"/>
          <table:table-cell table:number-columns-repeated="8"/>
        </table:table-row>
        <table:table-row table:style-name="ro53">
          <table:table-cell table:style-name="ce166" office:value-type="string">
            <text:p>TE198</text:p>
          </table:table-cell>
          <table:table-cell office:value-type="string">
            <text:p>L0</text:p>
          </table:table-cell>
          <table:table-cell office:value-type="string">
            <text:p>Agent Clearances</text:p>
          </table:table-cell>
          <table:table-cell/>
          <table:table-cell table:style-name="ce252" office:value-type="string">
            <text:p>1. Login to Channels with Valid Credentials.</text:p>
            <text:p>2. Click on 'Info sharing plan' link.</text:p>
            <text:p>3. Click on 'Classification Systems' option under 'Scoping' pop up menu.</text:p>
            <text:p>4. Add new Secrecy Classification.</text:p>
            <text:p>5. Click on 'participation' option under 'show' pop up menu.</text:p>
            <text:p>6. Create new Agent.</text:p>
            <text:p>7. Edit Agent Details.</text:p>
            <text:p>8. Select Classification from the List.</text:p>
            <text:p>9. Select Classification Level from the List </text:p>
          </table:table-cell>
          <table:table-cell/>
          <table:table-cell table:style-name="ce252" office:value-type="string">
            <text:p>1. Verify that Clearances gets added</text:p>
          </table:table-cell>
          <table:table-cell/>
          <table:table-cell office:value-type="string">
            <text:p>PASS</text:p>
          </table:table-cell>
          <table:table-cell office:value-type="string">
            <text:p>NO</text:p>
          </table:table-cell>
          <table:table-cell table:number-columns-repeated="1014"/>
        </table:table-row>
        <table:table-row table:style-name="ro50">
          <table:table-cell office:value-type="string">
            <text:p>TE199</text:p>
          </table:table-cell>
          <table:table-cell office:value-type="string">
            <text:p>L0</text:p>
          </table:table-cell>
          <table:table-cell office:value-type="string">
            <text:p>Create Role</text:p>
          </table:table-cell>
          <table:table-cell office:value-type="string">
            <text:p>Role</text:p>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valid role name</text:p>
          </table:table-cell>
          <table:table-cell/>
          <table:table-cell office:value-type="string">
            <text:p>1. Verify that Role gets created</text:p>
          </table:table-cell>
          <table:table-cell/>
          <table:table-cell office:value-type="string">
            <text:p>PASS</text:p>
          </table:table-cell>
          <table:table-cell office:value-type="string">
            <text:p>NO</text:p>
          </table:table-cell>
          <table:table-cell table:number-columns-repeated="1014"/>
        </table:table-row>
        <table:table-row table:style-name="ro50">
          <table:table-cell table:number-columns-repeated="2"/>
          <table:table-cell table:style-name="ce142" office:value-type="string">
            <text:p>Create Role with junk characters</text:p>
          </table:table-cell>
          <table:table-cell/>
          <table:table-cell office:value-type="string">
            <text:p>1. Login to the Channels.</text:p>
            <text:p>2. <text:s/>Click on 'Info sharing plan' link.</text:p>
            <text:p>3. Click on 'Organization in scope' under 'Scoping' pop up menu</text:p>
            <text:p>4. Create organization.</text:p>
            <text:p>5. Create Agent, Role, Title and click on check box.</text:p>
            <text:p>6. Click on Role link.</text:p>
            <text:p>6. Enter Invalid Role name.</text:p>
          </table:table-cell>
          <table:table-cell/>
          <table:table-cell office:value-type="string">
            <text:p>1.Verify that it gives error message</text:p>
          </table:table-cell>
          <table:table-cell table:number-columns-repeated="1017"/>
        </table:table-row>
        <table:table-row table:style-name="ro14">
          <table:table-cell table:number-columns-repeated="2"/>
          <table:table-cell table:style-name="ce64" office:value-type="string">
            <text:p>View Role</text:p>
          </table:table-cell>
          <table:table-cell/>
          <table:table-cell table:style-name="ce71" office:value-type="string">
            <text:p>1. Login to channels with valid credentials</text:p>
            <text:p>2. Click on 'Info sharing plan' link.</text:p>
            <text:p>3. Click on 'Organization in scope' under 'Scoping' pop up menu</text:p>
            <text:p>4. Create organization.</text:p>
            <text:p><text:span text:style-name="T15">5. Create Agent, Role, </text:span><text:span text:style-name="T15">Title and click on check </text:span><text:span text:style-name="T15">box.</text:span></text:p>
            <text:p><text:span text:style-name="T15">6. Click on Role link.</text:span></text:p>
            <text:p>6. Click on 'Index' under 'Searching' pop up menu.</text:p>
            <text:p>7. Select 'Roles' from drop down. <text:s text:c="21"/><text:s text:c="42"/><text:s text:c="17"/></text:p>
          </table:table-cell>
          <table:table-cell/>
          <table:table-cell table:style-name="ce64" office:value-type="string">
            <text:p>1. Verify that the role is created &amp; viewed.</text:p>
          </table:table-cell>
          <table:table-cell table:number-columns-repeated="1017"/>
        </table:table-row>
        <table:table-row table:style-name="ro19">
          <table:table-cell table:number-columns-repeated="2"/>
          <table:table-cell table:style-name="ce71" office:value-type="string">
            <text:p>Update Role nam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 link.</text:span></text:p>
            <text:p><text:span text:style-name="T4">6.Update role name.</text:span></text:p>
            <text:p><text:span text:style-name="T4">7. Press 'Enter'. <text:s text:c="4"/></text:span></text:p>
          </table:table-cell>
          <table:table-cell/>
          <table:table-cell table:style-name="ce64" office:value-type="string">
            <text:p>1. Verify that the role is created &amp; name is updated..</text:p>
          </table:table-cell>
          <table:table-cell table:number-columns-repeated="1017"/>
        </table:table-row>
        <table:table-row table:style-name="ro19">
          <table:table-cell table:number-columns-repeated="2"/>
          <table:table-cell table:style-name="ce71" office:value-type="string">
            <text:p>Update Role description</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 link.</text:span></text:p>
            <text:p><text:span text:style-name="T4">6.Update role </text:span><text:span text:style-name="T4">description..</text:span></text:p>
            <text:p><text:span text:style-name="T4">7. Press 'Enter'. <text:s text:c="4"/></text:span></text:p>
          </table:table-cell>
          <table:table-cell/>
          <table:table-cell table:style-name="ce64" office:value-type="string">
            <text:p>1. Verify that the role is created &amp; description is updated.</text:p>
          </table:table-cell>
          <table:table-cell table:number-columns-repeated="1017"/>
        </table:table-row>
        <table:table-row table:style-name="ro19">
          <table:table-cell table:number-columns-repeated="2"/>
          <table:table-cell table:style-name="ce71" office:value-type="string">
            <text:p>Update Role Tag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 link.</text:span></text:p>
            <text:p><text:span text:style-name="T4">7.Update role tags..</text:span></text:p>
            <text:p><text:span text:style-name="T4">8. Press 'Enter'. <text:s text:c="4"/></text:span></text:p>
          </table:table-cell>
          <table:table-cell/>
          <table:table-cell table:style-name="ce64" office:value-type="string">
            <text:p>1. Verify that the role is created &amp; tags <text:s/>is updated.</text:p>
          </table:table-cell>
          <table:table-cell table:number-columns-repeated="1017"/>
        </table:table-row>
        <table:table-row table:style-name="ro50">
          <table:table-cell table:number-columns-repeated="2"/>
          <table:table-cell table:style-name="ce71" office:value-type="string">
            <text:p>Add Role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Add Categorization</text:span><text:span text:style-name="T4">.</text:span></text:p>
            <text:p><text:span text:style-name="T4">7. Press 'Enter'. <text:s text:c="4"/></text:span></text:p>
          </table:table-cell>
          <table:table-cell/>
          <table:table-cell table:style-name="ce64" office:value-type="string">
            <text:p>1. Verify that the role is created &amp; Category <text:s/>is added.</text:p>
          </table:table-cell>
          <table:table-cell table:number-columns-repeated="1017"/>
        </table:table-row>
        <table:table-row table:style-name="ro50">
          <table:table-cell table:number-columns-repeated="2"/>
          <table:table-cell table:style-name="ce142" office:value-type="string">
            <text:p>Update Role's Category with junk character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Add Categorization </text:span><text:span text:style-name="T15">as invalid text</text:span><text:span text:style-name="T4">.</text:span></text:p>
            <text:p><text:span text:style-name="T4">7. Press 'Enter'. <text:s text:c="4"/></text:span></text:p>
          </table:table-cell>
          <table:table-cell/>
          <table:table-cell table:style-name="ce64" office:value-type="string">
            <text:p>1. Verify that it <text:s/>gives <text:s/>error message.</text:p>
          </table:table-cell>
          <table:table-cell table:number-columns-repeated="1017"/>
        </table:table-row>
        <table:table-row table:style-name="ro50">
          <table:table-cell table:number-columns-repeated="2"/>
          <table:table-cell table:style-name="ce64" office:value-type="string">
            <text:p>Update Role's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Update </text:span><text:span text:style-name="T15">Categorization</text:span><text:span text:style-name="T4">.</text:span></text:p>
            <text:p><text:span text:style-name="T4">7. Press 'Enter'. <text:s text:c="4"/></text:span></text:p>
          </table:table-cell>
          <table:table-cell/>
          <table:table-cell table:style-name="ce64" office:value-type="string">
            <text:p>1. Verify that the role is created &amp; Category <text:s/>is updated.</text:p>
          </table:table-cell>
          <table:table-cell table:number-columns-repeated="1017"/>
        </table:table-row>
        <table:table-row table:style-name="ro70">
          <table:table-cell table:number-columns-repeated="2"/>
          <table:table-cell table:style-name="ce71" office:value-type="string">
            <text:p>Remove Role's Category</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text:span><text:span text:style-name="T15">Add Categorization</text:span><text:span text:style-name="T4">.</text:span></text:p>
            <text:p><text:span text:style-name="T4">8. Press 'Enter'. </text:span></text:p>
            <text:p><text:span text:style-name="T15">9. Click on 'DELETE' </text:span><text:span text:style-name="T15">button.</text:span></text:p>
          </table:table-cell>
          <table:table-cell/>
          <table:table-cell table:style-name="ce64" office:value-type="string">
            <text:p>1. Verify that category is deleted.</text:p>
          </table:table-cell>
          <table:table-cell table:number-columns-repeated="1017"/>
        </table:table-row>
        <table:table-row table:style-name="ro70">
          <table:table-cell table:number-columns-repeated="2"/>
          <table:table-cell table:style-name="ce71" office:value-type="string">
            <text:p>Click on “View all types” Link of Ro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Add 'Categorization'. </text:span></text:p>
            <text:p><text:span text:style-name="T15">8. Press 'Enter'.</text:span></text:p>
            <text:p><text:span text:style-name="T15">9. Click on 'View all </text:span><text:span text:style-name="T15">types' button.</text:span></text:p>
          </table:table-cell>
          <table:table-cell/>
          <table:table-cell table:style-name="ce64" office:value-type="string">
            <text:p>1. Verify that window with title 'Taxonomies' <text:s/>is opened.</text:p>
          </table:table-cell>
          <table:table-cell table:number-columns-repeated="1017"/>
        </table:table-row>
        <table:table-row table:style-name="ro19">
          <table:table-cell table:number-columns-repeated="2"/>
          <table:table-cell table:style-name="ce71" office:value-type="string">
            <text:p>Role's Attachment as a fi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file.</text:span></text:p>
            <text:p><text:span text:style-name="T15">8. Click on 'Attach' </text:span><text:span text:style-name="T15">button.</text:span></text:p>
          </table:table-cell>
          <table:table-cell/>
          <table:table-cell table:style-name="ce64" office:value-type="string">
            <text:p>1. Verify that file is attached.</text:p>
          </table:table-cell>
          <table:table-cell table:number-columns-repeated="1017"/>
        </table:table-row>
        <table:table-row table:style-name="ro70">
          <table:table-cell table:number-columns-repeated="2"/>
          <table:table-cell table:style-name="ce71" office:value-type="string">
            <text:p>Delete Role's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file.</text:span></text:p>
            <text:p><text:span text:style-name="T15">8. Click on 'Attach' </text:span><text:span text:style-name="T15">button.</text:span></text:p>
            <text:p><text:span text:style-name="T4">9. Click on 'Delete' </text:span><text:span text:style-name="T4">button.</text:span></text:p>
          </table:table-cell>
          <table:table-cell/>
          <table:table-cell table:style-name="ce64" office:value-type="string">
            <text:p>1. Verify that file is detached.</text:p>
          </table:table-cell>
          <table:table-cell table:number-columns-repeated="1017"/>
        </table:table-row>
        <table:table-row table:style-name="ro120">
          <table:table-cell table:number-columns-repeated="2"/>
          <table:table-cell table:style-name="ce71" office:value-type="string">
            <text:p>Open Agent's Attachment</text:p>
          </table:table-cell>
          <table:table-cell table:number-columns-repeated="1021"/>
        </table:table-row>
        <table:table-row table:style-name="ro19">
          <table:table-cell table:number-columns-repeated="2"/>
          <table:table-cell table:style-name="ce71" office:value-type="string">
            <text:p>Role's Picture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Picture' from drop </text:span><text:span text:style-name="T4">down list.</text:span></text:p>
            <text:p><text:span text:style-name="T15">8. Click on 'Attach' </text:span><text:span text:style-name="T15">button.</text:span></text:p>
          </table:table-cell>
          <table:table-cell/>
          <table:table-cell table:style-name="ce64" office:value-type="string">
            <text:p>1. Verify that picture file is attached</text:p>
          </table:table-cell>
          <table:table-cell table:number-columns-repeated="1017"/>
        </table:table-row>
        <table:table-row table:style-name="ro14">
          <table:table-cell table:number-columns-repeated="2"/>
          <table:table-cell table:style-name="ce248" office:value-type="string">
            <text:p>DeleteRole's Picture Attachment</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Picture' from drop </text:span><text:span text:style-name="T4">down list.</text:span></text:p>
            <text:p><text:span text:style-name="T15">8. Click on 'Attach' </text:span><text:span text:style-name="T15">button.</text:span></text:p>
            <text:p><text:span text:style-name="T4">9. Delete attachment.</text:span></text:p>
            <text:p><text:span text:style-name="T15">10.Check drop down </text:span><text:span text:style-name="T15">llist.</text:span></text:p>
          </table:table-cell>
          <table:table-cell/>
          <table:table-cell table:style-name="ce64" office:value-type="string">
            <text:p>1. Verify that picture option is present in dropdown list.</text:p>
          </table:table-cell>
          <table:table-cell table:number-columns-repeated="1017"/>
        </table:table-row>
        <table:table-row table:style-name="ro119">
          <table:table-cell table:number-columns-repeated="2"/>
          <table:table-cell table:style-name="ce248" office:value-type="string">
            <text:p>Role's new picture and image on presence tab differs</text:p>
          </table:table-cell>
          <table:table-cell table:number-columns-repeated="1021"/>
        </table:table-row>
        <table:table-row table:style-name="ro70">
          <table:table-cell table:number-columns-repeated="2"/>
          <table:table-cell table:style-name="ce248" office:value-type="string">
            <text:p>Role's <text:s/>without Attachment shows Imag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Picture' from drop </text:span><text:span text:style-name="T4">down list.</text:span></text:p>
            <text:p><text:span text:style-name="T15">8. Click on 'Attach' </text:span><text:span text:style-name="T15">button.</text:span></text:p>
            <text:p><text:span text:style-name="T4">7. Delete attachment.</text:span></text:p>
          </table:table-cell>
          <table:table-cell/>
          <table:table-cell table:style-name="ce64" office:value-type="string">
            <text:p>1. Verify that picture file <text:s/>is detached and does not shows preview of the file.</text:p>
          </table:table-cell>
          <table:table-cell table:number-columns-repeated="1017"/>
        </table:table-row>
        <table:table-row table:style-name="ro70">
          <table:table-cell table:number-columns-repeated="2"/>
          <table:table-cell table:style-name="ce71" office:value-type="string">
            <text:p>Attach Role's attachment with named valu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file.</text:span></text:p>
            <text:p><text:span text:style-name="T4">7. Enter text in name </text:span><text:span text:style-name="T4">field.</text:span></text:p>
            <text:p><text:span text:style-name="T15">8. Click on 'Attach' </text:span><text:span text:style-name="T15">button.</text:span></text:p>
          </table:table-cell>
          <table:table-cell/>
          <table:table-cell table:style-name="ce64" office:value-type="string">
            <text:p>1. Verify that file is attached with named value.</text:p>
          </table:table-cell>
          <table:table-cell table:number-columns-repeated="1017"/>
        </table:table-row>
        <table:table-row table:style-name="ro70">
          <table:table-cell table:number-columns-repeated="2"/>
          <table:table-cell table:style-name="ce71" office:value-type="string">
            <text:p>Role's attachment as a vali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URL. </text:span></text:p>
            <text:p><text:span text:style-name="T4">8. </text:span><text:span text:style-name="T15">Enter valid URL in </text:span><text:span text:style-name="T15">text field.</text:span></text:p>
            <text:p><text:span text:style-name="T4">9. </text:span><text:span text:style-name="T15">Click on 'Attach' </text:span><text:span text:style-name="T15">button.</text:span></text:p>
          </table:table-cell>
          <table:table-cell/>
          <table:table-cell table:style-name="ce64" office:value-type="string">
            <text:p>1. Verify that URL is attached</text:p>
          </table:table-cell>
          <table:table-cell table:number-columns-repeated="1017"/>
        </table:table-row>
        <table:table-row table:style-name="ro70">
          <table:table-cell table:number-columns-repeated="2"/>
          <table:table-cell table:style-name="ce248" office:value-type="string">
            <text:p>Role's attachment as an invali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URL. </text:span></text:p>
            <text:p><text:span text:style-name="T4">8. </text:span><text:span text:style-name="T15">Enter Invalid URL in </text:span><text:span text:style-name="T15">text field.</text:span></text:p>
            <text:p><text:span text:style-name="T4">9. </text:span><text:span text:style-name="T15">Click on 'Attach' </text:span><text:span text:style-name="T15">button.</text:span></text:p>
          </table:table-cell>
          <table:table-cell/>
          <table:table-cell office:value-type="string">
            <text:p>1.Verify it gives error message.</text:p>
          </table:table-cell>
          <table:table-cell table:number-columns-repeated="1017"/>
        </table:table-row>
        <table:table-row table:style-name="ro70">
          <table:table-cell table:number-columns-repeated="2"/>
          <table:table-cell table:style-name="ce71" office:value-type="string">
            <text:p>Open Role's Attached URL</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URL.</text:span></text:p>
            <text:p><text:span text:style-name="T4">8. </text:span><text:span text:style-name="T15">Click on 'Attach' </text:span><text:span text:style-name="T15">button.</text:span></text:p>
            <text:p><text:span text:style-name="T4">9. </text:span><text:span text:style-name="T15">Click on attached </text:span><text:span text:style-name="T15">'URL'.</text:span></text:p>
          </table:table-cell>
          <table:table-cell/>
          <table:table-cell table:style-name="ce64" office:value-type="string">
            <text:p>1. Verify that attached URL gets opened.</text:p>
          </table:table-cell>
          <table:table-cell table:number-columns-repeated="1017"/>
        </table:table-row>
        <table:table-row table:style-name="ro70">
          <table:table-cell table:number-columns-repeated="2"/>
          <table:table-cell table:style-name="ce71" office:value-type="string">
            <text:p>Attach Role's attachment as a URL with named valu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Select attachment </text:span><text:span text:style-name="T4">as a URL.</text:span></text:p>
            <text:p><text:span text:style-name="T4">7. Enter text in name </text:span><text:span text:style-name="T4">field.</text:span></text:p>
            <text:p><text:span text:style-name="T15">8. Click on 'Attach' </text:span><text:span text:style-name="T15">button.</text:span></text:p>
          </table:table-cell>
          <table:table-cell/>
          <table:table-cell table:style-name="ce64" office:value-type="string">
            <text:p>1. Verify that URL is attached with named value.</text:p>
          </table:table-cell>
          <table:table-cell table:number-columns-repeated="1017"/>
        </table:table-row>
        <table:table-row table:style-name="ro50">
          <table:table-cell table:number-columns-repeated="2"/>
          <table:table-cell table:style-name="ce71" office:value-type="string">
            <text:p>Show more details of Role</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Click on 'More' </text:span><text:span text:style-name="T4">button.</text:span></text:p>
          </table:table-cell>
          <table:table-cell/>
          <table:table-cell table:style-name="ce64" office:value-type="string">
            <text:p>1. Verify that Role's information is displayed.</text:p>
          </table:table-cell>
          <table:table-cell table:number-columns-repeated="1017"/>
        </table:table-row>
        <table:table-row table:style-name="ro50">
          <table:table-cell table:number-columns-repeated="2"/>
          <table:table-cell table:style-name="ce71" office:value-type="string">
            <text:p>Show Role's network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Click on 'Network' </text:span><text:span text:style-name="T4">under 'Show' pop up </text:span><text:span text:style-name="T4">menu.</text:span></text:p>
          </table:table-cell>
          <table:table-cell/>
          <table:table-cell table:style-name="ce64" office:value-type="string">
            <text:p>1. Verify that window with title 'Network' gets opened.</text:p>
          </table:table-cell>
          <table:table-cell table:number-columns-repeated="1017"/>
        </table:table-row>
        <table:table-row table:style-name="ro50">
          <table:table-cell table:number-columns-repeated="2"/>
          <table:table-cell table:style-name="ce71" office:value-type="string">
            <text:p>Show Role's issue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Click on 'Issues' </text:span><text:span text:style-name="T4">under 'Show' pop up </text:span><text:span text:style-name="T4">menu.</text:span></text:p>
          </table:table-cell>
          <table:table-cell/>
          <table:table-cell table:style-name="ce64" office:value-type="string">
            <text:p>1. Verify that window with title 'Issues' gets opened.</text:p>
          </table:table-cell>
          <table:table-cell table:number-columns-repeated="1017"/>
        </table:table-row>
        <table:table-row table:style-name="ro50">
          <table:table-cell table:number-columns-repeated="2"/>
          <table:table-cell table:style-name="ce71" office:value-type="string">
            <text:p>Show Role's details</text:p>
          </table:table-cell>
          <table:table-cell/>
          <table:table-cell office:value-type="string">
            <text:p><text:span text:style-name="T4">1. Login to channels </text:span><text:span text:style-name="T4">with valid credentials</text:span></text:p>
            <text:p><text:span text:style-name="T4">2. Click on 'Info sharing </text:span><text:span text:style-name="T4">plan' link.</text:span></text:p>
            <text:p><text:span text:style-name="T4">3. Click on </text:span><text:span text:style-name="T4">'Organization in scope' </text:span><text:span text:style-name="T4">under 'Scoping' pop up </text:span><text:span text:style-name="T4">menu</text:span></text:p>
            <text:p><text:span text:style-name="T4">4. Create organization.</text:span></text:p>
            <text:p><text:span text:style-name="T15">5. Create Agent, Role, </text:span><text:span text:style-name="T15">Title and click on check </text:span><text:span text:style-name="T15">box.</text:span></text:p>
            <text:p><text:span text:style-name="T15">6. Click on Role</text:span></text:p>
            <text:p><text:span text:style-name="T4">7. Click on 'Details' </text:span><text:span text:style-name="T4">under 'Show' pop up </text:span><text:span text:style-name="T4">menu.</text:span></text:p>
          </table:table-cell>
          <table:table-cell/>
          <table:table-cell table:style-name="ce64" office:value-type="string">
            <text:p>1. Verify that window with title 'Details' gets opened.</text:p>
          </table:table-cell>
          <table:table-cell table:number-columns-repeated="1017"/>
        </table:table-row>
        <table:table-row table:style-name="ro1" table:number-rows-repeated="65310">
          <table:table-cell table:number-columns-repeated="1024"/>
        </table:table-row>
        <table:table-row table:style-name="ro1">
          <table:table-cell table:number-columns-repeated="1024"/>
        </table:table-row>
      </table:table>
      <table:table table:name="Learning" table:style-name="ta3" table:print="false">
        <office:forms form:automatic-focus="false" form:apply-design-mode="false"/>
        <table:table-column table:style-name="co15" table:number-columns-repeated="4" table:default-cell-style-name="ce101"/>
        <table:table-column table:style-name="co196" table:default-cell-style-name="ce101"/>
        <table:table-column table:style-name="co15" table:default-cell-style-name="ce101"/>
        <table:table-column table:style-name="co203" table:default-cell-style-name="ce101"/>
        <table:table-column table:style-name="co15" table:number-columns-repeated="5" table:default-cell-style-name="ce101"/>
        <table:table-column table:style-name="co207" table:default-cell-style-name="ce101"/>
        <table:table-column table:style-name="co15" table:number-columns-repeated="1011" table:default-cell-style-name="ce101"/>
        <table:table-row table:style-name="ro229">
          <table:table-cell table:style-name="ce426" office:value-type="string">
            <text:p>TEST CASE ID</text:p>
          </table:table-cell>
          <table:table-cell table:style-name="ce426" office:value-type="string">
            <text:p>PRIORITY</text:p>
          </table:table-cell>
          <table:table-cell table:style-name="ce426" office:value-type="string">
            <text:p>TITLE</text:p>
          </table:table-cell>
          <table:table-cell table:style-name="ce426" office:value-type="string">
            <text:p>SET UP</text:p>
          </table:table-cell>
          <table:table-cell table:style-name="ce426" office:value-type="string">
            <text:p>STEPS</text:p>
          </table:table-cell>
          <table:table-cell table:style-name="ce426" office:value-type="string">
            <text:p>TEST DATA</text:p>
          </table:table-cell>
          <table:table-cell table:style-name="ce426" office:value-type="string">
            <text:p>EXPECTED RESULTS</text:p>
          </table:table-cell>
          <table:table-cell table:style-name="ce426" office:value-type="string">
            <text:p>ACTUAL RESULT</text:p>
          </table:table-cell>
          <table:table-cell table:style-name="ce426" office:value-type="string">
            <text:p>RESULT</text:p>
          </table:table-cell>
          <table:table-cell table:style-name="ce426" office:value-type="string">
            <text:p>AUTOMATED</text:p>
          </table:table-cell>
          <table:table-cell table:style-name="ce426" office:value-type="string">
            <text:p>TICKET ID</text:p>
          </table:table-cell>
          <table:table-cell table:style-name="ce426" office:value-type="string">
            <text:p>COMMENT</text:p>
          </table:table-cell>
          <table:table-cell table:style-name="ce426" office:value-type="string">
            <text:p>DATE : <text:s/>MARCH 15,2013</text:p>
            <text:p>REVISION: 4775</text:p>
            <text:p>BROWSER: Google Chrome</text:p>
          </table:table-cell>
          <table:table-cell table:style-name="ce427" table:number-columns-repeated="1003"/>
          <table:table-cell table:style-name="ce428" table:number-columns-repeated="2"/>
          <table:table-cell table:style-name="ce429" table:number-columns-repeated="4"/>
          <table:table-cell table:style-name="ce430" table:number-columns-repeated="2"/>
        </table:table-row>
        <table:table-row table:style-name="ro202">
          <table:table-cell office:value-type="string">
            <text:p>LRN0001_LearningMenuPresent</text:p>
          </table:table-cell>
          <table:table-cell office:value-type="string">
            <text:p>L1</text:p>
          </table:table-cell>
          <table:table-cell office:value-type="string">
            <text:p>Verify Learning menu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able:table-cell>
          <table:table-cell/>
          <table:table-cell office:value-type="string">
            <text:p>1. Verify that the Learning menu is present on the Domain Plan pag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
          <table:table-cell office:value-type="string">
            <text:p>LRN0002_LearningMenuOptions</text:p>
          </table:table-cell>
          <table:table-cell office:value-type="string">
            <text:p>L1</text:p>
          </table:table-cell>
          <table:table-cell office:value-type="string">
            <text:p>Learning menu options</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able:table-cell>
          <table:table-cell/>
          <table:table-cell office:value-type="string">
            <text:p>1. Verify that the Learning popup menu contains the following options-</text:p>
            <text:p>-All feedback</text:p>
            <text:p>-All surveys</text:p>
            <text:p>-Help</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03_AllFeedbackOption</text:p>
          </table:table-cell>
          <table:table-cell office:value-type="string">
            <text:p>L1</text:p>
          </table:table-cell>
          <table:table-cell office:value-type="string">
            <text:p>Select All feedback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table-cell office:value-type="string">
            <text:p>1. Verify that the Feedback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04_TitleOnFeedbackWindow</text:p>
          </table:table-cell>
          <table:table-cell office:value-type="string">
            <text:p>L1</text:p>
          </table:table-cell>
          <table:table-cell office:value-type="string">
            <text:p>Title o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table-cell office:value-type="string">
            <text:p>1. Verify that the title on the Feedback window is-</text:p>
            <text:p>Feedback from all use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5_HeaderOnFeedbackWindow</text:p>
          </table:table-cell>
          <table:table-cell office:value-type="string">
            <text:p>L1</text:p>
          </table:table-cell>
          <table:table-cell office:value-type="string">
            <text:p>Header o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table-cell office:value-type="string">
            <text:p>1. Verify that the Feedback window has the header containing following columns-</text:p>
            <text:p>-Urgent</text:p>
            <text:p>-Type</text:p>
            <text:p>-From</text:p>
            <text:p>-Topic</text:p>
            <text:p>-About</text:p>
            <text:p>-Content</text:p>
            <text:p>-Received</text:p>
            <text:p>-Last replied</text:p>
            <text:p>-Resolv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06_ShowOnlyUrgentCheckboxPresent</text:p>
          </table:table-cell>
          <table:table-cell office:value-type="string">
            <text:p>L1</text:p>
          </table:table-cell>
          <table:table-cell office:value-type="string">
            <text:p>Show only urgent check 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table-cell office:value-type="string">
            <text:p>1. Verify that the Show only urgent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7_CheckShowOnlyUrgentCheckbox</text:p>
          </table:table-cell>
          <table:table-cell office:value-type="string">
            <text:p>L1</text:p>
          </table:table-cell>
          <table:table-cell office:value-type="string">
            <text:p>Check Show only urgent check 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Check 'Show only urgent' </text:span><text:span text:style-name="T3">check box</text:span></text:p>
          </table:table-cell>
          <table:table-cell/>
          <table:table-cell office:value-type="string">
            <text:p>1. Verify that the 'Show only urgent' checkbox is checked</text:p>
            <text:p>2. Verify that the feedback records that are 'urgent' 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08_UncheckShowOnlyUrgentCheckbox</text:p>
          </table:table-cell>
          <table:table-cell office:value-type="string">
            <text:p>L1</text:p>
          </table:table-cell>
          <table:table-cell office:value-type="string">
            <text:p>Uncheck show only urgent check 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Uncheck 'Show only urgent' </text:span><text:span text:style-name="T3">checkbox</text:span></text:p>
          </table:table-cell>
          <table:table-cell/>
          <table:table-cell office:value-type="string">
            <text:p>1. Verify that the 'Show only urgent' checkbox is unchecked </text:p>
            <text:p>2. Verify that all the feedback records <text:s/>are display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09_UnresolvedCheckboxPresent</text:p>
          </table:table-cell>
          <table:table-cell office:value-type="string">
            <text:p>L1</text:p>
          </table:table-cell>
          <table:table-cell office:value-type="string">
            <text:p>Verify Unresolved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table-cell office:value-type="string">
            <text:p>1. Verify that the Unresolved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0_CheckUnresolvedCheckboxPresent</text:p>
          </table:table-cell>
          <table:table-cell office:value-type="string">
            <text:p>L1</text:p>
          </table:table-cell>
          <table:table-cell office:value-type="string">
            <text:p>Check Unresolved Check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Check unresolved check box</text:span></text:p>
          </table:table-cell>
          <table:table-cell/>
          <table:table-cell office:value-type="string">
            <text:p>1. Verify that the Unresolved checkbox can be checked</text:p>
            <text:p>2. Verify that the Unresolved feedback record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11_UncheckUnresolvedCheckboxPresent</text:p>
          </table:table-cell>
          <table:table-cell office:value-type="string">
            <text:p>L1</text:p>
          </table:table-cell>
          <table:table-cell office:value-type="string">
            <text:p>Uncheck Unresolved Checkbox</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Uncheck unresolved check </text:span><text:span text:style-name="T3">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12_FeedbackAboutDropDownPresent</text:p>
          </table:table-cell>
          <table:table-cell office:value-type="string">
            <text:p>L1</text:p>
          </table:table-cell>
          <table:table-cell office:value-type="string">
            <text:p>Verify Feedback about drop dow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61">
          <table:table-cell office:value-type="string">
            <text:p>LRN0013_ClickFeedbackDropDown</text:p>
          </table:table-cell>
          <table:table-cell office:value-type="string">
            <text:p>L1</text:p>
          </table:table-cell>
          <table:table-cell office:value-type="string">
            <text:p>Click feedback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table-cell office:value-type="string">
            <text:p>1. Verify that the Feedback <text:s/>about drop down contains the following options-</text:p>
            <text:p>-Any</text:p>
            <text:p>-Channels</text:p>
            <text:p>-Feedback</text:p>
            <text:p>-Guidelines</text:p>
            <text:p>-Info needs</text:p>
            <text:p>-Issues</text:p>
            <text:p>-Participating</text:p>
            <text:p>-Planning</text:p>
            <text:p>-Surveys</text:p>
            <text:p>-Requirements</text:p>
          </table:table-cell>
          <table:table-cell table:number-columns-repeated="5"/>
          <table:table-cell office:value-type="string">
            <text:p>YES</text:p>
          </table:table-cell>
          <table:table-cell table:number-columns-repeated="1011"/>
        </table:table-row>
        <table:table-row table:style-name="ro61">
          <table:table-cell office:value-type="string">
            <text:p>LRN0014_AnyOption</text:p>
          </table:table-cell>
          <table:table-cell office:value-type="string">
            <text:p>L1</text:p>
          </table:table-cell>
          <table:table-cell office:value-type="string">
            <text:p>Select any option from feedback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any option from the </text:span><text:span text:style-name="T3">Feedback about drop down</text:span></text:p>
          </table:table-cell>
          <table:table-cell/>
          <table:table-cell office:value-type="string">
            <text:p>1. Verify that all records of the feedback are shown</text:p>
          </table:table-cell>
          <table:table-cell table:number-columns-repeated="5"/>
          <table:table-cell office:value-type="string">
            <text:p>YES</text:p>
          </table:table-cell>
          <table:table-cell table:number-columns-repeated="1011"/>
        </table:table-row>
        <table:table-row table:style-name="ro61">
          <table:table-cell office:value-type="string">
            <text:p>LRN0015_ChannelsOption</text:p>
          </table:table-cell>
          <table:table-cell office:value-type="string">
            <text:p>L1</text:p>
          </table:table-cell>
          <table:table-cell office:value-type="string">
            <text:p>Select Channel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Channels option from </text:span><text:span text:style-name="T3">the Feedback about drop down</text:span></text:p>
          </table:table-cell>
          <table:table-cell/>
          <table:table-cell office:value-type="string">
            <text:p>1. Verify that the About column contains “Channels”</text:p>
          </table:table-cell>
          <table:table-cell table:number-columns-repeated="5"/>
          <table:table-cell office:value-type="string">
            <text:p>YES</text:p>
          </table:table-cell>
          <table:table-cell table:number-columns-repeated="1011"/>
        </table:table-row>
        <table:table-row table:style-name="ro61">
          <table:table-cell office:value-type="string">
            <text:p>LRN0016_FeedbackOption</text:p>
          </table:table-cell>
          <table:table-cell office:value-type="string">
            <text:p>L1</text:p>
          </table:table-cell>
          <table:table-cell office:value-type="string">
            <text:p>Select feedback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feedback option from </text:span><text:span text:style-name="T3">the Feedback about drop down</text:span></text:p>
          </table:table-cell>
          <table:table-cell/>
          <table:table-cell office:value-type="string">
            <text:p>1. Verify that the About column contains “feedback”</text:p>
          </table:table-cell>
          <table:table-cell table:number-columns-repeated="5"/>
          <table:table-cell office:value-type="string">
            <text:p>YES</text:p>
          </table:table-cell>
          <table:table-cell table:number-columns-repeated="1011"/>
        </table:table-row>
        <table:table-row table:style-name="ro61">
          <table:table-cell office:value-type="string">
            <text:p>LRN0017_GuidelinesOption</text:p>
          </table:table-cell>
          <table:table-cell office:value-type="string">
            <text:p>L1</text:p>
          </table:table-cell>
          <table:table-cell office:value-type="string">
            <text:p>Select guideline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guidelines option from </text:span><text:span text:style-name="T3">the Feedback about drop down</text:span></text:p>
          </table:table-cell>
          <table:table-cell/>
          <table:table-cell office:value-type="string">
            <text:p>1. Verify that the About column contains “guidelines”</text:p>
          </table:table-cell>
          <table:table-cell table:number-columns-repeated="5"/>
          <table:table-cell office:value-type="string">
            <text:p>YES</text:p>
          </table:table-cell>
          <table:table-cell table:number-columns-repeated="1011"/>
        </table:table-row>
        <table:table-row table:style-name="ro61">
          <table:table-cell office:value-type="string">
            <text:p>LRN0018_InfoneedsOption</text:p>
          </table:table-cell>
          <table:table-cell office:value-type="string">
            <text:p>L1</text:p>
          </table:table-cell>
          <table:table-cell office:value-type="string">
            <text:p>Select Information need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Information needs </text:span><text:span text:style-name="T3">option from the Feedback </text:span><text:span text:style-name="T3">about drop down</text:span></text:p>
          </table:table-cell>
          <table:table-cell/>
          <table:table-cell office:value-type="string">
            <text:p>1. Verify that the About column contains “Information needs” </text:p>
          </table:table-cell>
          <table:table-cell table:number-columns-repeated="5"/>
          <table:table-cell office:value-type="string">
            <text:p>YES</text:p>
          </table:table-cell>
          <table:table-cell table:number-columns-repeated="1011"/>
        </table:table-row>
        <table:table-row table:style-name="ro61">
          <table:table-cell office:value-type="string">
            <text:p>LRN0019_IssuesOption</text:p>
          </table:table-cell>
          <table:table-cell office:value-type="string">
            <text:p>L1</text:p>
          </table:table-cell>
          <table:table-cell office:value-type="string">
            <text:p>Select Issue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Issues option from the </text:span><text:span text:style-name="T3">Feedback about drop down</text:span></text:p>
          </table:table-cell>
          <table:table-cell/>
          <table:table-cell office:value-type="string">
            <text:p>1. Verify that the About column contains “Issues”</text:p>
          </table:table-cell>
          <table:table-cell table:number-columns-repeated="5"/>
          <table:table-cell office:value-type="string">
            <text:p>YES</text:p>
          </table:table-cell>
          <table:table-cell table:number-columns-repeated="1011"/>
        </table:table-row>
        <table:table-row table:style-name="ro61">
          <table:table-cell office:value-type="string">
            <text:p>LRN0020_ParticipatingOption</text:p>
          </table:table-cell>
          <table:table-cell table:style-name="Default"/>
          <table:table-cell office:value-type="string">
            <text:p>Select Participating option</text:p>
          </table:table-cell>
          <table:table-cell table:style-name="Default"/>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participating option </text:span><text:span text:style-name="T3">from the Feedback about drop </text:span><text:span text:style-name="T3">down</text:span></text:p>
          </table:table-cell>
          <table:table-cell table:style-name="Default"/>
          <table:table-cell office:value-type="string">
            <text:p>1. Verify that the About column contains “Participating”</text:p>
          </table:table-cell>
          <table:table-cell table:style-name="Default" table:number-columns-repeated="5"/>
          <table:table-cell office:value-type="string">
            <text:p>YES</text:p>
          </table:table-cell>
          <table:table-cell table:style-name="Default" table:number-columns-repeated="1011"/>
        </table:table-row>
        <table:table-row table:style-name="ro61">
          <table:table-cell office:value-type="string">
            <text:p>LRN0021_PlanningOption</text:p>
          </table:table-cell>
          <table:table-cell/>
          <table:table-cell office:value-type="string">
            <text:p>Select Planning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Planning option from </text:span><text:span text:style-name="T3">the Feedback about drop down</text:span></text:p>
          </table:table-cell>
          <table:table-cell/>
          <table:table-cell office:value-type="string">
            <text:p>1. Verify that the About column contains “Planning”</text:p>
          </table:table-cell>
          <table:table-cell table:number-columns-repeated="5"/>
          <table:table-cell office:value-type="string">
            <text:p>YES</text:p>
          </table:table-cell>
          <table:table-cell table:number-columns-repeated="1011"/>
        </table:table-row>
        <table:table-row table:style-name="ro61">
          <table:table-cell office:value-type="string">
            <text:p>LRN0022_SurveysOption</text:p>
          </table:table-cell>
          <table:table-cell office:value-type="string">
            <text:p>L1</text:p>
          </table:table-cell>
          <table:table-cell office:value-type="string">
            <text:p>Select Survey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Surveys option from </text:span><text:span text:style-name="T3">the Feedback about drop down</text:span></text:p>
          </table:table-cell>
          <table:table-cell/>
          <table:table-cell office:value-type="string">
            <text:p>1. Verify that the About column contains “surveys”</text:p>
          </table:table-cell>
          <table:table-cell table:number-columns-repeated="5"/>
          <table:table-cell office:value-type="string">
            <text:p>YES</text:p>
          </table:table-cell>
          <table:table-cell table:number-columns-repeated="1011"/>
        </table:table-row>
        <table:table-row table:style-name="ro61">
          <table:table-cell office:value-type="string">
            <text:p>LRN0023_RequirementsOption</text:p>
          </table:table-cell>
          <table:table-cell office:value-type="string">
            <text:p>L1</text:p>
          </table:table-cell>
          <table:table-cell office:value-type="string">
            <text:p>Select Requirement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Select Requirements option </text:span><text:span text:style-name="T3">from the Feedback about drop </text:span><text:span text:style-name="T3">down</text:span></text:p>
          </table:table-cell>
          <table:table-cell/>
          <table:table-cell office:value-type="string">
            <text:p>1. Verify that the About column contains “requirements”</text:p>
          </table:table-cell>
          <table:table-cell table:number-columns-repeated="5"/>
          <table:table-cell office:value-type="string">
            <text:p>YES</text:p>
          </table:table-cell>
          <table:table-cell table:number-columns-repeated="1011"/>
        </table:table-row>
        <table:table-row table:style-name="ro51">
          <table:table-cell office:value-type="string">
            <text:p>LRN0024_AreNotRepliedToCheckboxPresent</text:p>
          </table:table-cell>
          <table:table-cell office:value-type="string">
            <text:p>L1</text:p>
          </table:table-cell>
          <table:table-cell office:value-type="string">
            <text:p>Are not replied to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table-cell office:value-type="string">
            <text:p>1. Verify that the 'Are not replied to' checkbox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5_CheckAreNotRepliedToCheckbox</text:p>
          </table:table-cell>
          <table:table-cell office:value-type="string">
            <text:p>L1</text:p>
          </table:table-cell>
          <table:table-cell office:value-type="string">
            <text:p>Check Are not replied to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Check the 'Are not replied </text:span><text:span text:style-name="T3">to'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26_UncheckAreNotRepliedToCheckbox</text:p>
          </table:table-cell>
          <table:table-cell office:value-type="string">
            <text:p>L1</text:p>
          </table:table-cell>
          <table:table-cell office:value-type="string">
            <text:p>Uncheck Are not replied to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Uncheck the 'Are not replied </text:span><text:span text:style-name="T3">to' check box</text:span></text:p>
          </table:table-cell>
          <table:table-cell table:number-columns-repeated="7"/>
          <table:table-cell office:value-type="string">
            <text:p>YES</text:p>
          </table:table-cell>
          <table:table-cell table:number-columns-repeated="1011"/>
        </table:table-row>
        <table:table-row table:style-name="ro51">
          <table:table-cell office:value-type="string">
            <text:p>LRN0027_ContainTextfieldPresent</text:p>
          </table:table-cell>
          <table:table-cell office:value-type="string">
            <text:p>L1</text:p>
          </table:table-cell>
          <table:table-cell office:value-type="string">
            <text:p>Verify Contain text field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table-cell office:value-type="string">
            <text:p>1. Verify that the Contain text field is present in the Feedback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8_EnterDataInContainTextField</text:p>
          </table:table-cell>
          <table:table-cell office:value-type="string">
            <text:p>L1</text:p>
          </table:table-cell>
          <table:table-cell office:value-type="string">
            <text:p>Enter data in Contain text field</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Enter the data in the Contain </text:span><text:span text:style-name="T3">text field </text:span></text:p>
          </table:table-cell>
          <table:table-cell office:value-type="string">
            <text:p>“Feedback1”</text:p>
          </table:table-cell>
          <table:table-cell office:value-type="string">
            <text:p>1. Verify that the data can be entered in the Contain text field</text:p>
            <text:p>2. Verify that the entered data is displayed in the Contain text fiel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29_ValidContain</text:p>
          </table:table-cell>
          <table:table-cell office:value-type="string">
            <text:p>L1</text:p>
          </table:table-cell>
          <table:table-cell office:value-type="string">
            <text:p>Valid data in Contain text field</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Enter the valid data in the </text:span><text:span text:style-name="T3">Contain text field </text:span></text:p>
          </table:table-cell>
          <table:table-cell/>
          <table:table-cell office:value-type="string">
            <text:p>1. Verify that the feedback record containing the data in the 'contain' <text:s/>text field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30_InvalidContain</text:p>
          </table:table-cell>
          <table:table-cell office:value-type="string">
            <text:p>L2</text:p>
          </table:table-cell>
          <table:table-cell office:value-type="string">
            <text:p>Invalid data in Contain text field</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Enter the invalid data in the </text:span><text:span text:style-name="T3">Contain text field </text:span></text:p>
          </table:table-cell>
          <table:table-cell/>
          <table:table-cell office:value-type="string">
            <text:p>1. Verify that the message is shown as 'No records foun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31_UrgentColumn</text:p>
          </table:table-cell>
          <table:table-cell/>
          <table:table-cell office:value-type="string">
            <text:p>Urgent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51">
          <table:table-cell office:value-type="string">
            <text:p>LRN0032_TypeColumn</text:p>
          </table:table-cell>
          <table:table-cell/>
          <table:table-cell office:value-type="string">
            <text:p>Type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51">
          <table:table-cell office:value-type="string">
            <text:p>LRN0033_FromColumn</text:p>
          </table:table-cell>
          <table:table-cell/>
          <table:table-cell office:value-type="string">
            <text:p>From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51">
          <table:table-cell office:value-type="string">
            <text:p>LRN0034_TopicColumn</text:p>
          </table:table-cell>
          <table:table-cell/>
          <table:table-cell office:value-type="string">
            <text:p>Topic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51">
          <table:table-cell office:value-type="string">
            <text:p>LRN0034_AboutColumn</text:p>
          </table:table-cell>
          <table:table-cell/>
          <table:table-cell office:value-type="string">
            <text:p>About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51">
          <table:table-cell office:value-type="string">
            <text:p>LRN0035_ContentColumn</text:p>
          </table:table-cell>
          <table:table-cell/>
          <table:table-cell office:value-type="string">
            <text:p>Content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51">
          <table:table-cell office:value-type="string">
            <text:p>LRN0035_ReceivedColumn</text:p>
          </table:table-cell>
          <table:table-cell/>
          <table:table-cell office:value-type="string">
            <text:p>Received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51">
          <table:table-cell office:value-type="string">
            <text:p>LRN0036_LastRepliedColumn</text:p>
          </table:table-cell>
          <table:table-cell/>
          <table:table-cell office:value-type="string">
            <text:p>Last replied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51">
          <table:table-cell office:value-type="string">
            <text:p>LRN0037_ResolvedColumn</text:p>
          </table:table-cell>
          <table:table-cell/>
          <table:table-cell office:value-type="string">
            <text:p>Resolved column in feedback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able:table-cell>
          <table:table-cell table:number-columns-repeated="7"/>
          <table:table-cell office:value-type="string">
            <text:p>YES</text:p>
          </table:table-cell>
          <table:table-cell table:number-columns-repeated="1011"/>
        </table:table-row>
        <table:table-row table:style-name="ro61">
          <table:table-cell office:value-type="string">
            <text:p>LRN0038_HideAllFeedback</text:p>
          </table:table-cell>
          <table:table-cell/>
          <table:table-cell office:value-type="string">
            <text:p>Hide All feedback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feedback </text:span><text:span text:style-name="T3">option from the Learning </text:span><text:span text:style-name="T3">popup menu</text:span></text:p>
            <text:p><text:span text:style-name="T3">6. Select the Hide all feedback </text:span><text:span text:style-name="T3">option from the Learning </text:span><text:span text:style-name="T3">popup menu</text:span></text:p>
          </table:table-cell>
          <table:table-cell/>
          <table:table-cell office:value-type="string">
            <text:p>1. Verify that the Feedback window disappear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39_AllSurveysOption</text:p>
          </table:table-cell>
          <table:table-cell/>
          <table:table-cell office:value-type="string">
            <text:p>Select All Surveys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able:table-cell>
          <table:table-cell/>
          <table:table-cell office:value-type="string">
            <text:p>1. Verify that the 'Surveys and Questionnaires' window is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1">
          <table:table-cell office:value-type="string">
            <text:p>LRN0040_TabsInSurveysAndQuestionnairesWindow</text:p>
          </table:table-cell>
          <table:table-cell/>
          <table:table-cell office:value-type="string">
            <text:p>Tabs in Surveys &amp; Questionnaires window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able:table-cell>
          <table:table-cell/>
          <table:table-cell office:value-type="string">
            <text:p>1. Verify that there are two tabs in the Surveys and Questionnaires window-</text:p>
            <text:p>-Surveys</text:p>
            <text:p>-Questionnair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41_SurveysTabHeader</text:p>
          </table:table-cell>
          <table:table-cell/>
          <table:table-cell office:value-type="string">
            <text:p>Header on Survey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table-cell office:value-type="string">
            <text:p>1. Verify that the header on the Surveys tab contains the following columns-</text:p>
            <text:p>-Questionnaire</text:p>
            <text:p>-About</text:p>
            <text:p>-Applied to</text:p>
            <text:p>-In segment</text:p>
            <text:p>-Status</text:p>
            <text:p>-Sent to</text:p>
            <text:p>-Responses</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6">
          <table:table-cell office:value-type="string">
            <text:p>LRN0042_ShowSurveysAboutDropDownPresent</text:p>
          </table:table-cell>
          <table:table-cell/>
          <table:table-cell office:value-type="string">
            <text:p>Verify Show surveys about drop dow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table-cell office:value-type="string">
            <text:p>1. Verify that the Show surveys about drop down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8">
          <table:table-cell office:value-type="string">
            <text:p>LRN0043_ClickShowSurveysAboutDropDown</text:p>
          </table:table-cell>
          <table:table-cell/>
          <table:table-cell office:value-type="string">
            <text:p>Click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table-cell office:value-type="string">
            <text:p>1. Verify that the Show survey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0">
          <table:table-cell office:value-type="string">
            <text:p>LRN0044_AnythingOption</text:p>
          </table:table-cell>
          <table:table-cell office:value-type="string">
            <text:p>L1</text:p>
          </table:table-cell>
          <table:table-cell office:value-type="string">
            <text:p>Select any option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any' option from </text:span><text:span text:style-name="T3">'Show surveys about' drop </text:span><text:span text:style-name="T3">down</text:span></text:p>
          </table:table-cell>
          <table:table-cell/>
          <table:table-cell office:value-type="string">
            <text:p>1. Verify that all records of surveys <text:s/>are shown</text:p>
          </table:table-cell>
          <table:table-cell table:number-columns-repeated="5"/>
          <table:table-cell office:value-type="string">
            <text:p>YES</text:p>
          </table:table-cell>
          <table:table-cell table:number-columns-repeated="1011"/>
        </table:table-row>
        <table:table-row table:style-name="ro200">
          <table:table-cell office:value-type="string">
            <text:p>LRN0045_ThisPlanOption</text:p>
          </table:table-cell>
          <table:table-cell office:value-type="string">
            <text:p>L1</text:p>
          </table:table-cell>
          <table:table-cell office:value-type="string">
            <text:p>Select 'this plan' option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any' option from </text:span><text:span text:style-name="T3">'Show surveys about' drop </text:span><text:span text:style-name="T3">down</text:span></text:p>
          </table:table-cell>
          <table:table-cell/>
          <table:table-cell office:value-type="string">
            <text:p>1. Verify that the records of surveys related with the selected plan are shown</text:p>
            <text:p>2. Verify that the about column contains the plan name</text:p>
          </table:table-cell>
          <table:table-cell table:number-columns-repeated="5"/>
          <table:table-cell office:value-type="string">
            <text:p>YES</text:p>
          </table:table-cell>
          <table:table-cell table:number-columns-repeated="1011"/>
        </table:table-row>
        <table:table-row table:style-name="ro200">
          <table:table-cell office:value-type="string">
            <text:p>LRN0046_AgentsOption</text:p>
          </table:table-cell>
          <table:table-cell office:value-type="string">
            <text:p>L1</text:p>
          </table:table-cell>
          <table:table-cell office:value-type="string">
            <text:p>Select 'Agent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Agents' option </text:span><text:span text:style-name="T3">from 'Show surveys about' </text:span><text:span text:style-name="T3">drop down</text:span></text:p>
          </table:table-cell>
          <table:table-cell/>
          <table:table-cell office:value-type="string">
            <text:p>1. Verify that Agent column contains the agent name</text:p>
          </table:table-cell>
          <table:table-cell table:number-columns-repeated="5"/>
          <table:table-cell office:value-type="string">
            <text:p>YES</text:p>
          </table:table-cell>
          <table:table-cell table:number-columns-repeated="1011"/>
        </table:table-row>
        <table:table-row table:style-name="ro200">
          <table:table-cell office:value-type="string">
            <text:p>LRN0047_EventsOption</text:p>
          </table:table-cell>
          <table:table-cell office:value-type="string">
            <text:p>L1</text:p>
          </table:table-cell>
          <table:table-cell office:value-type="string">
            <text:p>Select 'Event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Events' option </text:span><text:span text:style-name="T3">from 'Show surveys about' </text:span><text:span text:style-name="T3">drop 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48_InformationFlowsOption</text:p>
          </table:table-cell>
          <table:table-cell office:value-type="string">
            <text:p>L1</text:p>
          </table:table-cell>
          <table:table-cell office:value-type="string">
            <text:p>Select Information flow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Information </text:span><text:span text:style-name="T3">flows' option from 'Show </text:span><text:span text:style-name="T3">surveys about' drop 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49_OrganisationsFlowsOption</text:p>
          </table:table-cell>
          <table:table-cell office:value-type="string">
            <text:p>L1</text:p>
          </table:table-cell>
          <table:table-cell office:value-type="string">
            <text:p>Select 'Organisation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Organisations' </text:span><text:span text:style-name="T3">option from 'Show surveys </text:span><text:span text:style-name="T3">about' drop 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50_PhasesOfEventsOption</text:p>
          </table:table-cell>
          <table:table-cell/>
          <table:table-cell office:value-type="string">
            <text:p>Select 'Phases of events' option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phases of events' </text:span><text:span text:style-name="T3">option from 'Show surveys </text:span><text:span text:style-name="T3">about' drop 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51_PlacesOption</text:p>
          </table:table-cell>
          <table:table-cell/>
          <table:table-cell office:value-type="string">
            <text:p>Select 'Place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Places' option </text:span><text:span text:style-name="T3">from 'Show surveys about' </text:span><text:span text:style-name="T3">drop 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52_PlanSegmentsOption</text:p>
          </table:table-cell>
          <table:table-cell/>
          <table:table-cell office:value-type="string">
            <text:p>Select Plan segment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any' option from </text:span><text:span text:style-name="T3">'Show 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53_RolesOption</text:p>
          </table:table-cell>
          <table:table-cell/>
          <table:table-cell office:value-type="string">
            <text:p>Select Role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roles' option from </text:span><text:span text:style-name="T3">'Show 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54_SharingRequirementsOption</text:p>
          </table:table-cell>
          <table:table-cell/>
          <table:table-cell office:value-type="string">
            <text:p>Select Sharing requirement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any' option from </text:span><text:span text:style-name="T3">'Show surveys about' drop </text:span><text:span text:style-name="T3">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55_TasksOption</text:p>
          </table:table-cell>
          <table:table-cell/>
          <table:table-cell office:value-type="string">
            <text:p>Select tasks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tasks' option </text:span><text:span text:style-name="T3">from 'Show surveys about' </text:span><text:span text:style-name="T3">drop down</text:span></text:p>
          </table:table-cell>
          <table:table-cell table:number-columns-repeated="7"/>
          <table:table-cell office:value-type="string">
            <text:p>YES</text:p>
          </table:table-cell>
          <table:table-cell table:number-columns-repeated="1011"/>
        </table:table-row>
        <table:table-row table:style-name="ro200">
          <table:table-cell office:value-type="string">
            <text:p>LRN0056_TransmissionMediaOption</text:p>
          </table:table-cell>
          <table:table-cell/>
          <table:table-cell office:value-type="string">
            <text:p>Select transmission media option from Show survey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Select the 'transmission </text:span><text:span text:style-name="T3">media' option from 'Show </text:span><text:span text:style-name="T3">surveys about' drop down</text:span></text:p>
          </table:table-cell>
          <table:table-cell table:number-columns-repeated="7"/>
          <table:table-cell office:value-type="string">
            <text:p>YES</text:p>
          </table:table-cell>
          <table:table-cell table:number-columns-repeated="1011"/>
        </table:table-row>
        <table:table-row table:style-name="ro56">
          <table:table-cell office:value-type="string">
            <text:p>LRN0057_OnlyIfOngoingCheckBoxPresent</text:p>
          </table:table-cell>
          <table:table-cell office:value-type="string">
            <text:p>L1</text:p>
          </table:table-cell>
          <table:table-cell office:value-type="string">
            <text:p>Verify Only if Ongoing checkbox is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table-cell office:value-type="string">
            <text:p>1. Verify that the 'Only if ongoing' checkbox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58_CheckOnlyIfOngoingCheckBox</text:p>
          </table:table-cell>
          <table:table-cell office:value-type="string">
            <text:p>L1</text:p>
          </table:table-cell>
          <table:table-cell office:value-type="string">
            <text:p>Check Only if Ongoing checkbox is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Check the 'Only if ongoing' </text:span><text:span text:style-name="T3">checkbox</text:span></text:p>
          </table:table-cell>
          <table:table-cell table:number-columns-repeated="7"/>
          <table:table-cell office:value-type="string">
            <text:p>YES</text:p>
          </table:table-cell>
          <table:table-cell table:number-columns-repeated="1011"/>
        </table:table-row>
        <table:table-row table:style-name="ro61">
          <table:table-cell office:value-type="string">
            <text:p>LRN0059_UncheckOnlyIfOngoingCheckBox</text:p>
          </table:table-cell>
          <table:table-cell office:value-type="string">
            <text:p>L1</text:p>
          </table:table-cell>
          <table:table-cell office:value-type="string">
            <text:p>Uncheck Only if Ongoing checkbox is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Uncheck the 'Only if </text:span><text:span text:style-name="T3">ongoing' 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60_AndWithResponsesCheckBoxPresent</text:p>
          </table:table-cell>
          <table:table-cell office:value-type="string">
            <text:p>L1</text:p>
          </table:table-cell>
          <table:table-cell office:value-type="string">
            <text:p>Verify And with responses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table-cell office:value-type="string">
            <text:p>1. Verify that the 'And with responses ' checkbox is present in the Surveys and questionnaires 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061_CheckAndWithResponsesCheckBox</text:p>
          </table:table-cell>
          <table:table-cell office:value-type="string">
            <text:p>L1</text:p>
          </table:table-cell>
          <table:table-cell office:value-type="string">
            <text:p>Check And with responses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Check the 'And with </text:span><text:span text:style-name="T3">responses' <text:s/>checkbox</text:span></text:p>
          </table:table-cell>
          <table:table-cell table:number-columns-repeated="7"/>
          <table:table-cell office:value-type="string">
            <text:p>YES</text:p>
          </table:table-cell>
          <table:table-cell table:number-columns-repeated="1011"/>
        </table:table-row>
        <table:table-row table:style-name="ro61">
          <table:table-cell office:value-type="string">
            <text:p>LRN0062_UnCheckAndWithResponsesCheckBox</text:p>
          </table:table-cell>
          <table:table-cell office:value-type="string">
            <text:p>L1</text:p>
          </table:table-cell>
          <table:table-cell office:value-type="string">
            <text:p>Uncheck And with responses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ext:p><text:span text:style-name="T3">7. Uncheck the 'And with </text:span><text:span text:style-name="T3">responses' <text:s/>checkbox</text:span></text:p>
          </table:table-cell>
          <table:table-cell table:number-columns-repeated="7"/>
          <table:table-cell office:value-type="string">
            <text:p>YES</text:p>
          </table:table-cell>
          <table:table-cell table:number-columns-repeated="1011"/>
        </table:table-row>
        <table:table-row table:style-name="ro56">
          <table:table-cell office:value-type="string">
            <text:p>LRN0063_QuestionnaireColumn</text:p>
          </table:table-cell>
          <table:table-cell office:value-type="string">
            <text:p>L1</text:p>
          </table:table-cell>
          <table:table-cell office:value-type="string">
            <text:p>Questionnaire colum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6">
          <table:table-cell office:value-type="string">
            <text:p>LRN0064_AboutColumn</text:p>
          </table:table-cell>
          <table:table-cell office:value-type="string">
            <text:p>L1</text:p>
          </table:table-cell>
          <table:table-cell office:value-type="string">
            <text:p>About column in <text:s/>Surveys and questionnair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6">
          <table:table-cell office:value-type="string">
            <text:p>LRN0065_AppliedToColumn</text:p>
          </table:table-cell>
          <table:table-cell office:value-type="string">
            <text:p>L1</text:p>
          </table:table-cell>
          <table:table-cell office:value-type="string">
            <text:p>Applied to column in <text:s/>Surveys and questionnair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6">
          <table:table-cell office:value-type="string">
            <text:p>LRN0066_InSegmentColumn</text:p>
          </table:table-cell>
          <table:table-cell office:value-type="string">
            <text:p>L1</text:p>
          </table:table-cell>
          <table:table-cell office:value-type="string">
            <text:p>In segment column in <text:s/>Surveys and questionnair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6">
          <table:table-cell office:value-type="string">
            <text:p>LRN0067_StatusColumn</text:p>
          </table:table-cell>
          <table:table-cell office:value-type="string">
            <text:p>L1</text:p>
          </table:table-cell>
          <table:table-cell office:value-type="string">
            <text:p>Status column in <text:s/>Surveys and questionnair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6">
          <table:table-cell office:value-type="string">
            <text:p>LRN0068_SentToColumn</text:p>
          </table:table-cell>
          <table:table-cell office:value-type="string">
            <text:p>L1</text:p>
          </table:table-cell>
          <table:table-cell office:value-type="string">
            <text:p>Sent to column in <text:s/>Surveys and questionnair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56">
          <table:table-cell office:value-type="string">
            <text:p>LRN0069_ResponsesColumn</text:p>
          </table:table-cell>
          <table:table-cell office:value-type="string">
            <text:p>L1</text:p>
          </table:table-cell>
          <table:table-cell office:value-type="string">
            <text:p>Responses column in <text:s/>Surveys and questionnair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Surveys tab</text:span></text:p>
          </table:table-cell>
          <table:table-cell table:number-columns-repeated="7"/>
          <table:table-cell office:value-type="string">
            <text:p>YES</text:p>
          </table:table-cell>
          <table:table-cell table:number-columns-repeated="1011"/>
        </table:table-row>
        <table:table-row table:style-name="ro28">
          <table:table-cell office:value-type="string">
            <text:p>LRN0070_QuestionnairesTab</text:p>
          </table:table-cell>
          <table:table-cell office:value-type="string">
            <text:p>L1</text:p>
          </table:table-cell>
          <table:table-cell office:value-type="string">
            <text:p>Questionnaires tab in Surveys and questionnaires window</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table-cell office:value-type="string">
            <text:p>1. Verify that the Questionnaire tab is opened</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1_ShowDropDownPresent</text:p>
          </table:table-cell>
          <table:table-cell office:value-type="string">
            <text:p>L1</text:p>
          </table:table-cell>
          <table:table-cell office:value-type="string">
            <text:p>Verify Show drop down present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table-cell office:value-type="string">
            <text:p>1. Verify that show drop down is present in the Questionnaires tab</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0">
          <table:table-cell office:value-type="string">
            <text:p>LRN0072_ClickShowDropDown</text:p>
          </table:table-cell>
          <table:table-cell office:value-type="string">
            <text:p>L1</text:p>
          </table:table-cell>
          <table:table-cell office:value-type="string">
            <text:p>Click Show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Click the Show drop down</text:span></text:p>
          </table:table-cell>
          <table:table-cell/>
          <table:table-cell office:value-type="string">
            <text:p>1. Verify that the Show drop down contains the following options-</text:p>
            <text:p>-All</text:p>
            <text:p>-active</text:p>
            <text:p>-inactiv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0">
          <table:table-cell office:value-type="string">
            <text:p>LRN0073_AllOption</text:p>
          </table:table-cell>
          <table:table-cell table:number-columns-repeated="3"/>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All' option from the </text:span><text:span text:style-name="T3">Show drop down</text:span></text:p>
          </table:table-cell>
          <table:table-cell/>
          <table:table-cell office:value-type="string">
            <text:p>1. Verify that all the questionnaires are shown-active as well as inactive</text:p>
          </table:table-cell>
          <table:table-cell table:number-columns-repeated="5"/>
          <table:table-cell office:value-type="string">
            <text:p>YES</text:p>
          </table:table-cell>
          <table:table-cell table:number-columns-repeated="1011"/>
        </table:table-row>
        <table:table-row table:style-name="ro200">
          <table:table-cell office:value-type="string">
            <text:p>LRN0074_ActiveOption</text:p>
          </table:table-cell>
          <table:table-cell table:number-columns-repeated="3"/>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Active option </text:span><text:span text:style-name="T3">from the Show drop down</text:span></text:p>
          </table:table-cell>
          <table:table-cell/>
          <table:table-cell office:value-type="string">
            <text:p>1. Verify that the 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0">
          <table:table-cell office:value-type="string">
            <text:p>LRN0075_InactiveOption</text:p>
          </table:table-cell>
          <table:table-cell office:value-type="string">
            <text:p>L1</text:p>
          </table:table-cell>
          <table:table-cell table:number-columns-repeated="2"/>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Inactive option </text:span><text:span text:style-name="T3">from the Show drop down</text:span></text:p>
          </table:table-cell>
          <table:table-cell/>
          <table:table-cell office:value-type="string">
            <text:p>1. Verify that the inactive questionnaire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76_QuestionnairesAboutDropDownPresent</text:p>
          </table:table-cell>
          <table:table-cell office:value-type="string">
            <text:p>L1</text:p>
          </table:table-cell>
          <table:table-cell office:value-type="string">
            <text:p>Verify Questionnaires about drop dow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table-cell office:value-type="string">
            <text:p>1. Verify that the Questionnaires about drop down is present</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98">
          <table:table-cell office:value-type="string">
            <text:p>LRN0077_ClickQuestionnairesAboutDropDown</text:p>
          </table:table-cell>
          <table:table-cell office:value-type="string">
            <text:p>L1</text:p>
          </table:table-cell>
          <table:table-cell office:value-type="string">
            <text:p>Click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Click the Questionnaires </text:span><text:span text:style-name="T3">about drop down</text:span></text:p>
          </table:table-cell>
          <table:table-cell/>
          <table:table-cell office:value-type="string">
            <text:p>1. Verify that the Questionnaires about drop down contains the following options-</text:p>
            <text:p>-anything</text:p>
            <text:p>-this plan</text:p>
            <text:p>-agents</text:p>
            <text:p>-events</text:p>
            <text:p>-information flows</text:p>
            <text:p>-Organisations</text:p>
            <text:p>-phases of events</text:p>
            <text:p>-places</text:p>
            <text:p>-plan segments</text:p>
            <text:p>-roles</text:p>
            <text:p>-sharing requirements</text:p>
            <text:p>-tasks</text:p>
            <text:p>-transmission media</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57">
          <table:table-cell office:value-type="string">
            <text:p>LRN0078_anythingOption</text:p>
          </table:table-cell>
          <table:table-cell office:value-type="string">
            <text:p>L1</text:p>
          </table:table-cell>
          <table:table-cell office:value-type="string">
            <text:p>Select 'Anything' opti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any' option from </text:span><text:span text:style-name="T3">the Questionnaires about drop </text:span><text:span text:style-name="T3">down</text:span></text:p>
          </table:table-cell>
          <table:table-cell table:number-columns-repeated="7"/>
          <table:table-cell office:value-type="string">
            <text:p>YES</text:p>
          </table:table-cell>
          <table:table-cell table:number-columns-repeated="1011"/>
        </table:table-row>
        <table:table-row table:style-name="ro198">
          <table:table-cell office:value-type="string">
            <text:p>LRN0079_thisPlanOption</text:p>
          </table:table-cell>
          <table:table-cell office:value-type="string">
            <text:p>L1</text:p>
          </table:table-cell>
          <table:table-cell office:value-type="string">
            <text:p>Select 'this plan'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this plan' option </text:span><text:span text:style-name="T3">from the 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57">
          <table:table-cell office:value-type="string">
            <text:p>LRN0080_agentsOption</text:p>
          </table:table-cell>
          <table:table-cell office:value-type="string">
            <text:p>L1</text:p>
          </table:table-cell>
          <table:table-cell office:value-type="string">
            <text:p>Select 'agent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agents' option </text:span><text:span text:style-name="T3">from the 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57">
          <table:table-cell office:value-type="string">
            <text:p>LRN0081_eventsOption</text:p>
          </table:table-cell>
          <table:table-cell office:value-type="string">
            <text:p>L1</text:p>
          </table:table-cell>
          <table:table-cell office:value-type="string">
            <text:p>Select 'event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Events' option </text:span><text:span text:style-name="T3">from the 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198">
          <table:table-cell office:value-type="string">
            <text:p>LRN0078_InformationFlowsOption</text:p>
          </table:table-cell>
          <table:table-cell office:value-type="string">
            <text:p>L1</text:p>
          </table:table-cell>
          <table:table-cell office:value-type="string">
            <text:p>Select 'Information flow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Information </text:span><text:span text:style-name="T3">flows' option from the </text:span><text:span text:style-name="T3">Questionnaires about drop </text:span><text:span text:style-name="T3">down</text:span></text:p>
          </table:table-cell>
          <table:table-cell table:number-columns-repeated="7"/>
          <table:table-cell office:value-type="string">
            <text:p>YES</text:p>
          </table:table-cell>
          <table:table-cell table:number-columns-repeated="1011"/>
        </table:table-row>
        <table:table-row table:style-name="ro198">
          <table:table-cell office:value-type="string">
            <text:p>LRN0079_OrganisationsOption</text:p>
          </table:table-cell>
          <table:table-cell office:value-type="string">
            <text:p>L1</text:p>
          </table:table-cell>
          <table:table-cell office:value-type="string">
            <text:p>Select 'organisation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Organisations' </text:span><text:span text:style-name="T3">option from the </text:span><text:span text:style-name="T3">Questionnaires about drop </text:span><text:span text:style-name="T3">down</text:span></text:p>
          </table:table-cell>
          <table:table-cell table:number-columns-repeated="7"/>
          <table:table-cell office:value-type="string">
            <text:p>YES</text:p>
          </table:table-cell>
          <table:table-cell table:number-columns-repeated="1011"/>
        </table:table-row>
        <table:table-row table:style-name="ro198">
          <table:table-cell office:value-type="string">
            <text:p>LRN0080_PhasesOfEventsOption</text:p>
          </table:table-cell>
          <table:table-cell office:value-type="string">
            <text:p>L1</text:p>
          </table:table-cell>
          <table:table-cell office:value-type="string">
            <text:p>Select 'phases of event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Phases of events' </text:span><text:span text:style-name="T3">option from the </text:span><text:span text:style-name="T3">Questionnaires about drop </text:span><text:span text:style-name="T3">down</text:span></text:p>
          </table:table-cell>
          <table:table-cell table:number-columns-repeated="7"/>
          <table:table-cell office:value-type="string">
            <text:p>YES</text:p>
          </table:table-cell>
          <table:table-cell table:number-columns-repeated="1011"/>
        </table:table-row>
        <table:table-row table:style-name="ro57">
          <table:table-cell office:value-type="string">
            <text:p>LRN0081_PlacesOption</text:p>
          </table:table-cell>
          <table:table-cell office:value-type="string">
            <text:p>L1</text:p>
          </table:table-cell>
          <table:table-cell office:value-type="string">
            <text:p>Select 'place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Places' option </text:span><text:span text:style-name="T3">from the 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198">
          <table:table-cell office:value-type="string">
            <text:p>LRN0082_PlanSegmentsOption</text:p>
          </table:table-cell>
          <table:table-cell office:value-type="string">
            <text:p>L1</text:p>
          </table:table-cell>
          <table:table-cell office:value-type="string">
            <text:p>Select 'Segment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Plan segments' </text:span><text:span text:style-name="T3">option from the </text:span><text:span text:style-name="T3">Questionnaires about drop </text:span><text:span text:style-name="T3">down</text:span></text:p>
          </table:table-cell>
          <table:table-cell table:number-columns-repeated="7"/>
          <table:table-cell office:value-type="string">
            <text:p>YES</text:p>
          </table:table-cell>
          <table:table-cell table:number-columns-repeated="1011"/>
        </table:table-row>
        <table:table-row table:style-name="ro57">
          <table:table-cell office:value-type="string">
            <text:p>LRN0083_RolesOption</text:p>
          </table:table-cell>
          <table:table-cell office:value-type="string">
            <text:p>L1</text:p>
          </table:table-cell>
          <table:table-cell office:value-type="string">
            <text:p>Select 'Role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Roles' option </text:span><text:span text:style-name="T3">from the 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198">
          <table:table-cell office:value-type="string">
            <text:p>LRN0084_SharingRequirementsOption</text:p>
          </table:table-cell>
          <table:table-cell office:value-type="string">
            <text:p>L1</text:p>
          </table:table-cell>
          <table:table-cell office:value-type="string">
            <text:p>Select 'Sharing requirement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Sharing </text:span><text:span text:style-name="T3">requirements' option from the </text:span><text:span text:style-name="T3">Questionnaires about drop </text:span><text:span text:style-name="T3">down</text:span></text:p>
          </table:table-cell>
          <table:table-cell table:number-columns-repeated="7"/>
          <table:table-cell office:value-type="string">
            <text:p>YES</text:p>
          </table:table-cell>
          <table:table-cell table:number-columns-repeated="1011"/>
        </table:table-row>
        <table:table-row table:style-name="ro57">
          <table:table-cell office:value-type="string">
            <text:p>LRN0085_TasksOption</text:p>
          </table:table-cell>
          <table:table-cell office:value-type="string">
            <text:p>L1</text:p>
          </table:table-cell>
          <table:table-cell office:value-type="string">
            <text:p>Select 'tasks'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Tasks' option </text:span><text:span text:style-name="T3">from the Questionnaires about </text:span><text:span text:style-name="T3">drop down</text:span></text:p>
          </table:table-cell>
          <table:table-cell table:number-columns-repeated="7"/>
          <table:table-cell office:value-type="string">
            <text:p>YES</text:p>
          </table:table-cell>
          <table:table-cell table:number-columns-repeated="1011"/>
        </table:table-row>
        <table:table-row table:style-name="ro198">
          <table:table-cell office:value-type="string">
            <text:p>LRN0086_TransmissionMediaOption</text:p>
          </table:table-cell>
          <table:table-cell office:value-type="string">
            <text:p>L1</text:p>
          </table:table-cell>
          <table:table-cell office:value-type="string">
            <text:p>Select 'Transmission media' option from the Questionnaires about drop dow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Select the 'Transmission </text:span><text:span text:style-name="T3">media' option from the </text:span><text:span text:style-name="T3">Questionnaires about drop </text:span><text:span text:style-name="T3">down</text:span></text:p>
          </table:table-cell>
          <table:table-cell table:number-columns-repeated="7"/>
          <table:table-cell office:value-type="string">
            <text:p>YES</text:p>
          </table:table-cell>
          <table:table-cell table:number-columns-repeated="1011"/>
        </table:table-row>
        <table:table-row table:style-name="ro28">
          <table:table-cell office:value-type="string">
            <text:p>LRN0087_forIssueRemediationCheckBoxPresent</text:p>
          </table:table-cell>
          <table:table-cell office:value-type="string">
            <text:p>L1</text:p>
          </table:table-cell>
          <table:table-cell office:value-type="string">
            <text:p>For issue remediation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table-cell office:value-type="string">
            <text:p>1. Verify that the 'for issue remediation' check box is present in Questionnaires tab</text:p>
          </table:table-cell>
          <table:table-cell table:number-columns-repeated="5"/>
          <table:table-cell office:value-type="string">
            <text:p>YES</text:p>
          </table:table-cell>
          <table:table-cell table:number-columns-repeated="1011"/>
        </table:table-row>
        <table:table-row table:style-name="ro200">
          <table:table-cell office:value-type="string">
            <text:p>LRN0088_CheckforIssueRemediationCheckBox</text:p>
          </table:table-cell>
          <table:table-cell office:value-type="string">
            <text:p>L1</text:p>
          </table:table-cell>
          <table:table-cell office:value-type="string">
            <text:p>Check for issue remediation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200">
          <table:table-cell office:value-type="string">
            <text:p>LRN0089_UnCheckforIssueRemediationCheckBox</text:p>
          </table:table-cell>
          <table:table-cell office:value-type="string">
            <text:p>L1</text:p>
          </table:table-cell>
          <table:table-cell office:value-type="string">
            <text:p>Uncheck for issue remediation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Check the 'for issue </text:span><text:span text:style-name="T3">remediation' check box</text:span></text:p>
          </table:table-cell>
          <table:table-cell table:number-columns-repeated="7"/>
          <table:table-cell office:value-type="string">
            <text:p>YES</text:p>
          </table:table-cell>
          <table:table-cell table:number-columns-repeated="1011"/>
        </table:table-row>
        <table:table-row table:style-name="ro28">
          <table:table-cell office:value-type="string">
            <text:p>LRN0090_OnlyIfUsedInSurveysCheckBoxPresent</text:p>
          </table:table-cell>
          <table:table-cell/>
          <table:table-cell office:value-type="string">
            <text:p>Only if used in surveys checkbox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table-cell office:value-type="string">
            <text:p>1. Verify that the 'Only if used in surveys' checkbox is present in Questionnaires <text:s/>window</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0">
          <table:table-cell office:value-type="string">
            <text:p>LRN0091_CheckOnlyIfUsedInSurveysCheckBox</text:p>
          </table:table-cell>
          <table:table-cell office:value-type="string">
            <text:p>L1</text:p>
          </table:table-cell>
          <table:table-cell office:value-type="string">
            <text:p>Check Only if used in surveys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Check 'Only if used in </text:span><text:span text:style-name="T3">surveys' check box</text:span></text:p>
          </table:table-cell>
          <table:table-cell/>
          <table:table-cell office:value-type="string">
            <text:p>1. Verify that the records of the questionnaires that have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00">
          <table:table-cell office:value-type="string">
            <text:p>LRN0092_UnCheckOnlyIfUsedInSurveysCheckBox</text:p>
          </table:table-cell>
          <table:table-cell office:value-type="string">
            <text:p>L1</text:p>
          </table:table-cell>
          <table:table-cell office:value-type="string">
            <text:p>Uncheck Only if used in surveys checkbox </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Uncheck 'Only if used in </text:span><text:span text:style-name="T3">surveys' check box</text:span></text:p>
          </table:table-cell>
          <table:table-cell/>
          <table:table-cell office:value-type="string">
            <text:p>1. Verify that the records of the questionnaires that have not been used in surveys are shown</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3_QuestionnaireColumn</text:p>
          </table:table-cell>
          <table:table-cell office:value-type="string">
            <text:p>L1</text:p>
          </table:table-cell>
          <table:table-cell office:value-type="string">
            <text:p>Questionnaire column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4_AboutColumn</text:p>
          </table:table-cell>
          <table:table-cell office:value-type="string">
            <text:p>L1</text:p>
          </table:table-cell>
          <table:table-cell office:value-type="string">
            <text:p>About column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number-columns-repeated="2"/>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28">
          <table:table-cell office:value-type="string">
            <text:p>LRN0095_StatusColumn</text:p>
          </table:table-cell>
          <table:table-cell office:value-type="string">
            <text:p>L1</text:p>
          </table:table-cell>
          <table:table-cell office:value-type="string">
            <text:p>status column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number-columns-repeated="1019"/>
        </table:table-row>
        <table:table-row table:style-name="ro28">
          <table:table-cell office:value-type="string">
            <text:p>LRN0096_CreatedOnColumn</text:p>
          </table:table-cell>
          <table:table-cell office:value-type="string">
            <text:p>L1</text:p>
          </table:table-cell>
          <table:table-cell office:value-type="string">
            <text:p>Created on column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number-columns-repeated="1019"/>
        </table:table-row>
        <table:table-row table:style-name="ro28">
          <table:table-cell office:value-type="string">
            <text:p>LRN0097_ByColumn</text:p>
          </table:table-cell>
          <table:table-cell office:value-type="string">
            <text:p>L1</text:p>
          </table:table-cell>
          <table:table-cell office:value-type="string">
            <text:p>By column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number-columns-repeated="1019"/>
        </table:table-row>
        <table:table-row table:style-name="ro28">
          <table:table-cell office:value-type="string">
            <text:p>LRN0098_LastModifiedOnColumn</text:p>
          </table:table-cell>
          <table:table-cell office:value-type="string">
            <text:p>L1</text:p>
          </table:table-cell>
          <table:table-cell office:value-type="string">
            <text:p>Last modified on column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number-columns-repeated="1019"/>
        </table:table-row>
        <table:table-row table:style-name="ro28">
          <table:table-cell office:value-type="string">
            <text:p>LRN0099_OfSurveysColumn</text:p>
          </table:table-cell>
          <table:table-cell office:value-type="string">
            <text:p>L1</text:p>
          </table:table-cell>
          <table:table-cell office:value-type="string">
            <text:p>Of surveys column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number-columns-repeated="1019"/>
        </table:table-row>
        <table:table-row table:style-name="ro28">
          <table:table-cell office:value-type="string">
            <text:p>LRN0100_SurveyedColumn</text:p>
          </table:table-cell>
          <table:table-cell office:value-type="string">
            <text:p>L1</text:p>
          </table:table-cell>
          <table:table-cell office:value-type="string">
            <text:p>Surveyed column in Questionnaires tab</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number-columns-repeated="1019"/>
        </table:table-row>
        <table:table-row table:style-name="ro28">
          <table:table-cell office:value-type="string">
            <text:p>LRN0101_AddNewButtonPresent</text:p>
          </table:table-cell>
          <table:table-cell office:value-type="string">
            <text:p>L1</text:p>
          </table:table-cell>
          <table:table-cell office:value-type="string">
            <text:p>Verify Add new button present</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able:table-cell>
          <table:table-cell/>
          <table:table-cell office:value-type="string">
            <text:p>1. Verify that Add new button is present in the Questionnaires tab for adding new questionnaire</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61">
          <table:table-cell office:value-type="string">
            <text:p>LRN0102_ClickAddNewButton</text:p>
          </table:table-cell>
          <table:table-cell office:value-type="string">
            <text:p>L1</text:p>
          </table:table-cell>
          <table:table-cell office:value-type="string">
            <text:p>Click Add new button</text:p>
          </table:table-cell>
          <table:table-cell/>
          <table:table-cell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Click the Learning popup </text:span><text:span text:style-name="T3">menu</text:span></text:p>
            <text:p><text:span text:style-name="T3">5. Select the All Surveys option </text:span><text:span text:style-name="T3">from the Learning popup menu</text:span></text:p>
            <text:p><text:span text:style-name="T3">6. Click the Questionnaires tab</text:span></text:p>
            <text:p><text:span text:style-name="T3">7. Click the Add new button</text:span></text:p>
          </table:table-cell>
          <table:table-cell/>
          <table:table-cell office:value-type="string">
            <text:p>1. Verify that the section for adding a new questionnaire is shown </text:p>
          </table:table-cell>
          <table:table-cell table:number-columns-repeated="2" office:value-type="string">
            <text:p>PASS</text:p>
          </table:table-cell>
          <table:table-cell table:number-columns-repeated="3"/>
          <table:table-cell office:value-type="string">
            <text:p>YES</text:p>
          </table:table-cell>
          <table:table-cell table:number-columns-repeated="1011"/>
        </table:table-row>
        <table:table-row table:style-name="ro1" table:number-rows-repeated="3">
          <table:table-cell table:number-columns-repeated="1024"/>
        </table:table-row>
        <table:table-row table:style-name="ro61">
          <table:table-cell table:style-name="ce389" office:value-type="string">
            <text:p>LRN0103_AddQuestionnaire</text:p>
          </table:table-cell>
          <table:table-cell table:style-name="ce62" office:value-type="string">
            <text:p>L1</text:p>
          </table:table-cell>
          <table:table-cell table:style-name="ce389" office:value-type="string">
            <text:p>Add New Questionnaire</text:p>
          </table:table-cell>
          <table:table-cell table:style-name="ce389"/>
          <table:table-cell table:style-name="ce406"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5. Click on Questionnaires tab</text:p>
            <text:p>6. Click on ''Add new' Questionnaire' button</text:p>
            <text:p>7. Click on Close</text:p>
          </table:table-cell>
          <table:table-cell table:style-name="ce399"/>
          <table:table-cell table:style-name="ce399" office:value-type="string">
            <text:p>Verify that when clicked on 'Add new' Questionnaire button Questionnaire should be added with 'unnamed' title.</text:p>
          </table:table-cell>
          <table:table-cell table:style-name="ce62"/>
          <table:table-cell table:style-name="ce62" office:value-type="string">
            <text:p>PASS</text:p>
          </table:table-cell>
          <table:table-cell table:style-name="ce62" office:value-type="string">
            <text:p>YES</text:p>
          </table:table-cell>
          <table:table-cell table:style-name="ce62" table:number-columns-repeated="2"/>
          <table:table-cell table:style-name="ce62" office:value-type="string">
            <text:p>YES</text:p>
          </table:table-cell>
          <table:table-cell table:number-columns-repeated="1011"/>
        </table:table-row>
        <table:table-row table:style-name="ro57">
          <table:table-cell table:style-name="ce389" office:value-type="string">
            <text:p>LRN0104_AddQuestionnaireName</text:p>
          </table:table-cell>
          <table:table-cell table:style-name="ce177" office:value-type="string">
            <text:p>L1</text:p>
          </table:table-cell>
          <table:table-cell table:style-name="ce389" office:value-type="string">
            <text:p>Add New Questionnaire Name</text:p>
          </table:table-cell>
          <table:table-cell table:style-name="ce394"/>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 Questionnaire button.</text:p>
            <text:p>7. Enter Questionnaire Name</text:p>
            <text:p>8. Click on Close</text:p>
          </table:table-cell>
          <table:table-cell table:style-name="ce402" office:value-type="string">
            <text:p>“Questionnaire1”</text:p>
          </table:table-cell>
          <table:table-cell table:style-name="ce402" office:value-type="string">
            <text:p>1.Verify <text:s/>that name of Questionnaire should be upda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205">
          <table:table-cell table:style-name="ce389" office:value-type="string">
            <text:p>LRN0104_AddQuestionnaireSurveyAboutAsThisPlan</text:p>
          </table:table-cell>
          <table:table-cell table:style-name="ce177" office:value-type="string">
            <text:p>L1</text:p>
          </table:table-cell>
          <table:table-cell table:style-name="ce389" office:value-type="string">
            <text:p>Add New Questionnaire SurveyAbout for this plan</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this plan'</text:p>
            <text:p>9. Click on Close</text:p>
          </table:table-cell>
          <table:table-cell table:style-name="ce402" office:value-type="string">
            <text:p>“Questionnaire2”</text:p>
          </table:table-cell>
          <table:table-cell table:style-name="ce402" office:value-type="string">
            <text:p>1.Verify that SurveyAbout should be added for 'This plan'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205">
          <table:table-cell table:style-name="ce389" office:value-type="string">
            <text:p>LRN0105_AddQuestionnaireSurveyAboutAsAgent</text:p>
          </table:table-cell>
          <table:table-cell table:style-name="ce177" office:value-type="string">
            <text:p>L1</text:p>
          </table:table-cell>
          <table:table-cell table:style-name="ce389" office:value-type="string">
            <text:p>Add New Questionnaire SurveyAbout for Agent</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agent'</text:p>
            <text:p>9. Click on Close</text:p>
          </table:table-cell>
          <table:table-cell table:style-name="ce402" office:value-type="string">
            <text:p>“Questionnaire3”</text:p>
          </table:table-cell>
          <table:table-cell table:style-name="ce402" office:value-type="string">
            <text:p>Verify that SurveyAbout should be added for 'Agent'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205">
          <table:table-cell table:style-name="ce389" office:value-type="string">
            <text:p>LRN0106_AddQuestionnaireSurveyAboutAsEvent</text:p>
          </table:table-cell>
          <table:table-cell table:style-name="ce177" office:value-type="string">
            <text:p>L1</text:p>
          </table:table-cell>
          <table:table-cell table:style-name="ce389" office:value-type="string">
            <text:p>Add New Questionnaire SurveyAbout for Event</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Add new' 'Questionnaire button.</text:p>
            <text:p>7. Enter Questionnaire Name</text:p>
            <text:p>8. Select SurveyAbout as 'event'</text:p>
            <text:p>9. Click on Close</text:p>
          </table:table-cell>
          <table:table-cell table:style-name="ce402" office:value-type="string">
            <text:p>“Questionnaire4”</text:p>
          </table:table-cell>
          <table:table-cell table:style-name="ce402" office:value-type="string">
            <text:p>Verify that SurveyAbout should be added for 'Event'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6">
          <table:table-cell table:style-name="ce389" office:value-type="string">
            <text:p>LRN0107_AddQuestionnaireSurveyAboutAsInformationFlow</text:p>
          </table:table-cell>
          <table:table-cell table:style-name="ce177" office:value-type="string">
            <text:p>L1</text:p>
          </table:table-cell>
          <table:table-cell table:style-name="ce389" office:value-type="string">
            <text:p>Add New Questionnaire Survey About for Information Flow</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 as 'information flows '</text:p>
            <text:p>9. Click on Close.</text:p>
            <text:p>10. Click on Sign out user.</text:p>
          </table:table-cell>
          <table:table-cell table:style-name="ce402" office:value-type="string">
            <text:p>“Questionnaire5”</text:p>
          </table:table-cell>
          <table:table-cell table:style-name="ce402" office:value-type="string">
            <text:p>Verify that Survey About should be added for 'Information Flow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5">
          <table:table-cell table:style-name="ce389" office:value-type="string">
            <text:p>LRN0108_AddQuestionnaireSurveyAboutAsOrganization</text:p>
          </table:table-cell>
          <table:table-cell table:style-name="ce177" office:value-type="string">
            <text:p>L1</text:p>
          </table:table-cell>
          <table:table-cell table:style-name="ce389" office:value-type="string">
            <text:p>Add New Questionnaire Survey About for Organization</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 as 'organization'</text:p>
            <text:p>9. Click on Close</text:p>
          </table:table-cell>
          <table:table-cell table:style-name="ce402" office:value-type="string">
            <text:p>“Questionnaire1”</text:p>
          </table:table-cell>
          <table:table-cell table:style-name="ce402" office:value-type="string">
            <text:p>Verify that Survey About should be added for 'Organization'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5">
          <table:table-cell table:style-name="ce389" office:value-type="string">
            <text:p>LRN0109_AddQuestionnaireSurveyAboutAsPhaseOfEvents</text:p>
          </table:table-cell>
          <table:table-cell table:style-name="ce177" office:value-type="string">
            <text:p>L1</text:p>
          </table:table-cell>
          <table:table-cell table:style-name="ce389" office:value-type="string">
            <text:p>Add New Questionnaire SurveyAbout for Phase as Event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phases of events'</text:p>
            <text:p>9. Click on Close</text:p>
          </table:table-cell>
          <table:table-cell table:style-name="ce402" office:value-type="string">
            <text:p>“Questionnaire7”</text:p>
          </table:table-cell>
          <table:table-cell table:style-name="ce402" office:value-type="string">
            <text:p>Verify that Survey About should be added for 'Phases of ev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5">
          <table:table-cell table:style-name="ce389" office:value-type="string">
            <text:p>LRN0110_AddQuestionnaireSurveyAboutAsPlaces</text:p>
          </table:table-cell>
          <table:table-cell table:style-name="ce177" office:value-type="string">
            <text:p>L1</text:p>
          </table:table-cell>
          <table:table-cell table:style-name="ce389" office:value-type="string">
            <text:p>Add New Questionnaire SurveyAbout for Place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places'</text:p>
            <text:p>9. Click on Close</text:p>
          </table:table-cell>
          <table:table-cell table:style-name="ce402" office:value-type="string">
            <text:p>“Questionnaire8”</text:p>
          </table:table-cell>
          <table:table-cell table:style-name="ce402" office:value-type="string">
            <text:p>Verify that Survey About should be added for 'place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5">
          <table:table-cell table:style-name="ce390" office:value-type="string">
            <text:p>LRN0111_AddQuestionnaireSurveyAboutAsPlanSegment</text:p>
          </table:table-cell>
          <table:table-cell table:style-name="ce177" office:value-type="string">
            <text:p>L1</text:p>
          </table:table-cell>
          <table:table-cell table:style-name="ce389" office:value-type="string">
            <text:p>Add New Questionnaire SurveyAbout for Plan Segment</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plan segments'</text:p>
            <text:p>9. Click on Close</text:p>
          </table:table-cell>
          <table:table-cell table:style-name="ce402" office:value-type="string">
            <text:p>“Questionnaire11”</text:p>
          </table:table-cell>
          <table:table-cell table:style-name="ce402" office:value-type="string">
            <text:p>Verify that Survey About should be added for 'Plan Segm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5">
          <table:table-cell table:style-name="ce389" office:value-type="string">
            <text:p>LRN0112_AddQuestionnaireSurveyAboutAsRole</text:p>
          </table:table-cell>
          <table:table-cell table:style-name="ce177" office:value-type="string">
            <text:p>L1</text:p>
          </table:table-cell>
          <table:table-cell table:style-name="ce389" office:value-type="string">
            <text:p>Add New Questionnaire SurveyAbout for Role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roles'</text:p>
            <text:p>9. Click on Close</text:p>
          </table:table-cell>
          <table:table-cell table:style-name="ce402" office:value-type="string">
            <text:p>“Questionnaire11”</text:p>
          </table:table-cell>
          <table:table-cell table:style-name="ce402" office:value-type="string">
            <text:p>Verify that Survey About should be added for 'Role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5">
          <table:table-cell table:style-name="ce389" office:value-type="string">
            <text:p>LRN0113_AddQuestionnaireSurveyAboutAsSharingRequirements</text:p>
          </table:table-cell>
          <table:table-cell table:style-name="ce177" office:value-type="string">
            <text:p>L1</text:p>
          </table:table-cell>
          <table:table-cell table:style-name="ce389" office:value-type="string">
            <text:p>Add New Questionnaire Survey About for this Sharing requirement 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 as 'sharing requirements'</text:p>
            <text:p>9. Click on Close</text:p>
          </table:table-cell>
          <table:table-cell table:style-name="ce402" office:value-type="string">
            <text:p>“Questionnaire11”</text:p>
          </table:table-cell>
          <table:table-cell table:style-name="ce402" office:value-type="string">
            <text:p>Verify that Survey About should be added for 'Sharing requirements'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5">
          <table:table-cell table:style-name="ce389" office:value-type="string">
            <text:p>LRN0114_AddQuestionnaireSurveyAboutAsTasks</text:p>
          </table:table-cell>
          <table:table-cell table:style-name="ce177" office:value-type="string">
            <text:p>L2</text:p>
          </table:table-cell>
          <table:table-cell table:style-name="ce389" office:value-type="string">
            <text:p>Add New Questionnaire Survey About for Tasks</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 as 'tasks'</text:p>
            <text:p>9. Click on Close</text:p>
          </table:table-cell>
          <table:table-cell table:style-name="ce402" office:value-type="string">
            <text:p>“Questionnaire11”</text:p>
          </table:table-cell>
          <table:table-cell table:style-name="ce402" office:value-type="string">
            <text:p>Verify that Survey About should be added for 'Task'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5">
          <table:table-cell table:style-name="ce389" office:value-type="string">
            <text:p>LRN0115_AddQuestionnaireSurveyAboutAsTransmissionMedia</text:p>
          </table:table-cell>
          <table:table-cell table:style-name="ce62" office:value-type="string">
            <text:p>L1</text:p>
          </table:table-cell>
          <table:table-cell table:style-name="ce389" office:value-type="string">
            <text:p>Add New Questionnaire SurveyAbout for Transmission Media</text:p>
          </table:table-cell>
          <table:table-cell table:style-name="ce389"/>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transmission media'</text:p>
            <text:p>9. Click on Close</text:p>
          </table:table-cell>
          <table:table-cell table:style-name="ce402" office:value-type="string">
            <text:p>“Questionnaire11”</text:p>
          </table:table-cell>
          <table:table-cell table:style-name="ce402" office:value-type="string">
            <text:p>Verify that SurveyAbout should be added for 'Transmission media' and should be displayed under 'About'</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76">
          <table:table-cell table:style-name="ce389" office:value-type="string">
            <text:p>LRN0116_ActivateQuestionnaire</text:p>
          </table:table-cell>
          <table:table-cell table:style-name="ce177"/>
          <table:table-cell table:style-name="ce399" office:value-type="string">
            <text:p>Activate Questionnaire</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 as 'this plan'</text:p>
            <text:p>9. Click on 'Activate Questionnaire' button</text:p>
            <text:p>10. Click on Close</text:p>
          </table:table-cell>
          <table:table-cell table:style-name="ce402" office:value-type="string">
            <text:p>“Questionnaire11”</text:p>
          </table:table-cell>
          <table:table-cell table:style-name="ce389" office:value-type="string">
            <text:p>1.Verify that questionnaire can be activated and its status should be 'ACTIVE'</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1">
          <table:table-cell table:style-name="ce389" office:value-type="string">
            <text:p>LRN0117_DeactivateQuestionnaire</text:p>
          </table:table-cell>
          <table:table-cell table:style-name="ce177"/>
          <table:table-cell table:style-name="ce399" office:value-type="string">
            <text:p>Deactivate Questionnaire</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ctivate Questionnaire' button</text:p>
            <text:p>11. Click on 'Deactivate Questionnaire' button</text:p>
            <text:p>12. Click on Close.</text:p>
          </table:table-cell>
          <table:table-cell table:style-name="ce402" office:value-type="string">
            <text:p>“Questionnaire11”</text:p>
          </table:table-cell>
          <table:table-cell table:style-name="ce389" office:value-type="string">
            <text:p>1.Verify that Questionnaire should be deactivated and its status should be 'INACTIVE'</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6">
          <table:table-cell table:style-name="ce389" office:value-type="string">
            <text:p>LRN0118_DeleteQuestionnaire</text:p>
          </table:table-cell>
          <table:table-cell table:style-name="ce394"/>
          <table:table-cell table:style-name="ce399" office:value-type="string">
            <text:p>Delete Questionnaire</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Delete Questionnaire' button</text:p>
            <text:p>10. Click on Close</text:p>
          </table:table-cell>
          <table:table-cell table:style-name="ce402" office:value-type="string">
            <text:p>“Questionnaire11”</text:p>
          </table:table-cell>
          <table:table-cell table:style-name="ce389" office:value-type="string">
            <text:p>1.Verify that Questionnaire should be delet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76">
          <table:table-cell table:style-name="ce389" office:value-type="string">
            <text:p>SQ0119_AddQuestion</text:p>
          </table:table-cell>
          <table:table-cell table:style-name="ce394" office:value-type="string">
            <text:p>L1</text:p>
          </table:table-cell>
          <table:table-cell table:style-name="ce399" office:value-type="string">
            <text:p>Add New Question</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7. Click on 'Add new' Questionnaire button.</text:p>
            <text:p>8. Enter Questionnaire Name</text:p>
            <text:p>9. Select Survey About</text:p>
            <text:p>10. Click on 'Add New Question ' button</text:p>
            <text:p>11. Click on Close.</text:p>
            <text:p>12. Click on Sign out user.</text:p>
          </table:table-cell>
          <table:table-cell table:style-name="ce402" office:value-type="string">
            <text:p>“Questionnaire11”</text:p>
          </table:table-cell>
          <table:table-cell table:style-name="ce389" office:value-type="string">
            <text:p>1.Verify that Question can be added in questionnaire with “(Inactive) --TBD--” details</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1">
          <table:table-cell table:style-name="ce391" office:value-type="string">
            <text:p>LRN0120_AddQuestioName</text:p>
          </table:table-cell>
          <table:table-cell table:style-name="ce395" office:value-type="string">
            <text:p>L0</text:p>
          </table:table-cell>
          <table:table-cell table:style-name="ce47" office:value-type="string">
            <text:p>Add New Question Name</text:p>
          </table:table-cell>
          <table:table-cell table:style-name="ce403"/>
          <table:table-cell table:style-name="ce408"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dd New Question ' button</text:p>
            <text:p>10. Enter details in 'Name of Question' text field</text:p>
            <text:p>11. Click on Close</text:p>
          </table:table-cell>
          <table:table-cell table:style-name="ce403" office:value-type="string">
            <text:p>“This is Question”</text:p>
          </table:table-cell>
          <table:table-cell table:style-name="ce391" office:value-type="string">
            <text:p>Verify that Question can be added in questionnaire with “(Inactive) This is Question” details</text:p>
          </table:table-cell>
          <table:table-cell table:style-name="ce410"/>
          <table:table-cell table:style-name="ce40" office:value-type="string">
            <text:p>PASS</text:p>
          </table:table-cell>
          <table:table-cell table:style-name="ce396" office:value-type="string">
            <text:p>YES</text:p>
          </table:table-cell>
          <table:table-cell table:style-name="ce396" table:number-columns-repeated="2"/>
          <table:table-cell table:style-name="ce396" office:value-type="string">
            <text:p>YES</text:p>
          </table:table-cell>
          <table:table-cell table:number-columns-repeated="1011"/>
        </table:table-row>
        <table:table-row table:style-name="ro208">
          <table:table-cell table:style-name="ce389" office:value-type="string">
            <text:p>LRN0121_ActivateQuestion</text:p>
          </table:table-cell>
          <table:table-cell table:style-name="ce177" office:value-type="string">
            <text:p>L1</text:p>
          </table:table-cell>
          <table:table-cell table:style-name="ce399" office:value-type="string">
            <text:p>Activate Question</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10. Click on 'Add New Question' button</text:p>
            <text:p>11. Enter details in 'Question' text field</text:p>
            <text:p>12. Click on 'Activate it' button.</text:p>
            <text:p>13. Click on Close</text:p>
          </table:table-cell>
          <table:table-cell table:style-name="ce402"/>
          <table:table-cell table:style-name="ce389" office:value-type="string">
            <text:p>Verify that question can be activated with 'This is Question' details</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80">
          <table:table-cell table:style-name="ce389" office:value-type="string">
            <text:p>SQ0122_DeactivateQuestion</text:p>
          </table:table-cell>
          <table:table-cell table:style-name="ce177" office:value-type="string">
            <text:p>L1</text:p>
          </table:table-cell>
          <table:table-cell table:style-name="ce399" office:value-type="string">
            <text:p>Deactivate Question</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Click on 'Activate it' button.</text:p>
            <text:p>12. Click on 'Deactivate it' button.</text:p>
            <text:p>13. Click on Close</text:p>
          </table:table-cell>
          <table:table-cell table:style-name="ce402" office:value-type="string">
            <text:p>“This is Question”</text:p>
          </table:table-cell>
          <table:table-cell table:style-name="ce389" office:value-type="string">
            <text:p>Verify that question can be deactivated with '(Inactive) This is Question' details</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177" office:value-type="string">
            <text:p>YES</text:p>
          </table:table-cell>
          <table:table-cell table:number-columns-repeated="1011"/>
        </table:table-row>
        <table:table-row table:style-name="ro208">
          <table:table-cell table:style-name="ce389" office:value-type="string">
            <text:p>LRN0123_DeleteQuestion</text:p>
          </table:table-cell>
          <table:table-cell table:style-name="ce177" office:value-type="string">
            <text:p>L1</text:p>
          </table:table-cell>
          <table:table-cell table:style-name="ce399" office:value-type="string">
            <text:p>Delete Question</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Click on 'Delete it' button</text:p>
            <text:p>12. Click on Close</text:p>
          </table:table-cell>
          <table:table-cell table:style-name="ce402" office:value-type="string">
            <text:p>“This is Question”</text:p>
          </table:table-cell>
          <table:table-cell table:style-name="ce389" office:value-type="string">
            <text:p>Verify that Question can be dele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80">
          <table:table-cell table:style-name="ce389" office:value-type="string">
            <text:p>LRN0124_SelectQuestionAnswerAsStatement</text:p>
          </table:table-cell>
          <table:table-cell table:style-name="ce177" office:value-type="string">
            <text:p>L1</text:p>
          </table:table-cell>
          <table:table-cell table:style-name="ce399" office:value-type="string">
            <text:p>Answer as Statement</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tatement'</text:p>
            <text:p>12. Click on 'Activate it' button.</text:p>
            <text:p>13. Click on Close</text:p>
          </table:table-cell>
          <table:table-cell table:style-name="ce402" office:value-type="string">
            <text:p>“This is Question”, Statement</text:p>
          </table:table-cell>
          <table:table-cell table:style-name="ce389" office:value-type="string">
            <text:p>Verify that answer can be selected as 'Statement'</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80">
          <table:table-cell table:style-name="ce389" office:value-type="string">
            <text:p>LRN0125_SelectQuestionAnswerAsDocument</text:p>
          </table:table-cell>
          <table:table-cell table:style-name="ce177" office:value-type="string">
            <text:p>L1</text:p>
          </table:table-cell>
          <table:table-cell table:style-name="ce399" office:value-type="string">
            <text:p>Answer as Document</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document'</text:p>
            <text:p>12. Click on 'Activate it' button</text:p>
            <text:p>13. Click on Close</text:p>
          </table:table-cell>
          <table:table-cell table:style-name="ce402" office:value-type="string">
            <text:p>“This is Question”, Document</text:p>
          </table:table-cell>
          <table:table-cell table:style-name="ce389" office:value-type="string">
            <text:p>Verify that answer can be selected as 'Document' and various options are display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80">
          <table:table-cell table:style-name="ce389" office:value-type="string">
            <text:p>LRN0126_SelectQuestionAnswerAsEssay</text:p>
          </table:table-cell>
          <table:table-cell table:style-name="ce177" office:value-type="string">
            <text:p>L1</text:p>
          </table:table-cell>
          <table:table-cell table:style-name="ce399" office:value-type="string">
            <text:p>Answer as Essay</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essay'</text:p>
            <text:p>12. Click on 'Activate it' button.</text:p>
            <text:p>13. Click on Close</text:p>
          </table:table-cell>
          <table:table-cell table:style-name="ce402" office:value-type="string">
            <text:p>“This is Question”, </text:p>
            <text:p>Essay</text:p>
          </table:table-cell>
          <table:table-cell table:style-name="ce389" office:value-type="string">
            <text:p>Verify that answer can be selected as 'essay' and various options are display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80">
          <table:table-cell table:style-name="ce389" office:value-type="string">
            <text:p>LRN0126_SelectQuestionAnswerAsChoice</text:p>
          </table:table-cell>
          <table:table-cell table:style-name="ce177" office:value-type="string">
            <text:p>L1</text:p>
          </table:table-cell>
          <table:table-cell table:style-name="ce399" office:value-type="string">
            <text:p>Answer as Choice</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Click on 'Activate it' button.</text:p>
            <text:p>13. Click on Close</text:p>
          </table:table-cell>
          <table:table-cell table:style-name="ce402" office:value-type="string">
            <text:p>“This is Question”, Choice</text:p>
          </table:table-cell>
          <table:table-cell table:style-name="ce389" office:value-type="string">
            <text:p>Verify that answer can be selected as 'choice' and various options are displayed and a text field appears</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41">
          <table:table-cell table:style-name="ce389" office:value-type="string">
            <text:p>LRN0127_ChoiceDetails</text:p>
          </table:table-cell>
          <table:table-cell table:style-name="ce177" office:value-type="string">
            <text:p>L1</text:p>
          </table:table-cell>
          <table:table-cell table:style-name="ce399" office:value-type="string">
            <text:p>Answer as Choice and enter details</text:p>
          </table:table-cell>
          <table:table-cell table:style-name="ce402"/>
          <table:table-cell table:style-name="ce406"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text field</text:p>
            <text:p>13. Click on 'Activate it' button</text:p>
          </table:table-cell>
          <table:table-cell table:style-name="ce402" office:value-type="string">
            <text:p>“This is Question”, Choice, </text:p>
            <text:p>“Choice One”</text:p>
          </table:table-cell>
          <table:table-cell table:style-name="ce389" office:value-type="string">
            <text:p>1. Verify that answer can be selected as 'choice' and various options are displayed and a text field appears.</text:p>
            <text:p>2. Choice 1 can be entered. <text:s text:c="7"/><text:s text:c="17"/></text:p>
            <text:p>3. Delete icon is creat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42">
          <table:table-cell table:style-name="ce62" office:value-type="string">
            <text:p>LRN0128_ChoiceDetailsOption2</text:p>
          </table:table-cell>
          <table:table-cell table:style-name="ce177" office:value-type="string">
            <text:p>L1</text:p>
          </table:table-cell>
          <table:table-cell table:style-name="ce399" office:value-type="string">
            <text:p>Answer as Choice and enter 2 options</text:p>
          </table:table-cell>
          <table:table-cell table:style-name="ce402"/>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 About</text:p>
            <text:p>9. Click on 'Add New Question' button</text:p>
            <text:p>10. Enter details in 'Question' text field</text:p>
            <text:p>11. Select 'Answer' as 'choice'</text:p>
            <text:p>12. Enter choice one in text field and hit enter</text:p>
            <text:p>13. Enter choice second in text field and hit enter</text:p>
            <text:p>14. Click on 'Activate it' button.</text:p>
            <text:p>15. Click on Close</text:p>
          </table:table-cell>
          <table:table-cell table:style-name="ce402" office:value-type="string">
            <text:p>“This is Question”, Choice, “Choice One”,”Choice two”</text:p>
          </table:table-cell>
          <table:table-cell table:style-name="ce389" office:value-type="string">
            <text:p>1. Verify that answer can be selected as 'choice'.</text:p>
            <text:p>2. Choice 1 can be entered.</text:p>
            <text:p>3. Choice 2 can be entered.</text:p>
            <text:p>4. Delete icon is created.</text:p>
            <text:p>5. Move up and Move down Arrows are creat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42">
          <table:table-cell table:style-name="ce62" office:value-type="string">
            <text:p>LRN0129_DeleteChoice</text:p>
          </table:table-cell>
          <table:table-cell table:style-name="ce177" office:value-type="string">
            <text:p>L1</text:p>
          </table:table-cell>
          <table:table-cell table:style-name="ce62" office:value-type="string">
            <text:p>Delete the Choice</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choice'</text:p>
            <text:p>12. Enter choice one in 'Enter choice' text field and hit enter</text:p>
            <text:p>13. Click on delete button</text:p>
            <text:p>14. Click on 'Activate it' button</text:p>
            <text:p>15. Click on Close</text:p>
          </table:table-cell>
          <table:table-cell table:style-name="ce402"/>
          <table:table-cell table:style-name="ce389" office:value-type="string">
            <text:p>1. Verify that answer can be selected as 'choice'.</text:p>
            <text:p>2. Choice 1 can be entered.</text:p>
            <text:p>3. Delete icon is created.</text:p>
            <text:p>4. Choice gets deleted</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8">
          <table:table-cell table:style-name="ce62" office:value-type="string">
            <text:p>LRN0130_SelectQuestionAnswerAsYesOrNo</text:p>
          </table:table-cell>
          <table:table-cell table:style-name="ce177" office:value-type="string">
            <text:p>L1</text:p>
          </table:table-cell>
          <table:table-cell table:style-name="ce62" office:value-type="string">
            <text:p>Answer as 'Yes or No'</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yes or no'</text:p>
            <text:p>12. Click on Close</text:p>
          </table:table-cell>
          <table:table-cell table:style-name="ce402" office:value-type="string">
            <text:p>“This is Question”, Yes or No</text:p>
          </table:table-cell>
          <table:table-cell table:style-name="ce389" office:value-type="string">
            <text:p>Verify that answer can be selected as 'yes or no' and various options are display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8">
          <table:table-cell table:style-name="ce62" office:value-type="string">
            <text:p>LRN0131_SelectQuestionAnswerAsShortText</text:p>
          </table:table-cell>
          <table:table-cell table:style-name="ce177" office:value-type="string">
            <text:p>L1</text:p>
          </table:table-cell>
          <table:table-cell table:style-name="ce62" office:value-type="string">
            <text:p>Answer as 'Short text'</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Click on 'Add new' Questionnaire button.</text:p>
            <text:p>7. Enter Questionnaire Name</text:p>
            <text:p>8. Select SurveyAbout</text:p>
            <text:p>9. Click on 'Add New Question' button</text:p>
            <text:p>10. Enter details in 'Question' text field</text:p>
            <text:p>11. Select 'Answer' as 'Short text'</text:p>
            <text:p>12. Click on Close</text:p>
          </table:table-cell>
          <table:table-cell table:style-name="ce402" office:value-type="string">
            <text:p>“This is Question”,</text:p>
            <text:p><text:s/>Yes or No</text:p>
          </table:table-cell>
          <table:table-cell table:style-name="ce389" office:value-type="string">
            <text:p>Verify that answer can be selected as 'Short text' and various options are displayed</text:p>
          </table:table-cell>
          <table:table-cell table:style-name="ce343"/>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76">
          <table:table-cell table:style-name="ce62" office:value-type="string">
            <text:p>LRN0132_CreateSurveyForThisPlan</text:p>
          </table:table-cell>
          <table:table-cell table:style-name="ce177" office:value-type="string">
            <text:p>L1</text:p>
          </table:table-cell>
          <table:table-cell table:style-name="ce62" office:value-type="string">
            <text:p>Survey for Plan</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his plan</text:p>
            <text:p>7. Click on Show pop up menu and select 'About plan'.</text:p>
            <text:p>8. Click on 'Survey' .</text:p>
            <text:p>9.Click open button.</text:p>
            <text:p>10.Click on Close <text:s text:c="26"/><text:s text:c="9"/></text:p>
          </table:table-cell>
          <table:table-cell table:style-name="ce402"/>
          <table:table-cell table:style-name="ce62" office:value-type="string">
            <text:p>1. Verify that survey is launched</text:p>
            <text:p>2. Verify that survey can be created for this plan</text:p>
          </table:table-cell>
          <table:table-cell table:style-name="ce62"/>
          <table:table-cell table:style-name="ce62" office:value-type="string">
            <text:p>PASS</text:p>
          </table:table-cell>
          <table:table-cell table:style-name="ce177" office:value-type="string">
            <text:p>YES</text:p>
          </table:table-cell>
          <table:table-cell table:style-name="ce177" table:number-columns-repeated="2"/>
          <table:table-cell table:style-name="ce394" office:value-type="string">
            <text:p>YES</text:p>
          </table:table-cell>
          <table:table-cell table:number-columns-repeated="1011"/>
        </table:table-row>
        <table:table-row table:style-name="ro208">
          <table:table-cell table:style-name="ce62" office:value-type="string">
            <text:p>LRN0133_RetireThisSurvey</text:p>
          </table:table-cell>
          <table:table-cell table:style-name="ce177" office:value-type="string">
            <text:p>L1</text:p>
          </table:table-cell>
          <table:table-cell table:style-name="ce62" office:value-type="string">
            <text:p>Retire this survey</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his plan</text:p>
            <text:p>7. Click on Show pop up menu.</text:p>
            <text:p>8. Click on 'Surveys' tab.</text:p>
            <text:p>9. Click on Open button</text:p>
            <text:p>11. Click on 'Retire this survey' button <text:s text:c="32"/></text:p>
            <text:p>12.Click on Close. <text:s text:c="25"/><text:s text:c="10"/>13.Click on 'Sign out' user.</text:p>
          </table:table-cell>
          <table:table-cell table:style-name="ce402"/>
          <table:table-cell table:style-name="ce62" office:value-type="string">
            <text:p>1.Verify that survey can be retired and its status changes to closed</text:p>
          </table:table-cell>
          <table:table-cell table:style-name="ce62"/>
          <table:table-cell table:style-name="ce62" office:value-type="string">
            <text:p>PASS</text:p>
          </table:table-cell>
          <table:table-cell table:style-name="ce177" table:number-columns-repeated="3"/>
          <table:table-cell table:style-name="ce394" office:value-type="string">
            <text:p>YES</text:p>
          </table:table-cell>
          <table:table-cell table:number-columns-repeated="1011"/>
        </table:table-row>
        <table:table-row table:style-name="ro198">
          <table:table-cell table:style-name="ce62" office:value-type="string">
            <text:p>LRN0134_ActivateSurvey</text:p>
          </table:table-cell>
          <table:table-cell table:style-name="ce177"/>
          <table:table-cell table:style-name="ce62" office:value-type="string">
            <text:p>Activate this survey</text:p>
          </table:table-cell>
          <table:table-cell table:style-name="ce177"/>
          <table:table-cell table:style-name="ce407" office:value-type="string">
            <text:p><text:span text:style-name="T3">1. Login to Channels with valid </text:span><text:span text:style-name="T3">credentials</text:span></text:p>
            <text:p><text:span text:style-name="T3">2. Click the Domain Plans link</text:span></text:p>
            <text:p><text:span text:style-name="T3">3. Click the Domain Plan Editor </text:span><text:span text:style-name="T3">link</text:span></text:p>
            <text:p><text:span text:style-name="T3">4. Select the 'All surveys' </text:span><text:span text:style-name="T3">option from <text:s/>the Learning </text:span><text:span text:style-name="T3">popup menu</text:span></text:p>
            <text:p><text:span text:style-name="T20">5. Click on Questionnaires tab</text:span></text:p>
            <text:p>6. 'Add new' Questionnaire for This plan</text:p>
            <text:p>7. Click on Surveys tab.</text:p>
            <text:p>8.Click open button</text:p>
            <text:p>9. Click on Activate this survey button</text:p>
          </table:table-cell>
          <table:table-cell table:style-name="ce402"/>
          <table:table-cell table:style-name="ce62" office:value-type="string">
            <text:p>Verify that survey can be Activated and its status is 'Ongoing'</text:p>
          </table:table-cell>
          <table:table-cell table:style-name="ce62"/>
          <table:table-cell table:style-name="ce62" office:value-type="string">
            <text:p>PASS</text:p>
          </table:table-cell>
          <table:table-cell table:style-name="ce177" table:number-columns-repeated="3"/>
          <table:table-cell table:style-name="ce394" office:value-type="string">
            <text:p>YES</text:p>
          </table:table-cell>
          <table:table-cell table:number-columns-repeated="1011"/>
        </table:table-row>
        <table:table-row table:style-name="ro1" table:number-rows-repeated="65389">
          <table:table-cell table:number-columns-repeated="1024"/>
        </table:table-row>
        <table:table-row table:style-name="ro1">
          <table:table-cell table:number-columns-repeated="1024"/>
        </table:table-row>
      </table:table>
      <table:table table:name="Help" table:style-name="ta3" table:print="false">
        <table:table-column table:style-name="co15" table:default-cell-style-name="Default"/>
        <table:table-row table:style-name="ro149">
          <table:table-cell/>
        </table:table-row>
      </table:table>
      <table:table table:name="Task_Flow_Panel" table:style-name="ta3" table:print="false">
        <office:forms form:automatic-focus="false" form:apply-design-mode="false"/>
        <table:table-column table:style-name="co15" table:number-columns-repeated="3" table:default-cell-style-name="Default"/>
        <table:table-column table:style-name="co117" table:default-cell-style-name="Default"/>
        <table:table-column table:style-name="co118" table:default-cell-style-name="Default"/>
        <table:table-column table:style-name="co119" table:default-cell-style-name="Default"/>
        <table:table-column table:style-name="co40" table:default-cell-style-name="Default"/>
        <table:table-column table:style-name="co88" table:default-cell-style-name="Default"/>
        <table:table-column table:style-name="co15" table:number-columns-repeated="4" table:default-cell-style-name="Default"/>
        <table:table-column table:style-name="co22" table:default-cell-style-name="Default"/>
        <table:table-column table:style-name="co15" table:number-columns-repeated="1011" table:default-cell-style-name="Default"/>
        <table:table-row table:style-name="ro4">
          <table:table-cell table:style-name="ce270" office:value-type="string">
            <text:p>TEST CASE ID</text:p>
          </table:table-cell>
          <table:table-cell table:style-name="ce270" office:value-type="string">
            <text:p>PRIORITY</text:p>
          </table:table-cell>
          <table:table-cell table:style-name="ce270" office:value-type="string">
            <text:p>TITLE</text:p>
          </table:table-cell>
          <table:table-cell table:style-name="ce270" office:value-type="string">
            <text:p>SET UP</text:p>
          </table:table-cell>
          <table:table-cell table:style-name="ce270" office:value-type="string">
            <text:p>STEPS</text:p>
          </table:table-cell>
          <table:table-cell table:style-name="ce270" office:value-type="string">
            <text:p>TEST DATA</text:p>
          </table:table-cell>
          <table:table-cell table:style-name="ce270" office:value-type="string">
            <text:p>EXPECTED RESULTS</text:p>
          </table:table-cell>
          <table:table-cell table:style-name="ce270" office:value-type="string">
            <text:p>ACTUAL RESULT</text:p>
          </table:table-cell>
          <table:table-cell table:style-name="ce270" office:value-type="string">
            <text:p>RESULT</text:p>
          </table:table-cell>
          <table:table-cell table:style-name="ce270" office:value-type="string">
            <text:p>AUTOMATED</text:p>
          </table:table-cell>
          <table:table-cell table:style-name="ce270" office:value-type="string">
            <text:p>TICKET ID</text:p>
          </table:table-cell>
          <table:table-cell table:style-name="ce270" office:value-type="string">
            <text:p>COMMENT</text:p>
          </table:table-cell>
          <table:table-cell table:style-name="ce287" office:value-type="string">
            <text:p>DATE : <text:s/>February 04, 2013</text:p>
            <text:p>REVISION: 3955</text:p>
            <text:p>BROWSER: Chrome</text:p>
          </table:table-cell>
          <table:table-cell table:style-name="ce290" table:number-columns-repeated="998"/>
          <table:table-cell table:style-name="ce297" table:number-columns-repeated="2"/>
          <table:table-cell table:style-name="ce298" table:number-columns-repeated="11"/>
        </table:table-row>
        <table:table-row table:style-name="ro119">
          <table:table-cell table:style-name="ce137" office:value-type="string">
            <text:p>TFP001_ReceivePanel</text:p>
          </table:table-cell>
          <table:table-cell table:style-name="ce133" office:value-type="string">
            <text:p>L0</text:p>
          </table:table-cell>
          <table:table-cell table:style-name="ce137" office:value-type="string">
            <text:p>Receives panel</text:p>
          </table:table-cell>
          <table:table-cell table:style-name="ce133"/>
          <table:table-cell table:style-name="ce133" office:value-type="string">
            <text:p>1. Login to the Channels.</text:p>
            <text:p>2.Click on 'Collaboration Model'.</text:p>
          </table:table-cell>
          <table:table-cell table:style-name="ce133"/>
          <table:table-cell table:style-name="ce283" office:value-type="string">
            <text:p>Verify that Receives panel is present</text:p>
          </table:table-cell>
          <table:table-cell table:style-name="ce133" office:value-type="string">
            <text:p>The Receives panel is present.</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00">
          <table:table-cell table:style-name="ce137" office:value-type="string">
            <text:p>TFP002_SendPanel</text:p>
          </table:table-cell>
          <table:table-cell table:style-name="ce133" office:value-type="string">
            <text:p>L0</text:p>
          </table:table-cell>
          <table:table-cell table:style-name="ce137" office:value-type="string">
            <text:p>Sends panel</text:p>
          </table:table-cell>
          <table:table-cell table:style-name="ce133"/>
          <table:table-cell table:style-name="ce133" office:value-type="string">
            <text:p>1. Login to the Channels.</text:p>
            <text:p>2.Click on 'Collaboration Model'.</text:p>
          </table:table-cell>
          <table:table-cell table:style-name="ce133"/>
          <table:table-cell table:style-name="ce283" office:value-type="string">
            <text:p>Verify that Send panel is present</text:p>
          </table:table-cell>
          <table:table-cell table:style-name="ce133" office:value-type="string">
            <text:p>The Send panel is present</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37">
          <table:table-cell table:style-name="ce137" office:value-type="string">
            <text:p>TFP003_AddInfoReceive</text:p>
          </table:table-cell>
          <table:table-cell table:style-name="ce133" office:value-type="string">
            <text:p>L0</text:p>
          </table:table-cell>
          <table:table-cell table:style-name="ce137" office:value-type="string">
            <text:p>Add info receives</text:p>
          </table:table-cell>
          <table:table-cell table:style-name="ce133"/>
          <table:table-cell table:style-name="ce133" office:value-type="string">
            <text:p>1. Login to the Channels.</text:p>
            <text:p>2.Click on 'Collaboration Model'.</text:p>
            <text:p>3.Click on add info receive in Receive panel</text:p>
          </table:table-cell>
          <table:table-cell table:style-name="ce133"/>
          <table:table-cell table:style-name="ce283" office:value-type="string">
            <text:p>· Verify that info can be received</text:p>
            <text:p>·Verify that details can be entered</text:p>
            <text:p>· Verify that details can be</text:p>
            <text:p>modified</text:p>
          </table:table-cell>
          <table:table-cell table:style-name="ce133" office:value-type="string">
            <text:p>·The info can be received.</text:p>
            <text:p>·The details can be entered.</text:p>
            <text:p>·The details can be</text:p>
            <text:p>Modifi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0">
          <table:table-cell table:style-name="ce137" office:value-type="string">
            <text:p>TFP004_AddInfoSend</text:p>
          </table:table-cell>
          <table:table-cell table:style-name="ce133" office:value-type="string">
            <text:p>L0</text:p>
          </table:table-cell>
          <table:table-cell table:style-name="ce137" office:value-type="string">
            <text:p>Add info sends</text:p>
          </table:table-cell>
          <table:table-cell table:style-name="ce133"/>
          <table:table-cell table:style-name="ce133" office:value-type="string">
            <text:p>1. Login to the Channels.</text:p>
            <text:p>2.Click on 'Collaboration Model'.</text:p>
            <text:p>3. Click on add info sends in Sends panel</text:p>
          </table:table-cell>
          <table:table-cell table:style-name="ce133"/>
          <table:table-cell table:style-name="ce283" office:value-type="string">
            <text:p>· Verify that info can be sent</text:p>
            <text:p>·Verify that details can be entered</text:p>
            <text:p>· Verify that details can be</text:p>
            <text:p>Modified</text:p>
          </table:table-cell>
          <table:table-cell table:style-name="ce133" office:value-type="string">
            <text:p>·The info can be sent.</text:p>
            <text:p>·The details can be entered.</text:p>
            <text:p>·The details can be</text:p>
            <text:p>modifi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1">
          <table:table-cell table:style-name="ce137" office:value-type="string">
            <text:p>TFP005_CreateFlow</text:p>
          </table:table-cell>
          <table:table-cell table:style-name="ce133" office:value-type="string">
            <text:p>L0</text:p>
          </table:table-cell>
          <table:table-cell table:style-name="ce137" office:value-type="string">
            <text:p>Create Flow</text:p>
          </table:table-cell>
          <table:table-cell table:style-name="ce133"/>
          <table:table-cell table:style-name="ce133" office:value-type="string">
            <text:p>1. Login to the Channels.</text:p>
            <text:p>2. Click on 'Collaboration Model'.</text:p>
            <text:p>3. Click on add info receive or add info send</text:p>
            <text:p>4. Enter the details</text:p>
          </table:table-cell>
          <table:table-cell table:style-name="ce133"/>
          <table:table-cell table:style-name="ce283" office:value-type="string">
            <text:p>· Verify that flow can be created</text:p>
            <text:p>· Verify that flow can be modified</text:p>
          </table:table-cell>
          <table:table-cell table:style-name="ce133" office:value-type="string">
            <text:p>· The flow can be created</text:p>
            <text:p>·The flow can be modifi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27">
          <table:table-cell table:style-name="ce137" office:value-type="string">
            <text:p>TFP006_ExpandTaskSummary</text:p>
          </table:table-cell>
          <table:table-cell table:style-name="ce133" office:value-type="string">
            <text:p>L1</text:p>
          </table:table-cell>
          <table:table-cell table:style-name="ce137" office:value-type="string">
            <text:p>Expand task summary</text:p>
          </table:table-cell>
          <table:table-cell table:style-name="ce133"/>
          <table:table-cell table:style-name="ce133" office:value-type="string">
            <text:p>1. Login to the Channels.</text:p>
            <text:p>2. Click on 'Collaboration Model'.</text:p>
            <text:p>3. Click on task under task panel</text:p>
          </table:table-cell>
          <table:table-cell table:style-name="ce133" office:value-type="string">
            <text:p><text:s/></text:p>
          </table:table-cell>
          <table:table-cell table:style-name="ce283" office:value-type="string">
            <text:p>· Verify that summaries can be</text:p>
            <text:p>expanded in form</text:p>
          </table:table-cell>
          <table:table-cell table:style-name="ce133" office:value-type="string">
            <text:p>·The summaries can be expanded in form.</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
          <table:table-cell table:style-name="ce137" office:value-type="string">
            <text:p>TFP007_ColorOfBullet</text:p>
          </table:table-cell>
          <table:table-cell table:style-name="ce133" office:value-type="string">
            <text:p>L3</text:p>
          </table:table-cell>
          <table:table-cell table:style-name="ce137" office:value-type="string">
            <text:p>Color of bullet</text:p>
          </table:table-cell>
          <table:table-cell table:style-name="ce133"/>
          <table:table-cell table:style-name="ce133" office:value-type="string">
            <text:p>1. Login to the Channels.</text:p>
            <text:p>2. Click on 'Collaboration Model'.</text:p>
            <text:p>3. Create task.</text:p>
            <text:p>4. Enter the details of task</text:p>
          </table:table-cell>
          <table:table-cell table:style-name="ce133" office:value-type="string">
            <text:p><text:s/></text:p>
          </table:table-cell>
          <table:table-cell table:style-name="ce283" office:value-type="string">
            <text:p>· Verify that the color of bullet</text:p>
            <text:p>signified the how important the</text:p>
            <text:p>task is.</text:p>
          </table:table-cell>
          <table:table-cell table:style-name="ce133" office:value-type="string">
            <text:p>.The color of the bullet signifies how important the task is.</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2">
          <table:table-cell table:style-name="ce137" office:value-type="string">
            <text:p>TFP008_ShowOrHideTaskDetails</text:p>
          </table:table-cell>
          <table:table-cell table:style-name="ce133" office:value-type="string">
            <text:p>L1</text:p>
          </table:table-cell>
          <table:table-cell table:style-name="ce137" office:value-type="string">
            <text:p>Show details</text:p>
            <text:p>Hide details</text:p>
          </table:table-cell>
          <table:table-cell table:style-name="ce133"/>
          <table:table-cell table:style-name="ce133" office:value-type="string">
            <text:p>1. Login to the channels.</text:p>
            <text:p>2. Click on 'Collaboration Model'.</text:p>
            <text:p>3. Create task.</text:p>
            <text:p>4. Click on hide details.</text:p>
            <text:p>5. click on show details</text:p>
          </table:table-cell>
          <table:table-cell table:style-name="ce133" office:value-type="string">
            <text:p><text:s/></text:p>
          </table:table-cell>
          <table:table-cell table:style-name="ce283" office:value-type="string">
            <text:p>-Verify that when click on hide details the task details should be hidden</text:p>
            <text:p>-Verify that when click on show details the task details can be seen</text:p>
          </table:table-cell>
          <table:table-cell table:style-name="ce133" office:value-type="string">
            <text:p>-When we click on hide details the task details is <text:s/>hidden</text:p>
            <text:p>-Verify when we click on show details the task details can be seen.</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5">
          <table:table-cell table:style-name="ce137" office:value-type="string">
            <text:p>TFP009_TaskTagsDetails</text:p>
          </table:table-cell>
          <table:table-cell table:style-name="ce133" office:value-type="string">
            <text:p>L1</text:p>
          </table:table-cell>
          <table:table-cell table:style-name="ce137" office:value-type="string">
            <text:p>Tags Under Show Advanced Form</text:p>
          </table:table-cell>
          <table:table-cell table:style-name="ce133"/>
          <table:table-cell table:style-name="ce133" office:value-type="string">
            <text:p>1. Login to the Channels.</text:p>
            <text:p>2.Click on 'Collaboration Model'.</text:p>
            <text:p>3. Create task.</text:p>
            <text:p>4. Click on 'Show Advanced Form' Link</text:p>
            <text:p>5. Enter the details of tags</text:p>
          </table:table-cell>
          <table:table-cell table:style-name="ce133" office:value-type="string">
            <text:p><text:s/></text:p>
          </table:table-cell>
          <table:table-cell table:style-name="ce283" office:value-type="string">
            <text:p>-Verify that tags are created.</text:p>
          </table:table-cell>
          <table:table-cell table:style-name="ce133" office:value-type="string">
            <text:p>-The tags are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5">
          <table:table-cell table:style-name="ce137" office:value-type="string">
            <text:p>TFP010_TaskTagsLink</text:p>
          </table:table-cell>
          <table:table-cell table:style-name="ce133" office:value-type="string">
            <text:p>L1</text:p>
          </table:table-cell>
          <table:table-cell table:style-name="ce137" office:value-type="string">
            <text:p>Tags link Under Show Advanced Form</text:p>
          </table:table-cell>
          <table:table-cell table:style-name="ce133"/>
          <table:table-cell table:style-name="ce133" office:value-type="string">
            <text:p>1. Login to the Channels.</text:p>
            <text:p>2.Click on 'Collaboration Model'.</text:p>
            <text:p>3. Create task.</text:p>
            <text:p>4. Click on 'Show Advanced Form' Link</text:p>
            <text:p>5.Click on tags link</text:p>
          </table:table-cell>
          <table:table-cell table:style-name="ce133" office:value-type="string">
            <text:p><text:s/></text:p>
          </table:table-cell>
          <table:table-cell table:style-name="ce283" office:value-type="string">
            <text:p>-Verify that when clicked on tags link the tag window should get opened.</text:p>
          </table:table-cell>
          <table:table-cell table:style-name="ce133" office:value-type="string">
            <text:p>-When clicked on tags link the tag window should get open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9">
          <table:table-cell table:style-name="ce271" office:value-type="string">
            <text:p>TFP011_TaskIsOption</text:p>
          </table:table-cell>
          <table:table-cell table:style-name="ce133" office:value-type="string">
            <text:p>L1</text:p>
          </table:table-cell>
          <table:table-cell table:style-name="ce137" office:value-type="string">
            <text:p>Task is&lt;options&gt; Under Show Advanced Form</text:p>
          </table:table-cell>
          <table:table-cell table:style-name="ce133"/>
          <table:table-cell table:style-name="ce133" office:value-type="string">
            <text:p>1. Login to the Channels.</text:p>
            <text:p>2.Click on 'Collaboration Model'.</text:p>
            <text:p>3.Create task.</text:p>
            <text:p>4.Click on 'Show Advanced Form' Link</text:p>
            <text:p>5.Click on task is drop down.</text:p>
            <text:p>6.Select the option from the list of Task is&lt;options&gt;</text:p>
          </table:table-cell>
          <table:table-cell table:style-name="ce133" office:value-type="string">
            <text:p>Username=</text:p>
            <text:p>”smith” </text:p>
          </table:table-cell>
          <table:table-cell table:style-name="ce283" office:value-type="string">
            <text:p>-Verify that Task is &lt;options&gt; <text:s/>contains the list of options</text:p>
            <text:p>-Verify that the option can be selected.</text:p>
          </table:table-cell>
          <table:table-cell table:style-name="ce133" office:value-type="string">
            <text:p>-The Task is &lt;options&gt; <text:s/>contains the list of options</text:p>
            <text:p>-The option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10">
          <table:table-cell table:style-name="ce137" office:value-type="string">
            <text:p>TFP012_ProhibitedOption</text:p>
          </table:table-cell>
          <table:table-cell table:style-name="ce133" office:value-type="string">
            <text:p>L1</text:p>
          </table:table-cell>
          <table:table-cell table:style-name="ce137" office:value-type="string">
            <text:p>Prohibited Under Show Advanced Form</text:p>
          </table:table-cell>
          <table:table-cell table:style-name="ce133"/>
          <table:table-cell table:style-name="ce133" office:value-type="string">
            <text:p>1.Login to the Channels. <text:s text:c="4"/>2.Click on 'Collaboration Model'.</text:p>
            <text:p>3.Create task.</text:p>
            <text:p>4.Click on 'Show Advanced Form' Link</text:p>
            <text:p>5. Click on 'prohibited' check box.</text:p>
            <text:p>6. Click on check box-prohibited to uncheck it</text:p>
          </table:table-cell>
          <table:table-cell table:style-name="ce133" office:value-type="string">
            <text:p><text:s/></text:p>
          </table:table-cell>
          <table:table-cell table:style-name="ce28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133" office:value-type="string">
            <text:p>-When clicked on prohibited check box the task shows get prohibited.</text:p>
            <text:p>-When checked on prohibited check box the details are modified with prohibited.</text:p>
            <text:p>-when checked prohibited the task with prohibited gets on grap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26">
          <table:table-cell table:style-name="ce137" office:value-type="string">
            <text:p>TFP013_AddLocation</text:p>
          </table:table-cell>
          <table:table-cell table:style-name="ce133" office:value-type="string">
            <text:p>L1</text:p>
          </table:table-cell>
          <table:table-cell table:style-name="ce137" office:value-type="string">
            <text:p>Location</text:p>
          </table:table-cell>
          <table:table-cell table:style-name="ce133"/>
          <table:table-cell table:style-name="ce133" office:value-type="string">
            <text:p>1. Login to the Channels.</text:p>
            <text:p>2.Click on 'Collaboration Model'.</text:p>
            <text:p>3. Create task.</text:p>
            <text:p>4.Click on Location and select option from it.</text:p>
          </table:table-cell>
          <table:table-cell table:style-name="ce133" office:value-type="string">
            <text:p>Username=</text:p>
            <text:p>”smith” Password=</text:p>
            <text:p>”@test123”</text:p>
          </table:table-cell>
          <table:table-cell table:style-name="ce283" office:value-type="string">
            <text:p>-Verify that Location contains list of options.</text:p>
            <text:p>-Verify that Place can be created</text:p>
          </table:table-cell>
          <table:table-cell table:style-name="ce133" office:value-type="string">
            <text:p>-The Location contains list of options.</text:p>
            <text:p>-Verify that Place can be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3">
          <table:table-cell table:style-name="ce137" office:value-type="string">
            <text:p>TFP014_AddAgent</text:p>
          </table:table-cell>
          <table:table-cell table:style-name="ce133" office:value-type="string">
            <text:p>L1</text:p>
          </table:table-cell>
          <table:table-cell table:style-name="ce137" office:value-type="string">
            <text:p>Agent</text:p>
          </table:table-cell>
          <table:table-cell table:style-name="ce133"/>
          <table:table-cell table:style-name="ce133" office:value-type="string">
            <text:p>1. Login to the Channels.</text:p>
            <text:p>2.Click on 'Collaboration Model'.</text:p>
            <text:p>3.Create task.</text:p>
            <text:p>4.Enter agent name</text:p>
          </table:table-cell>
          <table:table-cell table:style-name="ce133" office:value-type="string">
            <text:p><text:s/></text:p>
          </table:table-cell>
          <table:table-cell table:style-name="ce283" office:value-type="string">
            <text:p>-Verify that agent can be created</text:p>
          </table:table-cell>
          <table:table-cell table:style-name="ce133" office:value-type="string">
            <text:p>-The agent is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3">
          <table:table-cell table:style-name="ce137" office:value-type="string">
            <text:p>TFP015_AddRole</text:p>
          </table:table-cell>
          <table:table-cell table:style-name="ce133" office:value-type="string">
            <text:p>L1</text:p>
          </table:table-cell>
          <table:table-cell table:style-name="ce137" office:value-type="string">
            <text:p>Role</text:p>
          </table:table-cell>
          <table:table-cell table:style-name="ce133"/>
          <table:table-cell table:style-name="ce133" office:value-type="string">
            <text:p>1. Login to the Channels.</text:p>
            <text:p>2.Click on 'Collaboration Model'.</text:p>
            <text:p>3.Create task.</text:p>
            <text:p>4.Enter role</text:p>
          </table:table-cell>
          <table:table-cell table:style-name="ce133"/>
          <table:table-cell table:style-name="ce283" office:value-type="string">
            <text:p>-Verify that role can be created</text:p>
          </table:table-cell>
          <table:table-cell table:style-name="ce133" office:value-type="string">
            <text:p>-The role is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4">
          <table:table-cell table:style-name="ce137" office:value-type="string">
            <text:p>TFP016_AddJurisdiction</text:p>
          </table:table-cell>
          <table:table-cell table:style-name="ce133" office:value-type="string">
            <text:p>L1</text:p>
          </table:table-cell>
          <table:table-cell table:style-name="ce137" office:value-type="string">
            <text:p>Jurisdiction</text:p>
          </table:table-cell>
          <table:table-cell table:style-name="ce133"/>
          <table:table-cell table:style-name="ce133" office:value-type="string">
            <text:p>1. Login to the Channels.</text:p>
            <text:p>2.Click on 'Collaboration Model'.</text:p>
            <text:p>3. Create task.</text:p>
            <text:p>4.Click on Jurisdictions and select option from it.</text:p>
            <text:p>5. Enter details</text:p>
          </table:table-cell>
          <table:table-cell table:style-name="ce133"/>
          <table:table-cell table:style-name="ce283" office:value-type="string">
            <text:p>-Verify that Jurisdictions contains list of options.</text:p>
            <text:p>-Verify that Jurisdictions can be created</text:p>
          </table:table-cell>
          <table:table-cell table:style-name="ce133" office:value-type="string">
            <text:p>-The Jurisdictions contains list of options.</text:p>
            <text:p>-The Jurisdictions can be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5">
          <table:table-cell table:style-name="ce137" office:value-type="string">
            <text:p>TFP017_AddOrganization</text:p>
          </table:table-cell>
          <table:table-cell table:style-name="ce133" office:value-type="string">
            <text:p>L1</text:p>
          </table:table-cell>
          <table:table-cell table:style-name="ce137" office:value-type="string">
            <text:p>Organizations</text:p>
          </table:table-cell>
          <table:table-cell table:style-name="ce133"/>
          <table:table-cell table:style-name="ce133" office:value-type="string">
            <text:p>1. Login to the Channels.</text:p>
            <text:p>2.Click on 'Collaboration Model'.</text:p>
            <text:p>3. Create task.</text:p>
            <text:p>4.Click on organizations and select option from it.</text:p>
            <text:p>5. Enter organizations details</text:p>
          </table:table-cell>
          <table:table-cell table:style-name="ce133" office:value-type="string">
            <text:p/>
            <text:p>Organisation=”Organisation1”</text:p>
          </table:table-cell>
          <table:table-cell table:style-name="ce283" office:value-type="string">
            <text:p>-Verify that organizations contains list of options.</text:p>
            <text:p>-Verify that organizations can be created</text:p>
          </table:table-cell>
          <table:table-cell table:style-name="ce133" office:value-type="string">
            <text:p>-Organizations contains list of options.</text:p>
            <text:p>-Organizations can be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6">
          <table:table-cell table:style-name="ce137" office:value-type="string">
            <text:p>TFP018_ExecutionCheckBox</text:p>
          </table:table-cell>
          <table:table-cell table:style-name="ce133" office:value-type="string">
            <text:p>L1</text:p>
          </table:table-cell>
          <table:table-cell table:style-name="ce137" office:value-type="string">
            <text:p>Execution: Assigns Executes Task as a Team</text:p>
          </table:table-cell>
          <table:table-cell table:style-name="ce133"/>
          <table:table-cell table:style-name="ce133" office:value-type="string">
            <text:p>1.Login to the Channels.</text:p>
            <text:p>2.Click on 'Collaboration Model'.</text:p>
            <text:p>3.Create task.</text:p>
            <text:p>4.Click on 'Show Advanced Form'</text:p>
            <text:p>5.Click on check box of execution.</text:p>
          </table:table-cell>
          <table:table-cell table:style-name="ce133"/>
          <table:table-cell table:style-name="ce283" office:value-type="string">
            <text:p>-Verify that checkbox can be clicked</text:p>
          </table:table-cell>
          <table:table-cell table:style-name="ce133" office:value-type="string">
            <text:p>-The checkbox can be clicked.</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6">
          <table:table-cell table:style-name="ce137" office:value-type="string">
            <text:p>TFP019_CausesEventOption</text:p>
          </table:table-cell>
          <table:table-cell table:style-name="ce133" office:value-type="string">
            <text:p>L1</text:p>
          </table:table-cell>
          <table:table-cell table:style-name="ce137" office:value-type="string">
            <text:p>Causes Event</text:p>
          </table:table-cell>
          <table:table-cell table:style-name="ce133"/>
          <table:table-cell table:style-name="ce133" office:value-type="string">
            <text:p>1.Login to the Channels.</text:p>
            <text:p>2.Click on 'Collaboration Model'.</text:p>
            <text:p>3.Create task.</text:p>
            <text:p>4.Enter the details of event</text:p>
          </table:table-cell>
          <table:table-cell table:style-name="ce133" office:value-type="string">
            <text:p>Event=”Event1”</text:p>
          </table:table-cell>
          <table:table-cell table:style-name="ce283" office:value-type="string">
            <text:p>-Verify that an event has been added.</text:p>
          </table:table-cell>
          <table:table-cell table:style-name="ce133" office:value-type="string">
            <text:p>-The event is <text:s/>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2">
          <table:table-cell table:style-name="ce137" office:value-type="string">
            <text:p>TFP020_UsuallyCompletesAfterOption</text:p>
          </table:table-cell>
          <table:table-cell table:style-name="ce133" office:value-type="string">
            <text:p>L1</text:p>
          </table:table-cell>
          <table:table-cell table:style-name="ce137" office:value-type="string">
            <text:p>Usually completes after</text:p>
          </table:table-cell>
          <table:table-cell table:style-name="ce133"/>
          <table:table-cell table:style-name="ce133" office:value-type="string">
            <text:p>1.Login to the Channels.</text:p>
            <text:p>2.Click on 'Collaboration Model'.</text:p>
            <text:p>3.Create task.</text:p>
            <text:p>4.Click on 'Show Advanced Form'</text:p>
            <text:p>5.Click on check box 'usually completes after' .</text:p>
          </table:table-cell>
          <table:table-cell table:style-name="ce133" office:value-type="string">
            <text:p><text:s/></text:p>
          </table:table-cell>
          <table:table-cell table:style-name="ce283" office:value-type="string">
            <text:p>-Verify that drop down gets enabled.</text:p>
            <text:p>-Verify that options can be selected from drop down</text:p>
          </table:table-cell>
          <table:table-cell table:style-name="ce133" office:value-type="string">
            <text:p>-The drop down gets enabled.</text:p>
            <text:p>-The options can be selected from drop down</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6">
          <table:table-cell table:style-name="ce137" office:value-type="string">
            <text:p>TFP021_RepeatsEvery</text:p>
          </table:table-cell>
          <table:table-cell table:style-name="ce133" office:value-type="string">
            <text:p>L1</text:p>
          </table:table-cell>
          <table:table-cell table:style-name="ce137" office:value-type="string">
            <text:p>Repeats every</text:p>
          </table:table-cell>
          <table:table-cell table:style-name="ce133"/>
          <table:table-cell table:style-name="ce133" office:value-type="string">
            <text:p>1.Login to the Channels.</text:p>
            <text:p>2.Click on 'Collaboration Model'.</text:p>
            <text:p>3.Create task.</text:p>
            <text:p>4.Click on check box Repeats every and checked it.</text:p>
          </table:table-cell>
          <table:table-cell table:style-name="ce133" office:value-type="string">
            <text:p><text:s/></text:p>
          </table:table-cell>
          <table:table-cell table:style-name="ce283" office:value-type="string">
            <text:p>-Verify that drop down gets enabled.</text:p>
            <text:p>-Verify that options can be selected from drop down</text:p>
          </table:table-cell>
          <table:table-cell table:style-name="ce133" office:value-type="string">
            <text:p>-The drop down gets enabled.</text:p>
            <text:p>-The options can be selected from drop down</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8">
          <table:table-cell table:style-name="ce137" office:value-type="string">
            <text:p>TFP022_Responding</text:p>
          </table:table-cell>
          <table:table-cell table:style-name="ce133" office:value-type="string">
            <text:p>L1</text:p>
          </table:table-cell>
          <table:table-cell table:style-name="ce137" office:value-type="string">
            <text:p>Responding</text:p>
          </table:table-cell>
          <table:table-cell table:style-name="ce133"/>
          <table:table-cell table:style-name="ce133" office:value-type="string">
            <text:p>1.Login to the Channels.</text:p>
            <text:p>2.Click on 'Collaboration Model'.</text:p>
            <text:p>3.Create task.</text:p>
            <text:p>4.Click on Responding link</text:p>
          </table:table-cell>
          <table:table-cell table:style-name="ce133" office:value-type="string">
            <text:p><text:s/></text:p>
          </table:table-cell>
          <table:table-cell table:style-name="ce283" office:value-type="string">
            <text:p>-Verify that when clicked on Responding linked the Phase window should get opened</text:p>
          </table:table-cell>
          <table:table-cell table:style-name="ce133" office:value-type="string">
            <text:p>-When clicked on Responding linked the Phase window should get open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2">
          <table:table-cell table:style-name="ce137" office:value-type="string">
            <text:p>TFP023_EventUnnamed</text:p>
          </table:table-cell>
          <table:table-cell table:style-name="ce133" office:value-type="string">
            <text:p>L1</text:p>
          </table:table-cell>
          <table:table-cell table:style-name="ce137" office:value-type="string">
            <text:p>Event -unnamed</text:p>
          </table:table-cell>
          <table:table-cell table:style-name="ce133"/>
          <table:table-cell table:style-name="ce133" office:value-type="string">
            <text:p>1.Login to the Channels.</text:p>
            <text:p>2.Click on 'Collaboration Model'.</text:p>
            <text:p>3.Create task.</text:p>
            <text:p>4.Click on unnamed link</text:p>
          </table:table-cell>
          <table:table-cell table:style-name="ce133" office:value-type="string">
            <text:p><text:s/></text:p>
            <text:p>Name=”Task1”</text:p>
            <text:p>Location=”Location1”</text:p>
            <text:p>Agent=”Agent1”</text:p>
            <text:p>Role=”Role1”</text:p>
            <text:p>Organisation=”Organisation1”</text:p>
            <text:p>Event=”Event1”</text:p>
            <text:p>Goal=”Goal1”</text:p>
          </table:table-cell>
          <table:table-cell table:style-name="ce283" office:value-type="string">
            <text:p>-Verify that when clicked on unnamed link the 'About <text:s/>event' window gets opened.</text:p>
          </table:table-cell>
          <table:table-cell table:style-name="ce133" office:value-type="string">
            <text:p>-When clicked on unnamed link the 'About <text:s/>event' window gets open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7">
          <table:table-cell table:style-name="ce137" office:value-type="string">
            <text:p>TFP024_OngoingOrStartsWith</text:p>
          </table:table-cell>
          <table:table-cell table:style-name="ce133" office:value-type="string">
            <text:p>L1</text:p>
          </table:table-cell>
          <table:table-cell table:style-name="ce137" office:value-type="string">
            <text:p>Ongoing or Triggered by witnessing the start of event unnamed</text:p>
          </table:table-cell>
          <table:table-cell table:style-name="ce133"/>
          <table:table-cell table:style-name="ce133" office:value-type="string">
            <text:p>1.Login to the Channels.</text:p>
            <text:p>2.Click on 'Collaboration Model'.</text:p>
            <text:p>3. Create task.</text:p>
            <text:p>4. Click on check box of Ongoing or starts with phase Responding and event unnamed.</text:p>
            <text:p>5. Click on check box and uncheck 'on going' or 'Triggered by witnessing the start of event unnamed.'</text:p>
          </table:table-cell>
          <table:table-cell table:style-name="ce133" office:value-type="string">
            <text:p><text:s/></text:p>
          </table:table-cell>
          <table:table-cell table:style-name="ce283" office:value-type="string">
            <text:p>-Verify that when clicked on Ongoing or Triggered by witnessing the start of event unnamed, the Task gets modified with Responding and event unnamed on map.</text:p>
            <text:p>-Verify that when unchecked Ongoing or Triggered by witnessing the start of event unnamed the Responding and event unnamed is removed</text:p>
          </table:table-cell>
          <table:table-cell table:style-name="ce137" office:value-type="string">
            <text:p>-When clicked on Ongoing or Triggered by witnessing the start of event unnamed, the Task gets modified with Responding and event unnamed on map.</text:p>
            <text:p>-When unchecked Ongoing or Triggered by witnessing the start of event unnamed the Responding and event unnamed is remov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14">
          <table:table-cell table:style-name="ce137" office:value-type="string">
            <text:p>TFP025_EndEventUnnamed</text:p>
          </table:table-cell>
          <table:table-cell table:style-name="ce133" office:value-type="string">
            <text:p>L1</text:p>
          </table:table-cell>
          <table:table-cell table:style-name="ce137" office:value-type="string">
            <text:p>can end event unnamed</text:p>
          </table:table-cell>
          <table:table-cell table:style-name="ce133"/>
          <table:table-cell table:style-name="ce133" office:value-type="string">
            <text:p>1.Login to the Channels.</text:p>
            <text:p>2.Click on 'Collaboration Model'.</text:p>
            <text:p>3. Create task.</text:p>
            <text:p>4. Click on check box of Can  end event unnamed.</text:p>
            <text:p>5. Click on check box and unchecked of Can  end event unnamed</text:p>
          </table:table-cell>
          <table:table-cell table:style-name="ce133" office:value-type="string">
            <text:p><text:s/></text:p>
          </table:table-cell>
          <table:table-cell table:style-name="ce28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133" office:value-type="string">
            <text:p>-When clicked on can end event unnamed the Task gets modified with Responding while unnamed event on map.</text:p>
            <text:p>-When unchecked can end event unnamed the Responding while event unnamed is remov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8">
          <table:table-cell table:style-name="ce137" office:value-type="string">
            <text:p>TFP026_GoalsLink</text:p>
          </table:table-cell>
          <table:table-cell table:style-name="ce133" office:value-type="string">
            <text:p>L1</text:p>
          </table:table-cell>
          <table:table-cell table:style-name="ce137" office:value-type="string">
            <text:p>Goals</text:p>
          </table:table-cell>
          <table:table-cell table:style-name="ce133"/>
          <table:table-cell table:style-name="ce133" office:value-type="string">
            <text:p>1.Login to the Channels. <text:s text:c="24"/><text:s text:c="4"/>2.Click on 'Collaboration Model'.</text:p>
            <text:p>3.Create task.</text:p>
            <text:p>4.Click on Goals <text:s/>link</text:p>
          </table:table-cell>
          <table:table-cell table:style-name="ce133" office:value-type="string">
            <text:p><text:s/></text:p>
          </table:table-cell>
          <table:table-cell table:style-name="ce283" office:value-type="string">
            <text:p>-Verify that when clicked on Goals link the About plan segment window with title Goals opens</text:p>
          </table:table-cell>
          <table:table-cell table:style-name="ce133" office:value-type="string">
            <text:p>-When clicked on Goals link the About plan segment window with title Goals open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29">
          <table:table-cell table:style-name="ce137" office:value-type="string">
            <text:p>TFP027_GoalsOption</text:p>
          </table:table-cell>
          <table:table-cell table:style-name="ce133" office:value-type="string">
            <text:p>L1</text:p>
          </table:table-cell>
          <table:table-cell table:style-name="ce137" office:value-type="string">
            <text:p>Goals&lt;options&gt;</text:p>
          </table:table-cell>
          <table:table-cell table:style-name="ce133"/>
          <table:table-cell table:style-name="ce133" office:value-type="string">
            <text:p>1.Login to the Channels. <text:s text:c="24"/><text:s text:c="2"/>2.Click on 'Collaboration Model'.</text:p>
            <text:p>3.Create task.</text:p>
            <text:p>4.Select any goal from option</text:p>
          </table:table-cell>
          <table:table-cell table:style-name="ce133" office:value-type="string">
            <text:p><text:s/></text:p>
          </table:table-cell>
          <table:table-cell table:style-name="ce283" office:value-type="string">
            <text:p>-Verify that goal can be selected</text:p>
          </table:table-cell>
          <table:table-cell table:style-name="ce133" office:value-type="string">
            <text:p>-The goal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5">
          <table:table-cell table:style-name="ce137" office:value-type="string">
            <text:p>TFP028_GoalsOptionUnchecked</text:p>
          </table:table-cell>
          <table:table-cell table:style-name="ce133" office:value-type="string">
            <text:p>L1</text:p>
          </table:table-cell>
          <table:table-cell table:style-name="ce137" office:value-type="string">
            <text:p>Goals&lt;options&gt; unchecked</text:p>
          </table:table-cell>
          <table:table-cell table:style-name="ce133"/>
          <table:table-cell table:style-name="ce133" office:value-type="string">
            <text:p>1. Login to the Channels. </text:p>
            <text:p>2.Click on 'Collaboration Model'.</text:p>
            <text:p>3.Create task.</text:p>
            <text:p>4.Select any goal from option</text:p>
            <text:p>5.Click on check box and uncheck it.</text:p>
          </table:table-cell>
          <table:table-cell table:style-name="ce133" office:value-type="string">
            <text:p><text:s/></text:p>
          </table:table-cell>
          <table:table-cell table:style-name="ce283" office:value-type="string">
            <text:p>-Verify that goal selected can be removed</text:p>
          </table:table-cell>
          <table:table-cell table:style-name="ce133" office:value-type="string">
            <text:p>-The goal selected can be remov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9">
          <table:table-cell table:style-name="ce137" office:value-type="string">
            <text:p>TFP029_TaskInstructions</text:p>
          </table:table-cell>
          <table:table-cell table:style-name="ce133" office:value-type="string">
            <text:p>L1</text:p>
          </table:table-cell>
          <table:table-cell table:style-name="ce137" office:value-type="string">
            <text:p>Instructions</text:p>
          </table:table-cell>
          <table:table-cell table:style-name="ce133"/>
          <table:table-cell table:style-name="ce133" office:value-type="string">
            <text:p>1. Login to the Channels.</text:p>
            <text:p>2.Click on 'Collaboration Model'.</text:p>
            <text:p>3. Create task.</text:p>
            <text:p>4.Enter details of instructions</text:p>
          </table:table-cell>
          <table:table-cell table:style-name="ce133" office:value-type="string">
            <text:p><text:s/></text:p>
            <text:p>Instruction=”Instruction1”</text:p>
          </table:table-cell>
          <table:table-cell table:style-name="ce283" office:value-type="string">
            <text:p>-Verify that details can be entered in text field.</text:p>
            <text:p>-Verify that instructions can be seen in task panels after hiding details of task</text:p>
          </table:table-cell>
          <table:table-cell table:style-name="ce133" office:value-type="string">
            <text:p>-The details can be entered in text field.</text:p>
            <text:p>-The instructions can be seen in task panels after hiding details of task</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9">
          <table:table-cell table:style-name="ce137" office:value-type="string">
            <text:p>TFP030_TaskAttachOptions</text:p>
          </table:table-cell>
          <table:table-cell table:style-name="ce133" office:value-type="string">
            <text:p>L1</text:p>
          </table:table-cell>
          <table:table-cell table:style-name="ce137" office:value-type="string">
            <text:p>Attach&lt;options&gt;named</text:p>
          </table:table-cell>
          <table:table-cell table:style-name="ce133"/>
          <table:table-cell table:style-name="ce133" office:value-type="string">
            <text:p>1. Login to the Channels.</text:p>
            <text:p>2.Click on 'Collaboration Model'.</text:p>
            <text:p>3. Create task.</text:p>
            <text:p>4.Select attach&lt;options&gt;</text:p>
          </table:table-cell>
          <table:table-cell table:style-name="ce133" office:value-type="string">
            <text:p><text:s/></text:p>
          </table:table-cell>
          <table:table-cell table:style-name="ce283" office:value-type="string">
            <text:p>-Verify that attach contains list of options.</text:p>
            <text:p>-Verify that any option can be selected for attach.</text:p>
          </table:table-cell>
          <table:table-cell table:style-name="ce133" office:value-type="string">
            <text:p>-The attach contains list of options.</text:p>
            <text:p>-The option can be selected for attac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0">
          <table:table-cell table:style-name="ce137" office:value-type="string">
            <text:p>TFP031_TaskAttachName</text:p>
          </table:table-cell>
          <table:table-cell table:style-name="ce133" office:value-type="string">
            <text:p>L1</text:p>
          </table:table-cell>
          <table:table-cell table:style-name="ce137" office:value-type="string">
            <text:p>Attach name</text:p>
          </table:table-cell>
          <table:table-cell table:style-name="ce133"/>
          <table:table-cell table:style-name="ce133" office:value-type="string">
            <text:p>1. Login to the Channels.</text:p>
            <text:p>2.Click on 'Collaboration Model'.</text:p>
            <text:p>3. Create task.</text:p>
            <text:p>4. Enter the details in text field</text:p>
          </table:table-cell>
          <table:table-cell table:style-name="ce133" office:value-type="string">
            <text:p><text:s/></text:p>
            <text:p>Details=”Details1”</text:p>
          </table:table-cell>
          <table:table-cell table:style-name="ce283" office:value-type="string">
            <text:p>-Verify that details can be entered in text field</text:p>
          </table:table-cell>
          <table:table-cell table:style-name="ce133" office:value-type="string">
            <text:p>-The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
          <table:table-cell table:style-name="ce137" office:value-type="string">
            <text:p>TFP032_TaskAttachmentAsReference</text:p>
          </table:table-cell>
          <table:table-cell table:style-name="ce133" office:value-type="string">
            <text:p>L1</text:p>
          </table:table-cell>
          <table:table-cell table:style-name="ce137" office:value-type="string">
            <text:p>File Attachment&lt;reference&gt;</text:p>
          </table:table-cell>
          <table:table-cell table:style-name="ce133"/>
          <table:table-cell table:style-name="ce133" office:value-type="string">
            <text:p>1. Login to the Channels.</text:p>
            <text:p>2.Click on 'Collaboration Model'.</text:p>
            <text:p>3.Create task.</text:p>
            <text:p>4.Select Reference option in attachment</text:p>
            <text:p>5.Click on file radio button</text:p>
            <text:p>6. Click on Browse and select a file.</text:p>
          </table:table-cell>
          <table:table-cell table:style-name="ce133" office:value-type="string">
            <text:p><text:s/></text:p>
          </table:table-cell>
          <table:table-cell table:style-name="ce283" office:value-type="string">
            <text:p>-Verify that file can be attached.</text:p>
            <text:p>-Verify that icon for reference</text:p>
          </table:table-cell>
          <table:table-cell table:style-name="ce133" office:value-type="string">
            <text:p>-The file is attached.</text:p>
            <text:p>-The icon for reference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1">
          <table:table-cell table:style-name="ce137" office:value-type="string">
            <text:p>TFP033_TaskAttachmentAsPolicy</text:p>
          </table:table-cell>
          <table:table-cell table:style-name="ce133" office:value-type="string">
            <text:p>L1</text:p>
          </table:table-cell>
          <table:table-cell table:style-name="ce137" office:value-type="string">
            <text:p>File Attachment&lt;Policy&gt;</text:p>
          </table:table-cell>
          <table:table-cell table:style-name="ce133"/>
          <table:table-cell table:style-name="ce133" office:value-type="string">
            <text:p>1. Login to the Channels.</text:p>
            <text:p>2.Click on 'Collaboration Model'.</text:p>
            <text:p>3.Create task.</text:p>
            <text:p>4.Select policy option in attachment</text:p>
            <text:p>5.Click on file radiobutton.</text:p>
            <text:p>6. Click on Browse button and select a file.</text:p>
          </table:table-cell>
          <table:table-cell table:style-name="ce133" office:value-type="string">
            <text:p><text:s/></text:p>
          </table:table-cell>
          <table:table-cell table:style-name="ce283" office:value-type="string">
            <text:p>-Verify that file can be attached.</text:p>
            <text:p>-Verify that icon for policy</text:p>
          </table:table-cell>
          <table:table-cell table:style-name="ce133" office:value-type="string">
            <text:p>-The file is attached.</text:p>
            <text:p>-The icon for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2">
          <table:table-cell table:style-name="ce137" office:value-type="string">
            <text:p>TFP034_TaskAttachmentAsPolicyMust</text:p>
          </table:table-cell>
          <table:table-cell table:style-name="ce133" office:value-type="string">
            <text:p>L1</text:p>
          </table:table-cell>
          <table:table-cell table:style-name="ce137" office:value-type="string">
            <text:p>File Attachment&lt;Mandating Policy&gt;</text:p>
          </table:table-cell>
          <table:table-cell table:style-name="ce133"/>
          <table:table-cell table:style-name="ce133" office:value-type="string">
            <text:p>1. Login to the Channels.</text:p>
            <text:p>2.Click on 'Collaboration Model'.</text:p>
            <text:p>3.Create task.</text:p>
            <text:p>4.Select Mandating policy option in attachment</text:p>
            <text:p>5.Click on file radiobutton.</text:p>
            <text:p>6. Click on Browse button and select a file.</text:p>
          </table:table-cell>
          <table:table-cell table:style-name="ce133" office:value-type="string">
            <text:p><text:s/></text:p>
          </table:table-cell>
          <table:table-cell table:style-name="ce283" office:value-type="string">
            <text:p>-Verify that file can be attached.</text:p>
            <text:p>-Verify that icon for Mandating <text:s/>policy</text:p>
          </table:table-cell>
          <table:table-cell table:style-name="ce133" office:value-type="string">
            <text:p>-The file can be attached.</text:p>
            <text:p>-The icon for Mandating <text:s/>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02">
          <table:table-cell table:style-name="ce137" office:value-type="string">
            <text:p>TFP035_TaskAttachmentAsProhibitPolicy</text:p>
          </table:table-cell>
          <table:table-cell table:style-name="ce133" office:value-type="string">
            <text:p>L1</text:p>
          </table:table-cell>
          <table:table-cell table:style-name="ce137" office:value-type="string">
            <text:p>File Attachment&lt;Prohibited Policy&gt;</text:p>
          </table:table-cell>
          <table:table-cell table:style-name="ce133"/>
          <table:table-cell table:style-name="ce133" office:value-type="string">
            <text:p>1. Login to the Channels.</text:p>
            <text:p>2.Click on 'Collaboration Model'.</text:p>
            <text:p>3.Create task.</text:p>
            <text:p>4.Select prohibited policy option in attachment</text:p>
            <text:p>5.Click on file radio button.</text:p>
            <text:p>6. Click on Browse button and select a file.</text:p>
          </table:table-cell>
          <table:table-cell table:style-name="ce133" office:value-type="string">
            <text:p><text:s/></text:p>
          </table:table-cell>
          <table:table-cell table:style-name="ce283" office:value-type="string">
            <text:p>-Verify that file can be attached.</text:p>
            <text:p>-Verify that icon for prohibited policy</text:p>
          </table:table-cell>
          <table:table-cell table:style-name="ce133" office:value-type="string">
            <text:p>-The file can be attached.</text:p>
            <text:p>-The icon for prohibited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
          <table:table-cell table:style-name="ce137" office:value-type="string">
            <text:p>TFP036_TaskAttachmentAsURL</text:p>
          </table:table-cell>
          <table:table-cell table:style-name="ce133" office:value-type="string">
            <text:p>L1</text:p>
          </table:table-cell>
          <table:table-cell table:style-name="ce137" office:value-type="string">
            <text:p>URL Attachment</text:p>
          </table:table-cell>
          <table:table-cell table:style-name="ce133"/>
          <table:table-cell table:style-name="ce133" office:value-type="string">
            <text:p>1. Login to the Channels.</text:p>
            <text:p>2.Click on 'Collaboration Model'.</text:p>
            <text:p>3.Create task.</text:p>
            <text:p>4.Click on radio button of url</text:p>
          </table:table-cell>
          <table:table-cell table:style-name="ce133" office:value-type="string">
            <text:p><text:s/></text:p>
          </table:table-cell>
          <table:table-cell table:style-name="ce283" office:value-type="string">
            <text:p>-Verify that text field is displayed when checked radio button.</text:p>
            <text:p>-Verify that when clicked on url radio button, the Attach button is disabled and Browse button disappears</text:p>
          </table:table-cell>
          <table:table-cell table:style-name="ce133" office:value-type="string">
            <text:p>-The text field is displayed when checked radio button.</text:p>
            <text:p>-When we click on url radio button the Attach button is disabled and Browse button dis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5">
          <table:table-cell table:style-name="ce137" office:value-type="string">
            <text:p>TFP037_TaskNewIssue</text:p>
          </table:table-cell>
          <table:table-cell table:style-name="ce133" office:value-type="string">
            <text:p>L0</text:p>
          </table:table-cell>
          <table:table-cell table:style-name="ce137" office:value-type="string">
            <text:p>New Issue</text:p>
          </table:table-cell>
          <table:table-cell table:style-name="ce133"/>
          <table:table-cell table:style-name="ce133" office:value-type="string">
            <text:p>1. Login to the Channels. <text:s text:c="24"/><text:s/>2.Click on 'Collaboration Model'.</text:p>
            <text:p>3.Create task.</text:p>
            <text:p>4. Click on new of Task issue under task details</text:p>
          </table:table-cell>
          <table:table-cell table:style-name="ce133" office:value-type="string">
            <text:p><text:s/></text:p>
          </table:table-cell>
          <table:table-cell table:style-name="ce283" office:value-type="string">
            <text:p>-Verify that new issue can be added</text:p>
          </table:table-cell>
          <table:table-cell table:style-name="ce133" office:value-type="string">
            <text:p>-The new issue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90">
          <table:table-cell table:style-name="ce137" office:value-type="string">
            <text:p>TFP038_TaskIssueDetails</text:p>
          </table:table-cell>
          <table:table-cell table:style-name="ce133" office:value-type="string">
            <text:p>L1</text:p>
          </table:table-cell>
          <table:table-cell table:style-name="ce137" office:value-type="string">
            <text:p>Issue(details)</text:p>
          </table:table-cell>
          <table:table-cell table:style-name="ce133"/>
          <table:table-cell table:style-name="ce133" office:value-type="string">
            <text:p>1. Login to the Channels. 2. Click on 'Collaboration Model'.</text:p>
            <text:p>3.Create task.</text:p>
            <text:p>4. Click on new of Task issue under task details.</text:p>
            <text:p>5. Enter details in issue text area</text:p>
          </table:table-cell>
          <table:table-cell table:style-name="ce133" office:value-type="string">
            <text:p><text:s/></text:p>
          </table:table-cell>
          <table:table-cell table:style-name="ce283" office:value-type="string">
            <text:p>-Verify that issue can be entered</text:p>
          </table:table-cell>
          <table:table-cell table:style-name="ce133" office:value-type="string">
            <text:p>-The issue can be enter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5">
          <table:table-cell table:style-name="ce137" office:value-type="string">
            <text:p>TFP039_TaskIssueTypeOption</text:p>
          </table:table-cell>
          <table:table-cell table:style-name="ce133" office:value-type="string">
            <text:p>L1</text:p>
          </table:table-cell>
          <table:table-cell table:style-name="ce137" office:value-type="string">
            <text:p>Type&lt;options&gt;</text:p>
          </table:table-cell>
          <table:table-cell table:style-name="ce133"/>
          <table:table-cell table:style-name="ce133" office:value-type="string">
            <text:p>1. Login to the Channels. <text:s text:c="24"/><text:s/>2. Click on 'Collaboration Model'.</text:p>
            <text:p>3.Create task.</text:p>
            <text:p>4. Click on new of Task issue under task details.</text:p>
            <text:p>5. Click on type&lt;options&gt;list</text:p>
          </table:table-cell>
          <table:table-cell table:style-name="ce133" office:value-type="string">
            <text:p><text:s/></text:p>
          </table:table-cell>
          <table:table-cell table:style-name="ce283" office:value-type="string">
            <text:p>-Verify that type contains list of options</text:p>
            <text:p>-Verify that options can be selected</text:p>
          </table:table-cell>
          <table:table-cell table:style-name="ce133" office:value-type="string">
            <text:p>-The type contains list of options</text:p>
            <text:p>-The options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5">
          <table:table-cell table:style-name="ce137" office:value-type="string">
            <text:p>TFP040_TaskIssueTagsDetails</text:p>
          </table:table-cell>
          <table:table-cell table:style-name="ce133" office:value-type="string">
            <text:p>L1</text:p>
          </table:table-cell>
          <table:table-cell table:style-name="ce137" office:value-type="string">
            <text:p>Tags details</text:p>
          </table:table-cell>
          <table:table-cell table:style-name="ce133"/>
          <table:table-cell table:style-name="ce133" office:value-type="string">
            <text:p>1. Login to the Channels. </text:p>
            <text:p>2.Click on 'Collaboration Model'.</text:p>
            <text:p>3.Create task.</text:p>
            <text:p>4. Click on new of Task issue under task details.</text:p>
            <text:p>5.Enter details in tags text field</text:p>
          </table:table-cell>
          <table:table-cell table:style-name="ce133" office:value-type="string">
            <text:p><text:s/></text:p>
          </table:table-cell>
          <table:table-cell table:style-name="ce283" office:value-type="string">
            <text:p>-Verify that tag can be added</text:p>
          </table:table-cell>
          <table:table-cell table:style-name="ce133" office:value-type="string">
            <text:p>-The tag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74">
          <table:table-cell table:style-name="ce137" office:value-type="string">
            <text:p>TFP041_TaskIssueSeverityOption</text:p>
          </table:table-cell>
          <table:table-cell table:style-name="ce133" office:value-type="string">
            <text:p>L1</text:p>
          </table:table-cell>
          <table:table-cell table:style-name="ce137" office:value-type="string">
            <text:p>Severity</text:p>
          </table:table-cell>
          <table:table-cell table:style-name="ce133"/>
          <table:table-cell table:style-name="ce133" office:value-type="string">
            <text:p>1. Login to the Channels. <text:s text:c="24"/><text:s/>2.Click on 'Collaboration Model'.</text:p>
            <text:p>3.Create task.</text:p>
            <text:p>4. Click on new of Task issue under task details.</text:p>
            <text:p>5.Click on Severity&lt;options&gt;list</text:p>
          </table:table-cell>
          <table:table-cell table:style-name="ce133" office:value-type="string">
            <text:p><text:s/></text:p>
          </table:table-cell>
          <table:table-cell table:style-name="ce283" office:value-type="string">
            <text:p>-Verify that severity contains list of options.</text:p>
            <text:p>-Verify that options can be selected</text:p>
          </table:table-cell>
          <table:table-cell table:style-name="ce133" office:value-type="string">
            <text:p>-The severity contains list of options.</text:p>
            <text:p>-The options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22">
          <table:table-cell table:style-name="ce137" office:value-type="string">
            <text:p>TFP042_TaskIssueSuggestions</text:p>
          </table:table-cell>
          <table:table-cell table:style-name="ce133" office:value-type="string">
            <text:p>L1</text:p>
          </table:table-cell>
          <table:table-cell table:style-name="ce137" office:value-type="string">
            <text:p>Suggestions</text:p>
          </table:table-cell>
          <table:table-cell table:style-name="ce133"/>
          <table:table-cell table:style-name="ce133" office:value-type="string">
            <text:p>1. Login to the Channels. <text:s text:c="24"/><text:s text:c="4"/>2.Click on <text:s/>'Collaboration Model'.</text:p>
            <text:p>3.Create task.</text:p>
            <text:p>4. Click on new of Task issue under task details.</text:p>
            <text:p>5.Enter details in tags text field</text:p>
          </table:table-cell>
          <table:table-cell table:style-name="ce133" office:value-type="string">
            <text:p><text:s/></text:p>
          </table:table-cell>
          <table:table-cell table:style-name="ce283" office:value-type="string">
            <text:p>-Verify that Suggestions can be added</text:p>
          </table:table-cell>
          <table:table-cell table:style-name="ce133" office:value-type="string">
            <text:p>-The Suggestions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2">
          <table:table-cell table:style-name="ce137" office:value-type="string">
            <text:p>TFP043_TaskIssueAttachOptions</text:p>
          </table:table-cell>
          <table:table-cell table:style-name="ce276" office:value-type="string">
            <text:p>L1</text:p>
          </table:table-cell>
          <table:table-cell table:style-name="ce137" office:value-type="string">
            <text:p>Attach&lt;options&gt;named</text:p>
          </table:table-cell>
          <table:table-cell table:style-name="ce133"/>
          <table:table-cell table:style-name="ce133" office:value-type="string">
            <text:p>1. Login to the Channels.</text:p>
            <text:p>2.Click on 'Collaboration Model'.</text:p>
            <text:p>3. Create task.</text:p>
            <text:p>4. Click on new of Task issue under task details.</text:p>
            <text:p>5.Select attach&lt;options&gt;</text:p>
          </table:table-cell>
          <table:table-cell table:style-name="ce133" office:value-type="string">
            <text:p><text:s/></text:p>
          </table:table-cell>
          <table:table-cell table:style-name="ce283" office:value-type="string">
            <text:p>-Verify that attach contains list of options.</text:p>
            <text:p>-Verify that any option can be selected for attach.</text:p>
          </table:table-cell>
          <table:table-cell table:style-name="ce133" office:value-type="string">
            <text:p>-attach contains list of options.</text:p>
            <text:p>-Any option can be selected for attac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1">
          <table:table-cell table:style-name="ce137" office:value-type="string">
            <text:p>TFP044_TaskIssueAttachName</text:p>
          </table:table-cell>
          <table:table-cell table:style-name="ce276" office:value-type="string">
            <text:p>L1</text:p>
          </table:table-cell>
          <table:table-cell table:style-name="ce137" office:value-type="string">
            <text:p>Attach name</text:p>
          </table:table-cell>
          <table:table-cell table:style-name="ce133"/>
          <table:table-cell table:style-name="ce133" office:value-type="string">
            <text:p>1. Login to the Channels.</text:p>
            <text:p>2.Click on 'Collaboration Model'.</text:p>
            <text:p>3. Create task.</text:p>
            <text:p>4. Click on new of Task issue under task details.</text:p>
            <text:p>5. Enter the details in text field</text:p>
          </table:table-cell>
          <table:table-cell table:style-name="ce133" office:value-type="string">
            <text:p><text:s/></text:p>
          </table:table-cell>
          <table:table-cell table:style-name="ce283" office:value-type="string">
            <text:p>-Verify that details can be entered in text field</text:p>
          </table:table-cell>
          <table:table-cell table:style-name="ce133" office:value-type="string">
            <text:p>-The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18">
          <table:table-cell table:style-name="ce137" office:value-type="string">
            <text:p>TFP045_TaskIssueAttachmentAsReference</text:p>
          </table:table-cell>
          <table:table-cell table:style-name="ce276" office:value-type="string">
            <text:p>L1</text:p>
          </table:table-cell>
          <table:table-cell table:style-name="ce137" office:value-type="string">
            <text:p>File Attachment&lt;reference&gt;</text:p>
          </table:table-cell>
          <table:table-cell table:style-name="ce133"/>
          <table:table-cell table:style-name="ce133" office:value-type="string">
            <text:p>1. Login to the Channels.</text:p>
            <text:p>2.Click on 'Collaboration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133" office:value-type="string">
            <text:p><text:s/></text:p>
          </table:table-cell>
          <table:table-cell table:style-name="ce283" office:value-type="string">
            <text:p>-Verify that file can be attached.</text:p>
            <text:p>-Verify that icon for reference</text:p>
          </table:table-cell>
          <table:table-cell table:style-name="ce133" office:value-type="string">
            <text:p>-The file can be attached.</text:p>
            <text:p>-The icon for reference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40">
          <table:table-cell table:style-name="ce137" office:value-type="string">
            <text:p>TFP046_TaskIssueAttachmentAsPolicy</text:p>
          </table:table-cell>
          <table:table-cell table:style-name="ce276" office:value-type="string">
            <text:p>L1</text:p>
          </table:table-cell>
          <table:table-cell table:style-name="ce137" office:value-type="string">
            <text:p>File Attachment&lt;Policy&gt;</text:p>
          </table:table-cell>
          <table:table-cell table:style-name="ce133"/>
          <table:table-cell table:style-name="ce133" office:value-type="string">
            <text:p>1. Login to the Channels.</text:p>
            <text:p>2.Click on 'Collaboration Model'.</text:p>
            <text:p>3.Create task.</text:p>
            <text:p>4. Click on new of Task issue under task details.</text:p>
            <text:p>5.Select policy option in attachment</text:p>
            <text:p>6.Click on file radio button.</text:p>
            <text:p>7. Click on Browse button and select a file.</text:p>
          </table:table-cell>
          <table:table-cell table:style-name="ce133" office:value-type="string">
            <text:p><text:s/></text:p>
          </table:table-cell>
          <table:table-cell table:style-name="ce283" office:value-type="string">
            <text:p>-Verify that file can be attached.</text:p>
            <text:p>-Verify that icon for policy</text:p>
          </table:table-cell>
          <table:table-cell table:style-name="ce133" office:value-type="string">
            <text:p>-The file can be attached.</text:p>
            <text:p>-The <text:s/>icon for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3">
          <table:table-cell table:style-name="ce272" office:value-type="string">
            <text:p>TFP047_IssueAttachmentAsURL</text:p>
          </table:table-cell>
          <table:table-cell table:style-name="ce277" office:value-type="string">
            <text:p>L1</text:p>
          </table:table-cell>
          <table:table-cell table:style-name="ce272" office:value-type="string">
            <text:p>URL Attachment</text:p>
          </table:table-cell>
          <table:table-cell table:style-name="ce279"/>
          <table:table-cell table:style-name="ce279" office:value-type="string">
            <text:p>1. Login to the Channels.</text:p>
            <text:p>2.Click on 'Collaboration Model'.</text:p>
            <text:p>3.Create task.</text:p>
            <text:p>4. Click on new of Task issue under task details.</text:p>
            <text:p>5.Click on radio button of URL</text:p>
          </table:table-cell>
          <table:table-cell table:style-name="ce279" office:value-type="string">
            <text:p><text:s/></text:p>
          </table:table-cell>
          <table:table-cell table:style-name="ce284" office:value-type="string">
            <text:p>-Verify that text field is displayed when checked radio button.</text:p>
            <text:p>-Verify that when click on URL radio button the Attach button is disabled and the Browse button disappears.</text:p>
          </table:table-cell>
          <table:table-cell table:style-name="ce279" office:value-type="string">
            <text:p>-The text field is displayed when checked radio button.</text:p>
            <text:p>-When we click on URL radio button the Attach is disabled and Browse button disappears.</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table:number-columns-repeated="7"/>
          <table:table-cell table:style-name="ce291" table:number-columns-repeated="1002"/>
          <table:table-cell table:style-name="ce299" table:number-columns-repeated="2"/>
        </table:table-row>
        <table:table-row table:style-name="ro32">
          <table:table-cell table:style-name="ce138" office:value-type="string">
            <text:p>TFP048_WrongURLIssue</text:p>
          </table:table-cell>
          <table:table-cell table:style-name="ce278" office:value-type="string">
            <text:p>L2</text:p>
          </table:table-cell>
          <table:table-cell table:style-name="ce138" office:value-type="string">
            <text:p>Enter URL</text:p>
          </table:table-cell>
          <table:table-cell table:style-name="ce134"/>
          <table:table-cell table:style-name="ce134" office:value-type="string">
            <text:p>1. Login to the Channels.</text:p>
            <text:p>2.Click on 'Collaboration Model'.</text:p>
            <text:p>3.Create task.</text:p>
            <text:p>4. Click on new of Task issue under task details.</text:p>
            <text:p>5.Click on radio button of URL</text:p>
            <text:p>6.Enter the URL or File path in text field</text:p>
          </table:table-cell>
          <table:table-cell table:style-name="ce134"/>
          <table:table-cell table:style-name="ce147" office:value-type="string">
            <text:p>-Verify that URL or file path can be entered.</text:p>
            <text:p>-Verify that if its a wrong file path a proper error message should be displayed</text:p>
          </table:table-cell>
          <table:table-cell table:style-name="ce134" office:value-type="string">
            <text:p>-The URL or file path can be entered.</text:p>
            <text:p>-If its a wrong file path a proper error message should be displayed.</text:p>
          </table:table-cell>
          <table:table-cell table:style-name="ce134" office:value-type="string">
            <text:p>FAIL</text:p>
          </table:table-cell>
          <table:table-cell table:style-name="ce134" office:value-type="string">
            <text:p>NO</text:p>
          </table:table-cell>
          <table:table-cell table:style-name="ce134" office:value-type="string">
            <text:p>#116</text:p>
          </table:table-cell>
          <table:table-cell table:style-name="ce134"/>
          <table:table-cell table:style-name="ce150" office:value-type="string">
            <text:p>YES</text:p>
          </table:table-cell>
          <table:table-cell table:style-name="ce150" table:number-columns-repeated="7"/>
          <table:table-cell table:style-name="ce292" table:number-columns-repeated="1002"/>
          <table:table-cell table:style-name="ce153" table:number-columns-repeated="2"/>
        </table:table-row>
        <table:table-row table:style-name="ro6">
          <table:table-cell table:style-name="ce137" office:value-type="string">
            <text:p>TFP049_WaiveIssue</text:p>
          </table:table-cell>
          <table:table-cell table:style-name="ce276" office:value-type="string">
            <text:p>L1</text:p>
          </table:table-cell>
          <table:table-cell table:style-name="ce137" office:value-type="string">
            <text:p>Waive this kind of issue</text:p>
          </table:table-cell>
          <table:table-cell table:style-name="ce133"/>
          <table:table-cell table:style-name="ce133" office:value-type="string">
            <text:p>1. Login to the Channels.</text:p>
            <text:p>2.Click on 'Collaboration Model'.</text:p>
            <text:p>3.Create task.</text:p>
            <text:p>4.Click on new of Task issue under task details.</text:p>
            <text:p>5.Click on check box of waive this kind of issue</text:p>
          </table:table-cell>
          <table:table-cell table:style-name="ce133" office:value-type="string">
            <text:p><text:s/></text:p>
          </table:table-cell>
          <table:table-cell table:style-name="ce283" office:value-type="string">
            <text:p>-Verify that checked 'waive this kind of issue' the create survey link is removed</text:p>
            <text:p>-Verify that when unchecked waived this kind of issue create survey link is seen</text:p>
          </table:table-cell>
          <table:table-cell table:style-name="ce133" office:value-type="string">
            <text:p>-When checked 'waive this kind of issue' the create survey link is removed</text:p>
            <text:p>-When unchecked waived this kind of issue create survey link is seen</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4">
          <table:table-cell table:style-name="ce138" office:value-type="string">
            <text:p>TFP050_TaskCreateSurvey</text:p>
          </table:table-cell>
          <table:table-cell table:style-name="ce278" office:value-type="string">
            <text:p>L0</text:p>
          </table:table-cell>
          <table:table-cell table:style-name="ce138" office:value-type="string">
            <text:p>Create Survey</text:p>
          </table:table-cell>
          <table:table-cell table:style-name="ce134"/>
          <table:table-cell table:style-name="ce134" office:value-type="string">
            <text:p>1. Login to the Channels.</text:p>
            <text:p>2.Click on 'Collaboration Model'.</text:p>
            <text:p>3.Create task.</text:p>
            <text:p>4. Click on new of Task issue under task details.</text:p>
            <text:p>5.Click on create survey</text:p>
          </table:table-cell>
          <table:table-cell table:style-name="ce134"/>
          <table:table-cell table:style-name="ce147" office:value-type="string">
            <text:p>-Verify that Create survey window opens.</text:p>
            <text:p>-Verify that Survey is created</text:p>
            <text:p>-Verify that view survey is seen</text:p>
          </table:table-cell>
          <table:table-cell table:style-name="ce134" office:value-type="string">
            <text:p>-Create survey window opens.</text:p>
            <text:p>- Survey is created</text:p>
            <text:p>-View survey is seen</text:p>
          </table:table-cell>
          <table:table-cell table:style-name="ce134" office:value-type="string">
            <text:p>FAIL</text:p>
          </table:table-cell>
          <table:table-cell table:style-name="ce134" office:value-type="string">
            <text:p>NO</text:p>
          </table:table-cell>
          <table:table-cell table:style-name="ce134"/>
          <table:table-cell table:style-name="ce134" office:value-type="string">
            <text:p>Obsolete</text:p>
          </table:table-cell>
          <table:table-cell table:style-name="ce150" office:value-type="string">
            <text:p>YES</text:p>
          </table:table-cell>
          <table:table-cell table:style-name="ce150" table:number-columns-repeated="7"/>
          <table:table-cell table:style-name="ce293" table:number-columns-repeated="1002"/>
          <table:table-cell table:style-name="ce153" table:number-columns-repeated="2"/>
        </table:table-row>
        <table:table-row table:style-name="ro165">
          <table:table-cell table:style-name="ce137" office:value-type="string">
            <text:p>TFP051_AddInfoReceiveSendInformation</text:p>
          </table:table-cell>
          <table:table-cell table:style-name="ce133" office:value-type="string">
            <text:p>L1</text:p>
          </table:table-cell>
          <table:table-cell table:style-name="ce137" office:value-type="string">
            <text:p>Information</text:p>
          </table:table-cell>
          <table:table-cell table:style-name="ce133"/>
          <table:table-cell table:style-name="ce133" office:value-type="string">
            <text:p>1. Login to the Channels.</text:p>
            <text:p>2.Click on 'Collaboration Model'.</text:p>
            <text:p>3. Create task.</text:p>
            <text:p>4. Click on add info receives or add info sends.</text:p>
            <text:p>5. Enter the details for Information</text:p>
          </table:table-cell>
          <table:table-cell table:style-name="ce133" office:value-type="string">
            <text:p><text:s/></text:p>
          </table:table-cell>
          <table:table-cell table:style-name="ce283" office:value-type="string">
            <text:p>-Verify that information can be added</text:p>
          </table:table-cell>
          <table:table-cell table:style-name="ce133" office:value-type="string">
            <text:p>-The information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9">
          <table:table-cell table:style-name="ce272" office:value-type="string">
            <text:p>TFP052_AddInfoReceiveSendTagLink</text:p>
          </table:table-cell>
          <table:table-cell table:style-name="ce279" office:value-type="string">
            <text:p>L1</text:p>
          </table:table-cell>
          <table:table-cell table:style-name="ce272" office:value-type="string">
            <text:p>Tags link Under Show Advanced Form</text:p>
          </table:table-cell>
          <table:table-cell table:style-name="ce279"/>
          <table:table-cell table:style-name="ce279" office:value-type="string">
            <text:p>1. Login to the Channels.</text:p>
            <text:p>2.Click on 'Collaboration Model'.</text:p>
            <text:p>3. Create task.</text:p>
            <text:p>4. Click on 'Show Advanced Form' Link</text:p>
            <text:p>5. Click on Tags link</text:p>
          </table:table-cell>
          <table:table-cell table:style-name="ce279" office:value-type="string">
            <text:p><text:s/></text:p>
          </table:table-cell>
          <table:table-cell table:style-name="ce284" office:value-type="string">
            <text:p>-Verify that when clicked on <text:s/>tags link the About plan with title tags gets opened</text:p>
          </table:table-cell>
          <table:table-cell table:style-name="ce279" office:value-type="string">
            <text:p>-When clicked on <text:s/>tags link the About plan with title tags gets opened</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table:number-columns-repeated="7"/>
          <table:table-cell table:style-name="ce291" table:number-columns-repeated="1002"/>
          <table:table-cell table:style-name="ce299" table:number-columns-repeated="2"/>
        </table:table-row>
        <table:table-row table:style-name="ro122">
          <table:table-cell table:style-name="ce272" office:value-type="string">
            <text:p>TFP053_AddInfoReceiveSendTagDetails</text:p>
          </table:table-cell>
          <table:table-cell table:style-name="ce279" office:value-type="string">
            <text:p>L1</text:p>
          </table:table-cell>
          <table:table-cell table:style-name="ce272" office:value-type="string">
            <text:p>Tags details Under Show Advanced Form</text:p>
          </table:table-cell>
          <table:table-cell table:style-name="ce279"/>
          <table:table-cell table:style-name="ce279" office:value-type="string">
            <text:p>1. Login to the Channels.</text:p>
            <text:p>2.Click on 'Collaboration Model'.</text:p>
            <text:p>3. Create task.</text:p>
            <text:p>4. Click on 'Show Advanced Form' Link</text:p>
            <text:p>5. Enter details in tags details</text:p>
          </table:table-cell>
          <table:table-cell table:style-name="ce279" office:value-type="string">
            <text:p><text:s/></text:p>
          </table:table-cell>
          <table:table-cell table:style-name="ce284" office:value-type="string">
            <text:p>-Verify that details can be entered in tags and tag can be added</text:p>
          </table:table-cell>
          <table:table-cell table:style-name="ce279" office:value-type="string">
            <text:p>-The details can be entered in tags and tag can be added</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table:number-columns-repeated="7"/>
          <table:table-cell table:style-name="ce291" table:number-columns-repeated="1002"/>
          <table:table-cell table:style-name="ce299" table:number-columns-repeated="2"/>
        </table:table-row>
        <table:table-row table:style-name="ro162">
          <table:table-cell table:style-name="ce137" office:value-type="string">
            <text:p>TFP054_AddInfoReceiveSendIntent</text:p>
          </table:table-cell>
          <table:table-cell table:style-name="ce133" office:value-type="string">
            <text:p>L1</text:p>
          </table:table-cell>
          <table:table-cell table:style-name="ce137" office:value-type="string">
            <text:p>Intent Under Show Advanced Form</text:p>
          </table:table-cell>
          <table:table-cell table:style-name="ce133"/>
          <table:table-cell table:style-name="ce133" office:value-type="string">
            <text:p>1. Login to the Channels.</text:p>
            <text:p>2.Click on 'Collaboration Model'.</text:p>
            <text:p>3. Create task.</text:p>
            <text:p>4. Click on 'Show Advanced Form' Link</text:p>
            <text:p>5. Click on add info receive or add info send.</text:p>
            <text:p>6. Select Options from intent</text:p>
          </table:table-cell>
          <table:table-cell table:style-name="ce133" office:value-type="string">
            <text:p><text:s/></text:p>
          </table:table-cell>
          <table:table-cell table:style-name="ce283" office:value-type="string">
            <text:p>-Verify that list of options are present for intent</text:p>
          </table:table-cell>
          <table:table-cell table:style-name="ce133" office:value-type="string">
            <text:p>-The list of options are present for intent</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83">
          <table:table-cell table:style-name="ce137" office:value-type="string">
            <text:p>TFP055_AddInfoReceiveSendElementsLink</text:p>
          </table:table-cell>
          <table:table-cell table:style-name="ce133" office:value-type="string">
            <text:p>L1</text:p>
          </table:table-cell>
          <table:table-cell table:style-name="ce137" office:value-type="string">
            <text:p>Elements link</text:p>
          </table:table-cell>
          <table:table-cell table:style-name="ce133"/>
          <table:table-cell table:style-name="ce133" office:value-type="string">
            <text:p>1. Login to the Channels.</text:p>
            <text:p>2.Click on 'Collaboration Model'.</text:p>
            <text:p>3. Create task.</text:p>
            <text:p>4. Click on add info receives or add info sends.</text:p>
            <text:p>5. Click on Element link</text:p>
          </table:table-cell>
          <table:table-cell table:style-name="ce133" office:value-type="string">
            <text:p><text:s/></text:p>
          </table:table-cell>
          <table:table-cell table:style-name="ce283" office:value-type="string">
            <text:p>-Verify that when clicked on Element link the Element of information's gets opened gets opened</text:p>
          </table:table-cell>
          <table:table-cell table:style-name="ce133" office:value-type="string">
            <text:p>-When clicked on Element link the Element of information's gets opened gets open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2">
          <table:table-cell table:style-name="ce56" office:value-type="string">
            <text:p>TFP056_NotificationOption</text:p>
          </table:table-cell>
          <table:table-cell table:style-name="ce105" office:value-type="string">
            <text:p>L1</text:p>
          </table:table-cell>
          <table:table-cell table:style-name="ce56" office:value-type="string">
            <text:p>Notification&lt;options&gt;</text:p>
          </table:table-cell>
          <table:table-cell table:style-name="ce105"/>
          <table:table-cell table:style-name="ce105" office:value-type="string">
            <text:p>1. Login to the Channels.</text:p>
            <text:p>2.Click on 'Collaboration Model'.</text:p>
            <text:p>3. Create task.</text:p>
            <text:p>4. Click on add info receive or add info send.</text:p>
            <text:p>5. Select option form drop down</text:p>
            <text:p>6.Click on notification radio button.</text:p>
          </table:table-cell>
          <table:table-cell table:style-name="ce105" office:value-type="string">
            <text:p><text:s/></text:p>
          </table:table-cell>
          <table:table-cell table:style-name="ce285" office:value-type="string">
            <text:p>-Verify that when notification is selected then instruction get disabled</text:p>
          </table:table-cell>
          <table:table-cell table:style-name="ce105" office:value-type="string">
            <text:p>-When notification is selected then instruction get disabled.</text:p>
          </table:table-cell>
          <table:table-cell table:style-name="ce105" office:value-type="string">
            <text:p>PASS</text:p>
          </table:table-cell>
          <table:table-cell table:style-name="ce105" office:value-type="string">
            <text:p>YES</text:p>
          </table:table-cell>
          <table:table-cell table:style-name="ce105" table:number-columns-repeated="2"/>
          <table:table-cell table:style-name="ce53" office:value-type="string">
            <text:p>YES</text:p>
          </table:table-cell>
          <table:table-cell table:style-name="ce53" table:number-columns-repeated="7"/>
          <table:table-cell table:style-name="ce294" table:number-columns-repeated="1002"/>
          <table:table-cell table:style-name="ce300" table:number-columns-repeated="2"/>
        </table:table-row>
        <table:table-row table:style-name="ro37">
          <table:table-cell table:style-name="ce137" office:value-type="string">
            <text:p>TFP057_ReplyThatOption</text:p>
          </table:table-cell>
          <table:table-cell table:style-name="ce133" office:value-type="string">
            <text:p>L1</text:p>
          </table:table-cell>
          <table:table-cell table:style-name="ce137" office:value-type="string">
            <text:p>Reply that&lt;options&gt;</text:p>
          </table:table-cell>
          <table:table-cell table:style-name="ce133"/>
          <table:table-cell table:style-name="ce133" office:value-type="string">
            <text:p>1. Login to the Channels.</text:p>
            <text:p>2.Click on 'Collaboration Model'.</text:p>
            <text:p>3. Create task.</text:p>
            <text:p>4. Click on add info receive or add info send.</text:p>
            <text:p>5. Select option form drop down</text:p>
            <text:p>6. Click on Reply that radio button</text:p>
          </table:table-cell>
          <table:table-cell table:style-name="ce133" office:value-type="string">
            <text:p><text:s/></text:p>
          </table:table-cell>
          <table:table-cell table:style-name="ce146" office:value-type="string">
            <text:p>-Verify that option can be selected for Reply that</text:p>
            <text:p>-Verify that check box for only if task fails appears.</text:p>
            <text:p>-Verify that when unchecked box for only if task fails disappears</text:p>
          </table:table-cell>
          <table:table-cell table:style-name="ce133" office:value-type="string">
            <text:p>-The option can be selected for Reply that</text:p>
            <text:p>-The check box for only if task fails appears.</text:p>
            <text:p>-When unchecked box for only if task fails dis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52">
          <table:table-cell table:style-name="ce137" office:value-type="string">
            <text:p>TFP058_FromTaskToTask</text:p>
          </table:table-cell>
          <table:table-cell table:style-name="ce133" office:value-type="string">
            <text:p>L1</text:p>
          </table:table-cell>
          <table:table-cell table:style-name="ce137" office:value-type="string">
            <text:p>From task &amp; to task</text:p>
          </table:table-cell>
          <table:table-cell table:style-name="ce133"/>
          <table:table-cell table:style-name="ce133" office:value-type="string">
            <text:p>1. Login to the Channels.</text:p>
            <text:p>2.Click on 'Collaboration Model'.</text:p>
            <text:p>3. Create task.</text:p>
            <text:p>4. Click on add info receive or add info send.</text:p>
            <text:p>5. Verify From task link</text:p>
            <text:p>6. Verify To task link</text:p>
          </table:table-cell>
          <table:table-cell table:style-name="ce133" office:value-type="string">
            <text:p><text:s/></text:p>
          </table:table-cell>
          <table:table-cell table:style-name="ce146" office:value-type="string">
            <text:p>Verify that from task and to task links are present</text:p>
          </table:table-cell>
          <table:table-cell table:style-name="ce133" office:value-type="string">
            <text:p>The from task and to task links are present</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52">
          <table:table-cell table:style-name="ce137" office:value-type="string">
            <text:p>TFP059_FromtaskOptions</text:p>
          </table:table-cell>
          <table:table-cell table:style-name="ce133" office:value-type="string">
            <text:p>L1</text:p>
          </table:table-cell>
          <table:table-cell table:style-name="ce137" office:value-type="string">
            <text:p>From task&lt;options&gt;</text:p>
          </table:table-cell>
          <table:table-cell table:style-name="ce133"/>
          <table:table-cell table:style-name="ce133" office:value-type="string">
            <text:p>1. Login to the Channels.</text:p>
            <text:p>2.Click on 'Collaboration Model'.</text:p>
            <text:p>3. Create task.</text:p>
            <text:p>4. Click on add info receive or add info send.</text:p>
            <text:p>5. Click on From task options</text:p>
          </table:table-cell>
          <table:table-cell table:style-name="ce133" office:value-type="string">
            <text:p><text:s/></text:p>
          </table:table-cell>
          <table:table-cell table:style-name="ce146" office:value-type="string">
            <text:p>-Verify that from task contains list of options</text:p>
            <text:p>-Verify that option can be selected from drop down list.</text:p>
          </table:table-cell>
          <table:table-cell table:style-name="ce133" office:value-type="string">
            <text:p>-The from task contains list of options</text:p>
            <text:p>-The option can be selected from drop down list.</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35" table:number-columns-repeated="1002"/>
          <table:table-cell table:style-name="ce21" table:number-columns-repeated="2"/>
        </table:table-row>
        <table:table-row table:style-name="ro166">
          <table:table-cell table:style-name="ce137" office:value-type="string">
            <text:p>TFP060_CreateFlow</text:p>
          </table:table-cell>
          <table:table-cell table:style-name="ce133" office:value-type="string">
            <text:p>L1</text:p>
          </table:table-cell>
          <table:table-cell table:style-name="ce137" office:value-type="string">
            <text:p>From task-Other</text:p>
          </table:table-cell>
          <table:table-cell table:style-name="ce133"/>
          <table:table-cell table:style-name="ce133" office:value-type="string">
            <text:p>1. Login to the Channels.</text:p>
            <text:p>2.Click on 'Collaboration Model'.</text:p>
            <text:p>3. Create task.</text:p>
            <text:p>4. Click on add info receive or add info send.</text:p>
            <text:p>5. Click on From task options</text:p>
            <text:p>6. Select others.</text:p>
            <text:p>7. Enter the details or task name</text:p>
          </table:table-cell>
          <table:table-cell table:style-name="ce133" office:value-type="string">
            <text:p><text:s/></text:p>
          </table:table-cell>
          <table:table-cell table:style-name="ce146" office:value-type="string">
            <text:p>-Verify that task can be created.</text:p>
            <text:p>-Verify that flow is created</text:p>
          </table:table-cell>
          <table:table-cell table:style-name="ce133" office:value-type="string">
            <text:p>-The task can be created.</text:p>
            <text:p>-The flow is crea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35" table:number-columns-repeated="1002"/>
          <table:table-cell table:style-name="ce21" table:number-columns-repeated="2"/>
        </table:table-row>
        <table:table-row table:style-name="ro39">
          <table:table-cell table:style-name="ce272" office:value-type="string">
            <text:p>TFP061_AddInfoReceiveSendButOnlyIfOption</text:p>
          </table:table-cell>
          <table:table-cell table:style-name="ce279" office:value-type="string">
            <text:p>L1</text:p>
          </table:table-cell>
          <table:table-cell table:style-name="ce272" office:value-type="string">
            <text:p>But only if</text:p>
          </table:table-cell>
          <table:table-cell table:style-name="ce279"/>
          <table:table-cell table:style-name="ce279" office:value-type="string">
            <text:p>1. Login to the Channels.</text:p>
            <text:p>2.Click on 'Collaboration Model'.</text:p>
            <text:p>3. Create task.</text:p>
            <text:p>4.Click on add info receive or add info send.</text:p>
            <text:p>5.Click on Show 'Advanced Form'.</text:p>
            <text:p>6. Click on but only if check box</text:p>
          </table:table-cell>
          <table:table-cell table:style-name="ce279" office:value-type="string">
            <text:p><text:s/></text:p>
          </table:table-cell>
          <table:table-cell table:style-name="ce284" office:value-type="string">
            <text:p>-Verify that but only if contains list of options</text:p>
          </table:table-cell>
          <table:table-cell table:style-name="ce279" office:value-type="string">
            <text:p>-The but only if contains list of options.</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office:value-type="string">
            <text:p>YES</text:p>
          </table:table-cell>
          <table:table-cell table:style-name="ce288" table:number-columns-repeated="6"/>
          <table:table-cell table:style-name="ce291" table:number-columns-repeated="1002"/>
          <table:table-cell table:style-name="ce299" table:number-columns-repeated="2"/>
        </table:table-row>
        <table:table-row table:style-name="ro165">
          <table:table-cell table:style-name="ce137" office:value-type="string">
            <text:p>TFP062_AddInfoReceiveSendChannels</text:p>
          </table:table-cell>
          <table:table-cell table:style-name="ce133" office:value-type="string">
            <text:p>L1</text:p>
          </table:table-cell>
          <table:table-cell table:style-name="ce137" office:value-type="string">
            <text:p>Channels</text:p>
          </table:table-cell>
          <table:table-cell table:style-name="ce133"/>
          <table:table-cell table:style-name="ce133" office:value-type="string">
            <text:p>1. Login to the Channels.</text:p>
            <text:p>2.Click on 'Collaboration Model'.</text:p>
            <text:p>3. Create task.</text:p>
            <text:p>4.Click on add info receive or add info send.</text:p>
            <text:p>5. Click on channels options list</text:p>
          </table:table-cell>
          <table:table-cell table:style-name="ce133" office:value-type="string">
            <text:p><text:s/></text:p>
          </table:table-cell>
          <table:table-cell table:style-name="ce283" office:value-type="string">
            <text:p>-Verify that list of Medium is present</text:p>
          </table:table-cell>
          <table:table-cell table:style-name="ce133" office:value-type="string">
            <text:p>-The list of Medium is present.</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office:value-type="string">
            <text:p>YES</text:p>
          </table:table-cell>
          <table:table-cell table:style-name="ce1" table:number-columns-repeated="6"/>
          <table:table-cell table:style-name="ce135" table:number-columns-repeated="1002"/>
          <table:table-cell table:style-name="ce25" table:number-columns-repeated="2"/>
        </table:table-row>
        <table:table-row table:style-name="ro167">
          <table:table-cell table:style-name="ce137" office:value-type="string">
            <text:p>TFP063_AddInfoReceiveSendChannelsOptions</text:p>
          </table:table-cell>
          <table:table-cell table:style-name="ce133" office:value-type="string">
            <text:p>L1</text:p>
          </table:table-cell>
          <table:table-cell table:style-name="ce137" office:value-type="string">
            <text:p>Channels&lt;options&gt;</text:p>
          </table:table-cell>
          <table:table-cell table:style-name="ce133"/>
          <table:table-cell table:style-name="ce133" office:value-type="string">
            <text:p>1. Login to the Channels.</text:p>
            <text:p>2.Click on 'Collaboration Model'.</text:p>
            <text:p>3. Create task.</text:p>
            <text:p>4.Click on add info receive or add info send.</text:p>
            <text:p>5.Click on channels list</text:p>
            <text:p>6.Select the options from channels</text:p>
            <text:p>7. Click on Check box of medium and unchecked it</text:p>
          </table:table-cell>
          <table:table-cell table:style-name="ce133" office:value-type="string">
            <text:p><text:s/></text:p>
          </table:table-cell>
          <table:table-cell table:style-name="ce283" office:value-type="string">
            <text:p>-Verify that list of medium is present.</text:p>
            <text:p>-Verify that a medium can be selected.</text:p>
            <text:p>-Verify that when unchecked the medium should be removed</text:p>
          </table:table-cell>
          <table:table-cell table:style-name="ce133" office:value-type="string">
            <text:p>-The list of medium is present.</text:p>
            <text:p>-A medium can be selected.</text:p>
            <text:p>-When unchecked the medium is remov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
          <table:table-cell table:style-name="ce137" office:value-type="string">
            <text:p>TFP064_ChannelsMedium</text:p>
          </table:table-cell>
          <table:table-cell table:style-name="ce133" office:value-type="string">
            <text:p>L1</text:p>
          </table:table-cell>
          <table:table-cell table:style-name="ce137" office:value-type="string">
            <text:p>Channels -move medium</text:p>
          </table:table-cell>
          <table:table-cell table:style-name="ce133"/>
          <table:table-cell table:style-name="ce133" office:value-type="string">
            <text:p>1.Login to the Channels.</text:p>
            <text:p>2.Click on 'Collaboration Model'.</text:p>
            <text:p>3. Create task.</text:p>
            <text:p>4.Click on add info receive or add info send.</text:p>
            <text:p>5.Click on channels list</text:p>
            <text:p>6.Select the options from channels</text:p>
            <text:p>7.Click on -Move to top icon</text:p>
          </table:table-cell>
          <table:table-cell table:style-name="ce133" office:value-type="string">
            <text:p><text:s/></text:p>
          </table:table-cell>
          <table:table-cell table:style-name="ce283" office:value-type="string">
            <text:p>-Verify that medium can be moved to top or bottom</text:p>
          </table:table-cell>
          <table:table-cell table:style-name="ce133" office:value-type="string">
            <text:p>-The medium can be moved to top or bottom</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3">
          <table:table-cell table:style-name="ce273" office:value-type="string">
            <text:p>TFP065_AddInfoReceiveSendWithin</text:p>
          </table:table-cell>
          <table:table-cell table:style-name="ce279" office:value-type="string">
            <text:p>L1</text:p>
          </table:table-cell>
          <table:table-cell table:style-name="ce272" office:value-type="string">
            <text:p>Within</text:p>
          </table:table-cell>
          <table:table-cell table:style-name="ce279"/>
          <table:table-cell table:style-name="ce279" office:value-type="string">
            <text:p>1. Login to the Channels.</text:p>
            <text:p>2.Click on 'Collaboration Model'.</text:p>
            <text:p>3. Create task.</text:p>
            <text:p>4.Click on add info receive or add info send.</text:p>
            <text:p>5.Click on Show Advanced Form</text:p>
            <text:p>6.Click on within and enter details for hours, minutes, secs,days, weeks</text:p>
          </table:table-cell>
          <table:table-cell table:style-name="ce279" office:value-type="string">
            <text:p><text:s/></text:p>
          </table:table-cell>
          <table:table-cell table:style-name="ce284" office:value-type="string">
            <text:p>-Verify that details can be entered and selected</text:p>
          </table:table-cell>
          <table:table-cell table:style-name="ce279" office:value-type="string">
            <text:p>-The details can be entered and selected</text:p>
          </table:table-cell>
          <table:table-cell table:style-name="ce279" office:value-type="string">
            <text:p>PASS</text:p>
          </table:table-cell>
          <table:table-cell table:style-name="ce279" office:value-type="string">
            <text:p>YES</text:p>
          </table:table-cell>
          <table:table-cell table:style-name="ce279" table:number-columns-repeated="2"/>
          <table:table-cell table:style-name="ce288" office:value-type="string">
            <text:p>YES</text:p>
          </table:table-cell>
          <table:table-cell table:style-name="ce288" table:number-columns-repeated="7"/>
          <table:table-cell table:style-name="ce291" table:number-columns-repeated="1002"/>
          <table:table-cell table:style-name="ce299" table:number-columns-repeated="2"/>
        </table:table-row>
        <table:table-row table:style-name="ro161">
          <table:table-cell table:style-name="ce56" office:value-type="string">
            <text:p>TFP066_Sender'sTask</text:p>
          </table:table-cell>
          <table:table-cell table:style-name="ce105" office:value-type="string">
            <text:p>L1</text:p>
          </table:table-cell>
          <table:table-cell table:style-name="ce56" office:value-type="string">
            <text:p>Sender's task</text:p>
          </table:table-cell>
          <table:table-cell table:style-name="ce105"/>
          <table:table-cell table:style-name="ce105" office:value-type="string">
            <text:p>1. Login to the Channels.</text:p>
            <text:p>2.Click on <text:s/>'Collaboration Model'.</text:p>
            <text:p>3. Create task.</text:p>
            <text:p>4. Click on add info receive or add info send.</text:p>
            <text:p>5. Click on Senders task link</text:p>
          </table:table-cell>
          <table:table-cell table:style-name="ce105" office:value-type="string">
            <text:p>Username= ”smith” Password= ”@test123”</text:p>
          </table:table-cell>
          <table:table-cell table:style-name="ce285" office:value-type="string">
            <text:p>-Verify that information flow details gets minimized</text:p>
            <text:p>-Verify that pointer moves to sender task in add info send</text:p>
          </table:table-cell>
          <table:table-cell table:style-name="ce105" office:value-type="string">
            <text:p>-The information flow details gets minimized</text:p>
            <text:p>-Verify that pointer moves to sender task in add info send</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53" office:value-type="string">
            <text:p>YES</text:p>
          </table:table-cell>
          <table:table-cell table:style-name="ce53" table:number-columns-repeated="7"/>
          <table:table-cell table:style-name="ce294" table:number-columns-repeated="1002"/>
          <table:table-cell table:style-name="ce300" table:number-columns-repeated="2"/>
        </table:table-row>
        <table:table-row table:style-name="ro161">
          <table:table-cell table:style-name="ce274" office:value-type="string">
            <text:p>TFP067_TerminatesAfterNotifying</text:p>
          </table:table-cell>
          <table:table-cell table:style-name="ce280" office:value-type="string">
            <text:p>L1</text:p>
          </table:table-cell>
          <table:table-cell table:style-name="ce274" office:value-type="string">
            <text:p>terminates after notifying</text:p>
          </table:table-cell>
          <table:table-cell table:style-name="ce280"/>
          <table:table-cell table:style-name="ce280" office:value-type="string">
            <text:p>1. Login to the Channels.</text:p>
            <text:p>2.Click on 'Collaboration Model'.</text:p>
            <text:p>3. Create task.</text:p>
            <text:p>4. Click on add info receive or add info send.</text:p>
            <text:p>5. Click on check box of terminates after notifying</text:p>
          </table:table-cell>
          <table:table-cell table:style-name="ce280"/>
          <table:table-cell table:style-name="ce286" office:value-type="string">
            <text:p>-Verify that (stop) is displayed on the flow</text:p>
          </table:table-cell>
          <table:table-cell table:style-name="ce280" office:value-type="string">
            <text:p>-(stop) is displayed on the flow.</text:p>
          </table:table-cell>
          <table:table-cell table:style-name="ce280" office:value-type="string">
            <text:p>PASS</text:p>
          </table:table-cell>
          <table:table-cell table:style-name="ce280" office:value-type="string">
            <text:p>NO</text:p>
          </table:table-cell>
          <table:table-cell table:style-name="ce280" table:number-columns-repeated="2"/>
          <table:table-cell table:style-name="ce289" office:value-type="string">
            <text:p>YES</text:p>
          </table:table-cell>
          <table:table-cell table:style-name="ce289" table:number-columns-repeated="7"/>
          <table:table-cell table:style-name="ce295" table:number-columns-repeated="1002"/>
          <table:table-cell table:style-name="ce301" table:number-columns-repeated="2"/>
        </table:table-row>
        <table:table-row table:style-name="ro99">
          <table:table-cell table:style-name="ce137" office:value-type="string">
            <text:p>TFP068_AddInfoReceiveSendInstructions</text:p>
          </table:table-cell>
          <table:table-cell table:style-name="ce133" office:value-type="string">
            <text:p>L1</text:p>
          </table:table-cell>
          <table:table-cell table:style-name="ce137" office:value-type="string">
            <text:p>Instructions</text:p>
          </table:table-cell>
          <table:table-cell table:style-name="ce133"/>
          <table:table-cell table:style-name="ce133" office:value-type="string">
            <text:p>1. Login to the Channels.</text:p>
            <text:p>2.Click on 'Collaboration Model'.</text:p>
            <text:p>3. Create task.</text:p>
            <text:p>4. Click on add info receive or add info send.</text:p>
            <text:p>5. Enter details into instructions</text:p>
          </table:table-cell>
          <table:table-cell table:style-name="ce133" office:value-type="string">
            <text:p><text:s/></text:p>
          </table:table-cell>
          <table:table-cell table:style-name="ce283" office:value-type="string">
            <text:p>-Verify that details can be entered in text field.</text:p>
          </table:table-cell>
          <table:table-cell table:style-name="ce133" office:value-type="string">
            <text:p>-The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296" table:number-columns-repeated="1002"/>
          <table:table-cell table:style-name="ce21" table:number-columns-repeated="2"/>
        </table:table-row>
        <table:table-row table:style-name="ro150">
          <table:table-cell table:style-name="ce137" office:value-type="string">
            <text:p>TFP069_AddInfoReceiveSendAttachOptions</text:p>
          </table:table-cell>
          <table:table-cell table:style-name="ce133" office:value-type="string">
            <text:p>L1</text:p>
          </table:table-cell>
          <table:table-cell table:style-name="ce137" office:value-type="string">
            <text:p>Attach&lt;options&gt;named</text:p>
          </table:table-cell>
          <table:table-cell table:style-name="ce133"/>
          <table:table-cell table:style-name="ce133" office:value-type="string">
            <text:p>1. Login to the Channels.</text:p>
            <text:p>2.Click on 'Collaboration Model'.</text:p>
            <text:p>3. Create task.</text:p>
            <text:p>4. Click on add info receive or add info send.</text:p>
            <text:p>5.Select attach&lt;options&gt;</text:p>
          </table:table-cell>
          <table:table-cell table:style-name="ce133" office:value-type="string">
            <text:p><text:s/></text:p>
          </table:table-cell>
          <table:table-cell table:style-name="ce283" office:value-type="string">
            <text:p>-Verify that attach contains list of options.</text:p>
            <text:p>-Verify that any option can be selected for attach.</text:p>
          </table:table-cell>
          <table:table-cell table:style-name="ce133" office:value-type="string">
            <text:p><text:span text:style-name="T14">-The attach contains </text:span><text:span text:style-name="T14">list of options.</text:span></text:p>
            <text:p>-Any option can be selected for attac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8">
          <table:table-cell table:style-name="ce137" office:value-type="string">
            <text:p>TFP070_AddInfoReceiveSendAttachName</text:p>
          </table:table-cell>
          <table:table-cell table:style-name="ce133" office:value-type="string">
            <text:p>L1</text:p>
          </table:table-cell>
          <table:table-cell table:style-name="ce137" office:value-type="string">
            <text:p>Attach name</text:p>
          </table:table-cell>
          <table:table-cell table:style-name="ce133"/>
          <table:table-cell table:style-name="ce133" office:value-type="string">
            <text:p>1. Login to the Channels.</text:p>
            <text:p>2.Click on 'Collaboration Model'.</text:p>
            <text:p>3. Create task.</text:p>
            <text:p>4. Click on add info receive or add info send.</text:p>
            <text:p>5. Enter the details in text field</text:p>
          </table:table-cell>
          <table:table-cell table:style-name="ce133" office:value-type="string">
            <text:p><text:s/></text:p>
          </table:table-cell>
          <table:table-cell table:style-name="ce283" office:value-type="string">
            <text:p>-Verify that details can be entered in text field</text:p>
          </table:table-cell>
          <table:table-cell table:style-name="ce133" office:value-type="string">
            <text:p>-The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34">
          <table:table-cell table:style-name="ce137" office:value-type="string">
            <text:p>TFP071_AddInfoReceiveSendAttachmentAsReference</text:p>
          </table:table-cell>
          <table:table-cell table:style-name="ce133" office:value-type="string">
            <text:p>L1</text:p>
          </table:table-cell>
          <table:table-cell table:style-name="ce137" office:value-type="string">
            <text:p>File Attachment&lt;reference&gt;</text:p>
          </table:table-cell>
          <table:table-cell table:style-name="ce133"/>
          <table:table-cell table:style-name="ce133" office:value-type="string">
            <text:p>1. Login to the Channels.</text:p>
            <text:p>2.Click on 'Collaboration Model'.</text:p>
            <text:p>3.Create task.</text:p>
            <text:p>4. Click on add info receive or add info send.</text:p>
            <text:p>5.Select Reference option in attachment</text:p>
            <text:p>6.Click on file radio button</text:p>
            <text:p>7. Click on Browse button and select a file.</text:p>
          </table:table-cell>
          <table:table-cell table:style-name="ce133" office:value-type="string">
            <text:p><text:s/></text:p>
          </table:table-cell>
          <table:table-cell table:style-name="ce146" office:value-type="string">
            <text:p>-Verify that file can be attached.</text:p>
            <text:p>-Verify that icon for reference</text:p>
          </table:table-cell>
          <table:table-cell table:style-name="ce133" office:value-type="string">
            <text:p>-The file is attached.</text:p>
            <text:p>-The icon for reference <text:s/>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93">
          <table:table-cell table:style-name="ce137" office:value-type="string">
            <text:p>TFP072_AddInfoReceiveSendAttachmentAsPolicy</text:p>
          </table:table-cell>
          <table:table-cell table:style-name="ce133" office:value-type="string">
            <text:p>L1</text:p>
          </table:table-cell>
          <table:table-cell table:style-name="ce137" office:value-type="string">
            <text:p>File Attachment&lt;Policy&gt;</text:p>
          </table:table-cell>
          <table:table-cell table:style-name="ce133"/>
          <table:table-cell table:style-name="ce133" office:value-type="string">
            <text:p>1. Login to the Channels.</text:p>
            <text:p>2.Click on 'Collaboration Model'.</text:p>
            <text:p>3.Create task.</text:p>
            <text:p>4. Click on add info receive or add info send.</text:p>
            <text:p>5.Select policy option in attachment</text:p>
            <text:p>6.Click on file radiobutton.</text:p>
            <text:p>7. Click on Browse button and select a file.</text:p>
          </table:table-cell>
          <table:table-cell table:style-name="ce133" office:value-type="string">
            <text:p><text:s/></text:p>
          </table:table-cell>
          <table:table-cell table:style-name="ce146" office:value-type="string">
            <text:p>-Verify that file can be attached.</text:p>
            <text:p>-Verify that icon for policy</text:p>
          </table:table-cell>
          <table:table-cell table:style-name="ce133" office:value-type="string">
            <text:p>-The file can be attached.</text:p>
            <text:p>-The icon for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69">
          <table:table-cell table:style-name="ce137" office:value-type="string">
            <text:p>TFP073_AddInfoReceiveSendAttachmentAsMandating</text:p>
          </table:table-cell>
          <table:table-cell table:style-name="ce133" office:value-type="string">
            <text:p>L1</text:p>
          </table:table-cell>
          <table:table-cell table:style-name="ce137" office:value-type="string">
            <text:p>File Attachment&lt;Mandating Policy&gt;</text:p>
          </table:table-cell>
          <table:table-cell table:style-name="ce133"/>
          <table:table-cell table:style-name="ce133" office:value-type="string">
            <text:p>1. Login to the Channels.</text:p>
            <text:p>2.Click on 'Collaboration Model'.</text:p>
            <text:p>3.Create task.</text:p>
            <text:p>4. Click on add info receive or add info send.</text:p>
            <text:p>5.Select Mandating policy option in attachment</text:p>
            <text:p>7.Click on file radio button.</text:p>
            <text:p>8. Click on Browse button and select a file.</text:p>
          </table:table-cell>
          <table:table-cell table:style-name="ce133" office:value-type="string">
            <text:p><text:s/></text:p>
          </table:table-cell>
          <table:table-cell table:style-name="ce146" office:value-type="string">
            <text:p>-Verify that file can be attached.</text:p>
            <text:p>-Verify that icon for Mandating <text:s/>policy</text:p>
          </table:table-cell>
          <table:table-cell table:style-name="ce133" office:value-type="string">
            <text:p>-The file can be attached.</text:p>
            <text:p>-The icon for Mandating <text:s/>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13">
          <table:table-cell table:style-name="ce137" office:value-type="string">
            <text:p>TFP074_AddInfoReceiveSendAttachmentAsProhibited</text:p>
          </table:table-cell>
          <table:table-cell table:style-name="ce133" office:value-type="string">
            <text:p>L1</text:p>
          </table:table-cell>
          <table:table-cell table:style-name="ce137" office:value-type="string">
            <text:p>File Attachment&lt;Prohibited Policy&gt;</text:p>
          </table:table-cell>
          <table:table-cell table:style-name="ce133"/>
          <table:table-cell table:style-name="ce133" office:value-type="string">
            <text:p>1. Login to the Channels.</text:p>
            <text:p>2.Click on 'Collaboration Model'.</text:p>
            <text:p>3.Create task.</text:p>
            <text:p>4.Click on add info receive or add info send.</text:p>
            <text:p>5.Select prohibited policy option in attachment</text:p>
            <text:p>6.Click on file radio button.</text:p>
            <text:p>7. Click on Browse button and select a file.</text:p>
          </table:table-cell>
          <table:table-cell table:style-name="ce133" office:value-type="string">
            <text:p><text:s/></text:p>
          </table:table-cell>
          <table:table-cell table:style-name="ce146" office:value-type="string">
            <text:p>-Verify that file can be attached.</text:p>
            <text:p>-Verify that icon for prohibited policy</text:p>
          </table:table-cell>
          <table:table-cell table:style-name="ce133" office:value-type="string">
            <text:p>-The file can be attached.</text:p>
            <text:p>-The icon for prohibited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70">
          <table:table-cell table:style-name="ce137" office:value-type="string">
            <text:p>TFP075_AddInfoReceiveSendAttachmentAsPicture</text:p>
          </table:table-cell>
          <table:table-cell table:style-name="ce133" office:value-type="string">
            <text:p>L1</text:p>
          </table:table-cell>
          <table:table-cell table:style-name="ce137" office:value-type="string">
            <text:p>File Attachment&lt;Picture&gt;</text:p>
          </table:table-cell>
          <table:table-cell table:style-name="ce133"/>
          <table:table-cell table:style-name="ce133" office:value-type="string">
            <text:p>1. Login to the Channels.</text:p>
            <text:p>2.Click on 'Collaboration Model'.</text:p>
            <text:p>3.Create task.</text:p>
            <text:p>4.Click on add info receive or add info send.</text:p>
            <text:p>5.Select Picture option in attachment</text:p>
            <text:p>6.Click on file radio button.</text:p>
            <text:p>7. Click on Browse button and select a file.</text:p>
          </table:table-cell>
          <table:table-cell table:style-name="ce133" office:value-type="string">
            <text:p><text:s/></text:p>
            <text:p/>
          </table:table-cell>
          <table:table-cell table:style-name="ce146" office:value-type="string">
            <text:p>-Verify that file can be attached.</text:p>
            <text:p>-Verify that icon for icon policy</text:p>
          </table:table-cell>
          <table:table-cell table:style-name="ce133" office:value-type="string">
            <text:p>-The file can be attached.</text:p>
            <text:p>-The icon for icon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1" table:number-columns-repeated="2"/>
        </table:table-row>
        <table:table-row table:style-name="ro171">
          <table:table-cell table:style-name="ce137" office:value-type="string">
            <text:p>TFP076_AddInfoReceiveSendAttachmentAsURL</text:p>
          </table:table-cell>
          <table:table-cell table:style-name="ce133" office:value-type="string">
            <text:p>L1</text:p>
          </table:table-cell>
          <table:table-cell table:style-name="ce137" office:value-type="string">
            <text:p>URL Attachment</text:p>
          </table:table-cell>
          <table:table-cell table:style-name="ce133"/>
          <table:table-cell table:style-name="ce133" office:value-type="string">
            <text:p>1. Login to the Channels.</text:p>
            <text:p>2.Click on 'Collaboration Model'.</text:p>
            <text:p>3.Create task.</text:p>
            <text:p>4. Click on add info receive or add info send.</text:p>
            <text:p>5.Click on radio button of url</text:p>
          </table:table-cell>
          <table:table-cell table:style-name="ce133" office:value-type="string">
            <text:p><text:s/></text:p>
            <text:p/>
          </table:table-cell>
          <table:table-cell table:style-name="ce283" office:value-type="string">
            <text:p>-Verify that text field is displayed when checked radio button.</text:p>
            <text:p>-Verify that when click on url radio button the Attach button is disabled.</text:p>
          </table:table-cell>
          <table:table-cell table:style-name="ce133" office:value-type="string">
            <text:p>-The text field is displayed when checked radio button.</text:p>
            <text:p>-When we click on url radio button , the Attach button is disabl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6">
          <table:table-cell table:style-name="ce138" office:value-type="string">
            <text:p>TFP077_EnterWrongURL</text:p>
          </table:table-cell>
          <table:table-cell table:style-name="ce134" office:value-type="string">
            <text:p>L2</text:p>
          </table:table-cell>
          <table:table-cell table:style-name="ce138" office:value-type="string">
            <text:p>Enter WrongURL</text:p>
          </table:table-cell>
          <table:table-cell table:style-name="ce134"/>
          <table:table-cell table:style-name="ce134" office:value-type="string">
            <text:p>1. Login to the Channels.</text:p>
            <text:p>2.Click on 'Collaboration Model'.</text:p>
            <text:p>3.Create task.</text:p>
            <text:p>4. Click on add info receive or add info send.</text:p>
            <text:p>5.Click on radio button of URL</text:p>
            <text:p>6.Enter the URL or File path in text field</text:p>
          </table:table-cell>
          <table:table-cell table:style-name="ce134"/>
          <table:table-cell table:style-name="ce147" office:value-type="string">
            <text:p>-Verify that Url or file path can be entered.</text:p>
            <text:p>-Verify that if its a worng file path a proper error message should be displayed</text:p>
          </table:table-cell>
          <table:table-cell table:style-name="ce134" office:value-type="string">
            <text:p>-The URL or File path can be entered.</text:p>
            <text:p>-If the path/URL is wrong,proper error message is not displayed.</text:p>
          </table:table-cell>
          <table:table-cell table:style-name="ce134" office:value-type="string">
            <text:p>FAIL</text:p>
          </table:table-cell>
          <table:table-cell table:style-name="ce134" office:value-type="string">
            <text:p>NO</text:p>
          </table:table-cell>
          <table:table-cell table:style-name="ce134" office:value-type="string">
            <text:p>#116</text:p>
          </table:table-cell>
          <table:table-cell table:style-name="ce134"/>
          <table:table-cell table:style-name="ce150" office:value-type="string">
            <text:p>YES</text:p>
          </table:table-cell>
          <table:table-cell table:style-name="ce150" table:number-columns-repeated="7"/>
          <table:table-cell table:style-name="ce292" table:number-columns-repeated="1002"/>
          <table:table-cell table:style-name="ce153" table:number-columns-repeated="2"/>
        </table:table-row>
        <table:table-row table:style-name="ro39">
          <table:table-cell table:style-name="ce137" office:value-type="string">
            <text:p>TFP078_AddInfoReceiveSendNewIssue</text:p>
          </table:table-cell>
          <table:table-cell table:style-name="ce133" office:value-type="string">
            <text:p>L0</text:p>
          </table:table-cell>
          <table:table-cell table:style-name="ce137" office:value-type="string">
            <text:p>New Issue</text:p>
          </table:table-cell>
          <table:table-cell table:style-name="ce133"/>
          <table:table-cell table:style-name="ce133" office:value-type="string">
            <text:p>1. Login to the Channels. <text:s text:c="24"/><text:s/>2. Click on 'Collaboration Model'.</text:p>
            <text:p>3.Create task.</text:p>
            <text:p>4. Click on add info receive or add info send.</text:p>
            <text:p>5. Click on new of add info receive or send issue under task details</text:p>
          </table:table-cell>
          <table:table-cell table:style-name="ce133" office:value-type="string">
            <text:p><text:s/></text:p>
            <text:p>Issue=”Issue1”</text:p>
          </table:table-cell>
          <table:table-cell table:style-name="ce283" office:value-type="string">
            <text:p>-Verify that new issue can be added</text:p>
          </table:table-cell>
          <table:table-cell table:style-name="ce133" office:value-type="string">
            <text:p>-The new issue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8">
          <table:table-cell table:style-name="ce137" office:value-type="string">
            <text:p>TFP079_AddInfoReceiveSendIssueDetails</text:p>
          </table:table-cell>
          <table:table-cell table:style-name="ce133" office:value-type="string">
            <text:p>L1</text:p>
          </table:table-cell>
          <table:table-cell table:style-name="ce137" office:value-type="string">
            <text:p>Issue(details)</text:p>
          </table:table-cell>
          <table:table-cell table:style-name="ce133"/>
          <table:table-cell table:style-name="ce133" office:value-type="string">
            <text:p>1. Login to the Channels. <text:s text:c="24"/>2. Click on 'Collaboration Model'.</text:p>
            <text:p>3.Create task.</text:p>
            <text:p>4.Click on new of add info receive or send issue under task details</text:p>
            <text:p>5. Enter details in issue text area</text:p>
          </table:table-cell>
          <table:table-cell table:style-name="ce133" office:value-type="string">
            <text:p><text:s/></text:p>
            <text:p>Issue=”Issue1”</text:p>
            <text:p>Type=”Validity”</text:p>
            <text:p>Tags=”Tag1”</text:p>
            <text:p>Severity=”Minor”</text:p>
          </table:table-cell>
          <table:table-cell table:style-name="ce283" office:value-type="string">
            <text:p>-Verify that issue can be entered</text:p>
          </table:table-cell>
          <table:table-cell table:style-name="ce133" office:value-type="string">
            <text:p>-The issue can be enter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2">
          <table:table-cell table:style-name="ce137" office:value-type="string">
            <text:p>TFP080_AddInfoReceiveSendIssueTypeOption</text:p>
          </table:table-cell>
          <table:table-cell table:style-name="ce133" office:value-type="string">
            <text:p>L1</text:p>
          </table:table-cell>
          <table:table-cell table:style-name="ce137" office:value-type="string">
            <text:p>Type&lt;options&gt;</text:p>
          </table:table-cell>
          <table:table-cell table:style-name="ce133"/>
          <table:table-cell table:style-name="ce133" office:value-type="string">
            <text:p>1. Login to the Channels. <text:s text:c="24"/><text:s/>2.Click on 'Collaboration Model'.</text:p>
            <text:p>3.Create task.</text:p>
            <text:p>4.Click on new of add info receive or send issue under task details</text:p>
            <text:p>5.Click on type&lt;options&gt;list</text:p>
          </table:table-cell>
          <table:table-cell table:style-name="ce133" office:value-type="string">
            <text:p><text:s/></text:p>
          </table:table-cell>
          <table:table-cell table:style-name="ce283" office:value-type="string">
            <text:p>-Verify that type contains list of options</text:p>
            <text:p>-Verify that options can be selected</text:p>
          </table:table-cell>
          <table:table-cell table:style-name="ce133" office:value-type="string">
            <text:p>-The type contains list of options.</text:p>
            <text:p>-The options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3">
          <table:table-cell table:style-name="ce137" office:value-type="string">
            <text:p>TFP081_AddInfoReceiveSendInfoTagsDetails</text:p>
          </table:table-cell>
          <table:table-cell table:style-name="ce133" office:value-type="string">
            <text:p>L1</text:p>
          </table:table-cell>
          <table:table-cell table:style-name="ce137" office:value-type="string">
            <text:p>Tags details</text:p>
          </table:table-cell>
          <table:table-cell table:style-name="ce133"/>
          <table:table-cell table:style-name="ce133" office:value-type="string">
            <text:p>1. Login to the Channels. <text:s text:c="24"/><text:s/>2.Click on 'Collaboration Model'.</text:p>
            <text:p>3.Create task.</text:p>
            <text:p>4.Click on new of add info receive or send issue under task details</text:p>
            <text:p>5.enter details in tags text field</text:p>
          </table:table-cell>
          <table:table-cell table:style-name="ce133" office:value-type="string">
            <text:p><text:s/></text:p>
            <text:p>Tags=”Tag1,Tag2”</text:p>
          </table:table-cell>
          <table:table-cell table:style-name="ce283" office:value-type="string">
            <text:p>-Verify that tag can be added</text:p>
          </table:table-cell>
          <table:table-cell table:style-name="ce133" office:value-type="string">
            <text:p>-The tag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69">
          <table:table-cell table:style-name="ce137" office:value-type="string">
            <text:p>TFP082_AddInfoReceiveSendIssueSeverity</text:p>
          </table:table-cell>
          <table:table-cell table:style-name="ce133" office:value-type="string">
            <text:p>L1</text:p>
          </table:table-cell>
          <table:table-cell table:style-name="ce137" office:value-type="string">
            <text:p>Severity</text:p>
          </table:table-cell>
          <table:table-cell table:style-name="ce133"/>
          <table:table-cell table:style-name="ce133" office:value-type="string">
            <text:p>1. Login to the Channels. <text:s text:c="24"/><text:s/>2.Click on 'Collaboration Model'.</text:p>
            <text:p>3.Create task.</text:p>
            <text:p>4.Click on new of add info receive or send issue under task details</text:p>
            <text:p>5.Click on Severity&lt;options&gt;list</text:p>
          </table:table-cell>
          <table:table-cell table:style-name="ce133" office:value-type="string">
            <text:p><text:s/></text:p>
          </table:table-cell>
          <table:table-cell table:style-name="ce283" office:value-type="string">
            <text:p>-Verify that severity contains list of options.</text:p>
            <text:p>-Verify that options can be selected</text:p>
          </table:table-cell>
          <table:table-cell table:style-name="ce133" office:value-type="string">
            <text:p>-The severity contains list of options.</text:p>
            <text:p>-The options can be select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50">
          <table:table-cell table:style-name="ce137" office:value-type="string">
            <text:p>TFP083_AddInfoReceiveSentSuggestion</text:p>
          </table:table-cell>
          <table:table-cell table:style-name="ce133" office:value-type="string">
            <text:p>L1</text:p>
          </table:table-cell>
          <table:table-cell table:style-name="ce137" office:value-type="string">
            <text:p>Suggestions</text:p>
          </table:table-cell>
          <table:table-cell table:style-name="ce133"/>
          <table:table-cell table:style-name="ce133" office:value-type="string">
            <text:p>1. Login to the Channels. <text:s text:c="24"/><text:s/>2.Click on 'Collaboration Model'.</text:p>
            <text:p>3.Create task.</text:p>
            <text:p>4.Click on new of add info receive or send issue under task details</text:p>
            <text:p>5.Enter details in suggestions <text:s/>text field</text:p>
          </table:table-cell>
          <table:table-cell table:style-name="ce133" office:value-type="string">
            <text:p><text:s/></text:p>
            <text:p>Suggestion=”Suggestion1”</text:p>
          </table:table-cell>
          <table:table-cell table:style-name="ce283" office:value-type="string">
            <text:p>-Verify that Suggestions can be added</text:p>
          </table:table-cell>
          <table:table-cell table:style-name="ce133" office:value-type="string">
            <text:p>-The Suggestions can be adde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0">
          <table:table-cell table:style-name="ce137" office:value-type="string">
            <text:p>TFP084_AttachReceiveSentAttachOption</text:p>
          </table:table-cell>
          <table:table-cell table:style-name="ce133" office:value-type="string">
            <text:p>L1</text:p>
          </table:table-cell>
          <table:table-cell table:style-name="ce137" office:value-type="string">
            <text:p>Attach&lt;options&gt;named</text:p>
          </table:table-cell>
          <table:table-cell table:style-name="ce133"/>
          <table:table-cell table:style-name="ce133" office:value-type="string">
            <text:p>1. Login to the Channels.</text:p>
            <text:p>2.Click on 'Collaboration Model'.</text:p>
            <text:p>3. Create task.</text:p>
            <text:p>4.Click on new of add info receive or send issue under task details</text:p>
            <text:p>5.Select attach&lt;options&gt;</text:p>
          </table:table-cell>
          <table:table-cell table:style-name="ce133" office:value-type="string">
            <text:p><text:s/></text:p>
          </table:table-cell>
          <table:table-cell table:style-name="ce283" office:value-type="string">
            <text:p>-Verify that attach contains list of options.</text:p>
            <text:p>-Verify that any option can be selected for attach.</text:p>
          </table:table-cell>
          <table:table-cell table:style-name="ce133" office:value-type="string">
            <text:p>-The attach contains list of options.</text:p>
            <text:p>-Any option can be selected for attach.</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4">
          <table:table-cell table:style-name="ce137" office:value-type="string">
            <text:p>TFP085_AddInfoReceiveSentAttachmentName</text:p>
          </table:table-cell>
          <table:table-cell table:style-name="ce133" office:value-type="string">
            <text:p>L1</text:p>
          </table:table-cell>
          <table:table-cell table:style-name="ce137" office:value-type="string">
            <text:p>Attach name</text:p>
          </table:table-cell>
          <table:table-cell table:style-name="ce133"/>
          <table:table-cell table:style-name="ce133" office:value-type="string">
            <text:p>1. Login to the Channels.</text:p>
            <text:p>2.Click on 'Collaboration Model'.</text:p>
            <text:p>3. Create task.</text:p>
            <text:p>4.Click on new of add info receive or send issue under task details</text:p>
            <text:p>5. Enter the details in text field</text:p>
          </table:table-cell>
          <table:table-cell table:style-name="ce133" office:value-type="string">
            <text:p><text:s/></text:p>
            <text:p>Name=”Issue1”</text:p>
            <text:p/>
          </table:table-cell>
          <table:table-cell table:style-name="ce283" office:value-type="string">
            <text:p>-Verify that details can be entered in text field</text:p>
          </table:table-cell>
          <table:table-cell table:style-name="ce133" office:value-type="string">
            <text:p>-Verify that details can be entered in text field</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35">
          <table:table-cell table:style-name="ce137" office:value-type="string">
            <text:p>TFP086_AddInfoReceiveSentAttachmentAsReference</text:p>
          </table:table-cell>
          <table:table-cell table:style-name="ce133" office:value-type="string">
            <text:p>L1</text:p>
          </table:table-cell>
          <table:table-cell table:style-name="ce137" office:value-type="string">
            <text:p>File Attachment&lt;reference&gt;</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Select Reference option in attachment</text:p>
            <text:p>6.Click on file radio button</text:p>
            <text:p>7. Click on Browse button and select a file.</text:p>
            <text:p>8.Click attach.</text:p>
          </table:table-cell>
          <table:table-cell table:style-name="ce133" office:value-type="string">
            <text:p><text:s/></text:p>
          </table:table-cell>
          <table:table-cell table:style-name="ce283" office:value-type="string">
            <text:p>-Verify that file can be attached.</text:p>
            <text:p>-Verify that icon for reference</text:p>
          </table:table-cell>
          <table:table-cell table:style-name="ce133" office:value-type="string">
            <text:p>-The file can be attached.</text:p>
            <text:p>-The icon for reference <text:s/>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69">
          <table:table-cell table:style-name="ce137" office:value-type="string">
            <text:p>TFP087_AddInfoReceiveSentAttachmentAsPolicy</text:p>
          </table:table-cell>
          <table:table-cell table:style-name="ce133" office:value-type="string">
            <text:p>L1</text:p>
          </table:table-cell>
          <table:table-cell table:style-name="ce137" office:value-type="string">
            <text:p>File Attachment&lt;Policy&gt;</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Select policy option in attachment</text:p>
            <text:p>6.Click on file radio button.</text:p>
            <text:p>7. Click on Browse button and select a file.</text:p>
            <text:p>8.Click Attach</text:p>
          </table:table-cell>
          <table:table-cell table:style-name="ce133" office:value-type="string">
            <text:p><text:s/></text:p>
          </table:table-cell>
          <table:table-cell table:style-name="ce283" office:value-type="string">
            <text:p>-Verify that file can be attached.</text:p>
            <text:p>-Verify that icon for policy</text:p>
          </table:table-cell>
          <table:table-cell table:style-name="ce133" office:value-type="string">
            <text:p>-The file can be attached.</text:p>
            <text:p>-The <text:s/>icon for policy appears</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5">
          <table:table-cell table:style-name="ce137" office:value-type="string">
            <text:p>TFP088_URLAttachment</text:p>
          </table:table-cell>
          <table:table-cell table:style-name="ce133" office:value-type="string">
            <text:p>L1</text:p>
          </table:table-cell>
          <table:table-cell table:style-name="ce137" office:value-type="string">
            <text:p>URL Attachment</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Click on radio button of URL</text:p>
          </table:table-cell>
          <table:table-cell table:style-name="ce133" office:value-type="string">
            <text:p><text:s/></text:p>
          </table:table-cell>
          <table:table-cell table:style-name="ce283" office:value-type="string">
            <text:p>-Verify that text field is displayed when checked radio button.</text:p>
            <text:p>-Verify that when click on URL radio button the Attach button is disabled.</text:p>
          </table:table-cell>
          <table:table-cell table:style-name="ce133" office:value-type="string">
            <text:p>-The text field is displayed when checked radio button.</text:p>
            <text:p>-When click on URL radio button the Browse button is disabled.</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6">
          <table:table-cell table:style-name="ce138" office:value-type="string">
            <text:p>TFP089_WrongURL</text:p>
          </table:table-cell>
          <table:table-cell table:style-name="ce134" office:value-type="string">
            <text:p>L2</text:p>
          </table:table-cell>
          <table:table-cell table:style-name="ce138" office:value-type="string">
            <text:p>Enter URL</text:p>
          </table:table-cell>
          <table:table-cell table:style-name="ce134"/>
          <table:table-cell table:style-name="ce134" office:value-type="string">
            <text:p>1. Login to the Channels.</text:p>
            <text:p>2.Click on 'Collaboration Model'.</text:p>
            <text:p>3.Create task.</text:p>
            <text:p>4.Click on new of add info receive or send issue under task details</text:p>
            <text:p>5.Click on radio button of URL</text:p>
            <text:p>6.Enter the URL or File path in text field</text:p>
          </table:table-cell>
          <table:table-cell table:style-name="ce134"/>
          <table:table-cell table:style-name="ce147" office:value-type="string">
            <text:p>-Verify that URL or file path can be entered.</text:p>
            <text:p>-Verify that if its a wrong file path a proper error message should be displayed</text:p>
          </table:table-cell>
          <table:table-cell table:style-name="ce134" office:value-type="string">
            <text:p>-The URL or file path can be entered.</text:p>
            <text:p>-If its a wrong file path a proper error message is not displayed</text:p>
          </table:table-cell>
          <table:table-cell table:style-name="ce134" office:value-type="string">
            <text:p>FAIL</text:p>
          </table:table-cell>
          <table:table-cell table:style-name="ce134" office:value-type="string">
            <text:p>NO</text:p>
          </table:table-cell>
          <table:table-cell table:style-name="ce134" office:value-type="string">
            <text:p>#116</text:p>
          </table:table-cell>
          <table:table-cell table:style-name="ce134"/>
          <table:table-cell table:style-name="ce150" office:value-type="string">
            <text:p>YES</text:p>
          </table:table-cell>
          <table:table-cell table:style-name="ce150" table:number-columns-repeated="7"/>
          <table:table-cell table:style-name="ce292" table:number-columns-repeated="1002"/>
          <table:table-cell table:style-name="ce153" table:number-columns-repeated="2"/>
        </table:table-row>
        <table:table-row table:style-name="ro177">
          <table:table-cell table:style-name="ce137" office:value-type="string">
            <text:p>TFP090_WaiveIssue</text:p>
          </table:table-cell>
          <table:table-cell table:style-name="ce133" office:value-type="string">
            <text:p>L1</text:p>
          </table:table-cell>
          <table:table-cell table:style-name="ce137" office:value-type="string">
            <text:p>Waive this kind of issue</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 Click on check box of waive this kind of issue</text:p>
          </table:table-cell>
          <table:table-cell table:style-name="ce133" office:value-type="string">
            <text:p><text:s/></text:p>
          </table:table-cell>
          <table:table-cell table:style-name="ce283" office:value-type="string">
            <text:p>-Verify that checked waived this kind of issue the create survey link is removed</text:p>
            <text:p>-Verify that when unchecked waived this kind of issue create survey link is seen</text:p>
          </table:table-cell>
          <table:table-cell table:style-name="ce133" office:value-type="string">
            <text:p>-When checked 'waived' this kind of issue the create survey link is removed</text:p>
            <text:p>-When unchecked 'waived' this kind of issue create survey link is seen</text:p>
          </table:table-cell>
          <table:table-cell table:style-name="ce133" office:value-type="string">
            <text:p>PASS</text:p>
          </table:table-cell>
          <table:table-cell table:style-name="ce133" office:value-type="string">
            <text:p>NO</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78">
          <table:table-cell table:style-name="ce137" office:value-type="string">
            <text:p>TFP091_AddInfoReceiveSentCreateSurvey</text:p>
          </table:table-cell>
          <table:table-cell table:style-name="ce133" office:value-type="string">
            <text:p>L1</text:p>
          </table:table-cell>
          <table:table-cell table:style-name="ce137" office:value-type="string">
            <text:p>Create Survey</text:p>
          </table:table-cell>
          <table:table-cell table:style-name="ce133"/>
          <table:table-cell table:style-name="ce133" office:value-type="string">
            <text:p>1. Login to the Channels.</text:p>
            <text:p>2.Click on 'Collaboration Model'.</text:p>
            <text:p>3.Create task.</text:p>
            <text:p>4.Click on new of add info receive or send issue under task details</text:p>
            <text:p>5. Click on create survey</text:p>
          </table:table-cell>
          <table:table-cell table:style-name="ce133" office:value-type="string">
            <text:p><text:s/></text:p>
          </table:table-cell>
          <table:table-cell table:style-name="ce283" office:value-type="string">
            <text:p>-Verify that Create survey window opens.</text:p>
            <text:p>-Verify that Survey is created</text:p>
            <text:p>-Verify that view survey is seen</text:p>
          </table:table-cell>
          <table:table-cell table:style-name="ce133" office:value-type="string">
            <text:p>-The Create survey window opens.</text:p>
            <text:p>-The Survey is created</text:p>
            <text:p>-The view survey is seen</text:p>
          </table:table-cell>
          <table:table-cell table:style-name="ce133" office:value-type="string">
            <text:p>PASS</text:p>
          </table:table-cell>
          <table:table-cell table:style-name="ce133" office:value-type="string">
            <text:p>YES</text:p>
          </table:table-cell>
          <table:table-cell table:style-name="ce133" table:number-columns-repeated="2"/>
          <table:table-cell table:style-name="ce1" office:value-type="string">
            <text:p>YES</text:p>
          </table:table-cell>
          <table:table-cell table:style-name="ce1" table:number-columns-repeated="7"/>
          <table:table-cell table:style-name="ce135" table:number-columns-repeated="1002"/>
          <table:table-cell table:style-name="ce25" table:number-columns-repeated="2"/>
        </table:table-row>
        <table:table-row table:style-name="ro156">
          <table:table-cell table:style-name="ce139" office:value-type="string">
            <text:p>TFP092_AdvanceFormOfTask</text:p>
          </table:table-cell>
          <table:table-cell table:style-name="ce1"/>
          <table:table-cell table:style-name="ce137" office:value-type="string">
            <text:p>Advanced Form of Task</text:p>
          </table:table-cell>
          <table:table-cell table:style-name="ce1"/>
          <table:table-cell table:style-name="ce133" office:value-type="string">
            <text:p>1. Login to the Channels.</text:p>
            <text:p>2.Click on 'Collaboration Model'.</text:p>
            <text:p>3.Create task.</text:p>
            <text:p>4.Click on 'Show Advanced Form' Link</text:p>
          </table:table-cell>
          <table:table-cell table:style-name="ce137" office:value-type="string">
            <text:p><text:s/></text:p>
          </table:table-cell>
          <table:table-cell table:style-name="ce283" office:value-type="string">
            <text:p>- Verify that Advanced form fields are displayed to the user</text:p>
          </table:table-cell>
          <table:table-cell table:style-name="ce137" office:value-type="string">
            <text:p>- The Advanced form fields are displayed to the user</text:p>
          </table:table-cell>
          <table:table-cell table:style-name="ce133" office:value-type="string">
            <text:p>PASS</text:p>
          </table:table-cell>
          <table:table-cell table:style-name="ce133" office:value-type="string">
            <text:p>YES</text:p>
          </table:table-cell>
          <table:table-cell table:style-name="ce1" table:number-columns-repeated="10"/>
          <table:table-cell table:style-name="ce135" table:number-columns-repeated="1002"/>
          <table:table-cell table:style-name="ce25" table:number-columns-repeated="2"/>
        </table:table-row>
        <table:table-row table:style-name="ro164">
          <table:table-cell table:style-name="ce139" office:value-type="string">
            <text:p>TFP093_SimpleFormOfTask</text:p>
          </table:table-cell>
          <table:table-cell table:style-name="ce1"/>
          <table:table-cell table:style-name="ce137" office:value-type="string">
            <text:p>Simple Form of Task</text:p>
          </table:table-cell>
          <table:table-cell table:style-name="ce1"/>
          <table:table-cell table:style-name="ce133" office:value-type="string">
            <text:p>1. Login to the Channels.</text:p>
            <text:p>2.Click on 'Collaboration Model'.</text:p>
            <text:p>3.Create task.</text:p>
            <text:p>4.Click on 'Show Advanced Form' Link</text:p>
            <text:p>5. Click on 'Show Simple Form' Link</text:p>
          </table:table-cell>
          <table:table-cell table:style-name="ce137" office:value-type="string">
            <text:p><text:s/></text:p>
          </table:table-cell>
          <table:table-cell table:style-name="ce283" office:value-type="string">
            <text:p>-Verify that Simple form fields are displayed to the user</text:p>
          </table:table-cell>
          <table:table-cell table:style-name="ce137" office:value-type="string">
            <text:p>- The Simple form fields are displayed to the user</text:p>
          </table:table-cell>
          <table:table-cell table:style-name="ce133" office:value-type="string">
            <text:p>PASS</text:p>
          </table:table-cell>
          <table:table-cell table:style-name="ce133" office:value-type="string">
            <text:p>YES</text:p>
          </table:table-cell>
          <table:table-cell table:style-name="ce1" table:number-columns-repeated="10"/>
          <table:table-cell table:style-name="ce135" table:number-columns-repeated="1002"/>
          <table:table-cell table:style-name="ce25" table:number-columns-repeated="2"/>
        </table:table-row>
        <table:table-row table:style-name="ro96">
          <table:table-cell table:style-name="ce139" office:value-type="string">
            <text:p>TFP094_AdvanceFormOfReceiveInfo</text:p>
          </table:table-cell>
          <table:table-cell table:style-name="ce135"/>
          <table:table-cell table:style-name="ce137" office:value-type="string">
            <text:p>Advanced Form of info Receive</text:p>
          </table:table-cell>
          <table:table-cell table:style-name="ce135"/>
          <table:table-cell table:style-name="ce133" office:value-type="string">
            <text:p>1. Login to the Channels.</text:p>
            <text:p>2.Click on 'Collaboration Model'.</text:p>
            <text:p>3. Click on 'Add Info Receive' Link</text:p>
            <text:p>4. Click on 'Show Advanced Form' Link</text:p>
          </table:table-cell>
          <table:table-cell table:style-name="ce139" office:value-type="string">
            <text:p><text:s/></text:p>
          </table:table-cell>
          <table:table-cell table:style-name="ce283" office:value-type="string">
            <text:p>-Verify that Advanced form fields are displayed to the user</text:p>
          </table:table-cell>
          <table:table-cell table:style-name="ce139" office:value-type="string">
            <text:p>- The Advanced form fields are displayed to the user</text:p>
          </table:table-cell>
          <table:table-cell table:style-name="ce133" office:value-type="string">
            <text:p>PASS</text:p>
          </table:table-cell>
          <table:table-cell table:style-name="ce133" office:value-type="string">
            <text:p>YES</text:p>
          </table:table-cell>
          <table:table-cell table:style-name="ce135" table:number-columns-repeated="7"/>
          <table:table-cell table:style-name="ce1" table:number-columns-repeated="3"/>
          <table:table-cell table:style-name="ce135" table:number-columns-repeated="1002"/>
          <table:table-cell table:style-name="ce25" table:number-columns-repeated="2"/>
        </table:table-row>
        <table:table-row table:style-name="ro127">
          <table:table-cell table:style-name="ce139" office:value-type="string">
            <text:p>TFP095_SimpleFormOfReceiveInfo</text:p>
          </table:table-cell>
          <table:table-cell table:style-name="ce135"/>
          <table:table-cell table:style-name="ce137" office:value-type="string">
            <text:p>Simple Form of info Receive</text:p>
          </table:table-cell>
          <table:table-cell table:style-name="ce135"/>
          <table:table-cell table:style-name="ce133" office:value-type="string">
            <text:p>1. Login to the Channels.</text:p>
            <text:p>2.Click on 'Collaboration Model'.</text:p>
            <text:p>3. Click on 'Add Info Receive' Link</text:p>
            <text:p>4. Click on 'Show Advanced Form' Link</text:p>
            <text:p>5. Click on 'Show Simple Form' Link</text:p>
          </table:table-cell>
          <table:table-cell table:style-name="ce139" office:value-type="string">
            <text:p/>
            <text:p/>
            <text:p/>
            <text:p><text:s/></text:p>
          </table:table-cell>
          <table:table-cell table:style-name="ce283" office:value-type="string">
            <text:p>-Verify that Simple form fields are displayed to the user</text:p>
          </table:table-cell>
          <table:table-cell table:style-name="ce139" office:value-type="string">
            <text:p/>
            <text:p/>
            <text:p/>
            <text:p/>
            <text:p>- The Simple form fields are displayed to the user.</text:p>
          </table:table-cell>
          <table:table-cell table:style-name="ce133" office:value-type="string">
            <text:p>PASS</text:p>
          </table:table-cell>
          <table:table-cell table:style-name="ce133" office:value-type="string">
            <text:p>YES</text:p>
          </table:table-cell>
          <table:table-cell table:style-name="ce135" table:number-columns-repeated="7"/>
          <table:table-cell table:style-name="ce1" table:number-columns-repeated="3"/>
          <table:table-cell table:style-name="ce135" table:number-columns-repeated="1002"/>
          <table:table-cell table:style-name="ce25" table:number-columns-repeated="2"/>
        </table:table-row>
        <table:table-row table:style-name="ro100">
          <table:table-cell table:style-name="ce139" office:value-type="string">
            <text:p>TFP096_AdvanceFormOfSentInfo</text:p>
          </table:table-cell>
          <table:table-cell table:style-name="ce135"/>
          <table:table-cell table:style-name="ce137" office:value-type="string">
            <text:p>Advanced Form of info Send</text:p>
          </table:table-cell>
          <table:table-cell table:style-name="ce135"/>
          <table:table-cell table:style-name="ce133" office:value-type="string">
            <text:p>1. Login to the Channels.</text:p>
            <text:p>2.Click on 'Collaboration Model'.</text:p>
            <text:p>3. Click on 'Add Info Send' Link</text:p>
            <text:p>4. Click on 'Show Advanced Form' Link</text:p>
          </table:table-cell>
          <table:table-cell table:style-name="ce139" office:value-type="string">
            <text:p><text:s/></text:p>
          </table:table-cell>
          <table:table-cell table:style-name="ce283" office:value-type="string">
            <text:p>-Verify that Advanced form fields are displayed to the user</text:p>
          </table:table-cell>
          <table:table-cell table:style-name="ce139" office:value-type="string">
            <text:p/>
            <text:p/>
            <text:p>- The Advanced form fields are displayed to the user</text:p>
          </table:table-cell>
          <table:table-cell table:style-name="ce133" office:value-type="string">
            <text:p>PASS</text:p>
          </table:table-cell>
          <table:table-cell table:style-name="ce133" office:value-type="string">
            <text:p>YES</text:p>
          </table:table-cell>
          <table:table-cell table:style-name="ce135" table:number-columns-repeated="7"/>
          <table:table-cell table:style-name="ce1" table:number-columns-repeated="3"/>
          <table:table-cell table:style-name="ce135" table:number-columns-repeated="1002"/>
          <table:table-cell table:style-name="ce25" table:number-columns-repeated="2"/>
        </table:table-row>
        <table:table-row table:style-name="ro155">
          <table:table-cell table:style-name="ce139" office:value-type="string">
            <text:p>TFP097_SimpleFormOfSentInfo</text:p>
          </table:table-cell>
          <table:table-cell table:style-name="ce135"/>
          <table:table-cell table:style-name="ce137" office:value-type="string">
            <text:p>Simple Form of info Send</text:p>
          </table:table-cell>
          <table:table-cell table:style-name="ce135"/>
          <table:table-cell table:style-name="ce133" office:value-type="string">
            <text:p>1. Login to the Channels.</text:p>
            <text:p>2.Click on 'Collaboration Model'.</text:p>
            <text:p>3. Click on 'Add Info Send' Link</text:p>
            <text:p>4. Click on 'Show Advanced Form' Link</text:p>
            <text:p>5. Click on 'Show Simple Form' Link</text:p>
          </table:table-cell>
          <table:table-cell table:style-name="ce139" office:value-type="string">
            <text:p><text:s/></text:p>
          </table:table-cell>
          <table:table-cell table:style-name="ce283" office:value-type="string">
            <text:p>-Verify that Simple form fields are displayed to the user</text:p>
          </table:table-cell>
          <table:table-cell table:style-name="ce139" office:value-type="string">
            <text:p>- The Simple form fields are displayed to the user</text:p>
          </table:table-cell>
          <table:table-cell table:style-name="ce133" office:value-type="string">
            <text:p>PASS</text:p>
          </table:table-cell>
          <table:table-cell table:style-name="ce133" office:value-type="string">
            <text:p>YES</text:p>
          </table:table-cell>
          <table:table-cell table:style-name="ce135" table:number-columns-repeated="7"/>
          <table:table-cell table:style-name="ce1" table:number-columns-repeated="3"/>
          <table:table-cell table:style-name="ce135" table:number-columns-repeated="1002"/>
          <table:table-cell table:style-name="ce25" table:number-columns-repeated="2"/>
        </table:table-row>
        <table:table-row table:style-name="ro84">
          <table:table-cell table:style-name="ce275" office:value-type="string">
            <text:p>TFP098_LocationAsNamed</text:p>
          </table:table-cell>
          <table:table-cell table:style-name="ce281" office:value-type="string">
            <text:p>L0</text:p>
          </table:table-cell>
          <table:table-cell table:style-name="ce281" office:value-type="string">
            <text:p>Named location</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Named option of location</text:p>
          </table:table-cell>
          <table:table-cell table:style-name="ce281" office:value-type="string">
            <text:p><text:s/></text:p>
          </table:table-cell>
          <table:table-cell table:style-name="ce281" office:value-type="string">
            <text:p>- Verify that location can be entered as named</text:p>
          </table:table-cell>
          <table:table-cell table:style-name="ce281" office:value-type="string">
            <text:p>The location can be entered as named</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1" table:number-columns-repeated="2"/>
        </table:table-row>
        <table:table-row table:style-name="ro33">
          <table:table-cell table:style-name="ce275" office:value-type="string">
            <text:p>TFP099_LocationAsCommunicated</text:p>
          </table:table-cell>
          <table:table-cell table:style-name="ce281" office:value-type="string">
            <text:p>L0</text:p>
          </table:table-cell>
          <table:table-cell table:style-name="ce281" office:value-type="string">
            <text:p>Communicated Location</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Communicated option of location</text:p>
          </table:table-cell>
          <table:table-cell table:style-name="ce281" office:value-type="string">
            <text:p><text:s/></text:p>
          </table:table-cell>
          <table:table-cell table:style-name="ce281" office:value-type="string">
            <text:p>- Verify that location can be entered as communicated</text:p>
          </table:table-cell>
          <table:table-cell table:style-name="ce281" office:value-type="string">
            <text:p>The location can be entered as communicated</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179">
          <table:table-cell table:style-name="ce275" office:value-type="string">
            <text:p>TFP100_LocationAsCommunicatedInInfo</text:p>
          </table:table-cell>
          <table:table-cell table:style-name="ce281" office:value-type="string">
            <text:p>L0</text:p>
          </table:table-cell>
          <table:table-cell table:style-name="ce281" office:value-type="string">
            <text:p>In Info</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able:table-cell>
          <table:table-cell table:style-name="ce281" office:value-type="string">
            <text:p><text:s/></text:p>
          </table:table-cell>
          <table:table-cell table:style-name="ce281" office:value-type="string">
            <text:p>- Verify that In Info details can be entered</text:p>
          </table:table-cell>
          <table:table-cell table:style-name="ce281" office:value-type="string">
            <text:p>The In Info details can be entered</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112">
          <table:table-cell table:style-name="ce275" office:value-type="string">
            <text:p>TFP101_LocationAsCommunicatedElements</text:p>
          </table:table-cell>
          <table:table-cell table:style-name="ce281" office:value-type="string">
            <text:p>L0</text:p>
          </table:table-cell>
          <table:table-cell table:style-name="ce281" office:value-type="string">
            <text:p>As Element</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Communicated option of location</text:p>
            <text:p>5. Enter value in In Info text field.</text:p>
            <text:p>6. Enter details in As Elements.</text:p>
          </table:table-cell>
          <table:table-cell table:style-name="ce281" office:value-type="string">
            <text:p><text:s/></text:p>
            <text:p>Information=“Info”</text:p>
          </table:table-cell>
          <table:table-cell table:style-name="ce281" office:value-type="string">
            <text:p>- Verify that As Elements details can be entered</text:p>
          </table:table-cell>
          <table:table-cell table:style-name="ce281" office:value-type="string">
            <text:p>The As Elements details can be entered</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180">
          <table:table-cell table:style-name="ce275" office:value-type="string">
            <text:p>TFP102_LocationAsAgentsJurisdiction</text:p>
          </table:table-cell>
          <table:table-cell table:style-name="ce281" office:value-type="string">
            <text:p>L0</text:p>
          </table:table-cell>
          <table:table-cell table:style-name="ce281" office:value-type="string">
            <text:p>Agents Jurisdiction</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Agents Jurisdiction <text:s/>option of location</text:p>
          </table:table-cell>
          <table:table-cell table:style-name="ce281" office:value-type="string">
            <text:p><text:s/></text:p>
          </table:table-cell>
          <table:table-cell table:style-name="ce281" office:value-type="string">
            <text:p>- Verify that location can be entered as agents jurisdiction</text:p>
          </table:table-cell>
          <table:table-cell table:style-name="ce281" office:value-type="string">
            <text:p>The location can be entered as agents jurisdiction</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32">
          <table:table-cell table:style-name="ce275" office:value-type="string">
            <text:p>TFP103_LocationAsOrganizationJurisdiction</text:p>
          </table:table-cell>
          <table:table-cell table:style-name="ce281" office:value-type="string">
            <text:p>L0</text:p>
          </table:table-cell>
          <table:table-cell table:style-name="ce281" office:value-type="string">
            <text:p>Organization Jurisdiction</text:p>
          </table:table-cell>
          <table:table-cell table:style-name="ce281"/>
          <table:table-cell table:style-name="ce281" office:value-type="string">
            <text:p>1. Login to channels with valid credentials.</text:p>
            <text:p>2. Click on the 'Collaboration Model' Link.</text:p>
            <text:p>3. Click on Add new task under action pop menu.</text:p>
            <text:p>4. Select Organization Jurisdiction <text:s/>option of location</text:p>
          </table:table-cell>
          <table:table-cell table:style-name="ce281" office:value-type="string">
            <text:p/>
            <text:p/>
          </table:table-cell>
          <table:table-cell table:style-name="ce281" office:value-type="string">
            <text:p>- Verify that location can be entered as organization's jurisdiction</text:p>
          </table:table-cell>
          <table:table-cell table:style-name="ce281" office:value-type="string">
            <text:p>The location can be entered as organization's jurisdiction</text:p>
          </table:table-cell>
          <table:table-cell table:style-name="ce281" office:value-type="string">
            <text:p>PASS</text:p>
          </table:table-cell>
          <table:table-cell table:style-name="ce135" office:value-type="string">
            <text:p>YES</text:p>
          </table:table-cell>
          <table:table-cell table:style-name="ce135" table:number-columns-repeated="1012"/>
          <table:table-cell table:style-name="ce25" table:number-columns-repeated="2"/>
        </table:table-row>
        <table:table-row table:style-name="ro29">
          <table:table-cell table:style-name="ce105" office:value-type="string">
            <text:p>TFP104_Grammar&amp;Spelling</text:p>
          </table:table-cell>
          <table:table-cell table:style-name="ce105" office:value-type="string">
            <text:p>L3</text:p>
          </table:table-cell>
          <table:table-cell table:style-name="ce105" office:value-type="string">
            <text:p>Grammar and Spelling in the Task &amp; flow Panel</text:p>
          </table:table-cell>
          <table:table-cell table:style-name="ce105"/>
          <table:table-cell table:style-name="ce282" office:value-type="string">
            <text:p>1. Enter URL-http://192.168.4.126:8080/channels/login.html</text:p>
          </table:table-cell>
          <table:table-cell table:style-name="ce105"/>
          <table:table-cell table:style-name="ce105" office:value-type="string">
            <text:p>- Verify that there is no grammar or spelling mistake.</text:p>
          </table:table-cell>
          <table:table-cell table:style-name="ce105" office:value-type="string">
            <text:p>- There is no grammar or spelling mistake.</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50">
          <table:table-cell table:style-name="ce105" office:value-type="string">
            <text:p>TFP105_Text&amp;ControlColor</text:p>
          </table:table-cell>
          <table:table-cell table:style-name="ce105" office:value-type="string">
            <text:p>L3</text:p>
          </table:table-cell>
          <table:table-cell table:style-name="ce105" office:value-type="string">
            <text:p>Colors of text and controls in the task flow panel</text:p>
          </table:table-cell>
          <table:table-cell table:style-name="ce105"/>
          <table:table-cell table:style-name="ce282" office:value-type="string">
            <text:p>1. Enter URL-http://192.168.4.126:8080/channels/login.html</text:p>
          </table:table-cell>
          <table:table-cell table:style-name="ce105"/>
          <table:table-cell table:style-name="ce105" office:value-type="string">
            <text:p>- Verify that the Task &amp; flow panel does not use different color sets as to cause an inconsistent and poorly thought-out user interface design.</text:p>
          </table:table-cell>
          <table:table-cell table:style-name="ce105" office:value-type="string">
            <text:p>- The Task &amp; flow panel does not use different color sets as to cause an inconsistent and poorly thought-out user interface design.</text:p>
          </table:table-cell>
          <table:table-cell table:style-name="ce105" office:value-type="string">
            <text:p>PASS</text:p>
          </table:table-cell>
          <table:table-cell table:style-name="ce105" office:value-type="string">
            <text:p>NO</text:p>
          </table:table-cell>
          <table:table-cell table:style-name="ce105" table:number-columns-repeated="2"/>
          <table:table-cell table:style-name="ce105" office:value-type="string">
            <text:p>YES</text:p>
          </table:table-cell>
          <table:table-cell table:style-name="ce53" table:number-columns-repeated="1008"/>
          <table:table-cell table:style-name="ce42" table:number-columns-repeated="3"/>
        </table:table-row>
        <table:table-row table:style-name="ro1" table:number-rows-repeated="65429">
          <table:table-cell table:number-columns-repeated="1024"/>
        </table:table-row>
        <table:table-row table:style-name="ro1">
          <table:table-cell table:number-columns-repeated="1024"/>
        </table:table-row>
      </table:table>
      <table:table table:name="Attachments" table:style-name="ta3" table:print="false">
        <office:forms form:automatic-focus="false" form:apply-design-mode="false"/>
        <table:table-column table:style-name="co15" table:number-columns-repeated="12" table:default-cell-style-name="ce270"/>
        <table:table-column table:style-name="co15" table:default-cell-style-name="ce287"/>
        <table:table-column table:style-name="co15" table:number-columns-repeated="998" table:default-cell-style-name="ce290"/>
        <table:table-column table:style-name="co15" table:number-columns-repeated="2" table:default-cell-style-name="ce297"/>
        <table:table-column table:style-name="co15" table:number-columns-repeated="11" table:default-cell-style-name="ce298"/>
        <table:table-row table:style-name="ro4">
          <table:table-cell office:value-type="string">
            <text:p>TEST CASE ID</text:p>
          </table:table-cell>
          <table:table-cell office:value-type="string">
            <text:p>PRIORITY</text:p>
          </table:table-cell>
          <table:table-cell office:value-type="string">
            <text:p>TITLE</text:p>
          </table:table-cell>
          <table:table-cell office:value-type="string">
            <text:p>SET UP</text:p>
          </table:table-cell>
          <table:table-cell office:value-type="string">
            <text:p>STEPS</text:p>
          </table:table-cell>
          <table:table-cell office:value-type="string">
            <text:p>TEST DATA</text:p>
          </table:table-cell>
          <table:table-cell office:value-type="string">
            <text:p>EXPECTED RESULTS</text:p>
          </table:table-cell>
          <table:table-cell office:value-type="string">
            <text:p>ACTUAL RESULT</text:p>
          </table:table-cell>
          <table:table-cell office:value-type="string">
            <text:p>RESULT</text:p>
          </table:table-cell>
          <table:table-cell office:value-type="string">
            <text:p>AUTOMATED</text:p>
          </table:table-cell>
          <table:table-cell office:value-type="string">
            <text:p>TICKET ID</text:p>
          </table:table-cell>
          <table:table-cell office:value-type="string">
            <text:p>COMMENT</text:p>
          </table:table-cell>
          <table:table-cell office:value-type="string">
            <text:p>DATE : <text:s/>February 04, 2013</text:p>
            <text:p>REVISION: 3955</text:p>
            <text:p>BROWSER: Chrome</text:p>
          </table:table-cell>
          <table:table-cell table:number-columns-repeated="1011"/>
        </table:table-row>
      </table:table>
      <table:table table:name="REST_API" table:style-name="ta3" table:print="false">
        <office:forms form:automatic-focus="false" form:apply-design-mode="false"/>
        <table:table-column table:style-name="co120" table:default-cell-style-name="ce23"/>
        <table:table-column table:style-name="co59" table:default-cell-style-name="ce23"/>
        <table:table-column table:style-name="co121" table:default-cell-style-name="ce23"/>
        <table:table-column table:style-name="co122" table:default-cell-style-name="ce23"/>
        <table:table-column table:style-name="co123" table:default-cell-style-name="ce23"/>
        <table:table-column table:style-name="co124" table:default-cell-style-name="ce23"/>
        <table:table-column table:style-name="co125" table:default-cell-style-name="ce23"/>
        <table:table-column table:style-name="co126" table:default-cell-style-name="ce23"/>
        <table:table-column table:style-name="co127" table:default-cell-style-name="ce23"/>
        <table:table-column table:style-name="co15" table:default-cell-style-name="ce23"/>
        <table:table-column table:style-name="co128" table:default-cell-style-name="ce23"/>
        <table:table-column table:style-name="co15" table:default-cell-style-name="ce23"/>
        <table:table-column table:style-name="co129" table:default-cell-style-name="ce23"/>
        <table:table-column table:style-name="co130" table:default-cell-style-name="ce23"/>
        <table:table-column table:style-name="co131" table:default-cell-style-name="ce23"/>
        <table:table-column table:style-name="co132" table:default-cell-style-name="ce23"/>
        <table:table-column table:style-name="co133" table:default-cell-style-name="ce23"/>
        <table:table-column table:style-name="co134" table:default-cell-style-name="ce23"/>
        <table:table-column table:style-name="co135" table:default-cell-style-name="ce23"/>
        <table:table-column table:style-name="co15" table:number-columns-repeated="1004" table:default-cell-style-name="ce23"/>
        <table:table-row table:style-name="ro27">
          <table:table-cell table:style-name="ce302" office:value-type="string">
            <text:p>TEST CASE ID</text:p>
          </table:table-cell>
          <table:table-cell table:style-name="ce302" office:value-type="string">
            <text:p>PRIORITY</text:p>
          </table:table-cell>
          <table:table-cell table:style-name="ce302" office:value-type="string">
            <text:p>TITLE</text:p>
          </table:table-cell>
          <table:table-cell table:style-name="ce302" office:value-type="string">
            <text:p>SET UP</text:p>
          </table:table-cell>
          <table:table-cell table:style-name="ce302" office:value-type="string">
            <text:p>STEPS</text:p>
          </table:table-cell>
          <table:table-cell table:style-name="ce302" office:value-type="string">
            <text:p>TEST DATA</text:p>
          </table:table-cell>
          <table:table-cell table:style-name="ce302" office:value-type="string">
            <text:p>EXPECTED RESULTS</text:p>
          </table:table-cell>
          <table:table-cell table:style-name="ce302" office:value-type="string">
            <text:p>ACTUAL RESULT</text:p>
          </table:table-cell>
          <table:table-cell table:style-name="ce302" office:value-type="string">
            <text:p>RESULT</text:p>
          </table:table-cell>
          <table:table-cell table:style-name="ce302" office:value-type="string">
            <text:p>AUTOMATED</text:p>
          </table:table-cell>
          <table:table-cell table:style-name="ce302" office:value-type="string">
            <text:p>TICKET ID</text:p>
          </table:table-cell>
          <table:table-cell table:style-name="ce302" office:value-type="string">
            <text:p>COMMENT</text:p>
          </table:table-cell>
          <table:table-cell table:style-name="ce303"/>
          <table:table-cell table:style-name="ce303" office:value-type="string">
            <text:p>DATE : <text:s/>May 2, 2012</text:p>
            <text:p>REVISION: 3955</text:p>
            <text:p>BROWSER: Internet Explorer</text:p>
          </table:table-cell>
          <table:table-cell table:style-name="ce303" office:value-type="string">
            <text:p>DATE : <text:s/>May 2, 2012</text:p>
            <text:p>REVISION: 3955</text:p>
            <text:p>BROWSER: Firefox</text:p>
          </table:table-cell>
          <table:table-cell table:style-name="ce303" office:value-type="string">
            <text:p>DATE : <text:s/>May 2, 2012</text:p>
            <text:p>REVISION: 3955</text:p>
            <text:p>BROWSER: Chrome</text:p>
          </table:table-cell>
          <table:table-cell table:number-columns-repeated="3"/>
          <table:table-cell table:style-name="ce127" table:number-columns-repeated="1004"/>
        </table:table-row>
        <table:table-row table:style-name="ro29">
          <table:table-cell table:style-name="Default" office:value-type="string">
            <text:p>RA0001</text:p>
          </table:table-cell>
          <table:table-cell office:value-type="string">
            <text:p>L0</text:p>
          </table:table-cell>
          <table:table-cell table:style-name="ce101" office:value-type="string">
            <text:p>Channels API documentation</text:p>
          </table:table-cell>
          <table:table-cell table:style-name="ce101" office:value-type="string">
            <text:p>http://192.168.4.128:8080/api/resource_ChannelsService.html</text:p>
          </table:table-cell>
          <table:table-cell table:style-name="ce101" office:value-type="string">
            <text:p>1. Login to the Channels.</text:p>
            <text:p>2. Enter the URL “http://192.168.4.128:8080/api/resource_ChannelsService.html”</text:p>
          </table:table-cell>
          <table:table-cell table:style-name="ce101"/>
          <table:table-cell table:style-name="ce101" office:value-type="string">
            <text:p>Verify that documentation page render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2</text:p>
          </table:table-cell>
          <table:table-cell office:value-type="string">
            <text:p>L0</text:p>
          </table:table-cell>
          <table:table-cell office:value-type="string">
            <text:p>ISP Plans</text:p>
          </table:table-cell>
          <table:table-cell table:style-name="ce101" office:value-type="string">
            <text:p>http://admin:admin@192.168.4.128:8080/rest/isp/plans</text:p>
          </table:table-cell>
          <table:table-cell table:style-name="ce101" office:value-type="string">
            <text:p>1. Login to the Channels.</text:p>
            <text:p>2. Enter URL “http://192.168.4.128:8080/rest/isp/plans”</text:p>
          </table:table-cell>
          <table:table-cell/>
          <table:table-cell table:style-name="ce101" office:value-type="string">
            <text:p>Verify that ISP plan details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29">
          <table:table-cell table:style-name="Default" office:value-type="string">
            <text:p>RA0003</text:p>
          </table:table-cell>
          <table:table-cell office:value-type="string">
            <text:p>L0</text:p>
          </table:table-cell>
          <table:table-cell office:value-type="string">
            <text:p>Scope</text:p>
          </table:table-cell>
          <table:table-cell table:style-name="ce101" office:value-type="string">
            <text:p>http://admin:admin@192.168.4.128:8080/rest/isp/planScopes</text:p>
          </table:table-cell>
          <table:table-cell table:style-name="ce101" office:value-type="string">
            <text:p>1. Login to the Channels.</text:p>
            <text:p>2. Enter URL “http://192.168.4.128:8080/rest/isp/planScopes”</text:p>
          </table:table-cell>
          <table:table-cell/>
          <table:table-cell table:style-name="ce101" office:value-type="string">
            <text:p>Verify that plan scope page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4</text:p>
          </table:table-cell>
          <table:table-cell office:value-type="string">
            <text:p>L0</text:p>
          </table:table-cell>
          <table:table-cell office:value-type="string">
            <text:p>Issues</text:p>
          </table:table-cell>
          <table:table-cell table:style-name="ce101" office:value-type="string">
            <text:p>http://admin:admin@192.168.4.128:8080/rest/isp/plan/Storm_Disaster_Manegement/version/1/issues</text:p>
          </table:table-cell>
          <table:table-cell table:style-name="ce101" office:value-type="string">
            <text:p>1.Login to the Channels.</text:p>
            <text:p>2. Enter URL “http://192.168.4.128:8080/rest/isp/plan/Storm_Disaster_Manegement/version/1/issues”</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65">
          <table:table-cell table:style-name="Default" office:value-type="string">
            <text:p>RA0005</text:p>
          </table:table-cell>
          <table:table-cell office:value-type="string">
            <text:p>L0</text:p>
          </table:table-cell>
          <table:table-cell office:value-type="string">
            <text:p>Procedures</text:p>
          </table:table-cell>
          <table:table-cell table:style-name="ce101" office:value-type="string">
            <text:p>http://admin:admin@192.168.4.128:8080/rest/isp/plan/Storm_Disaster_Manegement/procedures</text:p>
          </table:table-cell>
          <table:table-cell table:style-name="ce101" office:value-type="string">
            <text:p>1. Login to the Channels. </text:p>
            <text:p>2. Enter URL “http://192.168.4.128:8080/rest/isp/plan/Storm_Disaster_Manegement/procedures</text:p>
            <text:p>”</text:p>
          </table:table-cell>
          <table:table-cell/>
          <table:table-cell table:style-name="ce101" office:value-type="string">
            <text:p>Verify that page with issue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5">
          <table:table-cell table:style-name="Default" office:value-type="string">
            <text:p>RA0006</text:p>
          </table:table-cell>
          <table:table-cell office:value-type="string">
            <text:p>L0</text:p>
          </table:table-cell>
          <table:table-cell office:value-type="string">
            <text:p>Agents ID</text:p>
          </table:table-cell>
          <table:table-cell table:style-name="ce101" office:value-type="string">
            <text:p>http://admin:admin@192.168.4.128:8080/rest/isp/plan/Storm_Disaster_Manegement/procedures/agent/53</text:p>
          </table:table-cell>
          <table:table-cell table:style-name="ce101" office:value-type="string">
            <text:p>1. Login to the Channels.</text:p>
            <text:p>2. Enter URL “http://192.168.4.128:8080/rest/isp/plan/Storm_Disaster_Manegement/procedures/agent/53”</text:p>
          </table:table-cell>
          <table:table-cell/>
          <table:table-cell table:style-name="ce101" office:value-type="string">
            <text:p>Verify that page with agent details opens</text:p>
          </table:table-cell>
          <table:table-cell/>
          <table:table-cell office:value-type="string">
            <text:p>PASS</text:p>
          </table:table-cell>
          <table:table-cell office:value-type="string">
            <text:p>YES</text:p>
          </table:table-cell>
          <table:table-cell table:number-columns-repeated="3"/>
          <table:table-cell table:number-columns-repeated="3" office:value-type="string">
            <text:p>YES</text:p>
          </table:table-cell>
          <table:table-cell table:number-columns-repeated="1007"/>
        </table:table-row>
        <table:table-row table:style-name="ro1" table:number-rows-repeated="65528">
          <table:table-cell table:number-columns-repeated="1023"/>
        </table:table-row>
        <table:table-row table:style-name="ro1">
          <table:table-cell table:number-columns-repeated="1023"/>
        </table:table-row>
      </table:table>
      <table:table table:name="Logging_Testing" table:style-name="ta3" table:print="false">
        <office:forms form:automatic-focus="false" form:apply-design-mode="false"/>
        <table:table-column table:style-name="co15" table:number-columns-repeated="14" table:default-cell-style-name="ce101"/>
        <table:table-column table:style-name="co15" table:visibility="collapse" table:default-cell-style-name="ce101"/>
        <table:table-column table:style-name="co15" table:number-columns-repeated="1009" table:default-cell-style-name="ce101"/>
        <table:table-row table:style-name="ro4">
          <table:table-cell table:style-name="ce84" office:value-type="string">
            <text:p>TEST CASE ID</text:p>
          </table:table-cell>
          <table:table-cell table:style-name="ce84" office:value-type="string">
            <text:p>PRIORITY</text:p>
          </table:table-cell>
          <table:table-cell table:style-name="ce84" office:value-type="string">
            <text:p>TITLE</text:p>
          </table:table-cell>
          <table:table-cell table:style-name="ce84" office:value-type="string">
            <text:p>SET UP</text:p>
          </table:table-cell>
          <table:table-cell table:style-name="ce84" office:value-type="string">
            <text:p>STEPS</text:p>
          </table:table-cell>
          <table:table-cell table:style-name="ce84" office:value-type="string">
            <text:p>TEST DATA</text:p>
          </table:table-cell>
          <table:table-cell table:style-name="ce84" office:value-type="string">
            <text:p>EXPECTED RESULTS</text:p>
          </table:table-cell>
          <table:table-cell table:style-name="ce84" office:value-type="string">
            <text:p>ACTUAL RESULT</text:p>
          </table:table-cell>
          <table:table-cell table:style-name="ce84" office:value-type="string">
            <text:p>RESULT</text:p>
          </table:table-cell>
          <table:table-cell table:style-name="ce84" office:value-type="string">
            <text:p>CAN BE AUTOMATED?</text:p>
          </table:table-cell>
          <table:table-cell table:style-name="ce84" office:value-type="string">
            <text:p>AUTOMATED</text:p>
          </table:table-cell>
          <table:table-cell table:style-name="ce84" office:value-type="string">
            <text:p>TICKET ID</text:p>
          </table:table-cell>
          <table:table-cell table:style-name="ce84" office:value-type="string">
            <text:p>COMMENT</text:p>
          </table:table-cell>
          <table:table-cell table:style-name="ce86" office:value-type="string">
            <text:p>DATE : <text:s/>February 04, 2013</text:p>
            <text:p>REVISION: 3955</text:p>
            <text:p>BROWSER: Chrome</text:p>
          </table:table-cell>
          <table:table-cell table:style-name="ce79" table:number-columns-repeated="998"/>
          <table:table-cell table:style-name="ce81" table:number-columns-repeated="2"/>
          <table:table-cell table:style-name="ce82" table:number-columns-repeated="10"/>
        </table:table-row>
        <table:table-row table:style-name="ro14">
          <table:table-cell table:style-name="ce304" office:value-type="string">
            <text:p>LOG0001_CreationOfChannelsLogFile</text:p>
          </table:table-cell>
          <table:table-cell office:value-type="string">
            <text:p>L0</text:p>
          </table:table-cell>
          <table:table-cell office:value-type="string">
            <text:p>Creation of Channels.log file during deployment</text:p>
          </table:table-cell>
          <table:table-cell office:value-type="string">
            <text:p>Deployment channels </text:p>
          </table:table-cell>
          <table:table-cell office:value-type="string">
            <text:p>1. Deployment channels on linux machine.</text:p>
            <text:p>2. In Target folder channels.log file is generated</text:p>
          </table:table-cell>
          <table:table-cell/>
          <table:table-cell office:value-type="string">
            <text:p>Channels.Log file should be generated</text:p>
          </table:table-cell>
          <table:table-cell office:value-type="string">
            <text:p>Channels.log file is created</text:p>
          </table:table-cell>
          <table:table-cell office:value-type="string">
            <text:p>PASS</text:p>
          </table:table-cell>
          <table:table-cell office:value-type="string">
            <text:p>Can't Automate</text:p>
          </table:table-cell>
          <table:table-cell table:number-columns-repeated="1014"/>
        </table:table-row>
        <table:table-row table:style-name="ro14">
          <table:table-cell office:value-type="string">
            <text:p>LOG0002_FailedDeploymentErrorMessageInChannelsLog</text:p>
          </table:table-cell>
          <table:table-cell office:value-type="string">
            <text:p>L1</text:p>
          </table:table-cell>
          <table:table-cell office:value-type="string">
            <text:p>If deployment failed, error message is written in channels.log file</text:p>
          </table:table-cell>
          <table:table-cell office:value-type="string">
            <text:p>Failure of deployment</text:p>
          </table:table-cell>
          <table:table-cell office:value-type="string">
            <text:p>1. Deployment channels on linux machine.</text:p>
            <text:p>2. In Target folder channels.log file is generated</text:p>
          </table:table-cell>
          <table:table-cell/>
          <table:table-cell office:value-type="string">
            <text:p>If an failure is observed error message is written channels.log file</text:p>
          </table:table-cell>
          <table:table-cell office:value-type="string">
            <text:p>Deployment failure is written in file channels.log file</text:p>
          </table:table-cell>
          <table:table-cell office:value-type="string">
            <text:p>PASS</text:p>
          </table:table-cell>
          <table:table-cell office:value-type="string">
            <text:p>Can't Automate</text:p>
          </table:table-cell>
          <table:table-cell table:number-columns-repeated="1014"/>
        </table:table-row>
        <table:table-row table:style-name="ro51">
          <table:table-cell office:value-type="string">
            <text:p>LOG0003_DetailsDeploymentLogs</text:p>
          </table:table-cell>
          <table:table-cell office:value-type="string">
            <text:p>L1</text:p>
          </table:table-cell>
          <table:table-cell office:value-type="string">
            <text:p>All logs are created in channels.log file</text:p>
          </table:table-cell>
          <table:table-cell/>
          <table:table-cell office:value-type="string">
            <text:p>1. Deployment channels on linux machine.</text:p>
            <text:p>2. In Target folder channels.log file is generated</text:p>
            <text:p>3. Login to Channels</text:p>
          </table:table-cell>
          <table:table-cell/>
          <table:table-cell office:value-type="string">
            <text:p>Login and others logs are created in channels.log file</text:p>
          </table:table-cell>
          <table:table-cell office:value-type="string">
            <text:p>Login and others logs are created in channels.log file</text:p>
          </table:table-cell>
          <table:table-cell office:value-type="string">
            <text:p>PASS</text:p>
          </table:table-cell>
          <table:table-cell office:value-type="string">
            <text:p>Can't Automate</text:p>
          </table:table-cell>
          <table:table-cell table:number-columns-repeated="1014"/>
        </table:table-row>
        <table:table-row table:style-name="ro1" table:number-rows-repeated="65531">
          <table:table-cell table:number-columns-repeated="1024"/>
        </table:table-row>
        <table:table-row table:style-name="ro1">
          <table:table-cell table:number-columns-repeated="1024"/>
        </table:table-row>
      </table:table>
      <table:table table:name="Lock_Functionality" table:style-name="ta3" table:print="false">
        <office:forms form:automatic-focus="false" form:apply-design-mode="false"/>
        <table:table-column table:style-name="co136" table:default-cell-style-name="ce305"/>
        <table:table-column table:style-name="co137" table:default-cell-style-name="ce305"/>
        <table:table-column table:style-name="co138" table:default-cell-style-name="ce305"/>
        <table:table-column table:style-name="co52" table:default-cell-style-name="ce305"/>
        <table:table-column table:style-name="co139" table:default-cell-style-name="ce305"/>
        <table:table-column table:style-name="co140" table:default-cell-style-name="ce305"/>
        <table:table-column table:style-name="co141" table:default-cell-style-name="ce305"/>
        <table:table-column table:style-name="co142" table:default-cell-style-name="ce305"/>
        <table:table-column table:style-name="co143" table:default-cell-style-name="ce305"/>
        <table:table-column table:style-name="co67" table:default-cell-style-name="ce305"/>
        <table:table-column table:style-name="co59" table:default-cell-style-name="ce305"/>
        <table:table-column table:style-name="co144" table:default-cell-style-name="ce305"/>
        <table:table-column table:style-name="co55" table:number-columns-repeated="1001" table:default-cell-style-name="ce305"/>
        <table:table-column table:style-name="co55" table:default-cell-style-name="ce25"/>
        <table:table-column table:style-name="co18" table:default-cell-style-name="ce25"/>
        <table:table-column table:style-name="co55" table:number-columns-repeated="8" table:default-cell-style-name="Default"/>
        <table:table-column table:style-name="co18" table:default-cell-style-name="Default"/>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99"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53">
          <table:table-cell table:style-name="ce133" office:value-type="string">
            <text:p>LF001_LockAboutPlan</text:p>
          </table:table-cell>
          <table:table-cell table:style-name="ce133" office:value-type="string">
            <text:p>L0</text:p>
          </table:table-cell>
          <table:table-cell table:style-name="ce133" office:value-type="string">
            <text:p>About plan details</text:p>
          </table:table-cell>
          <table:table-cell table:style-name="ce133"/>
          <table:table-cell table:style-name="ce164"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Sign out' button.</text:p>
            <text:p>8. User2 click on 'Sign out' button.</text:p>
          </table:table-cell>
          <table:table-cell table:style-name="ce133"/>
          <table:table-cell table:style-name="ce164" office:value-type="string">
            <text:p>Verify that Lock should be generated for user B while user A is <text:s/>updating the details of the plan</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9">
          <table:table-cell table:style-name="ce133" office:value-type="string">
            <text:p>LF002_LockAllEvents</text:p>
          </table:table-cell>
          <table:table-cell table:style-name="ce133" office:value-type="string">
            <text:p>L0</text:p>
          </table:table-cell>
          <table:table-cell table:style-name="ce133" office:value-type="string">
            <text:p>About Plan Events</text:p>
          </table:table-cell>
          <table:table-cell table:style-name="ce133"/>
          <table:table-cell table:style-name="ce133"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click on 'Events in scope' options under 'Scoping' pop up menu.</text:p>
            <text:p>8. User2 click on 'Events in scope' options under 'Scoping' pop up menu.</text:p>
            <text:p>9. User1 click on'Sign out' button.</text:p>
            <text:p>10.User2 click on 'Sign out' button.</text:p>
          </table:table-cell>
          <table:table-cell table:style-name="ce133"/>
          <table:table-cell table:style-name="ce164" office:value-type="string">
            <text:p>Verify that <text:s/>Lock should be generated for user B for adding new events to the plan.</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57">
          <table:table-cell table:style-name="ce133" office:value-type="string">
            <text:p>LF003_LockAllOrganization</text:p>
          </table:table-cell>
          <table:table-cell table:style-name="ce133" office:value-type="string">
            <text:p>L0</text:p>
          </table:table-cell>
          <table:table-cell table:style-name="ce133" office:value-type="string">
            <text:p>About plan Organizations</text:p>
          </table:table-cell>
          <table:table-cell table:style-name="ce133"/>
          <table:table-cell table:style-name="ce283" office:value-type="string">
            <text:p>Prerequisites: Plan should be created.</text:p>
            <text:p>1. User1 Login to the Channels</text:p>
            <text:p>2. User2 Login to the Channels</text:p>
            <text:p>3. User1 click on 'Info Sharing Plan' Link.</text:p>
            <text:p>4. User2 click on 'Info Sharing Plan' Link.</text:p>
            <text:p>5. User1 click on 'Organizations in scope' options under 'Scoping' pop up menu.</text:p>
            <text:p>6. User2 click on <text:s/>'Organizations in scope' options under 'Scoping' pop up menu.</text:p>
            <text:p>7. User1 click on 'Sign out' button.</text:p>
            <text:p>8.User2 click on 'Sign out' button.</text:p>
          </table:table-cell>
          <table:table-cell table:style-name="ce133"/>
          <table:table-cell table:style-name="ce164" office:value-type="string">
            <text:p>Verify that <text:s/>Lock should be generated for user B for adding All Organisations to the plan.</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10">
          <table:table-cell table:style-name="ce133" office:value-type="string">
            <text:p>LF004_LockAboutPlanSegment</text:p>
          </table:table-cell>
          <table:table-cell table:style-name="ce133" office:value-type="string">
            <text:p>L0</text:p>
          </table:table-cell>
          <table:table-cell table:style-name="ce133" office:value-type="string">
            <text:p>About Plan Segment Details</text:p>
          </table:table-cell>
          <table:table-cell table:style-name="ce133"/>
          <table:table-cell table:style-name="ce133" office:value-type="string">
            <text:p>Prerequisites: Plan should be created.</text:p>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Sign out' button.</text:p>
            <text:p>8. User2 click on 'Sign out' button.</text:p>
          </table:table-cell>
          <table:table-cell table:style-name="ce133"/>
          <table:table-cell table:style-name="ce164" office:value-type="string">
            <text:p>Verify that Lock should be generated for user B while user A is <text:s/>updating the details of the about plan segment</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81">
          <table:table-cell table:style-name="ce133" office:value-type="string">
            <text:p>LF005_LockAboutPlanSegmentGoals</text:p>
          </table:table-cell>
          <table:table-cell table:style-name="ce133" office:value-type="string">
            <text:p>L0</text:p>
          </table:table-cell>
          <table:table-cell table:style-name="ce133" office:value-type="string">
            <text:p>About Plan Segment Goal</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Sign out' button.</text:p>
            <text:p>10.User2 click on 'Sign out' button.</text:p>
          </table:table-cell>
          <table:table-cell table:style-name="ce133"/>
          <table:table-cell table:style-name="ce164" office:value-type="string">
            <text:p>Verify that <text:s/>Lock should be generated for user B for adding goals to the plan.</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51">
          <table:table-cell table:style-name="ce133" office:value-type="string">
            <text:p>LF006_LockUpdateTask</text:p>
          </table:table-cell>
          <table:table-cell table:style-name="ce133" office:value-type="string">
            <text:p>L0</text:p>
          </table:table-cell>
          <table:table-cell table:style-name="ce133" office:value-type="string">
            <text:p>Update Task</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Sign out' button.</text:p>
            <text:p>10.User2 click on 'Sign out' button.</text:p>
          </table:table-cell>
          <table:table-cell table:style-name="ce133"/>
          <table:table-cell table:style-name="ce164" office:value-type="string">
            <text:p>Verify that Lock should be generated for user B while User A is updating the details of the task.</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63">
          <table:table-cell table:style-name="ce133" office:value-type="string">
            <text:p>LF007_LockUpdateFlow</text:p>
          </table:table-cell>
          <table:table-cell table:style-name="ce133" office:value-type="string">
            <text:p>L0</text:p>
          </table:table-cell>
          <table:table-cell table:style-name="ce133" office:value-type="string">
            <text:p>Update Flow</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Sign out' button.</text:p>
            <text:p>12.User2 click on 'Sign out' button.</text:p>
          </table:table-cell>
          <table:table-cell table:style-name="ce133" table:number-columns-repeated="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72">
          <table:table-cell table:style-name="ce133" office:value-type="string">
            <text:p>LF008_LockUpdatePhase</text:p>
          </table:table-cell>
          <table:table-cell table:style-name="ce133" office:value-type="string">
            <text:p>L0</text:p>
          </table:table-cell>
          <table:table-cell table:style-name="ce133" office:value-type="string">
            <text:p>Update Phase</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About plan under show pop up menu.</text:p>
            <text:p>6. User2 click on About plan under show pop up menu.</text:p>
            <text:p>7. User1 updates details of phase</text:p>
            <text:p>8. User2 <text:s/>updates details of phase</text:p>
            <text:p>9. User1 click on 'Sign out' button..</text:p>
            <text:p>10.User2 click on 'Sign out' button.</text:p>
          </table:table-cell>
          <table:table-cell table:style-name="ce133"/>
          <table:table-cell table:style-name="ce164" office:value-type="string">
            <text:p>Verify that Lock should be generated for user B while user A is <text:s/>updating the details of the phase</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76">
          <table:table-cell table:style-name="ce133" office:value-type="string">
            <text:p>LF009_LockAgent</text:p>
          </table:table-cell>
          <table:table-cell table:style-name="ce133" office:value-type="string">
            <text:p>L0</text:p>
          </table:table-cell>
          <table:table-cell table:style-name="ce133" office:value-type="string">
            <text:p>Update Agent</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reates agent in 'User As <text:s/>Agents' under 'Participations' <text:s/>pop up menu.</text:p>
            <text:p>6. User2 creates agent in 'User As <text:s/>Agents' under 'Participations' <text:s/>pop up menu.</text:p>
            <text:p>7. User1 click on Index under 'Searching' pop up menu.</text:p>
            <text:p>8. User2 click on Index under 'Searching'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Sign out' button.</text:p>
            <text:p>16.User2 click on 'Sign out' button.</text:p>
          </table:table-cell>
          <table:table-cell table:style-name="ce133"/>
          <table:table-cell table:style-name="ce164" office:value-type="string">
            <text:p>Verify that Lock should be generated for user B while user A is <text:s/>updating agent</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82">
          <table:table-cell table:style-name="ce133" office:value-type="string">
            <text:p>LF010_LockPlace</text:p>
          </table:table-cell>
          <table:table-cell table:style-name="ce133" office:value-type="string">
            <text:p>L0</text:p>
          </table:table-cell>
          <table:table-cell table:style-name="ce133" office:value-type="string">
            <text:p>Update Place</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reates place in locale text field under about plan window.</text:p>
            <text:p>6. User2 creates place in locale text field under about plan window.</text:p>
            <text:p>7. User1 click on Index under 'Searching' pop up menu.</text:p>
            <text:p>8. User2 click on Index under 'Searching'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Sign out' button.</text:p>
            <text:p>16.User2 click on 'Sign out' button.</text:p>
          </table:table-cell>
          <table:table-cell table:style-name="ce133"/>
          <table:table-cell table:style-name="ce164" office:value-type="string">
            <text:p>Verify that Lock should be generated for user B while user A is <text:s/>updating places</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62">
          <table:table-cell table:style-name="ce133" office:value-type="string">
            <text:p>LF011_LockTransmissionMedia</text:p>
          </table:table-cell>
          <table:table-cell table:style-name="ce133" office:value-type="string">
            <text:p>L0</text:p>
          </table:table-cell>
          <table:table-cell table:style-name="ce133" office:value-type="string">
            <text:p>Update Transmission Media</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reates channels in participants under about plan window.</text:p>
            <text:p>6. User2 creates channels in participants under about plan window.</text:p>
            <text:p>7. User1 click on Index under 'Searching' <text:s/>pop up menu.</text:p>
            <text:p>8. User2 click on Index under 'Searching'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Sign out' button.</text:p>
            <text:p>16.User2 click on 'Sign out' button.</text:p>
          </table:table-cell>
          <table:table-cell table:style-name="ce133"/>
          <table:table-cell table:style-name="ce164" office:value-type="string">
            <text:p>Verify that Lock should be generated for user B while user A is <text:s/>updating Transmission media</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56">
          <table:table-cell table:style-name="ce133" office:value-type="string">
            <text:p>LF012_LockUpdateOrganization</text:p>
          </table:table-cell>
          <table:table-cell table:style-name="ce133" office:value-type="string">
            <text:p>L0</text:p>
          </table:table-cell>
          <table:table-cell table:style-name="ce133" office:value-type="string">
            <text:p>Update Organization</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User1 click on <text:s/>'Organizations in scope' options under 'Scoping' pop up menu.</text:p>
            <text:p>6. User2 click on <text:s/>'Organizations in scope' options under 'Scoping' pop up menu.</text:p>
            <text:p>7. User1 Selects any organizations from list</text:p>
            <text:p>8.User2 Selects any organizations from list</text:p>
            <text:p>9.User1 updates the details of organizations</text:p>
            <text:p>10.User2 updates the details of organizations</text:p>
            <text:p>11.User1 click on 'Sign out' button.</text:p>
            <text:p>12.User2 click on 'Sign out' button.</text:p>
          </table:table-cell>
          <table:table-cell table:style-name="ce133"/>
          <table:table-cell table:style-name="ce164" office:value-type="string">
            <text:p>Verify that Lock should be generated for user B while user A is <text:s/>updating Organizations</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56">
          <table:table-cell table:style-name="ce133" office:value-type="string">
            <text:p>LF013_LockUpdateRole</text:p>
          </table:table-cell>
          <table:table-cell table:style-name="ce133" office:value-type="string">
            <text:p>L0</text:p>
          </table:table-cell>
          <table:table-cell table:style-name="ce133" office:value-type="string">
            <text:p>Update Role</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text:p>
            <text:p>5. User1 click on <text:s/>'Organizations in scope' options under 'Scoping' pop up menu.</text:p>
            <text:p>6. User2 click on <text:s/>'Organizations in scope' options under 'Scoping' pop up menu.</text:p>
            <text:p>7. User1 Selects any organiations from list</text:p>
            <text:p>8.User2 Selects any organiations from list</text:p>
            <text:p>9. User1 clicks on Role from list</text:p>
            <text:p>10.User2 clicks on Role from list</text:p>
            <text:p>11.User1 click on 'Sign out' button.</text:p>
            <text:p>12.User2 click on 'Sign out' button.</text:p>
          </table:table-cell>
          <table:table-cell table:style-name="ce133"/>
          <table:table-cell table:style-name="ce164" office:value-type="string">
            <text:p>Verify that Lock should be generated for user B while user A is <text:s/>updating Role</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7">
          <table:table-cell table:style-name="ce133" office:value-type="string">
            <text:p>LF014_LockMoveTask</text:p>
          </table:table-cell>
          <table:table-cell table:style-name="ce133" office:value-type="string">
            <text:p>L0</text:p>
          </table:table-cell>
          <table:table-cell table:style-name="ce133" office:value-type="string">
            <text:p>Move Task</text:p>
          </table:table-cell>
          <table:table-cell table:style-name="ce133"/>
          <table:table-cell table:style-name="ce133" office:value-type="string">
            <text:p>1. User1 Login to the Channels</text:p>
            <text:p>2. User2 Login to the Channels</text:p>
            <text:p>3. User1 click on 'Info Sharing Plan' Link.</text:p>
            <text:p>4. User2 click on 'Info Sharing Plan' Link. <text:s text:c="9"/><text:s text:c="24"/>5. User1 click on 'About Plan Segment' under 'Show' pop up menu.</text:p>
            <text:p>6. User2 click on 'About Plan Segment' under 'Show' pop up menu. <text:s text:c="30"/><text:s text:c="42"/><text:s text:c="19"/>5. User1 click on Move task to segment under action pop up menu.</text:p>
            <text:p>6. User2 click on Move task to segment under action pop up menu.</text:p>
            <text:p>7. User1 click on 'Sign out' button.</text:p>
            <text:p>8. User2 click on 'Sign out' button.</text:p>
          </table:table-cell>
          <table:table-cell table:style-name="ce133"/>
          <table:table-cell table:style-name="ce164" office:value-type="string">
            <text:p>Verify that Lock should be generated for user B while user A is <text:s/>Moving task</text:p>
          </table:table-cell>
          <table:table-cell table:style-name="ce133"/>
          <table:table-cell table:style-name="ce133" office:value-type="string">
            <text:p>PASS</text:p>
          </table:table-cell>
          <table:table-cell table:style-name="ce133" office:value-type="string">
            <text:p>YES</text:p>
          </table:table-cell>
          <table:table-cell table:style-name="ce133" table:number-columns-repeated="2"/>
          <table:table-cell table:style-name="ce306" table:number-columns-repeated="9"/>
          <table:table-cell table:number-columns-repeated="1003"/>
        </table:table-row>
        <table:table-row table:style-name="ro1">
          <table:table-cell table:style-name="Default" table:number-columns-repeated="5"/>
          <table:table-cell table:style-name="ce306" table:number-columns-repeated="16"/>
          <table:table-cell table:number-columns-repeated="1003"/>
        </table:table-row>
        <table:table-row table:style-name="ro1" table:number-rows-repeated="6">
          <table:table-cell table:style-name="Default" table:number-columns-repeated="5"/>
          <table:table-cell table:style-name="ce306" table:number-columns-repeated="3"/>
          <table:table-cell table:style-name="ce1" table:number-columns-repeated="1005"/>
          <table:table-cell table:number-columns-repeated="11"/>
        </table:table-row>
        <table:table-row table:style-name="ro1" table:number-rows-repeated="6">
          <table:table-cell table:style-name="Default" table:number-columns-repeated="5"/>
          <table:table-cell table:number-columns-repeated="3"/>
          <table:table-cell table:style-name="ce1" table:number-columns-repeated="1005"/>
          <table:table-cell table:number-columns-repeated="11"/>
        </table:table-row>
        <table:table-row table:style-name="ro1" table:number-rows-repeated="8">
          <table:table-cell table:style-name="Default" table:number-columns-repeated="5"/>
          <table:table-cell table:number-columns-repeated="1019"/>
        </table:table-row>
        <table:table-row table:style-name="ro1" table:number-rows-repeated="65499">
          <table:table-cell table:number-columns-repeated="1024"/>
        </table:table-row>
        <table:table-row table:style-name="ro1">
          <table:table-cell table:number-columns-repeated="1024"/>
        </table:table-row>
      </table:table>
      <table:table table:name="Concurrent_User_Scenarios" table:style-name="ta3" table:print="false">
        <office:forms form:automatic-focus="false" form:apply-design-mode="false"/>
        <table:table-column table:style-name="co145" table:default-cell-style-name="ce101"/>
        <table:table-column table:style-name="co15" table:default-cell-style-name="ce23"/>
        <table:table-column table:style-name="co146" table:default-cell-style-name="ce101"/>
        <table:table-column table:style-name="co15" table:default-cell-style-name="ce23"/>
        <table:table-column table:style-name="co147" table:default-cell-style-name="ce101"/>
        <table:table-column table:style-name="co15" table:number-columns-repeated="1019" table:default-cell-style-name="ce23"/>
        <table:table-row table:style-name="ro4">
          <table:table-cell table:style-name="ce99" office:value-type="string">
            <text:p>TEST CASE ID</text:p>
          </table:table-cell>
          <table:table-cell table:style-name="ce99" office:value-type="string">
            <text:p>PRIORITY</text:p>
          </table:table-cell>
          <table:table-cell table:style-name="ce99" office:value-type="string">
            <text:p>TITLE</text:p>
          </table:table-cell>
          <table:table-cell table:style-name="ce99" office:value-type="string">
            <text:p>SET UP</text:p>
          </table:table-cell>
          <table:table-cell table:style-name="ce307" office:value-type="string">
            <text:p>STEPS</text:p>
          </table:table-cell>
          <table:table-cell table:style-name="ce99" office:value-type="string">
            <text:p>TEST DATA</text:p>
          </table:table-cell>
          <table:table-cell table:style-name="ce99" office:value-type="string">
            <text:p>EXPECTED RESULTS</text:p>
          </table:table-cell>
          <table:table-cell table:style-name="ce99" office:value-type="string">
            <text:p>ACTUAL RESULT</text:p>
          </table:table-cell>
          <table:table-cell table:style-name="ce99" office:value-type="string">
            <text:p>RESULT</text:p>
          </table:table-cell>
          <table:table-cell table:style-name="ce99" office:value-type="string">
            <text:p>CAN BE AUTOMATED?</text:p>
          </table:table-cell>
          <table:table-cell table:style-name="ce99" office:value-type="string">
            <text:p>AUTOMATED</text:p>
          </table:table-cell>
          <table:table-cell table:style-name="ce99" office:value-type="string">
            <text:p>TICKET ID</text:p>
          </table:table-cell>
          <table:table-cell table:style-name="ce99" office:value-type="string">
            <text:p>COMMENT</text:p>
          </table:table-cell>
          <table:table-cell table:style-name="ce115" table:number-columns-repeated="990"/>
          <table:table-cell table:style-name="ce116" table:number-columns-repeated="2"/>
          <table:table-cell table:style-name="ce117" table:number-columns-repeated="10"/>
          <table:table-cell table:number-columns-repeated="9"/>
        </table:table-row>
        <table:table-row table:style-name="ro65">
          <table:table-cell office:value-type="string">
            <text:p>TC0001_PlannerA</text:p>
          </table:table-cell>
          <table:table-cell office:value-type="string">
            <text:p>L1</text:p>
          </table:table-cell>
          <table:table-cell office:value-type="string">
            <text:p>Creation activities</text:p>
          </table:table-cell>
          <table:table-cell/>
          <table:table-cell table:style-name="ce308" office:value-type="string">
            <text:p>Planner A: - Planner logged in to the channels, adds the segments to the plan, adds the organization to the plan, assigns task to the member, logged out from the channels.</text:p>
          </table:table-cell>
          <table:table-cell table:number-columns-repeated="4"/>
          <table:table-cell office:value-type="string">
            <text:p>No</text:p>
          </table:table-cell>
          <table:table-cell table:number-columns-repeated="1014"/>
        </table:table-row>
        <table:table-row table:style-name="ro50">
          <table:table-cell office:value-type="string">
            <text:p>TC0002_PlannerB</text:p>
          </table:table-cell>
          <table:table-cell office:value-type="string">
            <text:p>L1</text:p>
          </table:table-cell>
          <table:table-cell office:value-type="string">
            <text:p>Creation activities</text:p>
          </table:table-cell>
          <table:table-cell/>
          <table:table-cell table:style-name="ce308" office:value-type="string">
            <text:p>Planner B: - Planner logged in to the channels,</text:p>
            <text:p>Adds the segments to the plan, adds the goals to the segments, and adds the task, remove segment from the plan, logged out from the channels.</text:p>
          </table:table-cell>
          <table:table-cell table:number-columns-repeated="1019"/>
        </table:table-row>
        <table:table-row table:style-name="ro65">
          <table:table-cell office:value-type="string">
            <text:p>TC0003_PlannerC</text:p>
          </table:table-cell>
          <table:table-cell office:value-type="string">
            <text:p>L1</text:p>
          </table:table-cell>
          <table:table-cell office:value-type="string">
            <text:p>Creation activities</text:p>
          </table:table-cell>
          <table:table-cell/>
          <table:table-cell table:style-name="ce308" office:value-type="string">
            <text:p>Planner C: - Planner logged in to channels, adds the organization, removes the organization, adds the events to the plan, logged out from the channels.</text:p>
          </table:table-cell>
          <table:table-cell table:number-columns-repeated="1019"/>
        </table:table-row>
        <table:table-row table:style-name="ro50">
          <table:table-cell office:value-type="string">
            <text:p>TC0004</text:p>
          </table:table-cell>
          <table:table-cell office:value-type="string">
            <text:p>L1</text:p>
          </table:table-cell>
          <table:table-cell office:value-type="string">
            <text:p>Locking Scenarios</text:p>
          </table:table-cell>
          <table:table-cell/>
          <table:table-cell table:style-name="ce308" office:value-type="string">
            <text:p>About Plan-Details:-Planner A Updates the</text:p>
            <text:p>details of the Plan and if Planner B will</text:p>
            <text:p>update the same plan then the lock will be</text:p>
            <text:p>generated for the plan</text:p>
          </table:table-cell>
          <table:table-cell table:number-columns-repeated="1019"/>
        </table:table-row>
        <table:table-row table:style-name="ro50">
          <table:table-cell office:value-type="string">
            <text:p>TC0005</text:p>
          </table:table-cell>
          <table:table-cell office:value-type="string">
            <text:p>L1</text:p>
          </table:table-cell>
          <table:table-cell office:value-type="string">
            <text:p>Locking Scenarios</text:p>
          </table:table-cell>
          <table:table-cell/>
          <table:table-cell table:style-name="ce308" office:value-type="string">
            <text:p>About Plan-All Events:- Planner A will add</text:p>
            <text:p>event to the Plan and if Planner B will add</text:p>
            <text:p>event in the same plan then the lock will be</text:p>
            <text:p>generated for the plan</text:p>
          </table:table-cell>
          <table:table-cell table:number-columns-repeated="1019"/>
        </table:table-row>
        <table:table-row table:style-name="ro50">
          <table:table-cell office:value-type="string">
            <text:p>TC0006</text:p>
          </table:table-cell>
          <table:table-cell office:value-type="string">
            <text:p>L1</text:p>
          </table:table-cell>
          <table:table-cell office:value-type="string">
            <text:p>Locking Scenarios</text:p>
          </table:table-cell>
          <table:table-cell/>
          <table:table-cell table:style-name="ce308" office:value-type="string">
            <text:p>About Plan-All Organizations:- Planner A will add All Organizations to the Plan and if Planner B will add All Organizations in the same plan then the lock will be generated for the plan</text:p>
          </table:table-cell>
          <table:table-cell table:number-columns-repeated="1019"/>
        </table:table-row>
        <table:table-row table:style-name="ro50">
          <table:table-cell office:value-type="string">
            <text:p>TC0007</text:p>
          </table:table-cell>
          <table:table-cell office:value-type="string">
            <text:p>L1</text:p>
          </table:table-cell>
          <table:table-cell office:value-type="string">
            <text:p>Locking Scenarios</text:p>
          </table:table-cell>
          <table:table-cell/>
          <table:table-cell table:style-name="ce308" office:value-type="string">
            <text:p>About Plan Segment-Details:- Planner A</text:p>
            <text:p>Updates the details of the About Plan Segment and if Planner B will update the same Segment then the lock will be generated for the plan</text:p>
          </table:table-cell>
          <table:table-cell table:number-columns-repeated="1019"/>
        </table:table-row>
        <table:table-row table:style-name="ro65">
          <table:table-cell office:value-type="string">
            <text:p>TC0008</text:p>
          </table:table-cell>
          <table:table-cell office:value-type="string">
            <text:p>L1</text:p>
          </table:table-cell>
          <table:table-cell office:value-type="string">
            <text:p>Locking Scenarios</text:p>
          </table:table-cell>
          <table:table-cell/>
          <table:table-cell table:style-name="ce308" office:value-type="string">
            <text:p>About Plan Segment-Goal:- Planner A adds the Goal in the Segment and if Planner B will add goal the same Segment then the lock will be generated for the plan</text:p>
          </table:table-cell>
          <table:table-cell table:number-columns-repeated="1019"/>
        </table:table-row>
        <table:table-row table:style-name="ro15">
          <table:table-cell office:value-type="string">
            <text:p>TC0009</text:p>
          </table:table-cell>
          <table:table-cell office:value-type="string">
            <text:p>L1</text:p>
          </table:table-cell>
          <table:table-cell office:value-type="string">
            <text:p>Locking Scenarios</text:p>
          </table:table-cell>
          <table:table-cell/>
          <table:table-cell table:style-name="ce308" office:value-type="string">
            <text:p>About Plan - Update Task Details: Lock should be generated for user B for updating same task of about plan</text:p>
          </table:table-cell>
          <table:table-cell table:number-columns-repeated="1019"/>
        </table:table-row>
        <table:table-row table:style-name="ro27">
          <table:table-cell office:value-type="string">
            <text:p>TC0010</text:p>
          </table:table-cell>
          <table:table-cell office:value-type="string">
            <text:p>L1</text:p>
          </table:table-cell>
          <table:table-cell office:value-type="string">
            <text:p>Locking Scenarios</text:p>
          </table:table-cell>
          <table:table-cell/>
          <table:table-cell table:style-name="ce308" office:value-type="string">
            <text:p>Update Flow : Lock should be generated for user B for same updating flow</text:p>
          </table:table-cell>
          <table:table-cell table:number-columns-repeated="1019"/>
        </table:table-row>
        <table:table-row table:style-name="ro27">
          <table:table-cell office:value-type="string">
            <text:p>TC0011</text:p>
          </table:table-cell>
          <table:table-cell office:value-type="string">
            <text:p>L1</text:p>
          </table:table-cell>
          <table:table-cell office:value-type="string">
            <text:p>Locking Scenarios</text:p>
          </table:table-cell>
          <table:table-cell/>
          <table:table-cell table:style-name="ce308" office:value-type="string">
            <text:p>Phase: <text:s text:c="2"/>Lock should be generated for user B for same updating phase</text:p>
          </table:table-cell>
          <table:table-cell table:number-columns-repeated="1019"/>
        </table:table-row>
        <table:table-row table:style-name="ro27">
          <table:table-cell office:value-type="string">
            <text:p>TC0012</text:p>
          </table:table-cell>
          <table:table-cell office:value-type="string">
            <text:p>L1</text:p>
          </table:table-cell>
          <table:table-cell office:value-type="string">
            <text:p>Locking Scenarios</text:p>
          </table:table-cell>
          <table:table-cell/>
          <table:table-cell table:style-name="ce308" office:value-type="string">
            <text:p>Agents: Lock should be generated for user B For same updating Agent</text:p>
          </table:table-cell>
          <table:table-cell table:number-columns-repeated="1019"/>
        </table:table-row>
        <table:table-row table:style-name="ro27">
          <table:table-cell office:value-type="string">
            <text:p>TC0013</text:p>
          </table:table-cell>
          <table:table-cell office:value-type="string">
            <text:p>L1</text:p>
          </table:table-cell>
          <table:table-cell office:value-type="string">
            <text:p>Locking Scenarios</text:p>
          </table:table-cell>
          <table:table-cell/>
          <table:table-cell table:style-name="ce308" office:value-type="string">
            <text:p>Places: Lock should be generated for user B For same updating Places</text:p>
          </table:table-cell>
          <table:table-cell table:number-columns-repeated="1019"/>
        </table:table-row>
        <table:table-row table:style-name="ro29">
          <table:table-cell office:value-type="string">
            <text:p>TC0014</text:p>
          </table:table-cell>
          <table:table-cell office:value-type="string">
            <text:p>L1</text:p>
          </table:table-cell>
          <table:table-cell office:value-type="string">
            <text:p>Locking Scenarios</text:p>
          </table:table-cell>
          <table:table-cell/>
          <table:table-cell table:style-name="ce308" office:value-type="string">
            <text:p>Transmission Media: Lock should be generated for user B for same updating Transmission Media</text:p>
          </table:table-cell>
          <table:table-cell table:number-columns-repeated="1019"/>
        </table:table-row>
        <table:table-row table:style-name="ro27">
          <table:table-cell office:value-type="string">
            <text:p>TC0015</text:p>
          </table:table-cell>
          <table:table-cell office:value-type="string">
            <text:p>L1</text:p>
          </table:table-cell>
          <table:table-cell office:value-type="string">
            <text:p>Locking Scenarios</text:p>
          </table:table-cell>
          <table:table-cell/>
          <table:table-cell table:style-name="ce308" office:value-type="string">
            <text:p>Organization: Lock should be generated for user B for same updating Organizations</text:p>
          </table:table-cell>
          <table:table-cell table:number-columns-repeated="1019"/>
        </table:table-row>
        <table:table-row table:style-name="ro27">
          <table:table-cell office:value-type="string">
            <text:p>TC0016</text:p>
          </table:table-cell>
          <table:table-cell office:value-type="string">
            <text:p>L1</text:p>
          </table:table-cell>
          <table:table-cell office:value-type="string">
            <text:p>Locking Scenarios</text:p>
          </table:table-cell>
          <table:table-cell/>
          <table:table-cell table:style-name="ce308" office:value-type="string">
            <text:p>Roles: Lock should be generated for user B for same updating Roles</text:p>
          </table:table-cell>
          <table:table-cell table:number-columns-repeated="1019"/>
        </table:table-row>
        <table:table-row table:style-name="ro15">
          <table:table-cell office:value-type="string">
            <text:p>TC0017</text:p>
          </table:table-cell>
          <table:table-cell office:value-type="string">
            <text:p>L1</text:p>
          </table:table-cell>
          <table:table-cell office:value-type="string">
            <text:p>Questionnaire and Surveys</text:p>
          </table:table-cell>
          <table:table-cell/>
          <table:table-cell table:style-name="ce308" office:value-type="string">
            <text:p>Add Questionnaire: Planner logged in to the channels, adds questionnaire, activates questionnaire and logged out from the channels.</text:p>
          </table:table-cell>
          <table:table-cell table:number-columns-repeated="1019"/>
        </table:table-row>
        <table:table-row table:style-name="ro65">
          <table:table-cell office:value-type="string">
            <text:p>TC0018</text:p>
          </table:table-cell>
          <table:table-cell office:value-type="string">
            <text:p>L1</text:p>
          </table:table-cell>
          <table:table-cell office:value-type="string">
            <text:p>Questionnaire and Surveys</text:p>
          </table:table-cell>
          <table:table-cell/>
          <table:table-cell table:style-name="ce308" office:value-type="string">
            <text:p>Add Questions: - Planner logged in to the channels, adds questionnaire, add question to the questionnaire, activate question and questionnaire and logged out from the channels.</text:p>
          </table:table-cell>
          <table:table-cell table:number-columns-repeated="1019"/>
        </table:table-row>
        <table:table-row table:style-name="ro50">
          <table:table-cell office:value-type="string">
            <text:p>TC0019</text:p>
          </table:table-cell>
          <table:table-cell office:value-type="string">
            <text:p>L1</text:p>
          </table:table-cell>
          <table:table-cell office:value-type="string">
            <text:p>Questionnaire and Surveys</text:p>
          </table:table-cell>
          <table:table-cell/>
          <table:table-cell table:style-name="ce308" office:value-type="string">
            <text:p>Add Survey To The Plan: - Planner logged in to the channels, adds questionnaire to the plan, Click on survey of about plan, launch the survey and logged out from the channels.</text:p>
          </table:table-cell>
          <table:table-cell table:number-columns-repeated="1019"/>
        </table:table-row>
        <table:table-row table:style-name="ro19">
          <table:table-cell office:value-type="string">
            <text:p>TC0020</text:p>
          </table:table-cell>
          <table:table-cell office:value-type="string">
            <text:p>L1</text:p>
          </table:table-cell>
          <table:table-cell office:value-type="string">
            <text:p>Questionnaire and Surveys</text:p>
          </table:table-cell>
          <table:table-cell/>
          <table:table-cell table:style-name="ce308" office:value-type="string">
            <text:p>Create Survey From Task: - Planner logged in to the channels, add new task, click on create new survey link, click on check box of user and click on update or request participation button and logged out from the channels.</text:p>
          </table:table-cell>
          <table:table-cell table:number-columns-repeated="1019"/>
        </table:table-row>
        <table:table-row table:style-name="ro53">
          <table:table-cell office:value-type="string">
            <text:p>TC0021</text:p>
          </table:table-cell>
          <table:table-cell office:value-type="string">
            <text:p>L1</text:p>
          </table:table-cell>
          <table:table-cell office:value-type="string">
            <text:p>Questionnaire and Surveys</text:p>
          </table:table-cell>
          <table:table-cell/>
          <table:table-cell office:value-type="string">
            <text:p>Submit Task Survey Details:- Planner logged in to the channels, add new task, click on create new survey link, click on check box of user and click on update or request participation button go to home page, clicks on planning survey link, click on ToDo tab and enter details of survey and submit form and logged out from the channels.</text:p>
          </table:table-cell>
          <table:table-cell table:number-columns-repeated="1019"/>
        </table:table-row>
        <table:table-row table:style-name="ro53">
          <table:table-cell office:value-type="string">
            <text:p>TC0022</text:p>
          </table:table-cell>
          <table:table-cell office:value-type="string">
            <text:p>L1</text:p>
          </table:table-cell>
          <table:table-cell office:value-type="string">
            <text:p>Questionnaire and Surveys</text:p>
          </table:table-cell>
          <table:table-cell/>
          <table:table-cell office:value-type="string">
            <text:p>Forward Survey:- Planner logged in to the channels, add new task, click on create new survey link, click on check box of user and click on update or request participation button go to home page, clicks on planning survey link, click on ToDo tab, click on forward button and logged out from the channels.</text:p>
          </table:table-cell>
          <table:table-cell table:number-columns-repeated="1019"/>
        </table:table-row>
        <table:table-row table:style-name="ro1" table:number-rows-repeated="65512">
          <table:table-cell table:number-columns-repeated="1024"/>
        </table:table-row>
        <table:table-row table:style-name="ro1">
          <table:table-cell table:number-columns-repeated="1024"/>
        </table:table-row>
      </table:table>
      <table:database-ranges>
        <table:database-range table:target-range-address="Social_Panel.B1:Social_Panel.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Arial21" svg:font-family="Arial21"/>
    <style:font-face style:name="Calibri" svg:font-family="Calibri"/>
    <style:font-face style:name="Calibri1" svg:font-family="Calibri1"/>
    <style:font-face style:name="Calibri2" svg:font-family="Calibri2"/>
    <style:font-face style:name="Calibri3" svg:font-family="Calibri3"/>
    <style:font-face style:name="Calibri41" svg:font-family="Calibri4"/>
    <style:font-face style:name="Arial" svg:font-family="Arial" style:font-family-generic="swiss" style:font-pitch="variable"/>
    <style:font-face style:name="Calibri4" svg:font-family="Calibri"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number-style style:name="N121P0" style:volatile="true">
      <number:text>Rs. </number:text>
      <number:number number:decimal-places="0" number:min-integer-digits="1" number:grouping="true"/>
    </number:number-style>
    <number:number-style style:name="N121">
      <number:text>Rs. -</number:text>
      <number:number number:decimal-places="0" number:min-integer-digits="1" number:grouping="true"/>
      <style:map style:condition="value()&gt;=0" style:apply-style-name="N121P0"/>
    </number:number-style>
    <number:number-style style:name="N122P0" style:volatile="true">
      <number:text>Rs. </number:text>
      <number:number number:decimal-places="0" number:min-integer-digits="1" number:grouping="true"/>
    </number:number-style>
    <number:number-style style:name="N122">
      <style:text-properties fo:color="#ff0000"/>
      <number:text>Rs. -</number:text>
      <number:number number:decimal-places="0" number:min-integer-digits="1" number:grouping="true"/>
      <style:map style:condition="value()&gt;=0" style:apply-style-name="N122P0"/>
    </number:number-style>
    <number:number-style style:name="N124P0" style:volatile="true">
      <number:text>Rs. </number:text>
      <number:number number:decimal-places="2" number:min-integer-digits="1" number:grouping="true"/>
    </number:number-style>
    <number:number-style style:name="N124">
      <number:text>Rs. -</number:text>
      <number:number number:decimal-places="2" number:min-integer-digits="1" number:grouping="true"/>
      <style:map style:condition="value()&gt;=0" style:apply-style-name="N124P0"/>
    </number:number-style>
    <number:number-style style:name="N125P0" style:volatile="true">
      <number:text>Rs. </number:text>
      <number:number number:decimal-places="2" number:min-integer-digits="1" number:grouping="true"/>
    </number:number-style>
    <number:number-style style:name="N125">
      <style:text-properties fo:color="#ff0000"/>
      <number:text>Rs. -</number:text>
      <number:number number:decimal-places="2" number:min-integer-digits="1" number:grouping="true"/>
      <style:map style:condition="value()&gt;=0" style:apply-style-name="N125P0"/>
    </number:number-style>
    <number:number-style style:name="N126P0" style:volatile="true">
      <number:number number:decimal-places="0" number:min-integer-digits="1" number:grouping="true"/>
    </number:number-style>
    <number:number-style style:name="N126">
      <number:text>-</number:text>
      <number:number number:decimal-places="0" number:min-integer-digits="1" number:grouping="true"/>
      <style:map style:condition="value()&gt;=0" style:apply-style-name="N126P0"/>
    </number:number-style>
    <number:number-style style:name="N127P0" style:volatile="true">
      <number:number number:decimal-places="0" number:min-integer-digits="1" number:grouping="true"/>
    </number:number-style>
    <number:number-style style:name="N127">
      <style:text-properties fo:color="#ff0000"/>
      <number:text>-</number:text>
      <number:number number:decimal-places="0" number:min-integer-digits="1" number:grouping="true"/>
      <style:map style:condition="value()&gt;=0" style:apply-style-name="N127P0"/>
    </number:number-style>
    <number:number-style style:name="N128P0" style:volatile="true">
      <number:number number:decimal-places="2" number:min-integer-digits="1" number:grouping="true"/>
    </number:number-style>
    <number:number-style style:name="N128">
      <number:text>-</number:text>
      <number:number number:decimal-places="2" number:min-integer-digits="1" number:grouping="true"/>
      <style:map style:condition="value()&gt;=0" style:apply-style-name="N128P0"/>
    </number:number-style>
    <number:number-style style:name="N129P0" style:volatile="true">
      <number:number number:decimal-places="2" number:min-integer-digits="1" number:grouping="true"/>
    </number:number-style>
    <number:number-style style:name="N129">
      <style:text-properties fo:color="#ff0000"/>
      <number:text>-</number:text>
      <number:number number:decimal-places="2" number:min-integer-digits="1" number:grouping="true"/>
      <style:map style:condition="value()&gt;=0" style:apply-style-name="N129P0"/>
    </number:number-style>
    <number:number-style style:name="N133P0" style:volatile="true">
      <number:number number:decimal-places="0" number:min-integer-digits="1" number:grouping="true"/>
      <number:text> </number:text>
    </number:number-style>
    <number:number-style style:name="N133P1" style:volatile="true">
      <number:text> -</number:text>
      <number:number number:decimal-places="0" number:min-integer-digits="1" number:grouping="true"/>
      <number:text> </number:text>
    </number:number-style>
    <number:number-style style:name="N133P2" style:volatile="true">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7P0" style:volatile="true">
      <number:text> Rs. </number:text>
      <number:number number:decimal-places="0" number:min-integer-digits="1" number:grouping="true"/>
      <number:text> </number:text>
    </number:number-style>
    <number:number-style style:name="N137P1" style:volatile="true">
      <number:text> Rs. -</number:text>
      <number:number number:decimal-places="0" number:min-integer-digits="1" number:grouping="true"/>
      <number:text> </number:text>
    </number:number-style>
    <number:number-style style:name="N137P2" style:volatile="true">
      <number:text> Rs. - </number:text>
    </number:number-style>
    <number:text-style style:name="N137">
      <number:text-content/>
      <number:text> </number:text>
      <style:map style:condition="value()&gt;0" style:apply-style-name="N137P0"/>
      <style:map style:condition="value()&lt;0" style:apply-style-name="N137P1"/>
      <style:map style:condition="value()=0" style:apply-style-name="N137P2"/>
    </number:text-style>
    <number:number-style style:name="N141P0" style:volatile="true">
      <number:number number:decimal-places="2" number:min-integer-digits="1" number:grouping="true"/>
      <number:text> </number:text>
    </number:number-style>
    <number:number-style style:name="N141P1" style:volatile="true">
      <number:text> -</number:text>
      <number:number number:decimal-places="2" number:min-integer-digits="1" number:grouping="true"/>
      <number:text> </number:text>
    </number:number-style>
    <number:number-style style:name="N141P2" style:volatile="true">
      <number:text> -</number:text>
      <number:number number:decimal-places="0" number:min-integer-digits="0"/>
      <number:text>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text> Rs. </number:text>
      <number:number number:decimal-places="2" number:min-integer-digits="1" number:grouping="true"/>
      <number:text> </number:text>
    </number:number-style>
    <number:number-style style:name="N145P1" style:volatile="true">
      <number:text> Rs. -</number:text>
      <number:number number:decimal-places="2" number:min-integer-digits="1" number:grouping="true"/>
      <number:text> </number:text>
    </number:number-style>
    <number:number-style style:name="N145P2" style:volatile="true">
      <number:text> Rs.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time-style style:name="N146">
      <number:minutes number:style="long"/>
      <number:text>:</number:text>
      <number:seconds number:style="long"/>
    </number:time-style>
    <number:time-style style:name="N147" number:truncate-on-overflow="false">
      <number:hours/>
      <number:text>:</number:text>
      <number:minutes number:style="long"/>
      <number:text>:</number:text>
      <number:seconds number:style="long"/>
    </number:time-style>
    <number:time-style style:name="N148">
      <number:minutes number:style="long"/>
      <number:text>:</number:text>
      <number:seconds number:style="long" number:decimal-places="1"/>
    </number:time-style>
    <number:number-style style:name="N149">
      <number:scientific-number number:decimal-places="1" number:min-integer-digits="3" number:min-exponent-digits="1"/>
    </number:number-style>
    <number:number-style style:name="N151P0" style:volatile="true">
      <number:text>$</number:text>
      <number:number number:decimal-places="0" number:min-integer-digits="1" number:grouping="true"/>
      <number:text> </number:text>
    </number:number-style>
    <number:number-style style:name="N151">
      <number:text>($</number:text>
      <number:number number:decimal-places="0" number:min-integer-digits="1" number:grouping="true"/>
      <number:text>)</number:text>
      <style:map style:condition="value()&gt;=0" style:apply-style-name="N151P0"/>
    </number:number-style>
    <number:number-style style:name="N152P0" style:volatile="true">
      <number:text>$</number:text>
      <number:number number:decimal-places="0" number:min-integer-digits="1" number:grouping="true"/>
      <number:text> </number:text>
    </number:number-style>
    <number:number-style style:name="N152">
      <style:text-properties fo:color="#ff0000"/>
      <number:text>($</number:text>
      <number:number number:decimal-places="0" number:min-integer-digits="1" number:grouping="true"/>
      <number:text>)</number:text>
      <style:map style:condition="value()&gt;=0" style:apply-style-name="N152P0"/>
    </number:number-style>
    <number:number-style style:name="N154P0" style:volatile="true">
      <number:text>$</number:text>
      <number:number number:decimal-places="2" number:min-integer-digits="1" number:grouping="true"/>
      <number:text> </number:text>
    </number:number-style>
    <number:number-style style:name="N154">
      <number:text>($</number:text>
      <number:number number:decimal-places="2" number:min-integer-digits="1" number:grouping="true"/>
      <number:text>)</number:text>
      <style:map style:condition="value()&gt;=0" style:apply-style-name="N154P0"/>
    </number:number-style>
    <number:number-style style:name="N155P0" style:volatile="true">
      <number:text>$</number:text>
      <number:number number:decimal-places="2" number:min-integer-digits="1" number:grouping="true"/>
      <number:text> </number:text>
    </number:number-style>
    <number:number-style style:name="N155">
      <style:text-properties fo:color="#ff0000"/>
      <number:text>($</number:text>
      <number:number number:decimal-places="2" number:min-integer-digits="1" number:grouping="true"/>
      <number:text>)</number:text>
      <style:map style:condition="value()&gt;=0" style:apply-style-name="N155P0"/>
    </number:number-style>
    <number:number-style style:name="N159P0" style:volatile="true">
      <number:text> $</number:text>
      <number:number number:decimal-places="0" number:min-integer-digits="1" number:grouping="true"/>
      <number:text> </number:text>
    </number:number-style>
    <number:number-style style:name="N159P1" style:volatile="true">
      <number:text> $(</number:text>
      <number:number number:decimal-places="0" number:min-integer-digits="1" number:grouping="true"/>
      <number:text>)</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7P0" style:volatile="true">
      <number:number number:decimal-places="2" number:min-integer-digits="1" number:grouping="true"/>
      <number:text> </number:text>
    </number:number-style>
    <number:number-style style:name="N167P1" style:volatile="true">
      <number:text> (</number:text>
      <number:number number:decimal-places="2" number:min-integer-digits="1" number:grouping="true"/>
      <number:text>)</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3/25/2013</text:date>, <text:time>18:25:39</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3-03-25T18:25:39.95</dc:date>
    <meta:editing-cycles>6183</meta:editing-cycles>
    <meta:editing-duration>PT543H42M42S</meta:editing-duration>
    <dc:creator>abc xyz</dc:creator>
    <meta:document-statistic meta:table-count="31" meta:cell-count="12285" meta:object-count="0"/>
  </office:meta>
</office:document-meta>
</file>